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5.863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5.863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5.863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5.863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4.075cm" style:rel-column-width="15184*"/>
    </style:style>
    <style:style style:name="Table8.E" style:family="table-column">
      <style:table-column-properties style:column-width="1.288cm" style:rel-column-width="4799*"/>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4.397cm" style:rel-column-width="16383*"/>
    </style:style>
    <style:style style:name="Table9.D" style:family="table-column">
      <style:table-column-properties style:column-width="4.397cm" style:rel-column-width="16386*"/>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4.397cm" style:rel-column-width="16383*"/>
    </style:style>
    <style:style style:name="Table10.D" style:family="table-column">
      <style:table-column-properties style:column-width="4.397cm" style:rel-column-width="16386*"/>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4.397cm" style:rel-column-width="16383*"/>
    </style:style>
    <style:style style:name="Table11.D" style:family="table-column">
      <style:table-column-properties style:column-width="4.397cm" style:rel-column-width="16386*"/>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style>
    <style:style style:name="Table12.A" style:family="table-column">
      <style:table-column-properties style:column-width="4.397cm" style:rel-column-width="16383*"/>
    </style:style>
    <style:style style:name="Table12.D" style:family="table-column">
      <style:table-column-properties style:column-width="4.397cm" style:rel-column-width="16386*"/>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932cm" style:rel-column-width="10922*"/>
    </style:style>
    <style:style style:name="Table13.F" style:family="table-column">
      <style:table-column-properties style:column-width="2.932cm" style:rel-column-width="10925*"/>
    </style:style>
    <style:style style:name="Table13.A1" style:family="table-cell">
      <style:table-cell-properties fo:padding="0.097cm" fo:border-left="0.002cm solid #000000" fo:border-right="none" fo:border-top="0.002cm solid #000000" fo:border-bottom="0.002cm solid #000000"/>
    </style:style>
    <style:style style:name="Table13.F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F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style:style>
    <style:style style:name="Table14.A" style:family="table-column">
      <style:table-column-properties style:column-width="3.517cm" style:rel-column-width="13107*"/>
    </style:style>
    <style:style style:name="Table14.A1" style:family="table-cell">
      <style:table-cell-properties fo:padding="0.097cm" fo:border-left="0.002cm solid #000000" fo:border-right="none" fo:border-top="0.002cm solid #000000" fo:border-bottom="0.002cm solid #000000"/>
    </style:style>
    <style:style style:name="Table14.E1" style:family="table-cell">
      <style:table-cell-properties fo:padding="0.097cm" fo:border="0.002cm solid #000000"/>
    </style:style>
    <style:style style:name="Table14.A2" style:family="table-cell">
      <style:table-cell-properties fo:padding="0.097cm" fo:border-left="0.002cm solid #000000" fo:border-right="0.002cm solid #000000" fo:border-top="none" fo:border-bottom="0.002cm solid #000000"/>
    </style:style>
    <style:style style:name="Table14.A3" style:family="table-cell" style:data-style-name="N0">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none" fo:border-top="none" fo:border-bottom="0.002cm solid #000000"/>
    </style:style>
    <style:style style:name="Table15" style:family="table">
      <style:table-properties style:width="17.595cm" fo:margin-left="0cm" fo:margin-right="-0.005cm" table:align="margins"/>
    </style:style>
    <style:style style:name="Table15.A" style:family="table-column">
      <style:table-column-properties style:column-width="5.636cm" style:rel-column-width="20990*"/>
    </style:style>
    <style:style style:name="Table15.B" style:family="table-column">
      <style:table-column-properties style:column-width="5.609cm" style:rel-column-width="20892*"/>
    </style:style>
    <style:style style:name="Table15.C" style:family="table-column">
      <style:table-column-properties style:column-width="6.35cm" style:rel-column-width="2365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59cm" table:align="margins"/>
    </style:style>
    <style:style style:name="Table17.A" style:family="table-column">
      <style:table-column-properties style:column-width="4.397cm" style:rel-column-width="16383*"/>
    </style:style>
    <style:style style:name="Table17.D" style:family="table-column">
      <style:table-column-properties style:column-width="4.397cm" style:rel-column-width="16386*"/>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E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17.59cm" table:align="margins"/>
    </style:style>
    <style:style style:name="Table19.A" style:family="table-column">
      <style:table-column-properties style:column-width="2.932cm" style:rel-column-width="10922*"/>
    </style:style>
    <style:style style:name="Table19.F" style:family="table-column">
      <style:table-column-properties style:column-width="2.932cm" style:rel-column-width="10925*"/>
    </style:style>
    <style:style style:name="Table19.A1" style:family="table-cell">
      <style:table-cell-properties fo:padding="0.097cm" fo:border-left="0.002cm solid #000000" fo:border-right="none" fo:border-top="0.002cm solid #000000" fo:border-bottom="0.002cm solid #000000"/>
    </style:style>
    <style:style style:name="Table19.F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F2" style:family="table-cell">
      <style:table-cell-properties fo:padding="0.097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4.397cm" style:rel-column-width="16383*"/>
    </style:style>
    <style:style style:name="Table20.D" style:family="table-column">
      <style:table-column-properties style:column-width="4.397cm" style:rel-column-width="16386*"/>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3.517cm" style:rel-column-width="13107*"/>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3.A3" style:family="table-cell" style:data-style-name="N0">
      <style:table-cell-properties fo:padding="0.097cm" fo:border-left="0.002cm solid #000000" fo:border-right="none" fo:border-top="none" fo:border-bottom="0.002cm solid #000000"/>
    </style:style>
    <style:style style:name="Table24" style:family="table">
      <style:table-properties style:width="17.59cm" table:align="margins"/>
    </style:style>
    <style:style style:name="Table24.A" style:family="table-column">
      <style:table-column-properties style:column-width="2.514cm" style:rel-column-width="9362*"/>
    </style:style>
    <style:style style:name="Table24.G" style:family="table-column">
      <style:table-column-properties style:column-width="2.514cm" style:rel-column-width="9363*"/>
    </style:style>
    <style:style style:name="Table24.A1" style:family="table-cell">
      <style:table-cell-properties fo:padding="0.097cm" fo:border-left="0.002cm solid #000000" fo:border-right="none" fo:border-top="0.002cm solid #000000" fo:border-bottom="0.002cm solid #000000"/>
    </style:style>
    <style:style style:name="Table24.G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G2" style:family="table-cell">
      <style:table-cell-properties fo:padding="0.097cm" fo:border-left="0.002cm solid #000000" fo:border-right="0.002cm solid #000000" fo:border-top="none" fo:border-bottom="0.002cm solid #000000"/>
    </style:style>
    <style:style style:name="Table25" style:family="table">
      <style:table-properties style:width="17.59cm" table:align="margins"/>
    </style:style>
    <style:style style:name="Table25.A" style:family="table-column">
      <style:table-column-properties style:column-width="2.514cm" style:rel-column-width="9362*"/>
    </style:style>
    <style:style style:name="Table25.G" style:family="table-column">
      <style:table-column-properties style:column-width="2.514cm" style:rel-column-width="9363*"/>
    </style:style>
    <style:style style:name="Table25.A1" style:family="table-cell">
      <style:table-cell-properties fo:padding="0.097cm" fo:border-left="0.002cm solid #000000" fo:border-right="none" fo:border-top="0.002cm solid #000000" fo:border-bottom="0.002cm solid #000000"/>
    </style:style>
    <style:style style:name="Table25.G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G2" style:family="table-cell">
      <style:table-cell-properties fo:padding="0.097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4.397cm" style:rel-column-width="16383*"/>
    </style:style>
    <style:style style:name="Table26.D" style:family="table-column">
      <style:table-column-properties style:column-width="4.397cm" style:rel-column-width="16386*"/>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cm" table:align="margins"/>
    </style:style>
    <style:style style:name="Table27.A" style:family="table-column">
      <style:table-column-properties style:column-width="4.397cm" style:rel-column-width="16383*"/>
    </style:style>
    <style:style style:name="Table27.D" style:family="table-column">
      <style:table-column-properties style:column-width="4.397cm" style:rel-column-width="16386*"/>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cm" table:align="margins"/>
    </style:style>
    <style:style style:name="Table28.A" style:family="table-column">
      <style:table-column-properties style:column-width="5.863cm" style:rel-column-width="2184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4.397cm" style:rel-column-width="16383*"/>
    </style:style>
    <style:style style:name="Table29.D" style:family="table-column">
      <style:table-column-properties style:column-width="4.397cm" style:rel-column-width="16386*"/>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cm" table:align="margins"/>
    </style:style>
    <style:style style:name="Table30.A" style:family="table-column">
      <style:table-column-properties style:column-width="2.514cm" style:rel-column-width="9362*"/>
    </style:style>
    <style:style style:name="Table30.G" style:family="table-column">
      <style:table-column-properties style:column-width="2.514cm" style:rel-column-width="9363*"/>
    </style:style>
    <style:style style:name="Table30.A1" style:family="table-cell">
      <style:table-cell-properties fo:padding="0.097cm" fo:border-left="0.002cm solid #000000" fo:border-right="none" fo:border-top="0.002cm solid #000000" fo:border-bottom="0.002cm solid #000000"/>
    </style:style>
    <style:style style:name="Table30.G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G2" style:family="table-cell">
      <style:table-cell-properties fo:padding="0.097cm" fo:border-left="0.002cm solid #000000" fo:border-right="0.002cm solid #000000" fo:border-top="none" fo:border-bottom="0.002cm solid #000000"/>
    </style:style>
    <style:style style:name="Table31" style:family="table">
      <style:table-properties style:width="17.59cm" table:align="margins"/>
    </style:style>
    <style:style style:name="Table31.A" style:family="table-column">
      <style:table-column-properties style:column-width="4.397cm" style:rel-column-width="16383*"/>
    </style:style>
    <style:style style:name="Table31.D" style:family="table-column">
      <style:table-column-properties style:column-width="4.397cm" style:rel-column-width="16386*"/>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3.517cm" style:rel-column-width="13107*"/>
    </style:style>
    <style:style style:name="Table32.A1" style:family="table-cell">
      <style:table-cell-properties fo:padding="0.097cm" fo:border-left="0.002cm solid #000000" fo:border-right="none" fo:border-top="0.002cm solid #000000" fo:border-bottom="0.002cm solid #000000"/>
    </style:style>
    <style:style style:name="Table32.E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E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4.397cm" style:rel-column-width="16383*"/>
    </style:style>
    <style:style style:name="Table33.D" style:family="table-column">
      <style:table-column-properties style:column-width="4.397cm" style:rel-column-width="16386*"/>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4" style:family="table">
      <style:table-properties style:width="17.59cm" table:align="margins"/>
    </style:style>
    <style:style style:name="Table34.A" style:family="table-column">
      <style:table-column-properties style:column-width="4.397cm" style:rel-column-width="16383*"/>
    </style:style>
    <style:style style:name="Table34.D" style:family="table-column">
      <style:table-column-properties style:column-width="4.397cm" style:rel-column-width="16386*"/>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4.397cm" style:rel-column-width="16383*"/>
    </style:style>
    <style:style style:name="Table35.D" style:family="table-column">
      <style:table-column-properties style:column-width="4.397cm" style:rel-column-width="16386*"/>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36" style:family="table">
      <style:table-properties style:width="17.59cm" table:align="margins"/>
    </style:style>
    <style:style style:name="Table36.A" style:family="table-column">
      <style:table-column-properties style:column-width="3.517cm" style:rel-column-width="13107*"/>
    </style:style>
    <style:style style:name="Table36.A1" style:family="table-cell">
      <style:table-cell-properties fo:padding="0.097cm" fo:border-left="0.002cm solid #000000" fo:border-right="none" fo:border-top="0.002cm solid #000000" fo:border-bottom="0.002cm solid #000000"/>
    </style:style>
    <style:style style:name="Table36.E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E2" style:family="table-cell">
      <style:table-cell-properties fo:padding="0.097cm" fo:border-left="0.002cm solid #000000" fo:border-right="0.002cm solid #000000" fo:border-top="none" fo:border-bottom="0.002cm solid #000000"/>
    </style:style>
    <style:style style:name="Table37" style:family="table">
      <style:table-properties style:width="17.59cm" table:align="margins"/>
    </style:style>
    <style:style style:name="Table37.A" style:family="table-column">
      <style:table-column-properties style:column-width="3.517cm" style:rel-column-width="13107*"/>
    </style:style>
    <style:style style:name="Table37.A1" style:family="table-cell">
      <style:table-cell-properties fo:padding="0.097cm" fo:border-left="0.002cm solid #000000" fo:border-right="none" fo:border-top="0.002cm solid #000000" fo:border-bottom="0.002cm solid #000000"/>
    </style:style>
    <style:style style:name="Table37.E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E2" style:family="table-cell">
      <style:table-cell-properties fo:padding="0.097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3.517cm" style:rel-column-width="13107*"/>
    </style:style>
    <style:style style:name="Table38.A1" style:family="table-cell">
      <style:table-cell-properties fo:padding="0.097cm" fo:border-left="0.002cm solid #000000" fo:border-right="none" fo:border-top="0.002cm solid #000000" fo:border-bottom="0.002cm solid #000000"/>
    </style:style>
    <style:style style:name="Table38.E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E2" style:family="table-cell">
      <style:table-cell-properties fo:padding="0.097cm" fo:border-left="0.002cm solid #000000" fo:border-right="0.002cm solid #000000" fo:border-top="none" fo:border-bottom="0.002cm solid #000000"/>
    </style:style>
    <style:style style:name="Table39" style:family="table">
      <style:table-properties style:width="17.59cm" table:align="margins"/>
    </style:style>
    <style:style style:name="Table39.A" style:family="table-column">
      <style:table-column-properties style:column-width="2.514cm" style:rel-column-width="9362*"/>
    </style:style>
    <style:style style:name="Table39.G" style:family="table-column">
      <style:table-column-properties style:column-width="2.514cm" style:rel-column-width="9363*"/>
    </style:style>
    <style:style style:name="Table39.A1" style:family="table-cell">
      <style:table-cell-properties fo:padding="0.097cm" fo:border-left="0.002cm solid #000000" fo:border-right="none" fo:border-top="0.002cm solid #000000" fo:border-bottom="0.002cm solid #000000"/>
    </style:style>
    <style:style style:name="Table39.G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G2" style:family="table-cell">
      <style:table-cell-properties fo:padding="0.097cm" fo:border-left="0.002cm solid #000000" fo:border-right="0.002cm solid #000000" fo:border-top="none" fo:border-bottom="0.002cm solid #000000"/>
    </style:style>
    <style:style style:name="Table40" style:family="table">
      <style:table-properties style:width="15.623cm" table:align="left"/>
    </style:style>
    <style:style style:name="Table40.A" style:family="table-column">
      <style:table-column-properties style:column-width="3.277cm"/>
    </style:style>
    <style:style style:name="Table40.B" style:family="table-column">
      <style:table-column-properties style:column-width="3.23cm"/>
    </style:style>
    <style:style style:name="Table40.C" style:family="table-column">
      <style:table-column-properties style:column-width="2.159cm"/>
    </style:style>
    <style:style style:name="Table40.D" style:family="table-column">
      <style:table-column-properties style:column-width="1.289cm"/>
    </style:style>
    <style:style style:name="Table40.E" style:family="table-column">
      <style:table-column-properties style:column-width="3.544cm"/>
    </style:style>
    <style:style style:name="Table40.F" style:family="table-column">
      <style:table-column-properties style:column-width="2.124cm"/>
    </style:style>
    <style:style style:name="Table40.A1" style:family="table-cell">
      <style:table-cell-properties fo:padding="0.097cm" fo:border-left="0.002cm solid #000000" fo:border-right="none" fo:border-top="0.002cm solid #000000" fo:border-bottom="0.002cm solid #000000"/>
    </style:style>
    <style:style style:name="Table40.F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F2" style:family="table-cell">
      <style:table-cell-properties fo:padding="0.097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932cm" style:rel-column-width="10922*"/>
    </style:style>
    <style:style style:name="Table41.F" style:family="table-column">
      <style:table-column-properties style:column-width="2.932cm" style:rel-column-width="10925*"/>
    </style:style>
    <style:style style:name="Table41.A1" style:family="table-cell">
      <style:table-cell-properties fo:padding="0.097cm" fo:border-left="0.002cm solid #000000" fo:border-right="none" fo:border-top="0.002cm solid #000000" fo:border-bottom="0.002cm solid #000000"/>
    </style:style>
    <style:style style:name="Table41.F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F2" style:family="table-cell">
      <style:table-cell-properties fo:padding="0.097cm" fo:border-left="0.002cm solid #000000" fo:border-right="0.002cm solid #000000" fo:border-top="none" fo:border-bottom="0.002cm solid #000000"/>
    </style:style>
    <style:style style:name="Table42" style:family="table">
      <style:table-properties style:width="17.59cm" table:align="margins"/>
    </style:style>
    <style:style style:name="Table42.A" style:family="table-column">
      <style:table-column-properties style:column-width="5.863cm" style:rel-column-width="21845*"/>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59cm" table:align="margins"/>
    </style:style>
    <style:style style:name="Table43.A" style:family="table-column">
      <style:table-column-properties style:column-width="3.517cm" style:rel-column-width="13107*"/>
    </style:style>
    <style:style style:name="Table43.A1" style:family="table-cell">
      <style:table-cell-properties fo:padding="0.097cm" fo:border-left="0.002cm solid #000000" fo:border-right="none" fo:border-top="0.002cm solid #000000" fo:border-bottom="0.002cm solid #000000"/>
    </style:style>
    <style:style style:name="Table43.E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E2" style:family="table-cell">
      <style:table-cell-properties fo:padding="0.097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3.517cm" style:rel-column-width="13107*"/>
    </style:style>
    <style:style style:name="Table44.A1" style:family="table-cell">
      <style:table-cell-properties fo:padding="0.097cm" fo:border-left="0.002cm solid #000000" fo:border-right="none" fo:border-top="0.002cm solid #000000" fo:border-bottom="0.002cm solid #000000"/>
    </style:style>
    <style:style style:name="Table44.D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E2" style:family="table-cell">
      <style:table-cell-properties fo:padding="0.097cm" fo:border-left="0.002cm solid #000000" fo:border-right="0.002cm solid #000000" fo:border-top="none" fo:border-bottom="0.002cm solid #000000"/>
    </style:style>
    <style:style style:name="Table46" style:family="table">
      <style:table-properties style:width="17.59cm" table:align="margins"/>
    </style:style>
    <style:style style:name="Table46.A" style:family="table-column">
      <style:table-column-properties style:column-width="3.836cm" style:rel-column-width="14297*"/>
    </style:style>
    <style:style style:name="Table46.E" style:family="table-column">
      <style:table-column-properties style:column-width="2.24cm" style:rel-column-width="8347*"/>
    </style:style>
    <style:style style:name="Table46.A1" style:family="table-cell">
      <style:table-cell-properties fo:padding="0.097cm" fo:border-left="0.002cm solid #000000" fo:border-right="none" fo:border-top="0.002cm solid #000000" fo:border-bottom="0.002cm solid #000000"/>
    </style:style>
    <style:style style:name="Table46.E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E2" style:family="table-cell">
      <style:table-cell-properties fo:padding="0.097cm" fo:border-left="0.002cm solid #000000" fo:border-right="0.002cm solid #000000" fo:border-top="none" fo:border-bottom="0.002cm solid #000000"/>
    </style:style>
    <style:style style:name="Table45" style:family="table">
      <style:table-properties style:width="17.59cm" table:align="margins"/>
    </style:style>
    <style:style style:name="Table45.A" style:family="table-column">
      <style:table-column-properties style:column-width="3.517cm" style:rel-column-width="13107*"/>
    </style:style>
    <style:style style:name="Table45.A1" style:family="table-cell">
      <style:table-cell-properties fo:padding="0.097cm" fo:border-left="0.002cm solid #000000" fo:border-right="none" fo:border-top="0.002cm solid #000000" fo:border-bottom="0.002cm solid #000000"/>
    </style:style>
    <style:style style:name="Table45.E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E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2.514cm" style:rel-column-width="9362*"/>
    </style:style>
    <style:style style:name="Table47.A1" style:family="table-cell">
      <style:table-cell-properties fo:padding="0.097cm" fo:border-left="0.002cm solid #000000" fo:border-right="none" fo:border-top="0.002cm solid #000000" fo:border-bottom="0.002cm solid #000000"/>
    </style:style>
    <style:style style:name="Table47.G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G2" style:family="table-cell">
      <style:table-cell-properties fo:padding="0.097cm" fo:border-left="0.002cm solid #000000" fo:border-right="0.002cm solid #000000" fo:border-top="none" fo:border-bottom="0.002cm solid #000000"/>
    </style:style>
    <style:style style:name="Table48" style:family="table">
      <style:table-properties style:width="17.59cm" table:align="margins"/>
    </style:style>
    <style:style style:name="Table48.A" style:family="table-column">
      <style:table-column-properties style:column-width="2.514cm" style:rel-column-width="1424*"/>
    </style:style>
    <style:style style:name="Table48.G" style:family="table-column">
      <style:table-column-properties style:column-width="1.416cm" style:rel-column-width="803*"/>
    </style:style>
    <style:style style:name="Table48.A1" style:family="table-cell">
      <style:table-cell-properties fo:padding="0.097cm" fo:border-left="0.002cm solid #000000" fo:border-right="none" fo:border-top="0.002cm solid #000000" fo:border-bottom="0.002cm solid #000000"/>
    </style:style>
    <style:style style:name="Table48.G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G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style="italic" style:font-style-asian="italic" style:font-style-complex="italic"/>
    </style:style>
    <style:style style:name="P4"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text-properties fo:font-style="italic" style:font-style-asian="italic" style:font-style-complex="italic"/>
    </style:style>
    <style:style style:name="P5" style:family="paragraph" style:parent-style-name="Standard">
      <style:paragraph-properties fo:margin-left="0cm" fo:margin-right="0cm" fo:text-align="center" style:justify-single-word="false" fo:orphans="2" fo:widows="2" fo:text-indent="0cm" style:auto-text-indent="false"/>
      <style:text-properties fo:font-variant="small-caps"/>
    </style:style>
    <style:style style:name="P6" style:family="paragraph" style:parent-style-name="Standard">
      <style:paragraph-properties fo:margin-left="0cm" fo:margin-right="0cm" fo:text-align="center" style:justify-single-word="false" fo:text-indent="0cm" style:auto-text-indent="false">
        <style:tab-stops/>
      </style:paragraph-properties>
      <style:text-properties fo:font-variant="small-caps"/>
    </style:style>
    <style:style style:name="P7" style:family="paragraph" style:parent-style-name="Standard">
      <style:paragraph-properties fo:margin-left="0cm" fo:margin-right="0cm" fo:orphans="2" fo:widows="2" fo:text-indent="0cm" style:auto-text-indent="false"/>
      <style:text-properties fo:font-variant="small-caps" fo:font-style="normal" style:font-style-asian="normal" style:font-style-complex="normal"/>
    </style:style>
    <style:style style:name="P8" style:family="paragraph" style:parent-style-name="Standard">
      <style:paragraph-properties fo:margin-left="0cm" fo:margin-right="0cm" fo:orphans="2" fo:widows="2" fo:text-indent="0cm" style:auto-text-indent="false"/>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10" style:family="paragraph" style:parent-style-name="Standard">
      <style:paragraph-properties fo:margin-left="0cm" fo:margin-right="0cm" fo:text-align="justify" style:justify-single-word="false" fo:orphans="2" fo:widows="2" fo:text-indent="0cm" style:auto-text-indent="false"/>
      <style:text-properties fo:font-style="normal" style:font-style-asian="normal" style:font-style-complex="normal"/>
    </style:style>
    <style:style style:name="P11" style:family="paragraph" style:parent-style-name="Standard">
      <style:paragraph-properties fo:margin-left="0cm" fo:margin-right="0cm" fo:orphans="2" fo:widows="2" fo:text-indent="0cm" style:auto-text-indent="false"/>
      <style:text-properties fo:font-style="normal" style:text-underline-style="none" style:font-style-asian="normal" style:font-style-complex="normal"/>
    </style:style>
    <style:style style:name="P12" style:family="paragraph" style:parent-style-name="Standard">
      <style:paragraph-properties fo:margin-left="0cm" fo:margin-right="0cm" fo:orphans="2" fo:widows="2" fo:text-indent="0cm" style:auto-text-indent="false"/>
      <style:text-properties style:text-position="super 58%" fo:font-style="italic" style:font-style-asian="italic" style:font-style-complex="italic"/>
    </style:style>
    <style:style style:name="P13" style:family="paragraph" style:parent-style-name="Standard">
      <style:paragraph-properties fo:margin-left="0cm" fo:margin-right="0cm" fo:orphans="2" fo:widows="2" fo:text-indent="0cm" style:auto-text-indent="false"/>
      <style:text-properties style:text-position="super 58%" fo:font-style="italic" style:text-underline-style="none" style:font-style-asian="italic" style:font-style-complex="italic"/>
    </style:style>
    <style:style style:name="P14" style:family="paragraph" style:parent-style-name="Standard">
      <style:paragraph-properties fo:margin-left="0cm" fo:margin-right="0cm" fo:text-align="center" style:justify-single-word="false" fo:text-indent="0cm" style:auto-text-indent="false"/>
    </style:style>
    <style:style style:name="P15" style:family="paragraph" style:parent-style-name="Standard">
      <style:paragraph-properties fo:margin-left="0cm" fo:margin-right="0cm" fo:text-align="center" style:justify-single-word="false" fo:text-indent="0cm" style:auto-text-indent="false">
        <style:tab-stops/>
      </style:paragraph-properties>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ab-stops>
          <style:tab-stop style:position="7.5cm"/>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tab-stop style:position="3cm"/>
          <style:tab-stop style:position="7.001cm"/>
          <style:tab-stop style:position="9.999cm"/>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tab-stop style:position="1cm"/>
          <style:tab-stop style:position="4.498cm"/>
          <style:tab-stop style:position="7.964cm"/>
          <style:tab-stop style:position="11.483cm"/>
        </style:tab-stops>
      </style:paragraph-properties>
    </style:style>
    <style:style style:name="P20" style:family="paragraph" style:parent-style-name="Standard">
      <style:paragraph-properties fo:margin-left="0cm" fo:margin-right="0cm" fo:text-align="justify" style:justify-single-word="false" fo:text-indent="0cm" style:auto-text-indent="false">
        <style:tab-stops>
          <style:tab-stop style:position="1cm"/>
          <style:tab-stop style:position="4.471cm"/>
          <style:tab-stop style:position="7.938cm"/>
          <style:tab-stop style:position="11.483cm"/>
        </style:tab-stops>
      </style:paragraph-properties>
    </style:style>
    <style:style style:name="P21" style:family="paragraph" style:parent-style-name="Standard">
      <style:paragraph-properties fo:margin-left="0cm" fo:margin-right="0cm" fo:text-align="justify" style:justify-single-word="false" fo:text-indent="0cm" style:auto-text-indent="false">
        <style:tab-stops>
          <style:tab-stop style:position="0.979cm"/>
          <style:tab-stop style:position="4.471cm"/>
          <style:tab-stop style:position="7.964cm"/>
          <style:tab-stop style:position="11.483cm"/>
        </style:tab-stops>
      </style:paragraph-properties>
    </style:style>
    <style:style style:name="P22" style:family="paragraph" style:parent-style-name="Standard">
      <style:paragraph-properties fo:margin-left="0cm" fo:margin-right="0cm" fo:text-align="justify" style:justify-single-word="false" fo:text-indent="0cm" style:auto-text-indent="false">
        <style:tab-stops>
          <style:tab-stop style:position="3.519cm"/>
          <style:tab-stop style:position="11.033cm"/>
        </style:tab-stops>
      </style:paragraph-properties>
    </style:style>
    <style:style style:name="P23" style:family="paragraph" style:parent-style-name="Standard">
      <style:paragraph-properties fo:margin-left="0cm" fo:margin-right="0cm" fo:text-align="justify" style:justify-single-word="false" fo:text-indent="0cm" style:auto-text-indent="false">
        <style:tab-stops>
          <style:tab-stop style:position="5.001cm"/>
        </style:tab-stops>
      </style:paragraph-properties>
    </style:style>
    <style:style style:name="P24" style:family="paragraph" style:parent-style-name="Standard">
      <style:paragraph-properties fo:margin-left="0cm" fo:margin-right="0cm" fo:text-align="justify" style:justify-single-word="false" fo:orphans="2" fo:widows="2" fo:text-indent="0cm" style:auto-text-indent="false"/>
    </style:style>
    <style:style style:name="P25" style:family="paragraph" style:parent-style-name="Standard">
      <style:paragraph-properties fo:margin-left="0cm" fo:margin-right="0cm" fo:text-indent="0cm" style:auto-text-indent="false">
        <style:tab-stops>
          <style:tab-stop style:position="3.5cm"/>
          <style:tab-stop style:position="6.5cm"/>
          <style:tab-stop style:position="10.5cm"/>
          <style:tab-stop style:position="13.501cm"/>
        </style:tab-stops>
      </style:paragraph-properties>
    </style:style>
    <style:style style:name="P26" style:family="paragraph" style:parent-style-name="Standard">
      <style:paragraph-properties fo:margin-left="0cm" fo:margin-right="0cm" fo:text-indent="0cm" style:auto-text-indent="false">
        <style:tab-stops>
          <style:tab-stop style:position="4.498cm"/>
          <style:tab-stop style:position="8.493cm"/>
          <style:tab-stop style:position="12.488cm"/>
        </style:tab-stops>
      </style:paragraph-properties>
    </style:style>
    <style:style style:name="P27" style:family="paragraph" style:parent-style-name="Standard">
      <style:paragraph-properties fo:margin-left="0cm" fo:margin-right="0cm" fo:text-indent="0cm" style:auto-text-indent="false">
        <style:tab-stops>
          <style:tab-stop style:position="1.746cm" style:type="right"/>
          <style:tab-stop style:position="3.5cm"/>
          <style:tab-stop style:position="6.5cm"/>
          <style:tab-stop style:position="9.5cm"/>
          <style:tab-stop style:position="12.501cm"/>
        </style:tab-stops>
      </style:paragraph-properties>
    </style:style>
    <style:style style:name="P28" style:family="paragraph" style:parent-style-name="Standard">
      <style:paragraph-properties fo:margin-left="0cm" fo:margin-right="0cm" fo:text-indent="0cm" style:auto-text-indent="false">
        <style:tab-stops>
          <style:tab-stop style:position="3.969cm"/>
          <style:tab-stop style:position="8.467cm"/>
          <style:tab-stop style:position="9.26cm"/>
        </style:tab-stops>
      </style:paragraph-properties>
    </style:style>
    <style:style style:name="P29"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text-properties fo:font-weight="normal" style:font-weight-asian="normal" style:font-weight-complex="normal"/>
    </style:style>
    <style:style style:name="P30" style:family="paragraph" style:parent-style-name="Standard">
      <style:paragraph-properties fo:margin-left="0cm" fo:margin-right="0cm" fo:text-indent="0cm" style:auto-text-indent="false">
        <style:tab-stops>
          <style:tab-stop style:position="3.995cm"/>
          <style:tab-stop style:position="7.99cm"/>
          <style:tab-stop style:position="11.986cm"/>
        </style:tab-stops>
      </style:paragraph-properties>
    </style:style>
    <style:style style:name="P31" style:family="paragraph" style:parent-style-name="Standard" style:master-page-name="">
      <style:paragraph-properties fo:margin-left="0cm" fo:margin-right="0cm" fo:text-align="center" style:justify-single-word="false" fo:text-indent="0cm" style:auto-text-indent="false" style:page-number="auto"/>
    </style:style>
    <style:style style:name="P32" style:family="paragraph" style:parent-style-name="Standard" style:master-page-name="">
      <style:paragraph-properties fo:margin-left="0cm" fo:margin-right="0cm" fo:text-align="center" style:justify-single-word="false" fo:text-indent="0cm" style:auto-text-indent="false" style:page-number="auto">
        <style:tab-stops/>
      </style:paragraph-properties>
    </style:style>
    <style:style style:name="P33" style:family="paragraph" style:parent-style-name="Standard" style:master-page-name="">
      <style:paragraph-properties fo:margin-left="0cm" fo:margin-right="0cm" fo:text-align="justify" style:justify-single-word="false" fo:text-indent="0cm" style:auto-text-indent="false" style:page-number="auto"/>
    </style:style>
    <style:style style:name="P34" style:family="paragraph" style:parent-style-name="Standard" style:master-page-name="">
      <style:paragraph-properties fo:margin-left="0cm" fo:margin-right="0cm" fo:text-indent="0cm" style:auto-text-indent="false" style:page-number="auto">
        <style:tab-stops>
          <style:tab-stop style:position="1.746cm" style:type="right"/>
          <style:tab-stop style:position="3.5cm"/>
          <style:tab-stop style:position="6.5cm"/>
          <style:tab-stop style:position="9.5cm"/>
          <style:tab-stop style:position="12.501cm"/>
        </style:tab-stops>
      </style:paragraph-properties>
    </style:style>
    <style:style style:name="P35" style:family="paragraph" style:parent-style-name="Table2p2">
      <style:paragraph-properties fo:margin-left="0cm" fo:margin-right="0cm" fo:text-indent="0cm" style:auto-text-indent="false">
        <style:tab-stops>
          <style:tab-stop style:position="7.5cm"/>
        </style:tab-stops>
      </style:paragraph-properties>
    </style:style>
    <style:style style:name="P36" style:family="paragraph" style:parent-style-name="Table2p2">
      <style:paragraph-properties fo:margin-left="0cm" fo:margin-right="0cm" fo:text-indent="0cm" style:auto-text-indent="false">
        <style:tab-stops>
          <style:tab-stop style:position="3.995cm"/>
          <style:tab-stop style:position="6.985cm"/>
          <style:tab-stop style:position="10.001cm"/>
          <style:tab-stop style:position="12cm"/>
        </style:tab-stops>
      </style:paragraph-properties>
    </style:style>
    <style:style style:name="P37"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10.001cm"/>
          <style:tab-stop style:position="12cm"/>
        </style:tab-stops>
      </style:paragraph-properties>
    </style:style>
    <style:style style:name="P38" style:family="paragraph" style:parent-style-name="Table2p2">
      <style:paragraph-properties fo:margin-left="0cm" fo:margin-right="0cm" fo:text-align="justify" style:justify-single-word="false" fo:text-indent="0cm" style:auto-text-indent="false">
        <style:tab-stops>
          <style:tab-stop style:position="3.995cm"/>
          <style:tab-stop style:position="6.985cm"/>
          <style:tab-stop style:position="9.948cm"/>
          <style:tab-stop style:position="12.965cm"/>
        </style:tab-stops>
      </style:paragraph-properties>
    </style:style>
    <style:style style:name="P39" style:family="paragraph" style:parent-style-name="Table2p2">
      <style:paragraph-properties fo:margin-left="0cm" fo:margin-right="0cm" fo:text-align="justify" style:justify-single-word="false" fo:text-indent="0cm" style:auto-text-indent="false">
        <style:tab-stops>
          <style:tab-stop style:position="3.969cm"/>
          <style:tab-stop style:position="6.985cm"/>
          <style:tab-stop style:position="9.975cm"/>
          <style:tab-stop style:position="12cm"/>
        </style:tab-stops>
      </style:paragraph-properties>
    </style:style>
    <style:style style:name="P40" style:family="paragraph" style:parent-style-name="Table2p2">
      <style:paragraph-properties fo:margin-left="0cm" fo:margin-right="0cm" fo:text-indent="0cm" style:auto-text-indent="false">
        <style:tab-stops>
          <style:tab-stop style:position="3.995cm"/>
          <style:tab-stop style:position="6.985cm"/>
          <style:tab-stop style:position="9.948cm"/>
          <style:tab-stop style:position="12.965cm"/>
        </style:tab-stops>
      </style:paragraph-properties>
    </style:style>
    <style:style style:name="P41" style:family="paragraph" style:parent-style-name="Table2p2">
      <style:paragraph-properties fo:margin-left="0cm" fo:margin-right="0cm" fo:text-indent="0cm" style:auto-text-indent="false">
        <style:tab-stops>
          <style:tab-stop style:position="3.969cm"/>
          <style:tab-stop style:position="6.985cm"/>
          <style:tab-stop style:position="9.975cm"/>
          <style:tab-stop style:position="12cm"/>
        </style:tab-stops>
      </style:paragraph-properties>
    </style:style>
    <style:style style:name="P42" style:family="paragraph" style:parent-style-name="Table1p2p2">
      <style:paragraph-properties fo:margin-left="0cm" fo:margin-right="0cm" fo:text-indent="0cm" style:auto-text-indent="false"/>
    </style:style>
    <style:style style:name="P43" style:family="paragraph" style:parent-style-name="Table1p2p2">
      <style:paragraph-properties fo:margin-left="0cm" fo:margin-right="0cm" fo:text-indent="0cm" style:auto-text-indent="false">
        <style:tab-stops>
          <style:tab-stop style:position="1cm"/>
          <style:tab-stop style:position="2cm"/>
          <style:tab-stop style:position="5.5cm"/>
          <style:tab-stop style:position="8.999cm"/>
          <style:tab-stop style:position="12cm"/>
        </style:tab-stops>
      </style:paragraph-properties>
    </style:style>
    <style:style style:name="P44" style:family="paragraph" style:parent-style-name="Table1p2p2">
      <style:paragraph-properties fo:margin-left="0cm" fo:margin-right="0cm" fo:text-indent="0cm" style:auto-text-indent="false"/>
      <style:text-properties fo:font-style="normal" style:font-style-asian="normal" style:font-style-complex="normal"/>
    </style:style>
    <style:style style:name="P45" style:family="paragraph" style:parent-style-name="Table1p2p2">
      <style:paragraph-properties fo:margin-left="0cm" fo:margin-right="0cm" fo:text-indent="0cm" style:auto-text-indent="false">
        <style:tab-stops>
          <style:tab-stop style:position="2.99cm"/>
          <style:tab-stop style:position="5.5cm"/>
          <style:tab-stop style:position="8.999cm"/>
          <style:tab-stop style:position="12cm"/>
        </style:tab-stops>
      </style:paragraph-properties>
    </style:style>
    <style:style style:name="P46"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style>
    <style:style style:name="P47" style:family="paragraph" style:parent-style-name="Table1p2p2">
      <style:paragraph-properties fo:margin-left="0cm" fo:margin-right="0cm" fo:text-align="justify" style:justify-single-word="false" fo:text-indent="0cm" style:auto-text-indent="false">
        <style:tab-stops>
          <style:tab-stop style:position="2.99cm"/>
          <style:tab-stop style:position="5.5cm"/>
          <style:tab-stop style:position="8.999cm"/>
          <style:tab-stop style:position="12cm"/>
        </style:tab-stops>
      </style:paragraph-properties>
      <style:text-properties style:text-position="super 58%" fo:font-style="italic" style:font-style-asian="italic" style:font-style-complex="italic"/>
    </style:style>
    <style:style style:name="P48" style:family="paragraph" style:parent-style-name="Table1p2p2">
      <style:paragraph-properties fo:margin-left="0cm" fo:margin-right="0cm" fo:text-indent="0cm" style:auto-text-indent="false">
        <style:tab-stops>
          <style:tab-stop style:position="2cm"/>
          <style:tab-stop style:position="6.001cm"/>
          <style:tab-stop style:position="9.999cm"/>
          <style:tab-stop style:position="13cm"/>
        </style:tab-stops>
      </style:paragraph-properties>
    </style:style>
    <style:style style:name="P49"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style>
    <style:style style:name="P50" style:family="paragraph" style:parent-style-name="Table1p2p2">
      <style:paragraph-properties fo:margin-left="0cm" fo:margin-right="0cm" fo:text-indent="0cm" style:auto-text-indent="false">
        <style:tab-stops>
          <style:tab-stop style:position="1cm"/>
          <style:tab-stop style:position="4.471cm"/>
          <style:tab-stop style:position="7.99cm"/>
          <style:tab-stop style:position="11.509cm"/>
          <style:tab-stop style:position="12.991cm"/>
        </style:tab-stops>
      </style:paragraph-properties>
      <style:text-properties fo:font-style="italic" style:font-style-asian="italic" style:font-style-complex="italic"/>
    </style:style>
    <style:style style:name="P51" style:family="paragraph" style:parent-style-name="Table1p2p2">
      <style:paragraph-properties fo:margin-left="0cm" fo:margin-right="0cm" fo:text-indent="0cm" style:auto-text-indent="false">
        <style:tab-stops>
          <style:tab-stop style:position="1cm"/>
          <style:tab-stop style:position="7.514cm"/>
          <style:tab-stop style:position="8.999cm"/>
          <style:tab-stop style:position="12cm"/>
        </style:tab-stops>
      </style:paragraph-properties>
      <style:text-properties fo:font-weight="normal" style:font-weight-asian="normal" style:font-weight-complex="normal"/>
    </style:style>
    <style:style style:name="P52" style:family="paragraph" style:parent-style-name="Banner">
      <style:paragraph-properties fo:margin-left="0cm" fo:margin-right="0cm" fo:text-indent="0cm" style:auto-text-indent="false"/>
    </style:style>
    <style:style style:name="P53" style:family="paragraph" style:parent-style-name="Banner">
      <style:paragraph-properties fo:margin-left="0cm" fo:margin-right="0cm" fo:text-indent="0cm" style:auto-text-indent="false">
        <style:tab-stops>
          <style:tab-stop style:position="5.001cm"/>
          <style:tab-stop style:position="8.999cm"/>
          <style:tab-stop style:position="13cm"/>
        </style:tab-stops>
      </style:paragraph-properties>
    </style:style>
    <style:style style:name="P54" style:family="paragraph" style:parent-style-name="BodyHanging">
      <style:paragraph-properties fo:margin-left="0cm" fo:margin-right="0cm" fo:text-indent="0cm" style:auto-text-indent="false"/>
    </style:style>
    <style:style style:name="P55" style:family="paragraph" style:parent-style-name="BodyHanging">
      <style:paragraph-properties fo:margin-left="0cm" fo:margin-right="0cm" fo:text-indent="0cm" style:auto-text-indent="false">
        <style:tab-stops>
          <style:tab-stop style:position="-0.499cm"/>
          <style:tab-stop style:position="0.499cm"/>
          <style:tab-stop style:position="6.959cm"/>
        </style:tab-stops>
      </style:paragraph-properties>
    </style:style>
    <style:style style:name="P56" style:family="paragraph" style:parent-style-name="BodyHanging">
      <style:paragraph-properties fo:margin-left="0cm" fo:margin-right="0cm" fo:text-indent="0cm" style:auto-text-indent="false">
        <style:tab-stops>
          <style:tab-stop style:position="2.937cm"/>
          <style:tab-stop style:position="7.964cm"/>
          <style:tab-stop style:position="11.986cm"/>
        </style:tab-stops>
      </style:paragraph-properties>
    </style:style>
    <style:style style:name="P57" style:family="paragraph" style:parent-style-name="BodyHanging">
      <style:paragraph-properties fo:margin-left="0cm" fo:margin-right="0cm" fo:text-align="justify" style:justify-single-word="false" fo:text-indent="0cm" style:auto-text-indent="false">
        <style:tab-stops>
          <style:tab-stop style:position="2.937cm"/>
          <style:tab-stop style:position="7.964cm"/>
          <style:tab-stop style:position="11.986cm"/>
        </style:tab-stops>
      </style:paragraph-properties>
      <style:text-properties fo:font-style="italic" style:font-style-asian="italic" style:font-style-complex="italic"/>
    </style:style>
    <style:style style:name="P58" style:family="paragraph" style:parent-style-name="BodyHanging">
      <style:paragraph-properties fo:margin-left="0cm" fo:margin-right="0cm" fo:text-align="center" style:justify-single-word="false" fo:text-indent="0cm" style:auto-text-indent="false"/>
    </style:style>
    <style:style style:name="P59" style:family="paragraph" style:parent-style-name="Vocabulary">
      <style:paragraph-properties fo:margin-left="0cm" fo:margin-right="0cm" fo:text-indent="0cm" style:auto-text-indent="false"/>
    </style:style>
    <style:style style:name="P60" style:family="paragraph" style:parent-style-name="Vocabulary">
      <style:paragraph-properties fo:margin-left="0cm" fo:margin-right="0cm" fo:text-indent="0cm" style:auto-text-indent="false"/>
      <style:text-properties fo:font-style="normal" style:font-style-asian="normal" style:font-style-complex="normal"/>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ab-stops>
          <style:tab-stop style:position="3.969cm"/>
        </style:tab-stops>
      </style:paragraph-properties>
    </style:style>
    <style:style style:name="P63" style:family="paragraph" style:parent-style-name="Standard">
      <style:paragraph-properties fo:text-align="justify" style:justify-single-word="false">
        <style:tab-stops>
          <style:tab-stop style:position="1.984cm"/>
          <style:tab-stop style:position="3.942cm"/>
          <style:tab-stop style:position="6.985cm"/>
          <style:tab-stop style:position="8.969cm"/>
        </style:tab-stops>
      </style:paragraph-properties>
    </style:style>
    <style:style style:name="P64" style:family="paragraph" style:parent-style-name="Standard">
      <style:paragraph-properties fo:text-align="justify" style:justify-single-word="false">
        <style:tab-stops>
          <style:tab-stop style:position="1.958cm"/>
        </style:tab-stops>
      </style:paragraph-properties>
    </style:style>
    <style:style style:name="P65" style:family="paragraph" style:parent-style-name="Standard">
      <style:paragraph-properties fo:text-align="justify" style:justify-single-word="false">
        <style:tab-stops>
          <style:tab-stop style:position="1.958cm"/>
          <style:tab-stop style:position="4.948cm"/>
        </style:tab-stops>
      </style:paragraph-properties>
    </style:style>
    <style:style style:name="P66" style:family="paragraph" style:parent-style-name="Standard">
      <style:paragraph-properties fo:text-align="justify" style:justify-single-word="false">
        <style:tab-stops>
          <style:tab-stop style:position="1.958cm"/>
          <style:tab-stop style:position="5.98cm"/>
        </style:tab-stops>
      </style:paragraph-properties>
    </style:style>
    <style:style style:name="P67" style:family="paragraph" style:parent-style-name="Standard">
      <style:paragraph-properties fo:text-align="justify" style:justify-single-word="false">
        <style:tab-stops>
          <style:tab-stop style:position="1.958cm"/>
          <style:tab-stop style:position="6.932cm"/>
        </style:tab-stops>
      </style:paragraph-properties>
    </style:style>
    <style:style style:name="P68" style:family="paragraph" style:parent-style-name="Standard">
      <style:paragraph-properties fo:text-align="justify" style:justify-single-word="false">
        <style:tab-stops>
          <style:tab-stop style:position="4.022cm"/>
        </style:tab-stops>
      </style:paragraph-properties>
    </style:style>
    <style:style style:name="P69" style:family="paragraph" style:parent-style-name="Standard">
      <style:paragraph-properties fo:text-align="justify" style:justify-single-word="false">
        <style:tab-stops>
          <style:tab-stop style:position="1.958cm"/>
          <style:tab-stop style:position="4.974cm"/>
          <style:tab-stop style:position="8.969cm"/>
          <style:tab-stop style:position="12.012cm"/>
        </style:tab-stops>
      </style:paragraph-properties>
    </style:style>
    <style:style style:name="P70" style:family="paragraph" style:parent-style-name="Standard">
      <style:paragraph-properties fo:text-align="justify" style:justify-single-word="false">
        <style:tab-stops>
          <style:tab-stop style:position="2.011cm"/>
          <style:tab-stop style:position="8.943cm"/>
        </style:tab-stops>
      </style:paragraph-properties>
    </style:style>
    <style:style style:name="P71" style:family="paragraph" style:parent-style-name="Standard">
      <style:paragraph-properties fo:text-align="justify" style:justify-single-word="false">
        <style:tab-stops>
          <style:tab-stop style:position="1.958cm"/>
          <style:tab-stop style:position="6.985cm"/>
        </style:tab-stops>
      </style:paragraph-properties>
    </style:style>
    <style:style style:name="P72" style:family="paragraph" style:parent-style-name="Standard">
      <style:paragraph-properties fo:text-align="justify" style:justify-single-word="false">
        <style:tab-stops>
          <style:tab-stop style:position="2.99cm"/>
          <style:tab-stop style:position="6.033cm"/>
          <style:tab-stop style:position="10.028cm"/>
          <style:tab-stop style:position="12.991cm"/>
        </style:tab-stops>
      </style:paragraph-properties>
    </style:style>
    <style:style style:name="P73" style:family="paragraph" style:parent-style-name="Standard">
      <style:paragraph-properties fo:text-align="justify" style:justify-single-word="false">
        <style:tab-stops>
          <style:tab-stop style:position="1.508cm"/>
          <style:tab-stop style:position="3.969cm"/>
          <style:tab-stop style:position="7.885cm"/>
        </style:tab-stops>
      </style:paragraph-properties>
    </style:style>
    <style:style style:name="P74" style:family="paragraph" style:parent-style-name="Standard">
      <style:paragraph-properties fo:text-align="justify" style:justify-single-word="false">
        <style:tab-stops>
          <style:tab-stop style:position="3.969cm"/>
          <style:tab-stop style:position="8.493cm"/>
          <style:tab-stop style:position="9.499cm"/>
        </style:tab-stops>
      </style:paragraph-properties>
    </style:style>
    <style:style style:name="P75" style:family="paragraph" style:parent-style-name="Standard">
      <style:paragraph-properties fo:text-align="justify" style:justify-single-word="false">
        <style:tab-stops>
          <style:tab-stop style:position="1.058cm"/>
          <style:tab-stop style:position="1.958cm"/>
          <style:tab-stop style:position="3.969cm"/>
          <style:tab-stop style:position="7.911cm"/>
          <style:tab-stop style:position="8.969cm"/>
          <style:tab-stop style:position="11.906cm"/>
        </style:tab-stops>
      </style:paragraph-properties>
    </style:style>
    <style:style style:name="P76" style:family="paragraph" style:parent-style-name="Standard">
      <style:paragraph-properties fo:text-align="justify" style:justify-single-word="false">
        <style:tab-stops>
          <style:tab-stop style:position="2.963cm"/>
          <style:tab-stop style:position="10.478cm"/>
        </style:tab-stops>
      </style:paragraph-properties>
    </style:style>
    <style:style style:name="P77" style:family="paragraph" style:parent-style-name="Standard">
      <style:paragraph-properties fo:text-align="justify" style:justify-single-word="false">
        <style:tab-stops>
          <style:tab-stop style:position="1.455cm"/>
          <style:tab-stop style:position="3.942cm"/>
        </style:tab-stops>
      </style:paragraph-properties>
    </style:style>
    <style:style style:name="P78" style:family="paragraph" style:parent-style-name="Standard">
      <style:paragraph-properties fo:text-align="justify" style:justify-single-word="false">
        <style:tab-stops>
          <style:tab-stop style:position="6.509cm"/>
        </style:tab-stops>
      </style:paragraph-properties>
    </style:style>
    <style:style style:name="P79" style:family="paragraph" style:parent-style-name="Standard">
      <style:paragraph-properties fo:text-align="justify" style:justify-single-word="false">
        <style:tab-stops>
          <style:tab-stop style:position="1.032cm"/>
          <style:tab-stop style:position="4.498cm"/>
          <style:tab-stop style:position="7.964cm"/>
          <style:tab-stop style:position="11.536cm"/>
        </style:tab-stops>
      </style:paragraph-properties>
    </style:style>
    <style:style style:name="P80" style:family="paragraph" style:parent-style-name="Standard">
      <style:paragraph-properties fo:text-align="justify" style:justify-single-word="false">
        <style:tab-stops>
          <style:tab-stop style:position="1.005cm"/>
          <style:tab-stop style:position="7.911cm"/>
        </style:tab-stops>
      </style:paragraph-properties>
    </style:style>
    <style:style style:name="P81" style:family="paragraph" style:parent-style-name="Standard">
      <style:paragraph-properties fo:text-align="justify" style:justify-single-word="false">
        <style:tab-stops>
          <style:tab-stop style:position="1.005cm"/>
          <style:tab-stop style:position="2.99cm"/>
          <style:tab-stop style:position="7.011cm"/>
        </style:tab-stops>
      </style:paragraph-properties>
    </style:style>
    <style:style style:name="P82" style:family="paragraph" style:parent-style-name="Standard">
      <style:paragraph-properties fo:text-align="justify" style:justify-single-word="false">
        <style:tab-stops>
          <style:tab-stop style:position="5.953cm"/>
        </style:tab-stops>
      </style:paragraph-properties>
    </style:style>
    <style:style style:name="P83" style:family="paragraph" style:parent-style-name="Standard">
      <style:paragraph-properties fo:text-align="justify" style:justify-single-word="false">
        <style:tab-stops>
          <style:tab-stop style:position="5.98cm"/>
          <style:tab-stop style:position="11.033cm"/>
        </style:tab-stops>
      </style:paragraph-properties>
    </style:style>
    <style:style style:name="P84" style:family="paragraph" style:parent-style-name="Standard">
      <style:paragraph-properties fo:text-align="justify" style:justify-single-word="false">
        <style:tab-stops>
          <style:tab-stop style:position="1.508cm"/>
          <style:tab-stop style:position="3.493cm"/>
          <style:tab-stop style:position="8.414cm"/>
          <style:tab-stop style:position="10.504cm"/>
        </style:tab-stops>
      </style:paragraph-properties>
    </style:style>
    <style:style style:name="P85" style:family="paragraph" style:parent-style-name="Standard">
      <style:paragraph-properties fo:text-align="justify" style:justify-single-word="false">
        <style:tab-stops>
          <style:tab-stop style:position="2.963cm"/>
          <style:tab-stop style:position="9.472cm"/>
        </style:tab-stops>
      </style:paragraph-properties>
    </style:style>
    <style:style style:name="P86" style:family="paragraph" style:parent-style-name="Standard">
      <style:paragraph-properties fo:text-align="justify" style:justify-single-word="false">
        <style:tab-stops>
          <style:tab-stop style:position="1.958cm"/>
          <style:tab-stop style:position="3.995cm"/>
          <style:tab-stop style:position="7.964cm"/>
        </style:tab-stops>
      </style:paragraph-properties>
    </style:style>
    <style:style style:name="P87" style:family="paragraph" style:parent-style-name="Standard">
      <style:paragraph-properties fo:text-align="justify" style:justify-single-word="false">
        <style:tab-stops>
          <style:tab-stop style:position="2.011cm"/>
          <style:tab-stop style:position="4.948cm"/>
          <style:tab-stop style:position="8.969cm"/>
          <style:tab-stop style:position="12.012cm"/>
        </style:tab-stops>
      </style:paragraph-properties>
    </style:style>
    <style:style style:name="P88" style:family="paragraph" style:parent-style-name="Standard">
      <style:paragraph-properties fo:text-align="justify" style:justify-single-word="false">
        <style:tab-stops>
          <style:tab-stop style:position="1.508cm"/>
        </style:tab-stops>
      </style:paragraph-properties>
    </style:style>
    <style:style style:name="P89" style:family="paragraph" style:parent-style-name="Standard">
      <style:paragraph-properties fo:text-align="justify" style:justify-single-word="false">
        <style:tab-stops>
          <style:tab-stop style:position="2.487cm"/>
        </style:tab-stops>
      </style:paragraph-properties>
    </style:style>
    <style:style style:name="P90" style:family="paragraph" style:parent-style-name="Standard">
      <style:paragraph-properties fo:text-align="justify" style:justify-single-word="false">
        <style:tab-stops>
          <style:tab-stop style:position="2.99cm"/>
        </style:tab-stops>
      </style:paragraph-properties>
    </style:style>
    <style:style style:name="P91" style:family="paragraph" style:parent-style-name="Standard">
      <style:paragraph-properties fo:text-align="justify" style:justify-single-word="false">
        <style:tab-stops>
          <style:tab-stop style:position="2cm"/>
          <style:tab-stop style:position="3.493cm" style:type="right"/>
          <style:tab-stop style:position="3.942cm"/>
          <style:tab-stop style:position="6.001cm"/>
          <style:tab-stop style:position="11cm"/>
        </style:tab-stops>
      </style:paragraph-properties>
    </style:style>
    <style:style style:name="P92" style:family="paragraph" style:parent-style-name="Standard">
      <style:paragraph-properties fo:text-align="justify" style:justify-single-word="false">
        <style:tab-stops>
          <style:tab-stop style:position="4.022cm"/>
          <style:tab-stop style:position="7.011cm"/>
        </style:tab-stops>
      </style:paragraph-properties>
    </style:style>
    <style:style style:name="P93" style:family="paragraph" style:parent-style-name="Standard">
      <style:paragraph-properties fo:text-align="justify" style:justify-single-word="false">
        <style:tab-stops>
          <style:tab-stop style:position="1.482cm"/>
          <style:tab-stop style:position="5.953cm"/>
          <style:tab-stop style:position="6.959cm"/>
        </style:tab-stops>
      </style:paragraph-properties>
    </style:style>
    <style:style style:name="P94" style:family="paragraph" style:parent-style-name="Standard">
      <style:paragraph-properties fo:text-align="justify" style:justify-single-word="false">
        <style:tab-stops>
          <style:tab-stop style:position="2.487cm"/>
          <style:tab-stop style:position="8.969cm"/>
        </style:tab-stops>
      </style:paragraph-properties>
    </style:style>
    <style:style style:name="P95" style:family="paragraph" style:parent-style-name="Standard">
      <style:paragraph-properties fo:text-align="justify" style:justify-single-word="false">
        <style:tab-stops>
          <style:tab-stop style:position="3.493cm"/>
          <style:tab-stop style:position="6.535cm"/>
          <style:tab-stop style:position="9.499cm"/>
        </style:tab-stops>
      </style:paragraph-properties>
    </style:style>
    <style:style style:name="P96" style:family="paragraph" style:parent-style-name="Standard">
      <style:paragraph-properties fo:text-align="justify" style:justify-single-word="false">
        <style:tab-stops>
          <style:tab-stop style:position="1.508cm"/>
          <style:tab-stop style:position="4.471cm"/>
          <style:tab-stop style:position="7.514cm"/>
          <style:tab-stop style:position="10.98cm"/>
        </style:tab-stops>
      </style:paragraph-properties>
    </style:style>
    <style:style style:name="P97" style:family="paragraph" style:parent-style-name="Standard">
      <style:paragraph-properties fo:text-align="justify" style:justify-single-word="false">
        <style:tab-stops>
          <style:tab-stop style:position="7.435cm"/>
        </style:tab-stops>
      </style:paragraph-properties>
    </style:style>
    <style:style style:name="P98" style:family="paragraph" style:parent-style-name="Standard">
      <style:paragraph-properties fo:text-align="justify" style:justify-single-word="false">
        <style:tab-stops>
          <style:tab-stop style:position="7.461cm"/>
        </style:tab-stops>
      </style:paragraph-properties>
    </style:style>
    <style:style style:name="P99" style:family="paragraph" style:parent-style-name="Standard">
      <style:paragraph-properties fo:text-align="justify" style:justify-single-word="false">
        <style:tab-stops>
          <style:tab-stop style:position="3.519cm"/>
          <style:tab-stop style:position="9.499cm"/>
        </style:tab-stops>
      </style:paragraph-properties>
    </style:style>
    <style:style style:name="P100" style:family="paragraph" style:parent-style-name="Standard">
      <style:paragraph-properties fo:text-align="justify" style:justify-single-word="false">
        <style:tab-stops>
          <style:tab-stop style:position="6.482cm"/>
        </style:tab-stops>
      </style:paragraph-properties>
    </style:style>
    <style:style style:name="P101" style:family="paragraph" style:parent-style-name="Standard">
      <style:paragraph-properties fo:text-align="justify" style:justify-single-word="false">
        <style:tab-stops>
          <style:tab-stop style:position="1.005cm"/>
          <style:tab-stop style:position="6.509cm"/>
        </style:tab-stops>
      </style:paragraph-properties>
    </style:style>
    <style:style style:name="P102" style:family="paragraph" style:parent-style-name="Standard">
      <style:text-properties fo:font-variant="normal" fo:text-transform="none"/>
    </style:style>
    <style:style style:name="P103" style:family="paragraph" style:parent-style-name="Standard">
      <style:text-properties fo:font-weight="bold" style:font-weight-asian="bold" style:font-weight-complex="bold"/>
    </style:style>
    <style:style style:name="P104" style:family="paragraph" style:parent-style-name="Standard">
      <style:paragraph-properties fo:text-align="justify" style:justify-single-word="false"/>
      <style:text-properties fo:font-weight="bold" style:font-weight-asian="bold" style:font-weight-complex="bold"/>
    </style:style>
    <style:style style:name="P105" style:family="paragraph" style:parent-style-name="Standard">
      <style:paragraph-properties fo:text-align="justify" style:justify-single-word="false"/>
      <style:text-properties style:text-position="super 58%" fo:font-style="italic" fo:font-weight="normal"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style:text-position="super 58%" fo:font-style="italic" style:font-style-asian="italic" style:font-style-complex="italic"/>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fo:text-align="justify" style:justify-single-word="false"/>
      <style:text-properties fo:font-weight="normal" style:font-weight-asian="normal" style:font-weight-complex="normal"/>
    </style:style>
    <style:style style:name="P109" style:family="paragraph" style:parent-style-name="Standard">
      <style:paragraph-properties fo:text-align="justify" style:justify-single-word="false">
        <style:tab-stops>
          <style:tab-stop style:position="2.99cm"/>
          <style:tab-stop style:position="7.964cm"/>
        </style:tab-stops>
      </style:paragraph-properties>
      <style:text-properties fo:font-weight="normal" style:font-weight-asian="normal" style:font-weight-complex="normal"/>
    </style:style>
    <style:style style:name="P110" style:family="paragraph" style:parent-style-name="Standard">
      <style:paragraph-properties>
        <style:tab-stops>
          <style:tab-stop style:position="1.217cm"/>
          <style:tab-stop style:position="2.99cm"/>
          <style:tab-stop style:position="7.488cm"/>
          <style:tab-stop style:position="9.922cm"/>
        </style:tab-stops>
      </style:paragraph-properties>
      <style:text-properties fo:font-weight="normal" style:font-weight-asian="normal" style:font-weight-complex="normal"/>
    </style:style>
    <style:style style:name="P111" style:family="paragraph" style:parent-style-name="Standard">
      <style:paragraph-properties>
        <style:tab-stops>
          <style:tab-stop style:position="1.535cm"/>
          <style:tab-stop style:position="6.006cm"/>
        </style:tab-stops>
      </style:paragraph-properties>
      <style:text-properties fo:font-weight="normal" style:font-weight-asian="normal" style:font-weight-complex="normal"/>
    </style:style>
    <style:style style:name="P112" style:family="paragraph" style:parent-style-name="Standard">
      <style:paragraph-properties>
        <style:tab-stops>
          <style:tab-stop style:position="1.535cm"/>
          <style:tab-stop style:position="5.001cm"/>
        </style:tab-stops>
      </style:paragraph-properties>
      <style:text-properties fo:font-weight="normal" style:font-weight-asian="normal" style:font-weight-complex="normal"/>
    </style:style>
    <style:style style:name="P113" style:family="paragraph" style:parent-style-name="Standard">
      <style:paragraph-properties>
        <style:tab-stops>
          <style:tab-stop style:position="1.508cm"/>
          <style:tab-stop style:position="7.99cm"/>
        </style:tab-stops>
      </style:paragraph-properties>
      <style:text-properties fo:font-weight="normal" style:font-weight-asian="normal" style:font-weight-complex="normal"/>
    </style:style>
    <style:style style:name="P114" style:family="paragraph" style:parent-style-name="Standard">
      <style:paragraph-properties>
        <style:tab-stops>
          <style:tab-stop style:position="1.499cm"/>
          <style:tab-stop style:position="2.499cm"/>
          <style:tab-stop style:position="8.999cm"/>
        </style:tab-stops>
      </style:paragraph-properties>
      <style:text-properties fo:font-weight="normal" style:font-weight-asian="normal" style:font-weight-complex="normal"/>
    </style:style>
    <style:style style:name="P115" style:family="paragraph" style:parent-style-name="Standard">
      <style:text-properties fo:font-style="normal" style:font-style-asian="normal" style:font-style-complex="normal"/>
    </style:style>
    <style:style style:name="P116" style:family="paragraph" style:parent-style-name="Standard">
      <style:paragraph-properties fo:text-align="justify" style:justify-single-word="false"/>
      <style:text-properties fo:font-style="normal" style:font-style-asian="normal" style:font-style-complex="normal"/>
    </style:style>
    <style:style style:name="P117" style:family="paragraph" style:parent-style-name="Standard">
      <style:paragraph-properties fo:text-align="justify" style:justify-single-word="false">
        <style:tab-stops>
          <style:tab-stop style:position="1.984cm"/>
          <style:tab-stop style:position="4.974cm"/>
          <style:tab-stop style:position="7.99cm"/>
          <style:tab-stop style:position="11.06cm"/>
        </style:tab-stops>
      </style:paragraph-properties>
      <style:text-properties fo:font-style="normal" style:font-style-asian="normal" style:font-style-complex="normal"/>
    </style:style>
    <style:style style:name="P118" style:family="paragraph" style:parent-style-name="Standard">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21" style:family="paragraph" style:parent-style-name="Standard">
      <style:paragraph-properties fo:text-align="justify" style:justify-single-word="false"/>
      <style:text-properties fo:font-style="italic" style:font-style-asian="italic" style:font-style-complex="italic"/>
    </style:style>
    <style:style style:name="P122" style:family="paragraph" style:parent-style-name="Standard">
      <style:paragraph-properties fo:text-align="center" style:justify-single-word="false"/>
      <style:text-properties fo:font-style="italic" style:font-style-asian="italic" style:font-style-complex="italic"/>
    </style:style>
    <style:style style:name="P123"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124" style:family="paragraph" style:parent-style-name="Standard">
      <style:paragraph-properties>
        <style:tab-stops>
          <style:tab-stop style:position="1.217cm"/>
          <style:tab-stop style:position="2.99cm"/>
          <style:tab-stop style:position="7.488cm"/>
          <style:tab-stop style:position="9.922cm"/>
        </style:tab-stops>
      </style:paragraph-properties>
    </style:style>
    <style:style style:name="P125" style:family="paragraph" style:parent-style-name="Standard">
      <style:paragraph-properties>
        <style:tab-stops>
          <style:tab-stop style:position="3.969cm"/>
          <style:tab-stop style:position="7.011cm"/>
        </style:tab-stops>
      </style:paragraph-properties>
    </style:style>
    <style:style style:name="P126" style:family="paragraph" style:parent-style-name="Standard">
      <style:paragraph-properties>
        <style:tab-stops>
          <style:tab-stop style:position="3.493cm"/>
          <style:tab-stop style:position="6.509cm"/>
        </style:tab-stops>
      </style:paragraph-properties>
    </style:style>
    <style:style style:name="P127" style:family="paragraph" style:parent-style-name="Standard">
      <style:paragraph-properties fo:text-align="center" style:justify-single-word="false"/>
    </style:style>
    <style:style style:name="P128" style:family="paragraph" style:parent-style-name="Standard">
      <style:paragraph-properties>
        <style:tab-stops>
          <style:tab-stop style:position="1cm"/>
          <style:tab-stop style:position="5.001cm"/>
        </style:tab-stops>
      </style:paragraph-properties>
    </style:style>
    <style:style style:name="P129" style:family="paragraph" style:parent-style-name="Standard">
      <style:paragraph-properties>
        <style:tab-stops>
          <style:tab-stop style:position="2cm"/>
        </style:tab-stops>
      </style:paragraph-properties>
    </style:style>
    <style:style style:name="P130" style:family="paragraph" style:parent-style-name="Standard">
      <style:text-properties style:text-underline-style="none"/>
    </style:style>
    <style:style style:name="P131" style:family="paragraph" style:parent-style-name="Standard">
      <style:paragraph-properties>
        <style:tab-stops>
          <style:tab-stop style:position="1.499cm"/>
          <style:tab-stop style:position="2.499cm"/>
          <style:tab-stop style:position="8.999cm"/>
        </style:tab-stops>
      </style:paragraph-properties>
    </style:style>
    <style:style style:name="P132" style:family="paragraph" style:parent-style-name="Standard">
      <style:paragraph-properties fo:margin-left="3cm" fo:margin-right="0cm" fo:text-align="justify" style:justify-single-word="false" fo:orphans="2" fo:widows="2" fo:text-indent="-3cm" style:auto-text-indent="false">
        <style:tab-stops/>
      </style:paragraph-properties>
      <style:text-properties fo:font-style="normal" style:font-style-asian="normal" style:font-style-complex="normal"/>
    </style:style>
    <style:style style:name="P133" style:family="paragraph" style:parent-style-name="Vocabulary">
      <style:paragraph-properties fo:margin-left="3cm" fo:margin-right="0cm"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34" style:family="paragraph" style:parent-style-name="Vocabulary">
      <style:paragraph-properties fo:margin-left="3cm" fo:margin-right="0cm" fo:text-align="start"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35" style:family="paragraph" style:parent-style-name="Vocabulary">
      <style:paragraph-properties fo:margin-left="3cm" fo:margin-right="0cm" fo:text-align="justify" style:justify-single-word="false" fo:text-indent="-3cm" style:auto-text-indent="false">
        <style:tab-stops>
          <style:tab-stop style:position="0.953cm"/>
          <style:tab-stop style:position="2.011cm"/>
          <style:tab-stop style:position="2.99cm"/>
          <style:tab-stop style:position="3.942cm"/>
          <style:tab-stop style:position="4.974cm"/>
          <style:tab-stop style:position="5.98cm"/>
        </style:tab-stops>
      </style:paragraph-properties>
    </style:style>
    <style:style style:name="P136" style:family="paragraph" style:parent-style-name="Vocabulary">
      <style:paragraph-properties fo:margin-left="3cm" fo:margin-right="0cm" fo:text-indent="-3cm" style:auto-text-indent="false">
        <style:tab-stops>
          <style:tab-stop style:position="3cm"/>
        </style:tab-stops>
      </style:paragraph-properties>
    </style:style>
    <style:style style:name="P137" style:family="paragraph" style:parent-style-name="Footnote">
      <style:paragraph-properties fo:text-align="justify" style:justify-single-word="false"/>
    </style:style>
    <style:style style:name="P138" style:family="paragraph" style:parent-style-name="Footnote">
      <style:text-properties fo:font-weight="bold" style:font-weight-asian="bold" style:font-weight-complex="bold"/>
    </style:style>
    <style:style style:name="P139" style:family="paragraph" style:parent-style-name="Footnote">
      <style:text-properties fo:font-style="italic" style:font-style-asian="italic" style:font-style-complex="italic"/>
    </style:style>
    <style:style style:name="P140" style:family="paragraph" style:parent-style-name="Footnote">
      <style:paragraph-properties>
        <style:tab-stops/>
      </style:paragraph-properties>
    </style:style>
    <style:style style:name="P141" style:family="paragraph" style:parent-style-name="Footnote">
      <style:paragraph-properties>
        <style:tab-stops>
          <style:tab-stop style:position="7.25cm"/>
        </style:tab-stops>
      </style:paragraph-properties>
    </style:style>
    <style:style style:name="P142" style:family="paragraph" style:parent-style-name="Footnote">
      <style:paragraph-properties>
        <style:tab-stops>
          <style:tab-stop style:position="1.251cm"/>
          <style:tab-stop style:position="8.25cm"/>
        </style:tab-stops>
      </style:paragraph-properties>
    </style:style>
    <style:style style:name="P143" style:family="paragraph" style:parent-style-name="Standard">
      <style:paragraph-properties fo:margin-left="2cm" fo:margin-right="0cm" fo:text-align="justify" style:justify-single-word="false" fo:orphans="2" fo:widows="2" fo:text-indent="0cm" style:auto-text-indent="false"/>
      <style:text-properties fo:font-style="normal" style:font-style-asian="normal" style:font-style-complex="normal"/>
    </style:style>
    <style:style style:name="P144" style:family="paragraph" style:parent-style-name="Standard">
      <style:paragraph-properties fo:margin-left="2cm" fo:margin-right="0cm" fo:text-align="justify" style:justify-single-word="false" fo:text-indent="0cm" style:auto-text-indent="false">
        <style:tab-stops/>
      </style:paragraph-properties>
    </style:style>
    <style:style style:name="P145" style:family="paragraph" style:parent-style-name="Standard">
      <style:paragraph-properties fo:margin-left="2cm" fo:margin-right="0cm" fo:text-align="justify" style:justify-single-word="false" fo:text-indent="-2cm" style:auto-text-indent="false">
        <style:tab-stops/>
      </style:paragraph-properties>
    </style:style>
    <style:style style:name="P146" style:family="paragraph" style:parent-style-name="Standard">
      <style:paragraph-properties fo:margin-left="2cm" fo:margin-right="0cm" fo:text-indent="-2cm" style:auto-text-indent="false">
        <style:tab-stops>
          <style:tab-stop style:position="-1.251cm"/>
        </style:tab-stops>
      </style:paragraph-properties>
    </style:style>
    <style:style style:name="P147" style:family="paragraph" style:parent-style-name="Standard" style:master-page-name="">
      <style:paragraph-properties fo:margin-left="2cm" fo:margin-right="0cm" fo:text-align="justify" style:justify-single-word="false" fo:text-indent="-2cm" style:auto-text-indent="false" style:page-number="auto">
        <style:tab-stops/>
      </style:paragraph-properties>
    </style:style>
    <style:style style:name="P148" style:family="paragraph" style:parent-style-name="Vocabulary">
      <style:paragraph-properties fo:margin-left="2cm" fo:margin-right="0cm" fo:text-align="center" style:justify-single-word="false" fo:text-indent="-2cm" style:auto-text-indent="false">
        <style:tab-stops>
          <style:tab-stop style:position="3cm"/>
        </style:tab-stops>
      </style:paragraph-properties>
    </style:style>
    <style:style style:name="P149" style:family="paragraph" style:parent-style-name="BodyHanging">
      <style:paragraph-properties fo:margin-left="2cm" fo:margin-right="0cm" fo:text-indent="-2cm" style:auto-text-indent="false">
        <style:tab-stops>
          <style:tab-stop style:position="-1.251cm"/>
        </style:tab-stops>
      </style:paragraph-properties>
    </style:style>
    <style:style style:name="P150" style:family="paragraph" style:parent-style-name="Standard" style:master-page-name="">
      <style:paragraph-properties fo:margin-left="0cm" fo:margin-right="0cm" fo:text-align="justify" style:justify-single-word="false" fo:orphans="2" fo:widows="2" fo:text-indent="0.529cm" style:auto-text-indent="false" style:page-number="auto"/>
      <style:text-properties fo:font-style="normal" style:font-style-asian="normal" style:font-style-complex="normal"/>
    </style:style>
    <style:style style:name="P151" style:family="paragraph" style:parent-style-name="Standard">
      <style:paragraph-properties fo:margin-left="0cm" fo:margin-right="0cm" fo:text-align="justify" style:justify-single-word="false" fo:text-indent="-0.026cm" style:auto-text-indent="false">
        <style:tab-stops>
          <style:tab-stop style:position="2.937cm"/>
          <style:tab-stop style:position="5.98cm"/>
          <style:tab-stop style:position="9.022cm"/>
        </style:tab-stops>
      </style:paragraph-properties>
    </style:style>
    <style:style style:name="P152" style:family="paragraph" style:parent-style-name="Standard" style:master-page-name="">
      <style:paragraph-properties fo:margin-left="0cm" fo:margin-right="0cm" fo:text-align="justify" style:justify-single-word="false" fo:text-indent="-0.026cm" style:auto-text-indent="false" style:page-number="auto"/>
    </style:style>
    <style:style style:name="P153"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2.937cm"/>
          <style:tab-stop style:position="5.98cm"/>
          <style:tab-stop style:position="9.022cm"/>
        </style:tab-stops>
      </style:paragraph-properties>
    </style:style>
    <style:style style:name="P154" style:family="paragraph" style:parent-style-name="Standard">
      <style:paragraph-properties fo:margin-left="0cm" fo:margin-right="0cm" fo:text-align="justify" style:justify-single-word="false" fo:text-indent="0.026cm" style:auto-text-indent="false">
        <style:tab-stops>
          <style:tab-stop style:position="3.995cm"/>
          <style:tab-stop style:position="7.938cm"/>
        </style:tab-stops>
      </style:paragraph-properties>
    </style:style>
    <style:style style:name="P155" style:family="paragraph" style:parent-style-name="Standard" style:master-page-name="">
      <style:paragraph-properties fo:margin-left="0cm" fo:margin-right="0cm" fo:text-align="justify" style:justify-single-word="false" fo:text-indent="0.026cm" style:auto-text-indent="false" style:page-number="auto">
        <style:tab-stops>
          <style:tab-stop style:position="3.995cm"/>
          <style:tab-stop style:position="7.938cm"/>
        </style:tab-stops>
      </style:paragraph-properties>
    </style:style>
    <style:style style:name="P156" style:family="paragraph" style:parent-style-name="Standard">
      <style:paragraph-properties fo:margin-left="0cm" fo:margin-right="0cm" fo:text-align="justify" style:justify-single-word="false" fo:text-indent="2cm" style:auto-text-indent="false">
        <style:tab-stops>
          <style:tab-stop style:position="2.487cm"/>
        </style:tab-stops>
      </style:paragraph-properties>
    </style:style>
    <style:style style:name="P157" style:family="paragraph" style:parent-style-name="Standard" style:master-page-name="">
      <style:paragraph-properties fo:margin-left="0cm" fo:margin-right="0cm" fo:text-align="justify" style:justify-single-word="false" fo:text-indent="2cm" style:auto-text-indent="false" style:page-number="auto">
        <style:tab-stops>
          <style:tab-stop style:position="2.487cm"/>
        </style:tab-stops>
      </style:paragraph-properties>
    </style:style>
    <style:style style:name="P158" style:family="paragraph" style:parent-style-name="Standard" style:master-page-name="">
      <style:paragraph-properties fo:text-align="justify" style:justify-single-word="false" style:page-number="auto" fo:keep-with-next="always">
        <style:tab-stops>
          <style:tab-stop style:position="2.011cm"/>
          <style:tab-stop style:position="4.948cm"/>
          <style:tab-stop style:position="8.969cm"/>
          <style:tab-stop style:position="12.012cm"/>
        </style:tab-stops>
      </style:paragraph-properties>
    </style:style>
    <style:style style:name="P159" style:family="paragraph" style:parent-style-name="Banner" style:master-page-name="">
      <style:paragraph-properties style:page-number="auto" fo:keep-with-next="always"/>
    </style:style>
    <style:style style:name="P160" style:family="paragraph" style:parent-style-name="Banner" style:master-page-name="">
      <style:paragraph-properties style:page-number="auto" fo:keep-with-next="always">
        <style:tab-stops/>
      </style:paragraph-properties>
    </style:style>
    <style:style style:name="P161" style:family="paragraph" style:parent-style-name="Table2p2">
      <style:text-properties fo:font-style="normal" style:font-style-asian="normal" style:font-style-complex="normal"/>
    </style:style>
    <style:style style:name="P162" style:family="paragraph" style:parent-style-name="Table2p2">
      <style:paragraph-properties>
        <style:tab-stops>
          <style:tab-stop style:position="5.001cm"/>
          <style:tab-stop style:position="11cm"/>
          <style:tab-stop style:position="14cm"/>
        </style:tab-stops>
      </style:paragraph-properties>
    </style:style>
    <style:style style:name="P163" style:family="paragraph" style:parent-style-name="Table2p2">
      <style:paragraph-properties>
        <style:tab-stops>
          <style:tab-stop style:position="3.969cm"/>
          <style:tab-stop style:position="6.985cm"/>
          <style:tab-stop style:position="9.975cm"/>
          <style:tab-stop style:position="12cm"/>
        </style:tab-stops>
      </style:paragraph-properties>
    </style:style>
    <style:style style:name="P164" style:family="paragraph" style:parent-style-name="Table2p2">
      <style:paragraph-properties>
        <style:tab-stops>
          <style:tab-stop style:position="2cm"/>
          <style:tab-stop style:position="5.001cm"/>
          <style:tab-stop style:position="8.999cm"/>
          <style:tab-stop style:position="12cm"/>
        </style:tab-stops>
      </style:paragraph-properties>
    </style:style>
    <style:style style:name="P165" style:family="paragraph" style:parent-style-name="Table2p2">
      <style:paragraph-properties>
        <style:tab-stops>
          <style:tab-stop style:position="2cm"/>
          <style:tab-stop style:position="5.001cm"/>
          <style:tab-stop style:position="8.999cm"/>
          <style:tab-stop style:position="12cm"/>
        </style:tab-stops>
      </style:paragraph-properties>
      <style:text-properties fo:font-weight="bold" style:font-weight-asian="bold" style:font-weight-complex="bold"/>
    </style:style>
    <style:style style:name="P166" style:family="paragraph" style:parent-style-name="Table2p2">
      <style:paragraph-properties>
        <style:tab-stops>
          <style:tab-stop style:position="1.482cm"/>
          <style:tab-stop style:position="5.953cm"/>
          <style:tab-stop style:position="7.99cm"/>
          <style:tab-stop style:position="12cm"/>
        </style:tab-stops>
      </style:paragraph-properties>
    </style:style>
    <style:style style:name="P167" style:family="paragraph" style:parent-style-name="BodyHanging">
      <style:paragraph-properties>
        <style:tab-stops>
          <style:tab-stop style:position="-0.503cm"/>
        </style:tab-stops>
      </style:paragraph-properties>
    </style:style>
    <style:style style:name="P168" style:family="paragraph" style:parent-style-name="BodyHanging">
      <style:paragraph-properties>
        <style:tab-stops>
          <style:tab-stop style:position="5.98cm"/>
        </style:tab-stops>
      </style:paragraph-properties>
    </style:style>
    <style:style style:name="P169" style:family="paragraph" style:parent-style-name="BodyHanging">
      <style:paragraph-properties>
        <style:tab-stops>
          <style:tab-stop style:position="-0.499cm"/>
          <style:tab-stop style:position="0.499cm"/>
          <style:tab-stop style:position="5.054cm"/>
        </style:tab-stops>
      </style:paragraph-properties>
    </style:style>
    <style:style style:name="P170" style:family="paragraph" style:parent-style-name="BodyHanging">
      <style:paragraph-properties>
        <style:tab-stops>
          <style:tab-stop style:position="-0.499cm"/>
          <style:tab-stop style:position="0.499cm"/>
          <style:tab-stop style:position="6.006cm"/>
        </style:tab-stops>
      </style:paragraph-properties>
    </style:style>
    <style:style style:name="P171" style:family="paragraph" style:parent-style-name="BodyHanging">
      <style:paragraph-properties>
        <style:tab-stops>
          <style:tab-stop style:position="-0.499cm"/>
          <style:tab-stop style:position="1.931cm"/>
        </style:tab-stops>
      </style:paragraph-properties>
    </style:style>
    <style:style style:name="P172" style:family="paragraph" style:parent-style-name="BodyHanging">
      <style:paragraph-properties>
        <style:tab-stops>
          <style:tab-stop style:position="1.984cm"/>
          <style:tab-stop style:position="4.974cm"/>
          <style:tab-stop style:position="7.99cm"/>
          <style:tab-stop style:position="11.06cm"/>
        </style:tab-stops>
      </style:paragraph-properties>
    </style:style>
    <style:style style:name="P173" style:family="paragraph" style:parent-style-name="BodyHanging">
      <style:text-properties fo:font-weight="normal" style:font-weight-asian="normal" style:font-weight-complex="normal"/>
    </style:style>
    <style:style style:name="P174" style:family="paragraph" style:parent-style-name="BodyHanging">
      <style:paragraph-properties>
        <style:tab-stops>
          <style:tab-stop style:position="1.984cm"/>
          <style:tab-stop style:position="4.974cm"/>
          <style:tab-stop style:position="7.99cm"/>
          <style:tab-stop style:position="11.06cm"/>
        </style:tab-stops>
      </style:paragraph-properties>
      <style:text-properties fo:font-weight="normal" style:font-weight-asian="normal" style:font-weight-complex="normal"/>
    </style:style>
    <style:style style:name="P175" style:family="paragraph" style:parent-style-name="BodyHanging">
      <style:paragraph-properties>
        <style:tab-stops>
          <style:tab-stop style:position="0.499cm"/>
        </style:tab-stops>
      </style:paragraph-properties>
      <style:text-properties fo:font-weight="normal" style:font-weight-asian="normal" style:font-weight-complex="normal"/>
    </style:style>
    <style:style style:name="P176" style:family="paragraph" style:parent-style-name="BodyHanging">
      <style:paragraph-properties fo:text-align="start" style:justify-single-word="false"/>
      <style:text-properties fo:font-weight="normal" style:font-weight-asian="normal" style:font-weight-complex="normal"/>
    </style:style>
    <style:style style:name="P177" style:family="paragraph" style:parent-style-name="BodyHanging">
      <style:paragraph-properties fo:text-align="justify" style:justify-single-word="false">
        <style:tab-stops>
          <style:tab-stop style:position="1cm"/>
          <style:tab-stop style:position="5.001cm"/>
        </style:tab-stops>
      </style:paragraph-properties>
      <style:text-properties fo:font-weight="normal" style:font-weight-asian="normal" style:font-weight-complex="normal"/>
    </style:style>
    <style:style style:name="P178" style:family="paragraph" style:parent-style-name="BodyHanging">
      <style:paragraph-properties>
        <style:tab-stops>
          <style:tab-stop style:position="-0.499cm"/>
          <style:tab-stop style:position="0.499cm"/>
          <style:tab-stop style:position="5.953cm"/>
        </style:tab-stops>
      </style:paragraph-properties>
    </style:style>
    <style:style style:name="P179" style:family="paragraph" style:parent-style-name="BodyHanging">
      <style:text-properties fo:font-style="normal" style:font-style-asian="normal" style:font-style-complex="normal"/>
    </style:style>
    <style:style style:name="P180" style:family="paragraph" style:parent-style-name="BodyHanging">
      <style:paragraph-properties>
        <style:tab-stops>
          <style:tab-stop style:position="-0.499cm"/>
          <style:tab-stop style:position="0.499cm"/>
          <style:tab-stop style:position="2.963cm"/>
        </style:tab-stops>
      </style:paragraph-properties>
    </style:style>
    <style:style style:name="P181" style:family="paragraph" style:parent-style-name="BodyHanging">
      <style:text-properties fo:font-style="italic" style:font-style-asian="italic" style:font-style-complex="italic"/>
    </style:style>
    <style:style style:name="P182" style:family="paragraph" style:parent-style-name="BodyHanging">
      <style:paragraph-properties>
        <style:tab-stops>
          <style:tab-stop style:position="0.499cm"/>
        </style:tab-stops>
      </style:paragraph-properties>
      <style:text-properties fo:font-style="italic" style:font-style-asian="italic" style:font-style-complex="italic"/>
    </style:style>
    <style:style style:name="P183" style:family="paragraph" style:parent-style-name="BodyHanging">
      <style:paragraph-properties>
        <style:tab-stops>
          <style:tab-stop style:position="2.99cm"/>
          <style:tab-stop style:position="5.98cm"/>
          <style:tab-stop style:position="8.996cm"/>
        </style:tab-stops>
      </style:paragraph-properties>
      <style:text-properties fo:font-style="italic" style:font-style-asian="italic" style:font-style-complex="italic"/>
    </style:style>
    <style:style style:name="P184" style:family="paragraph" style:parent-style-name="BodyHanging">
      <style:text-properties fo:font-style="italic" fo:font-weight="normal" style:font-style-asian="italic" style:font-weight-asian="normal" style:font-style-complex="italic" style:font-weight-complex="normal"/>
    </style:style>
    <style:style style:name="P185" style:family="paragraph" style:parent-style-name="BodyHanging">
      <style:paragraph-properties>
        <style:tab-stops>
          <style:tab-stop style:position="-0.499cm"/>
          <style:tab-stop style:position="0.499cm"/>
          <style:tab-stop style:position="5.927cm"/>
        </style:tab-stops>
      </style:paragraph-properties>
    </style:style>
    <style:style style:name="P186" style:family="paragraph" style:parent-style-name="BodyHanging">
      <style:paragraph-properties>
        <style:tab-stops>
          <style:tab-stop style:position="7.001cm"/>
        </style:tab-stops>
      </style:paragraph-properties>
    </style:style>
    <style:style style:name="P187" style:family="paragraph" style:parent-style-name="BodyHanging">
      <style:paragraph-properties>
        <style:tab-stops>
          <style:tab-stop style:position="-0.499cm"/>
          <style:tab-stop style:position="0.499cm"/>
          <style:tab-stop style:position="7.011cm"/>
        </style:tab-stops>
      </style:paragraph-properties>
    </style:style>
    <style:style style:name="P188" style:family="paragraph" style:parent-style-name="BodyHanging">
      <style:paragraph-properties>
        <style:tab-stops>
          <style:tab-stop style:position="-0.499cm"/>
          <style:tab-stop style:position="0.499cm"/>
          <style:tab-stop style:position="3.969cm"/>
        </style:tab-stops>
      </style:paragraph-properties>
    </style:style>
    <style:style style:name="P189" style:family="paragraph" style:parent-style-name="BodyHanging">
      <style:paragraph-properties>
        <style:tab-stops>
          <style:tab-stop style:position="0.499cm"/>
        </style:tab-stops>
      </style:paragraph-properties>
    </style:style>
    <style:style style:name="P190" style:family="paragraph" style:parent-style-name="BodyHanging">
      <style:text-properties fo:font-weight="bold" style:font-weight-asian="bold" style:font-weight-complex="bold"/>
    </style:style>
    <style:style style:name="P191" style:family="paragraph" style:parent-style-name="BodyHanging">
      <style:paragraph-properties>
        <style:tab-stops>
          <style:tab-stop style:position="0.499cm"/>
        </style:tab-stops>
      </style:paragraph-properties>
      <style:text-properties fo:font-weight="bold" style:font-weight-asian="bold" style:font-weight-complex="bold"/>
    </style:style>
    <style:style style:name="P192" style:family="paragraph" style:parent-style-name="BodyHanging">
      <style:paragraph-properties>
        <style:tab-stops>
          <style:tab-stop style:position="-0.499cm"/>
          <style:tab-stop style:position="0.499cm"/>
          <style:tab-stop style:position="4.974cm"/>
        </style:tab-stops>
      </style:paragraph-properties>
    </style:style>
    <style:style style:name="P193" style:family="paragraph" style:parent-style-name="BodyHanging">
      <style:paragraph-properties>
        <style:tab-stops>
          <style:tab-stop style:position="-0.499cm"/>
          <style:tab-stop style:position="0.499cm"/>
          <style:tab-stop style:position="6.482cm"/>
        </style:tab-stops>
      </style:paragraph-properties>
    </style:style>
    <style:style style:name="P194" style:family="paragraph" style:parent-style-name="BodyHanging">
      <style:paragraph-properties>
        <style:tab-stops>
          <style:tab-stop style:position="-0.499cm"/>
          <style:tab-stop style:position="0.499cm"/>
          <style:tab-stop style:position="6.959cm"/>
        </style:tab-stops>
      </style:paragraph-properties>
    </style:style>
    <style:style style:name="P195" style:family="paragraph" style:parent-style-name="BodyHanging">
      <style:paragraph-properties fo:text-align="start" style:justify-single-word="false"/>
    </style:style>
    <style:style style:name="P196" style:family="paragraph" style:parent-style-name="BodyHanging">
      <style:paragraph-properties fo:text-align="center" style:justify-single-word="false"/>
    </style:style>
    <style:style style:name="P197" style:family="paragraph" style:parent-style-name="BodyHanging">
      <style:paragraph-properties fo:text-align="center" style:justify-single-word="false">
        <style:tab-stops>
          <style:tab-stop style:position="0.499cm"/>
        </style:tab-stops>
      </style:paragraph-properties>
    </style:style>
    <style:style style:name="P198" style:family="paragraph" style:parent-style-name="BodyHanging">
      <style:paragraph-properties fo:text-align="center" style:justify-single-word="false">
        <style:tab-stops>
          <style:tab-stop style:position="2.487cm"/>
        </style:tab-stops>
      </style:paragraph-properties>
    </style:style>
    <style:style style:name="P199" style:family="paragraph" style:parent-style-name="BodyHanging">
      <style:paragraph-properties>
        <style:tab-stops>
          <style:tab-stop style:position="-0.499cm"/>
          <style:tab-stop style:position="0.499cm"/>
          <style:tab-stop style:position="3.466cm"/>
        </style:tab-stops>
      </style:paragraph-properties>
    </style:style>
    <style:style style:name="P200" style:family="paragraph" style:parent-style-name="BodyHanging">
      <style:paragraph-properties>
        <style:tab-stops>
          <style:tab-stop style:position="7.25cm"/>
        </style:tab-stops>
      </style:paragraph-properties>
    </style:style>
    <style:style style:name="P201" style:family="paragraph" style:parent-style-name="BodyHanging">
      <style:paragraph-properties>
        <style:tab-stops>
          <style:tab-stop style:position="0.979cm"/>
          <style:tab-stop style:position="5.98cm"/>
        </style:tab-stops>
      </style:paragraph-properties>
    </style:style>
    <style:style style:name="P202" style:family="paragraph" style:parent-style-name="BodyHanging">
      <style:paragraph-properties>
        <style:tab-stops>
          <style:tab-stop style:position="-0.499cm"/>
          <style:tab-stop style:position="0.499cm"/>
          <style:tab-stop style:position="3.969cm"/>
          <style:tab-stop style:position="5.98cm"/>
          <style:tab-stop style:position="8.969cm"/>
          <style:tab-stop style:position="10.901cm"/>
        </style:tab-stops>
      </style:paragraph-properties>
    </style:style>
    <style:style style:name="P203" style:family="paragraph" style:parent-style-name="BodyHanging">
      <style:paragraph-properties>
        <style:tab-stops>
          <style:tab-stop style:position="-0.503cm"/>
          <style:tab-stop style:position="0.499cm"/>
        </style:tab-stops>
      </style:paragraph-properties>
    </style:style>
    <style:style style:name="P204" style:family="paragraph" style:parent-style-name="BodyHanging">
      <style:paragraph-properties>
        <style:tab-stops>
          <style:tab-stop style:position="-0.499cm"/>
          <style:tab-stop style:position="0.499cm"/>
          <style:tab-stop style:position="6.932cm"/>
        </style:tab-stops>
      </style:paragraph-properties>
    </style:style>
    <style:style style:name="P205" style:family="paragraph" style:parent-style-name="BodyHanging">
      <style:paragraph-properties>
        <style:tab-stops>
          <style:tab-stop style:position="0.979cm"/>
          <style:tab-stop style:position="1.482cm"/>
          <style:tab-stop style:position="4.471cm"/>
          <style:tab-stop style:position="7.514cm"/>
          <style:tab-stop style:position="10.504cm"/>
        </style:tab-stops>
      </style:paragraph-properties>
    </style:style>
    <style:style style:name="P206" style:family="paragraph" style:parent-style-name="BodyHanging">
      <style:paragraph-properties>
        <style:tab-stops>
          <style:tab-stop style:position="2.487cm"/>
        </style:tab-stops>
      </style:paragraph-properties>
    </style:style>
    <style:style style:name="P207" style:family="paragraph" style:parent-style-name="BodyHanging">
      <style:paragraph-properties>
        <style:tab-stops>
          <style:tab-stop style:position="0.953cm"/>
          <style:tab-stop style:position="5.503cm"/>
        </style:tab-stops>
      </style:paragraph-properties>
    </style:style>
    <style:style style:name="P208" style:family="paragraph" style:parent-style-name="BodyHanging">
      <style:paragraph-properties>
        <style:tab-stops>
          <style:tab-stop style:position="2.99cm"/>
          <style:tab-stop style:position="5.98cm"/>
          <style:tab-stop style:position="8.996cm"/>
        </style:tab-stops>
      </style:paragraph-properties>
    </style:style>
    <style:style style:name="P209" style:family="paragraph" style:parent-style-name="BodyHanging">
      <style:paragraph-properties fo:text-align="justify" style:justify-single-word="false"/>
    </style:style>
    <style:style style:name="P210" style:family="paragraph" style:parent-style-name="BodyHanging">
      <style:paragraph-properties fo:text-align="justify" style:justify-single-word="false">
        <style:tab-stops>
          <style:tab-stop style:position="2.99cm"/>
          <style:tab-stop style:position="5.98cm"/>
          <style:tab-stop style:position="8.996cm"/>
        </style:tab-stops>
      </style:paragraph-properties>
    </style:style>
    <style:style style:name="P211" style:family="paragraph" style:parent-style-name="BodyHanging">
      <style:paragraph-properties>
        <style:tab-stops>
          <style:tab-stop style:position="3.969cm"/>
        </style:tab-stops>
      </style:paragraph-properties>
    </style:style>
    <style:style style:name="P212" style:family="paragraph" style:parent-style-name="BodyHanging">
      <style:paragraph-properties>
        <style:tab-stops>
          <style:tab-stop style:position="1cm"/>
          <style:tab-stop style:position="5.001cm"/>
        </style:tab-stops>
      </style:paragraph-properties>
    </style:style>
    <style:style style:name="P213" style:family="paragraph" style:parent-style-name="Banner">
      <style:paragraph-properties fo:keep-with-next="always"/>
    </style:style>
    <style:style style:name="P214" style:family="paragraph" style:parent-style-name="Banner">
      <style:paragraph-properties fo:text-align="justify" style:justify-single-word="false" fo:keep-with-next="always"/>
    </style:style>
    <style:style style:name="P215" style:family="paragraph" style:parent-style-name="Table1p2p2">
      <style:paragraph-properties fo:keep-with-next="always"/>
    </style:style>
    <style:style style:name="P216" style:family="paragraph" style:parent-style-name="Table1p2p2">
      <style:text-properties fo:font-weight="normal" style:font-weight-asian="normal" style:font-weight-complex="normal"/>
    </style:style>
    <style:style style:name="P217" style:family="paragraph" style:parent-style-name="Table1p2p2">
      <style:paragraph-properties>
        <style:tab-stops>
          <style:tab-stop style:position="2cm"/>
          <style:tab-stop style:position="5.001cm"/>
          <style:tab-stop style:position="8.999cm"/>
          <style:tab-stop style:position="12cm"/>
        </style:tab-stops>
      </style:paragraph-properties>
    </style:style>
    <style:style style:name="P218" style:family="paragraph" style:parent-style-name="Table1p2p2">
      <style:paragraph-properties fo:text-align="justify" style:justify-single-word="false"/>
    </style:style>
    <style:style style:name="P219" style:family="paragraph" style:parent-style-name="Table1p2p2">
      <style:paragraph-properties fo:text-align="justify" style:justify-single-word="false"/>
      <style:text-properties style:text-position="0% 100%"/>
    </style:style>
    <style:style style:name="P220" style:family="paragraph" style:parent-style-name="Table1p2p2">
      <style:paragraph-properties>
        <style:tab-stops>
          <style:tab-stop style:position="1.508cm"/>
          <style:tab-stop style:position="3.969cm"/>
          <style:tab-stop style:position="7.011cm"/>
          <style:tab-stop style:position="10.028cm"/>
          <style:tab-stop style:position="12cm"/>
        </style:tab-stops>
      </style:paragraph-properties>
    </style:style>
    <style:style style:name="P221" style:family="paragraph" style:parent-style-name="Table1p2p2">
      <style:paragraph-properties>
        <style:tab-stops>
          <style:tab-stop style:position="1.508cm"/>
          <style:tab-stop style:position="2.99cm"/>
          <style:tab-stop style:position="7.011cm"/>
          <style:tab-stop style:position="8.996cm"/>
          <style:tab-stop style:position="12cm"/>
        </style:tab-stops>
      </style:paragraph-properties>
    </style:style>
    <style:style style:name="P222" style:family="paragraph" style:parent-style-name="Table1p2p2">
      <style:paragraph-properties>
        <style:tab-stops>
          <style:tab-stop style:position="1.508cm"/>
          <style:tab-stop style:position="4.471cm"/>
          <style:tab-stop style:position="7.488cm"/>
          <style:tab-stop style:position="10.504cm"/>
        </style:tab-stops>
      </style:paragraph-properties>
    </style:style>
    <style:style style:name="P223" style:family="paragraph" style:parent-style-name="Table1p2p2">
      <style:paragraph-properties>
        <style:tab-stops>
          <style:tab-stop style:position="2.99cm"/>
          <style:tab-stop style:position="9.499cm"/>
          <style:tab-stop style:position="12cm"/>
        </style:tab-stops>
      </style:paragraph-properties>
    </style:style>
    <style:style style:name="P224" style:family="paragraph" style:parent-style-name="Vocabulary">
      <style:paragraph-properties fo:text-align="start" style:justify-single-word="false">
        <style:tab-stops>
          <style:tab-stop style:position="-1.032cm"/>
        </style:tab-stops>
      </style:paragraph-properties>
    </style:style>
    <style:style style:name="P225" style:family="paragraph" style:parent-style-name="Vocabulary">
      <style:paragraph-properties>
        <style:tab-stops>
          <style:tab-stop style:position="-1.032cm"/>
        </style:tab-stops>
      </style:paragraph-properties>
    </style:style>
    <style:style style:name="P226" style:family="paragraph" style:parent-style-name="Vocabulary">
      <style:paragraph-properties>
        <style:tab-stops>
          <style:tab-stop style:position="-0.794cm"/>
          <style:tab-stop style:position="3cm"/>
        </style:tab-stops>
      </style:paragraph-properties>
    </style:style>
    <style:style style:name="P227" style:family="paragraph" style:parent-style-name="Vocabulary">
      <style:paragraph-properties>
        <style:tab-stops>
          <style:tab-stop style:position="-1.005cm"/>
          <style:tab-stop style:position="3cm"/>
        </style:tab-stops>
      </style:paragraph-properties>
    </style:style>
    <style:style style:name="P228" style:family="paragraph" style:parent-style-name="Vocabulary">
      <style:paragraph-properties fo:text-align="center" style:justify-single-word="false"/>
    </style:style>
    <style:style style:name="P229" style:family="paragraph" style:parent-style-name="Vocabulary">
      <style:paragraph-properties>
        <style:tab-stops>
          <style:tab-stop style:position="-0.953cm"/>
          <style:tab-stop style:position="3cm"/>
        </style:tab-stops>
      </style:paragraph-properties>
      <style:text-properties fo:font-style="italic" style:font-style-asian="italic" style:font-style-complex="italic"/>
    </style:style>
    <style:style style:name="P230" style:family="paragraph" style:parent-style-name="Vocabulary">
      <style:paragraph-properties>
        <style:tab-stops>
          <style:tab-stop style:position="3cm"/>
          <style:tab-stop style:position="5.98cm"/>
        </style:tab-stops>
      </style:paragraph-properties>
      <style:text-properties fo:font-style="italic" style:font-style-asian="italic" style:font-style-complex="italic"/>
    </style:style>
    <style:style style:name="P231" style:family="paragraph" style:parent-style-name="Vocabulary">
      <style:text-properties fo:font-style="normal" style:font-style-asian="normal" style:font-style-complex="normal"/>
    </style:style>
    <style:style style:name="P232" style:family="paragraph" style:parent-style-name="Vocabulary">
      <style:text-properties fo:font-style="normal" fo:font-weight="normal" style:font-style-asian="normal" style:font-weight-asian="normal" style:font-style-complex="normal" style:font-weight-complex="normal"/>
    </style:style>
    <style:style style:name="P233" style:family="paragraph" style:parent-style-name="Vocabulary">
      <style:text-properties fo:font-style="normal" fo:font-weight="bold" style:font-style-asian="normal" style:font-weight-asian="bold" style:font-style-complex="normal" style:font-weight-complex="bold"/>
    </style:style>
    <style:style style:name="P234" style:family="paragraph" style:parent-style-name="Vocabulary">
      <style:paragraph-properties fo:text-align="justify" style:justify-single-word="false"/>
      <style:text-properties fo:font-style="normal" fo:font-weight="bold" style:font-style-asian="normal" style:font-weight-asian="bold" style:font-style-complex="normal" style:font-weight-complex="bold"/>
    </style:style>
    <style:style style:name="P235" style:family="paragraph" style:parent-style-name="Vocabulary">
      <style:paragraph-properties>
        <style:tab-stops>
          <style:tab-stop style:position="-1.005cm"/>
        </style:tab-stops>
      </style:paragraph-properties>
    </style:style>
    <style:style style:name="P236" style:family="paragraph" style:parent-style-name="Vocabulary">
      <style:paragraph-properties>
        <style:tab-stops>
          <style:tab-stop style:position="-1.058cm"/>
          <style:tab-stop style:position="3cm"/>
          <style:tab-stop style:position="5.98cm"/>
        </style:tab-stops>
      </style:paragraph-properties>
    </style:style>
    <style:style style:name="P237" style:family="paragraph" style:parent-style-name="Vocabulary">
      <style:paragraph-properties>
        <style:tab-stops>
          <style:tab-stop style:position="1.508cm"/>
          <style:tab-stop style:position="3cm"/>
        </style:tab-stops>
      </style:paragraph-properties>
    </style:style>
    <style:style style:name="P238" style:family="paragraph" style:parent-style-name="Vocabulary">
      <style:paragraph-properties>
        <style:tab-stops>
          <style:tab-stop style:position="-2.037cm"/>
          <style:tab-stop style:position="0.476cm"/>
          <style:tab-stop style:position="3cm"/>
        </style:tab-stops>
      </style:paragraph-properties>
    </style:style>
    <style:style style:name="P239" style:family="paragraph" style:parent-style-name="Vocabulary">
      <style:paragraph-properties>
        <style:tab-stops>
          <style:tab-stop style:position="1.005cm"/>
        </style:tab-stops>
      </style:paragraph-properties>
    </style:style>
    <style:style style:name="P240" style:family="paragraph" style:parent-style-name="Vocabulary">
      <style:paragraph-properties fo:text-align="justify" style:justify-single-word="false"/>
    </style:style>
    <style:style style:name="P241" style:family="paragraph" style:parent-style-name="Vocabulary">
      <style:paragraph-properties>
        <style:tab-stops>
          <style:tab-stop style:position="0.998cm"/>
          <style:tab-stop style:position="1.998cm"/>
          <style:tab-stop style:position="2.999cm"/>
          <style:tab-stop style:position="3.999cm"/>
          <style:tab-stop style:position="4.999cm"/>
        </style:tab-stops>
      </style:paragraph-properties>
    </style:style>
    <style:style style:name="P242" style:family="paragraph" style:parent-style-name="Vocabulary">
      <style:text-properties fo:font-weight="normal" style:font-weight-asian="normal" style:font-weight-complex="normal"/>
    </style:style>
    <style:style style:name="P243" style:family="paragraph" style:parent-style-name="Vocabulary">
      <style:text-properties fo:font-weight="bold" style:font-weight-asian="bold" style:font-weight-complex="bold"/>
    </style:style>
    <style:style style:name="P244" style:family="paragraph" style:parent-style-name="Vocabulary">
      <style:paragraph-properties fo:text-align="justify" style:justify-single-word="false"/>
      <style:text-properties fo:font-weight="bold" style:font-weight-asian="bold" style:font-weight-complex="bold"/>
    </style:style>
    <style:style style:name="P245" style:family="paragraph" style:parent-style-name="Banner">
      <style:text-properties fo:font-style="normal" style:font-style-asian="normal" style:font-style-complex="normal"/>
    </style:style>
    <style:style style:name="P246" style:family="paragraph" style:parent-style-name="Banner">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47" style:family="paragraph" style:parent-style-name="Banner">
      <style:text-properties fo:font-weight="bold" style:font-weight-asian="bold" style:font-weight-complex="bold"/>
    </style:style>
    <style:style style:name="P248" style:family="paragraph" style:parent-style-name="Banner">
      <style:text-properties fo:font-weight="normal" style:font-weight-asian="normal" style:font-weight-complex="normal"/>
    </style:style>
    <style:style style:name="P249" style:family="paragraph" style:parent-style-name="Banner">
      <style:text-properties fo:font-style="italic" style:font-style-asian="italic" style:font-style-complex="italic"/>
    </style:style>
    <style:style style:name="P250" style:family="paragraph" style:parent-style-name="Banner">
      <style:paragraph-properties fo:text-align="justify" style:justify-single-word="false"/>
    </style:style>
    <style:style style:name="P251" style:family="paragraph" style:parent-style-name="Standard">
      <style:paragraph-properties fo:margin-left="2.499cm" fo:margin-right="0cm" fo:text-align="justify" style:justify-single-word="false" fo:text-indent="-2cm" style:auto-text-indent="false">
        <style:tab-stops>
          <style:tab-stop style:position="-1.455cm"/>
          <style:tab-stop style:position="1.217cm"/>
          <style:tab-stop style:position="2.99cm"/>
          <style:tab-stop style:position="6.033cm"/>
          <style:tab-stop style:position="10.028cm"/>
          <style:tab-stop style:position="12.991cm"/>
        </style:tab-stops>
      </style:paragraph-properties>
    </style:style>
    <style:style style:name="P252" style:family="paragraph" style:parent-style-name="BodyHanging">
      <style:paragraph-properties fo:margin-left="6.001cm" fo:margin-right="0cm" fo:text-indent="-6.001cm" style:auto-text-indent="false">
        <style:tab-stops>
          <style:tab-stop style:position="4.5cm"/>
        </style:tab-stops>
      </style:paragraph-properties>
    </style:style>
    <style:style style:name="P253" style:family="paragraph" style:parent-style-name="Standard">
      <style:paragraph-properties fo:margin-left="6.001cm" fo:margin-right="0cm" fo:text-align="justify" style:justify-single-word="false" fo:text-indent="-6.001cm" style:auto-text-indent="false">
        <style:tab-stops>
          <style:tab-stop style:position="-5.027cm"/>
          <style:tab-stop style:position="-1.508cm"/>
          <style:tab-stop style:position="-0.503cm"/>
        </style:tab-stops>
      </style:paragraph-properties>
    </style:style>
    <style:style style:name="P254" style:family="paragraph" style:parent-style-name="Vocabulary">
      <style:paragraph-properties fo:margin-left="5.001cm" fo:margin-right="0cm" fo:text-indent="-5.001cm" style:auto-text-indent="false">
        <style:tab-stops>
          <style:tab-stop style:position="-0.529cm"/>
        </style:tab-stops>
      </style:paragraph-properties>
    </style:style>
    <style:style style:name="P255" style:family="paragraph" style:parent-style-name="Vocabulary">
      <style:paragraph-properties fo:margin-left="5.001cm" fo:margin-right="0cm" fo:text-indent="-5.001cm" style:auto-text-indent="false">
        <style:tab-stops>
          <style:tab-stop style:position="-0.529cm"/>
        </style:tab-stops>
      </style:paragraph-properties>
      <style:text-properties fo:font-style="italic" style:font-style-asian="italic" style:font-style-complex="italic"/>
    </style:style>
    <style:style style:name="P256" style:family="paragraph" style:parent-style-name="Vocabulary">
      <style:paragraph-properties fo:margin-left="5.001cm" fo:margin-right="0cm" fo:text-indent="-5.001cm" style:auto-text-indent="false">
        <style:tab-stops>
          <style:tab-stop style:position="3cm"/>
        </style:tab-stops>
      </style:paragraph-properties>
      <style:text-properties fo:font-weight="normal" style:font-weight-asian="normal" style:font-weight-complex="normal"/>
    </style:style>
    <style:style style:name="P257" style:family="paragraph" style:parent-style-name="Flush">
      <style:text-properties fo:font-style="normal" style:font-style-asian="normal" style:font-style-complex="normal"/>
    </style:style>
    <style:style style:name="P258" style:family="paragraph" style:parent-style-name="Flush">
      <style:paragraph-properties>
        <style:tab-stops>
          <style:tab-stop style:position="2.963cm"/>
          <style:tab-stop style:position="5.98cm"/>
          <style:tab-stop style:position="8.996cm"/>
          <style:tab-stop style:position="11.986cm"/>
        </style:tab-stops>
      </style:paragraph-properties>
      <style:text-properties fo:font-style="normal" style:font-style-asian="normal" style:font-style-complex="normal"/>
    </style:style>
    <style:style style:name="P259" style:family="paragraph" style:parent-style-name="Flush">
      <style:paragraph-properties>
        <style:tab-stops>
          <style:tab-stop style:position="2.99cm"/>
          <style:tab-stop style:position="6.033cm"/>
          <style:tab-stop style:position="10.028cm"/>
          <style:tab-stop style:position="12.991cm"/>
        </style:tab-stops>
      </style:paragraph-properties>
    </style:style>
    <style:style style:name="P260" style:family="paragraph" style:parent-style-name="Flush">
      <style:paragraph-properties>
        <style:tab-stops>
          <style:tab-stop style:position="1.508cm"/>
          <style:tab-stop style:position="4.498cm"/>
          <style:tab-stop style:position="8.969cm"/>
          <style:tab-stop style:position="11.986cm"/>
        </style:tab-stops>
      </style:paragraph-properties>
    </style:style>
    <style:style style:name="P261" style:family="paragraph" style:parent-style-name="Flush">
      <style:paragraph-properties>
        <style:tab-stops>
          <style:tab-stop style:position="1.508cm"/>
          <style:tab-stop style:position="4.498cm"/>
          <style:tab-stop style:position="8.969cm"/>
          <style:tab-stop style:position="12.039cm"/>
        </style:tab-stops>
      </style:paragraph-properties>
    </style:style>
    <style:style style:name="P262" style:family="paragraph" style:parent-style-name="Flush">
      <style:paragraph-properties>
        <style:tab-stops>
          <style:tab-stop style:position="2.963cm"/>
          <style:tab-stop style:position="5.98cm"/>
          <style:tab-stop style:position="8.996cm"/>
          <style:tab-stop style:position="11.986cm"/>
        </style:tab-stops>
      </style:paragraph-properties>
    </style:style>
    <style:style style:name="P263" style:family="paragraph" style:parent-style-name="Vocabulary">
      <style:paragraph-properties fo:margin-left="4.75cm" fo:margin-right="0cm" fo:text-indent="-4.75cm" style:auto-text-indent="false">
        <style:tab-stops>
          <style:tab-stop style:position="3cm"/>
        </style:tab-stops>
      </style:paragraph-properties>
    </style:style>
    <style:style style:name="P264" style:family="paragraph" style:parent-style-name="Banner">
      <style:paragraph-properties fo:break-before="page"/>
    </style:style>
    <style:style style:name="P265" style:family="paragraph" style:parent-style-name="Banner">
      <style:paragraph-properties fo:break-before="page"/>
      <style:text-properties fo:font-style="normal" style:font-style-asian="normal" style:font-style-complex="normal"/>
    </style:style>
    <style:style style:name="P266" style:family="paragraph" style:parent-style-name="Standard">
      <style:paragraph-properties fo:text-align="justify" style:justify-single-word="false" fo:break-before="page"/>
    </style:style>
    <style:style style:name="P267" style:family="paragraph" style:parent-style-name="BodyHanging">
      <style:paragraph-properties fo:text-align="start" style:justify-single-word="false" fo:break-before="column"/>
    </style:style>
    <style:style style:name="P268" style:family="paragraph" style:parent-style-name="Standard">
      <style:paragraph-properties fo:margin-left="0cm" fo:margin-right="0cm" fo:text-indent="1.499cm" style:auto-text-indent="false">
        <style:tab-stops>
          <style:tab-stop style:position="7.99cm"/>
        </style:tab-stops>
      </style:paragraph-properties>
    </style:style>
    <style:style style:name="P269" style:family="paragraph" style:parent-style-name="Vocabulary">
      <style:paragraph-properties fo:margin-left="0cm" fo:margin-right="0cm" fo:text-indent="1.499cm" style:auto-text-indent="false">
        <style:tab-stops>
          <style:tab-stop style:position="7.99cm"/>
        </style:tab-stops>
      </style:paragraph-properties>
    </style:style>
    <style:style style:name="P270" style:family="paragraph" style:parent-style-name="Standard">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71"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style="normal" style:font-style-asian="normal" style:font-style-complex="normal"/>
    </style:style>
    <style:style style:name="P272" style:family="paragraph" style:parent-style-name="Vocabulary">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73" style:family="paragraph" style:parent-style-name="Vocabulary">
      <style:paragraph-properties fo:margin-left="4.001cm" fo:margin-right="0cm" fo:text-align="justify" style:justify-single-word="false"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style:text-underline-style="none"/>
    </style:style>
    <style:style style:name="P274"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text-properties fo:font-weight="normal" style:font-weight-asian="normal" style:font-weight-complex="normal"/>
    </style:style>
    <style:style style:name="P275" style:family="paragraph" style:parent-style-name="BodyHanging">
      <style:paragraph-properties fo:margin-left="4.001cm" fo:margin-right="0cm" fo:text-indent="-4.001cm" style:auto-text-indent="false">
        <style:tab-stops>
          <style:tab-stop style:position="0.979cm"/>
          <style:tab-stop style:position="1.984cm"/>
          <style:tab-stop style:position="2.99cm"/>
          <style:tab-stop style:position="3.969cm"/>
          <style:tab-stop style:position="4.974cm"/>
        </style:tab-stops>
      </style:paragraph-properties>
    </style:style>
    <style:style style:name="P276" style:family="paragraph" style:parent-style-name="BannerSecondary">
      <style:paragraph-properties fo:text-align="justify" style:justify-single-word="false"/>
    </style:style>
    <style:style style:name="P277" style:family="paragraph" style:parent-style-name="BannerSecondary">
      <style:text-properties fo:font-weight="bold" style:font-weight-asian="bold" style:font-weight-complex="bold"/>
    </style:style>
    <style:style style:name="P278" style:family="paragraph" style:parent-style-name="BannerSecondary">
      <style:paragraph-properties fo:text-align="justify" style:justify-single-word="false"/>
      <style:text-properties fo:font-weight="bold" style:font-weight-asian="bold" style:font-weight-complex="bold"/>
    </style:style>
    <style:style style:name="P279" style:family="paragraph" style:parent-style-name="BannerSecondary">
      <style:text-properties fo:font-weight="normal" style:font-weight-asian="normal" style:font-weight-complex="normal"/>
    </style:style>
    <style:style style:name="P280" style:family="paragraph" style:parent-style-name="BodyHanging">
      <style:paragraph-properties fo:margin-left="1.499cm" fo:margin-right="0cm" fo:text-indent="-1.499cm" style:auto-text-indent="false">
        <style:tab-stops>
          <style:tab-stop style:position="4.974cm"/>
        </style:tab-stops>
      </style:paragraph-properties>
    </style:style>
    <style:style style:name="P281" style:family="paragraph" style:parent-style-name="Standard">
      <style:paragraph-properties fo:margin-left="1cm" fo:margin-right="0cm" fo:text-align="justify" style:justify-single-word="false" fo:text-indent="-0.499cm" style:auto-text-indent="false">
        <style:tab-stops/>
      </style:paragraph-properties>
    </style:style>
    <style:style style:name="P282" style:family="paragraph" style:parent-style-name="Standard">
      <style:paragraph-properties fo:margin-left="2cm" fo:margin-right="0cm" fo:text-align="justify" style:justify-single-word="false" fo:text-indent="-1cm" style:auto-text-indent="false">
        <style:tab-stops/>
      </style:paragraph-properties>
    </style:style>
    <style:style style:name="P283" style:family="paragraph" style:parent-style-name="Standard">
      <style:paragraph-properties fo:margin-left="1cm" fo:margin-right="0cm" fo:text-align="justify" style:justify-single-word="false" fo:text-indent="0cm" style:auto-text-indent="false">
        <style:tab-stops>
          <style:tab-stop style:position="3.969cm"/>
        </style:tab-stops>
      </style:paragraph-properties>
    </style:style>
    <style:style style:name="P284" style:family="paragraph" style:parent-style-name="Standard">
      <style:paragraph-properties fo:margin-left="1.499cm" fo:margin-right="0cm" fo:text-align="justify" style:justify-single-word="false" fo:text-indent="0.499cm" style:auto-text-indent="false"/>
    </style:style>
    <style:style style:name="P285" style:family="paragraph" style:parent-style-name="Standard">
      <style:paragraph-properties fo:margin-left="3cm" fo:margin-right="0cm" fo:text-align="justify" style:justify-single-word="false" fo:text-indent="0cm" style:auto-text-indent="false">
        <style:tab-stops>
          <style:tab-stop style:position="3.995cm"/>
        </style:tab-stops>
      </style:paragraph-properties>
    </style:style>
    <style:style style:name="P286" style:family="paragraph" style:parent-style-name="BodyHanging">
      <style:paragraph-properties fo:margin-left="8.999cm" fo:margin-right="0cm" fo:text-indent="-8.999cm" style:auto-text-indent="false">
        <style:tab-stops>
          <style:tab-stop style:position="-1.032cm"/>
        </style:tab-stops>
      </style:paragraph-properties>
    </style:style>
    <style:style style:name="P287" style:family="paragraph" style:parent-style-name="Standard">
      <style:paragraph-properties fo:margin-left="2cm" fo:margin-right="0cm" fo:text-align="justify" style:justify-single-word="false" fo:text-indent="-0.499cm" style:auto-text-indent="false">
        <style:tab-stops/>
      </style:paragraph-properties>
    </style:style>
    <style:style style:name="P288" style:family="paragraph" style:parent-style-name="Standard">
      <style:paragraph-properties fo:margin-left="2cm" fo:margin-right="0cm" fo:text-align="justify" style:justify-single-word="false" fo:text-indent="-0.499cm" style:auto-text-indent="false">
        <style:tab-stops/>
      </style:paragraph-properties>
      <style:text-properties fo:font-style="normal" style:font-style-asian="normal" style:font-style-complex="normal"/>
    </style:style>
    <style:style style:name="P289" style:family="paragraph" style:parent-style-name="Standard">
      <style:paragraph-properties fo:margin-left="1.499cm" fo:margin-right="0cm" fo:text-align="justify" style:justify-single-word="false" fo:text-indent="-0.75cm" style:auto-text-indent="false">
        <style:tab-stops/>
      </style:paragraph-properties>
    </style:style>
    <style:style style:name="P290" style:family="paragraph" style:parent-style-name="Standard">
      <style:paragraph-properties fo:margin-left="0cm" fo:margin-right="0cm" fo:text-align="justify" style:justify-single-word="false" fo:text-indent="1cm" style:auto-text-indent="false">
        <style:tab-stops>
          <style:tab-stop style:position="5.001cm"/>
          <style:tab-stop style:position="8.999cm"/>
        </style:tab-stops>
      </style:paragraph-properties>
    </style:style>
    <style:style style:name="P291" style:family="paragraph" style:parent-style-name="BodyHanging">
      <style:paragraph-properties>
        <style:tab-stops>
          <style:tab-stop style:position="1cm" style:type="right"/>
          <style:tab-stop style:position="2.963cm"/>
          <style:tab-stop style:position="7.938cm"/>
        </style:tab-stops>
      </style:paragraph-properties>
      <style:text-properties fo:font-style="normal" style:font-style-asian="normal" style:font-style-complex="normal"/>
    </style:style>
    <style:style style:name="P292" style:family="paragraph" style:parent-style-name="BodyHanging">
      <style:paragraph-properties>
        <style:tab-stops>
          <style:tab-stop style:position="1cm" style:type="right"/>
          <style:tab-stop style:position="2.963cm"/>
          <style:tab-stop style:position="8.969cm"/>
        </style:tab-stops>
      </style:paragraph-properties>
      <style:text-properties fo:font-style="normal" style:font-style-asian="normal" style:font-style-complex="normal"/>
    </style:style>
    <style:style style:name="P293" style:family="paragraph" style:parent-style-name="BodyHanging">
      <style:paragraph-properties>
        <style:tab-stops>
          <style:tab-stop style:position="1cm" style:type="right"/>
          <style:tab-stop style:position="2.963cm"/>
          <style:tab-stop style:position="8.969cm"/>
        </style:tab-stops>
      </style:paragraph-properties>
    </style:style>
    <style:style style:name="P294" style:family="paragraph" style:parent-style-name="BodyHanging">
      <style:paragraph-properties fo:margin-left="0cm" fo:margin-right="0cm" fo:text-indent="0cm" style:auto-text-indent="false">
        <style:tab-stops>
          <style:tab-stop style:position="-0.499cm"/>
          <style:tab-stop style:position="0.499cm"/>
        </style:tab-stops>
      </style:paragraph-properties>
    </style:style>
    <style:style style:name="P295" style:family="paragraph" style:parent-style-name="Standard">
      <style:text-properties fo:font-weight="bold" style:font-weight-asian="bold" style:font-weight-complex="bold"/>
    </style:style>
    <style:style style:name="P296" style:family="paragraph" style:parent-style-name="Standard">
      <style:text-properties fo:font-weight="normal" style:font-weight-asian="normal" style:font-weight-complex="normal"/>
    </style:style>
    <style:style style:name="P297" style:family="paragraph" style:parent-style-name="Standard">
      <style:paragraph-properties>
        <style:tab-stops>
          <style:tab-stop style:position="1.499cm"/>
          <style:tab-stop style:position="2.499cm"/>
          <style:tab-stop style:position="8.999cm"/>
        </style:tab-stops>
      </style:paragraph-properties>
      <style:text-properties fo:font-weight="normal" style:font-weight-asian="normal" style:font-weight-complex="normal"/>
    </style:style>
    <style:style style:name="P298" style:family="paragraph" style:parent-style-name="Standard">
      <style:paragraph-properties fo:margin-left="0cm" fo:margin-right="0cm" fo:text-indent="0cm" style:auto-text-indent="false"/>
    </style:style>
    <style:style style:name="T1" style:family="text">
      <style:text-properties fo:font-variant="normal" fo:text-transform="none" fo:color="#2c2c2c" style:font-name="Helvetica Neue" fo:font-size="22.5pt" fo:letter-spacing="normal" fo:font-style="normal" fo:font-weight="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style:font-style-asian="italic" style:font-style-complex="italic"/>
    </style:style>
    <style:style style:name="T8" style:family="text">
      <style:text-properties fo:language="zxx" fo:country="none" fo:font-style="italic" style:language-asian="zxx" style:country-asian="none" style:font-style-asian="italic" style:language-complex="zxx" style:country-complex="none" style:font-style-complex="italic"/>
    </style:style>
    <style:style style:name="T9" style:family="text">
      <style:text-properties style:text-underline-style="none"/>
    </style:style>
    <style:style style:name="T10" style:family="text">
      <style:text-properties style:text-underline-style="none" fo:font-weight="normal"/>
    </style:style>
    <style:style style:name="T11" style:family="text">
      <style:text-properties style:text-underline-style="none"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style:font-style-asian="normal" style:font-weight-asian="bold" style:font-style-complex="normal" style:font-weight-complex="bold"/>
    </style:style>
    <style:style style:name="T17" style:family="text">
      <style:text-properties fo:font-style="normal" fo:font-weight="normal" style:font-weight-asian="bold"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weight="bold" style:font-weight-asian="bold" style:font-weight-complex="bold"/>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style:font-weight-asian="bold" style:font-weight-complex="bold"/>
    </style:style>
    <style:style style:name="T25" style:family="text">
      <style:text-properties style:text-position="super 58%"/>
    </style:style>
    <style:style style:name="T26" style:family="text">
      <style:text-properties style:text-position="super 58%" fo:font-style="italic" style:font-style-asian="italic" style:font-style-complex="italic"/>
    </style:style>
    <style:style style:name="T27" style:family="text">
      <style:text-properties style:text-position="super 58%" fo:font-style="italic" style:text-underline-style="none" style:font-style-asian="italic" style:font-style-complex="italic"/>
    </style:style>
    <style:style style:name="T28" style:family="text">
      <style:text-properties style:text-position="super 58%" fo:font-style="italic" fo:font-weight="normal" style:font-style-asian="italic" style:font-weight-asian="normal" style:font-style-complex="italic" style:font-weight-complex="normal"/>
    </style:style>
    <style:style style:name="T29" style:family="text">
      <style:text-properties style:text-position="super 58%" fo:font-style="italic" style:text-underline-style="solid" style:text-underline-width="auto" style:text-underline-color="font-color" style:font-style-asian="italic" style:font-style-complex="italic"/>
    </style:style>
    <style:style style:name="T30" style:family="text">
      <style:text-properties style:text-position="super 58%" fo:font-weight="normal" style:font-weight-asian="normal" style:font-weight-complex="normal"/>
    </style:style>
    <style:style style:name="T31" style:family="text">
      <style:text-properties style:text-position="super 58%" fo:font-style="normal" style:font-style-asian="normal" style:font-style-complex="normal"/>
    </style:style>
    <style:style style:name="T32" style:family="text">
      <style:text-properties style:font-name="Times New Roman"/>
    </style:style>
    <style:style style:name="T33" style:family="text">
      <style:text-properties fo:font-variant="small-caps"/>
    </style:style>
    <style:style style:name="T34" style:family="text">
      <style:text-properties fo:language="la" fo:country="VA"/>
    </style:style>
    <style:style style:name="T35" style:family="text">
      <style:text-properties style:text-position="33% 58%" fo:font-style="italic" style:font-style-asian="italic" style:font-style-complex="italic"/>
    </style:style>
    <style:style style:name="T36" style:family="text">
      <style:text-properties style:text-underline-style="solid" style:text-underline-width="auto" style:text-underline-color="font-color"/>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ntario High School Latin Book</text:span> </text:p>
      <text:p text:style-name="P2">PA 2087 R65 1906</text:p>
      <text:p text:style-name="P2"/>
      <text:p text:style-name="P12">{{spine}}</text:p>
      <text:p text:style-name="P2">Ontario High School Latin Book</text:p>
      <text:p text:style-name="P2"/>
      <text:p text:style-name="P12">{{cover}}</text:p>
      <text:p text:style-name="P5">Ontario </text:p>
      <text:p text:style-name="P5">High School</text:p>
      <text:p text:style-name="P5">Latin Book</text:p>
      <text:p text:style-name="P2"/>
      <text:p text:style-name="P2">Authorized by the Ministry of Education for Ontario</text:p>
      <text:p text:style-name="P2"/>
      <text:p text:style-name="P2">The Educational Book Co. Limited </text:p>
      <text:p text:style-name="P2">Toronto</text:p>
      <text:p text:style-name="P2"/>
      <text:p text:style-name="P2">[[Plate <text:span text:style-name="T12">–</text:span> Tomb of Hadrian and Aelian Bridge. <text:s/>(<text:span text:style-name="T2">Now the Castle and Bridge of St</text:span><text:span text:style-name="T7">.</text:span><text:span text:style-name="T2"> Angelo.</text:span>)]]</text:p>
      <text:p text:style-name="P2"/>
      <text:p text:style-name="P12">{{i}}</text:p>
      <text:p text:style-name="P2">Ontario </text:p>
      <text:p text:style-name="P2">High School</text:p>
      <text:p text:style-name="P2">Latin Book</text:p>
      <text:p text:style-name="P2">(Latin Lessons for Beginners)</text:p>
      <text:p text:style-name="P2"/>
      <text:p text:style-name="P2">By</text:p>
      <text:p text:style-name="P2">J. C. Robertson, M. A.</text:p>
      <text:p text:style-name="P2">Victoria College, University of Toronto</text:p>
      <text:p text:style-name="P2">and</text:p>
      <text:p text:style-name="P2">Adam Carruthers, M. A.</text:p>
      <text:p text:style-name="P2">University College, <text:s/>University of Toronto</text:p>
      <text:p text:style-name="P2"/>
      <text:p text:style-name="P3">Authorized by the Minister of Education for Ontario</text:p>
      <text:p text:style-name="P2">The Educational Book Co. Limited </text:p>
      <text:p text:style-name="P8">Toronto</text:p>
      <text:p text:style-name="P8">(10)</text:p>
      <text:p text:style-name="P8"/>
      <text:p text:style-name="P12">{{ii}}</text:p>
      <text:p text:style-name="P8">Entered according to the Act of Parliament of Canada, in the Office of the Minister of Agriculture, by W. J. Gage &amp; Co. Limited, Toronto, in the year one thousand nine hundred and six.</text:p>
      <text:p text:style-name="P8"/>
      <text:p text:style-name="P12">{{iii}}</text:p>
      <text:p text:style-name="P8">Preface</text:p>
      <text:p text:style-name="P8"/>
      <text:p text:style-name="P150">This book is the result of a revision of the Primary Latin Book which was published in 1892. <text:s/>The experience of the intervening years and, in part, the changed conditions in our school, have led to a revision so thorough as to produce an altogether new book. <text:s/>Yet in some important respects the point of view of the earlier work has been retained. <text:s/>It is recognized throughout that the primary object of an introductory Latin book is to prepare pupils for the reading of Latin; that the acquiring of a vocabulary, <text:soft-page-break/>the mastery of accidence and syntax, are to be regarded as means to that end; and, finally, that the only way to learn how to read Latin is by much practice in reading Latin. <text:s/>The temptation to dwell upon what is not essential for beginners, merely for the sake of completeness, has constantly to be resisted, and in an introductory Latin book merely to know what to omit is itself a great merit, if a negative one.</text:p>
      <text:p text:style-name="P150">The improvements made in the order of the lessons do not involve any material change in principle. <text:s/>Most introductory Latin books published in the last two decades follow a plan which some theorists have criticized as disjointed and lacking in continuity. <text:s/>It is claimed that the unsystematic and piecemeal presentation of forms and syntax, which to-day directs attention to the verb, to-morrow to the noun, and the day after to some rule of syntax, is a violation of the laws of psychology and of pedagogy. <text:s/>Surely, however, this is no psychological necessity for our learning a language in the same order in which reflective analysis and systematized grammar present it; no law of the mind bids us learn all our nouns before we venture upon the verb, or prescribes that, after becoming acquainted with one pronoun, we shall forthwith master all the rest. <text:s/>On the other hand, experience, to which the final appeal must be made, has shown that there is a distinct gain when topics are varied according to a well-considered plan. <text:s/>If, for example, some lessons on the noun or adjective intervene between the lesson on the perfect indicative and that on the pluperfect, a much greater amount of drill in the perfect can be obtained than by the method in which practice in the perfect<text:span text:style-name="T26">{{iv}}</text:span> in one lesson must of necessity give place to practice in the pluperfect immediately afterwards. <text:s/>The success of the method which is now usually followed depends, however, on having, first, a well-planned order of lessons which neither unduly separates matters that should be closely connected, nor presents too great and too varied an array of topics in one and the same lesson; and, secondly, a series of exercises that never allows what has been learned at any stage to be forgotten through having been too long neglected. <text:s/>This, with a proper amount of review work, will secure all the systematization that is necessary for the beginner.</text:p>
      <text:p text:style-name="Standard">To the vocabulary most careful attention has been given. <text:s/>Whether consciously or not, the authors of introductory books are, by their choice of vocabulary, really preparing the beginner to read some particular style of Latin. <text:s/>A selection being unavoidable, it has seemed beset to prepare for the reading of Caesar, not so much by selecting sentence from the Gallic War, with little or no change, as by familiarizing the pupil from the first with words and phrases of frequent occurrence throughout Caesar's narrative. <text:s/>At the same time regard has been had to the usefulness of the vocabulary for other purposes. <text:s/>But on the whole the words that are frequent in Caesar are words that should form part of the vocabulary of every student of Latin. <text:s/>The absence of such words as <text:span text:style-name="T2">ancilla</text:span>, <text:span text:style-name="T2">corōna, </text:span>and <text:span text:style-name="T2">stella </text:span>may be deplored, but <text:span text:style-name="T8">fuga</text:span>, <text:span text:style-name="T2">rīpa</text:span>, and <text:span text:style-name="T2">cōpia</text:span> are quite valuable from any point of view, and for Caesar are incomparably more useful.</text:p>
      <text:p text:style-name="Standard">The rule has been followed of giving not more than ten new words with each exercise. <text:s/>This has necessitated a careful selection of the words and phrases that would prove most valuable both for immediate and for later use. <text:s/>Especial care also has been taken that words once introduced shall not after a time be disused; it is within the mark to say that the exercises of any group of ten consecutive lessons employ more than ninety per cent of all the words hitherto learned. <text:s/>Wherever possible, related words have been so grouped in one vocabulary as not only to help the memory but also to give some knowledge of the principles of composition and derivation.</text:p>
      <text:p text:style-name="Standard">At intervals of about five lessons are review word lists, given alternately in Latin and in English, and variously classified; each list thus contains the words that have been introduced in the preceding ten lessons. <text:s/>The topical classification of the English lists will be found especially useful, and will doubtless suggest to the teacher other groupings and combinations which can be readily made.<text:span text:style-name="T26">{{v}}</text:span></text:p>
      <text:p text:style-name="Standard">The exercises are so graded, and the sentences call for so constant an interweaving of old matter with new, that it is believed continuous and rapid progress will be possible, with no sudden increase of difficulty at any stage. <text:s/>In the latter part of the book the exercises are given in a double series, A and B, either of which is sufficient for a complete course. <text:s/>There is thus provided abundant matter for review, for oral or sight work, for examination purposes, for additional practice in difficult points, as well as for <text:soft-page-break/>a change in the routine of work from year to year. <text:s/>If the exercises, as well as the whole book, seem longer by reason of the larger type used, that is a fault that will be readily forgiven. <text:s/>Much difference of opinion exists as to the respective value of translation from Latin and translation into Latin. <text:s/>In any case, sufficient material is provided in this book for those who hold the view that translation from English into Latin, when not too difficult, is an invaluable means of clinching the knowledge of forms and syntax alike.</text:p>
      <text:p text:style-name="Standard">In order to relate the work in Latin more closely and more profitably to what the pupil will already have learned of grammar, or may learn at a later stage, care has been taken in the explanations given, both to use the terminology already familiar from his study of English grammar, and to keep in view the statements of Latin grammar as they are given in more advanced books.</text:p>
      <text:p text:style-name="Standard">The constant translation of detached sentences may easily become a source of weariness to the pupil, who, after much toiling, does not seem to be arriving anywhere. <text:s/>To obviate this, a reading lesson in for form of a continuous story has been inserted after each word list. <text:s/>The stories are drawn from Roman legend, the order of chronology being observed, and for the most part illustrate the resolution, sense of duty and devotion to country so characteristic of the Romans. <text:s/>These lessons are, in the strictest sense, reviews; they are not adaptations of any existing narrative, but have been built up out of the material afforded by the previous vocabularies and exercises. <text:s/>The are sufficiently long to give the detail needed to make a story interesting, and yet are in such close relation to the work just completed that they can be read without a discouraging amount of labour, and even, by at least the better pupils, at sight. <text:s/>Apart from the question of interest and practice, it is no small thing for a pupil to have learned that he is able to apply successfully the knowledge he already has to the work of translating continuous narrative.<text:span text:style-name="T26">{{vi}}</text:span></text:p>
      <text:p text:style-name="Standard">For <text:span text:style-name="T9">classes in which it may be desirable to take up some easier Latin preparatory to the study of Caesar, there have been added a summary of Caesar's First Campaign in Gaul, and an adaptation of the Story of Ulysses from Ritchie's admirable </text:span><text:span text:style-name="T3">Fabulae Faciles</text:span><text:span text:style-name="T5">.</text:span></text:p>
      <text:p text:style-name="Standard">The illustrations in the book are intended in part to furnish through the eye more accurate ideas of the meaning of certain Latin words and expressions, and in part to interest the pupil in the great monuments of Rome, and thus in the achievements of that masterful people whose language he is learning and whose literature he is about to read. <text:s/>If the exercises are largely connected with military operations, the illustrations and the introductory sections will show that the Romans were architects, engineers, law-givers, and administrators, as well as warriors.</text:p>
      <text:p text:style-name="Standard">It remains for the authors to express their indebtedness for valuable suggestions and criticism both to their colleagues in the University and to many of the teachers of Lain in the secondary schools of Ontario, especially among the latter to Mr. H. I. Strang, Mr. H. J. Crawford, Mr. F. C. Colbeck, and Mr. D. A. Glassey.</text:p>
      <text:p text:style-name="P11"/>
      <text:p text:style-name="P11">Toronto, March, 1906.</text:p>
      <text:p text:style-name="P11"/>
      <text:p text:style-name="P13">{{vii}}</text:p>
      <text:p text:style-name="P11">Contents.</text:p>
      <text:p text:style-name="P11">Introductory Lessons.</text:p>
      <text:p text:style-name="P11"/>
      <text:p text:style-name="P11">Lesson</text:p>
      <text:p text:style-name="P11">Page</text:p>
      <text:p text:style-name="P11"/>
      <text:p text:style-name="P13">{{x}}</text:p>
      <text:p text:style-name="P11">Supplementary Reading Lessons</text:p>
      <text:p text:style-name="P11">Caesar's First Campaign in Gaul</text:p>
      <text:p text:style-name="P11">The Story of Ulysses</text:p>
      <text:p text:style-name="P11"><text:soft-page-break/></text:p>
      <text:p text:style-name="P11">Tables of Declensions and Conjugations</text:p>
      <text:p text:style-name="P11"/>
      <text:p text:style-name="P11">Descriptions of Illustrations</text:p>
      <text:p text:style-name="P11"/>
      <text:p text:style-name="P11">Latin-English Vocabulary</text:p>
      <text:p text:style-name="P11"/>
      <text:p text:style-name="P11">English-Latin Vocabulary</text:p>
      <text:p text:style-name="P11"/>
      <text:p text:style-name="P11">Index</text:p>
      <text:p text:style-name="P11"/>
      <text:p text:style-name="P13">{{xi}}</text:p>
      <text:p text:style-name="P11">Maps</text:p>
      <text:p text:style-name="P11">Italy and Gaul</text:p>
      <text:p text:style-name="P11">Rome</text:p>
      <text:p text:style-name="P11"/>
      <text:p text:style-name="P11">Full-Page Illustrations</text:p>
      <text:p text:style-name="P8"><text:span text:style-name="T9">(</text:span><text:span text:style-name="T3">For description see page 362.</text:span><text:span text:style-name="T9">)</text:span></text:p>
      <text:p text:style-name="P11">Tomb of Hadrian</text:p>
      <text:p text:style-name="P11">Appian Way</text:p>
      <text:p text:style-name="P11">Tomb of Caecilia Metella</text:p>
      <text:p text:style-name="P11">Pantheon</text:p>
      <text:p text:style-name="P11">Colosseum</text:p>
      <text:p text:style-name="P11">Claudian Aqueduct and Cloaca Maxima</text:p>
      <text:p text:style-name="P11">Trajan' Column</text:p>
      <text:p text:style-name="P11">Arch of Severus</text:p>
      <text:p text:style-name="P11">Baths of Caracalla</text:p>
      <text:p text:style-name="P11">Forum, looking east</text:p>
      <text:p text:style-name="P11">Forum, looking west</text:p>
      <text:p text:style-name="P11">Forum, restored</text:p>
      <text:p text:style-name="P11">Arch of Constantine</text:p>
      <text:p text:style-name="P11">Spoils of Jerusalem</text:p>
      <text:p text:style-name="P11"/>
      <text:p text:style-name="P11">Illustrations in the Text</text:p>
      <text:p text:style-name="P11">Roman Coins</text:p>
      <text:p text:style-name="P11">Roman Eagle</text:p>
      <text:p text:style-name="P11">Sword</text:p>
      <text:p text:style-name="P11">Soldier</text:p>
      <text:p text:style-name="P11">Spear</text:p>
      <text:p text:style-name="P11">The Wall of Romulus</text:p>
      <text:p text:style-name="P11">Remains of Roman Camp</text:p>
      <text:p text:style-name="P11">Standard</text:p>
      <text:p text:style-name="P11">Caius Julius Caesar (<text:span text:style-name="T2">Bust in the Louvre, Paris</text:span>)</text:p>
      <text:p text:style-name="P11">Soldiers on the March</text:p>
      <text:p text:style-name="P11">Arms and Weapons</text:p>
      <text:p text:style-name="P11">Writing Implements and Materials (<text:span text:style-name="T2">Wall painting at Pompeii</text:span>)</text:p>
      <text:p text:style-name="P11">Porta Appia</text:p>
      <text:p text:style-name="P11">Rampart and Trench</text:p>
      <text:p text:style-name="P11">Military Standards<text:span text:style-name="T26">{{xii}}</text:span></text:p>
      <text:p text:style-name="P8"><text:soft-page-break/>Tomb of the Horatii and Curiatii near Alba</text:p>
      <text:p text:style-name="P8">War-galleys (<text:span text:style-name="T2">Wall-painting at Pompeii</text:span>)</text:p>
      <text:p text:style-name="P8">War-ship (<text:span text:style-name="T2">Praeneste Relief</text:span>)</text:p>
      <text:p text:style-name="P8">Roman Coin</text:p>
      <text:p text:style-name="P8">Statue of Augustus (<text:span text:style-name="T2">Vatican Museum, Rome</text:span>)</text:p>
      <text:p text:style-name="P8">Transport Ship (<text:span text:style-name="T2">Ancient Relief</text:span>)</text:p>
      <text:p text:style-name="P8">Cicero Addressing the Senate (<text:span text:style-name="T2">Fresco in Palace of the Senate, Rome</text:span>)</text:p>
      <text:p text:style-name="P8">Soldier's Pack</text:p>
      <text:p text:style-name="P8">Attack on a Walled City</text:p>
      <text:p text:style-name="P8">Aqueduct at Nismes</text:p>
      <text:p text:style-name="P8">The Dying Gaul (<text:span text:style-name="T2">Museum of the Capitol, Rome</text:span>)</text:p>
      <text:p text:style-name="P8">Soldiers Crossing a Bridge of Boats (Trajan's Column)</text:p>
      <text:p text:style-name="P8">Coin of Hadrian</text:p>
      <text:p text:style-name="P8">Roman Fleet in Harbour</text:p>
      <text:p text:style-name="P8">Temple at Nismes</text:p>
      <text:p text:style-name="P8">Coin of Antoninus Pius</text:p>
      <text:p text:style-name="P8"/>
      <text:p text:style-name="P12">{{1}}</text:p>
      <text:p text:style-name="P7">Latin Lessons for Beginners</text:p>
      <text:p text:style-name="P8"/>
      <text:p text:style-name="P7">Introduction.</text:p>
      <text:p text:style-name="P8"/>
      <text:p text:style-name="P8">The Latin Language and the Roman People.</text:p>
      <text:p text:style-name="P8"/>
      <text:p text:style-name="Standard"><text:span text:style-name="T21">1</text:span><text:span text:style-name="T24">.</text:span> Latin is the language that was spoken by the people of ancient Rome. <text:s/>The word <text:span text:style-name="T2">Latin</text:span> is derived from the adjective <text:span text:style-name="T2">Latinus</text:span>, meaning <text:span text:style-name="T2">belonging to Latium</text:span>. <text:s/>Latium was the district occupying the plain south of the river Tiber, and its inhabitants, the Latins, possessed several towns and strongholds, amoung which was Rome. <text:s/>In time Rome came to be the strongest of all these Latin towns, so that the other Latins, at first the kinsmen and allies of the Romans, became at length their subjects. Accordingly from a very early date the Latin ceased to be applied to the people and city of Rome, and was used only of the other inhabitants of Latium, although it was always retained in speaking of the language common to Romans and Latins.</text:p>
      <text:p text:style-name="Standard"><text:span text:style-name="T21">2</text:span><text:span text:style-name="T24">.</text:span> For several centuries after the found of their settlement, the Romans were but an inconspicuous people, holding amid constant struggles a very small portion of Italian territory. <text:s/>From about 350 B.C., however, their power extended rapidly; within a century they had conquered the whole peninsula of Italy; and by the beginning of the Christian era,<text:span text:style-name="T26">{{2}}</text:span> Rome was mistress of all the lands bordering on the Mediterranean, virtually, that is, of the then known world. <text:s/>The Roman empire thus established lasted unbroken for over 400 years, and for more than 1,000 years thereafter the influence of Rome was paramount in Europe.</text:p>
      <text:p text:style-name="Standard"><text:span text:style-name="T21">3</text:span><text:span text:style-name="T24">.</text:span> This supremacy of the Roman people was based on certain qualities which we find them possessing from the beginning of their history. <text:s/>The Romans were extremely resolute, daunted by no reverse or misfortune, strenuous and untiring; stern and ruthless, though on the whole honourable in their dealings; they were conspicuous for the self-denying patriotism and their high sense of duty; they lacked refinement and imagination, but were clear-headed, business-like, and efficient; and finally they were not a mere fighting race, but one gifted above all other nations with power of governing, framing laws, and organizing. <text:s/>Roman law, Roman organization, and Roman institutions persist to this day over most of continental Europe; and when in the middle ages the power of the Roman empire passed over to the Roman church, this genius for organization and government was not lost. <text:s/>Quite as important, too, as these contributions to modern civilization is the fact that Rome, after conquering the ancient <text:soft-page-break/>world, gathered up into her own civilization all that Greece, Egypt, and Asia had of value for mankind in science, literature, art, philosophy, and religion, and preserved it for the modern world.</text:p>
      <text:p text:style-name="Standard"><text:span text:style-name="T21">4</text:span><text:span text:style-name="T24">.</text:span> During the long centuries of Roman supremacy in Europe, Latin came to have a peculiar pre-eminence which no other language has ever enjoyed. <text:s/>French, <text:span text:style-name="T26">{{3}}</text:span>Italian, Spanish, and Portuguese are merely the modern representatives of Latin as it was spoken in various parts of the Roman empire (whence they are known as the <text:span text:style-name="T2">Romance</text:span> languages). <text:s/>Moreover all through the middle ages and down to quite modern times, Latin was the language of learning and diplomacy; an educated man in any part of Europe knew Latin as well as his own language, and both wrote and spoke it freely. <text:s/>Partly for this latter reason, and partly because of England's close relations with France from the time of the Norman Conquest, the English language also has been profoundly influenced by Latin.<text:span text:style-name="T32"><text:note text:id="ftn1" text:note-class="footnote"><text:note-citation>1</text:note-citation><text:note-body><text:p text:style-name="P137">English belongs to a different group of languages from Latin and French, and is more akin to Dutch, German, Danish, and Norse. <text:s/>This group of languages is called Teutonic, and the Teutonic and Latin groups seem to have descended from some still earlier common language. <text:s/>Hence there are resemblances between English and Latin words, even where it is certain that the English word has not come even indirectly from Latin: as e.g. <text:span text:style-name="T2">mother</text:span><text:span text:style-name="T12"> and </text:span><text:span text:style-name="T2">mater</text:span><text:span text:style-name="T12">, </text:span><text:span text:style-name="T2">two</text:span><text:span text:style-name="T12"> and </text:span><text:span text:style-name="T2">duo</text:span><text:span text:style-name="T12">. <text:s/>Such related words are called </text:span><text:span text:style-name="T2">cognates</text:span><text:span text:style-name="T12">; words which have come to us from Latin are called </text:span><text:span text:style-name="T2">derivatives</text:span><text:span text:style-name="T12">.</text:span></text:p></text:note-body></text:note></text:span> <text:s/>Countless words, originally Latin, have been introduced from French, especially during the fourteenth and fifteenth centuries; and innumerable words have all been taken directly from Latin during the whole period from the time of the Roman occupation of Britain to the present day, but particularly since A.D. 1500. <text:s/>It has been estimated that fully forty per cent of our English vocabulary has thus come, directly or indirectly, from Latin.</text:p>
      <text:p text:style-name="P10"/>
      <text:p text:style-name="P10">The Alphabet.</text:p>
      <text:p text:style-name="P10"/>
      <text:p text:style-name="Standard">5. The Latin alphabet is the same as the English, except that <text:span text:style-name="T21">W</text:span> is never used. <text:s/><text:span text:style-name="T21">K</text:span> occurs in but a few words and always as an initial letter; even here it is replaced by <text:span text:style-name="T21">C</text:span> in many books, as <text:span text:style-name="T21">Karthāgō</text:span> or <text:span text:style-name="T21">Carthāgō</text:span>, <text:span text:style-name="T6">Carthage</text:span>.<text:span text:style-name="T26">{{4}}</text:span></text:p>
      <text:p text:style-name="Standard"><text:span text:style-name="T21">Y</text:span> and <text:span text:style-name="T21">Z</text:span> began to be used in the first century B.C., in a few words borrowed from the Greeks, to represent sounds foreign to Latin. <text:s/>The Romans themselves used but one sign <text:span text:style-name="T21">V</text:span> for both the vowel <text:span text:style-name="T21">U</text:span> and the semi-consonantal <text:span text:style-name="T21">V</text:span> (pronounced <text:span text:style-name="T2">w</text:span>), and similarly one sign <text:span text:style-name="T21">I</text:span> for both the vowel <text:span text:style-name="T21">I</text:span> and the semi-consonantal <text:span text:style-name="T21">J</text:span> (pronounced <text:span text:style-name="T2">y</text:span>). <text:s/>For the sake of convenience and clearness, however, many modern books (especially those for beginners in Latin) follow the custom that arose in the middle ages, of using distinct signs for the different sounds.</text:p>
      <text:p text:style-name="Standard">Only the capital letters (<text:span text:style-name="T2">majuscules</text:span>) were used by the Romans; while the use of smaller “Roman” letters (<text:span text:style-name="T2">miniscules</text:span>) dates from the eighth century A.D.</text:p>
      <text:p text:style-name="P10"/>
      <text:p text:style-name="P10">[[image : DIVVUS IVLIUS Divus Julius: The Divine Julius.]]</text:p>
      <text:p text:style-name="P10">[[image : IUDAEA CAPTA Judaea Capta: Judea Conquered.]]</text:p>
      <text:p text:style-name="P10">[[caption : <text:span text:style-name="T21">Roman Coins</text:span>.]]</text:p>
      <text:p text:style-name="P10"/>
      <text:p text:style-name="P10">Sounds of the Letters.</text:p>
      <text:p text:style-name="P10"/>
      <text:p text:style-name="P10">Vowels.</text:p>
      <text:p text:style-name="P10"/>
      <text:p text:style-name="Standard">6. Each of the five<text:span text:style-name="T32"><text:note text:id="ftn2" text:note-class="footnote"><text:note-citation>2</text:note-citation><text:note-body><text:p text:style-name="P138">Y<text:span text:style-name="T23">, which rarely occurs, has a sound between </text:span><text:span text:style-name="T6">u</text:span><text:span text:style-name="T23"> and </text:span><text:span text:style-name="T6">i</text:span><text:span text:style-name="T23"> (French </text:span><text:span text:style-name="T6">u</text:span><text:span text:style-name="T23"> or German </text:span><text:span text:style-name="T6">ü</text:span><text:span text:style-name="T23">).</text:span></text:p></text:note-body></text:note></text:span> vowels, <text:span text:style-name="T21">a</text:span>, <text:span text:style-name="T21">e</text:span>, <text:span text:style-name="T21">i</text:span>, <text:span text:style-name="T21">o</text:span>, <text:span text:style-name="T21">u</text:span>, has but two sounds, a long and a short. <text:s/>The long sounds differ from the short chiefly in requiring a distinctly longer time to utter them.<text:span text:style-name="T26">{{5}}</text:span></text:p>
      <text:p text:style-name="P10"/>
      <text:p text:style-name="P132"><text:span text:style-name="T21">ā</text:span> is sounded like <text:span text:style-name="T2">a</text:span> in <text:span text:style-name="T2">father</text:span> or <text:span text:style-name="T2">amen</text:span> (pronounced as in singing), when these words are uttered slowly, or like the second <text:span text:style-name="T2">a</text:span> in <text:span text:style-name="T2">aha</text:span>.</text:p>
      <text:p text:style-name="P132"><text:soft-page-break/><text:span text:style-name="T21">ă</text:span> is sounded like <text:span text:style-name="T2">a</text:span> in <text:span text:style-name="T2">father</text:span> or <text:span text:style-name="T2">amen</text:span> when uttered briskly, or like the first <text:span text:style-name="T2">a</text:span> in <text:span text:style-name="T2">aha</text:span>.</text:p>
      <text:p text:style-name="P132"><text:span text:style-name="T21">ē</text:span> is sounded like <text:span text:style-name="T2">e</text:span> in <text:span text:style-name="T2">they,</text:span> <text:span text:style-name="T2">veil,</text:span> or <text:span text:style-name="T2">a</text:span> in <text:span text:style-name="T2">fate</text:span><text:span text:style-name="T7">.</text:span></text:p>
      <text:p text:style-name="P132"><text:span text:style-name="T21">ĕ</text:span> is sounded like <text:span text:style-name="T2">e</text:span> in <text:span text:style-name="T2">met,</text:span> <text:span text:style-name="T2">end</text:span><text:span text:style-name="T7">.</text:span></text:p>
      <text:p text:style-name="P132"><text:span text:style-name="T21">ī</text:span> is sounded like <text:span text:style-name="T2">i</text:span> in <text:span text:style-name="T2">machine</text:span>, <text:span text:style-name="T2">police</text:span>.</text:p>
      <text:p text:style-name="P132"><text:span text:style-name="T21">ĭ</text:span> is sounded like <text:span text:style-name="T2">i</text:span> in <text:span text:style-name="T2">set,</text:span> <text:span text:style-name="T2">is</text:span><text:span text:style-name="T7">.</text:span></text:p>
      <text:p text:style-name="P132"><text:span text:style-name="T21">ō</text:span> is sounded like the second <text:span text:style-name="T2">o</text:span> in <text:span text:style-name="T2">oho</text:span> or <text:span text:style-name="T2">propose</text:span>, or like <text:span text:style-name="T2">o</text:span> in <text:span text:style-name="T2">melodious</text:span>, <text:span text:style-name="T2">heroic</text:span><text:span text:style-name="T7">.</text:span></text:p>
      <text:p text:style-name="P132"><text:span text:style-name="T21">ŏ</text:span> is sounded like the first <text:span text:style-name="T2">o</text:span> in <text:span text:style-name="T2">oho</text:span> or <text:span text:style-name="T2">propose</text:span>, or like <text:span text:style-name="T2">o</text:span> in <text:span text:style-name="T2">melody</text:span>, <text:span text:style-name="T2">heroine</text:span><text:span text:style-name="T7">.</text:span></text:p>
      <text:p text:style-name="P132"><text:span text:style-name="T21">ū</text:span> is sounded like <text:span text:style-name="T2">u</text:span> in <text:span text:style-name="T2">rule</text:span>, or <text:span text:style-name="T2">oo</text:span> in <text:span text:style-name="T2">cuckoo,</text:span> <text:span text:style-name="T2">boot,</text:span> <text:span text:style-name="T2">poor</text:span><text:span text:style-name="T7">.</text:span></text:p>
      <text:p text:style-name="P132"><text:span text:style-name="T21">ŭ</text:span> is sounded like <text:span text:style-name="T2">u</text:span> in <text:span text:style-name="T2">pull</text:span>, <text:span text:style-name="T2">cuckoo</text:span>, or <text:span text:style-name="T2">oo</text:span> in <text:span text:style-name="T2">foot,</text:span> <text:span text:style-name="T2">good</text:span><text:span text:style-name="T7">.</text:span></text:p>
      <text:p text:style-name="P10"/>
      <text:p text:style-name="Standard">N.B. — It is especially important to avoid the English short sounds of <text:span text:style-name="T2">a</text:span>, <text:span text:style-name="T2">o</text:span>, and <text:span text:style-name="T2">u</text:span> as in <text:span text:style-name="T2">hat</text:span>, <text:span text:style-name="T2">hot,</text:span> <text:span text:style-name="T2">hut,</text:span> or the <text:span text:style-name="T2">you</text:span> sound of <text:span text:style-name="T2">u</text:span> as in <text:span text:style-name="T2">pure</text:span>, <text:span text:style-name="T2">use</text:span><text:span text:style-name="T7">.</text:span></text:p>
      <text:p text:style-name="P10"/>
      <text:p text:style-name="Standard"><text:span text:style-name="T21">7</text:span><text:span text:style-name="T24">.</text:span> It should also be observed that in Latin a long vowel often precedes a combination of consonants before which, in English, a single vowel is regularly short; as, <text:span text:style-name="T21">īnfēnsus</text:span>, <text:span text:style-name="T21">adēmptum</text:span>, <text:span text:style-name="T21">crēscō</text:span>.</text:p>
      <text:p text:style-name="Standard">Many foreign geographical or biographical names illustrate the values of the Roman values; as, Tokio, Rio, Pisa, Upsala, Tripoli, Yenisei, Yokohama, Amur, Mikado, Iago, Galileo, Rossini, Hegel, Buddha, Hindu; so also many musical terms borrowed from the Italian; as, trio, <text:span text:style-name="T2">do</text:span>, <text:span text:style-name="T2">re,</text:span> <text:span text:style-name="T2">mi,</text:span> <text:span text:style-name="T2">fa</text:span>.<text:span text:style-name="T26">{{6}}</text:span></text:p>
      <text:p text:style-name="P10"/>
      <text:p text:style-name="P10">Diphtongs.</text:p>
      <text:p text:style-name="P10"/>
      <text:p text:style-name="Standard"><text:span text:style-name="T21">8</text:span><text:span text:style-name="T24">.</text:span> The diphthongs in Latin have all arisen from two vowels sounded in their proper order, but slurred so that they occupy the time of a single long vowel. <text:s/>Latin has six diphthongs, of which only <text:span text:style-name="T21">ae</text:span> and <text:span text:style-name="T21">au</text:span> occur frequently.</text:p>
      <text:p text:style-name="P10"/>
      <text:p text:style-name="P143"><text:span text:style-name="T21">ae</text:span> is sounded like <text:span text:style-name="T2">ai</text:span> in <text:span text:style-name="T2">aisle</text:span><text:span text:style-name="T7">.</text:span></text:p>
      <text:p text:style-name="P143"><text:span text:style-name="T21">au</text:span> is sounded like ou in <text:span text:style-name="T2">house</text:span><text:span text:style-name="T7">.</text:span></text:p>
      <text:p text:style-name="P143"><text:span text:style-name="T21">oe</text:span> is sounded like <text:span text:style-name="T2">oi</text:span> in <text:span text:style-name="T2">boil</text:span><text:span text:style-name="T7">.</text:span></text:p>
      <text:p text:style-name="P143"><text:span text:style-name="T21">ei</text:span> is sounded like <text:span text:style-name="T2">ei</text:span> in <text:span text:style-name="T2">vein</text:span><text:span text:style-name="T7">.</text:span></text:p>
      <text:p text:style-name="P143"><text:span text:style-name="T21">eu</text:span> is sounded like <text:span text:style-name="T2">ĕ-oo</text:span> in rapid succession.</text:p>
      <text:p text:style-name="P143"><text:span text:style-name="T21">ui</text:span> is sounded like <text:span text:style-name="T2">oo-i</text:span> in rapid succession.</text:p>
      <text:p text:style-name="P143"/>
      <text:p text:style-name="Standard">Among the Romans themselves in Imperial times, there was a tendency to replace the diphthongal sound of <text:span text:style-name="T21">ae</text:span><text:span text:style-name="T23"> by the long sound of </text:span><text:span text:style-name="T21">e</text:span><text:span text:style-name="T23"> (like </text:span><text:span text:style-name="T6">ai</text:span><text:span text:style-name="T23"> in </text:span><text:span text:style-name="T6">pain</text:span><text:span text:style-name="T23">), and this from about A.D. 300 became the regular pronunciation.</text:span></text:p>
      <text:p text:style-name="P10"/>
      <text:p text:style-name="P10">Consonants.</text:p>
      <text:p text:style-name="P10"/>
      <text:p text:style-name="Standard"><text:span text:style-name="T21">9</text:span><text:span text:style-name="T24">.</text:span> The consonants have each a single sound, which in most cases is that usual in English. <text:s/>The following points deserve special attention:</text:p>
      <text:p text:style-name="P10"/>
      <text:p text:style-name="P10"><text:span text:style-name="T21">c</text:span> is sounded as in <text:span text:style-name="T2">come</text:span>, <text:span text:style-name="T2">sceptic</text:span>, never as in <text:span text:style-name="T2">cent</text:span>, <text:span text:style-name="T2">sceptre</text:span><text:span text:style-name="T7">.</text:span></text:p>
      <text:p text:style-name="P10"><text:span text:style-name="T21">g</text:span> is sounded as in <text:span text:style-name="T2">get</text:span>, <text:span text:style-name="T2">give</text:span>, never as in <text:span text:style-name="T2">gem</text:span>, <text:span text:style-name="T2">gin</text:span><text:span text:style-name="T7">.</text:span></text:p>
      <text:p text:style-name="P10"><text:span text:style-name="T21">s</text:span> is sounded as in <text:span text:style-name="T2">this,</text:span> <text:span text:style-name="T2">gas,</text:span> never as in <text:span text:style-name="T2">his,</text:span> <text:span text:style-name="T2">has</text:span><text:span text:style-name="T7">.</text:span></text:p>
      <text:p text:style-name="P10"><text:span text:style-name="T21">t</text:span> is sounded as in <text:span text:style-name="T2">mightiest,</text:span> never as in <text:span text:style-name="T2">righteous</text:span><text:span text:style-name="T7">.</text:span></text:p>
      <text:p text:style-name="P10"><text:span text:style-name="T21">x</text:span> is sounded as in <text:span text:style-name="T2">exercise</text:span> (<text:span text:style-name="T2">x</text:span> = <text:span text:style-name="T2">ks</text:span>), never as in <text:span text:style-name="T2">exert</text:span> (<text:span text:style-name="T2">x</text:span> = <text:span text:style-name="T2">gz</text:span>).</text:p>
      <text:p text:style-name="P10"><text:span text:style-name="T21">j</text:span> is sounded as <text:span text:style-name="T2">y</text:span> in <text:span text:style-name="T2">yet,</text:span> or as <text:span text:style-name="T2">j</text:span> in <text:span text:style-name="T2">Hallelujah</text:span><text:span text:style-name="T7">.</text:span></text:p>
      <text:p text:style-name="P10"><text:span text:style-name="T21">v</text:span> is sounded as <text:span text:style-name="T2">w</text:span> in <text:span text:style-name="T2">wet,</text:span> <text:span text:style-name="T2">beware</text:span><text:span text:style-name="T7">.</text:span></text:p>
      <text:p text:style-name="P10"><text:span text:style-name="T21">r</text:span> is distinctly sounded in all positions.<text:span text:style-name="T26">{{7}}</text:span></text:p>
      <text:p text:style-name="P10"><text:soft-page-break/><text:span text:style-name="T21">n</text:span> before <text:span text:style-name="T21">c</text:span>, <text:span text:style-name="T21">g</text:span>, <text:span text:style-name="T21">qu,</text:span> <text:span text:style-name="T21">x</text:span>, is sounded as <text:span text:style-name="T2">ng</text:span>, or as <text:span text:style-name="T2">n</text:span> in <text:span text:style-name="T2">ankle</text:span><text:span text:style-name="T7">.</text:span></text:p>
      <text:p text:style-name="P10"><text:span text:style-name="T21">b</text:span> before s or t, is sounded as <text:span text:style-name="T2">p</text:span>.</text:p>
      <text:p text:style-name="P10"><text:span text:style-name="T21">u</text:span> in the combinations <text:span text:style-name="T21">qu</text:span> and <text:span text:style-name="T21">ngu</text:span>, as also in words <text:span text:style-name="T21">suādeō</text:span>, <text:span text:style-name="T21">suāvis</text:span>, and <text:span text:style-name="T21">suēscō</text:span>, has the sound <text:span text:style-name="T2">w</text:span>.</text:p>
      <text:p text:style-name="P10"><text:span text:style-name="T21">ch</text:span> is sounded as <text:span text:style-name="T2">k</text:span>.<text:note text:id="ftn3" text:note-class="footnote"><text:note-citation>3</text:note-citation><text:note-body><text:p text:style-name="Footnote">It is properly not a Latin combination, but being borrowed from the Greek to represent a character in the Greek alphabet, it came to be used in a few Latin words in place of an earlier <text:span text:style-name="T21">c</text:span>.</text:p></text:note-body></text:note></text:p>
      <text:p text:style-name="P61"/>
      <text:p text:style-name="P61"><text:span text:style-name="T21">10</text:span><text:span text:style-name="T24">.</text:span> A consideration of the following may help to throw some light on the sounds of certain of the consonants as pronounced in Latin:</text:p>
      <text:p text:style-name="P147"><text:span text:style-name="T21">c</text:span>, <text:span text:style-name="T2">Kaiser</text:span> from <text:span text:style-name="T2">Caesar</text:span>; <text:span text:style-name="T2">Acilēs</text:span> and <text:span text:style-name="T2">pulcer,</text:span> the older spelling of <text:span text:style-name="T2">Achillēs</text:span> and <text:span text:style-name="T2">pulcher;</text:span> the variant spellings <text:span text:style-name="T2">recuperō</text:span> and <text:span text:style-name="T2">reciperō</text:span><text:span text:style-name="T7">.</text:span></text:p>
      <text:p text:style-name="P145"><text:span text:style-name="T21">g</text:span>, <text:span text:style-name="T2">Nōn Anglī sed Angelī</text:span> (the exclamation of Pope Gregory); related words like <text:span text:style-name="T2">genu,</text:span> <text:span text:style-name="T2">gonu</text:span>, and <text:span text:style-name="T2">knee</text:span> or <text:span text:style-name="T2">genus</text:span>, <text:span text:style-name="T2">gonos,</text:span> and <text:span text:style-name="T2">kin</text:span><text:span text:style-name="T7">.</text:span></text:p>
      <text:p text:style-name="P145"><text:span text:style-name="T21">j</text:span>, related words like <text:span text:style-name="T2">jugum</text:span> and <text:span text:style-name="T2">yoke;</text:span> <text:span text:style-name="T2">juvenis,</text:span> <text:span text:style-name="T2">jūnior</text:span><text:span text:style-name="T14">,</text:span> and <text:span text:style-name="T2">young</text:span>; the identity of <text:span text:style-name="T2">major</text:span> and <text:span text:style-name="T2">mayor</text:span>; <text:span text:style-name="T2">Jan</text:span> and <text:span text:style-name="T2">Ian</text:span>; <text:span text:style-name="T2">yawl</text:span> and <text:span text:style-name="T2">jolly boat</text:span>; <text:span text:style-name="T2">Yiddish</text:span> and <text:span text:style-name="T2">Jüdisch</text:span>; the pronunciation of such foreign words as <text:span text:style-name="T2">Jena</text:span>, <text:span text:style-name="T2">Jungfrau,</text:span> <text:span text:style-name="T2">Pompeii.</text:span></text:p>
      <text:p text:style-name="P145"><text:span text:style-name="T21">s</text:span>, <text:span text:style-name="T2">caussa</text:span> and <text:span text:style-name="T2">hiemps</text:span>, variant spellings for <text:span text:style-name="T2">causa</text:span> and <text:span text:style-name="T2">hiems.</text:span></text:p>
      <text:p text:style-name="P145"><text:span text:style-name="T21">v</text:span>, related words like <text:span text:style-name="T2">vīcus</text:span> and <text:span text:style-name="T2">-wick</text:span> (as in <text:span text:style-name="T2">Berwick</text:span>, <text:span text:style-name="T2">Wickham</text:span>); <text:span text:style-name="T2">ventus</text:span> and <text:span text:style-name="T2">wind;</text:span> <text:span text:style-name="T2">vāllum</text:span> and <text:span text:style-name="T2">wall</text:span>; <text:span text:style-name="T2">vīnum</text:span> and <text:span text:style-name="T2">wine</text:span>; <text:span text:style-name="T2">volō</text:span> and <text:span text:style-name="T2">will</text:span>; <text:span text:style-name="T2">vespa</text:span> and <text:span text:style-name="T2">wasp</text:span>; <text:span text:style-name="T2">vāstus</text:span> and <text:span text:style-name="T2">waste</text:span>; <text:span text:style-name="T2">vir</text:span> and <text:span text:style-name="T2">wer</text:span> (in <text:span text:style-name="T2">werwolf</text:span>); <text:span text:style-name="T2">prūdēns</text:span> shortened from <text:span text:style-name="T2">prōvidēns</text:span>, <text:span text:style-name="T2">jūnior</text:span> from <text:span text:style-name="T2">juvenior</text:span>, <text:span text:style-name="T2">auspex</text:span> from <text:span text:style-name="T2">avispex</text:span>, <text:span text:style-name="T2">nōlō</text:span> from <text:span text:style-name="T2">ne-volō</text:span>; the confusion of <text:span text:style-name="T2">Cauneās</text:span> with <text:span text:style-name="T2">cavē</text:span> <text:span text:style-name="T2">nē</text:span> <text:span text:style-name="T2">eās</text:span> (Cicero), or of the cawing of a craw with <text:span text:style-name="T2">Avē</text:span> (Phaedrus).<text:span text:style-name="T26">{{8}}</text:span></text:p>
      <text:p text:style-name="P61"/>
      <text:p text:style-name="P61"><text:span text:style-name="T21">11</text:span><text:span text:style-name="T24">.</text:span> In dividing written or printed Latin words into syllables, the rule is to place at the beginning of each syllable all the consonants that could be pronounced at the beginning of a word<text:note text:id="ftn4" text:note-class="footnote"><text:note-citation>4</text:note-citation><text:note-body><text:p text:style-name="Footnote">Some authorities hold that in the case of two or more consonants the division comes before the last consonant, except in the case of a mute followed by a liquid, and would divide thus, <text:span text:style-name="T21">mōns-trum</text:span>, <text:span text:style-name="T21">cas-tra</text:span>.</text:p></text:note-body></text:note>; as, <text:span text:style-name="T21">su-pe-ri-or</text:span>, <text:span text:style-name="T21">su-prē-mus</text:span>, <text:span text:style-name="T21">sē-pa-rā-te</text:span>, <text:span text:style-name="T21">mon-strum</text:span>, <text:span text:style-name="T21">ser-vō</text:span>, <text:span text:style-name="T21">mit-tō</text:span>. <text:s/>In compounds, however, the several parts are kept distinct, as <text:span text:style-name="T21">ab-est</text:span>, <text:span text:style-name="T21">dis-turbō</text:span>, <text:span text:style-name="T21">di-stant</text:span>.</text:p>
      <text:p text:style-name="P61"><text:span text:style-name="T21">12</text:span><text:span text:style-name="T24">.</text:span> When a consonant is doubled in a Latin word, the sound of the consonant is heard in each syllable; as, <text:span text:style-name="T21">ap-pel-lō</text:span>, <text:span text:style-name="T21">com-mit-tō</text:span> (contrasted with the English words appellant, committee, in which the consonant, though occurring twice, is pronounced but once<text:note text:id="ftn5" text:note-class="footnote"><text:note-citation>5</text:note-citation><text:note-body><text:p text:style-name="Footnote">So in English contrast <text:span text:style-name="T2">tattoo</text:span> with <text:span text:style-name="T2">tatter,</text:span> <text:span text:style-name="T2">soulless</text:span> with <text:span text:style-name="T2">solace,</text:span> <text:span text:style-name="T2">penknife</text:span> with <text:span text:style-name="T2">penny,</text:span> <text:span text:style-name="T2">unknown</text:span> with <text:span text:style-name="T2">unowned,</text:span> <text:span text:style-name="T2">missent</text:span> with <text:span text:style-name="T2">missing</text:span><text:span text:style-name="T7">.</text:span></text:p></text:note-body></text:note>).</text:p>
      <text:p text:style-name="P61"><text:span text:style-name="T21">13</text:span><text:span text:style-name="T24">.</text:span> The last syllable of a word is called the <text:span text:style-name="T2">ultimate,</text:span> the one next to last the <text:span text:style-name="T2">penult,</text:span> and the last syllable but two the <text:span text:style-name="T2">antepenult</text:span>.</text:p>
      <text:p text:style-name="P61"/>
      <text:p text:style-name="P33">Accent</text:p>
      <text:p text:style-name="P61"/>
      <text:p text:style-name="P61"><text:span text:style-name="T21">14</text:span><text:span text:style-name="T24">.</text:span><text:span text:style-name="T21"><text:tab/><text:tab/></text:span>Illustrative Examples</text:p>
      <text:p text:style-name="P153"><text:span text:style-name="T21">de´-dit</text:span>,<text:tab/><text:span text:style-name="T21">va´-dō</text:span>,<text:tab/><text:span text:style-name="T21">an´-nus</text:span>,<text:tab/><text:span text:style-name="T21">su´-ō</text:span>,</text:p>
      <text:p text:style-name="P151"><text:span text:style-name="T21">dē´-dit</text:span>,<text:tab/><text:span text:style-name="T21">rī´-pās</text:span>,<text:tab/><text:span text:style-name="T21">cōn´-sul</text:span>,<text:tab/><text:span text:style-name="T21">nau´-tae</text:span>.</text:p>
      <text:p text:style-name="P61"/>
      <text:p text:style-name="P61">These representative words will show on which syllable (penult or ultimate) the accent falls in Latin words of two syllables.</text:p>
      <text:p text:style-name="P61"/>
      <text:p text:style-name="P61"><text:span text:style-name="T21">15</text:span><text:span text:style-name="T24">.</text:span><text:span text:style-name="T21"><text:tab/><text:tab/></text:span>Illustrative Examples</text:p>
      <text:p text:style-name="P155"><text:span text:style-name="T21">spē-rā´-mus</text:span>,<text:tab/><text:span text:style-name="T21">Rō-mā-nō´-rum</text:span><text:span text:style-name="T23">,<text:tab/></text:span><text:span text:style-name="T21">cōn-sēn´-sū</text:span>,</text:p>
      <text:p text:style-name="P154"><text:span text:style-name="T21">re-lī´-quī</text:span>,<text:tab/><text:span text:style-name="T21">sa-lū´-tem</text:span>,<text:tab/><text:span text:style-name="T21">po-ten´-tis</text:span>.</text:p>
      <text:p text:style-name="P154"><text:soft-page-break/><text:span text:style-name="T21">ge´-ne-ra</text:span>,<text:tab/><text:span text:style-name="T21">ex-cel´-si-or</text:span>,<text:tab/><text:span text:style-name="T21">cōn-sēn´-se-rās</text:span>,</text:p>
      <text:p text:style-name="P154"><text:span text:style-name="T21">re´-li-quī</text:span>,<text:tab/><text:span text:style-name="T21">i-dō´-ne-us</text:span>,<text:tab/><text:span text:style-name="T21">cī´-vi-tās</text:span>.<text:span text:style-name="T26">{{9}}</text:span></text:p>
      <text:p text:style-name="P61">These representative words of more than two syllables are arranged in two groups. <text:s/>In the words in the two upper lines the vowel of the penult is either a long vowel, or a short vowel followed by two consonants; in the lower lines the vowel of the penult is a short vowel not followed by two consonants.</text:p>
      <text:p text:style-name="P61">On which syllable (penult or antepenult) does the accent fall in these two classes respectively?</text:p>
      <text:p text:style-name="P61">N.B.—In the matter of accent, <text:span text:style-name="T21">x</text:span><text:span text:style-name="T23"> is treated as a double consonant, </text:span><text:span text:style-name="T21">qu</text:span><text:span text:style-name="T23"> as a single consonant. <text:s/>So also when the two consonants consist of </text:span><text:span text:style-name="T21">r</text:span><text:span text:style-name="T23"> or </text:span><text:span text:style-name="T21">l</text:span><text:span text:style-name="T23">, preceded by a different consonant, the word is accented as though there were but one consonant: for example, </text:span><text:span text:style-name="T21">ar´bitror</text:span><text:span text:style-name="T23">, </text:span><text:span text:style-name="T21">mul´tiplex</text:span><text:span text:style-name="T23">, </text:span><text:span text:style-name="T21">te´nebrae;</text:span><text:span text:style-name="T23"> but </text:span><text:span text:style-name="T21">impul´sus</text:span><text:span text:style-name="T23">, </text:span><text:span text:style-name="T21">vexil´lum,</text:span><text:span text:style-name="T23"> </text:span><text:span text:style-name="T21">adver´tō</text:span><text:span text:style-name="T23">, </text:span><text:span text:style-name="T21">incur´rō,</text:span><text:span text:style-name="T23"> according to the general rule.</text:span></text:p>
      <text:p text:style-name="P108">For the purposes of accentuation a diphthong is treated as a long vowel.</text:p>
      <text:p text:style-name="P61"><text:span text:style-name="T21">16</text:span><text:span text:style-name="T24">.</text:span> There are no silent letters in Latin; it follows that there are as many syllables in each Latin word as there are vowels and diphthongs.</text:p>
      <text:p text:style-name="P61">Pronounce accordingly the following Latin words: Mīles, fīne, cōnsūmēs, furōre, beātus, excelsior, d.sīgnō, honor, legiōnis, scēna, salve, ōrātiō, aliēnus, mīlitia.</text:p>
      <text:p text:style-name="P61"><text:span text:style-name="T21">17</text:span><text:span text:style-name="T24">.</text:span> Practice in the pronunciation of Latin may be obtained from the measured and careful reading of the following lines, which are a portion of the version by Professor R.Y. Tyrrell, of Dublin, of Hood's “Bridge of Sighs”, in the metre of the original:</text:p>
      <text:p text:style-name="P157">Ā! misera sortis</text:p>
      <text:p text:style-name="P156"><text:tab/>Pondere fess!</text:p>
      <text:p text:style-name="P156">Ā! temerē mortis</text:p>
      <text:p text:style-name="P156"><text:tab/>Viam ingressa!<text:span text:style-name="T26">{{10}}</text:span></text:p>
      <text:p text:style-name="P156">Tollite facile</text:p>
      <text:p text:style-name="P156"><text:tab/>Onus tam bellum,</text:p>
      <text:p text:style-name="P156">Onus tam gracile</text:p>
      <text:p text:style-name="P156"><text:tab/>Tamque tenellum.</text:p>
      <text:p text:style-name="P156"/>
      <text:p text:style-name="P156">Nē fastīdientēs</text:p>
      <text:p text:style-name="P156"><text:tab/>Corpus attingite,</text:p>
      <text:p text:style-name="P156">Sed flēbilem flentēs</text:p>
      <text:p text:style-name="P156"><text:tab/>Animō fingite;</text:p>
      <text:p text:style-name="P156">Quod fēcerit male</text:p>
      <text:p text:style-name="P157"><text:tab/>Dōnāte tam bellae;</text:p>
      <text:p text:style-name="P156">Nīl restat nī quāle</text:p>
      <text:p text:style-name="P156"><text:tab/>Decōrum puellae.</text:p>
      <text:p text:style-name="P156"/>
      <text:p text:style-name="P156">Ā! hūmānārum</text:p>
      <text:p text:style-name="P156"><text:tab/>Quam rārō homullōs</text:p>
      <text:p text:style-name="P156">Miseriārum</text:p>
      <text:p text:style-name="P156"><text:tab/>Miseret ūllōs!</text:p>
      <text:p text:style-name="P156">Eheu, quam flēbilis,</text:p>
      <text:p text:style-name="P156"><text:tab/>Urbe tam plēnā,</text:p>
      <text:p text:style-name="P156">Jacuit dēbilis,</text:p>
      <text:p text:style-name="P156"><text:tab/>Tēctī egēna.</text:p>
      <text:p text:style-name="P61"/>
      <text:p text:style-name="P152">The English Pronunciation of Latin</text:p>
      <text:p text:style-name="P61"/>
      <text:p text:style-name="P61"><text:span text:style-name="T21">18</text:span><text:span text:style-name="T24">.</text:span> The pronunciation of Latin used in ancient times came to be gradually modified in certain respects, but in all its essential features it was retained for centuries; and as Latin was a constant <text:soft-page-break/>medium for oral communication between various parts of Europe throughout the middle ages, the pronunciation was practically uniform over Europe. <text:s/>By the sixteenth century, however, England had become so isolated from continental Europe, through her separate political<text:span text:style-name="T26">{{11}}</text:span> and religious development, that the traditional pronunciation of Latin was abandoned, and Latin words were treated as if they were English.</text:p>
      <text:p text:style-name="P61">As a result of this, in our English speech Roman names and many familiar expressions and phrases borrowed from the Latin have long been pronounced according to the English method, e.g. <text:span text:style-name="T2">Caesare</text:span>, <text:span text:style-name="T2">Julius</text:span>, <text:span text:style-name="T2">Augustus,</text:span> <text:span text:style-name="T2">Horātius</text:span>, <text:span text:style-name="T2">sine diē</text:span>, <text:span text:style-name="T2">et cētera</text:span>, <text:span text:style-name="T2">prīmā faciē</text:span>, <text:span text:style-name="T2">vīvā vōce</text:span>, <text:span text:style-name="T2">excelsior</text:span>, <text:span text:style-name="T2">ē plūribus ūnum</text:span>, <text:span text:style-name="T2">vōx populī</text:span>. <text:s/>In such cases even those who do not follow the English method of pronunciation in reading Latin, yet retain the English pronunciation when these names or phrases are used in English<text:note text:id="ftn6" text:note-class="footnote"><text:note-citation>6</text:note-citation><text:note-body><text:p text:style-name="Footnote">Exactly the same thing occurs in the case of such modern foreign names as Paris, Napoleon, Pyrenees; Luther, Berlin, Muchausen; Madrid, Manila, Don Quixote. <text:s/>We give each of these words one pronunciation when we are reading or speaking English, and quite another when we are reading or speaking the foreign language to which it belongs.</text:p></text:note-body></text:note>.</text:p>
      <text:p text:style-name="P61"><text:span text:style-name="T21">19</text:span><text:span text:style-name="T24">.</text:span> (a) In the English method of pronouncing Latin, the vowels are given the common long or short English sounds:</text:p>
      <text:p text:style-name="P62"><text:span text:style-name="T21">ā</text:span> as in <text:span text:style-name="T2">cane</text:span>,<text:tab/><text:span text:style-name="T21">a</text:span> as in <text:span text:style-name="T2">can.</text:span></text:p>
      <text:p text:style-name="P62"><text:span text:style-name="T21">ē</text:span> as in <text:span text:style-name="T2">me,<text:tab/></text:span><text:span text:style-name="T21">e</text:span> as in <text:span text:style-name="T2">met.</text:span></text:p>
      <text:p text:style-name="P62"><text:span text:style-name="T21">ī</text:span> as in <text:span text:style-name="T2">pine</text:span>,<text:tab/><text:span text:style-name="T21">ĭ</text:span> as in <text:span text:style-name="T2">pin.</text:span></text:p>
      <text:p text:style-name="P62"><text:span text:style-name="T21">ō</text:span> as in <text:span text:style-name="T2">no,<text:tab/></text:span><text:span text:style-name="T21">o</text:span> as in <text:span text:style-name="T2">not.</text:span></text:p>
      <text:p text:style-name="P62"><text:span text:style-name="T21">ū</text:span> as in <text:span text:style-name="T2">use,<text:tab/></text:span><text:span text:style-name="T21">u</text:span> as in <text:span text:style-name="T2">us.</text:span></text:p>
      <text:p text:style-name="P61"/>
      <text:p text:style-name="P61">But very often vowels really long are sounded as short, and vowels really short as long, either through the influence of similar English words or for ease of utterance. <text:s/>No absolutely fixed rules can be given for these exceptions, but some of the more regular variations are as follows:<text:span text:style-name="T27">{{11}}</text:span></text:p>
      <text:p text:style-name="P61">Long vowels are sounded as short (<text:span text:style-name="T2">a</text:span>) before two consonants or <text:span text:style-name="T21">x</text:span>; (<text:span text:style-name="T2">b</text:span><text:span text:style-name="T12">) in most final syllables ending with a consonant; e.g. </text:span><text:span text:style-name="T13">dēnsus</text:span><text:span text:style-name="T12">, </text:span><text:span text:style-name="T13">dūxit</text:span><text:span text:style-name="T12">, </text:span><text:span text:style-name="T13">brevitās</text:span><text:span text:style-name="T12">.</text:span></text:p>
      <text:p text:style-name="P61">Short vowels are sounded as long (<text:span text:style-name="T2">a</text:span>) before another vowel or diphthong or <text:span text:style-name="T21">h</text:span>; (<text:span text:style-name="T2">b</text:span>) in the first syllable of dissyllabic words before a single consonant, e.g. <text:span text:style-name="T21">aluit,</text:span> <text:span text:style-name="T21">nihil</text:span>, <text:span text:style-name="T21">senex</text:span>, <text:span text:style-name="T21">caput</text:span></text:p>
      <text:p text:style-name="P61">(b) The diphthongs <text:span text:style-name="T21">ae</text:span> and <text:span text:style-name="T21">oe</text:span> are sounded as <text:span text:style-name="T2">e</text:span> in <text:span text:style-name="T2">me</text:span>; <text:span text:style-name="T21">au</text:span> as in <text:span text:style-name="T2">author</text:span>; <text:span text:style-name="T21">eu</text:span> as in <text:span text:style-name="T2">feud</text:span>; <text:span text:style-name="T21">ei</text:span> and <text:span text:style-name="T21">ui</text:span> as <text:span text:style-name="T2">i</text:span> in <text:span text:style-name="T2">pine.</text:span></text:p>
      <text:p text:style-name="P64">(c) Of the consonants, <text:span text:style-name="T21">c</text:span> and <text:span text:style-name="T21">g</text:span> are given the soft sound of <text:span text:style-name="T2">s</text:span> and<text:span text:style-name="T2"> j</text:span> respectively before <text:span text:style-name="T2">e</text:span> and <text:span text:style-name="T2">i</text:span> sounds (that is before <text:span text:style-name="T21">e</text:span>, <text:span text:style-name="T21">i</text:span>, <text:span text:style-name="T21">y</text:span>, <text:span text:style-name="T21">ae</text:span>, <text:span text:style-name="T21">oe</text:span>); e.g. <text:span text:style-name="T21">Cicerō</text:span>, <text:span text:style-name="T21">rēgīna</text:span>; <text:span text:style-name="T21">s</text:span> when final is often sounded like <text:span text:style-name="T2">z</text:span>, as it is occasionally in other places also through the analogy of some English word, e.g. <text:span text:style-name="T21">pars</text:span>, <text:span text:style-name="T21">causa</text:span>; and <text:span text:style-name="T21">c</text:span>, <text:span text:style-name="T21">s</text:span>, and <text:span text:style-name="T21">t</text:span> are often sounded as <text:span text:style-name="T2">sh</text:span> before <text:span text:style-name="T21">i</text:span> (unaccented) followed by another vowel, e.g. <text:span text:style-name="T21">socius</text:span>, <text:span text:style-name="T21">ratiō</text:span>; <text:span text:style-name="T21">j</text:span> is sound as in <text:span text:style-name="T2">jar</text:span>, and <text:span text:style-name="T21">v</text:span> as in <text:span text:style-name="T2">vine</text:span>.</text:p>
      <text:p text:style-name="P61">N.B.<text:span text:style-name="T12">—The rules for accent in the English method are the same as are given above in </text:span><text:span text:style-name="T13">14</text:span><text:span text:style-name="T12"> and </text:span><text:span text:style-name="T13">15</text:span><text:span text:style-name="T12">.</text:span></text:p>
      <text:p text:style-name="P61"/>
      <text:p text:style-name="P61">[[Image – Roman Eagle.]]<text:span text:style-name="T26">{{13}}</text:span></text:p>
      <text:p text:style-name="P61"/>
      <text:p text:style-name="P61"/>
      <text:p text:style-name="P31">Lesson I.</text:p>
      <text:p text:style-name="P14">First and Second Conjugations: Present Indicative Active.</text:p>
      <text:p text:style-name="P14"/>
      <text:p text:style-name="BannerSecondary"><text:span text:style-name="T21">20</text:span>.<text:tab/><text:tab/>Illustrative Examples.</text:p>
      <text:p text:style-name="Table2p2"><text:tab/><text:span text:style-name="T21">Pūgnat</text:span>, <text:tab/><text:span text:style-name="T2">he fights</text:span>.<text:tab/><text:span text:style-name="T21">Pūgnant,</text:span><text:tab/><text:span text:style-name="T2">they fight</text:span>.</text:p>
      <text:p text:style-name="Table2p2"><text:tab/><text:span text:style-name="T21">Vocat,</text:span><text:tab/><text:span text:style-name="T2">he calls</text:span>.<text:tab/><text:span text:style-name="T21">Vocant,</text:span><text:tab/><text:span text:style-name="T2">they call</text:span>.</text:p>
      <text:p text:style-name="Table2p2"><text:tab/><text:span text:style-name="T21">Habet,</text:span><text:tab/><text:span text:style-name="T2">he has</text:span>.<text:tab/><text:span text:style-name="T21">Habent,</text:span><text:tab/><text:span text:style-name="T2">they have</text:span>.</text:p>
      <text:p text:style-name="Table2p2"><text:tab/><text:span text:style-name="T21">Videt</text:span>, <text:tab/><text:span text:style-name="T2">he sees</text:span>.<text:tab/><text:span text:style-name="T21">Vident,</text:span><text:tab/><text:span text:style-name="T2">they see</text:span>.</text:p>
      <text:p text:style-name="P167"><text:span text:style-name="T2">a</text:span>.<text:tab/>Notice (1) that in these English sentences the subject of the verb is expressed by a <text:span text:style-name="T2">separate word</text:span><text:span text:style-name="T12">.</text:span></text:p>
      <text:p text:style-name="P167"><text:soft-page-break/><text:span text:style-name="T12"><text:tab/>(2) that in the Latin equivalent the change of subject is indicated by a change in the </text:span><text:span text:style-name="T2">final letters</text:span><text:span text:style-name="T12"> of </text:span><text:span text:style-name="T12">the verb.</text:span><text:span text:style-name="T12"><text:note text:id="ftn7" text:note-class="footnote"><text:note-citation>7</text:note-citation><text:note-body><text:p text:style-name="Footnote">This change in the form of a word to show its grammatical relation is called inflection. <text:s/>Latin is an inflected language, while English is almost wholly an uninflected one.</text:p></text:note-body></text:note></text:span></text:p>
      <text:p text:style-name="P61"/>
      <text:p text:style-name="BannerSecondary"><text:span text:style-name="T21">21</text:span>.<text:tab/><text:tab/>Illustrative Examples.</text:p>
      <text:p text:style-name="Table2p2"><text:span text:style-name="T21"><text:tab/>Pūgnāmus</text:span>,<text:tab/><text:span text:style-name="T2">we fight</text:span>.<text:tab/><text:span text:style-name="T21">Vidēmus</text:span>,<text:tab/><text:span text:style-name="T2">we see</text:span>.</text:p>
      <text:p text:style-name="Table2p2"><text:tab/><text:span text:style-name="T21">Vocās</text:span>, <text:tab/><text:span text:style-name="T2">you call</text:span>.<text:tab/><text:span text:style-name="T21">Habēs</text:span>,<text:tab/><text:span text:style-name="T2">you have</text:span>.</text:p>
      <text:p text:style-name="Table2p2"><text:tab/><text:tab/><text:tab/>(addressed to one person)</text:p>
      <text:p text:style-name="Table2p2"><text:tab/><text:span text:style-name="T21">Vocātis</text:span>,<text:tab/><text:span text:style-name="T2">you call</text:span>.<text:tab/><text:span text:style-name="T21">Habētis</text:span>,<text:tab/><text:span text:style-name="T2">you have</text:span>.</text:p>
      <text:p text:style-name="Table2p2"><text:tab/><text:tab/><text:tab/>(addressed to more than one person)</text:p>
      <text:p text:style-name="BodyHanging"><text:span text:style-name="T2">a</text:span>.<text:tab/>What final letters in these Latin words serve to express the idea of we and you (singular and plural)?</text:p>
      <text:p text:style-name="BodyHanging"><text:tab/>Such final letters, indicating changes of person and number in the subject of the verb, are called <text:span text:style-name="T2">Personal Endings</text:span><text:span text:style-name="T12">.</text:span><text:span text:style-name="T26">{{14}}</text:span></text:p>
      <text:p text:style-name="BodyHanging"><text:span text:style-name="T2">b</text:span>.<text:tab/>In two of these Latin verbs the personal endings, it should be noticed, are preceded by the vowel <text:span text:style-name="T21">ā</text:span>, and in the other two verbs by the vowel <text:span text:style-name="T21">ē</text:span>. <text:s/>This common part (e.g. <text:span text:style-name="T21">vocā-</text:span>, <text:span text:style-name="T21">hab,e-</text:span>) to which the various personal endings are attached is known as the <text:span text:style-name="T2">Present Stem</text:span>.</text:p>
      <text:p text:style-name="BodyHanging"><text:tab/>Before which personal endings are these vowels <text:span text:style-name="T21">ā</text:span> and <text:span text:style-name="T21">ē</text:span> shortened?</text:p>
      <text:p text:style-name="P63"/>
      <text:p text:style-name="BannerSecondary"><text:span text:style-name="T21">22</text:span>.<text:tab/><text:tab/>Illustrative Examples.</text:p>
      <text:p text:style-name="Table2p2"><text:tab/><text:span text:style-name="T21">Pūgnō</text:span>,<text:tab/><text:span text:style-name="T2">I fight</text:span>.<text:tab/><text:span text:style-name="T21">Videō</text:span>,<text:tab/><text:span text:style-name="T2">I see</text:span>.</text:p>
      <text:p text:style-name="Table2p2"><text:tab/><text:span text:style-name="T21">Vocō</text:span>,<text:tab/><text:span text:style-name="T2">I call</text:span>.<text:tab/><text:span text:style-name="T21">Habeō</text:span>,<text:tab/><text:span text:style-name="T2">I have</text:span>.</text:p>
      <text:p text:style-name="BodyHanging"><text:span text:style-name="T2">a</text:span>.<text:tab/>What personal ending expresses <text:span text:style-name="T2">I</text:span> in these verbs?</text:p>
      <text:p text:style-name="BodyHanging"><text:tab/>Notice that before this ending, <text:span text:style-name="T21">ā</text:span> is dropped, while <text:span text:style-name="T21">ē</text:span> is shortened.<text:note text:id="ftn8" text:note-class="footnote"><text:note-citation>8</text:note-citation><text:note-body><text:p text:style-name="Footnote">It is a rule of Latin that a vowel immediately preceding another vowel or diphthong is short.</text:p></text:note-body></text:note></text:p>
      <text:p text:style-name="P61"/>
      <text:p text:style-name="P61"><text:span text:style-name="T21">23</text:span>. These two classes of verb (the <text:span text:style-name="T21">ā-</text:span> verbs and the <text:span text:style-name="T21">ē-</text:span> verbs) are ordinarily called verbs of the First and Second Conjugations respectively.<text:note text:id="ftn9" text:note-class="footnote"><text:note-citation>9</text:note-citation><text:note-body><text:p text:style-name="Footnote">There are in all four conjugations in Latin, that is, four divisions of verbs according to the form of the present stem.</text:p></text:note-body></text:note> <text:s/>In Latin vocabularies or dictionaries <text:span text:style-name="T21">āre</text:span> is added to indicate a verb of the First Conjugation, <text:span text:style-name="T21">ēre</text:span> a verb of the Second Conjugation.<text:note text:id="ftn10" text:note-class="footnote"><text:note-citation>10</text:note-citation><text:note-body><text:p text:style-name="Footnote">For the further significance of these endings <text:span text:style-name="T21">āre</text:span> and <text:span text:style-name="T21">ēre</text:span> see Lesson XXI.</text:p></text:note-body></text:note></text:p>
      <text:p text:style-name="P61"/>
      <text:p text:style-name="BannerSecondary"><text:span text:style-name="T21">24</text:span>. <text:tab/><text:tab/>Paradigms.</text:p>
      <text:p text:style-name="P159">Present Indicative Active.</text:p>
      <text:p text:style-name="P215"><text:tab/><text:tab/><text:span text:style-name="T2">First Conjugation</text:span><text:span text:style-name="T12">.<text:tab/><text:tab/></text:span><text:span text:style-name="T2">Second Conjugation</text:span><text:span text:style-name="T12">.</text:span></text:p>
      <text:p text:style-name="P213">Singular.</text:p>
      <text:p text:style-name="P215"><text:tab/>1.<text:tab/><text:span text:style-name="T23">amō</text:span> (<text:span text:style-name="T2">I love</text:span>)<text:tab/><text:span text:style-name="T21">-ō</text:span><text:tab/><text:tab/>moneō (<text:span text:style-name="T2">I advise</text:span>)<text:tab/><text:span text:style-name="T21">-e-ō</text:span></text:p>
      <text:p text:style-name="P216"><text:tab/>2.<text:tab/>amās<text:tab/><text:span text:style-name="T21">-ā-s</text:span><text:tab/>monēs<text:tab/><text:span text:style-name="T21">-ē-s</text:span></text:p>
      <text:p text:style-name="P216"><text:tab/>3.<text:tab/>amat<text:tab/><text:span text:style-name="T21">-a-t</text:span><text:tab/>monet<text:tab/><text:span text:style-name="T21">-e-t</text:span> <text:span text:style-name="T26">{{15}}</text:span></text:p>
      <text:p text:style-name="P213">Plural.</text:p>
      <text:p text:style-name="P215"><text:tab/>1.<text:tab/><text:span text:style-name="T23">amāmus</text:span><text:tab/><text:span text:style-name="T21">-ā-mus</text:span><text:tab/>monēmus (<text:span text:style-name="T2">I advise</text:span>)<text:tab/><text:span text:style-name="T21">-ē-mus</text:span></text:p>
      <text:p text:style-name="P216"><text:tab/>2.<text:tab/>amātis<text:tab/><text:span text:style-name="T21">-ā-tis</text:span><text:tab/>monētis<text:tab/><text:span text:style-name="T21">-ē-tis</text:span></text:p>
      <text:p text:style-name="P216"><text:tab/>3.<text:tab/>amant<text:tab/><text:span text:style-name="T21">-a-nt</text:span><text:tab/>monent<text:tab/><text:span text:style-name="T21">-e-nt</text:span></text:p>
      <text:p text:style-name="P214"/>
      <text:p text:style-name="BannerSecondary"><text:span text:style-name="T21">25</text:span>.<text:tab/><text:tab/>Vocabulary.</text:p>
      <text:section text:style-name="Sect1" text:name="Section4">
        <text:p text:style-name="Vocabulary"><text:span text:style-name="T21">habeō</text:span>, <text:span text:style-name="T21">ēre</text:span>,<text:tab/><text:span text:style-name="T2">have.</text:span><text:tab/><text:tab/><text:tab/></text:p>
        <text:p text:style-name="Vocabulary"><text:span text:style-name="T21">moveō</text:span>, <text:span text:style-name="T21">ēre</text:span>,<text:tab/><text:span text:style-name="T2">move.</text:span><text:tab/><text:tab/><text:tab/></text:p>
        <text:p text:style-name="Vocabulary"><text:span text:style-name="T21">necō</text:span>, <text:span text:style-name="T21">āre</text:span>,<text:tab/><text:span text:style-name="T2">kill</text:span>, <text:span text:style-name="T2">slay.</text:span><text:tab/><text:tab/></text:p>
        <text:p text:style-name="Vocabulary"><text:span text:style-name="T21">pāreō</text:span>, <text:span text:style-name="T21">ēre</text:span>,<text:tab/><text:span text:style-name="T2">be obedient</text:span>.<text:tab/></text:p>
        <text:p text:style-name="Vocabulary"><text:span text:style-name="T21">parō</text:span>, <text:span text:style-name="T21">āre</text:span>,<text:tab/><text:span text:style-name="T2">prepare,</text:span> <text:span text:style-name="T2">procure.</text:span><text:tab/></text:p>
        <text:p text:style-name="Vocabulary"><text:span text:style-name="T21">pūgnō</text:span>, <text:span text:style-name="T21">āre</text:span>,<text:tab/><text:span text:style-name="T2">fight.</text:span></text:p>
        <text:p text:style-name="Vocabulary"><text:span text:style-name="T21">teneō</text:span>, <text:span text:style-name="T21">ēre</text:span>, <text:tab/><text:span text:style-name="T2">hold.</text:span></text:p>
        <text:p text:style-name="Vocabulary"><text:span text:style-name="T21">vāstō</text:span>, <text:span text:style-name="T21">āre</text:span>, <text:tab/><text:span text:style-name="T2">lay waste</text:span>.</text:p>
        <text:p text:style-name="Vocabulary"><text:soft-page-break/><text:span text:style-name="T21">vidō</text:span>, <text:span text:style-name="T21">ēre</text:span>, <text:tab/><text:span text:style-name="T2">see.</text:span></text:p>
        <text:p text:style-name="Vocabulary"><text:span text:style-name="T21">vocō</text:span>, <text:span text:style-name="T21">āre</text:span>, <text:tab/><text:span text:style-name="T2">call.</text:span></text:p>
      </text:section>
      <text:p text:style-name="P61"/>
      <text:p text:style-name="Banner">Exercises.</text:p>
      <text:p text:style-name="BannerSecondary"><text:span text:style-name="T21">26</text:span><text:span text:style-name="T24">.</text:span><text:span text:style-name="T21"><text:tab/><text:tab/>I</text:span>.</text:p>
      <text:p text:style-name="P61">1. Vāstat, necat, tenet, movet. <text:s/>2. Necant, tenent, movent, vāstant. <text:s/>3. Vocāmus, vocātis, vocō, <text:s/>4. Habēs, habēmus, habētis. <text:s/>5. Movēs, vident, vāstātis. <text:s/>6. Videt, pūgnāmus, moveō. <text:s/>7. Necātis, pūgnant, videō. <text:s/>8. Parō, pārēs, pārent, parāmus.</text:p>
      <text:p text:style-name="BannerSecondary"><text:tab/><text:tab/><text:span text:style-name="T21">II</text:span>.</text:p>
      <text:p text:style-name="P61">1. They call, they prepare, they have, they see. <text:s/>2. He sees, he fights, he holds, he slays. <text:s/>3. You (sing.) hold, you (plur.) fight, we lay waste. <text:s/>4. He is obedient, he prepares, I am obedient. <text:s/>5. We slay, I hold, you lay waste. <text:s/>6. We move, he calls, I fight.</text:p>
      <text:p text:style-name="P61"/>
      <text:p text:style-name="P61">[[Image – Gladius: Sword.]]</text:p>
      <text:p text:style-name="P61"/>
      <text:p text:style-name="P32">Lesson II.</text:p>
      <text:p text:style-name="P15">First and Second Declensions: Nominative Singular and Plural.</text:p>
      <text:p text:style-name="P61"/>
      <text:p text:style-name="BannerSecondary"><text:span text:style-name="T21">27</text:span>.<text:tab/><text:tab/>Illustrative Examples.</text:p>
      <text:p text:style-name="P65"><text:tab/><text:span text:style-name="T21">Pūgnāmus</text:span>,<text:tab/><text:span text:style-name="T2">we fight </text:span>or <text:span text:style-name="T2">we are fighting</text:span>.</text:p>
      <text:p text:style-name="P65"><text:tab/><text:span text:style-name="T21">Vocō</text:span>,<text:tab/><text:span text:style-name="T2">I call</text:span> or <text:span text:style-name="T2">I am calling</text:span>.</text:p>
      <text:p text:style-name="P65"><text:tab/><text:span text:style-name="T21">Movent</text:span>,<text:tab/><text:span text:style-name="T2">they move</text:span> or <text:span text:style-name="T2">they are moving</text:span>.</text:p>
      <text:p text:style-name="P65"><text:tab/><text:span text:style-name="T21">Parat</text:span>,<text:tab/><text:span text:style-name="T2">he</text:span> (<text:span text:style-name="T2">she</text:span> or <text:span text:style-name="T2">it</text:span>) <text:span text:style-name="T2">prepares</text:span> or <text:span text:style-name="T2">is preparing</text:span>.</text:p>
      <text:p text:style-name="P65"><text:tab/><text:span text:style-name="T21">Tenet</text:span>,<text:tab/><text:span text:style-name="T2">he</text:span> <text:span text:style-name="T2">(she</text:span> or <text:span text:style-name="T2">it</text:span>) <text:span text:style-name="T2">holds</text:span> or <text:span text:style-name="T2">is holding</text:span>.</text:p>
      <text:p text:style-name="P61"><text:tab/></text:p>
      <text:p text:style-name="BodyHanging"><text:span text:style-name="T2">a</text:span>.<text:tab/>Notice (1) the two-fold translation of each form in the present tense.</text:p>
      <text:p text:style-name="BodyHanging"><text:tab/>(2) the use of the personal ending <text:span text:style-name="T21">-t</text:span> to indicate also <text:span text:style-name="T2">she</text:span> or <text:span text:style-name="T2">it</text:span>.</text:p>
      <text:p text:style-name="P61"/>
      <text:p text:style-name="BannerSecondary"><text:span text:style-name="T21">28</text:span>.<text:tab/><text:tab/>Illustrative Examples.</text:p>
      <text:p text:style-name="P66"><text:tab/><text:span text:style-name="T21">Rōmānus</text:span>,<text:tab/><text:span text:style-name="T2">a Roman</text:span>, <text:span text:style-name="T2">the Roman</text:span>.</text:p>
      <text:p text:style-name="P66"><text:tab/><text:span text:style-name="T21">Rōmānī,</text:span><text:tab/><text:span text:style-name="T2">Romans,</text:span> <text:span text:style-name="T2">the Romans</text:span>.</text:p>
      <text:p text:style-name="P66"><text:tab/><text:span text:style-name="T21">Fīlius,</text:span><text:tab/><text:span text:style-name="T2">son,</text:span> <text:span text:style-name="T2">a son</text:span>, <text:span text:style-name="T2">the son</text:span>.</text:p>
      <text:p text:style-name="P66"><text:tab/><text:span text:style-name="T21">Fīliī</text:span>,<text:tab/><text:span text:style-name="T2">sons,</text:span> <text:span text:style-name="T2">the sons</text:span>.</text:p>
      <text:p text:style-name="P66"><text:tab/><text:span text:style-name="T21">Nauta,</text:span><text:tab/><text:span text:style-name="T2">a sailor</text:span>, <text:span text:style-name="T2">the sailors</text:span>.</text:p>
      <text:p text:style-name="P66"><text:tab/><text:span text:style-name="T21">Nautae,</text:span><text:tab/><text:span text:style-name="T2">sailors,</text:span> <text:span text:style-name="T2">the sailors</text:span>.</text:p>
      <text:p text:style-name="P66"><text:tab/><text:span text:style-name="T21">Fīlia</text:span>,<text:tab/><text:span text:style-name="T2">a daughter</text:span>, <text:span text:style-name="T2">the daughter</text:span>.</text:p>
      <text:p text:style-name="P66"><text:tab/><text:span text:style-name="T21">Fīliae,</text:span><text:tab/><text:span text:style-name="T2">daughters</text:span>, <text:span text:style-name="T2">the daughters</text:span>.</text:p>
      <text:p text:style-name="BodyHanging"><text:span text:style-name="T2">a</text:span>.<text:tab/>By what change of the endings <text:span text:style-name="T21">-us</text:span> and <text:span text:style-name="T21">-a</text:span> is the plural of these Latin nouns formed? <text:s/>Form similarly the plurals of the nouns in the following vocabulary.</text:p>
      <text:p text:style-name="BodyHanging"><text:span text:style-name="T2">b</text:span>.<text:tab/>Notice that, as Latin has no article, the words <text:span text:style-name="T2">a</text:span> or <text:span text:style-name="T2">the</text:span> may be added or omitted in translating a Latin noun, according to the requirements of the context.</text:p>
      <text:p text:style-name="P61"/>
      <text:p text:style-name="P61">[[Plate – The Appian Way and Ruins of the Claudian Aqueduct.]]<text:span text:style-name="T26">{{17}}</text:span></text:p>
      <text:p text:style-name="P61"/>
      <text:p text:style-name="P61"><text:span text:style-name="T21">29</text:span>.<text:tab/><text:tab/>Illustrative Examples.</text:p>
      <text:p text:style-name="P67"><text:tab/><text:span text:style-name="T21">Fīlius parat</text:span>,<text:tab/><text:span text:style-name="T2">the son prepares</text:span>.</text:p>
      <text:p text:style-name="P67"><text:tab/><text:span text:style-name="T21">Fīliī parant</text:span>,<text:tab/><text:span text:style-name="T2">the sons prepare</text:span>.</text:p>
      <text:p text:style-name="P67"><text:tab/><text:span text:style-name="T21">Fīlia pāret</text:span>,<text:tab/><text:span text:style-name="T2">the daughter is obedient</text:span>.</text:p>
      <text:p text:style-name="P67"><text:tab/><text:span text:style-name="T21">Fīliae pārent</text:span>,<text:tab/><text:span text:style-name="T2">daughters are obedient</text:span>.</text:p>
      <text:p text:style-name="P67"><text:tab/><text:span text:style-name="T21">Fīlius et fīlia pārent</text:span><text:span text:style-name="T23">,</text:span><text:tab/><text:span text:style-name="T2">the son and the daughter are obedient</text:span>.</text:p>
      <text:p text:style-name="BodyHanging"><text:soft-page-break/><text:span text:style-name="T2">a</text:span>.<text:tab/>Notice that the personal ending of these Latin verbs is retained when a noun is the subject, and when in the English sentence <text:span text:style-name="T2">he</text:span>, <text:span text:style-name="T2">she</text:span>, or <text:span text:style-name="T2">they</text:span> is not longer fund.</text:p>
      <text:p text:style-name="P61"><text:span text:style-name="T21">Rules</text:span>.—(1) The verb agrees with its subject in number and person.</text:p>
      <text:p text:style-name="P61">(2) Two singular subjects may take the verb in the plural.</text:p>
      <text:p text:style-name="P61"/>
      <text:p text:style-name="BannerSecondary">30.<text:tab/><text:tab/>Vocabulary.</text:p>
      <text:section text:style-name="Sect1" text:name="Section5">
        <text:p text:style-name="Vocabulary"><text:span text:style-name="T21">Belga</text:span>,<text:tab/><text:span text:style-name="T2">Belgian.</text:span><text:tab/></text:p>
        <text:p text:style-name="Vocabulary"><text:span text:style-name="T21">Britannus</text:span>,<text:tab/><text:span text:style-name="T2">Briton.</text:span><text:tab/></text:p>
        <text:p text:style-name="Vocabulary"><text:span text:style-name="T21">et</text:span>,<text:tab/><text:span text:style-name="T2">and.</text:span><text:tab/></text:p>
        <text:p text:style-name="Vocabulary"><text:span text:style-name="T21">fīlia</text:span>,<text:tab/><text:span text:style-name="T2">daughter.</text:span><text:tab/></text:p>
        <text:p text:style-name="Vocabulary"><text:span text:style-name="T21">fīlius</text:span>,<text:tab/><text:span text:style-name="T2">son.</text:span><text:tab/></text:p>
        <text:p text:style-name="Vocabulary"><text:span text:style-name="T21">Gallus</text:span>,<text:tab/><text:span text:style-name="T2">Gaul</text:span><text:span text:style-name="T12">.</text:span></text:p>
        <text:p text:style-name="Vocabulary"><text:span text:style-name="T21">Germānus</text:span>,<text:tab/><text:span text:style-name="T2">German.</text:span></text:p>
        <text:p text:style-name="Vocabulary"><text:span text:style-name="T21">nauta</text:span>,<text:tab/><text:span text:style-name="T2">sailor.</text:span></text:p>
        <text:p text:style-name="Vocabulary"><text:span text:style-name="T21">Rōmānus</text:span>,<text:tab/><text:span text:style-name="T2">Roman.</text:span></text:p>
        <text:p text:style-name="Vocabulary"><text:span text:style-name="T21">servus,</text:span><text:tab/><text:span text:style-name="T2">slave.</text:span></text:p>
      </text:section>
      <text:p text:style-name="P161"/>
      <text:p text:style-name="Banner">Exercises.</text:p>
      <text:p text:style-name="BannerSecondary"><text:span text:style-name="T21">31</text:span>. <text:tab/><text:span text:style-name="T21">I</text:span>.</text:p>
      <text:p text:style-name="P61">1. Rōmānus pūgnat; Rōmānī pūgnant. <text:s/>2. Nauta videt; nautae vident. <text:s/>3. Britannī habent; Belga habet. <text:s/>4. Gallī et Germānī necant et vāstant. <text:s/>5. Fīlius et fīliae movent. <text:s/>6. Nauta et servī parant. <text:s/>7. Vocās, tenēmus, movētis, vocō.</text:p>
      <text:p text:style-name="BannerSecondary"><text:tab/><text:span text:style-name="T21">II</text:span>.</text:p>
      <text:p text:style-name="P61">1. He holds; the Briton is holding; the Britons hold. <text:s/>2. She is calling; the daughter calls; the daughters are calling. <text:s/>3. A sailor is slaying; slaves<text:span text:style-name="T26">{{18}}</text:span> prepare. <text:s/>4. The Gaul and the German are fighting. <text:s/>5. The Belgians are laying waste; the Germans see. <text:s/>6. It has; we move; you (sing.) are obedient; you (plur.) are preparing.</text:p>
      <text:p text:style-name="P61"/>
      <text:p text:style-name="Banner"><text:s/><text:span text:style-name="T12">—</text:span></text:p>
      <text:p text:style-name="P104"/>
      <text:p text:style-name="P32">Lesson III.</text:p>
      <text:p text:style-name="P15">First and Second Declensions: Accusative Singular and Plural.</text:p>
      <text:p text:style-name="P61"/>
      <text:p text:style-name="BannerSecondary"><text:span text:style-name="T21">32</text:span>.<text:tab/><text:tab/>Illustrative Examples.</text:p>
      <text:p text:style-name="P168"><text:span text:style-name="T21">Rōmānus nautam videt</text:span>,<text:tab/><text:span text:style-name="T2">the Roman sees the sailor</text:span>.</text:p>
      <text:p text:style-name="P168"><text:span text:style-name="T21">Rōmānī nautās vident</text:span>,<text:tab/><text:span text:style-name="T2">the Romans see the sailors</text:span>.</text:p>
      <text:p text:style-name="P168"><text:span text:style-name="T21">Nauta Rōmānum videt</text:span>,<text:tab/><text:span text:style-name="T2">the sailor see the Roman</text:span>.</text:p>
      <text:p text:style-name="P168"><text:span text:style-name="T21">Nautae Rōmānōs vident</text:span>,<text:tab/><text:span text:style-name="T2">the sailors see the Romans</text:span>.</text:p>
      <text:p text:style-name="P168"><text:span text:style-name="T21">Fīliōs et fīlās habet</text:span><text:span text:style-name="T23">,</text:span><text:tab/><text:span text:style-name="T2">he has sons and daughters</text:span>.</text:p>
      <text:p text:style-name="P168"><text:span text:style-name="T21">Belgam et Gallum necant</text:span>,<text:tab/><text:span text:style-name="T2">the slay a Belgian and a Gaul</text:span>.</text:p>
      <text:p text:style-name="BodyHanging"><text:span text:style-name="T2">a</text:span>.<text:tab/>What differences are found in the endings of these Latin nouns, in the singular and the plural, when they are used as the subject, and when they are used as the object of the verb?</text:p>
      <text:p text:style-name="BodyHanging"><text:span text:style-name="T2">b</text:span>.<text:tab/>The form used as the subject of a finite verb is said to be in the <text:span text:style-name="T2">Nominative</text:span><text:span text:style-name="T12"> case, that used as the object, in the </text:span><text:span text:style-name="T2">Accusative</text:span><text:span text:style-name="T12"> case.</text:span><text:span text:style-name="T12"><text:note text:id="ftn11" text:note-class="footnote"><text:note-citation>11</text:note-citation><text:note-body><text:p text:style-name="Footnote">These correspond to the English nominative and objective cases. <text:s/>For similar changes in the form of English words compare the pronouns <text:span text:style-name="T2">him</text:span>, <text:span text:style-name="T2">them</text:span>, <text:span text:style-name="T2">whom</text:span>.</text:p></text:note-body></text:note></text:span></text:p>
      <text:p text:style-name="BodyHanging">c<text:span text:style-name="T12">.<text:tab/>How does the order of these Latin sentences differ from that of the English?</text:span></text:p>
      <text:p text:style-name="P61"/>
      <text:p text:style-name="P61"><text:span text:style-name="T21">33</text:span>. The order followed in the sentences of <text:span text:style-name="T21">32</text:span><text:span text:style-name="T23"> (subject, object, verb) is the normal, but by no means the</text:span><text:span text:style-name="T28">{{19}}</text:span><text:span text:style-name="T23"> invariable, order in Latin, and should be retained by the beginner as being the general rule. <text:s/>It is most important to observe that in Latin, unlike in English, a change of order will not involve a change of syntactical relation. <text:s/>The first sentence in </text:span><text:span text:style-name="T21">32</text:span><text:span text:style-name="T23"> will have the same meaning (with slight differences of emphasis only) if it be written </text:span><text:span text:style-name="T21">Nautam Rōmānus videt</text:span><text:span text:style-name="T23"> or </text:span><text:span text:style-name="T21">Nautam videt Rōmānus</text:span><text:span text:style-name="T23"> or </text:span><text:span text:style-name="T21">Videt Rōmānus nautam</text:span><text:span text:style-name="T23">.</text:span></text:p>
      <text:p text:style-name="P61"><text:soft-page-break/></text:p>
      <text:p text:style-name="BannerSecondary"><text:span text:style-name="T21">34</text:span>.<text:tab/><text:tab/>Vocabulary.</text:p>
      <text:section text:style-name="Sect1" text:name="Section16">
        <text:p text:style-name="P235"><text:span text:style-name="T21">cōpia</text:span> <text:tab/>(in singular) <text:span text:style-name="T2">plenty,</text:span> <text:span text:style-name="T2">supply</text:span>, <text:span text:style-name="T2">abundance</text:span>; (in plural) <text:span text:style-name="T2">forces,</text:span> <text:span text:style-name="T2">troops.</text:span></text:p>
        <text:p text:style-name="P235"><text:span text:style-name="T21">dō</text:span>, <text:span text:style-name="T21">are</text:span>,<text:tab/><text:span text:style-name="T2">give.<text:tab/></text:span></text:p>
        <text:p text:style-name="P235"><text:span text:style-name="T21">equus</text:span>,<text:tab/><text:span text:style-name="T2">horse.<text:tab/></text:span></text:p>
        <text:p text:style-name="P235"><text:span text:style-name="T21">fuga,</text:span><text:tab/><text:span text:style-name="T2">flight.<text:tab/></text:span></text:p>
        <text:p text:style-name="P236"><text:span text:style-name="T21">locus</text:span>,<text:tab/><text:span text:style-name="T2">place.<text:tab/></text:span></text:p>
        <text:p text:style-name="P236"><text:span text:style-name="T21">nūntiō</text:span>, <text:span text:style-name="T21">āre,</text:span><text:tab/><text:span text:style-name="T2">announce.</text:span></text:p>
        <text:p text:style-name="P236"><text:span text:style-name="T13">nūntius</text:span><text:span text:style-name="T2">,<text:tab/>messenger.</text:span></text:p>
        <text:p text:style-name="P236"><text:span text:style-name="T13">prōvincia</text:span><text:span text:style-name="T2">,<text:tab/>province.</text:span></text:p>
        <text:p text:style-name="P236"><text:span text:style-name="T13">terreō</text:span><text:span text:style-name="T12">,</text:span><text:span text:style-name="T2"> </text:span><text:span text:style-name="T13">ēre</text:span><text:span text:style-name="T12">,</text:span><text:span text:style-name="T2"><text:tab/>frighten, terrify.</text:span></text:p>
        <text:p text:style-name="P236"><text:span text:style-name="T13">vulnerō,</text:span><text:span text:style-name="T2"> </text:span><text:span text:style-name="T13">āre</text:span><text:span text:style-name="T12">,</text:span><text:span text:style-name="T2"><text:tab/>wound.</text:span></text:p>
      </text:section>
      <text:p text:style-name="P230"><text:note text:id="ftn12" text:note-class="footnote"><text:note-citation>12</text:note-citation><text:note-body><text:p text:style-name="Footnote">The verb <text:span text:style-name="T21">dō</text:span> is exceptional, in having short <text:span text:style-name="T21">a</text:span> in the stem, except in the forms <text:span text:style-name="T21">dās</text:span>, <text:span text:style-name="T21">dāns</text:span> (271) and <text:span text:style-name="T21">dā</text:span> (463).</text:p></text:note-body></text:note></text:p>
      <text:p text:style-name="P229"/>
      <text:p text:style-name="Banner">Exercises.</text:p>
      <text:p text:style-name="BannerSecondary"><text:span text:style-name="T21">35</text:span>.<text:tab/><text:span text:style-name="T21">I</text:span>.</text:p>
      <text:p text:style-name="P61">1. <text:s/>Fīlium et fīliam habet. <text:s/>2. Belgās et Germānōs terrētis. <text:s/>3. Cōpiae locum vāstant. <text:s/>4. Germānī cōpiās et equōs parant. <text:s/>5. Fugam nūntiāmus; equum dās; cōpiam habēs. <text:s/>6. Nūntiōs et nautās vulnerant.</text:p>
      <text:p text:style-name="BodyHanging"><text:tab/><text:span text:style-name="T21">II</text:span>.</text:p>
      <text:p text:style-name="P61">1. You have horses; we have plenty. <text:s/>2. I see the place; they lay waste the provinces. <text:s/>3. The messenger is wounding the horse. <text:s/>4. The forces hold the province. <text:s/>5. The flight terrifies the forces. <text:s/>6. The give a slave; a slave is announcing the flight.<text:span text:style-name="T26">{{20}}</text:span></text:p>
      <text:p text:style-name="P61"/>
      <text:p text:style-name="Banner"><text:s/><text:span text:style-name="T12">—</text:span></text:p>
      <text:p text:style-name="P116"/>
      <text:p text:style-name="P15">Lesson IV.</text:p>
      <text:p text:style-name="P15">First and Second Declensions: Genitive Singular and Plural.</text:p>
      <text:p text:style-name="P61"/>
      <text:p text:style-name="BannerSecondary"><text:span text:style-name="T21">36</text:span>.<text:tab/><text:tab/>Illustrative Examples.</text:p>
      <text:p text:style-name="P169"><text:span text:style-name="T21">Fīlium nautae videt</text:span>,<text:tab/><text:span text:style-name="T2">he sees the sailor's son</text:span>; or, <text:span text:style-name="T2">he sees the son of the sailor</text:span>.</text:p>
      <text:p text:style-name="P169"><text:span text:style-name="T21">Fīlium servī videt</text:span>,<text:tab/><text:span text:style-name="T2">he sees the slave's son</text:span>.</text:p>
      <text:p text:style-name="P169"><text:span text:style-name="T21">Fugam cōpiārum nūntiat</text:span>,<text:tab/><text:span text:style-name="T2">he announces the flight of the forces</text:span>.</text:p>
      <text:p text:style-name="P169"><text:span text:style-name="T21">Fugam Rōmānōrum nūntiat</text:span>,<text:tab/><text:span text:style-name="T2">he announces the flight of the Romans</text:span>.</text:p>
      <text:p text:style-name="BodyHanging">a.<text:tab/>What endings in these Latin nouns indicate the relation expressed by the English preposition <text:span text:style-name="T2">of</text:span> or the English possessive case?</text:p>
      <text:p text:style-name="BodyHanging">b.<text:tab/>Nouns with these endings are said to be in the <text:span text:style-name="T2">Genitive</text:span> case.</text:p>
      <text:p text:style-name="BodyHanging"><text:tab/>The genitive is placed more frequently after than before the noun it modifies.</text:p>
      <text:p text:style-name="BodyHanging">c.<text:tab/>If the first sentence above were written in the order <text:span text:style-name="T21">Nautae fīlium videt</text:span>, could it mean, <text:span text:style-name="T2">The sailors see the son?</text:span> <text:s/>What two meanings could <text:span text:style-name="T21">Servī fīlium vident</text:span> have?</text:p>
      <text:p text:style-name="P61"/>
      <text:p text:style-name="BannerSecondary"><text:span text:style-name="T21">37</text:span><text:span text:style-name="T24">.</text:span><text:span text:style-name="T21"><text:tab/><text:tab/></text:span>Vocabulary.</text:p>
      <text:p text:style-name="P162"><text:span text:style-name="T21">animus</text:span>,<text:tab/><text:span text:style-name="T2">spirit</text:span>, <text:span text:style-name="T2">heart.</text:span><text:tab/><text:span text:style-name="T21">portō</text:span>, <text:span text:style-name="T21">āre</text:span>,<text:tab/><text:span text:style-name="T2">carry,</text:span> <text:span text:style-name="T2">bear.</text:span></text:p>
      <text:p text:style-name="P162"><text:span text:style-name="T21">cōnfīrmō</text:span>, <text:span text:style-name="T21">āre</text:span>,<text:tab/><text:span text:style-name="T2">encourage,</text:span> <text:span text:style-name="T2">arouse.</text:span><text:tab/><text:span text:style-name="T21">praeda</text:span>,<text:tab/><text:span text:style-name="T2">plunder</text:span>, <text:span text:style-name="T2">booty.</text:span></text:p>
      <text:p text:style-name="P162"><text:span text:style-name="T21">imperō</text:span>, <text:span text:style-name="T21">āre</text:span>,<text:tab/><text:span text:style-name="T2">give orders</text:span>.<text:tab/><text:span text:style-name="T21">socius</text:span>,<text:tab/><text:span text:style-name="T2">ally.</text:span></text:p>
      <text:p text:style-name="P162"><text:span text:style-name="T21">lēgātus</text:span>,<text:tab/><text:span text:style-name="T2">ambassador</text:span>, <text:span text:style-name="T2">envoy;</text:span> <text:span text:style-name="T2">lieutenant.</text:span><text:tab/><text:span text:style-name="T21">superō</text:span>, <text:span text:style-name="T21">āre</text:span>,<text:tab/><text:span text:style-name="T2">conquer</text:span><text:span text:style-name="T12">.</text:span></text:p>
      <text:p text:style-name="P162"><text:span text:style-name="T21">porta</text:span>,<text:tab/><text:span text:style-name="T2">gate.</text:span><text:tab/><text:span text:style-name="T21">victōria</text:span>,<text:tab/><text:span text:style-name="T2">victory</text:span><text:span text:style-name="T12">.</text:span><text:span text:style-name="T26">{{21}}</text:span></text:p>
      <text:p text:style-name="P61"/>
      <text:p text:style-name="Banner">Exercises.</text:p>
      <text:p text:style-name="BannerSecondary"><text:span text:style-name="T21">38</text:span>.<text:tab/><text:tab/><text:span text:style-name="T21">I</text:span>.</text:p>
      <text:p text:style-name="P61">1. Cōpiam servōrum habet; sociī cōpiam equōrum habent. <text:s/>2. Victōria animum Belgae cōnfīrmat; <text:soft-page-break/>victōriae animōs Belgārum cōnfīrmant. <text:s/>3. Cōpiās lēgātī superat; lēgātī imperant. <text:s/>4. Praedam portās; portās vidēmus. <text:s/>5. Fīlius lēgātī cōpiās sociōrum superat. <text:s/>6. Animōs cōpiārum terret. <text:s/>7. Belgae cōpiās parant; cōpiae Belgārum pārent. <text:s/>8. Fīliī nautae nūntium vocant.</text:p>
      <text:p text:style-name="BannerSecondary"><text:tab/><text:tab/><text:span text:style-name="T21">II</text:span>.</text:p>
      <text:p text:style-name="P61">1. He is announcing the victory of the lieutenant. <text:s/>2. The horse is carrying the ambassador's son. <text:s/>3. The troops conquer the allies of the Belgians. <text:s/>4. He conquers the forces of the allies. <text:s/>5. The forces of the province are fighting. <text:s/>6. The victory arouses the Britons' spirits. <text:s/>7. The give a horse; he is giving orders. <text:s/>8. You are wounding the sons of the sailor and of the messenger. <text:s/>9. The slaves have the plunder; I see the slave's booty; the kill the envoys' slaves.</text:p>
      <text:p text:style-name="P61"/>
      <text:p text:style-name="P61">[[Image <text:span text:style-name="T12">– Miles. <text:s/>Soldier.</text:span>]]<text:span text:style-name="T26">{{22}}</text:span></text:p>
      <text:p text:style-name="P61"/>
      <text:p text:style-name="P6">Lesson V.</text:p>
      <text:p text:style-name="P15"><text:span text:style-name="T33">First and Second Declensions: Dative Singular and Plural. <text:s/>Accusative with</text:span> <text:span text:style-name="T21">ad</text:span>.</text:p>
      <text:p text:style-name="P61"/>
      <text:p text:style-name="BannerSecondary"><text:span text:style-name="T21">39</text:span>.<text:tab/><text:tab/>Illustrative Examples.</text:p>
      <text:p text:style-name="P35"><text:span text:style-name="T21">Lēgātō victōriam nūntiat</text:span>,<text:tab/><text:span text:style-name="T2">he announces the victory to the lieutenant</text:span>.</text:p>
      <text:p text:style-name="P35"><text:span text:style-name="T21">Pradam servīs dat</text:span>,<text:tab/><text:span text:style-name="T2">he gives the plunder to the slaves</text:span>.</text:p>
      <text:p text:style-name="P35"><text:span text:style-name="T21">Prōvinciae imperat</text:span>,<text:tab/><text:span text:style-name="T2">he gives orders to the province</text:span>.</text:p>
      <text:p text:style-name="P35"><text:span text:style-name="T21">Belgīs pārent</text:span>,<text:tab/><text:span text:style-name="T2">they are obedient to the Belgians</text:span>.</text:p>
      <text:p text:style-name="BodyHanging"><text:span text:style-name="T2">a</text:span>.<text:tab/>What endings in the Latin nouns indicate the relation expressed in the English sentences by the proposition <text:span text:style-name="T2">to</text:span><text:span text:style-name="T12">?</text:span></text:p>
      <text:p text:style-name="BodyHanging"><text:span text:style-name="T2">b</text:span><text:span text:style-name="T12">.<text:tab/>Nouns with these endings are said to be in the </text:span><text:span text:style-name="T2">Dative</text:span><text:span text:style-name="T12"> case.</text:span></text:p>
      <text:p text:style-name="P179"><text:tab/>The dative expressing the indirect object is more frequently placed before than after the direct object of the verb.</text:p>
      <text:p text:style-name="P116"/>
      <text:p text:style-name="BannerSecondary"><text:span text:style-name="T13">40</text:span><text:span text:style-name="T16">.</text:span><text:span text:style-name="T12"> <text:tab/><text:tab/>Illustrative Examples.</text:span></text:p>
      <text:p text:style-name="P17"><text:span text:style-name="T13">Ad locum cōpiās movet</text:span><text:span text:style-name="T12">,<text:tab/></text:span><text:span text:style-name="T2">he moves the forces to the place</text:span><text:span text:style-name="T12">.</text:span></text:p>
      <text:p text:style-name="P17"><text:span text:style-name="T13">Ad portam servōs vocat</text:span><text:span text:style-name="T12">,<text:tab/></text:span><text:span text:style-name="T2">he calls the slaves to the gate</text:span><text:span text:style-name="T12">.</text:span></text:p>
      <text:p text:style-name="P17"><text:span text:style-name="T13">Ad cōpiās et sociōs praedam portant</text:span><text:span text:style-name="T12">,<text:tab/></text:span><text:span text:style-name="T2">they are carrying the plunder to the forces and the allies</text:span><text:span text:style-name="T12">.</text:span></text:p>
      <text:p text:style-name="P61"><text:span text:style-name="T12">a.<text:tab/>When the preposition </text:span><text:span text:style-name="T2">to</text:span><text:span text:style-name="T12"> is used in an English phrase implying motion or direction, the dative should not be used in the corresponding Latin. <text:s/>In what way is </text:span><text:span text:style-name="T2">to</text:span><text:span text:style-name="T12"> expressed in these sentences?</text:span><text:span text:style-name="T26">{{23}}</text:span></text:p>
      <text:p text:style-name="P116"/>
      <text:p text:style-name="BannerSecondary"><text:span text:style-name="T13">41</text:span><text:span text:style-name="T12">.<text:tab/><text:tab/>Vocabulary.</text:span></text:p>
      <text:section text:style-name="Sect1" text:name="Section1">
        <text:p text:style-name="P171"><text:span text:style-name="T21">ad</text:span>,<text:tab/><text:tab/><text:span text:style-name="T2">to</text:span>, <text:span text:style-name="T2">towards</text:span>.<text:tab/></text:p>
        <text:p text:style-name="P171"><text:span text:style-name="T21">aqua</text:span>,<text:tab/><text:span text:style-name="T2">water</text:span>.<text:tab/></text:p>
        <text:p text:style-name="P171"><text:span text:style-name="T21">īnsula</text:span>,<text:tab/><text:span text:style-name="T2">island</text:span>.<text:tab/></text:p>
        <text:p text:style-name="P171"><text:span text:style-name="T21">mūrus</text:span>,<text:tab/><text:span text:style-name="T2">wall</text:span>.<text:tab/></text:p>
        <text:p text:style-name="P171"><text:span text:style-name="T21">ōceanus</text:span>,<text:tab/><text:span text:style-name="T3">the ocean</text:span>.</text:p>
        <text:p text:style-name="P171"><text:span text:style-name="T21">removeō</text:span>, <text:span text:style-name="T21">ēre</text:span>,<text:tab/><text:span text:style-name="T2">move back</text:span>, <text:span text:style-name="T2">remove</text:span>, <text:span text:style-name="T2">withdraw</text:span>.<text:tab/></text:p>
        <text:p text:style-name="P171"><text:span text:style-name="T21">reportō</text:span>, <text:span text:style-name="T21">āre</text:span>,<text:tab/><text:span text:style-name="T2">carry back</text:span>, <text:span text:style-name="T2">bring back</text:span>.</text:p>
        <text:p text:style-name="P171"><text:span text:style-name="T21">respondeō</text:span>, <text:span text:style-name="T21">ēre</text:span>,<text:tab/><text:span text:style-name="T2">reply</text:span>.</text:p>
        <text:p text:style-name="P171"><text:span text:style-name="T21">retineō</text:span>, <text:span text:style-name="T21">ēre</text:span>,<text:tab/><text:span text:style-name="T2">hold back</text:span>, <text:span text:style-name="T2">restrain</text:span>.</text:p>
        <text:p text:style-name="P171"><text:span text:style-name="T21">revocō</text:span>, <text:span text:style-name="T21">āre</text:span>,<text:tab/><text:span text:style-name="T2">call back</text:span>, <text:span text:style-name="T2">recall</text:span>.</text:p>
        <text:p text:style-name="P171"><text:span text:style-name="T21">spectō</text:span>, <text:span text:style-name="T21">āre</text:span>,<text:tab/><text:span text:style-name="T2">look,</text:span> <text:span text:style-name="T2">face</text:span>.</text:p>
      </text:section>
      <text:p text:style-name="P61">N.B.<text:span text:style-name="T12">—Observe that </text:span><text:span text:style-name="T13">re-</text:span><text:span text:style-name="T12"> is used in compounds to denote </text:span><text:span text:style-name="T2">back</text:span><text:span text:style-name="T12"> or </text:span><text:span text:style-name="T2">again</text:span><text:span text:style-name="T12">; so </text:span><text:span text:style-name="T13">renūntiō</text:span><text:span text:style-name="T12">, </text:span><text:span text:style-name="T2">bring back word</text:span><text:span text:style-name="T12">, </text:span><text:span text:style-name="T2">report</text:span><text:span text:style-name="T12">.</text:span></text:p>
      <text:p text:style-name="P116"/>
      <text:p text:style-name="P245">Exercises</text:p>
      <text:p text:style-name="BannerSecondary"><text:span text:style-name="T21">42</text:span>.<text:tab/><text:tab/><text:span text:style-name="T13">I</text:span>.</text:p>
      <text:p text:style-name="P61">1. Lēgātus nautīs imperat; nautae lēgātō pārent. <text:s/>2. Sociōs ad īnsulam vocat; ad mūrōs cōpiās revocāmus. <text:s/>3.Lēgātus ad prōvinciās cōpiās reportat. <text:s/>4. Lēgātīs servōs et equum datis. <text:s/>5. Belgae respondēs; equum Belgae removet; Belgae pūgnant. <text:s/>6. Ad ōceanum prōvinciae spectant.</text:p>
      <text:p text:style-name="BannerSecondary"><text:tab/><text:tab/><text:span text:style-name="T21">II</text:span>.</text:p>
      <text:p text:style-name="P61"><text:soft-page-break/>1. The slaves reply to the sailor; the sailor is replying to the slaves. <text:s/>2. They are recalling the ambassador to the island. <text:s/>3. We announe to the lieutenant the flight of the forces. <text:s/>4. She is carrying a supply of water to the place. <text:s/>5. He moves the troops back to the walls; it restrains the allies. <text:s/>6. The island faces<text:note text:id="ftn13" text:note-class="footnote"><text:note-citation>13</text:note-citation><text:note-body><text:p text:style-name="Footnote">The English verb <text:span text:style-name="T2">face</text:span><text:span text:style-name="T12"> is more commonly used transitively, with the preposition omitted, “faces the province.”</text:span></text:p></text:note-body></text:note> towards the province; I give orders to the provinces.<text:span text:style-name="T26">{{24}}</text:span></text:p>
      <text:p text:style-name="P61"/>
      <text:p text:style-name="Banner"><text:s/><text:span text:style-name="T12">—</text:span></text:p>
      <text:p text:style-name="P116"/>
      <text:p text:style-name="Banner">Lesson VI.</text:p>
      <text:p text:style-name="Banner">First and Second Conjugations: Imperfect Indicative Active.</text:p>
      <text:p text:style-name="P61"/>
      <text:p text:style-name="BannerSecondary"><text:span text:style-name="T21">43</text:span>.<text:tab/><text:tab/>Illustrative Examples.</text:p>
      <text:p text:style-name="P68"><text:span text:style-name="T21">Pūgnābant</text:span>,<text:tab/><text:span text:style-name="T2">they were fighting</text:span><text:tab/>or<text:tab/><text:span text:style-name="T2">they used to fight</text:span>.</text:p>
      <text:p text:style-name="P68"><text:span text:style-name="T21">Movēbat</text:span>,<text:tab/><text:span text:style-name="T2">he was moving</text:span><text:tab/>or<text:tab/><text:span text:style-name="T2">he used to move</text:span>.</text:p>
      <text:p text:style-name="P68"><text:span text:style-name="T21">Tenēbāmus</text:span>,<text:tab/><text:span text:style-name="T2">we were holding</text:span><text:tab/>or<text:tab/><text:span text:style-name="T2">we used to hold</text:span>.</text:p>
      <text:p text:style-name="P68"><text:span text:style-name="T21">Spectābat</text:span>,<text:tab/><text:span text:style-name="T2">it was facing</text:span><text:tab/>or <text:span text:style-name="T2">it used to face</text:span>.</text:p>
      <text:p text:style-name="BodyHanging"><text:span text:style-name="T2">a</text:span>.<text:tab/>What new element is found in these Latin verbs between the present stem and the personal ending?</text:p>
      <text:p text:style-name="BodyHanging"><text:span text:style-name="T2">b</text:span>.<text:tab/>Notice that these new forms may be translated in two ways, past time being indicated in both cases.<text:note text:id="ftn14" text:note-class="footnote"><text:note-citation>14</text:note-citation><text:note-body><text:p text:style-name="P139">To the teacher<text:span text:style-name="T12">. <text:s/>The translation of the Imperfect by the English simple past tense should not be referred to at this stage; see 109.</text:span></text:p></text:note-body></text:note></text:p>
      <text:p text:style-name="P61"/>
      <text:p text:style-name="BannerSecondary"><text:span text:style-name="T21">44</text:span>. <text:tab/><text:tab/>Paradigms.</text:p>
      <text:p text:style-name="Banner">Imperfect Indicative Active.</text:p>
      <text:p text:style-name="P70"><text:tab/><text:span text:style-name="T2">First Conjugation</text:span>.<text:tab/><text:span text:style-name="T2">Second Conjugation</text:span>.</text:p>
      <text:p text:style-name="Banner">Singular.</text:p>
      <text:p text:style-name="P69">1.<text:tab/>amābam<text:tab/><text:span text:style-name="T21">-ā</text:span><text:span text:style-name="T24">-</text:span><text:span text:style-name="T21">ba-m</text:span><text:tab/>monēbam<text:tab/><text:span text:style-name="T21">-ē-ba-m</text:span></text:p>
      <text:p text:style-name="P69">2.<text:tab/>amābās<text:tab/><text:span text:style-name="T21">-ā-bā-s</text:span><text:tab/>monēbās<text:tab/><text:span text:style-name="T21">-ē-bā-s</text:span></text:p>
      <text:p text:style-name="P69">3.<text:tab/>amābat<text:tab/><text:span text:style-name="T21">-ā-ba-t</text:span><text:tab/>monēbat<text:tab/><text:span text:style-name="T21">-ē-ba-t</text:span></text:p>
      <text:p text:style-name="Banner">Plural.</text:p>
      <text:p text:style-name="P69">1.<text:tab/>amābāmus<text:tab/><text:span text:style-name="T21">-ā-bā-mus</text:span><text:tab/>monēbāmus<text:tab/><text:span text:style-name="T21">-ē-bā-mus</text:span></text:p>
      <text:p text:style-name="P69">2.<text:tab/>amābātis<text:tab/><text:span text:style-name="T21">-ā-bā-tis</text:span><text:tab/>monēbātis<text:tab/><text:span text:style-name="T21">-ē-bā-tis</text:span></text:p>
      <text:p text:style-name="P69">3.<text:tab/>amābānt<text:tab/><text:span text:style-name="T21">-ā-ba-nt</text:span><text:tab/>monēbant<text:tab/><text:span text:style-name="T21">-ē-ba-nt</text:span></text:p>
      <text:p text:style-name="BodyHanging"><text:span text:style-name="T2">a</text:span>.<text:tab/>What new personal ending is used instead of <text:span text:style-name="T21">-ō</text:span> in the first person singular of this tense?</text:p>
      <text:p text:style-name="BodyHanging"><text:span text:style-name="T2">b</text:span>.<text:tab/>What is the quantity of the final <text:span text:style-name="T21">a</text:span> or <text:span text:style-name="T21">e</text:span> of the stem?</text:p>
      <text:p text:style-name="BodyHanging"><text:tab/>Before which endings is the <text:span text:style-name="T21">a</text:span> in <text:span text:style-name="T21">ba</text:span> short, and before which is it long?<text:span text:style-name="T26">{{25}}</text:span></text:p>
      <text:p text:style-name="P61"/>
      <text:p text:style-name="BannerSecondary"><text:span text:style-name="T21">45</text:span>.<text:tab/><text:tab/>Vocabulary.</text:p>
      <text:section text:style-name="Sect1" text:name="Section2">
        <text:p text:style-name="P225"><text:span text:style-name="T21">Britannia</text:span>,<text:tab/><text:span text:style-name="T2">Britain.</text:span><text:tab/></text:p>
        <text:p text:style-name="P225"><text:span text:style-name="T21">fīrmō</text:span>, <text:span text:style-name="T21">āre</text:span>,<text:tab/><text:span text:style-name="T2">strengthen</text:span><text:span text:style-name="T12">.</text:span><text:tab/></text:p>
        <text:p text:style-name="P225"><text:span text:style-name="T21">fossa,</text:span><text:tab/><text:span text:style-name="T2">trench,</text:span> <text:span text:style-name="T2">moat.</text:span><text:tab/></text:p>
        <text:p text:style-name="P224"><text:span text:style-name="T21">Gallia</text:span>,<text:tab/><text:span text:style-name="T2">Gaul</text:span> (the country now called France).<text:tab/></text:p>
        <text:p text:style-name="P225"><text:span text:style-name="T21">Germānia</text:span>,<text:tab/><text:span text:style-name="T2">Germany.</text:span><text:tab/></text:p>
        <text:p text:style-name="P226"><text:span text:style-name="T21">gladius</text:span>,<text:tab/><text:span text:style-name="T2">sword.</text:span></text:p>
        <text:p text:style-name="P226"><text:span text:style-name="T21">hasta,</text:span><text:tab/><text:span text:style-name="T2">spear.</text:span></text:p>
        <text:p text:style-name="P226"><text:span text:style-name="T21">hiemō</text:span>, <text:span text:style-name="T21">āre</text:span>,<text:tab/><text:span text:style-name="T2">winter</text:span>, <text:span text:style-name="T2">pass the winter</text:span>.</text:p>
        <text:p text:style-name="P226"><text:span text:style-name="T21">Ītalia,</text:span><text:tab/><text:span text:style-name="T2">Italy.</text:span></text:p>
        <text:p text:style-name="P226"><text:span text:style-name="T21">pūgna</text:span>,<text:tab/><text:span text:style-name="T2">battle</text:span>, <text:span text:style-name="T2">fighting.</text:span></text:p>
      </text:section>
      <text:p text:style-name="P61"/>
      <text:p text:style-name="Banner">Exercises</text:p>
      <text:p text:style-name="BannerSecondary"><text:span text:style-name="T21">46</text:span>.<text:tab/><text:tab/><text:span text:style-name="T21">I</text:span>.</text:p>
      <text:p text:style-name="P61">1. Fīrmābant, fīrmābāmus, fīrmābat. <text:s/>2. Tenēbās, tenēbam, tenēbātis. <text:s/>3. Pārēbant, parābat, pāret, parant. <text:s/>4. Glasiōs et hastās reportābat. <text:s/>5. Ad Germāniam et Ītaliam cōpias removēbam. <text:s/>6. Nautae <text:soft-page-break/>gladium dabās; nautīs respondēbant. <text:s/>7. Britannia ad Galliam spectat; pūgnam Germānīs nūntiat. <text:s/>8. Hiemant; cōpiae hiemābant.</text:p>
      <text:p text:style-name="BannerSecondary"><text:tab/><text:tab/><text:span text:style-name="T21">II</text:span>.</text:p>
      <text:p text:style-name="P61">1. He was giving; they used to give; they give. <text:s/>2. They were terrifying; it used to terrify; she terrifies. <text:s/>3. You were strengthening the place; I was wintering. <text:s/>4. It used to have walls and trenches. <text:s/>5. We were procuring an abundance of swords and spears. <text:s/>6. The lieutenant was holding Gaul and Britain; the Gauls and Britons were fighting. <text:s/>7. We were replying to the messenger; the slave used to carry water to the trench.</text:p>
      <text:p text:style-name="P61"/>
      <text:p text:style-name="P61">[[Image <text:span text:style-name="T12">– </text:span>Hasta: Spear.]]<text:span text:style-name="T26">{{26}}</text:span></text:p>
      <text:p text:style-name="P61"/>
      <text:p text:style-name="Banner">Lesson VII.</text:p>
      <text:p text:style-name="Banner">First and Second Declensions: Ablative Singular and Plural.</text:p>
      <text:p text:style-name="P61"/>
      <text:p text:style-name="BannerSecondary"><text:span text:style-name="T21">47</text:span>.<text:tab/><text:tab/>Illustrative Examples.</text:p>
      <text:p text:style-name="BodyHanging"><text:span text:style-name="T21">Servum hastā necat</text:span>,<text:tab/><text:span text:style-name="T2">he kills the slave with a spear</text:span>.</text:p>
      <text:p text:style-name="BodyHanging"><text:span text:style-name="T21">Servum gladiō necat</text:span>,<text:tab/><text:span text:style-name="T2">he kills the slave with a sword</text:span>.</text:p>
      <text:p text:style-name="BodyHanging"><text:span text:style-name="T21">Nūntium cum nautā et servō necat</text:span>,<text:tab/><text:span text:style-name="T2">he kills the messenger together with the sailor and the slave</text:span>.</text:p>
      <text:p text:style-name="BodyHanging"><text:span text:style-name="T21">Locum mūrīs et fossīs fīrmat</text:span>,<text:tab/><text:span text:style-name="T2">he strengthens the place with walls and trenches</text:span>.</text:p>
      <text:p text:style-name="BodyHanging"><text:span text:style-name="T21">Cum cōpiīs hiemat</text:span>,<text:tab/><text:span text:style-name="T2">he is wintering with the forces</text:span>.</text:p>
      <text:p text:style-name="BodyHanging"><text:span text:style-name="T21">Cum Gallīs pūgnant</text:span>,<text:tab/><text:span text:style-name="T2">they are fighting with the Gauls</text:span>.</text:p>
      <text:p text:style-name="BodyHanging"><text:span text:style-name="T2">a</text:span>.<text:tab/>What endings in these Latin nouns indicate the relations expressed in the English sentences by the preposition <text:span text:style-name="T2">with</text:span><text:span text:style-name="T12">?</text:span></text:p>
      <text:p text:style-name="BodyHanging"><text:span text:style-name="T12"><text:tab/>Notice where, in these examples, this new case (known as the </text:span><text:span text:style-name="T2">Ablative</text:span><text:span text:style-name="T12">) has forms identical with the dative. <text:s/>Notice also the difference in the quantity of </text:span><text:span text:style-name="T13">a</text:span><text:span text:style-name="T15"> in the ablative and in the nominative.</text:span></text:p>
      <text:p text:style-name="BodyHanging"><text:span text:style-name="T6">b</text:span><text:span text:style-name="T15">.<text:tab/>Observe that in some of these sentences </text:span><text:span text:style-name="T6">with</text:span><text:span text:style-name="T15"> has the force of </text:span><text:span text:style-name="T6">by means of</text:span><text:span text:style-name="T15">,</text:span><text:span text:style-name="T15"><text:note text:id="ftn15" text:note-class="footnote"><text:note-citation>15</text:note-citation><text:note-body><text:p text:style-name="Footnote">Often <text:span text:style-name="T2">by means of</text:span><text:span text:style-name="T12"> may be replaced by the preposition </text:span><text:span text:style-name="T2">by</text:span><text:span text:style-name="T12"> instead of by </text:span><text:span text:style-name="T2">with</text:span><text:span text:style-name="T12">; as </text:span><text:span text:style-name="T2">to perish by (means of) the sword</text:span><text:span text:style-name="T12">; </text:span><text:span text:style-name="T2">to restrain by (means of) force</text:span><text:span text:style-name="T12">.</text:span></text:p></text:note-body></text:note></text:span><text:span text:style-name="T15"> in others of </text:span><text:span text:style-name="T6">together with</text:span><text:span text:style-name="T15"> or </text:span><text:span text:style-name="T6">along with</text:span><text:span text:style-name="T15">. <text:s/>In which sense is the Latin preposition </text:span><text:span text:style-name="T13">cum</text:span><text:span text:style-name="T15"> used with the ablative case?</text:span></text:p>
      <text:p text:style-name="P61"/>
      <text:p text:style-name="BannerSecondary"><text:span text:style-name="T21">48</text:span>.<text:tab/><text:tab/>Illustrative Examples.</text:p>
      <text:p text:style-name="P170"><text:span text:style-name="T21">In Galliā hiemat</text:span>,<text:tab/><text:span text:style-name="T2">he is wintering in Gaul</text:span>.</text:p>
      <text:p text:style-name="P170"><text:span text:style-name="T21">In mūrō pūgnant</text:span>,<text:tab/><text:span text:style-name="T2">they are fighting on the wall</text:span>.</text:p>
      <text:p text:style-name="P170"><text:span text:style-name="T21">Cōpiās ab Ītaliā revocat</text:span>,<text:tab/><text:span text:style-name="T2">he recalls the troops from Italy</text:span>.</text:p>
      <text:p text:style-name="P170"><text:span text:style-name="T21">Cōpiās ā pūgnā revocat</text:span>,<text:tab/><text:span text:style-name="T2">he recalls the troops from battle</text:span>.</text:p>
      <text:p text:style-name="P170"><text:span text:style-name="T21">Ab lēgātō et sociīs equōs parat</text:span>,<text:tab/><text:span text:style-name="T2">he procures horses from the lieutenant and the allies</text:span>.<text:span text:style-name="T26">{{27}}</text:span></text:p>
      <text:p text:style-name="BodyHanging"><text:span text:style-name="T2">a</text:span>.<text:tab/>What ideas does the ablative case express in these sentences? <text:s/>What prepositions are used with the ablative to express these ideas?<text:note text:id="ftn16" text:note-class="footnote"><text:note-citation>16</text:note-citation><text:note-body><text:p text:style-name="Footnote">The Latin Ablative case represents three main ideas (at one time represented by three distinct cases): that of <text:span text:style-name="T2">from</text:span><text:span text:style-name="T12">, which gives it the name </text:span><text:span text:style-name="T2">ablative</text:span><text:span text:style-name="T12">; that of </text:span><text:span text:style-name="T2">with</text:span><text:span text:style-name="T12">, called the </text:span><text:span text:style-name="T2">instrumental</text:span><text:span text:style-name="T12"> use; and that of </text:span><text:span text:style-name="T2">in</text:span><text:span text:style-name="T12">, </text:span><text:span text:style-name="T2">on</text:span><text:span text:style-name="T12">, or </text:span><text:span text:style-name="T2">at,</text:span><text:span text:style-name="T12"> called the </text:span><text:span text:style-name="T2">locative</text:span><text:span text:style-name="T12"> use. <text:s/>The prepositions </text:span><text:span text:style-name="T13">ab</text:span><text:span text:style-name="T12">, </text:span><text:span text:style-name="T13">cum,</text:span><text:span text:style-name="T12"> and </text:span><text:span text:style-name="T13">in</text:span><text:span text:style-name="T12"> are used with the ablative to make clearer the particular use intended.</text:span></text:p></text:note-body></text:note></text:p>
      <text:p text:style-name="BodyHanging"><text:span text:style-name="T2">b</text:span>.<text:tab/>Notice that, while <text:span text:style-name="T21">ab</text:span><text:span text:style-name="T23"> is found before vowels and consonants alike, </text:span><text:span text:style-name="T21">ā</text:span><text:span text:style-name="T23"> is not used before a vowel.</text:span></text:p>
      <text:p text:style-name="P61"/>
      <text:p text:style-name="BannerSecondary"><text:span text:style-name="T21">49</text:span>.<text:tab/><text:tab/>Vocabulary.</text:p>
      <text:section text:style-name="Sect1" text:name="Section3">
        <text:p text:style-name="P227"><text:span text:style-name="T21">collocō, āre</text:span>,<text:tab/><text:span text:style-name="T2">place together</text:span>, <text:span text:style-name="T2">station.</text:span></text:p>
        <text:p text:style-name="P227"><text:span text:style-name="T21">comparō, āre</text:span>,<text:tab/><text:span text:style-name="T2">get together</text:span>, <text:span text:style-name="T2">procure.</text:span></text:p>
        <text:p text:style-name="P227"><text:span text:style-name="T21">compleō, ēre</text:span>,<text:tab/><text:span text:style-name="T2">fill full</text:span>, <text:span text:style-name="T2">fill.</text:span></text:p>
        <text:p text:style-name="P227"><text:span text:style-name="T21">comportō, āre</text:span>,<text:tab/><text:span text:style-name="T2">bring together</text:span>, <text:span text:style-name="T2">collect.</text:span></text:p>
        <text:p text:style-name="P227"><text:span text:style-name="T21">cōnfīrmō, āre</text:span>,<text:tab/><text:span text:style-name="T2">strengthen</text:span> (<text:span text:style-name="T2">fully</text:span>), <text:span text:style-name="T2">encourage.</text:span></text:p>
        <text:p text:style-name="P227"><text:span text:style-name="T21">contineō, ēre</text:span>,<text:tab/><text:span text:style-name="T2">hold together</text:span>, <text:span text:style-name="T2">confine</text:span>, <text:span text:style-name="T2">restrain.</text:span></text:p>
        <text:p text:style-name="P227"><text:span text:style-name="T21">convocō, āre</text:span>,<text:tab/><text:span text:style-name="T2">call together</text:span>, <text:span text:style-name="T2">summon.</text:span></text:p>
        <text:p text:style-name="P227"><text:span text:style-name="T21">injūria</text:span>,<text:tab/><text:span text:style-name="T2">wrongdoing</text:span>, <text:span text:style-name="T2">wrong.</text:span></text:p>
        <text:p text:style-name="P227"><text:span text:style-name="T21">nātūra</text:span>,<text:tab/><text:span text:style-name="T2">nature.</text:span></text:p>
        <text:p text:style-name="P227"><text:span text:style-name="T21">silva,</text:span><text:tab/><text:span text:style-name="T2">wood</text:span>, <text:span text:style-name="T2">forest.</text:span></text:p>
      </text:section>
      <text:p text:style-name="P61"><text:soft-page-break/>N.B.—In Latin compounds <text:span text:style-name="T21">com-</text:span>, <text:span text:style-name="T21">con-</text:span>, or <text:span text:style-name="T21">col-</text:span>, representing <text:span text:style-name="T21">cum</text:span>, denotes (a) <text:span text:style-name="T2">together</text:span> or (b) <text:span text:style-name="T2">completely</text:span><text:span text:style-name="T12">.</text:span></text:p>
      <text:p text:style-name="P116"/>
      <text:p text:style-name="P245">Exercises.</text:p>
      <text:p text:style-name="BannerSecondary"><text:span text:style-name="T13">50</text:span><text:span text:style-name="T12">.<text:tab/><text:tab/></text:span><text:span text:style-name="T13">I</text:span><text:span text:style-name="T12">.</text:span></text:p>
      <text:p text:style-name="P61"><text:span text:style-name="T12">1. Cum cōpiīs in Ītaliā hiemābāmus. <text:s/>2. Belgae locum mūrō et fossā cōnfīrmābant. <text:s/>3.Rōmānōs ā silvā revocābam. <text:s/>4. Gallōs in portīs et in mūrō collocat; equōs gladiīs vulnerant. <text:s/>5. Fossās aquā complēmus; cōpiās cum sociīs ā locō removēs. <text:s/>6. Socios ab īnsulā convocātis; sociōs ad īnsulam revocō. <text:s/>7. Lēgātus cōpiās ab injūriā continēbat. <text:s/>8. Praedam ad locum comportābant.</text:span><text:span text:style-name="T26">{{28}}</text:span></text:p>
      <text:p text:style-name="BannerSecondary"><text:span text:style-name="T12"><text:tab/></text:span><text:span text:style-name="T13">II</text:span><text:span text:style-name="T12">.</text:span></text:p>
      <text:p text:style-name="P116">The slave was fighting with the sailor; he wounds the sailor with a spear. <text:s/>2. He used to procure troops and horses from the provinces. <text:s/>3. We see islands in the ocean; I see a forest on the island. <text:s/>4. He fills the walls and the gates with troops; they fight with swords on the walls. <text:s/>5. You used to winter in Britain with the lieutenant and the allies. <text:s/>6. The nature of the place restrains the Britons from fighting. <text:s/>7. From the walls they announce the victory to the ambassador. <text:s/>8. They were summoning the messengers to the wall.</text:p>
      <text:p text:style-name="P61"/>
      <text:p text:style-name="Banner"><text:s/><text:span text:style-name="T12">—</text:span></text:p>
      <text:p text:style-name="P116"/>
      <text:p text:style-name="Banner">Lesson VIII.</text:p>
      <text:p text:style-name="Banner">First and Second Declensions Reviewed: Vocative Case. Predicate Nouns and Appositives.</text:p>
      <text:p text:style-name="P61"/>
      <text:p text:style-name="P61"><text:span text:style-name="T21">51</text:span><text:span text:style-name="T24">.</text:span> To give all the forms of a Latin noun in the order in which the cases are usually arranged is called <text:span text:style-name="T2">declining</text:span><text:span text:style-name="T12"> the noun, and the different series of endings found in Latin nouns are the </text:span><text:span text:style-name="T2">Declensions</text:span><text:span text:style-name="T12">. <text:s/>The are five in number; the nouns already learned which the nominative singular end in </text:span><text:span text:style-name="T13">-a</text:span><text:span text:style-name="T15"> belong to the First Declension, those which end in </text:span><text:span text:style-name="T13">-us</text:span><text:span text:style-name="T15"> to the Second Declension.</text:span></text:p>
      <text:p text:style-name="P61"><text:span text:style-name="T15">As it happens that no two of the declensions have the same ending in the genitive singular, in Latin vocabularies and dictionaries the nominative and genitive singular of each noun are regularly indicated, in order to show to which of the five declensions the noun belongs. <text:s/>(Compare 56.)</text:span><text:span text:style-name="T28">{{29}}</text:span></text:p>
      <text:p text:style-name="P61"/>
      <text:p text:style-name="BannerSecondary"><text:span text:style-name="T21">52</text:span>.<text:tab/><text:tab/>Paradigms.</text:p>
      <text:p text:style-name="Banner">First Declension.</text:p>
      <text:p text:style-name="P172"><text:tab/><text:tab/>Singular.<text:tab/><text:tab/>Plural.</text:p>
      <text:p text:style-name="P172"><text:span text:style-name="T2">Nominative</text:span><text:tab/><text:span text:style-name="T23">mēnsa (</text:span><text:span text:style-name="T6">table</text:span><text:span text:style-name="T15">)<text:tab/></text:span><text:span text:style-name="T13">-a</text:span><text:span text:style-name="T15"><text:tab/>mēnsae<text:tab/></text:span><text:span text:style-name="T13">-ae</text:span></text:p>
      <text:p text:style-name="P174"><text:span text:style-name="T2">Genitive</text:span><text:span text:style-name="T12"><text:tab/>mēnsae<text:tab/></text:span><text:span text:style-name="T13">-ae</text:span><text:span text:style-name="T12"><text:tab/>mēnsārum<text:tab/></text:span><text:span text:style-name="T13">-ārum</text:span></text:p>
      <text:p text:style-name="P174"><text:span text:style-name="T2">Dative</text:span><text:span text:style-name="T12"><text:tab/>mēnsae<text:tab/></text:span><text:span text:style-name="T13">-ae</text:span><text:span text:style-name="T12"><text:tab/>mēnsīs<text:tab/></text:span><text:span text:style-name="T13">-īs</text:span></text:p>
      <text:p text:style-name="P174"><text:span text:style-name="T2">Accusative</text:span><text:span text:style-name="T12"><text:tab/>mēnsam<text:tab/></text:span><text:span text:style-name="T13">-am</text:span><text:span text:style-name="T12"><text:tab/>mēnsās<text:tab/></text:span><text:span text:style-name="T13">-ās</text:span></text:p>
      <text:p text:style-name="P174"><text:span text:style-name="T2">Vocative</text:span><text:span text:style-name="T12"><text:tab/>mēnsa<text:tab/></text:span><text:span text:style-name="T13">-a</text:span><text:span text:style-name="T12"><text:tab/>mēnsae<text:tab/></text:span><text:span text:style-name="T13">-ae</text:span></text:p>
      <text:p text:style-name="P172"><text:span text:style-name="T6">Ablative</text:span><text:span text:style-name="T15"><text:tab/>mēnsā</text:span><text:span text:style-name="T12"><text:tab/></text:span><text:span text:style-name="T13">-ā</text:span><text:span text:style-name="T12"><text:tab/>mēnsīs<text:tab/></text:span><text:span text:style-name="T13">-īs</text:span></text:p>
      <text:p text:style-name="P61"/>
      <text:p text:style-name="Banner">Second Declension.</text:p>
      <text:p text:style-name="P172"><text:tab/><text:tab/>Singular.<text:tab/><text:tab/>Plural.</text:p>
      <text:p text:style-name="P172"><text:span text:style-name="T2">Nom.</text:span><text:span text:style-name="T12"><text:tab/><text:tab/>servus (</text:span><text:span text:style-name="T2">slave</text:span><text:span text:style-name="T12">)<text:tab/></text:span><text:span text:style-name="T13">-us</text:span><text:span text:style-name="T12"><text:tab/>servī<text:tab/></text:span><text:span text:style-name="T13">-ī</text:span></text:p>
      <text:p text:style-name="P172"><text:span text:style-name="T2">Gen.</text:span><text:span text:style-name="T12"><text:tab/><text:tab/>servī<text:tab/></text:span><text:span text:style-name="T13">-ī</text:span><text:span text:style-name="T12"><text:tab/>servōrum<text:tab/></text:span><text:span text:style-name="T13">-ōrum</text:span></text:p>
      <text:p text:style-name="P172"><text:span text:style-name="T2">Dat.</text:span><text:span text:style-name="T12"><text:tab/><text:tab/>servō<text:tab/></text:span><text:span text:style-name="T13">-ō</text:span><text:span text:style-name="T12"><text:tab/>servīs<text:tab/></text:span><text:span text:style-name="T13">-īs</text:span></text:p>
      <text:p text:style-name="P172"><text:span text:style-name="T2">Acc.</text:span><text:span text:style-name="T12"><text:tab/><text:tab/>servum<text:tab/></text:span><text:span text:style-name="T13">-um</text:span><text:span text:style-name="T12"><text:tab/>servōs<text:tab/></text:span><text:span text:style-name="T13">-ōs</text:span></text:p>
      <text:p text:style-name="P172"><text:span text:style-name="T2">Voc.</text:span><text:span text:style-name="T12"><text:tab/><text:tab/>serve<text:tab/></text:span><text:span text:style-name="T13">-e</text:span><text:span text:style-name="T12"><text:tab/>servī<text:tab/></text:span><text:span text:style-name="T13">-ī</text:span></text:p>
      <text:p text:style-name="P172"><text:span text:style-name="T2">Abl.</text:span><text:span text:style-name="T12"><text:tab/><text:tab/>servō<text:tab/></text:span><text:span text:style-name="T13">-ō</text:span><text:span text:style-name="T12"><text:tab/>servīs<text:tab/></text:span><text:span text:style-name="T13">-īs</text:span></text:p>
      <text:p text:style-name="P117"/>
      <text:p text:style-name="P61"><text:soft-page-break/>53. The Vocative case (like the nominative of address in English) is used in speaking to a person; as, <text:span text:style-name="T21">Victōriam, Rōmānī, nūntiāmus</text:span>, <text:span text:style-name="T2">we announce a victory, Romans</text:span>.</text:p>
      <text:p text:style-name="P61">Except in the singular of nouns of the second declension ending in <text:span text:style-name="T21">-us</text:span>, the vocative is in form always identical with the nominative, and is accordingly often omitted in giving the paradigms of declension.</text:p>
      <text:p text:style-name="P61"/>
      <text:p text:style-name="BannerSecondary"><text:span text:style-name="T21">54</text:span><text:span text:style-name="T24">.</text:span><text:tab/><text:tab/>Illustrative Examples.</text:p>
      <text:p text:style-name="P178"><text:span text:style-name="T21">Britannia est īnsula</text:span>,<text:tab/><text:span text:style-name="T2">Britain is an island</text:span>.</text:p>
      <text:p text:style-name="P178"><text:span text:style-name="T21">Īnsulam Britanniam vocant</text:span>,<text:tab/><text:span text:style-name="T2">they call the island Britain</text:span>.</text:p>
      <text:p text:style-name="P178"><text:span text:style-name="T21">Nūntium, fīlium lēgātī, vident</text:span>,<text:tab/><text:span text:style-name="T2">they see the messenger,a son of the lieutenant</text:span>.<text:span text:style-name="T26">{{30}}</text:span></text:p>
      <text:p text:style-name="P178"><text:span text:style-name="T2">a</text:span>.<text:tab/>In each of these sentences are two nouns referring to the same person or thing, and in each sentence the two nouns are in the same case.</text:p>
      <text:p text:style-name="P178"><text:span text:style-name="T2">b</text:span>.<text:tab/>In the first sentence, <text:span text:style-name="T21">īnsula</text:span> forms part of the predicate and describes or defines the subject of the verb <text:span text:style-name="T21">est</text:span>, and is called a <text:span text:style-name="T2">Predicate Nominative</text:span>.</text:p>
      <text:p text:style-name="P178"><text:span text:style-name="T2">c</text:span>.<text:tab/>In the second sentence, <text:span text:style-name="T21">Britanniam</text:span> forms part of the predicate and describes or defines the object of the verb <text:span text:style-name="T21">vocant</text:span>, and is called a <text:span text:style-name="T2">Predicate Accusative</text:span>.</text:p>
      <text:p text:style-name="P178"><text:span text:style-name="T2">d.</text:span><text:tab/>In the third sentences, <text:span text:style-name="T21">fīlium</text:span>, while describing or identifying <text:span text:style-name="T21">nūntium</text:span>, is not brought into relationship with it through the verb <text:span text:style-name="T21">vident</text:span>. <text:s/>Such a noun is called an <text:span text:style-name="T2">Appositive</text:span> and is said to be in apposition with the noun it describes.</text:p>
      <text:p text:style-name="P61"><text:span text:style-name="T21">Rule</text:span><text:span text:style-name="T24">.</text:span><text:span text:style-name="T12">—Predicate nouns and appositives agree in case with the noun which they describe.</text:span></text:p>
      <text:p text:style-name="P116"/>
      <text:p text:style-name="BannerSecondary"><text:span text:style-name="T21">55</text:span><text:span text:style-name="T24">.</text:span><text:tab/>Illustrative Examples.</text:p>
      <text:p text:style-name="BodyHanging"><text:span text:style-name="T13">Fīliō imperat</text:span><text:span text:style-name="T12">,<text:tab/></text:span><text:span text:style-name="T2">he gives orders to his son</text:span><text:span text:style-name="T12">, or </text:span><text:span text:style-name="T2">she gives orders to her son</text:span><text:span text:style-name="T12">.</text:span></text:p>
      <text:p text:style-name="BodyHanging"><text:span text:style-name="T13">Sociōs convocant</text:span><text:span text:style-name="T12">,<text:tab/></text:span><text:span text:style-name="T2">they summon their allies</text:span><text:span text:style-name="T12">.</text:span></text:p>
      <text:p text:style-name="BodyHanging"><text:span text:style-name="T13">Cum cōpiīs hiemāmus</text:span><text:span text:style-name="T12">,<text:tab/></text:span><text:span text:style-name="T2">we are wintering with our troops</text:span><text:span text:style-name="T12">.</text:span></text:p>
      <text:p text:style-name="BodyHanging"><text:span text:style-name="T2">a</text:span><text:span text:style-name="T12">.<text:tab/>Notice how in these Latin sentences no special word is used to express </text:span><text:span text:style-name="T2">his</text:span><text:span text:style-name="T12">, </text:span><text:span text:style-name="T2">her,</text:span><text:span text:style-name="T12"> </text:span><text:span text:style-name="T2">their</text:span><text:span text:style-name="T12">, </text:span><text:span text:style-name="T2">our.</text:span><text:span text:style-name="T12"> <text:s/>Latin has words meaning </text:span><text:span text:style-name="T2">my</text:span><text:span text:style-name="T12">, </text:span><text:span text:style-name="T2">our,</text:span><text:span text:style-name="T12"> </text:span><text:span text:style-name="T2">your</text:span><text:span text:style-name="T12">, </text:span><text:span text:style-name="T2">his,</text:span><text:span text:style-name="T12"> </text:span><text:span text:style-name="T2">her</text:span><text:span text:style-name="T12">, </text:span><text:span text:style-name="T2">its,</text:span><text:span text:style-name="T12"> and </text:span><text:span text:style-name="T2">their,</text:span><text:span text:style-name="T12"> but seldom uses them when it can readily be gathered from the context to whom the person or thing spoken of belongs.</text:span><text:span text:style-name="T12"><text:note text:id="ftn17" text:note-class="footnote"><text:note-citation>17</text:note-citation><text:note-body><text:p text:style-name="Footnote">Accordingly, in translating from Latin, these words have often to be inserted in the English; and until Lesson XLVIII. is reached, are to be regularly disregarded in translating into Latin. <text:s/>At first these words will be put in parentheses, to indicate their omission.</text:p></text:note-body></text:note></text:span><text:span text:style-name="T26">{{31}}</text:span></text:p>
      <text:p text:style-name="P61"/>
      <text:p text:style-name="BannerSecondary"><text:span text:style-name="T21">56</text:span>.<text:tab/><text:tab/>Vocabulary.</text:p>
      <text:section text:style-name="Sect1" text:name="Section6">
        <text:p text:style-name="Vocabulary"><text:span text:style-name="T21">amīcitia</text:span>, <text:span text:style-name="T21">ae</text:span>,<text:tab/><text:span text:style-name="T2">friendship</text:span>.</text:p>
        <text:p text:style-name="Vocabulary"><text:span text:style-name="T21">amīcus</text:span>, <text:span text:style-name="T21">ī</text:span>,<text:tab/><text:span text:style-name="T2">friend.</text:span></text:p>
        <text:p text:style-name="Vocabulary"><text:span text:style-name="T21">fluvius</text:span>, <text:span text:style-name="T21">ī</text:span>,<text:tab/><text:span text:style-name="T2">river.</text:span></text:p>
        <text:p text:style-name="Vocabulary"><text:span text:style-name="T21">habitō</text:span>, <text:span text:style-name="T21">āre</text:span>,<text:tab/><text:span text:style-name="T2">dwell.</text:span></text:p>
        <text:p text:style-name="Vocabulary"><text:span text:style-name="T21">incola</text:span>, <text:span text:style-name="T21">ae</text:span>,<text:tab/><text:span text:style-name="T2">inhabitant.</text:span></text:p>
        <text:p text:style-name="Vocabulary"><text:span text:style-name="T21">Rhēnus</text:span>, <text:span text:style-name="T21">ī</text:span>,<text:tab/><text:span text:style-name="T2">Rhine.</text:span></text:p>
        <text:p text:style-name="Vocabulary"><text:span text:style-name="T21">rīpa</text:span>, <text:span text:style-name="T21">ae</text:span>,<text:tab/><text:span text:style-name="T2">bank</text:span> (of a river).</text:p>
        <text:p text:style-name="Vocabulary"><text:span text:style-name="T21">vīcus</text:span>, <text:span text:style-name="T21">ī</text:span>,<text:tab/><text:span text:style-name="T2">village.</text:span></text:p>
      </text:section>
      <text:section text:style-name="Sect2" text:name="Section7">
        <text:p text:style-name="P148"><text:span text:style-name="T21">est</text:span>,<text:tab/><text:span text:style-name="T2">he</text:span> <text:span text:style-name="T2">(she</text:span> or <text:span text:style-name="T2">it)</text:span> <text:span text:style-name="T2">is</text:span>;</text:p>
        <text:p text:style-name="P148"><text:span text:style-name="T21">sunt</text:span>,<text:tab/><text:span text:style-name="T2">they are</text:span>;</text:p>
        <text:p text:style-name="P148"><text:span text:style-name="T21">nōn</text:span>,<text:tab/><text:span text:style-name="T2">not.</text:span></text:p>
      </text:section>
      <text:p text:style-name="P228"><text:span text:style-name="T2">Phrase</text:span>: <text:span text:style-name="T21">amīcitiam</text:span> <text:span text:style-name="T21">cōnfīrmō</text:span>, <text:tab/><text:span text:style-name="T2">establish friendship</text:span>.</text:p>
      <text:p text:style-name="P61"/>
      <text:p text:style-name="Banner">Exercises.</text:p>
      <text:p text:style-name="BannerSecondary"><text:span text:style-name="T21">57</text:span>.<text:tab/><text:tab/><text:span text:style-name="T21">I</text:span>.</text:p>
      <text:p text:style-name="P61">1. Britannī sunt incolae Britanniae. <text:s/>2. In Galliā, prōvinciā Rōmānōrum, habitāms. <text:s/>3. Cōpiās ā rīpā fluviī revocat. <text:s/>4. Gallia nōn est īnsula; Rōmānī Galliam prōvinciam vocābant. <text:s/>5. Fīliōs et fīliās in silvīs collacant. <text:s/>6. Amīcitiam cum Gallīs, Rōmānī, cōnfīrmātis. <text:s/>7. Germānōs, sociōs Belgārum, superat. <text:s/>8. Gallī sunt Rōmānōrum amīcī; Rōmānī Gallōs amīcōs vocant. <text:s/>9. Vīcus mūrōs habet; vīcum mūrīs fīrmāmus. <text:s/>10. Cōpiae in rīpā fluviī pūgnābant.</text:p>
      <text:p text:style-name="BannerSecondary"><text:tab/><text:tab/><text:span text:style-name="T21">II</text:span>.</text:p>
      <text:p text:style-name="P61">1. We call the inhabitants of the island Britons; an inhabitant of the island is a Briton. <text:s/>2. The <text:soft-page-break/>Romans used to dwell in Italy. <text:s/>2. The Romans used to dwell in Italy. <text:s/>3. They call the Belgians friends; we summon (our) friends, the Belgians. <text:s/>4. The flight of the Germans, (their) allies, terrifies the inhabitants. <text:s/>5. We are establishing friendship with the province. <text:s/>6. You used to have friends, lieutenant. <text:s/>7. They used to call the ocean a river; the ocean is not a river. <text:s/>8. You were not obedient to (your) lieutenant. <text:s/>9. The lay waste the villages from the banks of the Rhine to the ocean. <text:s/>10. He stations (his) troops on the banks.<text:span text:style-name="T26">{{32}}</text:span></text:p>
      <text:p text:style-name="P61"/>
      <text:p text:style-name="BannerSecondary"><text:span text:style-name="T21">58</text:span><text:span text:style-name="T23">.<text:tab/><text:tab/>Word List I.</text:span></text:p>
      <text:p text:style-name="P108">nouns: first declension.</text:p>
      <text:section text:style-name="Sect2" text:name="Section11">
        <text:p text:style-name="P108">amīcitia</text:p>
        <text:p text:style-name="P108">aqua</text:p>
        <text:p text:style-name="P108">Belga</text:p>
        <text:p text:style-name="P108">Britannia</text:p>
        <text:p text:style-name="P108">cōpia</text:p>
        <text:p text:style-name="P108">fīlia</text:p>
        <text:p text:style-name="P108">fossa</text:p>
        <text:p text:style-name="P108">fuga</text:p>
        <text:p text:style-name="P108">Gallia</text:p>
        <text:p text:style-name="P108">Germānia</text:p>
        <text:p text:style-name="P108">hast</text:p>
        <text:p text:style-name="P108">incola</text:p>
        <text:p text:style-name="P108">injūria</text:p>
        <text:p text:style-name="P108">īnsula</text:p>
        <text:p text:style-name="P108">Ītalia</text:p>
        <text:p text:style-name="P108">nātūra</text:p>
        <text:p text:style-name="P108">nauta</text:p>
        <text:p text:style-name="P108">porta</text:p>
        <text:p text:style-name="P108">praeda</text:p>
        <text:p text:style-name="P108">prōvincia</text:p>
        <text:p text:style-name="P108">pūgna</text:p>
        <text:p text:style-name="P108">rīpa</text:p>
        <text:p text:style-name="P108">silva</text:p>
        <text:p text:style-name="P108">victōria</text:p>
      </text:section>
      <text:p text:style-name="P61"/>
      <text:p text:style-name="P61">nouns: second declension.</text:p>
      <text:section text:style-name="Sect2" text:name="Section12">
        <text:p text:style-name="P61">amīcus</text:p>
        <text:p text:style-name="P61">animus</text:p>
        <text:p text:style-name="P61">Britannus</text:p>
        <text:p text:style-name="P61">equus</text:p>
        <text:p text:style-name="P61">fīlius</text:p>
        <text:p text:style-name="P61">fluvius</text:p>
        <text:p text:style-name="P61">Gallus</text:p>
        <text:p text:style-name="P61">Germānus</text:p>
        <text:p text:style-name="P61">gladius</text:p>
        <text:p text:style-name="P61">lēgātus</text:p>
        <text:p text:style-name="P61">locus</text:p>
        <text:p text:style-name="P61">mūrus</text:p>
        <text:p text:style-name="P61">nūntius</text:p>
        <text:p text:style-name="P61">ōceanus</text:p>
        <text:p text:style-name="P61">Rhēnus</text:p>
        <text:p text:style-name="P61">Rōmānus</text:p>
        <text:p text:style-name="P61">servus</text:p>
        <text:p text:style-name="P61">socius</text:p>
        <text:p text:style-name="P61">vīcus</text:p>
      </text:section>
      <text:p text:style-name="P61"/>
      <text:p text:style-name="P61">verbs: first conjugation.</text:p>
      <text:section text:style-name="Sect2" text:name="Section13">
        <text:p text:style-name="P61">collocō</text:p>
        <text:p text:style-name="P61">comparō</text:p>
        <text:p text:style-name="P61">comportō</text:p>
        <text:p text:style-name="P61">cōnfīrmō</text:p>
        <text:p text:style-name="P61">convocō</text:p>
        <text:p text:style-name="P61">dō</text:p>
        <text:p text:style-name="P61">fīrmō</text:p>
        <text:p text:style-name="P61">habitō</text:p>
        <text:p text:style-name="P61">hiemō</text:p>
        <text:p text:style-name="P61">imperō</text:p>
        <text:p text:style-name="P61">necō</text:p>
        <text:p text:style-name="P61">nūntiō</text:p>
        <text:p text:style-name="P61">parō</text:p>
        <text:p text:style-name="P61">portō</text:p>
        <text:p text:style-name="P61">pūgnō</text:p>
        <text:p text:style-name="P61">reportō</text:p>
        <text:p text:style-name="P61">revocō</text:p>
        <text:p text:style-name="P61">spectō</text:p>
        <text:p text:style-name="P61">superō</text:p>
        <text:p text:style-name="P61">vāstō</text:p>
        <text:p text:style-name="P61">vocō</text:p>
        <text:p text:style-name="P61">vulnerō</text:p>
      </text:section>
      <text:p text:style-name="P61"/>
      <text:p text:style-name="P61">verbs: second conjugation.</text:p>
      <text:section text:style-name="Sect2" text:name="Section14">
        <text:p text:style-name="P61">compleō</text:p>
        <text:p text:style-name="P61">contineō</text:p>
        <text:p text:style-name="P61">habeō</text:p>
        <text:p text:style-name="P61">moveō</text:p>
        <text:p text:style-name="P61">pāreō</text:p>
        <text:p text:style-name="P61">removeō</text:p>
        <text:p text:style-name="P61">respondeō</text:p>
        <text:p text:style-name="P61">retineō</text:p>
        <text:p text:style-name="P61">teneō</text:p>
        <text:p text:style-name="P61">terreō</text:p>
        <text:p text:style-name="P61">videō</text:p>
      </text:section>
      <text:p text:style-name="P61"/>
      <text:p text:style-name="P61">miscellaneous.</text:p>
      <text:section text:style-name="Sect2" text:name="Section15">
        <text:p text:style-name="P61">et</text:p>
        <text:p text:style-name="P61">nōn</text:p>
        <text:p text:style-name="P61">est</text:p>
        <text:p text:style-name="P61">sunt</text:p>
      </text:section>
      <text:p text:style-name="P61"/>
      <text:p text:style-name="P61">[[plate <text:span text:style-name="T12">–</text:span><text:span text:style-name="T13"> </text:span>Tomb of Caecilia Metella on the Appian Way.]]<text:span text:style-name="T26">{{33}}</text:span></text:p>
      <text:p text:style-name="P105"/>
      <text:p text:style-name="Banner"><text:soft-page-break/>Reading Lesson I.</text:p>
      <text:p text:style-name="Banner">Romulus and Remus and the Founding of Rome. (753 B.C.)</text:p>
      <text:p text:style-name="P104">59<text:span text:style-name="T23">. (Amulius, the rightful king of Alba, an ancient town of Latinum in Italy, was supplanted by his </text:span><text:span text:style-name="T23">brother Numitor. <text:s/>To secure himself on his throne, Numitor slew the sons of Amulius, and when twin sons were born to his daughter Rhea Silvia, he ordered them to be thrown in the river Tiber. <text:s/>As it </text:span><text:span text:style-name="T23">turned out, the children were not drowned, but being cast ashore were found and suckled by a she-wolf as if they had been her own young. <text:s/>Soon they were discovered by a shepherd, who brought up the children in his own home, until they became hardy youths and leaders among their comrades. <text:s/>At last their parentage was revealed; and, slaying the usurper Numitor, the brothers placed their grandfather once more upon his rightful throne, and then set out to found a city upon the spot where they had so wonderfully been preserved.)</text:span></text:p>
      <text:p text:style-name="Banner">Vocabulary.</text:p>
      <text:section text:style-name="Sect1" text:name="Section8">
        <text:p text:style-name="Vocabulary"><text:span text:style-name="T21">Rōma</text:span>,<text:tab/><text:span text:style-name="T2">Rome.</text:span></text:p>
        <text:p text:style-name="Vocabulary"><text:span text:style-name="T21">Socius,</text:span><text:tab/><text:span text:style-name="T2">comrade.</text:span></text:p>
      </text:section>
      <text:p text:style-name="P108">In Ītalia habitābat Rhēa Silvia. <text:s/>Rhēa duo (<text:span text:style-name="T2">two</text:span>) fīliōs habet,<text:note text:id="ftn18" text:note-class="footnote"><text:note-citation>18</text:note-citation><text:note-body><text:p text:style-name="Footnote">In Latin, as in English, the present may be used to represent vividly past events or situations. <text:s/>This is known as the <text:span text:style-name="T2">Historical Present</text:span><text:span text:style-name="T12">.</text:span></text:p></text:note-body></text:note> Rōmulum et Remum. <text:s/>Rōmulus et Remus, fīliī Rhēae, amīcōs et sociōs convocant. <text:s/>Locum in rīpā fluviī occupant (<text:span text:style-name="T2">they seize</text:span>). <text:s/>Dum (<text:span text:style-name="T2">while</text:span>) locum mūrīs fīrmant, Rōmulus et Remus contrōversiam (<text:span text:style-name="T2">dispute</text:span>) habent, et pūgnant. <text:s/>In pūgnā Rōmulus Remum necat. <text:s/>Tum (<text:span text:style-name="T2">then</text:span>) Rōmulus rēgnat (<text:span text:style-name="T2">is king</text:span>), et amīcī et sociī fīliōrum Rhēae Rōmulō pārent. <text:s/>Itaque (<text:span text:style-name="T2">and so</text:span>) locum Rōmam ex (<text:span text:style-name="T2">from</text:span>, <text:span text:style-name="T2">with abl. case</text:span>) Rōmulō vocāmus, et incolās vocāmus Rōmānōs. <text:span text:style-name="T26">{{34}}</text:span></text:p>
      <text:p text:style-name="P61"/>
      <text:p text:style-name="Banner"><text:s/><text:span text:style-name="T12">—</text:span></text:p>
      <text:p text:style-name="P116"/>
      <text:p text:style-name="Banner">Lesson IX.</text:p>
      <text:p text:style-name="Banner">Second Declension: Nouns in <text:span text:style-name="T21">-um</text:span>. <text:s/>Gender.</text:p>
      <text:p text:style-name="P61"><text:span text:style-name="T21">60</text:span>. In the Second Declension are found not only nouns like <text:span text:style-name="T21">servus</text:span>, ending in the nominative singular in <text:span text:style-name="T21">-us</text:span>, but others also which end in <text:span text:style-name="T21">-um</text:span>, and which differ from <text:span text:style-name="T21">servus</text:span> in certain other case-endings.</text:p>
      <text:p text:style-name="Banner">Paradigm.</text:p>
      <text:p text:style-name="Banner">Second Declension (continued)</text:p>
      <text:p text:style-name="Banner"/>
      <text:p text:style-name="P43"><text:tab/><text:tab/>Singular<text:tab/><text:tab/>Plural.</text:p>
      <text:p text:style-name="P43"><text:span text:style-name="T2">Nom.</text:span><text:tab/><text:tab/>templum (<text:span text:style-name="T2">temple</text:span>)<text:tab/><text:span text:style-name="T21">-um</text:span><text:tab/>templa<text:tab/><text:span text:style-name="T21">-a</text:span></text:p>
      <text:p text:style-name="P43"><text:span text:style-name="T2">Gen.</text:span><text:tab/><text:tab/>templī<text:tab/><text:span text:style-name="T21">-ī</text:span><text:tab/>templōrum<text:tab/><text:span text:style-name="T21">-ōrum</text:span></text:p>
      <text:p text:style-name="P43"><text:span text:style-name="T2">Dat.</text:span><text:tab/><text:tab/>templō<text:tab/><text:span text:style-name="T21">-ō</text:span><text:tab/>templīs<text:tab/><text:span text:style-name="T21">-īs</text:span></text:p>
      <text:p text:style-name="P43"><text:span text:style-name="T2">Acc.</text:span><text:tab/><text:tab/>templum<text:tab/><text:span text:style-name="T21">-um</text:span><text:tab/>templa<text:tab/><text:span text:style-name="T21">-a</text:span></text:p>
      <text:p text:style-name="P43"><text:span text:style-name="T2">Voc.</text:span><text:tab/><text:tab/>templum<text:tab/><text:span text:style-name="T21">-um</text:span><text:tab/>templa<text:tab/><text:span text:style-name="T21">-a</text:span></text:p>
      <text:p text:style-name="P43"><text:span text:style-name="T2">Abl.</text:span><text:tab/><text:tab/>templō<text:tab/><text:span text:style-name="T21">-ō</text:span><text:tab/>templīs<text:tab/><text:span text:style-name="T21">-īs</text:span></text:p>
      <text:p text:style-name="P61">N.B.—<text:span text:style-name="T21">Castra</text:span>, <text:span text:style-name="T2">camp</text:span>, a plural noun with singular meaning, is declined like the plural of <text:span text:style-name="T21">templum</text:span>; viz., <text:span text:style-name="T2">Nom.</text:span> <text:span text:style-name="T21">castra</text:span>, <text:span text:style-name="T2">Gen.</text:span> <text:span text:style-name="T21">castrōrum,</text:span> <text:span text:style-name="T2">Dat.</text:span> <text:span text:style-name="T21">castrīs</text:span>, <text:span text:style-name="T2">Acc.</text:span> <text:span text:style-name="T21">castra</text:span>, <text:span text:style-name="T2">Voc.</text:span> <text:span text:style-name="T21">castra</text:span>, <text:span text:style-name="T2">Abl.</text:span> <text:span text:style-name="T21">castrīs</text:span><text:span text:style-name="T24">.</text:span></text:p>
      <text:p text:style-name="P61"/>
      <text:p text:style-name="P61"><text:span text:style-name="T21">61</text:span>. Gender in Latin has certain peculiarities not found in English. <text:s/>As is English, all names of males are masculine, and all names of females are feminine. <text:s/>But the gender of what is neither male nor female is not always neuter, as we regard it in English grammar, but, as a rule, is determined by the ending of the noun. <text:s/>This is sometimes called <text:span text:style-name="T2">Grammatical Gender</text:span><text:span text:style-name="T12"> as distinguished from </text:span><text:span text:style-name="T2">Natural Gender</text:span><text:span text:style-name="T12">.</text:span></text:p>
      <text:p text:style-name="P61"><text:span text:style-name="T12">In the First Declension the nouns ending in </text:span><text:span text:style-name="T13">-a</text:span><text:span text:style-name="T12"> are feminine, with the exception of words line </text:span><text:span text:style-name="T13">incola</text:span><text:span text:style-name="T15">, </text:span><text:span text:style-name="T13">nauta,</text:span><text:span text:style-name="T15"> and </text:span><text:span text:style-name="T13">Belga</text:span><text:span text:style-name="T15"> which, as they usually refer to males, are masculine.</text:span></text:p>
      <text:p text:style-name="P61"><text:soft-page-break/><text:span text:style-name="T15">In the Second Declension the nouns ending in </text:span><text:span text:style-name="T13">-us</text:span><text:span text:style-name="T15"> are masculine, and those ending in </text:span><text:span text:style-name="T13">-um</text:span><text:span text:style-name="T15"> are neuter.</text:span></text:p>
      <text:p text:style-name="P61"><text:span text:style-name="T15">In Latin vocabularies and dictionaries the gender is regularly indicated by the letters </text:span><text:span text:style-name="T6">m</text:span><text:span text:style-name="T15">., </text:span><text:span text:style-name="T6">f</text:span><text:span text:style-name="T15">., and </text:span><text:span text:style-name="T6">n</text:span><text:span text:style-name="T15">.</text:span></text:p>
      <text:p text:style-name="P119"/>
      <text:p text:style-name="BannerSecondary"><text:span text:style-name="T13">62</text:span><text:span text:style-name="T15">.<text:tab/><text:tab/>Vocabulary.</text:span></text:p>
      <text:section text:style-name="Sect1" text:name="Section9">
        <text:p text:style-name="Vocabulary"><text:span text:style-name="T13">bellum,</text:span><text:span text:style-name="T15"> </text:span><text:span text:style-name="T13">ī</text:span><text:span text:style-name="T15">, n.,<text:tab/></text:span><text:span text:style-name="T6">war.</text:span></text:p>
        <text:p text:style-name="Vocabulary"><text:span text:style-name="T13">castra,</text:span><text:span text:style-name="T15"> </text:span><text:span text:style-name="T13">ōrum</text:span><text:span text:style-name="T15">, n.,<text:tab/></text:span><text:span text:style-name="T6">camp.</text:span></text:p>
        <text:p text:style-name="Vocabulary"><text:span text:style-name="T13">expūgnō</text:span><text:span text:style-name="T15">, </text:span><text:span text:style-name="T13">āre</text:span><text:span text:style-name="T15">,<text:tab/></text:span><text:span text:style-name="T6">storm, take by storm</text:span><text:span text:style-name="T15">.</text:span></text:p>
        <text:p text:style-name="Vocabulary"><text:span text:style-name="T13">frūmentum,</text:span><text:span text:style-name="T15"> </text:span><text:span text:style-name="T13">ī</text:span><text:span text:style-name="T15">, n.,<text:tab/></text:span><text:span text:style-name="T6">grain, corn</text:span><text:span text:style-name="T15">.</text:span></text:p>
        <text:p text:style-name="Vocabulary"><text:span text:style-name="T13">imperium,</text:span><text:span text:style-name="T15"> </text:span><text:span text:style-name="T13">ī</text:span><text:span text:style-name="T15">, n.,<text:tab/></text:span><text:span text:style-name="T6">command, control, rule</text:span><text:span text:style-name="T15">.</text:span></text:p>
        <text:p text:style-name="Vocabulary"><text:span text:style-name="T13">oppidum,</text:span><text:span text:style-name="T15"> </text:span><text:span text:style-name="T13">ī</text:span><text:span text:style-name="T15">, n.,<text:tab/></text:span><text:span text:style-name="T6">town.</text:span></text:p>
        <text:p text:style-name="Vocabulary"><text:span text:style-name="T13">oppūgnō,</text:span><text:span text:style-name="T15"> </text:span><text:span text:style-name="T13">āre</text:span><text:span text:style-name="T15">,<text:tab/></text:span><text:span text:style-name="T6">attack, assault</text:span><text:span text:style-name="T15">.</text:span></text:p>
        <text:p text:style-name="Vocabulary"><text:span text:style-name="T13">praesidium,</text:span><text:span text:style-name="T15"> </text:span><text:span text:style-name="T13">ī</text:span><text:span text:style-name="T15">, n.,<text:tab/></text:span><text:span text:style-name="T6">garrison.</text:span></text:p>
        <text:p text:style-name="Vocabulary"><text:span text:style-name="T13">proelium,</text:span><text:span text:style-name="T15"> </text:span><text:span text:style-name="T13">ī</text:span><text:span text:style-name="T15">, n.,<text:tab/></text:span><text:span text:style-name="T6">battle.</text:span></text:p>
        <text:p text:style-name="Vocabulary"><text:span text:style-name="T13">-que</text:span><text:span text:style-name="T15">,<text:tab/></text:span><text:span text:style-name="T6">and.</text:span></text:p>
        <text:p text:style-name="Vocabulary"><text:span text:style-name="T13">renovō,</text:span><text:span text:style-name="T15"> </text:span><text:span text:style-name="T13">āre,</text:span><text:span text:style-name="T15"><text:tab/></text:span><text:span text:style-name="T6">renew</text:span><text:span text:style-name="T15">.</text:span></text:p>
      </text:section>
      <text:p text:style-name="P232"/>
      <text:p text:style-name="P61">N.B—<text:span text:style-name="T21">-que</text:span> never stands alone, but is always appended to the second of the two words grouped together; as <text:span text:style-name="T21">Rōmānus</text:span> <text:span text:style-name="T21">Gallusque</text:span> (= <text:span text:style-name="T21">Rōmānus et Gallus)</text:span> <text:span text:style-name="T2">a Roman and a Gaul</text:span>.<text:note text:id="ftn19" text:note-class="footnote"><text:note-citation>19</text:note-citation><text:note-body><text:p text:style-name="Footnote">When a word has <text:span text:style-name="T21">-que</text:span> appended, the accent is shifted to the syllable preceding -que; e.g. <text:span text:style-name="T21">Gal´lus</text:span> but <text:span text:style-name="T21">Gallus´que</text:span>.</text:p></text:note-body></text:note></text:p>
      <text:p text:style-name="P61"/>
      <text:p text:style-name="BannerSecondary"><text:span text:style-name="T21">63</text:span>.<text:tab/><text:tab/>Exercises.</text:p>
      <text:p text:style-name="BannerSecondary"><text:tab/><text:tab/><text:span text:style-name="T21">I</text:span>.</text:p>
      <text:p text:style-name="P61">1. Frūmentum comportābant; cōpiam frūmentī comportant. <text:s/>2. Portam castrōrum vidēmus; portās oppidī vidētis. <text:s/>3. Praesidium in oppidō collocat. <text:s/>4. Castra fossā fīrmābat. <text:s/>5. Oppida vīcōsque habēmus. <text:s/>6. Cōpiās ā proeliō continet. <text:s/>7. Praesidiō imperō. <text:s/>8. Cōpiae pūgnant; mūrum oppidī oppūgnant; cōpiae oppidum castraque expūgnant. <text:s/>9. Imperium prōvinciae fīlō dat. <text:s/>10. In castrīs Rōmānōrum hiemātis. <text:s/>11. Imperium in bellīs habent.</text:p>
      <text:p text:style-name="BannerSecondary"><text:tab/><text:tab/><text:span text:style-name="T21">II</text:span><text:span text:style-name="T23">.</text:span></text:p>
      <text:p text:style-name="P108">1. They renew the war with the Romans. <text:s/>2. We hold the towns with garrisons. <text:s/>3. He recalls the Romans from battle. <text:s/>4. They were killing the garrisons of the towns. <text:s/>5. We station the troops in the camp. <text:s/>6. You are obedient to the rule of the Romans. <text:s/>7. He summons (his) allies, the Britons, to the town. <text:s/>8. The Gauls move (their) camp. <text:s/>9. We used to fight with the Britons; we were attacking the place; we take the village by storm. <text:s/>10. An abundance of water and grain is in the town. <text:s/>11. He recalls the troops from the camp to the towns.</text:p>
      <text:p text:style-name="P61"/>
      <text:p text:style-name="P61">[[Image – The Wall of Romulus]]<text:span text:style-name="T26">{{37}}</text:span></text:p>
      <text:p text:style-name="P61"/>
      <text:p text:style-name="Banner">Lesson X.</text:p>
      <text:p text:style-name="Banner">Adjectives of the First and Second Declensions.</text:p>
      <text:p text:style-name="Banner"/>
      <text:p text:style-name="BannerSecondary"><text:span text:style-name="T21">64</text:span>.<text:tab/><text:span text:style-name="T23">Illustrative</text:span> Examples.</text:p>
      <text:p text:style-name="P71"><text:tab/><text:span text:style-name="T21">Māgnus vīcus</text:span>,<text:tab/><text:span text:style-name="T2">a large village</text:span>.</text:p>
      <text:p text:style-name="P71"><text:tab/><text:span text:style-name="T21">Māgnus est vīcus</text:span>,<text:tab/><text:span text:style-name="T2">the village is large</text:span>.</text:p>
      <text:p text:style-name="P71"><text:tab/><text:span text:style-name="T21">Māgna īnsula</text:span>,<text:tab/><text:span text:style-name="T2">a large island</text:span>.</text:p>
      <text:p text:style-name="P71"><text:tab/><text:span text:style-name="T21">Māgnum oppidum</text:span>,<text:tab/><text:span text:style-name="T2">a large town</text:span>.</text:p>
      <text:p text:style-name="P71"><text:tab/><text:span text:style-name="T21">In māgnō vīcō</text:span><text:tab/><text:span text:style-name="T2">in a large village</text:span>.</text:p>
      <text:p text:style-name="P71"><text:tab/><text:span text:style-name="T21">Māgnae īnsulae</text:span>,<text:tab/><text:span text:style-name="T2">large islands</text:span>.</text:p>
      <text:p text:style-name="P71"><text:tab/><text:span text:style-name="T21">Ad māgna oppida</text:span><text:span text:style-name="T23">,</text:span><text:tab/><text:span text:style-name="T2">to the large towns</text:span>.</text:p>
      <text:p text:style-name="BodyHanging"><text:span text:style-name="T2">a</text:span>.<text:tab/>Notice how the Latin adjective, unlike the English, changes its forms when used with nouns differing in gender or in number or in case.</text:p>
      <text:p text:style-name="P61"><text:span text:style-name="T21">Rule</text:span><text:span text:style-name="T24">.</text:span>—The adjective agrees with its noun in gender, number, and case.</text:p>
      <text:p text:style-name="P61"/>
      <text:p text:style-name="BannerSecondary"><text:span text:style-name="T21">65</text:span>.<text:tab/><text:tab/>Paradigm.</text:p>
      <text:p text:style-name="Banner"><text:soft-page-break/>Adjectives of first and second declensions.</text:p>
      <text:p text:style-name="P36">Singular.<text:tab/>Masculine.<text:tab/>Feminine.<text:tab/>Neuter.</text:p>
      <text:p text:style-name="P36"><text:span text:style-name="T2">Nom.</text:span><text:tab/>bonus (<text:span text:style-name="T2">good</text:span>)<text:tab/>bona<text:tab/>bonum</text:p>
      <text:p text:style-name="P36"><text:span text:style-name="T2">Gen.</text:span><text:tab/>bonī<text:tab/>bonae<text:tab/>bonī</text:p>
      <text:p text:style-name="P36"><text:span text:style-name="T2">Dat.</text:span><text:tab/>bonō<text:tab/>bonae<text:tab/>bonō</text:p>
      <text:p text:style-name="P36"><text:span text:style-name="T2">Acc.</text:span><text:tab/>bonum<text:tab/>bonam<text:tab/>bonum</text:p>
      <text:p text:style-name="P36"><text:span text:style-name="T2">Voc.</text:span><text:tab/>bone<text:tab/>bona<text:tab/>bonum</text:p>
      <text:p text:style-name="P36"><text:span text:style-name="T2">Abl.</text:span><text:tab/>bonō<text:tab/>bonā<text:tab/>bonō</text:p>
      <text:p text:style-name="P36">Plural.<text:tab/></text:p>
      <text:p text:style-name="P36"><text:span text:style-name="T2">Nom.</text:span><text:tab/>bonī <text:tab/>bonae<text:tab/>bona</text:p>
      <text:p text:style-name="P36"><text:span text:style-name="T2">Gen.</text:span><text:tab/>bonōrum<text:tab/>bonārum<text:tab/>bonōrum</text:p>
      <text:p text:style-name="P36"><text:span text:style-name="T2">Dat.</text:span><text:tab/>bonīs<text:tab/>bonīs<text:tab/>bonīs</text:p>
      <text:p text:style-name="P36"><text:span text:style-name="T2">Acc.</text:span><text:tab/>bonōs<text:tab/>bonās<text:tab/>bona</text:p>
      <text:p text:style-name="P36"><text:span text:style-name="T2">Voc.</text:span><text:tab/>bonī<text:tab/>bonae<text:tab/>bona</text:p>
      <text:p text:style-name="P37"><text:span text:style-name="T2">Abl.</text:span><text:tab/>bonīs<text:tab/>bonīs<text:tab/>bonīs<text:span text:style-name="T26">{{39}}</text:span></text:p>
      <text:p text:style-name="P61">Notice that the masculine of <text:span text:style-name="T21">bonus</text:span> is declined like <text:span text:style-name="T21">servus,</text:span> the feminine like <text:span text:style-name="T21">mēnsa,</text:span> and the neuter like <text:span text:style-name="T21">templum</text:span><text:span text:style-name="T24">.</text:span></text:p>
      <text:p text:style-name="P61"/>
      <text:p text:style-name="P61"><text:span text:style-name="T21">66</text:span><text:span text:style-name="T24">.</text:span> The position of the adjective is freer in Latin than in English. <text:s/>Very frequently the adjective follows its noun; so regularly, <text:span text:style-name="T21">populus Rōmānus</text:span>, <text:span text:style-name="T2">the Roman people</text:span>, while <text:span text:style-name="T2">a good slave</text:span> is either <text:span text:style-name="T21">bonus servus</text:span> or <text:span text:style-name="T21">servus bonus</text:span>. <text:s/>When emphatic or when denoting size, the adjective commonly precedes; as <text:span text:style-name="T21">māgnae cōpiae</text:span>, <text:span text:style-name="T2">large forces</text:span>.</text:p>
      <text:p text:style-name="P61"/>
      <text:p text:style-name="BannerSecondary"><text:span text:style-name="T21">67</text:span>.<text:tab/><text:tab/>Vocabulary.</text:p>
      <text:section text:style-name="Sect1" text:name="Section10">
        <text:p text:style-name="Vocabulary"><text:span text:style-name="T21">altus</text:span>, <text:span text:style-name="T21">a</text:span>, <text:span text:style-name="T21">um,</text:span><text:tab/><text:span text:style-name="T2">high,</text:span> <text:span text:style-name="T2">deep.</text:span></text:p>
        <text:p text:style-name="Vocabulary"><text:span text:style-name="T21">lātus,</text:span> <text:span text:style-name="T21">a</text:span>, <text:span text:style-name="T21">um,</text:span><text:tab/><text:span text:style-name="T2">broad,</text:span> <text:span text:style-name="T2">wide.</text:span></text:p>
        <text:p text:style-name="Vocabulary"><text:span text:style-name="T21">longus,</text:span> <text:span text:style-name="T21">a</text:span>, <text:span text:style-name="T21">um,</text:span><text:tab/><text:span text:style-name="T2">long.</text:span></text:p>
        <text:p text:style-name="Vocabulary"><text:span text:style-name="T21">māgnus,</text:span> <text:span text:style-name="T21">a</text:span>, <text:span text:style-name="T21">um,</text:span> <text:tab/><text:span text:style-name="T2">great,</text:span> <text:span text:style-name="T2">large.</text:span></text:p>
        <text:p text:style-name="Vocabulary"><text:span text:style-name="T21">multus,</text:span> <text:span text:style-name="T21">a</text:span>, <text:span text:style-name="T21">um,</text:span><text:tab/><text:span text:style-name="T2">much;</text:span> (in plural) <text:span text:style-name="T2">many.</text:span></text:p>
        <text:p text:style-name="Vocabulary"><text:span text:style-name="T21">numerus,</text:span> <text:span text:style-name="T21">ī</text:span>, m.,<text:tab/><text:span text:style-name="T2">number.</text:span></text:p>
        <text:p text:style-name="Vocabulary"><text:span text:style-name="T21">parvus,</text:span> <text:span text:style-name="T21">a</text:span>, <text:span text:style-name="T21">um,</text:span><text:tab/><text:span text:style-name="T2">small.</text:span></text:p>
        <text:p text:style-name="Vocabulary"><text:span text:style-name="T21">paucī,</text:span> <text:span text:style-name="T21">ae,</text:span> <text:span text:style-name="T21">a</text:span>,<text:tab/><text:span text:style-name="T2">few</text:span> (used in the plural only).</text:p>
        <text:p text:style-name="Vocabulary"><text:span text:style-name="T21">perīculum,</text:span> <text:span text:style-name="T21">ī</text:span>, n.<text:tab/><text:span text:style-name="T2">danger.</text:span></text:p>
        <text:p text:style-name="Vocabulary"><text:span text:style-name="T21">populus,</text:span> <text:span text:style-name="T21">ī</text:span>, m.,<text:tab/><text:span text:style-name="T2">people,</text:span> <text:span text:style-name="T2">nation.</text:span></text:p>
        <text:p text:style-name="Vocabulary"><text:span text:style-name="T21">Rōmānus,</text:span> <text:span text:style-name="T21">a</text:span>, <text:span text:style-name="T21">um </text:span>(as adjective),<text:tab/><text:span text:style-name="T2">Roman.</text:span></text:p>
      </text:section>
      <text:p text:style-name="P61"/>
      <text:p text:style-name="Banner">Exercises.</text:p>
      <text:p text:style-name="BannerSecondary"><text:span text:style-name="T21">68</text:span>.<text:tab/><text:tab/><text:span text:style-name="T21">I</text:span>.</text:p>
      <text:p text:style-name="P61">1. The island (sword, garrison) is large. <text:s/>2. The islands (swords, garrisons) are small. <text:s/>3. The swords (wars, spears) are long. <text:s/>4. The trench (river, gate) is wide. <text:s/>5. The danger (number, abundance) is great. <text:s/>6. The river (trench) is deep; the walls are high. 7. Many (few) provinces (towns, villages).</text:p>
      <text:p text:style-name="BannerSecondary"><text:tab/><text:tab/><text:span text:style-name="T21">II</text:span>.</text:p>
      <text:p text:style-name="P61">1. Parvās īnsulās et māgnum oppidum habent. <text:s/>2. Multa oppida oppūgnat; paucōs vīcōs expūgnat. <text:s/>3. Locum fossā lātā et mūrō altō fīrmant. <text:s/>4. Perīculum populī Rōmānī vidēmus. <text:s/>5. Māgnīs cum<text:note text:id="ftn20" text:note-class="footnote"><text:note-citation>20</text:note-citation><text:note-body><text:p text:style-name="Footnote">This order (adjective, preposition, noun, is very frequent. <text:s/>Translate as if the order were <text:span text:style-name="T21">cum māgnīs cōpiīs</text:span>.</text:p></text:note-body></text:note> cōpiīs bellum renovant. <text:s/>6. Multae prōvinciae populō Rōmānō pārēbant. <text:s/>7. Longās hastās et parvōs gladiōs habēbātis. <text:s/>8. Multa oppida mūrōs et portās habent. <text:s/>9. Māgnum numerum longārum hastārum parat. <text:s/>10. Fluviī altī lātīque Rōmānōs continent.</text:p>
      <text:p text:style-name="BannerSecondary"><text:tab/><text:tab/><text:span text:style-name="T21">III</text:span><text:span text:style-name="T23">.</text:span></text:p>
      <text:p text:style-name="P61"><text:span text:style-name="T23">1. We have many provinces and few allies. <text:s/>2. They were strengthening the camp with broad and deep trenches. <text:s/>3. They establish friendship with the Roman people. <text:s/>4. It encourages the hearts of </text:span><text:span text:style-name="T23">many Gauls. <text:s/>5. To many friends he gives a large number of slaves. <text:s/>6. The camp has a wide gate. <text:s/>7, He recalls the troops from the small camp to the large camp. <text:s/>8. The Roman people is in great danger. <text:s/></text:span><text:soft-page-break/><text:span text:style-name="T23">9. In (</text:span><text:span text:style-name="T6">literally</text:span><text:span text:style-name="T15">, by means of) a long war he conquers many nations. <text:s/>10. He stations a large garrison in </text:span><text:span text:style-name="T15">the small island.</text:span></text:p>
      <text:p text:style-name="P61"/>
      <text:p text:style-name="P61">[[Image – Remains of Roman Camp.]]<text:span text:style-name="T26">{{40}}</text:span></text:p>
      <text:p text:style-name="P61"/>
      <text:p text:style-name="Banner"><text:s/><text:span text:style-name="T12">—</text:span></text:p>
      <text:p text:style-name="P116"/>
      <text:p text:style-name="Banner">Lesson XI.</text:p>
      <text:p text:style-name="Banner">Second Declension: Nouns in <text:span text:style-name="T21">-er</text:span> and <text:span text:style-name="T21">-ir</text:span>. Adjectives of the First and Second Declension in <text:span text:style-name="T21">-er</text:span>.</text:p>
      <text:p text:style-name="Banner"/>
      <text:p text:style-name="P61"><text:span text:style-name="T21">69</text:span>. Besides the nouns ending in <text:span text:style-name="T21">-us</text:span> or in <text:span text:style-name="T21">-um</text:span>, the second declension has others which in the nominative singular end in <text:span text:style-name="T21">-er</text:span> or <text:span text:style-name="T21">-ir</text:span>. <text:s/>These nouns are all masculine, and are declined as follows:—</text:p>
      <text:p text:style-name="P61"/>
      <text:p text:style-name="BannerSecondary"><text:span text:style-name="T21">70</text:span>.<text:tab/><text:tab/>Paradigms.</text:p>
      <text:p text:style-name="Banner">Second declension (continued).</text:p>
      <text:p text:style-name="Banner">Singular.</text:p>
      <text:p text:style-name="P40"><text:span text:style-name="T2">Nom.</text:span><text:tab/>puer <text:span text:style-name="T2">(boy)</text:span><text:tab/>ager <text:span text:style-name="T2">(field)</text:span><text:tab/>vir <text:span text:style-name="T2">(man)</text:span></text:p>
      <text:p text:style-name="P40"><text:span text:style-name="T2">Gen.</text:span><text:tab/>puerī<text:tab/>agrī<text:tab/>virī</text:p>
      <text:p text:style-name="P40"><text:span text:style-name="T2">Dat.</text:span><text:tab/>puerō<text:tab/>agrō<text:tab/>virō</text:p>
      <text:p text:style-name="P40"><text:span text:style-name="T2">Acc.</text:span><text:tab/>puerum<text:tab/>agrum<text:tab/>virum</text:p>
      <text:p text:style-name="P40"><text:span text:style-name="T2">Voc.</text:span><text:tab/>puer<text:tab/>ager<text:tab/>vir</text:p>
      <text:p text:style-name="P40"><text:span text:style-name="T2">Abl.</text:span><text:tab/>puerō<text:tab/>agrō<text:tab/>virō</text:p>
      <text:p text:style-name="Banner">Plural.</text:p>
      <text:p text:style-name="P40"><text:span text:style-name="T2">Nom.</text:span><text:tab/>puerī <text:tab/>agrī<text:tab/>virī </text:p>
      <text:p text:style-name="P40"><text:span text:style-name="T2">Gen</text:span>.<text:tab/>puerōrum<text:tab/>agrōrum<text:tab/>virōrum</text:p>
      <text:p text:style-name="P40"><text:span text:style-name="T2">Dat</text:span>.<text:tab/>puerīs<text:tab/>agrīs<text:tab/>virīs</text:p>
      <text:p text:style-name="P40"><text:span text:style-name="T2">Acc.</text:span><text:tab/>puerōs<text:tab/>agrōs<text:tab/>virōs</text:p>
      <text:p text:style-name="P40"><text:span text:style-name="T2">Voc.</text:span><text:tab/>puerī<text:tab/>agrī<text:tab/>virī</text:p>
      <text:p text:style-name="P38"><text:span text:style-name="T2">Abl.</text:span><text:tab/>puerīs<text:tab/>agrīs<text:tab/>virīs</text:p>
      <text:p text:style-name="BodyHanging"><text:span text:style-name="T2">a</text:span>.<text:tab/>Notice that these nouns have the same case-endings as the nouns in <text:span text:style-name="T21">-us</text:span> (52), except in the nominative and vocative singular, case-endings are omitted.</text:p>
      <text:p text:style-name="BodyHanging"><text:span text:style-name="T2">b</text:span>.<text:tab/>Most nouns in <text:span text:style-name="T21">-er</text:span> are declined like <text:span text:style-name="T21">ager</text:span> (having <text:span text:style-name="T21">e</text:span> before <text:span text:style-name="T21">r</text:span> only in the nominative and vocative singular), rather than like <text:span text:style-name="T21">puer</text:span> (with <text:span text:style-name="T21">e</text:span> retained throughout).<text:span text:style-name="T26">{{41}}</text:span></text:p>
      <text:p text:style-name="P61"/>
      <text:p text:style-name="P61"><text:span text:style-name="T21">71</text:span>. There are also adjectives of the first and second declensions which end in <text:span text:style-name="T21">-er</text:span> in the nom. sing. masc.; of these some are declined like <text:span text:style-name="T21">puer</text:span> and retain <text:span text:style-name="T21">e</text:span> before <text:span text:style-name="T21">r</text:span> in all genders throughout; others are declined like <text:span text:style-name="T21">ager</text:span> and have <text:span text:style-name="T21">e</text:span> before <text:span text:style-name="T21">r</text:span> in the nominative and vocative singular masculine only.</text:p>
      <text:p text:style-name="P61"/>
      <text:p text:style-name="BannerSecondary"><text:span text:style-name="T21">72</text:span>.<text:tab/><text:tab/>Paradigms.</text:p>
      <text:p text:style-name="P41">Adjectives of first and second declensions in <text:span text:style-name="T21">-er</text:span>.</text:p>
      <text:p text:style-name="P41">Singular.<text:tab/>Masculine.<text:tab/>Feminine.<text:tab/>Neuter.</text:p>
      <text:p text:style-name="P41">Nom.<text:tab/>līber <text:span text:style-name="T2">(free)</text:span><text:tab/>lībera<text:tab/>līberum</text:p>
      <text:p text:style-name="P41">Gen.<text:tab/>līberī<text:tab/>līberae<text:tab/>līberī</text:p>
      <text:p text:style-name="P41">Dat.<text:tab/>līberō<text:tab/>līberae<text:tab/>līberō</text:p>
      <text:p text:style-name="P41">Acc.<text:tab/>līberum<text:tab/>līberam<text:tab/>līberum</text:p>
      <text:p text:style-name="P41">Voc.<text:tab/>līber<text:tab/>lībera<text:tab/>līberum</text:p>
      <text:p text:style-name="P41">Abl.<text:tab/>līberō<text:tab/>līberā<text:tab/>līberō</text:p>
      <text:p text:style-name="P41"/>
      <text:p text:style-name="P41">Plural</text:p>
      <text:p text:style-name="P41"><text:soft-page-break/>Nom.<text:tab/>līberī<text:tab/>līberae<text:tab/>lībera</text:p>
      <text:p text:style-name="P41">Gen.<text:tab/>līberōrum<text:tab/>līberārum<text:tab/>līberōrum</text:p>
      <text:p text:style-name="P41">Dat.<text:tab/>līberīs<text:tab/>līberīs<text:tab/>līberīs</text:p>
      <text:p text:style-name="P41">Acc.<text:tab/>līberōs<text:tab/>līberās<text:tab/>lībera</text:p>
      <text:p text:style-name="P41">Voc.<text:tab/>līberī<text:tab/>līberae<text:tab/>lībera</text:p>
      <text:p text:style-name="P41">Abl.<text:tab/>līberīs<text:tab/>līberīs<text:tab/>līberīs</text:p>
      <text:p text:style-name="P163"/>
      <text:p text:style-name="P41">Singular.<text:tab/>Masculine.<text:tab/>Feminine.<text:tab/>Neuter.</text:p>
      <text:p text:style-name="P41">Nom.<text:tab/>aeger (<text:span text:style-name="T2">sick</text:span>)<text:tab/>aegra<text:tab/>aegr um</text:p>
      <text:p text:style-name="P41">Gen.<text:tab/>aegrī<text:tab/>aegrae<text:tab/>aegrī</text:p>
      <text:p text:style-name="P41">Dat.<text:tab/>aegrō<text:tab/>aegrae<text:tab/>aegrō</text:p>
      <text:p text:style-name="P41">Acc.<text:tab/>aegrum<text:tab/>aegram<text:tab/>aegrum</text:p>
      <text:p text:style-name="P41">Voc.<text:tab/>aeger<text:tab/>aegra<text:tab/>aegrum</text:p>
      <text:p text:style-name="P41">Abl.<text:tab/>aegrō<text:tab/>aegrā<text:tab/>aegrō</text:p>
      <text:p text:style-name="P41">Plural</text:p>
      <text:p text:style-name="P41">Nom.<text:tab/>aegrī<text:tab/>aegrae<text:tab/>aegra</text:p>
      <text:p text:style-name="P41">Gen.<text:tab/>aegrōrum<text:tab/>aegrārum<text:tab/>aegrōrum</text:p>
      <text:p text:style-name="P41">Dat.<text:tab/>aegrīs<text:tab/>aegrīs<text:tab/>aegrīs</text:p>
      <text:p text:style-name="P41">Acc.<text:tab/>aegrōs<text:tab/>aegrās<text:tab/>aegra</text:p>
      <text:p text:style-name="P41">Voc.<text:tab/>aegrī<text:tab/>aegrae<text:tab/>aegra</text:p>
      <text:p text:style-name="P39">Abl.<text:tab/>aegrīs<text:tab/>aegrīs<text:tab/>aegrīs</text:p>
      <text:p text:style-name="P61"/>
      <text:p text:style-name="P61"><text:span text:style-name="T21">73</text:span><text:span text:style-name="T24">.</text:span> A Latin vocabulary or dictionary shows whether a noun ending in <text:span text:style-name="T21">-er</text:span> is declined like <text:span text:style-name="T21">puer</text:span> or <text:span text:style-name="T21">ager,</text:span> by indicating the form of the genitive singular; and also shows whether an adjective ending in <text:span text:style-name="T21">-er</text:span> is declined like <text:span text:style-name="T21">līber</text:span> or like <text:span text:style-name="T21">aeger,</text:span> by indicating the form of the feminine and neuter nominative; as, <text:span text:style-name="T21">faber</text:span>, <text:span text:style-name="T21">-brī</text:span>, <text:span text:style-name="T2">a workman</text:span>; <text:span text:style-name="T21">vesper</text:span>, <text:span text:style-name="T21">-erī</text:span>, <text:span text:style-name="T2">evening;</text:span> <text:span text:style-name="T21">asper</text:span>, <text:span text:style-name="T21">era,</text:span> <text:span text:style-name="T21">erum,</text:span> <text:span text:style-name="T2">rough;</text:span> <text:span text:style-name="T21">pulcher</text:span>, <text:span text:style-name="T21">chra</text:span>, <text:span text:style-name="T21">chrum,</text:span> <text:span text:style-name="T2">beautiful.</text:span><text:span text:style-name="T2"><text:note text:id="ftn21" text:note-class="footnote"><text:note-citation>21</text:note-citation><text:note-body><text:p text:style-name="Footnote">Neither the nouns nor the adjectives of the second declension ending in <text:span text:style-name="T21">-er</text:span> are nearly so numerous as those ending in <text:span text:style-name="T21">-us</text:span>.</text:p></text:note-body></text:note></text:span></text:p>
      <text:p text:style-name="P61"/>
      <text:p text:style-name="P104">74<text:span text:style-name="T23">. When an adjective agrees with its noun, it does not necessarily follow that the adjective ends with the same letters as the noun, as may be seen in such combinations as p</text:span>uer bonus<text:span text:style-name="T23">, </text:span><text:span text:style-name="T6">a good boy</text:span><text:span text:style-name="T23">; </text:span>ager parvus<text:span text:style-name="T23">, </text:span><text:span text:style-name="T6">a small field</text:span><text:span text:style-name="T23">, </text:span>multī nautae<text:span text:style-name="T23">, </text:span><text:span text:style-name="T6">many sailors</text:span><text:span text:style-name="T23">; </text:span>paucōrum Belgārum<text:span text:style-name="T23">, </text:span><text:span text:style-name="T6">of a few Belgians</text:span><text:span text:style-name="T23">. <text:s/>In what, then, does the agreement consist? <text:s/>See 64.</text:span></text:p>
      <text:p text:style-name="P108"/>
      <text:p text:style-name="BannerSecondary"><text:span text:style-name="T21">75</text:span>.<text:tab/><text:tab/>Vocabulary.</text:p>
      <text:section text:style-name="Sect1" text:name="Section89">
        <text:p text:style-name="Vocabulary"><text:span text:style-name="T21">ager</text:span><text:span text:style-name="T23">, </text:span><text:span text:style-name="T21">agrī,</text:span><text:span text:style-name="T23"> m.,<text:tab/></text:span><text:span text:style-name="T6">land, field, territory</text:span><text:span text:style-name="T23">.</text:span></text:p>
        <text:p text:style-name="Vocabulary"><text:span text:style-name="T21">crēber,</text:span><text:span text:style-name="T23"> </text:span><text:span text:style-name="T21">bra,</text:span><text:span text:style-name="T23"> </text:span><text:span text:style-name="T21">brum,</text:span><text:span text:style-name="T23"><text:tab/></text:span><text:span text:style-name="T6">numerous, frequent</text:span><text:span text:style-name="T23">.</text:span></text:p>
        <text:p text:style-name="Vocabulary"><text:span text:style-name="T21">integer,</text:span><text:span text:style-name="T23"> </text:span><text:span text:style-name="T21">gra,</text:span><text:span text:style-name="T23"> </text:span><text:span text:style-name="T21">grum,</text:span><text:span text:style-name="T23"><text:tab/></text:span><text:span text:style-name="T6">fresh.</text:span></text:p>
        <text:p text:style-name="Vocabulary"><text:span text:style-name="T21">līber,</text:span><text:span text:style-name="T23"> </text:span><text:span text:style-name="T21">era,</text:span><text:span text:style-name="T23"> </text:span><text:span text:style-name="T21">erum,</text:span><text:span text:style-name="T23"><text:tab/></text:span><text:span text:style-name="T6">free.</text:span></text:p>
        <text:p text:style-name="Vocabulary"><text:span text:style-name="T21">līberī,</text:span><text:span text:style-name="T23"> </text:span><text:span text:style-name="T21">ōrum,</text:span><text:span text:style-name="T23"> m.<text:tab/>(in plural only), </text:span><text:span text:style-name="T6">children.</text:span></text:p>
        <text:p text:style-name="Vocabulary"><text:span text:style-name="T21">puella,</text:span><text:span text:style-name="T23"> </text:span><text:span text:style-name="T21">ae,</text:span><text:span text:style-name="T23"> f.<text:tab/></text:span><text:span text:style-name="T6">girl.</text:span></text:p>
        <text:p text:style-name="Vocabulary"><text:span text:style-name="T21">puer,</text:span><text:span text:style-name="T23"> </text:span><text:span text:style-name="T21">erī,</text:span><text:span text:style-name="T23"> m.<text:tab/></text:span><text:span text:style-name="T6">boy.</text:span></text:p>
        <text:p text:style-name="Vocabulary"><text:span text:style-name="T21">reliquus,</text:span><text:span text:style-name="T23"> </text:span><text:span text:style-name="T21">a</text:span><text:span text:style-name="T23">, </text:span><text:span text:style-name="T21">um,</text:span><text:span text:style-name="T23"><text:tab/></text:span><text:span text:style-name="T6">remaining.</text:span></text:p>
        <text:p text:style-name="Vocabulary"><text:span text:style-name="T21">vir,</text:span><text:span text:style-name="T23"> </text:span><text:span text:style-name="T21">virī,</text:span><text:span text:style-name="T23"> m.<text:tab/></text:span><text:span text:style-name="T6">man.</text:span></text:p>
      </text:section>
      <text:p text:style-name="Vocabulary"><text:span text:style-name="T23">reliquus</text:span><text:span text:style-name="T23"><text:note text:id="ftn22" text:note-class="footnote"><text:note-citation>22</text:note-citation><text:note-body><text:p text:style-name="Footnote">Usually <text:span text:style-name="T21">reliquus</text:span> may be best translated by “the rest of”; for example, <text:span text:style-name="T21">reliquī Belgae</text:span>, <text:span text:style-name="T2">the remaining Belgians</text:span>, or better, <text:span text:style-name="T2">the rest of the Belgians</text:span>.</text:p></text:note-body></text:note></text:span><text:span text:style-name="T23"> </text:span><text:span text:style-name="T28">{{43}}</text:span></text:p>
      <text:p text:style-name="P108"/>
      <text:p text:style-name="Banner">Exercises.</text:p>
      <text:p text:style-name="BannerSecondary"><text:span text:style-name="T21">76</text:span><text:span text:style-name="T23">.<text:tab/><text:tab/></text:span><text:span text:style-name="T21">I</text:span><text:span text:style-name="T23">.</text:span></text:p>
      <text:p text:style-name="P108">1. Perīculum virī vidētis. <text:s/>2. Puerī puellam terrent. <text:s/>3. Oppida expūgnant agrōsque vāstant. <text:s/>4. Integrīs cum cōpiīs mūrum oppūgnābat. <text:s/>5. Līberī virīs nōn pārēbant. <text:s/>6. Paucī Belgae multōs nautās <text:soft-page-break/>superant. <text:s/>7. Reliquīs Germānīs agrōs dant. <text:s/>8. Crēba praesidia agrum Rōmānum tenent. <text:s/>9. Imperium reliquae prōvinciae tenēbam. <text:s/>10. Ad parvum agrum reliquam praedam comportant. <text:s/>11. puerōs puellāsque līberōs vocāmus. <text:s/>12. Līberum populum superābāmus.</text:p>
      <text:p text:style-name="BannerSecondary"><text:span text:style-name="T23"><text:tab/><text:tab/></text:span><text:span text:style-name="T21">II</text:span><text:span text:style-name="T23">.</text:span></text:p>
      <text:p text:style-name="P108">1. The Germans were laying waste the lands of the Belgians. <text:s/>2. He announces numerous victories. <text:s/>3. The slaves are obedient to the man, not to the boy. <text:s/>4. With the rest of the troops we winter in the camp. <text:s/>5. He gives fresh horses to the men. <text:s/>6. He was calling together the rest of the Belgians. <text:s/>7. You were announcing the flight of many sailors. <text:s/>8. They call the man a slave, not free. <text:s/>9. He recalls (his) troops from the Roman territory. <text:s/>10. They reply to the frequent messengers. <text:s/>11. He stations fresh forces in the town. <text:s/>12. The boy he calls (his) son, the girls (his) daughters.</text:p>
      <text:p text:style-name="P61"/>
      <text:p text:style-name="Banner"><text:s/><text:span text:style-name="T12">—</text:span></text:p>
      <text:p text:style-name="P116"/>
      <text:p text:style-name="Banner">Lesson XII.</text:p>
      <text:p text:style-name="Banner">Third and Fourth Conjugations: Present Indicative Active.</text:p>
      <text:p text:style-name="P61"/>
      <text:p text:style-name="P61"><text:span text:style-name="T21">77</text:span><text:span text:style-name="T24">.</text:span> Latin has in all four conjugations of the verb. <text:s/>In the first and second conjugations the present stem ends in <text:span text:style-name="T21">-ā</text:span> and <text:span text:style-name="T21">-ē</text:span> respectively (21. <text:span text:style-name="T2">b</text:span><text:span text:style-name="T12">.); in the third conjugation in </text:span><text:span text:style-name="T13">-e</text:span><text:span text:style-name="T12"> (preceded by a consonant or </text:span><text:span text:style-name="T13">u</text:span><text:span text:style-name="T12">)</text:span><text:span text:style-name="T12"><text:note text:id="ftn23" text:note-class="footnote"><text:note-citation>23</text:note-citation><text:note-body><text:p text:style-name="Footnote">There are also a few verbs of the third conjugation in <text:span text:style-name="T21">-iō</text:span>. See 287.</text:p></text:note-body></text:note></text:span><text:span text:style-name="T12">; in the fourth conjugation in </text:span><text:span text:style-name="T13">-ī</text:span><text:span text:style-name="T12">. <text:s/>In vocabularies, verbs of the third conjugation are indicated by </text:span><text:span text:style-name="T13">ere</text:span><text:span text:style-name="T12"> (not </text:span><text:span text:style-name="T13">ēre</text:span><text:span text:style-name="T12"> as in the second conjugation); verbs of the fourth conjugation by </text:span><text:span text:style-name="T13">īre</text:span><text:span text:style-name="T12">.</text:span></text:p>
      <text:p text:style-name="P116"/>
      <text:p text:style-name="BannerSecondary"><text:span text:style-name="T13">78</text:span><text:span text:style-name="T16">.</text:span><text:span text:style-name="T12"><text:tab/><text:tab/>Paradigms.</text:span></text:p>
      <text:p text:style-name="P245">Present indicative active.</text:p>
      <text:p text:style-name="P44"><text:tab/><text:span text:style-name="T2">Third Conjugation</text:span>.<text:tab/><text:tab/><text:tab/><text:span text:style-name="T2">Fourth Conjugation</text:span>.</text:p>
      <text:p text:style-name="P245">Singular</text:p>
      <text:p text:style-name="P43"><text:span text:style-name="T12">1.<text:tab/>regō (</text:span><text:span text:style-name="T2">I rule</text:span><text:span text:style-name="T12">)<text:tab/></text:span><text:span text:style-name="T13">-ō</text:span><text:span text:style-name="T12"><text:tab/>audiō (</text:span><text:span text:style-name="T2">I hear</text:span><text:span text:style-name="T12">)<text:tab/></text:span><text:span text:style-name="T13">i-ō</text:span></text:p>
      <text:p text:style-name="P43"><text:span text:style-name="T12">2.<text:tab/>regis<text:tab/><text:tab/></text:span><text:span text:style-name="T13">i-s</text:span><text:span text:style-name="T12"><text:tab/>audīs<text:tab/></text:span><text:span text:style-name="T13">ī-s</text:span></text:p>
      <text:p text:style-name="P43"><text:span text:style-name="T12">3.<text:tab/>regit<text:tab/><text:tab/></text:span><text:span text:style-name="T13">i-t</text:span><text:span text:style-name="T12"><text:tab/>audit<text:tab/></text:span><text:span text:style-name="T13">i-t</text:span></text:p>
      <text:p text:style-name="P245">Plural</text:p>
      <text:p text:style-name="P43"><text:span text:style-name="T12">1.<text:tab/>regimus<text:tab/></text:span><text:span text:style-name="T13">i-mus</text:span><text:span text:style-name="T12"><text:tab/>audīmus<text:tab/></text:span><text:span text:style-name="T13">ī-mus</text:span></text:p>
      <text:p text:style-name="P43"><text:span text:style-name="T12">2.<text:tab/>regitis<text:tab/></text:span><text:span text:style-name="T13">i-tis</text:span><text:span text:style-name="T12"><text:tab/>audītis<text:tab/></text:span><text:span text:style-name="T13">ī-tis</text:span></text:p>
      <text:p text:style-name="P43"><text:span text:style-name="T12">3.<text:tab/>regunt<text:tab/></text:span><text:span text:style-name="T13">u-nt</text:span><text:span text:style-name="T12"><text:tab/>audiunt<text:tab/></text:span><text:span text:style-name="T13">iu-nt</text:span></text:p>
      <text:p text:style-name="BodyHanging"><text:span text:style-name="T2">a</text:span><text:span text:style-name="T12">.<text:tab/>Notice (1) that in the third conjugation, as given above, the stem vowel </text:span><text:span text:style-name="T13">-e</text:span><text:span text:style-name="T12"> is lost before </text:span><text:span text:style-name="T13">-ō</text:span><text:span text:style-name="T12">, becomes </text:span><text:span text:style-name="T13">-u</text:span><text:span text:style-name="T12"> before </text:span><text:span text:style-name="T13">-nt</text:span><text:span text:style-name="T12"> and elsewhere becomes </text:span><text:span text:style-name="T13">ī</text:span><text:span text:style-name="T12">; and (2) that in the fourth conjugation, </text:span><text:span text:style-name="T13">-ī</text:span><text:span text:style-name="T12"> becomes </text:span><text:span text:style-name="T13">īu</text:span><text:span text:style-name="T12"> before </text:span><text:span text:style-name="T13">-nt</text:span><text:span text:style-name="T12">.</text:span></text:p>
      <text:p text:style-name="BodyHanging"><text:span text:style-name="T2">b</text:span><text:span text:style-name="T12">.<text:tab/>In all four conjugations long stem vowels (</text:span><text:span text:style-name="T13">-ā</text:span><text:span text:style-name="T12">, </text:span><text:span text:style-name="T13">-ē</text:span><text:span text:style-name="T12">, </text:span><text:span text:style-name="T13">-ī</text:span><text:span text:style-name="T12">) are shortened before </text:span><text:span text:style-name="T13">-t</text:span><text:span text:style-name="T12"> and </text:span><text:span text:style-name="T13">-nt</text:span><text:span text:style-name="T12">, and are either shortened or omitted before </text:span><text:span text:style-name="T13">ō</text:span><text:span text:style-name="T12">. <text:s/>See also 24.</text:span></text:p>
      <text:p text:style-name="P116"/>
      <text:p text:style-name="BannerSecondary"><text:span text:style-name="T13">79</text:span><text:span text:style-name="T12">.<text:tab/><text:tab/>Vocabulary.</text:span></text:p>
      <text:section text:style-name="Sect1" text:name="Section90">
        <text:p text:style-name="Vocabulary"><text:span text:style-name="T13">audiō</text:span><text:span text:style-name="T12">, </text:span><text:span text:style-name="T13">īre</text:span><text:span text:style-name="T12">,<text:tab/></text:span><text:span text:style-name="T2">hear</text:span><text:span text:style-name="T12">.</text:span></text:p>
        <text:p text:style-name="Vocabulary"><text:span text:style-name="T13">cōgō</text:span><text:span text:style-name="T12">, </text:span><text:span text:style-name="T13">ere</text:span><text:span text:style-name="T12">,<text:tab/></text:span><text:span text:style-name="T2">bring together, collect</text:span><text:span text:style-name="T12">.</text:span></text:p>
        <text:p text:style-name="Vocabulary"><text:span text:style-name="T13">convenio,</text:span><text:span text:style-name="T12"> </text:span><text:span text:style-name="T13">īre</text:span><text:span text:style-name="T15">,</text:span><text:span text:style-name="T12"><text:tab/></text:span><text:span text:style-name="T2">come together, assemble</text:span><text:span text:style-name="T12">.</text:span></text:p>
        <text:p text:style-name="Vocabulary"><text:span text:style-name="T13">dūcō</text:span><text:span text:style-name="T12">, </text:span><text:span text:style-name="T13">ere</text:span><text:span text:style-name="T12">,<text:tab/></text:span><text:span text:style-name="T2">lead</text:span><text:span text:style-name="T12">.</text:span></text:p>
        <text:p text:style-name="Vocabulary"><text:span text:style-name="T13">gerō,</text:span><text:span text:style-name="T12"> </text:span><text:span text:style-name="T13">ere,</text:span><text:span text:style-name="T12"><text:tab/></text:span><text:span text:style-name="T2">conduct</text:span><text:span text:style-name="T12">.</text:span></text:p>
        <text:p text:style-name="Vocabulary"><text:span text:style-name="T13">mittō,</text:span><text:span text:style-name="T12"> </text:span><text:span text:style-name="T13">ere,</text:span><text:span text:style-name="T12"><text:tab/></text:span><text:span text:style-name="T2">send</text:span><text:span text:style-name="T12">.</text:span></text:p>
        <text:p text:style-name="Vocabulary"><text:span text:style-name="T13">mūniō</text:span><text:span text:style-name="T12">, </text:span><text:span text:style-name="T13">īre,</text:span><text:span text:style-name="T12"><text:tab/></text:span><text:span text:style-name="T2">fortify, protect</text:span><text:span text:style-name="T12">.</text:span></text:p>
        <text:p text:style-name="Vocabulary"><text:span text:style-name="T13">redūcō</text:span><text:span text:style-name="T12">, </text:span><text:span text:style-name="T13">ere,</text:span><text:span text:style-name="T12"><text:tab/></text:span><text:span text:style-name="T2">lead back</text:span><text:span text:style-name="T12">.</text:span></text:p>
        <text:p text:style-name="Vocabulary"><text:span text:style-name="T13">relinquō</text:span><text:span text:style-name="T12">, </text:span><text:span text:style-name="T13">ere</text:span><text:span text:style-name="T15">,</text:span><text:span text:style-name="T12"><text:tab/></text:span><text:span text:style-name="T2">leave behind, leave</text:span><text:span text:style-name="T12">.</text:span></text:p>
        <text:p text:style-name="Vocabulary"><text:span text:style-name="T13">veniō</text:span><text:span text:style-name="T12">, </text:span><text:span text:style-name="T13">īre</text:span><text:span text:style-name="T12">,<text:tab/></text:span><text:span text:style-name="T2">come</text:span><text:span text:style-name="T12">.</text:span></text:p>
      </text:section>
      <text:p text:style-name="Vocabulary"><text:span text:style-name="T6">Phrase</text:span><text:span text:style-name="T15">: </text:span><text:span text:style-name="T13">bellum</text:span><text:span text:style-name="T12"> </text:span><text:span text:style-name="T13">gerō</text:span><text:span text:style-name="T12"> (</text:span><text:span text:style-name="T2">phrase</text:span><text:span text:style-name="T12">),<text:tab/></text:span><text:span text:style-name="T2">wage war</text:span><text:span text:style-name="T12">.</text:span><text:span text:style-name="T26">{{45}}</text:span></text:p>
      <text:p text:style-name="P106"/>
      <text:p text:style-name="P245">Exercises.</text:p>
      <text:p text:style-name="BannerSecondary"><text:soft-page-break/><text:span text:style-name="T13">80</text:span><text:span text:style-name="T12">.<text:tab/><text:tab/></text:span><text:span text:style-name="T13">I</text:span><text:span text:style-name="T12">.</text:span></text:p>
      <text:p text:style-name="P116">1. Cōpiās cōgit; cōpias dūcis; cōpiās mittunt; cōpiās redūcimus; cōpiās relinquitis. <text:s/>2. Cōpiae conveniunt; bellum gerunt; castra mūniunt; agrōs vāstant; incolās terrent. <text:s/>3. Nūntius venit; nūntium audīmus. <text:s/>4. Castra lātā fossā mūnit. <text:s/>5. Bellum longum in Galliā gerimus. <text:s/>6. Cōpiās ā proeliō redūcō. <text:s/>7. Lēgatī ā reliquīs Britannīs veniunt. <text:s/>8. Māgnum numerum amīcōrum cōgis. <text:s/>9. Crēbrōs nūntiōs ad castra mittunt. <text:s/>10. Lēgātōs Germanōrum audītis. <text:s/>11. Paucī līberī ad locum conveniunt. <text:s/>12. Praedam in silvā relinquit.</text:p>
      <text:p text:style-name="BannerSecondary"><text:span text:style-name="T12"><text:tab/><text:tab/></text:span><text:span text:style-name="T13">II</text:span><text:span text:style-name="T12">.</text:span></text:p>
      <text:p text:style-name="P116">1. They fortify; they send; they leave; they give; they see. <text:s/>2. You hear; you lead; you call; you hold. <text:s/>3. We come; you assemble; he collects; we lead; I lead back. <text:s/>4. They come with the plunder to the camp. <text:s/>5. We are fortifying the place with a wall. <text:s/>6. He sends the lieutenants to the province with a large number of Gauls. <text:s/>7. I collect the rest of the men. <text:s/>8. She is leading a small horse to the bank. <text:s/>9. The boys and girls come from the fields to the gate of the camp. <text:s/>10. You are leaving a large garrison in the camp. <text:s/>11. They wage wars with the Roman people. <text:s/>12. He leads the rest of the allies back to (their) lands.</text:p>
      <text:p text:style-name="P116"/>
      <text:p text:style-name="P61"><text:span text:style-name="T12">[[Image – Signum: Standard.]]</text:span><text:span text:style-name="T26">{{46}}</text:span></text:p>
      <text:p text:style-name="P116"/>
      <text:p text:style-name="BannerSecondary"><text:span text:style-name="T21">81</text:span>.<text:tab/><text:tab/>Word List A</text:p>
      <text:p text:style-name="P245">persons.</text:p>
      <text:section text:style-name="Sect3" text:name="Section17">
        <text:p text:style-name="P9">boy</text:p>
        <text:p text:style-name="P9">girl</text:p>
        <text:p text:style-name="P9">son</text:p>
        <text:p text:style-name="P9">daughter</text:p>
        <text:p text:style-name="P9">man</text:p>
        <text:p text:style-name="P9">children</text:p>
        <text:p text:style-name="P9">slave</text:p>
        <text:p text:style-name="P9">friend</text:p>
        <text:p text:style-name="P9">ally</text:p>
        <text:p text:style-name="P9">ambassador</text:p>
        <text:p text:style-name="P9">messenger</text:p>
        <text:p text:style-name="P9">sailor</text:p>
        <text:p text:style-name="P9">lieutenant</text:p>
        <text:p text:style-name="P9">inhabitant</text:p>
        <text:p text:style-name="P9">people (=nation)</text:p>
      </text:section>
      <text:p text:style-name="P245">landscape.</text:p>
      <text:section text:style-name="Sect3" text:name="Section18">
        <text:p text:style-name="P257">place</text:p>
        <text:p text:style-name="P257">village</text:p>
        <text:p text:style-name="P257">town</text:p>
        <text:p text:style-name="P257">wall</text:p>
        <text:p text:style-name="P257">gate</text:p>
        <text:p text:style-name="P257">field</text:p>
        <text:p text:style-name="P257">water</text:p>
        <text:p text:style-name="P257">ocean</text:p>
        <text:p text:style-name="P257">island</text:p>
        <text:p text:style-name="P257">forest</text:p>
        <text:p text:style-name="P257">river</text:p>
        <text:p text:style-name="P257">bank</text:p>
      </text:section>
      <text:p text:style-name="P245">war.</text:p>
      <text:p text:style-name="P257">nouns.</text:p>
      <text:section text:style-name="Sect3" text:name="Section19">
        <text:p text:style-name="P257">troops</text:p>
        <text:p text:style-name="P257">camp</text:p>
        <text:p text:style-name="P257">trench</text:p>
        <text:p text:style-name="P257">garrison</text:p>
        <text:p text:style-name="P257">spear</text:p>
        <text:p text:style-name="P257">sword</text:p>
        <text:p text:style-name="P257">command</text:p>
        <text:p text:style-name="P257">war</text:p>
        <text:p text:style-name="P257">battle</text:p>
        <text:p text:style-name="P257">fighting</text:p>
        <text:p text:style-name="P257">danger</text:p>
        <text:p text:style-name="P257">flight</text:p>
        <text:p text:style-name="P257">victory</text:p>
        <text:p text:style-name="P257">plunder</text:p>
      </text:section>
      <text:p text:style-name="P257"/>
      <text:p text:style-name="P257">verbs.</text:p>
      <text:section text:style-name="Sect3" text:name="Section20">
        <text:p text:style-name="P257">fight</text:p>
        <text:p text:style-name="P257">kill</text:p>
        <text:p text:style-name="P257">wound</text:p>
        <text:p text:style-name="P257">conquer</text:p>
        <text:p text:style-name="P257">lay waste</text:p>
        <text:p text:style-name="P257">fortify</text:p>
        <text:p text:style-name="P257">attack</text:p>
        <text:p text:style-name="P257">take by storm</text:p>
        <text:p text:style-name="P257">wage (war)</text:p>
        <text:p text:style-name="P257">renew (war)</text:p>
        <text:p text:style-name="P257">summon (troops)</text:p>
        <text:p text:style-name="P257">procure (troops)</text:p>
        <text:p text:style-name="P257">station (troops)</text:p>
        <text:p text:style-name="P257">restrain (troops)</text:p>
        <text:p text:style-name="P257">collect (troops)</text:p>
        <text:p text:style-name="P257">pass the winter</text:p>
      </text:section>
      <text:p text:style-name="P245">miscellaneous nouns.</text:p>
      <text:section text:style-name="Sect3" text:name="Section21">
        <text:p text:style-name="P257">horse</text:p>
        <text:p text:style-name="P257">grain</text:p>
        <text:p text:style-name="P257">province</text:p>
        <text:p text:style-name="P257">abundance</text:p>
      </text:section>
      <text:p text:style-name="P245">miscellaneous verbs.</text:p>
      <text:section text:style-name="Sect3" text:name="Section22">
        <text:p text:style-name="P257">have</text:p>
        <text:p text:style-name="P257">give</text:p>
        <text:p text:style-name="P257">hold</text:p>
        <text:p text:style-name="P257">come</text:p>
        <text:p text:style-name="P257">send</text:p>
        <text:p text:style-name="P257">leave</text:p>
        <text:p text:style-name="P257">remove</text:p>
        <text:p text:style-name="P257">lead</text:p>
        <text:p text:style-name="P257">move</text:p>
        <text:p text:style-name="P257">see</text:p>
        <text:p text:style-name="P257">hear</text:p>
        <text:p text:style-name="P257">reply</text:p>
        <text:p text:style-name="P257">announce</text:p>
        <text:p text:style-name="P257">carry back</text:p>
        <text:p text:style-name="P257">call</text:p>
        <text:p text:style-name="P257">carry</text:p>
        <text:p text:style-name="P257">fill</text:p>
        <text:p text:style-name="P257">prepare</text:p>
        <text:p text:style-name="P257">frighten</text:p>
        <text:p text:style-name="P257">recall</text:p>
        <text:p text:style-name="P257">face</text:p>
        <text:p text:style-name="P257">collect</text:p>
        <text:p text:style-name="P257">assemble</text:p>
        <text:p text:style-name="P257">give orders</text:p>
        <text:p text:style-name="P257"><text:soft-page-break/>be obedient</text:p>
        <text:p text:style-name="P257">strengthen</text:p>
        <text:p text:style-name="P257">establish</text:p>
        <text:p text:style-name="P257">dwell</text:p>
      </text:section>
      <text:p text:style-name="P106">{{47}}</text:p>
      <text:p text:style-name="P116"/>
      <text:p text:style-name="P245">Reading Lesson II.</text:p>
      <text:p text:style-name="P245">The Romans and their Neighbours.</text:p>
      <text:p text:style-name="P116"/>
      <text:p text:style-name="P61"><text:span text:style-name="T13">82</text:span><text:span text:style-name="T12">. Prīmō (</text:span><text:span text:style-name="T2">at first</text:span><text:span text:style-name="T12">) Rōma parvus est vīcus, et paucōs incolās habet. <text:s/>Multī populī in Ītaliā habitant, et bella proeliaque sunt crēbra. <text:s/>Oppida mūrōs portāsque habent; incolae parvīs gladiīs et longīs hastīs pūgnant. <text:s/>Rōmānī parvōs agrōs habent et multōs fīnitimōs </text:span><text:span text:style-name="T2">(neighbours).</text:span><text:span text:style-name="T12"> <text:s/>Saepe </text:span><text:span text:style-name="T2">(often)</text:span><text:span text:style-name="T12"> fīnitimī agrum R.mānum vāstant et Rōmānōs venit; perīculum populō nūntiat; Rōmānī cōpiās cōgunt; paucōs virōs in nūrīs relinquunt et cum reliquīs cōpiīs fīnitimōs oppūgnant.</text:span></text:p>
      <text:p text:style-name="P116">Rōmānī fortiter <text:span text:style-name="T2">(bravely)</text:span> pūgnant et victōriae sunt crēbrae. <text:s/>Etiam <text:span text:style-name="T2">(also)</text:span> saepe oppida fīnitimōrum expūgnant, et multōs līberōs populōs superant. <text:s/>Postrēmō (<text:span text:style-name="T2">at last</text:span>) populus Rōmānus imperium Ītaliae habet; ad pauca oppida praesidia mittit; agrōs Rōmānīs dat et oppida māgnīs praesidiīs tenet. <text:s/>Haec <text:span text:style-name="T2">(these,</text:span> neut. acc.) oppida Rōmānī colōniās <text:span text:style-name="T2">(colonies)</text:span> vocant. <text:s/>Cum reliquīs fīnitimīs amīcitiam cōnfīrmant et incolās sociōs vocant.</text:p>
      <text:p text:style-name="P61"/>
      <text:p text:style-name="Banner"><text:s/><text:span text:style-name="T12">—</text:span></text:p>
      <text:p text:style-name="P116"/>
      <text:p text:style-name="Banner">Lesson XIII.</text:p>
      <text:p text:style-name="Banner">Third Declension: Consonant Stems.</text:p>
      <text:p text:style-name="P61"/>
      <text:p text:style-name="P61"><text:span text:style-name="T21">83</text:span><text:span text:style-name="T24">.</text:span> Nouns of the third declension have their genitive singular ending in <text:span text:style-name="T21">-is</text:span>, and the great majority have their stem ending in a consonant. <text:s/>The consonant stem may be obtained by omitting the genitive ending <text:span text:style-name="T21">-is</text:span>. <text:s/>The regular endings of masculine and feminine nouns in the following paradigm.<text:span text:style-name="T26">{{48}}</text:span></text:p>
      <text:p text:style-name="P247"><text:span text:style-name="T23">Paradigm</text:span><text:span text:style-name="T22">.</text:span></text:p>
      <text:p text:style-name="Banner">third declension: consonant stems.</text:p>
      <text:p text:style-name="Banner"><text:span text:style-name="T2">Masculine and Feminine Nouns</text:span>.</text:p>
      <text:p text:style-name="P259"><text:tab/>Singular.<text:tab/><text:tab/>Plural.</text:p>
      <text:p text:style-name="P259"><text:span text:style-name="T2">Nom.</text:span><text:tab/><text:span text:style-name="T23">hiems</text:span> <text:span text:style-name="T2">(winter)</text:span><text:tab/><text:span text:style-name="T21">-s</text:span><text:tab/><text:span text:style-name="T23">hiemēs</text:span><text:tab/><text:span text:style-name="T21">-ēs</text:span></text:p>
      <text:p text:style-name="P259"><text:span text:style-name="T2">Gen.</text:span><text:tab/><text:span text:style-name="T23">hiemis</text:span><text:tab/><text:span text:style-name="T21">-is</text:span><text:tab/><text:span text:style-name="T23">hiemum</text:span><text:tab/><text:span text:style-name="T21">-um</text:span></text:p>
      <text:p text:style-name="P259"><text:span text:style-name="T2">Dat.</text:span><text:tab/><text:span text:style-name="T23">hiemī</text:span><text:tab/><text:span text:style-name="T21">-ī</text:span><text:tab/><text:span text:style-name="T23">hiemibus</text:span><text:tab/><text:span text:style-name="T21">-ibus</text:span></text:p>
      <text:p text:style-name="P259"><text:span text:style-name="T2">Acc.</text:span><text:tab/><text:span text:style-name="T23">hiemem</text:span><text:tab/><text:span text:style-name="T21">-em</text:span><text:tab/><text:span text:style-name="T23">hiemēs</text:span><text:tab/><text:span text:style-name="T21">-ēs</text:span></text:p>
      <text:p text:style-name="P259"><text:span text:style-name="T2">Voc.</text:span><text:tab/><text:span text:style-name="T23">hiems</text:span><text:tab/><text:span text:style-name="T21">-s</text:span><text:tab/><text:span text:style-name="T23">hiemēs</text:span><text:tab/><text:span text:style-name="T21">-ēs</text:span></text:p>
      <text:p text:style-name="P259"><text:span text:style-name="T2">Abl.</text:span><text:tab/><text:span text:style-name="T23">hieme</text:span><text:tab/><text:span text:style-name="T21">-e</text:span><text:tab/><text:span text:style-name="T23">hiemibus</text:span><text:tab/><text:span text:style-name="T21">-ibus</text:span></text:p>
      <text:p text:style-name="P72"/>
      <text:p text:style-name="P72"><text:span text:style-name="T21">84</text:span><text:span text:style-name="T24">.</text:span> Very few nouns of this declension, however, are declined exactly like <text:span text:style-name="T21">hiems</text:span>. <text:s/>The combination of a stem ending in a consonant with the <text:span text:style-name="T21">-s</text:span> of the nominative singular leads to the various changes, among which the following are the most important and frequent:</text:p>
      <text:p text:style-name="P251">i.<text:tab/>Stems ending in <text:span text:style-name="T21">g</text:span> or <text:span text:style-name="T21">c</text:span> have their nominative singular in <text:span text:style-name="T21">x</text:span> <text:span text:style-name="T21">(=gs</text:span> or <text:span text:style-name="T21">cs);</text:span> as, <text:span text:style-name="T21">rēx,</text:span> <text:span text:style-name="T21">rēgis</text:span> (stem <text:span text:style-name="T21">rēg-</text:span>); <text:span text:style-name="T21">dux</text:span>, <text:span text:style-name="T21">ducis</text:span> (stem <text:span text:style-name="T21">duc-</text:span>).</text:p>
      <text:p text:style-name="P251">ii.<text:tab/>Stems ending in <text:span text:style-name="T21">t</text:span> or <text:span text:style-name="T21">d</text:span> omit <text:span text:style-name="T21">s</text:span> in the nominative singular; as, <text:span text:style-name="T21">virtūs</text:span>, <text:span text:style-name="T21">virtūtis</text:span> (stem <text:span text:style-name="T21">virtūt-</text:span>); <text:span text:style-name="T21">pēs</text:span>, <text:span text:style-name="T21">pedis</text:span> (stem <text:span text:style-name="T21">ped-</text:span>).</text:p>
      <text:p text:style-name="P251">iii. Stems ending in <text:span text:style-name="T21">l</text:span> or <text:span text:style-name="T21">r</text:span> omit s in the nominative singular; as <text:span text:style-name="T21">cōnsul</text:span>, <text:span text:style-name="T21">cōnsulis</text:span> (stem <text:span text:style-name="T21">cōnsul-</text:span>); <text:span text:style-name="T21">agger</text:span>, <text:span text:style-name="T21">aggeris</text:span> (stem <text:span text:style-name="T21">agger-</text:span>).</text:p>
      <text:p text:style-name="P251"><text:tab/><text:span text:style-name="T21">N</text:span><text:span text:style-name="T24">.</text:span><text:span text:style-name="T21">B.—Pater</text:span> (father), <text:span text:style-name="T21">māter</text:span> (mother), and <text:span text:style-name="T21">frāter</text:span> (brother), whose stems end in <text:span text:style-name="T21">tr</text:span>, insert <text:span text:style-name="T21">e</text:span> before <text:span text:style-name="T21">r</text:span> in the nominative and vocative singular, as, <text:span text:style-name="T21">pater</text:span>, <text:span text:style-name="T21">patris </text:span>(stem <text:span text:style-name="T21">patr-</text:span>).</text:p>
      <text:p text:style-name="P251">iv.<text:tab/>Stems ending in <text:span text:style-name="T21">n</text:span> omit both <text:span text:style-name="T21">n</text:span> and <text:span text:style-name="T21">s</text:span> in the nominative singular and change the vowel preceding <text:span text:style-name="T21">n</text:span> to <text:span text:style-name="T21">ō</text:span>; as, <text:span text:style-name="T21">legiō</text:span>, <text:span text:style-name="T21">legiōnis</text:span> (stem <text:span text:style-name="T21">legiōn</text:span>); <text:span text:style-name="T21">homō</text:span>, <text:span text:style-name="T21">hominis</text:span> (stem <text:span text:style-name="T21">homin-</text:span>).</text:p>
      <text:p text:style-name="P251"><text:soft-page-break/>v.<text:tab/>Further, with very few exceptions, the words of more than one syllable whose stem ends in <text:span text:style-name="T21">p</text:span>, <text:span text:style-name="T21">g</text:span>, <text:span text:style-name="T21">c</text:span>, <text:span text:style-name="T21">t</text:span>, or <text:span text:style-name="T21">d</text:span>, and which have short <text:span text:style-name="T21">e</text:span> in the final syllable of the nominative and vocative singular, have in the other cases short <text:span text:style-name="T21">i</text:span>; as, <text:span text:style-name="T21">prīnceps</text:span>, <text:span text:style-name="T21">prīncipis</text:span> (stem <text:span text:style-name="T21">prīncip-</text:span>); <text:span text:style-name="T21">mīles</text:span>, <text:span text:style-name="T21">mīlitis</text:span> (stem <text:span text:style-name="T21">mīlit-</text:span>); <text:span text:style-name="T21">obses</text:span>, <text:span text:style-name="T21">obsidis</text:span> (stem <text:span text:style-name="T21">obsid-</text:span>).</text:p>
      <text:p text:style-name="P61"/>
      <text:p text:style-name="P61"><text:span text:style-name="T21">85.</text:span> If follows, therefore, that in order to decline a masculine or feminine noun of the third declension, it will be necessary to know both the nominative and the genitive singular, both of which are clearly indicated in Latin vocabularies and dictionaries.</text:p>
      <text:p text:style-name="P61"/>
      <text:p text:style-name="BannerSecondary"><text:span text:style-name="T21">86</text:span>.<text:tab/><text:tab/>Paradigms</text:p>
      <text:p text:style-name="Banner">third declension: masculine and feminine nouns.</text:p>
      <text:p text:style-name="Banner"><text:span text:style-name="T2">Mute</text:span><text:span text:style-name="T2"><text:note text:id="ftn24" text:note-class="footnote"><text:note-citation>24</text:note-citation><text:note-body><text:p text:style-name="Footnote">Consonants are classed as <text:span text:style-name="T2">mutes</text:span><text:span text:style-name="T12">, including </text:span><text:span text:style-name="T13">b</text:span><text:span text:style-name="T12">, </text:span><text:span text:style-name="T13">d</text:span><text:span text:style-name="T12">, </text:span><text:span text:style-name="T13">g</text:span><text:span text:style-name="T12">, </text:span><text:span text:style-name="T13">p</text:span><text:span text:style-name="T12">, </text:span><text:span text:style-name="T13">t</text:span><text:span text:style-name="T12">, </text:span><text:span text:style-name="T13">c</text:span><text:span text:style-name="T12">; </text:span><text:span text:style-name="T2">liquids</text:span><text:span text:style-name="T12"> (</text:span><text:span text:style-name="T13">r</text:span><text:span text:style-name="T12">, </text:span><text:span text:style-name="T13">l</text:span><text:span text:style-name="T12">), </text:span><text:span text:style-name="T2">nasals</text:span><text:span text:style-name="T12"> (</text:span><text:span text:style-name="T13">m</text:span><text:span text:style-name="T12">, </text:span><text:span text:style-name="T13">n</text:span><text:span text:style-name="T12">); and spirants (</text:span><text:span text:style-name="T13">s</text:span><text:span text:style-name="T12">, </text:span><text:span text:style-name="T13">f</text:span><text:span text:style-name="T12">).</text:span></text:p></text:note-body></text:note></text:span><text:span text:style-name="T2"> Stems</text:span>.</text:p>
      <text:p text:style-name="Banner">Singular.</text:p>
      <text:p text:style-name="P45"><text:span text:style-name="T2">Nom.</text:span><text:tab/>rēx<text:tab/>virtūs<text:tab/>prīnceps<text:tab/>mīles</text:p>
      <text:p text:style-name="P45"><text:span text:style-name="T2">Gen.</text:span><text:tab/>rēgis<text:tab/>virtūtis<text:tab/>prīncipis<text:tab/>mīlitis</text:p>
      <text:p text:style-name="P45"><text:span text:style-name="T2">Dat.</text:span><text:tab/>rēgī<text:tab/>virtūtī<text:tab/>prīncipī<text:tab/>mīlitī</text:p>
      <text:p text:style-name="P45"><text:span text:style-name="T2">Acc.</text:span><text:tab/>rēgem<text:tab/>virtūtem<text:tab/>prīncipem<text:tab/>mīlitem</text:p>
      <text:p text:style-name="P45"><text:span text:style-name="T2">Voc.</text:span><text:tab/>rēx<text:tab/>virtūs<text:tab/>prīncips<text:tab/>mīles</text:p>
      <text:p text:style-name="P45"><text:span text:style-name="T2">Abl.</text:span><text:tab/>rēge<text:tab/>virtūte<text:tab/>prīncipe<text:tab/>mīlite</text:p>
      <text:p text:style-name="Banner">Plural.</text:p>
      <text:p text:style-name="P45"><text:span text:style-name="T2">Nom.</text:span><text:tab/>rēgēs<text:tab/>virtūtēs<text:tab/>prīncipēs<text:tab/>mīlitēs</text:p>
      <text:p text:style-name="P45"><text:span text:style-name="T2">Gen.</text:span><text:tab/>rēgum<text:tab/>virtūtum<text:tab/>prīncipum<text:tab/>mīlitum</text:p>
      <text:p text:style-name="P45"><text:span text:style-name="T2">Dat.</text:span><text:tab/>rēgibus<text:tab/>virtūtibus<text:tab/>prīncipibus<text:tab/>mīlitibus</text:p>
      <text:p text:style-name="P45"><text:span text:style-name="T2">Acc.</text:span><text:tab/>rēgēs<text:tab/>virtūtēs<text:tab/>prīncipēs<text:tab/>mīlitēs</text:p>
      <text:p text:style-name="P45"><text:span text:style-name="T2">Voc.</text:span><text:tab/>rēgēs<text:tab/>virtūtēs<text:tab/>prīncipēs<text:tab/>mīlitēs</text:p>
      <text:p text:style-name="P45"><text:span text:style-name="T2">Abl</text:span>.<text:tab/>rēgibus<text:tab/>virtūtibus<text:tab/>prīncipibus<text:tab/>mīlitibus</text:p>
      <text:p text:style-name="P47">{{50}}</text:p>
      <text:p text:style-name="Banner"><text:span text:style-name="T2">Liquid and Nasal Stems</text:span>.</text:p>
      <text:p text:style-name="Banner">Singular.</text:p>
      <text:p text:style-name="P45"><text:span text:style-name="T2">Nom.</text:span><text:tab/>cōnsul<text:tab/>pater<text:tab/>legiō<text:tab/>homō</text:p>
      <text:p text:style-name="P45"><text:span text:style-name="T2">Gen.</text:span><text:tab/>cōnsulis<text:tab/>patris<text:tab/>legiōnis<text:tab/>hominis</text:p>
      <text:p text:style-name="P45"><text:span text:style-name="T2">Dat.</text:span><text:tab/>cōnsulī<text:tab/>patrī<text:tab/>legiōnī<text:tab/>hominī</text:p>
      <text:p text:style-name="P45"><text:span text:style-name="T2">Acc.</text:span><text:tab/>cōnsulem<text:tab/>patrem<text:tab/>legiōnem<text:tab/>hominem</text:p>
      <text:p text:style-name="P45"><text:span text:style-name="T2">Voc.</text:span><text:tab/>cōnsul<text:tab/>pater<text:tab/>legiō<text:tab/>homō</text:p>
      <text:p text:style-name="P45"><text:span text:style-name="T2">Abl.</text:span><text:tab/>cōnsule<text:tab/>patre<text:tab/>legiōne<text:tab/>homine</text:p>
      <text:p text:style-name="Banner">Plural.</text:p>
      <text:p text:style-name="P45"><text:span text:style-name="T2">Nom.</text:span><text:tab/>cōnsulēs<text:tab/>patrēs<text:tab/>legiōnēs<text:tab/>hominēs</text:p>
      <text:p text:style-name="P45"><text:span text:style-name="T2">Gen.</text:span><text:tab/>cōnsulum<text:tab/>patrum<text:tab/>legiōnum<text:tab/>hominum</text:p>
      <text:p text:style-name="P45"><text:span text:style-name="T2">Dat.</text:span><text:tab/>cōnsulibus<text:tab/>patribus<text:tab/>legiōnibus<text:tab/>hominibus</text:p>
      <text:p text:style-name="P45"><text:span text:style-name="T2">Acc.</text:span><text:tab/>cōnsulēs<text:tab/>patrēs<text:tab/>legiōnēs<text:tab/>hominēs</text:p>
      <text:p text:style-name="P45"><text:span text:style-name="T2">Voc.</text:span><text:tab/>cōnsulēs<text:tab/>patrēs<text:tab/>legiōnēs<text:tab/>hominēs</text:p>
      <text:p text:style-name="P46"><text:span text:style-name="T2">Abl</text:span>.<text:tab/>cōnsulibus<text:tab/>patribus<text:tab/>legiōnibus<text:tab/>hominibus</text:p>
      <text:p text:style-name="P61"/>
      <text:p text:style-name="BannerSecondary"><text:span text:style-name="T21">87</text:span>.<text:tab/><text:tab/>Vocabulary.</text:p>
      <text:section text:style-name="Sect1" text:name="Section23">
        <text:p text:style-name="P254"><text:span text:style-name="T21">Caesar</text:span>, <text:span text:style-name="T21">Caesaris,</text:span> m.<text:tab/><text:span text:style-name="T2">Caesar.</text:span></text:p>
        <text:p text:style-name="P254"><text:span text:style-name="T21">contendō,</text:span> <text:span text:style-name="T21">ere,</text:span><text:tab/><text:span text:style-name="T2">hasten.</text:span></text:p>
        <text:p text:style-name="P254"><text:span text:style-name="T21">eques,</text:span> <text:span text:style-name="T21">equitis</text:span>, m.,<text:tab/><text:span text:style-name="T2">horse-soldier</text:span>; plural, <text:span text:style-name="T2">cavalry.</text:span></text:p>
        <text:p text:style-name="P254"><text:span text:style-name="T21">legiō,</text:span> <text:span text:style-name="T21">legiōnis,</text:span> f.,<text:tab/><text:span text:style-name="T2">legion.</text:span></text:p>
        <text:p text:style-name="P254"><text:span text:style-name="T21">mīles,</text:span> <text:span text:style-name="T21">mīlitis</text:span>, m.<text:tab/><text:span text:style-name="T2">soldier.</text:span></text:p>
        <text:p text:style-name="P254"><text:soft-page-break/><text:span text:style-name="T21">mūnītiō,</text:span> <text:span text:style-name="T21">mūnītiōnis,</text:span> f.,<text:tab/><text:span text:style-name="T2">fortification.</text:span></text:p>
        <text:p text:style-name="P254"><text:span text:style-name="T21">obses,</text:span> <text:span text:style-name="T21">obsidis</text:span>, m.<text:tab/><text:span text:style-name="T2">hostage.</text:span></text:p>
        <text:p text:style-name="P254"><text:span text:style-name="T21">prīnceps,</text:span> <text:span text:style-name="T21">prīncipis,</text:span> m.<text:tab/><text:span text:style-name="T2">leading man</text:span>, <text:span text:style-name="T2">chief man</text:span>, <text:span text:style-name="T2">chief.</text:span></text:p>
        <text:p text:style-name="P254"><text:span text:style-name="T21">rēx,</text:span> <text:span text:style-name="T21">rēgis</text:span>, m.<text:tab/><text:span text:style-name="T2">king.</text:span></text:p>
        <text:p text:style-name="P254"><text:span text:style-name="T21">sīgnum,</text:span> <text:span text:style-name="T21">ī</text:span>, n.,<text:tab/><text:span text:style-name="T2">signal;</text:span> <text:span text:style-name="T2">standard.</text:span></text:p>
      </text:section>
      <text:p text:style-name="P255"/>
      <text:p text:style-name="BannerSecondary"><text:span text:style-name="T21">88</text:span>.<text:tab/><text:tab/><text:span text:style-name="T21">I</text:span><text:span text:style-name="T23">.</text:span></text:p>
      <text:p text:style-name="P61"><text:span text:style-name="T23">1. Mīlitēs equitēsque mittit; legiōnem mīlitum cum equitibus mittit. <text:s/>2. Mīlitēs ā rēge veniunt; ad Caesarem conveniunt. <text:s/>3. Praedam legiōnī dat; reliquam praedam equitibus dabat. <text:s/>4. amīcitiam cum prīcipibus cōnfīrmant; bellum cum Caesare gerunt. <text:s/>5. Perīculum legiōnis videō; legiō sīgnum videt. <text:s/>6. Mīlitēs cum</text:span><text:span text:style-name="T28">{{51}}</text:span><text:span text:style-name="T23"> equitibus castra mūniunt; castra mūnītiōnibus fīrmāmus. <text:s/>7. Rēx obsidēs Caesarī dat; prīncipēs māgnum numerum obsidum ad Caesarem mittunt. <text:s/>8. Caesar multās legiōnēs cōgit; paucōs equitēs in prōvinciā cōgunt. <text:s/>9. Sīgnum proeliī (literally </text:span><text:span text:style-name="T6">of,</text:span><text:span text:style-name="T23"> freely </text:span><text:span text:style-name="T6">for)</text:span><text:span text:style-name="T23"> dat; cōpiae ad mūnītiōnēs contendunt.</text:span></text:p>
      <text:p text:style-name="BannerSecondary"><text:tab/><text:tab/><text:span text:style-name="T21">II</text:span>.</text:p>
      <text:p text:style-name="P61">1. The king is waging war with the chief men; the chiefs are waging war with the king. <text:s/>2. He is recalling the legion from the fortifications; he is leading back the soldiers of the legion. <text:s/>3. We are sending hostages to Caesar; we give control of the legions to Caesar. <text:s/>4. He hastens with a legion to the camp; he fills the camp with soldiers. <text:s/>5. A few soldiers were fighting with a large number of cavalry; we conquer the soldiers. <text:s/>6. He gives orders to the chief men; the chief men are not obedient to the king. <text:s/>7. We see the king's standard; we hasten to the standard. <text:s/>8. The cavalry have a large number of horses. <text:s/>9. He is wintering in the camp with the cavalry; the rest of the soldiers he leaves in (their) fortifications.</text:p>
      <text:p text:style-name="P61"/>
      <text:p text:style-name="P61">[[Image – Caius Julius Caesar. <text:s/>(100-44 B.C.)]]<text:span text:style-name="T26">{{52}}</text:span></text:p>
      <text:p text:style-name="P61"/>
      <text:p text:style-name="Banner">Lesson XIV.</text:p>
      <text:p text:style-name="Banner">Third and Fourth Conjugations: Imperfect Indicative Active.</text:p>
      <text:p text:style-name="BannerSecondary"><text:span text:style-name="T21">89</text:span><text:span text:style-name="T24">.</text:span><text:tab/><text:tab/>Paradigms.</text:p>
      <text:p text:style-name="P61">imperfect indicative active.</text:p>
      <text:p text:style-name="P73"><text:tab/><text:span text:style-name="T2">Third Conjugation</text:span>.<text:tab/><text:span text:style-name="T2">Fourth Conjugation</text:span>.</text:p>
      <text:p text:style-name="Banner">Singular.</text:p>
      <text:p text:style-name="P260">1.<text:tab/>regēba-m<text:tab/><text:span text:style-name="T21">-ē-ba-m</text:span><text:tab/>audiēbam<text:tab/><text:span text:style-name="T21">-iē-ba-m</text:span></text:p>
      <text:p text:style-name="P260">2.<text:tab/>regēbās<text:tab/><text:span text:style-name="T21">-ē-bā-s</text:span><text:tab/>audiēbās<text:tab/><text:span text:style-name="T21">-iē-bā-s</text:span></text:p>
      <text:p text:style-name="P260">3.<text:tab/>regēbat<text:tab/><text:span text:style-name="T21">-ē-ba-t</text:span><text:tab/>audiēbat<text:tab/><text:span text:style-name="T21">-iē-ba-t</text:span></text:p>
      <text:p text:style-name="Banner">Plural.</text:p>
      <text:p text:style-name="P261">1.<text:tab/>regēbāmus<text:tab/><text:span text:style-name="T21">-ē-bā-mus</text:span><text:tab/>audiēbāmus<text:tab/><text:span text:style-name="T21">-iē-bā-mus</text:span></text:p>
      <text:p text:style-name="P261">2.<text:tab/>regēbātis<text:tab/><text:span text:style-name="T21">-ē-bā-tis</text:span><text:tab/>audiēbātis<text:tab/><text:span text:style-name="T21">-iē-bā-tis</text:span></text:p>
      <text:p text:style-name="P261">3.<text:tab/>regēbant<text:tab/><text:span text:style-name="T21">-ē-ba-nt</text:span><text:tab/>audiēbant<text:tab/><text:span text:style-name="T21">-iē-ba-nt</text:span></text:p>
      <text:p text:style-name="BodyHanging"><text:span text:style-name="T2">a</text:span>.<text:tab/>Compare these forms with the imperfect indicative active of the first and second conjugations (44), and observe that in the third conjugation the final <text:span text:style-name="T21">-e</text:span> of the stem is lengthened to <text:span text:style-name="T21">-ē</text:span>, and that in the fourth conjugation the final <text:span text:style-name="T21">-ī</text:span> of the stem is replaced by <text:span text:style-name="T21">-iē</text:span>. <text:s/>Thus in all four conjugations the tense-sign <text:span text:style-name="T21">-ba-</text:span> is preceded by a long vowel.</text:p>
      <text:p text:style-name="P61"/>
      <text:p text:style-name="BannerSecondary"><text:span text:style-name="T21">90</text:span><text:span text:style-name="T24">.</text:span><text:tab/><text:tab/>Illustrative Examples.</text:p>
      <text:p text:style-name="P180"><text:span text:style-name="T21">Agrōs nōn habent</text:span>,<text:tab/><text:span text:style-name="T2">they have not lands</text:span>, or <text:span text:style-name="T2">they do not have lands</text:span>.</text:p>
      <text:p text:style-name="P180"><text:span text:style-name="T21">Nōn regēbat</text:span>,<text:tab/><text:span text:style-name="T2">he was not ruling</text:span>, or <text:span text:style-name="T2">he did not rule</text:span>.</text:p>
      <text:p text:style-name="BodyHanging">a.<text:tab/>The present and imperfect indicative may be translated also by means of do and did respectively, chiefly with a negative or in a question, but sometimes also for the sake of emphasis.</text:p>
      <text:p text:style-name="P61"/>
      <text:p text:style-name="BannerSecondary"><text:span text:style-name="T21">91</text:span>.<text:tab/><text:tab/>Vocabulary.</text:p>
      <text:section text:style-name="Sect1" text:name="Section24">
        <text:p text:style-name="Vocabulary"><text:soft-page-break/><text:span text:style-name="T21">arma,</text:span> <text:span text:style-name="T21">ōrum,</text:span> n.,<text:tab/>(in plural only) <text:span text:style-name="T2">arms.</text:span></text:p>
        <text:p text:style-name="Vocabulary"><text:span text:style-name="T21">auxilium,</text:span> <text:span text:style-name="T21">ī</text:span>, n.,<text:tab/><text:span text:style-name="T2">aid, help</text:span>; in plural <text:span text:style-name="T2">auxiliaries,</text:span> <text:span text:style-name="T2">reinforcements.</text:span></text:p>
        <text:p text:style-name="Vocabulary"><text:span text:style-name="T21">dēfendō,</text:span> <text:span text:style-name="T21">ere,</text:span><text:tab/><text:span text:style-name="T2">defend.</text:span></text:p>
        <text:p text:style-name="Vocabulary"><text:span text:style-name="T21">discēdō,</text:span> <text:span text:style-name="T21">ere</text:span><text:tab/><text:span text:style-name="T2">depart, withdraw</text:span>.</text:p>
        <text:p text:style-name="Vocabulary"><text:span text:style-name="T21">hīberna,</text:span> <text:span text:style-name="T21">ōrum,</text:span> n.,<text:tab/>(in plural only) <text:span text:style-name="T2">winter camp</text:span>; <text:span text:style-name="T2">winter quarters</text:span>.</text:p>
        <text:p text:style-name="Vocabulary"><text:span text:style-name="T21">impedīmentum,</text:span> <text:span text:style-name="T21">ī</text:span>, .n.<text:tab/><text:span text:style-name="T2">hindrance;</text:span> in plural <text:span text:style-name="T2">baggage.</text:span></text:p>
        <text:p text:style-name="Vocabulary"><text:span text:style-name="T21">impediō,</text:span> <text:span text:style-name="T21">īre,</text:span> <text:tab/><text:span text:style-name="T2">hinder, impede</text:span>.</text:p>
        <text:p text:style-name="Vocabulary"><text:span text:style-name="T21">petō,</text:span> <text:span text:style-name="T21">ere</text:span><text:tab/><text:span text:style-name="T2">ask, seek</text:span>.</text:p>
        <text:p text:style-name="Vocabulary"><text:span text:style-name="T21">pōnō,</text:span> <text:span text:style-name="T21">ere</text:span><text:tab/><text:span text:style-name="T2">place.</text:span></text:p>
        <text:p text:style-name="Vocabulary"><text:span text:style-name="T21">trādō,</text:span> <text:span text:style-name="T21">ere,</text:span> <text:tab/><text:span text:style-name="T2">give up</text:span>, <text:span text:style-name="T2">surrender.</text:span></text:p>
      </text:section>
      <text:p text:style-name="Vocabulary"><text:span text:style-name="T6">Phrase</text:span><text:span text:style-name="T23">: </text:span><text:span text:style-name="T21">castra pōnō</text:span>:<text:tab/><text:span text:style-name="T2">pitch a camp</text:span>.</text:p>
      <text:p text:style-name="P61">N.B.—Review the declension of <text:span text:style-name="T21">castra</text:span> (60).</text:p>
      <text:p text:style-name="P61"/>
      <text:p text:style-name="Banner">Exercises.</text:p>
      <text:p text:style-name="BannerSecondary"><text:span text:style-name="T21">92</text:span><text:span text:style-name="T24">.</text:span><text:tab/><text:tab/><text:span text:style-name="T21">I</text:span>.</text:p>
      <text:p text:style-name="P61">1. Portam castrōrum dēfendēbāmus; castra mūniēbāmus. <text:s/>2. Castra pōnēbant, locumque mūnītiōnibus fīrmābant. <text:s/>3. Ab hībernīs discēdit; ad Caesarem venit. <text:s/>4. Auxilium ā Caesare nōn petēbam. <text:s/>5. Obsidēs populō Rōmānō trādunt. <text:s/>6. Silva equitēs nōn impediēbat. <text:s/>7. Amīcōs ad arma vocābās. <text:s/>8. Legiōnēs cum impedīmentīs veniēbant. <text:s/>9. Virī līberōs Caesarī trādēbant. <text:s/>10 Auxilia māgnō in perīculō sunt. <text:s/>11. Rēgem ab injūriā dēfendēbātis. <text:s/>12. Legiōnēs in silvā pōnit. <text:s/>13. Ab agrīs discēdēbant et ad hīberna contendēbant. <text:s/>14. Impedīmenta armīs dēfendunt. <text:s/>15. Impediēbam; pōnitis; petēbās; nōn audiunt. <text:span text:style-name="T26">{{54}}</text:span></text:p>
      <text:p text:style-name="BannerSecondary"><text:tab/><text:tab/><text:span text:style-name="T21">II</text:span>.</text:p>
      <text:p text:style-name="P61">1. They surrender (their) arms and baggage. <text:s/>2. We were seeking the friendship of the king and the leading men. <text:s/>3. A deep trench hinders the flight of the auxiliaries. <text:s/>4. They were withdrawing from the war. <text:s/>5. You were not waging war; we do not wage war. <text:s/>6. We were pitching (our) camp. <text:s/>7. They were fortifying (their) winter camp. <text:s/>8. The legions with the auxiliaries defend the fortifications. <text:s/>9. It did not hinder the war. <text:s/>10. They used to leave (their) baggage in the woods. <text:s/>11. We place a garrison in the island. <text:s/>12. She announces the victory of the legion to the cavalry. <text:s/>13. They were withdrawing from Britain to their winter quarters. <text:s/>14. Few<text:note text:id="ftn25" text:note-class="footnote"><text:note-citation>25</text:note-citation><text:note-body><text:p text:style-name="Footnote">The adjective is often used with the force of a noun: <text:span text:style-name="T2">few</text:span><text:span text:style-name="T12">=</text:span><text:span text:style-name="T2">few men</text:span>.</text:p></text:note-body></text:note> defend the king; many seek flight; the rest give up (their) arms.</text:p>
      <text:p text:style-name="P61"/>
      <text:p text:style-name="Banner"><text:s/><text:span text:style-name="T12">—</text:span></text:p>
      <text:p text:style-name="P116"/>
      <text:p text:style-name="Banner">Lesson XV.</text:p>
      <text:p text:style-name="Banner">Third Declension: Consonant Stems (continued).</text:p>
      <text:p text:style-name="P61"/>
      <text:p text:style-name="P61"><text:span text:style-name="T21">93</text:span><text:span text:style-name="T24">.</text:span> In the third declension, as in the second, neuter nouns have the nominative, accusative, and vocative cases alike in each number, and in the plural these cases end in <text:span text:style-name="T21">-a</text:span>. <text:s/>In the nominative singular, neuter nouns of the third declension have no case-ending, but consist merely of the stem, generally with some change in the vowel of the final syllable; as, <text:span text:style-name="T21">caput,</text:span> <text:span text:style-name="T21">capitis</text:span> (stem <text:span text:style-name="T21">capit-</text:span>); <text:span text:style-name="T21">flūmen</text:span>, <text:span text:style-name="T21">flūminis</text:span> (stem <text:span text:style-name="T21">flūmin-</text:span>); <text:span text:style-name="T21">jūs</text:span>, <text:span text:style-name="T21">jūris</text:span> (stem <text:span text:style-name="T21">jūr-</text:span>); <text:span text:style-name="T21">tempus,</text:span> <text:span text:style-name="T21">temporis</text:span> (stem <text:span text:style-name="T21">tempor-</text:span>); <text:span text:style-name="T21">opus</text:span>, <text:span text:style-name="T21">operis</text:span> (stem <text:span text:style-name="T21">oper-</text:span>).<text:note text:id="ftn26" text:note-class="footnote"><text:note-citation>26</text:note-citation><text:note-body><text:p text:style-name="Footnote">The stems of <text:span text:style-name="T21">jūs</text:span>, <text:span text:style-name="T21">tempus</text:span>, and <text:span text:style-name="T21">opus</text:span> really ended in <text:span text:style-name="T21">-s</text:span>, but it was the rule in Latin for <text:span text:style-name="T21">s</text:span> between vowels to become <text:span text:style-name="T21">r</text:span>.</text:p></text:note-body></text:note> <text:s/>Especially irregular is <text:span text:style-name="T21">iter</text:span>, <text:span text:style-name="T21">itineris</text:span> (stem <text:span text:style-name="T21">itiner-</text:span>).</text:p>
      <text:p text:style-name="P61"/>
      <text:p text:style-name="BannerSecondary"><text:span text:style-name="T21">94</text:span>.<text:tab/><text:tab/><text:span text:style-name="T23">Paradigms</text:span>.</text:p>
      <text:p text:style-name="Banner">third declension: consonant stems.</text:p>
      <text:p text:style-name="Banner"><text:span text:style-name="T2">Neuter Nouns</text:span>.</text:p>
      <text:p text:style-name="Banner">Singular</text:p>
      <text:p text:style-name="P262"><text:span text:style-name="T2">Nom.</text:span><text:tab/>nōmen<text:tab/>corpus<text:tab/>iter<text:tab/><text:span text:style-name="T12">–</text:span></text:p>
      <text:p text:style-name="P262"><text:span text:style-name="T2">Gen.</text:span><text:tab/>nōminis<text:tab/>corporis<text:tab/>itineris<text:tab/><text:span text:style-name="T13">-is</text:span></text:p>
      <text:p text:style-name="P262"><text:soft-page-break/><text:span text:style-name="T2">Dat.</text:span><text:tab/>nōminī<text:tab/>corporī<text:tab/>itinerī<text:tab/><text:span text:style-name="T13">-ī</text:span></text:p>
      <text:p text:style-name="P262"><text:span text:style-name="T2">Acc.</text:span><text:tab/>nōmen<text:tab/>corpus<text:tab/>iter<text:tab/><text:span text:style-name="T12">–</text:span></text:p>
      <text:p text:style-name="P262"><text:span text:style-name="T2">Voc.</text:span><text:tab/>nōmen<text:tab/>corpus<text:tab/>iter<text:tab/><text:span text:style-name="T12">–</text:span></text:p>
      <text:p text:style-name="P262"><text:span text:style-name="T2">Abl.</text:span><text:tab/>nōmine<text:tab/>corpore<text:tab/>itinere<text:tab/><text:span text:style-name="T13">-e</text:span></text:p>
      <text:p text:style-name="Banner">Plural.</text:p>
      <text:p text:style-name="P262"><text:span text:style-name="T2">Nom.</text:span><text:tab/>nōmina<text:tab/>corpora<text:tab/>itinera<text:tab/><text:span text:style-name="T13">-a</text:span></text:p>
      <text:p text:style-name="P262"><text:span text:style-name="T2">Gen.</text:span><text:tab/>nōminum<text:tab/>corporum<text:tab/>itinerum<text:tab/><text:span text:style-name="T13">-um</text:span></text:p>
      <text:p text:style-name="P262"><text:span text:style-name="T2">Dat.</text:span><text:tab/>nōminibus<text:tab/>corporibus<text:tab/>itineribus<text:tab/><text:span text:style-name="T13">-ibus</text:span></text:p>
      <text:p text:style-name="P262"><text:span text:style-name="T2">Acc</text:span>.<text:tab/>nōmina<text:tab/>corpora<text:tab/>itinera<text:tab/><text:span text:style-name="T13">-a</text:span></text:p>
      <text:p text:style-name="P262"><text:span text:style-name="T2">Voc</text:span>.<text:tab/>nōmina<text:tab/>corpora<text:tab/>itinera<text:tab/><text:span text:style-name="T13">-a</text:span></text:p>
      <text:p text:style-name="P262"><text:span text:style-name="T2">Abl.</text:span><text:tab/>nōminibus<text:tab/>corporibus<text:tab/>itineribus<text:tab/><text:span text:style-name="T13">-ibus</text:span></text:p>
      <text:p text:style-name="P258"/>
      <text:p text:style-name="BannerSecondary"><text:span text:style-name="T21">95</text:span>.<text:tab/><text:tab/>Vocabulary.</text:p>
      <text:section text:style-name="Sect1" text:name="Section25">
        <text:p text:style-name="Vocabulary"><text:span text:style-name="T21">ag-men</text:span>, <text:span text:style-name="T21">-minis</text:span>, n.,<text:tab/><text:span text:style-name="T2">line of march, column</text:span>.</text:p>
        <text:p text:style-name="Vocabulary"><text:span text:style-name="T21">flū-men</text:span>, <text:span text:style-name="T21">-minis</text:span>, n.,<text:tab/><text:span text:style-name="T2">river.</text:span></text:p>
        <text:p text:style-name="Vocabulary"><text:span text:style-name="T21">iter,</text:span> <text:span text:style-name="T21">itineris</text:span>, n.,<text:tab/><text:span text:style-name="T2">road, march</text:span>.</text:p>
        <text:p text:style-name="Vocabulary"><text:span text:style-name="T21">lat-us</text:span>, <text:span text:style-name="T21">-eris</text:span>, n.,<text:tab/><text:span text:style-name="T2">side, flank</text:span>.</text:p>
        <text:p text:style-name="Vocabulary"><text:span text:style-name="T21">op-us</text:span>, <text:span text:style-name="T21">-eris</text:span>, n.,<text:tab/><text:span text:style-name="T2">work.</text:span></text:p>
        <text:p text:style-name="Vocabulary"><text:span text:style-name="T21">pal-ūs</text:span>, <text:span text:style-name="T21">-ūdis</text:span>, n.,<text:tab/><text:span text:style-name="T2">marsh.</text:span></text:p>
        <text:p text:style-name="Vocabulary"><text:span text:style-name="T21">pec-us</text:span>, <text:span text:style-name="T21">-oris</text:span>, n.,<text:tab/><text:span text:style-name="T2">cattle</text:span>, <text:span text:style-name="T2">herd</text:span>.</text:p>
        <text:p text:style-name="Vocabulary"><text:span text:style-name="T21">sal-ūs</text:span>, <text:span text:style-name="T21">-ūtis</text:span>, f.,<text:tab/><text:span text:style-name="T2">safety.</text:span></text:p>
        <text:p text:style-name="Vocabulary"><text:span text:style-name="T21">virt-ūs</text:span>, <text:span text:style-name="T21">-ūtis</text:span>, f.,<text:tab/><text:span text:style-name="T2">valor.</text:span></text:p>
        <text:p text:style-name="Vocabulary"><text:span text:style-name="T21">vuln-us</text:span>, <text:span text:style-name="T21">-eris</text:span>, n.<text:tab/><text:span text:style-name="T2">wound.</text:span></text:p>
      </text:section>
      <text:p text:style-name="P256"><text:span text:style-name="T2">Phrases</text:span>:</text:p>
      <text:section text:style-name="Sect1" text:name="Section26">
        <text:p text:style-name="Vocabulary"><text:span text:style-name="T21">māgnīs</text:span> <text:span text:style-name="T21">itineribus</text:span>,<text:tab/><text:span text:style-name="T2">by forced marches</text:span>.</text:p>
        <text:p text:style-name="Vocabulary"><text:span text:style-name="T21">in itinere</text:span>,<text:tab/><text:span text:style-name="T2">on the march</text:span>.</text:p>
        <text:p text:style-name="Vocabulary"><text:span text:style-name="T21">ā latere</text:span>,<text:tab/><text:span text:style-name="T2">on the flank</text:span>.</text:p>
      </text:section>
      <text:p text:style-name="P61">ā latere<text:note text:id="ftn27" text:note-class="footnote"><text:note-citation>27</text:note-citation><text:note-body><text:p text:style-name="Footnote">Latin tends to look upon many actions as proceeding or as viewed <text:span text:style-name="T2">from</text:span><text:span text:style-name="T12"> a certain quarter, where in English they would be considered as happening </text:span><text:span text:style-name="T2">in</text:span><text:span text:style-name="T12"> that quarter; as, </text:span><text:span text:style-name="T13">ex equō pūgnābat</text:span><text:span text:style-name="T12">, </text:span><text:span text:style-name="T2">he was fighting on horseback</text:span><text:span text:style-name="T12">.</text:span></text:p></text:note-body></text:note></text:p>
      <text:p text:style-name="P61">N.B.—Nouns of the third declension are regularly neuter when they end in <text:span text:style-name="T21">-men</text:span>, or in <text:span text:style-name="T21">-us</text:span> with genitive in <text:span text:style-name="T21">-ris</text:span>. <text:s/>Those ending in <text:span text:style-name="T21">-ūs</text:span> with the genitive in <text:span text:style-name="T21">-dis</text:span> or -<text:span text:style-name="T21">tis</text:span> are regularly feminine. <text:s/>Feminine also are nouns ending in <text:span text:style-name="T21">-tās</text:span>, <text:span text:style-name="T21">-tūdō</text:span>, <text:span text:style-name="T21">-iō</text:span>, <text:span text:style-name="T21">-x</text:span> or in <text:span text:style-name="T21">-s</text:span> preceded by a consonant. <text:s/>Nouns ending in <text:span text:style-name="T21">-or</text:span>, <text:span text:style-name="T21">-er</text:span>, or in <text:span text:style-name="T21">-es</text:span> are regularly masculine. <text:s/>(But nouns referring to males are of course masculine, as <text:span text:style-name="T21">rēx,</text:span> a king, and nouns referring to females are feminine, as <text:span text:style-name="T21">mulier</text:span>, a woman. <text:s/>See 61.)</text:p>
      <text:p text:style-name="P61"/>
      <text:p text:style-name="Banner">Exercises.</text:p>
      <text:p text:style-name="BannerSecondary"><text:span text:style-name="T21">96</text:span>.<text:tab/><text:tab/><text:span text:style-name="T21">I</text:span>.</text:p>
      <text:p text:style-name="P61">1. Ab opere discēdunt. <text:s/>2. salūtem nōn petēbant. <text:s/>3. Palūdēs iter agminis impediēbant. <text:s/>4. Māgnā cum virtūte in flūmine pūgnat. <text:s/>5. In palūdibus silvīsque pecora relinquunt. <text:s/>6. Multa vulnera habent; multī vulnera habent. <text:s/>7. Agmen ā latere oppūgnant. <text:s/>8. Britannī māgnum pecoris humerum habēbant. <text:s/>9. Māgnīs itineribus ad rīpam flūminis contendimus. <text:s/>10. Flūmen palūdēsque reliqua latera castrōrum mūniunt.</text:p>
      <text:p text:style-name="BannerSecondary"><text:tab/><text:tab/><text:span text:style-name="T21">II</text:span>.</text:p>
      <text:p text:style-name="P61">1. They see the long columns. <text:s/>2. The rivers did not hinder the march of the soldiers. <text:s/>3. On the march they come to a river and a large marsh. <text:s/>4. The herds and the rest of the plunder he gives to the soldiers. <text:s/>5. In valour is safety. <text:s/>6. They see the great works of the Romans. <text:s/>7. He has a wound in (his) side. <text:s/>8. The remaining side of the island looks towards Gaul. <text:s/>9. They were leading the cattle to the marshes. <text:s/>10. The columns did not have an abundance of grain, horses, and cattle.<text:span text:style-name="T26">{{57}}</text:span></text:p>
      <text:p text:style-name="P61"/>
      <text:p text:style-name="Banner"><text:s/><text:span text:style-name="T12">—</text:span></text:p>
      <text:p text:style-name="P116"/>
      <text:p text:style-name="Banner">Lesson XVI.</text:p>
      <text:p text:style-name="Banner">Prepositions.</text:p>
      <text:p text:style-name="P61"/>
      <text:p text:style-name="P61"><text:soft-page-break/><text:span text:style-name="T21">97</text:span>. Besides the four prepositions <text:span text:style-name="T21">ab</text:span>, <text:span text:style-name="T21">ad</text:span>, <text:span text:style-name="T21">cum</text:span>, and <text:span text:style-name="T21">in,</text:span> Latin has many others, some governing the accusative case, some the ablative, and a few both accusative and ablative. <text:s/>No prepositions govern the genitive or the dative case.</text:p>
      <text:p text:style-name="P61"/>
      <text:p text:style-name="BannerSecondary"><text:span text:style-name="T21">98</text:span>.<text:tab/><text:tab/>Illustrative Examples.</text:p>
      <text:p text:style-name="P252"><text:span text:style-name="T21">Ā flūmine contendunt</text:span>,<text:tab/><text:span text:style-name="T2">they hasten from the river</text:span>.</text:p>
      <text:p text:style-name="P252"><text:span text:style-name="T21">Ad rīpam veniunt</text:span>,<text:tab/><text:span text:style-name="T2">they come to the bank</text:span>.</text:p>
      <text:p text:style-name="P252"><text:span text:style-name="T21">Ante pūgnam discēdit</text:span>,<text:tab/><text:span text:style-name="T2">he withdraws before the battle</text:span>.</text:p>
      <text:p text:style-name="P252"><text:span text:style-name="T21">Contrā Gallōs pūgnat</text:span>,<text:tab/><text:span text:style-name="T2">he fights against the Gauls</text:span>.</text:p>
      <text:p text:style-name="P252"><text:span text:style-name="T21">Cum legiōne contendit</text:span>,<text:tab/><text:span text:style-name="T2">he hastens with a legion</text:span>.</text:p>
      <text:p text:style-name="P252"><text:span text:style-name="T21">Dē proeliō audit</text:span>,<text:tab/><text:span text:style-name="T2">he hears about the battle</text:span>.</text:p>
      <text:p text:style-name="P252"><text:span text:style-name="T21">Ex agrīs conveniunt</text:span>,<text:tab/><text:span text:style-name="T2">they assemble out of</text:span> (or <text:span text:style-name="T2">from</text:span><text:span text:style-name="T12">) </text:span><text:span text:style-name="T2">the fields</text:span>.</text:p>
      <text:p text:style-name="P252"><text:span text:style-name="T21">In prōvinciā hiemat</text:span>,<text:tab/><text:span text:style-name="T2">he winters in the province</text:span>.</text:p>
      <text:p text:style-name="P252"><text:span text:style-name="T21">In prōvinciam venit</text:span>,<text:tab/><text:span text:style-name="T2">he comes into</text:span> (or <text:span text:style-name="T2">to</text:span><text:span text:style-name="T12">)</text:span> <text:span text:style-name="T2">the province</text:span>.</text:p>
      <text:p text:style-name="P252"><text:span text:style-name="T21">Inter silvās est flūmen</text:span>,<text:tab/><text:span text:style-name="T2">the river is between the forests</text:span>.</text:p>
      <text:p text:style-name="P252"><text:span text:style-name="T21">Per silvam venit</text:span>,<text:tab/><text:span text:style-name="T2">he comes through the forest</text:span>.</text:p>
      <text:p text:style-name="P252"><text:span text:style-name="T21">Post pūgnam discēdit</text:span>,<text:tab/><text:span text:style-name="T2">he withdraws after the battle</text:span>.</text:p>
      <text:p text:style-name="P252"><text:span text:style-name="T21">Propter palūdēs discēdit</text:span>,<text:tab/><text:span text:style-name="T2">he withdraws on account of the marshes</text:span>.</text:p>
      <text:p text:style-name="P252"><text:span text:style-name="T21">Sine perīculō venit</text:span>,<text:tab/><text:span text:style-name="T2">he comes without danger</text:span>.</text:p>
      <text:p text:style-name="P252"><text:span text:style-name="T21">Trāns Rhēnum contendunt</text:span>,<text:tab/><text:span text:style-name="T2">they hasten across the Rhine</text:span>.</text:p>
      <text:p text:style-name="BodyHanging"><text:span text:style-name="T2">a</text:span>.<text:tab/>The meaning of each of these prepositions should be learned, and also the case which follows it. <text:s/>Notice especially the difference between <text:span text:style-name="T21">in</text:span> with the accusative, and <text:span text:style-name="T21">in</text:span> with the ablative; <text:span text:style-name="T21">ab</text:span> and <text:span text:style-name="T21">ex</text:span> with the ablative; and <text:span text:style-name="T21">ad</text:span> and <text:span text:style-name="T21">in</text:span> with the accusative.<text:span text:style-name="T26">{{58}}</text:span></text:p>
      <text:p text:style-name="P61"/>
      <text:p text:style-name="BannerSecondary"><text:span text:style-name="T21">99</text:span><text:span text:style-name="T24">.</text:span><text:tab/><text:tab/>Vocabulary.</text:p>
      <text:p text:style-name="Vocabulary"><text:span text:style-name="T21">cōgnōscō</text:span>, <text:span text:style-name="T21">ere,</text:span><text:tab/><text:span text:style-name="T2">learn, find out, ascertain</text:span>.</text:p>
      <text:p text:style-name="Vocabulary"><text:span text:style-name="T21">cōsilium</text:span>, <text:span text:style-name="T21">ī</text:span>, n.,<text:tab/><text:span text:style-name="T2">plan design</text:span>.</text:p>
      <text:p text:style-name="Vocabulary"><text:span text:style-name="T21">explōrātor</text:span>, <text:span text:style-name="T21">-tōris</text:span>, m.<text:tab/><text:span text:style-name="T2">scout.</text:span></text:p>
      <text:p text:style-name="Vocabulary"><text:span text:style-name="T21">inopia,</text:span> <text:span text:style-name="T21">ae</text:span>, f.,<text:tab/><text:span text:style-name="T2">want, scarcity</text:span>.</text:p>
      <text:p text:style-name="Vocabulary"><text:span text:style-name="T21">māgnitūdō,</text:span> <text:span text:style-name="T21">-dinis</text:span>, f.<text:tab/><text:span text:style-name="T2">greatness, extent</text:span>.</text:p>
      <text:p text:style-name="Vocabulary"><text:span text:style-name="T21">pāx,</text:span> <text:span text:style-name="T21">pācis</text:span>, f.,<text:tab/><text:span text:style-name="T2">peace.</text:span></text:p>
      <text:p text:style-name="Vocabulary"><text:span text:style-name="T21">dē pāce</text:span> (with <text:span text:style-name="T21">veniō</text:span> or <text:span text:style-name="T21">mittō)</text:span><text:tab/><text:span text:style-name="T2">to treat for peace, to seek peace</text:span>.</text:p>
      <text:p text:style-name="P61"/>
      <text:p text:style-name="Banner">Exercises.</text:p>
      <text:p text:style-name="BannerSecondary"><text:span text:style-name="T21">100</text:span><text:span text:style-name="T24">.</text:span><text:tab/><text:tab/><text:span text:style-name="T21">I</text:span>.</text:p>
      <text:p text:style-name="P61">1. Sine impedīmentīs per prōvinciam in <text:span text:style-name="T21">Ī</text:span>taliam contendēbāmus. <text:s/>2. Post proelim lēgātī ad Caesarem dē pāce et amīcitiā veniunt. <text:s/>3. Auxilia ex hībernīs et ā Caesare conveniunt. <text:s/>4. Propter māgnitudinem mūnītiōnum castra nōn oppūgnant. <text:s/>5. Cōpiās trāns Rhēnum contrā Germānōs dūcis. <text:s/>6. Ante proelium equitēs inter legiōnēs et auxilia collocat. <text:s/>7. Propter perīculum in īnsulā cum cōpiīs nōn hiemābat. <text:s/>8. In itinere per explōrātōrēs dē salūte legiōnis cōgnōscit. <text:s/>9. Frumentum ex agrīs in castra comportābātis. <text:s/>10. Sine equitibus ā Caesare ad lēgātum veniunt. <text:s/>11. Ex obsidibus iter cōgnōscimus. <text:s/>12. Crēbrōs explōrātōrēs trāns flūmina mittēbat.</text:p>
      <text:p text:style-name="BannerSecondary"><text:tab/><text:tab/><text:span text:style-name="T21">II</text:span>.</text:p>
      <text:p text:style-name="P61">1. We used to have lands across the river Rhine in Gaul. <text:s/>2. On account of the scarcity of corn he leads the troops back from Britain into Gaul. <text:s/>3. They come without danger through the woods and marshes to Caesar. <text:s/>4. H stations the auxiliaries on the bank of the river. <text:s/>5. Envoys come from the Britons to treat for peace. <text:s/>6. They were fighting between the rivers against the cavalry. <text:s/>7. Before the war they ask aid<text:span text:style-name="T26">{{59}}</text:span> from the Roman people. <text:s/>8. After the victory we were ascertaining from scouts the plans of the leading men. <text:s/>9. On account of the greatness of the danger they strengthen the place with <text:soft-page-break/>extensive (māgnus) fortification. <text:s/>10. Out of a large number few surrender (their) arms to Caesar. <text:s/>11. Without a wound we defend the camp against the legions. <text:s/>12. On account of the wounds of the soldiers he leads the column back across the marsh into the land of (his) allies, the Belgians.</text:p>
      <text:p text:style-name="P61"/>
      <text:p text:style-name="Banner"><text:s/><text:span text:style-name="T12">—</text:span></text:p>
      <text:p text:style-name="P116"/>
      <text:p text:style-name="Banner">Lesson XVII.</text:p>
      <text:p text:style-name="Banner">Perfect Indicative Active.</text:p>
      <text:p text:style-name="BannerSecondary"><text:span text:style-name="T21">101</text:span><text:span text:style-name="T24">.</text:span><text:tab/><text:tab/>Illustrative Examples.</text:p>
      <text:p text:style-name="P74"><text:span text:style-name="T21">Pūgnāvī</text:span>,<text:tab/><text:span text:style-name="T2">I have fought</text:span>,<text:tab/>or<text:tab/><text:span text:style-name="T2">I fought</text:span>.</text:p>
      <text:p text:style-name="P74"><text:span text:style-name="T21">Pūgnāvistī</text:span>,<text:tab/><text:span text:style-name="T2">you</text:span> (s.) <text:span text:style-name="T2">have fought</text:span>,<text:tab/>or<text:tab/><text:span text:style-name="T2">you fought</text:span>.</text:p>
      <text:p text:style-name="P74"><text:span text:style-name="T21">Pūgnāvit</text:span>,<text:tab/><text:span text:style-name="T2">he has fought</text:span>,<text:tab/>or<text:tab/><text:span text:style-name="T2">he fought</text:span>.</text:p>
      <text:p text:style-name="P74"><text:span text:style-name="T21">Pūgnāvimus,</text:span><text:tab/><text:span text:style-name="T2">we have fought</text:span>,<text:tab/>or<text:tab/><text:span text:style-name="T2">we fought</text:span>.</text:p>
      <text:p text:style-name="P74"><text:span text:style-name="T21">Pūgnāvistis,</text:span><text:tab/><text:span text:style-name="T2">you</text:span> (pl.) <text:span text:style-name="T2">have fought</text:span>,<text:tab/>or<text:tab/><text:span text:style-name="T2">you fought</text:span>.</text:p>
      <text:p text:style-name="P74"><text:span text:style-name="T21">Pūgnāvērunt,</text:span><text:tab/><text:span text:style-name="T2">they have fought</text:span>,<text:tab/>or<text:tab/><text:span text:style-name="T2">they fought</text:span>.</text:p>
      <text:p text:style-name="BodyHanging"><text:span text:style-name="T2">a</text:span>.<text:tab/>The personal endings of this tense, known as the Perfect Indicative Active, are <text:span text:style-name="T21">-ī</text:span>, <text:span text:style-name="T21">-istī</text:span>, <text:span text:style-name="T21">-it</text:span>, <text:span text:style-name="T21">-imus</text:span>, <text:span text:style-name="T21">-istis</text:span>, <text:span text:style-name="T21">-ērunt</text:span>. <text:s/>Observe the twofold translation, both by the present perfect tense (with <text:span text:style-name="T6">have)</text:span> and by the simple past tense of English.</text:p>
      <text:p text:style-name="P61"/>
      <text:p text:style-name="P104">102<text:span text:style-name="T23">. In the same way as </text:span>pūgnāvī<text:span text:style-name="T23"> is formed from </text:span>pūgnō,<text:span text:style-name="T23"> may be formed the perfect indicative active of </text:span>collocō,<text:span text:style-name="T23"> </text:span>fīrmō,<text:span text:style-name="T23"> </text:span>nūntiō,<text:span text:style-name="T23"> </text:span>parō,<text:span text:style-name="T23"> </text:span>superō,<text:span text:style-name="T23"> </text:span>vāstō,<text:span text:style-name="T23"> </text:span>vocō,<text:span text:style-name="T23"> </text:span>vulnerō,<text:span text:style-name="T23"> and their compounds. <text:s/>Similarly, the perfect of </text:span>compleō<text:span text:style-name="T23"> is </text:span>complēvī;<text:span text:style-name="T23"> of </text:span>petō,<text:span text:style-name="T23"> </text:span>petīvī,<text:span text:style-name="T23"> and of </text:span>mūniō,<text:span text:style-name="T23"> </text:span>munīvī.</text:p>
      <text:p text:style-name="P104"><text:span text:style-name="T23">The personal endings of all perfects in -vī are identical, no matter to which conjugation the verb belongs.</text:span><text:span text:style-name="T28">{{60}}</text:span></text:p>
      <text:p text:style-name="P108"/>
      <text:p text:style-name="BannerSecondary">103<text:span text:style-name="T22">.</text:span><text:span text:style-name="T23"><text:tab/><text:tab/>Vocabulary.</text:span></text:p>
      <text:section text:style-name="Sect1" text:name="Section91">
        <text:p text:style-name="Vocabulary"><text:span text:style-name="T21">appellō,</text:span><text:span text:style-name="T23"> </text:span><text:span text:style-name="T21">āre,</text:span><text:span text:style-name="T23"> </text:span><text:span text:style-name="T21">āvī</text:span>,<text:span text:style-name="T23"><text:tab/></text:span><text:span text:style-name="T6">name, call</text:span><text:span text:style-name="T23">.</text:span></text:p>
        <text:p text:style-name="Vocabulary"><text:span text:style-name="T21">dēspērō,</text:span><text:span text:style-name="T23"> </text:span><text:span text:style-name="T21">āre,</text:span><text:span text:style-name="T23"> </text:span><text:span text:style-name="T21">āvī</text:span>,<text:span text:style-name="T23"><text:tab/></text:span><text:span text:style-name="T6">despair;</text:span><text:span text:style-name="T23"> (with </text:span><text:span text:style-name="T6">dē</text:span><text:span text:style-name="T23"> and abl., </text:span><text:span text:style-name="T6">= of).</text:span></text:p>
        <text:p text:style-name="Vocabulary"><text:span text:style-name="T21">exspectō,</text:span><text:span text:style-name="T23"> </text:span><text:span text:style-name="T21">āre,</text:span><text:span text:style-name="T23"> </text:span><text:span text:style-name="T21">āvī</text:span>,<text:span text:style-name="T23"><text:tab/></text:span><text:span text:style-name="T6">await.</text:span></text:p>
        <text:p text:style-name="Vocabulary"><text:span text:style-name="T21">homō,</text:span><text:span text:style-name="T23"> </text:span><text:span text:style-name="T21">hominis</text:span><text:span text:style-name="T23">, m.,<text:tab/></text:span><text:span text:style-name="T6">man.</text:span></text:p>
        <text:p text:style-name="Vocabulary"><text:span text:style-name="T21">multitūdō,</text:span><text:span text:style-name="T23"> </text:span><text:span text:style-name="T21">-dinis</text:span><text:span text:style-name="T23">, f.,<text:tab/></text:span><text:span text:style-name="T6">large number, amount</text:span><text:span text:style-name="T23">.</text:span></text:p>
        <text:p text:style-name="Vocabulary"><text:span text:style-name="T21">obtineō,</text:span><text:span text:style-name="T23"> </text:span><text:span text:style-name="T21">ēre,</text:span><text:span text:style-name="T23"><text:tab/></text:span><text:span text:style-name="T6">hold, possess</text:span><text:span text:style-name="T23">.</text:span></text:p>
        <text:p text:style-name="Vocabulary"><text:span text:style-name="T21">occupō</text:span><text:span text:style-name="T21">,</text:span><text:span text:style-name="T23"> </text:span><text:span text:style-name="T21">āre,</text:span><text:span text:style-name="T23"> </text:span><text:span text:style-name="T21">āvī,</text:span><text:span text:style-name="T23"><text:tab/></text:span><text:span text:style-name="T6">seize.</text:span></text:p>
        <text:p text:style-name="Vocabulary"><text:span text:style-name="T21">postulō,</text:span><text:span text:style-name="T23"> </text:span><text:span text:style-name="T21">āre,</text:span><text:span text:style-name="T23"> </text:span><text:span text:style-name="T21">āvī,</text:span><text:span text:style-name="T23"><text:tab/></text:span><text:span text:style-name="T6">demand</text:span><text:span text:style-name="T23">.</text:span></text:p>
      </text:section>
      <text:p text:style-name="P61"/>
      <text:p text:style-name="Banner">Exercises.</text:p>
      <text:p text:style-name="BannerSecondary"><text:span text:style-name="T21">104</text:span>.<text:tab/><text:tab/><text:span text:style-name="T21">I</text:span>.</text:p>
      <text:p text:style-name="P61">1. Frūmentum in oppidum comprtāvērunt. <text:s/>2. Castra oppūgnāvit. <text:s/>3. Prīcipēs convocāvistī. <text:s/>4. Locum hominibus complēvimus. <text:s/>5. Imperium occupāvī. <text:s/>6. Contrā populum Rōmānum pūgnāvistis. <text:s/>7. Praedam postulant. <text:s/>8. Armīs Galliam obtinēmus. <text:s/>9. Locum mūniēbas. <text:s/>10. Auxilium petimus. <text:s/>11. Auxilia petīvimus. <text:s/>12. Dē salūte dēspērāvit. <text:s/>13. Multitūdinem hominum ex agrīs convocāvērunt. <text:s/>14. Cōpiās exspectāvimus. <text:s/>15. <text:span text:style-name="T21">Ī</text:span>nsulam Brtianniam appellant. <text:s/>16. Agrōs vāstāvistis. <text:s/>17. Locum mūnītiōnibus fīrmāvērunt.</text:p>
      <text:p text:style-name="BannerSecondary"><text:tab/><text:tab/><text:span text:style-name="T21">II</text:span><text:span text:style-name="T23">.</text:span></text:p>
      <text:p text:style-name="P61"><text:span text:style-name="T23">1. They have not despaired of victory. <text:s/>2. We have seized the town. <text:s/>3. You conquered the Belgians. <text:s/>4. He recalled the soldier. <text:s/>5. He has taken the town by storm. <text:s/>6. They wounded a man. <text:s/>7. He was ascertaining the number of men. <text:s/>8. They seek safety. <text:s/>9. They have sought safety by flight. <text:s/>10. We </text:span><text:span text:style-name="T23">have called the king friend. <text:s/>11. We fortified the camp. <text:s/>12. They demanded aid. <text:s/>13. They hold control of the province. <text:s/>14. You announced the battle. <text:s/>15. We have laid waste the rest of the island. <text:s/>16. He summoned the soldiers. <text:s/>17. They filled the trench with water.</text:span><text:span text:style-name="T28">{{61}}</text:span></text:p>
      <text:p text:style-name="P61"/>
      <text:p text:style-name="Banner"><text:s/><text:span text:style-name="T12">—</text:span></text:p>
      <text:p text:style-name="P116"><text:soft-page-break/></text:p>
      <text:p text:style-name="Banner">Lesson XVIII.</text:p>
      <text:p text:style-name="Banner">Perfect Indicative (continued).</text:p>
      <text:p text:style-name="Banner"/>
      <text:p text:style-name="P61"><text:span text:style-name="T21">105.</text:span> There are in all, four ways of forming the perfect tense in Latin.</text:p>
      <text:p text:style-name="P61">(1) The perfect in <text:span text:style-name="T21">-vī</text:span> (101).</text:p>
      <text:p text:style-name="P61">(2) The perfect in <text:span text:style-name="T21">-uī</text:span>, as:—</text:p>
      <text:section text:style-name="Sect1" text:name="Section27">
        <text:p text:style-name="BodyHanging">vetō, āre, vetuī <text:span text:style-name="T2">(forbid).</text:span></text:p>
        <text:p text:style-name="BodyHanging">habeō, ēre, habuī <text:span text:style-name="T2">(have).</text:span></text:p>
        <text:p text:style-name="BodyHanging">colō, ere, coluī <text:span text:style-name="T2">(till).</text:span></text:p>
        <text:p text:style-name="BodyHanging">aperiō, īre, aperuī <text:span text:style-name="T2">(open).</text:span></text:p>
      </text:section>
      <text:p text:style-name="P61">(3) The perfect in <text:span text:style-name="T21">-sī</text:span> (often with euphonic changes through combination with a consonant immediately preceding), as:—</text:p>
      <text:section text:style-name="Sect1" text:name="Section28">
        <text:p text:style-name="BodyHanging">maneō, ēre, mānsī <text:span text:style-name="T2">(remain).</text:span></text:p>
        <text:p text:style-name="BodyHanging">jubeō, ēre, jussī <text:span text:style-name="T2">(order).</text:span></text:p>
        <text:p text:style-name="BodyHanging">scrībō, ere, scrīpsī (<text:span text:style-name="T2">write</text:span>).</text:p>
        <text:p text:style-name="BodyHanging">dūcō, ere, dūxī <text:span text:style-name="T2">(lead).</text:span></text:p>
        <text:p text:style-name="BodyHanging">mittō, ere, mīsī <text:span text:style-name="T2">(send).</text:span></text:p>
        <text:p text:style-name="BodyHanging">regō, ere, rēxī <text:span text:style-name="T2">(rule).</text:span></text:p>
        <text:p text:style-name="BodyHanging">gerō, ere, gessī <text:span text:style-name="T2">(conduct).</text:span></text:p>
        <text:p text:style-name="BodyHanging">sentiō, īre, sēnsī <text:span text:style-name="T2">(feel).</text:span></text:p>
      </text:section>
      <text:p text:style-name="P61">(4) The perfect in <text:span text:style-name="T21">-ī</text:span>, as:—</text:p>
      <text:section text:style-name="Sect1" text:name="Section29">
        <text:p text:style-name="BodyHanging">dēfendō, ere, dēfendī <text:span text:style-name="T2">(defend).</text:span></text:p>
        <text:p text:style-name="BodyHanging">cōnstituō, ere, cōnstituī <text:span text:style-name="T2">(determine).</text:span></text:p>
      </text:section>
      <text:p text:style-name="P61">Sometime accompanied by reduplication, as:—</text:p>
      <text:section text:style-name="Sect1" text:name="Section30">
        <text:p text:style-name="BodyHanging">dō, dare, dedī <text:span text:style-name="T2">(give).</text:span></text:p>
        <text:p text:style-name="BodyHanging">cadō, ere, cecidī <text:span text:style-name="T2">(fall).</text:span></text:p>
      </text:section>
      <text:p text:style-name="P61">Sometimes accompanied by vowel lengthening, as:—</text:p>
      <text:section text:style-name="Sect1" text:name="Section44">
        <text:p text:style-name="BodyHanging">juvō, āre, jūvī <text:span text:style-name="T2">(aid).</text:span></text:p>
        <text:p text:style-name="BodyHanging">moveō, ēre, mōvī <text:span text:style-name="T2">(move).</text:span></text:p>
        <text:p text:style-name="BodyHanging">videō, ēre, vīdī <text:span text:style-name="T2">(see).</text:span></text:p>
        <text:p text:style-name="BodyHanging">legō, ere, lēgī <text:span text:style-name="T2">(read).</text:span></text:p>
        <text:p text:style-name="BodyHanging">agō, ere, ēgī <text:span text:style-name="T2">(do).</text:span></text:p>
        <text:p text:style-name="BodyHanging">veniō, īre, vēnī <text:span text:style-name="T2">(come).</text:span></text:p>
      </text:section>
      <text:p text:style-name="P61"/>
      <text:p text:style-name="P61"><text:span text:style-name="T21">106</text:span><text:span text:style-name="T24">.</text:span> Notice especially that—</text:p>
      <text:p text:style-name="BodyHanging"><text:span text:style-name="T2">a</text:span>. No one of the four methods of forming the perfect is restricted to one conjugation; nor does any conjugation use only one method. <text:s/>It will be found, however, that in the first and fourth conjugations, the perfect in <text:span text:style-name="T21">-vī</text:span> is most frequent; in the second conjugation, the perfect in <text:span text:style-name="T21">-uī</text:span>; in the third conjugation, the perfect in <text:span text:style-name="T21">-sī</text:span> or in <text:span text:style-name="T21">-ī</text:span>.</text:p>
      <text:p text:style-name="BodyHanging"><text:span text:style-name="T2">b</text:span>. Though the methods of formation are so various, yet all perfects have the same personal endings, viz.,</text:p>
      <text:p text:style-name="P164"><text:tab/><text:tab/><text:span text:style-name="T21">-ī<text:tab/>-imus</text:span></text:p>
      <text:p text:style-name="P165"><text:tab/><text:tab/>-istī<text:tab/>-istis</text:p>
      <text:p text:style-name="P164"><text:span text:style-name="T21"><text:tab/><text:tab/>-it<text:tab/>-ērunt</text:span><text:span text:style-name="T26">{{62}}</text:span></text:p>
      <text:p text:style-name="P61"/>
      <text:p text:style-name="BannerSecondary"><text:span text:style-name="T21">107</text:span><text:span text:style-name="T17">.</text:span><text:tab/><text:tab/>Paradigms.</text:p>
      <text:p text:style-name="Banner">Perfect indicative active.</text:p>
      <text:p text:style-name="Banner">Singular.</text:p>
      <text:p text:style-name="Table1p2p2"><text:tab/><text:span text:style-name="T2">First Conj</text:span>.<text:tab/><text:span text:style-name="T2">Second Conj</text:span>.<text:tab/><text:span text:style-name="T2">Third Conj</text:span>.<text:tab/><text:span text:style-name="T2">Fourth Conj</text:span>.<text:tab/></text:p>
      <text:p text:style-name="Table1p2p2">1.<text:tab/>amāvī<text:tab/>monuī<text:tab/>rēxī<text:tab/>audīvī</text:p>
      <text:p text:style-name="Table1p2p2">2.<text:tab/>amāvistī<text:tab/>monuistī<text:tab/>rēxistī<text:tab/>audīvistī</text:p>
      <text:p text:style-name="Table1p2p2">3.<text:tab/>amāvit<text:tab/>monuit<text:tab/>rēxit<text:tab/>audīvit</text:p>
      <text:p text:style-name="Banner">Plural.</text:p>
      <text:p text:style-name="Table1p2p2">1.<text:tab/>amāvimus<text:tab/>monuimus<text:tab/>rēximus<text:tab/>audīvimus</text:p>
      <text:p text:style-name="Table1p2p2">2.<text:tab/>amāvistis<text:tab/>monuistis<text:tab/>rēxistis<text:tab/>audīvistis</text:p>
      <text:p text:style-name="Table1p2p2">3.<text:tab/>amāvērunt<text:tab/>monuērunt<text:tab/>rēxērunt<text:tab/>audīvērunt</text:p>
      <text:p text:style-name="Table1p2p2"/>
      <text:p text:style-name="P61">[[Image – Agmen: Soldiers on the March]]<text:span text:style-name="T26">{{63}}</text:span></text:p>
      <text:p text:style-name="P61"/>
      <text:p text:style-name="BannerSecondary"><text:soft-page-break/><text:span text:style-name="T21">108</text:span><text:span text:style-name="T17">.</text:span><text:tab/><text:tab/>Vocabulary.</text:p>
      <text:section text:style-name="Sect1" text:name="Section92">
        <text:p text:style-name="P263"><text:span text:style-name="T21">cōgnōscō,</text:span> <text:span text:style-name="T21">ere,</text:span> <text:span text:style-name="T21">cōgnōvī,</text:span><text:tab/><text:span text:style-name="T2">learn</text:span><text:span text:style-name="T7">.</text:span></text:p>
        <text:p text:style-name="P263"><text:span text:style-name="T21">cōgō,</text:span> <text:span text:style-name="T21">ere,</text:span> <text:span text:style-name="T21">coēgī,</text:span><text:tab/><text:span text:style-name="T2">collect</text:span><text:span text:style-name="T7">.</text:span></text:p>
        <text:p text:style-name="P263"><text:span text:style-name="T21">compleō,</text:span> <text:span text:style-name="T21">ēre,</text:span> <text:span text:style-name="T21">complēvī,</text:span><text:tab/><text:span text:style-name="T2">fill</text:span><text:span text:style-name="T7">.</text:span></text:p>
        <text:p text:style-name="P263"><text:span text:style-name="T21">contendō,</text:span> <text:span text:style-name="T21">ere,</text:span> <text:span text:style-name="T21">contendī,</text:span> <text:tab/><text:span text:style-name="T2">hasten</text:span><text:span text:style-name="T7">.</text:span></text:p>
        <text:p text:style-name="P263"><text:span text:style-name="T21">dēfendō,</text:span> <text:span text:style-name="T21">ere,</text:span> <text:span text:style-name="T21">dēfendī,</text:span><text:tab/><text:span text:style-name="T2">defend</text:span><text:span text:style-name="T7">.</text:span></text:p>
        <text:p text:style-name="P263"><text:span text:style-name="T21">discēdō,</text:span> <text:span text:style-name="T21">ere,</text:span> <text:span text:style-name="T21">discessī,</text:span><text:tab/><text:span text:style-name="T2">withdraw</text:span><text:span text:style-name="T7">.</text:span></text:p>
        <text:p text:style-name="P263"><text:span text:style-name="T21">dō,</text:span> <text:span text:style-name="T21">dare,</text:span> <text:span text:style-name="T21">dedī,</text:span><text:tab/><text:span text:style-name="T2">give</text:span><text:span text:style-name="T7">.</text:span></text:p>
        <text:p text:style-name="P263"><text:span text:style-name="T21">dūcō,</text:span> <text:span text:style-name="T21">ere,</text:span> <text:span text:style-name="T21">dūxī,<text:tab/></text:span><text:span text:style-name="T2">lead</text:span><text:span text:style-name="T7">.</text:span></text:p>
        <text:p text:style-name="P263"><text:span text:style-name="T21">gerō</text:span>, <text:span text:style-name="T21">ere,</text:span> <text:span text:style-name="T21">gessī,</text:span><text:tab/><text:span text:style-name="T2">wage</text:span><text:span text:style-name="T7">.</text:span></text:p>
        <text:p text:style-name="P263"><text:span text:style-name="T21">mittō</text:span>, <text:span text:style-name="T21">ere,</text:span> <text:span text:style-name="T21">mīsī,</text:span><text:tab/><text:span text:style-name="T2">send</text:span><text:span text:style-name="T7">.</text:span></text:p>
        <text:p text:style-name="P263"><text:span text:style-name="T21">moveō,</text:span> <text:span text:style-name="T21">ēre,</text:span> <text:span text:style-name="T21">mōvī,</text:span><text:tab/><text:span text:style-name="T2">move</text:span><text:span text:style-name="T7">.</text:span></text:p>
        <text:p text:style-name="P263"><text:span text:style-name="T21">petō,</text:span> <text:span text:style-name="T21">ere,</text:span> <text:span text:style-name="T21">petīvī,</text:span><text:tab/><text:span text:style-name="T2">ask,</text:span> <text:span text:style-name="T2">seek</text:span><text:span text:style-name="T7">.</text:span></text:p>
        <text:p text:style-name="P263"><text:span text:style-name="T21">pōnō,</text:span> <text:span text:style-name="T21">ere,</text:span> <text:span text:style-name="T21">posuī,</text:span><text:tab/><text:span text:style-name="T2">place</text:span><text:span text:style-name="T7">.</text:span></text:p>
        <text:p text:style-name="P263"><text:span text:style-name="T21">relinquō,</text:span> <text:span text:style-name="T21">ere,</text:span> <text:span text:style-name="T21">relīquī,</text:span><text:tab/><text:span text:style-name="T2">leave</text:span><text:span text:style-name="T7">.</text:span></text:p>
        <text:p text:style-name="P263"><text:span text:style-name="T21">respondeō,</text:span> <text:span text:style-name="T21">ēre,</text:span> <text:span text:style-name="T21">respondī,</text:span><text:tab/><text:span text:style-name="T2">reply</text:span><text:span text:style-name="T7">.</text:span></text:p>
        <text:p text:style-name="P263"><text:span text:style-name="T21">trādō,</text:span> <text:span text:style-name="T21">ere,</text:span> <text:span text:style-name="T21">trādidī,</text:span><text:tab/><text:span text:style-name="T2">surrender</text:span><text:span text:style-name="T7">.</text:span></text:p>
        <text:p text:style-name="P263"><text:span text:style-name="T21">veniō,</text:span> <text:span text:style-name="T21">īre,</text:span> <text:span text:style-name="T21">vēnī,</text:span><text:tab/><text:span text:style-name="T2">come</text:span><text:span text:style-name="T7">.</text:span></text:p>
        <text:p text:style-name="P263"><text:span text:style-name="T21">vidō,</text:span> <text:span text:style-name="T21">ēre,</text:span> <text:span text:style-name="T21">vīdī,</text:span><text:tab/><text:span text:style-name="T2">see</text:span><text:span text:style-name="T7">.</text:span></text:p>
      </text:section>
      <text:p text:style-name="P61">N.B.—The perfect active stem is got by omitting <text:span text:style-name="T21">-ī</text:span> of the first person singular as given in the vocabulary.</text:p>
      <text:p text:style-name="P61"/>
      <text:p text:style-name="Banner">Exercises.</text:p>
      <text:p text:style-name="BannerSecondary"><text:span text:style-name="T21">109</text:span><text:span text:style-name="T24">.</text:span><text:tab/><text:tab/><text:span text:style-name="T21">I</text:span><text:span text:style-name="T24">.</text:span></text:p>
      <text:p text:style-name="P61">1. Gessimus, gessērunt. <text:s/>2. Trādidit, trādidistī. <text:s/>3. Mīsī, mīsistī. <text:s/>4. Mōvit, relīquit, relinquit. <text:s/>5. Convēnērunt, vīdērunt. <text:s/>6. Coēgimus, cōgimus, discessimus, discēdimus. <text:s/>7. Respondet, respondit. <text:s/>8. Movēmus, mōvimus. <text:s/>9. Venīmus, vēnimus. <text:s/>10. Dēfenditis, contendistis, dēfendistis.</text:p>
      <text:p text:style-name="BannerSecondary"><text:tab/><text:tab/><text:span text:style-name="T21">II</text:span>.</text:p>
      <text:p text:style-name="P61">1. He has sent, we sent. <text:s/>2. They have sought, you have sought. <text:s/>3. I placed, you have placed. <text:s/>4. We have given, we have filled. <text:s/>5. You left, you have learned. <text:s/>6. They surrendered, they withdrew. <text:s/>7. He sees, he saw. <text:s/>8. We defend, we have defended. <text:s/>9. They are collecting, they have collected. <text:s/>10. They have lands, they have had lands.<text:span text:style-name="T26">{{64}}</text:span></text:p>
      <text:p text:style-name="P61"/>
      <text:p text:style-name="BannerSecondary"><text:span text:style-name="T21">110</text:span>.<text:tab/><text:tab/>Word List II.</text:p>
      <text:p text:style-name="Banner">Nouns: first and second declensions.</text:p>
      <text:section text:style-name="Sect3" text:name="Section31">
        <text:p text:style-name="BodyHanging">ager</text:p>
        <text:p text:style-name="BodyHanging">arma</text:p>
        <text:p text:style-name="BodyHanging">auxilium</text:p>
        <text:p text:style-name="BodyHanging">bellum</text:p>
        <text:p text:style-name="BodyHanging">castra</text:p>
        <text:p text:style-name="BodyHanging">cōnsilium</text:p>
        <text:p text:style-name="BodyHanging">frūmentum</text:p>
        <text:p text:style-name="BodyHanging">hīberna</text:p>
        <text:p text:style-name="BodyHanging">impedīmentum</text:p>
        <text:p text:style-name="BodyHanging">imperium</text:p>
        <text:p text:style-name="BodyHanging">inopia</text:p>
        <text:p text:style-name="BodyHanging">līberī</text:p>
        <text:p text:style-name="BodyHanging">numberus</text:p>
        <text:p text:style-name="BodyHanging">oppidum</text:p>
        <text:p text:style-name="BodyHanging">perīculum</text:p>
        <text:p text:style-name="BodyHanging">populus</text:p>
        <text:p text:style-name="BodyHanging">praesidium</text:p>
        <text:p text:style-name="BodyHanging">proelium</text:p>
        <text:p text:style-name="BodyHanging">puella</text:p>
        <text:p text:style-name="BodyHanging">puer</text:p>
        <text:p text:style-name="BodyHanging">sīgnum</text:p>
        <text:p text:style-name="BodyHanging">vir</text:p>
      </text:section>
      <text:p text:style-name="Banner">Nouns: third declension.</text:p>
      <text:section text:style-name="Sect3" text:name="Section32">
        <text:p text:style-name="BodyHanging">agmen</text:p>
        <text:p text:style-name="BodyHanging">Caesar</text:p>
        <text:p text:style-name="BodyHanging">eques</text:p>
        <text:p text:style-name="BodyHanging">explōrātor</text:p>
        <text:p text:style-name="BodyHanging">flūmen</text:p>
        <text:p text:style-name="BodyHanging">homō</text:p>
        <text:p text:style-name="BodyHanging">iter</text:p>
        <text:p text:style-name="BodyHanging">latus</text:p>
        <text:p text:style-name="BodyHanging">legiō</text:p>
        <text:p text:style-name="BodyHanging">māgnitūdō</text:p>
        <text:p text:style-name="BodyHanging">mīles</text:p>
        <text:p text:style-name="BodyHanging">multitūdō</text:p>
        <text:p text:style-name="BodyHanging">mūnītiō</text:p>
        <text:p text:style-name="BodyHanging">obses</text:p>
        <text:p text:style-name="BodyHanging">opus</text:p>
        <text:p text:style-name="BodyHanging">palūs</text:p>
        <text:p text:style-name="BodyHanging">pāx</text:p>
        <text:p text:style-name="BodyHanging">pecus</text:p>
        <text:p text:style-name="BodyHanging">prīnceps</text:p>
        <text:p text:style-name="BodyHanging">rēx</text:p>
        <text:p text:style-name="BodyHanging">salūs</text:p>
        <text:p text:style-name="BodyHanging">virtūs</text:p>
        <text:p text:style-name="BodyHanging">vulnus</text:p>
      </text:section>
      <text:p text:style-name="Banner">Adjectives.</text:p>
      <text:section text:style-name="Sect3" text:name="Section33">
        <text:p text:style-name="BodyHanging">altus</text:p>
        <text:p text:style-name="BodyHanging">crēber</text:p>
        <text:p text:style-name="BodyHanging">integer</text:p>
        <text:p text:style-name="BodyHanging">lātus</text:p>
        <text:p text:style-name="BodyHanging">līber</text:p>
        <text:p text:style-name="BodyHanging">longus</text:p>
        <text:p text:style-name="BodyHanging">māgnus</text:p>
        <text:p text:style-name="BodyHanging">multus</text:p>
        <text:p text:style-name="BodyHanging">parvus</text:p>
        <text:p text:style-name="BodyHanging">paucī</text:p>
        <text:p text:style-name="BodyHanging">reliquus</text:p>
      </text:section>
      <text:p text:style-name="Banner">Verbs: first and second conjugations.</text:p>
      <text:section text:style-name="Sect3" text:name="Section34">
        <text:p text:style-name="BodyHanging">appellō</text:p>
        <text:p text:style-name="BodyHanging">dēspērō</text:p>
        <text:p text:style-name="BodyHanging">expūgnō</text:p>
        <text:p text:style-name="BodyHanging">exspectō</text:p>
        <text:p text:style-name="BodyHanging">obtineō</text:p>
        <text:p text:style-name="BodyHanging">occupō</text:p>
        <text:p text:style-name="BodyHanging">oppūgnō</text:p>
        <text:p text:style-name="BodyHanging">postulō</text:p>
      </text:section>
      <text:p text:style-name="Banner">Verbs: first and second conjugations.</text:p>
      <text:section text:style-name="Sect3" text:name="Section35">
        <text:p text:style-name="BodyHanging">audiō</text:p>
        <text:p text:style-name="BodyHanging">cōgnōscō</text:p>
        <text:p text:style-name="BodyHanging">cōgō</text:p>
        <text:p text:style-name="BodyHanging">contendō</text:p>
        <text:p text:style-name="BodyHanging">conveniō</text:p>
        <text:p text:style-name="BodyHanging">dēfendō</text:p>
        <text:p text:style-name="BodyHanging">discēdō</text:p>
        <text:p text:style-name="BodyHanging">dūcō</text:p>
        <text:p text:style-name="BodyHanging"><text:soft-page-break/>gerō</text:p>
        <text:p text:style-name="BodyHanging">impediō</text:p>
        <text:p text:style-name="BodyHanging">mittō</text:p>
        <text:p text:style-name="BodyHanging">mūniō</text:p>
        <text:p text:style-name="BodyHanging">petō</text:p>
        <text:p text:style-name="BodyHanging">pōnō</text:p>
        <text:p text:style-name="BodyHanging">redūcō</text:p>
        <text:p text:style-name="BodyHanging">relinquō</text:p>
        <text:p text:style-name="BodyHanging">trādō</text:p>
        <text:p text:style-name="BodyHanging">veniō</text:p>
      </text:section>
      <text:p text:style-name="P61"/>
      <text:p text:style-name="P61">[[Plate <text:s/>– <text:s/>The Pantheon.]]</text:p>
      <text:p text:style-name="P61"/>
      <text:p text:style-name="P61">[[Plate <text:s/>– <text:s/>Interior of the Pantheon.]]<text:span text:style-name="T26">{{65}}</text:span></text:p>
      <text:p text:style-name="P61"/>
      <text:p text:style-name="Banner">Reading Lesson III.</text:p>
      <text:p text:style-name="Banner">The Seizure of the Sabine Maidens.</text:p>
      <text:p text:style-name="BannerSecondary"><text:span text:style-name="T21">111</text:span><text:span text:style-name="T24">.</text:span><text:tab/><text:tab/>Vocabulary.</text:p>
      <text:p text:style-name="Vocabulary"><text:span text:style-name="T21">muli-er</text:span>, <text:span text:style-name="T21">-eris</text:span>, f.,<text:tab/><text:span text:style-name="T2">woman</text:span>.</text:p>
      <text:p text:style-name="Vocabulary"><text:span text:style-name="T21">Sabīnī</text:span>, <text:span text:style-name="T21">ōrum</text:span>, m.,<text:tab/><text:span text:style-name="T2">the Sabines</text:span>, a tribe living near Rome.</text:p>
      <text:p text:style-name="P61">Prīmō (at first) Rōma māgnum numerum virōrum habēbat sed (but) paucās mulierēs. <text:s/>Propter inopiam mulierum Rōmulus, rēx Rōmānōrum, hōc (this) cōnsilium cēpit (adopted). <text:s/>Incolas multōrum oppidōrum ad lūdōs (games) convocāvit. <text:s/>Māgna multitūdō Sabīnōrum cum mulieribus līberīsque convēnit. <text:s/>Dum (while) Sabīnī in agrīs lūdōs spectant (are watching), subitō (suddenly) Rōmulus sīgnum Rōmānīs dat. <text:s/>Rōmānī ad mulierēs contendunt, et multās fīliās Sabīnōrum in mūnītiōnēs portant. <text:s/>Tum (then) prīncipēs Sabīnōrum lēgatōs ad Rōmulum mīsērunt et fīliās postulāvērunt, sed Rōmānī praedam nōn trādidērunt. <text:s/>Itaque (therefore) propter māgnitūdinem injūriae, Sabīnī bellum cum populō Rōmānō gessērunt, et auxilium ab reliquīs incolīs <text:span text:style-name="T21">Ī</text:span>taliae petīvērunt.</text:p>
      <text:p text:style-name="P61">Prīmō cōpiae Rōmānōrum Sabīnōs superāvērunt; multōs hominēs necāvērunt, et pecora frūmentumque abripuērunt (carried off), et multa oppida expūgnāvērunt. <text:s/>Sed post multa proelia, Tarpeia, puella Rōmāna, portam explōrātōribus Sabīnōrum prōdidit (betrayed). <text:s/>Sabīnī per portam māgnās cōpiās in mūnītiōnēs Rōmānōrum mīsērunt. <text:s/>Rōmānī et Sabīnī ācriter (fiercely) pūgnant, et proelium diū (for a long time) est dubium (undecided). <text:s/>Subitō filiae Sabīnōrum inter mīlitēs contendunt; Sabīnōs et Rōmānōs ad pācem et amīcitiam vocant. <text:s/>Itaque<text:span text:style-name="T26">{{66}}</text:span> mīlitēs arma dēposuērunt (laid aside); et Romulus pācem et amīcitiam cum prīncipibus Sabīnōrum cōnfīrmāvit. <text:s/>Sabīnī ex suīs (their own) oppidīs vīcisque discēdunt et cum Rōmānīs habitant. <text:s/>Ita (thus) Rōma numerum incolārum duplicat (doubles).</text:p>
      <text:p text:style-name="P61">(Tarpeia was punished for her treachery. <text:s/>She bargained with the Sabine leader that for reward she should receive what the soldiers wore on their left arms, meaning their gold bracelets. <text:s/>They, however, either mistaking her meaning or despising her treason, threw upon her the heavy shields which they also wore on their left arms. <text:s/>The weight of these soon crushed her to death.)</text:p>
      <text:p text:style-name="P61"/>
      <text:p text:style-name="P61">[[Image – Arma: Arms.]]<text:span text:style-name="T26">{{67}}</text:span></text:p>
      <text:p text:style-name="P61"/>
      <text:p text:style-name="Banner">Lesson XIX.</text:p>
      <text:p text:style-name="Banner">Adjectives of the Third Declension.</text:p>
      <text:p text:style-name="Banner"/>
      <text:p text:style-name="Standard"><text:span text:style-name="T21">112</text:span>. Adjectives of the third declension are classified as adjectives of one, two, or three terminations, according to the number of forms used in the nominative singular for the different genders.</text:p>
      <text:p text:style-name="Standard">Adjectives of three terminations end in <text:span text:style-name="T21">-er</text:span>, m., <text:span text:style-name="T21">-ris</text:span>, f., <text:span text:style-name="T21">-re</text:span>, n., and are all declined like <text:span text:style-name="T21">ācer</text:span>; adjectives of two terminations end in <text:span text:style-name="T21">-is</text:span>, m. and f., <text:span text:style-name="T21">-e</text:span>, n., and are all declined like <text:span text:style-name="T21">fortis</text:span>; adjectives of one termination for the most part end in <text:span text:style-name="T21">-s</text:span> or in <text:span text:style-name="T21">-x</text:span>, m., f., n., and are declined like <text:span text:style-name="T21">prūdēns</text:span> and <text:span text:style-name="T21">fēlīx</text:span> respectively.</text:p>
      <text:p text:style-name="Standard"/>
      <text:p text:style-name="BannerSecondary"><text:span text:style-name="T21">113</text:span><text:span text:style-name="T24">.</text:span><text:tab/><text:tab/>Paradigms</text:p>
      <text:p text:style-name="Banner">Adjectives of the third declension.</text:p>
      <text:p text:style-name="Banner"><text:soft-page-break/>(<text:span text:style-name="T2">a</text:span>) <text:span text:style-name="T21">ācer</text:span>, <text:span text:style-name="T2">sharp</text:span>.</text:p>
      <text:p text:style-name="P26">Singular.<text:tab/>Masculine.<text:tab/>Feminine.<text:tab/>Neuter.</text:p>
      <text:p text:style-name="P26"><text:span text:style-name="T2">Nom</text:span><text:span text:style-name="T7">.</text:span><text:tab/>ācer<text:tab/>ācris<text:tab/>ācre</text:p>
      <text:p text:style-name="P26"><text:span text:style-name="T2">Gen</text:span><text:span text:style-name="T7">.</text:span><text:tab/>ācris<text:tab/>ācris<text:tab/>ācris</text:p>
      <text:p text:style-name="P26"><text:span text:style-name="T2">Dat</text:span><text:span text:style-name="T7">.</text:span><text:tab/>ācrī<text:tab/>ācrī<text:tab/>ācrī</text:p>
      <text:p text:style-name="P26"><text:span text:style-name="T2">Acc</text:span><text:span text:style-name="T7">.</text:span><text:tab/>ācrem<text:tab/>ācrem<text:tab/>ācre</text:p>
      <text:p text:style-name="P26"><text:span text:style-name="T2">Voc</text:span><text:span text:style-name="T7">.</text:span><text:tab/>ācer<text:tab/>ācris<text:tab/>ācre</text:p>
      <text:p text:style-name="P26"><text:span text:style-name="T2">Abl</text:span><text:span text:style-name="T7">.</text:span><text:tab/>ācrī<text:tab/>ācrī<text:tab/>ācrī</text:p>
      <text:p text:style-name="P26">Plural.</text:p>
      <text:p text:style-name="P26"><text:span text:style-name="T2">Nom</text:span><text:span text:style-name="T7">.</text:span><text:tab/>ācrēs<text:tab/>ācrēs<text:tab/>ācria</text:p>
      <text:p text:style-name="P26"><text:span text:style-name="T2">Gen</text:span><text:span text:style-name="T7">.</text:span><text:tab/>ācrium<text:tab/>ācrium<text:tab/>ācrium</text:p>
      <text:p text:style-name="P26"><text:span text:style-name="T2">Dat</text:span><text:span text:style-name="T7">.</text:span><text:tab/>ācribus<text:tab/>ācribus<text:tab/>ācribus</text:p>
      <text:p text:style-name="P26"><text:span text:style-name="T2">Acc</text:span><text:span text:style-name="T7">.</text:span><text:tab/>ācrēs<text:tab/>ācrēs<text:tab/>ācria</text:p>
      <text:p text:style-name="P26"><text:span text:style-name="T2">Voc</text:span><text:span text:style-name="T7">.</text:span><text:tab/>ācrēs<text:tab/>ācrēs<text:tab/>ācria</text:p>
      <text:p text:style-name="P26"><text:span text:style-name="T2">Abl</text:span><text:span text:style-name="T7">.</text:span><text:tab/>ācribus<text:tab/>ācribus<text:tab/>ācribus</text:p>
      <text:p text:style-name="P53">(<text:span text:style-name="T2">b</text:span>) <text:span text:style-name="T21">fortis</text:span>, <text:span text:style-name="T2">brave</text:span>.</text:p>
      <text:p text:style-name="P25"><text:span text:style-name="T2">Nom</text:span><text:span text:style-name="T7">.</text:span><text:tab/>fortis<text:tab/>forte<text:tab/>fortēs<text:tab/>fortia</text:p>
      <text:p text:style-name="P4">Gen<text:span text:style-name="T12">.<text:tab/>fortis<text:tab/>fortis<text:tab/>fortium<text:tab/>fortium</text:span></text:p>
      <text:p text:style-name="P4">Dat.<text:span text:style-name="T18"><text:tab/>fortī<text:tab/>fortī<text:tab/>fortibus<text:tab/>fortibus</text:span></text:p>
      <text:p text:style-name="P4">Acc<text:span text:style-name="T22">.</text:span><text:span text:style-name="T12"><text:tab/>fortem<text:tab/>forte<text:tab/>fortēs<text:tab/>fortia</text:span></text:p>
      <text:p text:style-name="P4">Voc<text:span text:style-name="T22">.</text:span><text:span text:style-name="T12"><text:tab/>fortem<text:tab/>forte<text:tab/>fortēs<text:tab/>fortia</text:span></text:p>
      <text:p text:style-name="P4">Abl<text:span text:style-name="T22">.</text:span><text:span text:style-name="T12"><text:tab/>fortī<text:tab/>fortī<text:tab/></text:span><text:span text:style-name="T18">fortibus</text:span><text:span text:style-name="T12"><text:tab/></text:span><text:span text:style-name="T18">fortibus</text:span></text:p>
      <text:p text:style-name="P53">(<text:span text:style-name="T2">c</text:span>) <text:span text:style-name="T21">fēlīx</text:span>, <text:span text:style-name="T2">happy</text:span>.</text:p>
      <text:p text:style-name="P25"><text:span text:style-name="T2">Nom</text:span><text:span text:style-name="T7">.</text:span><text:tab/>fēlīx<text:tab/>fēlīx<text:tab/><text:span text:style-name="T18">fēlīc</text:span>ēs<text:tab/><text:span text:style-name="T18">fēlīc</text:span>ia</text:p>
      <text:p text:style-name="P4">Gen<text:span text:style-name="T12">.<text:tab/>fēlīcis<text:tab/>fēlīcis<text:tab/></text:span><text:span text:style-name="T18">fēlīc</text:span><text:span text:style-name="T12">ium<text:tab/></text:span><text:span text:style-name="T18">fēlīc</text:span><text:span text:style-name="T12">ium</text:span></text:p>
      <text:p text:style-name="P4">Dat<text:span text:style-name="T18">.<text:tab/>fēlīcī<text:tab/>fēlīcī<text:tab/>fēlīcibus<text:tab/>fēlīcibus</text:span></text:p>
      <text:p text:style-name="P4">Acc<text:span text:style-name="T22">.</text:span><text:span text:style-name="T12"><text:tab/>fēlīcem<text:tab/>fēlīx<text:tab/></text:span><text:span text:style-name="T18">fēlīcē</text:span><text:span text:style-name="T12">s<text:tab/></text:span><text:span text:style-name="T18">fēlīc</text:span><text:span text:style-name="T12">ia</text:span></text:p>
      <text:p text:style-name="P4">Voc<text:span text:style-name="T22">.</text:span><text:span text:style-name="T12"><text:tab/>fēlīx<text:tab/>fēlīx<text:tab/></text:span><text:span text:style-name="T18">fēlīcēs</text:span><text:span text:style-name="T12"><text:tab/></text:span><text:span text:style-name="T18">fēlīc</text:span><text:span text:style-name="T12">ia</text:span></text:p>
      <text:p text:style-name="P4">Abl<text:span text:style-name="T22">.</text:span><text:span text:style-name="T12"><text:tab/></text:span><text:span text:style-name="T18">fēlīcī</text:span><text:span text:style-name="T12"><text:tab/></text:span><text:span text:style-name="T18">fēlīcī</text:span><text:span text:style-name="T12"><text:tab/></text:span><text:span text:style-name="T18">fēlīcibus</text:span><text:span text:style-name="T12"><text:tab/></text:span><text:span text:style-name="T18">fēlīcibus</text:span></text:p>
      <text:p text:style-name="Banner"><text:span text:style-name="T18">(</text:span><text:span text:style-name="T3">d</text:span><text:span text:style-name="T18">) </text:span><text:span text:style-name="T20">prūdēns</text:span><text:span text:style-name="T18">, </text:span><text:span text:style-name="T3">prudent</text:span><text:span text:style-name="T18">.</text:span></text:p>
      <text:p text:style-name="P25"><text:span text:style-name="T2">Nom</text:span><text:span text:style-name="T7">.</text:span><text:tab/>prūdēns<text:tab/>prūdēns<text:tab/><text:span text:style-name="T18">prūdent</text:span>ēs<text:tab/><text:span text:style-name="T18">prūden</text:span>tia</text:p>
      <text:p text:style-name="P4">Gen<text:span text:style-name="T12">.<text:tab/>prūdentis<text:tab/>prūdentis<text:tab/></text:span><text:span text:style-name="T18">prūden</text:span><text:span text:style-name="T12">ium<text:tab/></text:span><text:span text:style-name="T18">prūden</text:span><text:span text:style-name="T12">tium</text:span></text:p>
      <text:p text:style-name="P4">Dat<text:span text:style-name="T18">.<text:tab/>prūdentī<text:tab/>prūdentī<text:tab/>prūdentibus<text:tab/>prūdentibus</text:span></text:p>
      <text:p text:style-name="P4">Acc<text:span text:style-name="T22">.</text:span><text:span text:style-name="T12"><text:tab/></text:span><text:span text:style-name="T18">prūdent</text:span><text:span text:style-name="T12">em<text:tab/></text:span><text:span text:style-name="T18">prūdēns</text:span><text:span text:style-name="T12"><text:tab/></text:span><text:span text:style-name="T18">prūden</text:span><text:span text:style-name="T12">tēs<text:tab/></text:span><text:span text:style-name="T18">prūden</text:span><text:span text:style-name="T12">tia</text:span></text:p>
      <text:p text:style-name="P4">Voc<text:span text:style-name="T22">.</text:span><text:span text:style-name="T12"><text:tab/>prūdēns<text:tab/>prūdēns<text:tab/></text:span><text:span text:style-name="T18">prūden</text:span><text:span text:style-name="T12">tēs<text:tab/></text:span><text:span text:style-name="T18">prūden</text:span><text:span text:style-name="T12">tia</text:span></text:p>
      <text:p text:style-name="P4"><text:span text:style-name="T9">Abl</text:span><text:span text:style-name="T10">.</text:span><text:span text:style-name="T18"><text:tab/>prūdentī<text:tab/>prūdentī<text:tab/>prūdentibus<text:tab/>prūdentibus</text:span></text:p>
      <text:p text:style-name="Standard"/>
      <text:p text:style-name="Standard"><text:span text:style-name="T21">114</text:span><text:span text:style-name="T24">.</text:span> (<text:span text:style-name="T2">a</text:span>) Observe carefully the case-endings of these adjectives as compared with the case-endings of the nouns of the third declension, given in 86 and 94. <text:s/>In which cases are the endings identical in noun and adjective? <text:s/>In which cases are the endings different?</text:p>
      <text:p text:style-name="Standard">(b) Notice, further, that Latin vocabularies give the nominative only of adjectives of two or three terminations, but the nominative and genitive of adjectives of one termination. <text:s/>See 115.<text:span text:style-name="T26">{{69}}</text:span></text:p>
      <text:p text:style-name="Standard"/>
      <text:p text:style-name="BannerSecondary"><text:span text:style-name="T21">115</text:span>.<text:tab/><text:tab/>Vocabulary.</text:p>
      <text:section text:style-name="Sect1" text:name="Section36">
        <text:p text:style-name="Vocabulary"><text:span text:style-name="T21">commūnis</text:span>, <text:span text:style-name="T21">e</text:span>,<text:tab/><text:span text:style-name="T2">common, general, public</text:span>.</text:p>
        <text:p text:style-name="Vocabulary"><text:span text:style-name="T21">du-plex</text:span>, <text:span text:style-name="T21">-plicis</text:span>,<text:tab/><text:span text:style-name="T2">twofold, double</text:span>.</text:p>
        <text:p text:style-name="Vocabulary"><text:span text:style-name="T21">eques-ter</text:span>, <text:span text:style-name="T21">-tris</text:span>, <text:span text:style-name="T21">-tre</text:span>,<text:tab/><text:span text:style-name="T2">of cavalry, cavalry</text:span>.</text:p>
        <text:p text:style-name="Vocabulary"><text:span text:style-name="T21">incolumis,</text:span> <text:span text:style-name="T21">e</text:span>,<text:tab/><text:span text:style-name="T2">safe, unharmed, intact</text:span>.</text:p>
        <text:p text:style-name="Vocabulary"><text:span text:style-name="T21">omnis</text:span>, <text:span text:style-name="T21">e</text:span>,<text:tab/><text:span text:style-name="T2">all</text:span><text:span text:style-name="T7">.</text:span></text:p>
        <text:p text:style-name="Vocabulary"><text:span text:style-name="T21">pār</text:span>, <text:span text:style-name="T21">paris</text:span>,<text:tab/><text:span text:style-name="T2">equal</text:span><text:span text:style-name="T7">.</text:span></text:p>
        <text:p text:style-name="Vocabulary"><text:span text:style-name="T21">ped-es</text:span>, <text:span text:style-name="T21">itis</text:span>, m.,<text:tab/><text:span text:style-name="T2">foot-soldier</text:span>; in plur. <text:span text:style-name="T2">infantry</text:span><text:span text:style-name="T7">.</text:span></text:p>
        <text:p text:style-name="Vocabulary"><text:span text:style-name="T21">pedes-ter</text:span>, <text:span text:style-name="T21">-tris</text:span>, <text:span text:style-name="T21">-tre</text:span>,<text:tab/><text:span text:style-name="T2">of infantry, infantry</text:span>.</text:p>
        <text:p text:style-name="Vocabulary"><text:span text:style-name="T21">pēs</text:span>, <text:span text:style-name="T21">pedis</text:span>, m.,<text:tab/><text:span text:style-name="T2">foot</text:span><text:span text:style-name="T7">.</text:span></text:p>
        <text:p text:style-name="Vocabulary"><text:soft-page-break/><text:span text:style-name="T21">rec-ēns</text:span>, <text:span text:style-name="T21">-entis</text:span>,<text:tab/><text:span text:style-name="T2">new, recent</text:span>.</text:p>
      </text:section>
      <text:p text:style-name="Standard"/>
      <text:p text:style-name="Banner">Exercises.</text:p>
      <text:p text:style-name="BannerSecondary"><text:span text:style-name="T21">116</text:span>.<text:tab/><text:tab/><text:span text:style-name="T21">I</text:span>.</text:p>
      <text:p text:style-name="Standard">1. Translate the following phrases<text:note text:id="ftn28" text:note-class="footnote"><text:note-citation>28</text:note-citation><text:note-body><text:p text:style-name="Footnote">These phrases all occur in Exercises II and III. <text:s/>These and similar combinations should be given the pupil for practice in declension.</text:p></text:note-body></text:note>:—Commūnis salūs, commūne cōnsilium, duplex fossa, duplex mūrus, equestre proelium, omnēs Gallī, omnis Gallia, omnia arma, omnēs peditēs, omnēs pedēs, incolumis legiō, pār numerus, pedestrēs cōpiae, recēns injūria, recēns victōria.</text:p>
      <text:p text:style-name="BannerSecondary"><text:tab/><text:tab/><text:span text:style-name="T21">II</text:span><text:span text:style-name="T24">.</text:span></text:p>
      <text:p text:style-name="Standard">1. Animōs omnium sociōrum cōnfīrmat. <text:s/>2. Peditēs omnia arma equitibus trādidērunt. <text:s/>3. Dē commūnī salūte dēspērāvimus. <text:s/>4. Cum pedestribus cōpiīs salūtem fugā<text:note text:id="ftn29" text:note-class="footnote"><text:note-citation>29</text:note-citation><text:note-body><text:p text:style-name="Footnote">Translate <text:span text:style-name="T21">fugā</text:span> here by <text:span text:style-name="T2">in flight</text:span> (literally, <text:span text:style-name="T2">by means of flight</text:span>).</text:p></text:note-body></text:note> petīvit. <text:s/>5. Parem numerum pedum omnēs hominēs habent. <text:s/>6. Omnēs peditēs trāns duplicem fossam dūcēbat. <text:s/>7. Propter recentēs injūriās Gallōrum<text:span text:style-name="T26">{{70}}</text:span> obsidēs postulāvit. <text:s/>8. Cum incolumnī legiōne ex oppidō discessī. <text:s/>9. Ante equestre proelium auxilium ā prīncipibus petīvit. <text:s/>10. Pedestrēs cōpiās in omnibus oppidīs collocat.</text:p>
      <text:p text:style-name="BannerSecondary"><text:tab/><text:tab/><text:span text:style-name="T21">III</text:span><text:span text:style-name="T24">.</text:span></text:p>
      <text:p text:style-name="Standard">1. They have fortified the camp with a double wall. <text:s/>2. He does not see the danger of a cavalry battle. <text:s/>3. He has learned the common plan of all the Gauls. <text:s/>4. All came safe through the marshes. <text:s/>5. Caesar has terrified all Gaul by (his) recent victory. <text:s/>6. With an equal number of foot-soldiers and auxiliaries he was laying waste all the lands. <text:s/>7. He hastens into Italy without (his) forces of infantry. <text:s/>8. He replied to all the messengers. <text:s/>9. They wounded the soldier's foot and side. <text:s/>10. After the cavalry battles they sent envoys to treat for peace.</text:p>
      <text:p text:style-name="Standard"/>
      <text:p text:style-name="Banner">—</text:p>
      <text:p text:style-name="Standard"/>
      <text:p text:style-name="Banner">Lesson XX.</text:p>
      <text:p text:style-name="Banner"><text:span text:style-name="T21">Sum</text:span>: Present Indicative.</text:p>
      <text:p text:style-name="P61"/>
      <text:p text:style-name="BannerSecondary"><text:span text:style-name="T21">117</text:span><text:span text:style-name="T24">.</text:span><text:tab/><text:tab/>Paradigm.</text:p>
      <text:p text:style-name="Banner">Present indicative of <text:span text:style-name="T21">sum</text:span>.</text:p>
      <text:p text:style-name="P76"><text:tab/>Singular.<text:tab/>Plural.</text:p>
      <text:p text:style-name="P75"><text:tab/>1.<text:tab/><text:span text:style-name="T21">sum,</text:span><text:tab/><text:span text:style-name="T2">I am</text:span>.<text:tab/>1.<text:tab/><text:span text:style-name="T21">summus,</text:span><text:tab/><text:span text:style-name="T2">we are</text:span>.</text:p>
      <text:p text:style-name="P75"><text:tab/>2.<text:tab/><text:span text:style-name="T21">es,</text:span><text:tab/><text:span text:style-name="T2">you</text:span> (sing.) <text:span text:style-name="T2">are</text:span><text:span text:style-name="T7">.</text:span><text:tab/>2.<text:tab/><text:span text:style-name="T21">estis,</text:span><text:tab/><text:span text:style-name="T2">you are</text:span>.</text:p>
      <text:p text:style-name="P75"><text:tab/>3.<text:tab/><text:span text:style-name="T21">est</text:span>,<text:tab/><text:span text:style-name="T2">he</text:span> <text:span text:style-name="T2">(she</text:span> or <text:span text:style-name="T2">it)</text:span> <text:span text:style-name="T2">is</text:span><text:span text:style-name="T7">.</text:span><text:tab/>3.<text:tab/><text:span text:style-name="T21">sunt,</text:span><text:tab/><text:span text:style-name="T2">they are</text:span>.</text:p>
      <text:p text:style-name="BodyHanging"><text:span text:style-name="T2">a</text:span>.<text:tab/>How far do the personal endings agree with those already learned? <text:s/>(The stem is <text:span text:style-name="T21">es-</text:span>, from which, in certain forms, <text:span text:style-name="T21">e</text:span> is omitted.)</text:p>
      <text:p text:style-name="P181">b<text:span text:style-name="T12">.<text:tab/>Review 54 and 64 on the agreement of a predicate noun or adjective with the subject.</text:span><text:span text:style-name="T25">{{71}}</text:span></text:p>
      <text:p text:style-name="BodyHanging"/>
      <text:p text:style-name="BannerSecondary"><text:span text:style-name="T21">118</text:span><text:span text:style-name="T24">.</text:span><text:tab/><text:tab/>Illustrative Examples.</text:p>
      <text:p text:style-name="BodyHanging"><text:span text:style-name="T21">Iter est per prōvinciam</text:span>,<text:tab/><text:span text:style-name="T2">there is a road through the province</text:span>.</text:p>
      <text:p text:style-name="BodyHanging"><text:span text:style-name="T21">Sunt itinera per silvam</text:span>,<text:tab/><text:span text:style-name="T2">there are roads through the forest</text:span>.</text:p>
      <text:p text:style-name="BodyHanging"><text:span text:style-name="T21">Nōn est cōpia frūmentī</text:span>,<text:tab/><text:span text:style-name="T2">there is not a supply of grain</text:span>.</text:p>
      <text:p text:style-name="BodyHanging"><text:span text:style-name="T2">a</text:span>.<text:tab/>Note that Latin has no equivalent for the unemphatic introductory word <text:span text:style-name="T2">there</text:span><text:span text:style-name="T12">; the subject (which in English is transposed) is, of course, in the nominative case.</text:span></text:p>
      <text:p text:style-name="P61"/>
      <text:p text:style-name="P61"><text:span text:style-name="T21">119</text:span><text:span text:style-name="T24">.</text:span> Hitherto the imperfect indicative has been translated quite differently from the perfect indicative; as,</text:p>
      <text:p text:style-name="P77"><text:tab/><text:span text:style-name="T21">dūcēbat</text:span>,<text:tab/><text:span text:style-name="T2">he was leading</text:span>, <text:span text:style-name="T2">he used to lead</text:span>;</text:p>
      <text:p text:style-name="P77"><text:soft-page-break/><text:tab/><text:span text:style-name="T21">dūxit</text:span>,<text:tab/><text:span text:style-name="T2">he lead, he has led</text:span>;</text:p>
      <text:p text:style-name="P77"><text:tab/><text:span text:style-name="T21">appellābat</text:span>,<text:tab/><text:span text:style-name="T2">he was calling, he used to call</text:span>;</text:p>
      <text:p text:style-name="P77"><text:tab/><text:span text:style-name="T21">appellāvit</text:span>,<text:tab/><text:span text:style-name="T2">he called, he has called</text:span>.</text:p>
      <text:p text:style-name="P61">But in such a sentence as <text:span text:style-name="T2">He led his forces annually against the enemy</text:span>, it is clear that <text:span text:style-name="T2">he led</text:span> has the force of <text:span text:style-name="T2">he used to lead</text:span>, and the Latin equivalent would therefore be <text:span text:style-name="T21">dūcēbat</text:span>, not <text:span text:style-name="T21">dūxit</text:span>.</text:p>
      <text:p text:style-name="P61">So in the sentence <text:span text:style-name="T2">They called the island Britain</text:span>, if the meaning is that they were in the habit of so calling it, we should use <text:span text:style-name="T21">appellābant</text:span>, but <text:span text:style-name="T21">appellāvērunt</text:span> should be used if the sentence refers to the first naming of the island.</text:p>
      <text:p text:style-name="P61">The English past tense, therefore, when used to express what was habitual or repeated, will be translated by the Latin imperfect indicative; when used merely to state that something happened in past time, by the Latin perfect indicative.<text:span text:style-name="T26">{{72}}</text:span></text:p>
      <text:p text:style-name="P61"/>
      <text:p text:style-name="BannerSecondary"><text:span text:style-name="T21">120</text:span><text:span text:style-name="T23">.</text:span><text:tab/><text:tab/>Vocabulary.</text:p>
      <text:section text:style-name="Sect1" text:name="Section93">
        <text:p text:style-name="Vocabulary"><text:span text:style-name="T21">aequus</text:span>, <text:span text:style-name="T21">a</text:span>, <text:span text:style-name="T21">um</text:span>,<text:tab/><text:span text:style-name="T2">fair, right</text:span>.</text:p>
        <text:p text:style-name="Vocabulary"><text:span text:style-name="T21">amīcus,</text:span> <text:span text:style-name="T21">a</text:span>, <text:span text:style-name="T21">um</text:span>,<text:tab/><text:span text:style-name="T2">friendly</text:span><text:span text:style-name="T7">.</text:span></text:p>
        <text:p text:style-name="Vocabulary"><text:span text:style-name="T21">certus,</text:span> <text:span text:style-name="T21">a</text:span>, <text:span text:style-name="T21">um</text:span>,<text:tab/><text:span text:style-name="T2">fixed, certain</text:span>.</text:p>
        <text:p text:style-name="Vocabulary"><text:span text:style-name="T21">fortis,</text:span> <text:span text:style-name="T21">e</text:span>,<text:tab/><text:span text:style-name="T2">brave</text:span><text:span text:style-name="T7">.</text:span></text:p>
        <text:p text:style-name="Vocabulary"><text:span text:style-name="T21">gravis,</text:span> <text:span text:style-name="T21">e</text:span>,<text:tab/><text:span text:style-name="T2">heavy, severe, serious</text:span>.</text:p>
        <text:p text:style-name="Vocabulary"><text:span text:style-name="T21">idōneus</text:span>, <text:span text:style-name="T21">a</text:span>, <text:span text:style-name="T21">um</text:span>,<text:tab/><text:span text:style-name="T2">fit, suitable</text:span>.</text:p>
        <text:p text:style-name="Vocabulary"><text:span text:style-name="T21">inimīcus</text:span>, <text:span text:style-name="T21">a</text:span>, <text:span text:style-name="T21">um</text:span>,<text:tab/><text:span text:style-name="T2">unfriendly, hostile</text:span>.</text:p>
        <text:p text:style-name="Vocabulary"><text:span text:style-name="T21">inīquus</text:span>, <text:span text:style-name="T21">a</text:span>, <text:span text:style-name="T21">um</text:span>,<text:tab/><text:span text:style-name="T2">unfair, unjust</text:span>.</text:p>
        <text:p text:style-name="Vocabulary"><text:span text:style-name="T21">jubeō</text:span>, <text:span text:style-name="T21">ēre,</text:span> <text:span text:style-name="T21">jussī,</text:span><text:tab/><text:span text:style-name="T2">order</text:span><text:span text:style-name="T7">.</text:span></text:p>
        <text:p text:style-name="Vocabulary"><text:span text:style-name="T21">levis,</text:span> <text:span text:style-name="T21">e</text:span>,<text:tab/><text:span text:style-name="T2">light, slight, unimportant</text:span>.</text:p>
      </text:section>
      <text:p text:style-name="P61">N.B.—Notice the use of the prefix <text:span text:style-name="T21">in-</text:span> to negative [negate] the meaning of the adjective to which it is joined; so also <text:span text:style-name="T21">incertus</text:span>, uncertain, and <text:span text:style-name="T21">impār</text:span>, unequal.</text:p>
      <text:p text:style-name="P61"/>
      <text:p text:style-name="Banner">Exercises.</text:p>
      <text:p text:style-name="BannerSecondary"><text:span text:style-name="T21">121</text:span>.<text:tab/><text:tab/><text:span text:style-name="T21">I</text:span>.</text:p>
      <text:p text:style-name="P61">1. Belgae sunt fortēs. <text:s/>2. Amīcī sumus. <text:s/>3. Nōn inimīcus es. <text:s/>4. Locus nōn est idōneus. <text:s/>5. Aequum est. <text:s/>6. Māgnō in perīculō estis. <text:s/>7. Castra parva sunt. <text:s/>8. Flūmen est intere equitēs et castra. <text:s/>9. <text:span text:style-name="T21">Ī</text:span>nsula ad Galliam spectābat. <text:s/>10. Oppidum occupāvimus; oppida tenēbāmus. <text:s/>11. Jubēmus, jubēbāmus, jussimus. <text:s/>12. Equestria proelia sunt levia. <text:s/>13. Grave est bellum. <text:s/>14. Rēx sum. <text:s/>15. Oppida mūrīs et fossīs mūnie.bant. <text:s/>16. Certum numerum mīlitum mīsistī. <text:s/>17. Fossa est ante oppidum. <text:s/>18. Imperiam Caesarī, virō fortī et idōneō, dedērunt. <text:s/>19. Cōnsilium est inīquum. <text:s/>20. In Galliā sunt vīcī et oppida. <text:s/>21. Imperium obtinēbat.</text:p>
      <text:p text:style-name="BannerSecondary"><text:tab/><text:tab/><text:span text:style-name="T21">II</text:span>.</text:p>
      <text:p text:style-name="P61">1. The men are brave and free. <text:s/>2. The danger is slight. <text:s/>3. The woulds are serious. <text:s/>4. You are brave soldiers. <text:s/>5. You are the king's daughter. <text:s/>6. There is<text:span text:style-name="T26">{{73}}</text:span> great danger. <text:s/>7. You are a leading man of the Britons. <text:s/>8. You are leading. <text:s/>9. They had lands across the river in Gaul. <text:s/>10. The Britons dwelt in villages. <text:s/>11. He ordered; he orders. <text:s/>12. They were hastening. <text:s/>13. There is a scarcity of grain. <text:s/>14. The troops are fresh. <text:s/>15. Victory is certain. <text:s/>16. The camp is in a suitable place. <text:s/>17. The brought their grain into the towns. <text:s/>18. He named the town Rome; they called the inhabitants Romans. <text:s/>19. There are brave men in the legion. <text:s/>20 It is unfair. <text:s/>21. The garrisons are equal.</text:p>
      <text:p text:style-name="P61"/>
      <text:p text:style-name="Banner"><text:s/><text:span text:style-name="T12">—</text:span></text:p>
      <text:p text:style-name="P116"/>
      <text:p text:style-name="Banner">Lesson XXI.</text:p>
      <text:p text:style-name="Banner">Present Infinitive Active. <text:s/>Complementary Infinitive.</text:p>
      <text:p text:style-name="P61"/>
      <text:p text:style-name="P61"><text:span text:style-name="T21">122</text:span>. The formation of the present infinitive in each of the four conjugations and in the irregular verb <text:span text:style-name="T21">sum</text:span><text:span text:style-name="T23"> may be learned from the following paradigms.</text:span></text:p>
      <text:p text:style-name="Banner">Paradigms.</text:p>
      <text:p text:style-name="P248">Present infinitive active.</text:p>
      <text:p text:style-name="P166"><text:span text:style-name="T23"><text:tab/></text:span><text:span text:style-name="T6">First Conjugation</text:span><text:span text:style-name="T23">.<text:tab/></text:span><text:span text:style-name="T21">amāre</text:span><text:span text:style-name="T23">,<text:tab/></text:span><text:span text:style-name="T6">to love</text:span><text:span text:style-name="T23">.</text:span></text:p>
      <text:p text:style-name="P166"><text:soft-page-break/><text:span text:style-name="T23"><text:tab/></text:span><text:span text:style-name="T6">Second Conjugation</text:span><text:span text:style-name="T23">.<text:tab/></text:span><text:span text:style-name="T21">monēre</text:span><text:span text:style-name="T23">,<text:tab/></text:span><text:span text:style-name="T6">to advise</text:span><text:span text:style-name="T23">.</text:span></text:p>
      <text:p text:style-name="P166"><text:span text:style-name="T23"><text:tab/></text:span><text:span text:style-name="T6">Third Conjugation</text:span><text:span text:style-name="T23">.<text:tab/></text:span><text:span text:style-name="T21">regere</text:span><text:span text:style-name="T23">,<text:tab/></text:span><text:span text:style-name="T6">to rule</text:span><text:span text:style-name="T23">.</text:span></text:p>
      <text:p text:style-name="P166"><text:span text:style-name="T23"><text:tab/></text:span><text:span text:style-name="T6">Fourth Conjugation</text:span><text:span text:style-name="T23">.<text:tab/></text:span><text:span text:style-name="T21">audīre</text:span><text:span text:style-name="T23">,<text:tab/></text:span><text:span text:style-name="T6">to hear</text:span><text:span text:style-name="T23">.</text:span></text:p>
      <text:p text:style-name="P166"><text:span text:style-name="T23"><text:tab/></text:span><text:span text:style-name="T6">Irregular Verb</text:span><text:span text:style-name="T23"> </text:span><text:span text:style-name="T21">sum</text:span><text:span text:style-name="T23">.<text:tab/></text:span><text:span text:style-name="T21">esse</text:span><text:span text:style-name="T23">,<text:tab/></text:span><text:span text:style-name="T6">to be</text:span><text:span text:style-name="T23">.</text:span></text:p>
      <text:p text:style-name="BodyHanging"><text:span text:style-name="T6">a</text:span><text:span text:style-name="T23">.<text:tab/>Notice that it is the present infinitive endings that are given in vocabularies, in order to show to which of the conjugations a verb belongs.</text:span><text:span text:style-name="T28">{{74}}</text:span></text:p>
      <text:p text:style-name="P61"/>
      <text:p text:style-name="BannerSecondary"><text:span text:style-name="T21">123</text:span>.<text:tab/><text:tab/>Illustrative Examples.</text:p>
      <text:p text:style-name="P185"><text:span text:style-name="T21">Locum oppūgnāre contendit</text:span>,<text:tab/><text:span text:style-name="T2">he hastens to attack the place</text:span>.</text:p>
      <text:p text:style-name="P185"><text:span text:style-name="T21">Cōpiās locum tenēre jubet</text:span>,<text:tab/><text:span text:style-name="T2">he orders the troops to hold the place</text:span>.</text:p>
      <text:p text:style-name="P185"><text:span text:style-name="T21">Discēdere contendunt</text:span>,<text:tab/><text:span text:style-name="T2">they hasten to depart</text:span>.</text:p>
      <text:p text:style-name="P185"><text:span text:style-name="T21">Sociōs jubent convenīre</text:span>,<text:tab/><text:span text:style-name="T2">they order the allies to assemble</text:span>.</text:p>
      <text:p text:style-name="BodyHanging"><text:span text:style-name="T2">a</text:span>. In each of these sentences notice how one verb completes the meaning of the other.</text:p>
      <text:p text:style-name="BodyHanging"><text:span text:style-name="T2">b</text:span>. In the first and third sentences the infinitive has the same subject as the principal verb. <text:s/>In the second and fourth sentences the subjects of the two verbs are different, and that of the infinitive is in the accusative case.</text:p>
      <text:p text:style-name="P181">c<text:span text:style-name="T12">.<text:tab/>The infinitive used in this way is called the Complementary Infinitive. <text:s/>Usually it precedes the governing verb, and is itself preceded by its subject and object (if expressed).</text:span></text:p>
      <text:p text:style-name="P61"><text:span text:style-name="T21">Rule</text:span><text:span text:style-name="T24">.</text:span>—The subject of the infinitive, when separately expressed, is put in the accusative.</text:p>
      <text:p text:style-name="P61"/>
      <text:p text:style-name="P61"><text:span text:style-name="T21">124</text:span>.<text:tab/><text:tab/>Illustrative Examples.</text:p>
      <text:p text:style-name="P186"><text:span text:style-name="T21">Aequum est respondēre</text:span>,<text:tab/><text:span text:style-name="T2">it is right to reply</text:span>.</text:p>
      <text:p text:style-name="P186"><text:span text:style-name="T21">Nōn aequum est Gallōs bellum gerere</text:span>,<text:tab/><text:span text:style-name="T2">it is not right for the Gauls to wage war</text:span>.</text:p>
      <text:p text:style-name="BodyHanging"><text:span text:style-name="T2">a</text:span>.<text:tab/>In these sentences notice (1) that the infinitive is used as the subject of the verb <text:span text:style-name="T21">est</text:span>, (2) that neither the introductory <text:span text:style-name="T2">for</text:span><text:span text:style-name="T12"> nor the representative subject </text:span><text:span text:style-name="T2">it</text:span><text:span text:style-name="T12"> is expressed in Latin by a separate word, and (3) that the predicate adjective modifying the subject infinitive is neuter.</text:span><text:span text:style-name="T26">{{75}}</text:span></text:p>
      <text:p text:style-name="P61"/>
      <text:p text:style-name="P61"><text:span text:style-name="T21">125</text:span>.<text:tab/><text:tab/>Vocabulary.</text:p>
      <text:section text:style-name="Sect1" text:name="Section37">
        <text:p text:style-name="Vocabulary"><text:span text:style-name="T21">audeō</text:span>, <text:span text:style-name="T21">ēre</text:span>,<text:tab/><text:span text:style-name="T2">venture, dare</text:span>.</text:p>
        <text:p text:style-name="Vocabulary"><text:span text:style-name="T21">coepī</text:span> (used in the perfect tenses only), <text:span text:style-name="T2">began</text:span><text:span text:style-name="T7">.</text:span></text:p>
        <text:p text:style-name="Vocabulary"><text:span text:style-name="T21">cōgō</text:span>, <text:span text:style-name="T21">ere</text:span>, <text:span text:style-name="T21">coēgī</text:span>,<text:tab/><text:span text:style-name="T2">compel, force</text:span>.</text:p>
        <text:p text:style-name="Vocabulary"><text:span text:style-name="T21">cōnstit-uō</text:span>, <text:span text:style-name="T21">ere</text:span>, <text:span text:style-name="T21">-uī</text:span>,<text:tab/><text:span text:style-name="T2">determine</text:span><text:span text:style-name="T7">.</text:span></text:p>
        <text:p text:style-name="Vocabulary"><text:span text:style-name="T21">cotīdiē</text:span> (adverb),<text:tab/><text:span text:style-name="T2">daily, every day</text:span>.</text:p>
        <text:p text:style-name="Vocabulary"><text:span text:style-name="T21">difficilis</text:span>, <text:span text:style-name="T21">e</text:span>, <text:tab/><text:span text:style-name="T2">difficult, hard</text:span>.</text:p>
        <text:p text:style-name="Vocabulary"><text:span text:style-name="T21">facilis</text:span>, <text:span text:style-name="T21">e</text:span>,<text:tab/><text:span text:style-name="T2">easy</text:span><text:span text:style-name="T7">.</text:span></text:p>
        <text:p text:style-name="Vocabulary"><text:span text:style-name="T21">per-moveō</text:span>, <text:span text:style-name="T21">ēre</text:span>, <text:span text:style-name="T21">-uī</text:span>,<text:tab/><text:span text:style-name="T2">influence; alarm</text:span>.</text:p>
        <text:p text:style-name="Vocabulary"><text:span text:style-name="T21">perterreō</text:span>, <text:span text:style-name="T21">ēre</text:span>, <text:span text:style-name="T21">-uī</text:span>,<text:tab/><text:span text:style-name="T2">terrify, frighten</text:span>.</text:p>
        <text:p text:style-name="Vocabulary"><text:span text:style-name="T21">perveniō</text:span>, <text:span text:style-name="T21">īre</text:span>, <text:span text:style-name="T21">-vēnī</text:span>,<text:tab/><text:span text:style-name="T2">come</text:span><text:span text:style-name="T7">.</text:span></text:p>
      </text:section>
      <text:p text:style-name="P61">coepī, cōgō<text:note text:id="ftn30" text:note-class="footnote"><text:note-citation>30</text:note-citation><text:note-body><text:p text:style-name="Footnote">In <text:span text:style-name="T21">coepī</text:span>, <text:span text:style-name="T21">oe</text:span> is a diphthong; in <text:span text:style-name="T21">coēgī</text:span>, <text:span text:style-name="T21">o</text:span>, and <text:span text:style-name="T21">e</text:span> belong to different syllables.</text:p></text:note-body></text:note></text:p>
      <text:p text:style-name="P121">Phrases:</text:p>
      <text:p text:style-name="P78"><text:span text:style-name="T21">perveniō ad</text:span> or <text:span text:style-name="T21">in</text:span> with acc.,<text:tab/><text:span text:style-name="T2">arrive at, reach</text:span>.</text:p>
      <text:p text:style-name="P78"><text:span text:style-name="T21">discēdō ab</text:span> with abl.,<text:tab/><text:span text:style-name="T2">leave</text:span>.</text:p>
      <text:p text:style-name="P61">N.B.—In compounds per has the force of (1) through, and (2) more frequently of thoroughly, completely.</text:p>
      <text:p text:style-name="P61"/>
      <text:p text:style-name="Banner">Exercises.</text:p>
      <text:p text:style-name="BannerSecondary"><text:span text:style-name="T21">126</text:span>.<text:tab/><text:tab/><text:span text:style-name="T21">I</text:span>.</text:p>
      <text:p text:style-name="P61">1. Bellum gerere cōnstituunt; bellum cum populō Rōmānō gerere nōn audēmus. <text:s/>2. Ab sīgnīs discēdēbant. <text:s/>2. Ab sīgnīs discēdēbant; mīlitēs ab sīgnīs discēdere coepērunt. <text:s/>3. Difficule est Rōmānōs perterrēre. <text:s/>4. Frūmentum ex agrīs cotīdiē in castra comportābant. <text:s/>5. Ad flūmen pervenīmus; ad flūmen Rhēnum pervēnimus. <text:s/>6. Nōn aequum est Gallōs agrōs sociōrum vāstāre. <text:s/>7. Lēgātum cum omnibus equitibus locum tenēre jussit. <text:s/>8. Britannōs arma trādere coēgit et obsidēs dare. <text:s/>9. Nōn facile est <text:soft-page-break/>Caesarem permovēre. <text:s/>10. Prīcipēs cotīdiē ad Caesarem veniēbant.<text:span text:style-name="T26">{{76}}</text:span></text:p>
      <text:p text:style-name="BannerSecondary"><text:tab/><text:tab/><text:span text:style-name="T21">II</text:span>.</text:p>
      <text:p text:style-name="P61">1. The cavalry began to lay waste the lands of the allies. <text:s/>2. Daily, with all (his) cavalry, Caesar laid waste the lands of the Britons. <text:s/>3. They determined to send ambassadors to treat for peace; the envoys reached the camp. <text:s/>4. I determined to hasten to seek safety by flight. <text:s/>5. It is difficult for the scouts to find out the road. <text:s/>6. He ordered the soldiers to leave the fortifications. <text:s/>7. It is not easy to compel the legions to be obedient. <text:s/>8. We began to be in great danger. <text:s/>9. It terrifies the chief men; it does not influence the king. <text:s/>10. The did not venture to pitch (their) camp on the bank of the river.</text:p>
      <text:p text:style-name="P61"/>
      <text:p text:style-name="Banner">—</text:p>
      <text:p text:style-name="P61"/>
      <text:p text:style-name="Banner">Lesson XXII.</text:p>
      <text:p text:style-name="Banner">Pluperfect Indicative Active.</text:p>
      <text:p text:style-name="P61"/>
      <text:p text:style-name="BannerSecondary"><text:span text:style-name="T21">127</text:span><text:span text:style-name="T24">.</text:span><text:tab/><text:tab/>Illustrative Examples.</text:p>
      <text:p text:style-name="P18"><text:span text:style-name="T21">Pūgnāvī</text:span>,<text:tab/><text:span text:style-name="T2">I have fought</text:span>.<text:tab/><text:span text:style-name="T21">Pūgnāveram</text:span>,<text:tab/><text:span text:style-name="T2">I had fought</text:span>.</text:p>
      <text:p text:style-name="P18"><text:span text:style-name="T21">Mīsī</text:span>,<text:tab/><text:span text:style-name="T2">I have sent</text:span>.<text:tab/><text:span text:style-name="T21">Mīserās</text:span>,<text:tab/><text:span text:style-name="T2">you</text:span> (s.) <text:span text:style-name="T2">had sent</text:span>.</text:p>
      <text:p text:style-name="P18"><text:span text:style-name="T21">Jussī</text:span>,<text:tab/><text:span text:style-name="T2">I have ordered</text:span>.<text:tab/><text:span text:style-name="T21">Jusserat</text:span>,<text:tab/><text:span text:style-name="T2">he had ordered</text:span>.</text:p>
      <text:p text:style-name="P18"><text:span text:style-name="T21">Vēnī</text:span><text:tab/><text:span text:style-name="T2">I have come</text:span>.<text:tab/><text:span text:style-name="T21">Vēnerāmus</text:span>,<text:tab/><text:span text:style-name="T2">we had come</text:span>.</text:p>
      <text:p text:style-name="P18"><text:span text:style-name="T21">Dedī</text:span>,<text:tab/><text:span text:style-name="T2">I have given</text:span>.<text:tab/><text:span text:style-name="T21">Dederātis</text:span>,<text:tab/><text:span text:style-name="T2">you</text:span> (pl.) <text:span text:style-name="T2">had given</text:span>.</text:p>
      <text:p text:style-name="P18"><text:span text:style-name="T21">Tenuī</text:span><text:tab/><text:span text:style-name="T2">I have held</text:span>.<text:tab/><text:span text:style-name="T21">Tenuerant</text:span>,<text:tab/><text:span text:style-name="T2">they had held</text:span>.</text:p>
      <text:p text:style-name="BodyHanging"><text:span text:style-name="T2">a</text:span>.<text:tab/>In the forms given in the second column of Latin words, notice (1) the personal endings, (2) the new element <text:span text:style-name="T21">-era-</text:span> added to the perfect stem in each form, (3) the translation by means of <text:span text:style-name="T2">had</text:span><text:span text:style-name="T12">. <text:s/>This tense is known as the Pluperfect Indicative Active.</text:span><text:span text:style-name="T12"><text:note text:id="ftn31" text:note-class="footnote"><text:note-citation>31</text:note-citation><text:note-body><text:p text:style-name="Footnote">The Latin pluperfect is equivalent to the English past perfect (or pluperfect), and is used to mark an act as completed or taking place before some point in past time mentioned or implied.</text:p></text:note-body></text:note></text:span></text:p>
      <text:p text:style-name="P61"/>
      <text:p text:style-name="BannerSecondary"><text:span text:style-name="T21">128</text:span><text:span text:style-name="T24">.</text:span><text:tab/><text:tab/>Paradigms.</text:p>
      <text:p text:style-name="Banner">Pluperfect indicative active.</text:p>
      <text:p text:style-name="P79"><text:tab/><text:span text:style-name="T2">First Conj</text:span>.<text:tab/><text:span text:style-name="T2">Second Conj</text:span>.<text:tab/><text:span text:style-name="T2">Third Conj</text:span>.<text:tab/><text:span text:style-name="T2">Fourth Conj</text:span>.</text:p>
      <text:p text:style-name="Banner">Singular.</text:p>
      <text:p text:style-name="P19">1.<text:tab/>amāveram<text:tab/>monueram<text:tab/>rēxeram<text:tab/>audīveram</text:p>
      <text:p text:style-name="P19">2.<text:tab/>amāverās<text:tab/>monuerās<text:tab/>rēxerās<text:tab/>audīverās</text:p>
      <text:p text:style-name="P19">3.<text:tab/>amāverat<text:tab/>monuerat<text:tab/>rēxerat<text:tab/>audīverat</text:p>
      <text:p text:style-name="Banner">Plural.</text:p>
      <text:p text:style-name="P20">1.<text:tab/>amāverāmus<text:tab/>monuerāmus<text:tab/>rēxerāmus<text:tab/>audīverāmus</text:p>
      <text:p text:style-name="P20">2.<text:tab/>amāverātis<text:tab/>monuerātis<text:tab/>rēxerātis<text:tab/>audīverātis</text:p>
      <text:p text:style-name="P20">3.<text:tab/>amāverant<text:tab/>monuerant<text:tab/>rēxerant<text:tab/>audīverant</text:p>
      <text:p text:style-name="P61"/>
      <text:p text:style-name="BannerSecondary"><text:span text:style-name="T21">129</text:span><text:span text:style-name="T24">.</text:span><text:tab/><text:tab/>Paradigms.</text:p>
      <text:p text:style-name="P80"><text:tab/>Perfect of <text:span text:style-name="T21">sum</text:span><text:span text:style-name="T24">.</text:span><text:tab/>Pluperfect of <text:span text:style-name="T21">sum</text:span><text:span text:style-name="T24">.</text:span></text:p>
      <text:p text:style-name="P21"><text:tab/>Sing.<text:tab/>Plur.<text:tab/>Sing.<text:tab/>Plur.</text:p>
      <text:p text:style-name="P21">1.<text:tab/>fuī<text:tab/>fuimus<text:tab/>fueram<text:tab/>fuerāmus</text:p>
      <text:p text:style-name="P21">2.<text:tab/>fuistī<text:tab/>fuistis<text:tab/>fuerās<text:tab/>fuerātis</text:p>
      <text:p text:style-name="P21">3.<text:tab/>fuit<text:tab/>fuērunt<text:tab/>fuerat<text:tab/>fuerant</text:p>
      <text:p text:style-name="P61"/>
      <text:p text:style-name="BannerSecondary"><text:span text:style-name="T21">130</text:span>.<text:tab/><text:tab/>Vocabulary.</text:p>
      <text:p text:style-name="Vocabulary"><text:span text:style-name="T21">altitū-dō</text:span>, <text:span text:style-name="T21">-dinis</text:span>, f.,<text:tab/><text:span text:style-name="T2">height, depth</text:span>.</text:p>
      <text:p text:style-name="Vocabulary"><text:span text:style-name="T21">com-mittō</text:span>, <text:span text:style-name="T21">ere</text:span>, <text:span text:style-name="T21">-mīsī</text:span><text:span text:style-name="T23">,</text:span><text:tab/><text:span text:style-name="T2">send</text:span> or <text:span text:style-name="T2">bring together</text:span>.</text:p>
      <text:p text:style-name="Vocabulary"><text:soft-page-break/><text:span text:style-name="T21">dexter</text:span>. <text:span text:style-name="T21">tra</text:span>. <text:span text:style-name="T21">trum</text:span>,<text:tab/><text:span text:style-name="T2">right</text:span><text:span text:style-name="T7">.</text:span></text:p>
      <text:p text:style-name="Vocabulary"><text:span text:style-name="T21">fortitū-dō</text:span>, <text:span text:style-name="T21">-dinis</text:span>, f.,<text:tab/><text:span text:style-name="T2">bravery</text:span><text:span text:style-name="T7">.</text:span></text:p>
      <text:p text:style-name="Vocabulary"><text:span text:style-name="T21">lātitū-dō</text:span>, <text:span text:style-name="T21">-dinis</text:span>, f.<text:tab/><text:span text:style-name="T2">width</text:span><text:span text:style-name="T7">.</text:span></text:p>
      <text:p text:style-name="Vocabulary"><text:span text:style-name="T21">littera</text:span>, <text:span text:style-name="T21">ae</text:span>, f., <text:tab/><text:span text:style-name="T2">letter</text:span> (of alphabet); in plural, <text:span text:style-name="T2">a dispatch, a letter, or dispatches, letters</text:span>.</text:p>
      <text:p text:style-name="Vocabulary"><text:span text:style-name="T21">longitū-dō</text:span>, <text:span text:style-name="T21">-dinis</text:span>, f.<text:tab/><text:span text:style-name="T2">length</text:span><text:span text:style-name="T7">.</text:span></text:p>
      <text:p text:style-name="Vocabulary"><text:span text:style-name="T21">māgnitū-dō</text:span>, <text:span text:style-name="T21">-dinis</text:span>, f.<text:tab/><text:span text:style-name="T2">greatness, extent, size</text:span>.</text:p>
      <text:p text:style-name="Vocabulary"><text:span text:style-name="T21">multitū-dō</text:span>, <text:span text:style-name="T21">-dinis</text:span>, f.<text:tab/><text:span text:style-name="T2">large number, amount</text:span>.</text:p>
      <text:p text:style-name="Vocabulary"><text:span text:style-name="T21">sinister</text:span>, <text:span text:style-name="T21">tra</text:span>, <text:span text:style-name="T21">trum</text:span>,<text:tab/><text:span text:style-name="T2">left</text:span><text:span text:style-name="T7">.</text:span></text:p>
      <text:p text:style-name="P237"><text:span text:style-name="T2">Phrase</text:span>: <text:span text:style-name="T21">proelium committō</text:span>,<text:tab/><text:span text:style-name="T2">join</text:span> (or <text:span text:style-name="T2">begin)</text:span> <text:span text:style-name="T2">battle, engage</text:span>.</text:p>
      <text:p text:style-name="P61">N.B.—The suffix <text:span text:style-name="T21">-tūdō</text:span> is used to form from adjectives abstract nouns denoting quality or condition. <text:s/>It appears in English in the form <text:span text:style-name="T2">-tude</text:span>.<text:span text:style-name="T26">{{78}}</text:span></text:p>
      <text:p text:style-name="P61"/>
      <text:p text:style-name="Banner">Exercises.</text:p>
      <text:p text:style-name="BannerSecondary"><text:span text:style-name="T21">131</text:span>.<text:tab/><text:tab/><text:span text:style-name="T21">I</text:span>.</text:p>
      <text:p text:style-name="P61">1. Iter cōgnōverant. <text:s/>2. Litterās mīseram. <text:s/>3. Cotīdiē litterās ad Caesarem mittēbāmus. <text:s/>4. Cōpiās proelium committere jusserat. <text:s/>5. Prolium equestre commīserātis. <text:s/>6. Legiōnem ā dextrō latere oppūgnāverant. <text:s/>7. Sinistrum latus vulnerās; dextrum latus vulnerāverās. <text:s/>8. Cum fortitūdine pūgnāvērunt; māgnā cum fortitūdine pūgnāverant. <text:s/>9. Propter lātitūdinem fossae mūrīque altitūdinem oppidum oppūgnāre nōn audēbāmus. <text:s/>10. Māgnā cum multitūdine equitum bellum gesserās. <text:s/>11. Cōpiīs cotīdiē imperat; prīncipibus simperāverat. <text:s/>12 Ex n.ntiīs litterīsque māgnitūdinem perīculī cōgnōverant. <text:s/>13. Rēx fuerat; amīcī fuistis.</text:p>
      <text:p text:style-name="BannerSecondary"><text:tab/><text:tab/><text:span text:style-name="T21">II</text:span>.</text:p>
      <text:p text:style-name="P61">1. He has hastened; he had hastened. <text:s/>2. They were pitching (their) camp; they had pitched (their) camp. <text:s/>3. We had collected a large number of men. <text:s/>4. You had compelled the men to surrender (their) arms. <text:s/>5. On account of the depth of the river we had not reached the island. <text:s/>6. The chief man we called king. <text:s/>7. They<text:span text:style-name="T26">{{79}} </text:span>had grain and cattle; they had had an abundance of grain and cattle. <text:s/>8. They had begun to join battle on the left flank. <text:s/>9. The scouts had learned the length of the right side of the camp. <text:s/>10. It is not right to surrender (one's) arms; we had surrendered (our) arms. <text:s/>11. From dispatches I had found out about the width of the river Rhine. <text:s/>12. On account of the extent of the marshes we had determined to leave the place.</text:p>
      <text:p text:style-name="P61"/>
      <text:p text:style-name="P61">[[Image – Writing Implements and Materials.]]</text:p>
      <text:p text:style-name="P61"/>
      <text:p text:style-name="Banner">—</text:p>
      <text:p text:style-name="P61"/>
      <text:p text:style-name="Banner">Lesson XXIII.</text:p>
      <text:p text:style-name="Banner">Fourth Declension.</text:p>
      <text:p text:style-name="P61"/>
      <text:p text:style-name="P61"><text:span text:style-name="T21">132</text:span>. Nouns of the fourth declension have their genitive singular in <text:span text:style-name="T21">-ūs</text:span>. <text:s/>Most nouns of this declension end in <text:span text:style-name="T21">-us</text:span> in the nominative singular and are masculine; a few end in <text:span text:style-name="T21">-u</text:span> and are neuter.</text:p>
      <text:p text:style-name="P61"/>
      <text:p text:style-name="BannerSecondary"><text:span text:style-name="T21">133</text:span>.<text:tab/><text:tab/>Paradigms.</text:p>
      <text:p text:style-name="Banner">Fourth declension.</text:p>
      <text:p text:style-name="Banner">Singular.</text:p>
      <text:p text:style-name="P48"><text:span text:style-name="T2">Nom</text:span>.<text:tab/>frūctus <text:span text:style-name="T2">(fruit)</text:span><text:tab/><text:span text:style-name="T21">-us</text:span><text:tab/>cornū <text:span text:style-name="T2">(horn)</text:span><text:tab/><text:span text:style-name="T21">-ū</text:span></text:p>
      <text:p text:style-name="P48"><text:span text:style-name="T6">Gen</text:span><text:span text:style-name="T23">.<text:tab/>frūctūs<text:tab/></text:span><text:span text:style-name="T21">-ūs</text:span><text:span text:style-name="T23"><text:tab/>cornūss<text:tab/></text:span><text:span text:style-name="T21">-ūs</text:span></text:p>
      <text:p text:style-name="P48"><text:span text:style-name="T6">Dat</text:span><text:span text:style-name="T23">.<text:tab/>frūctuī<text:tab/></text:span><text:span text:style-name="T21">-uī</text:span><text:span text:style-name="T23"><text:tab/>cornū<text:tab/></text:span><text:span text:style-name="T21">-ū</text:span></text:p>
      <text:p text:style-name="P48"><text:span text:style-name="T6">Acc</text:span><text:span text:style-name="T23">.<text:tab/>frūctum<text:tab/></text:span><text:span text:style-name="T21">-um</text:span><text:span text:style-name="T23"><text:tab/>cornū<text:tab/></text:span><text:span text:style-name="T21">-ū</text:span></text:p>
      <text:p text:style-name="P48"><text:span text:style-name="T6">Voc</text:span><text:span text:style-name="T23">.<text:tab/>frūctus<text:tab/></text:span><text:span text:style-name="T21">-us</text:span><text:span text:style-name="T23"><text:tab/>cornū<text:tab/></text:span><text:span text:style-name="T21">-ū</text:span></text:p>
      <text:p text:style-name="P48"><text:soft-page-break/><text:span text:style-name="T6">Abl</text:span><text:span text:style-name="T23">.<text:tab/>frūctū<text:tab/></text:span><text:span text:style-name="T21">-ū</text:span><text:span text:style-name="T23"><text:tab/>cornū<text:tab/></text:span><text:span text:style-name="T21">-ū</text:span></text:p>
      <text:p text:style-name="Banner">Plural.</text:p>
      <text:p text:style-name="P48"><text:span text:style-name="T2">Nom</text:span>.<text:tab/>frūctūs <text:tab/><text:span text:style-name="T21">-ūs</text:span><text:tab/>cornua<text:tab/><text:span text:style-name="T21">-ua</text:span></text:p>
      <text:p text:style-name="P48"><text:span text:style-name="T6">Gen</text:span><text:span text:style-name="T23">.<text:tab/>frūctuum<text:tab/></text:span><text:span text:style-name="T21">-uum</text:span><text:span text:style-name="T23"><text:tab/>cornuum<text:tab/></text:span><text:span text:style-name="T21">-uum</text:span></text:p>
      <text:p text:style-name="P48"><text:span text:style-name="T6">Dat</text:span><text:span text:style-name="T23">.<text:tab/>frūctibus<text:tab/></text:span><text:span text:style-name="T21">-ibus</text:span><text:span text:style-name="T23"><text:tab/>cornibus<text:tab/></text:span><text:span text:style-name="T21">- ibus</text:span></text:p>
      <text:p text:style-name="P48"><text:span text:style-name="T6">Acc</text:span><text:span text:style-name="T23">.<text:tab/>frūctūs<text:tab/></text:span><text:span text:style-name="T21">-ūs</text:span><text:span text:style-name="T23"><text:tab/>cornua<text:tab/></text:span><text:span text:style-name="T21">-ua</text:span></text:p>
      <text:p text:style-name="P48"><text:span text:style-name="T6">Voc</text:span><text:span text:style-name="T23">.<text:tab/>frūctūs<text:tab/></text:span><text:span text:style-name="T21">-ūs</text:span><text:span text:style-name="T23"><text:tab/>cornua<text:tab/></text:span><text:span text:style-name="T21">-ua</text:span></text:p>
      <text:p text:style-name="P48"><text:span text:style-name="T6">Abl</text:span><text:span text:style-name="T23">.<text:tab/>frūctibus<text:tab/></text:span><text:span text:style-name="T21">- ibus</text:span><text:span text:style-name="T23"><text:tab/>cornibus<text:tab/></text:span><text:span text:style-name="T21">- ibus</text:span><text:span text:style-name="T28">{{80}}</text:span></text:p>
      <text:p text:style-name="P48"/>
      <text:p text:style-name="BannerSecondary"><text:span text:style-name="T21">134</text:span>.<text:tab/><text:tab/>Vocabulary.</text:p>
      <text:p text:style-name="Vocabulary"><text:span text:style-name="T21">adventus</text:span>, <text:span text:style-name="T21">ūs</text:span>, m.,<text:tab/><text:span text:style-name="T2">arrival, approach</text:span>.</text:p>
      <text:p text:style-name="Vocabulary"><text:span text:style-name="T21">cornū</text:span>, <text:span text:style-name="T21">ūs</text:span>, n.,<text:tab/><text:span text:style-name="T2">horn</text:span>; (of an army) <text:span text:style-name="T2">wing</text:span>.</text:p>
      <text:p text:style-name="Vocabulary"><text:span text:style-name="T21">discessus</text:span>, <text:span text:style-name="T21">ūs</text:span>, m.,<text:tab/><text:span text:style-name="T2">departure, withdrawal</text:span>.</text:p>
      <text:p text:style-name="Vocabulary"><text:span text:style-name="T21">equitātus</text:span>, <text:span text:style-name="T21">ūs</text:span>, m.,<text:tab/><text:span text:style-name="T2">cavalry</text:span>.</text:p>
      <text:p text:style-name="Vocabulary"><text:span text:style-name="T21">exercitus</text:span>, <text:span text:style-name="T21">ūs</text:span>, m.,<text:tab/><text:span text:style-name="T2">army</text:span>.</text:p>
      <text:p text:style-name="Vocabulary"><text:span text:style-name="T21">lacus</text:span>, <text:span text:style-name="T21">ūs</text:span>, m.<text:tab/><text:span text:style-name="T2">lake</text:span>.</text:p>
      <text:p text:style-name="Vocabulary"><text:span text:style-name="T21">peditātus</text:span>, <text:span text:style-name="T21">ūs</text:span>, m.,<text:tab/><text:span text:style-name="T2">infantry</text:span>.</text:p>
      <text:p text:style-name="Vocabulary"><text:span text:style-name="T21">portus</text:span>, <text:span text:style-name="T21">ūs</text:span>, m.,<text:tab/><text:span text:style-name="T2">harbour</text:span>.</text:p>
      <text:p text:style-name="Vocabulary"><text:span text:style-name="T21">prīcipātus</text:span>, <text:span text:style-name="T21">ūs</text:span>, m.,<text:tab/><text:span text:style-name="T2">leadership</text:span>.</text:p>
      <text:p text:style-name="Vocabulary"><text:span text:style-name="T21">senātus</text:span>, <text:span text:style-name="T21">ūs</text:span>, m.<text:tab/><text:span text:style-name="T2">senate</text:span>.</text:p>
      <text:p text:style-name="P61">N.B.—<text:span text:style-name="T21">Equitātus</text:span> and <text:span text:style-name="T21">peditātus</text:span> are collective nouns, used in the singular with the same meaning as the plurals <text:span text:style-name="T21">equitēs</text:span> and <text:span text:style-name="T21">peditēs</text:span>.</text:p>
      <text:p text:style-name="P61"/>
      <text:p text:style-name="Banner">Exercises.</text:p>
      <text:p text:style-name="BannerSecondary"><text:span text:style-name="T21">135</text:span>.<text:tab/><text:tab/><text:span text:style-name="T21">I</text:span>.</text:p>
      <text:p text:style-name="P61">Omnem senātum convenīre jussit. <text:s/>2. Lēgātōs ab omnibus exercitibus convenīre jusserat. <text:s/>3. In dextrō cornū omnem equit.tum collocat. <text:s/>4. Ā lacū ad ōceanum contenderāmus. <text:s/>5. Caesarī prīcipātum et imperium trādunt. <text:s/>6. Cum omnibus cōpiīs peditātūs equitātūsque ad portum pervēnī. <text:s/>7. Dē adventū Caesaris cōgnōverāmus. <text:s/>8. Post discessum exercitūs litterās ad senātum mīsit. <text:s/>9. Cum equitātū proelium commīserant. <text:s/>10. Dē māgnitūdine portuum cōgnōscit.</text:p>
      <text:p text:style-name="BannerSecondary"><text:tab/><text:tab/><text:span text:style-name="T21">II</text:span>.</text:p>
      <text:p text:style-name="P61">1. We hastened from the harbour to the lake. <text:s/>2. The plunder he had given to the cavalry. <text:s/>3. With the rest of the infantry he hastened to the right wing. <text:s/>4. Few harbours are suitable. <text:s/>5. We had determined to await Caesar's arrival. <text:s/>6. He slew the leading men and all the senate. <text:s/>7. He holds the leadership of Gaul. <text:s/>8. He found out through scouts about the departure of the armies. <text:s/>9. He gave orders to the armies. <text:s/>10. All had come safe to the habours.<text:span text:style-name="T26">{{81}}</text:span></text:p>
      <text:p text:style-name="P61"/>
      <text:p text:style-name="P61">[[Plate – (no caption)]]</text:p>
      <text:p text:style-name="P61"/>
      <text:p text:style-name="BannerSecondary"><text:span text:style-name="T21">136</text:span>.<text:tab/><text:tab/>Word List B.</text:p>
      <text:p text:style-name="Banner">Abstract nouns.</text:p>
      <text:section text:style-name="Sect3" text:name="Section38">
        <text:p text:style-name="BodyHanging">plenty</text:p>
        <text:p text:style-name="BodyHanging">scarcity</text:p>
        <text:p text:style-name="BodyHanging">length</text:p>
        <text:p text:style-name="BodyHanging">width</text:p>
        <text:p text:style-name="BodyHanging">height</text:p>
        <text:p text:style-name="BodyHanging">depth</text:p>
        <text:p text:style-name="BodyHanging">number</text:p>
        <text:p text:style-name="BodyHanging">extent</text:p>
        <text:p text:style-name="BodyHanging">amount</text:p>
        <text:p text:style-name="BodyHanging">arrival</text:p>
        <text:p text:style-name="BodyHanging">departure</text:p>
        <text:p text:style-name="BodyHanging">safety</text:p>
        <text:p text:style-name="BodyHanging">peace</text:p>
        <text:p text:style-name="BodyHanging">friendship</text:p>
        <text:p text:style-name="BodyHanging">wrongdoing</text:p>
        <text:p text:style-name="BodyHanging">nature</text:p>
        <text:p text:style-name="BodyHanging">bravery</text:p>
        <text:p text:style-name="BodyHanging">valour</text:p>
        <text:p text:style-name="BodyHanging">spirit</text:p>
        <text:p text:style-name="BodyHanging">leadership</text:p>
        <text:p text:style-name="BodyHanging">design</text:p>
        <text:p text:style-name="BodyHanging">aid</text:p>
      </text:section>
      <text:p text:style-name="Banner">Miscellaneous nouns.</text:p>
      <text:section text:style-name="Sect3" text:name="Section39">
        <text:p text:style-name="BodyHanging">river</text:p>
        <text:p text:style-name="BodyHanging">lake</text:p>
        <text:p text:style-name="BodyHanging">harbour</text:p>
        <text:p text:style-name="BodyHanging">marsh</text:p>
        <text:p text:style-name="BodyHanging"><text:soft-page-break/>road</text:p>
        <text:p text:style-name="BodyHanging">territory</text:p>
        <text:p text:style-name="BodyHanging">king</text:p>
        <text:p text:style-name="BodyHanging">chief</text:p>
        <text:p text:style-name="BodyHanging">senate</text:p>
        <text:p text:style-name="BodyHanging">man</text:p>
        <text:p text:style-name="BodyHanging">cattle</text:p>
        <text:p text:style-name="BodyHanging">work</text:p>
      </text:section>
      <text:p text:style-name="Banner">War: nouns.</text:p>
      <text:section text:style-name="Sect3" text:name="Section40">
        <text:p text:style-name="BodyHanging">army</text:p>
        <text:p text:style-name="BodyHanging">legion</text:p>
        <text:p text:style-name="BodyHanging">soldier</text:p>
        <text:p text:style-name="BodyHanging">foot-soldier</text:p>
        <text:p text:style-name="BodyHanging">horse-soldier</text:p>
        <text:p text:style-name="BodyHanging">infantry</text:p>
        <text:p text:style-name="BodyHanging">cavalry</text:p>
        <text:p text:style-name="BodyHanging">scout</text:p>
        <text:p text:style-name="BodyHanging">auxiliaries</text:p>
        <text:p text:style-name="BodyHanging">right wing</text:p>
        <text:p text:style-name="BodyHanging">left wing</text:p>
        <text:p text:style-name="BodyHanging">flank</text:p>
        <text:p text:style-name="BodyHanging">column</text:p>
        <text:p text:style-name="BodyHanging">march</text:p>
        <text:p text:style-name="BodyHanging">baggage</text:p>
        <text:p text:style-name="BodyHanging">standard</text:p>
        <text:p text:style-name="BodyHanging">arms</text:p>
        <text:p text:style-name="BodyHanging">fortification</text:p>
        <text:p text:style-name="BodyHanging">winter quarters</text:p>
        <text:p text:style-name="BodyHanging">cavalry battle</text:p>
        <text:p text:style-name="BodyHanging">wound</text:p>
      </text:section>
      <text:p text:style-name="Banner">Military phrases.</text:p>
      <text:section text:style-name="Sect2" text:name="Section41">
        <text:p text:style-name="BodyHanging">pitch a camp</text:p>
        <text:p text:style-name="BodyHanging">leave (a place)</text:p>
        <text:p text:style-name="BodyHanging">reach (a place)</text:p>
        <text:p text:style-name="BodyHanging">hinder the march</text:p>
        <text:p text:style-name="BodyHanging">learn the plans</text:p>
        <text:p text:style-name="BodyHanging">give the signal</text:p>
        <text:p text:style-name="BodyHanging">by forced marches</text:p>
        <text:p text:style-name="BodyHanging">send dispatch</text:p>
        <text:p text:style-name="BodyHanging">await reinforcements</text:p>
        <text:p text:style-name="BodyHanging">demand hostages</text:p>
        <text:p text:style-name="BodyHanging">surrender hostages</text:p>
        <text:p text:style-name="BodyHanging">come to treat for peace</text:p>
        <text:p text:style-name="BodyHanging">establish friendship</text:p>
        <text:p text:style-name="BodyHanging">ask aid</text:p>
        <text:p text:style-name="BodyHanging">seize</text:p>
        <text:p text:style-name="BodyHanging">hold command</text:p>
        <text:p text:style-name="BodyHanging">defend</text:p>
        <text:p text:style-name="BodyHanging">join battle</text:p>
        <text:p text:style-name="BodyHanging">lead back</text:p>
        <text:p text:style-name="BodyHanging">fresh troops</text:p>
      </text:section>
      <text:p text:style-name="Banner">Verbs with complementary infinitive.</text:p>
      <text:section text:style-name="Sect3" text:name="Section42">
        <text:p text:style-name="BodyHanging">order</text:p>
        <text:p text:style-name="BodyHanging">began</text:p>
        <text:p text:style-name="BodyHanging">venture</text:p>
        <text:p text:style-name="BodyHanging">compel</text:p>
        <text:p text:style-name="BodyHanging">determine</text:p>
        <text:p text:style-name="BodyHanging">hasten</text:p>
      </text:section>
      <text:p text:style-name="Banner">Adjectives.</text:p>
      <text:section text:style-name="Sect3" text:name="Section43">
        <text:p text:style-name="BodyHanging">large</text:p>
        <text:p text:style-name="BodyHanging">small</text:p>
        <text:p text:style-name="BodyHanging">high</text:p>
        <text:p text:style-name="BodyHanging">long</text:p>
        <text:p text:style-name="BodyHanging">wide</text:p>
        <text:p text:style-name="BodyHanging">deep</text:p>
        <text:p text:style-name="BodyHanging">many</text:p>
        <text:p text:style-name="BodyHanging">few</text:p>
        <text:p text:style-name="BodyHanging">all</text:p>
        <text:p text:style-name="BodyHanging">remaining</text:p>
        <text:p text:style-name="BodyHanging">frequent</text:p>
        <text:p text:style-name="BodyHanging">fixed</text:p>
        <text:p text:style-name="BodyHanging">easy</text:p>
        <text:p text:style-name="BodyHanging">hard</text:p>
        <text:p text:style-name="BodyHanging">heavy</text:p>
        <text:p text:style-name="BodyHanging">light</text:p>
        <text:p text:style-name="BodyHanging">fair</text:p>
        <text:p text:style-name="BodyHanging">unfair</text:p>
        <text:p text:style-name="BodyHanging">safe</text:p>
        <text:p text:style-name="BodyHanging">suitable</text:p>
        <text:p text:style-name="BodyHanging">brave</text:p>
        <text:p text:style-name="BodyHanging">free</text:p>
        <text:p text:style-name="BodyHanging">double</text:p>
        <text:p text:style-name="BodyHanging">new</text:p>
      </text:section>
      <text:p text:style-name="P61"/>
      <text:p text:style-name="Banner">—</text:p>
      <text:p text:style-name="P61"/>
      <text:p text:style-name="Banner">Reading Lesson IV.</text:p>
      <text:p text:style-name="Banner">The Battle of the Horatii and the Curiatii.</text:p>
      <text:p text:style-name="P61"/>
      <text:p text:style-name="BannerSecondary"><text:span text:style-name="T21">137</text:span>.<text:tab/><text:tab/>Vocabulary.</text:p>
      <text:section text:style-name="Sect1" text:name="Section94">
        <text:p text:style-name="Vocabulary"><text:span text:style-name="T21">Albānī</text:span>, <text:span text:style-name="T21">ōrum</text:span>, m.,<text:tab/><text:span text:style-name="T2">the Albans</text:span>, the people of Alba.</text:p>
        <text:p text:style-name="Vocabulary"><text:span text:style-name="T21">frāter</text:span>, <text:span text:style-name="T21">-tris</text:span>, m.,<text:tab/><text:span text:style-name="T2">brother</text:span>.</text:p>
        <text:p text:style-name="Vocabulary"><text:span text:style-name="T21">sed</text:span>, conjunction,<text:tab/><text:span text:style-name="T2">but</text:span>.</text:p>
      </text:section>
      <text:p text:style-name="P61">Diū (<text:span text:style-name="T2">for a long time</text:span>) fuerant Albānī et Romānī amīcī. <text:s/>Sed Tullus Hostīlius, tertius (<text:span text:style-name="T2">third</text:span>) rēx Rōmānōrum, propter levēs injūriās bellum cum Albānīs gerere cōnstituit, et māgnās cōpiās equitātūs peditātūs contrā Albānōs mīsit. <text:s/>Prīncipēs Albānōrum, ubi (<text:span text:style-name="T2">when</text:span>) dē cōnsiīō rēgis cōgnōvērunt, cōpiās omnēs convenīre jussērunt et sociōs cōgere coepērunt. <text:s/>Exercitūs nōndum (<text:span text:style-name="T2">not yet</text:span>) proelium commīserant, cum (<text:span text:style-name="T2">when</text:span>) nūntius ā senātū Albānōrum ad rēgem Tullum vēnit. <text:s/>“Tulle,” inquit (said) nūntius, “mē (<text:span text:style-name="T2">me</text:span>) mīsērunt Albānī. <text:s/>Amīcitiam populī Rōmānī petimus, sed adentus exercitūs Rōmānī nōn nōs (<text:span text:style-name="T2">us</text:span>) perterret. <text:s/>Nōn dē victōriā dēspērāmus. <text:s/>Difficile est līberum populum superāre; māgnās cōpiās equestrēs pedestrēsque habēmus, et mīlitēs Albānōrum fortēs integrīque sunt. <text:s/>Sed nōn aequum est multōs amīcōs necāre propter injūriās paucōrum inimīcōrum (<text:span text:style-name="T2">enemies</text:span>).”<text:span text:style-name="T26">{{83}}</text:span></text:p>
      <text:p text:style-name="P61">Tullus nūntium audīvit et respondit, “Inīquum est, et omnēs incolae <text:span text:style-name="T21">Ī</text:span>taliae amīcī esse dēbent (<text:span text:style-name="T2">ought</text:span>). <text:s/>Sed populus Rōmānus prīncipātum et imperium omnis Italiae obtinēre cōnstituit, et Albānī līberī esse cōnstituērunt neque (<text:span text:style-name="T2">and not</text:span>) imperiō populī Rōmānī pārēre. <text:s/>Sed facile est exercitus ā proeliō revocāre et parvum numerum mīlitum jubēre prō (on behalf of, prep. with abl. case) reliquīs dē <text:soft-page-break/>prīncipātū pūgnāre.” <text:s/>Hōc (<text:span text:style-name="T2">this</text:span>) cōnsilium Albānī probāvērunt (<text:span text:style-name="T2">approved</text:span>). <text:s/>In exercitū Rōmānōrum fuērunt trēs (<text:span text:style-name="T2">three</text:span>) fortēs frātrēs, quōs (<text:span text:style-name="T2">whom</text:span>) appellābant Horātiōs. <text:s/>Hōs (<text:span text:style-name="T2">these</text:span>) Tullus jussit prō reliquīs Rōmānīs pūgnāre. <text:s/>Albānī parem numerum frātrum dēlēgērunt (<text:span text:style-name="T2">chose</text:span>), quōs appellābant Cūriātiōs.</text:p>
      <text:p text:style-name="Banner">(Concluded in 163.)</text:p>
      <text:p text:style-name="P61"/>
      <text:p text:style-name="P61">[[Image – Murus et Parta: City Wall and Gate. <text:s/>The Porta Appia in the Aurelian Wall, Rome.]]<text:span text:style-name="T27">{{84}}</text:span></text:p>
      <text:p text:style-name="P61"/>
      <text:p text:style-name="P160">Lesson XXIV.</text:p>
      <text:p text:style-name="Banner">Principal Parts. <text:s/>Perfect Indicative Passive.</text:p>
      <text:p text:style-name="Standard"/>
      <text:p text:style-name="Standard"><text:span text:style-name="T21">138</text:span>. (<text:span text:style-name="T2">a</text:span>) The Principal Parts of a Latin verb are certain forms from which, as starting points, the whole verb may be inflected. <text:s/>In the regular Latin verb the Principal Parts are four in number, three of which have already been met with in the preceding lessons (namely, the present indicative active, the present infinitive active, and the perfect indicative active).</text:p>
      <text:p text:style-name="Standard">(<text:span text:style-name="T2">b</text:span>) The four Principal Parts of model verbs of the several conjugations are as follows:—</text:p>
      <text:p text:style-name="P34"><text:span text:style-name="T2">Conj.<text:tab/>I</text:span>.<text:tab/><text:span text:style-name="T21">amō</text:span><text:tab/><text:span text:style-name="T21">amāre</text:span><text:tab/><text:span text:style-name="T21">amāvī</text:span><text:tab/><text:span text:style-name="T21">amātum</text:span></text:p>
      <text:p text:style-name="P27"><text:span text:style-name="T2">Conj.<text:tab/>II</text:span>.<text:tab/><text:span text:style-name="T21">moneō</text:span><text:tab/><text:span text:style-name="T21">monēre</text:span><text:tab/><text:span text:style-name="T21">monuī</text:span><text:tab/><text:span text:style-name="T21">monitum</text:span></text:p>
      <text:p text:style-name="P27"><text:span text:style-name="T2">Conj.<text:tab/>III</text:span>.<text:tab/><text:span text:style-name="T21">regō</text:span><text:tab/><text:span text:style-name="T21">regere</text:span><text:tab/><text:span text:style-name="T21">rēxī</text:span><text:tab/><text:span text:style-name="T21">rēctum</text:span></text:p>
      <text:p text:style-name="P27"><text:span text:style-name="T2">Conj.<text:tab/>IV</text:span>.<text:tab/><text:span text:style-name="T21">audiō</text:span><text:tab/><text:span text:style-name="T21">audīre</text:span><text:tab/><text:span text:style-name="T21">audīvī</text:span><text:tab/><text:span text:style-name="T21">audītum</text:span></text:p>
      <text:p text:style-name="Standard">The first and second of these principal parts give the <text:span text:style-name="T2">present</text:span> stem and the conjugation; the third gives the <text:span text:style-name="T2">perfect</text:span> stem; the last gives the <text:span text:style-name="T2">participial</text:span> stem (or, as it also called, the <text:span text:style-name="T2">supine</text:span> stem), from which the perfect passive system is formed.</text:p>
      <text:p text:style-name="Standard"/>
      <text:p text:style-name="BannerSecondary"><text:span text:style-name="T21">139</text:span>.<text:tab/><text:tab/>Illustrative Examples.</text:p>
      <text:p text:style-name="P28"><text:span text:style-name="T21">Amātus sum</text:span>,<text:tab/><text:span text:style-name="T2">I have been loved</text:span>,<text:tab/>or<text:tab/><text:span text:style-name="T2">I was loved</text:span>.</text:p>
      <text:p text:style-name="P28"><text:span text:style-name="T21">Amātus es</text:span>,<text:tab/><text:span text:style-name="T2">you</text:span> (s.) <text:span text:style-name="T2">have been loved</text:span>,<text:tab/>or<text:tab/><text:span text:style-name="T2">you were loved</text:span>.</text:p>
      <text:p text:style-name="P28"><text:span text:style-name="T21">Amātus est</text:span>,<text:tab/><text:span text:style-name="T2">he has been loved</text:span>,<text:tab/>or<text:tab/><text:span text:style-name="T2">he was loved</text:span>.</text:p>
      <text:p text:style-name="P28"><text:span text:style-name="T21">Amātī sumus</text:span>,<text:tab/><text:span text:style-name="T2">we have been loved</text:span>,<text:tab/>or<text:tab/><text:span text:style-name="T2">we were loved</text:span>.</text:p>
      <text:p text:style-name="P28"><text:span text:style-name="T21">Amātī estis</text:span>,<text:tab/><text:span text:style-name="T2">you</text:span> (pl.) <text:span text:style-name="T2">have been loved</text:span>,<text:tab/>or<text:tab/><text:span text:style-name="T2">you were loved</text:span>.</text:p>
      <text:p text:style-name="P28"><text:span text:style-name="T21">Amātī sunt</text:span>,<text:tab/><text:span text:style-name="T2">they have been loved</text:span>,<text:tab/>or<text:tab/><text:span text:style-name="T2">they were loved</text:span>.</text:p>
      <text:p text:style-name="Standard">Similarly,</text:p>
      <text:p text:style-name="P28"><text:span text:style-name="T21">Monitus sum</text:span>,<text:tab/><text:span text:style-name="T2">I have been advised</text:span>,<text:tab/>or<text:tab/><text:span text:style-name="T2">I was advised</text:span>.</text:p>
      <text:p text:style-name="P28"><text:span text:style-name="T21">Rēctus sum</text:span>,<text:tab/><text:span text:style-name="T2">I have been ruled</text:span>,<text:tab/>or<text:tab/><text:span text:style-name="T2">I was ruled</text:span>.</text:p>
      <text:p text:style-name="P28"><text:span text:style-name="T21">Audītus sum</text:span>,<text:tab/><text:span text:style-name="T2">I have been heard</text:span>,<text:tab/>or<text:tab/><text:span text:style-name="T2">I was heard</text:span>.<text:span text:style-name="T26">{{85}}</text:span></text:p>
      <text:p text:style-name="BodyHanging"><text:span text:style-name="T2">a</text:span>.<text:tab/>In these compound forms (known as the Perfect Indicative Passive) observe (1) the relation of the first element in each to the principal parts in 138; (2) the use of the present indicative of <text:span text:style-name="T21">sum</text:span> to complete the form; (3) the twofold translation. <text:s/>Compare the twofold translation of the perfect indicative active (101).</text:p>
      <text:p text:style-name="Standard"/>
      <text:p text:style-name="BannerSecondary"><text:span text:style-name="T21">140</text:span>.<text:tab/><text:tab/>Illustrative Examples.</text:p>
      <text:p text:style-name="P188"><text:span text:style-name="T21">Fīlia monita est</text:span>,<text:tab/><text:span text:style-name="T2">the daughter was advised</text:span>.</text:p>
      <text:p text:style-name="P188"><text:span text:style-name="T21">Audītum est</text:span>,<text:tab/><text:span text:style-name="T2">it has been heard</text:span>.</text:p>
      <text:p text:style-name="P188"><text:span text:style-name="T21">Cōpiae collocātae sunt</text:span>,<text:tab/><text:span text:style-name="T2">the troops were stationed</text:span>.</text:p>
      <text:p text:style-name="P188"><text:span text:style-name="T21">Oppida fīrmāta sunt</text:span>,<text:tab/><text:span text:style-name="T2">the towns have been strengthened</text:span>.</text:p>
      <text:p text:style-name="BodyHanging"><text:span text:style-name="T2">a</text:span>.<text:tab/>Observe how the form (known as the Perfect Participle Passive) which is combined with the verb <text:span text:style-name="T21">sum</text:span> to make the perfect indicative passive, changes in gender and number to agree with the subject.</text:p>
      <text:p text:style-name="Standard"/>
      <text:p text:style-name="Standard"><text:soft-page-break/><text:span text:style-name="T21">141</text:span>. There are no uniform or regular ways of forming the perfect indicative passive from either the present or the perfect stem, and recourse must be had to the fourth of the principal parts. <text:s/>But, as a rule,</text:p>
      <text:p text:style-name="P187">verbs whose perfect active ends in <text:span text:style-name="T21">-āvī</text:span><text:tab/>have <text:span text:style-name="T21">-ātus sum</text:span>,</text:p>
      <text:p text:style-name="P187">verbs whose perfect active ends in <text:span text:style-name="T21">-īvī</text:span><text:tab/>have <text:span text:style-name="T21">-ītus sum</text:span>,</text:p>
      <text:p text:style-name="P187">verbs whose perfect active ends in <text:span text:style-name="T21">-uī</text:span><text:tab/>have <text:span text:style-name="T21">-itus sum</text:span>,</text:p>
      <text:p text:style-name="P187">verbs whose perfect active ends in <text:span text:style-name="T21">-sī</text:span> or <text:span text:style-name="T21">-ī</text:span><text:tab/>have <text:span text:style-name="T21">-tus</text:span><text:note text:id="ftn32" text:note-class="footnote"><text:note-citation>32</text:note-citation><text:note-body><text:p text:style-name="Footnote">Where the verb stem ends in a consonant, <text:span text:style-name="T21">-tus</text:span> often becomes <text:span text:style-name="T21">-sus</text:span> or <text:span text:style-name="T21">-xus</text:span>.</text:p></text:note-body></text:note> <text:span text:style-name="T21">sum</text:span><text:span text:style-name="T23">.</text:span></text:p>
      <text:p text:style-name="BodyHanging"/>
      <text:p text:style-name="Standard">The vocabulary which follows gives the principal parts of the most important verbs which have occurred in the previous lessons. <text:s/>Compounds (<text:span text:style-name="T21">redūcō</text:span> and <text:span text:style-name="T21">committō</text:span>) are like simple verbs. <text:s/>For other words the pupil is referred to the general vocabulary at the end of the book.<text:span text:style-name="T26">{{86}}</text:span></text:p>
      <text:p text:style-name="Standard"/>
      <text:p text:style-name="BannerSecondary"><text:span text:style-name="T21">142</text:span>.<text:tab/><text:tab/>Vocabulary.</text:p>
      <text:p text:style-name="Banner"><text:span text:style-name="T2">First Conjugation</text:span>.</text:p>
      <text:p text:style-name="BodyHanging">The verbs hitherto used, like <text:span text:style-name="T21">amō</text:span>, have <text:span text:style-name="T21">-ō</text:span>, <text:span text:style-name="T21">-āre</text:span>, <text:span text:style-name="T21">-āvī</text:span>, <text:span text:style-name="T21">-ātum</text:span>.</text:p>
      <text:p text:style-name="BodyHanging">But <text:span text:style-name="T21">dō</text:span>, <text:span text:style-name="T21">dare</text:span>, <text:span text:style-name="T21">dedī</text:span>, <text:span text:style-name="T21">datum</text:span>.</text:p>
      <text:p text:style-name="Banner"><text:span text:style-name="T2">Second Conjugation</text:span>.</text:p>
      <text:p text:style-name="BodyHanging"><text:span text:style-name="T21">Habeō</text:span> and <text:span text:style-name="T21">terreō</text:span>, like <text:span text:style-name="T21">moneō</text:span>, have <text:span text:style-name="T21">-eō</text:span>, <text:span text:style-name="T21">-ēre</text:span>, <text:span text:style-name="T21">-uī</text:span>, <text:span text:style-name="T21">-itum</text:span>.</text:p>
      <text:p text:style-name="BodyHanging">But<text:tab/><text:span text:style-name="T21">compleō, ēre, complēvī, complētum,</text:span></text:p>
      <text:p text:style-name="P191"><text:tab/>jubeō, ēre, jussī, jussum,</text:p>
      <text:p text:style-name="P191"><text:tab/>moveō, ēre, mōvī, mōtum,</text:p>
      <text:p text:style-name="P191"><text:tab/>video, ēre, vīdī, vīsum.</text:p>
      <text:p text:style-name="P249">Third Conjugation.</text:p>
      <text:p text:style-name="P189"><text:tab/><text:span text:style-name="T21">Cōgnōscō, ere, cōgnōvī, cōgnitum,</text:span></text:p>
      <text:p text:style-name="P189"><text:tab/><text:span text:style-name="T21">cōgō, ere, coēgī, coāctum,</text:span></text:p>
      <text:p text:style-name="P191"><text:tab/>dūcō, ere, dūxī, ductum,</text:p>
      <text:p text:style-name="P191"><text:tab/>gerō, ere, gessī, gestum,</text:p>
      <text:p text:style-name="P191"><text:tab/>mittō, ere, mīsī, missum,</text:p>
      <text:p text:style-name="P191"><text:tab/>petō, ere, petīvī, petītum,</text:p>
      <text:p text:style-name="P191"><text:tab/>pōnō, ere, posuī, positum,</text:p>
      <text:p text:style-name="P191"><text:tab/>relinquō, ere, relīquī, relīctum,</text:p>
      <text:p text:style-name="P191"><text:tab/>trādō, ere, trādidī, trāditum.</text:p>
      <text:p text:style-name="P249">Fourth Conjugation.</text:p>
      <text:p text:style-name="P189"><text:span text:style-name="T21">Mūniō</text:span> and <text:span text:style-name="T21">impediō</text:span>, like <text:span text:style-name="T21">audiō</text:span>, have <text:span text:style-name="T21">-iō</text:span>, <text:span text:style-name="T21">-īre</text:span>, <text:span text:style-name="T21">-īvī</text:span>, <text:span text:style-name="T21">-ītum</text:span>.</text:p>
      <text:p text:style-name="P189">But<text:tab/><text:span text:style-name="T21">veniō</text:span>, <text:span text:style-name="T21">īre</text:span>, <text:span text:style-name="T21">vēnī</text:span>, <text:span text:style-name="T21">ventum</text:span>.</text:p>
      <text:p text:style-name="P189"/>
      <text:p text:style-name="Banner">Exercises</text:p>
      <text:p text:style-name="BannerSecondary"><text:span text:style-name="T21">143</text:span>.<text:tab/><text:tab/>(a) On Conjugations I. and II.</text:p>
      <text:p text:style-name="BannerSecondary"><text:tab/><text:tab/><text:span text:style-name="T21">I</text:span>.</text:p>
      <text:p text:style-name="Standard">1. Oppidum occupātum est. <text:s/>2. Agrī vāstātī sunt. <text:s/>3. Mīlitēs perterritī sunt. <text:s/>4. Sīgnum datum est. <text:s/>5. Belgae superātī sunt. <text:s/>6. Fossa complēta est. <text:s/>7. Vulnerātus sum. <text:s/>8. Servī venīre jussī sunt. <text:s/>9. Servōs venīre jussī. <text:s/>10. Revocātī estis; audīta es. <text:s/>11. Convocātī sumus. <text:s/>12. Proelia nūntiāta sunt. <text:s/>13. Hīberna expūgnāta sunt. <text:s/>14. Equus vulnerātus est. <text:s/>15. Eques vulnerātus est. <text:s/>16. Virī vīsī sunt. <text:s/>17. Castra mōta sunt. <text:s/>18. Britannī permōtī sunt. <text:s/>19. Remōtae sumus. <text:s/>20. Oppida oppūgnāta sunt.</text:p>
      <text:p text:style-name="BannerSecondary"><text:tab/><text:tab/><text:span text:style-name="T21">II</text:span>.</text:p>
      <text:p text:style-name="Standard">1. The province has been laid waste. <text:s/>2. The leading men have been called together. <text:s/>3. The legions were recalled. <text:s/>4. The army was terrified. <text:s/>5. Hostages have been given. <text:s/>6. The camp was filled. <text:s/>7. We were seen. <text:s/>8. You have been ordered. <text:s/>9. The lands were seized. <text:s/>10. They have been wounded. <text:s/>11. <text:soft-page-break/>The camp was moved. <text:s/>12. The allies were alarmed. <text:s/>13. The horse has been removed. <text:s/>14. The cavalry were stationed. <text:s/>15. The place (the town, the camp) was attacked. <text:s/>16. The armies (the troops, the reinforcements) have been conquered.</text:p>
      <text:p text:style-name="BannerSecondary"><text:tab/><text:tab/>(b) On Conjugations III. and IV.</text:p>
      <text:p text:style-name="BannerSecondary"><text:tab/><text:tab/><text:span text:style-name="T21">III</text:span>.</text:p>
      <text:p text:style-name="Standard">1. Cōnsilia cōgnita sunt. <text:s/>2. Bellum gestum est. <text:s/>3. Hīberna mūnīta sunt. <text:s/>4. Cōpiae reductae sunt. <text:s/>5. Multitūdō coācta est. <text:s/>6. Mssus sum; missī estis. <text:s/>7. Proelium commissum est. <text:s/>8. Reducta es; reductae sumus. <text:s/>9. Audītum est; hominēs audītī sunt. <text:s/>10. Praesidum relīctum est; legiōnēs relīctae sunt. <text:s/>11. Rīpa mūnīta est. <text:s/>12. Obsidēs trāditī sunt. <text:s/>13. Auxilium petītum est. <text:s/>14. Exercitus ductus est; exercitūs reductī sunt. <text:s/>15. Iter impedītum est. <text:s/>16. Auxilia missa sunt; impedīmenta missa sunt.<text:span text:style-name="T26">{{88}}</text:span></text:p>
      <text:p text:style-name="BannerSecondary"><text:tab/><text:tab/><text:span text:style-name="T21">IV</text:span>.</text:p>
      <text:p text:style-name="Standard">1. Peace was sought. <text:s/>2. The place has been fortified. <text:s/>3. Scouts have been sent. <text:s/>4. It has been ascertained. <text:s/>5. Troops were collected. <text:s/>6. The legions have been led; I was led. <text:s/>7. A letter was set; letters were sent; we were sent. <text:s/>8. Wars have been waged. <text:s/>9. The plunder was left; the baggage was left. <text:s/>10. The arms have been surrendered. <text:s/>11. The envoys were heard. <text:s/>12. You have been compelled. <text:s/>13. The foot-soldiers have been hindered. <text:s/>14. Messengers were sent. <text:s/>15. The column was led back; the camp was pitched. <text:s/>16. The children were surrendered.</text:p>
      <text:p text:style-name="Standard"/>
      <text:p text:style-name="Banner">—</text:p>
      <text:p text:style-name="Standard"/>
      <text:p text:style-name="Banner">Lesson XXV.</text:p>
      <text:p text:style-name="Banner">Ablative of Agent. <text:s/>Ablative of Means.</text:p>
      <text:p text:style-name="Standard"/>
      <text:p text:style-name="BannerSecondary"><text:span text:style-name="T21">144</text:span>.<text:tab/><text:tab/>Illustrative Examples.</text:p>
      <text:p text:style-name="P192"><text:span text:style-name="T21">Cōpiae agrōs vāstāvērunt</text:span>, <text:tab/><text:span text:style-name="T2">the troops have laid waste the fields</text:span>.</text:p>
      <text:p text:style-name="P192"><text:span text:style-name="T21">Agrī ā cōpiīs vāstātī sunt</text:span>,<text:tab/><text:span text:style-name="T2">the fields have been laid waste by troops</text:span>.</text:p>
      <text:p text:style-name="P192"><text:span text:style-name="T21">Caesar Gallōs superāvit</text:span>, <text:tab/><text:span text:style-name="T2">Caesar conquered the Gauls</text:span>.</text:p>
      <text:p text:style-name="P192"><text:span text:style-name="T21">Gallī ā Caesare superātī sunt</text:span>, <text:tab/><text:span text:style-name="T2">the Gauls were conquered by Caesar</text:span>.</text:p>
      <text:p text:style-name="BodyHanging"><text:span text:style-name="T2">a</text:span>.<text:tab/>Observe that in changing to the passive voice (1) the <text:span text:style-name="T2">object</text:span><text:span text:style-name="T12"> of the active verb becomes the </text:span><text:span text:style-name="T2">subject</text:span><text:span text:style-name="T12"> of the passive verb, and (2) the </text:span><text:span text:style-name="T2">subject</text:span><text:span text:style-name="T12"> of the active verb is expressed by the ablative case governed by the preposition </text:span><text:span text:style-name="T13">ā</text:span><text:span text:style-name="T12"> (or </text:span><text:span text:style-name="T13">ab</text:span><text:span text:style-name="T15">).</text:span></text:p>
      <text:p text:style-name="P179"><text:tab/>This ablative is called the Ablative of the Agent.</text:p>
      <text:p text:style-name="BodyHanging"><text:span text:style-name="T2">b</text:span><text:span text:style-name="T12">.<text:tab/>In what other way also is the preposition </text:span><text:span text:style-name="T13">ā</text:span><text:span text:style-name="T12"> or </text:span><text:span text:style-name="T13">ab</text:span><text:span text:style-name="T12"> translated? (48).</text:span><text:span text:style-name="T26">{{89}}</text:span></text:p>
      <text:p text:style-name="Standard"/>
      <text:p text:style-name="BannerSecondary"><text:span text:style-name="T21">145</text:span>.<text:tab/><text:tab/>Illustrative Examples.</text:p>
      <text:p text:style-name="P193"><text:span text:style-name="T21">Fossa aquā complēta est</text:span>,<text:tab/><text:span text:style-name="T2">the trench was filled with water</text:span>.</text:p>
      <text:p text:style-name="P193"><text:span text:style-name="T21">Locus fossā mūnītus est</text:span>,<text:tab/><text:span text:style-name="T2">the place was protected by a trench</text:span>.</text:p>
      <text:p text:style-name="P193"><text:span text:style-name="T21">Māgnitūdine perīculī permōtī sunt</text:span>,<text:tab/><text:span text:style-name="T2">they were influenced by the greatness of the danger</text:span>.</text:p>
      <text:p text:style-name="BodyHanging"><text:span text:style-name="T2">a</text:span>.<text:tab/>Observe how the ablative without a preposition is used to express that <text:span text:style-name="T2">by means of which</text:span><text:span text:style-name="T12"> something is done. <text:s/>This is called the Ablative of the Means or Instrument. <text:s/>In English sometimes </text:span><text:span text:style-name="T2">by</text:span><text:span text:style-name="T12"> and sometimes </text:span><text:span text:style-name="T2">with</text:span><text:span text:style-name="T12"> is the preposition used.</text:span></text:p>
      <text:p text:style-name="BodyHanging"><text:span text:style-name="T2">b</text:span><text:span text:style-name="T12">.<text:tab/>In what other ways may </text:span><text:span text:style-name="T2">with</text:span><text:span text:style-name="T12"> and </text:span><text:span text:style-name="T2">by</text:span><text:span text:style-name="T12"> be translated into Latin? <text:s/>(47 and 144).</text:span></text:p>
      <text:p text:style-name="Standard"/>
      <text:p text:style-name="BannerSecondary"><text:span text:style-name="T21">146</text:span>.<text:tab/><text:tab/>Illustrative Examples.</text:p>
      <text:p text:style-name="P170"><text:span text:style-name="T21">Britannia est īnsula</text:span>,<text:tab/><text:span text:style-name="T2">Britain is an island</text:span>.</text:p>
      <text:p text:style-name="P170"><text:span text:style-name="T21">Īnsula Britannia appellāta est</text:span>,<text:tab/><text:span text:style-name="T2">the island was called Britain</text:span>.</text:p>
      <text:p text:style-name="P170"><text:span text:style-name="T21">Māgnus appellāta est</text:span>,<text:tab/><text:span text:style-name="T2">he was called great</text:span>.</text:p>
      <text:p text:style-name="P170"><text:span text:style-name="T21">Caesar rēx nōn factus est</text:span>,<text:tab/><text:span text:style-name="T2">Caesar was not made king</text:span>.</text:p>
      <text:p text:style-name="BodyHanging"><text:span text:style-name="T2">a</text:span>.<text:tab/>Observe that a predicate nominative (noun or adjective) may follow the passive voice of certain <text:soft-page-break/>verbs, such as verbs of <text:span text:style-name="T2">calling</text:span>, <text:span text:style-name="T2">choosing,</text:span> <text:span text:style-name="T2">making,</text:span> and <text:span text:style-name="T2">regarding,</text:span> as well as the verb <text:span text:style-name="T21">sum</text:span><text:span text:style-name="T23">. <text:s/></text:span><text:span text:style-name="T23">(Compare 54.)</text:span></text:p>
      <text:p text:style-name="P173"/>
      <text:p text:style-name="Standard">[[Image – Fossa et Vallum: Trench and Rampart.]]<text:span text:style-name="T26">{{90}}</text:span></text:p>
      <text:p text:style-name="Standard"/>
      <text:p text:style-name="Standard"><text:span text:style-name="T21">147</text:span><text:span text:style-name="T23">.</text:span><text:tab/><text:tab/>Vocabulary.</text:p>
      <text:section text:style-name="Sect1" text:name="Section95">
        <text:p text:style-name="Vocabulary"><text:span text:style-name="T21">cēdō, ere, cessī, cessum</text:span>,<text:tab/><text:span text:style-name="T2">give way, retire</text:span>.</text:p>
        <text:p text:style-name="Vocabulary"><text:span text:style-name="T21">com-pellō, ere, -pulī, -pulsum</text:span>,<text:tab/><text:span text:style-name="T2">drive</text:span> (<text:span text:style-name="T2">together</text:span>).</text:p>
        <text:p text:style-name="Vocabulary"><text:span text:style-name="T21">com-cēdō, ere, -cessī, -ductum</text:span>,<text:tab/><text:span text:style-name="T2">great, yield</text:span>.</text:p>
        <text:p text:style-name="Vocabulary"><text:span text:style-name="T21">ē-dūcō, ere, -dūxī, -ductum</text:span>,<text:tab/><text:span text:style-name="T2">lead out</text:span>.</text:p>
        <text:p text:style-name="Vocabulary"><text:span text:style-name="T21">ē-mittō, ere, -mīsī, -missum</text:span>,<text:tab/><text:span text:style-name="T2">send out</text:span>.</text:p>
        <text:p text:style-name="Vocabulary"><text:span text:style-name="T21">ex-cēdō, ere, -cessī, -cessum</text:span>,<text:tab/><text:span text:style-name="T2">withdraw</text:span>.</text:p>
        <text:p text:style-name="Vocabulary"><text:span text:style-name="T21">ex-pellō, ere, -pulī, -pulsum</text:span>,<text:tab/><text:span text:style-name="T2">drive out</text:span>.</text:p>
        <text:p text:style-name="Vocabulary"><text:span text:style-name="T21">pellō, ere, pepulī, pulsum</text:span>,<text:tab/><text:span text:style-name="T2">drive back, repulse</text:span>.</text:p>
        <text:p text:style-name="Vocabulary"><text:span text:style-name="T21">vāllum, ī</text:span>, n.,<text:tab/><text:span text:style-name="T2">wall, rampart</text:span>.</text:p>
      </text:section>
      <text:p text:style-name="Standard">N.B.—Observe that the use of <text:span text:style-name="T21">ē</text:span> or <text:span text:style-name="T21">ex</text:span> in compounds, with the force of <text:span text:style-name="T2">out</text:span><text:span text:style-name="T12">. <text:s/>Also note the difference in form between </text:span><text:span text:style-name="T13">pellō</text:span><text:span text:style-name="T12"> and its compounds in the perfect active.</text:span></text:p>
      <text:p text:style-name="P115"/>
      <text:p text:style-name="Banner">Exercises.</text:p>
      <text:p text:style-name="BannerSecondary"><text:span text:style-name="T13">148</text:span><text:span text:style-name="T12">.<text:tab/><text:tab/></text:span><text:span text:style-name="T13">I</text:span><text:span text:style-name="T12">.</text:span></text:p>
      <text:p text:style-name="Standard"><text:span text:style-name="T12">1. Obsidēs ā Gallīs Caesarī datī sunt; obsidēs ā Galliā ad </text:span><text:span text:style-name="T15">Ī</text:span><text:span text:style-name="T12">taliam missī sunt. <text:s/>2. Castra lātō vallō et duplicī fossā ā mīlitibus mūnīta sunt. <text:s/>3. Ab opere revocātus sum; ā prīncipibus rēx appellātus es. <text:s/>4. Ex silvīs ab equitibus expulsī sumus. <text:s/>5. Altitūdine mūrōrum repulsī sumus. <text:s/>6. Per servōs</text:span><text:span text:style-name="T12"><text:note text:id="ftn33" text:note-class="footnote"><text:note-citation>33</text:note-citation><text:note-body><text:p text:style-name="Footnote">Per with the accusative is frequently used to express the person through whom anything is done, that is, secondary agent. <text:s/>it is so used with both the active and the passive voice.</text:p></text:note-body></text:note></text:span><text:span text:style-name="T12"> Caesar discessum Gallōrum cōgnōvit. <text:s/>7. Ā Caesare per explōrātōrēs cōgnitum est. <text:s/>8. Fugā sociōrum permōtī sunt. <text:s/>9. Cōpiae pulsae sunt; cēdere coāctae sunt. <text:s/>11. Jussī estis ā lēgātō ex proeliō excēdere. <text:s/>12. Legiō longō itinere</text:span><text:span text:style-name="T12"><text:note text:id="ftn34" text:note-class="footnote"><text:note-citation>34</text:note-citation><text:note-body><text:p text:style-name="Footnote">The route by which one goes in included under the Ablative of Means.</text:p></text:note-body></text:note></text:span><text:span text:style-name="T12"> ēdicta est; māgnīs itineribus ad ōceanum pervēnit. <text:s/>13. Cum omnī equitātū ā rēge ēmissus est. <text:s/>14. Praeda mīlitibus</text:span><text:span text:style-name="T26">{{91}}</text:span><text:span text:style-name="T12"> concessa est. <text:s/>15. In flūmen ā Germānīs compulsī sunt. <text:s/>16. Adventū cōpiārum perterrita est. <text:s/>17. Jussus sum ā lēgātō omnēs cōpiās ex hībernīs ēducere.</text:span></text:p>
      <text:p text:style-name="BannerSecondary"><text:tab/><text:tab/><text:span text:style-name="T21">II</text:span><text:span text:style-name="T23">.</text:span></text:p>
      <text:p text:style-name="P107">1. Envoys were sent by Caesar; they came from the province. <text:s/>2. The walls were filled with men; the trench was filled by the men. <text:s/>3. They were terrified by the departure of the leading men. <text:s/>4. They were driven back by the cavalry; they were repulsed by the fortifications. <text:s/>5. The troops repulsed the Britons from the ramparts. <text:s/>6. The place was called Rome; the inhabitants were called Romans. <text:s/>7. The land was laid waste by the Germans. <text:s/>8. We have been called friends by the senate of the Roman people. <text:s/>9. We have been driven out of (our) lands by the senate and the Roman people. <text:s/>10. The town was fortified by the inhabitants with a wall and a trench. <text:s/>11. You were compelled by the king's son to grant land to all the leading men. <text:s/>12. All the cattle were led out by the lieutenant. <text:s/>14. He sent out the cavalry by the left gate. <text:s/>15. We were not ordered by Caesar to retire with the rest of the army. <text:s/>16. All the towns were taken by storm by the Roman armies. <text:s/>17. We were alarmed by the scarcity of grain.</text:p>
      <text:p text:style-name="Standard"/>
      <text:p text:style-name="Banner">—</text:p>
      <text:p text:style-name="Standard"/>
      <text:p text:style-name="Banner">Lesson XXVI.</text:p>
      <text:p text:style-name="Banner">Imperfect Indicative of <text:span text:style-name="T21">sum</text:span>. <text:s/>Pluperfect Indicative Passive.</text:p>
      <text:p text:style-name="Standard"/>
      <text:p text:style-name="Standard"><text:span text:style-name="T21">149</text:span>. The Imperfect Indicative of the irregular verb <text:span text:style-name="T21">sum</text:span><text:span text:style-name="T23"> has not the </text:span><text:span text:style-name="T21">-ba-</text:span><text:span text:style-name="T23"> which in the four regular conjugations is characteristic of that tense.</text:span><text:span text:style-name="T28">{{92}}</text:span></text:p>
      <text:p text:style-name="P248">Paradigm.</text:p>
      <text:p text:style-name="Banner"><text:span text:style-name="T23">Imperfect Indicative of </text:span><text:span text:style-name="T21">sum</text:span><text:span text:style-name="T23">. </text:span></text:p>
      <text:p text:style-name="P110"><text:tab/>Singular.<text:tab/><text:tab/>Plural.</text:p>
      <text:p text:style-name="P124"><text:soft-page-break/><text:span text:style-name="T23">1.<text:tab/>eram,<text:tab/></text:span><text:span text:style-name="T6">I was</text:span><text:span text:style-name="T23"> (</text:span><text:span text:style-name="T6">I used to be</text:span><text:span text:style-name="T23">).<text:tab/>erāmus,<text:tab/></text:span><text:span text:style-name="T6">we were</text:span><text:span text:style-name="T23">.</text:span></text:p>
      <text:p text:style-name="P124"><text:span text:style-name="T23">2.<text:tab/>erās<text:tab/></text:span><text:span text:style-name="T6">you were</text:span><text:span text:style-name="T23">.<text:tab/>erātis,<text:tab/></text:span><text:span text:style-name="T6">you were</text:span><text:span text:style-name="T23">.</text:span></text:p>
      <text:p text:style-name="P124"><text:span text:style-name="T23">3.<text:tab/>erat,<text:tab/></text:span><text:span text:style-name="T6">he</text:span><text:span text:style-name="T23"> (</text:span><text:span text:style-name="T6">she</text:span><text:span text:style-name="T23"> or </text:span><text:span text:style-name="T6">it</text:span><text:span text:style-name="T23">) </text:span><text:span text:style-name="T6">was</text:span><text:span text:style-name="T23">.<text:tab/>erant,<text:tab/></text:span><text:span text:style-name="T6">they were</text:span><text:span text:style-name="T23">.</text:span></text:p>
      <text:p text:style-name="P107"/>
      <text:p text:style-name="Standard"><text:span text:style-name="T21">150</text:span><text:span text:style-name="T23">. Review the formation of the pluperfect indicative active (128) and of the perfect indicative passive (139) before learning the following paradigms of the pluperfect indicative passive.</text:span></text:p>
      <text:p text:style-name="P107"/>
      <text:p text:style-name="P248">Paradigms</text:p>
      <text:p text:style-name="P248">Pluperfect Indicative Passive.</text:p>
      <text:p text:style-name="P248">First Conjugation.</text:p>
      <text:p text:style-name="P113"><text:tab/>Singular.<text:tab/>Plural.</text:p>
      <text:p text:style-name="P51">1.<text:tab/>amātus eram (<text:span text:style-name="T2">I had been loved</text:span>)<text:tab/>amātī erāmus</text:p>
      <text:p text:style-name="P51">2.<text:tab/>amātus erās<text:tab/>amātī erātis</text:p>
      <text:p text:style-name="P51">3.<text:tab/>amātus erat<text:tab/>amātī erant</text:p>
      <text:p text:style-name="P107">Similarly,</text:p>
      <text:p text:style-name="P111"><text:tab/><text:span text:style-name="T2">Second Conjugation</text:span>.<text:tab/>monitus eram.</text:p>
      <text:p text:style-name="P111"><text:tab/><text:span text:style-name="T2">Third Conjugation</text:span>.<text:tab/>rēctus eram</text:p>
      <text:p text:style-name="P111"><text:tab/><text:span text:style-name="T2">Fourth Conjugation</text:span>.<text:tab/>audītus eram</text:p>
      <text:p text:style-name="BodyHanging"><text:span text:style-name="T2">a</text:span>.<text:tab/>How far does the pluperfect indicative passive resemble in form the pluperfect indicative active? <text:s/>How far does it resemble the perfect indicative passive? <text:s/>The changes in gender and number noted in 140 are found in the pluperfect tense also.</text:p>
      <text:p text:style-name="P173"/>
      <text:p text:style-name="BannerSecondary"><text:span text:style-name="T21">151</text:span>.<text:tab/><text:tab/>Illustrative Examples.</text:p>
      <text:p text:style-name="P112"><text:tab/><text:span text:style-name="T21">Missus est</text:span>,<text:tab/><text:span text:style-name="T2">he was </text:span>(or <text:span text:style-name="T2">has been</text:span>) <text:span text:style-name="T2">sent</text:span>.</text:p>
      <text:p text:style-name="P112"><text:tab/><text:span text:style-name="T21">Rōmānus est</text:span>,<text:tab/><text:span text:style-name="T2">he is a Roman</text:span>.</text:p>
      <text:p text:style-name="P112"><text:tab/><text:span text:style-name="T21">Jussī sunt</text:span>,<text:tab/><text:span text:style-name="T2">they were ordered</text:span>.</text:p>
      <text:p text:style-name="P112"><text:tab/><text:span text:style-name="T21">Fortēs sunt</text:span>,<text:tab/><text:span text:style-name="T2">they are brave</text:span>.</text:p>
      <text:p text:style-name="P112"><text:tab/><text:span text:style-name="T21">Missus erat</text:span>,<text:tab/><text:span text:style-name="T2">he had been sent</text:span>.</text:p>
      <text:p text:style-name="P112"><text:tab/><text:span text:style-name="T21">Rōmānus erat</text:span>.<text:tab/><text:span text:style-name="T2">he was a Roman</text:span>.<text:span text:style-name="T26">{{93}}</text:span></text:p>
      <text:p text:style-name="BodyHanging">a.<text:tab/>Observe the difference in translation according as the predicate of the verb sum is the perfect participle passive or is an adjective or noun.</text:p>
      <text:p text:style-name="P107"/>
      <text:p text:style-name="P107"><text:span text:style-name="T21">152</text:span>.<text:tab/><text:tab/>Vocabulary.</text:p>
      <text:section text:style-name="Sect1" text:name="Section96">
        <text:p text:style-name="Vocabulary"><text:span text:style-name="T21">ad-dūcō</text:span>, <text:span text:style-name="T21">ere</text:span>, <text:span text:style-name="T21">-dūxī</text:span>, <text:span text:style-name="T21">-ductum</text:span>,<text:tab/><text:span text:style-name="T2">bring</text:span>; <text:span text:style-name="T2">influence</text:span>.</text:p>
        <text:p text:style-name="Vocabulary"><text:span text:style-name="T21">circum-veniō</text:span>, <text:span text:style-name="T21">īre</text:span>, <text:span text:style-name="T21">-vēnī</text:span>, <text:span text:style-name="T21">-ventum</text:span>,<text:tab/><text:span text:style-name="T2">surround</text:span>.</text:p>
        <text:p text:style-name="Vocabulary"><text:span text:style-name="T21">cōn-sistō</text:span>, <text:span text:style-name="T21">ere</text:span>, <text:span text:style-name="T21">-stitī</text:span>,<text:tab/><text:span text:style-name="T2">take up position, halt</text:span>.</text:p>
        <text:p text:style-name="Vocabulary"><text:span text:style-name="T21">dubitō</text:span>, <text:span text:style-name="T21">āre</text:span>, <text:span text:style-name="T21">āvī</text:span>, <text:span text:style-name="T21">ātum</text:span>,<text:tab/><text:span text:style-name="T2">hesitate, have doubts</text:span>.</text:p>
        <text:p text:style-name="Vocabulary"><text:span text:style-name="T21">faciō</text:span>, <text:span text:style-name="T21">ere</text:span>, <text:span text:style-name="T21">fēcī</text:span>, <text:span text:style-name="T21">factum</text:span>,<text:tab/><text:span text:style-name="T2">do, make</text:span>.</text:p>
        <text:p text:style-name="Vocabulary"><text:span text:style-name="T21">impetus</text:span>, <text:span text:style-name="T21">ūs</text:span>, m.,<text:tab/><text:span text:style-name="T2">attack, onset</text:span>.</text:p>
        <text:p text:style-name="Vocabulary"><text:span text:style-name="T21">īn-struō</text:span>, <text:span text:style-name="T21">ere</text:span>, <text:span text:style-name="T21">-strūxī</text:span>, <text:span text:style-name="T21">-strūctum</text:span>,<text:tab/><text:span text:style-name="T2">draw up, arrange</text:span>.</text:p>
        <text:p text:style-name="Vocabulary"><text:span text:style-name="T21">mīlitāris</text:span>, <text:span text:style-name="T21">e</text:span>, <text:tab/><text:span text:style-name="T2">military</text:span>.</text:p>
        <text:p text:style-name="Vocabulary"><text:span text:style-name="T21">sus-tineō</text:span>, <text:span text:style-name="T21">ēre</text:span>, <text:span text:style-name="T21">-tinuī</text:span>, <text:span text:style-name="T21">-tentum</text:span>,<text:tab/><text:span text:style-name="T2">withstand, sustain, endure</text:span>.</text:p>
        <text:p text:style-name="Vocabulary"><text:span text:style-name="T21">ūsus</text:span>, <text:span text:style-name="T21">ūs</text:span>, m.,<text:tab/><text:span text:style-name="T2">experience</text:span>.</text:p>
      </text:section>
      <text:p text:style-name="Vocabulary"><text:span text:style-name="T2">Phrases</text:span>:</text:p>
      <text:p text:style-name="Vocabulary"><text:span text:style-name="T21">impetum faciō</text:span>,<text:note text:id="ftn35" text:note-class="footnote"><text:note-citation>35</text:note-citation><text:note-body><text:p text:style-name="Footnote">With this phrase <text:span text:style-name="T2">on</text:span><text:span text:style-name="T12"> is to be translated by </text:span><text:span text:style-name="T13">in</text:span><text:span text:style-name="T15"> with the accusative.</text:span></text:p></text:note-body></text:note><text:tab/><text:span text:style-name="T2">make an attack</text:span>.</text:p>
      <text:p text:style-name="Vocabulary"><text:span text:style-name="T21">mīlitāris ūsus</text:span>,<text:tab/><text:span text:style-name="T2">experience in war</text:span>.</text:p>
      <text:p text:style-name="P107"/>
      <text:p text:style-name="Banner">Exercises.</text:p>
      <text:p text:style-name="BannerSecondary"><text:span text:style-name="T21">153</text:span>.<text:tab/><text:tab/><text:span text:style-name="T13">I</text:span><text:span text:style-name="T12">.</text:span></text:p>
      <text:p text:style-name="P107">1. Pāx ā senātū facta erat; senātus pācem fēcerat. <text:s/>2. Locus erat idōneus; locus idōneus mūnītus erat. <text:s/><text:soft-page-break/>3. Proelium committere dubitāverātis. <text:s/>4. Inopiā frūmentī adductus eram. <text:s/>5. Mīlitārem ūsum habēbat. <text:s/>6. Fossa erat ante oppidum. <text:s/>7. Mīlitēs in dextrō cornū cōnstiterant. <text:s/>8. Circumventī sumus; circumventī erāmus. <text:s/>9. Impetus ab omnibus equitibus factus erat. <text:s/>10. Equitātum peditātumque īnstrūxerat; cōpiae equitātūs peditātūsque īnstrūctae erant. <text:s/>11. Castra parva erant. <text:s/>12. Silva est inter flūmina. <text:s/>13. Impetum cum fortitūdine sustinuimus. <text:s/>14. Vir fortis erat; vir fortis erat appellātus. <text:s/>15. Homō sum. <text:s/>16. Facile est; difficile erat. <text:s/>17. Coeperant in māgnō perīculō esse.<text:span text:style-name="T26">{{94}}</text:span></text:p>
      <text:p text:style-name="BannerSecondary"><text:tab/><text:tab/><text:span text:style-name="T21">II</text:span>.</text:p>
      <text:p text:style-name="P107">1. He was a slave; the slave was made king. <text:s/>2. They had brought hostages to Caesar; hostages had been brought. <text:s/>3. The column had been compelled to halt. <text:s/>4. He had had doubts about the column. <text:s/>5. The columns had been surrounded by the cavalry. <text:s/>6. The allies used to be free. <text:s/>7. You had had great experience. <text:s/>8. All the rest of the Belgians were in arms. <text:s/>9. The military standards had been left behind. <text:s/>10. I had been ordered to draw up the forces; the forces had been drawn up. <text:s/>11. We were in Caesar's army. <text:s/>12. Messengers were sent from all the villages. <text:s/>13. It was not right. <text:s/>14. It had not been done by the boys. <text:s/>15. An attack has been made; we made an attack. <text:s/>16. You had withstood the legions. <text:s/>17. There was a great abundance of cattle.</text:p>
      <text:p text:style-name="P107"/>
      <text:p text:style-name="P107">[[Image: – Signa Militaria: Military Standards.]]<text:span text:style-name="T26">{{95}}</text:span></text:p>
      <text:p text:style-name="P107"/>
      <text:p text:style-name="Banner">Lesson XXVII.</text:p>
      <text:p text:style-name="Banner">Fifth Declension. <text:s/>Ordinal Numerals.</text:p>
      <text:p text:style-name="P107"/>
      <text:p text:style-name="P107"><text:span text:style-name="T21">154</text:span>. (<text:span text:style-name="T2">a</text:span>) Nouns of the fifth declension have their genitive singular in <text:span text:style-name="T21">-eī.</text:span> <text:s/>Nouns of this declension are feminine, with the exception of <text:span text:style-name="T21">diēs</text:span> and its compound <text:span text:style-name="T21">merīdiēs</text:span>, which are masculine.</text:p>
      <text:p text:style-name="P107">(<text:span text:style-name="T2">b</text:span>) Most nouns of this declension are used only in the singular; a few are occasionally found also in the nominative and accusative plural. <text:s/><text:span text:style-name="T21">Diēs</text:span> and <text:span text:style-name="T21">rēs</text:span> alone exhibit the complete declension.</text:p>
      <text:p text:style-name="P107"/>
      <text:p text:style-name="BannerSecondary"><text:span text:style-name="T21">155</text:span>.<text:tab/><text:tab/>Paradigms.</text:p>
      <text:p text:style-name="Banner">Fifth declension.</text:p>
      <text:p text:style-name="Banner">Singular.</text:p>
      <text:p text:style-name="P30"><text:span text:style-name="T6">Nom.</text:span><text:span text:style-name="T23"><text:tab/>diēs (</text:span><text:span text:style-name="T6">day</text:span><text:span text:style-name="T23">)<text:tab/>rēs (</text:span><text:span text:style-name="T6">thing</text:span><text:span text:style-name="T23">)<text:tab/></text:span><text:span text:style-name="T21">-ēs</text:span></text:p>
      <text:p text:style-name="P29"><text:span text:style-name="T2">Gen</text:span>.<text:tab/>diēī<text:tab/>reī<text:tab/><text:span text:style-name="T21">-ēī</text:span> (<text:span text:style-name="T21">eī</text:span>)</text:p>
      <text:p text:style-name="P29"><text:span text:style-name="T2">Dat</text:span>.<text:tab/>diēī<text:tab/>reī<text:tab/><text:span text:style-name="T21">-ēī</text:span> (<text:span text:style-name="T21">eī</text:span>)</text:p>
      <text:p text:style-name="P29"><text:span text:style-name="T2">Acc</text:span>.<text:tab/>diem<text:tab/>rem<text:tab/><text:span text:style-name="T21">-em</text:span></text:p>
      <text:p text:style-name="P29"><text:span text:style-name="T2">Voc</text:span>.<text:tab/>diēs<text:tab/>rēs<text:tab/><text:span text:style-name="T21">-ēs</text:span></text:p>
      <text:p text:style-name="P29"><text:span text:style-name="T2">Abl</text:span>.<text:tab/>diē<text:tab/>rē<text:tab/><text:span text:style-name="T21">-ē</text:span></text:p>
      <text:p text:style-name="Banner">Plural.</text:p>
      <text:p text:style-name="P29"><text:span text:style-name="T2">Nom.</text:span><text:tab/>diēs <text:tab/>rēs <text:tab/><text:span text:style-name="T21">-ēs</text:span></text:p>
      <text:p text:style-name="P29"><text:span text:style-name="T2">Gen</text:span>.<text:tab/>diērum<text:tab/>rērum<text:tab/><text:span text:style-name="T21">-ērum</text:span></text:p>
      <text:p text:style-name="P29"><text:span text:style-name="T2">Dat</text:span>.<text:tab/>diēbus<text:tab/>rebus<text:tab/><text:span text:style-name="T21">-ēbus</text:span></text:p>
      <text:p text:style-name="P29"><text:span text:style-name="T2">Acc</text:span>.<text:tab/>diēs<text:tab/>rēs<text:tab/><text:span text:style-name="T21">-ēs</text:span></text:p>
      <text:p text:style-name="P29"><text:span text:style-name="T2">Voc</text:span>.<text:tab/>diēs<text:tab/>rēs<text:tab/><text:span text:style-name="T21">-ēs</text:span></text:p>
      <text:p text:style-name="P29"><text:span text:style-name="T2">Abl</text:span>.<text:tab/>diēbus<text:tab/>rēbus<text:tab/><text:span text:style-name="T21">-ēbus</text:span></text:p>
      <text:p text:style-name="P184">a<text:span text:style-name="T12">.<text:tab/>Note that in the genitive and dative singular, the ending is </text:span><text:span text:style-name="T13">-ēī</text:span><text:span text:style-name="T12"> after a vowel, but </text:span><text:span text:style-name="T13">-eī</text:span><text:span text:style-name="T12"> after a consnant.</text:span></text:p>
      <text:p text:style-name="P107"/>
      <text:p text:style-name="P107"><text:span text:style-name="T21">156</text:span>. (<text:span text:style-name="T2">a</text:span><text:span text:style-name="T12">) The ordinal numerals (denoting </text:span><text:span text:style-name="T2">first</text:span><text:span text:style-name="T12">, </text:span><text:span text:style-name="T2">second</text:span><text:span text:style-name="T12">, </text:span><text:span text:style-name="T2">third</text:span><text:span text:style-name="T12">, etc.) are declinable, like other adjectives in Latin, and agree in gender, number, and case with the nouns</text:span><text:span text:style-name="T26">{{96}}</text:span><text:span text:style-name="T12"> they qualify. <text:s/>They are all of the first and second declensions, like </text:span><text:span text:style-name="T13">bonus</text:span><text:span text:style-name="T12"> (65).</text:span></text:p>
      <text:p text:style-name="P118">(b) The following ordinals should be learned first; a more complete list is given in 524.</text:p>
      <text:section text:style-name="Sect1" text:name="Section45">
        <text:p text:style-name="BodyHanging"><text:span text:style-name="T13">prīmus</text:span><text:span text:style-name="T12">, </text:span><text:span text:style-name="T13">a</text:span><text:span text:style-name="T12">, </text:span><text:span text:style-name="T13">um</text:span><text:span text:style-name="T12">,<text:tab/></text:span><text:span text:style-name="T2">first</text:span><text:span text:style-name="T12">.</text:span></text:p>
        <text:p text:style-name="BodyHanging"><text:span text:style-name="T13">secundus</text:span><text:span text:style-name="T12">, </text:span><text:span text:style-name="T13">a</text:span><text:span text:style-name="T12">, </text:span><text:span text:style-name="T13">um</text:span><text:span text:style-name="T12">,<text:tab/></text:span><text:span text:style-name="T2">second</text:span><text:span text:style-name="T12">.</text:span></text:p>
        <text:p text:style-name="BodyHanging"><text:soft-page-break/><text:span text:style-name="T13">terius</text:span><text:span text:style-name="T12">, </text:span><text:span text:style-name="T13">a</text:span><text:span text:style-name="T12">, </text:span><text:span text:style-name="T13">um</text:span><text:span text:style-name="T12">,<text:tab/></text:span><text:span text:style-name="T2">third</text:span><text:span text:style-name="T12">.</text:span></text:p>
        <text:p text:style-name="BodyHanging"><text:span text:style-name="T13">quārtus</text:span><text:span text:style-name="T12">, </text:span><text:span text:style-name="T13">a</text:span><text:span text:style-name="T12">, </text:span><text:span text:style-name="T13">um</text:span><text:span text:style-name="T12">,<text:tab/></text:span><text:span text:style-name="T2">fourth</text:span><text:span text:style-name="T12">.</text:span></text:p>
        <text:p text:style-name="BodyHanging"><text:span text:style-name="T13">quīntus</text:span><text:span text:style-name="T12">, </text:span><text:span text:style-name="T13">a</text:span><text:span text:style-name="T12">, </text:span><text:span text:style-name="T13">um</text:span><text:span text:style-name="T12">,<text:tab/></text:span><text:span text:style-name="T2">fifth</text:span><text:span text:style-name="T12">.</text:span></text:p>
        <text:p text:style-name="BodyHanging"><text:span text:style-name="T13">sextus</text:span><text:span text:style-name="T12">, </text:span><text:span text:style-name="T13">a</text:span><text:span text:style-name="T12">, </text:span><text:span text:style-name="T13">um</text:span><text:span text:style-name="T12">,<text:tab/></text:span><text:span text:style-name="T2">sixth</text:span><text:span text:style-name="T12">.</text:span></text:p>
        <text:p text:style-name="BodyHanging"><text:span text:style-name="T13">septimus</text:span><text:span text:style-name="T12">, </text:span><text:span text:style-name="T13">a</text:span><text:span text:style-name="T12">, </text:span><text:span text:style-name="T13">um</text:span><text:span text:style-name="T12">,<text:tab/></text:span><text:span text:style-name="T2">seventh</text:span><text:span text:style-name="T12">.</text:span></text:p>
        <text:p text:style-name="BodyHanging"><text:span text:style-name="T13">octāvus</text:span><text:span text:style-name="T12">, </text:span><text:span text:style-name="T13">a</text:span><text:span text:style-name="T12">, </text:span><text:span text:style-name="T13">um</text:span><text:span text:style-name="T12">,<text:tab/></text:span><text:span text:style-name="T2">eighth</text:span><text:span text:style-name="T12">.</text:span></text:p>
        <text:p text:style-name="BodyHanging"><text:span text:style-name="T13">nōnus</text:span><text:span text:style-name="T12">, </text:span><text:span text:style-name="T13">a</text:span><text:span text:style-name="T12">, </text:span><text:span text:style-name="T13">um</text:span><text:span text:style-name="T12">,<text:tab/></text:span><text:span text:style-name="T2">ninth</text:span><text:span text:style-name="T12">.</text:span></text:p>
        <text:p text:style-name="BodyHanging"><text:span text:style-name="T13">decimus</text:span><text:span text:style-name="T12">, </text:span><text:span text:style-name="T13">a</text:span><text:span text:style-name="T12">, </text:span><text:span text:style-name="T13">um</text:span><text:span text:style-name="T12">,<text:tab/></text:span><text:span text:style-name="T2">tenth</text:span><text:span text:style-name="T12">.</text:span></text:p>
      </text:section>
      <text:p text:style-name="P179"/>
      <text:p text:style-name="BannerSecondary"><text:span text:style-name="T13">157</text:span><text:span text:style-name="T12">.<text:tab/><text:tab/>Vocabulary.</text:span></text:p>
      <text:section text:style-name="Sect1" text:name="Section46">
        <text:p text:style-name="Vocabulary"><text:span text:style-name="T13">aciēs</text:span><text:span text:style-name="T12">, </text:span><text:span text:style-name="T13">ēī</text:span><text:span text:style-name="T12">, f.,<text:tab/></text:span><text:span text:style-name="T2">line of battle, line</text:span><text:span text:style-name="T12">.</text:span></text:p>
        <text:p text:style-name="Vocabulary"><text:span text:style-name="T13">diēs</text:span><text:span text:style-name="T12">, </text:span><text:span text:style-name="T13">ēī</text:span><text:span text:style-name="T12">, m.,<text:tab/></text:span><text:span text:style-name="T2">day</text:span><text:span text:style-name="T12">.</text:span></text:p>
        <text:p text:style-name="Vocabulary"><text:span text:style-name="T13">fidēs</text:span><text:span text:style-name="T12">, </text:span><text:span text:style-name="T13">eī</text:span><text:span text:style-name="T12">, f.<text:tab/></text:span><text:span text:style-name="T2">faith, faithfulness, fidelity</text:span><text:span text:style-name="T12">.</text:span></text:p>
        <text:p text:style-name="Vocabulary"><text:span text:style-name="T13">hōra</text:span><text:span text:style-name="T12">, </text:span><text:span text:style-name="T13">ae</text:span><text:span text:style-name="T12">, f.,<text:tab/></text:span><text:span text:style-name="T2">hour</text:span><text:span text:style-name="T12">.</text:span></text:p>
        <text:p text:style-name="Vocabulary"><text:span text:style-name="T13">merīdiēs</text:span><text:span text:style-name="T12">, </text:span><text:span text:style-name="T13">ēī</text:span><text:span text:style-name="T12">, m.,<text:tab/></text:span><text:span text:style-name="T2">midday, noon</text:span><text:span text:style-name="T12">.</text:span></text:p>
        <text:p text:style-name="Vocabulary"><text:span text:style-name="T13">rēs</text:span><text:span text:style-name="T12">, </text:span><text:span text:style-name="T13">reī</text:span><text:span text:style-name="T12">, f.,<text:tab/></text:span><text:span text:style-name="T2">thing, affair, circumstance</text:span><text:span text:style-name="T12">.</text:span></text:p>
        <text:p text:style-name="Vocabulary"><text:span text:style-name="T13">spēs</text:span><text:span text:style-name="T12">, </text:span><text:span text:style-name="T13">speī</text:span><text:span text:style-name="T12">, f.,<text:tab/></text:span><text:span text:style-name="T2">hope</text:span><text:span text:style-name="T12">.</text:span></text:p>
      </text:section>
      <text:p text:style-name="P107"><text:span text:style-name="T2">Phrase</text:span><text:span text:style-name="T12">: </text:span><text:span text:style-name="T13">rēs mīlitāris</text:span><text:span text:style-name="T12">, </text:span><text:span text:style-name="T2">the art of war</text:span><text:span text:style-name="T12">.</text:span></text:p>
      <text:p text:style-name="P118"/>
      <text:p text:style-name="Banner">Exercises.</text:p>
      <text:p text:style-name="BannerSecondary"><text:span text:style-name="T21">158</text:span>.<text:tab/><text:tab/><text:span text:style-name="T21">I</text:span>.</text:p>
      <text:p text:style-name="P107">1. Mīlitēs in aciē īnstrūctī erant. <text:s/>2. Cum tertiā legiōne in prōvinciā hiemāmus. <text:s/>3. Post diem septimum equitātus revocātus erat. <text:s/>4. Multīs rēbus adductī erant. <text:s/>5. Dē fidē quīntae legiōnis dubitābat. <text:s/>6. Inter aciēs ante merīdiem proelium equestre commīsērunt. <text:s/>7. Animī mīlitum spē auxiliī cōnfīrmātī erant. <text:s/>8. Ā sextā hōrā prīma aciēs erat in perīculō. <text:s/>9. Fidem prīcipum rēx cōgnōverant. <text:s/>10. Numerus diērum et hōrārum nōn cōgnitus erat. <text:s/>11. Propter inopiam omnium rērum nōnam legiōnem in hīberna redūcit. <text:s/>12. Omnem spem salūtis in virtūte pōnimus. <text:s/>13. Rēs nūntiāta est. <text:s/>14. Duplicem aciem īnstrūxit.<text:span text:style-name="T26">{{97}}</text:span></text:p>
      <text:p text:style-name="BannerSecondary"><text:tab/><text:tab/><text:span text:style-name="T21">II</text:span>.</text:p>
      <text:p text:style-name="P107">1. The troops were influenced by the hope of plunder. <text:s/>2. The forces had been led back to camp after the fourth day. <text:s/>3. The second line has been surrounded. <text:s/>4. He had had great experience in the after of war. <text:s/>5. They do not withstand the first attack. <text:s/>6. The tenth legion has faith. <text:s/>7. After midday a double line of battle was drawn up. <text:s/>8. The affair had been learned through scouts. <text:s/>9. They reached the camp before the eighth hour of the day. <text:s/>10. They had come into Gaul not without great hope of booty. <text:s/>11. We had been influenced by the want of everything (<text:span text:style-name="T2">literally</text:span><text:span text:style-name="T12">, all things). <text:s/>12. Everything had been procured.</text:span></text:p>
      <text:p text:style-name="P118"/>
      <text:p text:style-name="P245">—</text:p>
      <text:p text:style-name="P107"/>
      <text:p text:style-name="Banner">Lesson XXVIII.</text:p>
      <text:p text:style-name="Banner">Accusative and Ablative of Time.</text:p>
      <text:p text:style-name="Standard"/>
      <text:p text:style-name="BannerSecondary"><text:span text:style-name="T21">159</text:span>.<text:tab/><text:tab/>Illustrative Examples.</text:p>
      <text:p text:style-name="BodyHanging"><text:span text:style-name="T21">Hōrā septimā proelium commīsit</text:span>, <text:span text:style-name="T2">he jointed battle at the seventh hour</text:span>.</text:p>
      <text:p text:style-name="BodyHanging"><text:span text:style-name="T21">Tertiō diē ad Caesarem vēnērunt</text:span>, <text:span text:style-name="T2">the third day they came to Caesar</text:span>.</text:p>
      <text:p text:style-name="BodyHanging"><text:span text:style-name="T21">Adventū Caesaris lēgātōs mīsērunt</text:span>, <text:span text:style-name="T2">on Caesar's approach they sent envoys</text:span>.</text:p>
      <text:p text:style-name="BodyHanging"><text:span text:style-name="T21">Multōs diēs agrōs vāstant</text:span>, <text:span text:style-name="T2">they lay waste the fields for many days</text:span>.</text:p>
      <text:p text:style-name="BodyHanging"><text:span text:style-name="T21">Omnem tertium diem pūgnābant</text:span>, <text:span text:style-name="T2">all the third day they fought</text:span>.</text:p>
      <text:p text:style-name="BodyHanging"><text:span text:style-name="T21">Impetum paucās hōrās sustinuērunt</text:span>, <text:span text:style-name="T2">they withstood the attack</text:span> (<text:span text:style-name="T2">for</text:span>) <text:span text:style-name="T2">a few hours</text:span>.</text:p>
      <text:p text:style-name="BodyHanging"><text:span text:style-name="T2">a</text:span>.<text:tab/>Which of these sentences express <text:span text:style-name="T2">time when</text:span>? <text:s/>Which express <text:span text:style-name="T2">time how long</text:span>? <text:s/>By what cases are these ideas respectively expressed in the Latin sentences?<text:span text:style-name="T26">{{98}}</text:span></text:p>
      <text:p text:style-name="BodyHanging"><text:span text:style-name="T2">b</text:span>.<text:tab/>From the above examples it will be observed that Latin requires no preposition to express the idea of <text:span text:style-name="T2">time when</text:span> or <text:span text:style-name="T2">time how long</text:span>, while in English, as a rule, various prepositions (<text:span text:style-name="T2">on</text:span>, <text:span text:style-name="T2">at</text:span>, <text:span text:style-name="T2">in</text:span>; <text:span text:style-name="T2">for</text:span>, <text:span text:style-name="T2">during</text:span>) are used, through sometimes they are omitted.</text:p>
      <text:p text:style-name="Standard"/>
      <text:p text:style-name="BannerSecondary"><text:span text:style-name="T21">160</text:span>.<text:tab/><text:tab/>Vocabulary.</text:p>
      <text:section text:style-name="Sect1" text:name="Section47">
        <text:p text:style-name="Vocabulary"><text:soft-page-break/><text:span text:style-name="T21">annus</text:span>, <text:span text:style-name="T21">ī</text:span>, m.,<text:tab/><text:span text:style-name="T2">year</text:span>.</text:p>
        <text:p text:style-name="Vocabulary"><text:span text:style-name="T21">circiter</text:span>, adverb,<text:tab/><text:span text:style-name="T2">about</text:span>.</text:p>
        <text:p text:style-name="Vocabulary"><text:span text:style-name="T21">lūx</text:span>, <text:span text:style-name="T21">lūcis</text:span>. f.,<text:tab/><text:span text:style-name="T2">light</text:span>.</text:p>
        <text:p text:style-name="Vocabulary"><text:span text:style-name="T21">medius</text:span>, <text:span text:style-name="T21">a</text:span>, <text:span text:style-name="T21">um</text:span>,<text:tab/><text:span text:style-name="T2">middle, mid</text:span>.</text:p>
        <text:p text:style-name="Vocabulary"><text:span text:style-name="T21">nox</text:span>, <text:span text:style-name="T21">noctis</text:span>, f.,<text:tab/><text:span text:style-name="T2">night</text:span>.</text:p>
        <text:p text:style-name="Vocabulary"><text:span text:style-name="T21">pars</text:span>, <text:span text:style-name="T21">partis</text:span>, f.,<text:tab/><text:span text:style-name="T2">part</text:span>.</text:p>
        <text:p text:style-name="Vocabulary"><text:span text:style-name="T21">posterus</text:span>, <text:span text:style-name="T21">a</text:span>, <text:span text:style-name="T21">um</text:span>,<text:tab/><text:span text:style-name="T2">next, following</text:span>.</text:p>
        <text:p text:style-name="Vocabulary"><text:span text:style-name="T21">temp-us</text:span>, <text:span text:style-name="T21">-oris</text:span>, n.<text:tab/><text:span text:style-name="T2">time</text:span>.</text:p>
        <text:p text:style-name="Vocabulary"><text:span text:style-name="T21">vigilia</text:span>, <text:span text:style-name="T21">ae</text:span>, f.,<text:tab/><text:span text:style-name="T2">watch</text:span>.</text:p>
      </text:section>
      <text:p text:style-name="Standard">vigilia<text:note text:id="ftn36" text:note-class="footnote"><text:note-citation>36</text:note-citation><text:note-body><text:p text:style-name="Footnote">The Romans divided the daytime into twelve equal hours; the nighttime into four equal watches.</text:p></text:note-body></text:note></text:p>
      <text:p text:style-name="P238"><text:span text:style-name="T2">Phrases</text:span>:<text:tab/><text:span text:style-name="T21">prīma lūx</text:span>,<text:tab/><text:span text:style-name="T2">daybreak, dawn</text:span>.</text:p>
      <text:p text:style-name="P238"><text:span text:style-name="T21"><text:tab/>media nox</text:span>,<text:tab/><text:tab/><text:span text:style-name="T2">midnight</text:span>.</text:p>
      <text:p text:style-name="Standard"/>
      <text:p text:style-name="Banner">Exercises.</text:p>
      <text:p text:style-name="BannerSecondary"><text:span text:style-name="T21">161</text:span>.<text:tab/><text:tab/><text:span text:style-name="T21">I</text:span>.</text:p>
      <text:p text:style-name="Standard">1. <text:s/>Prīmā lūce cōpiās ēdūxit; septimā hōrā cōpiae reductae sunt. <text:s/>2. Posterō diē castra oppūgnant. <text:s/>3. Multōs diēs pācem petunt. <text:s/>4. Nocte ad flūmen Rhēnum contendit. <text:s/>5. <text:s/>Propter tempus annī bellum nōn gesserant. <text:s/>6. Ā prīmā vigiliā ad mediam noctem pūgnāverant. <text:s/>7. Ante merīdem aciem īnstruere coepit. <text:s/>8. Certō annī tempore convenīre jussī erāmus. <text:s/>9. Tertiam partem Galliae paucōs annōs obtinuerāmus. <text:s/>10. Discessū Caesaris hīberna oppūgnāre audent.</text:p>
      <text:p text:style-name="BannerSecondary"><text:tab/><text:tab/><text:span text:style-name="T21">II</text:span>.</text:p>
      <text:p text:style-name="Standard">1. On the third day they moved the camp; they moved (their) camp daily at daybreak. <text:s/>2. For a large part of the year we waged war. <text:s/>3. At midnight they withdraw<text:span text:style-name="T26">{{99}}</text:span> from the village. 4. In the second watch he sends out the troops with all the baggage. <text:s/>5. We reached the harbour the next night before dawn. <text:s/>6. For many hours we were strengthening the place with fortifications. <text:s/>7. In the third year of the war they had seized the island. <text:s/>8. We had withstood the cavalry's attacks from the fourth hour to the first watch. <text:s/>9. On the first approach of reinforcements the Belgians began to give way. <text:s/>10. They had begun to be unfriendly the next year.</text:p>
      <text:p text:style-name="Standard"/>
      <text:p text:style-name="Banner">—</text:p>
      <text:p text:style-name="Standard"/>
      <text:p text:style-name="BannerSecondary"><text:span text:style-name="T21">162</text:span>.<text:tab/><text:tab/>Word List III.</text:p>
      <text:p text:style-name="Banner">Nouns: first, second, and the third declensions.</text:p>
      <text:section text:style-name="Sect3" text:name="Section48">
        <text:p text:style-name="BodyHanging">altitūdō</text:p>
        <text:p text:style-name="BodyHanging">annus</text:p>
        <text:p text:style-name="BodyHanging">fortitūdō</text:p>
        <text:p text:style-name="BodyHanging">hōra</text:p>
        <text:p text:style-name="BodyHanging">lātitūdō</text:p>
        <text:p text:style-name="BodyHanging">littera</text:p>
        <text:p text:style-name="BodyHanging">longitūdō</text:p>
        <text:p text:style-name="BodyHanging">lūx</text:p>
        <text:p text:style-name="BodyHanging">nox</text:p>
        <text:p text:style-name="BodyHanging">pars</text:p>
        <text:p text:style-name="BodyHanging">pedes</text:p>
        <text:p text:style-name="BodyHanging">pēs</text:p>
        <text:p text:style-name="BodyHanging">tempus</text:p>
        <text:p text:style-name="BodyHanging">vāllum</text:p>
        <text:p text:style-name="BodyHanging">vigilia</text:p>
      </text:section>
      <text:p text:style-name="Banner">Nouns: fourth and fifth declensions.</text:p>
      <text:section text:style-name="Sect3" text:name="Section49">
        <text:p text:style-name="BodyHanging">aciēs</text:p>
        <text:p text:style-name="BodyHanging">adventus</text:p>
        <text:p text:style-name="BodyHanging">cornū</text:p>
        <text:p text:style-name="BodyHanging">diēs</text:p>
        <text:p text:style-name="BodyHanging">discessus</text:p>
        <text:p text:style-name="BodyHanging">equitātus</text:p>
        <text:p text:style-name="BodyHanging">exercitus</text:p>
        <text:p text:style-name="BodyHanging">fidēs</text:p>
        <text:p text:style-name="BodyHanging">impetus</text:p>
        <text:p text:style-name="BodyHanging">lacus</text:p>
        <text:p text:style-name="BodyHanging">merīdiēs</text:p>
        <text:p text:style-name="BodyHanging">peditātus</text:p>
        <text:p text:style-name="BodyHanging">portus</text:p>
        <text:p text:style-name="BodyHanging">prīncipātus</text:p>
        <text:p text:style-name="BodyHanging">rēs</text:p>
        <text:p text:style-name="BodyHanging">senātus</text:p>
        <text:p text:style-name="BodyHanging">spēs</text:p>
        <text:p text:style-name="BodyHanging">ūsus</text:p>
      </text:section>
      <text:p text:style-name="Banner">Adjectives.</text:p>
      <text:section text:style-name="Sect3" text:name="Section50">
        <text:p text:style-name="BodyHanging">aequus</text:p>
        <text:p text:style-name="BodyHanging">amīcus</text:p>
        <text:p text:style-name="BodyHanging">certus</text:p>
        <text:p text:style-name="BodyHanging">communis</text:p>
        <text:p text:style-name="BodyHanging">dexter</text:p>
        <text:p text:style-name="BodyHanging">difficilis</text:p>
        <text:p text:style-name="BodyHanging">duplex</text:p>
        <text:p text:style-name="BodyHanging">equester</text:p>
        <text:p text:style-name="BodyHanging">facilis</text:p>
        <text:p text:style-name="BodyHanging">fortis</text:p>
        <text:p text:style-name="BodyHanging">gravis</text:p>
        <text:p text:style-name="BodyHanging">idōneus</text:p>
        <text:p text:style-name="BodyHanging">incolumis</text:p>
        <text:p text:style-name="BodyHanging">inimīcus</text:p>
        <text:p text:style-name="BodyHanging">inīquus</text:p>
        <text:p text:style-name="BodyHanging">levis</text:p>
        <text:p text:style-name="BodyHanging">medius</text:p>
        <text:p text:style-name="BodyHanging">mīlitāris</text:p>
        <text:p text:style-name="BodyHanging">omnis</text:p>
        <text:p text:style-name="BodyHanging">pār</text:p>
        <text:p text:style-name="BodyHanging">pedester</text:p>
        <text:p text:style-name="BodyHanging">posterus</text:p>
        <text:p text:style-name="BodyHanging">recēns</text:p>
        <text:p text:style-name="BodyHanging">sinister</text:p>
      </text:section>
      <text:p text:style-name="Banner">Verbs.</text:p>
      <text:section text:style-name="Sect3" text:name="Section51">
        <text:p text:style-name="BodyHanging"><text:soft-page-break/>addūcō</text:p>
        <text:p text:style-name="BodyHanging">audeō</text:p>
        <text:p text:style-name="BodyHanging">cēdō</text:p>
        <text:p text:style-name="BodyHanging">circumveniō</text:p>
        <text:p text:style-name="BodyHanging">coepī</text:p>
        <text:p text:style-name="BodyHanging">cōgō</text:p>
        <text:p text:style-name="BodyHanging">committō</text:p>
        <text:p text:style-name="BodyHanging">compellō</text:p>
        <text:p text:style-name="BodyHanging">concēdō</text:p>
        <text:p text:style-name="BodyHanging">cōnsistō</text:p>
        <text:p text:style-name="BodyHanging">cōnstituō</text:p>
        <text:p text:style-name="BodyHanging">dubitō</text:p>
        <text:p text:style-name="BodyHanging">ēdūcō</text:p>
        <text:p text:style-name="BodyHanging">ēmittō</text:p>
        <text:p text:style-name="BodyHanging">excēdō</text:p>
        <text:p text:style-name="BodyHanging">expellō</text:p>
        <text:p text:style-name="BodyHanging">īnstruō</text:p>
        <text:p text:style-name="BodyHanging">jubeō</text:p>
        <text:p text:style-name="BodyHanging">pellō</text:p>
        <text:p text:style-name="BodyHanging">permoveō</text:p>
        <text:p text:style-name="BodyHanging">perterreō</text:p>
        <text:p text:style-name="BodyHanging">perveniō</text:p>
        <text:p text:style-name="BodyHanging">repellō</text:p>
        <text:p text:style-name="BodyHanging">sustineō</text:p>
      </text:section>
      <text:p text:style-name="Banner">Adverbs.</text:p>
      <text:section text:style-name="Sect3" text:name="Section52">
        <text:p text:style-name="BodyHanging">circiter</text:p>
        <text:p text:style-name="BodyHanging">cotīdiē</text:p>
      </text:section>
      <text:p text:style-name="BodyHanging"/>
      <text:p text:style-name="Banner">—</text:p>
      <text:p text:style-name="Standard"/>
      <text:p text:style-name="Banner">Reading Lesson V.</text:p>
      <text:p text:style-name="Banner">The Battle of the Horatii and the Curiatii.</text:p>
      <text:p text:style-name="Banner">(Concluded from 137.)</text:p>
      <text:p text:style-name="Standard"><text:span text:style-name="T21">163</text:span>. Cōpiae quae (<text:span text:style-name="T2">which</text:span>) in aciē īnstrūctae erant, jam (<text:span text:style-name="T2">now</text:span>) in castra reductae sunt. <text:s/>Posterō diē, prīmā lūce, omnēs Rōmānī et Albānī ad locum idōneum convēnērunt. <text:s/>Horātiī et Cūriātiī ēductī sunt. <text:s/>Sīgnum proeliī datum est. <text:s/>Frātrēs proelium committere nōn dubitāvērunt, sed māgnā cum fortitūdine impetum facere contendērunt. <text:s/>Prīmō impetū, duo (<text:span text:style-name="T2">two</text:span>) ex<text:note text:id="ftn37" text:note-class="footnote"><text:note-citation>37</text:note-citation><text:note-body><text:p text:style-name="Footnote">Translate <text:span text:style-name="T21">ex</text:span><text:span text:style-name="T23"> by </text:span><text:span text:style-name="T6">of</text:span><text:span text:style-name="T15"> after numerals, </text:span><text:span text:style-name="T13">paucī</text:span><text:span text:style-name="T15">, and </text:span><text:span text:style-name="T13">multī</text:span><text:span text:style-name="T15">.</text:span></text:p></text:note-body></text:note> Rōmānīs cedidērunt (<text:span text:style-name="T2">fell</text:span>) et omnēs Albānī vulnerātī sunt. <text:s/>Animī omnium Albānōrum spē victōriae cōnfīrmātī sunt; sed exercitus Rōmānus permōtus est māgnitūdine perīculī.</text:p>
      <text:p text:style-name="Standard">Tum (<text:span text:style-name="T2">then</text:span>) trēs (<text:span text:style-name="T2">the three</text:span>) Albānī Rōmānum circumvenīre coepērunt, et Horātius in māgnō erat perīculō. <text:s/>Impetum Cūriātiōrum nōn diū (<text:span text:style-name="T2">long</text:span>) sustinuit; coāctus est cēdere et salūtem fugā petere. <text:s/>Rōmānī fugā Horātiī perterritī sunt, et Albānī conclāmāvērunt (<text:span text:style-name="T2">shouted</text:span>) “Victōria est certa; superātī sunt Rōmānī.”<text:span text:style-name="T26">{{101}}</text:span></text:p>
      <text:p text:style-name="Standard">Sed Horātius māgnum in rē mīlitārī ūsum habuerat, et quoniam (<text:span text:style-name="T2">since</text:span>) ipse (<text:span text:style-name="T2">he himself</text:span>) integer erat et Cūriātiī omnēs vulnerātī erant, simulārē (<text:span text:style-name="T2">to feign</text:span>) fugam cōnstituerat et Cūriātiōs distrahere (<text:span text:style-name="T2">to separate</text:span>). <text:s/>Itaque (<text:span text:style-name="T2">accordingly</text:span>) propter gravia vulnera Albānōrum, facile erat trēs frātrēs distrahere et singillātim (<text:span text:style-name="T2">one by one</text:span>) necāre. <text:s/>Tum Horātius ā Rōmānīs incolumis ad castra reductus est.</text:p>
      <text:p text:style-name="Standard"/>
      <text:p text:style-name="Standard">[[Image – Tomb of Horatii and Curiatii at Alba.]]</text:p>
      <text:p text:style-name="Standard"/>
      <text:p text:style-name="Banner">Lesson XXIX.</text:p>
      <text:p text:style-name="Banner">Present Indicative Passive.</text:p>
      <text:p text:style-name="Standard"/>
      <text:p text:style-name="Standard"><text:span text:style-name="T21">164</text:span>. In the perfect and pluperfect tenses the passive voice in Latin, as has been observed, has compound forms (as in English), and the personal endings of the auxiliary verb <text:span text:style-name="T21">sum</text:span> are those of the active voice (139, 150); but in the present tense the difference between active and passive is expressed by using different personal endings.<text:span text:style-name="T26">{{102}}</text:span></text:p>
      <text:p text:style-name="P126"><text:tab/>Active.<text:tab/>Passive.</text:p>
      <text:p text:style-name="P125"><text:tab/><text:span text:style-name="T21">-ō</text:span><text:tab/><text:span text:style-name="T21">-or</text:span></text:p>
      <text:p text:style-name="P125"><text:tab/><text:span text:style-name="T21">-s</text:span><text:tab/><text:span text:style-name="T21">-ris</text:span></text:p>
      <text:p text:style-name="P125"><text:tab/><text:span text:style-name="T21">-t</text:span><text:tab/><text:span text:style-name="T21">-tur</text:span></text:p>
      <text:p text:style-name="P125"><text:tab/><text:span text:style-name="T21">-mus</text:span><text:tab/><text:span text:style-name="T21">-mur</text:span></text:p>
      <text:p text:style-name="P125"><text:tab/><text:span text:style-name="T21">-tis</text:span><text:tab/><text:span text:style-name="T21">-minī</text:span></text:p>
      <text:p text:style-name="P125"><text:tab/><text:span text:style-name="T21">-nt</text:span><text:tab/><text:span text:style-name="T21">-ntur</text:span></text:p>
      <text:p text:style-name="Standard"/>
      <text:p text:style-name="BannerSecondary"><text:span text:style-name="T21">165</text:span>.<text:tab/><text:tab/>Paradigms</text:p>
      <text:p text:style-name="Banner"><text:soft-page-break/>Present Indicative Passive.</text:p>
      <text:p text:style-name="P50"><text:tab/>First Conj.<text:tab/>Second Conj.<text:tab/>Third Conj.<text:tab/>Fourth Conj.</text:p>
      <text:p text:style-name="Banner">Singular.</text:p>
      <text:p text:style-name="P49">1.<text:tab/>amor<text:tab/>moneor<text:tab/>regor<text:tab/>audior</text:p>
      <text:p text:style-name="P49">2.<text:tab/>amāris<text:tab/>monēris`<text:tab/>regeris<text:tab/>audīris</text:p>
      <text:p text:style-name="P49">3.<text:tab/>amātur<text:tab/>monētur<text:tab/>regitur<text:tab/>audītur</text:p>
      <text:p text:style-name="Banner">Plural.</text:p>
      <text:p text:style-name="P49">1.<text:tab/>amāmur<text:tab/>monēmur<text:tab/>regimur<text:tab/>audīmur</text:p>
      <text:p text:style-name="P49">2.<text:tab/>amāminī<text:tab/>monēminī<text:tab/>regiminī<text:tab/>audīminī</text:p>
      <text:p text:style-name="P49">3.<text:tab/>amantur<text:tab/>monentur<text:tab/>reguntur<text:tab/>audiuntur</text:p>
      <text:p text:style-name="BodyHanging"><text:span text:style-name="T2">a</text:span>.<text:tab/>In the present indicative, are the passive and active voices formed from the same principal part (138)? <text:s/>Is this the case in the perfect indicative (141)?</text:p>
      <text:p text:style-name="Standard"/>
      <text:p text:style-name="BannerSecondary"><text:span text:style-name="T21">166</text:span>.<text:tab/><text:tab/>Illustrative Examples.</text:p>
      <text:section text:style-name="Sect1" text:name="Section53">
        <text:p text:style-name="BodyHanging"><text:span text:style-name="T21">Agrōs dant</text:span>, <text:span text:style-name="T2">they give lands</text:span>.</text:p>
        <text:p text:style-name="BodyHanging"><text:span text:style-name="T21">Agrī dantur</text:span>, <text:span text:style-name="T2">lands are given</text:span>.</text:p>
        <text:p text:style-name="BodyHanging"><text:span text:style-name="T21">Castra movent</text:span>, <text:span text:style-name="T2">they are moving the camp</text:span>.<text:tab/></text:p>
        <text:p text:style-name="BodyHanging"><text:span text:style-name="T21">Castra moventur</text:span>, <text:span text:style-name="T2">the camp is being moved</text:span>.</text:p>
        <text:p text:style-name="P190"/>
        <text:p text:style-name="P267"><text:span text:style-name="T21">Cōpiās nōn mittit</text:span>, <text:span text:style-name="T2">he does not send troops</text:span>.</text:p>
        <text:p text:style-name="P195"><text:span text:style-name="T21">Cōpīae nōn mittuntur</text:span>, <text:span text:style-name="T2">troops are not sent</text:span>.</text:p>
        <text:p text:style-name="P195"><text:span text:style-name="T21">Locum nōn mūnit</text:span>, <text:span text:style-name="T2">he is not fortifying the place</text:span>.<text:tab/></text:p>
        <text:p text:style-name="P195"><text:span text:style-name="T21">Locus nōn mūnītur</text:span>, <text:span text:style-name="T2">the place is not being fortified</text:span>.</text:p>
      </text:section>
      <text:p text:style-name="P194"><text:span text:style-name="T2">a</text:span>.<text:tab/>Examine the various ways in which the present tense is translation in the active and in the passive voice.<text:span text:style-name="T26">{{103}}</text:span></text:p>
      <text:p text:style-name="P55"/>
      <text:p text:style-name="BannerSecondary"><text:span text:style-name="T21">167</text:span>.<text:tab/><text:tab/>Vocabulary.</text:p>
      <text:section text:style-name="Sect1" text:name="Section97">
        <text:p text:style-name="Vocabulary"><text:span text:style-name="T21">audāx,</text:span> -ācis,<text:tab/><text:span text:style-name="T2">bold, daring</text:span>.</text:p>
        <text:p text:style-name="Vocabulary"><text:span text:style-name="T21">con-tineō</text:span>, <text:span text:style-name="T21">ēre</text:span>, <text:span text:style-name="T21">uī</text:span>, <text:span text:style-name="T21">-tentum</text:span>,<text:tab/><text:span text:style-name="T2">restrain, hem in, enclose</text:span>.</text:p>
        <text:p text:style-name="Vocabulary"><text:span text:style-name="T21">dīcō</text:span>, <text:span text:style-name="T21">ere</text:span>, <text:span text:style-name="T21">dīxī</text:span>, <text:span text:style-name="T21">dictum</text:span>,<text:tab/><text:span text:style-name="T2">say, tell, speak</text:span>.</text:p>
        <text:p text:style-name="Vocabulary"><text:span text:style-name="T21">exīstimō</text:span>, <text:span text:style-name="T21">āre</text:span>, <text:span text:style-name="T21">āvī</text:span>, <text:span text:style-name="T21">ātum</text:span>,<text:tab/><text:span text:style-name="T2">think, consider</text:span>.</text:p>
        <text:p text:style-name="Vocabulary"><text:span text:style-name="T21">fīnitimus</text:span>, <text:span text:style-name="T21">a</text:span>, <text:span text:style-name="T21">um</text:span>,<text:tab/><text:span text:style-name="T2">neighbouring, adjacent</text:span>; nom plur. as substantive, <text:span text:style-name="T2">neighbours</text:span>.</text:p>
        <text:p text:style-name="Vocabulary"><text:span text:style-name="T21">nihil</text:span>, indeclinable, n.,<text:tab/><text:span text:style-name="T2">nothing</text:span>.</text:p>
        <text:p text:style-name="Vocabulary"><text:span text:style-name="T21">perīculōsus</text:span>, <text:span text:style-name="T21">a</text:span>, <text:span text:style-name="T21">um</text:span>,<text:tab/><text:span text:style-name="T2">dangerous</text:span>.</text:p>
        <text:p text:style-name="Vocabulary"><text:span text:style-name="T21">potēns</text:span>, <text:span text:style-name="T21">-entis</text:span>,<text:tab/><text:span text:style-name="T2">powerful</text:span>.</text:p>
        <text:p text:style-name="Vocabulary"><text:span text:style-name="T21">prohibeō</text:span>, <text:span text:style-name="T21">ēre</text:span>, <text:span text:style-name="T21">uī</text:span>, <text:span text:style-name="T21">itum</text:span><text:tab/><text:span text:style-name="T2">keep, prevent</text:span>.</text:p>
        <text:p text:style-name="Vocabulary"><text:span text:style-name="T21">videor</text:span>, passive of <text:span text:style-name="T21">videō</text:span>,<text:tab/>1. <text:span text:style-name="T2">be seen</text:span>; 2. <text:span text:style-name="T2">seem</text:span>.</text:p>
      </text:section>
      <text:p text:style-name="Standard">N.B.—<text:span text:style-name="T21">Prohibeō</text:span><text:span text:style-name="T23"> takes the present infinitive (complementary, 123), to be translated by </text:span><text:span text:style-name="T6">from</text:span><text:span text:style-name="T15"> with the gerund in </text:span><text:span text:style-name="T6">-ing</text:span><text:span text:style-name="T15">, e.g. </text:span><text:span text:style-name="T13">prohibeor venīre</text:span><text:span text:style-name="T15">, </text:span><text:span text:style-name="T6">I am prevented from coming</text:span><text:span text:style-name="T15">.</text:span></text:p>
      <text:p text:style-name="Standard"/>
      <text:p text:style-name="Banner">Exercises.</text:p>
      <text:p text:style-name="BannerSecondary"><text:span text:style-name="T21">168</text:span>.<text:tab/><text:tab/><text:span text:style-name="T21">I</text:span>.</text:p>
      <text:p text:style-name="Standard">1. Revocātur, revocāmur; cōguntur, cōgeris. <text:s/>2. Impedior, impedīminī; continēris, continentur. <text:s/>3. Aciēs īnstruitur; castra mūniuntur. <text:s/>4. Dīcitur; audītur. <text:s/>5. Cōnsilium est audāx; nōn est perīculōsum. <text:s/>6. Nihil dedimus; nihil habēmus. <text:s/>7. Exīstimantur pācem petere; pāx petitur. <text:s/>8. Locī nātūrā continēmur. <text:s/>9. Cōpiās comparāre videntur; cōpiae comparantur. <text:s/>10. Ā fīnitimīs agrī Germānōrum vāstantur. <text:s/>11. Multōs vīcōs habēre dīciminī. <text:s/>12. Circum venimi.ni; circumventī estis. <text:s/>13. Caesarī, virō potentī, parēmus. <text:s/>14. Coeperat dēspērāre prohibēmur. <text:s/>16. Posterō diē castra moventur. <text:s/>17. Paucās hōrās impetus sustinētur.<text:span text:style-name="T26">{{104}}</text:span></text:p>
      <text:p text:style-name="BannerSecondary"><text:tab/><text:tab/><text:span text:style-name="T21">II</text:span>.</text:p>
      <text:p text:style-name="Standard">1. He orders, he is ordered; he compels, his compelled. <text:s/>2. They are stationing, they are being stationed; they are surrounding, they are being surrounded. <text:s/>3. You (s.) are ordered, we are compelled, I am stationed, you (pl.) are being surrounded. <text:s/>4. They give nothing; nothing is given. <text:s/>5. It is dangerous; we are safe; there is a double trench. <text:s/>6. We are enclosed by broad and deep rivers <text:s/>7. You are awaited by the consul. <text:s/>8. We are not alarmed by the departure of the allies. <text:s/>9. The town is being fortified; it is announced to Caesar. <text:s/>10. He said nothing; nothing had been said. <text:s/>11. You are called <text:soft-page-break/>bold and powerful men. <text:s/>12. We are prevented from sending messengers; messengers are sent to Caesar. <text:s/>13. You are considered to have great experience. <text:s/>14. We do not wage war with (our) neighbours. <text:s/>15. The troops are seen from the camp; the army seems to be giving way. <text:s/>16. The camp is being pitched across the river. <text:s/>17. Part of the adjacent province is being laid waste.</text:p>
      <text:p text:style-name="Standard"/>
      <text:p text:style-name="Banner">—</text:p>
      <text:p text:style-name="Standard"/>
      <text:p text:style-name="Banner">Lesson XXX.</text:p>
      <text:p text:style-name="Banner">Regular Comparison of Adjectives.</text:p>
      <text:p text:style-name="Standard"/>
      <text:p text:style-name="BannerSecondary"><text:span text:style-name="T21">169</text:span>.<text:tab/><text:tab/>Illustrative Examples.</text:p>
      <table:table table:name="Table1" table:style-name="Table1">
        <table:table-column table:style-name="Table1.A" table:number-columns-repeated="3"/>
        <table:table-row>
          <table:table-cell table:style-name="Table1.A1" office:value-type="string">
            <text:p text:style-name="P196">Positive.</text:p>
          </table:table-cell>
          <table:table-cell table:style-name="Table1.A1" office:value-type="string">
            <text:p text:style-name="P196">Comparative.</text:p>
          </table:table-cell>
          <table:table-cell table:style-name="Table1.C1" office:value-type="string">
            <text:p text:style-name="P196">Superlative.</text:p>
          </table:table-cell>
        </table:table-row>
        <table:table-row>
          <table:table-cell table:style-name="Table1.A2" office:value-type="string">
            <text:p text:style-name="P195"><text:span text:style-name="T21">Lātus</text:span> (gen. lātī), broad;</text:p>
          </table:table-cell>
          <table:table-cell table:style-name="Table1.A2" office:value-type="string">
            <text:p text:style-name="P195"><text:span text:style-name="T21">lātior</text:span>, broader;</text:p>
          </table:table-cell>
          <table:table-cell table:style-name="Table1.C2" office:value-type="string">
            <text:p text:style-name="P195"><text:span text:style-name="T21">lātissimus</text:span>, broadest.</text:p>
          </table:table-cell>
        </table:table-row>
        <table:table-row>
          <table:table-cell table:style-name="Table1.A2" office:value-type="string">
            <text:p text:style-name="P195"><text:span text:style-name="T21">Fortis</text:span> (gen. fortis), brave;</text:p>
          </table:table-cell>
          <table:table-cell table:style-name="Table1.A2" office:value-type="string">
            <text:p text:style-name="P195"><text:span text:style-name="T21">fortior</text:span>, braver;</text:p>
          </table:table-cell>
          <table:table-cell table:style-name="Table1.C2" office:value-type="string">
            <text:p text:style-name="P195"><text:span text:style-name="T21">fortissimus</text:span>, bravest.</text:p>
          </table:table-cell>
        </table:table-row>
        <table:table-row>
          <table:table-cell table:style-name="Table1.A2" office:value-type="string">
            <text:p text:style-name="P195"><text:span text:style-name="T21">Audāx</text:span> (gen. audācis), bold;</text:p>
          </table:table-cell>
          <table:table-cell table:style-name="Table1.A2" office:value-type="string">
            <text:p text:style-name="P195"><text:span text:style-name="T21">audācior</text:span>, bolder;</text:p>
          </table:table-cell>
          <table:table-cell table:style-name="Table1.C2" office:value-type="string">
            <text:p text:style-name="P195"><text:span text:style-name="T21">audācissimus</text:span>, boldest.</text:p>
          </table:table-cell>
        </table:table-row>
        <table:table-row>
          <table:table-cell table:style-name="Table1.A2" office:value-type="string">
            <text:p text:style-name="P195"><text:span text:style-name="T21">Potēns</text:span> (gen. potentis), powerful;</text:p>
          </table:table-cell>
          <table:table-cell table:style-name="Table1.A2" office:value-type="string">
            <text:p text:style-name="P195"><text:span text:style-name="T21">potentior</text:span>, more powerful;</text:p>
          </table:table-cell>
          <table:table-cell table:style-name="Table1.C2" office:value-type="string">
            <text:p text:style-name="P195"><text:span text:style-name="T21">potentissimus</text:span>, most powerful.</text:p>
          </table:table-cell>
        </table:table-row>
      </table:table>
      <text:p text:style-name="BodyHanging"><text:span text:style-name="T2">a</text:span>.<text:tab/>The regular method of forming the comparative and superlative degrees of adjectives is illustrated above. <text:s/>What is substituted for the genitive ending (<text:span text:style-name="T21">-ī</text:span> or <text:span text:style-name="T21">-is</text:span>) to form the comparative? <text:s/>What is substituted to form the superlative?</text:p>
      <text:p text:style-name="BodyHanging"><text:span text:style-name="T2">b</text:span>.<text:tab/>The superlative degree is frequently used in Latin, as it sometimes is in English also, to indicate a high degree of the quality; as, <text:span text:style-name="T21">inīquissimum est</text:span>, <text:span text:style-name="T2">it is most</text:span> (or <text:span text:style-name="T2">very</text:span>) <text:span text:style-name="T2">unfair</text:span>.</text:p>
      <text:p text:style-name="Standard"><text:span text:style-name="T21">170</text:span>. The comparative and superlative degrees, like the positive, are declined, and agree in gender, number, and case with the substantives to which they refer. <text:s/>The superlatives are all of the first and second declensions and are declined like <text:span text:style-name="T21">bonus</text:span> (65). <text:s/>The comparatives are of the third declension and are declined as follows:</text:p>
      <text:p text:style-name="Banner">Paradigm.</text:p>
      <text:p text:style-name="Banner">Comparative adjectives.</text:p>
      <text:p text:style-name="Banner">Singular.</text:p>
      <table:table table:name="Table2" table:style-name="Table2">
        <table:table-column table:style-name="Table2.A" table:number-columns-repeated="3"/>
        <table:table-row>
          <table:table-cell table:style-name="Table2.A1" office:value-type="string">
            <text:p text:style-name="Standard"/>
          </table:table-cell>
          <table:table-cell table:style-name="Table2.A1" office:value-type="string">
            <text:p text:style-name="Standard">Masc. and Fem.</text:p>
          </table:table-cell>
          <table:table-cell table:style-name="Table2.C1" office:value-type="string">
            <text:p text:style-name="Standard">Neuter.</text:p>
          </table:table-cell>
        </table:table-row>
        <table:table-row>
          <table:table-cell table:style-name="Table2.A2" office:value-type="string">
            <text:p text:style-name="P122">Nom.</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22">Gen.</text:p>
          </table:table-cell>
          <table:table-cell table:style-name="Table2.A2" office:value-type="string">
            <text:p text:style-name="Standard">fortiōris</text:p>
          </table:table-cell>
          <table:table-cell table:style-name="Table2.C2" office:value-type="string">
            <text:p text:style-name="Standard">fortiōris</text:p>
          </table:table-cell>
        </table:table-row>
        <table:table-row>
          <table:table-cell table:style-name="Table2.A2" office:value-type="string">
            <text:p text:style-name="P122">Dat.</text:p>
          </table:table-cell>
          <table:table-cell table:style-name="Table2.A2" office:value-type="string">
            <text:p text:style-name="Standard">foriōrī</text:p>
          </table:table-cell>
          <table:table-cell table:style-name="Table2.C2" office:value-type="string">
            <text:p text:style-name="Standard">foriōrī</text:p>
          </table:table-cell>
        </table:table-row>
        <table:table-row>
          <table:table-cell table:style-name="Table2.A2" office:value-type="string">
            <text:p text:style-name="P122">Acc.</text:p>
          </table:table-cell>
          <table:table-cell table:style-name="Table2.A2" office:value-type="string">
            <text:p text:style-name="Standard">fortiōrem</text:p>
          </table:table-cell>
          <table:table-cell table:style-name="Table2.C2" office:value-type="string">
            <text:p text:style-name="Standard">fortius</text:p>
          </table:table-cell>
        </table:table-row>
        <table:table-row>
          <table:table-cell table:style-name="Table2.A2" office:value-type="string">
            <text:p text:style-name="P122">Voc.</text:p>
          </table:table-cell>
          <table:table-cell table:style-name="Table2.A2" office:value-type="string">
            <text:p text:style-name="Standard">fortior</text:p>
          </table:table-cell>
          <table:table-cell table:style-name="Table2.C2" office:value-type="string">
            <text:p text:style-name="Standard">fortius</text:p>
          </table:table-cell>
        </table:table-row>
        <table:table-row>
          <table:table-cell table:style-name="Table2.A2" office:value-type="string">
            <text:p text:style-name="P122">Abl.</text:p>
          </table:table-cell>
          <table:table-cell table:style-name="Table2.A2" office:value-type="string">
            <text:p text:style-name="Standard">fortiōre</text:p>
          </table:table-cell>
          <table:table-cell table:style-name="Table2.C2" office:value-type="string">
            <text:p text:style-name="Standard">fortiōre</text:p>
          </table:table-cell>
        </table:table-row>
      </table:table>
      <text:p text:style-name="Banner">Plural.</text:p>
      <table:table table:name="Table3" table:style-name="Table3">
        <table:table-column table:style-name="Table3.A" table:number-columns-repeated="3"/>
        <table:table-row>
          <table:table-cell table:style-name="Table3.A1" office:value-type="string">
            <text:p text:style-name="P122">Nom.</text:p>
          </table:table-cell>
          <table:table-cell table:style-name="Table3.A1" office:value-type="string">
            <text:p text:style-name="Standard">fortiōrēs</text:p>
          </table:table-cell>
          <table:table-cell table:style-name="Table3.C1" office:value-type="string">
            <text:p text:style-name="Standard">fortiōra</text:p>
          </table:table-cell>
        </table:table-row>
        <table:table-row>
          <table:table-cell table:style-name="Table3.A2" office:value-type="string">
            <text:p text:style-name="P122">Gen.</text:p>
          </table:table-cell>
          <table:table-cell table:style-name="Table3.A2" office:value-type="string">
            <text:p text:style-name="Standard">fortiōrum</text:p>
          </table:table-cell>
          <table:table-cell table:style-name="Table3.C2" office:value-type="string">
            <text:p text:style-name="Standard">fortiōrum</text:p>
          </table:table-cell>
        </table:table-row>
        <table:table-row>
          <table:table-cell table:style-name="Table3.A2" office:value-type="string">
            <text:p text:style-name="P122">Dat.</text:p>
          </table:table-cell>
          <table:table-cell table:style-name="Table3.A2" office:value-type="string">
            <text:p text:style-name="Standard">foriōribus</text:p>
          </table:table-cell>
          <table:table-cell table:style-name="Table3.C2" office:value-type="string">
            <text:p text:style-name="Standard">foriōribus</text:p>
          </table:table-cell>
        </table:table-row>
        <table:table-row>
          <table:table-cell table:style-name="Table3.A2" office:value-type="string">
            <text:p text:style-name="P122">Acc.</text:p>
          </table:table-cell>
          <table:table-cell table:style-name="Table3.A2" office:value-type="string">
            <text:p text:style-name="Standard">fortiōrēs</text:p>
          </table:table-cell>
          <table:table-cell table:style-name="Table3.C2" office:value-type="string">
            <text:p text:style-name="Standard">fortiōra</text:p>
          </table:table-cell>
        </table:table-row>
        <table:table-row>
          <table:table-cell table:style-name="Table3.A2" office:value-type="string">
            <text:p text:style-name="P122">Voc.</text:p>
          </table:table-cell>
          <table:table-cell table:style-name="Table3.A2" office:value-type="string">
            <text:p text:style-name="Standard">fortiōrēs</text:p>
          </table:table-cell>
          <table:table-cell table:style-name="Table3.C2" office:value-type="string">
            <text:p text:style-name="Standard">fortiōra</text:p>
          </table:table-cell>
        </table:table-row>
        <text:soft-page-break/>
        <table:table-row>
          <table:table-cell table:style-name="Table3.A2" office:value-type="string">
            <text:p text:style-name="P122">Abl.</text:p>
          </table:table-cell>
          <table:table-cell table:style-name="Table3.A2" office:value-type="string">
            <text:p text:style-name="Standard">foriōribus</text:p>
          </table:table-cell>
          <table:table-cell table:style-name="Table3.C2" office:value-type="string">
            <text:p text:style-name="Standard">foriōribus<text:span text:style-name="T26">{{106}}</text:span></text:p>
          </table:table-cell>
        </table:table-row>
      </table:table>
      <text:p text:style-name="Standard">a.<text:tab/>Examine the ablative singular and the genitive plural of all genders, and also the nominative and accusative plural neuter. <text:s/>Are the endings like those of the nouns of the third declension (83 and 94), or like those of positive adjectives of the third declension (113)?</text:p>
      <text:p text:style-name="Standard"/>
      <text:p text:style-name="BannerSecondary"><text:span text:style-name="T21">171</text:span>.<text:tab/><text:tab/>Vocabulary.</text:p>
      <text:section text:style-name="Sect1" text:name="Section54">
        <text:p text:style-name="P136"><text:span text:style-name="T21">brevis</text:span>, <text:span text:style-name="T21">e</text:span>,<text:tab/><text:span text:style-name="T2">short, brief</text:span>.</text:p>
        <text:p text:style-name="P136"><text:span text:style-name="T21">dēnsus, a, um</text:span>,<text:tab/><text:span text:style-name="T2">thick, dense</text:span>.</text:p>
        <text:p text:style-name="P136"><text:span text:style-name="T21">fidēlis, e</text:span>,<text:tab/><text:span text:style-name="T2">faithful.</text:span></text:p>
        <text:p text:style-name="P136"><text:span text:style-name="T21">fīrmus, a, um</text:span>,<text:tab/><text:span text:style-name="T2">strong.</text:span></text:p>
        <text:p text:style-name="P136"><text:span text:style-name="T21">nōbilis, e</text:span>,<text:tab/><text:span text:style-name="T2">noble</text:span>, <text:span text:style-name="T2">famous.</text:span></text:p>
        <text:p text:style-name="P136"><text:span text:style-name="T21">novus, a, um</text:span>,<text:tab/><text:span text:style-name="T2">new.</text:span></text:p>
        <text:p text:style-name="P136"><text:span text:style-name="T21">prūdēns, -entis</text:span>, <text:tab/><text:span text:style-name="T2">discreet.</text:span></text:p>
        <text:p text:style-name="P136"><text:span text:style-name="T21">ūtilis, e</text:span>,<text:tab/><text:span text:style-name="T2">useful.</text:span></text:p>
      </text:section>
      <text:p text:style-name="Vocabulary"><text:span text:style-name="T2">Phrases</text:span>:</text:p>
      <text:p text:style-name="P199"><text:tab/><text:span text:style-name="T21">iter faciō</text:span>,<text:tab/>march</text:p>
      <text:p text:style-name="P199"><text:tab/><text:span text:style-name="T21">certiōrem faciō dē</text:span><text:span text:style-name="T23">,</text:span><text:tab/><text:span text:style-name="T2">inform of</text:span>, literally <text:span text:style-name="T2">make</text:span> (<text:span text:style-name="T2">some one</text:span>) <text:span text:style-name="T2">more certain about</text:span>.<text:note text:id="ftn38" text:note-class="footnote"><text:note-citation>38</text:note-citation><text:note-body><text:p text:style-name="Footnote">In this phrase <text:span text:style-name="T21">certior</text:span><text:span text:style-name="T23"> agrees with the object of the verb in the active voice; but with the subject if the verb is passive.</text:span></text:p></text:note-body></text:note></text:p>
      <text:p text:style-name="Standard">N.B.—<text:span text:style-name="T21">Novus</text:span> has no comparative and the superlative means <text:span text:style-name="T2">last, latest</text:span>, as in <text:span text:style-name="T21">novissimum agmen</text:span>, the rear. <text:s/>For <text:span text:style-name="T2">newer, newest</text:span>, the comparative and superlative of <text:span text:style-name="T21">recēns</text:span> are used.</text:p>
      <text:p text:style-name="Standard"/>
      <text:p text:style-name="Banner">Exercises.</text:p>
      <text:p text:style-name="BannerSecondary"><text:span text:style-name="T21">172</text:span>.<text:tab/><text:tab/><text:span text:style-name="T21">I</text:span>.</text:p>
      <text:p text:style-name="Standard">1. Flūmine lātissimō et altissimō continentur. <text:s/>2. Longiōre itinere dūcimur. <text:s/>3. Per dēnsissimās silvās iter fēcerant. <text:s/>4. Tertiō diē ad flūmen lātius perveniunt. <text:s/>5. Noctēs sunt breviōrēs; sociī nōn erant fidēlēs. <text:s/>6. Virō nōbilissimō et potentissimō fīliam dat. <text:s/>7. Caesarem dē novō cōnsiliō certiōrem fēcērunt. <text:s/>8. In novissimum agmen merīdiē impetus factus erat. <text:s/>9. Castra lātiōribus fossīs mūniuntur. <text:s/>10. Locus firmissimīs praesidiīs tenētur. <text:s/>11. Prūdentissima est puella; cōnsilium est ūtilius. <text:s/>12. Multae rēs Gallōs ūtilēs amīcōs esse prohibent.<text:span text:style-name="T26">{{107}}</text:span></text:p>
      <text:p text:style-name="BannerSecondary"><text:tab/><text:tab/><text:span text:style-name="T21">II</text:span>.</text:p>
      <text:p text:style-name="Standard">1. They sought denser forests. <text:s/>2. Deeper rivers seem to hem in the allies. <text:s/>3. The daughters are discreet; the daughters were most discreet. <text:s/>4. A stronger garrison is left. <text:s/>5. We had marched the rest of the night. <text:s/>6. The time is short; the time is shorter; the time is very short. <text:s/>7. The hostages are the children of the noblest men. <text:s/>8. They give their daughters to the sons of the more powerful chiefs. <text:s/>9. He had been informed of the king's departure. <text:s/>10. The bravest legions are stationed in the rear. <text:s/>11. For many years he was a most useful and faithful friend. <text:s/>12. He was informed by a famous soldier; you are hemmed in by a broader river.</text:p>
      <text:p text:style-name="Standard"/>
      <text:p text:style-name="Banner">—</text:p>
      <text:p text:style-name="Standard"/>
      <text:p text:style-name="Banner">Lesson XXXI.</text:p>
      <text:p text:style-name="Banner">Dative with Adjectives. <text:s/>Partitive Genitive.</text:p>
      <text:p text:style-name="Standard"/>
      <text:p text:style-name="BannerSecondary"><text:span text:style-name="T21">173</text:span>.<text:tab/><text:tab/>Illustrative Examples.</text:p>
      <text:p text:style-name="P269"><text:span text:style-name="T21">Caesarī est inimīcus</text:span>, <text:span text:style-name="T2">he is unfriendly to Caesar</text:span>.</text:p>
      <text:p text:style-name="P269"><text:span text:style-name="T21">Fīnitimī sunt Galliae</text:span>, <text:span text:style-name="T2">they are adjacent to Gaul</text:span>.</text:p>
      <text:p text:style-name="P269"><text:span text:style-name="T21">Populō Rōmānō perīculōsum est</text:span>, <text:span text:style-name="T2">it is dangerous to the Roman people</text:span>.</text:p>
      <text:p text:style-name="BodyHanging"><text:span text:style-name="T2">a</text:span>. Observe how in these Latin sentences the adjective is completed by a dative denoting to which feeling or quality in question is directed.</text:p>
      <text:p text:style-name="BodyHanging"><text:tab/><text:tab/><text:tab/>This <text:span text:style-name="T2">Dative with Adjectives</text:span> is similar to the <text:span text:style-name="T2">Dative of the Indirect Object</text:span> with verbs (39) and is similarly translated.</text:p>
      <text:p text:style-name="BodyHanging"><text:span text:style-name="T2">b</text:span>. The adjectives so defined or completed are chiefly those meaning <text:span text:style-name="T2">near, friendly, like, useful, </text:span><text:soft-page-break/><text:span text:style-name="T2">agreeable, known</text:span>, and their opposites.{{108}}</text:p>
      <text:p text:style-name="Standard"/>
      <text:p text:style-name="BannerSecondary"><text:span text:style-name="T21">174</text:span>.<text:tab/><text:tab/>Illustrative Examples.</text:p>
      <text:p text:style-name="P268"/>
      <text:p text:style-name="P269"><text:span text:style-name="T21">Omnium Gallōrum sunt fortissimī</text:span>, <text:span text:style-name="T2">of all the Gauls they are the bravest</text:span>.</text:p>
      <text:p text:style-name="P269"><text:span text:style-name="T21">Partem prōvinciae vāstant</text:span>, <text:span text:style-name="T2">they lay waste part of the province</text:span>.</text:p>
      <text:p text:style-name="BodyHanging"><text:span text:style-name="T2">a</text:span>.<text:tab/>Observe how the genitive is used in Latin to denote the <text:span text:style-name="T2">whole</text:span><text:span text:style-name="T12"> of which a part is taken. <text:s/>The genitive thus expressing the whole is termed the </text:span><text:span text:style-name="T2">Partitive Genitive</text:span><text:span text:style-name="T12">.</text:span></text:p>
      <text:p text:style-name="Standard"/>
      <text:p text:style-name="BannerSecondary"><text:span text:style-name="T21">175</text:span>.<text:tab/><text:tab/>Illustrative Example.</text:p>
      <text:p text:style-name="Standard"><text:tab/><text:span text:style-name="T21">Reliquās legiōnēs mittit</text:span>, <text:span text:style-name="T2">he sends the rest of the legions </text:span>(<text:span text:style-name="T2">the remaining legions</text:span>).</text:p>
      <text:p text:style-name="Standard"><text:tab/><text:span text:style-name="T21">In mediō flūmine est</text:span>, <text:span text:style-name="T2">it is in the middle of the </text:span><text:span text:style-name="T12">river (</text:span><text:span text:style-name="T2">in mid-stream</text:span><text:span text:style-name="T12">).</text:span></text:p>
      <text:p text:style-name="BodyHanging"><text:span text:style-name="T2">a</text:span>.<text:tab/>Certain relations, as <text:span text:style-name="T2">the remainder</text:span>, and such local parts of anything as the <text:span text:style-name="T2">top</text:span>, <text:span text:style-name="T2">middle</text:span>, <text:span text:style-name="T2">beginning</text:span>, <text:span text:style-name="T2">end</text:span>, Latin prefers to express not by the partitive genitive, but by an adjectives in agreement, which regularly precedes its noun.</text:p>
      <text:p text:style-name="Standard"/>
      <text:p text:style-name="Standard"><text:span text:style-name="T21">176</text:span>.<text:tab/><text:tab/>Vocabulary.</text:p>
      <text:section text:style-name="Sect1" text:name="Section98">
        <text:p text:style-name="Vocabulary"><text:span text:style-name="T21">dissimilis</text:span>, e, <text:span text:style-name="T2">unlike, dissimilar</text:span>.</text:p>
        <text:p text:style-name="Vocabulary"><text:span text:style-name="T21">frā-ter</text:span>, <text:span text:style-name="T21">-tris</text:span>, m., <text:span text:style-name="T2">brother</text:span>.</text:p>
        <text:p text:style-name="Vocabulary"><text:span text:style-name="T21">incōgnitus</text:span>, <text:span text:style-name="T21">a</text:span>, <text:span text:style-name="T21">um</text:span>, <text:span text:style-name="T2">unknown</text:span>.</text:p>
        <text:p text:style-name="Vocabulary"><text:span text:style-name="T21">inūtilis</text:span>, <text:span text:style-name="T21">e</text:span>, <text:span text:style-name="T2">useless</text:span>.</text:p>
        <text:p text:style-name="Vocabulary"><text:span text:style-name="T21">mā-ter</text:span>, <text:span text:style-name="T21">-tris</text:span>, f., <text:span text:style-name="T2">mother</text:span>.</text:p>
        <text:p text:style-name="Vocabulary"><text:span text:style-name="T21">nōtus</text:span>, <text:span text:style-name="T21">a</text:span>, <text:span text:style-name="T21">um</text:span>, <text:span text:style-name="T2">known, familiar</text:span>.</text:p>
        <text:p text:style-name="Vocabulary"><text:span text:style-name="T21">pa-ter</text:span>, <text:span text:style-name="T21">-tris</text:span>, m., <text:span text:style-name="T2">father</text:span>.</text:p>
        <text:p text:style-name="Vocabulary"><text:span text:style-name="T21">pūblicus</text:span>, <text:span text:style-name="T21">a</text:span>, <text:span text:style-name="T21">um</text:span>, <text:span text:style-name="T2">belonging to the people, public</text:span>.</text:p>
        <text:p text:style-name="Vocabulary"><text:span text:style-name="T21">similis</text:span>, <text:span text:style-name="T21">e</text:span>, <text:span text:style-name="T2">like, similar</text:span>.</text:p>
        <text:p text:style-name="Vocabulary"><text:span text:style-name="T21">sor-or</text:span>, <text:span text:style-name="T21">-ōris</text:span>, f., <text:span text:style-name="T2">sister</text:span>.</text:p>
      </text:section>
      <text:p text:style-name="Standard">Phrases: <text:span text:style-name="T21">rēs pūblica</text:span>, <text:span text:style-name="T21">reī pūblicae</text:span>, f., <text:span text:style-name="T2">the public interest, public business, the state</text:span>.</text:p>
      <text:p text:style-name="Standard"><text:tab/><text:span text:style-name="T21">pār esse</text:span>, <text:span text:style-name="T2">be a match</text:span> (<text:span text:style-name="T2">for</text:span>).<text:span text:style-name="T26">{{109}}</text:span></text:p>
      <text:p text:style-name="Standard"/>
      <text:p text:style-name="Banner">Exercises.</text:p>
      <text:p text:style-name="BannerSecondary"><text:span text:style-name="T21">177</text:span>.<text:tab/><text:tab/><text:span text:style-name="T21">I</text:span>.</text:p>
      <text:p text:style-name="Standard">1. Frāter sorōrī incōgnitus erat. <text:s/>2. Gallī fīnitimī Belgīs erant. <text:s/>3. Caesarī es fidēlis. <text:s/>4. Potentissimus prīcipum est. <text:s/>5. Dē rē pūblicā nōn dēspērāmus. <text:s/>6. Mediā circiter nocte ad reliquum exercitum. perveniunt. <text:s/>7. Gallī nōn parēs sunt Belgīs. <text:s/>8. Caesarī esse inimīcī exīstimāmur. <text:s/>9. Omnium Gallōrum fortissimī sumus. <text:s/>10. Fīliī patrī et mātrī pārent. <text:s/>11. Cōnsilium reī pūblicae perīculōsum est. <text:s/>12. Prīculum commūne omnibus esse vidētur. <text:s/>13. <text:span text:style-name="T21">Ī</text:span>talia Britanniae<text:note text:id="ftn39" text:note-class="footnote"><text:note-citation>39</text:note-citation><text:note-body><text:p text:style-name="Footnote">After <text:span text:style-name="T2">like</text:span> and <text:span text:style-name="T2">unlike</text:span>, the preposition <text:span text:style-name="T2">to</text:span> is now generally omitted.</text:p></text:note-body></text:note> dissimilis est. <text:s/>14. Media īnsula incolīs est inūtilis. <text:s/>15. Multīs mīlitum nihil nōtum erat.</text:p>
      <text:p text:style-name="BannerSecondary"><text:tab/><text:tab/><text:span text:style-name="T21">II</text:span>.</text:p>
      <text:p text:style-name="Standard">1. They had sent the noblest of the Britons to Caesar. <text:s/>2. They seem to be friendly and faithful to Caesar. <text:s/>3. The harbours were unknown to the Gauls. <text:s/>4. The war began to be dangerous to the state. <text:s/>5. At dawn they joined battle in the middle of the forest. <text:s/>6. They had marched for a large part of the day. <text:s/>7. The daughter is like<text:span text:style-name="T25">[footnote 39]</text:span> (her) father; the sons are like (their) mother. <text:s/>8. Nothing was more useful to the senate. <text:s/>9. The brothers are unfriendly to (their) sister. <text:s/>10. He had been informed by the more daring of the brothers. <text:s/>11. Peace is not similar to war. <text:s/>12. The nights are unlike the days. <text:s/>13. The slave's faithfulness is known to all. <text:s/>14. The lakes are like large rivers. <text:s/>15. Children do not give orders to (their) fathers and mothers.<text:span text:style-name="T26">{{110}}</text:span></text:p>
      <text:p text:style-name="Standard"/>
      <text:p text:style-name="Banner">—</text:p>
      <text:p text:style-name="Standard"/>
      <text:p text:style-name="Banner">Lesson XXXII.</text:p>
      <text:p text:style-name="Banner">First and Second Conjugations: Future Indicative Active.</text:p>
      <text:p text:style-name="Standard"><text:soft-page-break/></text:p>
      <text:p text:style-name="BannerSecondary"><text:span text:style-name="T21">178</text:span>.<text:tab/><text:tab/>Illustrative Examples.</text:p>
      <text:p text:style-name="P61"><text:span text:style-name="T21">Pūgnābit</text:span>, <text:span text:style-name="T2">he will fight</text:span>.</text:p>
      <text:p text:style-name="P61"><text:span text:style-name="T21">Vocābis</text:span>, <text:span text:style-name="T2">you will call</text:span>.</text:p>
      <text:p text:style-name="P61"><text:span text:style-name="T21">Vidēbimus</text:span>, <text:span text:style-name="T2">we shall see</text:span>.</text:p>
      <text:p text:style-name="P61"><text:span text:style-name="T21">Tenēbitis</text:span>, <text:span text:style-name="T2">you will hold</text:span>.</text:p>
      <text:p text:style-name="P61">a.<text:tab/>What new element is found in these Latin verbs between the present stem and personal ending?</text:p>
      <text:p text:style-name="P61">b.<text:tab/>Notice the translation of these Latin forms, which, like their English equivalents, are said to be in the <text:span text:style-name="T2">Future Tense</text:span>.</text:p>
      <text:p text:style-name="P61"/>
      <text:p text:style-name="BannerSecondary"><text:span text:style-name="T21">179</text:span>.<text:tab/><text:tab/>Paradigms.</text:p>
      <text:p text:style-name="Banner">Future indicative active.</text:p>
      <text:p text:style-name="P22"><text:tab/>First Conjugation.<text:tab/>Second Conjugation.</text:p>
      <text:p text:style-name="P52">Singular</text:p>
      <text:p text:style-name="P42">1.<text:tab/>amābō<text:tab/><text:span text:style-name="T21">-ā-b-ō</text:span><text:tab/>monēbō<text:tab/><text:span text:style-name="T21">-ē-b-ō</text:span></text:p>
      <text:p text:style-name="P42">2.<text:tab/>am.bis<text:tab/><text:span text:style-name="T21">-ā-bi-s</text:span><text:tab/>monēbis<text:tab/><text:span text:style-name="T21">-ē-bi-s</text:span></text:p>
      <text:p text:style-name="P42">3.<text:tab/>amābit<text:tab/><text:span text:style-name="T21">-ā-bi-t</text:span><text:tab/>monēbit<text:tab/><text:span text:style-name="T21">-ē-bi-t</text:span></text:p>
      <text:p text:style-name="P52">Plural</text:p>
      <text:p text:style-name="P42">1.<text:tab/>amābimus<text:tab/><text:span text:style-name="T21">-ā-bi-mus</text:span><text:tab/>monēbimus<text:tab/><text:span text:style-name="T21">-ē-bi-mus</text:span></text:p>
      <text:p text:style-name="P42">2.<text:tab/>amābitis<text:tab/><text:span text:style-name="T21">-ā-bi-tis</text:span><text:tab/>monēbitis<text:tab/><text:span text:style-name="T21">-ē-bi-tis</text:span></text:p>
      <text:p text:style-name="P42">3.<text:tab/>amābunt<text:tab/><text:span text:style-name="T21">-ā-bu-nt</text:span><text:tab/>monēbunt<text:tab/><text:span text:style-name="T21">-ē-bu-nt</text:span></text:p>
      <text:p text:style-name="BodyHanging"><text:span text:style-name="T2">a</text:span>.<text:tab/>Notice that in the first person <text:span text:style-name="T21">i</text:span> of <text:span text:style-name="T21">-bi-</text:span> is omitted before <text:span text:style-name="T21">-ō</text:span>, and that in the third person plural <text:span text:style-name="T21">bi</text:span> becomes <text:span text:style-name="T21">bu</text:span> before <text:span text:style-name="T21">-nt</text:span>. <text:s/>What is the quantity of the vowel in <text:span text:style-name="T21">-bi-</text:span>?</text:p>
      <text:p text:style-name="P61"/>
      <text:p text:style-name="P61"><text:span text:style-name="T21">180</text:span>. In Latin, as in English, adjectives are often used as substantives, especially in the plural, the masculine denoting a class of persons, the neuter a class or number of things; as <text:span text:style-name="T21">omnēs</text:span><text:span text:style-name="T23">, </text:span><text:span text:style-name="T6">all people, everybody</text:span><text:span text:style-name="T23">; </text:span><text:span text:style-name="T21">omnia</text:span><text:span text:style-name="T23">, </text:span><text:span text:style-name="T6">all things, everything</text:span><text:span text:style-name="T23">; </text:span><text:span text:style-name="T21">bonī</text:span><text:span text:style-name="T23">, </text:span><text:span text:style-name="T6">good people, the good</text:span><text:span text:style-name="T15">; </text:span><text:span text:style-name="T13">bona</text:span><text:span text:style-name="T15">, </text:span><text:span text:style-name="T6">goods, property</text:span><text:span text:style-name="T15">. <text:s/>So </text:span><text:span text:style-name="T13">multī</text:span><text:span text:style-name="T15">, </text:span><text:span text:style-name="T13">multa</text:span><text:span text:style-name="T15">, </text:span><text:span text:style-name="T13">paucī</text:span><text:span text:style-name="T15">, </text:span><text:span text:style-name="T13">reliquī</text:span><text:span text:style-name="T15">, and many others.</text:span></text:p>
      <text:p text:style-name="P61"><text:span text:style-name="T15">N.B—In the genitive, dative, and ablative plural, where gender is not determined by the case-ending, </text:span><text:span text:style-name="T13">rēs </text:span><text:span text:style-name="T15">should be used instead of the neuter; as </text:span><text:span text:style-name="T13">omnium rērum</text:span><text:span text:style-name="T15">, </text:span><text:span text:style-name="T6">of everything</text:span><text:span text:style-name="T15">.</text:span></text:p>
      <text:p text:style-name="P119"/>
      <text:p text:style-name="BannerSecondary"><text:span text:style-name="T13">181</text:span><text:span text:style-name="T15">.<text:tab/><text:tab/>Vocabulary.</text:span></text:p>
      <text:section text:style-name="Sect1" text:name="Section99">
        <text:p text:style-name="Vocabulary"><text:span text:style-name="T13">causa, ae</text:span><text:span text:style-name="T15">, f.,<text:tab/></text:span><text:span text:style-name="T6">cause, reason</text:span><text:span text:style-name="T15">.</text:span></text:p>
        <text:p text:style-name="Vocabulary"><text:span text:style-name="T13">dē</text:span><text:span text:style-name="T15">, prep. with abl.,<text:tab/>1, </text:span><text:span text:style-name="T6">down from, from</text:span><text:span text:style-name="T15">; 2, </text:span><text:span text:style-name="T6">concerning</text:span><text:span text:style-name="T15">.</text:span></text:p>
        <text:p text:style-name="Vocabulary"><text:span text:style-name="T21">dē-dūcō</text:span>, <text:span text:style-name="T21">ere,</text:span> <text:span text:style-name="T21">-dūxī</text:span>, <text:span text:style-name="T21">-ductum</text:span>,<text:tab/><text:span text:style-name="T2">lead off, withdraw</text:span>.</text:p>
        <text:p text:style-name="Vocabulary"><text:span text:style-name="T21">dē-pōnō</text:span>, <text:span text:style-name="T21">ere</text:span>, <text:span text:style-name="T21">posuī,</text:span> <text:span text:style-name="T21">-positum</text:span>,<text:tab/><text:span text:style-name="T2">lay down</text:span>; <text:span text:style-name="T2">deposit.</text:span></text:p>
        <text:p text:style-name="Vocabulary"><text:span text:style-name="T21">dē-siliō</text:span>, <text:span text:style-name="T21">īre</text:span>, <text:span text:style-name="T21">-siluī</text:span>, <text:span text:style-name="T21">-sultum</text:span>,<text:tab/><text:span text:style-name="T2">leap down</text:span>.</text:p>
        <text:p text:style-name="Vocabulary"><text:span text:style-name="T21">dēterreō</text:span>, <text:span text:style-name="T21">ēre</text:span>, <text:span text:style-name="T21">uī</text:span>, <text:span text:style-name="T21">itum</text:span>,<text:tab/>(<text:span text:style-name="T2">frighten off</text:span>) <text:span text:style-name="T2">deter,</text:span> <text:span text:style-name="T2">hinder.</text:span></text:p>
        <text:p text:style-name="Vocabulary"><text:span text:style-name="T21">dē-tineō</text:span>, <text:span text:style-name="T21">ēre</text:span>, <text:span text:style-name="T21">uī</text:span>, <text:span text:style-name="T21">-tentum</text:span>,<text:tab/><text:span text:style-name="T2">detain, delay</text:span>.</text:p>
        <text:p text:style-name="Vocabulary">i<text:span text:style-name="T21">mperō</text:span>, <text:span text:style-name="T21">āre</text:span>, <text:span text:style-name="T21">āvī</text:span>, <text:span text:style-name="T21">ātum</text:span>,<text:tab/><text:span text:style-name="T2">demand, require</text:span>.</text:p>
        <text:p text:style-name="Vocabulary"><text:span text:style-name="T21">locus</text:span>, <text:span text:style-name="T21">ī</text:span>, m.,<text:tab/><text:span text:style-name="T2">place</text:span>; in plural, <text:span text:style-name="T21">loca</text:span>, <text:span text:style-name="T21">ōrum</text:span>, n., <text:span text:style-name="T2">places, ground, district</text:span>.</text:p>
        <text:p text:style-name="Vocabulary"><text:span text:style-name="T21">per-tineō</text:span>, <text:span text:style-name="T21">ēre</text:span>, <text:span text:style-name="T21">uī</text:span>, <text:span text:style-name="T21">-tentum</text:span>,<text:tab/><text:span text:style-name="T2">extend, tend</text:span>.</text:p>
      </text:section>
      <text:p text:style-name="P61"><text:span text:style-name="T2">Phrases with</text:span> <text:span text:style-name="T21">causa</text:span> (<text:span text:style-name="T2">notice the order throughout</text:span>):</text:p>
      <text:p text:style-name="Vocabulary"><text:span text:style-name="T21">multīs dē causīs</text:span>,<text:tab/><text:span text:style-name="T2">for</text:span> (literally <text:span text:style-name="T2">from</text:span>) <text:span text:style-name="T2">many reasons</text:span>.</text:p>
      <text:p text:style-name="Vocabulary"><text:span text:style-name="T21">pācis causā</text:span>,<text:tab/><text:span text:style-name="T2">for the sake of peace</text:span> (literally <text:span text:style-name="T2">from the reason of peace</text:span>).</text:p>
      <text:p text:style-name="Vocabulary"><text:span text:style-name="T21">frūmentī causā</text:span>,<text:tab/><text:span text:style-name="T2">for the purpose of</text:span> (<text:span text:style-name="T2">getting</text:span>) <text:span text:style-name="T2">corn</text:span>; <text:span text:style-name="T2">to get corn</text:span>.</text:p>
      <text:p text:style-name="P61">N.B.—(<text:span text:style-name="T2">a</text:span>) The prefix <text:span text:style-name="T21">dē</text:span> is used in compounds to denote (1) <text:span text:style-name="T2">down</text:span>, (2) <text:span text:style-name="T2">from, off</text:span>.</text:p>
      <text:p text:style-name="P61">(<text:span text:style-name="T2">b</text:span>) With <text:span text:style-name="T21">imperō</text:span>, the dative denotes the person to whom orders are given; the accusative denotes that which is demanded or ordered; as,</text:p>
      <text:p text:style-name="P61"><text:span text:style-name="T21">Equitibus imperat</text:span>, <text:span text:style-name="T2">he gives orders to the cavalry</text:span>;</text:p>
      <text:p text:style-name="P61"><text:span text:style-name="T21">Equitēs rēgī imperat</text:span>, <text:span text:style-name="T2">he demands cavalry from the king</text:span>.<text:span text:style-name="T26">{{112}}</text:span></text:p>
      <text:p text:style-name="P61"><text:soft-page-break/></text:p>
      <text:p text:style-name="Banner">Exercises.</text:p>
      <text:p text:style-name="BannerSecondary"><text:span text:style-name="T21">182</text:span>.<text:tab/><text:tab/><text:span text:style-name="T21">I</text:span>.</text:p>
      <text:p text:style-name="P61">1. Multīs dē causīs in Galliā hiemābimus. <text:s/>2. Rēx cōpiās parābit; cōpiae rēgī pārēbunt. <text:s/>3. Nihil vidēbitis. <text:s/>4. Adventum auxiliōrum nōn exspectābō. <text:s/>5. Obsidibus imperat; obsidēs Gallīs imperābat; māgnum numerum obsidum Galliae imperābit. <text:s/>6. Belgae pertinent ad flūmen Rhēnum. <text:s/>7. Reī pūblicae causā impetum sustinēbimus. <text:s/>8. Dē omnibus rēbus dēspērās; omnia relinquis. <text:s/>9. Mīlitēs dē vāllō dēdūcit. <text:s/>10. Omnia loca occupābimus. <text:s/>11. Amīcitiae causā agrōs fīnitimīs concēdere nōn dubitābis. <text:s/>12. Nihil exercitum dētinēbit. <text:s/>13. Multa Caesarem dēterrēbunt. <text:s/>14. Ex <text:s/>equīs ad pedēs dēsiluērunt. <text:s/>15. Bonōs necāunt; bona nōbilium habēbunt. <text:s/>16. Bellī causā cōpiās comparābō. <text:s/>17. Imperium dēposuit.</text:p>
      <text:p text:style-name="BannerSecondary"><text:tab/><text:tab/><text:span text:style-name="T21">II</text:span>.</text:p>
      <text:p text:style-name="P61">1. We shall not fight without reason. <text:s/>2. At dawn they will move the camp. <text:s/>3. I shall give the signal. <text:s/>4. You will have everything; we shall have an abundance of everything. <text:s/>5. For the sake of the common safety they will give hostages. <text:s/>6. The leap down from the wall. <text:s/>7. I shall demand cavalry and infantry from the rest. <text:s/>8. You will not venture to wage war for a slight cause. <text:s/>9. The forest used to extend to the bank of the river Rhine. <text:s/>10. The place is unknown to all; the ground was known to everybody. <text:s/>11. Nothing will deter the senate and Roman people. <text:s/>12. Everything had been withdrawn from the fields. <text:s/>13. It will tend to (ad) the safety of the good. <text:s/>14. He has many to assist him (<text:span text:style-name="T2">literally</text:span><text:span text:style-name="T12">, for the sake of aid). <text:s/>15. On account of the lack of everything we shall not hesitate</text:span><text:span text:style-name="T26">{{113}}</text:span><text:span text:style-name="T12"> to lay down (our) arms. <text:s/>16. You will not delay the victory. <text:s/>17. He will demand a large supply of corn from the king's brother.</text:span></text:p>
      <text:p text:style-name="P61"/>
      <text:p text:style-name="P61">[[Plate – </text:p>
      <text:p text:style-name="P61"><text:tab/>Ruins of the Claudian Aqueduct.</text:p>
      <text:p text:style-name="P61"><text:tab/>Cloaca Maxima.]]</text:p>
      <text:p text:style-name="P61"/>
      <text:p text:style-name="Banner">—</text:p>
      <text:p text:style-name="P61"/>
      <text:p text:style-name="BannerSecondary"><text:span text:style-name="T21">183</text:span>.<text:tab/><text:tab/>Word List C.</text:p>
      <text:p text:style-name="Banner">Time.</text:p>
      <text:section text:style-name="Sect3" text:name="Section55">
        <text:p text:style-name="BodyHanging">day</text:p>
        <text:p text:style-name="BodyHanging">daily</text:p>
        <text:p text:style-name="BodyHanging">next day</text:p>
        <text:p text:style-name="BodyHanging">daybreak</text:p>
        <text:p text:style-name="BodyHanging">noon</text:p>
        <text:p text:style-name="BodyHanging">hour</text:p>
        <text:p text:style-name="BodyHanging">night</text:p>
        <text:p text:style-name="BodyHanging">midnight</text:p>
        <text:p text:style-name="BodyHanging">watch</text:p>
        <text:p text:style-name="BodyHanging">year </text:p>
        <text:p text:style-name="BodyHanging">time</text:p>
      </text:section>
      <text:p text:style-name="Banner">Family.</text:p>
      <text:section text:style-name="Sect3" text:name="Section56">
        <text:p text:style-name="BodyHanging">father</text:p>
        <text:p text:style-name="BodyHanging">mother </text:p>
        <text:p text:style-name="BodyHanging">brother</text:p>
        <text:p text:style-name="BodyHanging">sister</text:p>
        <text:p text:style-name="BodyHanging">son</text:p>
        <text:p text:style-name="BodyHanging">daughter</text:p>
        <text:p text:style-name="BodyHanging">children</text:p>
      </text:section>
      <text:p text:style-name="Banner">Miscellaneous nouns.</text:p>
      <text:section text:style-name="Sect3" text:name="Section57">
        <text:p text:style-name="BodyHanging">faith</text:p>
        <text:p text:style-name="BodyHanging">hope</text:p>
        <text:p text:style-name="BodyHanging">experience</text:p>
        <text:p text:style-name="BodyHanging">thing</text:p>
        <text:p text:style-name="BodyHanging">nothing</text:p>
        <text:p text:style-name="BodyHanging">everything</text:p>
        <text:p text:style-name="BodyHanging">rampart</text:p>
        <text:p text:style-name="BodyHanging">ground</text:p>
        <text:p text:style-name="BodyHanging">part</text:p>
        <text:p text:style-name="BodyHanging">reason</text:p>
        <text:p text:style-name="BodyHanging">light</text:p>
        <text:p text:style-name="BodyHanging">state</text:p>
      </text:section>
      <text:p text:style-name="Banner">Adjectives with <text:span text:style-name="T2">to</text:span>: in Latin with dative.</text:p>
      <text:section text:style-name="Sect3" text:name="Section58">
        <text:p text:style-name="BodyHanging">adjacent</text:p>
        <text:p text:style-name="BodyHanging">friendly</text:p>
        <text:p text:style-name="BodyHanging">unfriendly</text:p>
        <text:p text:style-name="BodyHanging">faithful</text:p>
        <text:p text:style-name="BodyHanging">like</text:p>
        <text:p text:style-name="BodyHanging">unlike</text:p>
        <text:p text:style-name="BodyHanging">equal</text:p>
        <text:p text:style-name="BodyHanging">common</text:p>
        <text:p text:style-name="BodyHanging">useful</text:p>
        <text:p text:style-name="BodyHanging">useless</text:p>
        <text:p text:style-name="BodyHanging">known</text:p>
        <text:p text:style-name="BodyHanging">unknown</text:p>
        <text:p text:style-name="BodyHanging">dangerous</text:p>
      </text:section>
      <text:p text:style-name="Banner">Miscellaneous adjectives.</text:p>
      <text:section text:style-name="Sect3" text:name="Section59">
        <text:p text:style-name="BodyHanging">bold</text:p>
        <text:p text:style-name="BodyHanging">discreet</text:p>
        <text:p text:style-name="BodyHanging">powerful</text:p>
        <text:p text:style-name="BodyHanging">noble</text:p>
        <text:p text:style-name="BodyHanging">new</text:p>
        <text:p text:style-name="BodyHanging">following</text:p>
        <text:p text:style-name="BodyHanging">think</text:p>
        <text:p text:style-name="BodyHanging">strong</text:p>
        <text:p text:style-name="BodyHanging">short</text:p>
        <text:p text:style-name="BodyHanging">military</text:p>
        <text:p text:style-name="BodyHanging">famous</text:p>
      </text:section>
      <text:p text:style-name="Banner"><text:soft-page-break/>Verbs.</text:p>
      <text:section text:style-name="Sect3" text:name="Section60">
        <text:p text:style-name="BodyHanging">say</text:p>
        <text:p text:style-name="BodyHanging">think</text:p>
        <text:p text:style-name="BodyHanging">seem</text:p>
        <text:p text:style-name="BodyHanging">inform</text:p>
        <text:p text:style-name="BodyHanging">name</text:p>
        <text:p text:style-name="BodyHanging">demand</text:p>
        <text:p text:style-name="BodyHanging">prevent</text:p>
        <text:p text:style-name="BodyHanging">hinder</text:p>
        <text:p text:style-name="BodyHanging">restrain</text:p>
        <text:p text:style-name="BodyHanging">detain</text:p>
        <text:p text:style-name="BodyHanging">hesitate</text:p>
        <text:p text:style-name="BodyHanging">influence</text:p>
        <text:p text:style-name="BodyHanging">alarm</text:p>
        <text:p text:style-name="BodyHanging">terrify</text:p>
        <text:p text:style-name="BodyHanging">grant</text:p>
        <text:p text:style-name="BodyHanging">require</text:p>
        <text:p text:style-name="BodyHanging">extend</text:p>
        <text:p text:style-name="BodyHanging">drive</text:p>
        <text:p text:style-name="BodyHanging">lead out</text:p>
        <text:p text:style-name="BodyHanging">send out</text:p>
        <text:p text:style-name="BodyHanging">drive out</text:p>
        <text:p text:style-name="BodyHanging">leap down<text:span text:style-name="T26">{{114}}</text:span></text:p>
      </text:section>
      <text:p text:style-name="Banner">War.</text:p>
      <text:section text:style-name="Sect2" text:name="Section61">
        <text:p text:style-name="P195">halt</text:p>
        <text:p text:style-name="P195">march</text:p>
        <text:p text:style-name="P195">retire</text:p>
        <text:p text:style-name="P195">the rear</text:p>
        <text:p text:style-name="P195">repulse</text:p>
        <text:p text:style-name="P195">withdraw (transitive)</text:p>
        <text:p text:style-name="P195">withdraw (intransitive)</text:p>
        <text:p text:style-name="P195">yield</text:p>
        <text:p text:style-name="P195">defeat</text:p>
        <text:p text:style-name="P195">drive back</text:p>
        <text:p text:style-name="P195">surround</text:p>
        <text:p text:style-name="P195">give way</text:p>
        <text:p text:style-name="P195">lay down arms</text:p>
        <text:p text:style-name="P195">draw up lien of battle</text:p>
        <text:p text:style-name="P195">make an attack</text:p>
        <text:p text:style-name="P195">the art of war</text:p>
      </text:section>
      <text:p text:style-name="P61"/>
      <text:p text:style-name="Banner">—</text:p>
      <text:p text:style-name="P61"/>
      <text:p text:style-name="Banner">Reading Lesson VI.</text:p>
      <text:p text:style-name="Banner">The Seven Kings of Rome (753-510 B.C.)</text:p>
      <text:p text:style-name="BannerSecondary"><text:span text:style-name="T21">184</text:span>.<text:tab/><text:tab/>Vocabulary.</text:p>
      <text:section text:style-name="Sect1" text:name="Section100">
        <text:p text:style-name="P239"><text:span text:style-name="T21">creō, āre, āvī, ātum</text:span>,<text:tab/><text:span text:style-name="T2">elect, choose</text:span>.</text:p>
        <text:p text:style-name="Vocabulary"><text:span text:style-name="T21">Etrūria, ae</text:span>, f.,<text:tab/><text:span text:style-name="T2">Etruria,</text:span> the district north of Rome.</text:p>
        <text:p text:style-name="Vocabulary"><text:span text:style-name="T21">Latīnī, ōrum</text:span>, m.,<text:tab/><text:span text:style-name="T2">the Latins</text:span>, dwelling in Latium.</text:p>
        <text:p text:style-name="Vocabulary"><text:span text:style-name="T21">lēx, lēgis</text:span>, f., <text:tab/><text:span text:style-name="T2">law.</text:span></text:p>
        <text:p text:style-name="Vocabulary"><text:span text:style-name="T21">nūllus, a, um</text:span>,<text:tab/><text:span text:style-name="T2">no</text:span> (adjective).</text:p>
        <text:p text:style-name="Vocabulary"><text:span text:style-name="T21">urbs, urbis</text:span>, f.,<text:tab/><text:span text:style-name="T2">city.</text:span></text:p>
      </text:section>
      <text:p text:style-name="P61">Prīmō (<text:span text:style-name="T2">at first</text:span>) populus Rōmānus rēgibus pārēbat. <text:s/>Septem (<text:span text:style-name="T2">seven</text:span>) rēgēs Rōmae (<text:span text:style-name="T2">at Rome</text:span>) imperium obtinēbant. <text:s/>Prīmus rēx, Rōmulus, urbem condidit (<text:span text:style-name="T2">founded</text:span>). <text:s/>Rōman mūrīs mūnīvit et multitūdinem hominum in urbem coēgit. <text:s/>Senātum creāvit et senātōrēs (<text:span text:style-name="T2">the senators</text:span>) Patrēs appellāvit. <text:s/>Multa bella cum fīnitimīs gerēbat.</text:p>
      <text:p text:style-name="P61">Numa, rēx secundus, nūllum bellum gessit, sed nūllus rēx ūtilior reī pūblicae erat. <text:s/>Lēgēs aequās populō Rōmānō dedit, et multa templa (<text:span text:style-name="T2">temples</text:span>) īnstituit (<text:span text:style-name="T2">established</text:span>).</text:p>
      <text:p text:style-name="P61">Tertius rēx, Tullus Hostīlius, vir fortissimus erat et audācissimus. <text:s/>Bella cum fīnitimīs renovāvit et māgnum in rē mīlitārī ūsum habēbat. <text:s/>Levī dē causā bellum cum Albānīs gessit et multōs fīnitimōs superāvit.<text:span text:style-name="T26">{{115}}</text:span></text:p>
      <text:p text:style-name="P61">Ancus Mārcius, rēx quārtus, Tullō dissimilis erat, et Numae similor. <text:s/>Salūtis commūnis causā Rōmam novīs mūrīs fīrmāvit et portum fēcit apud (<text:span text:style-name="T2">at</text:span>) ōstium (<text:span text:style-name="T2">the mouth</text:span>) flūminis Tiberis.</text:p>
      <text:p text:style-name="P61">Tum (<text:span text:style-name="T2">then</text:span>) Tarquinius Prīscus, quī (<text:span text:style-name="T2">who</text:span>) in urbem ab Etrūriā pervēnerat, rēx creātus est. <text:s/>Tarquinius in bellō et in pāce nōbilis erat. <text:s/>Multa oppida occupāvit et agrum Rōmānum lātiōrem fēcit.</text:p>
      <text:p text:style-name="P61">Servius Tullius, rēx sextus, prūdentissimus erat omnium rēgum. <text:s/>Pauca bella gessit sed multa cōnsilia cēpit <text:span text:style-name="T2">(formed)</text:span> quae (<text:span text:style-name="T2">which</text:span>) ad salūtem reī pūblicae pertinēbant. <text:s/>Pācem cum Latīnīs cōnfīrmāvit et prīncipātum omnium fīnitimōrum populōrum obtinēbat. <text:s/>Septem collēs (<text:span text:style-name="T2">hills</text:span>) māgnīs et fīrmīs mūnītiōnibus cīnxit <text:span text:style-name="T2">(surrounded).</text:span> <text:s/>Post multōs annōs ā Tarquiniō, fīliō rēgis quīntī, necātus est.</text:p>
      <text:p text:style-name="P61">Tarquinius Superbus, septimus et ultimus (<text:span text:style-name="T2">last</text:span>) rēgum, homō inīquus et audāx erat. <text:s/>Fīlium habēbat quem (<text:span text:style-name="T2">whom</text:span>) Sextum appellābat. <text:s/>Propter injūriās ipsīus (<text:span text:style-name="T2">of himself</text:span>) et Sextī, rēx imperium dēpōnere coāctus est et ex urbe expulsus est.</text:p>
      <text:p text:style-name="P61">Post discessum Tarquiniōrum, senātus et prīncipēs rem pūblicam administrābant <text:span text:style-name="T2">(governed),</text:span> et Rōmānī cōnsulēs (<text:span text:style-name="T2">consuls, acc. case</text:span>) creāre coepērunt.</text:p>
      <text:p text:style-name="P61"/>
      <text:p text:style-name="Banner">—</text:p>
      <text:p text:style-name="P61"/>
      <text:p text:style-name="Banner"><text:soft-page-break/>Lesson XXXIII.</text:p>
      <text:p text:style-name="Banner">Third Declension: <text:span text:style-name="T21">I</text:span>-Stems.</text:p>
      <text:p text:style-name="P61"/>
      <text:p text:style-name="P61"><text:span text:style-name="T21">185</text:span>. The Third Declension includes also nouns whose stem ends in <text:span text:style-name="T21">i</text:span>, instead of in a consonant as in Lessons XIII and XV. <text:s/>The difference is observable chiefly in the genitive plural, which, in <text:span text:style-name="T21">i</text:span>-stems, has <text:span text:style-name="T21">-ium</text:span> instead of <text:span text:style-name="T21">-um</text:span>, and in the nominative and accusative plural of<text:span text:style-name="T26">{{116}}</text:span> neuters, which have <text:span text:style-name="T21">-ia</text:span> instead of <text:span text:style-name="T21">-a</text:span>. <text:s/>Occasionally the ablative singular ends in <text:span text:style-name="T21">-ī</text:span> (regularly so in the neuter nouns), and more rarely the accusative singular ends in <text:span text:style-name="T21">-im</text:span>. <text:s/>Otherwise the declension of consonant stems and <text:span text:style-name="T21">i</text:span>-stems is identical.</text:p>
      <text:p text:style-name="P61"/>
      <text:p text:style-name="BannerSecondary"><text:span text:style-name="T21">186</text:span>.<text:tab/><text:tab/>Paradigms.</text:p>
      <text:p text:style-name="Banner">Third declension, <text:span text:style-name="T21">i</text:span>-stems.</text:p>
      <text:p text:style-name="Banner">Singular.</text:p>
      <text:p text:style-name="Banner"/>
      <text:p text:style-name="P56"><text:span text:style-name="T2">Nom</text:span>.<text:tab/>hostis <text:span text:style-name="T2">(enemy)</text:span><text:tab/>nūbēs (<text:span text:style-name="T2">cloud</text:span>)<text:tab/>animal (<text:span text:style-name="T2">animal</text:span>)</text:p>
      <text:p text:style-name="P56"><text:span text:style-name="T2">Gen</text:span>.<text:tab/>hostis<text:tab/>nūbis<text:tab/>animālis</text:p>
      <text:p text:style-name="P56"><text:span text:style-name="T2">Dat.</text:span><text:tab/>hostī<text:tab/>nūbī<text:tab/>animālī</text:p>
      <text:p text:style-name="P56"><text:span text:style-name="T2">Acc.</text:span><text:tab/>hostem<text:tab/>nūbem<text:tab/>animal</text:p>
      <text:p text:style-name="P56"><text:span text:style-name="T2">Voc.</text:span><text:tab/>hostis<text:tab/>nūbēs<text:tab/>animal</text:p>
      <text:p text:style-name="P56"><text:span text:style-name="T2">Abl.</text:span><text:tab/>hoste<text:tab/>nūbe<text:tab/>animālī</text:p>
      <text:p text:style-name="Banner">Plural.</text:p>
      <text:p text:style-name="P56"><text:span text:style-name="T2">Nom</text:span>.<text:tab/>hostēs<text:tab/>nūbēs<text:tab/>animālia</text:p>
      <text:p text:style-name="P56"><text:span text:style-name="T2">Gen</text:span>.<text:tab/>hostium<text:tab/>nūbium<text:tab/>animālium</text:p>
      <text:p text:style-name="P56"><text:span text:style-name="T2">Dat</text:span>.<text:tab/>hostibus<text:tab/>nūbibus<text:tab/>animālibus</text:p>
      <text:p text:style-name="P56"><text:span text:style-name="T2">Acc</text:span>.<text:tab/>hostēs (īs)<text:note text:id="ftn40" text:note-class="footnote"><text:note-citation>40</text:note-citation><text:note-body><text:p text:style-name="Footnote">The accusative plural in <text:span text:style-name="T21">-īs</text:span>, as <text:span text:style-name="T21">hostīs</text:span>, <text:span text:style-name="T21">nūbīs</text:span>, is avoided in introductory books.</text:p></text:note-body></text:note><text:tab/>nūbēs (īs)<text:tab/>animālia</text:p>
      <text:p text:style-name="P56"><text:span text:style-name="T2">Voc</text:span>.<text:tab/>hostēs<text:tab/>nūbēs<text:tab/>animālia</text:p>
      <text:p text:style-name="P56"><text:span text:style-name="T2">Abl</text:span>.<text:tab/>hostibus<text:tab/>nūbibus<text:tab/>animālibus</text:p>
      <text:p text:style-name="P57"/>
      <text:p text:style-name="P61"><text:span text:style-name="T21">187</text:span>. (<text:span text:style-name="T2">a</text:span>) Most masculine and feminine <text:span text:style-name="T21">i</text:span>-stems have <text:span text:style-name="T21">-is</text:span> in the nominative singular and are declined like <text:span text:style-name="T21">hostis</text:span>. <text:s/>A few like <text:span text:style-name="T21">īgnis</text:span> and <text:span text:style-name="T21">nāvis</text:span> have <text:span text:style-name="T21">-ī</text:span> as well as <text:span text:style-name="T21">-e</text:span> in the ablative singular.<text:note text:id="ftn41" text:note-class="footnote"><text:note-citation>41</text:note-citation><text:note-body><text:p text:style-name="Footnote">Unless some irregularity is specially mentioned, nouns in <text:span text:style-name="T21">-is</text:span> used in this book should be declined like <text:span text:style-name="T21">hostis</text:span>.</text:p></text:note-body></text:note></text:p>
      <text:p text:style-name="P61">(<text:span text:style-name="T2">b</text:span>) Notice the difference between nouns in <text:span text:style-name="T21">-es</text:span> or <text:span text:style-name="T21">-ēs</text:span> increasing (i._e. in number of syllables) in the genitive, and nouns in <text:span text:style-name="T21">-ēs</text:span> not increasing in the genitive. <text:s/>The<text:span text:style-name="T26">{{117}}</text:span> former are consonant stems (see 86), as <text:span text:style-name="T21">mīles</text:span>, <text:span text:style-name="T21">eques</text:span>, <text:span text:style-name="T21">pēs</text:span>; the latter are <text:span text:style-name="T21">i</text:span>-stems. <text:s/>(So also with nouns in <text:span text:style-name="T21">-is</text:span>.)</text:p>
      <text:p text:style-name="P61">(<text:span text:style-name="T2">c</text:span>) The only frequently occurring neuter <text:span text:style-name="T21">i</text:span>-stem is <text:span text:style-name="T21">mare</text:span><text:span text:style-name="T23">, </text:span><text:span text:style-name="T6">the sea</text:span><text:span text:style-name="T23">; Singular, Nom., Acc., and Voc. </text:span><text:span text:style-name="T21">mare</text:span><text:span text:style-name="T23">, Gen. </text:span><text:span text:style-name="T21">maris</text:span><text:span text:style-name="T23">, Dat. and Abl. </text:span><text:span text:style-name="T21">marī</text:span><text:span text:style-name="T23">. <text:s/>Plural, Nom., Acc., and Voc. </text:span><text:span text:style-name="T21">maria</text:span><text:span text:style-name="T23">, Gen. only once found, in the form </text:span><text:span text:style-name="T21">marum</text:span><text:span text:style-name="T23">, Dat. and Abl. </text:span><text:span text:style-name="T21">maribus</text:span><text:span text:style-name="T23">.</text:span></text:p>
      <text:p text:style-name="P61"/>
      <text:p text:style-name="P61"><text:span text:style-name="T21">188</text:span>. Certain consonant stems of the third declension have been so far affected by the nearly similar declension of the <text:span text:style-name="T21">i</text:span>-stems that they may be classed separately as <text:span text:style-name="T2">mixed stems</text:span><text:span text:style-name="T12">. <text:s/>These include masculine and feminine nouns of three kinds: (</text:span><text:span text:style-name="T2">a</text:span><text:span text:style-name="T12">) nouns ending in </text:span><text:span text:style-name="T13">-ns</text:span><text:span text:style-name="T12">, </text:span><text:span text:style-name="T13">-rs</text:span><text:span text:style-name="T12">, (</text:span><text:span text:style-name="T2">b</text:span><text:span text:style-name="T12">) monosyllables in </text:span><text:span text:style-name="T13">-s</text:span><text:span text:style-name="T12"> or </text:span><text:span text:style-name="T13">-x</text:span><text:span text:style-name="T12"> preceded by a consonant, and (</text:span><text:span text:style-name="T2">c</text:span><text:span text:style-name="T12">) nouns in </text:span><text:span text:style-name="T13">-tās</text:span><text:span text:style-name="T12">. <text:s/>These are declined like consonant stems in the singular; like </text:span><text:span text:style-name="T13">i</text:span><text:span text:style-name="T12">-stems in the plural. <text:s/>The nouns in </text:span><text:span text:style-name="T13">-tās</text:span><text:span text:style-name="T12">, however, have both </text:span><text:span text:style-name="T13">-um</text:span><text:span text:style-name="T12"> and </text:span><text:span text:style-name="T13">-ium</text:span><text:span text:style-name="T12"> in the genitive plural.</text:span></text:p>
      <text:p text:style-name="P116"/>
      <text:p text:style-name="BannerSecondary"><text:span text:style-name="T13">189</text:span><text:span text:style-name="T12">.<text:tab/><text:tab/>Paradigms.</text:span></text:p>
      <text:p text:style-name="P245">Third declension: mixed stems.</text:p>
      <text:p text:style-name="P245">Singular.</text:p>
      <text:p text:style-name="P56"><text:span text:style-name="T2">Nom</text:span>.<text:tab/>cohors <text:span text:style-name="T2">(cohort)</text:span><text:tab/>urbs (<text:span text:style-name="T2">city</text:span>)<text:tab/>cīvitās (<text:span text:style-name="T2">state</text:span>)</text:p>
      <text:p text:style-name="P56"><text:soft-page-break/><text:span text:style-name="T2">Gen</text:span>.<text:tab/>cohortis<text:tab/>urbis<text:tab/>cīvitātis</text:p>
      <text:p text:style-name="P56"><text:span text:style-name="T2">Dat</text:span>.<text:tab/>cohortī<text:tab/>urbī<text:tab/>cīvitātī</text:p>
      <text:p text:style-name="P56"><text:span text:style-name="T2">Acc</text:span>.<text:tab/>cohortem<text:tab/>urbem<text:tab/>cīvitātem</text:p>
      <text:p text:style-name="P56"><text:span text:style-name="T2">Voc</text:span>.<text:tab/>cohors<text:tab/>urbs<text:tab/>cīvitās</text:p>
      <text:p text:style-name="P56"><text:span text:style-name="T2">Abl</text:span>.<text:tab/>cohorte<text:tab/>urbe<text:tab/>cīvitāte</text:p>
      <text:p text:style-name="P245">Plural.</text:p>
      <text:p text:style-name="P56"><text:span text:style-name="T2">Nom</text:span>.<text:tab/>cohortēs<text:tab/>urbēs<text:tab/>cīvitātēs</text:p>
      <text:p text:style-name="P56"><text:span text:style-name="T2">Gen</text:span>.<text:tab/>cohortium<text:tab/>urbium<text:tab/>cīvitātum <text:span text:style-name="T2">or</text:span> cīvitātium</text:p>
      <text:p text:style-name="P56"><text:span text:style-name="T2">Dat</text:span>.<text:tab/>cohortibus<text:tab/>urbibus<text:tab/>cīvitātibus</text:p>
      <text:p text:style-name="P56"><text:span text:style-name="T2">Acc</text:span>.<text:tab/>cohortēs (īs)<text:tab/>urbēs (īs)<text:tab/>cīvitātēs (īs)</text:p>
      <text:p text:style-name="P56"><text:span text:style-name="T2">Voc</text:span>.<text:tab/>cohortēs<text:tab/>urbēs<text:tab/>cīvitātēs</text:p>
      <text:p text:style-name="P56"><text:span text:style-name="T2">Abl</text:span>.<text:tab/>cohortibus<text:tab/>urbibus<text:tab/>cīvitātibus<text:span text:style-name="T26">{{118}}</text:span></text:p>
      <text:p text:style-name="P57"/>
      <text:p text:style-name="P61"><text:span text:style-name="T21">190</text:span>. (<text:span text:style-name="T2">a</text:span>) Review the case-endings of adjectives of the third declension (113) which, it will be seen, regularly follow the declension of <text:span text:style-name="T21">i</text:span>-stems.</text:p>
      <text:p text:style-name="P61">(<text:span text:style-name="T2">b</text:span><text:span text:style-name="T12">) Review also the rules for gender in the third declension (95), to which should now be added the following:</text:span></text:p>
      <text:p text:style-name="P61"><text:span text:style-name="T12">Nouns in </text:span><text:span text:style-name="T13">-is</text:span><text:span text:style-name="T12"> (with many important exceptions), and nouns in </text:span><text:span text:style-name="T13">-ēs</text:span><text:span text:style-name="T12"> not increasing in the genitive, are feminine; nouns in </text:span><text:span text:style-name="T13">-e</text:span><text:span text:style-name="T12">, </text:span><text:span text:style-name="T13">-al</text:span><text:span text:style-name="T12">, and </text:span><text:span text:style-name="T13">-ar</text:span><text:span text:style-name="T12"> are neuter.</text:span></text:p>
      <text:p text:style-name="P116"/>
      <text:p text:style-name="BannerSecondary"><text:span text:style-name="T21">191</text:span>.<text:tab/><text:tab/>Vocabulary.</text:p>
      <text:section text:style-name="Sect1" text:name="Section101">
        <text:p text:style-name="Vocabulary"><text:span text:style-name="T13">cīvis</text:span><text:span text:style-name="T12">, </text:span><text:span text:style-name="T13">is</text:span><text:span text:style-name="T12">, m., f.,<text:tab/></text:span><text:span text:style-name="T2">citizen</text:span><text:span text:style-name="T12">.</text:span></text:p>
        <text:p text:style-name="Vocabulary"><text:span text:style-name="T13">cīvi-tās</text:span><text:span text:style-name="T12">, </text:span><text:span text:style-name="T13">-tātis</text:span><text:span text:style-name="T12">, f.,<text:tab/></text:span><text:span text:style-name="T2">citizenship</text:span><text:span text:style-name="T12">; </text:span><text:span text:style-name="T2">state, country</text:span><text:span text:style-name="T12">.</text:span></text:p>
        <text:p text:style-name="Vocabulary"><text:span text:style-name="T13">fīnis</text:span><text:span text:style-name="T12">, </text:span><text:span text:style-name="T13">is</text:span><text:span text:style-name="T12">, m. <text:tab/></text:span><text:span text:style-name="T2">end</text:span><text:span text:style-name="T12">; in plural, </text:span><text:span text:style-name="T2">borders, territory</text:span><text:span text:style-name="T12">.</text:span></text:p>
        <text:p text:style-name="Vocabulary"><text:span text:style-name="T13">hostis</text:span><text:span text:style-name="T12">, </text:span><text:span text:style-name="T13">is</text:span><text:span text:style-name="T12">, m. (usually in plural),<text:tab/></text:span><text:span text:style-name="T2">enemy</text:span><text:span text:style-name="T12">.</text:span></text:p>
        <text:p text:style-name="Vocabulary"><text:span text:style-name="T13">mare</text:span><text:span text:style-name="T12">, </text:span><text:span text:style-name="T13">is</text:span><text:span text:style-name="T12">, n.,<text:tab/></text:span><text:span text:style-name="T2">sea</text:span><text:span text:style-name="T12">.</text:span></text:p>
        <text:p text:style-name="Vocabulary"><text:span text:style-name="T13">mōns</text:span><text:span text:style-name="T12">, </text:span><text:span text:style-name="T13">montis</text:span><text:span text:style-name="T12">, m.,<text:tab/></text:span><text:span text:style-name="T2">mountain</text:span><text:span text:style-name="T12">.</text:span></text:p>
        <text:p text:style-name="Vocabulary"><text:span text:style-name="T13">nāvis</text:span><text:span text:style-name="T12">, </text:span><text:span text:style-name="T13">is</text:span><text:span text:style-name="T12">, f.,<text:tab/></text:span><text:span text:style-name="T2">ship</text:span><text:span text:style-name="T12">.</text:span></text:p>
        <text:p text:style-name="Vocabulary"><text:span text:style-name="T13">pōns</text:span><text:span text:style-name="T12">, </text:span><text:span text:style-name="T13">pontis</text:span><text:span text:style-name="T12">, m.,<text:tab/></text:span><text:span text:style-name="T2">bridge</text:span><text:span text:style-name="T12">.</text:span></text:p>
        <text:p text:style-name="Vocabulary"><text:span text:style-name="T13">Tames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hames</text:span><text:span text:style-name="T12">.</text:span></text:p>
        <text:p text:style-name="Vocabulary"><text:span text:style-name="T13">Tiber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iber</text:span><text:span text:style-name="T12">.</text:span></text:p>
      </text:section>
      <text:p text:style-name="P61"><text:span text:style-name="T2">Phrase</text:span><text:span text:style-name="T12">: </text:span><text:span text:style-name="T13">nāvis longa</text:span><text:span text:style-name="T12">,<text:tab/></text:span><text:span text:style-name="T2">war-ship, war-galley</text:span><text:span text:style-name="T12">.</text:span></text:p>
      <text:p text:style-name="P116"/>
      <text:p text:style-name="P245">Exercises</text:p>
      <text:p text:style-name="BannerSecondary"><text:span text:style-name="T13">192</text:span><text:span text:style-name="T12">.<text:tab/><text:tab/></text:span><text:span text:style-name="T13">I</text:span><text:span text:style-name="T12">.</text:span></text:p>
      <text:p text:style-name="P61">1. Cīvis Rōmānus sum; cīvitātem habeō. <text:s/>2. Dē nāvibus dēsiliunt. <text:s/>3. In fīnibus hostium hiemābant. <text:s/>4. Propter altitūdinem maris ex nāvī dēsilīre nōn audent. <text:s/>5. Castra in altissimō monte posita erant. <text:s/>6. Mare est ūtile; maria sunt ūtiliōra. <text:s/>7. Fīnitimīs cīvitātibus nāvēs longās imperābit. <text:s/>8. Māgnīs itineribus ad flūmen Tamesim hostēs contendunt. <text:s/>9. Posterā nocte cīvibus fugam hostium nūntiāvī. <text:s/>10. In ōceanō et in relquīs maribus multās nāvēs longās habēbant. <text:s/>11. Lēgātī ā<text:span text:style-name="T26">{{120}}</text:span> reliquīs cīvitātibus vēnerant. <text:s/>12. Fīnēs lātissimōs habēre videntur. <text:s/>13. Rēs pūblica nāvī simils esse dīcitur. <text:s/>14. Impetum hostium māgnam partem diēī sustinent. <text:s/>15. Multīs cīvitās data est.</text:p>
      <text:p text:style-name="BannerSecondary"><text:tab/><text:tab/><text:span text:style-name="T21">II</text:span>.</text:p>
      <text:p text:style-name="P61">1. They assembled from all parts of the state. <text:s/>2. The forest extends from the mountains to the sea. <text:s/>3. He collects a large number of soldiers and of war-ships. <text:s/>4. The mountains had been seized by the enemy. <text:s/>5. The leading men of all the states assembled at midnight. <text:s/>6. There was a bridge over (<text:span text:style-name="T2">literally</text:span> on) the river Tiber. <text:s/>7. We had marched from the enemy's territories to the neighbouring state. <text:s/>8. They hasten by night through the midst of the enemy. <text:s/>9. The seas are thought to be dangerous. <text:s/>10. The Romans called the Tiber. <text:s/>11. On account of the height of the mountains they left part of (their) baggage. <text:s/>14. He will carry back the goods of the Roman citizens in the war-galleys. <text:s/>15. I have said nothing about citizenship.</text:p>
      <text:p text:style-name="P61"/>
      <text:p text:style-name="P61">[[Image – Naves Longae: War-galleys]]<text:span text:style-name="T26">{{120}}</text:span></text:p>
      <text:p text:style-name="P61"><text:soft-page-break/></text:p>
      <text:p text:style-name="Banner">Lesson XXXIV.</text:p>
      <text:p text:style-name="Banner">Irregular Comparison of Adjectives.</text:p>
      <text:p text:style-name="P61"/>
      <text:p text:style-name="P61"><text:span text:style-name="T21">193</text:span>. Adjectives ending in <text:span text:style-name="T21">-er</text:span> (whether of the first and second declensions or of the third declension) form the comparative regularly (169), but form the superlative by changing <text:span text:style-name="T21">-er</text:span> to <text:span text:style-name="T21">-errimus</text:span>; as,</text:p>
      <table:table table:name="Table4" table:style-name="Table4">
        <table:table-column table:style-name="Table4.A" table:number-columns-repeated="3"/>
        <table:table-row>
          <table:table-cell table:style-name="Table4.A1" office:value-type="string">
            <text:p text:style-name="BodyHanging">Positve.</text:p>
          </table:table-cell>
          <table:table-cell table:style-name="Table4.A1" office:value-type="string">
            <text:p text:style-name="BodyHanging">Comparative.</text:p>
          </table:table-cell>
          <table:table-cell table:style-name="Table4.C1" office:value-type="string">
            <text:p text:style-name="BodyHanging">Superlative.</text:p>
          </table:table-cell>
        </table:table-row>
        <table:table-row>
          <table:table-cell table:style-name="Table4.A2" office:value-type="string">
            <text:p text:style-name="P190">līber</text:p>
          </table:table-cell>
          <table:table-cell table:style-name="Table4.A2" office:value-type="string">
            <text:p text:style-name="P190">līberior</text:p>
          </table:table-cell>
          <table:table-cell table:style-name="Table4.C2" office:value-type="string">
            <text:p text:style-name="P190">līberrimus</text:p>
          </table:table-cell>
        </table:table-row>
        <table:table-row>
          <table:table-cell table:style-name="Table4.A2" office:value-type="string">
            <text:p text:style-name="P190">ācer</text:p>
          </table:table-cell>
          <table:table-cell table:style-name="Table4.A2" office:value-type="string">
            <text:p text:style-name="P190">ācrior</text:p>
          </table:table-cell>
          <table:table-cell table:style-name="Table4.C2" office:value-type="string">
            <text:p text:style-name="P190">ācerrimus</text:p>
          </table:table-cell>
        </table:table-row>
      </table:table>
      <text:p text:style-name="P61"/>
      <text:p text:style-name="P61"><text:span text:style-name="T21">194</text:span>. Six adjectives in <text:span text:style-name="T21">-ilis</text:span> form the comparative regularly, but form the superlative by changing <text:span text:style-name="T21">-ilis</text:span> to <text:span text:style-name="T21">-illimus</text:span>; as,</text:p>
      <table:table table:name="Table5" table:style-name="Table5">
        <table:table-column table:style-name="Table5.A" table:number-columns-repeated="3"/>
        <table:table-row>
          <table:table-cell table:style-name="Table5.A1" office:value-type="string">
            <text:p text:style-name="BodyHanging">Positive.</text:p>
          </table:table-cell>
          <table:table-cell table:style-name="Table5.A1" office:value-type="string">
            <text:p text:style-name="BodyHanging">Comparative.</text:p>
          </table:table-cell>
          <table:table-cell table:style-name="Table5.C1" office:value-type="string">
            <text:p text:style-name="BodyHanging">Superlative.</text:p>
          </table:table-cell>
        </table:table-row>
        <table:table-row>
          <table:table-cell table:style-name="Table5.A2" office:value-type="string">
            <text:p text:style-name="P190">facilis</text:p>
          </table:table-cell>
          <table:table-cell table:style-name="Table5.A2" office:value-type="string">
            <text:p text:style-name="P190">facilior</text:p>
          </table:table-cell>
          <table:table-cell table:style-name="Table5.C2" office:value-type="string">
            <text:p text:style-name="P190">facillimus</text:p>
          </table:table-cell>
        </table:table-row>
        <table:table-row>
          <table:table-cell table:style-name="Table5.A2" office:value-type="string">
            <text:p text:style-name="P190">similis</text:p>
          </table:table-cell>
          <table:table-cell table:style-name="Table5.A2" office:value-type="string">
            <text:p text:style-name="P190">similior</text:p>
          </table:table-cell>
          <table:table-cell table:style-name="Table5.C2" office:value-type="string">
            <text:p text:style-name="P190">simillimus</text:p>
          </table:table-cell>
        </table:table-row>
      </table:table>
      <text:p text:style-name="P61">These adjectives are <text:span text:style-name="T21">facilis</text:span>, <text:span text:style-name="T21">difficilis</text:span>, <text:span text:style-name="T21">similis</text:span>, <text:span text:style-name="T21">dissimilis</text:span>, <text:span text:style-name="T21">gracilis</text:span> (<text:span text:style-name="T2">slender</text:span>), <text:span text:style-name="T21">humilis</text:span> (<text:span text:style-name="T2">low</text:span>). <text:s/>Other adjectives in <text:span text:style-name="T21">-ilis</text:span>, e.g. <text:span text:style-name="T21">nōbilis</text:span> and <text:span text:style-name="T21">ūtilis</text:span>, are regular; as, <text:span text:style-name="T21">nōbilis</text:span>, <text:span text:style-name="T21">nōbilior</text:span>, <text:span text:style-name="T21">nōbilissimus</text:span>.</text:p>
      <text:p text:style-name="P61"/>
      <text:p text:style-name="P61"><text:span text:style-name="T21">195</text:span>. Many adjectives in common use are in Latin, as in English, quire irregular in their comparison. <text:s/>The following are the most important of these:—</text:p>
      <table:table table:name="Table6" table:style-name="Table6">
        <table:table-column table:style-name="Table6.A" table:number-columns-repeated="3"/>
        <table:table-row>
          <table:table-cell table:style-name="Table6.A1" office:value-type="string">
            <text:p text:style-name="BodyHanging">Positive.</text:p>
          </table:table-cell>
          <table:table-cell table:style-name="Table6.A1" office:value-type="string">
            <text:p text:style-name="BodyHanging">Comparative.</text:p>
          </table:table-cell>
          <table:table-cell table:style-name="Table6.C1" office:value-type="string">
            <text:p text:style-name="BodyHanging">Superlative.</text:p>
          </table:table-cell>
        </table:table-row>
        <table:table-row>
          <table:table-cell table:style-name="Table6.A2" office:value-type="string">
            <text:p text:style-name="BodyHanging"><text:span text:style-name="T21">bonus</text:span>, <text:span text:style-name="T2">good.</text:span></text:p>
          </table:table-cell>
          <table:table-cell table:style-name="Table6.A2" office:value-type="string">
            <text:p text:style-name="BodyHanging"><text:span text:style-name="T21">melior,</text:span> <text:span text:style-name="T2">better.</text:span></text:p>
          </table:table-cell>
          <table:table-cell table:style-name="Table6.C2" office:value-type="string">
            <text:p text:style-name="BodyHanging"><text:span text:style-name="T21">optimus</text:span>, <text:span text:style-name="T2">best.</text:span></text:p>
          </table:table-cell>
        </table:table-row>
        <table:table-row>
          <table:table-cell table:style-name="Table6.A2" office:value-type="string">
            <text:p text:style-name="BodyHanging"><text:span text:style-name="T21">malus,</text:span> <text:span text:style-name="T2">bad.</text:span></text:p>
          </table:table-cell>
          <table:table-cell table:style-name="Table6.A2" office:value-type="string">
            <text:p text:style-name="BodyHanging"><text:span text:style-name="T21">pējor</text:span>, <text:span text:style-name="T2">worse.</text:span></text:p>
          </table:table-cell>
          <table:table-cell table:style-name="Table6.C2" office:value-type="string">
            <text:p text:style-name="BodyHanging"><text:span text:style-name="T21">pessimus</text:span>, <text:span text:style-name="T2">worst.</text:span></text:p>
          </table:table-cell>
        </table:table-row>
        <table:table-row>
          <table:table-cell table:style-name="Table6.A2" office:value-type="string">
            <text:p text:style-name="BodyHanging"><text:span text:style-name="T21">māgnus</text:span>, <text:span text:style-name="T2">great large</text:span>.</text:p>
          </table:table-cell>
          <table:table-cell table:style-name="Table6.A2" office:value-type="string">
            <text:p text:style-name="BodyHanging"><text:span text:style-name="T21">mājor,</text:span> <text:span text:style-name="T2">greater, larger</text:span>.</text:p>
          </table:table-cell>
          <table:table-cell table:style-name="Table6.C2" office:value-type="string">
            <text:p text:style-name="BodyHanging"><text:span text:style-name="T21">māximus</text:span>, <text:span text:style-name="T2">greatest, largest</text:span>.</text:p>
          </table:table-cell>
        </table:table-row>
        <table:table-row>
          <table:table-cell table:style-name="Table6.A2" office:value-type="string">
            <text:p text:style-name="BodyHanging"><text:span text:style-name="T21">parvus</text:span>, <text:span text:style-name="T2">small, little</text:span>.</text:p>
          </table:table-cell>
          <table:table-cell table:style-name="Table6.A2" office:value-type="string">
            <text:p text:style-name="BodyHanging"><text:span text:style-name="T21">minor,</text:span> <text:span text:style-name="T2">smaller, less</text:span>.</text:p>
          </table:table-cell>
          <table:table-cell table:style-name="Table6.C2" office:value-type="string">
            <text:p text:style-name="BodyHanging"><text:span text:style-name="T21">minimus</text:span>, <text:span text:style-name="T2">smallest, least</text:span>.</text:p>
          </table:table-cell>
        </table:table-row>
        <table:table-row>
          <table:table-cell table:style-name="Table6.A2" office:value-type="string">
            <text:p text:style-name="BodyHanging"><text:span text:style-name="T21">multus</text:span>, <text:span text:style-name="T2">much, many</text:span>.</text:p>
          </table:table-cell>
          <table:table-cell table:style-name="Table6.A2" office:value-type="string">
            <text:p text:style-name="BodyHanging"><text:span text:style-name="T21">plūs</text:span>, <text:span text:style-name="T2">more.</text:span></text:p>
          </table:table-cell>
          <table:table-cell table:style-name="Table6.C2" office:value-type="string">
            <text:p text:style-name="BodyHanging"><text:span text:style-name="T21">plūrimus</text:span>, <text:span text:style-name="T2">most.</text:span><text:span text:style-name="T26">{{121}}</text:span></text:p>
          </table:table-cell>
        </table:table-row>
      </table:table>
      <text:p text:style-name="P61"/>
      <text:p text:style-name="P61"><text:span text:style-name="T21">196</text:span>. The positive of the following is either lacking or rare:—</text:p>
      <table:table table:name="Table7" table:style-name="Table7">
        <table:table-column table:style-name="Table7.A" table:number-columns-repeated="3"/>
        <table:table-row>
          <table:table-cell table:style-name="Table7.A1" office:value-type="string">
            <text:p text:style-name="P195">Positive.</text:p>
          </table:table-cell>
          <table:table-cell table:style-name="Table7.A1" office:value-type="string">
            <text:p text:style-name="P195">Comparative.</text:p>
          </table:table-cell>
          <table:table-cell table:style-name="Table7.C1" office:value-type="string">
            <text:p text:style-name="P195">Superlative.</text:p>
          </table:table-cell>
        </table:table-row>
        <table:table-row>
          <table:table-cell table:style-name="Table7.A2" office:value-type="string">
            <text:p text:style-name="P195"><text:s/>— </text:p>
          </table:table-cell>
          <table:table-cell table:style-name="Table7.A2" office:value-type="string">
            <text:p text:style-name="P195"><text:span text:style-name="T21">prior,</text:span> former.</text:p>
          </table:table-cell>
          <table:table-cell table:style-name="Table7.C2" office:value-type="string">
            <text:p text:style-name="P195"><text:span text:style-name="T21">prīmus,</text:span> first.</text:p>
          </table:table-cell>
        </table:table-row>
        <table:table-row>
          <table:table-cell table:style-name="Table7.A2" office:value-type="string">
            <text:p text:style-name="P195"><text:s/>—</text:p>
          </table:table-cell>
          <table:table-cell table:style-name="Table7.A2" office:value-type="string">
            <text:p text:style-name="P195"><text:span text:style-name="T21">propior,</text:span> nearer.</text:p>
          </table:table-cell>
          <table:table-cell table:style-name="Table7.C2" office:value-type="string">
            <text:p text:style-name="P195"><text:span text:style-name="T21">proximus,</text:span> nearest, next.</text:p>
          </table:table-cell>
        </table:table-row>
        <table:table-row>
          <table:table-cell table:style-name="Table7.A2" office:value-type="string">
            <text:p text:style-name="P195"><text:s/>—</text:p>
          </table:table-cell>
          <table:table-cell table:style-name="Table7.A2" office:value-type="string">
            <text:p text:style-name="P195"><text:span text:style-name="T21">ulterior,</text:span> farther.</text:p>
          </table:table-cell>
          <table:table-cell table:style-name="Table7.C2" office:value-type="string">
            <text:p text:style-name="P195"><text:span text:style-name="T21">ultimus</text:span>, farthest.</text:p>
          </table:table-cell>
        </table:table-row>
        <table:table-row>
          <table:table-cell table:style-name="Table7.A2" office:value-type="string">
            <text:p text:style-name="P195"><text:span text:style-name="T21">exterus</text:span>, outside.</text:p>
          </table:table-cell>
          <table:table-cell table:style-name="Table7.A2" office:value-type="string">
            <text:p text:style-name="P195"><text:span text:style-name="T21">exterior,</text:span> outer.</text:p>
          </table:table-cell>
          <table:table-cell table:style-name="Table7.C2" office:value-type="string">
            <text:p text:style-name="P195"><text:span text:style-name="T21">extrēmus</text:span> (<text:span text:style-name="T21">estimus</text:span>), outermost.</text:p>
          </table:table-cell>
        </table:table-row>
        <table:table-row>
          <table:table-cell table:style-name="Table7.A2" office:value-type="string">
            <text:p text:style-name="P195"><text:span text:style-name="T21">īnferus</text:span>, below.</text:p>
          </table:table-cell>
          <table:table-cell table:style-name="Table7.A2" office:value-type="string">
            <text:p text:style-name="P195"><text:span text:style-name="T21">īnferior,</text:span> lower.</text:p>
          </table:table-cell>
          <table:table-cell table:style-name="Table7.C2" office:value-type="string">
            <text:p text:style-name="P195"><text:span text:style-name="T21">īnfimus, īmus</text:span>, lowest.</text:p>
          </table:table-cell>
        </table:table-row>
        <table:table-row>
          <table:table-cell table:style-name="Table7.A2" office:value-type="string">
            <text:p text:style-name="P195"><text:span text:style-name="T21">superus,</text:span> above.</text:p>
          </table:table-cell>
          <table:table-cell table:style-name="Table7.A2" office:value-type="string">
            <text:p text:style-name="P195"><text:span text:style-name="T21">superior</text:span>, higher, upper; former.</text:p>
          </table:table-cell>
          <table:table-cell table:style-name="Table7.C2" office:value-type="string">
            <text:p text:style-name="P195"><text:span text:style-name="T21">suprēmus</text:span>, last; <text:line-break/><text:span text:style-name="T21">summus,</text:span> highest.</text:p>
          </table:table-cell>
        </table:table-row>
      </table:table>
      <text:p text:style-name="P61"/>
      <text:p text:style-name="BannerSecondary"><text:span text:style-name="T21">197</text:span>.<text:tab/><text:tab/>Paradigm.</text:p>
      <text:p text:style-name="Banner">Declension of <text:span text:style-name="T21">plūs</text:span>.</text:p>
      <table:table table:name="Table8" table:style-name="Table8">
        <table:table-column table:style-name="Table8.A" table:number-columns-repeated="4"/>
        <table:table-column table:style-name="Table8.E"/>
        <table:table-row>
          <table:table-cell table:style-name="Table8.A1" office:value-type="string">
            <text:p text:style-name="P61"/>
          </table:table-cell>
          <table:table-cell table:style-name="Table8.A1" table:number-columns-spanned="2" office:value-type="string">
            <text:p text:style-name="P127">Singular.</text:p>
          </table:table-cell>
          <table:covered-table-cell/>
          <table:table-cell table:style-name="Table8.D1" table:number-columns-spanned="2" office:value-type="string">
            <text:p text:style-name="P127">Plural.</text:p>
          </table:table-cell>
          <table:covered-table-cell/>
        </table:table-row>
        <text:soft-page-break/>
        <table:table-row>
          <table:table-cell table:style-name="Table8.A2" office:value-type="string">
            <text:p text:style-name="P61"/>
          </table:table-cell>
          <table:table-cell table:style-name="Table8.A2" office:value-type="string">
            <text:p text:style-name="P127">Masc. and Fem.</text:p>
          </table:table-cell>
          <table:table-cell table:style-name="Table8.A2" office:value-type="string">
            <text:p text:style-name="P127">Neuter.</text:p>
          </table:table-cell>
          <table:table-cell table:style-name="Table8.A2" office:value-type="string">
            <text:p text:style-name="P127">Masc. and Fem.</text:p>
          </table:table-cell>
          <table:table-cell table:style-name="Table8.E2" office:value-type="string">
            <text:p text:style-name="P127">Neuter.</text:p>
          </table:table-cell>
        </table:table-row>
        <table:table-row>
          <table:table-cell table:style-name="Table8.A2" office:value-type="string">
            <text:p text:style-name="P61">Nom.</text:p>
          </table:table-cell>
          <table:table-cell table:style-name="Table8.A2" office:value-type="string">
            <text:p text:style-name="P61">—</text:p>
          </table:table-cell>
          <table:table-cell table:style-name="Table8.A2" office:value-type="string">
            <text:p text:style-name="P61">plūs</text:p>
          </table:table-cell>
          <table:table-cell table:style-name="Table8.A2" office:value-type="string">
            <text:p text:style-name="P61">plūrēs</text:p>
          </table:table-cell>
          <table:table-cell table:style-name="Table8.E2" office:value-type="string">
            <text:p text:style-name="P61">plūra</text:p>
          </table:table-cell>
        </table:table-row>
        <table:table-row>
          <table:table-cell table:style-name="Table8.A2" office:value-type="string">
            <text:p text:style-name="P61">Gen.</text:p>
          </table:table-cell>
          <table:table-cell table:style-name="Table8.A2" office:value-type="string">
            <text:p text:style-name="P61">—</text:p>
          </table:table-cell>
          <table:table-cell table:style-name="Table8.A2" office:value-type="string">
            <text:p text:style-name="P61">plūris</text:p>
          </table:table-cell>
          <table:table-cell table:style-name="Table8.A2" office:value-type="string">
            <text:p text:style-name="P61">plūrium</text:p>
          </table:table-cell>
          <table:table-cell table:style-name="Table8.E2" office:value-type="string">
            <text:p text:style-name="P61">plūrium</text:p>
          </table:table-cell>
        </table:table-row>
        <table:table-row>
          <table:table-cell table:style-name="Table8.A2" office:value-type="string">
            <text:p text:style-name="P61">Dat.</text:p>
          </table:table-cell>
          <table:table-cell table:style-name="Table8.A2" office:value-type="string">
            <text:p text:style-name="P61">—</text:p>
          </table:table-cell>
          <table:table-cell table:style-name="Table8.A2" office:value-type="string">
            <text:p text:style-name="P61">—</text:p>
          </table:table-cell>
          <table:table-cell table:style-name="Table8.A2" office:value-type="string">
            <text:p text:style-name="P61">plūribus</text:p>
          </table:table-cell>
          <table:table-cell table:style-name="Table8.E2" office:value-type="string">
            <text:p text:style-name="P61">plūribus</text:p>
          </table:table-cell>
        </table:table-row>
        <table:table-row>
          <table:table-cell table:style-name="Table8.A2" office:value-type="string">
            <text:p text:style-name="P61">Acc.</text:p>
          </table:table-cell>
          <table:table-cell table:style-name="Table8.A2" office:value-type="string">
            <text:p text:style-name="P61">—</text:p>
          </table:table-cell>
          <table:table-cell table:style-name="Table8.A2" office:value-type="string">
            <text:p text:style-name="P61">plūs</text:p>
          </table:table-cell>
          <table:table-cell table:style-name="Table8.A2" office:value-type="string">
            <text:p text:style-name="P61">plūrēs</text:p>
          </table:table-cell>
          <table:table-cell table:style-name="Table8.E2" office:value-type="string">
            <text:p text:style-name="P61">plūra</text:p>
          </table:table-cell>
        </table:table-row>
        <table:table-row>
          <table:table-cell table:style-name="Table8.A2" office:value-type="string">
            <text:p text:style-name="P61">Acc.</text:p>
          </table:table-cell>
          <table:table-cell table:style-name="Table8.A2" office:value-type="string">
            <text:p text:style-name="P61">—</text:p>
          </table:table-cell>
          <table:table-cell table:style-name="Table8.A2" office:value-type="string">
            <text:p text:style-name="P61">plūre</text:p>
          </table:table-cell>
          <table:table-cell table:style-name="Table8.A2" office:value-type="string">
            <text:p text:style-name="P61">plūribus</text:p>
          </table:table-cell>
          <table:table-cell table:style-name="Table8.E2" office:value-type="string">
            <text:p text:style-name="P61">plūribus</text:p>
          </table:table-cell>
        </table:table-row>
      </table:table>
      <text:p text:style-name="P61"/>
      <text:p text:style-name="P61"/>
      <text:p text:style-name="P61">N.B.—<text:span text:style-name="T21">Complūrēs</text:span> (used in the plural only), <text:span text:style-name="T2">several</text:span><text:span text:style-name="T12">, is a compound of </text:span><text:span text:style-name="T13">plūrēs</text:span><text:span text:style-name="T12">, and is declined like it.</text:span></text:p>
      <text:p text:style-name="BodyHanging"><text:span text:style-name="T2">a</text:span><text:span text:style-name="T12">.<text:tab/></text:span><text:span text:style-name="T13">Plūs</text:span><text:span text:style-name="T12"> in the singular occurs only in the neuter, which is used as a substantive and never as an adjective in agreement.</text:span></text:p>
      <text:p text:style-name="BodyHanging"><text:span text:style-name="T2">b</text:span><text:span text:style-name="T12">.<text:tab/>All other comparatives and superlatives are declined regularly, as in 170. <text:s/>Notice especially that the neuter of </text:span><text:span text:style-name="T13">mājor</text:span><text:span text:style-name="T12"> is </text:span><text:span text:style-name="T13">mājus</text:span><text:span text:style-name="T12">, and of </text:span><text:span text:style-name="T13">minor</text:span><text:span text:style-name="T12">, </text:span><text:span text:style-name="T13">minus</text:span><text:span text:style-name="T12">, the genitives being </text:span><text:span text:style-name="T13">mājōris</text:span><text:span text:style-name="T12"> and </text:span><text:span text:style-name="T13">minōris</text:span><text:span text:style-name="T12"> respectively.</text:span><text:span text:style-name="T26">{{122}}</text:span></text:p>
      <text:p text:style-name="P61"/>
      <text:p text:style-name="BannerSecondary"><text:span text:style-name="T21">198</text:span>.<text:tab/><text:tab/>Vocabulary.</text:p>
      <text:section text:style-name="Sect1" text:name="Section102">
        <text:p text:style-name="Vocabulary"><text:span text:style-name="T21">plūrēs</text:span> or <text:span text:style-name="T21">complūrēs</text:span>,<text:tab/><text:span text:style-name="T2">several</text:span>, lit. <text:span text:style-name="T2">more</text:span><text:span text:style-name="T12"> (than one).</text:span></text:p>
        <text:p text:style-name="Vocabulary"><text:span text:style-name="T13">prīma lūx</text:span><text:span text:style-name="T12">,<text:tab/></text:span><text:span text:style-name="T2">daybreak, dawn</text:span><text:span text:style-name="T12">.</text:span></text:p>
        <text:p text:style-name="Vocabulary"><text:span text:style-name="T13">proximus diēs</text:span><text:span text:style-name="T12">,<text:tab/></text:span><text:span text:style-name="T2">the next day</text:span><text:span text:style-name="T12">.</text:span></text:p>
        <text:p text:style-name="Vocabulary"><text:span text:style-name="T13">ultimus</text:span><text:span text:style-name="T12"> or </text:span><text:span text:style-name="T13">extrēmus</text:span><text:span text:style-name="T12">,<text:tab/></text:span><text:span text:style-name="T2">most distant, remotest</text:span><text:span text:style-name="T12">.</text:span></text:p>
        <text:p text:style-name="Vocabulary"><text:span text:style-name="T13">superiōra loca</text:span><text:span text:style-name="T12">,<text:tab/></text:span><text:span text:style-name="T2">higher ground, heights</text:span><text:span text:style-name="T12">.</text:span></text:p>
        <text:p text:style-name="Vocabulary"><text:span text:style-name="T13">superior annus</text:span><text:span text:style-name="T12">,<text:tab/></text:span><text:span text:style-name="T2">the previous</text:span><text:span text:style-name="T12"> (or </text:span><text:span text:style-name="T2">preceding</text:span><text:span text:style-name="T12">) </text:span><text:span text:style-name="T2">year</text:span><text:span text:style-name="T12">.</text:span></text:p>
        <text:p text:style-name="Vocabulary"><text:span text:style-name="T13">summum perīculum</text:span><text:span text:style-name="T12">,<text:tab/></text:span><text:span text:style-name="T2">the greatest</text:span><text:span text:style-name="T12"> (or </text:span><text:span text:style-name="T2">extreme</text:span><text:span text:style-name="T12">) </text:span><text:span text:style-name="T2">danger</text:span><text:span text:style-name="T12">.</text:span></text:p>
        <text:p text:style-name="Vocabulary"><text:span text:style-name="T13">summa virtūs</text:span><text:span text:style-name="T12">,<text:tab/></text:span><text:span text:style-name="T2">very great</text:span><text:span text:style-name="T12"> (or </text:span><text:span text:style-name="T2">signal</text:span><text:span text:style-name="T12">) </text:span><text:span text:style-name="T2">valour</text:span><text:span text:style-name="T12">.</text:span></text:p>
        <text:p text:style-name="Vocabulary"><text:span text:style-name="T13">summus mōns</text:span><text:span text:style-name="T12">,<text:tab/></text:span><text:span text:style-name="T2">the top of the mountain</text:span><text:span text:style-name="T12"> (175).</text:span></text:p>
        <text:p text:style-name="Vocabulary"><text:span text:style-name="T13">īnfimus</text:span><text:span text:style-name="T12"> (or </text:span><text:span text:style-name="T13">īmus</text:span><text:span text:style-name="T12">) mōns,<text:tab/></text:span><text:span text:style-name="T2">the foot of the mountain</text:span><text:span text:style-name="T12"> (175).</text:span></text:p>
      </text:section>
      <text:p text:style-name="P231"/>
      <text:p text:style-name="Banner">Exercises.</text:p>
      <text:p text:style-name="BannerSecondary"><text:span text:style-name="T21">199</text:span>.<text:tab/><text:tab/><text:span text:style-name="T21">I</text:span>.</text:p>
      <text:p text:style-name="P61">1. Belgae proximī sunt Germānīs. <text:s/>2. In īnferiōre parte flūminis pontēs sunt plūrimī. <text:s/>3. Summa erat omnium rērum inopia. <text:s/>4. Prīmā lūce mājōrem multitūdinem nāvium ab ulteriōre portū mīsit. <text:s/>5. Proximā nocte superiōra loca occupant. <text:s/>6. Superiōre annō mājus oppidum minōre cum perīculō expūgnāverant. <text:s/>7. Optimae rēs nōn sunt facillimae. <text:s/>8. Complūrēs sunt parēs. <text:s/>9. Omnēs superiōrēs diēs summum monen tenēbat. <text:s/>10. In extrēmīs hostium fīnibus oppida sunt creberrima. <text:s/>11. Prīmō impetū repulsī sunt. <text:s/>12. Iter per proximās cīvitātēs facillimum erat.</text:p>
      <text:p text:style-name="BannerSecondary"><text:tab/><text:tab/><text:span text:style-name="T21">II</text:span>.</text:p>
      <text:p text:style-name="P61">1. The depth of the river is very great. <text:s/>2. They hasten to the nearest ship. <text:s/>3. The previous winter he had collected very many war-ships and very large forces. <text:s/>4. Nothing is better. <text:s/>5. It is the most distant town of the enemy. <text:s/>6. For the larger part of the year the roads are very difficult. <text:s/>7. It is best to hasten to the<text:span text:style-name="T26">{{123}}</text:span> upper part of the island. <text:s/>8. On his first approach he demanded hostages from several states. <text:s/>9. <text:s/>The trench extended from the foot of the mountain to the outer fortifications. <text:s/>10. The next day they <text:soft-page-break/>fortified a smaller camp of the higher ground. <text:s/>11. On account of their signal valour they are the freest and noblest of the citizens. <text:s/>12. He had been informed by very frequent dispatches.</text:p>
      <text:p text:style-name="Banner">—</text:p>
      <text:p text:style-name="P61"/>
      <text:p text:style-name="Banner">Lesson XXXV.</text:p>
      <text:p text:style-name="Banner">Third and Fourth Conjugations: Future Indicative Active.</text:p>
      <text:p text:style-name="Banner"/>
      <text:p text:style-name="BannerSecondary"><text:span text:style-name="T21">200</text:span>.<text:tab/><text:tab/>Illustrative Examples.</text:p>
      <text:section text:style-name="Sect1" text:name="Section62">
        <text:p text:style-name="P61"><text:span text:style-name="T21">Mittēs</text:span>,<text:tab/><text:span text:style-name="T2">you will send</text:span>.</text:p>
        <text:p text:style-name="P61"><text:span text:style-name="T21">Mittēmus</text:span>,<text:tab/><text:span text:style-name="T2">we shall send</text:span>.</text:p>
        <text:p text:style-name="P61"><text:span text:style-name="T21">Audiēs</text:span>,<text:tab/><text:span text:style-name="T2">you will hear</text:span>.</text:p>
        <text:p text:style-name="P61"><text:span text:style-name="T21">Audiētis</text:span>,<text:tab/><text:span text:style-name="T2">you will hear</text:span>.</text:p>
      </text:section>
      <text:p text:style-name="BodyHanging"><text:span text:style-name="T2">a</text:span>.<text:tab/>Notice that in these Latin future forms, the present stem has <text:span text:style-name="T21">-e-</text:span> changed to <text:span text:style-name="T21">-ē-</text:span> in the third conjugation, and <text:span text:style-name="T21">-ī-</text:span> changed to <text:span text:style-name="T21">-iē-</text:span> in the fourth conjugation.</text:p>
      <text:p text:style-name="P61"/>
      <text:p text:style-name="BannerSecondary"><text:span text:style-name="T21">201</text:span>.<text:tab/><text:tab/>Paradigms.</text:p>
      <text:p text:style-name="Banner">Future indicative active.</text:p>
      <text:p text:style-name="P61"><text:tab/><text:tab/>Third Conjugation.<text:tab/><text:tab/><text:tab/><text:tab/>Fourth Conjugation.</text:p>
      <text:p text:style-name="Banner">Singular.</text:p>
      <text:p text:style-name="P217">1.<text:tab/>regam<text:tab/><text:span text:style-name="T21">-a-m</text:span><text:tab/>audiam<text:tab/><text:span text:style-name="T21">-i-a-m</text:span></text:p>
      <text:p text:style-name="P217">2.<text:tab/>regēs<text:tab/><text:span text:style-name="T21">-ē-s</text:span><text:tab/>audiēs<text:tab/><text:span text:style-name="T21">-i-ē-s</text:span></text:p>
      <text:p text:style-name="P217">3.<text:tab/>reget<text:tab/><text:span text:style-name="T21">-e-t</text:span><text:tab/>audiet<text:tab/><text:span text:style-name="T21">-i-e-t</text:span></text:p>
      <text:p text:style-name="Banner">Plural.</text:p>
      <text:p text:style-name="P217">1.<text:tab/>regēmus<text:tab/><text:span text:style-name="T21">-ē-mus</text:span><text:tab/>audiēmus<text:tab/><text:span text:style-name="T21">-i-ē-mus</text:span></text:p>
      <text:p text:style-name="P217">2.<text:tab/>regētis<text:tab/><text:span text:style-name="T21">-ē-tis</text:span><text:tab/>audiētis<text:tab/><text:span text:style-name="T21">-i-ē-tis</text:span></text:p>
      <text:p text:style-name="P217">3.<text:tab/>regēnt<text:tab/><text:span text:style-name="T21">-e-nt</text:span><text:tab/>audient<text:tab/><text:span text:style-name="T21">-i-e-nt</text:span><text:span text:style-name="T26">{{124}}</text:span></text:p>
      <text:p text:style-name="BodyHanging"><text:span text:style-name="T2">a</text:span>. What letter replaces <text:span text:style-name="T21">-ē-</text:span> as the sign of the future tense in the first person singular? <text:s/>What is the personal ending in the first person singular? <text:s/>Before what endings is <text:span text:style-name="T21">-ē-</text:span> changed to <text:span text:style-name="T21">-e-</text:span> (78. <text:span text:style-name="T2">b</text:span>.)?</text:p>
      <text:p text:style-name="BodyHanging"><text:span text:style-name="T2">b</text:span>.<text:tab/>Compare the formation of the future tense in the first and second conjugations (178) with that in the third and fourth conjugations.</text:p>
      <text:p text:style-name="Table1p2p2"/>
      <text:p text:style-name="BannerSecondary"><text:span text:style-name="T21">202</text:span>.<text:tab/><text:tab/>Vocabulary.</text:p>
      <text:section text:style-name="Sect1" text:name="Section103">
        <text:p text:style-name="Vocabulary"><text:span text:style-name="T21">celer</text:span>, <text:span text:style-name="T21">eris</text:span>, <text:span text:style-name="T21">ere</text:span>,<text:tab/><text:span text:style-name="T2">swift, speedy</text:span>.</text:p>
        <text:p text:style-name="Vocabulary"><text:span text:style-name="T21">celeri-tās</text:span>, <text:span text:style-name="T21">-tātis</text:span>, f.,<text:tab/><text:span text:style-name="T2">swiftness, speed</text:span>.</text:p>
        <text:p text:style-name="Vocabulary"><text:span text:style-name="T21">cohor-s</text:span>, <text:span text:style-name="T21">-tis</text:span>, f.,<text:tab/><text:span text:style-name="T2">cohort</text:span> (one-tenth of a legion).</text:p>
        <text:p text:style-name="Vocabulary"><text:span text:style-name="T21">collis</text:span>, <text:span text:style-name="T21">is</text:span>, m.,<text:tab/><text:span text:style-name="T2">hill.</text:span></text:p>
        <text:p text:style-name="Vocabulary"><text:span text:style-name="T21">difficul-tās</text:span>, <text:span text:style-name="T21">-tātis</text:span>, f.,<text:tab/><text:span text:style-name="T2">difficulty.</text:span></text:p>
        <text:p text:style-name="Vocabulary"><text:span text:style-name="T21">dux</text:span>, <text:span text:style-name="T21">ducis</text:span>, m.,<text:tab/><text:span text:style-name="T2">leader, guide</text:span>.</text:p>
        <text:p text:style-name="Vocabulary"><text:span text:style-name="T21">facul-tās</text:span>, <text:span text:style-name="T21">-tātis</text:span>, f.,<text:tab/><text:span text:style-name="T2">opportunity</text:span>.</text:p>
        <text:p text:style-name="Vocabulary"><text:span text:style-name="T21">līber-tas</text:span>, <text:span text:style-name="T21">-tātis</text:span>, f.,<text:tab/><text:span text:style-name="T2">freedom.</text:span></text:p>
        <text:p text:style-name="Vocabulary"><text:span text:style-name="T21">pauci-tās</text:span>, <text:span text:style-name="T21">-tāis</text:span>, f.,<text:tab/><text:span text:style-name="T2">fewness, small number</text:span>.</text:p>
        <text:p text:style-name="Vocabulary"><text:span text:style-name="T21">regi-ō</text:span>, <text:span text:style-name="T21">-ōnis</text:span>, f.,<text:tab/><text:span text:style-name="T2">district, country, region</text:span>.</text:p>
      </text:section>
      <text:p text:style-name="P61">N.B.—The suffix <text:span text:style-name="T21">-tās</text:span> is used to form from adjectives abstract nouns denoting quality or condition. <text:s/>It appears in English as <text:span text:style-name="T6">-ty</text:span>.</text:p>
      <text:p text:style-name="P61"/>
      <text:p text:style-name="Banner">Exercises.</text:p>
      <text:p text:style-name="BannerSecondary"><text:span text:style-name="T21">203</text:span>.<text:tab/><text:tab/><text:span text:style-name="T21">I</text:span>.</text:p>
      <text:p text:style-name="P61">A.—1. Nihil audiēs; omnia vidēbis. <text:s/>2. Ab extrēmīs regiōnibus venient. <text:s/>3. Hostēs omnēs collēs tenent. <text:s/>4. Propter paucitātem portuum summa erat difficultās. <text:s/>5. Spē lībertātis adductus eram. <text:s/>6. Parem cohortis ēmittit. <text:s/>7. Omnēs inimīcōs ex cīvitāte expellēmus. <text:s/>8. Prīmō impetū hostēs pellētis. <text:s/>9. <text:s/>Celerrimīs hostium facultās fugae datur.</text:p>
      <text:p text:style-name="P61">B.—10. Sine duce venīre cōnstituent; sine ducibus venīre dubitābunt. <text:s/>11. In summō colle aciem īnstruam.<text:span text:style-name="T26">{{125}}</text:span> <text:s/>12. Commūnis lībertātis causā multōs annōs bellum gerēmus. <text:s/>13. Nāvis dīcitur esse celerrima. <text:s/>14. Māgnā cum celeritāte contendēmus. <text:s/>15. Mājōrēs cōpiās ex fīnitimīs regiōnibus dēdūcet. <text:s/>16. Reliquās cohortēs in silvās collēsque compellunt. <text:s/>17. Plūrimae difficultātēs Caesarem impedient.</text:p>
      <text:p text:style-name="P61"><text:soft-page-break/></text:p>
      <text:p text:style-name="BannerSecondary"><text:span text:style-name="T21">204</text:span>.<text:tab/><text:tab/><text:span text:style-name="T21">II</text:span>.</text:p>
      <text:p text:style-name="P61">A.—1. The leading men of the district will assemble. <text:s/>2. We shall pitch (our) camp on top of the hill. <text:s/>3. Several had been dismayed by the enemy's swiftness. <text:s/>4. He will not grant freedom to the citizens. <text:s/>5. You will withdraw out of the state. <text:s/>6. He has been informed of the difficulty by the guides. <text:s/>7. We had ascertained the small number of the cavalry and cohorts. <text:s/>8. I shall withdraw the baggage to the nearest hill. <text:s/>9. Ships are swift; the horses were swifter.</text:p>
      <text:p text:style-name="P61">B.—10. The fourth and seventh cohorts<text:note text:id="ftn42" text:note-class="footnote"><text:note-citation>42</text:note-citation><text:note-body><text:p text:style-name="Footnote">A plural noun may be modified by two (or more) adjectives in the singular.</text:p></text:note-body></text:note> halt on the heights. <text:s/>11. Several have been surrounded by the enemy. <text:s/>12. The guides have found out the road. <text:s/>13. He will lead out all the cavalry with several cohorts. <text:s/>14. He will give the rest an opportunity for (literally of) flight. <text:s/>15. We shall hasten to lay down (our) arms. <text:s/>16. On account of the speed of the cohorts, you will reach the sea about midday. <text:s/>17. They will leave (their) plunder across the river Thames.</text:p>
      <text:p text:style-name="P61">C.—Decline the following combinations: nāvis longa, iter difficile, homō nōbilis, vir nōbilior, mare māgnum, castra mājōra, rēs pūblica (<text:span text:style-name="T2">s.</text:span>), complūrēs diēs (<text:span text:style-name="T2">pl.</text:span>), mājor pars, flūmen Tiberis (<text:span text:style-name="T2">s.</text:span>), altius vāllum, exercitus integer, aciēs duplex (<text:span text:style-name="T2">s.</text:span>), reliquī Belgae (<text:span text:style-name="T2">pl.</text:span>).<text:span text:style-name="T26">{{126}}</text:span></text:p>
      <text:p text:style-name="P61"/>
      <text:p text:style-name="Banner">—</text:p>
      <text:p text:style-name="P61"/>
      <text:p text:style-name="Banner">Lesson XXXVI.</text:p>
      <text:p text:style-name="Banner">Irregular Adjectives of the First and Second Declensions.</text:p>
      <text:p text:style-name="P61"/>
      <text:p text:style-name="BannerSecondary"><text:span text:style-name="T21">205</text:span>.<text:tab/><text:tab/>Paradigms.</text:p>
      <text:p text:style-name="Banner">Singular.</text:p>
      <table:table table:name="Table9" table:style-name="Table9">
        <table:table-column table:style-name="Table9.A" table:number-columns-repeated="3"/>
        <table:table-column table:style-name="Table9.D"/>
        <table:table-row>
          <table:table-cell table:style-name="Table9.A1" office:value-type="string">
            <text:p text:style-name="P61"/>
          </table:table-cell>
          <table:table-cell table:style-name="Table9.A1" office:value-type="string">
            <text:p text:style-name="P61">Masculine.</text:p>
          </table:table-cell>
          <table:table-cell table:style-name="Table9.A1" office:value-type="string">
            <text:p text:style-name="P61">Feminine.</text:p>
          </table:table-cell>
          <table:table-cell table:style-name="Table9.D1" office:value-type="string">
            <text:p text:style-name="P61">Neuter.</text:p>
          </table:table-cell>
        </table:table-row>
        <table:table-row>
          <table:table-cell table:style-name="Table9.A2" office:value-type="string">
            <text:p text:style-name="P181">Nom.</text:p>
          </table:table-cell>
          <table:table-cell table:style-name="Table9.A2" office:value-type="string">
            <text:p text:style-name="BodyHanging">ūnus</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81">Gen.</text:p>
          </table:table-cell>
          <table:table-cell table:style-name="Table9.A2" office:value-type="string">
            <text:p text:style-name="BodyHanging">ūnīus</text:p>
          </table:table-cell>
          <table:table-cell table:style-name="Table9.A2" office:value-type="string">
            <text:p text:style-name="BodyHanging">ūnīus</text:p>
          </table:table-cell>
          <table:table-cell table:style-name="Table9.D2" office:value-type="string">
            <text:p text:style-name="BodyHanging">ūnīus</text:p>
          </table:table-cell>
        </table:table-row>
        <table:table-row>
          <table:table-cell table:style-name="Table9.A2" office:value-type="string">
            <text:p text:style-name="P181">Dat.</text:p>
          </table:table-cell>
          <table:table-cell table:style-name="Table9.A2" office:value-type="string">
            <text:p text:style-name="BodyHanging">ūnī</text:p>
          </table:table-cell>
          <table:table-cell table:style-name="Table9.A2" office:value-type="string">
            <text:p text:style-name="BodyHanging">ūnī</text:p>
          </table:table-cell>
          <table:table-cell table:style-name="Table9.D2" office:value-type="string">
            <text:p text:style-name="BodyHanging">ūnī</text:p>
          </table:table-cell>
        </table:table-row>
        <table:table-row>
          <table:table-cell table:style-name="Table9.A2" office:value-type="string">
            <text:p text:style-name="P181">Acc.</text:p>
          </table:table-cell>
          <table:table-cell table:style-name="Table9.A2" office:value-type="string">
            <text:p text:style-name="BodyHanging">ūnum</text:p>
          </table:table-cell>
          <table:table-cell table:style-name="Table9.A2" office:value-type="string">
            <text:p text:style-name="BodyHanging">ūnam</text:p>
          </table:table-cell>
          <table:table-cell table:style-name="Table9.D2" office:value-type="string">
            <text:p text:style-name="BodyHanging">ūnum</text:p>
          </table:table-cell>
        </table:table-row>
        <table:table-row>
          <table:table-cell table:style-name="Table9.A2" office:value-type="string">
            <text:p text:style-name="P181">Voc.</text:p>
          </table:table-cell>
          <table:table-cell table:style-name="Table9.A2" office:value-type="string">
            <text:p text:style-name="BodyHanging">ūne</text:p>
          </table:table-cell>
          <table:table-cell table:style-name="Table9.A2" office:value-type="string">
            <text:p text:style-name="BodyHanging">ūna</text:p>
          </table:table-cell>
          <table:table-cell table:style-name="Table9.D2" office:value-type="string">
            <text:p text:style-name="BodyHanging">ūnum</text:p>
          </table:table-cell>
        </table:table-row>
        <table:table-row>
          <table:table-cell table:style-name="Table9.A2" office:value-type="string">
            <text:p text:style-name="P181">Abl.</text:p>
          </table:table-cell>
          <table:table-cell table:style-name="Table9.A2" office:value-type="string">
            <text:p text:style-name="BodyHanging">ūnō</text:p>
          </table:table-cell>
          <table:table-cell table:style-name="Table9.A2" office:value-type="string">
            <text:p text:style-name="BodyHanging">ūnā</text:p>
          </table:table-cell>
          <table:table-cell table:style-name="Table9.D2" office:value-type="string">
            <text:p text:style-name="BodyHanging">ūnō</text:p>
          </table:table-cell>
        </table:table-row>
      </table:table>
      <text:p text:style-name="Banner">Plural.</text:p>
      <table:table table:name="Table10" table:style-name="Table10">
        <table:table-column table:style-name="Table10.A" table:number-columns-repeated="3"/>
        <table:table-column table:style-name="Table10.D"/>
        <table:table-row>
          <table:table-cell table:style-name="Table10.A1" office:value-type="string">
            <text:p text:style-name="P181">Nom.</text:p>
          </table:table-cell>
          <table:table-cell table:style-name="Table10.A1" office:value-type="string">
            <text:p text:style-name="BodyHanging">ūnī</text:p>
          </table:table-cell>
          <table:table-cell table:style-name="Table10.A1" office:value-type="string">
            <text:p text:style-name="BodyHanging">ūnae</text:p>
          </table:table-cell>
          <table:table-cell table:style-name="Table10.D1" office:value-type="string">
            <text:p text:style-name="BodyHanging">ūna</text:p>
          </table:table-cell>
        </table:table-row>
        <table:table-row>
          <table:table-cell table:style-name="Table10.A2" office:value-type="string">
            <text:p text:style-name="P181">Gen.</text:p>
          </table:table-cell>
          <table:table-cell table:style-name="Table10.A2" office:value-type="string">
            <text:p text:style-name="BodyHanging">ūnōrum</text:p>
          </table:table-cell>
          <table:table-cell table:style-name="Table10.A2" office:value-type="string">
            <text:p text:style-name="BodyHanging">ūnārum</text:p>
          </table:table-cell>
          <table:table-cell table:style-name="Table10.D2" office:value-type="string">
            <text:p text:style-name="BodyHanging">ūnōrum</text:p>
          </table:table-cell>
        </table:table-row>
        <table:table-row>
          <table:table-cell table:style-name="Table10.A2" office:value-type="string">
            <text:p text:style-name="P181">Dat.</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row>
          <table:table-cell table:style-name="Table10.A2" office:value-type="string">
            <text:p text:style-name="P181">Acc.</text:p>
          </table:table-cell>
          <table:table-cell table:style-name="Table10.A2" office:value-type="string">
            <text:p text:style-name="BodyHanging">ūnōs</text:p>
          </table:table-cell>
          <table:table-cell table:style-name="Table10.A2" office:value-type="string">
            <text:p text:style-name="BodyHanging">ūnās</text:p>
          </table:table-cell>
          <table:table-cell table:style-name="Table10.D2" office:value-type="string">
            <text:p text:style-name="BodyHanging">ūna</text:p>
          </table:table-cell>
        </table:table-row>
        <table:table-row>
          <table:table-cell table:style-name="Table10.A2" office:value-type="string">
            <text:p text:style-name="P181">Voc.</text:p>
          </table:table-cell>
          <table:table-cell table:style-name="Table10.A2" office:value-type="string">
            <text:p text:style-name="BodyHanging">ūnī</text:p>
          </table:table-cell>
          <table:table-cell table:style-name="Table10.A2" office:value-type="string">
            <text:p text:style-name="BodyHanging">ūnae</text:p>
          </table:table-cell>
          <table:table-cell table:style-name="Table10.D2" office:value-type="string">
            <text:p text:style-name="BodyHanging">ūna</text:p>
          </table:table-cell>
        </table:table-row>
        <table:table-row>
          <table:table-cell table:style-name="Table10.A2" office:value-type="string">
            <text:p text:style-name="P181">Abl.</text:p>
          </table:table-cell>
          <table:table-cell table:style-name="Table10.A2" office:value-type="string">
            <text:p text:style-name="BodyHanging">ūnīs</text:p>
          </table:table-cell>
          <table:table-cell table:style-name="Table10.A2" office:value-type="string">
            <text:p text:style-name="BodyHanging">ūnīs</text:p>
          </table:table-cell>
          <table:table-cell table:style-name="Table10.D2" office:value-type="string">
            <text:p text:style-name="BodyHanging">ūnīs</text:p>
          </table:table-cell>
        </table:table-row>
      </table:table>
      <text:p text:style-name="Banner">Singular.</text:p>
      <table:table table:name="Table11" table:style-name="Table11">
        <table:table-column table:style-name="Table11.A" table:number-columns-repeated="3"/>
        <table:table-column table:style-name="Table11.D"/>
        <table:table-row>
          <table:table-cell table:style-name="Table11.A1" office:value-type="string">
            <text:p text:style-name="P181">Nom.</text:p>
          </table:table-cell>
          <table:table-cell table:style-name="Table11.A1" office:value-type="string">
            <text:p text:style-name="BodyHanging">neuter</text:p>
          </table:table-cell>
          <table:table-cell table:style-name="Table11.A1" office:value-type="string">
            <text:p text:style-name="BodyHanging">neutra</text:p>
          </table:table-cell>
          <table:table-cell table:style-name="Table11.D1" office:value-type="string">
            <text:p text:style-name="BodyHanging">neutrum</text:p>
          </table:table-cell>
        </table:table-row>
        <table:table-row>
          <table:table-cell table:style-name="Table11.A2" office:value-type="string">
            <text:p text:style-name="P181">Gen.</text:p>
          </table:table-cell>
          <table:table-cell table:style-name="Table11.A2" office:value-type="string">
            <text:p text:style-name="BodyHanging">neutrius</text:p>
          </table:table-cell>
          <table:table-cell table:style-name="Table11.A2" office:value-type="string">
            <text:p text:style-name="BodyHanging">neutrīus</text:p>
          </table:table-cell>
          <table:table-cell table:style-name="Table11.D2" office:value-type="string">
            <text:p text:style-name="BodyHanging">neutrīus</text:p>
          </table:table-cell>
        </table:table-row>
        <table:table-row>
          <table:table-cell table:style-name="Table11.A2" office:value-type="string">
            <text:p text:style-name="P181">Dat.</text:p>
          </table:table-cell>
          <table:table-cell table:style-name="Table11.A2" office:value-type="string">
            <text:p text:style-name="BodyHanging">neutrī</text:p>
          </table:table-cell>
          <table:table-cell table:style-name="Table11.A2" office:value-type="string">
            <text:p text:style-name="BodyHanging">neutrī</text:p>
          </table:table-cell>
          <table:table-cell table:style-name="Table11.D2" office:value-type="string">
            <text:p text:style-name="BodyHanging">neutrī</text:p>
          </table:table-cell>
        </table:table-row>
        <text:soft-page-break/>
        <table:table-row>
          <table:table-cell table:style-name="Table11.A2" office:value-type="string">
            <text:p text:style-name="P181">Acc.</text:p>
          </table:table-cell>
          <table:table-cell table:style-name="Table11.A2" office:value-type="string">
            <text:p text:style-name="BodyHanging">neutrum</text:p>
          </table:table-cell>
          <table:table-cell table:style-name="Table11.A2" office:value-type="string">
            <text:p text:style-name="BodyHanging">neutram</text:p>
          </table:table-cell>
          <table:table-cell table:style-name="Table11.D2" office:value-type="string">
            <text:p text:style-name="BodyHanging">neutrum</text:p>
          </table:table-cell>
        </table:table-row>
        <table:table-row>
          <table:table-cell table:style-name="Table11.A2" office:value-type="string">
            <text:p text:style-name="P181">Abl.</text:p>
          </table:table-cell>
          <table:table-cell table:style-name="Table11.A2" office:value-type="string">
            <text:p text:style-name="BodyHanging">neutrō</text:p>
          </table:table-cell>
          <table:table-cell table:style-name="Table11.A2" office:value-type="string">
            <text:p text:style-name="BodyHanging">neutrā</text:p>
          </table:table-cell>
          <table:table-cell table:style-name="Table11.D2" office:value-type="string">
            <text:p text:style-name="BodyHanging">neutrō</text:p>
          </table:table-cell>
        </table:table-row>
      </table:table>
      <text:p text:style-name="Banner">Plural.</text:p>
      <table:table table:name="Table12" table:style-name="Table12">
        <table:table-column table:style-name="Table12.A" table:number-columns-repeated="3"/>
        <table:table-column table:style-name="Table12.D"/>
        <table:table-row>
          <table:table-cell table:style-name="Table12.A1" office:value-type="string">
            <text:p text:style-name="P181">Nom.</text:p>
          </table:table-cell>
          <table:table-cell table:style-name="Table12.A1" office:value-type="string">
            <text:p text:style-name="BodyHanging">neutrī</text:p>
          </table:table-cell>
          <table:table-cell table:style-name="Table12.A1" office:value-type="string">
            <text:p text:style-name="BodyHanging">neutrae</text:p>
          </table:table-cell>
          <table:table-cell table:style-name="Table12.D1" office:value-type="string">
            <text:p text:style-name="BodyHanging">neutra</text:p>
          </table:table-cell>
        </table:table-row>
        <table:table-row>
          <table:table-cell table:style-name="Table12.A2" office:value-type="string">
            <text:p text:style-name="P181">Gen.</text:p>
          </table:table-cell>
          <table:table-cell table:style-name="Table12.A2" office:value-type="string">
            <text:p text:style-name="BodyHanging">neutrōrum</text:p>
          </table:table-cell>
          <table:table-cell table:style-name="Table12.A2" office:value-type="string">
            <text:p text:style-name="BodyHanging">neutrārum</text:p>
          </table:table-cell>
          <table:table-cell table:style-name="Table12.D2" office:value-type="string">
            <text:p text:style-name="BodyHanging">neutrōrum</text:p>
          </table:table-cell>
        </table:table-row>
        <table:table-row>
          <table:table-cell table:style-name="Table12.A2" office:value-type="string">
            <text:p text:style-name="P181">Dat.</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p>
          </table:table-cell>
        </table:table-row>
        <table:table-row>
          <table:table-cell table:style-name="Table12.A2" office:value-type="string">
            <text:p text:style-name="P181">Acc.</text:p>
          </table:table-cell>
          <table:table-cell table:style-name="Table12.A2" office:value-type="string">
            <text:p text:style-name="BodyHanging">neutrōs</text:p>
          </table:table-cell>
          <table:table-cell table:style-name="Table12.A2" office:value-type="string">
            <text:p text:style-name="BodyHanging">neutrās</text:p>
          </table:table-cell>
          <table:table-cell table:style-name="Table12.D2" office:value-type="string">
            <text:p text:style-name="BodyHanging">neutra</text:p>
          </table:table-cell>
        </table:table-row>
        <table:table-row>
          <table:table-cell table:style-name="Table12.A2" office:value-type="string">
            <text:p text:style-name="P181">Abl.</text:p>
          </table:table-cell>
          <table:table-cell table:style-name="Table12.A2" office:value-type="string">
            <text:p text:style-name="BodyHanging">neutrīs</text:p>
          </table:table-cell>
          <table:table-cell table:style-name="Table12.A2" office:value-type="string">
            <text:p text:style-name="BodyHanging">neutrīs</text:p>
          </table:table-cell>
          <table:table-cell table:style-name="Table12.D2" office:value-type="string">
            <text:p text:style-name="BodyHanging">neutrīs<text:span text:style-name="T26">{{127}}</text:span></text:p>
          </table:table-cell>
        </table:table-row>
      </table:table>
      <text:p text:style-name="BodyHanging"><text:span text:style-name="T2">a.</text:span><text:tab/>Notice that while these adjectives have for the most part the regular endings of the first and second declensions, yet the genitive and dative singular are irregular, and thave the same form in all genders. <text:s/>The adjectives which show this irregularity are nine in number, and are given in the vocabulary below.</text:p>
      <text:p text:style-name="P61"/>
      <text:p text:style-name="BannerSecondary"><text:span text:style-name="T21">206</text:span>.<text:tab/><text:tab/>Illustrative Examples.</text:p>
      <text:p text:style-name="P61"><text:span text:style-name="T21">Alia loca fossīs, alia vāllīs mūnie.bat</text:span>, <text:span text:style-name="T2">some places he was fortifying with trenches, others with walls</text:span>.</text:p>
      <text:p text:style-name="P61"><text:span text:style-name="T21">Altera legiō in Galliā hiemat, altera in Ītaliā</text:span>, <text:span text:style-name="T2">the one legion is wintering in Gaul, the other in Italy</text:span>.</text:p>
      <text:p text:style-name="P61"><text:span text:style-name="T21">Reliquās</text:span> (or <text:span text:style-name="T21">cēterās</text:span>) <text:span text:style-name="T21">legiōnēs in aciē īnstruit</text:span>, <text:span text:style-name="T2">the other legions he draws up in line</text:span>.</text:p>
      <text:p text:style-name="BodyHanging"><text:span text:style-name="T2">a</text:span>.<text:tab/>In these sentences observe (1) the force of <text:span text:style-name="T21">alius</text:span> and <text:span text:style-name="T21">alter</text:span> when repeated in distinct clauses, (2) the use of <text:span text:style-name="T21">reliquī</text:span> or <text:span text:style-name="T21">cēterī</text:span> for <text:span text:style-name="T2">the others</text:span>, <text:span text:style-name="T2">the rest</text:span>, while <text:span text:style-name="T21">aliī</text:span> means merely <text:span text:style-name="T2">others</text:span>.</text:p>
      <text:p text:style-name="P61"/>
      <text:p text:style-name="P61">[[Image – Navis Longa: War-ship.]]</text:p>
      <text:p text:style-name="P61"/>
      <text:p text:style-name="BannerSecondary"><text:span text:style-name="T21">207</text:span>.<text:tab/><text:tab/>Vocabulary.</text:p>
      <text:section text:style-name="Sect1" text:name="Section104">
        <text:p text:style-name="Vocabulary"><text:span text:style-name="T21">alius</text:span>, <text:span text:style-name="T21">a</text:span>, <text:span text:style-name="T21">ud</text:span>,<text:tab/><text:span text:style-name="T2">other, another</text:span>.</text:p>
        <text:p text:style-name="Vocabulary"><text:span text:style-name="T21">alter</text:span>, <text:span text:style-name="T21">era</text:span>, <text:span text:style-name="T21">erum</text:span>,<text:tab/><text:span text:style-name="T2">the other</text:span> (of two).</text:p>
        <text:p text:style-name="Vocabulary"><text:span text:style-name="T21">cēterī</text:span>, <text:span text:style-name="T21">ae</text:span>, <text:span text:style-name="T21">a</text:span> (in plur. only),<text:tab/><text:span text:style-name="T2">the others, the rest</text:span>.</text:p>
        <text:p text:style-name="Vocabulary"><text:span text:style-name="T21">neuter</text:span>, <text:span text:style-name="T21">tra</text:span>, <text:span text:style-name="T21">trum</text:span>,<text:tab/><text:span text:style-name="T2">neither</text:span>.</text:p>
        <text:p text:style-name="Vocabulary"><text:span text:style-name="T21">nūllus</text:span>, <text:span text:style-name="T21">a</text:span>, <text:span text:style-name="T21">um</text:span>,<text:tab/><text:span text:style-name="T2">no, none</text:span>.</text:p>
        <text:p text:style-name="Vocabulary"><text:span text:style-name="T21">sōlus</text:span>, <text:span text:style-name="T21">a</text:span>, <text:span text:style-name="T21">um</text:span>,<text:tab/><text:span text:style-name="T2">alone, only</text:span>.</text:p>
        <text:p text:style-name="Vocabulary"><text:span text:style-name="T21">tōtus</text:span>, <text:span text:style-name="T21">a</text:span>, <text:span text:style-name="T21">um</text:span>,<text:tab/><text:span text:style-name="T2">all, the whole</text:span>.</text:p>
        <text:p text:style-name="Vocabulary"><text:span text:style-name="T21">ūllus</text:span>, <text:span text:style-name="T21">a</text:span>, <text:span text:style-name="T21">um</text:span>,<text:tab/><text:span text:style-name="T2">any</text:span>.</text:p>
        <text:p text:style-name="Vocabulary"><text:span text:style-name="T21">ūnus</text:span>, <text:span text:style-name="T21">a</text:span>, <text:span text:style-name="T21">um</text:span>,<text:tab/><text:span text:style-name="T2">one</text:span>; <text:span text:style-name="T2">alone, only</text:span>.</text:p>
        <text:p text:style-name="Vocabulary"><text:span text:style-name="T21">uter</text:span>, <text:span text:style-name="T21">tra</text:span>, <text:span text:style-name="T21">trum</text:span>,<text:tab/><text:span text:style-name="T2">which</text:span> (of two), used in questions.</text:p>
      </text:section>
      <text:p text:style-name="Vocabulary"><text:span text:style-name="T21">aliī</text:span>... <text:span text:style-name="T21">aliī</text:span>,<text:tab/><text:span text:style-name="T2">some... others</text:span>.</text:p>
      <text:p text:style-name="Vocabulary"><text:span text:style-name="T21">alter</text:span>... <text:span text:style-name="T21">alter</text:span>,<text:tab/><text:span text:style-name="T2">the one... the other</text:span>.</text:p>
      <text:p text:style-name="P61">N.B.—Notice that while <text:span text:style-name="T13">alter</text:span><text:span text:style-name="T15"> retains </text:span><text:span text:style-name="T13">e</text:span><text:span text:style-name="T15"> in declension, </text:span><text:span text:style-name="T13">neuter</text:span><text:span text:style-name="T15"> and </text:span><text:span text:style-name="T13">uter</text:span><text:span text:style-name="T15"> drop it. <text:s/>The genitive singular of </text:span><text:span text:style-name="T13">alter</text:span><text:span text:style-name="T15"> has </text:span><text:span text:style-name="T13">-ius</text:span><text:span text:style-name="T15">; in all the other words the ending is </text:span><text:span text:style-name="T13">-īus</text:span><text:span text:style-name="T15">.</text:span></text:p>
      <text:p text:style-name="P61"><text:span text:style-name="T15">Notice also the additional irregularity in the neuter singular nominative and accusative of </text:span><text:span text:style-name="T13">alius</text:span><text:span text:style-name="T15">. <text:s/>The genitive singular of </text:span><text:span text:style-name="T13">alius</text:span><text:span text:style-name="T15"> is </text:span><text:span text:style-name="T13">alīus</text:span><text:span text:style-name="T15"> (although </text:span><text:span text:style-name="T13">alterius</text:span><text:span text:style-name="T15"> is generally used instead), and the dative </text:span><text:span text:style-name="T13">aliī</text:span><text:span text:style-name="T15">.</text:span></text:p>
      <text:p text:style-name="P61"/>
      <text:p text:style-name="Banner">Exercises.</text:p>
      <text:p text:style-name="BannerSecondary"><text:span text:style-name="T21">208</text:span>.<text:tab/><text:tab/><text:span text:style-name="T21">I</text:span>.</text:p>
      <text:p text:style-name="P61">A.—1. Aliō tempore conveniunt. <text:s/>2. Neuter ducum proelium committere audēbit. <text:s/>3. Alteram partem vīcī Gallīs concēdit, alteram cohortibus. <text:s/>4. Sine ūllō perīculō castra mūniunt. <text:s/>5. Ab aliīs audiunt; ā cētērīs audient. <text:s/>6. In utrā flūminis rīpā castra posuērunt? <text:s/>7. Tōta castra hominibus complentur. <text:s/>8. Alia cōnsilia reī pūblicae sunt ūtilia, alia parīculōsa.</text:p>
      <text:p text:style-name="P61">B.—9. Cum sōlā decimā legiōne proelium committam. <text:s/>10. Nūlla cīvitās obsidēs mittet. <text:s/>11. Tōtī Galliae<text:span text:style-name="T26">{{129}}</text:span> equitēs imperāvit. <text:s/>12. Alterum iter erat facilius. <text:s/>13. Aliud iter habēmus nūllum. <text:s/>14. <text:soft-page-break/>Belgae ūnī nōn lēgātōs mittunt. <text:s/>15. Cēterī portūs aliīs nōtī sunt, aliīs incōgnitī. <text:s/>16. Alter portus Gallīs nōtus erat, alter Britannīs. <text:s/>17. Neutra īnsula idōneōs portūs habet.</text:p>
      <text:p text:style-name="P61"/>
      <text:p text:style-name="P61">[[Plate – Trajan's Column.]]</text:p>
      <text:p text:style-name="P61"/>
      <text:p text:style-name="BannerSecondary"><text:span text:style-name="T21">209</text:span>.<text:tab/><text:tab/><text:span text:style-name="T21">II</text:span>.</text:p>
      <text:p text:style-name="P61">A.—1. He gives orders to the whole province. <text:s/>2. He orders some to fill the trenches, others to attack the walls. <text:s/>3. To which is it more useful? <text:s/>It is useful to neither. <text:s/>4. They made an attack from another part of the town. <text:s/>5. He places the baggage of the whole army on the other bank of the river. <text:s/>6. No ship is swifter; none of the ships will reach harbour. <text:s/>7. They hinder others without any reason. <text:s/>8. He will give freedom to the ambassador only.</text:p>
      <text:p text:style-name="P61">B.—9. He hastened to the other camp. <text:s/>10. To which camp (of the two) did the others hasten? <text:s/>11. They were fortifying the heights during the whole of the night. <text:s/>12. Some will lay down (their) arms, others will give hostages. <text:s/>13. Neither line will begin the battle. <text:s/>14. He is the brother of the one, the friend of the other. <text:s/>15. They seem to be unfriendly to Caesar alone. <text:s/>16. He is like no other leader.</text:p>
      <text:p text:style-name="P61">C.—Decline the following combinations: mīles Rōmānus, vulnus grave, rēx sōlus, alia rēs; (in the singular only) alter portus, nūlla spēs, media nox, mīlitāris ūsus, neutra īnsula, idōneus locus, ūnum latus, neuter frāter, dextrum cornū, nūllum aliud iter, utra legiō, novissimum agmen, summus mōns, tōta prōvincia, ūlla cīvitās, teria vigilia, prīma lūx, alius obses, altera rīpa, nūllus impetus; (in the plural only) alia hīberna, cēterī cīvēs, superiōra loca.<text:span text:style-name="T26">{{130}}</text:span></text:p>
      <text:p text:style-name="P61"/>
      <text:p text:style-name="Banner">—</text:p>
      <text:p text:style-name="P61"/>
      <text:p text:style-name="Banner">Lesson XXXVII.</text:p>
      <text:p text:style-name="Banner">Imperfect and Future Indicative Passive.</text:p>
      <text:p text:style-name="P61"/>
      <text:p text:style-name="BannerSecondary"><text:span text:style-name="T21">210</text:span>.<text:tab/><text:tab/>Paradigms.</text:p>
      <text:p text:style-name="Banner">(<text:span text:style-name="T2">a</text:span>) Imperfect indicative passive.</text:p>
      <text:p text:style-name="Banner">Singular.</text:p>
      <text:p text:style-name="Table1p2p2">1.<text:tab/>amābar<text:note text:id="ftn43" text:note-class="footnote"><text:note-citation>43</text:note-citation><text:note-body><text:p text:style-name="P138">Amābar<text:span text:style-name="T23"> is translated </text:span><text:span text:style-name="T6">I was being loved</text:span><text:span text:style-name="T23">, </text:span><text:span text:style-name="T6">I used to be loved</text:span><text:span text:style-name="T23">, or </text:span><text:span text:style-name="T6">I was loved</text:span><text:span text:style-name="T23"> (119).</text:span></text:p></text:note-body></text:note><text:tab/>monēbar<text:tab/>regēbar<text:tab/>audiēbar</text:p>
      <text:p text:style-name="Table1p2p2">2.<text:tab/>amābāris<text:tab/>monēbāris<text:tab/>regēbāris<text:tab/>audiēbāris</text:p>
      <text:p text:style-name="Table1p2p2">3.<text:tab/>amābātur<text:tab/>monēbātur<text:tab/>regēbātur<text:tab/>audiēbātur</text:p>
      <text:p text:style-name="Banner">Plural.</text:p>
      <text:p text:style-name="Table1p2p2">1.<text:tab/>amābāmur<text:tab/>monēbāmur<text:tab/>regēbāmur<text:tab/>audiēbāmur</text:p>
      <text:p text:style-name="Table1p2p2">2.<text:tab/>amābāminī<text:tab/>monēbāminī<text:tab/>regēbāminī<text:tab/>audiēbāminī</text:p>
      <text:p text:style-name="Table1p2p2">3.<text:tab/>amābantur<text:tab/>monēbābantur<text:tab/>regēbābantur<text:tab/>audiēbābantur</text:p>
      <text:p text:style-name="Banner">(<text:span text:style-name="T2">b</text:span>) Future indicative passive.</text:p>
      <text:p text:style-name="Banner">Singular.</text:p>
      <text:p text:style-name="Table1p2p2">1.<text:tab/>amābor<text:note text:id="ftn44" text:note-class="footnote"><text:note-citation>44</text:note-citation><text:note-body><text:p text:style-name="P138">Amābor<text:span text:style-name="T23"> is translated </text:span><text:span text:style-name="T6">I shall be loved</text:span><text:span text:style-name="T23">.</text:span></text:p></text:note-body></text:note><text:tab/>monēbor<text:tab/>regar<text:tab/>audiar</text:p>
      <text:p text:style-name="Table1p2p2">2.<text:tab/>amāberis<text:tab/>monēberis<text:tab/>regēris<text:tab/>audiēris</text:p>
      <text:p text:style-name="Table1p2p2">3.<text:tab/>amābitur<text:tab/>monēbitur<text:tab/>regētur<text:tab/>audiētur</text:p>
      <text:p text:style-name="Banner">Plural.</text:p>
      <text:p text:style-name="Table1p2p2">1.<text:tab/>amābimur<text:tab/>monēbimur<text:tab/>regēmur<text:tab/>audiēmur</text:p>
      <text:p text:style-name="Table1p2p2">2.<text:tab/>amābiminī<text:tab/>monēbiminī<text:tab/>regēminī<text:tab/>audiēminī</text:p>
      <text:p text:style-name="Table1p2p2">3.<text:tab/>amābuntur<text:tab/>monēbuntur<text:tab/>regentur<text:tab/>audientur</text:p>
      <text:p text:style-name="P218"><text:span text:style-name="T2">a</text:span>.<text:tab/>Compare these forms with those of the imperfect and future indicative active (44, 89, 179, 201), and also with those of the present indicative passive (164, 165). <text:s/>In particular, notice the replacing of <text:soft-page-break/><text:span text:style-name="T21">-m</text:span> by <text:span text:style-name="T21">-r</text:span>, and of <text:span text:style-name="T21">-bis</text:span> by <text:span text:style-name="T21">-beris</text:span>.<text:span text:style-name="T26">{{131}}</text:span></text:p>
      <text:p text:style-name="P219"><text:span text:style-name="T2">b.<text:tab/></text:span><text:span text:style-name="T12">Here it would be well to review in each conjugation the three tenses of the indicative (active and passive) formed from the present stem.</text:span></text:p>
      <text:p text:style-name="P61"/>
      <text:p text:style-name="P61"><text:span text:style-name="T21">211</text:span>.<text:tab/><text:tab/>Vocabulary.</text:p>
      <text:section text:style-name="Sect1" text:name="Section105">
        <text:p text:style-name="Vocabulary"><text:span text:style-name="T21">dē-ligō</text:span>, <text:span text:style-name="T21">ere</text:span>, <text:span text:style-name="T21">-lēgī</text:span>, <text:span text:style-name="T21">-lēctum</text:span>,<text:tab/><text:span text:style-name="T3">choose</text:span>.</text:p>
        <text:p text:style-name="Vocabulary"><text:span text:style-name="T21">dīvidō</text:span>, <text:span text:style-name="T21">ere</text:span>, <text:span text:style-name="T21">-vīsī</text:span>, <text:span text:style-name="T21">-vīsum</text:span>,<text:tab/><text:span text:style-name="T2">divide</text:span>.</text:p>
        <text:p text:style-name="Vocabulary"><text:span text:style-name="T21">in-cendō</text:span>, <text:span text:style-name="T21">ere</text:span>, <text:span text:style-name="T21">-cendī</text:span>, <text:span text:style-name="T21">-cēnsum</text:span>,<text:tab/><text:span text:style-name="T2">burn</text:span>.</text:p>
        <text:p text:style-name="Vocabulary"><text:span text:style-name="T21">solvō</text:span>, <text:span text:style-name="T21">ere</text:span>, <text:span text:style-name="T21">solvī</text:span>, <text:span text:style-name="T21">solūtum</text:span>,<text:tab/><text:span text:style-name="T2">loose, release</text:span>.</text:p>
      </text:section>
      <text:p text:style-name="P61"><text:span text:style-name="T2">Phrases</text:span>:</text:p>
      <text:p text:style-name="Vocabulary"><text:span text:style-name="T21">nāvem</text:span> or <text:span text:style-name="T21">nāvēs solvō</text:span>,<text:tab/><text:span text:style-name="T2">set sail</text:span>.</text:p>
      <text:p text:style-name="Vocabulary"><text:span text:style-name="T21">in fugam dō</text:span>,<text:tab/><text:span text:style-name="T2">put to flight</text:span>.</text:p>
      <text:p text:style-name="P61"/>
      <text:p text:style-name="Banner">Exercises.</text:p>
      <text:p text:style-name="BannerSecondary"><text:span text:style-name="T21">212</text:span>.<text:tab/><text:tab/><text:span text:style-name="T21">I</text:span>.</text:p>
      <text:p text:style-name="P61">A.—1. Mittimus, mittimur, mittēmur. <text:s/>2. Oppida oppūgnantur; hīberna expūgnābuntur. <text:s/>3. Imediēbātur, impediēbar. <text:s/>4. Expellēbar, expellar. <text:s/>5. Hostēs in fugam dabimus. <text:s/>6. Nāvēs solvet; servus solvētur. <text:s/>7. Dīviditur, dīviduntur. <text:s/>8. Oppidum incendēbātur. <text:s/>9. Locum dēligunt; legiōnēs dēligēbantur. <text:s/>10. Mōns tenētur; imperium ā Caesare obtinēbātur; impetus sustinēbitur.</text:p>
      <text:p text:style-name="P61">B.—11. Lēgātī retinentur; montibus continēbantur; nāvēs dētinēbuntur. <text:s/>12. Vocāmur, convocābāmur, revocābiminī. <text:s/>13. Castra moventur; castra pōnentur. <text:s/>14. Expelleris, repellēris. <text:s/>15. Audīris, audiēris. <text:s/>16. Fidēlis esse exīstimābar. <text:s/>17. Jubēminī, jubēbor. <text:s/>18. Superābāminī, superāberis. <text:s/>19. Circumveniētur, circumveniēmur. <text:s/>20. Rēx et amīcus appellābātur.</text:p>
      <text:p text:style-name="P61"/>
      <text:p text:style-name="BannerSecondary"><text:span text:style-name="T21">213</text:span>.<text:tab/><text:tab/><text:span text:style-name="T21">I</text:span>.</text:p>
      <text:p text:style-name="P61">A.—1. It will be divided; they used to be divided. <text:s/>2. It will be carried; we shall be carried back. <text:s/>3. The camp is being pitched; the camp will be burned. <text:s/>4. We<text:span text:style-name="T26">{{132}}</text:span> are being surrounded; I was being surrounded. <text:s/>5. He is putting the troops to flight; the signal is given. <text:s/>6. They are setting sail; they have set sail. <text:s/>7. They will be chosen; they will be summoned. <text:s/>8. You are called brother; you will be called brothers. <text:s/>9. You seem to be brothers; you seemed to be sisters.</text:p>
      <text:p text:style-name="P61">B.—10. We are hemmed in by the rivers; the camp will be fortified by the cavalry. <text:s/>11. If is being filled, it was being filled, it will be filled. <text:s/>12. It is being fortified, it was being fortified, it will be fortified. <text:s/>13. I am led, I was being led out, I shall be led back. <text:s/>14. You used to be sent, we shall be sent out; the battle is begun. <text:s/>15. You (s. <text:span text:style-name="T2">and</text:span> pl.) were thought to be unfriendly. <text:s/>16. They are hindered, we shall be hindered (<text:span text:style-name="T2">use both</text:span> dēterreō <text:span text:style-name="T2">and</text:span> impediō). <text:s/>17. I shall be surrounded, I shall be seen. <text:s/>18. I used to be called free; I seemed to be a slave. <text:s/>19. You will be surrounded; we were being surrounded. <text:s/>20. You will seem to be unfriendly; you will be compelled to set sail.</text:p>
      <text:p text:style-name="P61"/>
      <text:p text:style-name="Banner">—</text:p>
      <text:p text:style-name="P61"/>
      <text:p text:style-name="Banner">Lesson XXXVIII.</text:p>
      <text:p text:style-name="Banner">Cardinal Numerals.</text:p>
      <text:p text:style-name="P61"/>
      <text:p text:style-name="P61"><text:span text:style-name="T21">214</text:span>. In the following list of cardinal numerals these points should be carefully observed<text:note text:id="ftn45" text:note-class="footnote"><text:note-citation>45</text:note-citation><text:note-body><text:p text:style-name="Footnote">It is not necessary at this stage to commit the whole list to memory.</text:p></text:note-body></text:note>:—</text:p>
      <text:p text:style-name="BodyHanging"><text:span text:style-name="T2">a</text:span>. <text:tab/>the similarity in form of the cardinal and ordinal numerals (156);</text:p>
      <text:p text:style-name="BodyHanging"><text:span text:style-name="T2">b</text:span>.<text:tab/>the method of forming the numerals from <text:span text:style-name="T2">eleven</text:span><text:span text:style-name="T12"> to </text:span><text:span text:style-name="T2">nineteen</text:span><text:span text:style-name="T12"> inclusive;</text:span></text:p>
      <text:p text:style-name="BodyHanging"><text:span text:style-name="T12">c.<text:tab/>the manner of expressing </text:span><text:span text:style-name="T2">twenty-one</text:span><text:span text:style-name="T12">, </text:span><text:span text:style-name="T2">twenty-two</text:span><text:span text:style-name="T12">, </text:span><text:span text:style-name="T2">one hundred and one</text:span><text:span text:style-name="T12"> and similar numbers;</text:span><text:span text:style-name="T26">{{133}}</text:span></text:p>
      <text:p text:style-name="BodyHanging"><text:span text:style-name="T2">d</text:span><text:span text:style-name="T12">.<text:tab/>the different ways of expressing </text:span><text:span text:style-name="T2">eighteen</text:span><text:span text:style-name="T12">, </text:span><text:span text:style-name="T2">nineteen</text:span><text:span text:style-name="T12">, </text:span><text:span text:style-name="T2">twenty-eight</text:span><text:span text:style-name="T12">, </text:span><text:span text:style-name="T2">twenty-nine</text:span><text:span text:style-name="T12">, and similar numbers;</text:span></text:p>
      <text:p text:style-name="BodyHanging"><text:span text:style-name="T2">e</text:span><text:span text:style-name="T12">.<text:tab/>the ending of the tens from 30 to 90 inclusive in </text:span><text:span text:style-name="T13">-gintā</text:span><text:span text:style-name="T12">; of the hundreds from 200 to 900 inclusive in </text:span><text:soft-page-break/><text:span text:style-name="T13">-centī</text:span><text:span text:style-name="T12"> or </text:span><text:span text:style-name="T13">-gentī</text:span><text:span text:style-name="T12">.</text:span></text:p>
      <text:p text:style-name="P61"/>
      <text:p text:style-name="BannerSecondary"><text:span text:style-name="T21">215</text:span>.<text:tab/><text:tab/>Cardinal numerals.</text:p>
      <text:section text:style-name="Sect1" text:name="Section63">
        <text:p text:style-name="P189">1.<text:tab/>ūnus, one</text:p>
        <text:p text:style-name="P189">2.<text:tab/>duo, two</text:p>
        <text:p text:style-name="P189">3.<text:tab/>trēs, three</text:p>
        <text:p text:style-name="P189">4.<text:tab/>quattuor, four</text:p>
        <text:p text:style-name="P189">5.<text:tab/>quīnque</text:p>
        <text:p text:style-name="P189">6.<text:tab/>sex</text:p>
        <text:p text:style-name="P189">7.<text:tab/>septem</text:p>
        <text:p text:style-name="P189">8.<text:tab/>octō</text:p>
        <text:p text:style-name="P189">9.<text:tab/>novem</text:p>
        <text:p text:style-name="P189">10.<text:tab/>decem</text:p>
        <text:p text:style-name="P189">11.<text:tab/>ūndecim</text:p>
        <text:p text:style-name="P189">12.<text:tab/>duodecim</text:p>
        <text:p text:style-name="P189">13.<text:tab/>tredecim</text:p>
        <text:p text:style-name="P189">14.<text:tab/>quattuordecim</text:p>
        <text:p text:style-name="P189">15.<text:tab/>quīndecim</text:p>
        <text:p text:style-name="P189">16.<text:tab/>sēdecim</text:p>
        <text:p text:style-name="P189">17.<text:tab/>septendecim</text:p>
        <text:p text:style-name="P189">18.<text:tab/>duodēvīgintī</text:p>
        <text:p text:style-name="P189"><text:tab/>octōdecim</text:p>
        <text:p text:style-name="P189"><text:tab/>decem et octō</text:p>
        <text:p text:style-name="P189">19.<text:tab/>ūndēvīgintī</text:p>
        <text:p text:style-name="P189"><text:tab/>novendecim</text:p>
        <text:p text:style-name="P189">20.<text:tab/>vīgintī</text:p>
        <text:p text:style-name="P189">21,<text:tab/>ūnus et vīgintī</text:p>
        <text:p text:style-name="P189"><text:tab/>vīgintī ūnus</text:p>
        <text:p text:style-name="P189">22.<text:tab/>duo et vīgintī</text:p>
        <text:p text:style-name="P189"><text:tab/>vīngintī duo</text:p>
        <text:p text:style-name="P189">28.<text:tab/>duodētrīgintā</text:p>
        <text:p text:style-name="P189"><text:tab/>vīgintī octō</text:p>
        <text:p text:style-name="P189"><text:tab/>octō et vīgintī</text:p>
        <text:p text:style-name="P189">29.<text:tab/>ūndētrīgintā</text:p>
        <text:p text:style-name="P189"><text:tab/>vīgintī novem</text:p>
        <text:p text:style-name="P189"><text:tab/>novem et vīgintī</text:p>
        <text:p text:style-name="P189">30.<text:tab/>trīgintā</text:p>
        <text:p text:style-name="P189">40.<text:tab/>quadrāgintā</text:p>
        <text:p text:style-name="P189">50.<text:tab/>quīnquāgintā</text:p>
        <text:p text:style-name="P189">60.<text:tab/>sexāgintā</text:p>
        <text:p text:style-name="P189">70.<text:tab/>septuāgintā</text:p>
        <text:p text:style-name="P189">80.<text:tab/>octōgintā</text:p>
        <text:p text:style-name="P189">90.<text:tab/>nōnāgintā</text:p>
        <text:p text:style-name="P189">100.<text:tab/>centum</text:p>
        <text:p text:style-name="P189">101.<text:tab/>centum ūnus</text:p>
        <text:p text:style-name="P189"><text:tab/>centum et ūnus</text:p>
        <text:p text:style-name="P189">124.<text:tab/>centum vīgintī quattuor</text:p>
        <text:p text:style-name="P189">200.<text:tab/>ducentī</text:p>
        <text:p text:style-name="P189">300.<text:tab/>trecentī</text:p>
        <text:p text:style-name="P189">400.<text:tab/>quadringentī</text:p>
        <text:p text:style-name="P189">500.<text:tab/>quīngentī</text:p>
        <text:p text:style-name="P189">600.<text:tab/>sescentī</text:p>
        <text:p text:style-name="P189">700.<text:tab/>septingentī</text:p>
        <text:p text:style-name="P189">800.<text:tab/>octingentī</text:p>
        <text:p text:style-name="P189">900.<text:tab/>nōngentī</text:p>
        <text:p text:style-name="P189">1000.<text:tab/>mīlle<text:span text:style-name="T26">{{134}}</text:span></text:p>
      </text:section>
      <text:p text:style-name="Standard"/>
      <text:p text:style-name="Standard"><text:span text:style-name="T21">216</text:span>. (<text:span text:style-name="T2">a</text:span>) Most of the cardinal numerals are undeclined, the same form being used for all cases and genders. <text:s/>The following, however, are declined: <text:span text:style-name="T21">ūnus</text:span>, <text:span text:style-name="T21">duo</text:span>, <text:span text:style-name="T21">trēs</text:span>, the hundreds from <text:span text:style-name="T21">ducentī</text:span> to <text:span text:style-name="T21">nōngentī</text:span> inclusive, and <text:span text:style-name="T21">mīlle</text:span>.</text:p>
      <text:p text:style-name="Standard">(<text:span text:style-name="T2">b</text:span>) The declension of <text:span text:style-name="T21">ūnus</text:span> has been given in 205.</text:p>
      <text:p text:style-name="Standard">(<text:span text:style-name="T2">c</text:span>) The hundreds are declined like the plural of <text:span text:style-name="T21">bonus</text:span>, as <text:span text:style-name="T21">ducentī</text:span>, <text:span text:style-name="T21">ae</text:span>, <text:span text:style-name="T21">a</text:span>.</text:p>
      <text:p text:style-name="Standard">(<text:span text:style-name="T2">d</text:span>) The declension of <text:span text:style-name="T21">mīlle</text:span> will be given in 230.</text:p>
      <text:p text:style-name="Standard">(<text:span text:style-name="T2">e</text:span>) <text:span text:style-name="T21">Duo</text:span> and <text:span text:style-name="T21">trēs</text:span> are declined in the following section.</text:p>
      <text:p text:style-name="Standard"/>
      <text:p text:style-name="BannerSecondary"><text:span text:style-name="T21">217</text:span>.<text:tab/><text:tab/>Paradigms.</text:p>
      <table:table table:name="Table13" table:style-name="Table13">
        <table:table-column table:style-name="Table13.A" table:number-columns-repeated="5"/>
        <table:table-column table:style-name="Table13.F"/>
        <table:table-row>
          <table:table-cell table:style-name="Table13.A1" office:value-type="string">
            <text:p text:style-name="BodyHanging"/>
          </table:table-cell>
          <table:table-cell table:style-name="Table13.A1" office:value-type="string">
            <text:p text:style-name="BodyHanging">Masc.</text:p>
          </table:table-cell>
          <table:table-cell table:style-name="Table13.A1" office:value-type="string">
            <text:p text:style-name="BodyHanging">Fem.</text:p>
          </table:table-cell>
          <table:table-cell table:style-name="Table13.A1" office:value-type="string">
            <text:p text:style-name="BodyHanging">Neut.</text:p>
          </table:table-cell>
          <table:table-cell table:style-name="Table13.A1" office:value-type="string">
            <text:p text:style-name="BodyHanging">Masc. &amp; Fem.</text:p>
          </table:table-cell>
          <table:table-cell table:style-name="Table13.F1" office:value-type="string">
            <text:p text:style-name="BodyHanging">Neut.</text:p>
          </table:table-cell>
        </table:table-row>
        <table:table-row>
          <table:table-cell table:style-name="Table13.A2" office:value-type="string">
            <text:p text:style-name="BodyHanging"><text:span text:style-name="T2">Nom</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Gen</text:span>.</text:p>
          </table:table-cell>
          <table:table-cell table:style-name="Table13.A2" office:value-type="string">
            <text:p text:style-name="BodyHanging">duōrum</text:p>
          </table:table-cell>
          <table:table-cell table:style-name="Table13.A2" office:value-type="string">
            <text:p text:style-name="BodyHanging">duārum</text:p>
          </table:table-cell>
          <table:table-cell table:style-name="Table13.A2" office:value-type="string">
            <text:p text:style-name="BodyHanging">duōrum</text:p>
          </table:table-cell>
          <table:table-cell table:style-name="Table13.A2" office:value-type="string">
            <text:p text:style-name="BodyHanging">trium</text:p>
          </table:table-cell>
          <table:table-cell table:style-name="Table13.F2" office:value-type="string">
            <text:p text:style-name="BodyHanging">trium</text:p>
          </table:table-cell>
        </table:table-row>
        <table:table-row>
          <table:table-cell table:style-name="Table13.A2" office:value-type="string">
            <text:p text:style-name="BodyHanging"><text:span text:style-name="T2">Dat</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row>
          <table:table-cell table:style-name="Table13.A2" office:value-type="string">
            <text:p text:style-name="BodyHanging"><text:span text:style-name="T2">Acc</text:span>.</text:p>
          </table:table-cell>
          <table:table-cell table:style-name="Table13.A2" office:value-type="string">
            <text:p text:style-name="BodyHanging">duōs, duo</text:p>
          </table:table-cell>
          <table:table-cell table:style-name="Table13.A2" office:value-type="string">
            <text:p text:style-name="BodyHanging">duās</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able:table-row>
          <table:table-cell table:style-name="Table13.A2" office:value-type="string">
            <text:p text:style-name="BodyHanging"><text:span text:style-name="T2">Voc</text:span>.</text:p>
          </table:table-cell>
          <table:table-cell table:style-name="Table13.A2" office:value-type="string">
            <text:p text:style-name="BodyHanging">duo</text:p>
          </table:table-cell>
          <table:table-cell table:style-name="Table13.A2" office:value-type="string">
            <text:p text:style-name="BodyHanging">duae</text:p>
          </table:table-cell>
          <table:table-cell table:style-name="Table13.A2" office:value-type="string">
            <text:p text:style-name="BodyHanging">duo</text:p>
          </table:table-cell>
          <table:table-cell table:style-name="Table13.A2" office:value-type="string">
            <text:p text:style-name="BodyHanging">trēs</text:p>
          </table:table-cell>
          <table:table-cell table:style-name="Table13.F2" office:value-type="string">
            <text:p text:style-name="BodyHanging">tria</text:p>
          </table:table-cell>
        </table:table-row>
        <text:soft-page-break/>
        <table:table-row>
          <table:table-cell table:style-name="Table13.A2" office:value-type="string">
            <text:p text:style-name="BodyHanging"><text:span text:style-name="T2">Abl</text:span>.</text:p>
          </table:table-cell>
          <table:table-cell table:style-name="Table13.A2" office:value-type="string">
            <text:p text:style-name="BodyHanging">duōbus</text:p>
          </table:table-cell>
          <table:table-cell table:style-name="Table13.A2" office:value-type="string">
            <text:p text:style-name="BodyHanging">duābus</text:p>
          </table:table-cell>
          <table:table-cell table:style-name="Table13.A2" office:value-type="string">
            <text:p text:style-name="BodyHanging">duōbus</text:p>
          </table:table-cell>
          <table:table-cell table:style-name="Table13.A2" office:value-type="string">
            <text:p text:style-name="BodyHanging">tribus</text:p>
          </table:table-cell>
          <table:table-cell table:style-name="Table13.F2" office:value-type="string">
            <text:p text:style-name="BodyHanging">tribus</text:p>
          </table:table-cell>
        </table:table-row>
      </table:table>
      <text:p text:style-name="Standard"/>
      <text:p text:style-name="Banner">Exercises.</text:p>
      <text:p text:style-name="BannerSecondary"><text:span text:style-name="T21">218</text:span>.<text:tab/><text:tab/><text:span text:style-name="T21">I</text:span>.</text:p>
      <text:p text:style-name="Standard">A.—1. Duās legiōnēs relinquet, trēs ex hībernīs ēdūcet. <text:s/>2. Cum sescentīs equitibus nāvēs solvēmus. <text:s/>3. Diēs circiter quīndecim iter fēcerāmus. <text:s/>4. Ad Caesarem cum ducentīs obsidibus veniēbat. <text:s/>5. Duodēvīgintī nāvēs in ūnum locum cōguntur. <text:s/>6. Sīgna mīlitāria quattuor et septuāgintā relinquuntur. <text:s/>7. Centum vīgintī quīnque vīcōs habent. <text:s/>8. Equitēs circiter trīgintā mittentur.</text:p>
      <text:p text:style-name="Standard">B.—9. Quatturodecim annōs bellum gerēbant. <text:s/>10. Quīngentīs equitibus māgnam multitūdinem hostium repellit. <text:s/>11. Octō hōrās castra oppūgnant; nōnā hōrā castra expūgnantur. <text:s/>12. Rōmānīs ūnis concēdimus. <text:s/>13. Legiōnem decimam quārtā vigiliā ēdūcam. <text:s/>14. Quadrāgintā cohortium impedīmenta relīcta sunt. <text:s/>15. <text:span text:style-name="T21">Ī</text:span>ncolās trium vīcōrum necat.</text:p>
      <text:p text:style-name="Standard"/>
      <text:p text:style-name="BannerSecondary"><text:span text:style-name="T21">219</text:span>.<text:tab/><text:tab/><text:span text:style-name="T21">II</text:span>.</text:p>
      <text:p text:style-name="Standard">A.—1. He sends four cohorts; he will send the cavalry with four cohorts. <text:s/>2. They will give five hundred hostages. <text:s/>3. They were waging two wars at one time. <text:s/>4. They burn forty-three towns and about two hundred villages. <text:s/>5. An attack was made by four hundred and twenty cavalry. <text:s/>6. They had collected twenty-eight ships. <text:s/>7. Thirty-five soldiers will be chosen from the whole army. <text:s/>8. The village is divided into two parts by a river. <text:s/>9. About four hundred villages will be burned.</text:p>
      <text:p text:style-name="Standard">B.—10. Two legions, the sixth, and the seventh, will be left on the other bank. <text:s/>11. On the fifth day, five hundred and fifty-five horsemen had been collected. <text:s/>12. They are giving up three hundred and sixty hostages. <text:s/>13. He left two legions in the camp, and with the remaining six marched for nine days through the neighbouring states. <text:s/>14. He orders the lieutenant to set sail with two legion and one hundred and seventy cavalry. <text:s/>15. We are adjacent to three states.</text:p>
      <text:p text:style-name="Standard"/>
      <text:p text:style-name="Banner">—</text:p>
      <text:p text:style-name="Standard"/>
      <text:p text:style-name="BannerSecondary"><text:span text:style-name="T21">220</text:span>.<text:tab/><text:tab/>Word List IV.</text:p>
      <text:p text:style-name="Banner">Nouns.</text:p>
      <text:section text:style-name="Sect3" text:name="Section64">
        <text:p text:style-name="BodyHanging">causa</text:p>
        <text:p text:style-name="BodyHanging">celeritās</text:p>
        <text:p text:style-name="BodyHanging">cīvis</text:p>
        <text:p text:style-name="BodyHanging">cīvitās</text:p>
        <text:p text:style-name="BodyHanging">cohors</text:p>
        <text:p text:style-name="BodyHanging">collis</text:p>
        <text:p text:style-name="BodyHanging">difficultās</text:p>
        <text:p text:style-name="BodyHanging">dux</text:p>
        <text:p text:style-name="BodyHanging">facultās</text:p>
        <text:p text:style-name="BodyHanging">fīnis</text:p>
        <text:p text:style-name="BodyHanging">frāter</text:p>
        <text:p text:style-name="BodyHanging">hostis</text:p>
        <text:p text:style-name="BodyHanging">lībertās</text:p>
        <text:p text:style-name="BodyHanging">mare</text:p>
        <text:p text:style-name="BodyHanging">māter</text:p>
        <text:p text:style-name="BodyHanging">mōns</text:p>
        <text:p text:style-name="BodyHanging">nāvis</text:p>
        <text:p text:style-name="BodyHanging">nihil</text:p>
        <text:p text:style-name="BodyHanging">pater</text:p>
        <text:p text:style-name="BodyHanging">paucitās</text:p>
        <text:p text:style-name="BodyHanging">pōns</text:p>
        <text:p text:style-name="BodyHanging">regiō</text:p>
        <text:p text:style-name="BodyHanging">rēs pūblica</text:p>
        <text:p text:style-name="BodyHanging">soror</text:p>
      </text:section>
      <text:p text:style-name="Banner">Adjectives.</text:p>
      <text:section text:style-name="Sect3" text:name="Section65">
        <text:p text:style-name="BodyHanging">alius</text:p>
        <text:p text:style-name="BodyHanging">alter</text:p>
        <text:p text:style-name="BodyHanging">audāx</text:p>
        <text:p text:style-name="BodyHanging">bonus</text:p>
        <text:p text:style-name="BodyHanging">brevis</text:p>
        <text:p text:style-name="BodyHanging">celer</text:p>
        <text:p text:style-name="BodyHanging">cēterī</text:p>
        <text:p text:style-name="BodyHanging">complūrēs</text:p>
        <text:p text:style-name="BodyHanging">dēnsus</text:p>
        <text:p text:style-name="BodyHanging">dissimilis</text:p>
        <text:p text:style-name="BodyHanging">extrēmus</text:p>
        <text:p text:style-name="BodyHanging">fidēlis</text:p>
        <text:p text:style-name="BodyHanging">fīnitimus</text:p>
        <text:p text:style-name="BodyHanging">fīrmus</text:p>
        <text:p text:style-name="BodyHanging">īmus</text:p>
        <text:p text:style-name="BodyHanging">incōgnitus</text:p>
        <text:p text:style-name="BodyHanging">īnferior</text:p>
        <text:p text:style-name="BodyHanging">inūtilis</text:p>
        <text:p text:style-name="BodyHanging">mājor</text:p>
        <text:p text:style-name="BodyHanging">malus</text:p>
        <text:p text:style-name="BodyHanging">māximus</text:p>
        <text:p text:style-name="BodyHanging">minor</text:p>
        <text:p text:style-name="BodyHanging">neuter</text:p>
        <text:p text:style-name="BodyHanging">nōbilis</text:p>
        <text:p text:style-name="BodyHanging">nōtus</text:p>
        <text:p text:style-name="BodyHanging">novus</text:p>
        <text:p text:style-name="BodyHanging">nūllus</text:p>
        <text:p text:style-name="BodyHanging">perīculōsus</text:p>
        <text:p text:style-name="BodyHanging">plūs</text:p>
        <text:p text:style-name="BodyHanging">potēns</text:p>
        <text:p text:style-name="BodyHanging">prior</text:p>
        <text:p text:style-name="BodyHanging">propior</text:p>
        <text:p text:style-name="BodyHanging">prūdēns</text:p>
        <text:p text:style-name="BodyHanging">pūblicus</text:p>
        <text:p text:style-name="BodyHanging">similis</text:p>
        <text:p text:style-name="BodyHanging">sōlus</text:p>
        <text:p text:style-name="BodyHanging">summus</text:p>
        <text:p text:style-name="BodyHanging">superior</text:p>
        <text:p text:style-name="BodyHanging">tōtus</text:p>
        <text:p text:style-name="BodyHanging">ūllus</text:p>
        <text:p text:style-name="BodyHanging">ultimus</text:p>
        <text:p text:style-name="BodyHanging">ūnus</text:p>
        <text:p text:style-name="BodyHanging">uter</text:p>
        <text:p text:style-name="BodyHanging">ūtilis</text:p>
      </text:section>
      <text:p text:style-name="Banner">Verbs.</text:p>
      <text:section text:style-name="Sect3" text:name="Section66">
        <text:p text:style-name="BodyHanging"><text:soft-page-break/>contineō</text:p>
        <text:p text:style-name="BodyHanging">dēdūcō</text:p>
        <text:p text:style-name="BodyHanging">dēligō</text:p>
        <text:p text:style-name="BodyHanging">dēpōnō</text:p>
        <text:p text:style-name="BodyHanging">dēsiliō</text:p>
        <text:p text:style-name="BodyHanging">dēterreō</text:p>
        <text:p text:style-name="BodyHanging">dētineō</text:p>
        <text:p text:style-name="BodyHanging">dīcō</text:p>
        <text:p text:style-name="BodyHanging">dīvidō</text:p>
        <text:p text:style-name="BodyHanging">exīstimō</text:p>
        <text:p text:style-name="BodyHanging">imperō</text:p>
        <text:p text:style-name="BodyHanging">incendō</text:p>
        <text:p text:style-name="BodyHanging">pertineō</text:p>
        <text:p text:style-name="BodyHanging">prohibeō</text:p>
        <text:p text:style-name="BodyHanging">solvō</text:p>
        <text:p text:style-name="BodyHanging">videor</text:p>
      </text:section>
      <text:p text:style-name="Standard"/>
      <text:p text:style-name="Banner">—</text:p>
      <text:p text:style-name="Standard"/>
      <text:p text:style-name="Banner">Reading Lesson VII.</text:p>
      <text:p text:style-name="Banner">How Horatius Kept the Bridge. (508 B.C.)</text:p>
      <text:p text:style-name="BannerSecondary"><text:span text:style-name="T21">221</text:span>.<text:tab/><text:tab/>Vocabulary.</text:p>
      <text:p text:style-name="Vocabulary"><text:span text:style-name="T21">rescindō</text:span>, <text:span text:style-name="T21">ere</text:span>, <text:span text:style-name="T21">rescidī</text:span>, <text:span text:style-name="T21">rescissum</text:span>,<text:tab/><text:span text:style-name="T2">break down, destroy</text:span>.</text:p>
      <text:p text:style-name="Vocabulary"><text:span text:style-name="T21">trānsnō</text:span> (or <text:span text:style-name="T21">trānō</text:span>), <text:span text:style-name="T21">āre</text:span>, <text:span text:style-name="T21">āvī</text:span>, <text:span text:style-name="T21">ātum</text:span>,<text:tab/><text:span text:style-name="T2">swim across</text:span>.</text:p>
      <text:p text:style-name="Standard">Secundō annō postquam (<text:span text:style-name="T2">after</text:span>) ex cīvitāte rēx expulsus erat, Tarquinius auxilium ā Lārte Porsenā petīvit. <text:s/>Lārs Porsena fīnēs lātissimōs in Etrūriā habēbat et multīs dē causīs inimīcus erat populō Rōmānō. <text:s/>Māximās cōpiās ex omnibus partibus Etrūriae coēgit et māgnīs itineribus ad flūmen Tiberim contendit. <text:s/>Rōmānī celeritāte hostium adventūs permōtī sunt; aliī<text:span text:style-name="T26">{{137}}</text:span> ex agrīs in urbem convēnērunt, aliī proximās silvās petīvērunt. <text:s/>Rōma mūrīs altissimīs et flūmine lātissimō mūniēbātur; sed pōns, quī (<text:span text:style-name="T2">which</text:span>) factus erat in (<text:span text:style-name="T2">over</text:span>) Tiberī, ab exteriōribus mūnītiōnibus ad portam urbis pertinēbat. <text:s/>Propter paucitātem cīvium vidēbātur facillimum esse pontem occupāre et in mediam urbem exercitum dūcere.</text:p>
      <text:p text:style-name="Standard">Hāc (<text:span text:style-name="T2">this</text:span>) dē causā summum erat perīculum. <text:s/>Cēterī Rōmānī jam (<text:span text:style-name="T2">now</text:span>) dē salūte dēspērābant, sed ūnus vir fortissimus, Horātius Cocles, commūnis lībertātis causā pontem dēfendere cōnstituit. <text:s/>Cum duōbus aliīs, Spuriō Lārtiō et Titō Herminiō, ad extrēmam partem pontis contendit, et trēs Rōmānī omnēs hostium impetūs repellunt, dum (<text:span text:style-name="T2">while</text:span>) reliquī cīvēs pontem rescindunt. <text:s/>Post complūrēs hōrās mājor pars pontis rescissa est, et Horātius duōs amīcōs ex pūgna excēdere jubet. <text:s/>Tum (<text:span text:style-name="T2">then</text:span>) ā tōtō exercitū impetus in Horātium factus est. <text:s/>Summā cum virtūte impetum sustinuit et plūrimōs in fugam dedit, sed ab hostibus paene (<text:span text:style-name="T2">almost</text:span>) circumventus est. <text:s/>Tandem (<text:span text:style-name="T2">at length</text:span>) reliquam partem pontis rescidērunt Rōmānī. <text:s/>Tum Horātius dē ponte in medium flūmen dēsiluit et sine ūllō vulnere ad alteram rīpam transnaāvit. <text:s/>Ita (<text:span text:style-name="T2">thus</text:span>) fortitūdō ūnīus virī tōtī reī pūblicae lībertātem dedit.</text:p>
      <text:p text:style-name="Standard"/>
      <text:p text:style-name="Standard">[[Image – Roman Coin.]]</text:p>
      <text:p text:style-name="Standard"/>
      <text:p text:style-name="Banner">Lesson XXXIX.</text:p>
      <text:p text:style-name="Banner">Future Perfect Indicative, Active and Passive.</text:p>
      <text:p text:style-name="P61"/>
      <text:p text:style-name="BannerSecondary"><text:span text:style-name="T21">222</text:span>.<text:tab/><text:tab/>Paradigms.</text:p>
      <text:p text:style-name="Banner">Future and future perfect indicative of <text:span text:style-name="T21">sum</text:span><text:span text:style-name="T23">.</text:span></text:p>
      <text:p text:style-name="P248">Singular.</text:p>
      <text:p text:style-name="P81"><text:tab/>1.<text:tab/>erō (<text:span text:style-name="T2">I shall be</text:span>)<text:tab/>fuerō (<text:span text:style-name="T2">I shall have been</text:span>)</text:p>
      <text:p text:style-name="P81"><text:tab/>2.<text:tab/>eris<text:tab/>fueris</text:p>
      <text:p text:style-name="P81"><text:tab/>3.<text:tab/>erit<text:tab/>fuerit</text:p>
      <text:p text:style-name="P248">Plural.</text:p>
      <text:p text:style-name="P81"><text:tab/>1.<text:tab/>erimus<text:tab/>fuerimus</text:p>
      <text:p text:style-name="P81"><text:tab/>2.<text:tab/>eritis<text:tab/>fueritis</text:p>
      <text:p text:style-name="P81"><text:tab/>3.<text:tab/>erunt<text:tab/>fuerint</text:p>
      <text:p text:style-name="BodyHanging"><text:span text:style-name="T2">a</text:span>.<text:tab/>Note (1) the relation in form to the imperfect and pluperfect of <text:span text:style-name="T21">sum </text:span>(149, 129); (2) the difference in the vowels before <text:span text:style-name="T21">-nt</text:span> in the two tenses.</text:p>
      <text:p text:style-name="P61"/>
      <text:p text:style-name="BannerSecondary"><text:span text:style-name="T21">223</text:span>.<text:tab/><text:tab/>Paradigms.</text:p>
      <text:p text:style-name="Banner">(<text:span text:style-name="T2">a</text:span>) Future perfect indicative active.</text:p>
      <table:table table:name="Table14" table:style-name="Table14">
        <table:table-column table:style-name="Table14.A" table:number-columns-repeated="5"/>
        <text:soft-page-break/>
        <table:table-row>
          <table:table-cell table:style-name="Table14.A1" office:value-type="string">
            <text:p text:style-name="P189"/>
          </table:table-cell>
          <table:table-cell table:style-name="Table14.A1" office:value-type="string">
            <text:p text:style-name="P182">First Conj.</text:p>
          </table:table-cell>
          <table:table-cell table:style-name="Table14.A1" office:value-type="string">
            <text:p text:style-name="P182">Second Conj.</text:p>
          </table:table-cell>
          <table:table-cell table:style-name="Table14.A1" office:value-type="string">
            <text:p text:style-name="P182">Third Conj.</text:p>
          </table:table-cell>
          <table:table-cell table:style-name="Table14.E1" office:value-type="string">
            <text:p text:style-name="P182">Fourth Conj.</text:p>
          </table:table-cell>
        </table:table-row>
        <table:table-row>
          <table:table-cell table:style-name="Table14.A2" table:number-columns-spanned="5" office:value-type="string">
            <text:p text:style-name="P197">Singular.</text:p>
          </table:table-cell>
          <table:covered-table-cell/>
          <table:covered-table-cell/>
          <table:covered-table-cell/>
          <table:covered-table-cell/>
        </table:table-row>
        <table:table-row>
          <table:table-cell table:style-name="Table14.A3" office:value-type="float" office:value="1">
            <text:p text:style-name="P189">1</text:p>
          </table:table-cell>
          <table:table-cell table:style-name="Table14.B3" office:value-type="string">
            <text:p text:style-name="P189">amāverō<text:note text:id="ftn46" text:note-class="footnote"><text:note-citation>46</text:note-citation><text:note-body><text:p text:style-name="Footnote"><text:span text:style-name="T21">Amāverō</text:span> is translated <text:span text:style-name="T2">I shall have loved</text:span>.</text:p></text:note-body></text:note></text:p>
          </table:table-cell>
          <table:table-cell table:style-name="Table14.B3" office:value-type="string">
            <text:p text:style-name="P189">monuerō</text:p>
          </table:table-cell>
          <table:table-cell table:style-name="Table14.B3" office:value-type="string">
            <text:p text:style-name="P189">rēxerō</text:p>
          </table:table-cell>
          <table:table-cell table:style-name="Table14.A2" office:value-type="string">
            <text:p text:style-name="P189">audīverō</text:p>
          </table:table-cell>
        </table:table-row>
        <table:table-row>
          <table:table-cell table:style-name="Table14.A3" office:value-type="float" office:value="2">
            <text:p text:style-name="P189">2</text:p>
          </table:table-cell>
          <table:table-cell table:style-name="Table14.B3" office:value-type="string">
            <text:p text:style-name="P189">amāveris</text:p>
          </table:table-cell>
          <table:table-cell table:style-name="Table14.B3" office:value-type="string">
            <text:p text:style-name="P189">monueris</text:p>
          </table:table-cell>
          <table:table-cell table:style-name="Table14.B3" office:value-type="string">
            <text:p text:style-name="P189">rēxeris</text:p>
          </table:table-cell>
          <table:table-cell table:style-name="Table14.A2" office:value-type="string">
            <text:p text:style-name="P189">audīveris</text:p>
          </table:table-cell>
        </table:table-row>
        <table:table-row>
          <table:table-cell table:style-name="Table14.A3" office:value-type="float" office:value="3">
            <text:p text:style-name="P189">3</text:p>
          </table:table-cell>
          <table:table-cell table:style-name="Table14.B3" office:value-type="string">
            <text:p text:style-name="P189">amāverit</text:p>
          </table:table-cell>
          <table:table-cell table:style-name="Table14.B3" office:value-type="string">
            <text:p text:style-name="P189">monuerit</text:p>
          </table:table-cell>
          <table:table-cell table:style-name="Table14.B3" office:value-type="string">
            <text:p text:style-name="P189">rēxerit</text:p>
          </table:table-cell>
          <table:table-cell table:style-name="Table14.A2" office:value-type="string">
            <text:p text:style-name="P189">audīverit</text:p>
          </table:table-cell>
        </table:table-row>
        <table:table-row>
          <table:table-cell table:style-name="Table14.A2" table:number-columns-spanned="5" office:value-type="string">
            <text:p text:style-name="P197">Plural.</text:p>
          </table:table-cell>
          <table:covered-table-cell/>
          <table:covered-table-cell/>
          <table:covered-table-cell/>
          <table:covered-table-cell/>
        </table:table-row>
        <table:table-row>
          <table:table-cell table:style-name="Table14.A3" office:value-type="float" office:value="1">
            <text:p text:style-name="P189">1</text:p>
          </table:table-cell>
          <table:table-cell table:style-name="Table14.B3" office:value-type="string">
            <text:p text:style-name="P189">amāverimus</text:p>
          </table:table-cell>
          <table:table-cell table:style-name="Table14.B3" office:value-type="string">
            <text:p text:style-name="P189">monuerimus</text:p>
          </table:table-cell>
          <table:table-cell table:style-name="Table14.B3" office:value-type="string">
            <text:p text:style-name="P189">r.xerimus</text:p>
          </table:table-cell>
          <table:table-cell table:style-name="Table14.A2" office:value-type="string">
            <text:p text:style-name="P189">audīverimus</text:p>
          </table:table-cell>
        </table:table-row>
        <table:table-row>
          <table:table-cell table:style-name="Table14.A3" office:value-type="float" office:value="2">
            <text:p text:style-name="P189">2</text:p>
          </table:table-cell>
          <table:table-cell table:style-name="Table14.B3" office:value-type="string">
            <text:p text:style-name="P189">amāveritis</text:p>
          </table:table-cell>
          <table:table-cell table:style-name="Table14.B3" office:value-type="string">
            <text:p text:style-name="P189">monueritis</text:p>
          </table:table-cell>
          <table:table-cell table:style-name="Table14.B3" office:value-type="string">
            <text:p text:style-name="P189">r.xeritis</text:p>
          </table:table-cell>
          <table:table-cell table:style-name="Table14.A2" office:value-type="string">
            <text:p text:style-name="P189">audīveritis</text:p>
          </table:table-cell>
        </table:table-row>
        <table:table-row>
          <table:table-cell table:style-name="Table14.A3" office:value-type="float" office:value="3">
            <text:p text:style-name="P189">3</text:p>
          </table:table-cell>
          <table:table-cell table:style-name="Table14.B3" office:value-type="string">
            <text:p text:style-name="P189">amāverint</text:p>
          </table:table-cell>
          <table:table-cell table:style-name="Table14.B3" office:value-type="string">
            <text:p text:style-name="P189">monuerint</text:p>
          </table:table-cell>
          <table:table-cell table:style-name="Table14.B3" office:value-type="string">
            <text:p text:style-name="P189">r.xerint</text:p>
          </table:table-cell>
          <table:table-cell table:style-name="Table14.A2" office:value-type="string">
            <text:p text:style-name="P189">audīverint</text:p>
          </table:table-cell>
        </table:table-row>
      </table:table>
      <text:p text:style-name="Banner">(<text:span text:style-name="T2">b</text:span>) Future perfect indicative passive.</text:p>
      <text:p text:style-name="Banner"><text:span text:style-name="T2">First Conjugation</text:span>.</text:p>
      <text:p text:style-name="P200"><text:tab/>Singular.<text:tab/>Plural.</text:p>
      <text:p text:style-name="P200">1.<text:tab/>amātus erō (<text:span text:style-name="T2">I shall have been loved</text:span>)<text:tab/>amātī erimus</text:p>
      <text:p text:style-name="P200">2.<text:tab/>amātus eris<text:tab/>amātī eritis</text:p>
      <text:p text:style-name="P200">3.<text:tab/>amātus erit<text:tab/>amātī erunt</text:p>
      <text:p text:style-name="P200"><text:tab/>Similarly,</text:p>
      <text:p text:style-name="P201"><text:tab/><text:tab/><text:span text:style-name="T2">Second Conjugation</text:span>.<text:tab/>monitus erō</text:p>
      <text:p text:style-name="P201"><text:tab/><text:tab/><text:span text:style-name="T2">Third Conjugation</text:span>.<text:tab/>rēctus erō</text:p>
      <text:p text:style-name="P201"><text:tab/><text:tab/><text:span text:style-name="T2">Fourth Conjugation</text:span>.<text:tab/>audītus erō</text:p>
      <text:p text:style-name="BodyHanging"><text:span text:style-name="T2">a</text:span>.<text:tab/>Note the relation between these forms and those of the tenses of <text:span text:style-name="T21">sum</text:span><text:span text:style-name="T23"> given in 222. <text:s/>From which of the stems furnished by the principal parts is the future perfect obtained in the active voice? <text:s/>From which in the passive voice?</text:span></text:p>
      <text:p text:style-name="BodyHanging"><text:span text:style-name="T6">b</text:span><text:span text:style-name="T23">.<text:tab/>At this point it would be well to review the three tenses of the perfect system of the indicative in the active and passive voices respectively.</text:span></text:p>
      <text:p text:style-name="P61"/>
      <text:p text:style-name="BannerSecondary"><text:span text:style-name="T21">224</text:span>.<text:tab/><text:tab/>Illustrative Examples.</text:p>
      <text:p text:style-name="BodyHanging"><text:span text:style-name="T21">Sī obsidēs mīserint cōpiās redūcam</text:span>, <text:span text:style-name="T2">if they send </text:span>(literally <text:span text:style-name="T2">shall have sent</text:span>) <text:span text:style-name="T2">hostages, I shall lead back the troops</text:span>.</text:p>
      <text:p text:style-name="BodyHanging"><text:span text:style-name="T21">Cum cōpiās redūxerit, obsidēs mittēmus</text:span>, <text:span text:style-name="T6">when he leads </text:span>(literally <text:span text:style-name="T6">shall have led</text:span>) <text:span text:style-name="T2">the troops back, we shall send hostages</text:span>.</text:p>
      <text:p text:style-name="BodyHanging"><text:span text:style-name="T21">Sī amīcī esse vidēbuntur, cōpiās redūcet</text:span>, <text:span text:style-name="T2">if they seem</text:span> (literally <text:span text:style-name="T2">shall seem</text:span>) <text:span text:style-name="T2">to be friendly, he will lead back his troops</text:span>.</text:p>
      <text:p text:style-name="BodyHanging"><text:span text:style-name="T2">a</text:span>.<text:tab/>In these dependent clauses introduced by <text:span text:style-name="T21">sī</text:span> (<text:span text:style-name="T2">if</text:span>) or <text:span text:style-name="T21">cum</text:span> (<text:span text:style-name="T2">when</text:span>), notice (1) that the reference is to <text:span text:style-name="T2">future </text:span>time, although this is not clearly expressed by the English verb; (2) that in the first two sentences<text:span text:style-name="T26">{{140}}</text:span> the act referred to in the dependent clause must be completed before the act referred to in the principal clause, while in the third sentence this is not the case. <text:s/>What tenses are used in these dependent clauses?</text:p>
      <text:p text:style-name="P181">b<text:span text:style-name="T12">.<text:tab/>Here, as regularly in subordinate clauses, Latin is more logical and exact than English in indicating (1) whether the time of the action is present, past, or future, and (2) whether the action is prior to that of the main verb, or concurrent with it.</text:span></text:p>
      <text:p text:style-name="P61"/>
      <text:p text:style-name="BannerSecondary"><text:span text:style-name="T21">225</text:span>.<text:tab/><text:tab/>Vocabulary.</text:p>
      <text:section text:style-name="Sect1" text:name="Section106">
        <text:p text:style-name="Vocabulary"><text:span text:style-name="T21">absum, abesse, āfuī</text:span>, <text:span text:style-name="T2">be absent, be far away, be distant</text:span>.</text:p>
        <text:p text:style-name="Vocabulary"><text:span text:style-name="T21">augeō, ēre, auxī, auctum</text:span>, <text:span text:style-name="T2">increase</text:span>.</text:p>
        <text:p text:style-name="Vocabulary"><text:span text:style-name="T21">cōn-sīdō, ere, -sēdī, -sessum</text:span>, <text:span text:style-name="T2">encamp</text:span>.</text:p>
        <text:p text:style-name="Vocabulary"><text:soft-page-break/><text:span text:style-name="T21">dī-mittō, ere, -mīsī, -missum</text:span>, <text:span text:style-name="T2">send out</text:span> (<text:span text:style-name="T2">in different directions</text:span>), <text:span text:style-name="T2">dispatch, dismiss</text:span>.</text:p>
        <text:p text:style-name="Vocabulary"><text:span text:style-name="T21">dis-pōnō, ere, -posuī, -positum</text:span>, <text:span text:style-name="T2">place at intervals, post</text:span>.</text:p>
        <text:p text:style-name="Vocabulary"><text:span text:style-name="T21">distrib-uō, ere, -uī, -ūtum</text:span>, <text:span text:style-name="T2">assign, distribute</text:span>; <text:span text:style-name="T2">divide</text:span>.</text:p>
        <text:p text:style-name="Vocabulary"><text:span text:style-name="T21">explōrō, āre, āvī, ātum</text:span>, <text:span text:style-name="T2">examine, reconnoitre</text:span>.</text:p>
        <text:p text:style-name="Vocabulary"><text:span text:style-name="T21">in-veniō, īre, -vēnī, -ventum</text:span>, <text:span text:style-name="T2">come upon, find</text:span>.</text:p>
        <text:p text:style-name="Vocabulary"><text:span text:style-name="T21">reperiō, īre, repperī, repertum</text:span>, <text:span text:style-name="T2">find, discover</text:span>.</text:p>
        <text:p text:style-name="Vocabulary"><text:span text:style-name="T21">timeō, ēre, uī</text:span>, <text:span text:style-name="T2">fear, have fears</text:span>.</text:p>
      </text:section>
      <text:p text:style-name="Standard">N.B.—(<text:span text:style-name="T2">a</text:span>) The prefix <text:span text:style-name="T21">dis-</text:span> (or <text:span text:style-name="T21">dī-</text:span> before certain consonants) is used in compounds to express the idea of <text:span text:style-name="T2">apart</text:span>; compare also <text:span text:style-name="T21">discēdō</text:span>, <text:span text:style-name="T2">depart, withdraw</text:span>. <text:s/><text:span text:style-name="T21">Dīvidō</text:span> contains the same element, as do also the adjectives <text:span text:style-name="T21">dissimilis</text:span> and <text:span text:style-name="T21">difficilis</text:span>.</text:p>
      <text:p text:style-name="Standard">(<text:span text:style-name="T2">b</text:span>) <text:span text:style-name="T21">Reperiō</text:span> is used of finding, after inquiry or search; <text:span text:style-name="T21">invēniō</text:span> of finding by chance or without effort.</text:p>
      <text:p text:style-name="Standard">(c) <text:span text:style-name="T21">Augeō</text:span> in the active voice means <text:span text:style-name="T2">increase</text:span><text:span text:style-name="T12"> (transitive = </text:span><text:span text:style-name="T2">make greater</text:span><text:span text:style-name="T12">); in the passive voice it means </text:span><text:span text:style-name="T2">increase</text:span><text:span text:style-name="T12"> (intransitive = </text:span><text:span text:style-name="T2">be made</text:span><text:span text:style-name="T12"> or </text:span><text:span text:style-name="T2">become greater</text:span><text:span text:style-name="T12">).</text:span><text:span text:style-name="T26">{{141}}</text:span></text:p>
      <text:p text:style-name="P61"/>
      <text:p text:style-name="Banner">Exercises.</text:p>
      <text:p text:style-name="BannerSecondary"><text:span text:style-name="T21">226</text:span>.<text:tab/><text:tab/><text:span text:style-name="T21">I</text:span>.</text:p>
      <text:p text:style-name="P61">A.—1. Numerus augēbitur; numerus auctus erit; numerus mājor erit; numerus mājor fuerit. <text:s/>2. Nāvem in portū invēnērunt; in idōneō locō cōnsēderint. <text:s/>3. Cōpiās dīmīserit; cōpiae erunt dīmissae. <text:s/>4. In duās partēs distribūtī eritis. <text:s/>5. Germānōs sine causā timuerāmus. <text:s/>6. Cum omnis exercitus dispositus erit, sīgnum dabitur. <text:s/>7. Sī sociī erunt fidēlēs, facillimum erit omnia itinera explōrāre. <text:s/>8. Ā perīculō abesse videor; aberō; āfuerō.</text:p>
      <text:p text:style-name="P61">B.—9. Bellum gerimus; bella gesserimus. <text:s/>10. Alterum iter difficilius erit. <text:s/>11. Mitteris; mīseris; mittimus; mīsimus. <text:s/>12. Bella brevia erunt; ūtilēs fueritis amīcī. <text:s/>13. Nihil reppereris; causam reperīs; ab hostibus reperiēris. <text:s/>14. Cum ad īnfinum collem pervēnerimus, cōnsīdēmus. <text:s/>15. Sī cōpiae hostium auctae erunt, difficile erit collem tenēre. <text:s/>16. Sī praesidia trāns Rhēnum disposuerō, Germānōs Galliam vāstāre prohibēbō.</text:p>
      <text:p text:style-name="P61"/>
      <text:p text:style-name="BannerSecondary"><text:span text:style-name="T21">227</text:span>.<text:tab/><text:tab/><text:span text:style-name="T21">II</text:span>.</text:p>
      <text:p text:style-name="P61">A.—1. We shall find; we shall have found; we shall have encamped. <text:s/>2. It will be increased; it will be found; it will have been found. <text:s/>3. The matter has been examined; the roads will have been reconnoitred. <text:s/>4. It will be most useful; it will have been very easy. <text:s/>5. They are absent; you will be absent; we had been far away. <text:s/>6. The forces have been increased; the number had increased. <text:s/>7. When I discover the reason, I shall dispatch messengers to the neighbouring states. <text:s/>8. If the foot-soldiers fear the sea, the ships will be assigned to the cavalry.<text:span text:style-name="T26">{{142}}</text:span></text:p>
      <text:p text:style-name="P61">B.—9. They have encamped; he had encamped; I shall have encamped. <text:s/>10. The camp was pitched; the camp had been pitched; the camp will have been pitched. <text:s/>11. He will have summoned the leading men; the leading men will have been dismissed. <text:s/>12. They will have everything; they will have seen everyone. <text:s/>13. You will be free; it will be the freest of all the states. <text:s/>14. When Caesar is absent they will attack the winter camp. <text:s/>15. If the number of the enemy increases, we shall not join battle. <text:s/>16. If you begin to post garrisons, we shall seek assistance.</text:p>
      <text:p text:style-name="P61"/>
      <text:p text:style-name="Banner">—</text:p>
      <text:p text:style-name="P61"/>
      <text:p text:style-name="Banner">Lesson XL.</text:p>
      <text:p text:style-name="Banner"><text:span text:style-name="T21">Mīlle</text:span>. <text:s/>Accusative of Extent of Space.</text:p>
      <text:p text:style-name="P61"/>
      <text:p text:style-name="BannerSecondary"><text:span text:style-name="T21">228</text:span>.<text:tab/><text:tab/>Illustrative Examples.</text:p>
      <text:p text:style-name="BodyHanging"><text:span text:style-name="T21">Mīlle quitēs mittentur</text:span>, <text:span text:style-name="T2">a thousand horsemen will be sent</text:span>.</text:p>
      <text:p text:style-name="BodyHanging"><text:span text:style-name="T21">Adventus mīlle equitum</text:span>, <text:span text:style-name="T2">the arrival of a thousand horsemen</text:span>.</text:p>
      <text:p text:style-name="BodyHanging"><text:soft-page-break/><text:span text:style-name="T21">Cum mīlle equitibus</text:span>, <text:span text:style-name="T2">with one thousand cavalry</text:span>.</text:p>
      <text:p text:style-name="BodyHanging"><text:span text:style-name="T2">a</text:span>.<text:tab/><text:span text:style-name="T21">Mīlle</text:span>, <text:span text:style-name="T2">a thousand</text:span>, like most cardinal numerals in Latin, is an indeclinable adjective, regularly used with a plural substantive.</text:p>
      <text:p text:style-name="P61"/>
      <text:p text:style-name="P61"><text:span text:style-name="T21">229</text:span>.<text:tab/><text:tab/>Illustrative Examples.</text:p>
      <text:p text:style-name="BodyHanging"><text:span text:style-name="T21">Tria mīlia equitum mittentur</text:span>, <text:span text:style-name="T2">three thousand horsemen will be sent</text:span>.</text:p>
      <text:p text:style-name="BodyHanging"><text:span text:style-name="T21">Adventus sex mīlium equitum</text:span>, <text:span text:style-name="T2">the arrival of six thousand cavalry</text:span>.</text:p>
      <text:p text:style-name="BodyHanging"><text:span text:style-name="T21">Cum duōbus mīlium equitum</text:span>, <text:span text:style-name="T2">with two thousand cavalry</text:span>.</text:p>
      <text:p text:style-name="BodyHanging"><text:span text:style-name="T2">a</text:span>.<text:tab/>The plural of <text:span text:style-name="T21">mīlle</text:span>, <text:span text:style-name="T21">mīlia</text:span> or (as it is often spelled) <text:span text:style-name="T21">mīllia</text:span>, is a neuter noun followed by the partitive genitive (174), <text:span text:style-name="T21">tria mīlia equitum</text:span> being <text:span text:style-name="T2">literally three thousands of horsemen</text:span>.<text:span text:style-name="T26">{{143}}</text:span></text:p>
      <text:p text:style-name="P61"/>
      <text:p text:style-name="BannerSecondary"><text:span text:style-name="T21">230</text:span>.<text:tab/><text:tab/>Paradigm.</text:p>
      <text:p text:style-name="Banner">Declension of <text:span text:style-name="T21">mīlia</text:span>.</text:p>
      <text:p text:style-name="P82"><text:tab/><text:span text:style-name="T2">Nom.</text:span><text:tab/>mīlia</text:p>
      <text:p text:style-name="P82"><text:tab/><text:span text:style-name="T2">Gen.</text:span><text:tab/>mīlium</text:p>
      <text:p text:style-name="P82"><text:tab/><text:span text:style-name="T2">Dat.</text:span><text:tab/>mīlibus</text:p>
      <text:p text:style-name="P82"><text:tab/><text:span text:style-name="T2">Acc.</text:span><text:tab/>mīlia</text:p>
      <text:p text:style-name="P82"><text:tab/><text:span text:style-name="T2">Abl.</text:span><text:tab/>mīlibus</text:p>
      <text:p text:style-name="P61"/>
      <text:p text:style-name="BannerSecondary"><text:span text:style-name="T21">231</text:span>.<text:tab/><text:tab/>Illustrative Examples.</text:p>
      <text:p text:style-name="BodyHanging"><text:span text:style-name="T21">Mīlle passūs</text:span><text:note text:id="ftn47" text:note-class="footnote"><text:note-citation>47</text:note-citation><text:note-body><text:p text:style-name="Footnote">See vocabulary, 232. <text:s/>The Roman <text:span text:style-name="T21">passus</text:span><text:span text:style-name="T23"> is the distance between two successive positions of the same foot, that is, really two of our paces. <text:s/>A thousand such paces would therefore be about 5,000 feet, or, roughly speaking, a mile.</text:span></text:p></text:note-body></text:note> <text:span text:style-name="T21">pertinet</text:span>, <text:span text:style-name="T2">it extends </text:span>(<text:span text:style-name="T2">for</text:span>) <text:span text:style-name="T2">a thousand paces</text:span> (or <text:span text:style-name="T2">a mile</text:span>).</text:p>
      <text:p text:style-name="BodyHanging"><text:span text:style-name="T21">Tria mīlia passuum abest</text:span>, <text:span text:style-name="T2">he is three thousand paces</text:span> (or <text:span text:style-name="T2">three miles</text:span>) <text:span text:style-name="T2">distant.</text:span></text:p>
      <text:p text:style-name="BodyHanging"><text:span text:style-name="T21">Fossa est ducentōs pedēs longa</text:span>, <text:span text:style-name="T2">the trench is two hundred feet long</text:span>.</text:p>
      <text:p text:style-name="BodyHanging">a.<text:tab/>Observe that <text:span text:style-name="T2">distance how far</text:span> or <text:span text:style-name="T2">extent of space</text:span> is expressed in Latin by the accusative without a preposition. <text:s/>Compare the accusative of time (159).</text:p>
      <text:p text:style-name="P61"/>
      <text:p text:style-name="BannerSecondary"><text:span text:style-name="T21">232</text:span>.<text:tab/><text:tab/>Vocabulary.</text:p>
      <text:section text:style-name="Sect1" text:name="Section107">
        <text:p text:style-name="Vocabulary"><text:span text:style-name="T21">agg-er</text:span>, <text:span text:style-name="T21">-eris</text:span>, m.,<text:tab/><text:span text:style-name="T2">mound</text:span>.</text:p>
        <text:p text:style-name="Vocabulary"><text:span text:style-name="T21">auc-tor</text:span>, <text:span text:style-name="T21">-tōris</text:span>, m. (literally <text:span text:style-name="T2">increaser</text:span>),<text:tab/><text:span text:style-name="T2">advocate, advisor</text:span>.</text:p>
        <text:p text:style-name="Vocabulary"><text:span text:style-name="T21">auctōri-tās</text:span>, <text:span text:style-name="T21">-tātis</text:span>, f.,<text:tab/><text:span text:style-name="T2">influence, weight</text:span>.</text:p>
        <text:p text:style-name="Vocabulary"><text:span text:style-name="T21">dēfēn-sor</text:span>, <text:span text:style-name="T21">-sōris</text:span>, m.,<text:tab/><text:span text:style-name="T2">defender</text:span>.</text:p>
        <text:p text:style-name="Vocabulary"><text:span text:style-name="T21">imperā-tor</text:span>, <text:span text:style-name="T21">-tōris</text:span>, m.,<text:tab/><text:span text:style-name="T2">commander</text:span> (<text:span text:style-name="T2">in chief</text:span>).</text:p>
        <text:p text:style-name="Vocabulary"><text:span text:style-name="T21">on-us</text:span>, <text:span text:style-name="T21">-eris</text:span>, n.,<text:tab/><text:span text:style-name="T2">burden, weight</text:span>.</text:p>
        <text:p text:style-name="Vocabulary"><text:span text:style-name="T21">passus</text:span>, <text:span text:style-name="T21">ūs</text:span>, m.,<text:tab/><text:span text:style-name="T2">step, pace</text:span>.</text:p>
        <text:p text:style-name="Vocabulary"><text:span text:style-name="T21">spatium</text:span>, <text:span text:style-name="T21">ī</text:span>, n.,<text:tab/><text:span text:style-name="T2">distance, space</text:span>.</text:p>
      </text:section>
      <text:p text:style-name="P61">N.B.—The suffix -tor is used to form from verbs nouns denoting the agent or doer of an action. <text:s/>The form of the noun closely resembles that of the participial (or supine) stem of the verb, -tor becoming -sor in nouns derived from verbs which has s instead of t in this stem.<text:note text:id="ftn48" text:note-class="footnote"><text:note-citation>48</text:note-citation><text:note-body><text:p text:style-name="Footnote">Compare also <text:span text:style-name="T6">explorator</text:span><text:span text:style-name="T23">, </text:span><text:span text:style-name="T6">spectator</text:span><text:span text:style-name="T23">, </text:span><text:span text:style-name="T6">auditor</text:span><text:span text:style-name="T23">, </text:span><text:span text:style-name="T6">monitor</text:span><text:span text:style-name="T23">, </text:span><text:span text:style-name="T6">rector</text:span><text:span text:style-name="T23">, </text:span><text:span text:style-name="T6">inventor</text:span><text:span text:style-name="T23">, </text:span><text:span text:style-name="T6">depositor</text:span><text:span text:style-name="T23">.</text:span> <text:s/>Sometimes the suffix <text:span text:style-name="T21">-tor</text:span> is added to nouns, as <text:span text:style-name="T21">gladiātor</text:span> (primarily <text:span text:style-name="T2">one who uses the sword</text:span>) from <text:span text:style-name="T21">gladius</text:span>.</text:p></text:note-body></text:note></text:p>
      <text:p text:style-name="P61"/>
      <text:p text:style-name="Banner">Exercises.</text:p>
      <text:p text:style-name="BannerSecondary"><text:span text:style-name="T21">233</text:span>.<text:tab/><text:tab/><text:span text:style-name="T21">I</text:span>.</text:p>
      <text:p text:style-name="P61">A.—1. Mīlia passuum octō ā castrīs cōnsēderant. <text:s/>2. Agger mīlle sescentōs passūs abest. <text:s/>3. Locum mūrō vīgintī trēs pedēs altō mūniunt. <text:s/>4. Sī dēfēnsōrēs idōneī dēlēctī erunt, facile erit sine imperātōre locum tenēre. <text:s/>5. Māximam auctōritātem habēre exīstimantur. <text:s/>6. Mājus onus sustinuimus. <text:s/>7. Māgnum spatium imperātor aberat. <text:s/>8. Fīlius imperātōris auctor erat cōnsiliī. </text:p>
      <text:p text:style-name="P61">B.—9. Sex mīlia peditum et mīlle equitēs relīquit. <text:s/>10. Mīlia sex explōrātōrum dīmīsit. <text:s/>11. Ex mīlibus trīgintā tertia pars reducta erit. <text:s/>12. Agger erat lātus pedēs trecentōs vīgintī, altus pedēs septuāgintā. <text:s/>13. Silva multa mīlia passuum pertinēbat. <text:s/>14. Cum mīlibus trecentīs mīlitum nāvēs <text:soft-page-break/>solvet. <text:s/>15. Onera gravia portābant. <text:s/>16. Mīlia hominum octōgintā dēlēcta sunt.</text:p>
      <text:p text:style-name="P61"/>
      <text:p text:style-name="BannerSecondary"><text:span text:style-name="T21">234</text:span>.<text:tab/><text:tab/><text:span text:style-name="T21">II</text:span>.</text:p>
      <text:p text:style-name="P61">A.—1. They gave six thousand horses and a thousand hostages to Caesar. <text:s/>2. The camp had been pitched three miles from the mound. <text:s/>3. At daybreak he was a mile from the camp. <text:s/>4. He had learned from the scouts the small number of defenders. <text:s/>5. If you begin to collect an army, you will seem to be advocates of<text:span text:style-name="T26">{{145}}</text:span> war. <text:s/>6. The lieutenant was sent by the commander-in-chief with four thousand foot-soldiers and a thousand horsemen. <text:s/>7. They had carried the burdens a great distance. <text:s/>8. He has no influence with (<text:span text:style-name="T2">literally</text:span> among, inter) the defenders.</text:p>
      <text:p text:style-name="P61">B.—9. Twenty-three thousand Gauls had come to Caesar. <text:s/>10. I shall demand two thousand hostages from the commander-in-chief. <text:s/>11. The forests were thought to extend two hundred miles. <text:s/>12. The camp will have been fortified by a trench twenty feet wide and a rampart five feet high. <text:s/>13. The right wing of the army extends a thousand feet, the left (wing) five hundred paces. <text:s/>14. The other legion is a greater distance away; it was about a mile and a half away. <text:s/>15. The burden was heavy; the burden will be heavier.</text:p>
      <text:p text:style-name="P61"/>
      <text:p text:style-name="P61">[[Image – Imperator: Commander-in-chief. (<text:span text:style-name="T2">Augustus</text:span>.)]]<text:span text:style-name="T26">{{146}}</text:span></text:p>
      <text:p text:style-name="P61"/>
      <text:p text:style-name="Banner">Lesson XLI.</text:p>
      <text:p text:style-name="Banner">Present Infinitive Passive. <text:s/>Adverbs: Regular Formation and Comparison.</text:p>
      <text:p text:style-name="P61"/>
      <text:p text:style-name="BannerSecondary"><text:span text:style-name="T21">235</text:span>.<text:tab/><text:tab/>Illustrative Examples.</text:p>
      <text:p text:style-name="BodyHanging"><text:span text:style-name="T21">Castra oppūgnārī jussit</text:span>,<text:tab/><text:span text:style-name="T2">he ordered the camp to be attacked</text:span>.</text:p>
      <text:p text:style-name="BodyHanging"><text:span text:style-name="T21">Castra movērī jussit</text:span>,<text:tab/><text:span text:style-name="T2">he ordered the camp to be moved</text:span>.</text:p>
      <text:p text:style-name="BodyHanging"><text:span text:style-name="T21">Castra pō.nī jussit</text:span>,<text:tab/><text:tab/><text:span text:style-name="T2">he ordered a camp to be pitched</text:span>.</text:p>
      <text:p text:style-name="BodyHanging"><text:span text:style-name="T21">Castra mūnīrī jussit</text:span>,<text:tab/><text:span text:style-name="T2">he ordered a camp to be fortified</text:span>.</text:p>
      <text:p text:style-name="BodyHanging"><text:span text:style-name="T2">a</text:span>.<text:tab/>Observe the method of forming in each conjugation the present infinitive passive. <text:s/>Compare 123.</text:p>
      <text:p text:style-name="BodyHanging"/>
      <text:p text:style-name="BannerSecondary"><text:span text:style-name="T21">236</text:span>.<text:tab/><text:tab/>Paradigms.</text:p>
      <text:p text:style-name="Banner">Present infinitive.</text:p>
      <text:p text:style-name="P83"><text:tab/>Active.<text:tab/>Passive.</text:p>
      <text:p text:style-name="P202"><text:span text:style-name="T2">First Conjugation</text:span>.<text:tab/>amāre,<text:span text:style-name="T21"><text:tab/>-āre</text:span>.<text:tab/>amārī,<text:tab/><text:span text:style-name="T21">-ārī</text:span>.</text:p>
      <text:p text:style-name="P202"><text:span text:style-name="T2">Second Conjugation</text:span>.<text:tab/>monēre,<text:span text:style-name="T21"><text:tab/>-ēre</text:span>.<text:tab/>monērī,<text:tab/><text:span text:style-name="T21">-ērī</text:span>.</text:p>
      <text:p text:style-name="P202"><text:span text:style-name="T2">Third Conjugation</text:span>.<text:tab/>regere,<text:span text:style-name="T21"><text:tab/>-ere</text:span>.<text:tab/>regī,<text:tab/><text:span text:style-name="T21">-ī</text:span>.</text:p>
      <text:p text:style-name="P202"><text:span text:style-name="T2">Fourth Conjugation</text:span>.<text:tab/>audīre,<text:span text:style-name="T21"><text:tab/>-āre</text:span>.<text:tab/>audīrī,<text:tab/><text:span text:style-name="T21">-īrī</text:span>.</text:p>
      <text:p text:style-name="P61"/>
      <text:p text:style-name="BannerSecondary"><text:span text:style-name="T21">237</text:span>.<text:tab/><text:tab/>Illustrative Examples.</text:p>
      <text:p text:style-name="P85"><text:tab/>Adjective.<text:tab/>Adverb.</text:p>
      <text:p text:style-name="P84"><text:tab/><text:span text:style-name="T21">lātus</text:span>,<text:tab/>genitive <text:span text:style-name="T21">lātī</text:span>.<text:tab/><text:span text:style-name="T21">lātē</text:span>,<text:tab/><text:span text:style-name="T2">widely</text:span>.</text:p>
      <text:p text:style-name="P84"><text:tab/><text:span text:style-name="T21">līber</text:span>,<text:tab/>genitive <text:span text:style-name="T21">līberī</text:span>.<text:tab/><text:span text:style-name="T21">l.berē</text:span>,<text:tab/><text:span text:style-name="T2">freely</text:span>.</text:p>
      <text:p text:style-name="P84"><text:tab/><text:span text:style-name="T21">celer</text:span>,<text:tab/>genitive <text:span text:style-name="T21">celeris</text:span>.<text:tab/><text:span text:style-name="T21">celeriter</text:span>,<text:tab/><text:span text:style-name="T2">quickly</text:span>.</text:p>
      <text:p text:style-name="P84"><text:tab/><text:span text:style-name="T21">fortis</text:span>,<text:tab/>genitive <text:span text:style-name="T21">fortis</text:span>.<text:tab/><text:span text:style-name="T21">fortiter</text:span>,<text:tab/><text:span text:style-name="T2">bravely</text:span>.</text:p>
      <text:p text:style-name="P84"><text:tab/><text:span text:style-name="T21">audāx</text:span>,<text:tab/>genitive <text:span text:style-name="T21">audācis</text:span>.<text:tab/><text:span text:style-name="T21">audācter</text:span>,<text:tab/><text:span text:style-name="T2">boldly</text:span>.</text:p>
      <text:p text:style-name="BodyHanging"><text:span text:style-name="T2">a</text:span>.<text:tab/>Observe that adverbs formed from adjectives of the first and second declensions end in <text:span text:style-name="T21">-ē</text:span>, those from adjectives of the third declension in <text:span text:style-name="T21">-iter</text:span> (or, in a few cases, <text:span text:style-name="T21">-ter</text:span>).</text:p>
      <text:p text:style-name="BodyHanging"><text:span text:style-name="T2">b</text:span>.<text:tab/>Observe further that such adverbs may be formed by substituting these endings for the ending of<text:span text:style-name="T26">{{147}}</text:span> the genitive singular of the adjective (<text:span text:style-name="T21">-ī</text:span> or <text:span text:style-name="T21">-is</text:span>). <text:s/>Adjectives in <text:span text:style-name="T21">-ns</text:span> form their adverbs in <text:span text:style-name="T21">-nter</text:span>; as, <text:span text:style-name="T21">potēns</text:span>, gen. <text:span text:style-name="T21">potentis</text:span>, adverb <text:span text:style-name="T21">potenter</text:span>, <text:span text:style-name="T2">powerfully</text:span>.</text:p>
      <text:p text:style-name="P61"/>
      <text:p text:style-name="BannerSecondary"><text:soft-page-break/><text:span text:style-name="T21">238</text:span>.<text:tab/><text:tab/>Illustrative Examples.</text:p>
      <table:table table:name="Table15" table:style-name="Table15">
        <table:table-column table:style-name="Table15.A"/>
        <table:table-column table:style-name="Table15.B"/>
        <table:table-column table:style-name="Table15.C"/>
        <table:table-row>
          <table:table-cell table:style-name="Table15.A1" office:value-type="string">
            <text:p text:style-name="P196">Positive.</text:p>
          </table:table-cell>
          <table:table-cell table:style-name="Table15.A1" office:value-type="string">
            <text:p text:style-name="P196">Comparative.</text:p>
          </table:table-cell>
          <table:table-cell table:style-name="Table15.C1" office:value-type="string">
            <text:p text:style-name="P196">Superlative.</text:p>
          </table:table-cell>
        </table:table-row>
        <table:table-row>
          <table:table-cell table:style-name="Table15.A2" office:value-type="string">
            <text:p text:style-name="P195"><text:span text:style-name="T21">lātē</text:span>, <text:span text:style-name="T2">widely</text:span>;</text:p>
          </table:table-cell>
          <table:table-cell table:style-name="Table15.A2" office:value-type="string">
            <text:p text:style-name="P195"><text:span text:style-name="T21">lātius</text:span>, <text:span text:style-name="T2">more widely</text:span>;</text:p>
          </table:table-cell>
          <table:table-cell table:style-name="Table15.C2" office:value-type="string">
            <text:p text:style-name="P195"><text:span text:style-name="T21">lātissimē</text:span>, <text:span text:style-name="T2">most </text:span>(or <text:span text:style-name="T2">very</text:span>) <text:span text:style-name="T2">widely</text:span>.</text:p>
          </table:table-cell>
        </table:table-row>
        <table:table-row>
          <table:table-cell table:style-name="Table15.A2" office:value-type="string">
            <text:p text:style-name="P195"><text:span text:style-name="T21">celeriter</text:span>, <text:span text:style-name="T2">quickly</text:span>;</text:p>
          </table:table-cell>
          <table:table-cell table:style-name="Table15.A2" office:value-type="string">
            <text:p text:style-name="P195"><text:span text:style-name="T21">celerius</text:span>, <text:span text:style-name="T2">more quickly</text:span>;</text:p>
          </table:table-cell>
          <table:table-cell table:style-name="Table15.C2" office:value-type="string">
            <text:p text:style-name="P195"><text:span text:style-name="T21">celerrimē</text:span>, <text:span text:style-name="T2">most </text:span>(or <text:span text:style-name="T2">very</text:span>) <text:span text:style-name="T2">quickly</text:span>.</text:p>
          </table:table-cell>
        </table:table-row>
        <table:table-row>
          <table:table-cell table:style-name="Table15.A2" office:value-type="string">
            <text:p text:style-name="P195"><text:span text:style-name="T21">fortiter</text:span>, <text:span text:style-name="T2">bravely</text:span>;</text:p>
          </table:table-cell>
          <table:table-cell table:style-name="Table15.A2" office:value-type="string">
            <text:p text:style-name="P195"><text:span text:style-name="T21">fortius</text:span>, <text:span text:style-name="T2">more bravely</text:span>;</text:p>
          </table:table-cell>
          <table:table-cell table:style-name="Table15.C2" office:value-type="string">
            <text:p text:style-name="P195"><text:span text:style-name="T21">fortissimē</text:span>, <text:span text:style-name="T2">most</text:span> (or <text:span text:style-name="T2">very</text:span>) <text:span text:style-name="T2">bravely</text:span>.</text:p>
          </table:table-cell>
        </table:table-row>
      </table:table>
      <text:p text:style-name="BodyHanging"><text:span text:style-name="T2">a</text:span>.<text:tab/>Observe how adverbs formed from adjectives are compared; the comparative is formed by taking the neuter accusative singular of the comparative of the adjective (that is, but changing <text:span text:style-name="T21">-ior</text:span> to <text:span text:style-name="T21">-ius</text:span>); and the superlative by changing <text:span text:style-name="T21">-us</text:span> of the superlative of the adjective to <text:span text:style-name="T21">-ē</text:span>.</text:p>
      <text:p text:style-name="P61"/>
      <text:p text:style-name="BannerSecondary"><text:span text:style-name="T21">239</text:span>.<text:tab/><text:tab/>Vocabulary.</text:p>
      <text:p text:style-name="Vocabulary"><text:span text:style-name="T21">ācriter</text:span>, adv.,<text:tab/><text:span text:style-name="T2">fiercely, vigorously</text:span> (from <text:span text:style-name="T21">ācer</text:span>, <text:span text:style-name="T21">ācris</text:span>, <text:span text:style-name="T21">ācre</text:span>, <text:span text:style-name="T2">sharp, eager</text:span>).</text:p>
      <text:p text:style-name="Vocabulary"><text:span text:style-name="T21">aegrē</text:span>, adv.,<text:tab/><text:span text:style-name="T2">scarcely, with difficulty</text:span> (from <text:span text:style-name="T21">aeger</text:span>, <text:span text:style-name="T21">gra</text:span>, <text:span text:style-name="T21">grum</text:span>, <text:span text:style-name="T2">sick, weak</text:span>); in superlative, <text:span text:style-name="T2">with the greatest difficulty</text:span>.</text:p>
      <text:p text:style-name="Vocabulary"><text:span text:style-name="T21">audācter</text:span>, adv.,<text:tab/><text:span text:style-name="T2">boldly.</text:span></text:p>
      <text:p text:style-name="Vocabulary"><text:span text:style-name="T21">celeriter</text:span>, adv.,<text:tab/><text:span text:style-name="T2">quickly, swiftly, speedily</text:span>.</text:p>
      <text:p text:style-name="Vocabulary"><text:span text:style-name="T21">dīligenter</text:span>, adv.,<text:tab/><text:span text:style-name="T2">carefully</text:span> (from <text:span text:style-name="T21">dīligēns</text:span>, <text:span text:style-name="T21">-entis</text:span>, careful).</text:p>
      <text:p text:style-name="Vocabulary"><text:span text:style-name="T21">fortiter</text:span>, adv.,<text:tab/><text:span text:style-name="T2">bravely, gallantly</text:span>.</text:p>
      <text:p text:style-name="Vocabulary"><text:span text:style-name="T21">graviter</text:span>, adv.,<text:tab/><text:span text:style-name="T2">severely, seriously</text:span>.</text:p>
      <text:p text:style-name="Vocabulary"><text:span text:style-name="T21">lātē</text:span>, adv.,<text:tab/><text:span text:style-name="T2">widely, extensively</text:span>.</text:p>
      <text:p text:style-name="Vocabulary"><text:span text:style-name="T21">līberē</text:span>, adv.,<text:tab/><text:span text:style-name="T2">freely</text:span>.</text:p>
      <text:p text:style-name="Vocabulary"><text:span text:style-name="T21">longē</text:span>, adv.,<text:tab/><text:span text:style-name="T2">far</text:span>.<text:span text:style-name="T26">{{148}}</text:span></text:p>
      <text:p text:style-name="P61"/>
      <text:p text:style-name="P61"/>
      <text:p text:style-name="Banner">Exercises.</text:p>
      <text:p text:style-name="BannerSecondary"><text:span text:style-name="T21">240</text:span>.<text:tab/><text:tab/><text:span text:style-name="T21">I</text:span>.</text:p>
      <text:p text:style-name="P61">A.—1. Omnēs ācerrimē et fortissimē pūgnāvērunt. <text:s/>2. Hostium impetum aegrē sustinent. <text:s/>3. Castra vāllō pedēs duodecim altō dīligenter mūnīrī jubet. <text:s/>4. Dīcit<text:note text:id="ftn49" text:note-class="footnote"><text:note-citation>49</text:note-citation><text:note-body><text:p text:style-name="P138">Dīcō<text:span text:style-name="T23"> means </text:span><text:span text:style-name="T6">speak</text:span><text:span text:style-name="T23"> as well as </text:span><text:span text:style-name="T6">say</text:span><text:span text:style-name="T15">.</text:span></text:p></text:note-body></text:note> līberius et audācius. <text:s/>5. Exercitum lātius distribuī jusserat. <text:s/>6. Imperātor multīs rēbus impedīrī dīcēbātur. <text:s/>7. Graviter vulnerātus erat et aegerrimē ad castra pervēnit. <text:s/>8. Belgae ā prōvinciā longissimē absunt. <text:s/>9. Auxilia in summō monte celeriter collocārī jussit et tōtum montem hominibus complērī.</text:p>
      <text:p text:style-name="P61">B.—10. Omnia dīligenter facta erant; tria mīlia passuum iter dīligentissimē fēcerant. <text:s/>11. Equitātum ex castrīs ēdūcī jubet et proelium equestre committī. <text:s/>12. Oppidum montibus altissimīs vidētur continērī. <text:s/>13. Superiōre annō plūrimās nāvēs celerrimē cōgī jusserāmus. <text:s/>14. Omnia oppida vīcōsque incendī jubet, et mīlle ducentōs obsidēs in prōvinciam addūcī. <text:s/>15. Longē nōbilissimus esse omnium Gallōrum exīstimābātur.</text:p>
      <text:p text:style-name="P61"/>
      <text:p text:style-name="BannerSecondary"><text:span text:style-name="T21">244</text:span>.<text:tab/><text:tab/><text:span text:style-name="T21">II</text:span>.</text:p>
      <text:p text:style-name="P61">A.—1. He ordered the place to be fortified more carefully. <text:s/>2. The began to fight more bravely and fully. <text:s/>3. He will speak most freely; he speaks very seriously. <text:s/>4. You are said to be feared by all. <text:s/>5. The rest of the army will be three miles distant. <text:s/>6. They will be farther distant from the rest of the army. <text:s/>7. We shall order the enemy's territories to be laid waste far and wide. <text:s/>8. The village is said to be divided into two parts by a river twenty-two feet deep.<text:span text:style-name="T26">{{149}}</text:span></text:p>
      <text:p text:style-name="P61">B.—9. He will have far the greatest influence among the allies. <text:s/>10. I have ordered all the cavalry and ten thousand infantry to be sent quickly. <text:s/>11. The number of the enemy seems to be increasing. <text:s/>12. He orders all the other ambassadors to be summoned. <text:s/>13. If the enemy attack boldly, we shall with the greatest difficulty hold the hill. <text:s/>14. He demands about a thousand ships from the other state. <text:s/>15. You <text:soft-page-break/>used to order the roads to be most carefully reconnoitred.</text:p>
      <text:p text:style-name="P61"/>
      <text:p text:style-name="Banner">\em </text:p>
      <text:p text:style-name="P61"/>
      <text:p text:style-name="Banner">Lesson XLII.</text:p>
      <text:p text:style-name="Banner"><text:span text:style-name="T21">Quam</text:span> with Comparatives. <text:s/>Ablative of Comparison.</text:p>
      <text:p text:style-name="P61"/>
      <text:p text:style-name="BannerSecondary"><text:span text:style-name="T21">242</text:span>.<text:tab/><text:tab/>Illustrative Examples.</text:p>
      <text:p text:style-name="BodyHanging"><text:span text:style-name="T21">Belgae fortiōrēs erant quam Gallī</text:span>,</text:p>
      <text:p text:style-name="BodyHanging"><text:span text:style-name="T21">Belgae fortiōrēs erant Gallīs</text:span>,<text:tab/><text:span text:style-name="T2">the Belgians were braver than the Gauls</text:span>.</text:p>
      <text:p text:style-name="BodyHanging"><text:span text:style-name="T21">Altera īnsula est minor quam Britannia</text:span>,</text:p>
      <text:p text:style-name="BodyHanging"><text:span text:style-name="T21">Altera īnsula est minor Britanniā</text:span>,<text:tab/><text:span text:style-name="T2">the other island is smaller than Britain</text:span>.</text:p>
      <text:p text:style-name="BodyHanging"><text:span text:style-name="T21">Ad īnsulam pervēnit minōrem quam Brittaniam</text:span>,</text:p>
      <text:p text:style-name="BodyHanging"><text:span text:style-name="T21">Ad īnsulam pervēnit minōrem Brittaniā</text:span>,<text:tab/><text:span text:style-name="T2">he came to an island smaller than Britain</text:span>.</text:p>
      <text:p text:style-name="BodyHanging"><text:span text:style-name="T21">Mājōrēs cōpiās sociīs quam prōvinciae imperat</text:span>,<text:tab/><text:span text:style-name="T2">he demands larger forces from the allies than from the province</text:span>.</text:p>
      <text:p text:style-name="BodyHanging"><text:span text:style-name="T21">Nihil est ūtilius quam amīcōs habēre</text:span>,<text:tab/><text:span text:style-name="T2">nothing is more useful than to have friends</text:span>.<text:span text:style-name="T26">{{150}}</text:span></text:p>
      <text:p text:style-name="BodyHanging"><text:span text:style-name="T2">a</text:span>.<text:tab/>Observe how, after comparatives, two methods are used in Latin to express the comparison:—</text:p>
      <text:p text:style-name="BodyHanging"><text:tab/>(1) <text:span text:style-name="T21">quam</text:span><text:span text:style-name="T23"> (meaning </text:span><text:span text:style-name="T6">than</text:span><text:span text:style-name="T15">) is used two substantives compared being put in the same case;</text:span></text:p>
      <text:p text:style-name="BodyHanging"><text:span text:style-name="T15"><text:tab/>(2) instead of </text:span><text:span text:style-name="T13">quam</text:span><text:span text:style-name="T15">, the ablative without </text:span><text:span text:style-name="T13">quam</text:span><text:span text:style-name="T15"> may be used. <text:s/>This is called the </text:span><text:span text:style-name="T6">Ablative of Comparison</text:span><text:span text:style-name="T15">.</text:span></text:p>
      <text:p text:style-name="P61"/>
      <text:p text:style-name="BannerSecondary"><text:span text:style-name="T21">243</text:span>.<text:tab/><text:tab/>Vocabulary.</text:p>
      <text:p text:style-name="Vocabulary"><text:span text:style-name="T21">cōn-suēscō, ere, -suēvī, -suētum</text:span>,<text:tab/><text:span text:style-name="T2">become accustomed</text:span>; in perfect, <text:span text:style-name="T2">be accustomed</text:span>.</text:p>
      <text:p text:style-name="Vocabulary"><text:span text:style-name="T21">cōnsuētū-dō, -dinis</text:span>, f.,<text:tab/><text:span text:style-name="T2">custom</text:span>.</text:p>
      <text:p text:style-name="Vocabulary"><text:span text:style-name="T21">continēns, -entis</text:span>,<text:tab/><text:span text:style-name="T2">incessant, continual, unbroken, continuous</text:span>.</text:p>
      <text:p text:style-name="Vocabulary"><text:span text:style-name="T21">continenter</text:span>, adv.,<text:tab/><text:span text:style-name="T2">continually, continuously</text:span>.</text:p>
      <text:p text:style-name="Vocabulary"><text:span text:style-name="T21">distō, āre</text:span>,<text:tab/><text:span text:style-name="T2">be apart</text:span>.</text:p>
      <text:p text:style-name="Vocabulary"><text:span text:style-name="T21">lab-or, -ōris</text:span>, m.,<text:tab/><text:span text:style-name="T2">toil, labour</text:span>.</text:p>
      <text:p text:style-name="Vocabulary"><text:span text:style-name="T21">prae-mittō, ere, -mīsī, -missum</text:span>,<text:tab/><text:span text:style-name="T2">send in advance</text:span>.</text:p>
      <text:p text:style-name="Vocabulary"><text:span text:style-name="T21">prae-stō, āre, -stitī</text:span>,<text:tab/><text:span text:style-name="T2">surpass</text:span>; <text:span text:style-name="T21">praestat</text:span> (with <text:span text:style-name="T21">quam</text:span>), <text:span text:style-name="T2">it is preferable, better</text:span>.</text:p>
      <text:p text:style-name="Vocabulary"><text:span text:style-name="T21">stō, stāre, stetī, statum</text:span>,<text:tab/><text:span text:style-name="T2">stand</text:span>.</text:p>
      <text:p text:style-name="Vocabulary"><text:span text:style-name="T21">terra, ae</text:span>, f.,<text:tab/><text:span text:style-name="T2">land</text:span>.</text:p>
      <text:p text:style-name="Vocabulary"><text:span text:style-name="T2">Phrases</text:span>:</text:p>
      <text:p text:style-name="Vocabulary"><text:span text:style-name="T21">ex cōnsuētūdine</text:span>, <text:span text:style-name="T2">according to custom</text:span>.</text:p>
      <text:p text:style-name="Vocabulary"><text:span text:style-name="T21">continēns terra</text:span> (or <text:span text:style-name="T21">continēns</text:span> alone as fem. noun, abl. <text:span text:style-name="T21">continentī</text:span>), <text:span text:style-name="T2">the mainland, the continent</text:span>.</text:p>
      <text:p text:style-name="Vocabulary"/>
      <text:p text:style-name="P61">N.B.—(<text:span text:style-name="T2">a</text:span>) The prefix <text:span text:style-name="T21">prae-</text:span> is used on composition to express the idea of <text:span text:style-name="T2">before</text:span>; this appears in English as <text:span text:style-name="T2">pre-</text:span>, as <text:span text:style-name="T2">predict</text:span>.</text:p>
      <text:p text:style-name="P61">(<text:span text:style-name="T2">b</text:span>) The perfect tense of certain Latin verbs may by freely translated by the English present tense, to denote the present state resulting from a completed action; so, <text:span text:style-name="T21">cōnsuēvī</text:span>, <text:span text:style-name="T2">I have become accustomed, I have</text:span><text:span text:style-name="T26">{{151}}</text:span> <text:span text:style-name="T2">formed a habit</text:span> = <text:span text:style-name="T2">I am accustomed</text:span>; <text:span text:style-name="T21">cōgnōvī</text:span>, <text:span text:style-name="T2">I have learned </text:span>= <text:span text:style-name="T2">I know</text:span>. <text:s/>(The pluperfect of these verbs will have a force of an imperfect = <text:span text:style-name="T2">I was accustomed</text:span>, <text:span text:style-name="T2">I knew</text:span>.) <text:s/>Similarly <text:span text:style-name="T21">circumventī sunt</text:span> may be translated, <text:span text:style-name="T2">they are surrounded</text:span>; <text:span text:style-name="T21">superātī sunt</text:span>; <text:span text:style-name="T2">they are conquered</text:span>; <text:span text:style-name="T21">dīvīsum est</text:span>, <text:span text:style-name="T2">it is divided</text:span>.</text:p>
      <text:p text:style-name="P61"/>
      <text:p text:style-name="Banner">Exercises.</text:p>
      <text:p text:style-name="BannerSecondary"><text:span text:style-name="T21">244</text:span>.<text:tab/><text:tab/><text:span text:style-name="T21">I</text:span>.</text:p>
      <text:p text:style-name="P61">A.—1. Agger altior est quam mūrus; mūnītiōnēs altiōrēs sunt aggere. <text:s/>2. Tamesis dīcitur esse longior Tiberī. <text:s/>3. Breviorēs sunt in Britanniā quam in continentī noctēs. <text:s/>4. Proximī stābant; in locīs <text:soft-page-break/>superiōribus steterant. <text:s/>5. Praestat cōpiās īnstruere quam fugā salūtem petere. <text:s/>6. In multīs terrīs sunt continentēs silvae palūdēsque. <text:s/>7. Impedīmenta praemissa sunt et in summō monte collocāta. <text:s/>8. Īnsulae tria mīlia passuum distant. <text:s/>9. Nōn populī Rōmānī cōnsuētūdō est obsidēs dare; obsidēs dare nōn cōnsuēvimus.</text:p>
      <text:p text:style-name="P61">B.—10. Prūdentiōrēs estis quam bellī auctōrēs. <text:s/>11. <text:span text:style-name="T21">Ī</text:span>nsula circiter mīlia passuum trīgintā ā continentī aberat. <text:s/>12. Castra mājōra sunt quam cōnsuētūdō exercitūs postulat. <text:s/>13. Ex cōnsuētūdine mājōrem partem vīcī cohortibus quam equitibus concessit. <text:s/>14. Altitūdō mūrī minor erat quam lātitūdō fossārum. <text:s/>15. Altitūdō fossae mājor erit quam flūminis. <text:s/>16. Belgae cum Germānīs continenter bellum gerēbant. <text:s/>17. Nūlla est sine labōre salūs. <text:s/>18. Circumventī sumus; Gallia est dīvīsa in partēs trēs.</text:p>
      <text:p text:style-name="P61"/>
      <text:p text:style-name="BannerSecondary"><text:span text:style-name="T21">245</text:span>.<text:tab/><text:tab/><text:span text:style-name="T21">II</text:span>.</text:p>
      <text:p text:style-name="P61">A.—1. The land is more useful than the sea; the sea is larger than the land. <text:s/>2. Nothing is better than liberty. <text:s/>3. The trenches were twenty-three feet apart.<text:span text:style-name="T26">{{152}}</text:span> <text:s/>4. They had stood continuously for six hours. <text:s/>5. The other island is farther distant from the continent than Britain. <text:s/>6. The Romans are awaiting the end of all (their) toils. <text:s/>7. I know the custom of the Gauls. <text:s/>8. They are accustomed to send in advance the swiftest ships. <text:s/>9. We were accustomed to wage incessant wars.</text:p>
      <text:p text:style-name="P61">B.—10. We fear a man more powerful than the king. <text:s/>11. According to custom he had sent all the cavalry in advance at daybreak. <text:s/>12. By incessant toil they had fortified the camp more quickly than they were accustomed. <text:s/>13. It is easier to leap down than to stand on the top of the wall. <text:s/>14. He ordered a smaller portion of the plunder to be given to the cavalry than to the rest of the army. <text:s/>15. To defend the camp bravely is preferable to laying<text:note text:id="ftn50" text:note-class="footnote"><text:note-citation>50</text:note-citation><text:note-body><text:p text:style-name="Footnote">That is, 'is better than to lay down.'</text:p></text:note-body></text:note> down (our) arms. <text:s/>16. They will call the defenders of the bridge braver and more daring than the commander-in-chief. <text:s/>17. It seems to be better to seek other lands. <text:s/>18. On the mainland the towns are not far apart.</text:p>
      <text:p text:style-name="P61"/>
      <text:p text:style-name="Banner">—</text:p>
      <text:p text:style-name="P61"/>
      <text:p text:style-name="Banner">Lesson XLIII.</text:p>
      <text:p text:style-name="Banner">Adverbs: Irregular Formation and Comparison. <text:s/><text:span text:style-name="T21">Quam</text:span> with Superlatives.</text:p>
      <text:p text:style-name="P61"/>
      <text:p text:style-name="P61"><text:span text:style-name="T21">246</text:span>. Besides adverbs formed from adjectives, according to the methods described in Lesson XLI., there are not a few instances where certain case-forms of the adjective are used as adverbs (as is regularly the case in the comparative degree).</text:p>
      <text:p text:style-name="P61">In the following, the accusative singular neuter of the adjective is used adverbially:—</text:p>
      <text:section text:style-name="Sect1" text:name="Section67">
        <text:p text:style-name="BodyHanging"><text:span text:style-name="T21">multum</text:span>, <text:tab/><text:span text:style-name="T2">much</text:span>.</text:p>
        <text:p text:style-name="BodyHanging"><text:span text:style-name="T21">sōlum</text:span>,<text:tab/><text:span text:style-name="T2">only</text:span>.</text:p>
        <text:p text:style-name="BodyHanging"><text:span text:style-name="T21">prīmum</text:span>,<text:tab/><text:span text:style-name="T2">first, in the first place</text:span>.</text:p>
        <text:p text:style-name="BodyHanging"><text:span text:style-name="T21">plūrimum</text:span>,<text:tab/><text:span text:style-name="T2">most, very much</text:span>.</text:p>
        <text:p text:style-name="BodyHanging"><text:span text:style-name="T21">facile</text:span>,<text:tab/><text:span text:style-name="T2">easily</text:span>.</text:p>
      </text:section>
      <text:p text:style-name="P61">In the following, the ablative singular neuter or feminine of the adjective is used adverbially:—</text:p>
      <text:p text:style-name="BodyHanging"><text:span text:style-name="T21">prīmō</text:span>,<text:tab/><text:span text:style-name="T2">at first</text:span>.</text:p>
      <text:p text:style-name="BodyHanging"><text:span text:style-name="T21">subitō</text:span>,<text:tab/><text:span text:style-name="T2">suddenly</text:span> (from the adjective <text:span text:style-name="T21">subitus</text:span>, <text:span text:style-name="T21">a</text:span>, <text:span text:style-name="T21">um</text:span>, <text:span text:style-name="T2">sudden</text:span><text:span text:style-name="T12">).</text:span></text:p>
      <text:p text:style-name="BodyHanging"><text:span text:style-name="T13">ūnā</text:span><text:span text:style-name="T12"> (with </text:span><text:span text:style-name="T13">cum</text:span><text:span text:style-name="T15">)<text:tab/></text:span><text:span text:style-name="T6">at the same time, together, along</text:span><text:span text:style-name="T15"> (</text:span><text:span text:style-name="T6">with</text:span><text:span text:style-name="T15">).</text:span></text:p>
      <text:p text:style-name="BodyHanging"><text:span text:style-name="T13">brevī</text:span><text:span text:style-name="T15">,<text:tab/></text:span><text:span text:style-name="T6">in a short time, quickly</text:span><text:span text:style-name="T15">.</text:span></text:p>
      <text:p text:style-name="P61"/>
      <text:p text:style-name="P61"><text:span text:style-name="T21">247</text:span>. The following are adverbs in common use which have no corresponding adjectives:—</text:p>
      <table:table table:name="Table16" table:style-name="Table16">
        <table:table-column table:style-name="Table16.A" table:number-columns-repeated="3"/>
        <table:table-row>
          <table:table-cell table:style-name="Table16.A1" office:value-type="string">
            <text:p text:style-name="BodyHanging">Positive.</text:p>
          </table:table-cell>
          <table:table-cell table:style-name="Table16.A1" office:value-type="string">
            <text:p text:style-name="BodyHanging">Comparative.</text:p>
          </table:table-cell>
          <table:table-cell table:style-name="Table16.C1" office:value-type="string">
            <text:p text:style-name="BodyHanging">Superlative.</text:p>
          </table:table-cell>
        </table:table-row>
        <table:table-row>
          <table:table-cell table:style-name="Table16.A2" office:value-type="string">
            <text:p text:style-name="BodyHanging"><text:span text:style-name="T21">diū</text:span>, <text:span text:style-name="T2">long, for a long time</text:span></text:p>
          </table:table-cell>
          <table:table-cell table:style-name="Table16.A2" office:value-type="string">
            <text:p text:style-name="P190">diūtius</text:p>
          </table:table-cell>
          <table:table-cell table:style-name="Table16.C2" office:value-type="string">
            <text:p text:style-name="P190">diūtissimē</text:p>
          </table:table-cell>
        </table:table-row>
        <table:table-row>
          <table:table-cell table:style-name="Table16.A2" office:value-type="string">
            <text:p text:style-name="BodyHanging"><text:span text:style-name="T21">saepe,</text:span> <text:span text:style-name="T2">often</text:span></text:p>
          </table:table-cell>
          <table:table-cell table:style-name="Table16.A2" office:value-type="string">
            <text:p text:style-name="P190">saepius</text:p>
          </table:table-cell>
          <table:table-cell table:style-name="Table16.C2" office:value-type="string">
            <text:p text:style-name="P190">saepissimē</text:p>
          </table:table-cell>
        </table:table-row>
        <text:soft-page-break/>
        <table:table-row>
          <table:table-cell table:style-name="Table16.A2" office:value-type="string">
            <text:p text:style-name="BodyHanging"><text:span text:style-name="T21">ferē</text:span>, <text:span text:style-name="T2">almost</text:span></text:p>
          </table:table-cell>
          <table:table-cell table:style-name="Table16.A2" office:value-type="string">
            <text:p text:style-name="Standard"/>
          </table:table-cell>
          <table:table-cell table:style-name="Table16.C2" office:value-type="string">
            <text:p text:style-name="Standard"/>
          </table:table-cell>
        </table:table-row>
      </table:table>
      <text:p text:style-name="P61"/>
      <text:p text:style-name="P61"><text:span text:style-name="T21">248</text:span>. The following adverbs show some irregularity in formation (compare the corresponding adjectives, 195):—</text:p>
      <table:table table:name="Table17" table:style-name="Table17">
        <table:table-column table:style-name="Table17.A" table:number-columns-repeated="3"/>
        <table:table-column table:style-name="Table17.D"/>
        <table:table-row>
          <table:table-cell table:style-name="Table17.A1" office:value-type="string">
            <text:p text:style-name="BodyHanging"/>
          </table:table-cell>
          <table:table-cell table:style-name="Table17.A1" office:value-type="string">
            <text:p text:style-name="BodyHanging">Positive.</text:p>
          </table:table-cell>
          <table:table-cell table:style-name="Table17.A1" office:value-type="string">
            <text:p text:style-name="BodyHanging">Comparative.</text:p>
          </table:table-cell>
          <table:table-cell table:style-name="Table17.D1" office:value-type="string">
            <text:p text:style-name="BodyHanging">Superlative.</text:p>
          </table:table-cell>
        </table:table-row>
        <table:table-row>
          <table:table-cell table:style-name="Table17.A2" office:value-type="string">
            <text:p text:style-name="BodyHanging">(māgnus)</text:p>
          </table:table-cell>
          <table:table-cell table:style-name="Table17.A2" office:value-type="string">
            <text:p text:style-name="BodyHanging"><text:span text:style-name="T21">māgnopere</text:span>, <text:span text:style-name="T2">greatly</text:span></text:p>
          </table:table-cell>
          <table:table-cell table:style-name="Table17.A2" office:value-type="string">
            <text:p text:style-name="BodyHanging"><text:span text:style-name="T21">magis</text:span>, <text:span text:style-name="T2">more</text:span></text:p>
          </table:table-cell>
          <table:table-cell table:style-name="Table17.D2" office:value-type="string">
            <text:p text:style-name="P190">māximē</text:p>
          </table:table-cell>
        </table:table-row>
        <table:table-row>
          <table:table-cell table:style-name="Table17.A2" office:value-type="string">
            <text:p text:style-name="P173">(parvus)</text:p>
          </table:table-cell>
          <table:table-cell table:style-name="Table17.A2" office:value-type="string">
            <text:p text:style-name="BodyHanging"><text:span text:style-name="T21">parum</text:span><text:span text:style-name="T23">, </text:span><text:span text:style-name="T6">little</text:span></text:p>
          </table:table-cell>
          <table:table-cell table:style-name="Table17.A2" office:value-type="string">
            <text:p text:style-name="BodyHanging"><text:span text:style-name="T21">minus</text:span><text:span text:style-name="T23">, </text:span><text:span text:style-name="T6">less</text:span></text:p>
          </table:table-cell>
          <table:table-cell table:style-name="Table17.D2" office:value-type="string">
            <text:p text:style-name="P190">minimē</text:p>
          </table:table-cell>
        </table:table-row>
        <table:table-row>
          <table:table-cell table:style-name="Table17.A2" office:value-type="string">
            <text:p text:style-name="P173">(bonus)</text:p>
          </table:table-cell>
          <table:table-cell table:style-name="Table17.A2" office:value-type="string">
            <text:p text:style-name="BodyHanging"><text:span text:style-name="T21">bene</text:span><text:span text:style-name="T23">, </text:span><text:span text:style-name="T6">well</text:span></text:p>
          </table:table-cell>
          <table:table-cell table:style-name="Table17.A2" office:value-type="string">
            <text:p text:style-name="P190">melius</text:p>
          </table:table-cell>
          <table:table-cell table:style-name="Table17.D2" office:value-type="string">
            <text:p text:style-name="P190">optimē</text:p>
          </table:table-cell>
        </table:table-row>
        <table:table-row>
          <table:table-cell table:style-name="Table17.A2" office:value-type="string">
            <text:p text:style-name="P173">(malus)</text:p>
          </table:table-cell>
          <table:table-cell table:style-name="Table17.A2" office:value-type="string">
            <text:p text:style-name="BodyHanging"><text:span text:style-name="T21">male</text:span><text:span text:style-name="T23">, </text:span><text:span text:style-name="T6">ill</text:span></text:p>
          </table:table-cell>
          <table:table-cell table:style-name="Table17.A2" office:value-type="string">
            <text:p text:style-name="P190">pējus</text:p>
          </table:table-cell>
          <table:table-cell table:style-name="Table17.D2" office:value-type="string">
            <text:p text:style-name="P190">pessimē</text:p>
          </table:table-cell>
        </table:table-row>
        <table:table-row>
          <table:table-cell table:style-name="Table17.A2" office:value-type="string">
            <text:p text:style-name="P173"/>
          </table:table-cell>
          <table:table-cell table:style-name="Table17.A2" office:value-type="string">
            <text:p text:style-name="BodyHanging"><text:span text:style-name="T21">prope</text:span><text:span text:style-name="T23">, </text:span><text:span text:style-name="T6">near, nearly</text:span></text:p>
          </table:table-cell>
          <table:table-cell table:style-name="Table17.A2" office:value-type="string">
            <text:p text:style-name="P190">propius</text:p>
          </table:table-cell>
          <table:table-cell table:style-name="Table17.D2" office:value-type="string">
            <text:p text:style-name="P190">proximē</text:p>
          </table:table-cell>
        </table:table-row>
      </table:table>
      <text:p text:style-name="P61"/>
      <text:p text:style-name="BannerSecondary"><text:span text:style-name="T21">249</text:span>.<text:tab/><text:tab/>Illustrative Examples.</text:p>
      <text:p text:style-name="BodyHanging"><text:span text:style-name="T21">Quam māximās cōpiās coēgit</text:span>, <text:span text:style-name="T2">he collected forces as large as possible</text:span>.</text:p>
      <text:p text:style-name="BodyHanging"><text:span text:style-name="T21">Equitēs quam māximē impediunt</text:span>, <text:span text:style-name="T2">they hinder the cavalry as much as possible</text:span>.</text:p>
      <text:p text:style-name="BodyHanging"><text:span text:style-name="T21">Quam prīmum iter fēcērunt</text:span>, <text:span text:style-name="T2">they marched as soon as possible</text:span>.</text:p>
      <text:p text:style-name="BodyHanging"><text:span text:style-name="T2">a</text:span>.<text:tab/>Observe how <text:span text:style-name="T21">quam</text:span> with the superlative (both of adjectives and of adverbs) is used to express the highest degree possible, the regular translation taking the form <text:span text:style-name="T2">as... as possible</text:span>.</text:p>
      <text:p text:style-name="P61"/>
      <text:p text:style-name="Banner">Exercises.</text:p>
      <text:p text:style-name="BannerSecondary"><text:span text:style-name="T21">250</text:span>.<text:tab/><text:tab/><text:span text:style-name="T21">I</text:span>.</text:p>
      <text:p text:style-name="P61">A.—1. Prīmō cōpiae māgnopere perterrentur. <text:s/>2. Brevī causam reperiēmus. <text:s/>3. Saepe ex equīs dēsiliunt et inter peditēs pūgnant. <text:s/>4. Unā cum Caesare multōs annōs fuerat. <text:s/>5. Quam māximum numerum inimīcōrum ex cīvitāte expellam. <text:s/>6. Facile paucī multōs montem occupāre prohibēbunt. <text:s/>7. Nōn multum distant. <text:s/>8. Facillimē impetum hostium diūtius sustinēbimus.</text:p>
      <text:p text:style-name="P61">B.—9. Subitō duābus portīs omnem equitātum ēmittit. <text:s/>10. Diū prīncipātum tōtīus ferē Galliae obtinuerant. <text:s/>11. Saepius ad senātum litterās mittēmus. <text:s/>12. Prīmum ā proximīs cīvitātibus auxilium petīvērunt. <text:s/>13. Ūnā cum cēterīs ex proeliō excesserant. <text:s/>14. Propter ūsum mīlitārem minimē terrērī vidēbantur. <text:s/>15. Quam celerrimē ad mare pervenīre contendit. <text:s/>16. Praesidium quam amīcissimum habēre cōnstitueram.</text:p>
      <text:p text:style-name="P61"/>
      <text:p text:style-name="BannerSecondary"><text:span text:style-name="T21">251</text:span>.<text:tab/><text:tab/><text:span text:style-name="T21">II</text:span>.</text:p>
      <text:p text:style-name="P61">A.—1. They had fought long and vigorously. <text:s/>2. At first he does not venture to speak freely and boldly. <text:s/>3. In the first place he ordered corn to be produced as quickly as possible. <text:s/>4. They will sustain the attack more easily; the attack will be sustained less easily. <text:s/>5. He ordered as many ships as possible to be collected. <text:s/>6. They hesitate to depart farther from the line of march. <text:s/>7. We shall not await the auxiliaries (any) longer. <text:s/>8. We had been greatly hindered by marshes.</text:p>
      <text:p text:style-name="P61">B.—9. As soon as possible they began to move the camp nearer. <text:s/>10. Suddenly almost all leaped down from the ship along with the guides. <text:s/>11. The harbour was less suitable than the lake. <text:s/>12. He is accustomed to demand troops from as many states as possible.<text:span text:style-name="T26">{{155}}</text:span> <text:s/>13. When they learn of Caesar's arrival they will be more terrified. <text:s/>14. They determined to lay waste the neighbouring territories as widely as possible. <text:s/>15. They are nearly surrounded. <text:s/>16. Almost all the roads have been carefully reconnoitred.</text:p>
      <text:p text:style-name="P61"/>
      <text:p text:style-name="P61">—</text:p>
      <text:p text:style-name="P61"/>
      <text:p text:style-name="BannerSecondary"><text:span text:style-name="T21">252</text:span>.<text:tab/><text:tab/>Word List D.</text:p>
      <text:p text:style-name="Banner"><text:soft-page-break/>Distance.</text:p>
      <text:section text:style-name="Sect3" text:name="Section69">
        <text:p text:style-name="BodyHanging">foot</text:p>
        <text:p text:style-name="BodyHanging">pace</text:p>
        <text:p text:style-name="BodyHanging">mile, miles</text:p>
        <text:p text:style-name="BodyHanging">distance</text:p>
        <text:p text:style-name="BodyHanging">be (far) distant</text:p>
        <text:p text:style-name="BodyHanging">be apart</text:p>
        <text:p text:style-name="BodyHanging">nearer, nearest</text:p>
        <text:p text:style-name="BodyHanging">farther, farthest</text:p>
        <text:p text:style-name="BodyHanging">most distant</text:p>
      </text:section>
      <text:p text:style-name="Banner">Landscape.</text:p>
      <text:section text:style-name="Sect3" text:name="Section70">
        <text:p text:style-name="BodyHanging">land</text:p>
        <text:p text:style-name="BodyHanging">sea</text:p>
        <text:p text:style-name="BodyHanging">district</text:p>
        <text:p text:style-name="BodyHanging">state</text:p>
        <text:p text:style-name="BodyHanging">hill</text:p>
        <text:p text:style-name="BodyHanging">mountain</text:p>
        <text:p text:style-name="BodyHanging">heights</text:p>
        <text:p text:style-name="BodyHanging">bridge</text:p>
        <text:p text:style-name="BodyHanging">territory</text:p>
        <text:p text:style-name="BodyHanging">mainland</text:p>
        <text:p text:style-name="BodyHanging">top of a mountain</text:p>
        <text:p text:style-name="BodyHanging">foot of a mountain</text:p>
      </text:section>
      <text:p text:style-name="Banner">Adjectives.</text:p>
      <text:section text:style-name="Sect3" text:name="Section71">
        <text:p text:style-name="BodyHanging">first</text:p>
        <text:p text:style-name="BodyHanging">next</text:p>
        <text:p text:style-name="BodyHanging">previous</text:p>
        <text:p text:style-name="BodyHanging">several</text:p>
        <text:p text:style-name="BodyHanging">no, none</text:p>
        <text:p text:style-name="BodyHanging">neither</text:p>
        <text:p text:style-name="BodyHanging">other, another</text:p>
        <text:p text:style-name="BodyHanging">the other (of two)</text:p>
        <text:p text:style-name="BodyHanging">the others</text:p>
        <text:p text:style-name="BodyHanging">any</text:p>
        <text:p text:style-name="BodyHanging">alone</text:p>
        <text:p text:style-name="BodyHanging">whole</text:p>
        <text:p text:style-name="BodyHanging">larger, largest</text:p>
        <text:p text:style-name="BodyHanging">smaller, smallest</text:p>
        <text:p text:style-name="BodyHanging">lower, higher</text:p>
        <text:p text:style-name="BodyHanging">more, most</text:p>
        <text:p text:style-name="BodyHanging">incessant, unbroken</text:p>
        <text:p text:style-name="BodyHanging">good, bad</text:p>
      </text:section>
      <text:p text:style-name="Banner">War.</text:p>
      <text:section text:style-name="Sect3" text:name="Section72">
        <text:p text:style-name="BodyHanging">enemy</text:p>
        <text:p text:style-name="BodyHanging">leader </text:p>
        <text:p text:style-name="BodyHanging">commander-in-chief</text:p>
        <text:p text:style-name="BodyHanging">defender</text:p>
        <text:p text:style-name="BodyHanging">cohort</text:p>
        <text:p text:style-name="BodyHanging">mound</text:p>
        <text:p text:style-name="BodyHanging">guide</text:p>
        <text:p text:style-name="BodyHanging">war-ship</text:p>
        <text:p text:style-name="BodyHanging">set sail</text:p>
        <text:p text:style-name="BodyHanging">encamp</text:p>
        <text:p text:style-name="BodyHanging">post</text:p>
        <text:p text:style-name="BodyHanging">dispatch</text:p>
        <text:p text:style-name="BodyHanging">reconnoitre</text:p>
        <text:p text:style-name="BodyHanging">send in advance</text:p>
        <text:p text:style-name="BodyHanging">put to flight</text:p>
      </text:section>
      <text:p text:style-name="Banner">Miscellaneous nouns.</text:p>
      <text:section text:style-name="Sect3" text:name="Section73">
        <text:p text:style-name="BodyHanging">ship</text:p>
        <text:p text:style-name="BodyHanging">burden</text:p>
        <text:p text:style-name="BodyHanging">end</text:p>
        <text:p text:style-name="BodyHanging">speed</text:p>
        <text:p text:style-name="BodyHanging">custom</text:p>
        <text:p text:style-name="BodyHanging">adviser</text:p>
        <text:p text:style-name="BodyHanging">influence</text:p>
        <text:p text:style-name="BodyHanging">freedom</text:p>
        <text:p text:style-name="BodyHanging">toil</text:p>
        <text:p text:style-name="BodyHanging">fewness</text:p>
        <text:p text:style-name="BodyHanging">citizen</text:p>
        <text:p text:style-name="BodyHanging">citizenship</text:p>
        <text:p text:style-name="BodyHanging">difficulty</text:p>
        <text:p text:style-name="BodyHanging">opportunity<text:span text:style-name="T26">{{156}}</text:span></text:p>
      </text:section>
      <text:p text:style-name="Banner">Miscellaneous verbs.</text:p>
      <text:section text:style-name="Sect3" text:name="Section74">
        <text:p text:style-name="BodyHanging">divide</text:p>
        <text:p text:style-name="BodyHanging">assign</text:p>
        <text:p text:style-name="BodyHanging">choose</text:p>
        <text:p text:style-name="BodyHanging">release</text:p>
        <text:p text:style-name="BodyHanging">increase</text:p>
        <text:p text:style-name="BodyHanging">surpass</text:p>
        <text:p text:style-name="BodyHanging">burn</text:p>
        <text:p text:style-name="BodyHanging">fear</text:p>
        <text:p text:style-name="BodyHanging">stand</text:p>
        <text:p text:style-name="BodyHanging">find</text:p>
        <text:p text:style-name="BodyHanging">be accustomed</text:p>
        <text:p text:style-name="BodyHanging">it is better</text:p>
      </text:section>
      <text:p text:style-name="Banner">Adverbs.</text:p>
      <text:section text:style-name="Sect3" text:name="Section75">
        <text:p text:style-name="BodyHanging">fiercely</text:p>
        <text:p text:style-name="BodyHanging">boldly</text:p>
        <text:p text:style-name="BodyHanging">bravely</text:p>
        <text:p text:style-name="BodyHanging">freely</text:p>
        <text:p text:style-name="BodyHanging">easily</text:p>
        <text:p text:style-name="BodyHanging">with difficulty</text:p>
        <text:p text:style-name="BodyHanging">carefully</text:p>
        <text:p text:style-name="BodyHanging">severely</text:p>
        <text:p text:style-name="BodyHanging">only</text:p>
        <text:p text:style-name="BodyHanging">swiftly</text:p>
        <text:p text:style-name="BodyHanging">suddenly</text:p>
        <text:p text:style-name="BodyHanging">continually</text:p>
        <text:p text:style-name="BodyHanging">often</text:p>
        <text:p text:style-name="BodyHanging">almost</text:p>
        <text:p text:style-name="BodyHanging">nearly</text:p>
        <text:p text:style-name="BodyHanging">about</text:p>
        <text:p text:style-name="BodyHanging">far</text:p>
        <text:p text:style-name="BodyHanging">widely</text:p>
        <text:p text:style-name="BodyHanging">at first</text:p>
        <text:p text:style-name="BodyHanging">in the first place</text:p>
        <text:p text:style-name="BodyHanging">in a short time</text:p>
        <text:p text:style-name="BodyHanging">long, for a long time</text:p>
        <text:p text:style-name="BodyHanging">much, very much</text:p>
        <text:p text:style-name="BodyHanging">greatly</text:p>
        <text:p text:style-name="BodyHanging">more</text:p>
        <text:p text:style-name="BodyHanging">less</text:p>
        <text:p text:style-name="BodyHanging">along (with)</text:p>
      </text:section>
      <text:p text:style-name="P61"/>
      <text:p text:style-name="Banner">—</text:p>
      <text:p text:style-name="P61"/>
      <text:p text:style-name="Banner">Reading Lesson VIII.</text:p>
      <text:p text:style-name="Banner">The Story of Mucius Scaevola. (508 B.C.)</text:p>
      <text:p text:style-name="BannerSecondary"><text:span text:style-name="T21">253</text:span>.<text:tab/><text:tab/>Vocabulary.</text:p>
      <text:section text:style-name="Sect1" text:name="Section68">
        <text:p text:style-name="P61"><text:span text:style-name="T21">manus, ūs</text:span>, f., <text:span text:style-name="T2">hand</text:span><text:span text:style-name="T12">.</text:span></text:p>
        <text:p text:style-name="P61"><text:span text:style-name="T13">mors, mortis</text:span><text:span text:style-name="T12">, f., </text:span><text:span text:style-name="T2">death</text:span><text:span text:style-name="T12">.</text:span></text:p>
      </text:section>
      <text:p text:style-name="P61">Fortēs audācēsque pontis dēfēnsōrēs Porsenam Rōmam occupāre prohibuerant. <text:s/>Porsena exercitum in Etrūriam nōn redūxit, sed castra in locō idōneō posuit quī (<text:span text:style-name="T2">which</text:span>) mīlle circiter passūs ā Tiberī aberat. <text:s/>Tum (<text:span text:style-name="T2">then</text:span>) equitēs quam plūrimōs ēmīsit et fīnēs Rōmānōrum longē lātēque vāstārī jussit. <text:s/>Brevī summa esse inopia frūmentī coepit. <text:s/>Mūcius, fīlius Rōmānī nōbilissimī Porsenam necāre cōnstituit. <text:s/>Nocte per mediōs hostēs contendit et posterō diē dīligenter castra rēgis explōrāvit. <text:s/>Persena incōgnitus erat Mūciō, et prō (<text:span text:style-name="T2">instead of</text:span>, <text:span text:style-name="T2">prep. with abl. case</text:span>) rēge ūnum ex prīncipibus necāvit, quī <text:soft-page-break/>(<text:span text:style-name="T2">who</text:span>) longē nōbilissimus omnium esse vidēbātur.<text:span text:style-name="T26">{{157}}</text:span> <text:s/>Mīlitēs quī proximī stābant aegerrimē Mūcium comprehendērunt (<text:span text:style-name="T2">seized</text:span>) et ad rēgem addūxērunt.</text:p>
      <text:p text:style-name="P61">Mūcius minimē perterrērī vidēbātur; līberē et audācter dīxit. <text:s/>“Rōmānus sum cīvis. <text:s/>Rēgem Porsenam necāre cōnstitueram et populum Rōmānum ab injūriā dēfendere. <text:s/>Nōn audācior sum cēterīs Rōmānīs. <text:s/>Sī Porsena tōtum exercitum ē fīnibus Rōmānīs nōn ēdūxerit, trecentī aliī nōn dubitābunt reī pūblicae causā māximōs labōrēs et summa perīcula adīre (<text:span text:style-name="T2">to encounter</text:span>). <text:s/>Mortem nōn timeō. <text:s/>Praestat incendī quam lībertātem āmittere (<text:span text:style-name="T2">to lose</text:span>).” <text:s/>Simul (<text:span text:style-name="T2">at the same time</text:span>) dextram manum in īgnem <text:span text:style-name="T2">(fire)</text:span> injēcit <text:span text:style-name="T2">(thrust),</text:span> quī ā mīlitibus factus erat. <text:s/>Rēx fortitūdine Rōmānōrum māgnopere permōtus est et Mūcium dīmittī jussit. <text:s/>Pācem quam celerrimē cum senātū Rōmānō cōnfīrmāvit et cum omnibus cōpiīs ē fīnibu Rōmānōrum discessit. <text:s/>Posteā (<text:span text:style-name="T2">afterwards</text:span>) Mūcius Scaevola<text:note text:id="ftn51" text:note-class="footnote"><text:note-citation>51</text:note-citation><text:note-body><text:p text:style-name="Footnote">The Latin word <text:span text:style-name="T21">Scaevola</text:span><text:span text:style-name="T23"> means “the left-handed.”</text:span></text:p></text:note-body></text:note> appellābātur, quod <text:span text:style-name="T2">(because)</text:span> sinistram sōlam manum habēbat.</text:p>
      <text:p text:style-name="P61"/>
      <text:p text:style-name="Banner">—</text:p>
      <text:p text:style-name="P61"/>
      <text:p text:style-name="Banner">Lesson XLIV.</text:p>
      <text:p text:style-name="Banner">Relative Pronoun. <text:s/><text:span text:style-name="T21">Quod</text:span>.</text:p>
      <text:p text:style-name="P61"/>
      <text:p text:style-name="BannerSecondary"><text:span text:style-name="T21">254</text:span>.<text:tab/><text:tab/>Paradigm.</text:p>
      <table:table table:name="Table18" table:style-name="Table18">
        <table:table-column table:style-name="Table18.A" table:number-columns-repeated="6"/>
        <table:table-column table:style-name="Table18.G"/>
        <table:table-row>
          <table:table-cell table:style-name="Table18.A1" office:value-type="string">
            <text:p text:style-name="BodyHanging"/>
          </table:table-cell>
          <table:table-cell table:style-name="Table18.A1" table:number-columns-spanned="3" office:value-type="string">
            <text:p text:style-name="P196">Singular.</text:p>
          </table:table-cell>
          <table:covered-table-cell/>
          <table:covered-table-cell/>
          <table:table-cell table:style-name="Table18.E1" table:number-columns-spanned="3" office:value-type="string">
            <text:p text:style-name="P196">Plural.</text:p>
          </table:table-cell>
          <table:covered-table-cell/>
          <table:covered-table-cell/>
        </table:table-row>
        <table:table-row>
          <table:table-cell table:style-name="Table18.A2" office:value-type="string">
            <text:p text:style-name="BodyHanging"/>
          </table:table-cell>
          <table:table-cell table:style-name="Table18.A2" office:value-type="string">
            <text:p text:style-name="P196">Masc.</text:p>
          </table:table-cell>
          <table:table-cell table:style-name="Table18.A2" office:value-type="string">
            <text:p text:style-name="P196">Fem.</text:p>
          </table:table-cell>
          <table:table-cell table:style-name="Table18.A2" office:value-type="string">
            <text:p text:style-name="P196">Neut.</text:p>
          </table:table-cell>
          <table:table-cell table:style-name="Table18.A2" office:value-type="string">
            <text:p text:style-name="P196">Masc.</text:p>
          </table:table-cell>
          <table:table-cell table:style-name="Table18.A2" office:value-type="string">
            <text:p text:style-name="P196">Fem.</text:p>
          </table:table-cell>
          <table:table-cell table:style-name="Table18.G2" office:value-type="string">
            <text:p text:style-name="P196">Neut.</text:p>
          </table:table-cell>
        </table:table-row>
        <table:table-row>
          <table:table-cell table:style-name="Table18.A2" office:value-type="string">
            <text:p text:style-name="BodyHanging">Nom.</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A2" office:value-type="string">
            <text:p text:style-name="BodyHanging">quod</text:p>
          </table:table-cell>
          <table:table-cell table:style-name="Table18.A2" office:value-type="string">
            <text:p text:style-name="BodyHanging">quī</text:p>
          </table:table-cell>
          <table:table-cell table:style-name="Table18.A2" office:value-type="string">
            <text:p text:style-name="BodyHanging">quae</text:p>
          </table:table-cell>
          <table:table-cell table:style-name="Table18.G2" office:value-type="string">
            <text:p text:style-name="BodyHanging">quae</text:p>
          </table:table-cell>
        </table:table-row>
        <table:table-row>
          <table:table-cell table:style-name="Table18.A2" office:value-type="string">
            <text:p text:style-name="BodyHanging">Gen.</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cūjus</text:p>
          </table:table-cell>
          <table:table-cell table:style-name="Table18.A2" office:value-type="string">
            <text:p text:style-name="BodyHanging">quōrum</text:p>
          </table:table-cell>
          <table:table-cell table:style-name="Table18.A2" office:value-type="string">
            <text:p text:style-name="BodyHanging">quārum</text:p>
          </table:table-cell>
          <table:table-cell table:style-name="Table18.G2" office:value-type="string">
            <text:p text:style-name="BodyHanging">quōrum</text:p>
          </table:table-cell>
        </table:table-row>
        <table:table-row>
          <table:table-cell table:style-name="Table18.A2" office:value-type="string">
            <text:p text:style-name="BodyHanging">Dat.</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cui</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p>
          </table:table-cell>
        </table:table-row>
        <table:table-row>
          <table:table-cell table:style-name="Table18.A2" office:value-type="string">
            <text:p text:style-name="BodyHanging">Acc.</text:p>
          </table:table-cell>
          <table:table-cell table:style-name="Table18.A2" office:value-type="string">
            <text:p text:style-name="BodyHanging">quem</text:p>
          </table:table-cell>
          <table:table-cell table:style-name="Table18.A2" office:value-type="string">
            <text:p text:style-name="BodyHanging">quam</text:p>
          </table:table-cell>
          <table:table-cell table:style-name="Table18.A2" office:value-type="string">
            <text:p text:style-name="BodyHanging">quod</text:p>
          </table:table-cell>
          <table:table-cell table:style-name="Table18.A2" office:value-type="string">
            <text:p text:style-name="BodyHanging">quōs</text:p>
          </table:table-cell>
          <table:table-cell table:style-name="Table18.A2" office:value-type="string">
            <text:p text:style-name="BodyHanging">quās</text:p>
          </table:table-cell>
          <table:table-cell table:style-name="Table18.G2" office:value-type="string">
            <text:p text:style-name="BodyHanging">quae</text:p>
          </table:table-cell>
        </table:table-row>
        <table:table-row>
          <table:table-cell table:style-name="Table18.A2" office:value-type="string">
            <text:p text:style-name="BodyHanging">Abl.</text:p>
          </table:table-cell>
          <table:table-cell table:style-name="Table18.A2" office:value-type="string">
            <text:p text:style-name="BodyHanging">quō</text:p>
          </table:table-cell>
          <table:table-cell table:style-name="Table18.A2" office:value-type="string">
            <text:p text:style-name="BodyHanging">quā</text:p>
          </table:table-cell>
          <table:table-cell table:style-name="Table18.A2" office:value-type="string">
            <text:p text:style-name="BodyHanging">quō</text:p>
          </table:table-cell>
          <table:table-cell table:style-name="Table18.A2" office:value-type="string">
            <text:p text:style-name="BodyHanging">quibus</text:p>
          </table:table-cell>
          <table:table-cell table:style-name="Table18.A2" office:value-type="string">
            <text:p text:style-name="BodyHanging">quibus</text:p>
          </table:table-cell>
          <table:table-cell table:style-name="Table18.G2" office:value-type="string">
            <text:p text:style-name="BodyHanging">quibus<text:span text:style-name="T26">{{158}}</text:span></text:p>
          </table:table-cell>
        </table:table-row>
      </table:table>
      <text:p text:style-name="BodyHanging"/>
      <text:p text:style-name="P61"><text:span text:style-name="T21">255</text:span>.<text:tab/><text:tab/>Illustrative Examples.</text:p>
      <text:p text:style-name="BodyHanging"><text:span text:style-name="T21">Lēgātus, quī missus est, prūdēns est</text:span>, <text:span text:style-name="T2">the ambassador who has been sent is prudent</text:span>.</text:p>
      <text:p text:style-name="BodyHanging"><text:span text:style-name="T21">Lēgātus, quem mīsērunt, prūdēns</text:span>, <text:span text:style-name="T2">the ambassador whom they have sent is prudent</text:span>.</text:p>
      <text:p text:style-name="BodyHanging"><text:span text:style-name="T21">Legiōnem, quae missa est, exspectāmus</text:span>, <text:span text:style-name="T2">we are awaiting the legion which has been sent</text:span>.</text:p>
      <text:p text:style-name="BodyHanging"><text:span text:style-name="T21">Adventum legiōnis quam mīsērunt exspectāmus</text:span>, <text:span text:style-name="T2">we are awaiting the approach of the legion which they have sent</text:span>.</text:p>
      <text:p text:style-name="BodyHanging"><text:span text:style-name="T21">Legiōnēs, quārum adventum exspectābāmus, pervēnērunt</text:span>, <text:span text:style-name="T2">the legions, whose approach we were awaiting, arrived</text:span>.</text:p>
      <text:p text:style-name="BodyHanging"><text:span text:style-name="T21">Germānī, ā quibus missus est, pācem petunt</text:span>, <text:span text:style-name="T2">the Germans, by whom he was sent, are seeking peace</text:span>.</text:p>
      <text:p text:style-name="BodyHanging"><text:span text:style-name="T21">Germānī, quibuscum bellum gerēbat, pācem petunt</text:span>, <text:span text:style-name="T2">the Germans with whom he was waging war, seek peace</text:span>.</text:p>
      <text:p text:style-name="BodyHanging"><text:span text:style-name="T2">a</text:span>.<text:tab/>In connection with these sentences, observe:—</text:p>
      <text:p text:style-name="BodyHanging"><text:tab/>(1) that the relative pronoun in Latin changes its form to indicate <text:span text:style-name="T12">gender</text:span>, number, and case;</text:p>
      <text:p text:style-name="BodyHanging"><text:tab/>(2) that the <text:span text:style-name="T2">gender</text:span> and <text:span text:style-name="T2">number</text:span> of the relative are determined by the word (called the <text:span text:style-name="T2">Antecedent</text:span>) to which it refers;</text:p>
      <text:p text:style-name="BodyHanging"><text:tab/>(3) that the <text:span text:style-name="T2">case</text:span><text:span text:style-name="T12"> of the relative is in no way determined by the antecedent, but by its relation to the dependent clause to which it belongs;</text:span></text:p>
      <text:p text:style-name="BodyHanging"><text:tab/>(4) that in the first four sentences the relative pronoun <text:span text:style-name="T2">that</text:span> could be used in place of <text:span text:style-name="T2">who</text:span>, <text:span text:style-name="T2">whom</text:span>, or <text:span text:style-name="T2">which</text:span>;</text:p>
      <text:p text:style-name="BodyHanging"><text:soft-page-break/><text:tab/>(5) that in the second and fourth sentences the relative might be omitted altogether in English, something which never occurs in Latin;</text:p>
      <text:p text:style-name="BodyHanging"><text:tab/>(6) that the preposition <text:span text:style-name="T21">cum</text:span><text:span text:style-name="T23"> is suffixed to the ablative it governs. <text:s/>The accent is then on the penult (13).</text:span><text:span text:style-name="T28">{{159}}</text:span></text:p>
      <text:p text:style-name="P61"/>
      <text:p text:style-name="BannerSecondary"><text:span text:style-name="T21">256</text:span>.<text:tab/><text:tab/>Illustrative Examples.</text:p>
      <text:p text:style-name="BodyHanging"><text:span text:style-name="T21">Oppidum, quod mūnīverant, expūgnātum est</text:span>, <text:span text:style-name="T2">the town which they had fortified has been taken by storm</text:span>.</text:p>
      <text:p text:style-name="BodyHanging"><text:span text:style-name="T21">Timent quod oppidum expūgnātum est</text:span>, <text:span text:style-name="T2">they are afraid because the town has been taken by storm</text:span>.</text:p>
      <text:p text:style-name="BodyHanging"><text:span text:style-name="T21">Quod hostēs nōn longē aberant, sīgnum dedit</text:span>, <text:span text:style-name="T2">because the enemy were not far distant, he gave the signal</text:span>.</text:p>
      <text:p text:style-name="BodyHanging"><text:span text:style-name="T2">a</text:span>.<text:tab/>Observe that the same Latin word <text:span text:style-name="T21">quod</text:span> is used both as a relative pronoun (neuter singular nominative or accusative) and as a conjunction with the force of <text:span text:style-name="T2">because</text:span><text:span text:style-name="T12">.</text:span><text:span text:style-name="T12"><text:note text:id="ftn52" text:note-class="footnote"><text:note-citation>52</text:note-citation><text:note-body><text:p text:style-name="Footnote">Even in the rare cases where either translation <text:span text:style-name="T2">might</text:span><text:span text:style-name="T12"> he given, it will be found that the context will determine which is the proper rendering.</text:span></text:p></text:note-body></text:note></text:span></text:p>
      <text:p text:style-name="P61"/>
      <text:p text:style-name="BannerSecondary"><text:span text:style-name="T21">257</text:span>.<text:tab/><text:tab/>Vocabulary.</text:p>
      <text:section text:style-name="Sect1" text:name="Section108">
        <text:p text:style-name="Vocabulary"><text:span text:style-name="T21">barbarus</text:span>, <text:span text:style-name="T21">ī</text:span>, m.,<text:tab/><text:span text:style-name="T2">barbarian</text:span>.</text:p>
        <text:p text:style-name="Vocabulary"><text:span text:style-name="T21">centuri-ō, -ōnis</text:span>, m.,<text:tab/><text:span text:style-name="T2">centurion</text:span> (an officer of the Roman army).</text:p>
        <text:p text:style-name="Vocabulary"><text:span text:style-name="T21">com-moveō, ēre, -mōvī, -mōtum</text:span>,<text:tab/><text:span text:style-name="T2">alarm, dismay</text:span>.</text:p>
        <text:p text:style-name="Vocabulary"><text:span text:style-name="T21">dēmōnstrō, āre, āvī, ātum</text:span>,<text:tab/><text:span text:style-name="T2">point out, mention</text:span>; <text:span text:style-name="T2">make mention</text:span> (<text:span text:style-name="T2">of</text:span>=<text:span text:style-name="T21">dē</text:span>).</text:p>
        <text:p text:style-name="Vocabulary"><text:span text:style-name="T21">in-colō, ere, -coluī</text:span>,<text:tab/><text:span text:style-name="T2">inhabit</text:span>; <text:span text:style-name="T2">dwell</text:span>.</text:p>
        <text:p text:style-name="Vocabulary"><text:span text:style-name="T21">op-primō, ere, pressī, pressum</text:span>,<text:tab/><text:span text:style-name="T2">press, harass, beset</text:span>.</text:p>
        <text:p text:style-name="Vocabulary"><text:span text:style-name="T21">suprā</text:span>, adv.,<text:tab/><text:span text:style-name="T2">above</text:span>.</text:p>
        <text:p text:style-name="Vocabulary"><text:span text:style-name="T21">trā-dūcō, ere, -dūxī, -ductum</text:span>,<text:tab/><text:span text:style-name="T2">lead across, take across</text:span>.</text:p>
        <text:p text:style-name="Vocabulary"><text:span text:style-name="T21">trānsportō, āre, āvī, ātum</text:span>,<text:tab/><text:span text:style-name="T2">carry across, bring over</text:span>.</text:p>
      </text:section>
      <text:p text:style-name="Vocabulary"><text:span text:style-name="T2">Phrase</text:span>: <text:span text:style-name="T21">premor, graviter premor</text:span>,<text:tab/><text:span text:style-name="T2">be hard pressed</text:span>.</text:p>
      <text:p text:style-name="P61">N.B.—<text:span text:style-name="T21">Trāns</text:span><text:span text:style-name="T23"> (or </text:span><text:span text:style-name="T21">trā-</text:span><text:span text:style-name="T23">) is prefixed to verbs with the force of </text:span><text:span text:style-name="T6">across</text:span><text:span text:style-name="T23"> or </text:span><text:span text:style-name="T6">over</text:span><text:span text:style-name="T23">.</text:span><text:span text:style-name="T28">{{160}}</text:span></text:p>
      <text:p text:style-name="P61"/>
      <text:p text:style-name="Banner">Exercises.</text:p>
      <text:p text:style-name="BannerSecondary"><text:span text:style-name="T21">258</text:span>.<text:tab/><text:tab/><text:span text:style-name="T21">I</text:span>.</text:p>
      <text:p text:style-name="P61">1. Quod vīcus in duās partēs flūmine dīviditur, alteram partem Gallīs concessit, alteram legiōnī. <text:s/>2. Ad flūmen, quod vīcum in duās partēs dīvidit, pervēnit. <text:s/>3. Ad flūmen, quō vīcus in duās partēs dīviditur, pervēnit. <text:s/>4. Ex vīcō, quem Gallīs et legiōnī concesserat, omnēs discēdere coepērunt. <text:s/>5. Ex alterā parte vīcī, quam Gallīs concesserat, omnēs discēdere coepērunt. <text:s/>6. Vīcus, cūjus partem Gallīs concesserat, in duās partēs flūmine dīviditur. <text:s/>7. Gallī, quibus partem vīcī concesserat, nōn discessit. <text:s/>9. Quod partem vīcī legiōnī concesserat, Gallī discessērunt. <text:s/>10. Ex duābus partibus, in quās vīcus flūmine dīviditur, alteram Gallīs concessit, alteram legiōnī.</text:p>
      <text:p text:style-name="BannerSecondary"><text:tab/><text:tab/><text:span text:style-name="T21">II</text:span>.</text:p>
      <text:p text:style-name="P61">1. The Belgians are nearest to (173) the Germans, who dwell across the Rhine (and) with whom they are continually waging war. <text:s/>2. The Germans, to whom the Belgians are nearest, dwell across the Rhine. <text:s/>3. They are continually waging war with the Germans, because they are nearest. <text:s/>4. The Gauls, of whom the Belgians are the bravest, are waging war with the Germans. <text:s/>5. They dwell across the Rhine, which divides the Germans from the Gauls. <text:s/>6. They dwell across the river that divides Germany from Gaul. <text:s/>7. They dwell across the river by which Germany is divided from Gaul. <text:s/>8. The districts which the Belgians inhabit are nearest Germany. <text:s/>9. Gaul is divided into three parts, of which the Belgians inhabit one. <text:s/>10. One part of Gaul, which the Belgians inhabit, is nearest Germany.</text:p>
      <text:p text:style-name="P61"/>
      <text:p text:style-name="P61">[[Plate – Arch of Septimus Severus.]]<text:span text:style-name="T26">{{161}}</text:span></text:p>
      <text:p text:style-name="P61"/>
      <text:p text:style-name="BannerSecondary"><text:span text:style-name="T21">259</text:span>.<text:tab/><text:tab/><text:span text:style-name="T21">III</text:span>.</text:p>
      <text:p text:style-name="P61"><text:soft-page-break/>A.—1. Ab omnibus barbarīs, quī trāns Rhēnum incolunt, lēgātī Caesarem mittuntur. <text:s/>2. Plūrimās habēmus longās nāvēs, quibus mīlitēs trānsportāre cōnsuēvimus. <text:s/>3. Frūmentum omne, quod in oppidum centuriōnēs comportāverant, relīquit. <text:s/>4. In fīnēs Germānōrum, quī proximī Belgīs erant, cōpiās quās coēgerat trādūxit. <text:s/>5. Reliquum exercitum, quod longē aberat, nōn exspectābāmus. <text:s/>6. Vir fortissimus dēlēctus est, cūjus pater amīcus ā senātū appellātus erat. <text:s/>7. Auxilium ā Caesare petimus, quod graviter ā Germānīs premimur.</text:p>
      <text:p text:style-name="P61">B.—8. Fuga Gallōrum, dē quā suprā dēmōnstrāvimus, legiōnem, quācum Caesar erat, commovēbat. <text:s/>9. Castra erant minōra quod sine impedīmentīs Caesar legiōnēs trānsportāverat. <text:s/>10. Omnem equitātum, quem ex omnī prōvinciā coēgerat, praemīsit. <text:s/>11. Summa erat difficultās quod mīlitēs onere armōrum oppressī sunt. <text:s/>12. Quod inopia frūmentī erat, centuriōnēs complūrēs in fīnitimās cīvitātēs frūmentī causā dīmi.sit. <text:s/>13. Cum sōlā decimā legiōne, dē quā nōn dubitābit, discessit.</text:p>
      <text:p text:style-name="P61"/>
      <text:p text:style-name="BannerSecondary"><text:span text:style-name="T21">260</text:span>.<text:tab/><text:tab/><text:span text:style-name="T21">IV</text:span><text:span text:style-name="T23">.</text:span></text:p>
      <text:p text:style-name="P61">A.—1. They marched through the province because they had no other road. <text:s/>2. He will collect all his ships, of which he has a large number. <text:s/>3. The cavalry is sent in advance through the forest which has been mentioned above. <text:s/>4. They are alarmed because he left everything that he had brought over. <text:s/>5. As many ships as possible were gathered to the harbour from which he had determined to set sail. <text:s/>6. The auxiliaries we are awaiting have been suddenly overpowered by the barbarians. <text:s/>7. Because neither army ventures to join battle, Caesar leads his forces back to the camp.<text:span text:style-name="T26">{{162}}</text:span></text:p>
      <text:p text:style-name="P61">B.—8. With two legions which had wintered in the province, he hastened to a river that was about a mile distant. <text:s/>9. The king, with whom he had made peace, had great influence in the states into which the army had been led across. <text:s/>10. The other centurion, to whose father the citizenship had been given by Caesar, was overpowered by the enemy. <text:s/>11. The camp that we have mentioned above was beset by the barbarians, whose lands were being laid waste. <text:s/>12. There are several islands, a majority of which are (<text:span text:style-name="T2">literally</text:span> the greater part... is) inhabited by barbarians. <text:s/>13. They are less suitable, because they fear the sea.</text:p>
      <text:p text:style-name="P61"/>
      <text:p text:style-name="Banner">—</text:p>
      <text:p text:style-name="P61"/>
      <text:p text:style-name="Banner">Lesson XLV.</text:p>
      <text:p text:style-name="Banner">Perfect Participle Passive.</text:p>
      <text:p text:style-name="P61"/>
      <text:p text:style-name="BannerSecondary"><text:span text:style-name="T21">261</text:span>.<text:tab/><text:tab/>Illustrative Examples.</text:p>
      <text:p text:style-name="BodyHanging"><text:span text:style-name="T21">Barbarī, spē praedae adductī, in Galliam contendērunt</text:span>, <text:span text:style-name="T2">the barbarians, influenced by the hope of plunder, hastened into Gaul</text:span>.</text:p>
      <text:p text:style-name="BodyHanging"><text:span text:style-name="T21">Cōpiae, in ūnum locum coāctae, in prōvinciam mittēbantur</text:span>, <text:span text:style-name="T2">the forces, having been gathered to one place, used to be sent to the province</text:span>.</text:p>
      <text:p text:style-name="BodyHanging"><text:span text:style-name="T21">Cōpiae, in ūnum locum coāctae, in prōvinciam mittentur</text:span>, <text:span text:style-name="T2">the forces, having been gathered to one place, will be sent to the province</text:span>.</text:p>
      <text:p text:style-name="BodyHanging"><text:span text:style-name="T21">Aciem īnstrūctam inveniet</text:span>, <text:span text:style-name="T2">he will find the line of battle drawn up</text:span>.</text:p>
      <text:p text:style-name="BodyHanging"><text:span text:style-name="T2">a</text:span>.<text:tab/>These Latin sentences illustrate the use of the Perfect Participle Passive, when no longer used with part of the verb <text:span text:style-name="T21">sum</text:span><text:span text:style-name="T23"> to form a tense of the indicative passive (140). <text:s/>It is regularly translated by the English passive participle, e._g. </text:span><text:span text:style-name="T21">missus</text:span><text:span text:style-name="T23">, </text:span><text:span text:style-name="T6">sent</text:span><text:span text:style-name="T23"> or </text:span><text:span text:style-name="T6">having been sent</text:span><text:span text:style-name="T23">.</text:span><text:span text:style-name="T28">{{163}}</text:span></text:p>
      <text:p text:style-name="P61">Contrast the following sentences:—</text:p>
      <text:p text:style-name="BodyHanging"><text:span text:style-name="T21">Barbarī spē praedae adductī erant</text:span>, <text:span text:style-name="T2">the barbarians had been influenced by the hope of plunder</text:span>.</text:p>
      <text:p text:style-name="BodyHanging"><text:span text:style-name="T21">Cōpiae in ūnum locum coāctae sunt</text:span>, <text:span text:style-name="T2">the forces have been gathered to one place</text:span>.</text:p>
      <text:p text:style-name="BodyHanging"><text:span text:style-name="T21">Aciēs īnstrūcta erit</text:span>, <text:span text:style-name="T2">a line of battle will have been drawn up</text:span>.</text:p>
      <text:p text:style-name="BodyHanging"><text:span text:style-name="T2">b</text:span>.<text:tab/>Notice that in these sentences the voice of the participle is passive, and that the time of the action expressed by the participle is prior to that of the principal verb, but is not necessarily past time.</text:p>
      <text:p text:style-name="P181"><text:soft-page-break/>c<text:span text:style-name="T12">.<text:tab/>The participle is a verbal adjective; it expresses action and has distinctions of tense and voice; and it </text:span><text:span text:style-name="T12">agrees in gender, number, and case with the noun it modifies. <text:s/>The perfect participle passive is declined by </text:span><text:span text:style-name="T13">bonus</text:span><text:span text:style-name="T15"> (65).</text:span></text:p>
      <text:p text:style-name="P181"><text:span text:style-name="T23">d.</text:span><text:span text:style-name="T15"><text:tab/>Sometimes this participle becomes little more than an ordinary adjective, and may in fact be compared; as, </text:span><text:span text:style-name="T13">parātus</text:span><text:span text:style-name="T15">, </text:span><text:span text:style-name="T23">ready</text:span><text:span text:style-name="T15">; </text:span><text:span text:style-name="T13">parātior</text:span><text:span text:style-name="T15">, </text:span><text:span text:style-name="T23">more ready</text:span><text:span text:style-name="T15"> or </text:span><text:span text:style-name="T23">better prepared</text:span><text:span text:style-name="T15">; </text:span><text:span text:style-name="T13">mūnītissimus</text:span><text:span text:style-name="T15">, </text:span><text:span text:style-name="T23">best fortified</text:span><text:span text:style-name="T15">, or </text:span><text:span text:style-name="T23">well protected</text:span><text:span text:style-name="T15">.</text:span></text:p>
      <text:p text:style-name="P61"/>
      <text:p text:style-name="P61"><text:span text:style-name="T21">262</text:span>. A freer rendering of the perfect participle passive is generally permissible and often advisable. <text:s/>Thus in the first two sentences of 261, <text:span text:style-name="T21">adductī</text:span> might also be translated <text:span text:style-name="T2">being influenced</text:span><text:span text:style-name="T12">, and </text:span><text:span text:style-name="T13">coāctae</text:span><text:span text:style-name="T12"> might be translated </text:span><text:span text:style-name="T2">after being gathered</text:span><text:span text:style-name="T12">, or </text:span><text:span text:style-name="T2">on being gathered</text:span><text:span text:style-name="T12">.</text:span></text:p>
      <text:p text:style-name="P116">Occasionally all these methods of translation are possible; as,</text:p>
      <text:p text:style-name="P120">Repulsī</text:p>
      <text:p text:style-name="P104"><text:span text:style-name="T15"><text:tab/></text:span><text:span text:style-name="T6">repulsed</text:span></text:p>
      <text:p text:style-name="P123"><text:tab/>being repulsed</text:p>
      <text:p text:style-name="P123"><text:tab/>having been repulsed</text:p>
      <text:p text:style-name="P123"><text:tab/>after being repulsed</text:p>
      <text:p text:style-name="P123"><text:tab/>on being repulsed</text:p>
      <text:p text:style-name="P104"><text:span text:style-name="T15"><text:tab/></text:span><text:span text:style-name="T12">ab equitātū, in castra contendunt</text:span><text:span text:style-name="T15">, </text:span><text:span text:style-name="T6">by the cavalry, they hasten to the camp</text:span><text:span text:style-name="T15">.</text:span></text:p>
      <text:p text:style-name="P61"/>
      <text:p text:style-name="BannerSecondary"><text:span text:style-name="T21">263</text:span>.<text:tab/><text:tab/>Vocabulary.</text:p>
      <text:section text:style-name="Sect1" text:name="Section109">
        <text:p text:style-name="Vocabulary"><text:span text:style-name="T21">dēditiō</text:span>, <text:span text:style-name="T21">-ōnis</text:span>, f.,<text:tab/><text:span text:style-name="T2">surrender</text:span>.</text:p>
        <text:p text:style-name="Vocabulary"><text:span text:style-name="T21">dēdō</text:span>, <text:span text:style-name="T21">ere</text:span>, <text:span text:style-name="T21">dēdidī</text:span>, <text:span text:style-name="T21">dēditum</text:span>,<text:tab/><text:span text:style-name="T2">surrender</text:span> (transitive).</text:p>
        <text:p text:style-name="Vocabulary"><text:span text:style-name="T21">ē-rumpō</text:span>, <text:span text:style-name="T21">ere</text:span>, <text:span text:style-name="T21">-rūpī</text:span>, <text:span text:style-name="T21">-ruptum</text:span>,<text:tab/><text:span text:style-name="T2">break out, sally out</text:span>.</text:p>
        <text:p text:style-name="Vocabulary"><text:span text:style-name="T21">ēruptiō</text:span>, <text:span text:style-name="T21">-ōnis</text:span>, f.,<text:tab/><text:span text:style-name="T2">sally, sortie</text:span>.</text:p>
        <text:p text:style-name="Vocabulary"><text:span text:style-name="T21">lēgātiō</text:span>, <text:span text:style-name="T21">-ōnis</text:span>, f.,<text:tab/><text:span text:style-name="T2">embassy</text:span>.</text:p>
        <text:p text:style-name="Vocabulary"><text:span text:style-name="T21">oppūgnātiō</text:span>, <text:span text:style-name="T21">-ōnis</text:span>, f.,<text:tab/><text:span text:style-name="T2">attack, assault</text:span>.</text:p>
        <text:p text:style-name="Vocabulary"><text:span text:style-name="T21">per-rumpō</text:span>, <text:span text:style-name="T21">ere</text:span>, <text:span text:style-name="T21">-rūpī</text:span>, <text:span text:style-name="T21">-ruptum</text:span>,<text:tab/><text:span text:style-name="T2">break through</text:span>.</text:p>
        <text:p text:style-name="Vocabulary"><text:span text:style-name="T21">rumpō</text:span>, <text:span text:style-name="T21">ere</text:span>, <text:span text:style-name="T21">rūpī</text:span>, <text:span text:style-name="T21">ruptum</text:span>,<text:tab/><text:span text:style-name="T2">break, break down</text:span>.</text:p>
        <text:p text:style-name="Vocabulary"><text:span text:style-name="T21">statiō</text:span>, <text:span text:style-name="T21">-ōnis</text:span>, f.,<text:tab/><text:span text:style-name="T2">outpost, guard</text:span>.</text:p>
        <text:p text:style-name="Vocabulary"><text:span text:style-name="T21">tēlum</text:span>, <text:span text:style-name="T21">ī</text:span>, n.,<text:tab/><text:span text:style-name="T2">weapon, missile</text:span>.</text:p>
      </text:section>
      <text:p text:style-name="Vocabulary"><text:span text:style-name="T2">Phrases</text:span>:</text:p>
      <text:p text:style-name="Vocabulary"><text:span text:style-name="T21">in dēditiōnem veniō</text:span>,<text:tab/><text:span text:style-name="T2">surrender</text:span> (intransitive).</text:p>
      <text:p text:style-name="Vocabulary"><text:span text:style-name="T21">in statiōne</text:span>,<text:tab/><text:span text:style-name="T2">on guard, on outpost duty</text:span>.</text:p>
      <text:p text:style-name="P61">N.B.—The suffix <text:span text:style-name="T21">-tiō</text:span> is used to form from verbs abstract nouns (feminine) denoting an action, or in some cases the concrete result of an action. <text:s/>So <text:span text:style-name="T21">mūnītiō</text:span>, like the English noun <text:span text:style-name="T2">fortification</text:span>, may mean either the act of fortifying or the works constructed. <text:s/>This ending appears in English as <text:span text:style-name="T2">-tion</text:span>.</text:p>
      <text:p text:style-name="P61"/>
      <text:p text:style-name="Banner">Exercises.</text:p>
      <text:p text:style-name="BannerSecondary"><text:span text:style-name="T21">264</text:span>.<text:tab/><text:tab/><text:span text:style-name="T21">I</text:span>.</text:p>
      <text:p text:style-name="P61">A.—1. Adventū Rōmānōrum māgnopere perterritus, cōpiās redūxit. <text:s/>2. Ab hostibus circumventī, dē mūnītiōnibus dēsiluērunt et fugā salūtem petīvērunt. <text:s/>3 Omnium rērum inopiā adductī, lēgātiōnem dē<text:note text:id="ftn53" text:note-class="footnote"><text:note-citation>53</text:note-citation><text:note-body><text:p text:style-name="Footnote">Compare <text:span text:style-name="T21">dē pāce</text:span>, 99.</text:p></text:note-body></text:note> dēditiōne mīsērunt. <text:s/>4. Parātum et īnstrūctum exercitum invēnī. <text:s/>5. Multitūdine tēlōrum repulsae, cohortēs in locīs superiōribus cōnsistunt. <text:s/>6. Prīmō parātī erāmus auctōrēs bellī dēdere. <text:s/>7. Cum sīgnum dederit, ex castrīs ērumpent. <text:s/>8. Spē salūtis adductī, per mediōs hostēs audācissimē perrūpērunt. <text:s/>9. Multitūdine tēlōrum vulnerātī, aegrē ad<text:note text:id="ftn54" text:note-class="footnote"><text:note-citation>54</text:note-citation><text:note-body><text:p text:style-name="Footnote">Translate <text:span text:style-name="T21">ad</text:span><text:span text:style-name="T23"> her by 'until'.</text:span></text:p></text:note-body></text:note> noctem oppūgnātiōnem sustinēmus.<text:span text:style-name="T26">{{165}}</text:span></text:p>
      <text:p text:style-name="P61">B.—10. Salūtem petere jussī, subitō omnibus portīs ēruptiōnem fēcērunt. <text:s/>11. Ex cōnsuētūdine omnēs cīvitātēs commūnem lēgātiōnem mittent. <text:s/>12. Omnia quae postulāveritis, erunt parāta. <text:s/>13. Māgnitūdine mūnītiōnum et celeritāte Rōmānōrum permōtī, lēgātōs dē dēditiōne mittunt. <text:s/>14. Ab oppidō quod erat māximum mūnītissimumque in īnsulā, nōn longē aberant. <text:s/>15. In omnibus collibus cōpiās hostium īnstrūctās vident. <text:s/>16. Pōns, quī erat in flūmine, ruptus erat. <text:s/>17. Cohors, quae in statiōne erat, fugā reliquī exercitūs perterrita, in dēditiōnem vēnit. <text:s/>18. Barbarī, commōtī quod oppidum <text:soft-page-break/>nātūrā locī mūnītissimum expūgnātum erat, mājōrēs cōpiās parāre coepērunt.</text:p>
      <text:p text:style-name="P61"/>
      <text:p text:style-name="BannerSecondary"><text:span text:style-name="T21">265</text:span>.<text:tab/><text:tab/><text:span text:style-name="T21">II</text:span></text:p>
      <text:p text:style-name="P61">A.—1. After being driven back into the town, they made a sortie. <text:s/>2. Being defeated by the first attack of the cohorts, they are compelled to surrender. <text:s/>3. The cavalry sent out from the winter-camp, quickly put the enemy to flight. <text:s/>4. On being recalled to the continent, he hesitated for several days to set sail. <text:s/>5. Having been terrified by the large number of the ships, the enemy's troops withdraw from the sea. <text:s/>6. Six chosen cohorts will be stationed on outpost duty. <text:s/>7. The war-ships seem to be better prepared than the other (ships). <text:s/>8. On being informed of the approach of the embassy sent by the Belgians, he recalled cavalry which he had sent in advance. <text:s/>9. Caesar broke the middle of the enemy's line.</text:p>
      <text:p text:style-name="P61">B.—10. After being drawn up in line we shall sally out. <text:s/>11. On being repulsed by the fortifications and the missiles, they withdrew as quickly as possible. <text:s/>12. The long awaited auxiliaries reached the bridge the<text:span text:style-name="T26">{{166}}</text:span> previous night. <text:s/>13. The attack is hindered by many circumstances. <text:s/>14. If you break through the fortifications, you will easily reach the river. <text:s/>15. He found the guards posted. <text:s/>16. After being called brothers by the senate, they have been compelled to surrender all their towns and to give hostages. <text:s/>17. On the seventh day of the assault, having been greatly harassed by the multitude of missiles, they sent ambassadors to Caesar to treat for a surrender. <text:s/>18. Burdened by the heavy weight of their arms, the legions reached the camp with the greatest difficulty.</text:p>
      <text:p text:style-name="P61"/>
      <text:p text:style-name="Banner">—</text:p>
      <text:p text:style-name="P61"/>
      <text:p text:style-name="Banner">Lesson XLVI.</text:p>
      <text:p text:style-name="Banner">Personal Pronouns.</text:p>
      <text:p text:style-name="P61"/>
      <text:p text:style-name="BannerSecondary"><text:span text:style-name="T21">266</text:span>.<text:tab/><text:tab/>Paradigms.</text:p>
      <text:p text:style-name="Banner">The personal pronouns <text:span text:style-name="T21">ego</text:span>, <text:span text:style-name="T21">tū</text:span>, <text:span text:style-name="T21">is</text:span>.</text:p>
      <table:table table:name="Table19" table:style-name="Table19">
        <table:table-column table:style-name="Table19.A" table:number-columns-repeated="5"/>
        <table:table-column table:style-name="Table19.F"/>
        <table:table-row>
          <table:table-cell table:style-name="Table19.A1" office:value-type="string">
            <text:p text:style-name="P189"/>
          </table:table-cell>
          <table:table-cell table:style-name="Table19.A1" office:value-type="string">
            <text:p text:style-name="P197">First Person.</text:p>
          </table:table-cell>
          <table:table-cell table:style-name="Table19.A1" office:value-type="string">
            <text:p text:style-name="P197">Second Person.</text:p>
          </table:table-cell>
          <table:table-cell table:style-name="Table19.A1" office:value-type="string">
            <text:p text:style-name="P197"/>
          </table:table-cell>
          <table:table-cell table:style-name="Table19.A1" office:value-type="string">
            <text:p text:style-name="P197">Third Person</text:p>
          </table:table-cell>
          <table:table-cell table:style-name="Table19.F1" office:value-type="string">
            <text:p text:style-name="P127"/>
          </table:table-cell>
        </table:table-row>
        <table:table-row>
          <table:table-cell table:style-name="Table19.A2" office:value-type="string">
            <text:p text:style-name="P189"/>
          </table:table-cell>
          <table:table-cell table:style-name="Table19.A2" office:value-type="string">
            <text:p text:style-name="P197"/>
          </table:table-cell>
          <table:table-cell table:style-name="Table19.A2" office:value-type="string">
            <text:p text:style-name="P197"/>
          </table:table-cell>
          <table:table-cell table:style-name="Table19.A2" office:value-type="string">
            <text:p text:style-name="P197">Masc.</text:p>
          </table:table-cell>
          <table:table-cell table:style-name="Table19.A2" office:value-type="string">
            <text:p text:style-name="P197">Fem.</text:p>
          </table:table-cell>
          <table:table-cell table:style-name="Table19.F2" office:value-type="string">
            <text:p text:style-name="P197">Neut.</text:p>
          </table:table-cell>
        </table:table-row>
        <table:table-row>
          <table:table-cell table:style-name="Table19.A2" office:value-type="string">
            <text:p text:style-name="P189"/>
          </table:table-cell>
          <table:table-cell table:style-name="Table19.F2" table:number-columns-spanned="5" office:value-type="string">
            <text:p text:style-name="P197">Singular.</text:p>
          </table:table-cell>
          <table:covered-table-cell/>
          <table:covered-table-cell/>
          <table:covered-table-cell/>
          <table:covered-table-cell/>
        </table:table-row>
        <table:table-row>
          <table:table-cell table:style-name="Table19.A2" office:value-type="string">
            <text:p text:style-name="P182">Nom.</text:p>
          </table:table-cell>
          <table:table-cell table:style-name="Table19.A2" office:value-type="string">
            <text:p text:style-name="P189">ego</text:p>
          </table:table-cell>
          <table:table-cell table:style-name="Table19.A2" office:value-type="string">
            <text:p text:style-name="P189">tū</text:p>
          </table:table-cell>
          <table:table-cell table:style-name="Table19.A2" office:value-type="string">
            <text:p text:style-name="P189">is</text:p>
          </table:table-cell>
          <table:table-cell table:style-name="Table19.A2" office:value-type="string">
            <text:p text:style-name="P189">ea</text:p>
          </table:table-cell>
          <table:table-cell table:style-name="Table19.F2" office:value-type="string">
            <text:p text:style-name="P189">id</text:p>
          </table:table-cell>
        </table:table-row>
        <table:table-row>
          <table:table-cell table:style-name="Table19.A2" office:value-type="string">
            <text:p text:style-name="P182">Gen.</text:p>
          </table:table-cell>
          <table:table-cell table:style-name="Table19.A2" office:value-type="string">
            <text:p text:style-name="P189">meī</text:p>
          </table:table-cell>
          <table:table-cell table:style-name="Table19.A2" office:value-type="string">
            <text:p text:style-name="P189">tuī</text:p>
          </table:table-cell>
          <table:table-cell table:style-name="Table19.A2" office:value-type="string">
            <text:p text:style-name="P189">ējus</text:p>
          </table:table-cell>
          <table:table-cell table:style-name="Table19.A2" office:value-type="string">
            <text:p text:style-name="P189">ējus</text:p>
          </table:table-cell>
          <table:table-cell table:style-name="Table19.F2" office:value-type="string">
            <text:p text:style-name="P189">ējus</text:p>
          </table:table-cell>
        </table:table-row>
        <table:table-row>
          <table:table-cell table:style-name="Table19.A2" office:value-type="string">
            <text:p text:style-name="P182">Dat.</text:p>
          </table:table-cell>
          <table:table-cell table:style-name="Table19.A2" office:value-type="string">
            <text:p text:style-name="P189">mihi</text:p>
          </table:table-cell>
          <table:table-cell table:style-name="Table19.A2" office:value-type="string">
            <text:p text:style-name="P189">tibi</text:p>
          </table:table-cell>
          <table:table-cell table:style-name="Table19.A2" office:value-type="string">
            <text:p text:style-name="P189">eī</text:p>
          </table:table-cell>
          <table:table-cell table:style-name="Table19.A2" office:value-type="string">
            <text:p text:style-name="P189">eī</text:p>
          </table:table-cell>
          <table:table-cell table:style-name="Table19.F2" office:value-type="string">
            <text:p text:style-name="P189">eī</text:p>
          </table:table-cell>
        </table:table-row>
        <table:table-row>
          <table:table-cell table:style-name="Table19.A2" office:value-type="string">
            <text:p text:style-name="P182">Acc.</text:p>
          </table:table-cell>
          <table:table-cell table:style-name="Table19.A2" office:value-type="string">
            <text:p text:style-name="P189">mē</text:p>
          </table:table-cell>
          <table:table-cell table:style-name="Table19.A2" office:value-type="string">
            <text:p text:style-name="P175">tē</text:p>
          </table:table-cell>
          <table:table-cell table:style-name="Table19.A2" office:value-type="string">
            <text:p text:style-name="P189">eum</text:p>
          </table:table-cell>
          <table:table-cell table:style-name="Table19.A2" office:value-type="string">
            <text:p text:style-name="P189">eam</text:p>
          </table:table-cell>
          <table:table-cell table:style-name="Table19.F2" office:value-type="string">
            <text:p text:style-name="P189">id</text:p>
          </table:table-cell>
        </table:table-row>
        <table:table-row>
          <table:table-cell table:style-name="Table19.A2" office:value-type="string">
            <text:p text:style-name="P182">Voc.</text:p>
          </table:table-cell>
          <table:table-cell table:style-name="Table19.A2" office:value-type="string">
            <text:p text:style-name="P189"/>
          </table:table-cell>
          <table:table-cell table:style-name="Table19.A2" office:value-type="string">
            <text:p text:style-name="P189">tū</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82">Abl.</text:p>
          </table:table-cell>
          <table:table-cell table:style-name="Table19.A2" office:value-type="string">
            <text:p text:style-name="P175">mē</text:p>
          </table:table-cell>
          <table:table-cell table:style-name="Table19.A2" office:value-type="string">
            <text:p text:style-name="P175">tē</text:p>
          </table:table-cell>
          <table:table-cell table:style-name="Table19.A2" office:value-type="string">
            <text:p text:style-name="P189">eō</text:p>
          </table:table-cell>
          <table:table-cell table:style-name="Table19.A2" office:value-type="string">
            <text:p text:style-name="P189">eā</text:p>
          </table:table-cell>
          <table:table-cell table:style-name="Table19.F2" office:value-type="string">
            <text:p text:style-name="P189">eō</text:p>
          </table:table-cell>
        </table:table-row>
        <table:table-row>
          <table:table-cell table:style-name="Table19.A2" office:value-type="string">
            <text:p text:style-name="P189"/>
          </table:table-cell>
          <table:table-cell table:style-name="Table19.A2" office:value-type="string">
            <text:p text:style-name="Standard"/>
          </table:table-cell>
          <table:table-cell table:style-name="Table19.A2" office:value-type="string">
            <text:p text:style-name="Standard"/>
          </table:table-cell>
          <table:table-cell table:style-name="Table19.A2" office:value-type="string">
            <text:p text:style-name="P197">Plural.</text:p>
          </table:table-cell>
          <table:table-cell table:style-name="Table19.A2" office:value-type="string">
            <text:p text:style-name="Standard"/>
          </table:table-cell>
          <table:table-cell table:style-name="Table19.F2" office:value-type="string">
            <text:p text:style-name="Standard"/>
          </table:table-cell>
        </table:table-row>
        <table:table-row>
          <table:table-cell table:style-name="Table19.A2" office:value-type="string">
            <text:p text:style-name="P182">Nom.</text:p>
          </table:table-cell>
          <table:table-cell table:style-name="Table19.A2" office:value-type="string">
            <text:p text:style-name="P189">nōs</text:p>
          </table:table-cell>
          <table:table-cell table:style-name="Table19.A2" office:value-type="string">
            <text:p text:style-name="P189">vōs</text:p>
          </table:table-cell>
          <table:table-cell table:style-name="Table19.A2" office:value-type="string">
            <text:p text:style-name="P189">eī, iī</text:p>
          </table:table-cell>
          <table:table-cell table:style-name="Table19.A2" office:value-type="string">
            <text:p text:style-name="P189">eae</text:p>
          </table:table-cell>
          <table:table-cell table:style-name="Table19.F2" office:value-type="string">
            <text:p text:style-name="P189">ea</text:p>
          </table:table-cell>
        </table:table-row>
        <table:table-row>
          <table:table-cell table:style-name="Table19.A2" office:value-type="string">
            <text:p text:style-name="P182">Gen.</text:p>
          </table:table-cell>
          <table:table-cell table:style-name="Table19.A2" office:value-type="string">
            <text:p text:style-name="P189">nostrum, nostrī</text:p>
          </table:table-cell>
          <table:table-cell table:style-name="Table19.A2" office:value-type="string">
            <text:p text:style-name="P189">vestrum, vestrī</text:p>
          </table:table-cell>
          <table:table-cell table:style-name="Table19.A2" office:value-type="string">
            <text:p text:style-name="P189">eōrum</text:p>
          </table:table-cell>
          <table:table-cell table:style-name="Table19.A2" office:value-type="string">
            <text:p text:style-name="P189">eārum</text:p>
          </table:table-cell>
          <table:table-cell table:style-name="Table19.F2" office:value-type="string">
            <text:p text:style-name="P189">eōrum</text:p>
          </table:table-cell>
        </table:table-row>
        <table:table-row>
          <table:table-cell table:style-name="Table19.A2" office:value-type="string">
            <text:p text:style-name="P182">Dat.</text:p>
          </table:table-cell>
          <table:table-cell table:style-name="Table19.A2" office:value-type="string">
            <text:p text:style-name="P189">nōbis</text:p>
          </table:table-cell>
          <table:table-cell table:style-name="Table19.A2" office:value-type="string">
            <text:p text:style-name="P189">vōbis</text:p>
          </table:table-cell>
          <table:table-cell table:style-name="Table19.A2" office:value-type="string">
            <text:p text:style-name="P189">eīs, iīs</text:p>
          </table:table-cell>
          <table:table-cell table:style-name="Table19.A2" office:value-type="string">
            <text:p text:style-name="P189">eīs, iīs</text:p>
          </table:table-cell>
          <table:table-cell table:style-name="Table19.F2" office:value-type="string">
            <text:p text:style-name="P189">eīs, iīs</text:p>
          </table:table-cell>
        </table:table-row>
        <table:table-row>
          <table:table-cell table:style-name="Table19.A2" office:value-type="string">
            <text:p text:style-name="P182">Acc.</text:p>
          </table:table-cell>
          <table:table-cell table:style-name="Table19.A2" office:value-type="string">
            <text:p text:style-name="P189">nōs</text:p>
          </table:table-cell>
          <table:table-cell table:style-name="Table19.A2" office:value-type="string">
            <text:p text:style-name="P189">vōs</text:p>
          </table:table-cell>
          <table:table-cell table:style-name="Table19.A2" office:value-type="string">
            <text:p text:style-name="P189">eōs</text:p>
          </table:table-cell>
          <table:table-cell table:style-name="Table19.A2" office:value-type="string">
            <text:p text:style-name="P189">eās</text:p>
          </table:table-cell>
          <table:table-cell table:style-name="Table19.F2" office:value-type="string">
            <text:p text:style-name="P189">ea</text:p>
          </table:table-cell>
        </table:table-row>
        <table:table-row>
          <table:table-cell table:style-name="Table19.A2" office:value-type="string">
            <text:p text:style-name="P182">Voc.</text:p>
          </table:table-cell>
          <table:table-cell table:style-name="Table19.A2" office:value-type="string">
            <text:p text:style-name="P189"/>
          </table:table-cell>
          <table:table-cell table:style-name="Table19.A2" office:value-type="string">
            <text:p text:style-name="P189">vōs</text:p>
          </table:table-cell>
          <table:table-cell table:style-name="Table19.A2" office:value-type="string">
            <text:p text:style-name="Standard"/>
          </table:table-cell>
          <table:table-cell table:style-name="Table19.A2" office:value-type="string">
            <text:p text:style-name="Standard"/>
          </table:table-cell>
          <table:table-cell table:style-name="Table19.F2" office:value-type="string">
            <text:p text:style-name="Standard"/>
          </table:table-cell>
        </table:table-row>
        <text:soft-page-break/>
        <table:table-row>
          <table:table-cell table:style-name="Table19.A2" office:value-type="string">
            <text:p text:style-name="P182">Abl.</text:p>
          </table:table-cell>
          <table:table-cell table:style-name="Table19.A2" office:value-type="string">
            <text:p text:style-name="P189">nōbis</text:p>
          </table:table-cell>
          <table:table-cell table:style-name="Table19.A2" office:value-type="string">
            <text:p text:style-name="P189">vōbis</text:p>
          </table:table-cell>
          <table:table-cell table:style-name="Table19.A2" office:value-type="string">
            <text:p text:style-name="P189">eīs, iīs</text:p>
          </table:table-cell>
          <table:table-cell table:style-name="Table19.A2" office:value-type="string">
            <text:p text:style-name="P189">eīs, iīs</text:p>
          </table:table-cell>
          <table:table-cell table:style-name="Table19.F2" office:value-type="string">
            <text:p text:style-name="P189">eīs, iīs<text:span text:style-name="T26">{{167}}</text:span></text:p>
          </table:table-cell>
        </table:table-row>
      </table:table>
      <text:p text:style-name="P203"><text:span text:style-name="T2">a</text:span>.<text:tab/>Of the double forms in the genitive plural of the first and second personal pronouns, <text:span text:style-name="T21">nostrum</text:span> and <text:span text:style-name="T21">vestrum </text:span>are used as partitive genitives (174); otherwise <text:span text:style-name="T2">of us</text:span><text:span text:style-name="T12"> and </text:span><text:span text:style-name="T2">of you</text:span><text:span text:style-name="T12"> are </text:span><text:span text:style-name="T13">nostrī</text:span><text:span text:style-name="T12"> and </text:span><text:span text:style-name="T13">vestrī</text:span><text:span text:style-name="T12">.</text:span></text:p>
      <text:p text:style-name="P61"/>
      <text:p text:style-name="BannerSecondary"><text:span text:style-name="T21">267</text:span>.<text:tab/><text:tab/>(Illustrative Examples.)</text:p>
      <text:p text:style-name="BodyHanging"><text:span text:style-name="T21">Nōs sumus amīcī, vōs estis inimīcī</text:span>, <text:span text:style-name="T2">we are friends, you are enemies</text:span>.</text:p>
      <text:p text:style-name="BodyHanging"><text:span text:style-name="T21">Legiōnem, quam mēcum habeō, mittam</text:span>, <text:span text:style-name="T2">I shall send the legion which I have with me</text:span>.</text:p>
      <text:p text:style-name="BodyHanging"><text:span text:style-name="T21">Jussit eōs impedīmenta in ūnō locō collocāre et eum mūnīre</text:span>, <text:span text:style-name="T2">he ordered them to put the baggage in one place and fortify it</text:span>.</text:p>
      <text:p text:style-name="BodyHanging"><text:span text:style-name="T21">Omnibus vōbīs ūtile est</text:span>, <text:span text:style-name="T2">it is useful to all of you</text:span> (literally <text:span text:style-name="T2">to you all</text:span>).</text:p>
      <text:p text:style-name="P61">These Latin sentences illustrate the following points:</text:p>
      <text:p text:style-name="P181">a<text:span text:style-name="T12">.<text:tab/>The nominative of the personal pronoun is expressed with emphatic, otherwise the personal ending of the verb suffices.</text:span></text:p>
      <text:p text:style-name="P181">b<text:span text:style-name="T12">.<text:tab/>The preposition cum is suffixed to the ablatives </text:span><text:span text:style-name="T13">mē</text:span><text:span text:style-name="T12">, </text:span><text:span text:style-name="T13">tē</text:span><text:span text:style-name="T12">, </text:span><text:span text:style-name="T13">nōbīs</text:span><text:span text:style-name="T12">, and </text:span><text:span text:style-name="T13">vōbīs</text:span><text:span text:style-name="T12">. <text:s/>(For the accent see 255, a. 6.)</text:span></text:p>
      <text:p text:style-name="P181">c<text:span text:style-name="T12">.<text:tab/>Because of the difference between Latin and English in the matter of gender, the pronoun it may frequently be represented by the masculine or the feminine of </text:span><text:span text:style-name="T13">is</text:span><text:span text:style-name="T15">. <text:s/>Where also </text:span><text:span text:style-name="T23">it</text:span><text:span text:style-name="T15"> is the subject of a verb, the form of the Latin verb (or of a predicate adjective) will vary according to the noun to which the pronoun </text:span><text:span text:style-name="T23">it</text:span><text:span text:style-name="T15"> refers; thus, it was sent may refer to an army </text:span><text:span text:style-name="T13">(exercitus),</text:span><text:span text:style-name="T15"> a legion (</text:span><text:span text:style-name="T13">legiō</text:span><text:span text:style-name="T15">), a letter </text:span><text:span text:style-name="T13">(litterae),</text:span><text:span text:style-name="T15"> or to baggage </text:span><text:span text:style-name="T13">(impedīmenta),</text:span><text:span text:style-name="T15"> and would then be translated </text:span><text:span text:style-name="T13">missus est</text:span><text:span text:style-name="T15">, </text:span><text:span text:style-name="T13">missa est</text:span><text:span text:style-name="T15">, </text:span><text:span text:style-name="T13">missae sunt</text:span><text:span text:style-name="T15">, and </text:span><text:span text:style-name="T13">missa sunt </text:span><text:span text:style-name="T15">respectively.</text:span></text:p>
      <text:p text:style-name="P181"><text:span text:style-name="T23">d</text:span><text:span text:style-name="T15">.<text:tab/>The partitive genitive should not be used with </text:span><text:span text:style-name="T13">omnēs</text:span><text:span text:style-name="T15">, since the whole, not a part, is taken. <text:s/>(174)</text:span><text:span text:style-name="T30">{{168}}</text:span></text:p>
      <text:p text:style-name="P61"/>
      <text:p text:style-name="BannerSecondary"><text:span text:style-name="T21">268</text:span>.<text:tab/><text:tab/>Vocabulary.</text:p>
      <text:p text:style-name="Vocabulary"><text:span text:style-name="T21">aut</text:span>,<text:tab/><text:span text:style-name="T2">or</text:span>; <text:span text:style-name="T21">aut... aut</text:span>, <text:span text:style-name="T2">either... or</text:span>.</text:p>
      <text:p text:style-name="Vocabulary"><text:span text:style-name="T21">concilium</text:span>, <text:span text:style-name="T21">ī</text:span>, n.,<text:tab/><text:span text:style-name="T2">meeting, council</text:span>.</text:p>
      <text:p text:style-name="Vocabulary"><text:span text:style-name="T21">et</text:span>,<text:tab/><text:span text:style-name="T2">and;</text:span> <text:span text:style-name="T21">et... et</text:span>, <text:span text:style-name="T2">both... and</text:span>.</text:p>
      <text:p text:style-name="Vocabulary"><text:span text:style-name="T21">etiam</text:span>,<text:tab/><text:span text:style-name="T2">also; even</text:span>.</text:p>
      <text:p text:style-name="Vocabulary"><text:span text:style-name="T21">meminī</text:span> (found in the perfect system only, with force of present),<text:tab/><text:span text:style-name="T2">remember.</text:span></text:p>
      <text:p text:style-name="Vocabulary"><text:span text:style-name="T21">memor</text:span>, <text:span text:style-name="T21">-oris</text:span>,<text:tab/><text:span text:style-name="T2">mindful</text:span> (with genitive).</text:p>
      <text:p text:style-name="Vocabulary"><text:span text:style-name="T21">neque</text:span><text:tab/><text:span text:style-name="T2">nor</text:span>, <text:span text:style-name="T2">and not</text:span>; <text:span text:style-name="T21">neque... neque</text:span>, <text:span text:style-name="T2">neither... nor</text:span>.</text:p>
      <text:p text:style-name="Vocabulary"><text:span text:style-name="T21">sed</text:span>,<text:tab/><text:span text:style-name="T2">but.</text:span></text:p>
      <text:p text:style-name="Vocabulary"><text:span text:style-name="T21">tim-or</text:span>, <text:span text:style-name="T21">-ōris</text:span>, m.,<text:tab/><text:span text:style-name="T2">fear.</text:span></text:p>
      <text:p text:style-name="BodyHanging"><text:span text:style-name="T2">Phrases</text:span>:</text:p>
      <text:p text:style-name="BodyHanging"><text:span text:style-name="T21">memoriam dēpōnō</text:span>, <text:span text:style-name="T2">forget.</text:span></text:p>
      <text:p text:style-name="BodyHanging"><text:span text:style-name="T21">memoriam retineō</text:span>,<text:tab/><text:span text:style-name="T2">remember.</text:span></text:p>
      <text:p text:style-name="P61">memoriam dēpōnō, memoriam retineō<text:note text:id="ftn55" text:note-class="footnote"><text:note-citation>55</text:note-citation><text:note-body><text:p text:style-name="Footnote">These phrases, as their literal meaning would indicate, are followed by the genitive case.</text:p></text:note-body></text:note></text:p>
      <text:p text:style-name="P61"/>
      <text:p text:style-name="Banner">Exercises.</text:p>
      <text:p text:style-name="BannerSecondary"><text:span text:style-name="T21">269</text:span>.<text:tab/><text:tab/><text:span text:style-name="T21">I</text:span>.</text:p>
      <text:p text:style-name="P61">A.—1. Pācem vōbīscum fēcerat; pācem neque nōbīscum neque vōbīscum fēcerat. <text:s/>2. Ab eīs circumveniēmur. <text:s/>3. Tū et mihi et reī pūblicae ūtilis fuistī <text:s/>4. Meminī id; memor erō vestrī. <text:s/>5. Hīberna ab eō aberant mīlia passuum vīgintī. <text:s/>6. Cōsilium barbarōrum nōn sōlum mihi, sed etiam tibi, incōgnitum erat. <text:s/>7. Māgnam inter eōs auctōritātem habēs; tū etiam mājōrem auctōritātem quam ego habēs. <text:s/>8. Nihil ā vōbīs postulō. <text:s/>9. Ab eō dē perīculō legiōnis cōgnōscit et eam redūcī jubet. <text:s/>10. Sī lēgātiōnem dē dēditiōne ad cum mīseritis, ad concilium vōs convocābit.</text:p>
      <text:p text:style-name="P61"><text:soft-page-break/>B. \ em 11. Equitēs quōs tēcum trānsportāveras, reductī erant. <text:s/>12. Hostēs, timōre perterritī, ā nōbīs discēdunt. <text:s/>13. Tuī memoriam retinēbō; memoriam vestrī nōn<text:span text:style-name="T26">{{169}}</text:span> dēpōnam. <text:s/>14. Aut equitēs aut frūmentum eīs imperābit. <text:s/>15. Cum ad castra pervēnerint, ea oppūgnābunt. <text:s/>16. Timor animōs omnium occupāvit; timor eam occupāvit. <text:s/>17. Omnibus vōbīs lībertātem dedit; nōs omnēs opprimere cōnstituit. <text:s/>18. <text:s/>Ā cēterīs id cōgnōvit, neque ego nūntiāvī.<text:note text:id="ftn56" text:note-class="footnote"><text:note-citation>56</text:note-citation><text:note-body><text:p text:style-name="P138">Id<text:span text:style-name="T23"> is to be understood as the object of </text:span>nūntiāvī<text:span text:style-name="T23"> also.</text:span></text:p></text:note-body></text:note> <text:s/>19. Amīcitiae populī Rōmānī memoriā moveor. <text:s/>20. Nūntius ad mē missus est; victōria mihi nūntiātur.</text:p>
      <text:p text:style-name="P61"/>
      <text:p text:style-name="BannerSecondary"><text:span text:style-name="T21">270</text:span>.<text:tab/><text:tab/><text:span text:style-name="T21">II</text:span>.</text:p>
      <text:p text:style-name="P61">A.—1. He will choose either me or you. <text:s/>2. He has chosen not only a large part of us, but also all of you. <text:s/>3. He has learned the commander's plans. <text:s/>4. He has compelled them to withdraw from the council. <text:s/>5. It is dangerous both to me and to you. <text:s/>6. Because we do not venture to carry the baggage with us, we are leaving it in the camp. <text:s/>7. They have left to us neither (our) lands nor (our) liberty. <text:s/>8. The cavalry I shall send before me, but the infantry I shall lead out with me. <text:s/>9. We slew a large part of them. <text:s/>10. On account of (their) fear to me, they are renewing the memory of (our) former friendship.</text:p>
      <text:p text:style-name="P61">B.—11. Having been informed of the recent victory, we sent ambassadors to him. <text:s/>12. Hostages will be given up to you by us. <text:s/>13. I did not fear him, but you were terrified by fear. <text:s/>14. We were eight miles from him. <text:s/>15. We shall demand from him not only corn but also hostages. <text:s/>16. He has forgotten even you. <text:s/>17. He orders them (<text:span text:style-name="T2">referring to</text:span> (<text:span text:style-name="T2">a</text:span>) the cohorts, (<text:span text:style-name="T2">b</text:span>) the auxiliaries, (<text:span text:style-name="T2">c</text:span>) the soldiers) to come as quickly as possible. <text:s/>18. Nor do I remember everything. <text:s/>19. He summons all of them to a meeting. <text:s/>20. And they do not seem to me to be mindful of us.{{170}}</text:p>
      <text:p text:style-name="P61"/>
      <text:p text:style-name="Banner">—</text:p>
      <text:p text:style-name="P61"/>
      <text:p text:style-name="Banner">Lesson XLVII.</text:p>
      <text:p text:style-name="Banner">Present Participle Active. <text:s/><text:span text:style-name="T21">Dum</text:span>.</text:p>
      <text:p text:style-name="P61"/>
      <text:p text:style-name="BannerSecondary"><text:span text:style-name="T21">271</text:span>.<text:tab/><text:tab/>Paradigms.</text:p>
      <text:p text:style-name="Banner">Present participle active.</text:p>
      <table:table table:name="Table20" table:style-name="Table20">
        <table:table-column table:style-name="Table20.A" table:number-columns-repeated="3"/>
        <table:table-column table:style-name="Table20.D"/>
        <table:table-row>
          <table:table-cell table:style-name="Table20.A1" office:value-type="string">
            <text:p text:style-name="P122">First Conj.</text:p>
          </table:table-cell>
          <table:table-cell table:style-name="Table20.A1" office:value-type="string">
            <text:p text:style-name="P122">Second Conj.</text:p>
          </table:table-cell>
          <table:table-cell table:style-name="Table20.A1" office:value-type="string">
            <text:p text:style-name="P122">Third Conj.</text:p>
          </table:table-cell>
          <table:table-cell table:style-name="Table20.D1" office:value-type="string">
            <text:p text:style-name="P122">Fourth Conj.</text:p>
          </table:table-cell>
        </table:table-row>
        <table:table-row>
          <table:table-cell table:style-name="Table20.A2" office:value-type="string">
            <text:p text:style-name="P127">amāns</text:p>
          </table:table-cell>
          <table:table-cell table:style-name="Table20.A2" office:value-type="string">
            <text:p text:style-name="P127">monēns</text:p>
          </table:table-cell>
          <table:table-cell table:style-name="Table20.A2" office:value-type="string">
            <text:p text:style-name="P127">regēns</text:p>
          </table:table-cell>
          <table:table-cell table:style-name="Table20.D2" office:value-type="string">
            <text:p text:style-name="P127">audiēns</text:p>
          </table:table-cell>
        </table:table-row>
      </table:table>
      <text:p text:style-name="BodyHanging"><text:span text:style-name="T2">a</text:span>.<text:tab/>In each of the four conjugations the present participle ends in <text:span text:style-name="T21">-ns</text:span>, and is formed from the present stem.</text:p>
      <text:p text:style-name="P61"/>
      <text:p text:style-name="P61"><text:span text:style-name="T21">272</text:span>.<text:tab/><text:tab/>Paradigm.</text:p>
      <text:p text:style-name="Banner">Declension of the present participle active.</text:p>
      <table:table table:name="Table21" table:style-name="Table21">
        <table:table-column table:style-name="Table21.A" table:number-columns-repeated="3"/>
        <table:table-row>
          <table:table-cell table:style-name="Table21.A1" office:value-type="string">
            <text:p text:style-name="Standard">Singular.</text:p>
          </table:table-cell>
          <table:table-cell table:style-name="Table21.A1" office:value-type="string">
            <text:p text:style-name="Standard">Masc. and Fem.</text:p>
          </table:table-cell>
          <table:table-cell table:style-name="Table21.C1" office:value-type="string">
            <text:p text:style-name="Standard">Neuter.</text:p>
          </table:table-cell>
        </table:table-row>
        <table:table-row>
          <table:table-cell table:style-name="Table21.A2" office:value-type="string">
            <text:p text:style-name="Standard">Nom.</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Gen.</text:p>
          </table:table-cell>
          <table:table-cell table:style-name="Table21.A2" office:value-type="string">
            <text:p text:style-name="Standard">amantis</text:p>
          </table:table-cell>
          <table:table-cell table:style-name="Table21.C2" office:value-type="string">
            <text:p text:style-name="Standard">amantis</text:p>
          </table:table-cell>
        </table:table-row>
        <table:table-row>
          <table:table-cell table:style-name="Table21.A2" office:value-type="string">
            <text:p text:style-name="Standard">Dat.</text:p>
          </table:table-cell>
          <table:table-cell table:style-name="Table21.A2" office:value-type="string">
            <text:p text:style-name="Standard">amantī</text:p>
          </table:table-cell>
          <table:table-cell table:style-name="Table21.C2" office:value-type="string">
            <text:p text:style-name="Standard">amantī</text:p>
          </table:table-cell>
        </table:table-row>
        <table:table-row>
          <table:table-cell table:style-name="Table21.A2" office:value-type="string">
            <text:p text:style-name="Standard">Acc.</text:p>
          </table:table-cell>
          <table:table-cell table:style-name="Table21.A2" office:value-type="string">
            <text:p text:style-name="Standard">amantem</text:p>
          </table:table-cell>
          <table:table-cell table:style-name="Table21.C2" office:value-type="string">
            <text:p text:style-name="Standard">amāns</text:p>
          </table:table-cell>
        </table:table-row>
        <table:table-row>
          <table:table-cell table:style-name="Table21.A2" office:value-type="string">
            <text:p text:style-name="Standard">Voc.</text:p>
          </table:table-cell>
          <table:table-cell table:style-name="Table21.A2" office:value-type="string">
            <text:p text:style-name="Standard">amāns</text:p>
          </table:table-cell>
          <table:table-cell table:style-name="Table21.C2" office:value-type="string">
            <text:p text:style-name="Standard">amāns</text:p>
          </table:table-cell>
        </table:table-row>
        <table:table-row>
          <table:table-cell table:style-name="Table21.A2" office:value-type="string">
            <text:p text:style-name="Standard">Abl.</text:p>
          </table:table-cell>
          <table:table-cell table:style-name="Table21.A2" office:value-type="string">
            <text:p text:style-name="Standard">amante</text:p>
          </table:table-cell>
          <table:table-cell table:style-name="Table21.C2" office:value-type="string">
            <text:p text:style-name="Standard">amante</text:p>
          </table:table-cell>
        </table:table-row>
        <table:table-row>
          <table:table-cell table:style-name="Table21.A2" office:value-type="string">
            <text:p text:style-name="Standard">Plural.</text:p>
          </table:table-cell>
          <table:table-cell table:style-name="Table21.A2" office:value-type="string">
            <text:p text:style-name="Standard"/>
          </table:table-cell>
          <table:table-cell table:style-name="Table21.C2" office:value-type="string">
            <text:p text:style-name="Standard"/>
          </table:table-cell>
        </table:table-row>
        <text:soft-page-break/>
        <table:table-row>
          <table:table-cell table:style-name="Table21.A2" office:value-type="string">
            <text:p text:style-name="Standard">Nom.</text:p>
          </table:table-cell>
          <table:table-cell table:style-name="Table21.A2" office:value-type="string">
            <text:p text:style-name="Standard">amantēs</text:p>
          </table:table-cell>
          <table:table-cell table:style-name="Table21.C2" office:value-type="string">
            <text:p text:style-name="Standard">amantia</text:p>
          </table:table-cell>
        </table:table-row>
        <table:table-row>
          <table:table-cell table:style-name="Table21.A2" office:value-type="string">
            <text:p text:style-name="Standard">Gen.</text:p>
          </table:table-cell>
          <table:table-cell table:style-name="Table21.A2" office:value-type="string">
            <text:p text:style-name="Standard">amantiums</text:p>
          </table:table-cell>
          <table:table-cell table:style-name="Table21.C2" office:value-type="string">
            <text:p text:style-name="Standard">amantium</text:p>
          </table:table-cell>
        </table:table-row>
        <table:table-row>
          <table:table-cell table:style-name="Table21.A2" office:value-type="string">
            <text:p text:style-name="Standard">Dat.</text:p>
          </table:table-cell>
          <table:table-cell table:style-name="Table21.A2" office:value-type="string">
            <text:p text:style-name="Standard">amantibus</text:p>
          </table:table-cell>
          <table:table-cell table:style-name="Table21.C2" office:value-type="string">
            <text:p text:style-name="Standard"><text:s/>amantibus</text:p>
          </table:table-cell>
        </table:table-row>
        <table:table-row>
          <table:table-cell table:style-name="Table21.A2" office:value-type="string">
            <text:p text:style-name="Standard">Acc.</text:p>
          </table:table-cell>
          <table:table-cell table:style-name="Table21.A2" office:value-type="string">
            <text:p text:style-name="Standard">amantēs (īs)</text:p>
          </table:table-cell>
          <table:table-cell table:style-name="Table21.C2" office:value-type="string">
            <text:p text:style-name="Standard">amantia</text:p>
          </table:table-cell>
        </table:table-row>
        <table:table-row>
          <table:table-cell table:style-name="Table21.A2" office:value-type="string">
            <text:p text:style-name="Standard">Voc.</text:p>
          </table:table-cell>
          <table:table-cell table:style-name="Table21.A2" office:value-type="string">
            <text:p text:style-name="Standard">amantēs</text:p>
          </table:table-cell>
          <table:table-cell table:style-name="Table21.C2" office:value-type="string">
            <text:p text:style-name="Standard">amantia</text:p>
          </table:table-cell>
        </table:table-row>
        <table:table-row>
          <table:table-cell table:style-name="Table21.A2" office:value-type="string">
            <text:p text:style-name="P61">Abl.</text:p>
          </table:table-cell>
          <table:table-cell table:style-name="Table21.A2" office:value-type="string">
            <text:p text:style-name="P61">amantibus</text:p>
          </table:table-cell>
          <table:table-cell table:style-name="Table21.C2" office:value-type="string">
            <text:p text:style-name="P61"><text:s/>amantibus</text:p>
          </table:table-cell>
        </table:table-row>
      </table:table>
      <text:p text:style-name="BodyHanging"><text:span text:style-name="T2">a</text:span>.<text:tab/>Compare the declension of the present participle active with that of adjectives of the third declension (113), noting that in the ablative singular the adjective has <text:span text:style-name="T21">-ī</text:span>, the participle <text:span text:style-name="T21">-e</text:span>.<text:note text:id="ftn57" text:note-class="footnote"><text:note-citation>57</text:note-citation><text:note-body><text:p text:style-name="Footnote">The participle also, when used as an adjective, has <text:span text:style-name="T21">-ī</text:span> in the ablative singular.</text:p></text:note-body></text:note><text:span text:style-name="T26">{{171}}</text:span></text:p>
      <text:p text:style-name="P61"/>
      <text:p text:style-name="BannerSecondary"><text:span text:style-name="T21">273</text:span>.<text:tab/><text:tab/>Illustrative Examples.</text:p>
      <text:p text:style-name="BodyHanging"><text:span text:style-name="T21">Cōpiās pūgnantēs videō</text:span>, <text:span text:style-name="T2">I see the troops fighting</text:span>.</text:p>
      <text:p text:style-name="BodyHanging"><text:span text:style-name="T21">Adventum ējus exspectantēs, castra mūnīvimus</text:span>, <text:span text:style-name="T2">while </text:span>(<text:span text:style-name="T2">we were</text:span>) <text:span text:style-name="T2">awaiting his approach, we fortified the camp</text:span>.</text:p>
      <text:p text:style-name="BodyHanging"><text:span text:style-name="T21">Adventum ējus excpectantēs, castra mūniēmus</text:span>, <text:span text:style-name="T2">while</text:span> (<text:span text:style-name="T2">we are</text:span>) <text:span text:style-name="T2">awaiting his approach, we shall fortify the camp</text:span>.</text:p>
      <text:p text:style-name="BodyHanging"><text:span text:style-name="T21">Lēgātum fortiter pūgnantem vulnerāvērunt</text:span>, <text:span text:style-name="T2">they wounded the lieutenant while he was fighting bravely</text:span>.</text:p>
      <text:p text:style-name="BodyHanging"><text:span text:style-name="T21">Lēgātum, dum fortiter pūgnat, vulnerāvērunt</text:span>, <text:span text:style-name="T2">they wounded the lieutenant while he was fighting bravely</text:span>.</text:p>
      <text:p text:style-name="BodyHanging"><text:span text:style-name="T21">Dum castra mūniuntur, hostēs impetum fēcērunt</text:span>, <text:span text:style-name="T2">while the camp was being fortified, the enemy </text:span><text:span text:style-name="T2">made an attack.</text:span></text:p>
      <text:p text:style-name="Standard">These sentence illustrate the following points:—</text:p>
      <text:p text:style-name="BodyHanging"><text:span text:style-name="T2">a</text:span>.<text:tab/>The present participle in Latin is found only in the active voice; the time denoted is not necessarily present, but is always the same as that of the main verb.</text:p>
      <text:p text:style-name="BodyHanging"><text:span text:style-name="T2">b</text:span>.<text:tab/>The Latin present participle active is translated sometimes by the English imperfect participle in <text:span text:style-name="T2">-ing</text:span> (so especially after verbs of <text:span text:style-name="T2">hearing</text:span><text:span text:style-name="T12"> and </text:span><text:span text:style-name="T2">seeing</text:span><text:span text:style-name="T12">); but more often by </text:span><text:span text:style-name="T2">while</text:span><text:span text:style-name="T12"> (or </text:span><text:span text:style-name="T2">as</text:span><text:span text:style-name="T12">) with the participle in </text:span><text:span text:style-name="T2">-ing</text:span><text:span text:style-name="T12">, or by </text:span><text:span text:style-name="T2">while</text:span><text:span text:style-name="T12"> (or </text:span><text:span text:style-name="T2">as</text:span><text:span text:style-name="T12">) with a progressive form of the indicative; so</text:span></text:p>
      <text:p text:style-name="Standard"><text:span text:style-name="T12"><text:tab/></text:span><text:span text:style-name="T13">venientēs</text:span><text:span text:style-name="T12"> may be </text:span></text:p>
      <text:p text:style-name="Standard"><text:span text:style-name="T12"><text:tab/><text:tab/></text:span><text:span text:style-name="T2">coming</text:span><text:span text:style-name="T12">,</text:span></text:p>
      <text:p text:style-name="Standard"><text:span text:style-name="T12"><text:tab/><text:tab/></text:span><text:span text:style-name="T2">while coming</text:span><text:span text:style-name="T12">,</text:span></text:p>
      <text:p text:style-name="Standard"><text:span text:style-name="T12"><text:tab/><text:tab/></text:span><text:span text:style-name="T2">while we</text:span><text:span text:style-name="T12"> (</text:span><text:span text:style-name="T2">you</text:span><text:span text:style-name="T12">, </text:span><text:span text:style-name="T2">they</text:span><text:span text:style-name="T12">) </text:span><text:span text:style-name="T2">are coming</text:span><text:span text:style-name="T12">,</text:span></text:p>
      <text:p text:style-name="Standard"><text:span text:style-name="T12"><text:tab/><text:tab/></text:span><text:span text:style-name="T2">while we</text:span><text:span text:style-name="T12"> (</text:span><text:span text:style-name="T2">you</text:span><text:span text:style-name="T12">, </text:span><text:span text:style-name="T2">they</text:span><text:span text:style-name="T12">) </text:span><text:span text:style-name="T2">were coming</text:span><text:span text:style-name="T12">.</text:span></text:p>
      <text:p text:style-name="BodyHanging"><text:span text:style-name="T2">c</text:span><text:span text:style-name="T12">.<text:tab/>While is also indicated in Latin by the conjunction </text:span><text:span text:style-name="T13">dum</text:span><text:span text:style-name="T15">, which is regularly followed by the present indicative, even when the reference is to past time. <text:s/>(</text:span><text:span text:style-name="T13">Dum</text:span><text:span text:style-name="T15"> should never be used with the participle.)</text:span></text:p>
      <text:p text:style-name="BodyHanging"><text:span text:style-name="T6">d</text:span><text:span text:style-name="T15">.<text:tab/></text:span><text:span text:style-name="T13">Dum</text:span><text:span text:style-name="T15"> and the indicative supply the lack of a present participle passive in Latin.</text:span><text:span text:style-name="T28">{{274}}</text:span></text:p>
      <text:p text:style-name="P179"/>
      <text:p text:style-name="BannerSecondary"><text:tab/><text:span text:style-name="T21">274</text:span>.<text:tab/><text:tab/>Vocabulary.</text:p>
      <text:section text:style-name="Sect1" text:name="Section110">
        <text:p text:style-name="Vocabulary"><text:span text:style-name="T13">clām-or</text:span><text:span text:style-name="T12">, </text:span><text:span text:style-name="T13">-ōris</text:span><text:span text:style-name="T12">, m.,<text:tab/></text:span><text:span text:style-name="T2">shout, shouting</text:span><text:span text:style-name="T12">.</text:span></text:p>
        <text:p text:style-name="Vocabulary"><text:span text:style-name="T13">fleō</text:span><text:span text:style-name="T12">, </text:span><text:span text:style-name="T13">ēre</text:span><text:span text:style-name="T12">, </text:span><text:span text:style-name="T13">flēvī</text:span><text:span text:style-name="T12">, </text:span><text:span text:style-name="T13">flētum</text:span><text:span text:style-name="T12">,<text:tab/></text:span><text:span text:style-name="T2">weep, be in tears</text:span><text:span text:style-name="T12">.</text:span></text:p>
        <text:p text:style-name="Vocabulary"><text:span text:style-name="T13">frūmentārius</text:span><text:span text:style-name="T12">, </text:span><text:span text:style-name="T13">a</text:span><text:span text:style-name="T12">, </text:span><text:span text:style-name="T13">um</text:span><text:span text:style-name="T12">,<text:tab/></text:span><text:span text:style-name="T2">of</text:span><text:span text:style-name="T12"> or </text:span><text:span text:style-name="T2">pertaining to grain</text:span><text:span text:style-name="T12">.</text:span></text:p>
        <text:p text:style-name="Vocabulary"><text:span text:style-name="T13">interim</text:span><text:span text:style-name="T12">, adv.,<text:tab/></text:span><text:span text:style-name="T2">meanwhile, in the meantime</text:span><text:span text:style-name="T12">.</text:span></text:p>
        <text:p text:style-name="Vocabulary"><text:span text:style-name="T13">labōrō</text:span><text:span text:style-name="T12">, </text:span><text:span text:style-name="T13">āre</text:span><text:span text:style-name="T12">, </text:span><text:span text:style-name="T13">āvī</text:span><text:span text:style-name="T12">, </text:span><text:span text:style-name="T13">ātum</text:span><text:span text:style-name="T12">,<text:tab/></text:span><text:span text:style-name="T2">toil</text:span><text:span text:style-name="T12">; </text:span><text:span text:style-name="T2">struggle, be in distress</text:span><text:span text:style-name="T12">.</text:span></text:p>
        <text:p text:style-name="Vocabulary"><text:span text:style-name="T13">legiōnārius</text:span><text:span text:style-name="T12">, </text:span><text:span text:style-name="T13">a</text:span><text:span text:style-name="T12">, </text:span><text:span text:style-name="T13">um</text:span><text:span text:style-name="T12">,<text:tab/></text:span><text:span text:style-name="T2">of a legion, legionary</text:span><text:span text:style-name="T12">.</text:span></text:p>
        <text:p text:style-name="Vocabulary"><text:span text:style-name="T13">onerārius</text:span><text:span text:style-name="T12">, </text:span><text:span text:style-name="T13">a</text:span><text:span text:style-name="T12">, </text:span><text:span text:style-name="T13">um</text:span><text:span text:style-name="T12">,<text:tab/></text:span><text:span text:style-name="T2">of burden, for burdens</text:span><text:span text:style-name="T12">.</text:span></text:p>
        <text:p text:style-name="Vocabulary"><text:span text:style-name="T13">resistō</text:span><text:span text:style-name="T12">, </text:span><text:span text:style-name="T13">ere</text:span><text:span text:style-name="T12">, </text:span><text:span text:style-name="T13">restitī</text:span><text:span text:style-name="T12">,<text:tab/></text:span><text:span text:style-name="T2">resist.</text:span></text:p>
        <text:p text:style-name="Vocabulary"><text:span text:style-name="T13">tollō</text:span><text:span text:style-name="T12">, </text:span><text:span text:style-name="T13">ere</text:span><text:span text:style-name="T12">, </text:span><text:span text:style-name="T13">sustulī</text:span><text:span text:style-name="T12">, </text:span><text:span text:style-name="T13">sublātum</text:span><text:span text:style-name="T12">,<text:tab/></text:span><text:span text:style-name="T2">raise</text:span><text:span text:style-name="T12">; </text:span><text:span text:style-name="T2">remove, take away</text:span><text:span text:style-name="T12">.</text:span></text:p>
        <text:p text:style-name="Vocabulary"><text:span text:style-name="T13">undique</text:span><text:span text:style-name="T12">, adv.,<text:tab/></text:span><text:span text:style-name="T2">on all sides, from all sides</text:span><text:span text:style-name="T12">.</text:span></text:p>
      </text:section>
      <text:p text:style-name="P231"><text:span text:style-name="T2">Phrases</text:span>:</text:p>
      <text:p text:style-name="Vocabulary"><text:soft-page-break/><text:span text:style-name="T13">rēs frūmentāria</text:span><text:span text:style-name="T12">,<text:tab/></text:span><text:span text:style-name="T2">provisions, supplies</text:span><text:span text:style-name="T12">.</text:span></text:p>
      <text:p text:style-name="Vocabulary"><text:span text:style-name="T13">nāvis onerāris</text:span><text:span text:style-name="T12">,<text:tab/></text:span><text:span text:style-name="T2">transport</text:span><text:span text:style-name="T12"> (</text:span><text:span text:style-name="T2">ship</text:span><text:span text:style-name="T12">).</text:span></text:p>
      <text:p text:style-name="Standard"><text:span text:style-name="T12">N.B.—The suffix </text:span><text:span text:style-name="T13">-ārius</text:span><text:span text:style-name="T12"> is used to form from nouns adjectives signifying </text:span><text:span text:style-name="T2">pertaining</text:span><text:span text:style-name="T12"> or </text:span><text:span text:style-name="T2">belonging to</text:span><text:span text:style-name="T12">. <text:s/>This appears in English as </text:span><text:span text:style-name="T2">-ary</text:span><text:span text:style-name="T12">.</text:span></text:p>
      <text:p text:style-name="P115"/>
      <text:p text:style-name="P115">[[Image – Navis Oneraria: Transport Ship.]]</text:p>
      <text:p text:style-name="P115"/>
      <text:p text:style-name="P245">Exercises.</text:p>
      <text:p text:style-name="BannerSecondary"><text:span text:style-name="T13">275</text:span><text:span text:style-name="T12">.<text:tab/><text:tab/></text:span><text:span text:style-name="T13">I</text:span><text:span text:style-name="T12">.</text:span></text:p>
      <text:p text:style-name="P115">A.—1. Dum Caesar nāvēs longas parat, lēgātī ad eum dē dēditiōne vēnērunt. <text:s/>2. Caesarem lēgātī respondentem audīverāmus. <text:s/>3. Fortissimē pūgnāns, graviter vulerātus est. <text:s/>4. Tertiam legiōnem labōrantem vīdit. <text:s/>5. Dum castra mūniunt, nūlles hostis interim vīsus est. <text:s/>6. Dum castra incenduntur, subitō clāmor ā nōbīs audītur. <text:s/>7. Auxilium flēns ā mē petīvit. <text:s/>8. Certō annī tempore undique ad eum convenīre cōnsuēvērunt.</text:p>
      <text:p text:style-name="P115">B.—9. Dum nāvēs onerāriae quās imperāverat cōguntur, interim cōnsilium prīncipum cōgnōscitur. <text:s/>10. Sī spēs fugae sublāta erit. <text:s/>minus facile resistēmus. <text:s/>11. Interim dum equitēs itinera explōrant, legiōnāriī mīlitēs castra pōnere coepērunt. <text:s/>12. Graviter vulnerātī dē salūte dēspērāre coeperant. <text:s/>13. Nāvēs et longae et onerāriae incolumēs ad continentem perveniunt. <text:s/>14. Dum peditēs castra fortissimē dēfendunt, equitatm reī frūmentāriae causā dīmittit.</text:p>
      <text:p text:style-name="P115"/>
      <text:p text:style-name="BannerSecondary"><text:span text:style-name="T13">276</text:span><text:span text:style-name="T12">.<text:tab/><text:tab/></text:span><text:span text:style-name="T13">II</text:span><text:span text:style-name="T12">.</text:span></text:p>
      <text:p text:style-name="Standard"><text:span text:style-name="T12">A.—1. Weeping, they sought peace and friendship from him. <text:s/>2. The soldiers of the legion, while resisting bravely, were surrounded by the cavalry. <text:s/>3. In the meantime, while he is awaiting reinforcements, he begins a cavalry battle. <text:s/>4. We made an attack on the enemy while they were hastening to the forest. <text:s/>5. Being surrounded by us on all sides, they began to be in distress. <text:s/>6. He gave the signal to us as we were despairing of victory. <text:s/>7. He heard the soldiers raising a shout; he heard the shouting of the soldiers as they were sallying out. <text:s/>8. While the transports are assembling, according to custom he summons the lieutenants.</text:span><text:span text:style-name="T26">{{174}}</text:span></text:p>
      <text:p text:style-name="Standard"><text:span text:style-name="T12">B.—9. The enemy, because they have a larger number of troops, will easily surround you as you are leaping down from the transports. <text:s/>10. While the army was being led across, he saw the reinforcements withdrawing. <text:s/>11. If all fear is removed, they will not endure toil (any) longer. <text:s/>12. While hesitating on account of the lack of provisions, he was informed of the assault. <text:s/>13. While the cavalry withstood the enemy's attack, he meanwhile drew up the legionary soldiers on the top of the hill. <text:s/>14. By incessant toil we shall overcome (</text:span><text:span text:style-name="T2">use </text:span><text:span text:style-name="T12">superō) everything.</text:span></text:p>
      <text:p text:style-name="P115"/>
      <text:p text:style-name="P245">—</text:p>
      <text:p text:style-name="P115"/>
      <text:p text:style-name="Banner">Lesson XLVIII.</text:p>
      <text:p text:style-name="Banner">Reflexive Pronoun. <text:s/>Possessives.</text:p>
      <text:p text:style-name="P61"/>
      <text:p text:style-name="BannerSecondary"><text:span text:style-name="T21">277</text:span>.<text:tab/><text:tab/>Paradigm.</text:p>
      <text:p text:style-name="Banner">Reflexive pronoun, third person.<text:note text:id="ftn58" text:note-class="footnote"><text:note-citation>58</text:note-citation><text:note-body><text:p text:style-name="Footnote">In the first and second persons, the personal pronouns serve also as the reflexive pronouns; as, <text:span text:style-name="T21">Mē dēfendō</text:span>, <text:span text:style-name="T2">I defend myself</text:span>.</text:p></text:note-body></text:note></text:p>
      <text:p text:style-name="P86"><text:tab/><text:tab/>Singular.<text:tab/>Plural.</text:p>
      <text:p text:style-name="P86"><text:tab/><text:span text:style-name="T2">Gen</text:span>.<text:tab/>suī<text:tab/>suī</text:p>
      <text:p text:style-name="P86"><text:tab/><text:span text:style-name="T2">Dat</text:span>.<text:tab/>sibi<text:tab/>sibi</text:p>
      <text:p text:style-name="P86"><text:tab/><text:span text:style-name="T2">Acc</text:span>.<text:tab/>sē, <text:span text:style-name="T2">or</text:span> sēsē<text:tab/>sē, <text:span text:style-name="T2">or</text:span> sēsē</text:p>
      <text:p text:style-name="P86"><text:tab/><text:span text:style-name="T2">Abl</text:span>.<text:tab/>sē, <text:span text:style-name="T2">or</text:span> sēsē<text:tab/>sē, <text:span text:style-name="T2">or</text:span> sēsē</text:p>
      <text:p text:style-name="P61"><text:soft-page-break/></text:p>
      <text:p text:style-name="BannerSecondary"><text:span text:style-name="T21">278</text:span>.<text:tab/><text:tab/>Illustrative Examples.</text:p>
      <text:p text:style-name="BodyHanging"><text:span text:style-name="T21">Sē dēfendit</text:span>,<text:tab/><text:span text:style-name="T2">he defends himself</text:span>.</text:p>
      <text:p text:style-name="BodyHanging"><text:span text:style-name="T21">Sē dēfendunt</text:span>,<text:tab/><text:span text:style-name="T2">they defend themselves</text:span>.</text:p>
      <text:p text:style-name="BodyHanging"><text:span text:style-name="T21">Eōs ad sē vocat</text:span>,<text:tab/><text:span text:style-name="T2">he calls them to him</text:span>.</text:p>
      <text:p text:style-name="BodyHanging"><text:span text:style-name="T21">Equitēs cum eō mīsit</text:span>,<text:tab/><text:span text:style-name="T2">he sent the cavalry with him</text:span>.</text:p>
      <text:p text:style-name="BodyHanging"><text:span text:style-name="T21">Equitēs sēcum ēdūxit</text:span>,<text:tab/><text:span text:style-name="T2">he led out the cavalry with him</text:span>.</text:p>
      <text:p text:style-name="BodyHanging"><text:span text:style-name="T21">Impedīmenta sēcum portant</text:span>,<text:tab/>they carry the baggage with them.</text:p>
      <text:p text:style-name="BodyHanging"><text:span text:style-name="T2">a</text:span>.<text:tab/>Observe that in these sentences the reflexive pronoun <text:span text:style-name="T21">sē</text:span> is sometimes singular, sometimes plural;<text:span text:style-name="T26">{{175}}</text:span> that it is translated sometimes by the English reflexive pronoun (<text:span text:style-name="T2">himself</text:span>, <text:span text:style-name="T2">themselves</text:span>), sometimes by the ordinary third personal pronoun (<text:span text:style-name="T2">him</text:span>, <text:span text:style-name="T2">them</text:span>); but that in either case it refers to the subject of the verb. <text:s/>The English third personal pronoun when not used reflexively is translated by <text:span text:style-name="T21">is</text:span> (266).</text:p>
      <text:p text:style-name="BodyHanging"><text:span text:style-name="T2">b</text:span>.<text:tab/><text:span text:style-name="T21">Cum</text:span> is suffixed to <text:span text:style-name="T21">sē</text:span> as to <text:span text:style-name="T21">mē</text:span> and <text:span text:style-name="T21">tē</text:span> (267 <text:span text:style-name="T2">b</text:span><text:span text:style-name="T12">.).</text:span></text:p>
      <text:p text:style-name="P61"/>
      <text:p text:style-name="BannerSecondary"><text:span text:style-name="T21">279</text:span>.<text:tab/><text:tab/>Paradigms.</text:p>
      <text:p text:style-name="Banner">Possessive pronominal adjectives.</text:p>
      <table:table table:name="Table22" table:style-name="Table22">
        <table:table-column table:style-name="Table22.A" table:number-columns-repeated="3"/>
        <table:table-row>
          <table:table-cell table:style-name="Table22.A1" office:value-type="string">
            <text:p text:style-name="BodyHanging">First Person.</text:p>
          </table:table-cell>
          <table:table-cell table:style-name="Table22.A1" office:value-type="string">
            <text:p text:style-name="BodyHanging">Second Person.</text:p>
          </table:table-cell>
          <table:table-cell table:style-name="Table22.C1" office:value-type="string">
            <text:p text:style-name="BodyHanging">Third Person Reflexive.</text:p>
          </table:table-cell>
        </table:table-row>
        <table:table-row>
          <table:table-cell table:style-name="Table22.A2" office:value-type="string">
            <text:p text:style-name="BodyHanging"><text:span text:style-name="T21">meus</text:span>, <text:span text:style-name="T21">a</text:span>, <text:span text:style-name="T21">um</text:span>, <text:span text:style-name="T2">my, mine</text:span>.</text:p>
          </table:table-cell>
          <table:table-cell table:style-name="Table22.A2" office:value-type="string">
            <text:p text:style-name="BodyHanging"><text:span text:style-name="T21">tuus,</text:span> <text:span text:style-name="T21">a</text:span>, <text:span text:style-name="T21">um</text:span>, <text:span text:style-name="T2">your, <text:s/>yours</text:span>.</text:p>
          </table:table-cell>
          <table:table-cell table:style-name="Table22.C2" office:value-type="string">
            <text:p text:style-name="BodyHanging"><text:span text:style-name="T21">suus, a</text:span>, <text:span text:style-name="T21">um</text:span>, <text:span text:style-name="T2">his, her, hers, its</text:span>.</text:p>
          </table:table-cell>
        </table:table-row>
        <table:table-row>
          <table:table-cell table:style-name="Table22.A2" office:value-type="string">
            <text:p text:style-name="BodyHanging"><text:span text:style-name="T21">noster</text:span>, <text:span text:style-name="T21">tra</text:span>, <text:span text:style-name="T21">trum,</text:span> <text:span text:style-name="T2">our, ours</text:span>.</text:p>
          </table:table-cell>
          <table:table-cell table:style-name="Table22.A2" office:value-type="string">
            <text:p text:style-name="BodyHanging"><text:span text:style-name="T21">vester</text:span>, <text:span text:style-name="T21">tra</text:span>, <text:span text:style-name="T21">trum</text:span>, <text:span text:style-name="T2">your, <text:s/>yours</text:span>.</text:p>
          </table:table-cell>
          <table:table-cell table:style-name="Table22.C2" office:value-type="string">
            <text:p text:style-name="BodyHanging"><text:span text:style-name="T21">suus,</text:span> <text:span text:style-name="T21">a</text:span>, <text:span text:style-name="T21">um</text:span>, <text:span text:style-name="T2">their, theirs</text:span>.</text:p>
          </table:table-cell>
        </table:table-row>
      </table:table>
      <text:p text:style-name="BodyHanging"><text:span text:style-name="T2">a</text:span>.<text:tab/>These are all declined like regular adjectives of the first and second declensions (except that the vocative singular masculine of <text:span text:style-name="T21">meus</text:span> is <text:span text:style-name="T21">mī</text:span>). <text:s/><text:span text:style-name="T21">Tuus</text:span> is used in addressing one person, <text:span text:style-name="T21">vester</text:span> in addressing more than one.</text:p>
      <text:p text:style-name="P61"/>
      <text:p text:style-name="BannerSecondary"><text:span text:style-name="T21">280</text:span>.<text:tab/><text:tab/>Illustrative Examples.</text:p>
      <text:p text:style-name="P204"><text:span text:style-name="T21">Meum adventum exspectat</text:span>,<text:tab/><text:span text:style-name="T2">he awaits my arrival</text:span>.</text:p>
      <text:p text:style-name="P204"><text:span text:style-name="T21">Nostrum adventum exspectat</text:span>,<text:tab/><text:span text:style-name="T2">he awaits our arrival</text:span>.</text:p>
      <text:p text:style-name="P204"><text:span text:style-name="T21">Adventum, ējus exspectō</text:span>,<text:tab/><text:span text:style-name="T2">I await his</text:span> (or <text:span text:style-name="T2">her</text:span>) <text:span text:style-name="T2">arrival</text:span>.</text:p>
      <text:p text:style-name="P204"><text:span text:style-name="T21">Adventum eōrum</text:span> (or <text:span text:style-name="T21">eārum</text:span>) <text:span text:style-name="T21">exspectō</text:span>,<text:tab/><text:span text:style-name="T2">I await their arrival</text:span>.</text:p>
      <text:p text:style-name="P204"><text:span text:style-name="T21">Mē adventum suum exspectāre jussit</text:span>,<text:tab/><text:span text:style-name="T2">he ordered me to await his arrival</text:span>.</text:p>
      <text:p text:style-name="P204"><text:span text:style-name="T21">Mē adventum suum exspectāre jussērunt</text:span>,<text:tab/><text:span text:style-name="T2">they ordered me to await their arrival</text:span>.<text:span text:style-name="T26">{{176}}</text:span></text:p>
      <text:p text:style-name="BodyHanging"><text:span text:style-name="T2">a</text:span>.<text:tab/>The possessive pronominal adjectives agree in gender, number, and case with the noun which they modify. <text:s/><text:span text:style-name="T21">Suus</text:span>, like <text:span text:style-name="T21">sē</text:span> (278), refers to the subject of the main verb of the sentence; <text:span text:style-name="T21">ējus</text:span> and <text:span text:style-name="T21">eōrum</text:span> (<text:span text:style-name="T21">eārum</text:span>) are used for <text:span text:style-name="T2">his</text:span>, <text:span text:style-name="T2">her</text:span>, and <text:span text:style-name="T2">their</text:span> when not reflexive.</text:p>
      <text:p text:style-name="P61"/>
      <text:p text:style-name="BannerSecondary"><text:span text:style-name="T21">281</text:span>.<text:tab/><text:tab/>Illustrative Examples.</text:p>
      <text:p text:style-name="P192"><text:span text:style-name="T21">Arma trādidērunt</text:span>,<text:tab/><text:span text:style-name="T2">they gave up their arms</text:span>.</text:p>
      <text:p text:style-name="P192"><text:span text:style-name="T21">Arma trādidimus</text:span>,<text:tab/><text:span text:style-name="T2">we gave up our arms</text:span>.</text:p>
      <text:p text:style-name="P192"><text:span text:style-name="T21">Nostrī sē suaque dēfendunt</text:span>,<text:tab/><text:span text:style-name="T2">our men are defending themselves and their possessions</text:span>.</text:p>
      <text:p text:style-name="P192"><text:span text:style-name="T21">Adventum suōrum exspectant</text:span>,<text:tab/><text:span text:style-name="T2">they await the arrival of their friends</text:span>.</text:p>
      <text:p text:style-name="BodyHanging"><text:span text:style-name="T2">a</text:span>.<text:tab/>In Latin, possessives are seldom expressed except for the sake of emphasis or clearness; the context being at other times a sufficient guide (55).</text:p>
      <text:p text:style-name="P181">b<text:span text:style-name="T12">.<text:tab/>These possessives are often used substantively, especially </text:span><text:span text:style-name="T13">nostrī</text:span><text:span text:style-name="T15">, </text:span><text:span text:style-name="T23">gen</text:span><text:span text:style-name="T15">. </text:span><text:span text:style-name="T13">nostrōrum</text:span><text:span text:style-name="T15">, </text:span><text:span text:style-name="T23">our men</text:span><text:span text:style-name="T15">; </text:span><text:span text:style-name="T13">suī</text:span><text:span text:style-name="T15">, </text:span><text:span text:style-name="T23">gen</text:span><text:span text:style-name="T15">. </text:span><text:span text:style-name="T13">suōrum</text:span><text:span text:style-name="T15">, </text:span><text:span text:style-name="T23">his men</text:span><text:span text:style-name="T15">, </text:span><text:span text:style-name="T23">their friends</text:span><text:span text:style-name="T15">; </text:span><text:span text:style-name="T13">sua</text:span><text:span text:style-name="T15"> (neuter plural), </text:span><text:span text:style-name="T23">his</text:span><text:span text:style-name="T15"> or </text:span><text:span text:style-name="T23">their possessions</text:span><text:span text:style-name="T15">. <text:s/>(Compare 180.)</text:span></text:p>
      <text:p text:style-name="P61"/>
      <text:p text:style-name="BannerSecondary"><text:span text:style-name="T21">282</text:span>.<text:tab/><text:tab/>Vocabulary.</text:p>
      <text:section text:style-name="Sect1" text:name="Section111">
        <text:p text:style-name="Vocabulary"><text:span text:style-name="T21">ab-dō</text:span>, <text:span text:style-name="T21">ere</text:span>, <text:span text:style-name="T21">-didī</text:span>, <text:span text:style-name="T21">-ditum</text:span>,<text:tab/><text:span text:style-name="T2">hide, conceal</text:span>.</text:p>
        <text:p text:style-name="Vocabulary"><text:span text:style-name="T21">con-jungō</text:span>, <text:span text:style-name="T21">ere</text:span>, <text:span text:style-name="T21">-jūnxī</text:span>, <text:span text:style-name="T21">-jūnctum</text:span>,<text:tab/><text:span text:style-name="T2">unite, join</text:span> <text:soft-page-break/>(transitive).</text:p>
        <text:p text:style-name="Vocabulary"><text:span text:style-name="T21">cōnspectus</text:span>, <text:span text:style-name="T21">ūs</text:span>, m.,<text:tab/><text:span text:style-name="T2">sight, view</text:span>.</text:p>
        <text:p text:style-name="Vocabulary"><text:span text:style-name="T21">cover-tō</text:span>, <text:span text:style-name="T21">ere</text:span>, <text:span text:style-name="T21">-tī</text:span>, <text:span text:style-name="T21">-sum</text:span>,<text:tab/><text:span text:style-name="T2">turn</text:span> (transitive).</text:p>
        <text:p text:style-name="Vocabulary"><text:span text:style-name="T21">jungō</text:span>, <text:span text:style-name="T21">ere</text:span>, <text:span text:style-name="T21">jūnxī</text:span>, <text:span text:style-name="T21">jūnctum</text:span>,<text:tab/><text:span text:style-name="T2">join</text:span> (transitive).</text:p>
        <text:p text:style-name="Vocabulary"><text:span text:style-name="T21">osten-dō</text:span>, <text:span text:style-name="T21">ere</text:span>, <text:span text:style-name="T21">-dī</text:span>, <text:span text:style-name="T21">-tum</text:span>, or <text:span text:style-name="T21">ostēnsum</text:span>,<text:tab/><text:span text:style-name="T2">show, disclose</text:span>.</text:p>
        <text:p text:style-name="Vocabulary"><text:span text:style-name="T21">tergum</text:span>, <text:span text:style-name="T21">ī</text:span>, n.,<text:tab/><text:span text:style-name="T2">back</text:span>.</text:p>
        <text:p text:style-name="Vocabulary"><text:span text:style-name="T21">vertō</text:span>, <text:span text:style-name="T21">ere</text:span>, <text:span text:style-name="T21">vertī</text:span>, <text:span text:style-name="T21">versum</text:span>,<text:tab/><text:span text:style-name="T2">turn </text:span>(transitive).</text:p>
      </text:section>
      <text:p text:style-name="Vocabulary"><text:span text:style-name="T2">Phrases</text:span>:</text:p>
      <text:p text:style-name="Vocabulary"><text:span text:style-name="T21">in cōnspectum veniō</text:span>,<text:tab/><text:span text:style-name="T2">come in sight</text:span>.</text:p>
      <text:p text:style-name="Vocabulary"><text:span text:style-name="T21">sīgna convertō</text:span>,<text:tab/><text:span text:style-name="T2">wheel about, face about</text:span>.</text:p>
      <text:p text:style-name="Vocabulary"><text:span text:style-name="T21">terga vertō</text:span>,<text:tab/><text:span text:style-name="T2">turn and flee, take to flight</text:span>.</text:p>
      <text:p text:style-name="Vocabulary"><text:span text:style-name="T21">post tergum</text:span>,<text:tab/><text:span text:style-name="T2">in the rear</text:span>.</text:p>
      <text:p text:style-name="P61"/>
      <text:p text:style-name="P61">[[plate – Ruins of the Baths of Caracalla.]]<text:span text:style-name="T26">{{177}}</text:span></text:p>
      <text:p text:style-name="P61"/>
      <text:p text:style-name="P61">N.B.—Many English verbs may be used either transitively or intransitively, as <text:span text:style-name="T2">turn</text:span>, <text:span text:style-name="T2">surrender</text:span>. <text:s/>This is very much less frequent in Latin, where the intransitive use is often expressed by the transitive verb with the reflexive pronoun; as,</text:p>
      <text:p text:style-name="P158"><text:tab/>Transitive.<text:tab/><text:tab/>Intransitive.</text:p>
      <text:p text:style-name="P87"><text:tab/><text:span text:style-name="T2">surrender</text:span>,<text:tab/><text:span text:style-name="T21">dēdere</text:span><text:tab/><text:span text:style-name="T2">surrender,</text:span><text:tab/><text:span text:style-name="T21">sē dēdere</text:span></text:p>
      <text:p text:style-name="P87"><text:tab/><text:span text:style-name="T2">turn,</text:span><text:tab/><text:span text:style-name="T21">convertere</text:span><text:tab/><text:span text:style-name="T2">turn,</text:span><text:tab/><text:span text:style-name="T21">sē convertere</text:span></text:p>
      <text:p text:style-name="P87"><text:tab/><text:span text:style-name="T2">hide,</text:span><text:tab/><text:span text:style-name="T21">abdere</text:span><text:tab/><text:span text:style-name="T2">hide,</text:span><text:tab/><text:span text:style-name="T21">sē abdere</text:span></text:p>
      <text:p text:style-name="P61">Similarly the more precise Latin translates <text:span text:style-name="T2">he joined Caesar</text:span><text:span text:style-name="T12"> by </text:span><text:span text:style-name="T13">sē cum Caesare conjūnxit</text:span><text:span text:style-name="T12"> (or also </text:span><text:span text:style-name="T13">sē Caesarī conjūnxit</text:span><text:span text:style-name="T12">), literally </text:span><text:span text:style-name="T2">he united himself with</text:span><text:span text:style-name="T12"> (or </text:span><text:span text:style-name="T2">to</text:span><text:span text:style-name="T12">) </text:span><text:span text:style-name="T2">Caesar</text:span><text:span text:style-name="T12">.</text:span></text:p>
      <text:p text:style-name="P61"/>
      <text:p text:style-name="Banner">Exercises.</text:p>
      <text:p text:style-name="BannerSecondary"><text:span text:style-name="T21">283</text:span>.<text:tab/><text:tab/><text:span text:style-name="T21">I</text:span>.</text:p>
      <text:p text:style-name="P61">A.—1. Eōs suum adventum exspectāre jussit. <text:s/>2. Dē sē dīcit; dē eō dīcet. <text:s/>3. Frātrem tuum ad sē vocat. <text:s/>4. Belgās obsidēs sibi dare coēgit. <text:s/>5. Sē suaque omnia eī dēdidērunt. <text:s/>6. Vestrō exercituī nōn parēs sunt. <text:s/>7. Eōrum fugā erāmus perterritī. <text:s/>8. Repulsī ā nostrīs, se.sē in proximās silvās abdiderant. <text:s/>9. Nostrō adventū permōtī, sēsē cum hostibus conjungunt. <text:s/>10. Omnēs ferē hostēs terga vertērunt. <text:s/>11. cōnspectum agminis nostrī vēnerat.</text:p>
      <text:p text:style-name="P61">B.—12. Eum ā sē dīmittit. <text:s/>13. In cōnspectū exercitūs tuī, agrī meī vāstātī sunt. <text:s/>14. Dē ējus adventū certiōrēs factī, Gallī lēgātōs ad eum mīsērunt. <text:s/>15. Vestrae salūtis causā mīlitēs sēcum habet. <text:s/>16. Auxiliar post tergum subitō sē ostendērunt. <text:s/>17. Duae legiōnēs jungentur; omnēs ad lūcem sēsē convertunt. <text:s/>18. Multitūdine suōrum nostram aciem premet. <text:s/>19. Celeritāte adventūs nostrī et discessū suōrum perterritī, lēgātōs ad<text:span text:style-name="T26">{{178}}</text:span> eum mīsērunt sēque eī dēdidērunt. <text:s/>20. Legiōnēs sēsē conjungunt et convertunt sīgna. <text:s/>21. Nōn sōlum in suīs<text:note text:id="ftn59" text:note-class="footnote"><text:note-citation>59</text:note-citation><text:note-body><text:p text:style-name="Footnote">With <text:span text:style-name="T21">suīs</text:span>, <text:span text:style-name="T21">fīnibus</text:span> is to be understood. <text:s/>English would rather put the noun with the first adjective and leave it to be understood with the second.</text:p></text:note-body></text:note> sed etiam in vestrīs fīnibus vōs superāvērunt.</text:p>
      <text:p text:style-name="P61"/>
      <text:p text:style-name="BannerSecondary"><text:span text:style-name="T21">284</text:span>.<text:tab/><text:tab/><text:span text:style-name="T21">II</text:span>.</text:p>
      <text:p text:style-name="P61">A.—1. He hastens to them and sends all the cavalry before him. <text:s/>2. On his arrival the Germans joined the Belgians. <text:s/>3. My father has been called friend by your senate. <text:s/>4. He will lead the legion he has with him into our province. <text:s/>5. The surrender to him; he orders them to send hostages to him. <text:s/>6. The legions, after being joined, wheel about in sight of the enemy. <text:s/>7. They join battle with our men. <text:s/>8. You have a leader mindful both of you and of himself. <text:s/>9. If the legionary soldiers show themselves, the cavalry will take to flight. <text:s/>10. Everybody turned towards us. <text:s/>11. While Caesar was restraining his men from battle, a shout was heard in the rear.</text:p>
      <text:p text:style-name="P61">B.—12. After the flight of their friends they hid themselves and all their possessions. <text:s/>13. He resolved to lead out with him two legions. <text:s/>14. They withstand the attacks of our men. <text:s/>15. He remembers not only your father but also my brother. <text:s/>16. If you send ambassadors to Caesar, he will <text:soft-page-break/>order you to surrender your arms to him. <text:s/>17. They are waging war in your territories; you marched through their territories. <text:s/>18. They hid out of sight of our men. <text:s/>19. They will carry all the grain with them. <text:s/>20. Some turned and fled, others surrendered. <text:s/>21. When the barbarians come in sight, he will give the signal to his men.<text:span text:style-name="T26">{{179}}</text:span></text:p>
      <text:p text:style-name="P61"/>
      <text:p text:style-name="P61"/>
      <text:p text:style-name="BannerSecondary"><text:span text:style-name="T21">285</text:span>.<text:tab/><text:tab/>Word List V.</text:p>
      <text:p text:style-name="P61">Nouns.</text:p>
      <text:section text:style-name="Sect3" text:name="Section76">
        <text:p text:style-name="P61">agger</text:p>
        <text:p text:style-name="P61">auctor</text:p>
        <text:p text:style-name="P61">auctōritās</text:p>
        <text:p text:style-name="P61">barbarus</text:p>
        <text:p text:style-name="P61">centuriō</text:p>
        <text:p text:style-name="P61">clāmor</text:p>
        <text:p text:style-name="P61">concilium</text:p>
        <text:p text:style-name="P61">cōnspectus</text:p>
        <text:p text:style-name="P61">cōnsuētūdō</text:p>
        <text:p text:style-name="P61">continēns</text:p>
        <text:p text:style-name="P61">dēditiō</text:p>
        <text:p text:style-name="P61">dēfēnsor</text:p>
        <text:p text:style-name="P61">ēruptiō</text:p>
        <text:p text:style-name="P61">imperātor</text:p>
        <text:p text:style-name="P61">labor</text:p>
        <text:p text:style-name="P61">lēgātiō</text:p>
        <text:p text:style-name="P61">memoria</text:p>
        <text:p text:style-name="P61">onus</text:p>
        <text:p text:style-name="P61">oppūgnātiō</text:p>
        <text:p text:style-name="P61">passus</text:p>
        <text:p text:style-name="P61">spatium</text:p>
        <text:p text:style-name="P61">statiō</text:p>
        <text:p text:style-name="P61">tēlum</text:p>
        <text:p text:style-name="P61">tergum</text:p>
        <text:p text:style-name="P61">terra</text:p>
        <text:p text:style-name="P61">timor</text:p>
      </text:section>
      <text:p text:style-name="P61"/>
      <text:p text:style-name="P61">Adjectives.</text:p>
      <text:section text:style-name="Sect3" text:name="Section77">
        <text:p text:style-name="P61">ācer</text:p>
        <text:p text:style-name="P61">aeger</text:p>
        <text:p text:style-name="P61">continēns</text:p>
        <text:p text:style-name="P61">dīligēns</text:p>
        <text:p text:style-name="P61">frūmentārius</text:p>
        <text:p text:style-name="P61">legiōnārius</text:p>
        <text:p text:style-name="P61">memor</text:p>
        <text:p text:style-name="P61">onerārius</text:p>
      </text:section>
      <text:p text:style-name="P61"/>
      <text:p text:style-name="P61">Verbs.</text:p>
      <text:section text:style-name="Sect3" text:name="Section78">
        <text:p text:style-name="P61">abdō</text:p>
        <text:p text:style-name="P61">absum</text:p>
        <text:p text:style-name="P61">augeō</text:p>
        <text:p text:style-name="P61">commoveō</text:p>
        <text:p text:style-name="P61">conjungō</text:p>
        <text:p text:style-name="P61">cōnsīdō</text:p>
        <text:p text:style-name="P61">cōnsuēscō</text:p>
        <text:p text:style-name="P61">convertō</text:p>
        <text:p text:style-name="P61">dēdō</text:p>
        <text:p text:style-name="P61">dēmōnstrō</text:p>
        <text:p text:style-name="P61">dīmittō</text:p>
        <text:p text:style-name="P61">dispōnō</text:p>
        <text:p text:style-name="P61">distō</text:p>
        <text:p text:style-name="P61">distribuō</text:p>
        <text:p text:style-name="P61">ērumpō</text:p>
        <text:p text:style-name="P61">explōrō</text:p>
        <text:p text:style-name="P61">fleō</text:p>
        <text:p text:style-name="P61">incolō</text:p>
        <text:p text:style-name="P61">inveniō</text:p>
        <text:p text:style-name="P61">jungō</text:p>
        <text:p text:style-name="P61">labōrō</text:p>
        <text:p text:style-name="P61">meminī</text:p>
        <text:p text:style-name="P61">opprimō</text:p>
        <text:p text:style-name="P61">ostendō</text:p>
        <text:p text:style-name="P61">perrumpō</text:p>
        <text:p text:style-name="P61">praemittō</text:p>
        <text:p text:style-name="P61">praestō</text:p>
        <text:p text:style-name="P61">premō</text:p>
        <text:p text:style-name="P61">reperiō</text:p>
        <text:p text:style-name="P61">resistō</text:p>
        <text:p text:style-name="P61">rumpō</text:p>
        <text:p text:style-name="P61">stō</text:p>
        <text:p text:style-name="P61">timeō</text:p>
        <text:p text:style-name="P61">tollō</text:p>
        <text:p text:style-name="P61">trādūcō</text:p>
        <text:p text:style-name="P61">trānsportō</text:p>
        <text:p text:style-name="P61">vertō</text:p>
      </text:section>
      <text:p text:style-name="P61"/>
      <text:p text:style-name="P61">Adverbs.</text:p>
      <text:section text:style-name="Sect3" text:name="Section79">
        <text:p text:style-name="P61">ācriter</text:p>
        <text:p text:style-name="P61">aegrē</text:p>
        <text:p text:style-name="P61">audācter</text:p>
        <text:p text:style-name="P61">brevī</text:p>
        <text:p text:style-name="P61">celeriter</text:p>
        <text:p text:style-name="P61">continenter</text:p>
        <text:p text:style-name="P61">dīligenter</text:p>
        <text:p text:style-name="P61">diū</text:p>
        <text:p text:style-name="P61">etiam</text:p>
        <text:p text:style-name="P61">facile</text:p>
        <text:p text:style-name="P61">ferē</text:p>
        <text:p text:style-name="P61">fortiter</text:p>
        <text:p text:style-name="P61">graviter</text:p>
        <text:p text:style-name="P61">interim</text:p>
        <text:p text:style-name="P61">lātē</text:p>
        <text:p text:style-name="P61">līberē</text:p>
        <text:p text:style-name="P61">longē</text:p>
        <text:p text:style-name="P61">magis, māgnopere</text:p>
        <text:p text:style-name="P61">minus</text:p>
        <text:p text:style-name="P61">multum, plūrimum</text:p>
        <text:p text:style-name="P61">prīmō, prīmum</text:p>
        <text:p text:style-name="P61">prope</text:p>
        <text:p text:style-name="P61">saepe</text:p>
        <text:p text:style-name="P61">sōlum</text:p>
        <text:p text:style-name="P61">subitō</text:p>
        <text:p text:style-name="P61">suprā</text:p>
        <text:p text:style-name="P61">ūnā</text:p>
        <text:p text:style-name="P61">undique</text:p>
      </text:section>
      <text:p text:style-name="P61"/>
      <text:p text:style-name="Banner">Reading Lesson IX.</text:p>
      <text:p text:style-name="Banner">Camillus and the Schoolmaster of Falerii. (394 B.C.)</text:p>
      <text:p text:style-name="BannerSecondary"><text:span text:style-name="T21">286</text:span>.<text:tab/><text:tab/>Vocabulary.</text:p>
      <text:section text:style-name="Sect1" text:name="Section112">
        <text:p text:style-name="Vocabulary"><text:span text:style-name="T21">Faleriī</text:span>, <text:span text:style-name="T21">ōrum</text:span>, m.,<text:tab/><text:span text:style-name="T2">Falerii,</text:span> a town in Etruria.</text:p>
        <text:p text:style-name="Vocabulary"><text:span text:style-name="T21">Faliscī</text:span>, <text:span text:style-name="T21">ōrum</text:span>, m.<text:tab/><text:span text:style-name="T2">the Faliscans</text:span>, the people of Falerii.</text:p>
        <text:p text:style-name="Vocabulary"><text:span text:style-name="T21">jūstitia</text:span>, <text:span text:style-name="T21">ae</text:span>, f.,<text:tab/><text:span text:style-name="T2">justice</text:span>.</text:p>
        <text:p text:style-name="Vocabulary"><text:span text:style-name="T21">lūdus</text:span>, <text:span text:style-name="T21">ī</text:span>, m.<text:tab/><text:span text:style-name="T2">school</text:span>.</text:p>
        <text:p text:style-name="Vocabulary"><text:span text:style-name="T21">magister</text:span>, <text:span text:style-name="T21">trī</text:span>, m.,<text:tab/><text:span text:style-name="T2">master, teacher</text:span>.</text:p>
        <text:p text:style-name="Vocabulary"><text:span text:style-name="T21">virga</text:span>, <text:span text:style-name="T21">ae,</text:span> f.,<text:tab/><text:span text:style-name="T2">switch</text:span>.</text:p>
      </text:section>
      <text:p text:style-name="P61"/>
      <text:p text:style-name="P61"><text:soft-page-break/>Annō circiter trecentēsimō sexāgēsimō ab urbe conditā<text:note text:id="ftn60" text:note-class="footnote"><text:note-citation>60</text:note-citation><text:note-body><text:p text:style-name="Footnote">Literally from the city founded; this is the Latin idiom for after the founding of the city. <text:s/>Thus 360 AŪ.C. = 394 B.C. <text:s/>For the ordinal numerals see Appendix (Numerals).</text:p></text:note-body></text:note>, Rōmānī cum Faliscīs, quī Faleriōs, oppidum Etrūriae, incolēbant, bellum gerere coepērunt. <text:s/>Faliscī dē adventū hostium certiōrēs factī, primō propter timōrem sēsē in oppidō continēbant (<text:span text:style-name="T2">kept</text:span>), et Camillus, quī imperātor erat Rōmānōrum, agrōs eōrum vāstārī jussit. <text:s/>Hīs (<text:span text:style-name="T2">these</text:span>, <text:span text:style-name="T2">abl.)</text:span> rēbus adductī, Faliscī partem cōpiārum suārum ēmīsērunt, et castra mīlle ferē passūs ab oppidō posuērunt. <text:s/>Camillus suōs longiōre itinere in loca superiōra nocte dūxit, et prīmā lūce Faliscī hostēs in omnibus collibus īnstrūctōs invēnērunt. <text:s/>Sīgnum proliī datum est. <text:s/>Faliscī nōn diū impetum Rōmānōrum sustinuērunt sed terga vertērunt, et aegerrimē ad oppidumpervēnērunt incolumēs. <text:s/>In oppidum repulsī, saepe ēruptiōnēs fēcērunt et diū resistere poterant (<text:span text:style-name="T2">were able</text:span>), quod oppidum locī nātūrā mūnītissimum erat, et māgna cōpia frūmentī in mūnītiōnēs undique comportāta erat. <text:s/>Tandem (<text:span text:style-name="T2">at length</text:span>) fortūna <text:span text:style-name="T2">(chance)</text:span> victōriam Camillō dedit.<text:span text:style-name="T26">{{181}}</text:span></text:p>
      <text:p text:style-name="P61">Dum Rōmānī Faleriōs oppūgnant, magister lūdī, ad quem līberī prīncipum oppidī mittēbantur, ex cōnsuētūdine puerōs ex urbe in agrōs cotīdiē dūcēbat. <text:s/>Brevi līberōs paulātim (<text:span text:style-name="T2">gradually</text:span>) longius ā portīs dūcere coepit, et post complūrēs diēs līberī subitō circumventī sunt ā mīlitibus Rōmānīs quī in statiōne erant collocātī. <text:s/>Ad imperātōrem adductus magister cōnsilium inīquum ostendit. <text:s/>“Dēdō tibi, Camille, līberōs nōbilissimōrum cīvium. <text:s/>Sī eōs dētinueris, oppidum celeriter in dēditiōnem veniet, quod patrēs eōrum māgnam inter cīvēs auctōritātem habent.” <text:s/>Camillus respondit “Nōs bella jūstē <text:span text:style-name="T2">(justly)</text:span> nōn minus quam fortiter cōnsuēvimus gerere. <text:s/>Nōn contrā puerōs sed contrā virōs missī sumus. <text:s/>Rōmānī tibi suntdissimillimī. <text:s/>Tū injūriā Faliscōs superāre cōnstituistī, nōs virtūte nostrōrum.” <text:s/>Tum <text:span text:style-name="T2">(then)</text:span> et magistrum et līberōs ā sē dīmīsit, et ad oppidum eōs redūcī jussit.</text:p>
      <text:p text:style-name="P61">Interim flentēs patrēs mātrēsque līberōrum auxilium ā dīs (<text:span text:style-name="T2">the gods</text:span>) petēbant, cum subitō clāmor ante portās tollitur. <text:s/>Omnēs sēsē ad clāmōrem convertunt. <text:s/>Līberī in cōnspectum veniunt. <text:s/>Mīli.tēs Rōmānī manūs <text:span text:style-name="T2">(hands)</text:span> magistrī post <text:span text:style-name="T2">(behind)</text:span> tergum illigāverant (<text:span text:style-name="T2">had bound</text:span>) et puerī eum ad oppidum virgīs agēbant (<text:span text:style-name="T2">were driving</text:span>). <text:s/>Faliscī, jūstitiā Camillī māgnopere permōtī, lēgātōs ad eum dē pāce mīsērunt, et sē suaque omnia eī dēdidērunt. <text:s/>Et lēgātiō quae etiam ad senātum missa est dīxit: “Superātī ā vōbīs et imperātōre vestrō, Rōmānī, nōs<text:note text:id="ftn61" text:note-class="footnote"><text:note-citation>61</text:note-citation><text:note-body><text:p text:style-name="Footnote">See footnote 59.</text:p></text:note-body></text:note> dēdimus vōbīs, et pācem vōbīscum facere cupimus (<text:span text:style-name="T2">we desire</text:span>). <text:s/>Jūstitia vōbīs melior vīsa est quam victōria. <text:s/>Nōn sōlum arma dēpōnēmus, sed etiam memoriam vestrae jūstitiae semper <text:span text:style-name="T2">(always)</text:span> retinēbimus.”<text:span text:style-name="T26">{{182}}</text:span></text:p>
      <text:p text:style-name="P61"/>
      <text:p text:style-name="Banner">—</text:p>
      <text:p text:style-name="P61"/>
      <text:p text:style-name="Banner">Lesson XLIX.</text:p>
      <text:p text:style-name="Banner">Third Conjugation: Verbs in <text:span text:style-name="T21">-iō</text:span>.</text:p>
      <text:p text:style-name="P61"/>
      <text:p text:style-name="P61"><text:span text:style-name="T21">287</text:span>. Certain verbs of the third conjugation end in <text:span text:style-name="T21">-iō</text:span>, and have in the tenses formed from the present stem many forms which are identical with those of the fourth conjugation—those forms, namely, which have two successive vowels (<text:span text:style-name="T21">ia</text:span>, <text:span text:style-name="T21">ie</text:span>, or <text:span text:style-name="T21">iu</text:span>). <text:s/>The tenses formed from the other stems display no irregularity.</text:p>
      <text:p text:style-name="P61"/>
      <text:p text:style-name="BannerSecondary"><text:span text:style-name="T21">288</text:span>.<text:tab/><text:tab/>Paradigm.</text:p>
      <text:p text:style-name="Banner">Verbs in <text:span text:style-name="T21">-iō</text:span> of the third conjugation.</text:p>
      <table:table table:name="Table23" table:style-name="Table23">
        <table:table-column table:style-name="Table23.A" table:number-columns-repeated="5"/>
        <table:table-row>
          <table:table-cell table:style-name="Table23.A1" office:value-type="string">
            <text:p text:style-name="BodyHanging"/>
          </table:table-cell>
          <table:table-cell table:style-name="Table23.A1" table:number-columns-spanned="2" office:value-type="string">
            <text:p text:style-name="P196">Active.</text:p>
          </table:table-cell>
          <table:covered-table-cell/>
          <table:table-cell table:style-name="Table23.D1" table:number-columns-spanned="2" office:value-type="string">
            <text:p text:style-name="P196">Passive.</text:p>
          </table:table-cell>
          <table:covered-table-cell/>
        </table:table-row>
        <table:table-row>
          <table:table-cell table:style-name="Table23.A2" office:value-type="string">
            <text:p text:style-name="BodyHanging"/>
          </table:table-cell>
          <table:table-cell table:style-name="Table23.B2" table:number-columns-spanned="4" office:value-type="string">
            <text:p text:style-name="P196">Presen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ō</text:p>
          </table:table-cell>
          <table:table-cell table:style-name="Table23.A2" office:value-type="string">
            <text:p text:style-name="BodyHanging">capimus</text:p>
          </table:table-cell>
          <table:table-cell table:style-name="Table23.A2" office:value-type="string">
            <text:p text:style-name="BodyHanging">capior</text:p>
          </table:table-cell>
          <table:table-cell table:style-name="Table23.B2" office:value-type="string">
            <text:p text:style-name="BodyHanging">capimur</text:p>
          </table:table-cell>
        </table:table-row>
        <table:table-row>
          <table:table-cell table:style-name="Table23.A3" office:value-type="float" office:value="2">
            <text:p text:style-name="BodyHanging">2</text:p>
          </table:table-cell>
          <table:table-cell table:style-name="Table23.A2" office:value-type="string">
            <text:p text:style-name="BodyHanging">capis</text:p>
          </table:table-cell>
          <table:table-cell table:style-name="Table23.A2" office:value-type="string">
            <text:p text:style-name="BodyHanging">capitis</text:p>
          </table:table-cell>
          <table:table-cell table:style-name="Table23.A2" office:value-type="string">
            <text:p text:style-name="BodyHanging">caperis</text:p>
          </table:table-cell>
          <table:table-cell table:style-name="Table23.B2" office:value-type="string">
            <text:p text:style-name="BodyHanging">capiminī</text:p>
          </table:table-cell>
        </table:table-row>
        <text:soft-page-break/>
        <table:table-row>
          <table:table-cell table:style-name="Table23.A3" office:value-type="float" office:value="3">
            <text:p text:style-name="BodyHanging">3</text:p>
          </table:table-cell>
          <table:table-cell table:style-name="Table23.A2" office:value-type="string">
            <text:p text:style-name="BodyHanging">capit</text:p>
          </table:table-cell>
          <table:table-cell table:style-name="Table23.A2" office:value-type="string">
            <text:p text:style-name="BodyHanging">capiunt</text:p>
          </table:table-cell>
          <table:table-cell table:style-name="Table23.A2" office:value-type="string">
            <text:p text:style-name="BodyHanging">capitur</text:p>
          </table:table-cell>
          <table:table-cell table:style-name="Table23.B2" office:value-type="string">
            <text:p text:style-name="BodyHanging">capiuntur</text:p>
          </table:table-cell>
        </table:table-row>
        <table:table-row>
          <table:table-cell table:style-name="Table23.A2" office:value-type="string">
            <text:p text:style-name="BodyHanging"/>
          </table:table-cell>
          <table:table-cell table:style-name="Table23.B2" table:number-columns-spanned="4" office:value-type="string">
            <text:p text:style-name="P196">Imperfect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ēbam</text:p>
          </table:table-cell>
          <table:table-cell table:style-name="Table23.A2" office:value-type="string">
            <text:p text:style-name="BodyHanging">capiēbāmus</text:p>
          </table:table-cell>
          <table:table-cell table:style-name="Table23.A2" office:value-type="string">
            <text:p text:style-name="BodyHanging">capiēbar</text:p>
          </table:table-cell>
          <table:table-cell table:style-name="Table23.B2" office:value-type="string">
            <text:p text:style-name="BodyHanging">capiēbāmur</text:p>
          </table:table-cell>
        </table:table-row>
        <table:table-row>
          <table:table-cell table:style-name="Table23.A3" office:value-type="float" office:value="2">
            <text:p text:style-name="BodyHanging">2</text:p>
          </table:table-cell>
          <table:table-cell table:style-name="Table23.A2" office:value-type="string">
            <text:p text:style-name="BodyHanging">capiēbās</text:p>
          </table:table-cell>
          <table:table-cell table:style-name="Table23.A2" office:value-type="string">
            <text:p text:style-name="BodyHanging">capie.bātis</text:p>
          </table:table-cell>
          <table:table-cell table:style-name="Table23.A2" office:value-type="string">
            <text:p text:style-name="BodyHanging">capiēbāris</text:p>
          </table:table-cell>
          <table:table-cell table:style-name="Table23.B2" office:value-type="string">
            <text:p text:style-name="BodyHanging">capiēbāminī</text:p>
          </table:table-cell>
        </table:table-row>
        <table:table-row>
          <table:table-cell table:style-name="Table23.A3" office:value-type="float" office:value="3">
            <text:p text:style-name="BodyHanging">3</text:p>
          </table:table-cell>
          <table:table-cell table:style-name="Table23.A2" office:value-type="string">
            <text:p text:style-name="BodyHanging">capiēbat</text:p>
          </table:table-cell>
          <table:table-cell table:style-name="Table23.A2" office:value-type="string">
            <text:p text:style-name="BodyHanging">capiēbant</text:p>
          </table:table-cell>
          <table:table-cell table:style-name="Table23.A2" office:value-type="string">
            <text:p text:style-name="BodyHanging">capiēbātur</text:p>
          </table:table-cell>
          <table:table-cell table:style-name="Table23.B2" office:value-type="string">
            <text:p text:style-name="BodyHanging">capiēbantur</text:p>
          </table:table-cell>
        </table:table-row>
        <table:table-row>
          <table:table-cell table:style-name="Table23.A2" office:value-type="string">
            <text:p text:style-name="BodyHanging"/>
          </table:table-cell>
          <table:table-cell table:style-name="Table23.B2" table:number-columns-spanned="4" office:value-type="string">
            <text:p text:style-name="P196">Future Indicative.</text:p>
          </table:table-cell>
          <table:covered-table-cell/>
          <table:covered-table-cell/>
          <table:covered-table-cell/>
        </table:table-row>
        <table:table-row>
          <table:table-cell table:style-name="Table23.A3" office:value-type="float" office:value="1">
            <text:p text:style-name="BodyHanging">1</text:p>
          </table:table-cell>
          <table:table-cell table:style-name="Table23.A2" office:value-type="string">
            <text:p text:style-name="BodyHanging">capiam</text:p>
          </table:table-cell>
          <table:table-cell table:style-name="Table23.A2" office:value-type="string">
            <text:p text:style-name="BodyHanging">capiēmus</text:p>
          </table:table-cell>
          <table:table-cell table:style-name="Table23.A2" office:value-type="string">
            <text:p text:style-name="BodyHanging">capiār</text:p>
          </table:table-cell>
          <table:table-cell table:style-name="Table23.B2" office:value-type="string">
            <text:p text:style-name="BodyHanging">capiēmur</text:p>
          </table:table-cell>
        </table:table-row>
        <table:table-row>
          <table:table-cell table:style-name="Table23.A3" office:value-type="float" office:value="2">
            <text:p text:style-name="BodyHanging">2</text:p>
          </table:table-cell>
          <table:table-cell table:style-name="Table23.A2" office:value-type="string">
            <text:p text:style-name="BodyHanging">capiēs</text:p>
          </table:table-cell>
          <table:table-cell table:style-name="Table23.A2" office:value-type="string">
            <text:p text:style-name="BodyHanging">capiētis</text:p>
          </table:table-cell>
          <table:table-cell table:style-name="Table23.A2" office:value-type="string">
            <text:p text:style-name="BodyHanging">capiēris</text:p>
          </table:table-cell>
          <table:table-cell table:style-name="Table23.B2" office:value-type="string">
            <text:p text:style-name="BodyHanging">capiēminī</text:p>
          </table:table-cell>
        </table:table-row>
        <table:table-row>
          <table:table-cell table:style-name="Table23.A3" office:value-type="float" office:value="3">
            <text:p text:style-name="BodyHanging">3</text:p>
          </table:table-cell>
          <table:table-cell table:style-name="Table23.A2" office:value-type="string">
            <text:p text:style-name="BodyHanging">capiet</text:p>
          </table:table-cell>
          <table:table-cell table:style-name="Table23.A2" office:value-type="string">
            <text:p text:style-name="BodyHanging">capient</text:p>
          </table:table-cell>
          <table:table-cell table:style-name="Table23.A2" office:value-type="string">
            <text:p text:style-name="BodyHanging">capiētur</text:p>
          </table:table-cell>
          <table:table-cell table:style-name="Table23.B2" office:value-type="string">
            <text:p text:style-name="BodyHanging">capientur</text:p>
          </table:table-cell>
        </table:table-row>
        <table:table-row>
          <table:table-cell table:style-name="Table23.A2" office:value-type="string">
            <text:p text:style-name="BodyHanging"/>
          </table:table-cell>
          <table:table-cell table:style-name="Table23.B2" table:number-columns-spanned="4" office:value-type="string">
            <text:p text:style-name="P58">Perfect System.</text:p>
          </table:table-cell>
          <table:covered-table-cell/>
          <table:covered-table-cell/>
          <table:covered-table-cell/>
        </table:table-row>
        <table:table-row>
          <table:table-cell table:style-name="Table23.A2" office:value-type="string">
            <text:p text:style-name="BodyHanging">Perf. Indic.</text:p>
          </table:table-cell>
          <table:table-cell table:style-name="Table23.A2" office:value-type="string">
            <text:p text:style-name="BodyHanging">cēpī, etc.</text:p>
          </table:table-cell>
          <table:table-cell table:style-name="Table23.A2" office:value-type="string">
            <text:p text:style-name="Standard"/>
          </table:table-cell>
          <table:table-cell table:style-name="Table23.A2" office:value-type="string">
            <text:p text:style-name="BodyHanging">captus sum, etc.</text:p>
          </table:table-cell>
          <table:table-cell table:style-name="Table23.B2" office:value-type="string">
            <text:p text:style-name="Standard"/>
          </table:table-cell>
        </table:table-row>
        <table:table-row>
          <table:table-cell table:style-name="Table23.A2" office:value-type="string">
            <text:p text:style-name="BodyHanging">Plupf. Indic.</text:p>
          </table:table-cell>
          <table:table-cell table:style-name="Table23.A2" office:value-type="string">
            <text:p text:style-name="BodyHanging">cēperam, etc.</text:p>
          </table:table-cell>
          <table:table-cell table:style-name="Table23.A2" office:value-type="string">
            <text:p text:style-name="BodyHanging"/>
          </table:table-cell>
          <table:table-cell table:style-name="Table23.A2" office:value-type="string">
            <text:p text:style-name="BodyHanging">captus eram, etc.</text:p>
          </table:table-cell>
          <table:table-cell table:style-name="Table23.B2" office:value-type="string">
            <text:p text:style-name="Standard"/>
          </table:table-cell>
        </table:table-row>
        <table:table-row>
          <table:table-cell table:style-name="Table23.A2" office:value-type="string">
            <text:p text:style-name="BodyHanging">Fut. Pf. Indic.</text:p>
          </table:table-cell>
          <table:table-cell table:style-name="Table23.A2" office:value-type="string">
            <text:p text:style-name="BodyHanging">cēperō, etc.</text:p>
          </table:table-cell>
          <table:table-cell table:style-name="Table23.A2" office:value-type="string">
            <text:p text:style-name="BodyHanging"/>
          </table:table-cell>
          <table:table-cell table:style-name="Table23.A2" office:value-type="string">
            <text:p text:style-name="BodyHanging">captus erō, etc.</text:p>
          </table:table-cell>
          <table:table-cell table:style-name="Table23.B2" office:value-type="string">
            <text:p text:style-name="Standard"/>
          </table:table-cell>
        </table:table-row>
        <table:table-row>
          <table:table-cell table:style-name="Table23.A2" office:value-type="string">
            <text:p text:style-name="BodyHanging"/>
          </table:table-cell>
          <table:table-cell table:style-name="Table23.B2" table:number-columns-spanned="4" office:value-type="string">
            <text:p text:style-name="P196">Present Infinitive.</text:p>
          </table:table-cell>
          <table:covered-table-cell/>
          <table:covered-table-cell/>
          <table:covered-table-cell/>
        </table:table-row>
        <table:table-row>
          <table:table-cell table:style-name="Table23.A2" office:value-type="string">
            <text:p text:style-name="BodyHanging"/>
          </table:table-cell>
          <table:table-cell table:style-name="Table23.A2" office:value-type="string">
            <text:p text:style-name="BodyHanging">capere</text:p>
          </table:table-cell>
          <table:table-cell table:style-name="Table23.A2" office:value-type="string">
            <text:p text:style-name="BodyHanging"/>
          </table:table-cell>
          <table:table-cell table:style-name="Table23.A2" office:value-type="string">
            <text:p text:style-name="BodyHanging">capī</text:p>
          </table:table-cell>
          <table:table-cell table:style-name="Table23.B2" office:value-type="string">
            <text:p text:style-name="BodyHanging"/>
          </table:table-cell>
        </table:table-row>
        <table:table-row>
          <table:table-cell table:style-name="Table23.A2" office:value-type="string">
            <text:p text:style-name="BodyHanging"/>
          </table:table-cell>
          <table:table-cell table:style-name="Table23.B2" table:number-columns-spanned="4" office:value-type="string">
            <text:p text:style-name="P196">Participles.</text:p>
          </table:table-cell>
          <table:covered-table-cell/>
          <table:covered-table-cell/>
          <table:covered-table-cell/>
        </table:table-row>
        <table:table-row>
          <table:table-cell table:style-name="Table23.A2" office:value-type="string">
            <text:p text:style-name="P173"/>
          </table:table-cell>
          <table:table-cell table:style-name="Table23.A2" table:number-columns-spanned="2" office:value-type="string">
            <text:p text:style-name="P176"><text:span text:style-name="T2">Present</text:span>—capiēns</text:p>
          </table:table-cell>
          <table:covered-table-cell/>
          <table:table-cell table:style-name="Table23.B2" table:number-columns-spanned="2" office:value-type="string">
            <text:p text:style-name="P195"><text:span text:style-name="T2">Perfect</text:span>—captus<text:span text:style-name="T26">{{183}}</text:span></text:p>
          </table:table-cell>
          <table:covered-table-cell/>
        </table:table-row>
      </table:table>
      <text:p text:style-name="P61"/>
      <text:p text:style-name="P61"><text:span text:style-name="T21">289</text:span>.<text:tab/><text:tab/>Vocabulary.</text:p>
      <text:section text:style-name="Sect1" text:name="Section113">
        <text:p text:style-name="Vocabulary"><text:span text:style-name="T21">ac-cipiō, ere, -cēpī, -ceptum</text:span>,<text:tab/><text:span text:style-name="T2">receive</text:span>.</text:p>
        <text:p text:style-name="Vocabulary"><text:span text:style-name="T21">capiō, ere, cēpī, captum</text:span>,<text:tab/><text:span text:style-name="T2">take, capture</text:span>.</text:p>
        <text:p text:style-name="Vocabulary"><text:span text:style-name="T21">cōnficiō, ere, -fēcī, fectum</text:span>,<text:tab/><text:span text:style-name="T2">end, finish, accomplish</text:span>.</text:p>
        <text:p text:style-name="Vocabulary"><text:span text:style-name="T21">con-jiciō, ere, -jēcī, -jectum</text:span>,<text:tab/><text:span text:style-name="T2">hurl, throw</text:span>.</text:p>
        <text:p text:style-name="Vocabulary"><text:span text:style-name="T21">cōnspiciō, ere, -spexī, -spectum</text:span>,<text:tab/><text:span text:style-name="T2">see, observe</text:span>.</text:p>
        <text:p text:style-name="Vocabulary"><text:span text:style-name="T21">faciō, ere, fēcī, factum</text:span>,<text:tab/><text:span text:style-name="T2">do</text:span>; <text:span text:style-name="T2">make, build</text:span>.</text:p>
        <text:p text:style-name="Vocabulary"><text:span text:style-name="T21">fugiō, ere, fūgī, fugitum</text:span>,<text:tab/><text:span text:style-name="T2">flee, escape</text:span>.</text:p>
        <text:p text:style-name="Vocabulary"><text:span text:style-name="T21">inter-ficiō, ere, -fēcī, -rectum</text:span>,<text:tab/><text:span text:style-name="T2">slay, kill, put to death</text:span>.</text:p>
        <text:p text:style-name="Vocabulary"><text:span text:style-name="T21">jaciō, ere, jēcī, jactum</text:span>,<text:tab/><text:span text:style-name="T2">hurl, throw</text:span>.</text:p>
        <text:p text:style-name="Vocabulary"><text:span text:style-name="T21">re-cipiō, ere, -cēpī, -ceptum</text:span>,<text:tab/><text:span text:style-name="T2">regain, recover</text:span>.</text:p>
      </text:section>
      <text:p text:style-name="Vocabulary"><text:span text:style-name="T2">Phrases</text:span>:</text:p>
      <text:p text:style-name="Vocabulary"><text:span text:style-name="T21">arma capiō</text:span>,<text:tab/><text:span text:style-name="T2">take up arms</text:span>.</text:p>
      <text:p text:style-name="Vocabulary"><text:span text:style-name="T21">vulneribus cōnficior</text:span>,<text:tab/><text:span text:style-name="T2">be exhausted by wounds</text:span>.</text:p>
      <text:p text:style-name="Vocabulary"><text:span text:style-name="T21">in fugam conjiciō</text:span>,<text:tab/><text:span text:style-name="T2">put to flight</text:span>.</text:p>
      <text:p text:style-name="Vocabulary"><text:span text:style-name="T21">proelium faciō</text:span>,<text:tab/><text:span text:style-name="T2">fight a battle</text:span>.</text:p>
      <text:p text:style-name="Vocabulary"><text:span text:style-name="T21">sē recipere</text:span>,<text:tab/>(1) <text:span text:style-name="T2">betake one's self, retreat</text:span> (2) <text:span text:style-name="T2">recover, rally</text:span> (intransitive).</text:p>
      <text:p text:style-name="P61">N.B.—In compound verbs, short <text:span text:style-name="T21">a</text:span> of the simple verb is commonly weakened to <text:span text:style-name="T21">i</text:span> before one consonant, and to <text:span text:style-name="T21">e</text:span> before two consonants; so with the compounds of <text:span text:style-name="T21">capiō</text:span>, <text:span text:style-name="T21">faciō</text:span>, and <text:span text:style-name="T21">jaciō</text:span>, and so also <text:span text:style-name="T21">prohibeō</text:span> from <text:span text:style-name="T21">habeō</text:span>. <text:s/>Similarly, short <text:span text:style-name="T21">e</text:span> of the simple verb is weakened to <text:span text:style-name="T21">i</text:span> before a single consonant (except <text:span text:style-name="T21">r</text:span>); as <text:span text:style-name="T21">premō</text:span>, <text:span text:style-name="T21">opprimō</text:span>; <text:span text:style-name="T21">teneō</text:span>, <text:span text:style-name="T21">retineō</text:span>.</text:p>
      <text:p text:style-name="P61"/>
      <text:p text:style-name="Banner">Exercises.</text:p>
      <text:p text:style-name="BannerSecondary"><text:span text:style-name="T21">290</text:span>.<text:tab/><text:tab/><text:span text:style-name="T21">I</text:span>.</text:p>
      <text:p text:style-name="P61">A.—1. Nostrī celeriter arma capiunt. <text:s/>2. Tēla conjiciēbāmus. <text:s/>3. Suōs labōrantēs cōnspicit. <text:s/>4. In fugam conjectī, sē ad agmen recēpērunt. <text:s/>5. Paucī interficiuntur sed multī vulnera accipiunt. <text:s/>6. Certiōrēs eōs facimus; eum rēgem faciēmus; multa proelia fēcimus.<text:span text:style-name="T26">{{184}}</text:span> <text:s/>7. Ex vāllō tēla jacitis. <text:s/>8. Iter aegerrimē cōnficitur; vulneribus cōnficitur. <text:s/>9. Sēsē ad suōs recipiet; in prōvinciam fugiam. <text:s/>10. <text:soft-page-break/>Fugientēs eōs cōnspicimus. <text:s/>11. Arma dē mūrō in fossam jaciēbantur.</text:p>
      <text:p text:style-name="P61">B.—12. Tēla conjiciī jussit; nostrōs impetum facere jussit. <text:s/>13. Ex hostium castrīs cōnspiciēmi.nī. <text:s/>14. Ējus adventū nostrī sē ex timōre recipient. <text:s/>15. Centuriōnem complūribus cōnfectum vulneribus circumvenīmus et interficimus. <text:s/>16. Trāns Rhēnum sē in fīnēs Germānōrum recipit. <text:s/>17. Cōnspiceris; interficiēris; jēceris. <text:s/>18. Sī oppidum recēperō, pācem vōbīscum faciam. <text:s/>19. Omnia oppida quae cōnspicimus incendēmus; omnia oppida quae cōnspexerimus incendēmus. <text:s/>20. Litterās accēpit; tempus fugit; castra capiuntur. <text:s/>21. Interficitur multīs gravibusque<text:note text:id="ftn62" text:note-class="footnote"><text:note-citation>62</text:note-citation><text:note-body><text:p text:style-name="Footnote">In such sentences the English idiom omit the conjunction <text:span text:style-name="T2">and</text:span><text:span text:style-name="T12">.</text:span></text:p></text:note-body></text:note> vulneribus cōnfectus.</text:p>
      <text:p text:style-name="P61"/>
      <text:p text:style-name="BannerSecondary"><text:span text:style-name="T21">291</text:span>.<text:tab/><text:tab/><text:span text:style-name="T21">II</text:span>.</text:p>
      <text:p text:style-name="P61">A.—1. We announce, we flee, we come. <text:s/>2. He orders them to be summoned and put to death. <text:s/>3. We shall do nothing; we determine to do nothing. <text:s/>4. You were fleeing out of sight. <text:s/>5. The weapons were being hurled boldly. <text:s/>6. We receive many wounds; few wounds are received. <text:s/>7. They were betaking themselves to their camp. <text:s/>8. We are seen leaping down out of the ship. <text:s/>9. <text:s/>The war will speedily be finished; I shall finished the war as speedily as possible. <text:s/>10. Exhausted by their wounds, several soldiers are captured and put to death. <text:s/>11. He is throwing himself into the sea; he was retreating with us across the river.</text:p>
      <text:p text:style-name="P61">B.—12. You will fight a battle; while fighting bravely you will be killed. <text:s/>13. We are accustomed to receive, not to give, hostages. <text:s/>14. He was building larger<text:span text:style-name="T26">{{185}}</text:span> vessels; they were marching through our province. <text:s/>15. Several are killed, the rest are put to flight. <text:s/>16. Exhausted by wounds, the enemy turned and fled. <text:s/>17. We are taking up arms for the sake of our common freedom; you were hurling weapons. <text:s/>19. I am being captured; I used to be seen; I shall be slain. <text:s/>20. He kills a large number of our men as they are fleeing. <text:s/>21. While our men were taking up their arms, the cavalry rallied.</text:p>
      <text:p text:style-name="P61"/>
      <text:p text:style-name="Banner">—</text:p>
      <text:p text:style-name="P61"/>
      <text:p text:style-name="Banner">Lesson L.</text:p>
      <text:p text:style-name="Banner">Demonstrative Pronouns: <text:span text:style-name="T21">Hīc</text:span>, <text:span text:style-name="T21">Ille</text:span>, <text:span text:style-name="T21">Is</text:span>.</text:p>
      <text:p text:style-name="P61"/>
      <text:p text:style-name="BannerSecondary"><text:span text:style-name="T21">292</text:span>.<text:tab/><text:tab/>Paradigms.</text:p>
      <table:table table:name="Table24" table:style-name="Table24">
        <table:table-column table:style-name="Table24.A" table:number-columns-repeated="6"/>
        <table:table-column table:style-name="Table24.G"/>
        <table:table-row>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a</text:span>) hīc.</text:p>
          </table:table-cell>
          <table:table-cell table:style-name="Table24.A1" office:value-type="string">
            <text:p text:style-name="BodyHanging"/>
          </table:table-cell>
          <table:table-cell table:style-name="Table24.A1" office:value-type="string">
            <text:p text:style-name="BodyHanging"/>
          </table:table-cell>
          <table:table-cell table:style-name="Table24.A1" office:value-type="string">
            <text:p text:style-name="BodyHanging">(<text:span text:style-name="T2">b</text:span>) ille</text:p>
          </table:table-cell>
          <table:table-cell table:style-name="Table24.G1" office:value-type="string">
            <text:p text:style-name="Standard"/>
          </table:table-cell>
        </table:table-row>
        <table:table-row>
          <table:table-cell table:style-name="Table24.A2" office:value-type="string">
            <text:p text:style-name="BodyHanging">Sing.</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A2" office:value-type="string">
            <text:p text:style-name="BodyHanging">Neut.</text:p>
          </table:table-cell>
          <table:table-cell table:style-name="Table24.A2" office:value-type="string">
            <text:p text:style-name="BodyHanging">Masc.</text:p>
          </table:table-cell>
          <table:table-cell table:style-name="Table24.A2" office:value-type="string">
            <text:p text:style-name="BodyHanging">Fem.</text:p>
          </table:table-cell>
          <table:table-cell table:style-name="Table24.G2" office:value-type="string">
            <text:p text:style-name="BodyHanging">Neut.</text:p>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c</text:p>
          </table:table-cell>
          <table:table-cell table:style-name="Table24.A2" office:value-type="string">
            <text:p text:style-name="BodyHanging">haec</text:p>
          </table:table-cell>
          <table:table-cell table:style-name="Table24.A2" office:value-type="string">
            <text:p text:style-name="BodyHanging">hōc</text:p>
          </table:table-cell>
          <table:table-cell table:style-name="Table24.A2" office:value-type="string">
            <text:p text:style-name="BodyHanging">ille</text:p>
          </table:table-cell>
          <table:table-cell table:style-name="Table24.A2" office:value-type="string">
            <text:p text:style-name="BodyHanging">illa</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hūjus</text:p>
          </table:table-cell>
          <table:table-cell table:style-name="Table24.A2" office:value-type="string">
            <text:p text:style-name="BodyHanging">illīus</text:p>
          </table:table-cell>
          <table:table-cell table:style-name="Table24.A2" office:value-type="string">
            <text:p text:style-name="BodyHanging">illīus</text:p>
          </table:table-cell>
          <table:table-cell table:style-name="Table24.G2" office:value-type="string">
            <text:p text:style-name="BodyHanging">illīus</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huic</text:p>
          </table:table-cell>
          <table:table-cell table:style-name="Table24.A2" office:value-type="string">
            <text:p text:style-name="BodyHanging">illī</text:p>
          </table:table-cell>
          <table:table-cell table:style-name="Table24.A2" office:value-type="string">
            <text:p text:style-name="BodyHanging">illī</text:p>
          </table:table-cell>
          <table:table-cell table:style-name="Table24.G2" office:value-type="string">
            <text:p text:style-name="BodyHanging">illī</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unc</text:p>
          </table:table-cell>
          <table:table-cell table:style-name="Table24.A2" office:value-type="string">
            <text:p text:style-name="BodyHanging">hanc</text:p>
          </table:table-cell>
          <table:table-cell table:style-name="Table24.A2" office:value-type="string">
            <text:p text:style-name="BodyHanging">hōc</text:p>
          </table:table-cell>
          <table:table-cell table:style-name="Table24.A2" office:value-type="string">
            <text:p text:style-name="BodyHanging">illum</text:p>
          </table:table-cell>
          <table:table-cell table:style-name="Table24.A2" office:value-type="string">
            <text:p text:style-name="BodyHanging">illam</text:p>
          </table:table-cell>
          <table:table-cell table:style-name="Table24.G2" office:value-type="string">
            <text:p text:style-name="BodyHanging">illud</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ōc</text:p>
          </table:table-cell>
          <table:table-cell table:style-name="Table24.A2" office:value-type="string">
            <text:p text:style-name="BodyHanging">hāc</text:p>
          </table:table-cell>
          <table:table-cell table:style-name="Table24.A2" office:value-type="string">
            <text:p text:style-name="BodyHanging">hōc</text:p>
          </table:table-cell>
          <table:table-cell table:style-name="Table24.A2" office:value-type="string">
            <text:p text:style-name="BodyHanging">illō</text:p>
          </table:table-cell>
          <table:table-cell table:style-name="Table24.A2" office:value-type="string">
            <text:p text:style-name="BodyHanging">illā</text:p>
          </table:table-cell>
          <table:table-cell table:style-name="Table24.G2" office:value-type="string">
            <text:p text:style-name="BodyHanging">illō</text:p>
          </table:table-cell>
        </table:table-row>
        <table:table-row>
          <table:table-cell table:style-name="Table24.A2" office:value-type="string">
            <text:p text:style-name="BodyHanging">Plur.</text:p>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A2" office:value-type="string">
            <text:p text:style-name="Standard"/>
          </table:table-cell>
          <table:table-cell table:style-name="Table24.G2" office:value-type="string">
            <text:p text:style-name="Standard"/>
          </table:table-cell>
        </table:table-row>
        <table:table-row>
          <table:table-cell table:style-name="Table24.A2" office:value-type="string">
            <text:p text:style-name="BodyHanging"><text:span text:style-name="T2">Nom</text:span>.</text:p>
          </table:table-cell>
          <table:table-cell table:style-name="Table24.A2" office:value-type="string">
            <text:p text:style-name="BodyHanging">hī</text:p>
          </table:table-cell>
          <table:table-cell table:style-name="Table24.A2" office:value-type="string">
            <text:p text:style-name="BodyHanging">hae</text:p>
          </table:table-cell>
          <table:table-cell table:style-name="Table24.A2" office:value-type="string">
            <text:p text:style-name="BodyHanging">haec</text:p>
          </table:table-cell>
          <table:table-cell table:style-name="Table24.A2" office:value-type="string">
            <text:p text:style-name="BodyHanging">illī</text:p>
          </table:table-cell>
          <table:table-cell table:style-name="Table24.A2" office:value-type="string">
            <text:p text:style-name="BodyHanging">illae</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Gen</text:span>.</text:p>
          </table:table-cell>
          <table:table-cell table:style-name="Table24.A2" office:value-type="string">
            <text:p text:style-name="BodyHanging">hōrum</text:p>
          </table:table-cell>
          <table:table-cell table:style-name="Table24.A2" office:value-type="string">
            <text:p text:style-name="BodyHanging">hārum</text:p>
          </table:table-cell>
          <table:table-cell table:style-name="Table24.A2" office:value-type="string">
            <text:p text:style-name="BodyHanging">hōrum</text:p>
          </table:table-cell>
          <table:table-cell table:style-name="Table24.A2" office:value-type="string">
            <text:p text:style-name="BodyHanging">illōrum</text:p>
          </table:table-cell>
          <table:table-cell table:style-name="Table24.A2" office:value-type="string">
            <text:p text:style-name="BodyHanging">illārum</text:p>
          </table:table-cell>
          <table:table-cell table:style-name="Table24.G2" office:value-type="string">
            <text:p text:style-name="BodyHanging">illōrum</text:p>
          </table:table-cell>
        </table:table-row>
        <table:table-row>
          <table:table-cell table:style-name="Table24.A2" office:value-type="string">
            <text:p text:style-name="BodyHanging"><text:span text:style-name="T2">Dat</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row>
          <table:table-cell table:style-name="Table24.A2" office:value-type="string">
            <text:p text:style-name="BodyHanging"><text:span text:style-name="T2">Acc</text:span>.</text:p>
          </table:table-cell>
          <table:table-cell table:style-name="Table24.A2" office:value-type="string">
            <text:p text:style-name="BodyHanging">hōs</text:p>
          </table:table-cell>
          <table:table-cell table:style-name="Table24.A2" office:value-type="string">
            <text:p text:style-name="BodyHanging">hās</text:p>
          </table:table-cell>
          <table:table-cell table:style-name="Table24.A2" office:value-type="string">
            <text:p text:style-name="BodyHanging">haec</text:p>
          </table:table-cell>
          <table:table-cell table:style-name="Table24.A2" office:value-type="string">
            <text:p text:style-name="BodyHanging">illōs</text:p>
          </table:table-cell>
          <table:table-cell table:style-name="Table24.A2" office:value-type="string">
            <text:p text:style-name="BodyHanging">illās</text:p>
          </table:table-cell>
          <table:table-cell table:style-name="Table24.G2" office:value-type="string">
            <text:p text:style-name="BodyHanging">illa</text:p>
          </table:table-cell>
        </table:table-row>
        <table:table-row>
          <table:table-cell table:style-name="Table24.A2" office:value-type="string">
            <text:p text:style-name="BodyHanging"><text:span text:style-name="T2">Abl</text:span>.</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hīs</text:p>
          </table:table-cell>
          <table:table-cell table:style-name="Table24.A2" office:value-type="string">
            <text:p text:style-name="BodyHanging">illīs</text:p>
          </table:table-cell>
          <table:table-cell table:style-name="Table24.A2" office:value-type="string">
            <text:p text:style-name="BodyHanging">illīs</text:p>
          </table:table-cell>
          <table:table-cell table:style-name="Table24.G2" office:value-type="string">
            <text:p text:style-name="BodyHanging">illīs</text:p>
          </table:table-cell>
        </table:table-row>
      </table:table>
      <text:p text:style-name="Banner"><text:soft-page-break/>(c) For <text:span text:style-name="T21">is</text:span><text:span text:style-name="T23"> see 266.</text:span></text:p>
      <text:p text:style-name="BodyHanging"/>
      <text:p text:style-name="BannerSecondary"><text:span text:style-name="T21">293</text:span>.<text:tab/><text:tab/>Illustrative Examples.</text:p>
      <text:p text:style-name="BodyHanging"><text:span text:style-name="T21">Prōvincia mea haec est, illa vestra</text:span>, this is my province, that (is) yours.</text:p>
      <text:p text:style-name="BodyHanging"><text:span text:style-name="T21">Hōs ad eum mittit</text:span>, he sends these (or them) to him.</text:p>
      <text:p text:style-name="BodyHanging"><text:span text:style-name="T21">Haec ab hīs nūntiīs cōgnōvit</text:span>, he learned this from these messengers.</text:p>
      <text:p text:style-name="BodyHanging"><text:span text:style-name="T21">Eum locum fugiunt vidēmus</text:span>, we see those who are fleeing.</text:p>
      <text:p text:style-name="BodyHanging"><text:span text:style-name="T21">Cum eīs legiōnibus quās redūxerat in fīnēs Belgārum contendit. <text:s/>Illī sēsē in silvās recipiunt</text:span>, <text:span text:style-name="T2">with those legions</text:span> (or <text:span text:style-name="T2">with the legions</text:span>) <text:span text:style-name="T2">which he had led back, he hastens into the territory of the Belgians. <text:s/>They</text:span> (or <text:span text:style-name="T2">these</text:span>) <text:span text:style-name="T2">betake themselves to their forests</text:span>.</text:p>
      <text:p text:style-name="P61">These sentences illustrate the following points:—</text:p>
      <text:p text:style-name="BodyHanging"><text:span text:style-name="T2">a</text:span>. <text:span text:style-name="T21">Hīc</text:span>, <text:span text:style-name="T21">ille</text:span>, and <text:span text:style-name="T21">is</text:span> are used both as pronouns, and as adjectives agreeing with their nouns.</text:p>
      <text:p text:style-name="P181">b<text:span text:style-name="T12">.<text:tab/></text:span><text:span text:style-name="T13">Hīc</text:span><text:span text:style-name="T12"> is ordinarily to be rendered by </text:span>this<text:span text:style-name="T12"> (pl. </text:span>these<text:span text:style-name="T12">); </text:span><text:span text:style-name="T13">ille</text:span><text:span text:style-name="T12"> by </text:span>that<text:span text:style-name="T12"> (pl. </text:span>those<text:span text:style-name="T12">). <text:s/></text:span><text:span text:style-name="T13">Hīc</text:span><text:span text:style-name="T12"> refers to something regarded as near the speaker or writer; </text:span><text:span text:style-name="T13">ille</text:span><text:span text:style-name="T12"> to something regarded as more remote.</text:span></text:p>
      <text:p text:style-name="P181">c<text:span text:style-name="T12">.<text:tab/></text:span><text:span text:style-name="T13">Is</text:span><text:span text:style-name="T15"> may be used as a quite unemphatic </text:span><text:span text:style-name="T23">that</text:span><text:span text:style-name="T15"> or </text:span><text:span text:style-name="T23">this</text:span><text:span text:style-name="T15">, and sometimes may even be best rendered by the definite article </text:span><text:span text:style-name="T23">the</text:span><text:span text:style-name="T15">. <text:s/>It is often used as the antecedent of a relative, as in the last two sentences.</text:span></text:p>
      <text:p text:style-name="P181"><text:span text:style-name="T23">d</text:span><text:span text:style-name="T15">.<text:tab/>Not only </text:span><text:span text:style-name="T13">is</text:span><text:span text:style-name="T15"> (267) but also at times </text:span><text:span text:style-name="T13">hīc</text:span><text:span text:style-name="T15"> and </text:span><text:span text:style-name="T13">ille</text:span><text:span text:style-name="T15"> may be used as the third personal pronoun. <text:s/>When so used, </text:span><text:span text:style-name="T13">ille</text:span><text:span text:style-name="T15"> is more emphatic than </text:span><text:span text:style-name="T13">hīc</text:span><text:span text:style-name="T15"> or </text:span><text:span text:style-name="T13">is</text:span><text:span text:style-name="T15">, and is used especially to mark a contrast, e._g. to emphasize a change of subject, as in the last sentence.</text:span></text:p>
      <text:p text:style-name="P61">N.B.—We may often translate <text:span text:style-name="T21">hīc</text:span> by <text:span text:style-name="T2">this</text:span> (<text:span text:style-name="T2">man</text:span>) or <text:span text:style-name="T2">this</text:span> (<text:span text:style-name="T2">one</text:span>); <text:span text:style-name="T21">haec</text:span> (neut. plur.) by <text:span text:style-name="T2">this</text:span>, literally <text:span text:style-name="T2">these things</text:span>; and <text:span text:style-name="T21">ea quae</text:span> by <text:span text:style-name="T2">what</text:span>, literally <text:span text:style-name="T2">those things which</text:span>. <text:s/>(See 180.)<text:span text:style-name="T26">{{187}}</text:span></text:p>
      <text:p text:style-name="P61"/>
      <text:p text:style-name="BannerSecondary"><text:span text:style-name="T21">294</text:span>.<text:tab/><text:tab/>Vocabulary.</text:p>
      <text:section text:style-name="Sect1" text:name="Section114">
        <text:p text:style-name="Vocabulary"><text:span text:style-name="T21">ac-cidō</text:span>, <text:span text:style-name="T21">ere</text:span>, <text:span text:style-name="T21">-cidī</text:span>,<text:tab/><text:span text:style-name="T2">happen, befall</text:span>.</text:p>
        <text:p text:style-name="Vocabulary"><text:span text:style-name="T21">cadō</text:span>, <text:span text:style-name="T21">ere</text:span>, <text:span text:style-name="T21">cecidī</text:span>, <text:span text:style-name="T21">cāsum</text:span>,<text:tab/><text:span text:style-name="T2">fall</text:span>.</text:p>
        <text:p text:style-name="Vocabulary"><text:span text:style-name="T21">captīvus</text:span>, <text:span text:style-name="T21">ī</text:span>, m.,<text:tab/><text:span text:style-name="T2">prisoner, captive</text:span>.</text:p>
        <text:p text:style-name="Vocabulary"><text:span text:style-name="T21">gerō</text:span>, <text:span text:style-name="T21">ere</text:span>, <text:span text:style-name="T21">gessī</text:span>, <text:span text:style-name="T21">gestum</text:span>,<text:tab/>in passive, <text:span text:style-name="T2">be done, take place</text:span>.</text:p>
        <text:p text:style-name="Vocabulary"><text:span text:style-name="T21">Lūcius</text:span>, <text:span text:style-name="T21">ī</text:span>, m.,<text:tab/><text:span text:style-name="T2">Lucius</text:span>, a Roman name.</text:p>
        <text:p text:style-name="Vocabulary"><text:span text:style-name="T21">Mārcus</text:span>, <text:span text:style-name="T21">ī</text:span>, m.,<text:tab/><text:span text:style-name="T2">Marcus</text:span>, a Roman name.</text:p>
        <text:p text:style-name="Vocabulary"><text:span text:style-name="T21">numquam</text:span>, adv.,<text:tab/><text:span text:style-name="T2">never</text:span>.</text:p>
        <text:p text:style-name="Vocabulary"><text:span text:style-name="T21">saepe</text:span>, adv.,<text:tab/><text:span text:style-name="T2">often</text:span>.</text:p>
        <text:p text:style-name="Vocabulary"><text:span text:style-name="T21">semper</text:span>, adv.,<text:tab/><text:span text:style-name="T2">always</text:span>.</text:p>
        <text:p text:style-name="Vocabulary"><text:span text:style-name="T21">statim</text:span>, adv.,<text:tab/><text:span text:style-name="T2">immediately, at once</text:span>.</text:p>
      </text:section>
      <text:p text:style-name="Vocabulary"><text:span text:style-name="T2">Phrase</text:span>:</text:p>
      <text:p text:style-name="Vocabulary"><text:span text:style-name="T21">rēs gesta</text:span>,<text:tab/><text:span text:style-name="T2">deed, exploit</text:span>.</text:p>
      <text:p text:style-name="P61"/>
      <text:p text:style-name="Banner">Exercises.</text:p>
      <text:p text:style-name="BannerSecondary"><text:span text:style-name="T21">295</text:span>.<text:tab/><text:tab/><text:span text:style-name="T21">I</text:span>.</text:p>
      <text:p text:style-name="P61">A.—1. Dē hīs rēbus gestīs ex captīvīs cōgnōscit. <text:s/>2. Hīc frāter Mārcus semper appellātur, ille Lūcius. <text:s/>3. Ab iīs quōs mīserat haec cōgnōvit. <text:s/>4. Neque cum hāc legiōne neque cum illā sē conjungent. <text:s/>5. Paucī ex iīs cadunt; dē equō in aquam cecidit; numquam cadet. <text:s/>6. Praedam hīs et captīvōs illīs distribuam. <text:s/>7. Haec in Galliā gerēbantur. <text:s/>8. Hūjus locī haec erat nātūra. <text:s/>9. Hīs ex cōnsuētūdine agrōs dederant. <text:s/>10. <text:s/>Illum statim interfēcit. <text:s/>11. Ea impedīmenta quae sēcum portāre nōn audent, in hāc silvā dēpōnent.</text:p>
      <text:p text:style-name="P61">B.—12. Sī illōs cēperimus, hī statim sē dēdent. <text:s/>13. Haec omnia etiam illīs erant incōgnita. <text:s/>14. Hōc ante id tempus saepe mihi acciderat; numquam ante hōc tempus tibi accidit. <text:s/>15. Rēs gestās illīus dēmōnstrant. <text:s/>16. Nostrī subitō tēla in<text:note text:id="ftn63" text:note-class="footnote"><text:note-citation>63</text:note-citation><text:note-body><text:p text:style-name="Footnote">With <text:span text:style-name="T21">tēla conjiciō</text:span><text:span text:style-name="T23">, translate </text:span><text:span text:style-name="T21">in</text:span><text:span text:style-name="T23"> by </text:span><text:span text:style-name="T6">at</text:span><text:span text:style-name="T15">.</text:span></text:p></text:note-body></text:note> hostēs conjiciunt; illī statim terga vertunt. <text:s/>17. Ad haec Caesar respondit; hīs lēgātīs respondet. <text:s/>18. Dum hī dē nāvibus<text:span text:style-name="T26">{{188}}</text:span> dēsiliunt, illī audācter tēla conjiciunt. <text:s/>19. Interim dum haec in hīs locīs geruntur, cum iīs cōpiīs quās accēperat, in castra pervēnit. <text:s/>20. Rērum gestārum populī Rōmānī memoriam semper retinēbimus. <text:s/>21. Haec flēns ab illō petit.</text:p>
      <text:p text:style-name="P61"/>
      <text:p text:style-name="BannerSecondary"><text:soft-page-break/><text:span text:style-name="T21">296</text:span>.<text:tab/><text:tab/><text:span text:style-name="T21">II</text:span>.</text:p>
      <text:p text:style-name="P61">A.—1. After this battle they move their camp from that place. <text:s/>2. Of all these, the Belgians are the bravest; these are braver than those. <text:s/>3. Nothing will happen to him; it never happens to them. <text:s/>4. This<text:note text:id="ftn64" text:note-class="footnote"><text:note-citation>64</text:note-citation><text:note-body><text:p text:style-name="Footnote">In sentences like this, the demonstrative agrees in gender, number, and case with the noun. <text:s/>Compare 295, A. 8.</text:p></text:note-body></text:note> was the cause of that war. <text:s/>5. They hastened towards those who were finishing these fortifications. <text:s/>6. A larger part of them had fallen; her father fell. <text:s/>7. These states used often to wage war with those. <text:s/>8. We shall defend those into whose territories Caesar has sent this legion. <text:s/>9. Alarmed by all these things, they send ambassadors to him. <text:s/>10. We learn this from prisoners. <text:s/>11. the exploits of Caesar were unknown to him.</text:p>
      <text:p text:style-name="P61">B.—12. They call this son Lucius, that (son) Marcus. <text:s/>13. Those who had inhabited that district they drove out. <text:s/>14. We often do this for the sake of peace. <text:s/>15. He immediately gave this prisoner his freedom. <text:s/>16. When he has put these to death, he will turn to them. <text:s/>17. On being informed of these things, he orders them to surrender; they hesitate to give up their arms. <text:s/>18. At that time he held the leading place in this state. <text:s/>19. It is always more dangerous to these than to those. <text:s/>20. This side of the island extends about a mile. <text:s/>21. This is thought to be taking place; all this had taken place.<text:span text:style-name="T26">{{189}}</text:span></text:p>
      <text:p text:style-name="P61"/>
      <text:p text:style-name="Banner">—</text:p>
      <text:p text:style-name="P61"/>
      <text:p text:style-name="Banner">Lesson LI.</text:p>
      <text:p text:style-name="Banner">Ablative Absolute.</text:p>
      <text:p text:style-name="P61"/>
      <text:p text:style-name="P61"><text:span text:style-name="T21">297</text:span>. Review 261 and 262, noticing especially the agreement of the participle, the voice of the perfect participle, and the various translations possible.</text:p>
      <text:p text:style-name="P61">Latin has no corresponding perfect participle of the active voice, and therefore such sentences as,</text:p>
      <text:p text:style-name="P144"><text:span text:style-name="T2">Having repulsed the cavalry, we were led back to camp</text:span>,</text:p>
      <text:p text:style-name="P144"><text:span text:style-name="T2">Having received hostages, he made peace</text:span>,</text:p>
      <text:p text:style-name="P144"><text:span text:style-name="T2">Having drawn up the army, he gave the signal</text:span>,</text:p>
      <text:p text:style-name="P16">cannot be literally translated into Latin.</text:p>
      <text:p text:style-name="P61"/>
      <text:p text:style-name="P61"><text:span text:style-name="T21">298</text:span>. Virtually the same meaning, however, is given by the so-called absolute use of the perfect participle passive; as,</text:p>
      <text:p text:style-name="BodyHanging"><text:span text:style-name="T21">Equitibus repulsīs, in castra reductī sumus</text:span>, <text:span text:style-name="T2">the cavalry having been repulsed, we were led back to camp</text:span>.</text:p>
      <text:p text:style-name="BodyHanging"><text:span text:style-name="T21">Obsidibus acceptīs, pācem fēcit</text:span>, <text:span text:style-name="T2">hostages having been received, he made peace</text:span>.</text:p>
      <text:p text:style-name="BodyHanging"><text:span text:style-name="T21">Exercitū īnstrūctō, sīgnum dedit</text:span>, <text:span text:style-name="T2">the army having been drawn up, he gave the signal</text:span>.</text:p>
      <text:p text:style-name="P61">This absolute construction is in Latin in the ablative case, and is very common, while in English it is in the nominative case, and is comparatively infrequent.</text:p>
      <text:p text:style-name="P61">The participle is joined as a sort of predicate to a noun (or pronoun) which is not the subject of the verb, nor dependent upon any other word in the sentence; whence the name <text:span text:style-name="T2">Ablative Absolute</text:span>.<text:note text:id="ftn65" text:note-class="footnote"><text:note-citation>65</text:note-citation><text:note-body><text:p text:style-name="Footnote">The ablative absolute phrase as a whole is equivalent to an adverb modifying the predicate.</text:p></text:note-body></text:note></text:p>
      <text:p text:style-name="P61"/>
      <text:p text:style-name="P61"><text:span text:style-name="T21">299</text:span>. Corresponding to the various free translations for the perfect participle passive suggested in 262, we<text:span text:style-name="T26">{{190}}</text:span> have the following free renderings, by the active voice, of the perfect participle passive when used in the absolute construction:—</text:p>
      <text:p text:style-name="P61"><text:span text:style-name="T21">Hīs rēbus dictīs</text:span>, </text:p>
      <text:p text:style-name="P88"><text:tab/><text:span text:style-name="T2">having said this</text:span>,</text:p>
      <text:p text:style-name="P88"><text:tab/><text:span text:style-name="T2">saying this</text:span>,</text:p>
      <text:p text:style-name="P88"><text:tab/><text:span text:style-name="T2">after saying this</text:span>,</text:p>
      <text:p text:style-name="P88"><text:tab/><text:span text:style-name="T2">on saying this</text:span>,</text:p>
      <text:p text:style-name="P89"><text:soft-page-break/><text:tab/><text:tab/><text:span text:style-name="T21">discessit</text:span>,</text:p>
      <text:p text:style-name="P90"><text:tab/><text:span text:style-name="T2">he withdrew</text:span></text:p>
      <text:p text:style-name="P61">So also the sentences in 298 may be rendered,</text:p>
      <text:p text:style-name="P61"><text:tab/><text:span text:style-name="T2">After repulsing the cavalry, we were led back to comp</text:span>;</text:p>
      <text:p text:style-name="P61"><text:tab/><text:span text:style-name="T2">On receiving hostages, he made peace</text:span>;</text:p>
      <text:p text:style-name="P61"><text:tab/><text:span text:style-name="T2">Drawing up the army, he gave the signal</text:span>.</text:p>
      <text:p text:style-name="P61"/>
      <text:p text:style-name="BannerSecondary"><text:span text:style-name="T21">300</text:span>.<text:tab/><text:tab/>Vocabulary.</text:p>
      <text:section text:style-name="Sect1" text:name="Section115">
        <text:p text:style-name="Vocabulary"><text:span text:style-name="T21">ab-jiciō</text:span>, <text:span text:style-name="T21">ere</text:span>, <text:span text:style-name="T21">-jēcī</text:span>, <text:span text:style-name="T21">-jectum</text:span>,<text:tab/><text:span text:style-name="T2">throw away</text:span>.</text:p>
        <text:p text:style-name="Vocabulary"><text:span text:style-name="T21">ā-mittō</text:span>, <text:span text:style-name="T21">ere</text:span>, <text:span text:style-name="T21">-mīsī</text:span>, <text:span text:style-name="T21">-missum</text:span>,<text:tab/><text:span text:style-name="T2">lose</text:span>.</text:p>
        <text:p text:style-name="Vocabulary"><text:span text:style-name="T21">calamitās</text:span>, <text:span text:style-name="T21">-tātis</text:span>, f.,<text:tab/><text:span text:style-name="T2">disaster, defeat</text:span>.</text:p>
        <text:p text:style-name="Vocabulary"><text:span text:style-name="T21">dē-stringō</text:span>, <text:span text:style-name="T21">ere</text:span>, <text:span text:style-name="T21">-strīnxī</text:span>, <text:span text:style-name="T21">-strīctum</text:span>,<text:tab/><text:span text:style-name="T2">draw, unsheathe</text:span>.</text:p>
        <text:p text:style-name="Vocabulary"><text:span text:style-name="T21">ē-jiciō</text:span>, <text:span text:style-name="T21">ere</text:span>, <text:span text:style-name="T21">-jēcī</text:span>, <text:span text:style-name="T21">-jectum</text:span>,<text:tab/><text:span text:style-name="T2">throw out</text:span>.</text:p>
        <text:p text:style-name="Vocabulary"><text:span text:style-name="T21">frangō</text:span>, <text:span text:style-name="T21">ere</text:span>, <text:span text:style-name="T21">frēgī</text:span>, <text:span text:style-name="T21">frāctum</text:span>,<text:tab/><text:span text:style-name="T2">break, shatter, crush</text:span>.</text:p>
        <text:p text:style-name="Vocabulary"><text:span text:style-name="T21">incommodum</text:span>, <text:span text:style-name="T21">ī</text:span>, n.,<text:tab/><text:span text:style-name="T2">misfortune, loss</text:span>.</text:p>
        <text:p text:style-name="Vocabulary"><text:span text:style-name="T21">ōrātiō</text:span>, <text:span text:style-name="T21">-ōnis</text:span>, f.,<text:tab/><text:span text:style-name="T2">speech</text:span>.</text:p>
        <text:p text:style-name="Vocabulary"><text:span text:style-name="T21">ōr-dō</text:span>, <text:span text:style-name="T21">-dinis</text:span>, m.,<text:tab/><text:span text:style-name="T2">order</text:span>; <text:span text:style-name="T2">rank</text:span>.</text:p>
        <text:p text:style-name="Vocabulary"><text:span text:style-name="T21">perturbō</text:span>, <text:span text:style-name="T21">āre</text:span>, <text:span text:style-name="T21">āvī</text:span>, <text:span text:style-name="T21">ātum</text:span>,<text:tab/><text:span text:style-name="T2">throw into confusion, disturb</text:span>.</text:p>
      </text:section>
      <text:p text:style-name="Vocabulary"><text:span text:style-name="T2">Phrases</text:span>:</text:p>
      <text:p text:style-name="Vocabulary"><text:span text:style-name="T21">sē ējicere</text:span>,<text:tab/><text:span text:style-name="T2">rush out</text:span>.</text:p>
      <text:p text:style-name="Vocabulary"><text:span text:style-name="T21">ōrātiōnem habeō</text:span>,<text:tab/><text:span text:style-name="T2">make</text:span> (<text:span text:style-name="T2">deliver</text:span>) <text:span text:style-name="T2">a speech</text:span>.</text:p>
      <text:p text:style-name="Vocabulary"><text:span text:style-name="T21">calamitātem accipiō</text:span>,<text:tab/><text:span text:style-name="T2">suffer defeat</text:span>.</text:p>
      <text:p text:style-name="Vocabulary"><text:span text:style-name="T21">incommodum accipiō</text:span>,<text:tab/><text:span text:style-name="T2">suffer loss</text:span>.</text:p>
      <text:p text:style-name="Vocabulary"/>
      <text:p text:style-name="Banner">Exercises.</text:p>
      <text:p text:style-name="BannerSecondary"><text:span text:style-name="T21">301</text:span>.<text:tab/><text:tab/><text:span text:style-name="T21">I</text:span>.</text:p>
      <text:p text:style-name="P61">A.—1. Vīcīs hostium incēnsīs, cōpiās redūxit. <text:s/>2. Hōc proeliō factō, exercitum redūcit. <text:s/>3. Clāmōre audītō, arma statim capiunt. <text:s/>4. Ēruptiōne factā, ad flūmen Rhēnum contendimus. <text:s/>5. Hāc ōrātiōne habitā,<text:span text:style-name="T26">{{191}}</text:span> concilium dīmīsit. <text:s/>6. Hāc ōrātiōne adductī, ācriter pūgnāvērunt. <text:s/>7. Aciē īnstrūctā, sīgnum equitibus dat. <text:s/>8. In fugam conjectī, multōs ex suīs āmīsērunt. <text:s/>9. Hīs rēbus cōgnitīs, nāvēs solvimus. <text:s/>10. Armīs abjectīs, sē ex castrīs ējēcērunt. <text:s/>11. Hōc incommodō perturbātī, sē dēdere cōnstituunt. <text:s/>12. Hīs proeliīs calamit.tibusque frāctī, obsidēs dare coārctī sunt.</text:p>
      <text:p text:style-name="P61">B. \ em 13. Cohortēs repulsae in locīs superiōribus cōnsistunt. <text:s/>14. Cohortibus repulsīs, in locīs superiōribus cōnsistunt. <text:s/>15. Gladiō dēstrīctō, subitō sē ex oppidō ējēcit. <text:s/>16. Rē frūmentāriā comparātā, castra movet. <text:s/>17. Impedīmentīs relīctīs, ēruptiōnem subitō fēcērunt. <text:s/>18. Omnibus equīs ex cōnspectū remōtīs, proelium commīsit. <text:s/>19. Celeritāte nostrōrum permōtī, lēgātōs ad Caesarem dē dēditiōne mīserant. <text:s/>20. Multīs āmissīs, sē in agmen recēpērunt. <text:s/>21. Ab hostibus repulsī, māgnam calamitātem accēperāmus. <text:s/>22. Hostibus repulsīs, oppida incendimus agrōsque vāstāvimus. <text:s/>23. Equitibus praemissīs, castra mūnīrī jussit. <text:s/>24. Prīmīs ōrdinibus hostium hōc impetū perturbātīs, brevī omnēs in fugam conjiciumus.</text:p>
      <text:p text:style-name="P61"/>
      <text:p text:style-name="BannerSecondary"><text:span text:style-name="T21">302</text:span>.<text:tab/><text:tab/><text:span text:style-name="T21">II</text:span></text:p>
      <text:p text:style-name="P61">A.—1. Having pitched the camp, they determined to await Caesar's arrival. <text:s/>2. Sending ambassadors, they sought peace from him. <text:s/>3. After laying waset (their) fields, he compelled them to give hostages. <text:s/>4. Having slain a few, they had thrown the rest into confusion. <text:s/>5. Drawing their swords, they seized the gates. <text:s/>6. On procuring supplies, we shall set sail. <text:s/>7. After fighting several battles, they sent envoys to Caesar. <text:s/>9. On learning this, he sent the third legion in advance. <text:s/>10. Sending scouts in advance, he learned the order of the<text:span text:style-name="T26">{{192}}</text:span> line of march. <text:s/>11. On being informed of his arrival, they betook themselves to the marshes. <text:s/>12. Having suffered a great defeat, they will lay down their arms.</text:p>
      <text:p text:style-name="P61">B.—13. Hearing the shouts in the rear, they rush out of the camp. <text:s/>14. On being ordered to throw away their arms, they at first hesitated. <text:s/>15. Collecting larger forces, they drive back our cohorts. <text:s/>16. Having taken several towns by storm, he sent this dispatch. <text:s/>17. Being exhausted by wounds, they with difficulty withstand out attack. <text:s/>18. After receiving many wounds, they determine to await <text:soft-page-break/>reinforcements. <text:s/>19. After delivering this speech, he withdraws. <text:s/>20. Making an attack, they threw the ranks into confusion. <text:s/>21. Having suffered this loss, they will make peace with us. <text:s/>22. The ships being shattered are useless. <text:s/>23. The ships being shattered, we have sought aid from you. <text:s/>24. After hurling their missiles, they drew their swords.</text:p>
      <text:p text:style-name="P61"/>
      <text:p text:style-name="P61">[[Image – Orator. <text:s/>(<text:span text:style-name="T2">Cicero addressing the Senate</text:span>.)]]</text:p>
      <text:p text:style-name="P61"/>
      <text:p text:style-name="Banner">Lesson LII.</text:p>
      <text:p text:style-name="Banner">Perfect Participle Passive (continued).</text:p>
      <text:p text:style-name="Banner">Demonstrative Pronouns: <text:span text:style-name="T21">Ipse</text:span>, <text:span text:style-name="T21">Īdem</text:span>.</text:p>
      <text:p text:style-name="P61"/>
      <text:p text:style-name="P61"><text:span text:style-name="T21">303</text:span>. Various ways have been suggested in 262 and 299 for translating the Latin perfect participle passive, whether it be in agreement with the subject or in the ablative absolute construction.</text:p>
      <text:p text:style-name="P61">In many cases also a dependent clause introduced by <text:span text:style-name="T2">when</text:span>, <text:span text:style-name="T2">after</text:span>, or <text:span text:style-name="T2">as</text:span>,<text:note text:id="ftn66" text:note-class="footnote"><text:note-citation>66</text:note-citation><text:note-body><text:p text:style-name="Footnote">For <text:span text:style-name="T2">as</text:span><text:span text:style-name="T12">, its equivalent </text:span><text:span text:style-name="T2">since</text:span><text:span text:style-name="T12"> may often be substituted. <text:s/>Clauses introduced by </text:span><text:span text:style-name="T2">if</text:span><text:span text:style-name="T12"> or </text:span><text:span text:style-name="T2">although</text:span><text:span text:style-name="T12"> may also be used, but much more rarely.</text:span></text:p></text:note-body></text:note> is a proper equivalent; as,</text:p>
      <text:p text:style-name="BodyHanging"><text:span text:style-name="T21">Repulsī ab equitātū, in castra contendērunt</text:span>, <text:span text:style-name="T2">as they had been repulsed by the cavalry, they hastened to the camp</text:span>.</text:p>
      <text:p text:style-name="BodyHanging"><text:span text:style-name="T21">Equitibus repulsīs, in castra reductī sumus</text:span>, <text:span text:style-name="T2">when the cavalry had been repulsed, we were led back to camp; or, after we had repulsed the cavalry, we were led back to camp</text:span>.</text:p>
      <text:p text:style-name="P61"/>
      <text:p text:style-name="P61"><text:span text:style-name="T21">304</text:span>. It should be noticed that the free renderings suggested in 299 are sometimes impossible; when, namely, the agent or doer of the action expressed in the participle is not the subject of the main verb; as,</text:p>
      <text:p text:style-name="BodyHanging"><text:span text:style-name="T21">Obsidibus ab hostibus datīs, Caesar pācem fēcit</text:span>, <text:span text:style-name="T2">hostages having been given by the enemy, Caesar made peace</text:span>.</text:p>
      <text:p text:style-name="BodyHanging"><text:span text:style-name="T21">Datō sīgnō, facta est ēruptiō</text:span>, <text:span text:style-name="T2">the signal having been given, a sortie was made</text:span>.</text:p>
      <text:p text:style-name="P61">In such cases the translation by a dependent clause can always be resorted to; as, <text:span text:style-name="T2">after the enemy had given hostages, Caesar made peace</text:span><text:span text:style-name="T12">;</text:span><text:span text:style-name="T2"> when the signal was given, a sortie was made</text:span></text:p>
      <text:p text:style-name="P61"/>
      <text:p text:style-name="P61"><text:span text:style-name="T21">305</text:span>. <text:span text:style-name="T21">Rule.</text:span><text:span text:style-name="T23"> The Ablative Absolute is used to define the circumstances of an action.</text:span></text:p>
      <text:p text:style-name="P61"><text:span text:style-name="T23">With the absolute participle as with the participle in agreement with the subject (261), the exact relation</text:span><text:span text:style-name="T28">{{194}}</text:span><text:span text:style-name="T23"> (whether of time, cause, situation, means, or condition) is not expressed in Latin and must be gathered from the general sense; in the English rendering this relation should, as a rule, be indicated.</text:span></text:p>
      <text:p text:style-name="P61"/>
      <text:p text:style-name="BannerSecondary"><text:span text:style-name="T21">306</text:span>.<text:tab/><text:tab/>Paradigms.</text:p>
      <text:p text:style-name="Banner">(<text:span text:style-name="T2">a</text:span>) <text:span text:style-name="T21">ipse</text:span>.</text:p>
      <table:table table:name="Table25" table:style-name="Table25">
        <table:table-column table:style-name="Table25.A" table:number-columns-repeated="6"/>
        <table:table-column table:style-name="Table25.G"/>
        <table:table-row>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Singular.</text:p>
          </table:table-cell>
          <table:table-cell table:style-name="Table25.A1" office:value-type="string">
            <text:p text:style-name="BodyHanging"/>
          </table:table-cell>
          <table:table-cell table:style-name="Table25.A1" office:value-type="string">
            <text:p text:style-name="BodyHanging"/>
          </table:table-cell>
          <table:table-cell table:style-name="Table25.A1" office:value-type="string">
            <text:p text:style-name="BodyHanging">Plural.</text:p>
          </table:table-cell>
          <table:table-cell table:style-name="Table25.G1" office:value-type="string">
            <text:p text:style-name="Standard"/>
          </table:table-cell>
        </table:table-row>
        <table:table-row>
          <table:table-cell table:style-name="Table25.A2" office:value-type="string">
            <text:p text:style-name="BodyHanging"/>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A2" office:value-type="string">
            <text:p text:style-name="BodyHanging">Neut.</text:p>
          </table:table-cell>
          <table:table-cell table:style-name="Table25.A2" office:value-type="string">
            <text:p text:style-name="BodyHanging">Masc.</text:p>
          </table:table-cell>
          <table:table-cell table:style-name="Table25.A2" office:value-type="string">
            <text:p text:style-name="BodyHanging">Fem.</text:p>
          </table:table-cell>
          <table:table-cell table:style-name="Table25.G2" office:value-type="string">
            <text:p text:style-name="BodyHanging">Neut.</text:p>
          </table:table-cell>
        </table:table-row>
        <table:table-row>
          <table:table-cell table:style-name="Table25.A2" office:value-type="string">
            <text:p text:style-name="BodyHanging"><text:span text:style-name="T2">Nom</text:span>.</text:p>
          </table:table-cell>
          <table:table-cell table:style-name="Table25.A2" office:value-type="string">
            <text:p text:style-name="BodyHanging">ipse</text:p>
          </table:table-cell>
          <table:table-cell table:style-name="Table25.A2" office:value-type="string">
            <text:p text:style-name="BodyHanging">ipsa</text:p>
          </table:table-cell>
          <table:table-cell table:style-name="Table25.A2" office:value-type="string">
            <text:p text:style-name="BodyHanging">ipsum</text:p>
          </table:table-cell>
          <table:table-cell table:style-name="Table25.A2" office:value-type="string">
            <text:p text:style-name="BodyHanging">ipsī</text:p>
          </table:table-cell>
          <table:table-cell table:style-name="Table25.A2" office:value-type="string">
            <text:p text:style-name="BodyHanging">ipsae</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Gen</text:span>.</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īus</text:p>
          </table:table-cell>
          <table:table-cell table:style-name="Table25.A2" office:value-type="string">
            <text:p text:style-name="BodyHanging">ipsōrum</text:p>
          </table:table-cell>
          <table:table-cell table:style-name="Table25.A2" office:value-type="string">
            <text:p text:style-name="BodyHanging">ipsārum</text:p>
          </table:table-cell>
          <table:table-cell table:style-name="Table25.G2" office:value-type="string">
            <text:p text:style-name="BodyHanging">ipsōrum</text:p>
          </table:table-cell>
        </table:table-row>
        <table:table-row>
          <table:table-cell table:style-name="Table25.A2" office:value-type="string">
            <text:p text:style-name="BodyHanging"><text:span text:style-name="T2">Dat</text:span>.</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row>
          <table:table-cell table:style-name="Table25.A2" office:value-type="string">
            <text:p text:style-name="P181">Acc.</text:p>
          </table:table-cell>
          <table:table-cell table:style-name="Table25.A2" office:value-type="string">
            <text:p text:style-name="BodyHanging">ipsum</text:p>
          </table:table-cell>
          <table:table-cell table:style-name="Table25.A2" office:value-type="string">
            <text:p text:style-name="BodyHanging">ipsam</text:p>
          </table:table-cell>
          <table:table-cell table:style-name="Table25.A2" office:value-type="string">
            <text:p text:style-name="BodyHanging">ipsum</text:p>
          </table:table-cell>
          <table:table-cell table:style-name="Table25.A2" office:value-type="string">
            <text:p text:style-name="BodyHanging">ipsōs</text:p>
          </table:table-cell>
          <table:table-cell table:style-name="Table25.A2" office:value-type="string">
            <text:p text:style-name="BodyHanging">ipsās</text:p>
          </table:table-cell>
          <table:table-cell table:style-name="Table25.G2" office:value-type="string">
            <text:p text:style-name="BodyHanging">ipsa</text:p>
          </table:table-cell>
        </table:table-row>
        <table:table-row>
          <table:table-cell table:style-name="Table25.A2" office:value-type="string">
            <text:p text:style-name="BodyHanging"><text:span text:style-name="T2">Abl</text:span>.</text:p>
          </table:table-cell>
          <table:table-cell table:style-name="Table25.A2" office:value-type="string">
            <text:p text:style-name="BodyHanging">ipsō</text:p>
          </table:table-cell>
          <table:table-cell table:style-name="Table25.A2" office:value-type="string">
            <text:p text:style-name="BodyHanging">ipsā</text:p>
          </table:table-cell>
          <table:table-cell table:style-name="Table25.A2" office:value-type="string">
            <text:p text:style-name="BodyHanging">ipsō</text:p>
          </table:table-cell>
          <table:table-cell table:style-name="Table25.A2" office:value-type="string">
            <text:p text:style-name="BodyHanging">ipsīs</text:p>
          </table:table-cell>
          <table:table-cell table:style-name="Table25.A2" office:value-type="string">
            <text:p text:style-name="BodyHanging">ipsīs</text:p>
          </table:table-cell>
          <table:table-cell table:style-name="Table25.G2" office:value-type="string">
            <text:p text:style-name="BodyHanging">ipsīs</text:p>
          </table:table-cell>
        </table:table-row>
      </table:table>
      <text:p text:style-name="BodyHanging"/>
      <text:p text:style-name="Banner">(<text:span text:style-name="T2">b</text:span>) <text:span text:style-name="T21">īdem</text:span>.</text:p>
      <table:table table:name="Table26" table:style-name="Table26">
        <table:table-column table:style-name="Table26.A" table:number-columns-repeated="3"/>
        <table:table-column table:style-name="Table26.D"/>
        <text:soft-page-break/>
        <table:table-row>
          <table:table-cell table:style-name="Table26.A1" office:value-type="string">
            <text:p text:style-name="BodyHanging">Sing.</text:p>
          </table:table-cell>
          <table:table-cell table:style-name="Table26.A1" office:value-type="string">
            <text:p text:style-name="BodyHanging">Masc.</text:p>
          </table:table-cell>
          <table:table-cell table:style-name="Table26.A1" office:value-type="string">
            <text:p text:style-name="BodyHanging">Fem.</text:p>
          </table:table-cell>
          <table:table-cell table:style-name="Table26.D1" office:value-type="string">
            <text:p text:style-name="BodyHanging">Neut.</text:p>
          </table:table-cell>
        </table:table-row>
        <table:table-row>
          <table:table-cell table:style-name="Table26.A2" office:value-type="string">
            <text:p text:style-name="P181">Nom.</text:p>
          </table:table-cell>
          <table:table-cell table:style-name="Table26.A2" office:value-type="string">
            <text:p text:style-name="BodyHanging">īdem</text:p>
          </table:table-cell>
          <table:table-cell table:style-name="Table26.A2" office:value-type="string">
            <text:p text:style-name="BodyHanging">eadem</text:p>
          </table:table-cell>
          <table:table-cell table:style-name="Table26.D2" office:value-type="string">
            <text:p text:style-name="BodyHanging">idem</text:p>
          </table:table-cell>
        </table:table-row>
        <table:table-row>
          <table:table-cell table:style-name="Table26.A2" office:value-type="string">
            <text:p text:style-name="P181">Gen.</text:p>
          </table:table-cell>
          <table:table-cell table:style-name="Table26.A2" office:value-type="string">
            <text:p text:style-name="BodyHanging">ējusdem</text:p>
          </table:table-cell>
          <table:table-cell table:style-name="Table26.A2" office:value-type="string">
            <text:p text:style-name="BodyHanging">ējusdem</text:p>
          </table:table-cell>
          <table:table-cell table:style-name="Table26.D2" office:value-type="string">
            <text:p text:style-name="BodyHanging">ējusdem</text:p>
          </table:table-cell>
        </table:table-row>
        <table:table-row>
          <table:table-cell table:style-name="Table26.A2" office:value-type="string">
            <text:p text:style-name="P181">Dat.</text:p>
          </table:table-cell>
          <table:table-cell table:style-name="Table26.A2" office:value-type="string">
            <text:p text:style-name="BodyHanging">eīdem</text:p>
          </table:table-cell>
          <table:table-cell table:style-name="Table26.A2" office:value-type="string">
            <text:p text:style-name="BodyHanging">eīdem</text:p>
          </table:table-cell>
          <table:table-cell table:style-name="Table26.D2" office:value-type="string">
            <text:p text:style-name="BodyHanging">eīdem</text:p>
          </table:table-cell>
        </table:table-row>
        <table:table-row>
          <table:table-cell table:style-name="Table26.A2" office:value-type="string">
            <text:p text:style-name="P181">Acc.</text:p>
          </table:table-cell>
          <table:table-cell table:style-name="Table26.A2" office:value-type="string">
            <text:p text:style-name="BodyHanging">eundem</text:p>
          </table:table-cell>
          <table:table-cell table:style-name="Table26.A2" office:value-type="string">
            <text:p text:style-name="BodyHanging">eandem</text:p>
          </table:table-cell>
          <table:table-cell table:style-name="Table26.D2" office:value-type="string">
            <text:p text:style-name="BodyHanging">idem</text:p>
          </table:table-cell>
        </table:table-row>
        <table:table-row>
          <table:table-cell table:style-name="Table26.A2" office:value-type="string">
            <text:p text:style-name="P181">Abl.</text:p>
          </table:table-cell>
          <table:table-cell table:style-name="Table26.A2" office:value-type="string">
            <text:p text:style-name="BodyHanging">eōdem</text:p>
          </table:table-cell>
          <table:table-cell table:style-name="Table26.A2" office:value-type="string">
            <text:p text:style-name="BodyHanging">eādem</text:p>
          </table:table-cell>
          <table:table-cell table:style-name="Table26.D2" office:value-type="string">
            <text:p text:style-name="BodyHanging">eōdem</text:p>
          </table:table-cell>
        </table:table-row>
        <table:table-row>
          <table:table-cell table:style-name="Table26.A2" office:value-type="string">
            <text:p text:style-name="BodyHanging">Plur.</text:p>
          </table:table-cell>
          <table:table-cell table:style-name="Table26.A2" office:value-type="string">
            <text:p text:style-name="Standard"/>
          </table:table-cell>
          <table:table-cell table:style-name="Table26.A2" office:value-type="string">
            <text:p text:style-name="Standard"/>
          </table:table-cell>
          <table:table-cell table:style-name="Table26.D2" office:value-type="string">
            <text:p text:style-name="Standard"/>
          </table:table-cell>
        </table:table-row>
        <table:table-row>
          <table:table-cell table:style-name="Table26.A2" office:value-type="string">
            <text:p text:style-name="P181">Nom.</text:p>
          </table:table-cell>
          <table:table-cell table:style-name="Table26.A2" office:value-type="string">
            <text:p text:style-name="BodyHanging">eīdem, iīdem</text:p>
          </table:table-cell>
          <table:table-cell table:style-name="Table26.A2" office:value-type="string">
            <text:p text:style-name="BodyHanging">eadem</text:p>
          </table:table-cell>
          <table:table-cell table:style-name="Table26.D2" office:value-type="string">
            <text:p text:style-name="Standard"/>
          </table:table-cell>
        </table:table-row>
        <table:table-row>
          <table:table-cell table:style-name="Table26.A2" office:value-type="string">
            <text:p text:style-name="P181">Gen.</text:p>
          </table:table-cell>
          <table:table-cell table:style-name="Table26.A2" office:value-type="string">
            <text:p text:style-name="BodyHanging">eōrundem</text:p>
          </table:table-cell>
          <table:table-cell table:style-name="Table26.A2" office:value-type="string">
            <text:p text:style-name="BodyHanging">eārendem</text:p>
          </table:table-cell>
          <table:table-cell table:style-name="Table26.D2" office:value-type="string">
            <text:p text:style-name="BodyHanging">eōrundem</text:p>
          </table:table-cell>
        </table:table-row>
        <table:table-row>
          <table:table-cell table:style-name="Table26.A2" table:number-rows-spanned="2" office:value-type="string">
            <text:p text:style-name="P181">Dat.</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row>
          <table:table-cell table:style-name="Table26.A2" office:value-type="string">
            <text:p text:style-name="P181">Acc.</text:p>
          </table:table-cell>
          <table:table-cell table:style-name="Table26.A2" office:value-type="string">
            <text:p text:style-name="BodyHanging">eōsdem</text:p>
          </table:table-cell>
          <table:table-cell table:style-name="Table26.A2" office:value-type="string">
            <text:p text:style-name="BodyHanging">eāsdem</text:p>
          </table:table-cell>
          <table:table-cell table:style-name="Table26.D2" office:value-type="string">
            <text:p text:style-name="BodyHanging">eadem</text:p>
          </table:table-cell>
        </table:table-row>
        <table:table-row>
          <table:table-cell table:style-name="Table26.A2" table:number-rows-spanned="2" office:value-type="string">
            <text:p text:style-name="P181">Abl.</text:p>
          </table:table-cell>
          <table:table-cell table:style-name="Table26.A2" office:value-type="string">
            <text:p text:style-name="BodyHanging">eīsdem</text:p>
          </table:table-cell>
          <table:table-cell table:style-name="Table26.A2" office:value-type="string">
            <text:p text:style-name="BodyHanging">eīsdem</text:p>
          </table:table-cell>
          <table:table-cell table:style-name="Table26.D2" office:value-type="string">
            <text:p text:style-name="BodyHanging">eīsdem</text:p>
          </table:table-cell>
        </table:table-row>
        <table:table-row>
          <table:covered-table-cell/>
          <table:table-cell table:style-name="Table26.A2" office:value-type="string">
            <text:p text:style-name="BodyHanging">iīsdem</text:p>
          </table:table-cell>
          <table:table-cell table:style-name="Table26.A2" office:value-type="string">
            <text:p text:style-name="BodyHanging">iīsdem</text:p>
          </table:table-cell>
          <table:table-cell table:style-name="Table26.D2" office:value-type="string">
            <text:p text:style-name="BodyHanging">iīsdem</text:p>
          </table:table-cell>
        </table:table-row>
      </table:table>
      <text:p text:style-name="BodyHanging">a.<text:tab/>Compare the declension of <text:span text:style-name="T21">ipse</text:span> with that of <text:span text:style-name="T21">ille</text:span>, 292.</text:p>
      <text:p text:style-name="BodyHanging">b.<text:tab/>Compare the declension of <text:span text:style-name="T21">īdem</text:span> with that of <text:span text:style-name="T21">is</text:span>, 266; <text:span text:style-name="T21">īdem</text:span> is formed by adding <text:span text:style-name="T21">-dem</text:span> to <text:span text:style-name="T21">is</text:span>.<text:note text:id="ftn67" text:note-class="footnote"><text:note-citation>67</text:note-citation><text:note-body><text:p text:style-name="Footnote">Notice <text:span text:style-name="T21">īdem</text:span> = <text:span text:style-name="T21">is-dem</text:span>, <text:span text:style-name="T21">idem</text:span> = <text:span text:style-name="T21">id-dem</text:span>, <text:span text:style-name="T21">eundem </text:span>= <text:span text:style-name="T21">eum-dem</text:span>, <text:span text:style-name="T21">eandem </text:span>= <text:span text:style-name="T21">eam-dem</text:span>, <text:span text:style-name="T21">eōrundem </text:span>= <text:span text:style-name="T21">eōrundem</text:span>, <text:span text:style-name="T21">eārundem</text:span> = <text:span text:style-name="T21">eārundem</text:span></text:p></text:note-body></text:note> <text:span text:style-name="T26">{{195}}</text:span></text:p>
      <text:p text:style-name="BodyHanging"/>
      <text:p text:style-name="BannerSecondary"><text:span text:style-name="T21">307</text:span>.<text:tab/><text:tab/>Illustrative Examples.</text:p>
      <text:p text:style-name="BodyHanging"><text:span text:style-name="T21">Equitibus praemissīs, ipse aciem īnstrūxit</text:span>, <text:span text:style-name="T2">sending the cavalry in advance, he himself drew up the line of battle</text:span>.</text:p>
      <text:p text:style-name="BodyHanging"><text:span text:style-name="T21">Ā Gallīs ipsīs certior factus est</text:span>, <text:span text:style-name="T2">he was informed by the Gauls themselves</text:span>.</text:p>
      <text:p text:style-name="BodyHanging"><text:span text:style-name="T21">Dē tē ipsō dīcō</text:span>, <text:span text:style-name="T2">I am speaking of you yourself</text:span>.</text:p>
      <text:p text:style-name="BodyHanging"><text:span text:style-name="T21">Sē dēfendunt</text:span>, <text:span text:style-name="T2">they defend themselves</text:span>.</text:p>
      <text:p text:style-name="BodyHanging"><text:span text:style-name="T21">Sē ad eadem castra recēpit</text:span>, <text:span text:style-name="T2">he betook himself to the same camp</text:span>.</text:p>
      <text:p text:style-name="BodyHanging"><text:span text:style-name="T21">Idem faciunt</text:span>, <text:span text:style-name="T2">they do the same thing</text:span>.</text:p>
      <text:p text:style-name="P61">Observe in connection with these sentences, that:—</text:p>
      <text:p text:style-name="BodyHanging"><text:span text:style-name="T2">a</text:span>.<text:tab/><text:span text:style-name="T21">ipse</text:span> (<text:span text:style-name="T2">-self</text:span>) and <text:span text:style-name="T21">īdem</text:span> (the same) are used both as pronouns and as adjectives;</text:p>
      <text:p text:style-name="BodyHanging">b.<text:tab/><text:span text:style-name="T21">ipse</text:span> is used to emphasize or distinguish, and is not, like <text:span text:style-name="T21">sē</text:span>, a reflexive pronoun;</text:p>
      <text:p text:style-name="BodyHanging">c.<text:tab/><text:span text:style-name="T21">ipse</text:span> may be used in any person, being translated <text:span text:style-name="T2">myself</text:span>, <text:span text:style-name="T2">yourself</text:span>, <text:span text:style-name="T2">himself</text:span>, <text:span text:style-name="T2">herself</text:span>, <text:span text:style-name="T2">itself</text:span>, <text:span text:style-name="T2">ourselves</text:span>, <text:span text:style-name="T2">yourselves</text:span>, <text:span text:style-name="T2">themselves</text:span>, according to the word with which it agrees.</text:p>
      <text:p text:style-name="P61"/>
      <text:p text:style-name="BannerSecondary"><text:span text:style-name="T21">308</text:span>.<text:tab/><text:tab/>Vocabulary.</text:p>
      <text:section text:style-name="Sect1" text:name="Section116">
        <text:p text:style-name="P241"><text:span text:style-name="T21">ac-cēdō, ere, -cessī, -cessum</text:span>,<text:tab/><text:span text:style-name="T2">draw near, approach</text:span>.</text:p>
        <text:p text:style-name="Vocabulary"><text:span text:style-name="T21">administrō, āre, āvī, ātum</text:span>,<text:tab/><text:span text:style-name="T2">manage, attend to</text:span>.</text:p>
        <text:p text:style-name="Vocabulary"><text:span text:style-name="T21">aes-tās, -tātis</text:span>, f.,<text:tab/><text:span text:style-name="T2">summer</text:span>.</text:p>
        <text:p text:style-name="Vocabulary"><text:span text:style-name="T21">autumnus, ī</text:span>, m.,<text:tab/><text:span text:style-name="T2">autumn</text:span>.</text:p>
        <text:p text:style-name="Vocabulary"><text:span text:style-name="T21">expediō, īre, īvī, ītum</text:span>,<text:tab/><text:span text:style-name="T2">set free</text:span>; <text:span text:style-name="T2">make ready</text:span>.</text:p>
        <text:p text:style-name="Vocabulary"><text:span text:style-name="T21">hiems, hiemis</text:span>, f.,<text:tab/><text:span text:style-name="T2">winter</text:span>.</text:p>
        <text:p text:style-name="Vocabulary"><text:span text:style-name="T21">probō, āre, āvī, ātum</text:span>,<text:tab/><text:span text:style-name="T2">approve, favour</text:span>.</text:p>
        <text:p text:style-name="Vocabulary"><text:span text:style-name="T21">prō-videō, ēre, -vīdī, -vīsum</text:span>,<text:tab/><text:span text:style-name="T2">foresee</text:span>; <text:span text:style-name="T2">provide, secure</text:span>.</text:p>
        <text:p text:style-name="Vocabulary"><text:span text:style-name="T21">tempes-tās, -tātis</text:span>, f.,<text:tab/><text:span text:style-name="T2">storm</text:span>; <text:span text:style-name="T2">weather</text:span>.</text:p>
        <text:p text:style-name="Vocabulary"><text:span text:style-name="T21">vēr, vēris</text:span>, n.,<text:tab/><text:span text:style-name="T2">spring</text:span>.</text:p>
      </text:section>
      <text:p text:style-name="Vocabulary"><text:span text:style-name="T2">Phrases</text:span>:</text:p>
      <text:p text:style-name="Vocabulary"><text:span text:style-name="T21">legiō expedīta</text:span>,<text:tab/><text:span text:style-name="T2">a legion in light marching order</text:span>, i._e. <text:span text:style-name="T2">without baggage</text:span>.</text:p>
      <text:p text:style-name="Vocabulary"><text:span text:style-name="T21">prīmum vēr</text:span>,<text:tab/><text:span text:style-name="T2">the beginning of spring</text:span>.<text:span text:style-name="T26">{{196}}</text:span></text:p>
      <text:p text:style-name="P61"><text:soft-page-break/></text:p>
      <text:p text:style-name="Banner">Exercises.</text:p>
      <text:p text:style-name="BannerSecondary"><text:span text:style-name="T21">309</text:span>.<text:tab/><text:tab/><text:span text:style-name="T21">I</text:span>.</text:p>
      <text:p text:style-name="P61">A.—1. Eōdem tempore ēruptiōnem faciunt. <text:s/>2. Caesar ipse idem fēcit. <text:s/>3. Ējusdem legiōnis centuriō sē interfēcerat. <text:s/>4. Remissā legiōne, ipse in <text:span text:style-name="T21">Ī</text:span>taliam contendit. <text:s/>5. Ipse dux hostium captus est. <text:s/>6. Haec ā cīvibus ipsīs audīverat. <text:s/>7. Ā vēre ad autumnum noctēs sunt brevissimae. <text:s/>8. Prīmā lūce equitātus ad mūnītiōnēs nostrās accēdit. <text:s/>9. Proximā aestāte fīnēs hostium vāstat, ipsōsque interfēcit. <text:s/>10. Eādem dē causā frūmentum ante hiemem prōvīsum nōn erat. <text:s/>11. Propter māgnitūdinem tempestātīs, difficile erat nāvēs administrāre.</text:p>
      <text:p text:style-name="P61">B.—12. Dēditiōne factā obsidibusque acceptīs, cōpiae sē in hīberna recipient. <text:s/>13. Quod ad hostium castra accēdēbat, legiōnem expedītam dūcēbat. <text:s/>14. Praesidiō relīctō, ipse in prōvinciam eōdem itinere contendit. <text:s/>15. Reliquam partem aestātis, māgnae tempestātēs nostrōs ā pūgnā prohibent. <text:s/>16. Omnēs idem probant; hōc ipsī nōn probābāmus. <text:s/>17. Agrōs dīcitur habēre ā tē ipsō concessōs. <text:s/>18. Hōc cōnsiliō probātō, celeriter sēsē Gallī expediunt proeliumque committunt. <text:s/>19. Reliquae nāvēs tempestātēs ōceanī ipsīus aegrē sustinēbunt. <text:s/>20. Id quod ipsī aegerrimē fēcerant, ille fēcit facillimē.</text:p>
      <text:p text:style-name="P61"/>
      <text:p text:style-name="BannerSecondary"><text:span text:style-name="T21">310</text:span>.<text:tab/><text:tab/><text:span text:style-name="T21">II</text:span>.</text:p>
      <text:p text:style-name="P61">A.—1. The same night the camp was moved. <text:s/>2. When the troops had been drawn up, he himself gave the signal. <text:s/>3. They betook themselves to the same camp. <text:s/>4. The two sons of the king himself surrendered themselves at about the same time. <text:s/>5. These are the same enemies with whom you yourself have often<text:span text:style-name="T26">{{197}}</text:span> waged war. <text:s/>6. Several states are adjacent to the same province. <text:s/>7. This place he had approved for many reasons. <text:s/>8. In one summer Caesar had himself finished two very great wars. <text:s/>9. While this was taking place, it had begun to be spring. <text:s/>10. He himself approaches nearer, with three legions in light marching order and two thousand cavalry. <text:s/>11. As the storm had been foreseen, there was not the same difficulty.</text:p>
      <text:p text:style-name="P61">B.—12. We ourselves had set sail at midnight from the same harbour. <text:s/>13. As several ships had been shattered, great loss had been suffered. <text:s/>14. When this was learned, even the soldiers themselves were alarmed. <text:s/>15. For the same reason, the nights are longer in winter than in summer. <text:s/>16. If everything is provided before autumn, they will easily defend themselves. <text:s/>17. When this fact (rēs) ws announced, they were ordered to get their arms ready as quickly as possible. <text:s/>18. According to his custom, when the winter was ended he collected attending to these matters, he himself, at the beginning of spring, hastened to the army. <text:s/>20. The legion itself was sent back to the same harbour from which it had set sail the preceding summer.</text:p>
      <text:p text:style-name="P61"/>
      <text:p text:style-name="P61">[[Image – Sarcinae: Soldier's Pack.]]</text:p>
      <text:p text:style-name="P61"/>
      <text:p text:style-name="Banner">Lesson LIII.</text:p>
      <text:p text:style-name="Banner">Deponent Verbs.</text:p>
      <text:p text:style-name="Banner"/>
      <text:p text:style-name="P61"><text:span text:style-name="T21">311</text:span>. A considerable number of Latin verbs no longer retain the active voice, but use the passive forms with an active meaning. <text:s/>Such verbs are called Deponents.<text:note text:id="ftn68" text:note-class="footnote"><text:note-citation>68</text:note-citation><text:note-body><text:p text:style-name="Footnote">From <text:span text:style-name="T21">dēpōnō</text:span>, <text:span text:style-name="T2">lay aside</text:span>, because they have laid aside their active forms.</text:p></text:note-body></text:note> <text:s/>As there is no perfect active stem, the principal parts of deponent verbs are but three in number; e._g.</text:p>
      <text:p text:style-name="P91"><text:tab/><text:span text:style-name="T2">Conj.<text:tab/>I.</text:span><text:tab/><text:tab/><text:span text:style-name="T21">cōnor, āri, cōnātus sum</text:span>, <text:tab/><text:span text:style-name="T2">attempt</text:span>.</text:p>
      <text:p text:style-name="P91"><text:tab/><text:span text:style-name="T2">Conj.<text:tab/>II.</text:span><text:tab/><text:tab/><text:span text:style-name="T21">vereor, ēri, veritus sum</text:span>, <text:tab/><text:span text:style-name="T2">fear</text:span>.</text:p>
      <text:p text:style-name="P91"><text:tab/><text:span text:style-name="T2">Conj.<text:tab/>III.</text:span><text:tab/><text:tab/><text:span text:style-name="T21">sequor, ī, secūtus sum</text:span>, <text:tab/><text:span text:style-name="T2">follow</text:span>.</text:p>
      <text:p text:style-name="P91"><text:tab/><text:span text:style-name="T2">Conj.<text:tab/>IV.</text:span><text:tab/><text:tab/><text:span text:style-name="T21">sortior, īri, sortītus sum</text:span>, <text:tab/><text:span text:style-name="T2">allot</text:span>.</text:p>
      <text:p text:style-name="P91"><text:tab/><text:span text:style-name="T2">Conj.<text:tab/>III.</text:span><text:tab/>(in <text:span text:style-name="T21">-ior</text:span>)<text:tab/><text:span text:style-name="T21">patior, ī, passus sum</text:span>, <text:tab/><text:span text:style-name="T2">allow</text:span>.</text:p>
      <text:p text:style-name="P61"><text:soft-page-break/></text:p>
      <text:p text:style-name="BannerSecondary"><text:span text:style-name="T21">312</text:span>.<text:tab/><text:tab/>Illustrative Examples.</text:p>
      <text:p text:style-name="P92"><text:tab/><text:span text:style-name="T21">Cōnantur</text:span>,<text:tab/><text:span text:style-name="T2">they attempt</text:span>.</text:p>
      <text:p text:style-name="P92"><text:tab/><text:span text:style-name="T21">Cōnātus</text:span>,<text:tab/><text:span text:style-name="T2">after attempting</text:span>.</text:p>
      <text:p text:style-name="P92"><text:tab/><text:span text:style-name="T21">Verēba.mur</text:span>,<text:tab/><text:span text:style-name="T2">we feared</text:span>.</text:p>
      <text:p text:style-name="P92"><text:tab/><text:span text:style-name="T21">Veritus</text:span>,<text:tab/><text:span text:style-name="T2">fearing</text:span>.</text:p>
      <text:p text:style-name="P92"><text:tab/><text:span text:style-name="T21">Secūtī erant</text:span>,<text:tab/><text:span text:style-name="T2">they had followed</text:span>.</text:p>
      <text:p text:style-name="P92"><text:tab/><text:span text:style-name="T21">Sequī coepit</text:span>,<text:tab/><text:span text:style-name="T2">he began to follow</text:span>.</text:p>
      <text:p text:style-name="P92"><text:tab/><text:span text:style-name="T21">Sortītur</text:span>,<text:tab/><text:span text:style-name="T2">he allots</text:span>.</text:p>
      <text:p text:style-name="P92"><text:tab/><text:span text:style-name="T21">Patitur</text:span>,<text:tab/><text:span text:style-name="T2">he allows</text:span>.</text:p>
      <text:p text:style-name="BodyHanging"><text:span text:style-name="T2">a</text:span>.<text:tab/>Observe the translation of these forms and note especially that, with deponent verbs, the difficulty mentioned in 297 does not exist, as these verbs have a perfect participle with active force.</text:p>
      <text:p text:style-name="P61"/>
      <text:p text:style-name="P61"><text:span text:style-name="T21">313</text:span>. A few verbs (called <text:span text:style-name="T2">Semi-deponents</text:span>) are deponent in the perfect system only; for example, <text:span text:style-name="T21">audēo</text:span>, <text:span text:style-name="T21">ēre</text:span>, <text:span text:style-name="T21">ausus sum</text:span>, <text:span text:style-name="T2">venture</text:span>.</text:p>
      <text:p text:style-name="P61"/>
      <text:p text:style-name="BannerSecondary"><text:span text:style-name="T21">314</text:span>.<text:tab/><text:tab/>Paradigms.</text:p>
      <text:p text:style-name="Banner">Deponent verbs.</text:p>
      <text:p text:style-name="Banner"/>
      <text:p text:style-name="P205"><text:tab/><text:tab/><text:tab/><text:span text:style-name="T2">Conj. I.<text:tab/>Conj. II.<text:tab/>Conj. III.<text:tab/>Conj. IV.</text:span></text:p>
      <text:p text:style-name="Banner">Indicative.</text:p>
      <text:p text:style-name="P205">Present<text:tab/>1.<text:tab/>cōnor<text:tab/>vereor<text:tab/>sequor<text:tab/>sortior</text:p>
      <text:p text:style-name="P205"><text:tab/><text:tab/>2.<text:tab/>cōnāris<text:tab/>verēris<text:tab/>sequeris<text:tab/>sortīris</text:p>
      <text:p text:style-name="P205"><text:tab/><text:tab/>3.<text:tab/>cōnātur<text:tab/>verētur<text:tab/>sequitur<text:tab/>sortītur</text:p>
      <text:p text:style-name="P205"><text:tab/><text:tab/>1.<text:tab/>cōnāmur<text:tab/>verēmur<text:tab/>sequimur<text:tab/>sortīmur</text:p>
      <text:p text:style-name="P205"><text:tab/><text:tab/>2.<text:tab/>cōnāminī<text:tab/>verēminī<text:tab/>sequiminī<text:tab/>sortīminī</text:p>
      <text:p text:style-name="P205"><text:tab/><text:tab/>3.<text:tab/>cōnantur<text:tab/>verentur<text:tab/>sequuntur<text:tab/>sortiuntur</text:p>
      <text:p text:style-name="P205">Imperfect<text:tab/><text:tab/>cōnābar<text:tab/>verēbar<text:tab/>sequēbar<text:tab/>sortiēbar</text:p>
      <text:p text:style-name="P205">Future<text:tab/><text:tab/>cōnābor<text:tab/>verēbor<text:tab/>sequar<text:tab/>sortiar</text:p>
      <text:p text:style-name="P205">Perfect<text:tab/><text:tab/>cōnātus sum<text:tab/>veritus sum<text:tab/>secūtus sum<text:tab/>sortitus sum</text:p>
      <text:p text:style-name="P205">Pluperfect<text:tab/><text:tab/>cōnātus eram<text:tab/>veritus eram<text:tab/>secūtus eram<text:tab/>sortitus eram</text:p>
      <text:p text:style-name="P205">Fut. Perf.<text:tab/><text:tab/>cōnātus erō<text:tab/>veritus erō<text:tab/>secūtus erō<text:tab/>sortitus <text:s/>erō</text:p>
      <text:p text:style-name="Banner">Infinitive.</text:p>
      <text:p text:style-name="P205">Present<text:tab/><text:tab/>cōnārī<text:tab/>verērī<text:tab/>sequī<text:tab/>sortīrī</text:p>
      <text:p text:style-name="Banner">Participles.</text:p>
      <text:p text:style-name="P205">Present<text:tab/><text:tab/>cōnāns<text:tab/>verēns<text:tab/>sequēns<text:tab/>sortiēns</text:p>
      <text:p text:style-name="P205">Perfect<text:tab/><text:tab/>cōnātus<text:tab/>veritus<text:tab/>secūtus<text:tab/>sortītus</text:p>
      <text:p text:style-name="P61">Similarly with verbs of the third conjugation in <text:span text:style-name="T21">-ior</text:span>:—</text:p>
      <text:section text:style-name="Sect1" text:name="Section80">
        <text:p text:style-name="P206">Present Indic.<text:tab/>patior</text:p>
        <text:p text:style-name="P206">Imperfect Indic.<text:tab/>patiēbar</text:p>
        <text:p text:style-name="P206">Future Indic.<text:tab/>patiar</text:p>
        <text:p text:style-name="P206">Perfect Indic.<text:tab/>passus sum</text:p>
        <text:p text:style-name="P206">Pluperfect Indic.<text:tab/>passus eram</text:p>
        <text:p text:style-name="P206">Fut. Perf. Indic.<text:tab/>passus erō</text:p>
      </text:section>
      <text:p text:style-name="P198">Pres. Infinitive<text:tab/>patī</text:p>
      <text:section text:style-name="Sect1" text:name="Section81">
        <text:p text:style-name="P206">Pres. Participle<text:tab/>patiēns</text:p>
        <text:p text:style-name="P206">Perf. Participle<text:tab/>passus</text:p>
      </text:section>
      <text:p text:style-name="BodyHanging"><text:span text:style-name="T2">a</text:span>.<text:tab/>Notice that by exception the present participle of the active voice is retained; as <text:span text:style-name="T21">cōnāns</text:span>, <text:span text:style-name="T2">while attempting</text:span>.<text:span text:style-name="T26">{{200}}</text:span></text:p>
      <text:p text:style-name="P61"/>
      <text:p text:style-name="BannerSecondary"><text:span text:style-name="T21">315</text:span>.<text:tab/><text:tab/>Vocabulary.</text:p>
      <text:section text:style-name="Sect1" text:name="Section117">
        <text:p text:style-name="Vocabulary"><text:span text:style-name="T21">cōnor, ārī, ātus sum</text:span>,<text:tab/><text:span text:style-name="T2">try, attempt</text:span>.</text:p>
        <text:p text:style-name="Vocabulary"><text:span text:style-name="T21">moror, ārī, ātus sum</text:span>,<text:tab/><text:span text:style-name="T2">delay, wait</text:span>.</text:p>
        <text:p text:style-name="Vocabulary"><text:span text:style-name="T21">nancīscor, ī, nactus sum</text:span>,<text:tab/><text:span text:style-name="T2">get, obtain</text:span>.</text:p>
        <text:p text:style-name="Vocabulary"><text:span text:style-name="T21">orior, orīrī, ortus sum</text:span>,<text:tab/><text:span text:style-name="T2">arise, rise</text:span>.</text:p>
        <text:p text:style-name="Vocabulary"><text:soft-page-break/><text:span text:style-name="T21">patior, ī, passus sum</text:span>,<text:tab/><text:span text:style-name="T2">allow</text:span>.</text:p>
        <text:p text:style-name="Vocabulary"><text:span text:style-name="T21">polliceor, ērī, itus sum</text:span>,<text:tab/><text:span text:style-name="T2">promise</text:span>.</text:p>
        <text:p text:style-name="Vocabulary"><text:span text:style-name="T21">proficīscor, ī, profectus sum</text:span>,<text:tab/><text:span text:style-name="T2">set out</text:span>.</text:p>
        <text:p text:style-name="Vocabulary"><text:span text:style-name="T21">prōgredior, ī, prōgressus sum</text:span>,<text:tab/><text:span text:style-name="T2">advance, proceed</text:span>.</text:p>
        <text:p text:style-name="Vocabulary"><text:span text:style-name="T21">sequor, ī, secūtus sum</text:span>,<text:tab/><text:span text:style-name="T2">follow</text:span>.</text:p>
        <text:p text:style-name="Vocabulary"><text:span text:style-name="T21">vereor, ērī, itus sum</text:span>,<text:tab/><text:span text:style-name="T2">fear</text:span>.</text:p>
      </text:section>
      <text:p text:style-name="P61"/>
      <text:p text:style-name="Banner">Exercises.</text:p>
      <text:p text:style-name="BannerSecondary"><text:span text:style-name="T21">316</text:span>.<text:tab/><text:tab/><text:span text:style-name="T21">I</text:span>.</text:p>
      <text:p text:style-name="P61">A.—1. Interfectus est, profectus est; jussī erāmus, passī erāmus. <text:s/>2. Cōgnōscitur, nancīscitur; relinquētur, sequētur. <text:s/>3. Timent, verentur; timuerat, veritus erat. <text:s/>4. Oriēbātur, morāminī, cōnāberis. <text:s/>5. Eqitātū praemissō, ipse cum legiōnibus expedītīs sequitur. <text:s/>6. Auxilium Gallīs pollicitus, haec ab iīs cōgnōvit. <text:s/>7. Ante mediam noctem clāmor ortus est. <text:s/>8. Dum in hīs locīs Caesar morātur, lēgātī ad eum vēnērunt. <text:s/>9. Equitēs eōsdem sēcum proficīscī jubet. <text:s/>10. Lēgātōs interficī nōn patiar. <text:s/>11. Inopiam frūmentī veritus, cōnstituit nōn prōgredī longius. <text:s/>12. Praedā quam nactī erant relīctā, sē in castra recipere cōnātī sunt.</text:p>
      <text:p text:style-name="P61">B.—13. Nōn hostem verēmur, sed māgnitūdinem silvārum. <text:s/>14. In aquam prōgressī, ex equīs dēsiliunt. <text:s/>15. In aquam prōgredientēs, audācter tēla conjiciunt. <text:s/>16. Id, quod pollicitī erant, facere cōnābuntur. <text:s/>18. Rhēnus orīrī dīcitur in montibus. <text:s/>19. Multī amīcitiae causā Caesarem secūtī erant. <text:s/>20. Hīs rēbus<text:span text:style-name="T26">{{201}}</text:span> administrātīs, paucōs diēs reī frūmentāriae causā morābantur. <text:s/>21. Eā quae secūta est hieme, in<text:note text:id="ftn69" text:note-class="footnote"><text:note-citation>69</text:note-citation><text:note-body><text:p text:style-name="Footnote">After <text:span text:style-name="T21">proficīscor</text:span>, <text:span text:style-name="T21">in</text:span> with the accusative is to be translated <text:span text:style-name="T2">for</text:span>.</text:p></text:note-body></text:note> Britanniam proficīscī ausī sumus. <text:s/>22. Ortō clāmōre, omnēs sē ex oppidō ējicere cōnantur. <text:s/>23. Lēgātōs, cōnantēs dīcere, dīmīsit. <text:s/>24. Nactus idōneam temestātem, ipse tertiā vigiliā nāvēs solvit, equitēsque in alterum portum prōgredī et sē sequī jussit.</text:p>
      <text:p text:style-name="P61"/>
      <text:p text:style-name="P276"><text:span text:style-name="T21">317</text:span>.<text:tab/><text:tab/><text:span text:style-name="T21">II</text:span>.</text:p>
      <text:p text:style-name="P61">A.—1. We venture, we have ventured. <text:s/>2. We were advancing, you were promising. <text:s/>3. I shall attempt, we shall delay, I shall follow, we shall set out. <text:s/>4. She had obtained, it has arisen, we have feared, you had allowed. <text:s/>5. He was attempting to follow us. <text:s/>6. You had promised us corn. <text:s/>7. They fear everything; they are thought to fear nothing. <text:s/>8. Having attended to everything, he sets out for the army. <text:s/>9. After advancing seven miles from that place, he reached the same river. <text:s/>10. Great losses will be suffered; great misfortunes will arise. <text:s/>11. After waiting several days, and getting a supply of corn, he will set out for the war.</text:p>
      <text:p text:style-name="P61">B.—12. Fearing the danger, he has not ventured to advance. <text:s/>13. Drawing their swords, they attempt to follow. <text:s/>14. He orders the same legion to set out and come to him as quickly as possible. <text:s/>15. All this I promise you. <text:s/>16. If they promise this, he will allow them to wait longer. <text:s/>17. Setting out from this harbour, the ships proceed about ten miles. <text:s/>18. They will attempt to march through our province. <text:s/>19. Storms followed for several days. <text:s/>20. Having left a garrison, he himself set out against the enemy. <text:s/>21. The shouts of those who are following arise. <text:s/>22. If he demands help from us, we shall promise a larger number of ships.<text:span text:style-name="T26">{{202}}</text:span></text:p>
      <text:p text:style-name="P61"/>
      <text:p text:style-name="BannerSecondary"><text:span text:style-name="T21">318</text:span>.<text:tab/><text:tab/>Word List E.</text:p>
      <text:p text:style-name="Banner">Attack.</text:p>
      <text:section text:style-name="Sect3" text:name="Section82">
        <text:p text:style-name="BodyHanging">rush out</text:p>
        <text:p text:style-name="BodyHanging">sally out</text:p>
        <text:p text:style-name="BodyHanging">break through</text:p>
        <text:p text:style-name="BodyHanging">drive back</text:p>
        <text:p text:style-name="BodyHanging">resist</text:p>
        <text:p text:style-name="BodyHanging">take up arms</text:p>
        <text:p text:style-name="BodyHanging">make ready arms</text:p>
        <text:p text:style-name="BodyHanging">join battle</text:p>
        <text:p text:style-name="BodyHanging">draw swords</text:p>
        <text:p text:style-name="BodyHanging">hurl weapons</text:p>
        <text:p text:style-name="BodyHanging">fight a battle</text:p>
        <text:p text:style-name="BodyHanging">make a battle</text:p>
        <text:p text:style-name="BodyHanging">withstand an attack</text:p>
        <text:p text:style-name="BodyHanging">assault</text:p>
        <text:p text:style-name="BodyHanging">sortie</text:p>
      </text:section>
      <text:p text:style-name="Banner">Reverses.</text:p>
      <text:section text:style-name="Sect3" text:name="Section83">
        <text:p text:style-name="P195">defeat</text:p>
        <text:p text:style-name="P195">conquer</text:p>
        <text:p text:style-name="P195">kill</text:p>
        <text:p text:style-name="P195">fall</text:p>
        <text:p text:style-name="P195">lose</text:p>
        <text:p text:style-name="P195">wound</text:p>
        <text:p text:style-name="P195">yield</text:p>
        <text:p text:style-name="P195">hide</text:p>
        <text:p text:style-name="P195"><text:soft-page-break/>prisoner</text:p>
        <text:p text:style-name="P195">capture</text:p>
        <text:p text:style-name="P195">overpower</text:p>
        <text:p text:style-name="P195">be in distress</text:p>
        <text:p text:style-name="P195">be hard pressed.</text:p>
        <text:p text:style-name="P195">flee</text:p>
        <text:p text:style-name="P195">turn and flee</text:p>
        <text:p text:style-name="P195">put to flight</text:p>
        <text:p text:style-name="P195">suffer loss</text:p>
        <text:p text:style-name="P195">suffer defeat</text:p>
        <text:p text:style-name="P195">shatter</text:p>
        <text:p text:style-name="P195">alarm</text:p>
        <text:p text:style-name="P195">despair of safety</text:p>
        <text:p text:style-name="P195">receive wounds</text:p>
        <text:p text:style-name="P195">exhausted by wounds</text:p>
        <text:p text:style-name="P195">fear (noun and verb)</text:p>
        <text:p text:style-name="P195">throw into confusion</text:p>
        <text:p text:style-name="P195">throw away arms</text:p>
        <text:p text:style-name="P195">betake one's self</text:p>
        <text:p text:style-name="P195">surrender (noun)</text:p>
        <text:p text:style-name="P195">surrender (verb, trans. and intrans.)</text:p>
      </text:section>
      <text:p text:style-name="Banner">War: miscellaneous.</text:p>
      <text:section text:style-name="Sect2" text:name="Section84">
        <text:p text:style-name="BodyHanging">centurion</text:p>
        <text:p text:style-name="BodyHanging">rank</text:p>
        <text:p text:style-name="BodyHanging">outpost</text:p>
        <text:p text:style-name="BodyHanging">transport</text:p>
        <text:p text:style-name="BodyHanging">supplies</text:p>
        <text:p text:style-name="BodyHanging">exploit</text:p>
        <text:p text:style-name="BodyHanging">legionary soldier</text:p>
        <text:p text:style-name="BodyHanging">be on guard</text:p>
        <text:p text:style-name="BodyHanging">raise a shout</text:p>
      </text:section>
      <text:p text:style-name="Banner">Movements.</text:p>
      <text:section text:style-name="Sect3" text:name="Section85">
        <text:p text:style-name="P195">set out</text:p>
        <text:p text:style-name="P195">set sail</text:p>
        <text:p text:style-name="P195">follow</text:p>
        <text:p text:style-name="P195">approach</text:p>
        <text:p text:style-name="P195">advance</text:p>
        <text:p text:style-name="P195">send in advance</text:p>
        <text:p text:style-name="P195">withdraw </text:p>
        <text:p text:style-name="P195">come in sight</text:p>
        <text:p text:style-name="P195">march</text:p>
        <text:p text:style-name="P195">join</text:p>
        <text:p text:style-name="P195">turn</text:p>
        <text:p text:style-name="P195">wheel about</text:p>
        <text:p text:style-name="P195">lead across</text:p>
        <text:p text:style-name="P195">bring over</text:p>
        <text:p text:style-name="P195">in light marching order</text:p>
      </text:section>
      <text:p text:style-name="Banner">Negotiations.</text:p>
      <text:section text:style-name="Sect3" text:name="Section86">
        <text:p text:style-name="BodyHanging">embassy</text:p>
        <text:p text:style-name="BodyHanging">meeting</text:p>
        <text:p text:style-name="BodyHanging">make a speech</text:p>
        <text:p text:style-name="BodyHanging">point out</text:p>
        <text:p text:style-name="BodyHanging">show promise</text:p>
        <text:p text:style-name="BodyHanging">demand</text:p>
        <text:p text:style-name="BodyHanging">approve</text:p>
        <text:p text:style-name="BodyHanging">remember</text:p>
        <text:p text:style-name="BodyHanging">forget</text:p>
        <text:p text:style-name="BodyHanging">memory</text:p>
        <text:p text:style-name="BodyHanging">mindful</text:p>
      </text:section>
      <text:p text:style-name="Banner">Time.</text:p>
      <text:section text:style-name="Sect2" text:name="Section87">
        <text:p text:style-name="BodyHanging">spring</text:p>
        <text:p text:style-name="BodyHanging">summer</text:p>
        <text:p text:style-name="BodyHanging">autumn</text:p>
        <text:p text:style-name="BodyHanging">winter</text:p>
        <text:p text:style-name="BodyHanging">always</text:p>
        <text:p text:style-name="BodyHanging">never</text:p>
        <text:p text:style-name="BodyHanging">often</text:p>
        <text:p text:style-name="BodyHanging">at once</text:p>
        <text:p text:style-name="BodyHanging">meanwhile</text:p>
      </text:section>
      <text:p text:style-name="Banner">Miscellaneous.</text:p>
      <text:section text:style-name="Sect3" text:name="Section88">
        <text:p text:style-name="P195">storm</text:p>
        <text:p text:style-name="P195">barbarian</text:p>
        <text:p text:style-name="P195">order</text:p>
        <text:p text:style-name="P195">weather</text:p>
        <text:p text:style-name="P195">get</text:p>
        <text:p text:style-name="P195">receive</text:p>
        <text:p text:style-name="P195">regain</text:p>
        <text:p text:style-name="P195">allow</text:p>
        <text:p text:style-name="P195">do</text:p>
        <text:p text:style-name="P195">happen</text:p>
        <text:p text:style-name="P195">take place</text:p>
        <text:p text:style-name="P195">take</text:p>
        <text:p text:style-name="P195">away</text:p>
        <text:p text:style-name="P195">break</text:p>
        <text:p text:style-name="P195">throw</text:p>
        <text:p text:style-name="P195">arise</text:p>
        <text:p text:style-name="P195">make</text:p>
        <text:p text:style-name="P195">finish</text:p>
        <text:p text:style-name="P195">observe</text:p>
        <text:p text:style-name="P195">foresee</text:p>
        <text:p text:style-name="P195">attend to</text:p>
        <text:p text:style-name="P195">delay</text:p>
        <text:p text:style-name="P195">attempt</text:p>
        <text:p text:style-name="P195">weep</text:p>
        <text:p text:style-name="P195">inhabit</text:p>
        <text:p text:style-name="P195">either... or</text:p>
        <text:p text:style-name="P195">neither... nor</text:p>
        <text:p text:style-name="P195">both... and</text:p>
        <text:p text:style-name="P195">but</text:p>
        <text:p text:style-name="P195">also, even</text:p>
        <text:p text:style-name="P195">above</text:p>
        <text:p text:style-name="P195">on all sides</text:p>
      </text:section>
      <text:p text:style-name="Standard"/>
      <text:p text:style-name="Banner">—</text:p>
      <text:p text:style-name="Standard"/>
      <text:p text:style-name="Banner">Reading Lesson X</text:p>
      <text:p text:style-name="Banner">Rome Taken by the Gauls. (390 B.C.)</text:p>
      <text:p text:style-name="Standard"/>
      <text:p text:style-name="BannerSecondary"><text:span text:style-name="T21">319</text:span>.<text:tab/><text:tab/>Vocabulary.</text:p>
      <text:p text:style-name="Vocabulary"><text:span text:style-name="T21">arx, arcis</text:span>, f.,<text:tab/><text:span text:style-name="T2">citadel</text:span> (on the Capitoline hill at Rome).</text:p>
      <text:p text:style-name="Vocabulary"><text:span text:style-name="T21">Etrūscī, ōrum</text:span>, m.,<text:tab/><text:span text:style-name="T2">the Etruscans</text:span>, the people of Etruria.</text:p>
      <text:p text:style-name="Vocabulary"><text:span text:style-name="T21">urbs, urbis</text:span>, f.,<text:tab/><text:span text:style-name="T2">city</text:span>.</text:p>
      <text:p text:style-name="Standard">Illīs temporibus Gallī nōn sōlum Galliam sed etiam superiōrem<text:note text:id="ftn70" text:note-class="footnote"><text:note-citation>70</text:note-citation><text:note-body><text:p text:style-name="Footnote">Literally <text:span text:style-name="T2">upper</text:span>, that is, <text:span text:style-name="T2">northern</text:span>.</text:p></text:note-body></text:note> partem <text:span text:style-name="T21">Ī</text:span>taliae incolēbant. <text:s/>Per (<text:span text:style-name="T2">over</text:span>) montēs iter ex Galliā fēcerant, et complūribus proeliīs factīs, eōs quī ea loca incolēbant expulerant, et ipsī<text:span text:style-name="T26">{{204}}</text:span> agros eōrum obtinēbant. <text:s/>Post multōs annōs bellum inter hōs Gallōs et populum Rōmānum ortum est. Hūjus bellī haec erat causa. <text:s/>Brennus, rēx Gallōrum, cum fīnitimīs Etrūriae cīvitātibus bellum gerēbat. <text:s/>Etrūscī, complūribus proeliīs superātī, auxilium ā Rōmānīs petīvērunt. <text:s/>Illī, <text:soft-page-break/>perīculum veritī, quod Gallī propius accēdēbant, cōnstituērunt nōn auxilium pollicērī sed bellum compōnere (<text:span text:style-name="T2">to settle</text:span>) cōnārī. <text:s/>Itaque (<text:span text:style-name="T2">accordingly</text:span>) trēs lēgātōs ad exercitum Etrūscōrum mīsērunt; sed multī dē causīs difficillimum erat pācem facere, et post complūrēs diēs proelium commissum est. <text:s/>Lēgātī ubi (<text:span text:style-name="T2">when</text:span>) Etrūscōs labōrante.s cōnspexērunt, armīs captīs, sē cum Etrūscīs conjungunt, et ūnus ex ducibus Gallōrum itnerficitur. <text:s/>Gallī hāc injūriā adductī, cōnsituērunt Rōman oppūgnāre, et statim profectī sunt.</text:p>
      <text:p text:style-name="Standard">Dē eōrum adventū certiōrēs factī, Rōmānī cōpiās quam plūrimās coēgērunt, et ad flūmen Alliam, quod ūndecim mīlia passuum ab urbe aberat, prōgressī sunt. <text:s/>Ibi (<text:span text:style-name="T2">there</text:span>) proelium factum est et Rōmānī māgnam calamitātem accēpērunt. <text:s/>Clamōribus barbarōrum perterritī, prīmō impetū perturbātī sunt. <text:s/>Timor animōs omnium occupāvit, et armīs abjectīs terga vertērunt. <text:s/>Māxima pars exercitūs ad proxima oppida fugit; multī vulneribus cōnfectī cadunt, aut fugere cōnantēs itnerficiuntur; paucī sē trāns Tiberim in urbem recipiunt incolumēs.</text:p>
      <text:p text:style-name="Standard">Dum haec gerunt, Gallī, praedā omnī distribūtā, ad urbem contendunt. <text:s/>Iter celeriter cōnficitur, et eōdum diē ad Tiberim perveniunt. <text:s/>Equitēs, quī praemissī erant, portās apertās (<text:span text:style-name="T2">open</text:span>) invēnērunt, neque ūlla statiō prō (<text:span text:style-name="T2">before</text:span>) portīs collocāta erat. <text:s/>Hāc dē causā īnsidiās (<text:span text:style-name="T2">an ambush</text:span>) veritī, cōnstituērunt nōn prōgredī longius, sed, castrīs positīs, extrā (<text:span text:style-name="T2">outside</text:span>)<text:span text:style-name="T26">{{205}}</text:span> mūnītiōnēs morābantur. <text:s/>Interim Rōmānī, hāc calamitāte frāctī, urbem dēfendere nōn cōnantur, sed cum conjugibus (<text:span text:style-name="T2">wives</text:span>) et līberīs sē in arcem recipiunt. <text:s/>Posterō diē, Brennus dē timōre Rōmānōrum per explōrātōrēs certior factus, barbarōs in urbem dūcit et Rōman incendī jubet. <text:s/>Tanta (<text:span text:style-name="T2">so great</text:span>) calamatās numquam ante id tempus populō Rōmānō acciderat.</text:p>
      <text:p text:style-name="Standard"/>
      <text:p text:style-name="Banner">—</text:p>
      <text:p text:style-name="Standard"/>
      <text:p text:style-name="Banner">Lesson LIV.</text:p>
      <text:p text:style-name="Banner">Accusative and Infinitive.</text:p>
      <text:p text:style-name="P61"/>
      <text:p text:style-name="P61"><text:span text:style-name="T21">320</text:span>. After passive verbs of saying and thinking, both Latin and English regularly use the infinitive; as,</text:p>
      <text:p text:style-name="BodyHanging"><text:span text:style-name="T21">Dīcitur esse inimīcus</text:span>,<text:tab/><text:span text:style-name="T2">he is said to be unfriendly</text:span>.</text:p>
      <text:p text:style-name="BodyHanging"><text:span text:style-name="T21">Iter facile esse exīstimātur</text:span>,<text:tab/><text:span text:style-name="T2">the road is thought to be easy</text:span>.</text:p>
      <text:p text:style-name="Standard">In the active voice such verbs are, in English, only occasionally followed by the infinitive (with a subject in the objective case); as, <text:span text:style-name="T2">I believe them to be innocent</text:span>; <text:span text:style-name="T2">I know him to be honest</text:span>. <text:s/>More frequently, in English, verbs of <text:span text:style-name="T2">saying</text:span>, <text:span text:style-name="T2">thinking</text:span>, <text:span text:style-name="T2">knowing</text:span>, and <text:span text:style-name="T2">perceiving</text:span> are followed by a clause introduced by <text:span text:style-name="T2">that</text:span>; but Latin after such verbs always uses the infinitive with a subject in the accusative case; as,</text:p>
      <text:p text:style-name="BodyHanging"><text:span text:style-name="T21">Dīcit Rōmānōs venīre</text:span>,<text:tab/><text:span text:style-name="T2">he says that the Romans are coming</text:span>.</text:p>
      <text:p text:style-name="BodyHanging"><text:span text:style-name="T21">Exīstimat mē esse amīcum</text:span>,<text:tab/><text:span text:style-name="T2">he thinks that I am a friend</text:span>.</text:p>
      <text:p text:style-name="BodyHanging"><text:span text:style-name="T21">Videt nostrōs castra pōnere</text:span>,<text:tab/><text:span text:style-name="T2">he sees that our men are pitching their camp</text:span>.</text:p>
      <text:p text:style-name="P61"/>
      <text:p text:style-name="P61"><text:span text:style-name="T21">321</text:span>. (<text:span text:style-name="T2">a</text:span>) In each of the Latin sentences just given, notice that the time of the original statement or though would be put in the present tense, viz., <text:span text:style-name="T21">Rōmānī veniunt. est amīcus, castra pōnunt</text:span>.<text:span text:style-name="T26">{{206}}</text:span></text:p>
      <text:p text:style-name="P61">(<text:span text:style-name="T2">b</text:span>) Besides the present infinitive, Latin has also a perfect and a future infinitive, to express respectively time before and time after that of the main verb; as, </text:p>
      <text:p text:style-name="BodyHanging"><text:span text:style-name="T21">Dīcit Rōmānōs vēnisse</text:span>, he says that the Romans have come.</text:p>
      <text:p text:style-name="BodyHanging"><text:span text:style-name="T21">Videt nostrōs castra posuisse</text:span>, he sees that our men have pitched their camp.</text:p>
      <text:p text:style-name="BodyHanging"><text:span text:style-name="T21">Dīcit Rōmānōs ventūrōs esse</text:span>, he says that the Romans will come.</text:p>
      <text:p text:style-name="BodyHanging"><text:span text:style-name="T21">Exīstimat mē futūrum esse amīcum</text:span>, he thinks that I shall be friendly.</text:p>
      <text:p text:style-name="P61"/>
      <text:p text:style-name="BannerSecondary"><text:span text:style-name="T21">322</text:span>.<text:tab/><text:tab/>Paradigms.</text:p>
      <text:p text:style-name="Banner"><text:soft-page-break/>The infinitive active.</text:p>
      <table:table table:name="Table27" table:style-name="Table27">
        <table:table-column table:style-name="Table27.A" table:number-columns-repeated="3"/>
        <table:table-column table:style-name="Table27.D"/>
        <table:table-row>
          <table:table-cell table:style-name="Table27.A1" office:value-type="string">
            <text:p text:style-name="BodyHanging"/>
          </table:table-cell>
          <table:table-cell table:style-name="Table27.A1" office:value-type="string">
            <text:p text:style-name="BodyHanging">Present.</text:p>
          </table:table-cell>
          <table:table-cell table:style-name="Table27.A1" office:value-type="string">
            <text:p text:style-name="BodyHanging">Perfect.</text:p>
          </table:table-cell>
          <table:table-cell table:style-name="Table27.D1" office:value-type="string">
            <text:p text:style-name="BodyHanging">Future.</text:p>
          </table:table-cell>
        </table:table-row>
        <table:table-row>
          <table:table-cell table:style-name="Table27.A2" office:value-type="string">
            <text:p text:style-name="P181">Conj. I.</text:p>
          </table:table-cell>
          <table:table-cell table:style-name="Table27.A2" office:value-type="string">
            <text:p text:style-name="BodyHanging">amāre</text:p>
          </table:table-cell>
          <table:table-cell table:style-name="Table27.A2" office:value-type="string">
            <text:p text:style-name="BodyHanging">amāvisse</text:p>
          </table:table-cell>
          <table:table-cell table:style-name="Table27.D2" office:value-type="string">
            <text:p text:style-name="BodyHanging">amātūrus esse</text:p>
          </table:table-cell>
        </table:table-row>
        <table:table-row>
          <table:table-cell table:style-name="Table27.A2" office:value-type="string">
            <text:p text:style-name="P181">Conj. II.</text:p>
          </table:table-cell>
          <table:table-cell table:style-name="Table27.A2" office:value-type="string">
            <text:p text:style-name="BodyHanging">monēre</text:p>
          </table:table-cell>
          <table:table-cell table:style-name="Table27.A2" office:value-type="string">
            <text:p text:style-name="BodyHanging">monuisse</text:p>
          </table:table-cell>
          <table:table-cell table:style-name="Table27.D2" office:value-type="string">
            <text:p text:style-name="BodyHanging">monitūrus esse</text:p>
          </table:table-cell>
        </table:table-row>
        <table:table-row>
          <table:table-cell table:style-name="Table27.A2" office:value-type="string">
            <text:p text:style-name="P181">Conj. III.</text:p>
          </table:table-cell>
          <table:table-cell table:style-name="Table27.A2" office:value-type="string">
            <text:p text:style-name="BodyHanging">regere</text:p>
          </table:table-cell>
          <table:table-cell table:style-name="Table27.A2" office:value-type="string">
            <text:p text:style-name="BodyHanging">rēxisse</text:p>
          </table:table-cell>
          <table:table-cell table:style-name="Table27.D2" office:value-type="string">
            <text:p text:style-name="BodyHanging">rēctūrus esse</text:p>
          </table:table-cell>
        </table:table-row>
        <table:table-row>
          <table:table-cell table:style-name="Table27.A2" office:value-type="string">
            <text:p text:style-name="P181">Conj. IV.</text:p>
          </table:table-cell>
          <table:table-cell table:style-name="Table27.A2" office:value-type="string">
            <text:p text:style-name="BodyHanging">audīre</text:p>
          </table:table-cell>
          <table:table-cell table:style-name="Table27.A2" office:value-type="string">
            <text:p text:style-name="BodyHanging">audīvisse</text:p>
          </table:table-cell>
          <table:table-cell table:style-name="Table27.D2" office:value-type="string">
            <text:p text:style-name="BodyHanging">audītūrus esse</text:p>
          </table:table-cell>
        </table:table-row>
        <table:table-row>
          <table:table-cell table:style-name="Table27.A2" office:value-type="string">
            <text:p text:style-name="BodyHanging"><text:span text:style-name="T2">Conj. III.</text:span> (in <text:span text:style-name="T21">-iō</text:span>)</text:p>
          </table:table-cell>
          <table:table-cell table:style-name="Table27.A2" office:value-type="string">
            <text:p text:style-name="BodyHanging">capere</text:p>
          </table:table-cell>
          <table:table-cell table:style-name="Table27.A2" office:value-type="string">
            <text:p text:style-name="BodyHanging">cēpisse</text:p>
          </table:table-cell>
          <table:table-cell table:style-name="Table27.D2" office:value-type="string">
            <text:p text:style-name="BodyHanging">captūrus esse</text:p>
          </table:table-cell>
        </table:table-row>
        <table:table-row>
          <table:table-cell table:style-name="Table27.A2" office:value-type="string">
            <text:p text:style-name="BodyHanging"><text:span text:style-name="T21">Sum</text:span>.</text:p>
          </table:table-cell>
          <table:table-cell table:style-name="Table27.A2" office:value-type="string">
            <text:p text:style-name="BodyHanging">esse</text:p>
          </table:table-cell>
          <table:table-cell table:style-name="Table27.A2" office:value-type="string">
            <text:p text:style-name="BodyHanging">fuisse</text:p>
          </table:table-cell>
          <table:table-cell table:style-name="Table27.D2" office:value-type="string">
            <text:p text:style-name="BodyHanging">futūrus esse <text:span text:style-name="T2">or</text:span> fore</text:p>
          </table:table-cell>
        </table:table-row>
      </table:table>
      <text:p text:style-name="BodyHanging"><text:span text:style-name="T2">a</text:span>.<text:tab/>The future infinitive is a compound form, made up of the future participle, ending in <text:span text:style-name="T21">-ūrus</text:span>, <text:span text:style-name="T21">a</text:span>, <text:span text:style-name="T21">um</text:span>, and the present infinitive of <text:span text:style-name="T21">sum</text:span>. <text:s/>This future participle is formed from the participial (or supine) stem, and means <text:span text:style-name="T2">about to</text:span> (<text:span text:style-name="T2">come</text:span>, etc.). <text:s/>The participle agrees in gender, number, and case with the person or thing referred to, <text:span text:style-name="T2">i._e.</text:span> the subject of <text:span text:style-name="T21">esse</text:span>.</text:p>
      <text:p text:style-name="P61"/>
      <text:p text:style-name="BannerSecondary"><text:span text:style-name="T21">323</text:span>.<text:tab/><text:tab/>Illustrative Examples.</text:p>
      <text:p text:style-name="BodyHanging"><text:span text:style-name="T21">Respondeō mē vēnisse</text:span>,<text:tab/><text:span text:style-name="T2">I reply that I have come</text:span>.</text:p>
      <text:p text:style-name="BodyHanging"><text:span text:style-name="T21">Respondet sē ventūrum esse</text:span>, <text:span text:style-name="T2">he replies that he will come</text:span>.</text:p>
      <text:p text:style-name="BodyHanging"><text:span text:style-name="T21">Respondent eum esse ventūrum</text:span>,<text:tab/><text:span text:style-name="T2">they reply that he will come</text:span>.</text:p>
      <text:p text:style-name="BodyHanging"><text:span text:style-name="T21">Respondent sē esse ventūrōs</text:span>,<text:tab/><text:span text:style-name="T2">they reply that they will come</text:span>.<text:span text:style-name="T26">{{207}}</text:span></text:p>
      <text:p text:style-name="BodyHanging"><text:span text:style-name="T2">a</text:span>.<text:tab/>As the infinitive, unlike the indicative, has no personal endings, the pronominal subject (representing <text:span text:style-name="T2">I</text:span>, <text:span text:style-name="T2">you</text:span>, <text:span text:style-name="T2">he</text:span>, etc.) should be expressed.</text:p>
      <text:p text:style-name="BodyHanging"><text:span text:style-name="T2">b</text:span>.<text:tab/>Notice that the reflexive pronoun <text:span text:style-name="T21">suī</text:span> is used in the accusative and infinitive clause for <text:span text:style-name="T2">he</text:span> or <text:span text:style-name="T2">they</text:span>, when denoting the same person as the subject of the main verb; to denote a different person the proper form of <text:span text:style-name="T21">is</text:span> should be used.</text:p>
      <text:p text:style-name="P61"/>
      <text:p text:style-name="BannerSecondary"><text:span text:style-name="T21">324</text:span>.<text:tab/><text:tab/>Vocabulary.</text:p>
      <text:section text:style-name="Sect1" text:name="Section118">
        <text:p text:style-name="Vocabulary"><text:span text:style-name="T21">audiō,<text:tab/></text:span><text:span text:style-name="T2">hear</text:span>.</text:p>
        <text:p text:style-name="Vocabulary"><text:span text:style-name="T21">certiōrem faciō</text:span>,<text:tab/><text:span text:style-name="T2">inform</text:span>.</text:p>
        <text:p text:style-name="Vocabulary"><text:span text:style-name="T21">cōgnōscō</text:span>,<text:tab/><text:span text:style-name="T2">learn, ascertain</text:span>; in perfect tenses, <text:span text:style-name="T2">know</text:span>.</text:p>
        <text:p text:style-name="Vocabulary"><text:span text:style-name="T21">dēmōnstrō</text:span>,<text:tab/><text:span text:style-name="T2">point out, explain, mention</text:span>.</text:p>
        <text:p text:style-name="Vocabulary"><text:span text:style-name="T21">dīcō,<text:tab/></text:span><text:span text:style-name="T2">say.</text:span></text:p>
        <text:p text:style-name="Vocabulary"><text:span text:style-name="T21">exīstimō,</text:span><text:tab/><text:span text:style-name="T2">think.</text:span></text:p>
        <text:p text:style-name="Vocabulary"><text:span text:style-name="T21">meminī,<text:tab/></text:span><text:span text:style-name="T2">remember.</text:span></text:p>
        <text:p text:style-name="Vocabulary"><text:span text:style-name="T21">nūntiō,<text:tab/></text:span><text:span text:style-name="T2">announce.</text:span></text:p>
        <text:p text:style-name="Vocabulary"><text:span text:style-name="T21">ostendō,<text:tab/></text:span><text:span text:style-name="T2">show, declare</text:span>.</text:p>
        <text:p text:style-name="Vocabulary"><text:span text:style-name="T21">polliceor,<text:tab/></text:span><text:span text:style-name="T2">promise</text:span>.</text:p>
        <text:p text:style-name="Vocabulary"><text:span text:style-name="T21">respondeō</text:span>,<text:tab/><text:span text:style-name="T2">reply, answer</text:span>.</text:p>
        <text:p text:style-name="Vocabulary"><text:span text:style-name="T21">videō</text:span>,<text:tab/><text:span text:style-name="T2">see</text:span>; passive <text:span text:style-name="T2">seem.</text:span></text:p>
      </text:section>
      <text:p text:style-name="P61">N.B.—These words, all occurring in previous Lessons, are followed by the accusative and infinitive.</text:p>
      <text:p text:style-name="P61"/>
      <text:p text:style-name="Banner">Exercises.</text:p>
      <text:p text:style-name="BannerSecondary"><text:span text:style-name="T21">325</text:span>.<text:tab/><text:tab/><text:span text:style-name="T21">I</text:span>.</text:p>
      <text:p text:style-name="P61">A.—1. Dēmōnstrat altitūdinem flūminis esse māgnam. <text:s/>2. Nihil vidētur esse facilius. <text:s/>3. Hostēs fīnitimam partem prōvinciae vāstāvisse audit. <text:s/>4. Pollicentur sēsē in dēditiōnem numquam ventūrōs esse. <text:s/>5. Videō eōs ex equīs ad pedēs dēsiluisse. <text:s/>6. Nūntiant māgnās hostium cōpiās convēnisse neque longē abesse. <text:s/>7. Meminī eum fuisse fidēlissimum amīcum. <text:s/>8. Omnium rērum cōpiam habēre exīstimāmur. <text:s/>9. Dīcit sē alteram partem vīcī Gallīs concessūrum esse, alteram cohortibus. <text:s/>10. Respondent sē aliud iter habēre nūllum. <text:s/>11. Caesarem certiōrem faciunt sēsē nōn parēs esse cēterīs. <text:s/>12. Cōgnōscit tōtī Galliae equitēs Caesarem imperāre.<text:span text:style-name="T26">{{208}}</text:span></text:p>
      <text:p text:style-name="P61">B.—13. Exīstimat eōs ex nāvī dēsilīre nōn audēre. <text:s/>14. Ostendunt sē nihil fēcisse. <text:s/>15. Vident illud cōnsilium sibi<text:note text:id="ftn71" text:note-class="footnote"><text:note-citation>71</text:note-citation><text:note-body><text:p text:style-name="Footnote">If for <text:span text:style-name="T21">sibi</text:span>, <text:span text:style-name="T21">eīs</text:span> be read, what different meaning will the sentence have?</text:p></text:note-body></text:note> fore perīculōsum. <text:s/>16. Māgnam inter Gallōs auctōritātem eum habēre cōgnōvī. <text:s/>17. <text:soft-page-break/>Fīnitimae cīvitātēs obsidēs sē datūrās esse pollicentur. <text:s/>18. Respondet sē dē rē pūbicā nōn dēspērāre. <text:s/>19. Sine ūllō perīculō proelium fore dēmōnstrat. <text:s/>20. Dīcit aliōs discēdere, aliōs propius accēdere. <text:s/>21. Respondet sē obsidēs accipere, nōn dare, cōnsuēvisse. <text:s/>22. Audiunt Belgās proximōs esse Germanīs, fortiōrēsque esse quam reliquōs Gallōs. <text:s/>23. Silva dīcitur pertinuisse ā flūmine Tamesī ad mare. <text:s/>24. <text:s/>Nūntiant sēsē castra positūrōs esse in summō colle.</text:p>
      <text:p text:style-name="P61"/>
      <text:p text:style-name="BannerSecondary"><text:span text:style-name="T21">326</text:span>.<text:tab/><text:tab/><text:span text:style-name="T21">II</text:span>.</text:p>
      <text:p text:style-name="P61">A.—1. He announces that Caesar will come quickly. <text:s/>2. He thinks that these cohorts are less brave. <text:s/>3. He points out that you have had great experience. <text:s/>4. We hear that the leading men have assembled from all sides. <text:s/>5. They promise that they will do all this. <text:s/>6. He says that they have reconnoitred all the roads. <text:s/>7. He has been informed that the Britons have seized the heights. <text:s/>8. He answers that he is a Roman citizen. <text:s/>9. He sees that we hold all the hills. <text:s/>10. They remember that they are free. <text:s/>11. I learn that he has been unfriendly to you alone. <text:s/>12. The war-ships seem to be very swift.</text:p>
      <text:p text:style-name="P61">B.—13. I promise that I shall grant freedom to a large part of the citizens. <text:s/>14. He thinks that the danger is common to all of us. <text:s/>15. He explains that on account of the height of the mountains they are leaving all their baggage. <text:s/>16. Summoning the soldiers, he declares<text:span text:style-name="T26">{{209}}</text:span> that he will be their leader. <text:s/>17. We have heard that he has demanded hostages from the senate. <text:s/>18. I say that the time for (literally of) victory has come. <text:s/>19. They answer that they will easily withstand the fiercest attack. <text:s/>20. He sees that the other road is very easy. <text:s/>21. He has been informed that there is a bridge over (literally on) the river Tiber. <text:s/>22. You are thought to be the bravest of all the Gauls. <text:s/>23. He has ascertained that this is not the custom of the Roman people. <text:s/>24. The daughter is said to have been very like her mother.</text:p>
      <text:p text:style-name="P61"/>
      <text:p text:style-name="P61">[[Plate – The Roman Forum, Looking East.]]</text:p>
      <text:p text:style-name="P61"/>
      <text:p text:style-name="Banner">—</text:p>
      <text:p text:style-name="P61"/>
      <text:p text:style-name="Banner">Lesson LV.</text:p>
      <text:p text:style-name="Banner">Accusative and Infinitive (continued).</text:p>
      <text:p text:style-name="P61"/>
      <text:p text:style-name="BannerSecondary"><text:span text:style-name="T21">327</text:span>.<text:tab/><text:tab/>Illustrative Examples.</text:p>
      <text:p text:style-name="P280"><text:tab/><text:span text:style-name="T21">Rōmānī veniunt</text:span>,<text:tab/><text:span text:style-name="T2">the Romans are coming</text:span>.</text:p>
      <text:p text:style-name="P280"><text:span text:style-name="T21">Dīcit<text:tab/>Rōmānōs venīre</text:span>,<text:tab/><text:span text:style-name="T2">he says that the Romans are coming</text:span>.</text:p>
      <text:p text:style-name="P280"><text:span text:style-name="T21">Dīxit</text:span><text:tab/><text:span text:style-name="T21">Rōmānōs venīre</text:span>,<text:tab/><text:span text:style-name="T2">he said</text:span><text:span text:style-name="T2"><text:note text:id="ftn72" text:note-class="footnote"><text:note-citation>72</text:note-citation><text:note-body><text:p text:style-name="Footnote">In English, <text:span text:style-name="T2">that</text:span><text:span text:style-name="T12"> is frequently omitted after verbs of </text:span><text:span text:style-name="T2">saying</text:span><text:span text:style-name="T12">, etc.</text:span></text:p></text:note-body></text:note></text:span><text:span text:style-name="T2"> the Romans were coming</text:span>.</text:p>
      <text:p text:style-name="P280"><text:tab/><text:span text:style-name="T21">Rōmānī vēnērunt</text:span>,<text:tab/><text:span text:style-name="T2">the Romans have come</text:span>.</text:p>
      <text:p text:style-name="P280"><text:span text:style-name="T21">Dīcit<text:tab/>Rōmānōs vēnisse</text:span>,<text:tab/><text:span text:style-name="T2">he says that the Romans have come</text:span>.</text:p>
      <text:p text:style-name="P280"><text:span text:style-name="T21">Dīxit</text:span><text:tab/><text:span text:style-name="T21">Rōmānōs vēnisse</text:span>,<text:tab/><text:span text:style-name="T2">he said that the Romans had come</text:span>.</text:p>
      <text:p text:style-name="P280"><text:tab/><text:span text:style-name="T21">Rōmānī veniunt</text:span>,<text:tab/><text:span text:style-name="T2">the Romans will come</text:span>.</text:p>
      <text:p text:style-name="P280"><text:span text:style-name="T21">Dīcit<text:tab/>Rōmānōs ventūrōs esse</text:span>,<text:tab/><text:span text:style-name="T2">he says the Romans will come</text:span>.</text:p>
      <text:p text:style-name="P280"><text:span text:style-name="T21">Dīxit</text:span><text:tab/><text:span text:style-name="T21">Rōmānōs ventūrōs esse</text:span>,<text:tab/><text:span text:style-name="T2">he said the Romans would come</text:span>.</text:p>
      <text:p text:style-name="BodyHanging"><text:span text:style-name="T2">a</text:span>.<text:tab/>These sentences illustrate the fact that in indirect assertions, in English, the tense of the verb in the subordinate clause is influenced by the tense of the principal verb of <text:span text:style-name="T2">saying</text:span><text:span text:style-name="T12">, etc.; while in Latin no such changes occur in the infinitive.</text:span><text:span text:style-name="T26">{{210}}</text:span></text:p>
      <text:p text:style-name="P281">Whatever the tense of the principal verb may be, in Latin the rule holds that the present infinitive represents the <text:span text:style-name="T2">same time</text:span><text:span text:style-name="T12"> as that of the principal verb, the perfect infinitive </text:span><text:span text:style-name="T2">time before</text:span><text:span text:style-name="T12"> that of the principal verb, and the future infinitive </text:span><text:span text:style-name="T2">time after</text:span><text:span text:style-name="T12"> that of the principal verb.</text:span></text:p>
      <text:p text:style-name="P281"><text:span text:style-name="T12">If, therefore, the original statement or thought would be in the present tense, the present infinitive should be used; if in a past tense (imperfect, perfect, or pluperfect), the perfect infinitive; and if in </text:span><text:soft-page-break/><text:span text:style-name="T12">the future tense, the future infinitive.</text:span></text:p>
      <text:p text:style-name="P61"/>
      <text:p text:style-name="BannerSecondary"><text:span text:style-name="T21">328</text:span>.<text:tab/><text:tab/>Illustrative Examples.</text:p>
      <text:p text:style-name="BodyHanging"><text:span text:style-name="T21">Pollicitī sunt sē esse ventūrōs</text:span>, <text:span text:style-name="T2">they promised that they would come, or they promised to come</text:span>.</text:p>
      <text:p text:style-name="BodyHanging"><text:span text:style-name="T21">Spērat sē rēgem futūrum esse</text:span>, <text:span text:style-name="T2">he hopes that he will be king, or he hopes to be king</text:span>.</text:p>
      <text:p text:style-name="BodyHanging"><text:span text:style-name="T2">a</text:span>.<text:tab/>Observe that after verbs signifying to <text:span text:style-name="T2">hope</text:span><text:span text:style-name="T12"> or </text:span><text:span text:style-name="T2">promise</text:span><text:span text:style-name="T12">, in English the simple infinitive may be used instead of </text:span><text:span text:style-name="T2">that</text:span><text:span text:style-name="T12"> and a finite verb, but that in Latin only one construction prevails, the accusative with the future infinitive.</text:span></text:p>
      <text:p text:style-name="P61"/>
      <text:p text:style-name="BannerSecondary"><text:span text:style-name="T21">329</text:span>.<text:tab/><text:tab/>Vocabulary.</text:p>
      <text:section text:style-name="Sect1" text:name="Section119">
        <text:p text:style-name="Vocabulary"><text:span text:style-name="T21">arbitror, ārī, ātus sum</text:span>,<text:tab/><text:span text:style-name="T2">think, consider</text:span>.</text:p>
        <text:p text:style-name="Vocabulary"><text:span text:style-name="T21">renūntiō, āre, āvī, ātum</text:span>,<text:tab/><text:span text:style-name="T2">report, bring back word</text:span>.</text:p>
        <text:p text:style-name="Vocabulary"><text:span text:style-name="T21">scrībō, ere, scrīpsī, scrīptum</text:span>,<text:tab/><text:span text:style-name="T2">write</text:span>.</text:p>
        <text:p text:style-name="Vocabulary"><text:span text:style-name="T21">spērō, āre, āvī, ātum</text:span>,<text:tab/><text:span text:style-name="T2">hope</text:span>.</text:p>
        <text:p text:style-name="Vocabulary"><text:span text:style-name="T21">suspicor, ārī, ātus sum</text:span>,<text:tab/><text:span text:style-name="T2">suspect</text:span>.</text:p>
      </text:section>
      <text:p text:style-name="P61"/>
      <text:p text:style-name="Banner">Exercises.</text:p>
      <text:p text:style-name="BannerSecondary"><text:span text:style-name="T21">330</text:span>.<text:tab/><text:tab/><text:span text:style-name="T21">I</text:span>.</text:p>
      <text:p text:style-name="P61">A.—1. Omnem exercitum discessisse renūntiāvērunt. <text:s/>2. Scrīpsit paucōs portūs esse idōneōs. <text:s/>3. Suspicātī sunt nostrōs in hunc locum esse ventūrōs. <text:s/>4. Lēgātīs<text:span text:style-name="T26">{{211}}</text:span> missīs, obsidēs sē datūrōs<text:note text:id="ftn73" text:note-class="footnote"><text:note-citation>73</text:note-citation><text:note-body><text:p text:style-name="Footnote">In the future infinitive, <text:span text:style-name="T21">esse</text:span><text:span text:style-name="T23"> is very frequently omitted, without any change of meaning.</text:span></text:p></text:note-body></text:note> pollicitī sunt. <text:s/>5. Ex nūntiīs literīsque cōgnōvit māgnās cōpiās convenīre. <text:s/>6. Nūntiāverant Gallōs adventum nostrum exspectāre cōnstituisse. <text:s/>8. Spērābant Caesarem Germānōs agrōs vāstāre prohibitūrum. <text:s/>9. Dēmōnstrāvimus eum mīlitārem ūsum habēre. <text:s/>10. Nōbis tē fidēlem fuisse arbitrābāmur. <text:s/>11. Idem superiōribus diēbus accidisse suspicābantur. <text:s/>12. Spērāverat sibi Gallōs prīncipātum trāditūrōs esse.</text:p>
      <text:p text:style-name="P61">B.—13. Renūntiāvit flūmen ab castrīs nōn longē abesse et trāns id flūmen omnēs hostēs cōnsēdisse. <text:s/>14. Respondimus māgnam Caesarem injuriam facere. <text:s/>15. Arbitrātus erat sē bellum celeriter esse cōnfectūrum. <text:s/>16. Subitō certior factus est ex vīcō omnēs discessisse, montēsque tenēre. <text:s/>17. Spērābam eōs in dēditiōnem ventūrōs<text:span text:style-name="T25">[see 73]</text:span>; pollicitī sunt sē in dēditiōnem ventūrōs. <text:s/>18. Breviōrēs esse in Britanniā quam in continentī aestātēs scrīpsit. <text:s/>19. Respondit nōn aequum esse agrōs sociōrum vāstāre. <text:s/>20. Spērābāmus nōs nāvēs solūtūrōs proximā nocte.</text:p>
      <text:p text:style-name="P61"/>
      <text:p text:style-name="BannerSecondary"><text:span text:style-name="T21">331</text:span>.<text:tab/><text:tab/><text:span text:style-name="T21">II</text:span>.</text:p>
      <text:p text:style-name="P61">A.—1. He answered that he would move his camp the following night. <text:s/>2. The same day Caesar was informed that the enemy had fled. <text:s/>3. He suspected that they would always be hostile to him. <text:s/>4. He wrote that he had abundance of corn and cattle. <text:s/>5. They used to consider that this had been the cause of the war. <text:s/>6. We hoped that the other road would be easier. <text:s/>7. They reported that the commander-in-chief did not despair of safety. <text:s/>8. He promised to examine the<text:span text:style-name="T26">{{212}}</text:span> matter. <text:s/>9. He wrote that for this reason he had said nothing. <text:s/>10. It was announced that the enemy's cavalry had surrounded the column. <text:s/>11. They suspected that he was hastening to the right wing. <text:s/>12. We declared that we should neither send ambassadors nor surrender our arms.</text:p>
      <text:p text:style-name="P61">B.—13. I had been informed through scouts that you had led the troops across. <text:s/>14. He wrote that Caesar was increasing the number of hostages. <text:s/>15. They reported that the enemy, after taking the town by storm, had slain a large number of the inhabitants. <text:s/>16. He said that they were sending dispatches to Caesar daily. <text:s/>17. We suspected that the leading men had determined to wage war with us. <text:s/>18. From the same guides he ascertained that a town, protected by woods and marshes, was not far distant from that place. <text:s/>19. I (he, they) had hoped to receive my (his, their) freedom. <text:s/>20. Thinking<text:note text:id="ftn74" text:note-class="footnote"><text:note-citation>74</text:note-citation><text:note-body><text:p text:style-name="Footnote">The perfect participle of <text:span text:style-name="T21">arbitror</text:span> should be used, as the thought preceded the determination.</text:p></text:note-body></text:note> that this was a suitable place, we determined to encamp.</text:p>
      <text:p text:style-name="P61"/>
      <text:p text:style-name="Banner">—</text:p>
      <text:p text:style-name="Banner"><text:soft-page-break/></text:p>
      <text:p text:style-name="Banner">Lesson LVI.</text:p>
      <text:p text:style-name="Banner">Accusative and Infinitive (continued).</text:p>
      <text:p text:style-name="P61"/>
      <text:p text:style-name="BannerSecondary"><text:span text:style-name="T21">332</text:span>.<text:tab/><text:tab/>Paradigms.</text:p>
      <text:p text:style-name="Banner">Present and perfect infinitive passive.</text:p>
      <text:p text:style-name="Banner"/>
      <table:table table:name="Table28" table:style-name="Table28">
        <table:table-column table:style-name="Table28.A" table:number-columns-repeated="3"/>
        <table:table-row>
          <table:table-cell table:style-name="Table28.A1" office:value-type="string">
            <text:p text:style-name="P61"/>
          </table:table-cell>
          <table:table-cell table:style-name="Table28.A1" office:value-type="string">
            <text:p text:style-name="P61">Present.</text:p>
          </table:table-cell>
          <table:table-cell table:style-name="Table28.C1" office:value-type="string">
            <text:p text:style-name="P61">Perfect.</text:p>
          </table:table-cell>
        </table:table-row>
        <table:table-row>
          <table:table-cell table:style-name="Table28.A2" office:value-type="string">
            <text:p text:style-name="P61">Conj. I.</text:p>
          </table:table-cell>
          <table:table-cell table:style-name="Table28.A2" office:value-type="string">
            <text:p text:style-name="P61">amārī</text:p>
          </table:table-cell>
          <table:table-cell table:style-name="Table28.C2" office:value-type="string">
            <text:p text:style-name="P61">amātus esse</text:p>
          </table:table-cell>
        </table:table-row>
        <table:table-row>
          <table:table-cell table:style-name="Table28.A2" office:value-type="string">
            <text:p text:style-name="P61">Conj. II.</text:p>
          </table:table-cell>
          <table:table-cell table:style-name="Table28.A2" office:value-type="string">
            <text:p text:style-name="P61">monērī</text:p>
          </table:table-cell>
          <table:table-cell table:style-name="Table28.C2" office:value-type="string">
            <text:p text:style-name="P61">monitus esse</text:p>
          </table:table-cell>
        </table:table-row>
        <table:table-row>
          <table:table-cell table:style-name="Table28.A2" office:value-type="string">
            <text:p text:style-name="P61">Conj. III.</text:p>
          </table:table-cell>
          <table:table-cell table:style-name="Table28.A2" office:value-type="string">
            <text:p text:style-name="P61">regī</text:p>
          </table:table-cell>
          <table:table-cell table:style-name="Table28.C2" office:value-type="string">
            <text:p text:style-name="P61">rēctus esse</text:p>
          </table:table-cell>
        </table:table-row>
        <table:table-row>
          <table:table-cell table:style-name="Table28.A2" office:value-type="string">
            <text:p text:style-name="P61">Conj. IV.</text:p>
          </table:table-cell>
          <table:table-cell table:style-name="Table28.A2" office:value-type="string">
            <text:p text:style-name="P61">audīrī</text:p>
          </table:table-cell>
          <table:table-cell table:style-name="Table28.C2" office:value-type="string">
            <text:p text:style-name="P61">audītus esse</text:p>
          </table:table-cell>
        </table:table-row>
        <table:table-row>
          <table:table-cell table:style-name="Table28.A2" office:value-type="string">
            <text:p text:style-name="P61">Conj. III. (in <text:span text:style-name="T21">-iō</text:span>)</text:p>
          </table:table-cell>
          <table:table-cell table:style-name="Table28.A2" office:value-type="string">
            <text:p text:style-name="P61">capī</text:p>
          </table:table-cell>
          <table:table-cell table:style-name="Table28.C2" office:value-type="string">
            <text:p text:style-name="P61">captus esse<text:span text:style-name="T26">{{213}}</text:span></text:p>
          </table:table-cell>
        </table:table-row>
      </table:table>
      <text:p text:style-name="BodyHanging"><text:span text:style-name="T2">a</text:span>.<text:tab/>The perfect infinitive passive is made up of the perfect participle passive and the infinitive <text:span text:style-name="T21">esse</text:span>; the former of these agrees in gender, number, and case with the subject of the infinitive.</text:p>
      <text:p text:style-name="P61"/>
      <text:p text:style-name="BannerSecondary"><text:span text:style-name="T21">333</text:span>.<text:tab/><text:tab/>Illustrative Examples.</text:p>
      <text:p text:style-name="P207"><text:tab/><text:tab/><text:span text:style-name="T21">Agrī vāstantur</text:span>,<text:tab/>the lands are being laid waste.</text:p>
      <text:p text:style-name="P207"><text:span text:style-name="T21">Nūntiat<text:tab/>agrōs vāstārī</text:span>,<text:tab/>he announces that the lands are being laid waste.</text:p>
      <text:p text:style-name="P207"><text:span text:style-name="T21">Nūntiāvit<text:tab/>agrōs vāstārī</text:span>,<text:tab/>he announced that the lands were being laid waste.</text:p>
      <text:p text:style-name="P207"><text:tab/><text:tab/><text:span text:style-name="T21">Agrī vāstātī sunt</text:span>,<text:tab/>the lands have been laid waste</text:p>
      <text:p text:style-name="P207"><text:span text:style-name="T21">Nūntiat<text:tab/>agrōs vāstātōs esse</text:span>,<text:tab/>he announces that the lands have been laid waste.</text:p>
      <text:p text:style-name="P207"><text:span text:style-name="T21">Nūntiāvit<text:tab/>agrōs vāstātōs esse</text:span>,<text:tab/>he announced that the lands had been laid waste.</text:p>
      <text:p text:style-name="BodyHanging"><text:span text:style-name="T2">a</text:span>.<text:tab/>It will be seen from these sentences that the same rules apply in the passive voice as in the active, fr the use of the present and perfect infinitives after verbs of <text:span text:style-name="T2">saying</text:span><text:span text:style-name="T12">, etc.</text:span><text:span text:style-name="T12"><text:note text:id="ftn75" text:note-class="footnote"><text:note-citation>75</text:note-citation><text:note-body><text:p text:style-name="Footnote">The passive voice has also a future infinitive, which is, however, of such rare occurrence that it is omitted in these Lessons.</text:p></text:note-body></text:note></text:span></text:p>
      <text:p text:style-name="P179"/>
      <text:p text:style-name="BannerSecondary"><text:span text:style-name="T13">334</text:span><text:span text:style-name="T12">.<text:tab/><text:tab/>Paradigms.</text:span></text:p>
      <text:p text:style-name="Banner">Infinitive of deponent verbs.</text:p>
      <table:table table:name="Table29" table:style-name="Table29">
        <table:table-column table:style-name="Table29.A" table:number-columns-repeated="3"/>
        <table:table-column table:style-name="Table29.D"/>
        <table:table-row>
          <table:table-cell table:style-name="Table29.A1" office:value-type="string">
            <text:p text:style-name="BodyHanging"/>
          </table:table-cell>
          <table:table-cell table:style-name="Table29.A1" office:value-type="string">
            <text:p text:style-name="BodyHanging">Present.</text:p>
          </table:table-cell>
          <table:table-cell table:style-name="Table29.A1" office:value-type="string">
            <text:p text:style-name="BodyHanging">Perfect.</text:p>
          </table:table-cell>
          <table:table-cell table:style-name="Table29.D1" office:value-type="string">
            <text:p text:style-name="BodyHanging">Future.</text:p>
          </table:table-cell>
        </table:table-row>
        <table:table-row>
          <table:table-cell table:style-name="Table29.A2" office:value-type="string">
            <text:p text:style-name="BodyHanging">Conj. I.</text:p>
          </table:table-cell>
          <table:table-cell table:style-name="Table29.A2" office:value-type="string">
            <text:p text:style-name="BodyHanging">cōnārī</text:p>
          </table:table-cell>
          <table:table-cell table:style-name="Table29.A2" office:value-type="string">
            <text:p text:style-name="BodyHanging">cōnātus esse</text:p>
          </table:table-cell>
          <table:table-cell table:style-name="Table29.D2" office:value-type="string">
            <text:p text:style-name="BodyHanging">cōnātūrus esse</text:p>
          </table:table-cell>
        </table:table-row>
        <table:table-row>
          <table:table-cell table:style-name="Table29.A2" office:value-type="string">
            <text:p text:style-name="BodyHanging">Conj. II.</text:p>
          </table:table-cell>
          <table:table-cell table:style-name="Table29.A2" office:value-type="string">
            <text:p text:style-name="BodyHanging">verērī</text:p>
          </table:table-cell>
          <table:table-cell table:style-name="Table29.A2" office:value-type="string">
            <text:p text:style-name="BodyHanging">veritus esse</text:p>
          </table:table-cell>
          <table:table-cell table:style-name="Table29.D2" office:value-type="string">
            <text:p text:style-name="BodyHanging">veritūrus esse</text:p>
          </table:table-cell>
        </table:table-row>
        <table:table-row>
          <table:table-cell table:style-name="Table29.A2" office:value-type="string">
            <text:p text:style-name="BodyHanging">Conj. III.</text:p>
          </table:table-cell>
          <table:table-cell table:style-name="Table29.A2" office:value-type="string">
            <text:p text:style-name="BodyHanging">sequī</text:p>
          </table:table-cell>
          <table:table-cell table:style-name="Table29.A2" office:value-type="string">
            <text:p text:style-name="BodyHanging">secūtus esse</text:p>
          </table:table-cell>
          <table:table-cell table:style-name="Table29.D2" office:value-type="string">
            <text:p text:style-name="BodyHanging">secūtūrus esse</text:p>
          </table:table-cell>
        </table:table-row>
        <table:table-row>
          <table:table-cell table:style-name="Table29.A2" office:value-type="string">
            <text:p text:style-name="BodyHanging">Conj. IV.</text:p>
          </table:table-cell>
          <table:table-cell table:style-name="Table29.A2" office:value-type="string">
            <text:p text:style-name="BodyHanging">sortīrī</text:p>
          </table:table-cell>
          <table:table-cell table:style-name="Table29.A2" office:value-type="string">
            <text:p text:style-name="BodyHanging">sortītus esse</text:p>
          </table:table-cell>
          <table:table-cell table:style-name="Table29.D2" office:value-type="string">
            <text:p text:style-name="BodyHanging">sortītūrus esse</text:p>
          </table:table-cell>
        </table:table-row>
        <table:table-row>
          <table:table-cell table:style-name="Table29.A2" office:value-type="string">
            <text:p text:style-name="BodyHanging">Conj. III. (in <text:span text:style-name="T21">-ior</text:span>)</text:p>
          </table:table-cell>
          <table:table-cell table:style-name="Table29.A2" office:value-type="string">
            <text:p text:style-name="BodyHanging">patī</text:p>
          </table:table-cell>
          <table:table-cell table:style-name="Table29.A2" office:value-type="string">
            <text:p text:style-name="BodyHanging">passus esse</text:p>
          </table:table-cell>
          <table:table-cell table:style-name="Table29.D2" office:value-type="string">
            <text:p text:style-name="BodyHanging">passurus esse</text:p>
          </table:table-cell>
        </table:table-row>
      </table:table>
      <text:p text:style-name="BodyHanging"><text:span text:style-name="T2">a</text:span>.<text:tab/>The present and perfect infinitives of deponent verbs are formed in the same way as the corresponding infinitives of the passive voice; their future infinitive is like that of the active voice (322).<text:span text:style-name="T26">{{214}}</text:span></text:p>
      <text:p text:style-name="BodyHanging"/>
      <text:p text:style-name="BannerSecondary"><text:span text:style-name="T21">355</text:span>.<text:tab/><text:tab/>Illustrative Examples.</text:p>
      <text:p text:style-name="BodyHanging"><text:span text:style-name="T21">Dīcit hostēs sequī</text:span>,<text:tab/><text:span text:style-name="T2">he says that the enemy are following</text:span>.</text:p>
      <text:p text:style-name="BodyHanging"><text:span text:style-name="T21">Dīxit hostēs sequī</text:span>,<text:tab/><text:span text:style-name="T2">he said that the enemy were following</text:span>.</text:p>
      <text:p text:style-name="BodyHanging"><text:span text:style-name="T21">Audit eōs profectōs esse</text:span>,<text:tab/><text:span text:style-name="T2">he hears that they have set out</text:span>.</text:p>
      <text:p text:style-name="BodyHanging"><text:soft-page-break/><text:span text:style-name="T21">Audīvit eōs profectōs esse</text:span>,<text:tab/><text:span text:style-name="T2">he heard that they had set out</text:span>.</text:p>
      <text:p text:style-name="BodyHanging"><text:span text:style-name="T21">Pollicētur sē secūtūrum esse</text:span>,<text:tab/><text:span text:style-name="T2">he promises that he will follow</text:span> (or <text:span text:style-name="T2">to follow</text:span>).</text:p>
      <text:p text:style-name="BodyHanging"><text:span text:style-name="T21">Pollicitus est sē secūtūrum esse</text:span>,<text:tab/><text:span text:style-name="T2">he promised that he would follow</text:span> (or <text:span text:style-name="T2">to follow</text:span>).</text:p>
      <text:p text:style-name="BodyHanging"><text:span text:style-name="T2">a</text:span>.<text:tab/>As is shown by these sentences, the use of the various tenses of the infinitive of deponent verbs in the accusative and infinitive construction is according to the general rule.</text:p>
      <text:p text:style-name="P61"/>
      <text:p text:style-name="BannerSecondary"><text:span text:style-name="T21">336</text:span>.<text:tab/><text:tab/>Vocabulary.</text:p>
      <text:p text:style-name="Vocabulary"><text:span text:style-name="T21">crēdō, ere, crēdidī, crēditum</text:span>,<text:tab/><text:span text:style-name="T2">believe</text:span>.</text:p>
      <text:p text:style-name="Vocabulary"><text:span text:style-name="T21">intellegō, ere, -lēxī, -lēctum</text:span>,<text:tab/><text:span text:style-name="T2">understand, be aware</text:span>.</text:p>
      <text:p text:style-name="Vocabulary"><text:span text:style-name="T21">negō, āre, āvī, ātum</text:span>,<text:tab/><text:span text:style-name="T2">deny, say... not</text:span>.</text:p>
      <text:p text:style-name="Vocabulary"><text:span text:style-name="T21">sciō, īre, īvī, ītum</text:span>,<text:tab/><text:span text:style-name="T2">know</text:span>.</text:p>
      <text:p text:style-name="Vocabulary"><text:span text:style-name="T21">sentiō, īre, sēnsī, sēnsum</text:span>,<text:tab/><text:span text:style-name="T2">feel, perceive</text:span>.</text:p>
      <text:p text:style-name="P61"/>
      <text:p text:style-name="P61">Exercises.</text:p>
      <text:p text:style-name="BannerSecondary"><text:span text:style-name="T21">337</text:span>.<text:tab/><text:tab/><text:span text:style-name="T21">I</text:span>.</text:p>
      <text:p text:style-name="P61">A.—1. Certior factus est oppida expūgnāta et incēnsa esse. <text:s/>2. Scīmus litterās ā Caesare ad senātum missās esse. <text:s/>3. Intellegimus Rhēnum in montibus orīrī. <text:s/>4. Spērābant sē praedam nactūrōs esse. <text:s/>5. Omnem exercitum premī nūntiāvērunt. <text:s/>6. Cum m.jōribus cōpiīs Caesarem esse profectum audīverant. <text:s/>7. Crēdimus omnia dīligenter facta essse. <text:s/>8. Negāvit sē diūtius morātūrum. <text:s/>9. Sēnsērunt reliquōs equitēs sē sequī. <text:s/>10. Suspicātur vōs ausūrōs esse prōgredī. <text:s/>11. Intellegit impetum minus facile sustinērī. <text:s/>12. Scrīpsit castra vāllō decem pedēs altō mūnīta esse.<text:span text:style-name="T26">{{215}}</text:span></text:p>
      <text:p text:style-name="P61">B.—13. Arbitrātur mīlitēs perīculum verērī. <text:s/>14. Sentīt proelium equestre commissum esse. <text:s/>15. Rōmānōs pulsōs superātōsque esse renūntiāvērunt. <text:s/>16. Undique bellum renovārī videt; suōs interficī vīdit. <text:s/>17. Dīxērunt n.vēs onerāriās jussās esse sē sequī. <text:s/>18. Negat sē passūrum esse nōs discēdere. <text:s/>19. Scīmus eum multīs rēbus impedīrī. <text:s/>20. Crēdidit omnēs inimīcōs ex cīvitāte explsōs esse. <text:s/>21. Obsidēs profectōs esse et frūmentum comportārī resondit. <text:s/>22. Intellēxerat auxiliā in summō monte collocārī et tōtum montem hominibus complērī. <text:s/>24. Centuriōnem superiōre proeliō multīs cōnfectum esse vulneribus dēmōnstrāvimus.</text:p>
      <text:p text:style-name="P61"/>
      <text:p text:style-name="BannerSecondary"><text:span text:style-name="T21">338</text:span>.<text:tab/><text:tab/><text:span text:style-name="T21">II</text:span>.</text:p>
      <text:p text:style-name="P61">A.—1. He says that the troops have been led out of winter quarters. <text:s/>2. They hoped that Caesar would set out for the war at once. <text:s/>3. He was aware that the place was being carefully fortified. <text:s/>4. He was informed that the enemy's territories had been laid waste far and wide. <text:s/>5. He perceived that the Britons were advancing boldly into the water. <text:s/>6. He thinks all the reinforcements have followed as quickly as possible. <text:s/>7. She has promised to follow on the same day. <text:s/>8. We knew that the troops had been greatly impeded by the extent of the forests and marshes. <text:s/>9. I deny that we have been terrified by your arrival. <text:s/>10. He had written that storms had followed for several days.</text:p>
      <text:p text:style-name="P61">B.—11. I remember that he was called king and friend by the senate of the Roman people. <text:s/>12. He answered that they had been compelled to give hostages. <text:s/>13. He suspected that great losses were being suffered. <text:s/>14. They see that our men are advancing<text:span text:style-name="T26">{{216}}</text:span> farther. <text:s/>15. He announced that they were attempting to march through our province. <text:s/>16. I knew that a very great storm had arisen. <text:s/>17. He showed that the commander had set out for the nearest camp. <text:s/>18. We believe a very large part of the whole army has been slain. <text:s/>19. They will hear that many battles have been fought. <text:s/>20. He denies that the danger is increasing; he said the danger had not increased.</text:p>
      <text:p text:style-name="P61"/>
      <text:p text:style-name="Banner">—</text:p>
      <text:p text:style-name="Banner"/>
      <text:p text:style-name="Banner">Lesson LVII.</text:p>
      <text:p text:style-name="Banner">Questions. <text:s/>Interrogative Pronoun.</text:p>
      <text:p text:style-name="P61"><text:soft-page-break/></text:p>
      <text:p text:style-name="P61"><text:span text:style-name="T21">339</text:span>. <text:span text:style-name="T12">(</text:span><text:span text:style-name="T2">a</text:span><text:span text:style-name="T12">) Some questions seek an answer which has especial reference to an interrogative word (or group of words) place at the beginning of the question; this answer is never “yes” or “no”; as, </text:span><text:span text:style-name="T2">Who has done this? <text:s/>Whom do you see? <text:s/>How many slaves has he? <text:s/>At what time did the messenger come?</text:span></text:p>
      <text:p text:style-name="P61"><text:span text:style-name="T12">(</text:span><text:span text:style-name="T2">b</text:span><text:span text:style-name="T12">) Other questions seek a “yes” or “no” answer to the whole question; as, </text:span><text:span text:style-name="T2">Have you done this? <text:s/>Do you see the king? <text:s/>Has he many slaves? <text:s/>Did the messenger come at noon?</text:span></text:p>
      <text:p text:style-name="P61">(<text:span text:style-name="T2">c</text:span>) If these questions be compared with corresponding statements (e._g. <text:span text:style-name="T2">You have done this</text:span>, <text:span text:style-name="T2">I see the king</text:span>, <text:span text:style-name="T2">He has many slaves</text:span>, <text:span text:style-name="T2">the messenger came at noon</text:span>) it will be seen that in interrogative sentences in English—</text:p>
      <text:p text:style-name="P282">(1) the subject (unless itself an interrogative word) comes after either the whole or part of the verb;</text:p>
      <text:p text:style-name="P282">(2) the verbal phrases with <text:span text:style-name="T2">do</text:span><text:span text:style-name="T12"> or </text:span><text:span text:style-name="T2">did</text:span><text:span text:style-name="T12"> are preferred to the simple present and past tenses.</text:span><text:span text:style-name="T26">{{217}}</text:span></text:p>
      <text:p text:style-name="P61">In Latin there is nothing corresponding to either of these points of difference between statements and questions.</text:p>
      <text:p text:style-name="P61"/>
      <text:p text:style-name="P61"><text:span text:style-name="T21">340</text:span>. Questions of the first class mentioned above are introduced in Latin, as in English, by interrogative pronouns, adjectives, or adverbs; as,</text:p>
      <text:p text:style-name="P283"><text:span text:style-name="T21">Quis haec fēcit?</text:span><text:tab/><text:span text:style-name="T2">Who has done this?</text:span></text:p>
      <text:p text:style-name="P283"><text:span text:style-name="T21">Quem vidēs?</text:span><text:tab/><text:span text:style-name="T2">Whom do you see?</text:span></text:p>
      <text:p text:style-name="P283"><text:span text:style-name="T21">Cūr nūntius vēnit?</text:span><text:tab/><text:span text:style-name="T2">Why did the messenger come?</text:span></text:p>
      <text:p text:style-name="P283"><text:span text:style-name="T21">Quō tempore vēnit?</text:span><text:tab/><text:span text:style-name="T2">At what time did he come?</text:span></text:p>
      <text:p text:style-name="P61">In Latin, as in English, the answer may be either a complete sentence or a portion of a sentence; as, <text:span text:style-name="T21">Ego fēcī</text:span>, <text:span text:style-name="T2">I have done </text:span>(<text:span text:style-name="T2">it</text:span>); <text:span text:style-name="T21">Ego</text:span>, <text:span text:style-name="T2">I</text:span>; <text:span text:style-name="T21">Rēgem videō</text:span>, <text:span text:style-name="T2">I see the king</text:span>; <text:span text:style-name="T21">Rēgem</text:span>, <text:span text:style-name="T2">the king</text:span>.</text:p>
      <text:p text:style-name="P61"/>
      <text:p text:style-name="BannerSecondary"><text:span text:style-name="T21">341</text:span>.<text:tab/><text:tab/>Paradigm.</text:p>
      <text:p text:style-name="P61">The interrogative pronoun, <text:span text:style-name="T21">quis</text:span>.</text:p>
      <table:table table:name="Table30" table:style-name="Table30">
        <table:table-column table:style-name="Table30.A" table:number-columns-repeated="6"/>
        <table:table-column table:style-name="Table30.G"/>
        <table:table-row>
          <table:table-cell table:style-name="Table30.A1" office:value-type="string">
            <text:p text:style-name="BodyHanging"/>
          </table:table-cell>
          <table:table-cell table:style-name="Table30.A1" office:value-type="string">
            <text:p text:style-name="BodyHanging"/>
          </table:table-cell>
          <table:table-cell table:style-name="Table30.A1" office:value-type="string">
            <text:p text:style-name="BodyHanging">Singular.</text:p>
          </table:table-cell>
          <table:table-cell table:style-name="Table30.A1" office:value-type="string">
            <text:p text:style-name="BodyHanging"/>
          </table:table-cell>
          <table:table-cell table:style-name="Table30.A1" office:value-type="string">
            <text:p text:style-name="BodyHanging"/>
          </table:table-cell>
          <table:table-cell table:style-name="Table30.A1" office:value-type="string">
            <text:p text:style-name="BodyHanging">Plural.</text:p>
          </table:table-cell>
          <table:table-cell table:style-name="Table30.G1" office:value-type="string">
            <text:p text:style-name="Standard"/>
          </table:table-cell>
        </table:table-row>
        <table:table-row>
          <table:table-cell table:style-name="Table30.A2" office:value-type="string">
            <text:p text:style-name="BodyHanging"/>
          </table:table-cell>
          <table:table-cell table:style-name="Table30.A2" office:value-type="string">
            <text:p text:style-name="BodyHanging">Masc.</text:p>
          </table:table-cell>
          <table:table-cell table:style-name="Table30.A2" office:value-type="string">
            <text:p text:style-name="BodyHanging">Fem.</text:p>
          </table:table-cell>
          <table:table-cell table:style-name="Table30.A2" office:value-type="string">
            <text:p text:style-name="BodyHanging"><text:s/>Neut.</text:p>
          </table:table-cell>
          <table:table-cell table:style-name="Table30.A2" office:value-type="string">
            <text:p text:style-name="BodyHanging">Masc.</text:p>
          </table:table-cell>
          <table:table-cell table:style-name="Table30.A2" office:value-type="string">
            <text:p text:style-name="BodyHanging">Fem.</text:p>
          </table:table-cell>
          <table:table-cell table:style-name="Table30.G2" office:value-type="string">
            <text:p text:style-name="BodyHanging"><text:s/>Neut.</text:p>
          </table:table-cell>
        </table:table-row>
        <table:table-row>
          <table:table-cell table:style-name="Table30.A2" office:value-type="string">
            <text:p text:style-name="BodyHanging"><text:span text:style-name="T2">Nom</text:span>.</text:p>
          </table:table-cell>
          <table:table-cell table:style-name="Table30.A2" office:value-type="string">
            <text:p text:style-name="BodyHanging">quis</text:p>
          </table:table-cell>
          <table:table-cell table:style-name="Table30.A2" office:value-type="string">
            <text:p text:style-name="BodyHanging">quae</text:p>
          </table:table-cell>
          <table:table-cell table:style-name="Table30.A2" office:value-type="string">
            <text:p text:style-name="BodyHanging">quid</text:p>
          </table:table-cell>
          <table:table-cell table:style-name="Table30.A2" office:value-type="string">
            <text:p text:style-name="BodyHanging">quī</text:p>
          </table:table-cell>
          <table:table-cell table:style-name="Table30.A2" office:value-type="string">
            <text:p text:style-name="BodyHanging">quae</text:p>
          </table:table-cell>
          <table:table-cell table:style-name="Table30.G2" office:value-type="string">
            <text:p text:style-name="BodyHanging">quae</text:p>
          </table:table-cell>
        </table:table-row>
        <table:table-row>
          <table:table-cell table:style-name="Table30.A2" office:value-type="string">
            <text:p text:style-name="P181">Gen.</text:p>
          </table:table-cell>
          <table:table-cell table:style-name="Table30.A2" office:value-type="string">
            <text:p text:style-name="BodyHanging">cūjus</text:p>
          </table:table-cell>
          <table:table-cell table:style-name="Table30.A2" office:value-type="string">
            <text:p text:style-name="BodyHanging">cūjus</text:p>
          </table:table-cell>
          <table:table-cell table:style-name="Table30.A2" office:value-type="string">
            <text:p text:style-name="BodyHanging">cūjus</text:p>
          </table:table-cell>
          <table:table-cell table:style-name="Table30.A2" office:value-type="string">
            <text:p text:style-name="BodyHanging">quōrum</text:p>
          </table:table-cell>
          <table:table-cell table:style-name="Table30.A2" office:value-type="string">
            <text:p text:style-name="BodyHanging">quārum</text:p>
          </table:table-cell>
          <table:table-cell table:style-name="Table30.G2" office:value-type="string">
            <text:p text:style-name="BodyHanging">quōrum</text:p>
          </table:table-cell>
        </table:table-row>
        <table:table-row>
          <table:table-cell table:style-name="Table30.A2" office:value-type="string">
            <text:p text:style-name="P181">Dat.</text:p>
          </table:table-cell>
          <table:table-cell table:style-name="Table30.A2" office:value-type="string">
            <text:p text:style-name="BodyHanging">cui</text:p>
          </table:table-cell>
          <table:table-cell table:style-name="Table30.A2" office:value-type="string">
            <text:p text:style-name="BodyHanging">cui</text:p>
          </table:table-cell>
          <table:table-cell table:style-name="Table30.A2" office:value-type="string">
            <text:p text:style-name="BodyHanging">cui</text:p>
          </table:table-cell>
          <table:table-cell table:style-name="Table30.A2" office:value-type="string">
            <text:p text:style-name="BodyHanging">quibus</text:p>
          </table:table-cell>
          <table:table-cell table:style-name="Table30.A2" office:value-type="string">
            <text:p text:style-name="BodyHanging">quibus</text:p>
          </table:table-cell>
          <table:table-cell table:style-name="Table30.G2" office:value-type="string">
            <text:p text:style-name="BodyHanging">quibus</text:p>
          </table:table-cell>
        </table:table-row>
        <table:table-row>
          <table:table-cell table:style-name="Table30.A2" office:value-type="string">
            <text:p text:style-name="P181">Acc.</text:p>
          </table:table-cell>
          <table:table-cell table:style-name="Table30.A2" office:value-type="string">
            <text:p text:style-name="BodyHanging">quem</text:p>
          </table:table-cell>
          <table:table-cell table:style-name="Table30.A2" office:value-type="string">
            <text:p text:style-name="BodyHanging">quam</text:p>
          </table:table-cell>
          <table:table-cell table:style-name="Table30.A2" office:value-type="string">
            <text:p text:style-name="BodyHanging">quid</text:p>
          </table:table-cell>
          <table:table-cell table:style-name="Table30.A2" office:value-type="string">
            <text:p text:style-name="BodyHanging">quōs</text:p>
          </table:table-cell>
          <table:table-cell table:style-name="Table30.A2" office:value-type="string">
            <text:p text:style-name="BodyHanging">quās</text:p>
          </table:table-cell>
          <table:table-cell table:style-name="Table30.G2" office:value-type="string">
            <text:p text:style-name="BodyHanging">quae</text:p>
          </table:table-cell>
        </table:table-row>
        <table:table-row>
          <table:table-cell table:style-name="Table30.A2" office:value-type="string">
            <text:p text:style-name="P181">Abl.</text:p>
          </table:table-cell>
          <table:table-cell table:style-name="Table30.A2" office:value-type="string">
            <text:p text:style-name="BodyHanging">quō</text:p>
          </table:table-cell>
          <table:table-cell table:style-name="Table30.A2" office:value-type="string">
            <text:p text:style-name="BodyHanging">quā</text:p>
          </table:table-cell>
          <table:table-cell table:style-name="Table30.A2" office:value-type="string">
            <text:p text:style-name="BodyHanging">quō</text:p>
          </table:table-cell>
          <table:table-cell table:style-name="Table30.A2" office:value-type="string">
            <text:p text:style-name="BodyHanging">quibus</text:p>
          </table:table-cell>
          <table:table-cell table:style-name="Table30.A2" office:value-type="string">
            <text:p text:style-name="BodyHanging">quibus</text:p>
          </table:table-cell>
          <table:table-cell table:style-name="Table30.G2" office:value-type="string">
            <text:p text:style-name="BodyHanging">quibus</text:p>
          </table:table-cell>
        </table:table-row>
      </table:table>
      <text:p text:style-name="BodyHanging"><text:span text:style-name="T2">a</text:span>.<text:tab/>Compare the declension of the relative pronoun <text:span text:style-name="T21">quī</text:span> (254), noting the differences.</text:p>
      <text:p text:style-name="P181">b<text:span text:style-name="T12">.<text:tab/>When the interrogative is used as an adjective, </text:span><text:span text:style-name="T13">quī</text:span><text:span text:style-name="T12"> is preferred to </text:span><text:span text:style-name="T13">quis</text:span><text:span text:style-name="T12">, and </text:span><text:span text:style-name="T13">quod</text:span><text:span text:style-name="T12"> is always used in place of </text:span><text:span text:style-name="T13">quid</text:span><text:span text:style-name="T12">.</text:span></text:p>
      <text:p text:style-name="P181">c<text:span text:style-name="T12">.<text:tab/></text:span><text:span text:style-name="T13">Cum</text:span><text:span text:style-name="T12"> is suffixed to the ablative of the interrogative </text:span><text:span text:style-name="T13">quis</text:span><text:span text:style-name="T12">. <text:s/>(Compare 255 </text:span>a<text:span text:style-name="T12">. 6.)</text:span></text:p>
      <text:p text:style-name="P61"/>
      <text:p text:style-name="P61">342. <text:span text:style-name="T12">(</text:span><text:span text:style-name="T2">a</text:span><text:span text:style-name="T12">) Questions of the second class (“yes or no” questions) have in Latin the interrogative word -ne appended to an emphatic word, which is placed at the beginning of the sentence</text:span><text:span text:style-name="T12"><text:note text:id="ftn76" text:note-class="footnote"><text:note-citation>76</text:note-citation><text:note-body><text:p text:style-name="Footnote">Words like <text:span text:style-name="T21">-ne</text:span> and <text:span text:style-name="T21">-que</text:span>, which are always appended to some other word, and called Enclitics. <text:s/><text:span text:style-name="T21">-Ne</text:span> must not be used when the sentence contains some other interrogative word, that is, with questions of the first class.</text:p></text:note-body></text:note></text:span><text:span text:style-name="T12">; as,</text:span></text:p>
      <text:p text:style-name="P284"><text:span text:style-name="T13">Vidēsne rēgem?</text:span><text:span text:style-name="T12"><text:tab/></text:span><text:span text:style-name="T2">Do you see the king?</text:span></text:p>
      <text:p text:style-name="P284"><text:span text:style-name="T13">Multōsne servōs habet?</text:span><text:span text:style-name="T12"><text:tab/></text:span><text:span text:style-name="T2">Has he many slaves?</text:span></text:p>
      <text:p text:style-name="P16"><text:span text:style-name="T12">Questions of this sort may be answered by repeating the verb; as, </text:span><text:span text:style-name="T13">Videō</text:span><text:span text:style-name="T12">, </text:span><text:span text:style-name="T2">I see</text:span><text:span text:style-name="T12"> (</text:span><text:span text:style-name="T2">him</text:span><text:span text:style-name="T12">); </text:span><text:span text:style-name="T13">Nōn videō</text:span><text:span text:style-name="T12">, </text:span><text:span text:style-name="T2">I do </text:span><text:soft-page-break/><text:span text:style-name="T2">not</text:span><text:span text:style-name="T12">; </text:span><text:span text:style-name="T13">Habet</text:span><text:span text:style-name="T12">, </text:span><text:span text:style-name="T2">he has</text:span><text:span text:style-name="T12">; or by one of the many words equivalent to </text:span><text:span text:style-name="T2">yes</text:span><text:span text:style-name="T12"> or </text:span><text:span text:style-name="T2">no</text:span><text:span text:style-name="T12">.</text:span><text:span text:style-name="T12"><text:note text:id="ftn77" text:note-class="footnote"><text:note-citation>77</text:note-citation><text:note-body><text:p text:style-name="Footnote">Such words are <text:span text:style-name="T21">etiam</text:span>, <text:span text:style-name="T2">even so</text:span>; <text:span text:style-name="T21">certē</text:span>, certainly; <text:span text:style-name="T21">sānē</text:span>, <text:span text:style-name="T2">to be sure</text:span>; <text:span text:style-name="T21">nōn</text:span>, <text:span text:style-name="T2">no</text:span>; <text:span text:style-name="T21">minimē</text:span>, <text:span text:style-name="T2">by no means</text:span>.</text:p></text:note-body></text:note></text:span></text:p>
      <text:p text:style-name="P61"><text:span text:style-name="T12">(</text:span><text:span text:style-name="T2">b</text:span><text:span text:style-name="T12">) Questions of this class may also begin with </text:span><text:span text:style-name="T13">nōnne</text:span><text:span text:style-name="T12"> (</text:span><text:span text:style-name="T13">nōn-ne</text:span><text:span text:style-name="T12">), which invites the answer </text:span><text:span text:style-name="T2">yes</text:span><text:span text:style-name="T12">, or with </text:span><text:span text:style-name="T13">num</text:span><text:span text:style-name="T12">, which invites the answer </text:span><text:span text:style-name="T2">no</text:span><text:span text:style-name="T12">; as,</text:span></text:p>
      <text:p text:style-name="BodyHanging"><text:span text:style-name="T13">Nōnne habet mutōs servōs?</text:span><text:span text:style-name="T12"><text:tab/></text:span><text:span text:style-name="T2">Has he not many slaves?</text:span><text:span text:style-name="T12"> (or, </text:span><text:span text:style-name="T2">He has many slaves, has he not?</text:span><text:span text:style-name="T12">)</text:span></text:p>
      <text:p text:style-name="BodyHanging"><text:span text:style-name="T13">Num rēgem vidēs?</text:span><text:span text:style-name="T12"><text:tab/></text:span><text:span text:style-name="T2">Surely you do not see the king?</text:span><text:span text:style-name="T12"> <text:s/>(or, </text:span><text:span text:style-name="T2">You do not see the king, do you?</text:span><text:span text:style-name="T12">)</text:span></text:p>
      <text:p text:style-name="P61"/>
      <text:p text:style-name="BannerSecondary"><text:span text:style-name="T21">343</text:span>.<text:tab/><text:tab/>Vocabulary.</text:p>
      <text:p text:style-name="Vocabulary"><text:span text:style-name="T21">hīc</text:span>, adv.,<text:tab/><text:span text:style-name="T2">here, in this place</text:span>.</text:p>
      <text:p text:style-name="Vocabulary"><text:span text:style-name="T21">hūc</text:span>, adv.,<text:tab/><text:span text:style-name="T2">hither, here, to this place</text:span>.</text:p>
      <text:p text:style-name="Vocabulary"><text:span text:style-name="T21">ibi</text:span>, adv.,<text:tab/><text:span text:style-name="T2">there, in that place</text:span>.</text:p>
      <text:p text:style-name="Vocabulary"><text:span text:style-name="T21">eō</text:span>, adv.,<text:tab/><text:span text:style-name="T2">thither, there, to that place</text:span>.</text:p>
      <text:p text:style-name="Vocabulary"><text:span text:style-name="T21">ubi</text:span>, adv.,<text:tab/><text:span text:style-name="T2">where, in which place, in what place</text:span>.</text:p>
      <text:p text:style-name="Vocabulary"><text:span text:style-name="T21">quō</text:span>, adv.,<text:tab/><text:span text:style-name="T2">whither, where, to which place, to what place</text:span>.</text:p>
      <text:p text:style-name="Vocabulary"><text:span text:style-name="T21">unde</text:span>, adv.,<text:tab/><text:span text:style-name="T2">whence from which place, from what place</text:span>.</text:p>
      <text:p text:style-name="Vocabulary"><text:span text:style-name="T21">cūr</text:span>, adv.,<text:tab/><text:span text:style-name="T2">why</text:span>.</text:p>
      <text:p text:style-name="Vocabulary"><text:span text:style-name="T21">quantus, a, um</text:span>,<text:tab/><text:span text:style-name="T2">how large, how great</text:span>.</text:p>
      <text:p text:style-name="Vocabulary"><text:span text:style-name="T21">uter, tra, trum</text:span> (205),<text:tab/><text:span text:style-name="T2">which</text:span> (of two).</text:p>
      <text:p text:style-name="P61">N.B.—<text:span text:style-name="T21">Ubi</text:span>, <text:span text:style-name="T21">quō</text:span>, and <text:span text:style-name="T21">unde</text:span> are used both as interrogative adverbs and as relative adverbs; as, <text:span text:style-name="T21">Ubi est? In eō locō ubi legiō hiemat</text:span>. <text:s/><text:span text:style-name="T2">Where is he? <text:s/>In the place where the legion is wintering</text:span>. <text:s/>The twofold meaning and translation of the English words <text:span text:style-name="T2">where</text:span>, <text:span text:style-name="T2">here</text:span>, and <text:span text:style-name="T2">there</text:span> should be carefully noted.</text:p>
      <text:p text:style-name="P61"/>
      <text:p text:style-name="Banner">Exercises.</text:p>
      <text:p text:style-name="BannerSecondary"><text:span text:style-name="T21">344</text:span>.<text:tab/><text:tab/><text:span text:style-name="T21">I</text:span>.</text:p>
      <text:p text:style-name="P61">A.—1. Cūr nōn respondēs? <text:s/>Nōnne respondēre audēs? <text:s/>Num dubitās respondēre? <text:s/>2. Quā dē causā<text:note text:id="ftn78" text:note-class="footnote"><text:note-citation>78</text:note-citation><text:note-body><text:p text:style-name="Footnote">This is the regular order when the interrogative modifies a noun governed by a preposition.</text:p></text:note-body></text:note> sē abdidērunt? <text:s/>Multīs dē causīs. <text:s/>3. Quanta est hūjus fossae lātitūdō? <text:s/>4. Ubi habitās, Mārce? <text:s/>Habitāsne hīc? <text:s/>5. Nāvēsne profectae sunt? <text:s/>Unde profectae sunt? <text:s/>Quō prōgrediuntur? <text:s/>6. Eō pervēnērunt prīmō vēre. <text:s/>Quō tempore profectī sunt? <text:s/>Aliī superiōre hieme, aliī autumnō, aliī mediā aestāte. <text:s/>7. Ibi fortiter pūgnāns, gravissimē vulnerātus est. <text:s/>Ā quō vulnerātus est? Quis eum vulnerāvit? <text:s/>8. Uter alterī pāret? <text:s/>Lēgātus imperātōrī pāret. <text:s/>9. Nāvibus āmissīs, quō sē convertent? <text:s/>Nōnne hūc sē recipient? <text:s/>10. Quibus ex regiōnibus<text:span text:style-name="T25">[See 78]</text:span> vēnistis quāsque ibi rēs cōgnōvistis? <text:s/>11. Quid petunt aliud<text:note text:id="ftn79" text:note-class="footnote"><text:note-citation>79</text:note-citation><text:note-body><text:p text:style-name="Footnote">Literally 'other thing,' freely 'else'.</text:p></text:note-body></text:note> Rōmānī?</text:p>
      <text:p text:style-name="P61">B.—12. Nōnne haec onera gravia sunt? <text:s/>13. Cui omnia haec incōgnita erant? <text:s/>14. Hīc concilium prīncipum habēbō.<text:note text:id="ftn80" text:note-class="footnote"><text:note-citation>80</text:note-citation><text:note-body><text:p text:style-name="Footnote">Translate <text:span text:style-name="T21">habeō</text:span> here by 'hold.'</text:p></text:note-body></text:note> <text:s/>15. Ibi cōnspicit dēfēnsōrēs labōrantēs. <text:s/>16. Hūc omnia pecora compellere coeperant. <text:s/>17. Eō cum Caesar ipse vēnerit, animōs omnium cōnfīrmābit. <text:s/>18. Nōnne nātūrā locī continēmur? <text:s/>19. Quanta multitūdō ibi cecidit? <text:s/>Trecentīne cedidērunt? <text:s/>20. Quid postulātis? <text:s/>Cūr imperium postulāvistis? <text:s/>21. Pedestrēs<text:span text:style-name="T26">{{220}}</text:span> cōpiās in hīberna proficīscī, ibique hiemāre jubet. <text:s/>22. Nōnne proelium illud meministī? <text:s/>Num memoriam proeliī illīus dēposuistī? <text:s/>Memor sum, et memoriam semper retinēbō.</text:p>
      <text:p text:style-name="P61"/>
      <text:p text:style-name="BannerSecondary"><text:span text:style-name="T21">345</text:span>.<text:tab/><text:tab/><text:span text:style-name="T21">II</text:span>.</text:p>
      <text:p text:style-name="P61">A.—1. How large is the swiftest of all the ships? <text:s/>Which of the two ships is the swifter? <text:s/>2. Who is more powerful? <text:s/>What is more daring? <text:s/>3. Why do we hesitate to throw away our arms? <text:s/>4. Did not Caesar announce that he would quickly come thither? <text:s/>5. Have the enemy come in sight? <text:s/>Have the guards been posted there? <text:s/>6. Surely you are not awaiting the approach of the legionary soldiers here, are you? <text:s/>7. They suspected that our men would come here the next night. <text:s/>8. For what reason have the <text:soft-page-break/>ranks been thrown into confusion? <text:s/>9. With whom are they continually waging war? <text:s/>10. Where have you come from? <text:s/>11. Where were the rest of the troops? <text:s/>They were wintering in the the province where the barbarians had renewed the war.</text:p>
      <text:p text:style-name="P61">B.—12. At noon they were led back to the lake from which they had set out at dawn. <text:s/>13. He himself hastens hither by forced marches. <text:s/>14. Do you see the place where we are accustomed to assemble? <text:s/>15. Had not a large number of cattle been found there? <text:s/>16. Which of the two embassies is the larger? <text:s/>17. To whom has he given more? <text:s/>18. After seizing the gates, he stations a garrison there. <text:s/>19. Fearing this danger, he sent two cohorts there at once. <text:s/>20. Surely you do not approve Caesar's speech, do you? <text:s/>21. Do you deny that the enemy's line was put to flight? <text:s/>22. Are you not aware that we inhabit this island?<text:span text:style-name="T26">{{221}}</text:span></text:p>
      <text:p text:style-name="P61"/>
      <text:p text:style-name="Banner">—</text:p>
      <text:p text:style-name="P61"/>
      <text:p text:style-name="Banner">Lesson LVIII.</text:p>
      <text:p text:style-name="Banner">Active and Passive Periphrastic Conjugations.</text:p>
      <text:p text:style-name="P61"/>
      <text:p text:style-name="P61"><text:span text:style-name="T21">346</text:span>. Strictly speaking, the term 'periphrastic' (from <text:span text:style-name="T2">periphrasis</text:span>, a round-about expression) might be applied to any compound form of the verb, that is, to any form which is obtained, not by a mere change of ending, as <text:span text:style-name="T21">mīserat</text:span>, but by compounding a participle with the verb <text:span text:style-name="T21">sum</text:span>, as <text:span text:style-name="T21">missus erat</text:span>. <text:s/>But the term is usually restricted to two sets of forms:—</text:p>
      <text:p text:style-name="P61">a.<text:tab/>The <text:span text:style-name="T2">Active Periphrastic</text:span> conjugation, made up of the future participle active and the verb <text:span text:style-name="T21">sum</text:span>.</text:p>
      <text:p text:style-name="P61">b.<text:tab/>The <text:span text:style-name="T3">Passive Periphrastic</text:span> conjugation, made up of a form called the gerundive and the verb sum.</text:p>
      <text:p text:style-name="P61">The future participle active ends in <text:span text:style-name="T21">-ūrus</text:span> (<text:span text:style-name="T21">a</text:span>, <text:span text:style-name="T21">um</text:span>) and is formed from the participial (or supine) stem in <text:span text:style-name="T21">-um</text:span> (138); as, <text:span text:style-name="T21">amātūrus</text:span>, <text:span text:style-name="T21">monitūrus</text:span>, <text:span text:style-name="T21">rēctūrus</text:span>, <text:span text:style-name="T21">audītūrus</text:span>.</text:p>
      <text:p text:style-name="P61">The gerundive ends in <text:span text:style-name="T21">-ndus</text:span> (<text:span text:style-name="T21">a</text:span>, <text:span text:style-name="T21">um</text:span>), and is formed from the present stem; as, <text:span text:style-name="T21">amandus</text:span>, <text:span text:style-name="T21">monendus</text:span>, <text:span text:style-name="T21">regendus</text:span>, <text:span text:style-name="T21">audiendus</text:span>.</text:p>
      <text:p text:style-name="P61"/>
      <text:p text:style-name="BannerSecondary"><text:span text:style-name="T21">347</text:span>.<text:tab/><text:tab/>Paradigms.</text:p>
      <text:p text:style-name="Banner">(<text:span text:style-name="T6">a</text:span>) Active periphrastic conjugation.</text:p>
      <text:p text:style-name="P285"><text:tab/>Indicative.</text:p>
      <text:p text:style-name="P285"><text:span text:style-name="T2">Present</text:span><text:tab/>amātūrus sum, est, est</text:p>
      <text:p text:style-name="P285"><text:tab/>amātūrī sumus, estis, sunt</text:p>
      <text:p text:style-name="P285"><text:span text:style-name="T2">Imperfect</text:span><text:tab/>amātūrus eram</text:p>
      <text:p text:style-name="P285"><text:span text:style-name="T2">Future</text:span><text:tab/>amātūrus erō</text:p>
      <text:p text:style-name="P285"><text:span text:style-name="T2">Perfect</text:span><text:tab/>amātūrus fuī</text:p>
      <text:p text:style-name="P285"><text:span text:style-name="T2">Pluperfect</text:span><text:tab/>amātūrus fueram</text:p>
      <text:p text:style-name="P285"><text:span text:style-name="T2">Future Perfect</text:span><text:tab/>amātūrus fuerō</text:p>
      <text:p text:style-name="P285"><text:tab/>Infinitive.</text:p>
      <text:p text:style-name="P285"><text:span text:style-name="T2">Present</text:span><text:tab/>amātūrus esse</text:p>
      <text:p text:style-name="P285"><text:span text:style-name="T2">Perfect</text:span><text:tab/>amātūrus fuisse</text:p>
      <text:p text:style-name="Banner">(<text:span text:style-name="T6">b</text:span>) Passive periphrastic conjugation.</text:p>
      <text:p text:style-name="P285">Present<text:tab/>amandus sum, est, est</text:p>
      <text:p text:style-name="P285"><text:tab/>amandī sumus, estis, sunt</text:p>
      <text:p text:style-name="P285">Imperfect<text:tab/>amandus eram</text:p>
      <text:p text:style-name="P285">Future<text:tab/>amandus erō</text:p>
      <text:p text:style-name="P285">Perfect<text:tab/>amandus fuī</text:p>
      <text:p text:style-name="P285">Pluperfect<text:tab/>amandus fueram</text:p>
      <text:p text:style-name="P285">Future Perfect<text:tab/>amandus fuerō</text:p>
      <text:p text:style-name="P285"><text:soft-page-break/><text:tab/>Infinitive.</text:p>
      <text:p text:style-name="P285">Present<text:tab/>amandus esse</text:p>
      <text:p text:style-name="P285">Perfect<text:tab/>amandus fuisse</text:p>
      <text:p text:style-name="P285"/>
      <text:p text:style-name="BannerSecondary"><text:span text:style-name="T21">348</text:span>.<text:tab/><text:tab/>Illustrative Examples.</text:p>
      <text:p text:style-name="BodyHanging"><text:span text:style-name="T21">Lēgātōs missūrī sumus</text:span>,<text:tab/><text:span text:style-name="T2">we are about to</text:span> (<text:span text:style-name="T2">going to</text:span>) <text:span text:style-name="T2">send envoys</text:span>.</text:p>
      <text:p text:style-name="BodyHanging"><text:span text:style-name="T21">Locum mūnītūrī erant</text:span>,<text:tab/><text:span text:style-name="T2">they were about to</text:span> (<text:span text:style-name="T2">going to</text:span>) <text:span text:style-name="T2">fortify the place</text:span>.</text:p>
      <text:p text:style-name="BodyHanging"><text:span text:style-name="T21">Lēgātī mittendī sunt</text:span>,<text:tab/><text:span text:style-name="T2">envoys should be</text:span> (<text:span text:style-name="T2">ought to be</text:span>) <text:span text:style-name="T2">sent</text:span>.</text:p>
      <text:p text:style-name="BodyHanging"><text:span text:style-name="T21">Lēgātī mittendī erant</text:span>,<text:tab/><text:span text:style-name="T2">envoys should have been</text:span> (<text:span text:style-name="T2">ought to have been</text:span>) <text:span text:style-name="T2">sent</text:span>.</text:p>
      <text:p text:style-name="BodyHanging"><text:span text:style-name="T21">Locus mūniendus est</text:span>,<text:tab/><text:span text:style-name="T2">the place must be </text:span>(<text:span text:style-name="T2">has to be</text:span>) <text:span text:style-name="T2">fortified</text:span>.</text:p>
      <text:p text:style-name="BodyHanging"><text:span text:style-name="T21">Locus mūniendus erat</text:span>,<text:tab/><text:span text:style-name="T2">the place had to be fortified</text:span>.</text:p>
      <text:p text:style-name="BodyHanging"><text:span text:style-name="T21">Locus mūniendus erit</text:span>,<text:tab/><text:span text:style-name="T2">the place will have to be fortified</text:span>.</text:p>
      <text:p text:style-name="BodyHanging"><text:span text:style-name="T2">a</text:span>.<text:tab/>The active periphrastic conjugation, it will be observed, expresses intention, while the passive periphrastic conjugation expresses necessity or duty. <text:s/>Notice carefully the various translations of the different tenses, and especially the manner of expressing necessity or duty in past time.<text:span text:style-name="T26">{{223}}</text:span></text:p>
      <text:p text:style-name="BodyHanging"/>
      <text:p text:style-name="BannerSecondary"><text:span text:style-name="T21">349</text:span>.<text:tab/><text:tab/>Vocabulary.</text:p>
      <text:p text:style-name="Vocabulary"><text:span text:style-name="T21">nēmō</text:span> (<text:span text:style-name="T21">nēminis</text:span>), m.,<text:tab/><text:span text:style-name="T2">no one, nobody</text:span>.</text:p>
      <text:p text:style-name="Vocabulary"><text:span text:style-name="T21">noctū</text:span>, adv.,<text:tab/><text:span text:style-name="T2">by night</text:span>.</text:p>
      <text:p text:style-name="Vocabulary"><text:span text:style-name="T21">omnīnō</text:span>, adv.,<text:tab/><text:span text:style-name="T2">altogether, in all</text:span>; with negatives, <text:span text:style-name="T2">at all</text:span>.</text:p>
      <text:p text:style-name="Vocabulary"><text:span text:style-name="T21">prope</text:span>, adv. (248),<text:tab/><text:span text:style-name="T2">near</text:span>; <text:span text:style-name="T2">nearly, almost</text:span>.</text:p>
      <text:p text:style-name="Vocabulary"><text:span text:style-name="T21">quaerō</text:span>, <text:span text:style-name="T21">ere</text:span>, <text:span text:style-name="T21">quaesīvī</text:span>, <text:span text:style-name="T21">quaesītum</text:span>,<text:tab/><text:span text:style-name="T2">ask, inquire</text:span>.</text:p>
      <text:p text:style-name="Vocabulary"><text:span text:style-name="T21">rūrsus</text:span>, adv.,<text:tab/><text:span text:style-name="T2">again</text:span>.</text:p>
      <text:p text:style-name="Vocabulary"><text:span text:style-name="T21">simul</text:span>, adv.,<text:tab/><text:span text:style-name="T2">at the same time</text:span>.</text:p>
      <text:p text:style-name="Vocabulary"><text:span text:style-name="T21">tantus</text:span>, <text:span text:style-name="T21">a</text:span>, <text:span text:style-name="T21">um</text:span>,<text:tab/><text:span text:style-name="T2">so great, such great</text:span>.</text:p>
      <text:p text:style-name="Vocabulary"><text:span text:style-name="T21">turris</text:span>, <text:span text:style-name="T21">is</text:span>, f. (acc. <text:span text:style-name="T21">im</text:span>, abl. <text:span text:style-name="T21">ī</text:span>),<text:tab/><text:span text:style-name="T2">tower</text:span>.</text:p>
      <text:p text:style-name="Vocabulary"><text:span text:style-name="T21">ūnā</text:span>, adv.,<text:tab/><text:span text:style-name="T2">together, along</text:span> (generally used with <text:span text:style-name="T21">cum</text:span>).</text:p>
      <text:p text:style-name="Vocabulary"><text:span text:style-name="T2">Phrases</text:span>:</text:p>
      <text:p text:style-name="Vocabulary"><text:span text:style-name="T21">bellum parō</text:span>,<text:tab/><text:span text:style-name="T2">prepare for war</text:span>.</text:p>
      <text:p text:style-name="Vocabulary"><text:span text:style-name="T21">pontem in flūmine faciō</text:span>,<text:tab/><text:span text:style-name="T2">build a bridge over a river</text:span>.</text:p>
      <text:p text:style-name="Vocabulary"><text:span text:style-name="T21">flūmen ponte jungō</text:span>,<text:tab/><text:span text:style-name="T2">build a bridge over a river</text:span>.</text:p>
      <text:p text:style-name="Vocabulary"/>
      <text:p text:style-name="P59"/>
      <text:p text:style-name="P61">N.B.—The declension of <text:span text:style-name="T21">nēmō</text:span> is defective. <text:s/>Regularly, for the genitive and ablative, and often for the dative, the corresponding cases of <text:span text:style-name="T21">nūllus</text:span> (205) are used.</text:p>
      <text:p text:style-name="P61"/>
      <text:p text:style-name="Banner">Exercises.</text:p>
      <text:p text:style-name="BannerSecondary"><text:span text:style-name="T21">350</text:span>.<text:tab/><text:tab/><text:span text:style-name="T21">I</text:span>.</text:p>
      <text:p text:style-name="P61">A.—<text:span text:style-name="T34">1. Proelium committendum est; proelium renovandum erat. <text:s/>2. Proelium factūrī sunt; sīgnum proeliī datūrus erat. <text:s/>3. Hostēs sunt noctū opprimendī; bellum parātūrī sunt. <text:s/>4. Simul clāmor rūrsus ortus est. <text:s/>5. Ūnā mēcum profectūrus fuerat. <text:s/>6. Nihil omnīnō factūrī sumus; pontem in illō flūmine factūrī erāmus. <text:s/>7. In trēs omnīnō partēs peditātus distribuendus erit. <text:s/>8. Intellegit nostrōs turrim propius mōtūrōs esse; negat turrim rūrsus movendam fuisse. <text:s/>9. Spērat prope nēminem ex pūgnā excessūrum esse. <text:s/>10. Dē fortitūdine et virtūte mīlitum quaerere cōnsuēvit. <text:s/>11. Cūr tantum spatium aggerēs distant? <text:s/>12. Quanta erit turrium altitūdō?</text:span><text:span text:style-name="T26">{{224}}</text:span></text:p>
      <text:p text:style-name="P61">B.—13. <text:span text:style-name="T34">Simul ab duōbus lateribus impetus ācerrimē faciendus</text:span> est. <text:s/>14. Num rūrsus terga versūrī estis? <text:s/>15. Quis sē vōbīscum conjūctūrus est? <text:s/>Nēmō omnīnō. <text:s/>16. Flūmen ponte jungī jusseram, et cōpiās, quae coāctae erant, trāductūrus eram. <text:s/>17. Cōpiae, quās coēgerāmus, unā nōbīscum erant trādūcendae. <text:s/>18. Datō sīgnō, cohortēs ex castrīs noctū ēruptūrae erant. <text:s/>19. Summa erat difficultās, <text:soft-page-break/>quod omnia ūnō tempore facienda erant. <text:s/>20. Tantā celeritāte commōtae, prope omnēs cīvitātēs obsidēs datūrae sunt. <text:s/>21. Num propter paucitātem dēfēnsōrum et inopiam reī frūmentāriae, dē salūte dēspērātūrī sumus? <text:s/>Sī causam ex captīvīs ipse quaesīveris, dīcent līberius.</text:p>
      <text:p text:style-name="P61"/>
      <text:p text:style-name="BannerSecondary"><text:span text:style-name="T21">351</text:span>.<text:tab/><text:tab/><text:span text:style-name="T21">II</text:span>.</text:p>
      <text:p text:style-name="P61">A.—1. The enemy must be driven back; we are going to drive the enemy back. <text:s/>2. The cohorts should be sent out; he is about to send out the cohorts. <text:s/>3. Almost all resist vigorously; no one will resist more fiercely. <text:s/>4. The towns had to be attacked by night. <text:s/>5. The camp will have to be fortified by a double wall, and a bridge built over the river. <text:s/>6. He was going to compel us to give three hundred hostages in all. <text:s/>7. All the horses ought to be removed out of sight at the same time. <text:s/>8. The next year, having set out again, they were going to carry all their grain with them. <text:s/>9. He answers that you must be surrendered along with the rest of the slaves. <text:s/>10. From whom shall I ask about the height of the towers?</text:p>
      <text:p text:style-name="P61">B.—11. No lands at all should have been granted to them. <text:s/>12. Before this time, so great a disaster has happened to no one. <text:s/>13. Almost daily he asks the reason. <text:s/>14. They think that no one will venture to approach nearer by night. <text:s/>15. The advocates of this{{225}} plan ought to have been given up at once. <text:s/>16. Must the other part of the village be granted to the same army? <text:s/>17. Which part of the village is Caesar going to grant to us? <text:s/>Neither part. <text:s/>18. At the same time, the ships in<text:note text:id="ftn81" text:note-class="footnote"><text:note-citation>81</text:note-citation><text:note-body><text:p text:style-name="Footnote">Literally 'by means of which.'</text:p></text:note-body></text:note> which Caesar was going to carry back his army were being delayed by storms. <text:s/>19. Is he not going to attempt to lead all his men back again? <text:s/>20. The scouts had to be recalled along with those who were hurling their weapons from (dē) the tower.</text:p>
      <text:p text:style-name="P61"/>
      <text:p text:style-name="P61">[[Plate – The Roman Forum, Looking West.]]</text:p>
      <text:p text:style-name="P61"/>
      <text:p text:style-name="Banner">—</text:p>
      <text:p text:style-name="P61"/>
      <text:p text:style-name="BannerSecondary"><text:span text:style-name="T21">352</text:span>.<text:tab/><text:tab/>Word List VI.</text:p>
      <text:p text:style-name="Banner">Nouns.</text:p>
      <text:section text:style-name="Sect3" text:name="Section120">
        <text:p text:style-name="BodyHanging">aestās</text:p>
        <text:p text:style-name="BodyHanging">autumnus</text:p>
        <text:p text:style-name="BodyHanging">calamitās</text:p>
        <text:p text:style-name="BodyHanging">captīvus</text:p>
        <text:p text:style-name="BodyHanging">hiems</text:p>
        <text:p text:style-name="BodyHanging">incommodum</text:p>
        <text:p text:style-name="BodyHanging">nēmō</text:p>
        <text:p text:style-name="BodyHanging">ōrātiō</text:p>
        <text:p text:style-name="BodyHanging">ōrdō</text:p>
        <text:p text:style-name="BodyHanging">tempestās</text:p>
        <text:p text:style-name="BodyHanging">turris</text:p>
        <text:p text:style-name="BodyHanging">vēr</text:p>
      </text:section>
      <text:p text:style-name="Banner">Pronouns and pronominal adjectives.</text:p>
      <text:section text:style-name="Sect3" text:name="Section121">
        <text:p text:style-name="BodyHanging">ego</text:p>
        <text:p text:style-name="BodyHanging">hīc</text:p>
        <text:p text:style-name="BodyHanging">īdem</text:p>
        <text:p text:style-name="BodyHanging">ille</text:p>
        <text:p text:style-name="BodyHanging">ipse</text:p>
        <text:p text:style-name="BodyHanging">is</text:p>
        <text:p text:style-name="BodyHanging">meus</text:p>
        <text:p text:style-name="BodyHanging">nōs</text:p>
        <text:p text:style-name="BodyHanging">noster</text:p>
        <text:p text:style-name="BodyHanging">quantus</text:p>
        <text:p text:style-name="BodyHanging">quī</text:p>
        <text:p text:style-name="BodyHanging">quis</text:p>
        <text:p text:style-name="BodyHanging">suī</text:p>
        <text:p text:style-name="BodyHanging">suus</text:p>
        <text:p text:style-name="BodyHanging">tantus</text:p>
        <text:p text:style-name="BodyHanging">tū</text:p>
        <text:p text:style-name="BodyHanging">tuus</text:p>
        <text:p text:style-name="BodyHanging">uter</text:p>
        <text:p text:style-name="BodyHanging">vester</text:p>
        <text:p text:style-name="BodyHanging">vōs</text:p>
      </text:section>
      <text:p text:style-name="Banner">Adverbs.</text:p>
      <text:section text:style-name="Sect3" text:name="Section122">
        <text:p text:style-name="BodyHanging">cūr</text:p>
        <text:p text:style-name="BodyHanging">eō</text:p>
        <text:p text:style-name="BodyHanging">hīc</text:p>
        <text:p text:style-name="BodyHanging">hūc</text:p>
        <text:p text:style-name="BodyHanging">ibi</text:p>
        <text:p text:style-name="BodyHanging">noctū</text:p>
        <text:p text:style-name="BodyHanging">nōnne</text:p>
        <text:p text:style-name="BodyHanging">num</text:p>
        <text:p text:style-name="BodyHanging">numquam</text:p>
        <text:p text:style-name="BodyHanging">omnīnō</text:p>
        <text:p text:style-name="BodyHanging">prope</text:p>
        <text:p text:style-name="BodyHanging">quō</text:p>
        <text:p text:style-name="BodyHanging">rūrsus</text:p>
        <text:p text:style-name="BodyHanging">saepe</text:p>
        <text:p text:style-name="BodyHanging">semper</text:p>
        <text:p text:style-name="BodyHanging">simul</text:p>
        <text:p text:style-name="BodyHanging">statim</text:p>
        <text:p text:style-name="BodyHanging">ubi</text:p>
        <text:p text:style-name="BodyHanging">ūnā</text:p>
        <text:p text:style-name="BodyHanging">unde<text:span text:style-name="T26">{{226}}</text:span></text:p>
      </text:section>
      <text:p text:style-name="Banner">Verbs.</text:p>
      <text:section text:style-name="Sect3" text:name="Section123">
        <text:p text:style-name="BodyHanging">abjiciō</text:p>
        <text:p text:style-name="BodyHanging">accēdō</text:p>
        <text:p text:style-name="BodyHanging">accidō</text:p>
        <text:p text:style-name="BodyHanging">accipiō</text:p>
        <text:p text:style-name="BodyHanging">administrō</text:p>
        <text:p text:style-name="BodyHanging">āmittō</text:p>
        <text:p text:style-name="BodyHanging">arbitror</text:p>
        <text:p text:style-name="BodyHanging">cadō</text:p>
        <text:p text:style-name="BodyHanging">capiō</text:p>
        <text:p text:style-name="BodyHanging">cōnficiō</text:p>
        <text:p text:style-name="BodyHanging">conjiciō</text:p>
        <text:p text:style-name="BodyHanging">cōnor</text:p>
        <text:p text:style-name="BodyHanging"><text:soft-page-break/>cōnspiciō</text:p>
        <text:p text:style-name="BodyHanging">crēdō</text:p>
        <text:p text:style-name="BodyHanging">dēstringō</text:p>
        <text:p text:style-name="BodyHanging">ējiciō</text:p>
        <text:p text:style-name="BodyHanging">expediō</text:p>
        <text:p text:style-name="BodyHanging">faciō</text:p>
        <text:p text:style-name="BodyHanging">frangō</text:p>
        <text:p text:style-name="BodyHanging">fugiō</text:p>
        <text:p text:style-name="BodyHanging">intellegō</text:p>
        <text:p text:style-name="BodyHanging">interficiō</text:p>
        <text:p text:style-name="BodyHanging">jaciō</text:p>
        <text:p text:style-name="BodyHanging">moror</text:p>
        <text:p text:style-name="BodyHanging">nancīscor</text:p>
        <text:p text:style-name="BodyHanging">negō</text:p>
        <text:p text:style-name="BodyHanging">orior</text:p>
        <text:p text:style-name="BodyHanging">patior</text:p>
        <text:p text:style-name="BodyHanging">perturbō</text:p>
        <text:p text:style-name="BodyHanging">polliceor</text:p>
        <text:p text:style-name="BodyHanging">probō</text:p>
        <text:p text:style-name="BodyHanging">proficīscor</text:p>
        <text:p text:style-name="BodyHanging">prōgredior</text:p>
        <text:p text:style-name="BodyHanging">prōvideō</text:p>
        <text:p text:style-name="BodyHanging">quaerō</text:p>
        <text:p text:style-name="BodyHanging">recipiō</text:p>
        <text:p text:style-name="BodyHanging">renūntiō</text:p>
        <text:p text:style-name="BodyHanging">sciō</text:p>
        <text:p text:style-name="BodyHanging">scrībō</text:p>
        <text:p text:style-name="BodyHanging">sentiō</text:p>
        <text:p text:style-name="BodyHanging">sequor</text:p>
        <text:p text:style-name="BodyHanging">spērō</text:p>
        <text:p text:style-name="BodyHanging">suspicor</text:p>
        <text:p text:style-name="BodyHanging">vereor</text:p>
      </text:section>
      <text:p text:style-name="P61"/>
      <text:p text:style-name="Banner">—</text:p>
      <text:p text:style-name="P61"/>
      <text:p text:style-name="Banner">Reading Lesson XI.</text:p>
      <text:p text:style-name="Banner">Rome Delivered from the Gauls. <text:s/>(390 B.C.)</text:p>
      <text:p text:style-name="P61"/>
      <text:p text:style-name="P61"><text:span text:style-name="T21">353</text:span>.<text:tab/><text:tab/>Vocabulary.</text:p>
      <text:p text:style-name="Vocabulary"><text:span text:style-name="T21">ascendō, ere, -dī, ascēnsum</text:span>,<text:tab/><text:span text:style-name="T2">climb, ascend</text:span>.</text:p>
      <text:p text:style-name="Vocabulary"><text:span text:style-name="T21">ascēnsus, ūs</text:span>, m.,<text:tab/><text:span text:style-name="T2">ascent</text:span>.</text:p>
      <text:p text:style-name="Vocabulary"><text:span text:style-name="T21">conditor, -tōris</text:span>, m.,<text:tab/><text:span text:style-name="T2">founder</text:span>.</text:p>
      <text:p text:style-name="Vocabulary"><text:span text:style-name="T21">exsilium, ī</text:span>, n.,<text:tab/><text:span text:style-name="T2">exile</text:span>.</text:p>
      <text:p text:style-name="Vocabulary"><text:span text:style-name="T21">nē... quidem</text:span>,<text:tab/><text:span text:style-name="T2">not even</text:span>.</text:p>
      <text:p text:style-name="Vocabulary"><text:span text:style-name="T21">obsideō, ēre, -sēdī, -sessum</text:span>,<text:tab/><text:span text:style-name="T2">besiege</text:span>.</text:p>
      <text:p text:style-name="P61">Post complūrēs diēs Gallī, incēnsā urbe, arcem expūgnāre cōnātī sunt. <text:s/>Prīmā lūce, sīgnō datō, multitūdō omnis barbarōrum impetum fēcit. <text:s/>Rōmānī, statiōnibus fīrmātīs, hostēs fortiter exspectant, et ad medium ferē ascēnsum prōgredī eōs patiuntur. <text:s/>Tum (<text:span text:style-name="T2">then</text:span>) ex locō superiōre tēlīs subitō conjectīs, hostēs facile repellunt. <text:s/>Gallī jam (<text:span text:style-name="T2">now</text:span>) sēsērunt arcem obsidendam nōn oppūgnandam esse, et, relīctā parte suōrum in urbe, reliquī agrōs longē lātēque vāstant.<text:span text:style-name="T26">{{227}}</text:span></text:p>
      <text:p text:style-name="P61">Camillus, dē quō suprā dēmōnstrāvimus, in exsilium ab inimīcīs suīs expulsus erat, et eō tempore in oppidō, quod Ardea appellābātur, habitābat. <text:s/>Certior factus Rōmam occupātam et incēnsam esse, et agrōs Rōmānōs vāstārī, incolās Areae convocāvit et hanc ōrātiōnem habuit: “Nōnne audīvistis, cīvēs, Gallō accēdere? <text:s/>Quā dē causā veniunt? <text:s/>Quid petunt? <text:s/>Spērant sē Rōmānōs sociōsque Rōmānōrum aut interfectūrōs esse aut ex cīvitāte expulsūrōs. <text:s/>Num populum Rōmānum ā barbarīs superārī passūrī estis? <text:s/>Cūr nōn statim auxilium mittimus? <text:s/>Arbitror occāsiōnem (<text:span text:style-name="T2">opportunity</text:span>) nōn āmittendam esse.” <text:s/>Simul pollicitus est sē ducem eōrum fore, bellum que celeriter cōnfectūrum esse, et omnēs bonōs cīvēs sē sequī jussit.</text:p>
      <text:p text:style-name="P61">Hōc cōnsiliō probātō, nūntius ad arcem missus est et Rōmānīs, quī ibi obsidēbantur, nūntiāvit Camillum cum māximus auxiliīs celeriter ventūrum esse, et jubēre Rōmānōs dē rē pūblicā nōn dēspērāre. <text:s/>Hīc nūntius locum nactus est ubi, propter difficilem ascēnsum, hostēs nōn dīligenter custōdiēbant (<text:span text:style-name="T2">were keeping guard</text:span>), et noctū māgnō cum perīculō (<text:span text:style-name="T2">at great risk</text:span>) in arcem ascendit. <text:s/>Interim omnēs bellum parāre coepērunt, et plūrimī Rōmānī, quī ad proxima oppida fūgerant, undique ad Camillum convēnērunt. <text:s/></text:p>
      <text:p text:style-name="P61">Dum haec geruntur, interim arx in māgnō perīculō fuit. <text:s/>Namque (<text:span text:style-name="T2">for</text:span>) Gallī vestīgia (<text:span text:style-name="T2">footprints</text:span>) hominis cōnspexērunt in eā parte collis ubi nūntius ascenderat, et, suspicātī id quod acciderat, eōdem ascēnsū sequī cōnārī cōnstituērunt. <text:s/>Nūllum praesidium ibi ā Rōmānīs collocātum erat, et Gallī, mediā nocte profectī, prope ad summum collem pervēnerant, cum ānserēs sacrī (<text:span text:style-name="T2">the sacred geese</text:span>) quī in templō Jūnōnis (<text:span text:style-name="T2">the temple of Juno</text:span>)<text:span text:style-name="T26">{{228}}</text:span> erant, hostēs accēdentēs audiunt, et statim clāmōre (<text:span text:style-name="T2">outcry</text:span>) aublātō Rōmānōs excitant (<text:span text:style-name="T2">arouse</text:span>). <text:s/>Illī, armīs celeriter captīs, hostēs dē mūrīs jaciunt, et iterum (<text:span text:style-name="T2">a second time</text:span>) Gallōs repellunt.</text:p>
      <text:p text:style-name="P61">Sed propter pauditātem dēfēnsōrum et inopiam reī frūmentāriae perīculum cotīdiē augēbātur, et Rōmānī prope dē salūte dēspērābant cum exercitus Camillī in cōnspectum vēnit. <text:s/>Proeliō factō, Gallī <text:soft-page-break/>superātī et ad ūnum (<text:span text:style-name="T2">to a man</text:span>) interfectī sunt. <text:s/>Nē nūntius quidem calamitātis relīctus est. <text:s/>Camillus propter hās rēs gestās ā senātū populōque Rōmānō dē exsiliō revocātus est, et pater patriae (<text:span text:style-name="T2">of his country</text:span>) et conditor alter (<text:span text:style-name="T2">second</text:span>) urbis appellābātur.</text:p>
      <text:p text:style-name="P61">Haec omnia accidērunt annō trecentēsimō sexāgēsimō quārtō ab urbe conditā.</text:p>
      <text:p text:style-name="P61"/>
      <text:p text:style-name="Banner">—</text:p>
      <text:p text:style-name="Banner"/>
      <text:p text:style-name="Banner">Lesson LIX.</text:p>
      <text:p text:style-name="Banner">Dative of Agent. <text:s/>Dative with Special Intransitive Verbs. <text:s/>Ablative with <text:span text:style-name="T21">ūtor</text:span>.</text:p>
      <text:p text:style-name="P61"/>
      <text:p text:style-name="BannerSecondary"><text:span text:style-name="T21">354</text:span>.<text:tab/><text:tab/>Illustrative Examples.</text:p>
      <text:p text:style-name="BodyHanging"><text:span text:style-name="T21">Lēgātī ā rēge missī sunt</text:span>,<text:tab/><text:span text:style-name="T2">envoys were sent by the king</text:span>.</text:p>
      <text:p text:style-name="BodyHanging"><text:span text:style-name="T21">Lēgātī rēgī mittendī sunt</text:span>,<text:tab/><text:span text:style-name="T2">envoys should be sent by the king</text:span>.</text:p>
      <text:p text:style-name="BodyHanging"><text:span text:style-name="T21">Locus ab exercitū nūnītus erat</text:span>,<text:tab/><text:span text:style-name="T2">the place had been fortified by the army</text:span>.</text:p>
      <text:p text:style-name="BodyHanging"><text:span text:style-name="T21">Locus exercituī mūniendus erat</text:span>,<text:tab/><text:span text:style-name="T2">the place had to be fortified by the army</text:span>.</text:p>
      <text:p text:style-name="BodyHanging"><text:span text:style-name="T2">a</text:span>.<text:tab/>Notice that in the passive periphrastic conjugation, the dative is used with the gerundive to denote the person on whom the duty of acting rests. <text:s/>This is called the <text:span text:style-name="T2">Dative of the Agent</text:span>. <text:s/>Contrast the ablative of the agent with <text:span text:style-name="T21">ab</text:span> used with the ordinary passive forms of the verb (144).<text:span text:style-name="T26">{{229}}</text:span></text:p>
      <text:p text:style-name="BodyHanging"><text:span text:style-name="T2">b</text:span>.<text:tab/>Notice further that the Latin periphrastic forms expressing duty or obligation are in the passive voice, and that therefore if an English sentence expressing this idea is in the active voice, it should be changed (mentally) to the corresponding passive before being translated by the Latin passive periphrastic conjugation. <text:s/>Thus, the sentences given above would correspond also to: <text:span text:style-name="T2">the king should send envoys, the army had to fortify the place</text:span><text:span text:style-name="T12">.</text:span></text:p>
      <text:p text:style-name="P61"/>
      <text:p text:style-name="BannerSecondary"><text:span text:style-name="T21">355</text:span>.<text:tab/><text:tab/>Illustrative Examples.</text:p>
      <text:p text:style-name="BodyHanging"><text:span text:style-name="T21">Rēgī pārent</text:span>,<text:tab/><text:span text:style-name="T2">they obey the king</text:span>.</text:p>
      <text:p text:style-name="BodyHanging"><text:span text:style-name="T21">Exercituī imperat</text:span>,<text:tab/><text:span text:style-name="T2">he commands the army</text:span>.</text:p>
      <text:p text:style-name="BodyHanging"><text:span text:style-name="T21">Caesarī resistunt</text:span>,<text:tab/><text:span text:style-name="T2">they resist Caesar</text:span>.</text:p>
      <text:p text:style-name="BodyHanging"><text:span text:style-name="T2">a</text:span>.<text:tab/>Notice that these Latin verbs translated by <text:span text:style-name="T2">obey</text:span>, <text:span text:style-name="T2">command</text:span>, and <text:span text:style-name="T2">resist</text:span>, are followed, not by a direct object as the English verbs are, but by the dative. <text:s/>The English verbs are transitive, but the Latin equivalents are intransitive, and might more properly be rendered, <text:span text:style-name="T2">they are obedient</text:span>, <text:span text:style-name="T2">he gives orders</text:span>, <text:span text:style-name="T2">they offer resistance</text:span>, so that the dative quite naturally follows.</text:p>
      <text:p text:style-name="BodyHanging"><text:span text:style-name="T2">b</text:span>.<text:tab/>To this class belong many verbs denoting <text:span text:style-name="T2">advantage</text:span> or <text:span text:style-name="T2">disadvantage</text:span>, or <text:span text:style-name="T2">disposition towards</text:span>, including verbs meaning to <text:span text:style-name="T2">help</text:span>, <text:span text:style-name="T2">favour</text:span>, <text:span text:style-name="T2">please</text:span>, <text:span text:style-name="T2">trust</text:span>, and their opposites, also to <text:span text:style-name="T2">believe</text:span>, <text:span text:style-name="T2">command</text:span>, <text:span text:style-name="T2">obey</text:span>, <text:span text:style-name="T2">persuade</text:span>, <text:span text:style-name="T2">resist</text:span>, and <text:span text:style-name="T2">spare</text:span>. <text:s/>But not all such verbs are followed by the dative; for example, <text:span text:style-name="T21">jubeō</text:span>.</text:p>
      <text:p text:style-name="BodyHanging"><text:span text:style-name="T2">c</text:span>.<text:tab/>Notice how the vocabulary indicates that a Latin verb is of this class.<text:span text:style-name="T26">{{230}}</text:span></text:p>
      <text:p text:style-name="P54"/>
      <text:p text:style-name="P61"><text:span text:style-name="T21">356</text:span>.<text:tab/><text:tab/>Illustrative Example.</text:p>
      <text:p text:style-name="P61"><text:span text:style-name="T21"><text:tab/>Hōc gladiō ūtitur</text:span>,<text:tab/><text:span text:style-name="T2">he uses this sword</text:span>.</text:p>
      <text:p text:style-name="BodyHanging"><text:span text:style-name="T2">a</text:span>.<text:tab/>The deponent verb <text:span text:style-name="T21">ūtor</text:span> is followed by the ablative case, and does not, like the English verb <text:span text:style-name="T2">use</text:span>, take a direct object. <text:s/>A more literal rendering would be, <text:span text:style-name="T2">he helps himself by means of this sword</text:span>.</text:p>
      <text:p text:style-name="P61"/>
      <text:p text:style-name="BannerSecondary"><text:span text:style-name="T21">357</text:span>.<text:tab/><text:tab/>Vocabulary.</text:p>
      <text:p text:style-name="Vocabulary"><text:span text:style-name="T21">appropinquō, āre, āvī, ātum</text:span>, <text:tab/><text:span text:style-name="T2">approach</text:span> (with dat.)</text:p>
      <text:p text:style-name="Vocabulary"><text:span text:style-name="T21">cōnfīdō, ere, -fīsus sum</text:span>,<text:note text:id="ftn82" text:note-class="footnote"><text:note-citation>82</text:note-citation><text:note-body><text:p text:style-name="Footnote"><text:span text:style-name="T21">Cōnfīdō</text:span> is a semi-deponent verb (313).</text:p></text:note-body></text:note><text:tab/><text:span text:style-name="T2">trust</text:span> (with dat.)</text:p>
      <text:p text:style-name="Vocabulary"><text:span text:style-name="T21">imperō, āre, āvī, ātum</text:span>,<text:tab/><text:span text:style-name="T2">command, govern</text:span> (with dat.)</text:p>
      <text:p text:style-name="Vocabulary"><text:soft-page-break/><text:span text:style-name="T21">noceō, ēre, uī, itum</text:span>,<text:tab/><text:span text:style-name="T2">harm, injure, damage</text:span> (with dat.)</text:p>
      <text:p text:style-name="Vocabulary"><text:span text:style-name="T21">occurrō, ere, -currī, -cursum</text:span>,<text:tab/><text:span text:style-name="T2">meet</text:span> (with dat.)</text:p>
      <text:p text:style-name="Vocabulary"><text:span text:style-name="T21">parcō, ere, pepercī </text:span>(or <text:span text:style-name="T21">parsī</text:span>), <text:span text:style-name="T21">parsum</text:span>,<text:tab/><text:span text:style-name="T2">spare</text:span> (with dat.)</text:p>
      <text:p text:style-name="Vocabulary"><text:span text:style-name="T21">pāreō, ēre, uī, itum</text:span>,<text:tab/><text:span text:style-name="T2">obey</text:span> (with dat.)</text:p>
      <text:p text:style-name="Vocabulary"><text:span text:style-name="T21">persuādeō, ēre, -suāsī, suāsum</text:span>,<text:tab/><text:span text:style-name="T2">persuade</text:span> (with dat.)</text:p>
      <text:p text:style-name="Vocabulary"><text:span text:style-name="T21">resistō, ere, restitī</text:span>,<text:tab/><text:span text:style-name="T2">resist, oppose</text:span> (with dat.)</text:p>
      <text:p text:style-name="Vocabulary"><text:span text:style-name="T21">ūtor, ī, ūsus sum</text:span>,<text:tab/><text:span text:style-name="T2">use</text:span> (with abl.)</text:p>
      <text:p text:style-name="P61"/>
      <text:p text:style-name="Banner">Exercises.</text:p>
      <text:p text:style-name="BannerSecondary"><text:span text:style-name="T21">358</text:span>.<text:tab/><text:tab/><text:span text:style-name="T21">I</text:span>.</text:p>
      <text:p text:style-name="P61">A.—1. Interim nāvēs Britanniae appropinquābant. <text:s/>2. Decimae legiōnī Caesar semper cōnfīdēbat. <text:s/>3. Multās hōrās hostibus aegerrimē nostrī resistunt. <text:s/>4. Omnia sunt vōbīs dīligenter administranda. <text:s/>5. Facilius gladiīs ūtentur. <text:s/>6. Ab hōc cōnsiliō dēterrendus est. <text:s/>7. Ante hiemem frūmentum Caesarī prōvidendum erat. <text:s/>8. Populus Rōmānus multīs cīvitātibus imperābat. <text:s/>9. Cēterīs spē lībertātis persuāsit. <text:s/>10. Caesarī hūc venientī occurrunt. <text:s/>11. Nōnne haec pontī nocēbunt? <text:s/>12 Commūnis salūtis causā, eīs quī nōbīs pārent parcēmus.<text:span text:style-name="T26">{{231}}</text:span></text:p>
      <text:p text:style-name="P61">B.—13. Parem numerum mīlitum fīnitimae cīvitātī imperābit. <text:s/>14. Sentit suōs ab hostibus premī. <text:s/>15. Equitēs, quōs Caesar sēcum trānsportāvit, tibi ēdūcendī sunt. <text:s/>16. Cōnfīdēbant sēsē incolīs persuāsūrōs esse. <text:s/>17. Impetus in novissimum agmen huic legiōnī sōlī faciendus erat. <text:s/>18. Līberī populī Galliae mihi ab injūriā dēfendendī sunt. <text:s/>19. Integrīs cōpiīs hostium occurrērunt. <text:s/>20. Malī cīvēs semper reī pūblicae nocent. <text:s/>21. Timōre perterritī cēdunt et in dēnsissimās silvās fugiunt. <text:s/>22. Armīs captīs, per mediōs hostēs perrumpere cōnātī sunt. <text:s/>23. Dum haec geruntur, flūmen ponte jungendum erat. <text:s/>24. Hīs rēbus oppūgnātiō nōn impedienda est.</text:p>
      <text:p text:style-name="P61"/>
      <text:p text:style-name="BannerSecondary"><text:span text:style-name="T21">359</text:span>.<text:tab/><text:tab/><text:span text:style-name="T21">II</text:span>.</text:p>
      <text:p text:style-name="P61">A.—1. By this speech he easily persuades the Belgians. <text:s/>2. The camp must be attacked again by the whole army at the third hour. <text:s/>3. Who does not know that the Gauls were conquered by Caesar? <text:s/>4. We use wider ships in this sea. <text:s/>5. He will injure no one; he will spare all. <text:s/>6. You must not lose the military standards; we must prepare for war. <text:s/>7. All lands obey the rule of the Roman people. <text:s/>8. In the first place, a good king governs himself. <text:s/>9. At first he himself will resist us. <text:s/>10. You should choose the noblest and most discreet men. <text:s/>11. While they were approaching the fortifications, they met the cavalry that Caesar had sent in advance. <text:s/>12. He is going to summon the chief men whom he always trusts.</text:p>
      <text:p text:style-name="P61">B.—13. The ships which they used were larger. <text:s/>14. It is difficult to persuade the other daughter. <text:s/>15. At the same time, he demands three thousand horsemen from the whole province. <text:s/>16. I think that you should not take away the hope of safety altogether. <text:s/>17. Caesar<text:span text:style-name="T26">{{232}}</text:span> had to withdraw all the troops by night to the nearest hill. <text:s/>18. The rampart seems to me to be higher than the town. <text:s/>19. If we halt there, the right wing will soon be surrounded. <text:s/>20. The left wing must be surrounded as quickly as possible. <text:s/>21. Influenced by all these things, we shall resist the senate itself. <text:s/>22. The boys and girls are with difficulty prevented from approaching the banks of this river. <text:s/>23. Grain has to be brought by us from the remotest parts of the mainland. <text:s/>24. He hopes to finish this work without any toil.</text:p>
      <text:p text:style-name="P61">C.—Decline the following combinations: eadem nox, tua ōrātiō, hīc labor, vir ipse, quae rēs, haec turris, ille agger, is ager, hōc ipsum tempus, quanta calamitās, illa pars, eadem castra, id iter, quī diēs, exercitus suus, utrum latus (s), idem illud vēr (s), nostra cōnuētūdō (s).</text:p>
      <text:p text:style-name="P61"/>
      <text:p text:style-name="P61">[[Image – Oppugnatio: Attack.]]<text:span text:style-name="T26">{{233}}</text:span></text:p>
      <text:p text:style-name="P61"/>
      <text:p text:style-name="Banner">Lesson LX.</text:p>
      <text:p text:style-name="Banner">Subjunctive of <text:span text:style-name="T21">sum</text:span>. <text:s/>Indirect Questions.</text:p>
      <text:p text:style-name="P61"><text:soft-page-break/></text:p>
      <text:p text:style-name="P61"><text:span text:style-name="T21">360</text:span>. The subjunctive mood in Latin has four tenses—Present, Imperfect, Perfect, and Pluperfect. <text:s/>It is sometimes used in independent sentences, but is far more often found in dependent or subordinate clauses of various kinds. <text:s/>The translation of the subjunctive varies considerably according to these different uses, but most commonly it is rendered by the English indicative, as in the present lesson.<text:note text:id="ftn83" text:note-class="footnote"><text:note-citation>83</text:note-citation><text:note-body><text:p text:style-name="Footnote">The difficulty of the Latin subjunctive is indeed largely due to the fact that ideas regularly expressed by the English indicative require, in Latin, sometimes the indicative and sometimes the subjunctive. <text:s/>That is, Latin makes the distinctions of mood where English not.</text:p></text:note-body></text:note></text:p>
      <text:p text:style-name="P61"/>
      <text:p text:style-name="BannerSecondary"><text:span text:style-name="T21">361</text:span>.<text:tab/><text:tab/>Paradigms</text:p>
      <text:p text:style-name="Banner">Subjunctive of <text:span text:style-name="T21">sum</text:span>.</text:p>
      <text:p text:style-name="P221"><text:tab/><text:tab/>Present.<text:tab/><text:tab/>Perfect.</text:p>
      <text:p text:style-name="P220">1.<text:tab/>sim<text:tab/>sīmus<text:tab/>fuerim<text:tab/>fuerīmus</text:p>
      <text:p text:style-name="P220">2.<text:tab/>sīs<text:tab/>sītis<text:tab/>fuerīs<text:tab/>fuerītis</text:p>
      <text:p text:style-name="P220">3.<text:tab/>sit<text:tab/>sint<text:tab/>fuerit<text:tab/>fuerint</text:p>
      <text:p text:style-name="P221"><text:tab/><text:tab/>Imperfect.<text:tab/><text:tab/>Pluperfect.<text:tab/></text:p>
      <text:p text:style-name="P220">1.<text:tab/>essem<text:tab/>essēmus<text:tab/>fuissem<text:tab/>fuissēmus</text:p>
      <text:p text:style-name="P220">2.<text:tab/>essēs<text:tab/>essētis<text:tab/>fuissēs<text:tab/>fuissētis</text:p>
      <text:p text:style-name="P220">3.<text:tab/>esset<text:tab/>essent<text:tab/>fuisset<text:tab/>fuissent</text:p>
      <text:p text:style-name="P61">Notice in these forms:—</text:p>
      <text:p text:style-name="BodyHanging">(<text:span text:style-name="T2">a</text:span>) The regularity of the personal endings;</text:p>
      <text:p text:style-name="BodyHanging">(<text:span text:style-name="T2">b</text:span>) the resemblances of the imperfect subjunctive to the present infinitive (<text:span text:style-name="T21">esse</text:span>) and of the pluperfect subjunctive to the perfect infinitive (<text:span text:style-name="T21">fuisse</text:span>);</text:p>
      <text:p text:style-name="BodyHanging">(<text:span text:style-name="T2">c</text:span>) the almost complete identity of the perfect subjunctive and the future perfect indicative. <text:s/>Even in the matter of quantity, the resemblance often caused the Romans to shorten the <text:span text:style-name="T21">ī</text:span> of the subjunctive forms.<text:span text:style-name="T26">{{234}}</text:span></text:p>
      <text:p text:style-name="P61"/>
      <text:p text:style-name="BannerSecondary"><text:span text:style-name="T21">362</text:span>.<text:tab/><text:tab/>Illustrative Examples.</text:p>
      <text:p text:style-name="P93"><text:tab/><text:span text:style-name="T21">Quae est causa?</text:span><text:tab/><text:tab/><text:span text:style-name="T2">What is the reason?</text:span></text:p>
      <text:p text:style-name="P93"><text:span text:style-name="T21">Quaerit quae sit causa</text:span>,<text:tab/><text:span text:style-name="T2">he asks what is the reason</text:span>.</text:p>
      <text:p text:style-name="P93"><text:span text:style-name="T21">Quaesīvit quae esset causa</text:span>,<text:tab/><text:span text:style-name="T2">he asked what was the reason</text:span>.</text:p>
      <text:p text:style-name="P93"><text:tab/><text:span text:style-name="T21">Ubi fuērunt?</text:span><text:tab/><text:tab/><text:span text:style-name="T2">Where have they been?</text:span></text:p>
      <text:p text:style-name="P93"><text:span text:style-name="T21">Sciō ubi fuerint</text:span>,<text:tab/><text:span text:style-name="T2">I know where they have been</text:span>.</text:p>
      <text:p text:style-name="P93"><text:span text:style-name="T21">Audīvī ubi fuissent</text:span>,<text:tab/><text:span text:style-name="T2">I heard where they had been</text:span>.</text:p>
      <text:p text:style-name="BodyHanging"><text:span text:style-name="T2">a</text:span>. In these Latin sentences the indicative mood is used in the actual direct question, but the subjunctive mood when the clause introduced by the interrogative word is dependent on another verb.</text:p>
      <text:p text:style-name="BodyHanging"><text:span text:style-name="T2">b</text:span>.<text:tab/>A subordinate clause in Latin introduced by an interrogative word is called an <text:span text:style-name="T2">Indirect Question</text:span> (or a <text:span text:style-name="T2">Dependent Question</text:span>), and has its verb in the subjunctive mood.</text:p>
      <text:p text:style-name="BodyHanging"><text:span text:style-name="T2">c</text:span>.<text:tab/>The various tenses are translated like the corresponding tenses of the indicative, and as in English are influenced by the tense of the principal verb. <text:s/>The Latin perfect subjunctive, however, it should be observed, is usually to be translated by the perfect with <text:span text:style-name="T2">have</text:span><text:span text:style-name="T12">, rather than by the simple past tense.</text:span></text:p>
      <text:p text:style-name="BodyHanging"><text:span text:style-name="T2">d</text:span><text:span text:style-name="T12">.<text:tab/>It is especially important to notice that the verb of the principal clause may mean not only </text:span><text:span text:style-name="T2">ask</text:span><text:span text:style-name="T12">, but also </text:span><text:span text:style-name="T2">learn</text:span><text:span text:style-name="T12">, </text:span><text:span text:style-name="T2">know</text:span><text:span text:style-name="T12">, </text:span><text:span text:style-name="T2">tell</text:span><text:span text:style-name="T12">, or </text:span><text:span text:style-name="T2">perceive</text:span><text:span text:style-name="T12">. <text:s/>The term indirect question, then, does not necessarily imply that a question has actually been asked and is being quoted, but merely that a question exists in the mind or at least may easily be conceived; as, </text:span><text:span text:style-name="T2">I saw what he was doing</text:span><text:span text:style-name="T12">, </text:span><text:span text:style-name="T2">I know what he will say</text:span><text:span text:style-name="T12">.</text:span><text:span text:style-name="T26">{{235}}</text:span></text:p>
      <text:p text:style-name="P61"/>
      <text:p text:style-name="Banner">Exercises.</text:p>
      <text:p text:style-name="BannerSecondary"><text:soft-page-break/><text:span text:style-name="T21">363</text:span>.<text:tab/><text:tab/><text:span text:style-name="T21">I</text:span>.</text:p>
      <text:p text:style-name="P61">1. Quaerunt quae<text:note text:id="ftn84" text:note-class="footnote"><text:note-citation>84</text:note-citation><text:note-body><text:p text:style-name="Footnote">The interrogative may be translated 'which' as well as 'who' or 'what.'</text:p></text:note-body></text:note> sit fīrmissima cīvitās; quaerit quae sint māxima castra. <text:s/>2. Quanta esset īnsulae māgnitūdō reperiēbat. <text:s/>3. In utrā rīpā essēmus certior factus erat. <text:s/>4. Quanta fuisset virtūs mīlitum dēmōnstrāvit; quantum fuisset incommodum ostendērunt. <text:s/>5. Quantum sit spatium nūntiant. <text:s/>6. Quibuscum essēs sciēbam. <text:s/>7. Ab hīs quaesīvit quae cīvitātēs in armīs essent. <text:s/>8. Quaerit ex nōbīs cūr nōn fidēlēs sibi<text:note text:id="ftn85" text:note-class="footnote"><text:note-citation>85</text:note-citation><text:note-body><text:p text:style-name="Footnote">In indirect questions, as in the accusative and infinitive construction (323), the reflexive pronoun <text:span text:style-name="T21">suī</text:span> in the dependent clause is used to refer to the subject of the main verb.</text:p></text:note-body></text:note> fuerīmus. <text:s/>9. Scīsne quācum legiōne sim? <text:s/>10. Renūntiāvērunt quī ager esset optimus tōtīus Galliae. <text:s/>11. Uter fuerit ūtilior amīcus intellegimus. <text:s/>12. Quibus in locīs<text:note text:id="ftn86" text:note-class="footnote"><text:note-citation>86</text:note-citation><text:note-body><text:p text:style-name="Footnote">For the order of words, see footnote [78].</text:p></text:note-body></text:note> sit Caesar ex captīvīs quaerunt. <text:s/>13. Quis cum iīs ūnā fuisset audīverat. <text:s/>14. Quaesīvit quid illī simile bellō esset.</text:p>
      <text:p text:style-name="BannerSecondary"><text:tab/><text:tab/><text:span text:style-name="T21">II</text:span>.</text:p>
      <text:p text:style-name="P61">He asked which cohort had been on guard. <text:s/>2. They reported what harbours were suitable. <text:s/>3. You see how great is the danger. <text:s/>4. You saw in what (<text:span text:style-name="T2">literally </text:span><text:span text:style-name="T12">how great) danger we were. <text:s/>5. They understand for what reason we have been unfriendly to them.</text:span><text:span text:style-name="T31">[footnote 85]</text:span> <text:s/>6. He suspected what had been the cause of that war. <text:s/>7. He has been informed where we are and where we have been. <text:s/>8. He asked what was the custom. <text:s/>9. He asks what is easier. <text:s/>10. He shows how great the difficulty has been. <text:s/>11. He asks the envoys what town is nearest to these territories. <text:s/>12. He knew who had been the advocates of that war. <text:s/>13. He learns what (<text:span text:style-name="T2">literally</text:span><text:span text:style-name="T12"> </text:span>how great) is the length of this side. <text:s/>14. We had heard for what reasons you were in arms.<text:span text:style-name="T26">{{236}}</text:span></text:p>
      <text:p text:style-name="P61"/>
      <text:p text:style-name="Banner">—</text:p>
      <text:p text:style-name="P61"/>
      <text:p text:style-name="Banner">Lesson LXI.</text:p>
      <text:p text:style-name="Banner">Subjunctive Active.</text:p>
      <text:p text:style-name="P61"/>
      <text:p text:style-name="BannerSecondary"><text:span text:style-name="T21">364</text:span>.<text:tab/><text:tab/>Paradigms.</text:p>
      <text:p text:style-name="Banner">Subjunctive mood, active voice.</text:p>
      <text:p text:style-name="P208"><text:tab/><text:span text:style-name="T2">First Conj.</text:span><text:tab/><text:span text:style-name="T2">Second Conj.</text:span><text:tab/><text:span text:style-name="T2">Third Conj.</text:span><text:tab/><text:span text:style-name="T2">Fourth Conj.</text:span></text:p>
      <text:p text:style-name="P82"><text:tab/>Present.</text:p>
      <text:p text:style-name="P208">Singular.</text:p>
      <text:p text:style-name="P208">1.<text:tab/>amem<text:tab/>moneam<text:tab/>regam<text:tab/>audiam</text:p>
      <text:p text:style-name="P208">2.<text:tab/>amēs<text:tab/>moneās<text:tab/>regās<text:tab/>audiās</text:p>
      <text:p text:style-name="P208">3.<text:tab/>amet<text:tab/>moneat<text:tab/>regat<text:tab/>audiat</text:p>
      <text:p text:style-name="P208">Plural.</text:p>
      <text:p text:style-name="P208">1.<text:tab/>amēmus<text:tab/>moneāmus<text:tab/>regāmus<text:tab/>audiāmus</text:p>
      <text:p text:style-name="P208">2.<text:tab/>amētis<text:tab/>moneātis<text:tab/>regātis<text:tab/>audiātis</text:p>
      <text:p text:style-name="P208">3.<text:tab/>ament<text:tab/>moneant<text:tab/>regant<text:tab/>audiant</text:p>
      <text:p text:style-name="P82"><text:tab/>Imperfect.</text:p>
      <text:p text:style-name="P208">Singular.</text:p>
      <text:p text:style-name="P208">1.<text:tab/>amārem<text:tab/>monērem<text:tab/>regerem<text:tab/>audīrem</text:p>
      <text:p text:style-name="P208">2.<text:tab/>amārēs<text:tab/>monērēs<text:tab/>regerēs<text:tab/>audīrēs</text:p>
      <text:p text:style-name="P208">3.<text:tab/>amāret<text:tab/>monēret<text:tab/>regeret<text:tab/>audīret</text:p>
      <text:p text:style-name="P208">Plural.</text:p>
      <text:p text:style-name="P208">1.<text:tab/>amārēmus<text:tab/>monērēmus<text:tab/>regerēmus<text:tab/>audīrēmus</text:p>
      <text:p text:style-name="P208">2.<text:tab/>amārētis<text:tab/>monērētis<text:tab/>regerētis<text:tab/>audīrētis</text:p>
      <text:p text:style-name="P208">3.<text:tab/>amārent<text:tab/>monērent<text:tab/>regerent<text:tab/>audīrent</text:p>
      <text:p text:style-name="P94"><text:tab/>Perfect.<text:tab/>Pluperfect.</text:p>
      <text:p text:style-name="P208"><text:soft-page-break/><text:tab/>Singular.<text:tab/>Plural.<text:tab/>Singular.<text:tab/>Plural.</text:p>
      <text:p text:style-name="P208">1.<text:tab/>amāverim<text:tab/>amāverīmus<text:tab/>amāvissem<text:tab/>amāvissēmus</text:p>
      <text:p text:style-name="P208">2.<text:tab/>amāveriīs<text:tab/>amāverītis<text:tab/>amāvissēs<text:tab/>amāvissētis</text:p>
      <text:p text:style-name="P208">3.<text:tab/>amāverit<text:tab/>amāverint<text:tab/>amāvisset<text:tab/>amāvissent</text:p>
      <text:p text:style-name="P61">Similarly,</text:p>
      <text:p text:style-name="P208"><text:span text:style-name="T2">Second Conjug.</text:span><text:tab/>monuerim<text:tab/>monuissem</text:p>
      <text:p text:style-name="P208"><text:span text:style-name="T2">Third Conjug.</text:span><text:tab/>rēxerim<text:tab/>rēxissem</text:p>
      <text:p text:style-name="P208"><text:span text:style-name="T2">Fourth Conjug.</text:span><text:tab/>audīverim<text:tab/>audīvissem<text:span text:style-name="T26">{{237}}</text:span></text:p>
      <text:p text:style-name="BodyHanging"><text:span text:style-name="T2">a</text:span>.<text:tab/>Observe that in each conjugation, as in <text:span text:style-name="T21">sum</text:span> (361), the imperfect subjunctive may be formed directly from the present infinitive active, and the pluperfect subjunctive from the perfect infinitive active, and that the perfect subjunctive is almost identical with the future perfect indicative.</text:p>
      <text:p text:style-name="BodyHanging"><text:span text:style-name="T2">b</text:span>.<text:tab/>Notice further that the present subjunctive has in the first conjugation the characteristic vowel <text:span text:style-name="T21">-ē-</text:span>, and in the second, third, and fourth conjugations the characteristic vowel <text:span text:style-name="T21">-ā-</text:span>. <text:s/>What is the characteristic vowel of the present subjunctive of <text:span text:style-name="T21">sum</text:span><text:span text:style-name="T23">?</text:span></text:p>
      <text:p text:style-name="BodyHanging"><text:span text:style-name="T6">c</text:span><text:span text:style-name="T23">.<text:tab/>For the translation of the various tenses in indirect questions see 362 </text:span><text:span text:style-name="T6">c</text:span><text:span text:style-name="T15">.</text:span></text:p>
      <text:p text:style-name="BodyHanging"><text:span text:style-name="T6">d</text:span><text:span text:style-name="T15">.<text:tab/>The subjunctive of verbs of the third conjugationin -iō is similarly formed, viz.,</text:span></text:p>
      <text:p text:style-name="P95">Present.<text:tab/>Imperfect.<text:tab/>Perfect.<text:tab/>Pluperfect.</text:p>
      <text:p text:style-name="P95">capiam<text:tab/>caperem<text:tab/>cēperim<text:tab/>cēpissem</text:p>
      <text:p text:style-name="P61"/>
      <text:p text:style-name="P61"><text:span text:style-name="T21">365</text:span>.<text:tab/><text:tab/>Vocabulary.</text:p>
      <text:p text:style-name="Vocabulary"><text:span text:style-name="T21">animadvertō, ere, -vertī, -versum</text:span>,<text:tab/><text:span text:style-name="T2">notice, observe</text:span>.</text:p>
      <text:p text:style-name="Vocabulary"><text:span text:style-name="T21">doceō, ēre, uī, doctum</text:span>,<text:tab/><text:span text:style-name="T2">teach, explain</text:span>.</text:p>
      <text:p text:style-name="Vocabulary"><text:span text:style-name="T21">fluctus, ūs</text:span>, m.,<text:tab/><text:span text:style-name="T2">wave</text:span>.</text:p>
      <text:p text:style-name="Vocabulary"><text:span text:style-name="T21">fluō, ere, flūxī, fluxum</text:span>,<text:tab/><text:span text:style-name="T2">flow</text:span>.</text:p>
      <text:p text:style-name="Vocabulary"><text:span text:style-name="T21">pars, partis</text:span>, f.,<text:tab/><text:span text:style-name="T2">part</text:span>; <text:span text:style-name="T2">direction, side</text:span>.</text:p>
      <text:p text:style-name="Vocabulary"><text:span text:style-name="T21">perspiciō, ere, -spexī, -spectum</text:span>,<text:tab/><text:span text:style-name="T2">see clearly, perceive</text:span>.</text:p>
      <text:p text:style-name="Vocabulary"><text:span text:style-name="T2">Phrases</text:span>:</text:p>
      <text:p text:style-name="Vocabulary"><text:span text:style-name="T21">in eam partem</text:span>,<text:tab/><text:span text:style-name="T2">in that direction</text:span> (with verbs of motion).</text:p>
      <text:p text:style-name="Vocabulary"><text:span text:style-name="T21">in omnēs partēs</text:span>,<text:tab/><text:span text:style-name="T2">in all directions</text:span> (with verbs of motion).</text:p>
      <text:p text:style-name="Vocabulary"><text:span text:style-name="T21">ūnā ex parte</text:span>,<text:tab/><text:span text:style-name="T2">on one side</text:span>.</text:p>
      <text:p text:style-name="Vocabulary"><text:span text:style-name="T21">ex omnibus partibus</text:span>,<text:tab/><text:span text:style-name="T2">on all sides</text:span>.</text:p>
      <text:p text:style-name="Vocabulary"><text:span text:style-name="T21">māgnō cum perīculō</text:span>,<text:tab/><text:span text:style-name="T2">at great risk</text:span>.<text:span text:style-name="T26">{{238}}</text:span></text:p>
      <text:p text:style-name="P61"/>
      <text:p text:style-name="Banner">Exercises.</text:p>
      <text:p text:style-name="BannerSecondary"><text:span text:style-name="T21">366</text:span>.<text:tab/><text:tab/><text:span text:style-name="T21">I</text:span>.</text:p>
      <text:p text:style-name="P61">A.—1. Per explōrātōrēs cōgnōvit quae hostēs facerent. <text:s/>2. Nūntiābō quō sē recipiant. <text:s/>3. Docent quā dē causā sē abdiderint. <text:s/>4. Quīntō diē quae<text:note text:id="ftn87" text:note-class="footnote"><text:note-citation>87</text:note-citation><text:note-body><text:p text:style-name="Footnote">Translate 'what'; literally 'what things' (293B.).</text:p></text:note-body></text:note> ibi perspexisset renūntiāvit. <text:s/>5. Quaerit in utram partem fluat flūmen. <text:s/>6. Intellegēbat quā dē causā ea dīcerent. <text:s/>7. Quaerunt quibus ex regiōnibus veniāmus quāsque ibi rēs cōgnōverimus. <text:s/>8. Reperīre jussus est quem ūsum bellī<text:note text:id="ftn88" text:note-class="footnote"><text:note-citation>88</text:note-citation><text:note-body><text:p text:style-name="Footnote">Translate 'in war'; literally 'of war.'</text:p></text:note-body></text:note> habērent Britannī. <text:s/>9. Quae<text:span text:style-name="T25">[footnote 87]</text:span> ipse intellegat ostendit. <text:s/>10. Quaerit cūr nōn resondeās; quaerit cūr resondēre dubitēs. <text:s/>11. Animadvertit nāvēs fluctibus complērī.</text:p>
      <text:p text:style-name="P61">B.—12. Certior factus est quā dē causā discessissent hostēs. <text:s/>13. Docuit cūr exīstimāret hōc flūmen per prōvinciam fluere. <text:s/>14. Ex nōbīs quaesīvit cūr in suam prōvinciam vēnissēmus. <text:s/>15. Animadvertunt quam in partem hostēs iter faciant. <text:s/>16. Quaesīvit quā dē causā nūntiōs in omnēs partēs dīmitterent. <text:s/>17. Vidētis quanta sit māgnitūdō fluctuum. <text:s/>18. Suspicor quid postulētis; suspicor cūr imperium postulāverītis. <text:s/>19. Quantō cum perīculō ēruptiōnem fēcisset, ostendit. <text:s/>20. Quaerit quid petam aliud. <text:s/>21. Ex omnibus partibus oritur clāmor. <text:s/>22.Virtūtem alterius, fidem alterius perspiciet.</text:p>
      <text:p text:style-name="P61"><text:soft-page-break/></text:p>
      <text:p text:style-name="BannerSecondary"><text:span text:style-name="T21">367</text:span>.<text:tab/><text:tab/><text:span text:style-name="T21">II</text:span>.</text:p>
      <text:p text:style-name="P61">A.—1. He asked why they were coming to him. <text:s/>2. They informed us where they had found the enemy. <text:s/>3. I understand at what risk you have done this. <text:s/>4. He asks why they despair of safety. <text:s/>5. Are you not aware who inhabit this island? <text:s/>6. He perceives how large an army the enemy have. <text:s/>7. He observed from<text:span text:style-name="T26">{{239}}</text:span> what direction they were approaching. <text:s/>8. He learned where the enemy's forces had encamped. <text:s/>9. He explains why they have hesitated to leap down into the waves. <text:s/>10. He explains that they have hesitated to leap down. <text:s/>11. He asked why the waves were larger there than in our sea.</text:p>
      <text:p text:style-name="P61">B.—12. They explain what they have heard or learned about these matters. <text:s/>13. Caesar understood for what reasons they had said this. <text:s/>14. He was ordered to find out in what direction Caesar was leading his army. <text:s/>15. I do not know why they are waging war with us. <text:s/>16. We do not know why they are waging war with us. <text:s/>16. We do not know what they fear. <text:s/>17. They pointed out to Caesar what the Gauls were saying about him. <text:s/>18. He had noticed that the Gauls were fleeing in all directions. <text:s/>19. He perceived whither the Gauls were fleeing. <text:s/>20. We shall find out where (<text:span text:style-name="T2">literally </text:span>whither) you are accustomed to assemble. <text:s/>21. He asked whom I believed; he asks which (of the two) I believe. <text:s/>22. He teaches the boys that the Rhine flows between Gaul and Germany.</text:p>
      <text:p text:style-name="P61"/>
      <text:p text:style-name="P61">[[Image – Roman Aqueduct in Gaul.]]<text:span text:style-name="T26">{{240}}</text:span></text:p>
      <text:p text:style-name="P61"/>
      <text:p text:style-name="Banner">Lesson LXII.</text:p>
      <text:p text:style-name="Banner">Subjunctive Passive. <text:s/>Subjunctive of Result.</text:p>
      <text:p text:style-name="Banner"/>
      <text:p text:style-name="BannerSecondary"><text:span text:style-name="T21">368</text:span>.<text:tab/><text:tab/>Paradigms.</text:p>
      <text:p text:style-name="Banner">Subjunctive mood, passive voice.</text:p>
      <text:p text:style-name="P183"><text:tab/>First Conj.<text:tab/>Second Conj.<text:tab/>Third Conj.<text:tab/>Fourth Conj.</text:p>
      <text:p text:style-name="Banner">Present.</text:p>
      <text:p text:style-name="P208">Singular.</text:p>
      <text:p text:style-name="P208">1.<text:tab/>amer<text:tab/>monear<text:tab/>regar<text:tab/>audiar</text:p>
      <text:p text:style-name="P208">2.<text:tab/>amēris<text:tab/>moneāris<text:tab/>regāris<text:tab/>audiāris</text:p>
      <text:p text:style-name="P208">3.<text:tab/>amētur<text:tab/>moneātur<text:tab/>regātur<text:tab/>audiātur</text:p>
      <text:p text:style-name="P208">Plural.</text:p>
      <text:p text:style-name="P208">1.<text:tab/>amēmur<text:tab/>moneāmur<text:tab/>regāmur<text:tab/>audiāmur</text:p>
      <text:p text:style-name="P208">2.<text:tab/>amēminī<text:tab/>moneāminī<text:tab/>regāminī<text:tab/>audiāminī</text:p>
      <text:p text:style-name="P208">3.<text:tab/>amentur<text:tab/>moneantur<text:tab/>regantur<text:tab/>audiantur</text:p>
      <text:p text:style-name="Banner">Imperfect.</text:p>
      <text:p text:style-name="P208">Singular.</text:p>
      <text:p text:style-name="P208">1.<text:tab/>amārer<text:tab/>monērer<text:tab/>regerer<text:tab/>audīrer</text:p>
      <text:p text:style-name="P208">2.<text:tab/>amārēris<text:tab/>monērēris<text:tab/>regerēris<text:tab/>audīrēris</text:p>
      <text:p text:style-name="P208">3.<text:tab/>amārētur<text:tab/>monērētur<text:tab/>regerētur<text:tab/>audīrētur</text:p>
      <text:p text:style-name="P208">Plural.</text:p>
      <text:p text:style-name="P208">1.<text:tab/>amārēmur<text:tab/>monērēmur<text:tab/>regerēmur<text:tab/>audīrēmur</text:p>
      <text:p text:style-name="P208">2.<text:tab/>amārēminī<text:tab/>monērēminī<text:tab/>regerēminī<text:tab/>audīrēminī</text:p>
      <text:p text:style-name="P208">3.<text:tab/>amārentur<text:tab/>monērentur<text:tab/>regerentur<text:tab/>audīrentur</text:p>
      <text:p text:style-name="P249">First Conjugation.</text:p>
      <text:p text:style-name="P208"><text:tab/>Singular.<text:tab/>Plural.<text:tab/>Singular.<text:tab/>Plural.</text:p>
      <text:p text:style-name="P208">1.<text:tab/>amātus sim<text:tab/>amātī sīmus<text:tab/>amātus essem<text:tab/>amātī essēmus</text:p>
      <text:p text:style-name="P208">2.<text:tab/>amātus sīs<text:tab/>amātī sītis<text:tab/>amātus essēs<text:tab/>amātī essēts</text:p>
      <text:p text:style-name="P208">3.<text:tab/>amātus sit<text:tab/>amātī sint<text:tab/>amātus esset<text:tab/>amātī essent</text:p>
      <text:p text:style-name="P61">Similarly,</text:p>
      <text:p text:style-name="P208"><text:soft-page-break/><text:span text:style-name="T2">Second Conjug.</text:span><text:tab/>monitus sim<text:tab/>monitus essem</text:p>
      <text:p text:style-name="P208"><text:span text:style-name="T2">Third Conjug.</text:span><text:tab/>rēctus sim<text:tab/>rēctus essem</text:p>
      <text:p text:style-name="P208"><text:span text:style-name="T2">Fourth Conjug.</text:span><text:tab/>audītus sim<text:tab/>audītus essem<text:span text:style-name="T26">{{241}}</text:span></text:p>
      <text:p text:style-name="P210"/>
      <text:p text:style-name="P61"><text:span text:style-name="T21">369</text:span>. In the subjunctive mood the passive voice is related to the active precisely as in the indicative:—</text:p>
      <text:p text:style-name="BodyHanging"><text:span text:style-name="T2">a</text:span>.<text:tab/>In the present and imperfect tenses of the passive the personal endings <text:span text:style-name="T21">-r</text:span>, <text:span text:style-name="T21">-ris</text:span>, <text:span text:style-name="T21">-tur</text:span>, <text:span text:style-name="T21">-mur</text:span>, <text:span text:style-name="T21">-minī</text:span>, <text:span text:style-name="T21">-ntur</text:span> are substituted for those of the active voice.</text:p>
      <text:p text:style-name="P181">b<text:span text:style-name="T12">.<text:tab/>In the perfect and pluperfect tenses the passive is formed by combining the perfect participle passive with the present and imperfect subjunctive, respectively, of the verb </text:span><text:span text:style-name="T13">sum</text:span><text:span text:style-name="T15">.</text:span></text:p>
      <text:p text:style-name="P61"/>
      <text:p text:style-name="P61"><text:span text:style-name="T21">370</text:span>. (<text:span text:style-name="T2">a</text:span>) The subjunctive passive of verbs of the third conjugation in -iō, and the subjunctive of deponent verbs, are similarly formed, viz.,</text:p>
      <table:table table:name="Table31" table:style-name="Table31">
        <table:table-column table:style-name="Table31.A" table:number-columns-repeated="3"/>
        <table:table-column table:style-name="Table31.D"/>
        <table:table-row>
          <table:table-cell table:style-name="Table31.A1" office:value-type="string">
            <text:p text:style-name="BodyHanging">Present.</text:p>
          </table:table-cell>
          <table:table-cell table:style-name="Table31.A1" office:value-type="string">
            <text:p text:style-name="BodyHanging">Imperfect.</text:p>
          </table:table-cell>
          <table:table-cell table:style-name="Table31.A1" office:value-type="string">
            <text:p text:style-name="BodyHanging">Perfect.</text:p>
          </table:table-cell>
          <table:table-cell table:style-name="Table31.D1" office:value-type="string">
            <text:p text:style-name="BodyHanging">Pluperfect.</text:p>
          </table:table-cell>
        </table:table-row>
        <table:table-row>
          <table:table-cell table:style-name="Table31.A2" office:value-type="string">
            <text:p text:style-name="BodyHanging">capiar</text:p>
          </table:table-cell>
          <table:table-cell table:style-name="Table31.A2" office:value-type="string">
            <text:p text:style-name="BodyHanging">caperer</text:p>
          </table:table-cell>
          <table:table-cell table:style-name="Table31.A2" office:value-type="string">
            <text:p text:style-name="BodyHanging">captus sim</text:p>
          </table:table-cell>
          <table:table-cell table:style-name="Table31.D2" office:value-type="string">
            <text:p text:style-name="BodyHanging">captus essem</text:p>
          </table:table-cell>
        </table:table-row>
        <table:table-row>
          <table:table-cell table:style-name="Table31.A2" office:value-type="string">
            <text:p text:style-name="BodyHanging">cōner</text:p>
          </table:table-cell>
          <table:table-cell table:style-name="Table31.A2" office:value-type="string">
            <text:p text:style-name="BodyHanging">cōnārer</text:p>
          </table:table-cell>
          <table:table-cell table:style-name="Table31.A2" office:value-type="string">
            <text:p text:style-name="BodyHanging">cōna.tus sim</text:p>
          </table:table-cell>
          <table:table-cell table:style-name="Table31.D2" office:value-type="string">
            <text:p text:style-name="BodyHanging">cōnātus essem</text:p>
          </table:table-cell>
        </table:table-row>
        <table:table-row>
          <table:table-cell table:style-name="Table31.A2" office:value-type="string">
            <text:p text:style-name="BodyHanging">verear</text:p>
          </table:table-cell>
          <table:table-cell table:style-name="Table31.A2" office:value-type="string">
            <text:p text:style-name="BodyHanging">verērer</text:p>
          </table:table-cell>
          <table:table-cell table:style-name="Table31.A2" office:value-type="string">
            <text:p text:style-name="BodyHanging">veritus sim</text:p>
          </table:table-cell>
          <table:table-cell table:style-name="Table31.D2" office:value-type="string">
            <text:p text:style-name="BodyHanging">veritus essem</text:p>
          </table:table-cell>
        </table:table-row>
        <table:table-row>
          <table:table-cell table:style-name="Table31.A2" office:value-type="string">
            <text:p text:style-name="BodyHanging">sequar</text:p>
          </table:table-cell>
          <table:table-cell table:style-name="Table31.A2" office:value-type="string">
            <text:p text:style-name="BodyHanging">sequerer</text:p>
          </table:table-cell>
          <table:table-cell table:style-name="Table31.A2" office:value-type="string">
            <text:p text:style-name="BodyHanging">secūtus sim</text:p>
          </table:table-cell>
          <table:table-cell table:style-name="Table31.D2" office:value-type="string">
            <text:p text:style-name="BodyHanging">secūtus essem</text:p>
          </table:table-cell>
        </table:table-row>
        <table:table-row>
          <table:table-cell table:style-name="Table31.A2" office:value-type="string">
            <text:p text:style-name="BodyHanging">sortiar</text:p>
          </table:table-cell>
          <table:table-cell table:style-name="Table31.A2" office:value-type="string">
            <text:p text:style-name="BodyHanging">sortīrer</text:p>
          </table:table-cell>
          <table:table-cell table:style-name="Table31.A2" office:value-type="string">
            <text:p text:style-name="BodyHanging">sortītus sim</text:p>
          </table:table-cell>
          <table:table-cell table:style-name="Table31.D2" office:value-type="string">
            <text:p text:style-name="BodyHanging">sortītus essem</text:p>
          </table:table-cell>
        </table:table-row>
        <table:table-row>
          <table:table-cell table:style-name="Table31.A2" office:value-type="string">
            <text:p text:style-name="BodyHanging">patiar</text:p>
          </table:table-cell>
          <table:table-cell table:style-name="Table31.A2" office:value-type="string">
            <text:p text:style-name="BodyHanging">paterer</text:p>
          </table:table-cell>
          <table:table-cell table:style-name="Table31.A2" office:value-type="string">
            <text:p text:style-name="BodyHanging">passus sim</text:p>
          </table:table-cell>
          <table:table-cell table:style-name="Table31.D2" office:value-type="string">
            <text:p text:style-name="BodyHanging">passus essem</text:p>
          </table:table-cell>
        </table:table-row>
      </table:table>
      <text:p text:style-name="P61">(<text:span text:style-name="T2">b</text:span>) The periphrastic conjugation also have a subjunctive, formed by using the subjunctive of <text:span text:style-name="T21">sum</text:span><text:span text:style-name="T23">; as,</text:span></text:p>
      <text:p text:style-name="P109"><text:tab/>Present.<text:tab/>Imperfect.</text:p>
      <text:p text:style-name="P109"><text:tab/>amātūrus sim<text:tab/>amātūrus essem</text:p>
      <text:p text:style-name="P109"><text:tab/>amandus sim<text:tab/>amandus essem</text:p>
      <text:p text:style-name="P61"/>
      <text:p text:style-name="BannerSecondary"><text:span text:style-name="T21">371</text:span>.<text:tab/><text:tab/>Illustrative Examples.</text:p>
      <text:p text:style-name="BodyHanging"><text:span text:style-name="T21">Tanta est mīlitum virtūs ut hostēs terga vertant</text:span>, <text:span text:style-name="T2">so great is the valour of the soldiers that the enemy turn and flee</text:span>.</text:p>
      <text:p text:style-name="BodyHanging"><text:span text:style-name="T21">Tanta erat mīlitum virtūs ut hostēs nōn reesisterent</text:span>, <text:span text:style-name="T2">so great was the valour of the soldiers that the enemy did not resist</text:span>.</text:p>
      <text:p text:style-name="BodyHanging"><text:span text:style-name="T21">Accidit ut nostrīs id esset incōgnitum</text:span>, <text:span text:style-name="T2">it happened that that was unknown to our men</text:span>.<text:span text:style-name="T26">{{242}}</text:span></text:p>
      <text:p text:style-name="BodyHanging">a.<text:tab/>Observe that dependent clauses with <text:span text:style-name="T21">ut</text:span> (that) and the subjunctive are used in Latin to express a result or consequence, and that in such clauses the present and imperfect subjunctive are used to express the English present and past tenses respectively.<text:note text:id="ftn89" text:note-class="footnote"><text:note-citation>89</text:note-citation><text:note-body><text:p text:style-name="Footnote">Occasionally the perfect subjunctive is used to express the English simple past, but this is rare in the best Latin. <text:s/>Of course the perfect and pluperfect subjunctive would be used the translate the English perfect and pluperfect tenses with <text:span text:style-name="T2">have</text:span><text:span text:style-name="T12"> and </text:span><text:span text:style-name="T2">had</text:span><text:span text:style-name="T12">; but these do not often occur.</text:span></text:p></text:note-body></text:note></text:p>
      <text:p text:style-name="BodyHanging">b.<text:tab/>This <text:span text:style-name="T2">Subjunctive of Result</text:span><text:span text:style-name="T12"> is found chiefly after words meaning </text:span><text:span text:style-name="T2">so</text:span><text:span text:style-name="T12">, </text:span><text:span text:style-name="T2">such</text:span><text:span text:style-name="T12"> (as </text:span><text:span text:style-name="T13">tantus</text:span><text:span text:style-name="T12">); and after verbs of </text:span><text:span text:style-name="T2">happening</text:span><text:span text:style-name="T12"> and </text:span><text:span text:style-name="T2">resulting</text:span><text:span text:style-name="T12"> (as </text:span><text:span text:style-name="T13">accidit</text:span><text:span text:style-name="T12">).</text:span><text:span text:style-name="T12"><text:note text:id="ftn90" text:note-class="footnote"><text:note-citation>90</text:note-citation><text:note-body><text:p text:style-name="Footnote">In the former case the dependent clause is an adverbial clause, in the latter a substantival or noun clause.</text:p></text:note-body></text:note></text:span></text:p>
      <text:p text:style-name="P61"/>
      <text:p text:style-name="BannerSecondary"><text:span text:style-name="T21">372</text:span>.<text:tab/><text:tab/>Vocabulary.</text:p>
      <text:p text:style-name="Vocabulary"><text:span text:style-name="T21">adorior, īrī, -ortus sum</text:span>,<text:tab/><text:span text:style-name="T2">attack, assault</text:span>.</text:p>
      <text:p text:style-name="Vocabulary"><text:span text:style-name="T21">coorior, īrī, -ortus sum</text:span>,<text:tab/><text:span text:style-name="T2">arise, break out</text:span>.</text:p>
      <text:p text:style-name="Vocabulary"><text:span text:style-name="T21">ita</text:span>, adv.,<text:tab/><text:span text:style-name="T2">this</text:span>; <text:span text:style-name="T2">so</text:span>.</text:p>
      <text:p text:style-name="Vocabulary"><text:soft-page-break/><text:span text:style-name="T21">nātiō, -ōnis</text:span>, f.,<text:tab/><text:span text:style-name="T2">tribe, nation</text:span>.</text:p>
      <text:p text:style-name="Vocabulary"><text:span text:style-name="T21">revertor, ī, -versus sum</text:span>,<text:tab/><text:span text:style-name="T2">return</text:span>.</text:p>
      <text:p text:style-name="Vocabulary"><text:span text:style-name="T21">sīc</text:span>, adv.,<text:tab/><text:span text:style-name="T2">this</text:span>; <text:span text:style-name="T2">so</text:span>.</text:p>
      <text:p text:style-name="Vocabulary"><text:span text:style-name="T21">tam</text:span>, adv.,<text:tab/><text:span text:style-name="T2">so</text:span>.</text:p>
      <text:p text:style-name="Vocabulary"><text:span text:style-name="T21">vix</text:span>, adv.,<text:tab/><text:span text:style-name="T2">scarcely, hardly</text:span>.</text:p>
      <text:p text:style-name="P61">N.B.—With adjectives and adverbs <text:span text:style-name="T21">tam</text:span> (or <text:span text:style-name="T21">ita</text:span>) should be used for <text:span text:style-name="T2">so</text:span><text:span text:style-name="T12">; with verbs </text:span><text:span text:style-name="T13">sīc</text:span><text:span text:style-name="T12"> and (more often) </text:span><text:span text:style-name="T13">ita</text:span><text:span text:style-name="T12">.</text:span></text:p>
      <text:p text:style-name="P61"/>
      <text:p text:style-name="Banner">Exercises.</text:p>
      <text:p text:style-name="BannerSecondary"><text:span text:style-name="T21">373</text:span>.<text:tab/><text:tab/><text:span text:style-name="T21">I</text:span>.</text:p>
      <text:p text:style-name="P61">A.—1. Tam subitō impetum fēcērunt ut peditēs terga verterent. <text:s/>2. Celeriter hostēs in fugam dat sīc ut resistat nēmō. <text:s/>3. Ostendunt quae in conciliō Gallōrum dē eō sint dicta. <text:s/>4. Ibi ex captīvīs cōgnōscit quae in hostium castrīs gerantur. <text:s/>5. Sīc accidit ut ex tantō numerō vix ūlla nāvis āmitterētur. <text:s/>6. Tanta tempestās coorta est ut nāvēs circiter trīgintā franerentur. <text:s/>7. Quaerit cūr tam celeriter revertantur. <text:s/>8. Ita{{243}} animadverterat quant incommoda saepe orta essent. <text:s/>9. Accidit ut hae nātiōnēs mājōrēs cōpiās comparārent. <text:s/>10. Nostrī tam ācriter adortī sunt ut hostēs ex oppidō expellerentur.</text:p>
      <text:p text:style-name="P61">B.—11. Ex locīs superiōribus quae rēs in nostrīs castrīs gerenetur facile perspexērunt. <text:s/>12. Tantus fuit timor ut revertī fix audērēmus. <text:s/>13. Sentist quantā cum virtūte bellum sit gestum. <text:s/>14. Tam celeriter ēruptiōnem faciunt ut complūrēs circmveniantur. <text:s/>15. Castra nātūrā locī sīc mūniēbantur ut oppūgnāre nōn audērēmus. <text:s/>16. Ita sī Rōmānī sē recipere coeperint, agmen ab tergō adoriēmur. <text:s/>17. Tanta est multitūdō ut rērum omnium inopia esse videātur. <text:s/>18. Tam audācter in itinere nostrōs adortī sunt ut impedīmenta Caesarī relinquenda essent. <text:s/>19. Eō diē accidit ut Caesar longē ab agmine discēdere nēminem paterētur. <text:s/>20. Tantus subitō timor exercitum occupāvit ut omnium animī māgnopere perturbārentur.</text:p>
      <text:p text:style-name="P61"/>
      <text:p text:style-name="BannerSecondary"><text:span text:style-name="T21">374</text:span>.<text:tab/><text:tab/><text:span text:style-name="T21">II</text:span>.</text:p>
      <text:p text:style-name="P61">A.—1. It happened that this village was divided by a river into two parts. <text:s/>2. He explains what is being done (gerō) in Gaul. <text:s/>3. So large are the enemy's forces that we do not venture (do not attempt) to attack. <text:s/>4. So great was the storm that scarcely a fourth part of the ships returned safe. <text:s/>5. Thus is happened for many reasons that all the tribes were going to renew the war. <text:s/>6. They have been so terrified by Caesar's approach that numerous embassies are being sent to treat for surrender. <text:s/>7. So great a storm had arisen that few of the ships had reached the land. <text:s/>8. He asks whence we have set out and whither we are proceeding. <text:s/>9. He asked whence we had set out and whither we were proceeding.<text:span text:style-name="T26">{{244}}</text:span></text:p>
      <text:p text:style-name="P61">B.—10. Such (<text:span text:style-name="T2">literally </text:span>so great) storms followed that the assault was greatly hindered. <text:s/>11. They often asked in what direction they were being led. <text:s/>12. Thus we learned how great a number of soldiers these nations had promised. <text:s/>13. So great is the panic (<text:span text:style-name="T2">literally</text:span> fear) that I do not venture to draw up the line of battle. <text:s/>14. Such was the speed of the other messenger that he returned before the third watch. <text:s/>15. It so happens that we never use smaller ships; it happened that war had scarcely broken out. <text:s/>16. They pointed out how much plunder they had obtained. <text:s/>17. So great is the valour of the soldiers that he is going to join battle at once. <text:s/>18. The enemy were so terrified by this recent victory that they fled to their most distant territories. <text:s/>19. Thus we had foreseen what had to be done.</text:p>
      <text:p text:style-name="P61"/>
      <text:p text:style-name="Banner">—</text:p>
      <text:p text:style-name="P61"/>
      <text:p text:style-name="Banner">Lesson LXIII.</text:p>
      <text:p text:style-name="Banner">The compounds of <text:span text:style-name="T21">sum</text:span>.</text:p>
      <text:p text:style-name="P61"/>
      <text:p text:style-name="P61"><text:span text:style-name="T21">375</text:span>. The verb <text:span text:style-name="T21">sum</text:span> is compounded with many of the prepositions, in most cases without any irregularity; as, <text:span text:style-name="T21">absum, abesse, āfuī</text:span>. <text:s/>But <text:span text:style-name="T21">possum</text:span>, I am able, a compound of the adjective <text:span text:style-name="T21">potis</text:span>, able, <text:soft-page-break/>and <text:span text:style-name="T21">sum</text:span>, is more irregular.</text:p>
      <text:p text:style-name="P61"/>
      <text:p text:style-name="BannerSecondary"><text:span text:style-name="T21">376</text:span>.<text:tab/><text:tab/>Paradigm.</text:p>
      <text:p text:style-name="Banner"><text:span text:style-name="T21">Possum, posse, potuī</text:span>, <text:span text:style-name="T2">be able</text:span>.</text:p>
      <text:p text:style-name="P223"><text:tab/>Indicative.<text:tab/>Subjunctive.</text:p>
      <text:p text:style-name="Banner">Present.</text:p>
      <text:p text:style-name="P222">1.<text:tab/>possum<text:tab/>possumus<text:tab/>possim<text:tab/>possīmus</text:p>
      <text:p text:style-name="P222">2.<text:tab/>potes<text:tab/>potestis<text:tab/>possīs<text:tab/>possītis</text:p>
      <text:p text:style-name="P222">3.<text:tab/>potest<text:tab/>possunt<text:tab/>possit<text:tab/>possint</text:p>
      <text:p text:style-name="Banner">Imperfect.</text:p>
      <text:p text:style-name="P96">1.<text:tab/>poteram<text:tab/>poterāmus<text:tab/>possem<text:tab/>possēmus</text:p>
      <text:p text:style-name="P96">2.<text:tab/>poterās<text:tab/>poterātis<text:tab/>possēs<text:tab/>possētis</text:p>
      <text:p text:style-name="P96">3.<text:tab/>poterat<text:tab/>poterant<text:tab/>posset<text:tab/>possent<text:span text:style-name="T26">{{245}}</text:span></text:p>
      <text:p text:style-name="Banner">Future.</text:p>
      <text:p text:style-name="P61">poterō, poteris, <text:span text:style-name="T2">etc</text:span>.</text:p>
      <text:p text:style-name="Banner">Perfect.</text:p>
      <text:p text:style-name="P97">potuī, postuistī, <text:span text:style-name="T2">etc</text:span>.<text:tab/>potuerim, potuerīs, <text:span text:style-name="T2">etc</text:span>.</text:p>
      <text:p text:style-name="Banner">Pluperfect.</text:p>
      <text:p text:style-name="P98">potueram, potuerās, <text:span text:style-name="T2">etc</text:span>.<text:tab/>potuissem, potuissēs, <text:span text:style-name="T2">etc</text:span>.</text:p>
      <text:p text:style-name="Banner">Future Perfect.</text:p>
      <text:p text:style-name="P61">potuerō, potueris, <text:span text:style-name="T2">etc</text:span>.</text:p>
      <text:p text:style-name="Banner">Infinitive.</text:p>
      <text:p text:style-name="P99"><text:tab/>Present.<text:tab/>Perfect.</text:p>
      <text:p text:style-name="P99"><text:tab/>posse<text:tab/>potuisse</text:p>
      <text:p text:style-name="Banner">Participle</text:p>
      <text:p text:style-name="Banner">Present.</text:p>
      <text:p text:style-name="P100"><text:tab/>potēns (<text:span text:style-name="T2">used as adjective</text:span>).</text:p>
      <text:p text:style-name="BodyHanging"><text:span text:style-name="T2">a</text:span>.<text:tab/>Notice that <text:span text:style-name="T21">t</text:span> is changed to <text:span text:style-name="T21">s</text:span> before <text:span text:style-name="T21">s</text:span>, and that, as compared with <text:span text:style-name="T21">sum</text:span>, the perfect stem does not contain <text:span text:style-name="T21">f</text:span>.</text:p>
      <text:p text:style-name="P61"/>
      <text:p text:style-name="BannerSecondary"><text:span text:style-name="T21">377</text:span>.<text:tab/><text:tab/>Illustrative Examples.</text:p>
      <text:p text:style-name="BodyHanging"><text:span text:style-name="T21">Haec facere possum</text:span>,<text:tab/><text:span text:style-name="T2">I am able to do this</text:span>; <text:span text:style-name="T2">I can do this</text:span>.</text:p>
      <text:p text:style-name="BodyHanging"><text:span text:style-name="T21">Haec facere nōn poteram</text:span>,<text:tab/><text:span text:style-name="T2">I was not able to do this</text:span>; <text:span text:style-name="T2">I was unable to do this</text:span>; <text:span text:style-name="T2">I could not do this</text:span>.</text:p>
      <text:p text:style-name="BodyHanging"><text:span text:style-name="T21">Dīxit sē haec facere posse</text:span>,<text:tab/><text:span text:style-name="T2">he said that he was able to do this</text:span>; <text:span text:style-name="T2">he said that he could do this</text:span>.</text:p>
      <text:p text:style-name="BodyHanging"><text:span text:style-name="T21">Dīxit sē haec facere potuisse</text:span>,<text:tab/><text:span text:style-name="T2">he said that he could have done this</text:span>.</text:p>
      <text:p text:style-name="BodyHanging"><text:span text:style-name="T21">Superārī nōn possunt</text:span>,<text:tab/><text:span text:style-name="T2">they cannot be conquered</text:span>.</text:p>
      <text:p text:style-name="BodyHanging"><text:span text:style-name="T2">a</text:span>.<text:tab/>Notice in these sentences how <text:span text:style-name="T21">possum</text:span> is completed by a present infinitive (compare 123), and how it is translated in the various tenses. <text:s/>The translation by <text:span text:style-name="T2">can</text:span> or <text:span text:style-name="T2">could</text:span> is generally preferable, and with the passive infinitive is the only translation.<text:span text:style-name="T26">{{246}}</text:span></text:p>
      <text:p text:style-name="P61"/>
      <text:p text:style-name="BannerSecondary"><text:span text:style-name="T21">378</text:span>.<text:tab/><text:tab/>Vocabulary</text:p>
      <text:p text:style-name="Vocabulary"><text:span text:style-name="T21">absum, abesse, āfuī</text:span>,<text:tab/><text:span text:style-name="T2">be away</text:span>, <text:span text:style-name="T2">be distant</text:span>.</text:p>
      <text:p text:style-name="Vocabulary"><text:span text:style-name="T21">adsum, adesse, adfuī</text:span>,<text:tab/><text:span text:style-name="T2">be present</text:span>, <text:span text:style-name="T2">be at hand</text:span>.</text:p>
      <text:p text:style-name="Vocabulary"><text:span text:style-name="T21">dēsum, deesse, dēfuī</text:span>,<text:tab/><text:span text:style-name="T2">be wanting</text:span>, <text:span text:style-name="T2">be lacking</text:span>.</text:p>
      <text:p text:style-name="Vocabulary"><text:span text:style-name="T21">negōtium, ī</text:span>, n.,<text:tab/><text:span text:style-name="T2">business</text:span>; <text:span text:style-name="T2">affair</text:span>.</text:p>
      <text:p text:style-name="Vocabulary"><text:span text:style-name="T21">patior, ī, passus sum</text:span>,<text:tab/><text:span text:style-name="T2">endure, suffer</text:span>; <text:span text:style-name="T2">allow</text:span>.</text:p>
      <text:p text:style-name="Vocabulary"><text:span text:style-name="T21">possum, posse, potuī</text:span>,<text:tab/><text:span text:style-name="T2">be able, can</text:span>.</text:p>
      <text:p text:style-name="Vocabulary"><text:span text:style-name="T21">potēns, -entis</text:span>,<text:tab/><text:span text:style-name="T2">powerful</text:span>.</text:p>
      <text:p text:style-name="Vocabulary"><text:span text:style-name="T21">potestās, -tātis</text:span>, f.,<text:tab/><text:span text:style-name="T2">power</text:span>; <text:span text:style-name="T2">opportunity</text:span>.</text:p>
      <text:p text:style-name="Vocabulary"><text:soft-page-break/><text:span text:style-name="T21">praeficiō, ere, -fēcī, -fectum</text:span>,<text:tab/><text:span text:style-name="T2">set over, put in command</text:span> (<text:span text:style-name="T2">charge</text:span>) <text:span text:style-name="T2">of</text:span> (with dat.).</text:p>
      <text:p text:style-name="Vocabulary"><text:span text:style-name="T21">praesum, praeesse, praefuī</text:span>,<text:tab/><text:span text:style-name="T2">be over</text:span>, <text:span text:style-name="T2">be in command</text:span> (<text:span text:style-name="T2">charge</text:span>) <text:span text:style-name="T2">of</text:span>, <text:span text:style-name="T2">command</text:span> (with dat.).</text:p>
      <text:p text:style-name="P61">N.B.—<text:span text:style-name="T21">Praesum</text:span> and <text:span text:style-name="T21">praeficiō</text:span> take the dative of the person commanded, while <text:span text:style-name="T21">praeficiō</text:span> has also the person placed in command as a direct object in the accusative. <text:s/>For <text:span text:style-name="T21">prae-</text:span>, <text:span text:style-name="T2">before</text:span>, <text:span text:style-name="T2">at the head</text:span>, in composition, see 243.</text:p>
      <text:p text:style-name="P61"/>
      <text:p text:style-name="Banner">Exercises.</text:p>
      <text:p text:style-name="BannerSecondary"><text:span text:style-name="T21">379</text:span>.<text:tab/><text:tab/><text:span text:style-name="T21">I</text:span>.</text:p>
      <text:p text:style-name="P61">A.—1. Ab hīs sē dēfendere nōn possunt. <text:s/>2. Impedīmenta sēcum portāre nōn poterant. <text:s/>3. Nūntiat Rōmānōs adesse. <text:s/>4. Tempus dēfuerat. <text:s/>5. Arbitrātus est negōtium celeriter cōnficī posse (potuisse). <text:s/>6. Tanta tempestās coorta est ut oper cōnficere vix possēmus. <text:s/>7. Auxilia se mīlia passuum absunt. <text:s/>8. Equitātuī lēgātum praeficit; omnī equitātuī quem praemīserat lēgātum praefēcit <text:s/>9. Cīvitātī potentī praeest; cīvitātī potentissimae praeficitur. <text:s/>10. Docent cūr potestātem postulent. <text:s/>11. Aderant omnēs quī huic negōtiō praefuerant. <text:s/>12. Vōbīs possumus ūtilēs esse amīcī. <text:s/>13. Revertī nōn potuī, quod nāvēs erant inūtilēs. <text:s/>14 Sī Caesar aderit, hostibus resistere poterunt.<text:span text:style-name="T26">{{247}}</text:span></text:p>
      <text:p text:style-name="P61">B.—15. Nūllī cīvitātī persuādēre potestis. <text:s/>16. Haec quis patī potest? <text:s/>Quaerit quis haec patī possit. <text:s/>17. In litterīs scrībit patrem celeriter adfore. <text:s/>18. Legiōnēs māgnum spatium aberant. <text:s/>19. Accidit ut nāvēs solvere noctū nōn possēmus. <text:s/>20. Ex hostium castrīs cōnspicī nōn poterāmus. <text:s/>21. Quaesīvit quis reī frūmentāriae praefuisset; quaesīvit quem reī frūmentāriae praefectūrus essem. <text:s/>22. Omnia negōtia reī pūblicae administrat. <text:s/>23. Equitēs longius prōgredī nōn potuerant. <text:s/>24. Diūtius sustinēre impetum nōn poterimus. <text:s/>25. Potestās nōbīs nōn deerit; intellexit sibi cōpiās nōn dēfore. <text:s/>26. Tantam auctōritātem habet ut rēgēs potentēs amīcitiam petant. <text:s/>27. Oppidum oppūgnāre cōnātī, expūgnāre nōn potuērunt.</text:p>
      <text:p text:style-name="P61"/>
      <text:p text:style-name="BannerSecondary"><text:span text:style-name="T21">380</text:span>.<text:tab/><text:tab/><text:span text:style-name="T21">II</text:span>.</text:p>
      <text:p text:style-name="P61">A.—1. You cannot march through the province. <text:s/>2. He has been unable to persuade me. <text:s/>3. They could not withstand the attacks of our men. <text:s/>4. You are in my power; you are powerful. <text:s/>5. Nothing is wanting; everything is lacking. <text:s/>6. He was in command of the cavalry which had been sent in advance. <text:s/>7. He asked whom they had put in command of the army. <text:s/>8. He thinks that he can do this without any danger. <text:s/>9. He perceived what they could do. <text:s/>10. Another town is said to have been farther distant. <text:s/>11. Having finished this business, he can return. <text:s/>12. We had not been able to use our swords. <text:s/>13. They cannot defend their own territories. <text:s/>14. This alone seems to have been lacking. <text:s/>15. They thought Caesar himself was present.</text:p>
      <text:p text:style-name="P61">B.—16. On account of the scarcity of corn, he will not be able to wait. <text:s/>17. He reported that he had been unable to learn this. <text:s/>18. I shall put my son in charge of this business. <text:s/>19. It will be dangerous to spare the<text:span text:style-name="T26">{{248}}</text:span> most powerful of the leading men. <text:s/>20. The children could not be restrained by their mother. <text:s/>21. We can very easily prevent them from injuring you. <text:s/>22. He trusted the lieutenants whom he had put in command of the legion. <text:s/>23. He was aware that cavalry and ships were wanting to the Romans. <text:s/>24. For the same reason the camp could not be pitched. <text:s/>25. He learns for what reason they cannot take up arms. <text:s/>26. Two brothers command these legions. <text:s/>27. The storm was so great that two ships had not been able to reach the harbour.</text:p>
      <text:p text:style-name="P61"/>
      <text:p text:style-name="Banner">—</text:p>
      <text:p text:style-name="P61"/>
      <text:p text:style-name="BannerSecondary"><text:span text:style-name="T21">381</text:span><text:span text:style-name="T23">.<text:tab/><text:tab/>Word List F.</text:span></text:p>
      <text:p text:style-name="Banner">Verbs of <text:span text:style-name="T2">saying</text:span>, <text:span text:style-name="T2">thinking</text:span>, <text:span text:style-name="T2">perceiving</text:span>.</text:p>
      <text:section text:style-name="Sect3" text:name="Section124">
        <text:p text:style-name="BodyHanging">announce </text:p>
        <text:p text:style-name="BodyHanging">answer</text:p>
        <text:p text:style-name="BodyHanging">ascertain </text:p>
        <text:p text:style-name="BodyHanging">be aware</text:p>
        <text:p text:style-name="BodyHanging">believe</text:p>
        <text:p text:style-name="BodyHanging">bring back word</text:p>
        <text:p text:style-name="BodyHanging">consider</text:p>
        <text:p text:style-name="BodyHanging">declare</text:p>
        <text:p text:style-name="BodyHanging">deny</text:p>
        <text:p text:style-name="BodyHanging">explain</text:p>
        <text:p text:style-name="BodyHanging">feel</text:p>
        <text:p text:style-name="BodyHanging">find</text:p>
        <text:p text:style-name="BodyHanging"><text:soft-page-break/>hear</text:p>
        <text:p text:style-name="BodyHanging">hope</text:p>
        <text:p text:style-name="BodyHanging">inform</text:p>
        <text:p text:style-name="BodyHanging">know</text:p>
        <text:p text:style-name="BodyHanging">learn</text:p>
        <text:p text:style-name="BodyHanging">mention</text:p>
        <text:p text:style-name="BodyHanging">notice</text:p>
        <text:p text:style-name="BodyHanging">observe</text:p>
        <text:p text:style-name="BodyHanging">perceive</text:p>
        <text:p text:style-name="BodyHanging">point out</text:p>
        <text:p text:style-name="BodyHanging">promise</text:p>
        <text:p text:style-name="BodyHanging">remember</text:p>
        <text:p text:style-name="BodyHanging">reply</text:p>
        <text:p text:style-name="BodyHanging">report</text:p>
        <text:p text:style-name="BodyHanging">say</text:p>
        <text:p text:style-name="BodyHanging">say... not</text:p>
        <text:p text:style-name="BodyHanging">see</text:p>
        <text:p text:style-name="BodyHanging">show </text:p>
        <text:p text:style-name="BodyHanging">suspect</text:p>
        <text:p text:style-name="BodyHanging">teach</text:p>
        <text:p text:style-name="BodyHanging">think</text:p>
        <text:p text:style-name="BodyHanging">understand</text:p>
        <text:p text:style-name="BodyHanging">write</text:p>
      </text:section>
      <text:p text:style-name="Banner">Special verbs: in Latin with dative.</text:p>
      <text:section text:style-name="Sect3" text:name="Section125">
        <text:p text:style-name="BodyHanging">approach</text:p>
        <text:p text:style-name="BodyHanging">be over</text:p>
        <text:p text:style-name="BodyHanging">command</text:p>
        <text:p text:style-name="BodyHanging">govern</text:p>
        <text:p text:style-name="BodyHanging">harm</text:p>
        <text:p text:style-name="BodyHanging">injure</text:p>
        <text:p text:style-name="BodyHanging">meet</text:p>
        <text:p text:style-name="BodyHanging">obey</text:p>
        <text:p text:style-name="BodyHanging">oppose</text:p>
        <text:p text:style-name="BodyHanging">persuade</text:p>
        <text:p text:style-name="BodyHanging">resist</text:p>
        <text:p text:style-name="BodyHanging">set over</text:p>
        <text:p text:style-name="BodyHanging">spare</text:p>
        <text:p text:style-name="BodyHanging">trust</text:p>
      </text:section>
      <text:p text:style-name="Banner">Miscellaneous verbs.</text:p>
      <text:section text:style-name="Sect3" text:name="Section126">
        <text:p text:style-name="BodyHanging">arise</text:p>
        <text:p text:style-name="BodyHanging">ask</text:p>
        <text:p text:style-name="BodyHanging">assault</text:p>
        <text:p text:style-name="BodyHanging">be able</text:p>
        <text:p text:style-name="BodyHanging">be at hand</text:p>
        <text:p text:style-name="BodyHanging">be distant</text:p>
        <text:p text:style-name="BodyHanging">be lacking</text:p>
        <text:p text:style-name="BodyHanging">endure</text:p>
        <text:p text:style-name="BodyHanging">flow</text:p>
        <text:p text:style-name="BodyHanging">inquire</text:p>
        <text:p text:style-name="BodyHanging">return</text:p>
        <text:p text:style-name="BodyHanging">use<text:span text:style-name="T26">{{249}}</text:span></text:p>
      </text:section>
      <text:p text:style-name="Banner">Nouns.</text:p>
      <text:section text:style-name="Sect2" text:name="Section127">
        <text:p text:style-name="BodyHanging">business</text:p>
        <text:p text:style-name="BodyHanging">direction</text:p>
        <text:p text:style-name="BodyHanging">opportunity</text:p>
        <text:p text:style-name="BodyHanging">power</text:p>
        <text:p text:style-name="BodyHanging">side</text:p>
        <text:p text:style-name="BodyHanging">tower</text:p>
        <text:p text:style-name="BodyHanging">tribe</text:p>
        <text:p text:style-name="BodyHanging">wave</text:p>
        <text:p text:style-name="BodyHanging"/>
      </text:section>
      <text:p text:style-name="Banner">Interrogative words.</text:p>
      <text:section text:style-name="Sect2" text:name="Section128">
        <text:p text:style-name="BodyHanging">where</text:p>
        <text:p text:style-name="BodyHanging">whence</text:p>
        <text:p text:style-name="BodyHanging">whither</text:p>
        <text:p text:style-name="BodyHanging">why</text:p>
        <text:p text:style-name="BodyHanging">how great</text:p>
        <text:p text:style-name="BodyHanging">who</text:p>
        <text:p text:style-name="BodyHanging">which</text:p>
        <text:p text:style-name="BodyHanging">which (of two)</text:p>
      </text:section>
      <text:p text:style-name="Banner">Adverbs.</text:p>
      <text:section text:style-name="Sect2" text:name="Section129">
        <text:p text:style-name="BodyHanging">here</text:p>
        <text:p text:style-name="BodyHanging">there</text:p>
        <text:p text:style-name="BodyHanging">where</text:p>
        <text:p text:style-name="BodyHanging">thus, so</text:p>
        <text:p text:style-name="BodyHanging">near</text:p>
        <text:p text:style-name="BodyHanging">hither</text:p>
        <text:p text:style-name="BodyHanging">thither</text:p>
        <text:p text:style-name="BodyHanging">whither</text:p>
        <text:p text:style-name="BodyHanging">almost</text:p>
        <text:p text:style-name="BodyHanging">scarcely</text:p>
        <text:p text:style-name="BodyHanging">altogether, at all</text:p>
        <text:p text:style-name="BodyHanging">together (with)</text:p>
        <text:p text:style-name="BodyHanging">at the same time</text:p>
        <text:p text:style-name="BodyHanging">again</text:p>
        <text:p text:style-name="BodyHanging">by night</text:p>
      </text:section>
      <text:p text:style-name="BodyHanging"/>
      <text:p text:style-name="Banner">—</text:p>
      <text:p text:style-name="P61"/>
      <text:p text:style-name="Banner">Reading Lesson XII.</text:p>
      <text:p text:style-name="Banner">Titus Manlius Torquatus. <text:s/>(361 B.C.; 340 B.C.)</text:p>
      <text:p text:style-name="BannerSecondary"><text:span text:style-name="T21">382</text:span>.<text:tab/><text:tab/>Vocabulary</text:p>
      <text:p text:style-name="Vocabulary"><text:span text:style-name="T21">adulēscēns, -entis</text:span>, m.,<text:tab/><text:span text:style-name="T2">young man</text:span>.</text:p>
      <text:p text:style-name="Vocabulary"><text:span text:style-name="T21">cōnsul, cōnsulis</text:span>, m.,<text:tab/><text:span text:style-name="T2">consul</text:span> (the chief magistrate of Rome, two being elected annually).</text:p>
      <text:p text:style-name="Vocabulary"><text:span text:style-name="T21">corpus, -oris</text:span>, n.,<text:tab/><text:span text:style-name="T2">body</text:span>.</text:p>
      <text:p text:style-name="Vocabulary"><text:span text:style-name="T21">dētrahō, ere, -trāxī, -trāctum</text:span>,<text:tab/><text:span text:style-name="T2">remove, strip</text:span>.</text:p>
      <text:p text:style-name="Vocabulary"><text:span text:style-name="T21">Latīnī, ōrum</text:span>, m.,<text:tab/><text:span text:style-name="T2">the Latins</text:span> (the people of Latium).</text:p>
      <text:p text:style-name="Vocabulary"><text:span text:style-name="T21">spolia, ōrum</text:span>, n. pl.,<text:tab/><text:span text:style-name="T2">spoils</text:span>.</text:p>
      <text:p text:style-name="Vocabulary"><text:span text:style-name="T21">torquis, is</text:span>, m.,<text:tab/><text:span text:style-name="T2">necklace, collar</text:span>.</text:p>
      <text:p text:style-name="P61">Post trīgintā circiter annōs accidit ut Gallī rūrsus populum Rōmānum superāre cōnārentur. <text:s/>Quam māximīs cōpiīs coāctīs ad flūmen, quod tria mīlia passuum ab urbe aberat, prōgressī sunt, ibique castra posuērunt. <text:s/>Rōmānī, Gallōs adesse certiōrēs factī, omnibus cum{{250}} cōpiīs ab urbe profectī sunt, et prope cōnsēdērunt quī flūmen jungēbat (<text:span text:style-name="T2">spanned</text:span>). <text:s/>Complūra levia prolia facta sunt, sed neuter exercitus repellī poterat. <text:s/>Tandem (<text:span text:style-name="T2">at length</text:span>) ūnus ex Gallī, cui propter māgnitūdinem corporis et fortitūdinem nēmō resistere potuerat, ad pontem prōgresus est et fortissimum Rōmānōrum ad pūgnam prōvocāvit (<text:span text:style-name="T2">challenged</text:span><text:span text:style-name="T12">). <text:s/>“Sīc” inquit (</text:span><text:span text:style-name="T2">said he</text:span><text:span text:style-name="T12">) “omnēs intellegent untra nātiō sit melior.” <text:s/>Sed tantus </text:span><text:soft-page-break/><text:span text:style-name="T12">fuit timor Rōmānōrum ut nēminī persuādēre posset.</text:span></text:p>
      <text:p text:style-name="P61"><text:span text:style-name="T12">Tandem Titus Mānlius, adulēscēns nōbilissimus, imperātōrī Rōmānōrum approprinquāvit et dīxit “Sī mihi potestās facta</text:span><text:span text:style-name="T12"><text:note text:id="ftn91" text:note-class="footnote"><text:note-citation>91</text:note-citation><text:note-body><text:p text:style-name="Footnote">The phrase <text:span text:style-name="T21">potestātem faciō</text:span><text:span text:style-name="T23"> means </text:span><text:span text:style-name="T6">give opportunity</text:span><text:span text:style-name="T15">, </text:span><text:span text:style-name="T6">give permission</text:span><text:span text:style-name="T15">.</text:span></text:p></text:note-body></text:note></text:span><text:span text:style-name="T12"> erit, ego huic Gallō occurram, et ostendam quanta sit virtūs mīlitis Rōmānī.” <text:s/>Potestāte factā, Mānlius sē ad pūgnam expedīvit. <text:s/>Neque diū pūgnāvērunt, nam (</text:span><text:span text:style-name="T2">for</text:span><text:span text:style-name="T12">) ita ācriter et audācter Mānlius hostem adortus est ut Gallus gladiō ūtī vix posset et brevī interficerētur. <text:s/>Hostēs hāc victōriā ita perterritī sunt ut posterā nocte castra movērent, neque rūrsus cum exercitū Rōmānō proelium committere audērent. <text:s/>Mānlius ad castra ā mīlitibus reductus est, torquem gerēns (</text:span><text:span text:style-name="T2">wearing</text:span><text:span text:style-name="T12">) quem dē corpore Gallī dētrāxerat; et hāc dē causā semper post id tempus Torquātus appellābātur.</text:span></text:p>
      <text:p text:style-name="P61"><text:span text:style-name="T12">Post multōs annōs bellum coortum est inter Rōmānō et Latīnōs, quī diū sociī fuerant populī Rōmānī. <text:s/>Cōnsulēs Titus Mānlius Torquātus, quī ter (</text:span><text:span text:style-name="T2">thrice</text:span><text:span text:style-name="T12">) cōnsul factus erat, et Pūblius Decius exercitum Rōmānum ēdūxērunt et castra posuērunt nōn longē ab exercitū Latīnōrum.</text:span></text:p>
      <text:p text:style-name="P61"><text:span text:style-name="T12">Tum (</text:span><text:span text:style-name="T2">then</text:span><text:span text:style-name="T12">) equitēs in omnēs partēs dīmissī sunt, sed, quod multī in duōbus exercitibus fuerant amīcī, jussi sunt sōlum cōgnōscere quae in hostium castrīs gererentur, sed nōn proelium committere neque ūllam injūriam</text:span><text:span text:style-name="T26">{{251}}</text:span><text:span text:style-name="T12"> facere. <text:s/>Complūrēs hōrum equitum quibus Titus Mānlius, cōnulis fīlius, praefectus erat, dum castrīs Latīnōrum appropinquant, equitātuī hostium occurrunt; et is quī equitātuī praeerat, ubi (</text:span><text:span text:style-name="T2">when</text:span><text:span text:style-name="T12">) perspexit quis accēderet, Mānlium, quem diū cōgnōverat, ad pūgnam prōvocāvit. <text:s/></text:span><text:span text:style-name="T13">Ī</text:span><text:span text:style-name="T12">rā (</text:span><text:span text:style-name="T2">by anger</text:span><text:span text:style-name="T12">) adductus, neque memor imperiī patris, Mānlius, dēstrīctō gladiō, statim hostem adortus est et interfēcit.</text:span></text:p>
      <text:p text:style-name="P61"><text:span text:style-name="T12">Tum arma dē corpore ējus dētrahit et celeriter ad castra revertitur, et patrī que fēcerit renūntiat: “Hae spolia, pater, capta ex hoste interfectō tibi portō.” <text:s/>Hīs rēbus audtītīs, cōnsul mīlitēs convocāvit et haec dīxit: “Titus Mānlius, fīlius meus, cum hoste pūgnāvit neque imperiō cōnsulum pārēbat. <text:s/>Commūnis salūtis causā, imperātor mīlitārem disciplīnam (</text:span><text:span text:style-name="T2">discipline</text:span><text:span text:style-name="T12">) solvere (</text:span><text:span text:style-name="T2">to destroy</text:span><text:span text:style-name="T12">) nēninem patī potest. <text:s/>In hōc bellō tantum est perīculum ut praestet fīlium āmittere quam reī pūblicae nocēre.” <text:s/>Hāc ōrātiōne habitā fīlium interficī jussit, neque ab hōc cōnsiliō dēterrērī potuit.</text:span></text:p>
      <text:p text:style-name="P61"/>
      <text:p text:style-name="P61">[[Image – Torquis: Collar. <text:s/>(<text:span text:style-name="T2">The Dying Gaul.</text:span>)]]<text:span text:style-name="T26">{{252}}</text:span></text:p>
      <text:p text:style-name="P61"/>
      <text:p text:style-name="Banner">Lesson LXIV.</text:p>
      <text:p text:style-name="Banner">Genitive and Ablative of Quality.</text:p>
      <text:p text:style-name="P61"/>
      <text:p text:style-name="BannerSecondary"><text:span text:style-name="T21">383</text:span>.<text:tab/><text:tab/>Illustrative Examples.</text:p>
      <text:p text:style-name="BodyHanging"><text:span text:style-name="T21">Sunt hominēs māgnae virtūtis</text:span>,<text:tab/><text:span text:style-name="T2">they are men of great valour</text:span>.</text:p>
      <text:p text:style-name="BodyHanging"><text:span text:style-name="T21">Sunt hominēs māgnā virtūte</text:span>,<text:tab/><text:span text:style-name="T2">they are men of great valour</text:span>.</text:p>
      <text:p text:style-name="BodyHanging"><text:span text:style-name="T21">Bonō animō sumus</text:span>,<text:tab/><text:span text:style-name="T2">we are of good courage</text:span>.</text:p>
      <text:p text:style-name="BodyHanging"><text:span text:style-name="T21">Diērum decem habent frūmentum</text:span>,<text:tab/><text:span text:style-name="T2">they have ten days' grain</text:span>.</text:p>
      <text:p text:style-name="BodyHanging">a.<text:tab/>In these sentences observe how phrases composed of a noun and a modifying adjective, in either the genitive or the ablative case, are used to describe some quality or characteristic of a person or thing. <text:s/>This construction is known as the <text:span text:style-name="T2">Genitive</text:span> or <text:span text:style-name="T2">Ablative of Quality</text:span>.<text:note text:id="ftn92" text:note-class="footnote"><text:note-citation>92</text:note-citation><text:note-body><text:p text:style-name="Footnote">This usage is known also as the Descriptive Genitive (or Ablative), and as the Genitive (or Ablative) of Characteristic.</text:p></text:note-body></text:note></text:p>
      <text:p text:style-name="BodyHanging">b.<text:tab/>When the description refers to number, the genitive must be used; physical characteristics should be expressed by the ablative; in other cases either the genitive or the ablative may be used.</text:p>
      <text:p text:style-name="P61"/>
      <text:p text:style-name="BannerSecondary"><text:span text:style-name="T21">384</text:span>.<text:tab/><text:tab/>Vocabulary.</text:p>
      <text:p text:style-name="Vocabulary"><text:span text:style-name="T21">adulēscēns, -entis</text:span>, m.,<text:tab/><text:span text:style-name="T2">young man</text:span>.</text:p>
      <text:p text:style-name="Vocabulary"><text:span text:style-name="T21">classis, is</text:span>, f.,<text:tab/><text:span text:style-name="T2">fleet</text:span>.</text:p>
      <text:p text:style-name="Vocabulary"><text:span text:style-name="T21">corpus, -oris</text:span>, n.,<text:tab/><text:span text:style-name="T2">body</text:span>.</text:p>
      <text:p text:style-name="Vocabulary"><text:span text:style-name="T21">efficiō, ere, -fēcī, -fectum</text:span>,<text:tab/><text:span text:style-name="T2">make</text:span>; <text:span text:style-name="T2">construct, build</text:span>.</text:p>
      <text:p text:style-name="Vocabulary"><text:span text:style-name="T21">genus, -eris</text:span>, n.,<text:tab/><text:span text:style-name="T2">kind, sort</text:span>.</text:p>
      <text:p text:style-name="Vocabulary"><text:soft-page-break/><text:span text:style-name="T21">incrēdibilis, e</text:span>,<text:tab/><text:span text:style-name="T2">incredible</text:span>.</text:p>
      <text:p text:style-name="Vocabulary"><text:span text:style-name="T21">ingēns, -entis</text:span>,<text:tab/><text:span text:style-name="T2">huge, vast</text:span>.</text:p>
      <text:p text:style-name="Vocabulary"><text:span text:style-name="T21">trīduum, ī</text:span>, n.,<text:tab/><text:span text:style-name="T2">three days</text:span>.</text:p>
      <text:p text:style-name="Vocabulary"><text:span text:style-name="T2">Phrase</text:span>:</text:p>
      <text:p text:style-name="Vocabulary"><text:span text:style-name="T21">māgnitūdō corporis</text:span>,<text:tab/><text:span text:style-name="T2">stature</text:span>.<text:span text:style-name="T26">{{253}}</text:span></text:p>
      <text:p text:style-name="P61"/>
      <text:p text:style-name="Banner">Exercises.</text:p>
      <text:p text:style-name="BannerSecondary"><text:span text:style-name="T21">385</text:span>.<text:tab/><text:tab/><text:span text:style-name="T21">I</text:span>.</text:p>
      <text:p text:style-name="P61">1. Fīlium, summā virtūte adulēscentem, ad eōs mittit. <text:s/>2. Montibus undique continentur māgnā altitūdine. <text:s/>3. Ab hīs paucōrum diērum iter aberant. <text:s/>4. Classem nāvium ducentārum superiōre aestāte effēcerat. <text:s/>5. Arma omnis generis habēmus; omne genus armōrum habēmus. <text:s/>6. Hī Germānī erant ingentī māgnitūdine corporum et incrēdibilī virtūte. <text:s/>7. Trīduī<text:note text:id="ftn93" text:note-class="footnote"><text:note-citation>93</text:note-citation><text:note-body><text:p text:style-name="Footnote"><text:span text:style-name="T21">Trīduī</text:span> being a compound noun = <text:span text:style-name="T21">trium diērum</text:span>, we have here only an apparent exception to the rule that the genitive or ablative of quality must be a noun with a modifying adjective.</text:p></text:note-body></text:note> iter prōgressī, rūrsus revertuntur. <text:s/>8. Lūcius, adulēscēns summā fidē, dēligitur. <text:s/>9. Novō genere pūgnae perterritī, sē ex silvīs ējiciunt. <text:s/>10. Haec cīvitās est fīrma et māgnae auctōritātis. <text:s/>11. Castra pedum duodecim<text:note text:id="ftn94" text:note-class="footnote"><text:note-citation>94</text:note-citation><text:note-body><text:p text:style-name="Footnote">The height of a wall and the width of a trench are the important dimensions and in Latin these words are often left to be understood.</text:p></text:note-body></text:note> vāllō fossāque duodēvīgintī pedum mūnītūrī sunt. <text:s/>12. Hūjus generis hostibus resistere nōn poterant.</text:p>
      <text:p text:style-name="BannerSecondary"><text:span text:style-name="T21"><text:tab/><text:tab/>II</text:span>.</text:p>
      <text:p text:style-name="P61">1. They have built ships of an incredible size. <text:s/>2. About six hundred ships of the same sort must be built. <text:s/>3. A forest of vast size extends through the midst of the territory. <text:s/>4. These trenches are of the same depth. <text:s/>5. They marched for three days through marshes of vast extent. <text:s/>6. He put Marcus and Lucius, young men of very great influence, in command of this fleet. <text:s/>7. They are men of an unfriendly spirit. <text:s/>8. The towers are of such great height that they cannot be moved. <text:s/>9. They hurled missiles of every sort at the huge bodies of the barbarians. <text:s/>10. The legion advanced a three days' journey in light marching order. <text:s/>11. Men of such great valour will never surrender.<text:span text:style-name="T26">{{254}}</text:span></text:p>
      <text:p text:style-name="P61"/>
      <text:p text:style-name="Banner">—</text:p>
      <text:p text:style-name="P61"/>
      <text:p text:style-name="Banner">Lesson LXV.</text:p>
      <text:p text:style-name="Banner">The Subjunctive in Clauses of Purpose.</text:p>
      <text:p text:style-name="P61"/>
      <text:p text:style-name="BannerSecondary"><text:span text:style-name="T21">386</text:span>.<text:tab/><text:tab/>Illustrative Examples.</text:p>
      <text:p text:style-name="P253"><text:span text:style-name="T21">Conveniunt</text:span><text:tab/><text:tab/><text:span text:style-name="T2">they assemble</text:span></text:p>
      <text:p text:style-name="P253"><text:tab/><text:span text:style-name="T21">ut bellum gerant</text:span>,<text:tab/><text:tab/><text:tab/><text:span text:style-name="T2">that they may wage war</text:span>.</text:p>
      <text:p text:style-name="P253"><text:tab/><text:tab/><text:tab/><text:tab/><text:span text:style-name="T2">in order that they may wage war</text:span>.</text:p>
      <text:p text:style-name="P253"><text:tab/><text:tab/><text:tab/><text:tab/><text:span text:style-name="T2">in order to wage war</text:span>.</text:p>
      <text:p text:style-name="P253"><text:tab/><text:tab/><text:tab/><text:tab/><text:span text:style-name="T2">to wage war</text:span>.</text:p>
      <text:p text:style-name="P253"><text:span text:style-name="T21">Convēnērunt</text:span><text:tab/><text:tab/><text:span text:style-name="T2">they assembled</text:span></text:p>
      <text:p text:style-name="P253"><text:tab/><text:span text:style-name="T21">ut bellum gererent</text:span>,<text:tab/><text:tab/><text:tab/><text:span text:style-name="T2">that they might wage war</text:span>.</text:p>
      <text:p text:style-name="P253"><text:tab/><text:tab/><text:tab/><text:tab/><text:span text:style-name="T2">in order to wage war</text:span>.</text:p>
      <text:p text:style-name="P253"><text:tab/><text:tab/><text:tab/><text:tab/><text:span text:style-name="T2">to wage war</text:span>.</text:p>
      <text:p text:style-name="P253"><text:span text:style-name="T21">Arma cēpērunt</text:span><text:tab/><text:tab/><text:span text:style-name="T2">they take up arms</text:span></text:p>
      <text:p text:style-name="P253"><text:tab/><text:span text:style-name="T21">nē hōc accidat</text:span><text:tab/><text:tab/><text:tab/><text:span text:style-name="T2">that this may not happen</text:span>.</text:p>
      <text:p text:style-name="P253"><text:tab/><text:tab/><text:tab/><text:tab/><text:span text:style-name="T2">lest this happen</text:span>.</text:p>
      <text:p text:style-name="P253"><text:span text:style-name="T21">Arma capiunt</text:span><text:tab/><text:tab/><text:span text:style-name="T2">they took up arms</text:span></text:p>
      <text:p text:style-name="P253"><text:tab/><text:span text:style-name="T21">nē hōc accideret</text:span><text:tab/><text:tab/><text:tab/><text:span text:style-name="T2">that this might not happen</text:span>.</text:p>
      <text:p text:style-name="P253"><text:tab/><text:tab/><text:tab/><text:tab/><text:span text:style-name="T2">lest this should happen</text:span>.</text:p>
      <text:p text:style-name="P253"><text:soft-page-break/><text:span text:style-name="T21">Statim dēsilit</text:span>,<text:tab/><text:tab/><text:span text:style-name="T2">he leaps down at once</text:span>,</text:p>
      <text:p text:style-name="P253"><text:tab/><text:span text:style-name="T21">nē capiātur</text:span>,<text:tab/><text:tab/><text:tab/><text:span text:style-name="T2">that he may not be taken</text:span>.</text:p>
      <text:p text:style-name="P253"><text:tab/><text:tab/><text:tab/><text:tab/><text:span text:style-name="T2">in order not to be taken</text:span>.</text:p>
      <text:p text:style-name="P253"><text:tab/><text:tab/><text:tab/><text:tab/><text:span text:style-name="T2">so as not to be taken</text:span>.</text:p>
      <text:p text:style-name="P253"><text:span text:style-name="T21">Statim dēsilit</text:span>,<text:tab/><text:tab/><text:span text:style-name="T2">he leaps down at once</text:span>,</text:p>
      <text:p text:style-name="P253"><text:tab/><text:span text:style-name="T21">ut nōn capiātur</text:span>,<text:tab/><text:tab/><text:tab/><text:span text:style-name="T2">so that he is not taken</text:span>.</text:p>
      <text:p text:style-name="P61">These sentences illustrate the following points:—</text:p>
      <text:p text:style-name="BodyHanging"><text:span text:style-name="T2">a</text:span>.<text:tab/>Subordinate clauses with the subjunctive are used in Latin to express purpose.</text:p>
      <text:p text:style-name="BodyHanging"><text:span text:style-name="T2">b</text:span>.<text:tab/>These clauses of purpose are introduced by <text:span text:style-name="T21">ut</text:span><text:span text:style-name="T23">, or if negative by </text:span><text:span text:style-name="T21">nē</text:span><text:span text:style-name="T23">, while </text:span><text:span text:style-name="T21">ut nōn</text:span><text:span text:style-name="T23"> is used to express result, not purpose (see the last sentence above).</text:span><text:span text:style-name="T28">{{255}}</text:span></text:p>
      <text:p text:style-name="BodyHanging"><text:span text:style-name="T6">c</text:span><text:span text:style-name="T23">.<text:tab/>In Latin, as in English, the tense of the dependent verb is influenced by the tense of the principal verb; the present subjunctive being used where English would use </text:span><text:span text:style-name="T6">may</text:span><text:span text:style-name="T23">, the imperfect subjunctive where English would use </text:span><text:span text:style-name="T6">might</text:span><text:span text:style-name="T15">.</text:span></text:p>
      <text:p text:style-name="BodyHanging"><text:span text:style-name="T6">d</text:span><text:span text:style-name="T15">.<text:tab/>The idea of purpose is expressed in English in a variety of ways, one of the commonest being by the infinitive with </text:span><text:span text:style-name="T6">to</text:span><text:span text:style-name="T15">. <text:s/>But the infinitive should not be used in Latin to express purpose.</text:span></text:p>
      <text:p text:style-name="P61"/>
      <text:p text:style-name="P61"><text:span text:style-name="T21">387</text:span>. (<text:span text:style-name="T2">a</text:span>) The principle by which the tense used in a dependent clause is influenced by the tense of the main verb is known in Latin Grammar as the <text:span text:style-name="T2">Sequence of Tenses</text:span>. <text:s/>The general rule is as follow:—</text:p>
      <text:p text:style-name="P61">1. <text:span text:style-name="T2">Primary Sequence</text:span><text:span text:style-name="T12">. <text:s/>The present, future, and future perfect indicative (called the </text:span><text:span text:style-name="T2">Primary Tenses</text:span><text:span text:style-name="T12">) are followed by the present or the perfect subjunctive.</text:span></text:p>
      <text:p text:style-name="P61"><text:span text:style-name="T12">2. Secondary Sequence. <text:s/>The imperfect, perfect, and pluperfect indicative (called the </text:span><text:span text:style-name="T2">Secondary</text:span><text:span text:style-name="T12"> or </text:span><text:span text:style-name="T2">Historical Tenses</text:span><text:span text:style-name="T12">) are followed by the imperfect or the pluperfect subjunctive. <text:s/>But the perfect indicative, when translated by </text:span><text:span text:style-name="T2">have</text:span><text:span text:style-name="T12">, may take primary sequence, and the historical present (59, fn.) secondary sequence.</text:span></text:p>
      <text:p text:style-name="P61">(b) These rules apply generally to all kinds of dependent subjunctive clauses.<text:note text:id="ftn95" text:note-class="footnote"><text:note-citation>95</text:note-citation><text:note-body><text:p text:style-name="Footnote">In clauses of purpose, only the present and imperfect tenses are used.</text:p></text:note-body></text:note> <text:s/>In most cases the Latin sequence corresponds so closely to English usage that the tense of the English is a sufficient guide (362 <text:span text:style-name="T2">c</text:span>.; 371 <text:span text:style-name="T2">a</text:span>.).</text:p>
      <text:p text:style-name="P61"/>
      <text:p text:style-name="BannerSecondary"><text:span text:style-name="T21">388</text:span>.<text:tab/><text:tab/>Illustrative Examples.</text:p>
      <text:p text:style-name="P286"><text:span text:style-name="T21">Lēgātōs mittunt quī pācem petant</text:span>,<text:tab/><text:span text:style-name="T2">they send envoys to seek peace</text:span> (literally, <text:span text:style-name="T2">who are to seek peace</text:span>).</text:p>
      <text:p text:style-name="P286"><text:span text:style-name="T21">Lēgātōs mīsērunt quī pācem peterent</text:span>,<text:tab/><text:span text:style-name="T2">they sent envoys to seek peace</text:span> (literally, <text:span text:style-name="T2">who were to seek peace</text:span>).<text:span text:style-name="T26">{{256}}</text:span></text:p>
      <text:p text:style-name="P61"><text:span text:style-name="T2">a</text:span>.<text:tab/>Notice that the subjunctive expressing purpose may be used in a relative clause. <text:s/>The relative pronoun replaces <text:span text:style-name="T21">ut</text:span><text:span text:style-name="T23">, and has of course an antecedent. <text:s/>This usage occurs chiefly after </text:span><text:span text:style-name="T21">mittō</text:span><text:span text:style-name="T23"> and its compounds; sometimes also after </text:span><text:span text:style-name="T21">relinquō</text:span><text:span text:style-name="T23"> and </text:span><text:span text:style-name="T21">dēligō</text:span><text:span text:style-name="T23">.</text:span></text:p>
      <text:p text:style-name="P61"/>
      <text:p text:style-name="BannerSecondary"><text:span text:style-name="T21">389</text:span>.<text:tab/><text:tab/>Vocabulary.</text:p>
      <text:p text:style-name="Vocabulary"><text:span text:style-name="T21">commeātus, ūs</text:span>, m.,<text:tab/><text:span text:style-name="T2">supplies, provisions</text:span>.</text:p>
      <text:p text:style-name="Vocabulary"><text:span text:style-name="T21">cōnsequor, ī, -secūtus sum</text:span>,<text:tab/><text:span text:style-name="T2">overtake</text:span>; <text:span text:style-name="T2">attain, acquire</text:span>.</text:p>
      <text:p text:style-name="Vocabulary"><text:span text:style-name="T21">īnsequor, ī, -secūtus sum</text:span>,<text:tab/><text:span text:style-name="T2">follow up, pursue</text:span>.</text:p>
      <text:p text:style-name="Vocabulary"><text:span text:style-name="T21">magistrātus, ūs</text:span>, m.,<text:tab/><text:span text:style-name="T2">magistrate</text:span>.</text:p>
      <text:p text:style-name="Vocabulary"><text:span text:style-name="T21">praefectus, ī</text:span>, m.,<text:tab/><text:span text:style-name="T2">officer, commander</text:span> (especially of cavalry).</text:p>
      <text:p text:style-name="Vocabulary"><text:span text:style-name="T21">servitūs, -tūtis</text:span>, f.,<text:tab/><text:span text:style-name="T2">slavery.</text:span></text:p>
      <text:p text:style-name="Vocabulary"><text:span text:style-name="T21">subsequor, ī, -secūtus sum</text:span>,<text:tab/><text:span text:style-name="T2">follow closely, follow after</text:span>.</text:p>
      <text:p text:style-name="Vocabulary"><text:span text:style-name="T21">tribūnus, ī</text:span>, m.,<text:tab/><text:span text:style-name="T2">tribune</text:span> (a military officer).</text:p>
      <text:p text:style-name="P61">N.B.—A Roman army had its commander-in-chief (<text:span text:style-name="T21">imperātor</text:span>), its staff officers (<text:span text:style-name="T21">lēgātī</text:span>); in each <text:soft-page-break/>legion six tribunes (<text:span text:style-name="T21">tribūnī</text:span>) and sixty centurions (<text:span text:style-name="T21">centuriōnēs</text:span>); and its cavalry officers (<text:span text:style-name="T21">praefectī</text:span>).</text:p>
      <text:p text:style-name="P61"/>
      <text:p text:style-name="Banner">Exercises.</text:p>
      <text:p text:style-name="P61"><text:span text:style-name="T21">390</text:span>.<text:tab/><text:tab/><text:span text:style-name="T21">I</text:span>.</text:p>
      <text:p text:style-name="P61">A.—1. Commēatūs causā morātur; morātur ut cōpiam commeatūs nancīscātur. <text:s/>2. Ut hostēs cōnsequī posset, pontem in flūmine fēcit. <text:s/>3. Hostēs īnsequī nōn audet nē māgnam caamitātem accipiat. <text:s/>4. Māgnam partem equitātūs mīsit quae rēgem īnsequerētur. <text:s/>5. Omnēs ex cōnspectū remōvit equōs ut spem fugae tolleret. <text:s/>6. Magistrātūs dēligunt quī cīvitātī praesint. <text:s/>7. Nē nostrī incommodum acciperent, cohortēs sēcum in eam partem subsequī jussit. </text:p>
      <text:p text:style-name="P61"/>
      <text:p text:style-name="P61">[[Plate – The Forum, Looking West. <text:s/>(<text:span text:style-name="T2">Restoration</text:span>.)]]<text:span text:style-name="T26">{{257}}</text:span></text:p>
      <text:p text:style-name="P61"/>
      <text:p text:style-name="P61">B.—8. Praestat interficī quam servitūtem patī. <text:s/>9. Praefectōs trbūnōsque jussit cōpiās longiōre itinere dūcere, nē ex hostium castrīs cōnspicerentur. <text:s/>10. Tantam auctōritātem cōnsec.tus est ut prīncipātum obtineat tōtīus Galliae. <text:s/>11. Lēgātum cum legiōnibus tribus subsequī jussit ut novissimum agmen hostium adorīrētur. <text:s/>12. Lēgātī ad Caesarem missī sunt quī dīcerent sē parātōs esse obsidēs dare. <text:s/>13. Partem cōpiārum praemīsit quae castra minōra oppūgnāret, agrōsque vāstāret. <text:s/>14. Caesar in Britanniam proficīscētur, nē ex hīs nātiōnibus auxilia in Galliam mittantur.</text:p>
      <text:p text:style-name="P61"/>
      <text:p text:style-name="P61"><text:span text:style-name="T21">391</text:span>.<text:tab/><text:tab/><text:span text:style-name="T21">II</text:span>.</text:p>
      <text:p text:style-name="P61">A.—1. He reconnoitres all the roads in order that he may march without danger. <text:s/>2. He sent the cavalry in advance that they might reconnoitre the roads and seek supplies. <text:s/>3. The leader of the Gauls restrains his men lest we learn of his approach. <text:s/>4. He sends the officers of the cavalry in advance to choose a suitable place. <text:s/>5. He makes the camp so large that it cannot easily be surrounded; he makes the camp larger that the enemy may not be able to surround it. <text:s/>6. They fought bravely for the sake of freedom; they fought bravely to attain freedom; they fought bravely that they might not be held in slavery. <text:s/>7. He summons the tribunes and the centurions in order to explain what must be done.</text:p>
      <text:p text:style-name="P61">B.—8. He sends the cavalry to pursue the enemy; he determines to follow the enemy closely; he hopes to overtake the enemy.<text:note text:id="ftn96" text:note-class="footnote"><text:note-citation>96</text:note-citation><text:note-body><text:p text:style-name="Footnote">See 386, 123, and 328 for various ways of translating the present infinitive with 'to'.</text:p></text:note-body></text:note> <text:s/>9. They sent envoys to promise that they would lay down their arms. <text:s/>10. In order not to be prevented from setting sail, he determined to set out without supplies. <text:s/>11. The magistrates and leading{{}} men of Gaul suspected that Caesar was taking them across to Britain in order to kill them all there. <text:s/>12. He sends an officer in advance to see in what direction the enemy are marching. <text:s/>13. He left the lieutenant on the continent to find out what was taking place in Gaul. <text:s/>14. They began to throw away their arms so as not to be captured.</text:p>
      <text:p text:style-name="P61"/>
      <text:p text:style-name="Banner">—</text:p>
      <text:p text:style-name="P61"/>
      <text:p text:style-name="Banner">Lesson LXVI.</text:p>
      <text:p text:style-name="Banner">Ferō.</text:p>
      <text:p text:style-name="P61"/>
      <text:p text:style-name="BannerSecondary"><text:span text:style-name="T21">392</text:span>.<text:tab/><text:tab/>Paradigm.</text:p>
      <text:p text:style-name="Banner"><text:span text:style-name="T21">Ferō, ferre, tulī, lātum</text:span>, <text:span text:style-name="T2">bear</text:span>.</text:p>
      <table:table table:name="Table32" table:style-name="Table32">
        <table:table-column table:style-name="Table32.A" table:number-columns-repeated="5"/>
        <table:table-row>
          <table:table-cell table:style-name="Table32.A1" office:value-type="string">
            <text:p text:style-name="BodyHanging"/>
          </table:table-cell>
          <table:table-cell table:style-name="Table32.A1" office:value-type="string">
            <text:p text:style-name="BodyHanging">Active.</text:p>
          </table:table-cell>
          <table:table-cell table:style-name="Table32.A1" office:value-type="string">
            <text:p text:style-name="BodyHanging"/>
          </table:table-cell>
          <table:table-cell table:style-name="Table32.A1" office:value-type="string">
            <text:p text:style-name="BodyHanging">Passive.</text:p>
          </table:table-cell>
          <table:table-cell table:style-name="Table32.E1" office:value-type="string">
            <text:p text:style-name="BodyHanging"/>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Indicative.</text:p>
          </table:table-cell>
          <table:table-cell table:style-name="Table32.A2" office:value-type="string">
            <text:p text:style-name="BodyHanging"/>
          </table:table-cell>
          <table:table-cell table:style-name="Table32.E2" office:value-type="string">
            <text:p text:style-name="Standard"/>
          </table:table-cell>
        </table:table-row>
        <table:table-row>
          <table:table-cell table:style-name="Table32.A2" office:value-type="string">
            <text:p text:style-name="BodyHanging">Present </text:p>
          </table:table-cell>
          <table:table-cell table:style-name="Table32.A2" office:value-type="string">
            <text:p text:style-name="BodyHanging">ferō</text:p>
          </table:table-cell>
          <table:table-cell table:style-name="Table32.A2" office:value-type="string">
            <text:p text:style-name="BodyHanging">ferimus</text:p>
          </table:table-cell>
          <table:table-cell table:style-name="Table32.A2" office:value-type="string">
            <text:p text:style-name="BodyHanging">feror</text:p>
          </table:table-cell>
          <table:table-cell table:style-name="Table32.E2" office:value-type="string">
            <text:p text:style-name="BodyHanging">ferimur</text:p>
          </table:table-cell>
        </table:table-row>
        <table:table-row>
          <table:table-cell table:style-name="Table32.A2" office:value-type="string">
            <text:p text:style-name="BodyHanging"/>
          </table:table-cell>
          <table:table-cell table:style-name="Table32.A2" office:value-type="string">
            <text:p text:style-name="BodyHanging">fers</text:p>
          </table:table-cell>
          <table:table-cell table:style-name="Table32.A2" office:value-type="string">
            <text:p text:style-name="BodyHanging">fertis</text:p>
          </table:table-cell>
          <table:table-cell table:style-name="Table32.A2" office:value-type="string">
            <text:p text:style-name="BodyHanging">ferris</text:p>
          </table:table-cell>
          <table:table-cell table:style-name="Table32.E2" office:value-type="string">
            <text:p text:style-name="BodyHanging">feriminī</text:p>
          </table:table-cell>
        </table:table-row>
        <text:soft-page-break/>
        <table:table-row>
          <table:table-cell table:style-name="Table32.A2" office:value-type="string">
            <text:p text:style-name="BodyHanging"/>
          </table:table-cell>
          <table:table-cell table:style-name="Table32.A2" office:value-type="string">
            <text:p text:style-name="BodyHanging">fert</text:p>
          </table:table-cell>
          <table:table-cell table:style-name="Table32.A2" office:value-type="string">
            <text:p text:style-name="BodyHanging">ferunt</text:p>
          </table:table-cell>
          <table:table-cell table:style-name="Table32.A2" office:value-type="string">
            <text:p text:style-name="BodyHanging">fertur</text:p>
          </table:table-cell>
          <table:table-cell table:style-name="Table32.E2" office:value-type="string">
            <text:p text:style-name="BodyHanging">feruntur</text:p>
          </table:table-cell>
        </table:table-row>
        <table:table-row>
          <table:table-cell table:style-name="Table32.A2" office:value-type="string">
            <text:p text:style-name="BodyHanging">Imperfect</text:p>
          </table:table-cell>
          <table:table-cell table:style-name="Table32.A2" office:value-type="string">
            <text:p text:style-name="BodyHanging">ferēbam</text:p>
          </table:table-cell>
          <table:table-cell table:style-name="Table32.A2" office:value-type="string">
            <text:p text:style-name="BodyHanging"/>
          </table:table-cell>
          <table:table-cell table:style-name="Table32.A2" office:value-type="string">
            <text:p text:style-name="BodyHanging">ferēbar</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feram</text:p>
          </table:table-cell>
          <table:table-cell table:style-name="Table32.A2" office:value-type="string">
            <text:p text:style-name="BodyHanging"/>
          </table:table-cell>
          <table:table-cell table:style-name="Table32.A2" office:value-type="string">
            <text:p text:style-name="BodyHanging">ferar</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ī</text:p>
          </table:table-cell>
          <table:table-cell table:style-name="Table32.A2" office:value-type="string">
            <text:p text:style-name="BodyHanging"/>
          </table:table-cell>
          <table:table-cell table:style-name="Table32.A2" office:value-type="string">
            <text:p text:style-name="BodyHanging">lātus sum</text:p>
          </table:table-cell>
          <table:table-cell table:style-name="Table32.E2" office:value-type="string">
            <text:p text:style-name="Standard"/>
          </table:table-cell>
        </table:table-row>
        <table:table-row>
          <table:table-cell table:style-name="Table32.A2" office:value-type="string">
            <text:p text:style-name="BodyHanging">Pluperfect</text:p>
          </table:table-cell>
          <table:table-cell table:style-name="Table32.A2" office:value-type="string">
            <text:p text:style-name="BodyHanging">tuleram</text:p>
          </table:table-cell>
          <table:table-cell table:style-name="Table32.A2" office:value-type="string">
            <text:p text:style-name="BodyHanging"/>
          </table:table-cell>
          <table:table-cell table:style-name="Table32.A2" office:value-type="string">
            <text:p text:style-name="BodyHanging">lātus eram</text:p>
          </table:table-cell>
          <table:table-cell table:style-name="Table32.E2" office:value-type="string">
            <text:p text:style-name="Standard"/>
          </table:table-cell>
        </table:table-row>
        <table:table-row>
          <table:table-cell table:style-name="Table32.A2" office:value-type="string">
            <text:p text:style-name="BodyHanging">Future Perfect</text:p>
          </table:table-cell>
          <table:table-cell table:style-name="Table32.A2" office:value-type="string">
            <text:p text:style-name="BodyHanging">tulerō</text:p>
          </table:table-cell>
          <table:table-cell table:style-name="Table32.A2" office:value-type="string">
            <text:p text:style-name="BodyHanging"/>
          </table:table-cell>
          <table:table-cell table:style-name="Table32.A2" office:value-type="string">
            <text:p text:style-name="BodyHanging">lātus erō</text:p>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Subjunctive.</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am</text:p>
          </table:table-cell>
          <table:table-cell table:style-name="Table32.A2" office:value-type="string">
            <text:p text:style-name="BodyHanging"/>
          </table:table-cell>
          <table:table-cell table:style-name="Table32.A2" office:value-type="string">
            <text:p text:style-name="BodyHanging">ferar</text:p>
          </table:table-cell>
          <table:table-cell table:style-name="Table32.E2" office:value-type="string">
            <text:p text:style-name="Standard"/>
          </table:table-cell>
        </table:table-row>
        <table:table-row>
          <table:table-cell table:style-name="Table32.A2" office:value-type="string">
            <text:p text:style-name="BodyHanging">Imperfect</text:p>
          </table:table-cell>
          <table:table-cell table:style-name="Table32.A2" office:value-type="string">
            <text:p text:style-name="BodyHanging">ferrem</text:p>
          </table:table-cell>
          <table:table-cell table:style-name="Table32.A2" office:value-type="string">
            <text:p text:style-name="BodyHanging"/>
          </table:table-cell>
          <table:table-cell table:style-name="Table32.A2" office:value-type="string">
            <text:p text:style-name="BodyHanging">ferrer</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erim</text:p>
          </table:table-cell>
          <table:table-cell table:style-name="Table32.A2" office:value-type="string">
            <text:p text:style-name="BodyHanging"/>
          </table:table-cell>
          <table:table-cell table:style-name="Table32.A2" office:value-type="string">
            <text:p text:style-name="BodyHanging">lātus sum</text:p>
          </table:table-cell>
          <table:table-cell table:style-name="Table32.E2" office:value-type="string">
            <text:p text:style-name="Standard"/>
          </table:table-cell>
        </table:table-row>
        <table:table-row>
          <table:table-cell table:style-name="Table32.A2" office:value-type="string">
            <text:p text:style-name="BodyHanging">Pluperfect</text:p>
          </table:table-cell>
          <table:table-cell table:style-name="Table32.A2" office:value-type="string">
            <text:p text:style-name="BodyHanging">tulissem</text:p>
          </table:table-cell>
          <table:table-cell table:style-name="Table32.A2" office:value-type="string">
            <text:p text:style-name="BodyHanging"/>
          </table:table-cell>
          <table:table-cell table:style-name="Table32.A2" office:value-type="string">
            <text:p text:style-name="BodyHanging">lātus essem</text:p>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Infinitive.</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re</text:p>
          </table:table-cell>
          <table:table-cell table:style-name="Table32.A2" office:value-type="string">
            <text:p text:style-name="BodyHanging"/>
          </table:table-cell>
          <table:table-cell table:style-name="Table32.A2" office:value-type="string">
            <text:p text:style-name="BodyHanging">ferrī</text:p>
          </table:table-cell>
          <table:table-cell table:style-name="Table32.E2" office:value-type="string">
            <text:p text:style-name="Standard"/>
          </table:table-cell>
        </table:table-row>
        <table:table-row>
          <table:table-cell table:style-name="Table32.A2" office:value-type="string">
            <text:p text:style-name="BodyHanging">Perfect</text:p>
          </table:table-cell>
          <table:table-cell table:style-name="Table32.A2" office:value-type="string">
            <text:p text:style-name="BodyHanging">tulisse</text:p>
          </table:table-cell>
          <table:table-cell table:style-name="Table32.A2" office:value-type="string">
            <text:p text:style-name="BodyHanging"/>
          </table:table-cell>
          <table:table-cell table:style-name="Table32.A2" office:value-type="string">
            <text:p text:style-name="BodyHanging">lātus esse</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lātūrus esse<text:span text:style-name="T26">{{259}}</text:span></text:p>
          </table:table-cell>
          <table:table-cell table:style-name="Table32.A2" office:value-type="string">
            <text:p text:style-name="Standard"/>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
          </table:table-cell>
          <table:table-cell table:style-name="Table32.A2" office:value-type="string">
            <text:p text:style-name="BodyHanging"/>
          </table:table-cell>
          <table:table-cell table:style-name="Table32.A2" office:value-type="string">
            <text:p text:style-name="BodyHanging">Participles.</text:p>
          </table:table-cell>
          <table:table-cell table:style-name="Table32.A2" office:value-type="string">
            <text:p text:style-name="Standard"/>
          </table:table-cell>
          <table:table-cell table:style-name="Table32.E2" office:value-type="string">
            <text:p text:style-name="Standard"/>
          </table:table-cell>
        </table:table-row>
        <table:table-row>
          <table:table-cell table:style-name="Table32.A2" office:value-type="string">
            <text:p text:style-name="BodyHanging">Present</text:p>
          </table:table-cell>
          <table:table-cell table:style-name="Table32.A2" office:value-type="string">
            <text:p text:style-name="BodyHanging">ferēns</text:p>
          </table:table-cell>
          <table:table-cell table:style-name="Table32.A2" office:value-type="string">
            <text:p text:style-name="BodyHanging">Perfect</text:p>
          </table:table-cell>
          <table:table-cell table:style-name="Table32.A2" office:value-type="string">
            <text:p text:style-name="BodyHanging">lātus</text:p>
          </table:table-cell>
          <table:table-cell table:style-name="Table32.E2" office:value-type="string">
            <text:p text:style-name="Standard"/>
          </table:table-cell>
        </table:table-row>
        <table:table-row>
          <table:table-cell table:style-name="Table32.A2" office:value-type="string">
            <text:p text:style-name="BodyHanging">Future</text:p>
          </table:table-cell>
          <table:table-cell table:style-name="Table32.A2" office:value-type="string">
            <text:p text:style-name="BodyHanging">lātūrus</text:p>
          </table:table-cell>
          <table:table-cell table:style-name="Table32.A2" office:value-type="string">
            <text:p text:style-name="BodyHanging">Gerundive</text:p>
          </table:table-cell>
          <table:table-cell table:style-name="Table32.A2" office:value-type="string">
            <text:p text:style-name="BodyHanging">ferendus</text:p>
          </table:table-cell>
          <table:table-cell table:style-name="Table32.E2" office:value-type="string">
            <text:p text:style-name="Standard"/>
          </table:table-cell>
        </table:table-row>
      </table:table>
      <text:p text:style-name="BodyHanging"/>
      <text:p text:style-name="P61"><text:span text:style-name="T21">393</text:span>. (<text:span text:style-name="T2">a</text:span>) <text:span text:style-name="T21">Ferō</text:span> is irregular in the present indicative, present infinitive, and imperfect subjunctive. <text:s/>In all the other forms <text:span text:style-name="T21">ferō</text:span> is conjugated precisely like verbs of the third conjugation, allowing for the peculiarity of the principal parts.</text:p>
      <text:p text:style-name="P61">(<text:span text:style-name="T2">b</text:span>) The prepositions with which <text:span text:style-name="T21">ferō</text:span> is compounded often undergo changes to harmonize their final sound with the initial letters (<text:span text:style-name="T21">f</text:span>, <text:span text:style-name="T21">t</text:span>, and <text:span text:style-name="T21">l</text:span>) of the three stems; for example <text:span text:style-name="T21">ad</text:span> and <text:span text:style-name="T21">ferō</text:span> make<text:span text:style-name="T21"> afferō</text:span>, <text:span text:style-name="T21">attulī</text:span>, <text:span text:style-name="T21">allātum</text:span>.</text:p>
      <text:p text:style-name="P61"/>
      <text:p text:style-name="BannerSecondary"><text:span text:style-name="T21">394</text:span>.<text:tab/><text:tab/>Vocabulary.</text:p>
      <text:p text:style-name="Vocabulary"><text:span text:style-name="T21">cōnferō, ferre, contulī, collātum</text:span>,<text:tab/><text:span text:style-name="T2">collect, gather</text:span>.</text:p>
      <text:p text:style-name="Vocabulary"><text:span text:style-name="T21">dēferō, ferre, -tulī, -lātum</text:span>,<text:tab/><text:span text:style-name="T2">carry down</text:span>; <text:span text:style-name="T2">bring</text:span>; <text:span text:style-name="T2">report</text:span>.<text:note text:id="ftn97" text:note-class="footnote"><text:note-citation>97</text:note-citation><text:note-body><text:p text:style-name="Footnote"><text:span text:style-name="T21">Dēferō</text:span> of those who disclose or voluntarily report something; <text:span text:style-name="T21">referō</text:span> of those who as part of their duty bring back information; <text:span text:style-name="T21">perferō</text:span> with reference to the point reached by the report. <text:s/>All three words are followed by <text:span text:style-name="T21">ad</text:span> with the Acc.</text:p></text:note-body></text:note></text:p>
      <text:p text:style-name="Vocabulary"><text:span text:style-name="T21">fāma, ae</text:span>, f.,<text:tab/><text:span text:style-name="T2">rumour, report</text:span>.</text:p>
      <text:p text:style-name="Vocabulary"><text:span text:style-name="T21">ferō, ferre, tulī, lātum</text:span>,<text:tab/><text:span text:style-name="T2">bear, carry</text:span>; <text:span text:style-name="T2">endure, stand</text:span>.</text:p>
      <text:p text:style-name="Vocabulary"><text:span text:style-name="T21">īnferō, ferre, intulī, illātum</text:span>,<text:tab/><text:span text:style-name="T2">bring</text:span>; <text:span text:style-name="T2">cause, inflict</text:span>.<text:note text:id="ftn98" text:note-class="footnote"><text:note-citation>98</text:note-citation><text:note-body><text:p text:style-name="Footnote">With <text:span text:style-name="T21">īnferō</text:span> the person on or upon whom something is inflicted is put in the dative case.</text:p></text:note-body></text:note></text:p>
      <text:p text:style-name="Vocabulary"><text:span text:style-name="T21">perferō, ferre, -tulī, -lātum</text:span>,<text:tab/>(<text:span text:style-name="T2">carry to the end</text:span>), <text:span text:style-name="T2">bring</text:span>; <text:span text:style-name="T2">report</text:span><text:span text:style-name="T31">[note 97]</text:span>; <text:span text:style-name="T2">bear, submit to</text:span>.</text:p>
      <text:p text:style-name="Vocabulary"><text:span text:style-name="T21">referō, referre, rettulī, relātum</text:span>,<text:tab/><text:span text:style-name="T2">carry back</text:span>; <text:span text:style-name="T2">report</text:span><text:span text:style-name="T31">[note 97]</text:span>.</text:p>
      <text:p text:style-name="Vocabulary"><text:span text:style-name="T2">Phrases</text:span>:</text:p>
      <text:p text:style-name="Vocabulary"><text:span text:style-name="T21">auxilium ferō</text:span> (w. dat.),<text:tab/><text:span text:style-name="T2">bring</text:span> (<text:span text:style-name="T2">give</text:span>, <text:span text:style-name="T2">lend</text:span>) <text:span text:style-name="T2">aid</text:span>.</text:p>
      <text:p text:style-name="Vocabulary"><text:span text:style-name="T21">bellum īnferō</text:span> (w. dat.), <text:span text:style-name="T2">make war</text:span> <text:span text:style-name="T2">(on</text:span> or <text:span text:style-name="T2">upon</text:span>).</text:p>
      <text:p text:style-name="Vocabulary"><text:span text:style-name="T21">sīgna īnferō</text:span> (w. <text:span text:style-name="T21">in</text:span> and acc.),<text:tab/><text:span text:style-name="T2">advance against</text:span> or <text:span text:style-name="T2">on</text:span> (literally <text:span text:style-name="T2">bear onward the standards</text:span>).</text:p>
      <text:p text:style-name="Vocabulary"><text:soft-page-break/><text:span text:style-name="T21">fāmam perferō</text:span>,<text:tab/><text:span text:style-name="T2">bring a report</text:span>.</text:p>
      <text:p text:style-name="Vocabulary"><text:span text:style-name="T21">pedem referō</text:span>,<text:tab/><text:span text:style-name="T2">fall back, give way</text:span>.<text:span text:style-name="T26">{{260}}</text:span></text:p>
      <text:p text:style-name="Vocabulary"/>
      <text:p text:style-name="Banner">Exercises.</text:p>
      <text:p text:style-name="BannerSecondary"><text:span text:style-name="T21">395</text:span>.<text:tab/><text:tab/><text:span text:style-name="T21">I</text:span>.</text:p>
      <text:p text:style-name="P61">A.—1. Auxilium ferimus; arma fertis. <text:s/>2. Frūmen tum cōnferrī jubet; frūmentum cōnfertur. <text:s/>3. Multa vulnera intulērunt; multa vulnera illāta sunt. <text:s/>4. Hās litterās servus ad Caesarem dēfert; litterae ad eum dēferutur. <text:s/>5. Celeriter fāma ad omnēs Galliae cīvitātēs perferētur. <text:s/>6. Lēgātī haec sē ad suōs relātūrōs esse dīxērunt. <text:s/>7. Negant sē populō Rōmānō bellum intulisse. <text:s/>8. Quantus est numerus eōrum quī arma ferre possunt? <text:s/>9. Tanta tempestās subitō coorta est ut omnēs ferē nāvēs ad Galliam referrentur. <text:s/>11. Frūmentum ex agrīs cotīdiē in castra cōnferēbātur.</text:p>
      <text:p text:style-name="P61">B.—12. Ea rēs dēfertur ad Caesarem; haec statim dēferēmus. <text:s/>13. Legiōnēs sēsē conjugunt et sīgna in hostēs īnferunt. <text:s/>14. Eīs quī premī videntur auxilium ferendum est. <text:s/>15. Cōnsiliō Caesaris cōgnitō et perlātō ad Britannōs, ā complūribus īnsulae cīvitātibus ad eum lēgātī veniunt. <text:s/>16. Sī bellum intulerit, quid verēminī? <text:s/>17. Nē haec rēs dēferātur, nūntium necant. <text:s/>18. Hūc Caesar omnēs obsidēs et impedīmentōrum māgnam partem contulerat. <text:s/>19. Impedītīs hostibus propter ea, quae ferēbant, onera, nostrī subitō ēruptiōnem fēcērunt. <text:s/>20. Commissō proeliō, nostrōrum mīlitum impetum hostēs ferre nōn potuērunt.</text:p>
      <text:p text:style-name="P61"/>
      <text:p text:style-name="BannerSecondary"><text:span text:style-name="T21">396</text:span>.<text:tab/><text:tab/><text:span text:style-name="T21">II</text:span>.</text:p>
      <text:p text:style-name="P61">A.—1. You are bringing aid; you had brought aid. <text:s/>2. He is said to have brought aid; while bringing aid, they were slain. <text:s/>3. He asked who was bringing aid; he asked to whom aid was being brought. <text:s/>4. They said that the grain was being collected. <text:s/>5. Exhausted<text:span text:style-name="T26">{{261}}</text:span> by wounds, they began to give way. <text:s/>6. Young men of such valour ought not to submit to slavery. <text:s/>7. The ships were carried down to the lower part of the island. <text:s/>8. He promised to make war neither upon them nor upon their allies. <text:s/>9. Do you not see what great disasters they have borne? <text:s/>10. The military standards used to be gathered to (<text:span text:style-name="T2">literally</text:span> into) one place. <text:s/>11. After seeking peace, you have made war on me without cause.</text:p>
      <text:p text:style-name="P61">B.—12. He sets out at once in order to bring aid; they join battle at once lest aid be brought. <text:s/>13. Alarmed by these things the barbarians fell back. <text:s/>14. The left wing was ordered to advance, because the right wing seemed to be hard pressed. <text:s/>15. On this being reported (dēferō) to the magistrates, they determined to make war. <text:s/>16. Meanwhile a report is brought to the fleet of (dē) Caesar's victory. <text:s/>17. They report (referō) that the arms have been collected and hostages given up. <text:s/>18. Ships of this sort will stand the storms more easily. <text:s/>19. They understood how great a disaster they had brought (īnferō) upon the state; they understood how great a disaster had been brought upon us. <text:s/>20. When the allies fall back, the legionary soldiers will advance.</text:p>
      <text:p text:style-name="P61"/>
      <text:p text:style-name="Banner">—</text:p>
      <text:p text:style-name="P61"/>
      <text:p text:style-name="Banner">Lesson LXVII.</text:p>
      <text:p text:style-name="Banner">Subjunctive with <text:span text:style-name="T21">cum</text:span>.</text:p>
      <text:p text:style-name="P61"/>
      <text:p text:style-name="BannerSecondary"><text:span text:style-name="T21">397</text:span>.<text:tab/><text:tab/>Illustrative Examples.</text:p>
      <text:p text:style-name="BodyHanging"><text:span text:style-name="T21">Cum exercitum cōgeret, lēgātōs mīsērunt</text:span>,<text:tab/><text:span text:style-name="T2">when he was collecting an army, they sent envoys</text:span>.</text:p>
      <text:p text:style-name="BodyHanging"><text:span text:style-name="T21">Hōc cum dīxisset, ex nāvī dēsiluit</text:span>,<text:tab/><text:span text:style-name="T2">when he had said this, he leaped down from the ship</text:span>.</text:p>
      <text:p text:style-name="BodyHanging"><text:span text:style-name="T21">Cum id nūntiātum esset, statim profectus est</text:span>,<text:tab/><text:span text:style-name="T2">when this was announced, he set out at once</text:span>.<text:span text:style-name="T26">{{262}}</text:span></text:p>
      <text:p text:style-name="BodyHanging"><text:span text:style-name="T21">Cum nāvēs essent inūtilēs, revertī nōn poterat</text:span>, <text:span text:style-name="T2">as</text:span> (or <text:span text:style-name="T2">since</text:span>) <text:span text:style-name="T2">the ships were useless, he could not return</text:span>.</text:p>
      <text:p text:style-name="P61">These sentences illustrate the following points:—</text:p>
      <text:p text:style-name="BodyHanging"><text:span text:style-name="T2">a</text:span>.<text:tab/><text:span text:style-name="T21">Cum</text:span> (translated sometimes <text:span text:style-name="T2">when</text:span>, sometimes <text:span text:style-name="T2">since</text:span> or <text:span text:style-name="T2">as</text:span>) is used with the imperfect and pluperfect <text:soft-page-break/>subjunctive to express in some cases the time, in others the cause of an action in the past.</text:p>
      <text:p text:style-name="BodyHanging"><text:span text:style-name="T2">b</text:span>.<text:tab/>In such clauses referring to the past. the imperfect subjunctive is used when the time of the dependent verb is the same as that of the main verb, the pluperfect when it is earlier than that of the main verb.</text:p>
      <text:p text:style-name="BodyHanging"><text:span text:style-name="T2">c</text:span>.<text:tab/>The subjunctive with <text:span text:style-name="T21">cum</text:span> is translated by the English indicative. <text:s/>Notice particularly that in English after <text:span text:style-name="T2">when</text:span><text:span text:style-name="T12">, etc., the simple past tense is often equivalent to the pluperfect, and that in such cases the subjunctive with </text:span><text:span text:style-name="T13">cum</text:span><text:span text:style-name="T12"> should be in the pluperfect.</text:span></text:p>
      <text:p text:style-name="BodyHanging"><text:span text:style-name="T2">d</text:span><text:span text:style-name="T12">.<text:tab/>When </text:span><text:span text:style-name="T13">cum</text:span><text:span text:style-name="T12"> with the subjunctive is translated </text:span><text:span text:style-name="T2">when</text:span><text:span text:style-name="T12">, it will in most cases be found not merely to express the time but also to describe the circumstances or situation.</text:span><text:span text:style-name="T12"><text:note text:id="ftn99" text:note-class="footnote"><text:note-citation>99</text:note-citation><text:note-body><text:p text:style-name="Footnote"><text:span text:style-name="T21">Cum</text:span> is used also with the indicative in Latin, chiefly in the following cases: (1) to express mere time; as, <text:span text:style-name="T2">When Caesar conquered Gaul, it was inhabited by three races</text:span>; (2) to express time, circumstances, or situation in present or future time (224); (3) when <text:span text:style-name="T21">cum</text:span> has the force of whenever.</text:p><text:p text:style-name="Footnote"><text:tab/>In the sense of <text:span text:style-name="T2">since</text:span> or <text:span text:style-name="T2">as</text:span>, <text:span text:style-name="T21">cum</text:span> always takes the subjunctive.</text:p></text:note-body></text:note></text:span></text:p>
      <text:p text:style-name="BodyHanging"><text:span text:style-name="T2">e</text:span><text:span text:style-name="T12">.<text:tab/>An emphatic word or word of connection may precede the conjunction </text:span><text:span text:style-name="T13">cum</text:span><text:span text:style-name="T12">, although forming part of the </text:span><text:span text:style-name="T13">cum</text:span><text:span text:style-name="T12"> clause, as in the second sentence.</text:span></text:p>
      <text:p text:style-name="P61">N.B.—It will further be seen, on reviewing 303, that <text:span text:style-name="T21">cum</text:span> with the pluperfect subjunctive could be used to express any of the participial phrases there given.<text:span text:style-name="T26">{{263}}</text:span></text:p>
      <text:p text:style-name="P61"/>
      <text:p text:style-name="BannerSecondary"><text:span text:style-name="T21">398</text:span>.<text:tab/><text:tab/>Vocabulary.</text:p>
      <text:p text:style-name="Vocabulary"><text:span text:style-name="T21">apertus, a, um</text:span>,<text:tab/><text:span text:style-name="T2">open, clear</text:span>.</text:p>
      <text:p text:style-name="Vocabulary"><text:span text:style-name="T21">īnstituō, ere, -uī, -ūtum</text:span>,<text:tab/><text:span text:style-name="T2">undertake, set about</text:span>; <text:span text:style-name="T2">build, establish</text:span>.</text:p>
      <text:p text:style-name="Vocabulary"><text:span text:style-name="T21">jam</text:span>, adv.,<text:tab/><text:span text:style-name="T2">now, by this time, already</text:span>.</text:p>
      <text:p text:style-name="Vocabulary"><text:span text:style-name="T21">mors, mortis</text:span>, f.,<text:tab/><text:span text:style-name="T2">death</text:span>.</text:p>
      <text:p text:style-name="Vocabulary"><text:span text:style-name="T21">nōndum</text:span>, adv.,<text:tab/><text:span text:style-name="T2">not yet</text:span>.</text:p>
      <text:p text:style-name="Vocabulary"><text:span text:style-name="T21">via, ae</text:span>, f.,<text:tab/><text:span text:style-name="T2">way, road, route, journey</text:span>.</text:p>
      <text:p text:style-name="Vocabulary"><text:span text:style-name="T2">Phrase</text:span>:</text:p>
      <text:p text:style-name="Vocabulary"><text:span text:style-name="T21">latus apertum</text:span>,<text:tab/><text:span text:style-name="T2">the unprotected flank</text:span> (<text:span text:style-name="T2">i._e.</text:span> the right side, unprotected by the shield).</text:p>
      <text:p text:style-name="P61">N.B.—<text:span text:style-name="T21">Īstituō</text:span> may take a complementary infinitive (123); as, <text:span text:style-name="T21">Haec facere īnstituō</text:span>, <text:span text:style-name="T2">I undertake to do this</text:span>, or, <text:span text:style-name="T2">I set about doing this</text:span>.</text:p>
      <text:p text:style-name="P61"/>
      <text:p text:style-name="P61">Exercises.</text:p>
      <text:p text:style-name="BannerSecondary"><text:span text:style-name="T21">399</text:span>.<text:tab/><text:tab/><text:span text:style-name="T21">I</text:span>.</text:p>
      <text:p text:style-name="P61">A.—1. Cum jam appropinquārent Britanniae, tempestās subitō coorta est. <text:s/>2. Eō cum pervēnissent, paucōs diēs ibi morātī sunt. <text:s/>3. Cum lēgātī ad Caesarem vēnissent, ex cōnsuētūdine obsidēs imperāvit. <text:s/>4. Hīs cum persuādēre nōndum potuissent, hāc viā iter facere nōn ausī sunt. <text:s/>5. Cum esset Caesar in hībernīs, certior factus est Gallōs celerrimās nāvēs īnstituere. <text:s/>6. Cum jam trīduī viam prōgressī essēmus, dē morte imperātōris certiōrēs factī sumus. <text:s/>7. Hīs rēbus cum iter impedīrētur, cōpiae in locō apertō cōnstitērunt. <text:s/>8. Nostrī cum sē in castra reciperent, hostibus occurrērunt. <text:s/>9. Hōs cum reliquī cōnspexissent, subsecūtī sunt.</text:p>
      <text:p text:style-name="P61">B.—10. Cum mīlia passuum tria Caesar abesset, barbarī oppida incendērunt et pecora in silvās compulērunt. <text:s/>11. Caesar cum cōnstituisset in continentī hiemāre, frūmentum in Britanniā nōn prōvīsum erat. <text:s/>12. Cum jam merīdiēs appropinquāret, ad ea castra,<text:span text:style-name="T26">{{264}}</text:span> quae suprā dēmōnstrāvimus, contendit. <text:s/>13. Cum sē suaque omnia in oppida contulissent, bellum parāre īnstituērunt. <text:s/>14. Cum jam mūrō turrēs appropinquā vissent, Gallī flentēs pācem petere coepērunt. <text:s/>15. Cum mortis perīculō territī essent, in fluctūs dēsilīre dubitābant. <text:s/>16. Equitēs cum multitūdine hostium castra complērī nostra vīdissent, fugā salūtem petere contendērunt. <text:s/>17. Ibi cum aliī fossās complērent, aliī tēla conjicerent, nostrī subitō ēruptiōnem fēcērunt. <text:s/>18. Cum agmen ex viā excesserit, ab latere apertō adoriēmur.</text:p>
      <text:p text:style-name="P61"/>
      <text:p text:style-name="P61"><text:span text:style-name="T21">400</text:span>.<text:tab/><text:tab/><text:span text:style-name="T21">II</text:span>.</text:p>
      <text:p text:style-name="P61"><text:soft-page-break/>A.—1. When he was bringing aid to his brother, he was himself surrounded. <text:s/>2. When we had marched for three days through their territories, we came to a lake of great width. <text:s/>3. When he ordered all the senate to come to him, they did not obey. <text:s/>4. Since he could not overtake the army, he recalled the cavalry. <text:s/>5. When he came there, larger forces of the Britons had already assembled. <text:s/>6. As the winter was not yet ended, he could not set about the work. <text:s/>7. Having found out (<text:span text:style-name="T2">literally</text:span> when he had found out) by what road they were marching, he sent the cavalry in that direction. <text:s/>8. Thinking (<text:span text:style-name="T2">literally</text:span> since we thought) that after his death it was dangerous to set out, we approved this plan.</text:p>
      <text:p text:style-name="P61">B.—9. When he had approached (accēdō) nearer, he was ordered to throw away his arms. <text:s/>10. As he believed the rest of the army was following closely, he drew up his line of battle on open ground. <text:s/>11. On learning that Caesar was going to set out that night, they determined to await his departure. <text:s/>12. When the Gauls saw that our legions were being hard pressed, they hastened towards the camp. <text:s/>13. As the enemy's troops seemed{{265}} to be increasing, he set about posting garrisons. <text:s/>14. When he reported what was being done on the left wing, these cohorts were ordered to advance. <text:s/>15. As the open ground did not extend far, our men scarcely ventured to pursue.</text:p>
      <text:p text:style-name="P61"/>
      <text:p text:style-name="Banner">—</text:p>
      <text:p text:style-name="P61"/>
      <text:p text:style-name="Banner">Lesson LXVIII.</text:p>
      <text:p text:style-name="Banner"><text:span text:style-name="T21">Volō</text:span>, <text:span text:style-name="T21">Nōlō</text:span>, <text:span text:style-name="T21">Mālō</text:span>. <text:s/>Dative of Purpose and Interest.</text:p>
      <text:p text:style-name="P61"/>
      <text:p text:style-name="BannerSecondary"><text:span text:style-name="T21">401</text:span>.<text:tab/><text:tab/>Paradigms.</text:p>
      <text:p text:style-name="P101"><text:tab/><text:span text:style-name="T21">Volō, velle, voluī</text:span>,<text:tab/><text:span text:style-name="T2">be willing, wish</text:span>.</text:p>
      <text:p text:style-name="P101"><text:tab/><text:span text:style-name="T21">Nōlō, nōlle, nōluī</text:span><text:tab/><text:span text:style-name="T2">be unwilling</text:span>.</text:p>
      <text:p text:style-name="P101"><text:tab/><text:span text:style-name="T21">Mālō, mālle, māluī</text:span>,<text:tab/><text:span text:style-name="T2">prefer</text:span>.</text:p>
      <text:p text:style-name="Banner">Indicative.</text:p>
      <table:table table:name="Table33" table:style-name="Table33">
        <table:table-column table:style-name="Table33.A" table:number-columns-repeated="3"/>
        <table:table-column table:style-name="Table33.D"/>
        <table:table-row>
          <table:table-cell table:style-name="Table33.A1" office:value-type="string">
            <text:p text:style-name="BodyHanging">Present</text:p>
          </table:table-cell>
          <table:table-cell table:style-name="Table33.A1" office:value-type="string">
            <text:p text:style-name="BodyHanging">volō</text:p>
          </table:table-cell>
          <table:table-cell table:style-name="Table33.A1" office:value-type="string">
            <text:p text:style-name="BodyHanging">nōlō</text:p>
          </table:table-cell>
          <table:table-cell table:style-name="Table33.D1" office:value-type="string">
            <text:p text:style-name="BodyHanging">mālō</text:p>
          </table:table-cell>
        </table:table-row>
        <table:table-row>
          <table:table-cell table:style-name="Table33.A2" office:value-type="string">
            <text:p text:style-name="BodyHanging"/>
          </table:table-cell>
          <table:table-cell table:style-name="Table33.A2" office:value-type="string">
            <text:p text:style-name="BodyHanging">vīs</text:p>
          </table:table-cell>
          <table:table-cell table:style-name="Table33.A2" office:value-type="string">
            <text:p text:style-name="BodyHanging">nōn vīs</text:p>
          </table:table-cell>
          <table:table-cell table:style-name="Table33.D2" office:value-type="string">
            <text:p text:style-name="BodyHanging">māvīs</text:p>
          </table:table-cell>
        </table:table-row>
        <table:table-row>
          <table:table-cell table:style-name="Table33.A2" office:value-type="string">
            <text:p text:style-name="BodyHanging"/>
          </table:table-cell>
          <table:table-cell table:style-name="Table33.A2" office:value-type="string">
            <text:p text:style-name="BodyHanging">vult</text:p>
          </table:table-cell>
          <table:table-cell table:style-name="Table33.A2" office:value-type="string">
            <text:p text:style-name="BodyHanging">nōn vult</text:p>
          </table:table-cell>
          <table:table-cell table:style-name="Table33.D2" office:value-type="string">
            <text:p text:style-name="BodyHanging">māvult</text:p>
          </table:table-cell>
        </table:table-row>
        <table:table-row>
          <table:table-cell table:style-name="Table33.A2" office:value-type="string">
            <text:p text:style-name="BodyHanging"/>
          </table:table-cell>
          <table:table-cell table:style-name="Table33.A2" office:value-type="string">
            <text:p text:style-name="BodyHanging">volumus</text:p>
          </table:table-cell>
          <table:table-cell table:style-name="Table33.A2" office:value-type="string">
            <text:p text:style-name="BodyHanging">nōlumus</text:p>
          </table:table-cell>
          <table:table-cell table:style-name="Table33.D2" office:value-type="string">
            <text:p text:style-name="BodyHanging">mālumus</text:p>
          </table:table-cell>
        </table:table-row>
        <table:table-row>
          <table:table-cell table:style-name="Table33.A2" office:value-type="string">
            <text:p text:style-name="BodyHanging"/>
          </table:table-cell>
          <table:table-cell table:style-name="Table33.A2" office:value-type="string">
            <text:p text:style-name="BodyHanging">vultis</text:p>
          </table:table-cell>
          <table:table-cell table:style-name="Table33.A2" office:value-type="string">
            <text:p text:style-name="BodyHanging">nōn vultis</text:p>
          </table:table-cell>
          <table:table-cell table:style-name="Table33.D2" office:value-type="string">
            <text:p text:style-name="BodyHanging">māvultis</text:p>
          </table:table-cell>
        </table:table-row>
        <table:table-row>
          <table:table-cell table:style-name="Table33.A2" office:value-type="string">
            <text:p text:style-name="BodyHanging"/>
          </table:table-cell>
          <table:table-cell table:style-name="Table33.A2" office:value-type="string">
            <text:p text:style-name="BodyHanging">volunt</text:p>
          </table:table-cell>
          <table:table-cell table:style-name="Table33.A2" office:value-type="string">
            <text:p text:style-name="BodyHanging">nōlunt</text:p>
          </table:table-cell>
          <table:table-cell table:style-name="Table33.D2" office:value-type="string">
            <text:p text:style-name="BodyHanging">mālunt</text:p>
          </table:table-cell>
        </table:table-row>
        <table:table-row>
          <table:table-cell table:style-name="Table33.A2" office:value-type="string">
            <text:p text:style-name="BodyHanging">Imperfect</text:p>
          </table:table-cell>
          <table:table-cell table:style-name="Table33.A2" office:value-type="string">
            <text:p text:style-name="BodyHanging">volēbam</text:p>
          </table:table-cell>
          <table:table-cell table:style-name="Table33.A2" office:value-type="string">
            <text:p text:style-name="BodyHanging">nōlēbam</text:p>
          </table:table-cell>
          <table:table-cell table:style-name="Table33.D2" office:value-type="string">
            <text:p text:style-name="BodyHanging">mālēbam</text:p>
          </table:table-cell>
        </table:table-row>
        <table:table-row>
          <table:table-cell table:style-name="Table33.A2" office:value-type="string">
            <text:p text:style-name="BodyHanging">Future</text:p>
          </table:table-cell>
          <table:table-cell table:style-name="Table33.A2" office:value-type="string">
            <text:p text:style-name="BodyHanging">volam</text:p>
          </table:table-cell>
          <table:table-cell table:style-name="Table33.A2" office:value-type="string">
            <text:p text:style-name="BodyHanging">nōlam</text:p>
          </table:table-cell>
          <table:table-cell table:style-name="Table33.D2" office:value-type="string">
            <text:p text:style-name="BodyHanging">mālam</text:p>
          </table:table-cell>
        </table:table-row>
        <table:table-row>
          <table:table-cell table:style-name="Table33.A2" office:value-type="string">
            <text:p text:style-name="BodyHanging">Perfect</text:p>
          </table:table-cell>
          <table:table-cell table:style-name="Table33.A2" office:value-type="string">
            <text:p text:style-name="BodyHanging">voluī</text:p>
          </table:table-cell>
          <table:table-cell table:style-name="Table33.A2" office:value-type="string">
            <text:p text:style-name="BodyHanging">nōluī</text:p>
          </table:table-cell>
          <table:table-cell table:style-name="Table33.D2" office:value-type="string">
            <text:p text:style-name="BodyHanging">māluī</text:p>
          </table:table-cell>
        </table:table-row>
        <table:table-row>
          <table:table-cell table:style-name="Table33.A2" office:value-type="string">
            <text:p text:style-name="BodyHanging">Pluperfect</text:p>
          </table:table-cell>
          <table:table-cell table:style-name="Table33.A2" office:value-type="string">
            <text:p text:style-name="BodyHanging">volueram</text:p>
          </table:table-cell>
          <table:table-cell table:style-name="Table33.A2" office:value-type="string">
            <text:p text:style-name="BodyHanging">nōlueram</text:p>
          </table:table-cell>
          <table:table-cell table:style-name="Table33.D2" office:value-type="string">
            <text:p text:style-name="BodyHanging">mālueram</text:p>
          </table:table-cell>
        </table:table-row>
        <table:table-row>
          <table:table-cell table:style-name="Table33.A2" office:value-type="string">
            <text:p text:style-name="BodyHanging">Future Perfect</text:p>
          </table:table-cell>
          <table:table-cell table:style-name="Table33.A2" office:value-type="string">
            <text:p text:style-name="BodyHanging">voluerō</text:p>
          </table:table-cell>
          <table:table-cell table:style-name="Table33.A2" office:value-type="string">
            <text:p text:style-name="BodyHanging">nōluerō</text:p>
          </table:table-cell>
          <table:table-cell table:style-name="Table33.D2" office:value-type="string">
            <text:p text:style-name="BodyHanging">māluerō</text:p>
          </table:table-cell>
        </table:table-row>
      </table:table>
      <text:p text:style-name="Banner">Subjunctive.</text:p>
      <table:table table:name="Table34" table:style-name="Table34">
        <table:table-column table:style-name="Table34.A" table:number-columns-repeated="3"/>
        <table:table-column table:style-name="Table34.D"/>
        <table:table-row>
          <table:table-cell table:style-name="Table34.A1" office:value-type="string">
            <text:p text:style-name="BodyHanging">Present</text:p>
          </table:table-cell>
          <table:table-cell table:style-name="Table34.A1" office:value-type="string">
            <text:p text:style-name="BodyHanging">velim</text:p>
          </table:table-cell>
          <table:table-cell table:style-name="Table34.A1" office:value-type="string">
            <text:p text:style-name="BodyHanging">nōlim</text:p>
          </table:table-cell>
          <table:table-cell table:style-name="Table34.D1" office:value-type="string">
            <text:p text:style-name="BodyHanging">mālim</text:p>
          </table:table-cell>
        </table:table-row>
        <table:table-row>
          <table:table-cell table:style-name="Table34.A2" office:value-type="string">
            <text:p text:style-name="BodyHanging"/>
          </table:table-cell>
          <table:table-cell table:style-name="Table34.A2" office:value-type="string">
            <text:p text:style-name="BodyHanging">velīs</text:p>
          </table:table-cell>
          <table:table-cell table:style-name="Table34.A2" office:value-type="string">
            <text:p text:style-name="BodyHanging">nōlīs</text:p>
          </table:table-cell>
          <table:table-cell table:style-name="Table34.D2" office:value-type="string">
            <text:p text:style-name="BodyHanging">mālīs</text:p>
          </table:table-cell>
        </table:table-row>
        <table:table-row>
          <table:table-cell table:style-name="Table34.A2" office:value-type="string">
            <text:p text:style-name="BodyHanging"/>
          </table:table-cell>
          <table:table-cell table:style-name="Table34.A2" office:value-type="string">
            <text:p text:style-name="BodyHanging">velit</text:p>
          </table:table-cell>
          <table:table-cell table:style-name="Table34.A2" office:value-type="string">
            <text:p text:style-name="BodyHanging">nōlit</text:p>
          </table:table-cell>
          <table:table-cell table:style-name="Table34.D2" office:value-type="string">
            <text:p text:style-name="BodyHanging">ma.lit</text:p>
          </table:table-cell>
        </table:table-row>
        <table:table-row>
          <table:table-cell table:style-name="Table34.A2" office:value-type="string">
            <text:p text:style-name="BodyHanging"/>
          </table:table-cell>
          <table:table-cell table:style-name="Table34.A2" office:value-type="string">
            <text:p text:style-name="BodyHanging">velīmus</text:p>
          </table:table-cell>
          <table:table-cell table:style-name="Table34.A2" office:value-type="string">
            <text:p text:style-name="BodyHanging">nōlīmus</text:p>
          </table:table-cell>
          <table:table-cell table:style-name="Table34.D2" office:value-type="string">
            <text:p text:style-name="BodyHanging">mālīmus</text:p>
          </table:table-cell>
        </table:table-row>
        <table:table-row>
          <table:table-cell table:style-name="Table34.A2" office:value-type="string">
            <text:p text:style-name="BodyHanging"/>
          </table:table-cell>
          <table:table-cell table:style-name="Table34.A2" office:value-type="string">
            <text:p text:style-name="BodyHanging">velītis</text:p>
          </table:table-cell>
          <table:table-cell table:style-name="Table34.A2" office:value-type="string">
            <text:p text:style-name="BodyHanging">nōlītis</text:p>
          </table:table-cell>
          <table:table-cell table:style-name="Table34.D2" office:value-type="string">
            <text:p text:style-name="BodyHanging">mālītis</text:p>
          </table:table-cell>
        </table:table-row>
        <text:soft-page-break/>
        <table:table-row>
          <table:table-cell table:style-name="Table34.A2" office:value-type="string">
            <text:p text:style-name="BodyHanging"/>
          </table:table-cell>
          <table:table-cell table:style-name="Table34.A2" office:value-type="string">
            <text:p text:style-name="BodyHanging">velint</text:p>
          </table:table-cell>
          <table:table-cell table:style-name="Table34.A2" office:value-type="string">
            <text:p text:style-name="BodyHanging">nōlint</text:p>
          </table:table-cell>
          <table:table-cell table:style-name="Table34.D2" office:value-type="string">
            <text:p text:style-name="BodyHanging">mālint<text:span text:style-name="T26">{{266}}</text:span></text:p>
          </table:table-cell>
        </table:table-row>
        <table:table-row>
          <table:table-cell table:style-name="Table34.A2" office:value-type="string">
            <text:p text:style-name="BodyHanging">Imperfect</text:p>
          </table:table-cell>
          <table:table-cell table:style-name="Table34.A2" office:value-type="string">
            <text:p text:style-name="BodyHanging">vellem</text:p>
          </table:table-cell>
          <table:table-cell table:style-name="Table34.A2" office:value-type="string">
            <text:p text:style-name="BodyHanging">nōllem</text:p>
          </table:table-cell>
          <table:table-cell table:style-name="Table34.D2" office:value-type="string">
            <text:p text:style-name="BodyHanging">māllem</text:p>
          </table:table-cell>
        </table:table-row>
        <table:table-row>
          <table:table-cell table:style-name="Table34.A2" office:value-type="string">
            <text:p text:style-name="BodyHanging"/>
          </table:table-cell>
          <table:table-cell table:style-name="Table34.A2" office:value-type="string">
            <text:p text:style-name="BodyHanging">vellēs</text:p>
          </table:table-cell>
          <table:table-cell table:style-name="Table34.A2" office:value-type="string">
            <text:p text:style-name="BodyHanging">nōllēs</text:p>
          </table:table-cell>
          <table:table-cell table:style-name="Table34.D2" office:value-type="string">
            <text:p text:style-name="BodyHanging">māllēs</text:p>
          </table:table-cell>
        </table:table-row>
        <table:table-row>
          <table:table-cell table:style-name="Table34.A2" office:value-type="string">
            <text:p text:style-name="BodyHanging"/>
          </table:table-cell>
          <table:table-cell table:style-name="Table34.A2" office:value-type="string">
            <text:p text:style-name="BodyHanging">vellet</text:p>
          </table:table-cell>
          <table:table-cell table:style-name="Table34.A2" office:value-type="string">
            <text:p text:style-name="BodyHanging">nōllet</text:p>
          </table:table-cell>
          <table:table-cell table:style-name="Table34.D2" office:value-type="string">
            <text:p text:style-name="BodyHanging">māllet</text:p>
          </table:table-cell>
        </table:table-row>
        <table:table-row>
          <table:table-cell table:style-name="Table34.A2" office:value-type="string">
            <text:p text:style-name="BodyHanging"/>
          </table:table-cell>
          <table:table-cell table:style-name="Table34.A2" office:value-type="string">
            <text:p text:style-name="BodyHanging">vellēmus</text:p>
          </table:table-cell>
          <table:table-cell table:style-name="Table34.A2" office:value-type="string">
            <text:p text:style-name="BodyHanging">nōllēmus</text:p>
          </table:table-cell>
          <table:table-cell table:style-name="Table34.D2" office:value-type="string">
            <text:p text:style-name="BodyHanging">māllēmus</text:p>
          </table:table-cell>
        </table:table-row>
        <table:table-row>
          <table:table-cell table:style-name="Table34.A2" office:value-type="string">
            <text:p text:style-name="BodyHanging"/>
          </table:table-cell>
          <table:table-cell table:style-name="Table34.A2" office:value-type="string">
            <text:p text:style-name="BodyHanging">vellētis</text:p>
          </table:table-cell>
          <table:table-cell table:style-name="Table34.A2" office:value-type="string">
            <text:p text:style-name="BodyHanging">nōllētis</text:p>
          </table:table-cell>
          <table:table-cell table:style-name="Table34.D2" office:value-type="string">
            <text:p text:style-name="BodyHanging">māllētis</text:p>
          </table:table-cell>
        </table:table-row>
        <table:table-row>
          <table:table-cell table:style-name="Table34.A2" office:value-type="string">
            <text:p text:style-name="BodyHanging"/>
          </table:table-cell>
          <table:table-cell table:style-name="Table34.A2" office:value-type="string">
            <text:p text:style-name="BodyHanging">vellent</text:p>
          </table:table-cell>
          <table:table-cell table:style-name="Table34.A2" office:value-type="string">
            <text:p text:style-name="BodyHanging">nōllent</text:p>
          </table:table-cell>
          <table:table-cell table:style-name="Table34.D2" office:value-type="string">
            <text:p text:style-name="BodyHanging">māllent</text:p>
          </table:table-cell>
        </table:table-row>
        <table:table-row>
          <table:table-cell table:style-name="Table34.A2" office:value-type="string">
            <text:p text:style-name="BodyHanging">Perfect</text:p>
          </table:table-cell>
          <table:table-cell table:style-name="Table34.A2" office:value-type="string">
            <text:p text:style-name="BodyHanging">voluerim</text:p>
          </table:table-cell>
          <table:table-cell table:style-name="Table34.A2" office:value-type="string">
            <text:p text:style-name="BodyHanging">noluerim</text:p>
          </table:table-cell>
          <table:table-cell table:style-name="Table34.D2" office:value-type="string">
            <text:p text:style-name="BodyHanging">māluerim</text:p>
          </table:table-cell>
        </table:table-row>
        <table:table-row>
          <table:table-cell table:style-name="Table34.A2" office:value-type="string">
            <text:p text:style-name="BodyHanging">Pluperfect</text:p>
          </table:table-cell>
          <table:table-cell table:style-name="Table34.A2" office:value-type="string">
            <text:p text:style-name="BodyHanging">voluissem</text:p>
          </table:table-cell>
          <table:table-cell table:style-name="Table34.A2" office:value-type="string">
            <text:p text:style-name="BodyHanging">noluissem</text:p>
          </table:table-cell>
          <table:table-cell table:style-name="Table34.D2" office:value-type="string">
            <text:p text:style-name="BodyHanging">māluissem</text:p>
          </table:table-cell>
        </table:table-row>
      </table:table>
      <text:p text:style-name="Banner">Infinitive.</text:p>
      <table:table table:name="Table35" table:style-name="Table35">
        <table:table-column table:style-name="Table35.A" table:number-columns-repeated="3"/>
        <table:table-column table:style-name="Table35.D"/>
        <table:table-row>
          <table:table-cell table:style-name="Table35.A1" office:value-type="string">
            <text:p text:style-name="BodyHanging">Present</text:p>
          </table:table-cell>
          <table:table-cell table:style-name="Table35.A1" office:value-type="string">
            <text:p text:style-name="BodyHanging">velle</text:p>
          </table:table-cell>
          <table:table-cell table:style-name="Table35.A1" office:value-type="string">
            <text:p text:style-name="BodyHanging">nōlle</text:p>
          </table:table-cell>
          <table:table-cell table:style-name="Table35.D1" office:value-type="string">
            <text:p text:style-name="BodyHanging">mālle</text:p>
          </table:table-cell>
        </table:table-row>
        <table:table-row>
          <table:table-cell table:style-name="Table35.A2" office:value-type="string">
            <text:p text:style-name="BodyHanging">Perfect</text:p>
          </table:table-cell>
          <table:table-cell table:style-name="Table35.A2" office:value-type="string">
            <text:p text:style-name="BodyHanging">voluisse</text:p>
          </table:table-cell>
          <table:table-cell table:style-name="Table35.A2" office:value-type="string">
            <text:p text:style-name="BodyHanging">nōluisse</text:p>
          </table:table-cell>
          <table:table-cell table:style-name="Table35.D2" office:value-type="string">
            <text:p text:style-name="BodyHanging">māluisse</text:p>
          </table:table-cell>
        </table:table-row>
      </table:table>
      <text:p text:style-name="BodyHanging"><text:tab/></text:p>
      <text:p text:style-name="P61"><text:span text:style-name="T21">402</text:span>. (<text:span text:style-name="T2">a</text:span>) Nōlō is a contraction of nevolō = nōn volō; mālō a contraction of mavolō = magis volō, I wish more.</text:p>
      <text:p text:style-name="P61">(b) Notice that these verbs are irregular in the present indicative, present infinitive, present and imperfect subjunctive; otherwise they are conjugated precisely like verbs of the third conjugation. <text:s/>The present subjunctive has the same characteristic vowel -ī- as <text:span text:style-name="T21">sum</text:span>.</text:p>
      <text:p text:style-name="P61"/>
      <text:p text:style-name="BannerSecondary"><text:span text:style-name="T21">403</text:span>.<text:tab/><text:tab/>Illustrative Examples.</text:p>
      <text:p text:style-name="P211"><text:span text:style-name="T21">Līber esse vult</text:span>,<text:tab/><text:span text:style-name="T2">he wishes to be free</text:span>.</text:p>
      <text:p text:style-name="P211"><text:span text:style-name="T21">Mē līberum esse vult</text:span>,<text:tab/><text:span text:style-name="T2">he wishes me to be free</text:span>.</text:p>
      <text:p text:style-name="P211"><text:span text:style-name="T21">Revocārī nōlēbat</text:span>,<text:tab/><text:span text:style-name="T2">he did not wish to be recalled</text:span>; <text:span text:style-name="T2">he was unwilling to be recalled</text:span>.</text:p>
      <text:p text:style-name="P211"><text:span text:style-name="T21">Haec facere mālunt</text:span>,<text:tab/><text:span text:style-name="T2">they prefer to do this</text:span>; <text:span text:style-name="T2">they had rather do this</text:span>.</text:p>
      <text:p text:style-name="BodyHanging"><text:span text:style-name="T2">a</text:span>.<text:tab/>These sentences illustrate:—</text:p>
      <text:p text:style-name="P289">(1)<text:tab/>the translation of <text:span text:style-name="T21">volō</text:span>, <text:span text:style-name="T21">nōlō</text:span>, and <text:span text:style-name="T21">mālō</text:span>;</text:p>
      <text:p text:style-name="P289">(2)<text:tab/>the use of the present infinitive as a complement of these verbs;</text:p>
      <text:p text:style-name="P289">(3)<text:tab/>the use of a subject accusative with the infinitive to denote a different subject from that of the main verb;<text:span text:style-name="T26">{{267}}</text:span></text:p>
      <text:p text:style-name="P289">(4)<text:tab/>the case of a word in the predicate referring to the subject of the main verb.</text:p>
      <text:p text:style-name="P61"/>
      <text:p text:style-name="BannerSecondary"><text:span text:style-name="T21">404</text:span>.<text:tab/><text:tab/>Illustrative Examples</text:p>
      <text:p text:style-name="P61"><text:span text:style-name="T21"><text:tab/>Locum oppidō dēligit</text:span>,<text:tab/><text:span text:style-name="T2">he chooses a place for the town</text:span>.</text:p>
      <text:p text:style-name="P61"><text:span text:style-name="T21"><text:tab/>Caesar timet cohortī</text:span>,<text:tab/><text:span text:style-name="T2">Caesar fears for the cohort</text:span>.</text:p>
      <text:p text:style-name="BodyHanging"><text:span text:style-name="T2">a</text:span>.<text:tab/>The dative is sometimes to be translated by <text:span text:style-name="T2">for</text:span><text:span text:style-name="T12"> rather than by </text:span><text:span text:style-name="T2">to</text:span><text:span text:style-name="T12">, chiefly with a few phrases to signify purpose or intention; or, again, to denote that in which interest or concern is felt.</text:span></text:p>
      <text:p text:style-name="P61"/>
      <text:p text:style-name="P61"><text:span text:style-name="T21">405</text:span>.<text:tab/><text:tab/>Vocabulary.</text:p>
      <text:p text:style-name="Vocabulary"><text:span text:style-name="T21">agō, ere, ēgī, āctum</text:span>, <text:span text:style-name="T2">drive, move forward</text:span>; <text:span text:style-name="T2">do</text:span>.</text:p>
      <text:p text:style-name="Vocabulary"><text:span text:style-name="T21">cōnsulō, ere, -suluī, -sultum</text:span>,<text:tab/><text:span text:style-name="T2">consult</text:span>; <text:span text:style-name="T2">take thought</text:span>.</text:p>
      <text:p text:style-name="Vocabulary"><text:span text:style-name="T21">satis</text:span>, adv. and indeclinable adj.,<text:tab/><text:span text:style-name="T2">enough</text:span>; <text:span text:style-name="T2">sufficiently</text:span>.</text:p>
      <text:p text:style-name="Vocabulary"><text:span text:style-name="T21">studeō, ēre, uī</text:span>, <text:span text:style-name="T2">be eager, be zealous</text:span>.</text:p>
      <text:p text:style-name="Vocabulary"><text:span text:style-name="T2">Phrases</text:span>:</text:p>
      <text:p text:style-name="Vocabulary"><text:span text:style-name="T21">agō cum</text:span>,<text:tab/><text:span text:style-name="T2">treat</text:span> or <text:span text:style-name="T2">confer with</text:span>.</text:p>
      <text:p text:style-name="Vocabulary"><text:soft-page-break/><text:span text:style-name="T21">diem cōnstituō</text:span>,<text:tab/><text:span text:style-name="T2">fix</text:span> (or <text:span text:style-name="T2">appoint</text:span>) <text:span text:style-name="T2">a day</text:span>.</text:p>
      <text:p text:style-name="Vocabulary"><text:span text:style-name="T21">satis faciō</text:span>,<text:tab/><text:span text:style-name="T2">satisfy</text:span>, with dative (literally <text:span text:style-name="T2">do enough for</text:span>).</text:p>
      <text:p text:style-name="Vocabulary"><text:span text:style-name="T21">novae rēs</text:span>,<text:tab/><text:span text:style-name="T2">change, revolution</text:span>.</text:p>
      <text:p text:style-name="P242">cōnsulō<text:note text:id="ftn100" text:note-class="footnote"><text:note-citation>100</text:note-citation><text:note-body><text:p text:style-name="P140"><text:span text:style-name="T21">cōnsulō</text:span>, when meaning <text:span text:style-name="T2">consult</text:span>, takes the accusative; when meaning <text:span text:style-name="T6">take thought</text:span> (<text:span text:style-name="T2">for</text:span>), the dative.</text:p></text:note-body></text:note></text:p>
      <text:p text:style-name="P61"/>
      <text:p text:style-name="Banner">Exercises.</text:p>
      <text:p text:style-name="BannerSecondary"><text:span text:style-name="T21">406</text:span>.<text:tab/><text:tab/><text:span text:style-name="T21">I</text:span>.</text:p>
      <text:p text:style-name="P61">A.—1. Audīre volumus; sē dēdere nōlent; discēdere mālēbant. <text:s/>2. Redūcī nōluerāmus; incōgnitī esse mālēmus; vīsne adesse? <text:s/>3. Posterum diem pūgnae cōnstituit. <text:s/>4. Mūnītiōnī castrōrum tempus relinquī volēbam. <text:s/>5. Iīs legiōnibus, quās ūnā cum lēgātō mīserat, timēbat. <text:s/>6. Hīs dē rēbus tē cōnsulere vult; tēcum agere mālō. <text:s/>7. Reī pūblicae bonī cīvēs semper cōnsulunt. <text:s/>8. Ostendit id sibi satis futūrum esse. <text:s/>9. Hī tibi student, illī mihi.<text:span text:style-name="T26">{{268}}</text:span> <text:s/>10. Profisīscī dubitābat quod post tergum hostem relinquere nōlēbat. <text:s/>11. Quid agerētur dēferre nōlle vidēbantur. <text:s/>12. Quaerit quibuscum agere velim.</text:p>
      <text:p text:style-name="P61">B.—13. Dēfēnsōrēs oppidō idōneī dēliguntur. <text:s/>14. Omnēs ferē Gallī novīs rēbus studēbant. <text:s/>15. Num servit.tuem perferre māvultis? <text:s/>16. Dēmōnstrāvimus quās in partēs auxilia proficīscī vellēmus. <text:s/>17. Ita multīs dē causīs nāvibus veritus est. <text:s/>18. Diem conciliō cōnstituere nōlō. <text:s/>19. Caesarī omnia ūnō tempore erant agenda. <text:s/>20. Mōns quem ā lēgātō occupārī voluistī, ab hostibus tenētur. <text:s/>22. Sē senātuī poulōque Rōmānō satis factūrōs esse pollicitī sunt. <text:s/>23. Amīcī exīstimārī volēbāmus. <text:s/>24. Huic reī homō summae fortitūdinis dēligendus est.</text:p>
      <text:p text:style-name="P61"/>
      <text:p text:style-name="BannerSecondary"><text:span text:style-name="T21">407</text:span>.<text:tab/><text:tab/><text:span text:style-name="T21">II</text:span>.</text:p>
      <text:p text:style-name="P61">A.—1. You wish to be Roman citizens; you do not wish to be a soldier; we prefer to dwell here. <text:s/>2. He asked why we did not wish to return here; he asked where we preferred to dwell; he asked where we wished to be sent. <text:s/>3. He had fixed a day for the cavalry battle. <text:s/>4. It is scarcely enough for me. <text:s/>5. He wishes to do nothing else; he prefers to do nothing at all. <text:s/>6. They said that they wished to treat with him about these matters. <text:s/>7. He asks how large a number wishes to follow him. <text:s/>8. They are unwilling to take thought for the whole state; they prefer to take thought for themselves. <text:s/>9. Since they are eager for a change, they collect as large a fleet as possible. <text:s/>10. He sends scouts in advance to choose a suitable place for a camp.</text:p>
      <text:p text:style-name="P61">B.—11. They fear the sea without cause. <text:s/>12. He has fears for the safety of the legion; he feared for the legions. <text:s/>13. Since he wished to consult the chief men,<text:span text:style-name="T26">{{269}}</text:span> he appointed a day for this business. <text:s/>14. He is unwilling to leap down into the water. <text:s/>15. He felt that they had been unwilling to satisfy him. <text:s/>16. All men wish to be free; everyone is eager for freedom. <text:s/>17. Have our men chosen a place for the camp? <text:s/>18. I suspected for what reason they had wished war to be waged. <text:s/>19. He says he had rather be killed than be severely wounded. <text:s/>20. He was aware why they had preferred to encamp across the river.</text:p>
      <text:p text:style-name="P61"/>
      <text:p text:style-name="P61">[[Image – Soldiers Crossing a Bridge of Boats. <text:s/>(<text:span text:style-name="T2">From Trajan's Column</text:span>.)]]<text:span text:style-name="T26">{{270}}</text:span></text:p>
      <text:p text:style-name="P61"/>
      <text:p text:style-name="Banner">Lesson LXIX.</text:p>
      <text:p text:style-name="Banner">Subordinate Clauses in Indirect Discourse.</text:p>
      <text:p text:style-name="P61"/>
      <text:p text:style-name="BannerSecondary"><text:span text:style-name="T21">408</text:span>.<text:tab/><text:tab/>Illustrative Examples.</text:p>
      <text:p text:style-name="BodyHanging"><text:span text:style-name="T21">Cōpiae quās exspectat pervēnērunt</text:span>, <text:span text:style-name="T2">the troops which he is awaiting have arrived</text:span>.</text:p>
      <text:p text:style-name="BodyHanging"><text:span text:style-name="T21">Audit cōpiās quās exspectet pervēnisse</text:span>, <text:span text:style-name="T2">he hears that the troops which he is awaiting have arrived</text:span>.</text:p>
      <text:p text:style-name="BodyHanging"><text:span text:style-name="T21">Dīxērunt cōpiās quās exspectāret pervēnisse</text:span>, <text:span text:style-name="T2">they said that the troops which he was awaiting had arrived</text:span>.</text:p>
      <text:p text:style-name="BodyHanging"><text:span text:style-name="T21">Commōtī sunt quod cōpiae missae sunt</text:span>, <text:span text:style-name="T2">they are alarmed because troops have been sent</text:span>.</text:p>
      <text:p text:style-name="BodyHanging"><text:soft-page-break/><text:span text:style-name="T21">Crēdit eōs commōtōs esse quod cōpiae missae sint</text:span>. <text:span text:style-name="T2">he believes they are alarmed because troops have been sent</text:span>.</text:p>
      <text:p text:style-name="BodyHanging"><text:span text:style-name="T21">Negāvērunt sē commōtōs esse quod cōpiae missae essent</text:span>, <text:span text:style-name="T2">they denied that they were alarmed because troops had been sent</text:span>.</text:p>
      <text:p text:style-name="BodyHanging"><text:span text:style-name="T21">Jussus est cōpiās quās coēgisset mittere</text:span>, <text:span text:style-name="T2">he was ordered to send the troops which he had collected</text:span>.</text:p>
      <text:p text:style-name="BodyHanging"><text:span text:style-name="T21">Quaesīvit quis coēgisset cōpiās quae mitterentur</text:span>, <text:span text:style-name="T2">he asked who had collected the troops which were being sent</text:span>.</text:p>
      <text:p text:style-name="P61">The sentences illustrate the following points:—</text:p>
      <text:p text:style-name="BodyHanging"><text:span text:style-name="T2">a</text:span>.<text:tab/>Relative and other subordinate clauses which ordinarily have the indicative, have the subjunctive instead, when dependent on a clause which is itself dependent on some verb of <text:span text:style-name="T2">saying</text:span>, <text:span text:style-name="T2">thinking</text:span>, <text:span text:style-name="T2">knowing</text:span>, or <text:span text:style-name="T2">perceiving</text:span>, <text:span text:style-name="T2">ordering</text:span>, or <text:span text:style-name="T2">asking</text:span>.</text:p>
      <text:p text:style-name="BodyHanging"><text:span text:style-name="T2">b</text:span>.<text:tab/>This rule holds not only of indirect statements, but of indirect questions and commands, all of which are included under the term <text:span text:style-name="T2">Indirect Discourse</text:span>. <text:s/>The indicative in fact has no place in the indirect quotation of another's words or thoughts.<text:span text:style-name="T26">{{271}}</text:span></text:p>
      <text:p text:style-name="BodyHanging"><text:span text:style-name="T2">c</text:span>.<text:tab/>The tenses of the subjunctive follow the rules for the sequence of tenses (387). <text:s/>It should be observed that in English the tense of the dependent clause is similarly influenced by that of the main verb.</text:p>
      <text:p text:style-name="P61"/>
      <text:p text:style-name="BannerSecondary"><text:span text:style-name="T21">409</text:span>.<text:tab/><text:tab/>Vocabulary.</text:p>
      <text:p text:style-name="Vocabulary"><text:span text:style-name="T21">circumdō, dare, -dedī, -datum</text:span>,<text:tab/>surround, enclose.</text:p>
      <text:p text:style-name="Vocabulary"><text:span text:style-name="T21">Helvētiī, ōrum</text:span>, m. plur.,<text:tab/>the Helvetians (a Gallic tribe dwelling in what is now Switzerland).</text:p>
      <text:p text:style-name="Vocabulary"><text:span text:style-name="T21">impetrō, āre, āvī, ātum</text:span>,<text:tab/>obtain one's request, obtain.</text:p>
      <text:p text:style-name="Vocabulary"><text:span text:style-name="T21">reddō, ēre, reddidī, redditum</text:span>,<text:tab/>give back, restore.</text:p>
      <text:p text:style-name="Vocabulary"><text:span text:style-name="T2">Phrase</text:span>:</text:p>
      <text:p text:style-name="Vocabulary"><text:span text:style-name="T21">ad salūtem contendō</text:span>,<text:tab/>hasten to a place of safety.</text:p>
      <text:p text:style-name="P61">N.B.—The compounds of <text:span text:style-name="T21">dō</text:span> with monosyllablic prepositions are regularly of the third conjugation like <text:span text:style-name="T21">reddō</text:span><text:span text:style-name="T21"><text:note text:id="ftn101" text:note-class="footnote"><text:note-citation>101</text:note-citation><text:note-body><text:p text:style-name="Footnote">The prefix <text:span text:style-name="T23">re- has the form </text:span><text:span text:style-name="T21">red-</text:span><text:span text:style-name="T23"> before vowels, as well as with </text:span><text:span text:style-name="T21">-dō</text:span><text:span text:style-name="T23">.</text:span></text:p></text:note-body></text:note></text:span>; compare <text:span text:style-name="T21">abdō</text:span>, <text:span text:style-name="T21">dēdō</text:span>, <text:span text:style-name="T21">trādō</text:span> (= <text:span text:style-name="T21">trāns-dō</text:span>). <text:s/>But compounds with dissyllabic words are of the first conjugation like <text:span text:style-name="T21">dō</text:span> itself, and <text:span text:style-name="T21">cirumdō</text:span>.</text:p>
      <text:p text:style-name="P61"/>
      <text:p text:style-name="Banner">Exercises.</text:p>
      <text:p text:style-name="BannerSecondary"><text:span text:style-name="T21">410</text:span>.<text:tab/><text:tab/><text:span text:style-name="T21">I</text:span>.</text:p>
      <text:p text:style-name="P61">A.—1. Obside.s, quōs habēmus, reddēmus. <text:s/>2. Pollicentur sē obsidēs, quōs habeant, redditūrōs esse. <text:s/>3. Pollicitī sunt sē obsidēs, quōs habērent, redditūrōs esse. <text:s/>4. Obsidēs quī acceptī sunt, redditī sunt. <text:s/>5. Dīcit obsidēs quī acceptī sunt, redditōs esse. <text:s/>6. Dīxit obsidēs quī acceptī essent, redditōs esse. <text:s/>7. Scrīpsit sē Gallōs quī ea local incolerent expulisse. <text:s/>8. Intellegēbat eum locum, unde Helvētiī discessissent, prōvinciae nostrae fīnitimum esse. <text:s/>9. Arbitrantur facile fore sē dēfendere quod prope ex omnibus partibus locus flūmine et palūde circumdatus sit. <text:s/>10. Id cum impetrāvissent<text:note text:id="ftn102" text:note-class="footnote"><text:note-citation>102</text:note-citation><text:note-body><text:p text:style-name="Footnote">The object of <text:span text:style-name="T21">impetrō</text:span> can often be best rendered by an adjective modifying the word <text:span text:style-name="T2">request</text:span><text:span text:style-name="T12">; as, </text:span><text:span text:style-name="T13">hōc impetrō</text:span><text:span text:style-name="T12">, </text:span><text:span text:style-name="T3">I obtain this request</text:span><text:span text:style-name="T12">.</text:span></text:p></text:note-body></text:note>, pollicitī sunt sē in fīnēs suōs unde essent profectī reversūrōs esse.<text:span text:style-name="T26">{{272}}</text:span></text:p>
      <text:p text:style-name="P61">B.—11. Helvētiī lēgātōs mīsērunt quī dīcerent sē velle iter per prōvinciam facere, quod aliud iter habērent nūllum. <text:s/>12. Audīverant id, quod ipsī aegerrimē fēcissent, illum fēcisse facillimē. <text:s/>13. Crēdunt in aciē praestāre interficī quam lībertātem quam accēperint āmittere. <text:s/>14. Jussī sunt ea quae audīvissent ad Helvētiōs dēferre. <text:s/>15. Renūntiāvit montem quem ā lēgātō occupārī voluerit, ab hostibus tenērī. <text:s/>16. Num crēditis Gallōs ea quae polliceantur factūrōs? <text:s/>17. Scrīpsit summan fuisse difficultātem, quod omnia ūnō tempore essent agenda. <text:s/>18. Quaerit cūr ea quae accēperint reddere nōlint. <text:s/>19. Cōgnōvit Helvētiōs, ēruptiōne factā, eīsdem itineribus quibus eō pervēnissent ad salūtem contendisse. <text:s/>20. Ostendērunt Caesarem, quod ad hostium castra accēderet, expedītās legiōnēs dūcere.</text:p>
      <text:p text:style-name="P61"><text:soft-page-break/></text:p>
      <text:p text:style-name="BannerSecondary"><text:span text:style-name="T21">411</text:span>.<text:tab/><text:tab/><text:span text:style-name="T21">II</text:span>.</text:p>
      <text:p text:style-name="P61">A.—1. They have surrounded with a double wall the town which they are defending. <text:s/>2. He learns that they have surrounded with a double wall the town which they are defending. <text:s/>2. He learns that they have surrounded with a double wall the town which they are defending. <text:s/>3. He found that they had surrounded with a double wall the town which they were defending. <text:s/>4. The towns which they have taken by storm are surrounded<text:note text:id="ftn103" text:note-class="footnote"><text:note-citation>103</text:note-citation><text:note-body><text:p text:style-name="Footnote">Use the perfect tense (243 N.B.).</text:p></text:note-body></text:note> by forests. 5. He reports that the towns which they have taken by storm are surrounded by forests. <text:s/>6. He wrote that the towns which had been taken by storm were surrounded by forests. <text:s/>7. He replied that he had fears for the prisoners whom they were unwilling to restore. <text:s/>8. The Helvetians hope to obtain from him what they have been seeking. <text:s/>9. He said that he preferred to be left on the continent, because he feared the sea. <text:s/>He was ordered to<text:span text:style-name="T26">{{273}}</text:span> return to the camp where the baggage of the whole army had been left.</text:p>
      <text:p text:style-name="P61"/>
      <text:p text:style-name="P61">[[Plate – Arch of Constantine.]]</text:p>
      <text:p text:style-name="P61"/>
      <text:p text:style-name="P61">B.—11. He announces that he will lead the legion he has with him into our province. <text:s/>12. They thought that it was easy to obtain what they wished. <text:s/>13. They promised to do what he had required. <text:s/>14. He orders the prisoners whom they are holding in slavery to be given back. <text:s/>15. They saw that the Helvetians had been thrown into confusion because they had been surrounded by the cavalry. <text:s/>16. He points out that these are the same enemies with whom we have often waged war. <text:s/>17. He asked who was in command of the forces that were being sent. <text:s/>18. He perceives that the Helvetians are hastening towards those who are finishing these fortifications. <text:s/>19. He learns that the ships which these nations use are smaller. <text:s/>20. He learned that several ships had been carried back to the same harbour from which (<text:span text:style-name="T2">literally</text:span> whence) they had set out.</text:p>
      <text:p text:style-name="P61"/>
      <text:p text:style-name="Banner">—</text:p>
      <text:p text:style-name="P61"/>
      <text:p text:style-name="BannerSecondary"><text:span text:style-name="T21">412</text:span>.<text:tab/><text:tab/>Word List VII.</text:p>
      <text:p text:style-name="Banner">Nouns.</text:p>
      <text:section text:style-name="Sect3" text:name="Section130">
        <text:p text:style-name="BodyHanging">adulēscēns</text:p>
        <text:p text:style-name="BodyHanging">classis</text:p>
        <text:p text:style-name="BodyHanging">commeātus</text:p>
        <text:p text:style-name="BodyHanging">corpus</text:p>
        <text:p text:style-name="BodyHanging">fāma</text:p>
        <text:p text:style-name="BodyHanging">fluctus</text:p>
        <text:p text:style-name="BodyHanging">genus</text:p>
        <text:p text:style-name="BodyHanging">magistrātus</text:p>
        <text:p text:style-name="BodyHanging">mors</text:p>
        <text:p text:style-name="BodyHanging">nātiō</text:p>
        <text:p text:style-name="BodyHanging">negōtium</text:p>
        <text:p text:style-name="BodyHanging">pars</text:p>
        <text:p text:style-name="BodyHanging">potestās</text:p>
        <text:p text:style-name="BodyHanging">praefectus</text:p>
        <text:p text:style-name="BodyHanging">servitūs</text:p>
        <text:p text:style-name="BodyHanging">tribūnus</text:p>
        <text:p text:style-name="BodyHanging">trīduum</text:p>
        <text:p text:style-name="BodyHanging">via</text:p>
      </text:section>
      <text:p text:style-name="Banner">Adjectives.</text:p>
      <text:section text:style-name="Sect2" text:name="Section131">
        <text:p text:style-name="BodyHanging">apertus</text:p>
        <text:p text:style-name="BodyHanging">incrēdibilis</text:p>
        <text:p text:style-name="BodyHanging">ingēns</text:p>
        <text:p text:style-name="BodyHanging">potēns</text:p>
        <text:p text:style-name="BodyHanging">satis</text:p>
      </text:section>
      <text:p text:style-name="Banner">Adverbs.</text:p>
      <text:section text:style-name="Sect3" text:name="Section132">
        <text:p text:style-name="BodyHanging">ita</text:p>
        <text:p text:style-name="BodyHanging">jam</text:p>
        <text:p text:style-name="BodyHanging">nōndum</text:p>
        <text:p text:style-name="BodyHanging">satis</text:p>
        <text:p text:style-name="BodyHanging">sīc</text:p>
        <text:p text:style-name="BodyHanging">tam</text:p>
        <text:p text:style-name="BodyHanging">vix<text:span text:style-name="T26">{{274}}</text:span></text:p>
      </text:section>
      <text:p text:style-name="Banner">Verbs.</text:p>
      <text:section text:style-name="Sect3" text:name="Section133">
        <text:p text:style-name="BodyHanging">absum</text:p>
        <text:p text:style-name="BodyHanging">adorior</text:p>
        <text:p text:style-name="BodyHanging">adsum</text:p>
        <text:p text:style-name="BodyHanging">agō</text:p>
        <text:p text:style-name="BodyHanging">animadvertō</text:p>
        <text:p text:style-name="BodyHanging">appropinquō</text:p>
        <text:p text:style-name="BodyHanging">circumdō</text:p>
        <text:p text:style-name="BodyHanging">cōnferō</text:p>
        <text:p text:style-name="BodyHanging">cōnfīdō</text:p>
        <text:p text:style-name="BodyHanging">cōnsequor</text:p>
        <text:p text:style-name="BodyHanging">cōnsulō</text:p>
        <text:p text:style-name="BodyHanging">coorior</text:p>
        <text:p text:style-name="BodyHanging">dēferō</text:p>
        <text:p text:style-name="BodyHanging">dēsum</text:p>
        <text:p text:style-name="BodyHanging">doceō</text:p>
        <text:p text:style-name="BodyHanging">efficiō</text:p>
        <text:p text:style-name="BodyHanging">ferō</text:p>
        <text:p text:style-name="BodyHanging">fluō</text:p>
        <text:p text:style-name="BodyHanging">imperō</text:p>
        <text:p text:style-name="BodyHanging">impetrō</text:p>
        <text:p text:style-name="BodyHanging">īnferō</text:p>
        <text:p text:style-name="BodyHanging">īnsequor</text:p>
        <text:p text:style-name="BodyHanging">īnstituō</text:p>
        <text:p text:style-name="BodyHanging">mālō</text:p>
        <text:p text:style-name="BodyHanging"><text:soft-page-break/>noceō</text:p>
        <text:p text:style-name="BodyHanging">nōlō</text:p>
        <text:p text:style-name="BodyHanging">occurrō</text:p>
        <text:p text:style-name="BodyHanging">parcō</text:p>
        <text:p text:style-name="BodyHanging">pāreō</text:p>
        <text:p text:style-name="BodyHanging">patior</text:p>
        <text:p text:style-name="BodyHanging">perferō</text:p>
        <text:p text:style-name="BodyHanging">perspiciō</text:p>
        <text:p text:style-name="BodyHanging">persuādeō</text:p>
        <text:p text:style-name="BodyHanging">possum</text:p>
        <text:p text:style-name="BodyHanging">praeficiō</text:p>
        <text:p text:style-name="BodyHanging">praesum</text:p>
        <text:p text:style-name="BodyHanging">reddō</text:p>
        <text:p text:style-name="BodyHanging">referō</text:p>
        <text:p text:style-name="BodyHanging">resistō</text:p>
        <text:p text:style-name="BodyHanging">reverto</text:p>
        <text:p text:style-name="BodyHanging">studeō</text:p>
        <text:p text:style-name="BodyHanging">subsequor</text:p>
        <text:p text:style-name="BodyHanging">ūtor</text:p>
        <text:p text:style-name="BodyHanging">volō</text:p>
      </text:section>
      <text:p text:style-name="BodyHanging"/>
      <text:p text:style-name="Banner">—</text:p>
      <text:p text:style-name="P61"/>
      <text:p text:style-name="Banner">Reading Lesson XIII.</text:p>
      <text:p text:style-name="Banner">The Self-Devotion of Decius. (343 B.C.; 340 B.C.)</text:p>
      <text:p text:style-name="Banner"/>
      <text:p text:style-name="BannerSecondary"><text:span text:style-name="T21">413</text:span>.<text:tab/><text:tab/>Vocabulary.</text:p>
      <text:p text:style-name="Vocabulary"><text:span text:style-name="T21">dēvoveō, ēre, -vōvī, -vōtum</text:span>,<text:tab/><text:span text:style-name="T2">devote, sacrifice</text:span>.</text:p>
      <text:p text:style-name="Vocabulary"><text:span text:style-name="T21">Samnītēs, ium</text:span>, m. pl.,<text:tab/><text:span text:style-name="T2">the Samnites </text:span>(a tribe residing in the centre of Italy among the Appenines).</text:p>
      <text:p text:style-name="Vocabulary"><text:span text:style-name="T21">vallēs, is</text:span>, f.,<text:tab/><text:span text:style-name="T2">valley</text:span>.</text:p>
      <text:p text:style-name="P61">Cum Gallōs Rōmānī expulissent, bellum dē prīncipātū Ītaliae coortum est cum Samnītibus, quōrum fīnēs in mediā erant <text:span text:style-name="T21">Ī</text:span>taliā, et montibus māgnā altitūdine continēbantur. <text:s/>Samnītēs tantae erant virtūtis, tantumque in rē mīlitārī ūsum habēbant, ut numquam populus Rōmānus cum audāciōre hoste bellum gereret.</text:p>
      <text:p text:style-name="P61">Cōnsul Rōmānus, dum exercitum contrā Samnītēs dūcit, prope māgnam calamitātem accēpit. <text:s/>Nam (<text:span text:style-name="T2">for</text:span>) explōrātōrēs nōn praemīserat ut sine perīculō iter faceret, et hostēs, cum cōgnōvissent Rōmānōs eā viā iter factūrōs esse, sē in silvās et superiōra loca abdiderant, ut{{275}} Rōmānōs ab lateribus duōbus subitō adorīrentur. <text:s/>Cum jam māxima pars exercitūs in vallem silvīs circumdatam prōgressa esset, fāma ad cōnsulem perfertur hostēs adesse. <text:s/>Ille sēnsit summum esse perīculum, quod Rōmānī prope circumventī essent, sed, cum nōllet hostem post tergum relinquere, exercitum sīgna convertere jubēre dubitābat.</text:p>
      <text:p text:style-name="P61">Dum exercituī timet, neque scit quid faciendum sit, Pūblius Decius tribūnus, adulēscēns summā virtūte, appropinquāvit et haec dīxit: “Hostēs adventum reliquī exercitūs exspectāre videntur, et cum novissimum agmen in cōnspectum vēnerit, nōn diūtius morābuntur sed statim impetum facient. <text:s/>Ūna est spēs salūtis. <text:s/>Vidēsne collem illum, quem hostēs nōndum occupāvērunt? <text:s/>Ex illō colle hostēs ā tergō adorīrī poterimus, sī in nostrōs impetum facere cōnātī erunt. <text:s/>Ita impetus impediētur, neque Samnītēs audēbunt vōs īnsequī, nē māgnum incommodum ipsī accipiant. <text:s/>Paucās cohortēs huic reī satis fore arbitror. <text:s/>Nōs volumus interficī ut reliquī ex valle excēdant.”</text:p>
      <text:p text:style-name="P61">Hōc cōnsiliō probātō, cōnsul Decium cum paucīs cohortibus expedītīs mīsit quī collem occupāret. <text:s/>Ipse cum reliquīs cōpiīs, iīsdem iteineribus quibus eō pervēnerat, ad salūtem contendit. <text:s/>Interim Decius in māgnō erat perīculō. <text:s/>Nam hostēs cum animadvertissent quid agerētur, īrā (by anger) adductī, omnēs sē ā legiōnibus ad Decium convertunt. <text:s/>Collem mūrō circumdare īnstituunt ut omnēs Rōmānī caperentur. <text:s/>Sed cum jam nox appropinquāret neque tempus mūnītiōnī relinquerētur, posterum diem oppūgnātiōnī cōnstituērunt; sed mediā nocte Rōmānī, ēruptiōne factā, per mediōs hostēs audācissimē perrumpunt incolumēsque omnēs sē ad suōs recipiunt.<text:span text:style-name="T26">{{276}}</text:span></text:p>
      <text:p text:style-name="P61">Propter hās rēs gestās Decius māgnum inter Rōmānōs auctōritātem cōnsecutus est, et post trēs annōs cōnsul factus est, eōdem annō quō Mānlius Torquātus, alter cōnsul, dē quō suprā dēmōnstrāvimus, fīlium suum interficī jussit. <text:s/>Post mortem adulēscentis illīus, proelium commissum est. <text:s/>Superiōre nocte uterque (<text:span text:style-name="T2">each</text:span>) cōnsul somniāverat (<text:span text:style-name="T2">had dreamed</text:span>) sē virum vidēre ingentī māgnitūdine corporis, quī nūntiāret<text:note text:id="ftn104" text:note-class="footnote"><text:note-citation>104</text:note-citation><text:note-body><text:p text:style-name="Footnote">For the mood see 408, <text:span text:style-name="T2">a</text:span><text:span text:style-name="T12">., </text:span><text:span text:style-name="T13">somniō</text:span><text:span text:style-name="T12"> being a verb of </text:span><text:span text:style-name="T2">thinking</text:span><text:span text:style-name="T12"> or </text:span><text:span text:style-name="T2">perceiving</text:span><text:span text:style-name="T12">.</text:span></text:p></text:note-body></text:note>: “Alter exercitus imperātōrem, alter victōriam āmittet.”</text:p>
      <text:p text:style-name="P61">Proeliō commissō, Decius animadvertit Mānlium, quī dextrō cornū praeerat, hostēs repellere, sed sinistrum cornū, cui ipse praeectus erat, premī ab hostibus et pedem referre. <text:s/>Itaque (<text:span text:style-name="T2">accordingly</text:span>) nē <text:soft-page-break/>Rōmānī superārentur, sē prō (on behalf of, w. abl.) exercitū dēvovēre cōnstituit, et statim in mediōs hostēs sē conjēcit ut auxilium labōrantibus suīs ferret. <text:s/>Ibi fortiter pūgnāns brevī cecidit, multīs vulneribus cōnfectus. <text:s/>Hōc cum reliquī cōnspexissent, subsecūtī sunt et hostēs in fugam dedērunt.</text:p>
      <text:p text:style-name="P61">Ita illīs tempribus cīvēs reī pūblicae semper cōnsulēbant. <text:s/>Hūjus generis mīlitibus nēmō resistere poterat.</text:p>
      <text:p text:style-name="P61"/>
      <text:p text:style-name="Banner">—</text:p>
      <text:p text:style-name="P61"/>
      <text:p text:style-name="Banner">Lesson LXX.</text:p>
      <text:p text:style-name="Banner">Ablative of Specification. <text:s/>Ablative of Manner.</text:p>
      <text:p text:style-name="P61"/>
      <text:p text:style-name="BannerSecondary"><text:span text:style-name="T21">414</text:span>.<text:tab/><text:tab/>Illustrative Examples.</text:p>
      <text:p text:style-name="BodyHanging"><text:span text:style-name="T21">Erant virtūte parēs</text:span>,<text:tab/><text:span text:style-name="T2">they were equal in valour</text:span>.</text:p>
      <text:p text:style-name="BodyHanging"><text:span text:style-name="T21">Omnia oppida, numerō duodecim, incendunt</text:span>,<text:tab/><text:span text:style-name="T2">they burn all their towns, twelve in number</text:span>.</text:p>
      <text:p text:style-name="BodyHanging"><text:span text:style-name="T2">a</text:span>.<text:tab/>The ablative without a preposition is used, as in these sentences, to show in what respect a statement or term is to be taken as applicable. <text:s/>This usage is known as the <text:span text:style-name="T2">Ablative of Specification</text:span>.<text:span text:style-name="T26">{{277}}</text:span></text:p>
      <text:p text:style-name="P61"/>
      <text:p text:style-name="P276"><text:span text:style-name="T21">415</text:span>.<text:tab/><text:tab/>Illustrative Examples.</text:p>
      <text:p text:style-name="BodyHanging"><text:span text:style-name="T21">Summā celeritāte ad castra contendunt</text:span>, <text:span text:style-name="T2">with the utmost swiftness they hasten towards the camp</text:span>.</text:p>
      <text:p text:style-name="BodyHanging"><text:span text:style-name="T21">Māgnō cum perīculō et māgnā cum virtūte rēs sunt administrātae</text:span>, <text:span text:style-name="T2">operations have been conducted at great risk and with great valour</text:span>.</text:p>
      <text:p text:style-name="BodyHanging"><text:span text:style-name="T21">Cōnsuētūdine suā dēsiluērunt</text:span>, <text:span text:style-name="T2">according to their custom, they leaped down</text:span>.</text:p>
      <text:p text:style-name="BodyHanging"><text:span text:style-name="T2">a</text:span>.<text:tab/>The <text:span text:style-name="T2">Ablative of Manner</text:span>, both with and without the preposition <text:span text:style-name="T21">cum</text:span>, is used to express the manner or the attendant circumstances of an action. <text:s/>In the exercises which follow, <text:span text:style-name="T21">cum</text:span> should not be used except with the words <text:span text:style-name="T21">dīligentia</text:span> and <text:span text:style-name="T21">perīculum</text:span>.<text:note text:id="ftn105" text:note-class="footnote"><text:note-citation>105</text:note-citation><text:note-body><text:p text:style-name="Footnote">No general rule for the use or omission of <text:span text:style-name="T21">cum</text:span> with the ablative of manner can be given with advantage at this stage of the pupil's progress.</text:p></text:note-body></text:note></text:p>
      <text:p text:style-name="BodyHanging">b.<text:tab/>The ablative is also used without a preposition, to denote that in accordance with which something is done, as in the last sentence.</text:p>
      <text:p text:style-name="BodyHanging"/>
      <text:p text:style-name="BannerSecondary"><text:span text:style-name="T21">416</text:span>.<text:tab/><text:tab/>Vocabulary.</text:p>
      <text:p text:style-name="Vocabulary"><text:span text:style-name="T21">dīligentia, ae</text:span>, f.,<text:tab/><text:span text:style-name="T2">care, diligence</text:span>.</text:p>
      <text:p text:style-name="Vocabulary"><text:span text:style-name="T21">modus, ī</text:span>, m.,<text:tab/><text:span text:style-name="T2">manner</text:span>; <text:span text:style-name="T2">means</text:span>; <text:span text:style-name="T2">kind, sort</text:span>.</text:p>
      <text:p text:style-name="Vocabulary"><text:span text:style-name="T21">nōmen, -minis</text:span>, n.,<text:tab/><text:span text:style-name="T2">name</text:span>.</text:p>
      <text:p text:style-name="Vocabulary"><text:span text:style-name="T21">praestō, āre, -stitī, -stātum</text:span> or <text:span text:style-name="T21">-stitum</text:span>,<text:tab/><text:span text:style-name="T2">be superior</text:span>; <text:span text:style-name="T2">surpass</text:span> (with dative).</text:p>
      <text:p text:style-name="Vocabulary"><text:span text:style-name="T21">ratiō, -ōnis</text:span>, f.,<text:tab/><text:span text:style-name="T2">method</text:span>; <text:span text:style-name="T2">manner, way</text:span>.</text:p>
      <text:p text:style-name="Vocabulary"><text:span text:style-name="T21">studium, ī</text:span>, n.,<text:tab/><text:span text:style-name="T2">zeal, eagerness</text:span>.</text:p>
      <text:p text:style-name="Vocabulary"><text:span text:style-name="T21">superō, āre, āvī, ātum</text:span>,<text:tab/><text:span text:style-name="T2">surpass, excel</text:span>.</text:p>
      <text:p text:style-name="Vocabulary"><text:span text:style-name="T21">tumultus, ūs</text:span>, m.,<text:tab/><text:span text:style-name="T2">noise, uproar, commotion</text:span>.</text:p>
      <text:p text:style-name="Vocabulary"><text:span text:style-name="T21">valeō, ēre, uī, itum</text:span>,<text:tab/><text:span text:style-name="T2">be strong</text:span>.</text:p>
      <text:p text:style-name="Vocabulary"><text:span text:style-name="T21">vōx, vōcis</text:span>, f., <text:tab/><text:span text:style-name="T2">voice</text:span>; <text:span text:style-name="T2">cry</text:span>.</text:p>
      <text:p text:style-name="Vocabulary"><text:span text:style-name="T2">Phrases</text:span>:</text:p>
      <text:p text:style-name="Vocabulary"><text:span text:style-name="T21">māgnā vōce</text:span>,<text:tab/><text:span text:style-name="T2">in a loud voice</text:span>; (so also with <text:span text:style-name="T21">clāmor</text:span>).</text:p>
      <text:p text:style-name="Vocabulary"><text:span text:style-name="T21">commūnī cōnsiliō</text:span>,<text:tab/><text:span text:style-name="T2">by common consent</text:span> (lit. <text:span text:style-name="T2">plan</text:span>).</text:p>
      <text:p text:style-name="Vocabulary"><text:span text:style-name="T21">plūrimum valeō</text:span>,<text:tab/><text:span text:style-name="T2">be very strong, be strongest</text:span>.</text:p>
      <text:p text:style-name="P106">{{278}}</text:p>
      <text:p text:style-name="P61"/>
      <text:p text:style-name="Banner">Exercises.</text:p>
      <text:p text:style-name="BannerSecondary"><text:span text:style-name="T21">417</text:span>.<text:tab/><text:tab/><text:span text:style-name="T21">I</text:span>.</text:p>
      <text:p text:style-name="P61"><text:soft-page-break/>A.—1. Interim ad lēgātum incrēdibilī celeritāte dē victōria Caesaris fāma perfertur. <text:s/>2. Haec cīvitās longē plūrimum tōtīus Galliae quitātū valet. <text:s/>3 Adulēscentem, Lūcium nōmine, equitibus praeficit. <text:s/>4. Dispositīs praesidiīs, māgnā cum dīligentiā mūnītiōnēs dēfendunt. <text:s/>5. Hostēs māximō clāmōre novissimum agmen adortī sunt. <text:s/>6. Summō studiō vīgintī nāvēs hūjus modī īnstituunt. <text:s/>7. Hīc vir cēterīs virtūte et ūsū reī mīlitāris praestābat. <text:s/>8. Māgnā vōce causam tumultūs quaesīvit. <text:s/>9. eādem ratiōne omnia commūnī cōnsiliō facta erant.</text:p>
      <text:p text:style-name="P61">B.—10. Cum summā dīligentiā mīlitēs in castrīs continet. <text:s/>11. Simul eōrum permōtus vōcibus, portās occupārī jubet. <text:s/>12. Neque hāc recentī victōriā neque nōmine populī Rōmānī dēterrērī possunt. <text:s/>13. Quod hostibus appropinquābat, cōnsuētūdine suā Caesar legiōnēs expedītās dūcēbat. <text:s/>14. Quam in partem aut quō cōnsiliō ēdūcerentur, quaerer coepērunt. <text:s/>15. Sīc commūnī cōnsiliō imperium tōtīus Galliae obtinēbat. <text:s/>16. Respondit se cōnsitutisse, quod haec cīvitās hominum multitūdine superāret, sescentōs omnīnō obsidēs imperāre. <text:s/>17. Omnī modō<text:note text:id="ftn106" text:note-class="footnote"><text:note-citation>106</text:note-citation><text:note-body><text:p text:style-name="Footnote">These expressions have the same meaning,<text:span text:style-name="T2"> by every means</text:span><text:span text:style-name="T12"> or </text:span><text:span text:style-name="T2">in every way</text:span><text:span text:style-name="T12">.</text:span></text:p></text:note-body></text:note> huic reī studēbimus, ne opprimāmur. <text:s/>18. Sēsē parātōs esse dēmōnstrant omnibus ratiōnibus<text:span text:style-name="T25">[footnote 106]</text:span> Caesarī satis facere.</text:p>
      <text:p text:style-name="P61"/>
      <text:p text:style-name="BannerSecondary"><text:span text:style-name="T21">418</text:span>.<text:tab/><text:tab/><text:span text:style-name="T21">II</text:span>.</text:p>
      <text:p text:style-name="P61">A.—1. They were said to excel the others in valour. <text:s/>2. Our ships are superior to the enemy's fleet in speed alone. <text:s/>3. When he had said this in a loud voice, he leaped down into the waves. <text:s/>4. He perceived at what<text:span text:style-name="T26">{{279}}</text:span> (<text:span text:style-name="T2">literally</text:span> how great) risk they had done this. <text:s/>5. At first the river flows with very great swiftness. <text:s/>6. First they collected all their infantry forces, in which they were very strong. <text:s/>7. He ordered the camp to be moved at daybreak with less commotion. <text:s/>8. War should have been waged according to another method. <text:s/>9. With the same zeal they began to fortify their camp according to our custom.</text:p>
      <text:p text:style-name="P61">B.—10. This was the name of the island; the island was called Britain. <text:s/>11. An island of vast extend, Britain by name, was not far distant from Gaul. <text:s/>12. They set out at midnight amid (<text:span text:style-name="T2">literally</text:span> with) great commotion. <text:s/>13. By common consent the other bank had been granted to the allies. <text:s/>14. The camp had not been fortified on this side with the same care. <text:s/>15. He orders all the cavalry, fifteen thousand in number, to assemble at the beginning of spring. <text:s/>16. He remembered that he had come with another purpose (cōnsilium). <text:s/>17. They surpass us in everything. <text:s/>18. They can by no means overtake you.</text:p>
      <text:p text:style-name="P61"/>
      <text:p text:style-name="Banner">—</text:p>
      <text:p text:style-name="P61"/>
      <text:p text:style-name="Banner">Lesson LXXI.</text:p>
      <text:p text:style-name="Banner">Eō, Fīō.</text:p>
      <text:p text:style-name="P61"/>
      <text:p text:style-name="BannerSecondary"><text:span text:style-name="T21">419</text:span>.<text:tab/><text:tab/>Paradigm.</text:p>
      <text:p text:style-name="Banner"><text:span text:style-name="T21">Eō</text:span>, <text:span text:style-name="T21">īre</text:span>, ī<text:span text:style-name="T21">vī</text:span> or <text:span text:style-name="T21">iī</text:span>, <text:span text:style-name="T21">itum</text:span>, <text:span text:style-name="T2">go</text:span>.</text:p>
      <table:table table:name="Table36" table:style-name="Table36">
        <table:table-column table:style-name="Table36.A" table:number-columns-repeated="5"/>
        <table:table-row>
          <table:table-cell table:style-name="Table36.A1" office:value-type="string">
            <text:p text:style-name="BodyHanging"/>
          </table:table-cell>
          <table:table-cell table:style-name="Table36.A1" office:value-type="string">
            <text:p text:style-name="BodyHanging">Indicative.</text:p>
          </table:table-cell>
          <table:table-cell table:style-name="Table36.A1" office:value-type="string">
            <text:p text:style-name="BodyHanging"/>
          </table:table-cell>
          <table:table-cell table:style-name="Table36.A1" office:value-type="string">
            <text:p text:style-name="BodyHanging">Subjunctive.</text:p>
          </table:table-cell>
          <table:table-cell table:style-name="Table36.E1" office:value-type="string">
            <text:p text:style-name="Standard"/>
          </table:table-cell>
        </table:table-row>
        <table:table-row>
          <table:table-cell table:style-name="Table36.A2" office:value-type="string">
            <text:p text:style-name="BodyHanging">Present</text:p>
          </table:table-cell>
          <table:table-cell table:style-name="Table36.A2" office:value-type="string">
            <text:p text:style-name="BodyHanging">eō</text:p>
          </table:table-cell>
          <table:table-cell table:style-name="Table36.A2" office:value-type="string">
            <text:p text:style-name="BodyHanging">īmus</text:p>
          </table:table-cell>
          <table:table-cell table:style-name="Table36.A2" office:value-type="string">
            <text:p text:style-name="BodyHanging">eam</text:p>
          </table:table-cell>
          <table:table-cell table:style-name="Table36.E2" office:value-type="string">
            <text:p text:style-name="BodyHanging">eāmus</text:p>
          </table:table-cell>
        </table:table-row>
        <table:table-row>
          <table:table-cell table:style-name="Table36.A2" office:value-type="string">
            <text:p text:style-name="BodyHanging"/>
          </table:table-cell>
          <table:table-cell table:style-name="Table36.A2" office:value-type="string">
            <text:p text:style-name="BodyHanging">īs</text:p>
          </table:table-cell>
          <table:table-cell table:style-name="Table36.A2" office:value-type="string">
            <text:p text:style-name="BodyHanging">ītis</text:p>
          </table:table-cell>
          <table:table-cell table:style-name="Table36.A2" office:value-type="string">
            <text:p text:style-name="BodyHanging">eās</text:p>
          </table:table-cell>
          <table:table-cell table:style-name="Table36.E2" office:value-type="string">
            <text:p text:style-name="BodyHanging">eātis</text:p>
          </table:table-cell>
        </table:table-row>
        <table:table-row>
          <table:table-cell table:style-name="Table36.A2" office:value-type="string">
            <text:p text:style-name="BodyHanging"/>
          </table:table-cell>
          <table:table-cell table:style-name="Table36.A2" office:value-type="string">
            <text:p text:style-name="BodyHanging">it</text:p>
          </table:table-cell>
          <table:table-cell table:style-name="Table36.A2" office:value-type="string">
            <text:p text:style-name="BodyHanging">eunt</text:p>
          </table:table-cell>
          <table:table-cell table:style-name="Table36.A2" office:value-type="string">
            <text:p text:style-name="BodyHanging">eat</text:p>
          </table:table-cell>
          <table:table-cell table:style-name="Table36.E2" office:value-type="string">
            <text:p text:style-name="BodyHanging">eant</text:p>
          </table:table-cell>
        </table:table-row>
        <table:table-row>
          <table:table-cell table:style-name="Table36.A2" office:value-type="string">
            <text:p text:style-name="BodyHanging">Imperfect</text:p>
          </table:table-cell>
          <table:table-cell table:style-name="Table36.A2" office:value-type="string">
            <text:p text:style-name="BodyHanging">ībam, ībās, <text:span text:style-name="T2">etc</text:span>.</text:p>
          </table:table-cell>
          <table:table-cell table:style-name="Table36.A2" office:value-type="string">
            <text:p text:style-name="BodyHanging"/>
          </table:table-cell>
          <table:table-cell table:style-name="Table36.A2" office:value-type="string">
            <text:p text:style-name="BodyHanging">īrem</text:p>
          </table:table-cell>
          <table:table-cell table:style-name="Table36.E2" office:value-type="string">
            <text:p text:style-name="Standard"/>
          </table:table-cell>
        </table:table-row>
        <table:table-row>
          <table:table-cell table:style-name="Table36.A2" office:value-type="string">
            <text:p text:style-name="BodyHanging">Future</text:p>
          </table:table-cell>
          <table:table-cell table:style-name="Table36.A2" office:value-type="string">
            <text:p text:style-name="BodyHanging">ībō, ībis, <text:span text:style-name="T2">etc</text:span>.</text:p>
          </table:table-cell>
          <table:table-cell table:style-name="Table36.A2" office:value-type="string">
            <text:p text:style-name="Standard"/>
          </table:table-cell>
          <table:table-cell table:style-name="Table36.A2" office:value-type="string">
            <text:p text:style-name="Standard"/>
          </table:table-cell>
          <table:table-cell table:style-name="Table36.E2" office:value-type="string">
            <text:p text:style-name="Standard"/>
          </table:table-cell>
        </table:table-row>
        <table:table-row>
          <table:table-cell table:style-name="Table36.A2" office:value-type="string">
            <text:p text:style-name="BodyHanging">Perfect</text:p>
          </table:table-cell>
          <table:table-cell table:style-name="Table36.A2" office:value-type="string">
            <text:p text:style-name="BodyHanging">īvī or iī</text:p>
          </table:table-cell>
          <table:table-cell table:style-name="Table36.A2" office:value-type="string">
            <text:p text:style-name="BodyHanging"/>
          </table:table-cell>
          <table:table-cell table:style-name="Table36.A2" office:value-type="string">
            <text:p text:style-name="BodyHanging">īverim <text:span text:style-name="T2">or</text:span> ierim</text:p>
          </table:table-cell>
          <table:table-cell table:style-name="Table36.E2" office:value-type="string">
            <text:p text:style-name="Standard"/>
          </table:table-cell>
        </table:table-row>
        <table:table-row>
          <table:table-cell table:style-name="Table36.A2" office:value-type="string">
            <text:p text:style-name="BodyHanging">Pluperfect</text:p>
          </table:table-cell>
          <table:table-cell table:style-name="Table36.A2" office:value-type="string">
            <text:p text:style-name="BodyHanging">īveram <text:span text:style-name="T2">or</text:span> ieram</text:p>
          </table:table-cell>
          <table:table-cell table:style-name="Table36.A2" office:value-type="string">
            <text:p text:style-name="BodyHanging"/>
          </table:table-cell>
          <table:table-cell table:style-name="Table36.A2" office:value-type="string">
            <text:p text:style-name="BodyHanging">īvissem <text:span text:style-name="T2">or</text:span> iissem</text:p>
          </table:table-cell>
          <table:table-cell table:style-name="Table36.E2" office:value-type="string">
            <text:p text:style-name="Standard"/>
          </table:table-cell>
        </table:table-row>
        <text:soft-page-break/>
        <table:table-row>
          <table:table-cell table:style-name="Table36.A2" office:value-type="string">
            <text:p text:style-name="BodyHanging">Future Perfect</text:p>
          </table:table-cell>
          <table:table-cell table:style-name="Table36.A2" office:value-type="string">
            <text:p text:style-name="BodyHanging">īverō <text:span text:style-name="T2">or</text:span> ierō</text:p>
          </table:table-cell>
          <table:table-cell table:style-name="Table36.A2" office:value-type="string">
            <text:p text:style-name="BodyHanging"/>
          </table:table-cell>
          <table:table-cell table:style-name="Table36.A2" office:value-type="string">
            <text:p text:style-name="Standard"/>
          </table:table-cell>
          <table:table-cell table:style-name="Table36.E2" office:value-type="string">
            <text:p text:style-name="Standard"/>
          </table:table-cell>
        </table:table-row>
        <table:table-row>
          <table:table-cell table:style-name="Table36.A2" office:value-type="string">
            <text:p text:style-name="BodyHanging"/>
          </table:table-cell>
          <table:table-cell table:style-name="Table36.A2" office:value-type="string">
            <text:p text:style-name="BodyHanging">Infinitive.</text:p>
          </table:table-cell>
          <table:table-cell table:style-name="Table36.A2" office:value-type="string">
            <text:p text:style-name="BodyHanging"/>
          </table:table-cell>
          <table:table-cell table:style-name="Table36.A2" office:value-type="string">
            <text:p text:style-name="BodyHanging">Participles.</text:p>
          </table:table-cell>
          <table:table-cell table:style-name="Table36.E2" office:value-type="string">
            <text:p text:style-name="Standard"/>
          </table:table-cell>
        </table:table-row>
        <table:table-row>
          <table:table-cell table:style-name="Table36.A2" office:value-type="string">
            <text:p text:style-name="BodyHanging">Present</text:p>
          </table:table-cell>
          <table:table-cell table:style-name="Table36.A2" office:value-type="string">
            <text:p text:style-name="BodyHanging">īre</text:p>
          </table:table-cell>
          <table:table-cell table:style-name="Table36.A2" office:value-type="string">
            <text:p text:style-name="BodyHanging">Present</text:p>
          </table:table-cell>
          <table:table-cell table:style-name="Table36.A2" office:value-type="string">
            <text:p text:style-name="BodyHanging">iēns, (<text:span text:style-name="T2">gen</text:span>. euntis.)</text:p>
          </table:table-cell>
          <table:table-cell table:style-name="Table36.E2" office:value-type="string">
            <text:p text:style-name="Standard"/>
          </table:table-cell>
        </table:table-row>
        <table:table-row>
          <table:table-cell table:style-name="Table36.A2" office:value-type="string">
            <text:p text:style-name="BodyHanging">Perfect</text:p>
          </table:table-cell>
          <table:table-cell table:style-name="Table36.A2" office:value-type="string">
            <text:p text:style-name="BodyHanging">īvisse <text:span text:style-name="T2">or</text:span> iisse</text:p>
          </table:table-cell>
          <table:table-cell table:style-name="Table36.A2" office:value-type="string">
            <text:p text:style-name="BodyHanging">Future</text:p>
          </table:table-cell>
          <table:table-cell table:style-name="Table36.A2" office:value-type="string">
            <text:p text:style-name="BodyHanging">itūrus</text:p>
          </table:table-cell>
          <table:table-cell table:style-name="Table36.E2" office:value-type="string">
            <text:p text:style-name="Standard"/>
          </table:table-cell>
        </table:table-row>
        <table:table-row>
          <table:table-cell table:style-name="Table36.A2" office:value-type="string">
            <text:p text:style-name="BodyHanging">Future</text:p>
          </table:table-cell>
          <table:table-cell table:style-name="Table36.A2" office:value-type="string">
            <text:p text:style-name="BodyHanging">itūrus esse</text:p>
          </table:table-cell>
          <table:table-cell table:style-name="Table36.A2" office:value-type="string">
            <text:p text:style-name="Standard"/>
          </table:table-cell>
          <table:table-cell table:style-name="Table36.A2" office:value-type="string">
            <text:p text:style-name="Standard"/>
          </table:table-cell>
          <table:table-cell table:style-name="Table36.E2" office:value-type="string">
            <text:p text:style-name="Standard"/>
          </table:table-cell>
        </table:table-row>
      </table:table>
      <text:p text:style-name="BodyHanging"><text:span text:style-name="T2">a</text:span>.<text:tab/>Notice that <text:span text:style-name="T21">eō</text:span>, while very irregular, belongs on the whole to the fourth conjugation, the stem vowel <text:span text:style-name="T21">i</text:span>, however, becoming <text:span text:style-name="T21">e</text:span> before <text:span text:style-name="T21">a</text:span>, <text:span text:style-name="T21">o</text:span>, and <text:span text:style-name="T21">u</text:span>, as in <text:span text:style-name="T21">eō</text:span>, <text:span text:style-name="T21">eunt</text:span>, <text:span text:style-name="T21">eam</text:span>, <text:span text:style-name="T21">euntis</text:span>, but <text:span text:style-name="T21">iēns</text:span>; the future indicative is formed after the model of the first and second conjugations.</text:p>
      <text:p text:style-name="BodyHanging"><text:span text:style-name="T2">b</text:span>.<text:tab/>In the perfect system the forms without <text:span text:style-name="T21">v</text:span> are those commonly used, both in the simple verb and in its compounds.</text:p>
      <text:p text:style-name="BodyHanging"/>
      <text:p text:style-name="BannerSecondary"><text:span text:style-name="T21">420</text:span>.<text:tab/><text:tab/>Paradigm.</text:p>
      <text:p text:style-name="Banner"><text:span text:style-name="T21">Fīō, fierī, factus sum</text:span>, <text:span text:style-name="T2">be made, become</text:span>.</text:p>
      <table:table table:name="Table37" table:style-name="Table37">
        <table:table-column table:style-name="Table37.A" table:number-columns-repeated="5"/>
        <table:table-row>
          <table:table-cell table:style-name="Table37.A1" office:value-type="string">
            <text:p text:style-name="BodyHanging"/>
          </table:table-cell>
          <table:table-cell table:style-name="Table37.A1" office:value-type="string">
            <text:p text:style-name="BodyHanging">Indicative.</text:p>
          </table:table-cell>
          <table:table-cell table:style-name="Table37.A1" office:value-type="string">
            <text:p text:style-name="BodyHanging"/>
          </table:table-cell>
          <table:table-cell table:style-name="Table37.A1" office:value-type="string">
            <text:p text:style-name="BodyHanging">Subjunctive.</text:p>
          </table:table-cell>
          <table:table-cell table:style-name="Table37.E1" office:value-type="string">
            <text:p text:style-name="Standard"/>
          </table:table-cell>
        </table:table-row>
        <table:table-row>
          <table:table-cell table:style-name="Table37.A2" office:value-type="string">
            <text:p text:style-name="BodyHanging">Present</text:p>
          </table:table-cell>
          <table:table-cell table:style-name="Table37.A2" office:value-type="string">
            <text:p text:style-name="BodyHanging">fīō</text:p>
          </table:table-cell>
          <table:table-cell table:style-name="Table37.A2" office:value-type="string">
            <text:p text:style-name="BodyHanging">(fīmus)</text:p>
          </table:table-cell>
          <table:table-cell table:style-name="Table37.A2" office:value-type="string">
            <text:p text:style-name="BodyHanging">fīam</text:p>
          </table:table-cell>
          <table:table-cell table:style-name="Table37.E2" office:value-type="string">
            <text:p text:style-name="BodyHanging">fīāmus</text:p>
          </table:table-cell>
        </table:table-row>
        <table:table-row>
          <table:table-cell table:style-name="Table37.A2" office:value-type="string">
            <text:p text:style-name="BodyHanging"/>
          </table:table-cell>
          <table:table-cell table:style-name="Table37.A2" office:value-type="string">
            <text:p text:style-name="BodyHanging">fīs</text:p>
          </table:table-cell>
          <table:table-cell table:style-name="Table37.A2" office:value-type="string">
            <text:p text:style-name="BodyHanging">(fītis)</text:p>
          </table:table-cell>
          <table:table-cell table:style-name="Table37.A2" office:value-type="string">
            <text:p text:style-name="BodyHanging">fīās</text:p>
          </table:table-cell>
          <table:table-cell table:style-name="Table37.E2" office:value-type="string">
            <text:p text:style-name="BodyHanging">fīātis</text:p>
          </table:table-cell>
        </table:table-row>
        <table:table-row>
          <table:table-cell table:style-name="Table37.A2" office:value-type="string">
            <text:p text:style-name="BodyHanging"/>
          </table:table-cell>
          <table:table-cell table:style-name="Table37.A2" office:value-type="string">
            <text:p text:style-name="BodyHanging">fit</text:p>
          </table:table-cell>
          <table:table-cell table:style-name="Table37.A2" office:value-type="string">
            <text:p text:style-name="BodyHanging">fīunt</text:p>
          </table:table-cell>
          <table:table-cell table:style-name="Table37.A2" office:value-type="string">
            <text:p text:style-name="BodyHanging">fīat</text:p>
          </table:table-cell>
          <table:table-cell table:style-name="Table37.E2" office:value-type="string">
            <text:p text:style-name="BodyHanging">fīant</text:p>
          </table:table-cell>
        </table:table-row>
        <table:table-row>
          <table:table-cell table:style-name="Table37.A2" office:value-type="string">
            <text:p text:style-name="P190">Imperfect</text:p>
          </table:table-cell>
          <table:table-cell table:style-name="Table37.A2" office:value-type="string">
            <text:p text:style-name="P190">fīēbam</text:p>
          </table:table-cell>
          <table:table-cell table:style-name="Table37.A2" office:value-type="string">
            <text:p text:style-name="Standard"/>
          </table:table-cell>
          <table:table-cell table:style-name="Table37.A2" office:value-type="string">
            <text:p text:style-name="P1">fierem</text:p>
          </table:table-cell>
          <table:table-cell table:style-name="Table37.E2" office:value-type="string">
            <text:p text:style-name="Standard"/>
          </table:table-cell>
        </table:table-row>
        <table:table-row>
          <table:table-cell table:style-name="Table37.A2" office:value-type="string">
            <text:p text:style-name="BodyHanging">Future</text:p>
          </table:table-cell>
          <table:table-cell table:style-name="Table37.A2" office:value-type="string">
            <text:p text:style-name="BodyHanging">fīam</text:p>
          </table:table-cell>
          <table:table-cell table:style-name="Table37.A2" office:value-type="string">
            <text:p text:style-name="Standard"/>
          </table:table-cell>
          <table:table-cell table:style-name="Table37.A2" office:value-type="string">
            <text:p text:style-name="Standard"/>
          </table:table-cell>
          <table:table-cell table:style-name="Table37.E2" office:value-type="string">
            <text:p text:style-name="Standard"/>
          </table:table-cell>
        </table:table-row>
        <table:table-row>
          <table:table-cell table:style-name="Table37.A2" office:value-type="string">
            <text:p text:style-name="BodyHanging">Perfect</text:p>
          </table:table-cell>
          <table:table-cell table:style-name="Table37.A2" office:value-type="string">
            <text:p text:style-name="BodyHanging">factus sum</text:p>
          </table:table-cell>
          <table:table-cell table:style-name="Table37.A2" office:value-type="string">
            <text:p text:style-name="Standard"/>
          </table:table-cell>
          <table:table-cell table:style-name="Table37.A2" office:value-type="string">
            <text:p text:style-name="P1">factus sim</text:p>
          </table:table-cell>
          <table:table-cell table:style-name="Table37.E2" office:value-type="string">
            <text:p text:style-name="Standard"/>
          </table:table-cell>
        </table:table-row>
        <table:table-row>
          <table:table-cell table:style-name="Table37.A2" office:value-type="string">
            <text:p text:style-name="BodyHanging">Pluperfect</text:p>
          </table:table-cell>
          <table:table-cell table:style-name="Table37.A2" office:value-type="string">
            <text:p text:style-name="BodyHanging">factus eram</text:p>
          </table:table-cell>
          <table:table-cell table:style-name="Table37.A2" office:value-type="string">
            <text:p text:style-name="Standard"/>
          </table:table-cell>
          <table:table-cell table:style-name="Table37.A2" office:value-type="string">
            <text:p text:style-name="P1">factus essem</text:p>
          </table:table-cell>
          <table:table-cell table:style-name="Table37.E2" office:value-type="string">
            <text:p text:style-name="Standard"/>
          </table:table-cell>
        </table:table-row>
        <table:table-row>
          <table:table-cell table:style-name="Table37.A2" office:value-type="string">
            <text:p text:style-name="BodyHanging">Future Perfect</text:p>
          </table:table-cell>
          <table:table-cell table:style-name="Table37.A2" office:value-type="string">
            <text:p text:style-name="BodyHanging">factus erō</text:p>
          </table:table-cell>
          <table:table-cell table:style-name="Table37.A2" office:value-type="string">
            <text:p text:style-name="Standard"/>
          </table:table-cell>
          <table:table-cell table:style-name="Table37.A2" office:value-type="string">
            <text:p text:style-name="Standard"/>
          </table:table-cell>
          <table:table-cell table:style-name="Table37.E2" office:value-type="string">
            <text:p text:style-name="Standard"/>
          </table:table-cell>
        </table:table-row>
        <table:table-row>
          <table:table-cell table:style-name="Table37.A2" office:value-type="string">
            <text:p text:style-name="BodyHanging"/>
          </table:table-cell>
          <table:table-cell table:style-name="Table37.A2" office:value-type="string">
            <text:p text:style-name="BodyHanging">Infinitive.</text:p>
          </table:table-cell>
          <table:table-cell table:style-name="Table37.A2" office:value-type="string">
            <text:p text:style-name="BodyHanging"/>
          </table:table-cell>
          <table:table-cell table:style-name="Table37.A2" office:value-type="string">
            <text:p text:style-name="BodyHanging">Participles.</text:p>
          </table:table-cell>
          <table:table-cell table:style-name="Table37.E2" office:value-type="string">
            <text:p text:style-name="Standard"/>
          </table:table-cell>
        </table:table-row>
        <table:table-row>
          <table:table-cell table:style-name="Table37.A2" office:value-type="string">
            <text:p text:style-name="BodyHanging">Present</text:p>
          </table:table-cell>
          <table:table-cell table:style-name="Table37.A2" office:value-type="string">
            <text:p text:style-name="BodyHanging">fierī</text:p>
          </table:table-cell>
          <table:table-cell table:style-name="Table37.A2" office:value-type="string">
            <text:p text:style-name="BodyHanging">Perfect</text:p>
          </table:table-cell>
          <table:table-cell table:style-name="Table37.A2" office:value-type="string">
            <text:p text:style-name="BodyHanging">factus</text:p>
          </table:table-cell>
          <table:table-cell table:style-name="Table37.E2" office:value-type="string">
            <text:p text:style-name="Standard"/>
          </table:table-cell>
        </table:table-row>
        <table:table-row>
          <table:table-cell table:style-name="Table37.A2" office:value-type="string">
            <text:p text:style-name="BodyHanging">Perfect</text:p>
          </table:table-cell>
          <table:table-cell table:style-name="Table37.A2" office:value-type="string">
            <text:p text:style-name="BodyHanging">factus esse</text:p>
          </table:table-cell>
          <table:table-cell table:style-name="Table37.A2" office:value-type="string">
            <text:p text:style-name="BodyHanging">Gerundive </text:p>
          </table:table-cell>
          <table:table-cell table:style-name="Table37.A2" office:value-type="string">
            <text:p text:style-name="P54">faciendus</text:p>
          </table:table-cell>
          <table:table-cell table:style-name="Table37.E2" office:value-type="string">
            <text:p text:style-name="Standard"/>
          </table:table-cell>
        </table:table-row>
      </table:table>
      <text:p text:style-name="BodyHanging"><text:span text:style-name="T2">a</text:span>. In the present system <text:span text:style-name="T21">fīō</text:span> has the regular forms of the active voice of the fourth conjugation, except in the present infinitive and imperfect subjunctive. <text:s/>The vowel <text:span text:style-name="T21">i</text:span> is long, except in <text:span text:style-name="T21">fit</text:span> and before <text:span text:style-name="T21">-er</text:span>.</text:p>
      <text:p text:style-name="BodyHanging">b.<text:tab/><text:span text:style-name="T21">Fīō</text:span> is used as the passive of <text:span text:style-name="T21">faciō</text:span>, which has the regular passive forms only in the perfect system. <text:s/>The compounds of <text:span text:style-name="T21">faciō</text:span> with prepositions have their passives throughout formed regularly from the active voice; as, <text:span text:style-name="T21">interficior</text:span>, <text:span text:style-name="T21">interfi.ci</text:span>, <text:span text:style-name="T21">interfectus sum</text:span>; <text:span text:style-name="T21">cōnficior</text:span>, <text:span text:style-name="T21">cōnfi.ci</text:span>, <text:span text:style-name="T21">cōnfectus sum</text:span>.</text:p>
      <text:p text:style-name="P61"/>
      <text:p text:style-name="BannerSecondary"><text:span text:style-name="T21">421</text:span>.<text:tab/><text:tab/>Vocabulary.</text:p>
      <text:p text:style-name="Vocabulary"><text:span text:style-name="T21">adeō, īre, iī, itum</text:span>,<text:tab/><text:span text:style-name="T2">advance</text:span>; <text:span text:style-name="T2">approach, visit</text:span>.</text:p>
      <text:p text:style-name="Vocabulary"><text:span text:style-name="T21">aditus, ūs</text:span>, m.,<text:tab/><text:span text:style-name="T2">approach</text:span>; <text:span text:style-name="T2">means of approach</text:span>.</text:p>
      <text:p text:style-name="Vocabulary"><text:span text:style-name="T21">eō, īre, īvī</text:span> or <text:span text:style-name="T21">iī, itum</text:span>,<text:tab/><text:span text:style-name="T2">go, advance</text:span>.</text:p>
      <text:p text:style-name="Vocabulary"><text:span text:style-name="T21">exeō, īre, iī, itum</text:span>,<text:tab/><text:span text:style-name="T2">go forth</text:span>; <text:span text:style-name="T2">leave</text:span> (with <text:span text:style-name="T21">ex</text:span> and abl.).</text:p>
      <text:p text:style-name="Vocabulary"><text:span text:style-name="T21">fīō, fierī, factus sum</text:span>,<text:tab/><text:span text:style-name="T2">be made, be done</text:span>; <text:span text:style-name="T2">happen</text:span>.</text:p>
      <text:p text:style-name="Vocabulary"><text:span text:style-name="T21">ineō, īre, iī, itum</text:span>,<text:tab/><text:span text:style-name="T2">enter</text:span>; <text:span text:style-name="T2">enter upon, begin</text:span>.</text:p>
      <text:p text:style-name="Vocabulary"><text:span text:style-name="T21">redeō, īre, iī, itum</text:span>,<text:tab/><text:span text:style-name="T2">return</text:span>.</text:p>
      <text:p text:style-name="Vocabulary"><text:span text:style-name="T21">trānseō, īre, iī, itum</text:span>,<text:tab/><text:span text:style-name="T2">cross</text:span>; <text:span text:style-name="T2">cross over</text:span>.</text:p>
      <text:p text:style-name="P59"><text:span text:style-name="T2">Phrases</text:span>:</text:p>
      <text:p text:style-name="P59"><text:span text:style-name="T21">cōnsilium ineō</text:span> (or <text:span text:style-name="T21">capiō</text:span>),<text:tab/><text:span text:style-name="T2">form</text:span> (<text:span text:style-name="T2">adopt</text:span>) <text:span text:style-name="T2">a plan</text:span>.</text:p>
      <text:p text:style-name="P59"><text:soft-page-break/><text:span text:style-name="T21">initā aestāte</text:span><text:span text:style-name="T23"> (ablative absolute)</text:span>,<text:tab/><text:span text:style-name="T2">at the beginning of summer</text:span>.</text:p>
      <text:p text:style-name="P61">N.B.—<text:span text:style-name="T21">Adeō</text:span>, <text:span text:style-name="T21">ineō</text:span>, and <text:span text:style-name="T21">trānseō</text:span> may be used transitively and govern the accusative case. <text:s/>As transitive verbs, they have passives formed in the regular way from the active; as, <text:span text:style-name="T21">adīrī</text:span>, <text:span text:style-name="T21">initus</text:span>, <text:span text:style-name="T21">trānseundus</text:span> (gerundive).</text:p>
      <text:p text:style-name="P61"/>
      <text:p text:style-name="Banner">Exercises.</text:p>
      <text:p text:style-name="BannerSecondary"><text:span text:style-name="T21">422</text:span>.<text:tab/><text:tab/><text:span text:style-name="T21">I</text:span>.</text:p>
      <text:p text:style-name="Standard">A.—1. Hāc viā īre nōn poterant; eādem vīa ībant. <text:s/>2. Rhēnum nāvibus trānseunt; Rhēnum trānsīre cōnsuēvērunt. <text:s/>3. Quaesīvit unde redīrēmus; sciō quō eātis. <text:s/>4. Propter paucitātem nostrōrum nihil fierī poterat. <text:s/>5. Eōdem tempore ab latere apertō impetus fiēbat. <text:s/>6. Initā hieme in prōvinciam ē Galliā exībunt.<text:span text:style-name="T26">{{282}}</text:span> <text:s/>7. <text:span text:style-name="T21">Ī</text:span>nsulam adīre et aditūs cōgnōscere volēbat. <text:s/>8. Peditātū repulsō, fit equestre proelium; sine labōre opus efficitur. <text:s/>9. Explōrātōrēs jussit quid fieret cōgnōscere; quid fīat cōgnōscent. <text:s/>10. Scrīpsit sē duābus dē causīs Rhēnum trānsiisse. <text:s/>11. Līberius et audācius dē bellō cōnsilia inībant. <text:s/>12. Equitēs, in castra redeuntēs, hostibus occurrunt.</text:p>
      <text:p text:style-name="Standard">B.—13. Tertiā hōrā exit ūnā cum nūntiō. <text:s/>14. Quid fierī vellet, ostendit. <text:s/>15. Omnēs vīcōs quōs adīre potuerant, incenderant. <text:s/>16. Hōc idem reliquīs fit diēbus. <text:s/>17. Quid faciendum esset, prōvīderat. <text:s/>18. Proximō annō cōnstituit sibi Rhēnum esse trānseundum. <text:s/>19. Hīs init.s cōnsiliīs, frūmentum ex agrīs comportant. <text:s/>20. Cum ad suōs rediisset, nūntiāvit sē aditum repperisse. <text:s/>21. Duās legiōnēs praemīsit ut undique ūnō temporer in hostēs impetus fieret. <text:s/>22. Ipse, eōdem itinere quō hostēs ierant, trīduum prōgressus est. <text:s/>23. Tantā celeritāte mīlitēs iērunt ut hostēs impetum sustinēre nōn possent. <text:s/>24. Caesar dīxit sē cum sōlā decimā legiōne itūrum, dē quā nōn dubitāret.</text:p>
      <text:p text:style-name="Standard"/>
      <text:p text:style-name="BannerSecondary"><text:span text:style-name="T21">423</text:span>.<text:tab/><text:tab/><text:span text:style-name="T21">II</text:span>.</text:p>
      <text:p text:style-name="P61">A.—They were going by that road; they will go by another road. <text:s/>2. On account of the scarcity of ships, they have not yet crossed; they cannot cross because ships are lacking. <text:s/>3. He orders a sally to be made; he orders them to be put to death. <text:s/>4. Meanwhile they are informed of his death. <text:s/>4. Theyare reconnoitring the roads that they may go forth from their territories. <text:s/>6. We shall often visit these nations; he is going to visit the remaining states before autumn. <text:s/>7. They had left the town at the beginning of the second watch. <text:s/>8. He was aware what was happening. <text:s/>9. They believed that no one would cross over into<text:span text:style-name="T26">{{283}}</text:span> Britain. <text:s/>10. He was informed that those who had crossed the river had not yet returned. <text:s/>11. They report that the camp has an easy approach. <text:s/>12. They believe he is returning (has returned, will return); they hear he is restoring (has restored, will restore) the prisoners.</text:p>
      <text:p text:style-name="P61">B.—13. Influenced by this speech they form a new plan. <text:s/>14. We shall not allow the Helvetians to go through our territories. <text:s/>15. If he returns, he will be put to death; when he returns he will be made king. <text:s/>16. That river the Helvetians were already crossing. <text:s/>17. Outposts should be stationed lest a sally be suddenly made. <text:s/>18. Alarmed by the approach of so great a multitude, they determine to prevent the Germans from crossing. <text:s/>19. While crossing the marsh he was wounded by a spear. <text:s/>20. He points out what he wishes done (<text:span text:style-name="T2">literally</text:span> to be done). <text:s/>21. This same thing is done also in the adjacent districts. <text:s/>22. The river cannot be crossed; the river is crossed with difficulty. <text:s/>23. If the ships are detained here by storms, a surrender will be made; the business will be finished in a short time. <text:s/>24. They posted garrisons with the greatest care, that the Germans might not cross over.</text:p>
      <text:p text:style-name="P61"/>
      <text:p text:style-name="P61">[[Image – Coin of Hadrian.]]<text:span text:style-name="T26">{{284}}</text:span></text:p>
      <text:p text:style-name="P61"/>
      <text:p text:style-name="Banner">Lesson LXXII.</text:p>
      <text:p text:style-name="Banner">Substantive Clauses of Purpose.</text:p>
      <text:p text:style-name="P61"/>
      <text:p text:style-name="P276"><text:span text:style-name="T21">NNN</text:span>.<text:tab/><text:tab/>Illustrative Examples.</text:p>
      <text:p text:style-name="BodyHanging"><text:span text:style-name="T21">Nōbīs persuādet ut ad hostēs sēcum trānseāmus</text:span>, <text:span text:style-name="T2">he persuades us to cross over the the enemy with </text:span><text:soft-page-break/><text:span text:style-name="T2">him</text:span>.</text:p>
      <text:p text:style-name="BodyHanging"><text:span text:style-name="T21">Suīs imperāvit nē tēla conjicerent</text:span>, <text:span text:style-name="T2">he ordered his men not to hurl missiles</text:span>.</text:p>
      <text:p text:style-name="BodyHanging"><text:span text:style-name="T21">Petīvit ut in Galliā relinquerētur</text:span>, <text:span text:style-name="T2">he asked to be left</text:span> (or <text:span text:style-name="T2">that he might be left</text:span>) <text:span text:style-name="T2">in Gaul</text:span>.</text:p>
      <text:p text:style-name="P61">In connection with these sentences note the following points:—</text:p>
      <text:p text:style-name="BodyHanging"><text:span text:style-name="T2">a</text:span>.<text:tab/>After verbs meaning <text:span text:style-name="T2">urge</text:span>, <text:span text:style-name="T2">ask</text:span>, or <text:span text:style-name="T2">command</text:span>, Latin uses dependent clauses with <text:span text:style-name="T21">ut</text:span> or <text:span text:style-name="T21">nē</text:span> and the subjunctive, where English has the infinitive (or, less frequently, a dependent clause with <text:span text:style-name="T2">that</text:span>).</text:p>
      <text:p text:style-name="BodyHanging"><text:span text:style-name="T2">b</text:span>.<text:tab/>The <text:span text:style-name="T21">ut</text:span> or <text:span text:style-name="T21">nē</text:span> clause is a substantive or noun clause telling what is urged, asked, or commanded.<text:note text:id="ftn107" text:note-class="footnote"><text:note-citation>107</text:note-citation><text:note-body><text:p text:style-name="Footnote">Latin conceives this as something willed or desired, and accordingly uses the same form of expression as in the ordinary clause of purpose (386).</text:p></text:note-body></text:note></text:p>
      <text:p text:style-name="BodyHanging"><text:span text:style-name="T2">c</text:span>.<text:tab/><text:span text:style-name="T21">Jubeō</text:span> furnishes an important exception to the general rule.</text:p>
      <text:p text:style-name="BodyHanging"><text:span text:style-name="T2">d</text:span>.<text:tab/>The sequence of tenses is the same as in clauses of purpose, the present subjunctive being used after primary tenses, the imperfect after secondary tenses.<text:note text:id="ftn108" text:note-class="footnote"><text:note-citation>108</text:note-citation><text:note-body><text:p text:style-name="Footnote">The historical present in Latin (59, fn.) may take either primary sequence (according to its form), or secondary sequence (according to its meaning). <text:s/>Compare 427, sentences 2 and 5, or 14 and 15.</text:p></text:note-body></text:note></text:p>
      <text:p text:style-name="BodyHanging"><text:span text:style-name="T2">e</text:span>.<text:tab/>The reflexives <text:span text:style-name="T21">suī</text:span> and <text:span text:style-name="T21">suus</text:span> in the subordinate clause will refer to the subject of the main verb, as in all forms of indirect discourse (323 <text:span text:style-name="T2">b</text:span><text:span text:style-name="T12">. 363, fn.).</text:span><text:span text:style-name="T26">{{285}}</text:span></text:p>
      <text:p text:style-name="P61"/>
      <text:p text:style-name="P61">425. Here may profitably be reviewed the sections which explain various ways of expressing in Latin the English infinitive with <text:span text:style-name="T2">to</text:span><text:span text:style-name="T12">:</text:span></text:p>
      <text:p text:style-name="P287"><text:span text:style-name="T12">123. Complementary infinitive: with audeō, coepī, cōgō, cōnor, cōnstituō, cōnsuēvī, contendō, dubitō, jubeō, patior, possum, volō, </text:span><text:span text:style-name="T2">etc</text:span><text:span text:style-name="T12">.</text:span></text:p>
      <text:p text:style-name="P287"><text:span text:style-name="T12">320. With passive verbs of </text:span><text:span text:style-name="T2">saying</text:span><text:span text:style-name="T12"> and thinking, and with videor (seem).</text:span></text:p>
      <text:p text:style-name="P288">328. With polliceor and spērō.</text:p>
      <text:p text:style-name="P288">386. Adverbial clauses of purpose.</text:p>
      <text:p text:style-name="P288">388. Relative clauses of purpose.</text:p>
      <text:p text:style-name="P288">424. Substantive clauses of purpose.</text:p>
      <text:p text:style-name="P116"/>
      <text:p text:style-name="BannerSecondary"><text:span text:style-name="T21">426</text:span>.<text:tab/><text:tab/>Vocabulary.</text:p>
      <text:p text:style-name="P244"><text:span text:style-name="T12">atque</text:span><text:span text:style-name="T15"> or </text:span><text:span text:style-name="T12">ac</text:span><text:span text:style-name="T15">, conj.,<text:tab/></text:span><text:span text:style-name="T6">and</text:span><text:span text:style-name="T15">; </text:span><text:span text:style-name="T6">and also</text:span><text:span text:style-name="T15">.</text:span></text:p>
      <text:p text:style-name="P244"><text:span text:style-name="T12">cohortor, ārī, ātus sum</text:span><text:span text:style-name="T15">,<text:tab/></text:span><text:span text:style-name="T6">encourage, urge, exhort</text:span><text:span text:style-name="T15">.</text:span></text:p>
      <text:p text:style-name="P244"><text:span text:style-name="T12">hortor, ārī, ātus sum</text:span><text:span text:style-name="T15">,<text:tab/></text:span><text:span text:style-name="T6">encourage, urge</text:span><text:span text:style-name="T15">.</text:span></text:p>
      <text:p text:style-name="P244"><text:span text:style-name="T12">imperō, āre, āvī, ātum</text:span><text:span text:style-name="T15">,<text:tab/></text:span><text:span text:style-name="T6">order, command</text:span><text:span text:style-name="T15"> (with dat.).</text:span></text:p>
      <text:p text:style-name="P244"><text:span text:style-name="T12">moneō, ēre, uī, itum</text:span><text:span text:style-name="T15">,<text:tab/></text:span><text:span text:style-name="T6">advise, warn</text:span><text:span text:style-name="T15">.</text:span></text:p>
      <text:p text:style-name="P244"><text:span text:style-name="T12">ōrō, āre, āvī, ātum</text:span><text:span text:style-name="T15">,<text:tab/></text:span><text:span text:style-name="T6">beg, entreat</text:span><text:span text:style-name="T15">.</text:span></text:p>
      <text:p text:style-name="P244"><text:span text:style-name="T12">persuādeō, ēre, -suāsī, -suāsum</text:span><text:span text:style-name="T15">,<text:tab/></text:span><text:span text:style-name="T6">persuade, induce</text:span><text:span text:style-name="T15"> (with dat.).</text:span></text:p>
      <text:p text:style-name="P244"><text:span text:style-name="T12">petō</text:span><text:span text:style-name="T15">, </text:span><text:span text:style-name="T12">ere</text:span><text:span text:style-name="T15">, </text:span><text:span text:style-name="T12">īvī </text:span><text:span text:style-name="T15">(or </text:span><text:span text:style-name="T12">-iī</text:span><text:span text:style-name="T15">), </text:span><text:span text:style-name="T12">-itum</text:span><text:span text:style-name="T15">,<text:tab/></text:span><text:span text:style-name="T6">ask, request</text:span><text:span text:style-name="T15"> (with </text:span><text:span text:style-name="T12">ab</text:span><text:span text:style-name="T15"> and abl.).</text:span></text:p>
      <text:p text:style-name="P244"><text:span text:style-name="T15">petō</text:span><text:span text:style-name="T15"><text:note text:id="ftn109" text:note-class="footnote"><text:note-citation>109</text:note-citation><text:note-body><text:p text:style-name="Footnote">Distinguish clearly between petō with a substative clause of purpose (= ask or request with the infinitive) and quaerō with an indirect question (= ask or inquire followed by an interrogative clause).</text:p></text:note-body></text:note></text:span></text:p>
      <text:p text:style-name="P61"><text:span text:style-name="T12">N.B.—</text:span><text:span text:style-name="T13">Atque</text:span><text:span text:style-name="T12"> is used before vowels or consonants, </text:span><text:span text:style-name="T13">ac</text:span><text:span text:style-name="T12"> before consonants only. <text:s/>Of the four Latin words for </text:span><text:span text:style-name="T2">and</text:span><text:span text:style-name="T12">, </text:span><text:span text:style-name="T13">et</text:span><text:span text:style-name="T12"> simply connects; </text:span><text:span text:style-name="T13">-que</text:span><text:span text:style-name="T12"> joins more closely than et terms which naturally go together, or related clauses and phrases; </text:span><text:span text:style-name="T13">atque</text:span><text:span text:style-name="T12"> and </text:span><text:span text:style-name="T13">ac</text:span><text:span text:style-name="T12"> add something of importance, something to be more or less emphasized.</text:span><text:span text:style-name="T26">{{286}}</text:span></text:p>
      <text:p text:style-name="P116"/>
      <text:p text:style-name="Banner">Exercises.</text:p>
      <text:p text:style-name="BannerSecondary"><text:span text:style-name="T21">427</text:span>.<text:tab/><text:tab/><text:span text:style-name="T21">I</text:span>.</text:p>
      <text:p text:style-name="Standard">A.—1. Helvētiīs persuāsit ut dē fīnibus suīs cum omnibus cōpiīs exīrent. <text:s/>2. Monet centuriōnēs nē sīgna in hostēs īnferant. <text:s/>3. Suīs ut idem faciant imperat. 4. Audācius resistere ac fortius pūgnāre coepērunt. <text:s/>5. Hāc ōrātiōne hīs persuādet nē diūtius morārentur. <text:s/>6. Hortātur peditēs ut similī ratiōne per <text:soft-page-break/>mediōs hostēs perrumpant. <text:s/>7. Petunt atque ōrant ut sibi parcāmus. <text:s/>8. Monuī lēgātum ut celeriter reverter.tur; pollicitus est sē quam celerrimē reversūrum; celerius revertī nōn ausus est. <text:s/>9. Cohortātus mīlitēs ut ipsum Caesarem adesse exīstimārent, dat sīgnum proeliī.</text:p>
      <text:p text:style-name="Standard">B.—10. Lēgātō imperāvit ut quae gererentur cōgnōsceret. <text:s/>11. Nōs ōrat nē hōc cōnsilium ineāmus. <text:s/>12. Servō spē lībertātis persuādēbit ut litterās ad Caesarem dēferat. <text:s/>13. Auctōrēs bellī jussit capī atque interficī. <text:s/>14. Monet ut omnia longē lātēque oppida incenderentur. <text:s/>15. Belgās hortātur ut commūnis lībertātis causā arma capiant. <text:s/>16. Flentēs ā Rōmānīs petēbant nē sibi nocērent. <text:s/>16. Mīlitēs cohortātus est nē perturbārentur hōc incommodō. <text:s/>18. Petēbant us equitēs quī praemissī essent<text:note text:id="ftn110" text:note-class="footnote"><text:note-citation>110</text:note-citation><text:note-body><text:p text:style-name="Footnote">For the subjunctive see 408 <text:span text:style-name="T2">a</text:span>., <text:span text:style-name="T2">b</text:span>.</text:p></text:note-body></text:note> revocārentur.</text:p>
      <text:p text:style-name="Standard"/>
      <text:p text:style-name="BannerSecondary"><text:span text:style-name="T21">428</text:span>.<text:tab/><text:tab/><text:span text:style-name="T21">II</text:span>.</text:p>
      <text:p text:style-name="P61"><text:span text:style-name="T12">A.—1. He urged his men to renew the battle; he urged his men not to give way. <text:s/>2. They persuade their neighbours to set out along with them. <text:s/>3. He orders this young man to visit the nearest states. <text:s/>4. He advised the leading men and the senate to dispatch embassies in all directions. <text:s/>5. He asks and urges that we fix a day for the meeting. <text:s/>6. After encouraging</text:span><text:span text:style-name="T26">{{287}}</text:span><text:span text:style-name="T12"> the soldiers, he warned them not to lose the miliary standards. <text:s/>7. They are begging Caesar to give them aid; they were beggin (me)</text:span><text:span text:style-name="T12"><text:note text:id="ftn111" text:note-class="footnote"><text:note-citation>111</text:note-citation><text:note-body><text:p text:style-name="Footnote">The subject is clearly indicated by the subject of the following verb.</text:p></text:note-body></text:note></text:span><text:span text:style-name="T12"> to give them aid. <text:s/>8. He ordered (jubeō </text:span><text:span text:style-name="T2">and</text:span><text:span text:style-name="T12"> imperō) the scouts to find an easier approach; he sent scouts to find the easiest approach; they hoped to find a less difficult approach. <text:s/>9. They seem to despair of themselves and of the state.</text:span></text:p>
      <text:p text:style-name="P116">B.—10. They requested Caesar not to move his camp nearer. <text:s/>11. He ordered the leader of the Germans not to injure the allies of the Roman people. <text:s/>12. He exhorts the troops to withstand bravely the enemy's onset. <text:s/>13. He promised to induce them to allow the Helvetians to go through these territories. <text:s/>14. They begged the commander not to advance further. <text:s/>15. He prefers to be called king and friend by the senate and Roman people. <text:s/>16. The tribunes and centurions should be advised to take thought for their own and the soldiers' safety. <text:s/>17. We wish to persuade you not to cross the Rhine. <text:s/>18. According to his custom, he urged the troops to attend carefully to everything.</text:p>
      <text:p text:style-name="P61"/>
      <text:p text:style-name="P245">—</text:p>
      <text:p text:style-name="P278"/>
      <text:p text:style-name="Banner">Lesson LXXIII.</text:p>
      <text:p text:style-name="Banner">Review of Genitive and Dative Cases.</text:p>
      <text:p text:style-name="P116"/>
      <text:p text:style-name="P61"><text:span text:style-name="T12">429. (</text:span><text:span text:style-name="T2">a</text:span><text:span text:style-name="T12">) The genitive case as used in these lessons may classified under five heads: Partitive Genitive (174), Genitive of Quality (383), Possessive Genitive, Subjective Genitive, and Objective Genitive.</text:span></text:p>
      <text:p text:style-name="P61"><text:span text:style-name="T12">(</text:span><text:span text:style-name="T2">b</text:span><text:span text:style-name="T12">) The </text:span><text:span text:style-name="T2">Possessive Genitive</text:span><text:span text:style-name="T12"> is used with a noun to denote the owner; as, </text:span><text:span text:style-name="T13">agrī Helvētiōrum</text:span><text:span text:style-name="T12">, </text:span><text:span text:style-name="T2">the lands of the Helvetians</text:span><text:span text:style-name="T12">; </text:span><text:span text:style-name="T13">impedīmenta nostrī exercitūs</text:span><text:span text:style-name="T12">, </text:span><text:span text:style-name="T2">the baggage of our army</text:span><text:span text:style-name="T12">; </text:span><text:span text:style-name="T13">fīliī rēgis</text:span><text:span text:style-name="T12">, </text:span><text:span text:style-name="T2">the king's sons</text:span><text:span text:style-name="T12">.</text:span><text:span text:style-name="T26">{{288}}</text:span></text:p>
      <text:p text:style-name="P61"><text:span text:style-name="T12">(</text:span><text:span text:style-name="T2">c</text:span><text:span text:style-name="T12">) The </text:span><text:span text:style-name="T2">Subjective Genitive</text:span><text:span text:style-name="T12"> is used with nouns expressing action or feeling, to denote the person who acts or feels; as, </text:span><text:span text:style-name="T13">Caesaris adventus</text:span><text:span text:style-name="T12">, </text:span><text:span text:style-name="T2">Caesar's arrival</text:span><text:span text:style-name="T12">; </text:span><text:span text:style-name="T13">mīlitum studium</text:span><text:span text:style-name="T12">, </text:span><text:span text:style-name="T2">the zeal of the soldiers</text:span><text:span text:style-name="T12">.</text:span></text:p>
      <text:p text:style-name="P61"><text:span text:style-name="T12">(</text:span><text:span text:style-name="T2">d</text:span><text:span text:style-name="T12">) The </text:span><text:span text:style-name="T2">Objective Genitive</text:span><text:span text:style-name="T12"> is used with nouns expressing action or feeling, to denote that to which the action or feeling is directed; as </text:span><text:span text:style-name="T13">timor bellī</text:span><text:span text:style-name="T12">, </text:span><text:span text:style-name="T2">the fear of war</text:span><text:span text:style-name="T12">; </text:span><text:span text:style-name="T13">mūnītiō castrōrum</text:span><text:span text:style-name="T12">, </text:span><text:span text:style-name="T2">the fortifying of the camp</text:span><text:span text:style-name="T12">; </text:span><text:span text:style-name="T13">spēs salūtis</text:span><text:span text:style-name="T12">, </text:span><text:span text:style-name="T2">the hope of safety</text:span><text:span text:style-name="T12">.</text:span></text:p>
      <text:p text:style-name="P61"><text:span text:style-name="T12">The objective genitive is used also with many adjectives to complete their meaning, especially with adjectives denoting </text:span><text:span text:style-name="T2">desire</text:span><text:span text:style-name="T12">, </text:span><text:span text:style-name="T2">knowledge</text:span><text:span text:style-name="T12">, or </text:span><text:span text:style-name="T2">ignorance</text:span><text:span text:style-name="T12">; as </text:span><text:span text:style-name="T13">memor vestrī</text:span><text:span text:style-name="T12">, </text:span><text:span text:style-name="T2">mindful of you</text:span><text:span text:style-name="T12">.</text:span></text:p>
      <text:p text:style-name="P116"/>
      <text:p text:style-name="P61"><text:span text:style-name="T13">430</text:span><text:span text:style-name="T12">. The dative case as used in these lessons may be classified under four head: the Dative of Indirect Object (39), the Dative of the Agent (354), the Dative of Interest (404), and the Dative of </text:span><text:soft-page-break/><text:span text:style-name="T12">Purpose (404). <text:s/>Of special importance is that variety of the dative of indirect object found with certain intransitive verbs which are ordinarily rendered in English transitive verbs with a direct object (355). <text:s/>Closely related to the dative of indirect object also is the dative completing the meaning of certain adjectives (173).</text:span></text:p>
      <text:p text:style-name="P116"/>
      <text:p text:style-name="P276"><text:span text:style-name="T21">431</text:span>.<text:tab/><text:tab/>Illustrative Examples.</text:p>
      <text:p text:style-name="BodyHanging"><text:span text:style-name="T21">Gallīs māgnō erat impedīmentō</text:span>,<text:tab/><text:span text:style-name="T2">it was a great hindrance to the Gauls</text:span>.</text:p>
      <text:p text:style-name="BodyHanging"><text:span text:style-name="T21">Hās cohortēs castrīs praesidiō relinquit</text:span>,<text:tab/><text:span text:style-name="T2">he leaves these cohorts as garrison for the camp</text:span> (or <text:span text:style-name="T2">to guard the camp</text:span>).</text:p>
      <text:p text:style-name="BodyHanging"><text:span text:style-name="T21">Auxiliō Caesarī veniēbant</text:span>,<text:tab/><text:span text:style-name="T2">they were coming to Caesar's aid</text:span> (more literally, <text:span text:style-name="T2">as aid for Caesar</text:span>).</text:p>
      <text:p text:style-name="BodyHanging"><text:span text:style-name="T2">a</text:span>.<text:tab/>In these sentences the dative of purpose (<text:span text:style-name="T21">impedīmentō</text:span>, <text:span text:style-name="T21">praesidiō</text:span>, <text:span text:style-name="T21">auxiliō</text:span>) is used in the predicate<text:span text:style-name="T26">{{289}}</text:span> to denote the purpose served (that which something tends to be or is intended to be), and is accompanied by the dative of interest (<text:span text:style-name="T21">Gallīs</text:span>, <text:span text:style-name="T21">castrīs</text:span>, <text:span text:style-name="T21">Caesarī</text:span>).</text:p>
      <text:p text:style-name="BodyHanging"><text:span text:style-name="T2">b</text:span>.<text:tab/>This usage (sometimes called the Double Dative) is confined to a few nouns with such verbs as <text:span text:style-name="T21">sum</text:span>, <text:span text:style-name="T21">mittō</text:span>, <text:span text:style-name="T21">veniō</text:span>, and <text:span text:style-name="T21">relinquō</text:span>. <text:s/>With <text:span text:style-name="T21">sum</text:span> the dative of purpose has almost the force of the ordinary predicate noun.</text:p>
      <text:p text:style-name="P61"/>
      <text:p text:style-name="BannerSecondary"><text:span text:style-name="T21">432</text:span>.<text:tab/><text:tab/>Vocabulary.</text:p>
      <text:p text:style-name="P243">cupidus, a, um<text:span text:style-name="T23">,<text:tab/></text:span><text:span text:style-name="T6">desirous, fond</text:span><text:span text:style-name="T23"> (</text:span><text:span text:style-name="T6">of</text:span><text:span text:style-name="T23">); </text:span><text:span text:style-name="T6">eager</text:span><text:span text:style-name="T23"> </text:span><text:span text:style-name="T15">(</text:span><text:span text:style-name="T6">for</text:span><text:span text:style-name="T15">), (with </text:span><text:span text:style-name="T23">genitive).</text:span></text:p>
      <text:p text:style-name="P243">imperītus, a, um<text:span text:style-name="T23">,<text:tab/></text:span><text:span text:style-name="T6">inexperienced</text:span><text:span text:style-name="T23"> </text:span><text:span text:style-name="T15">(</text:span><text:span text:style-name="T6">in</text:span><text:span text:style-name="T15">); </text:span><text:span text:style-name="T6">unacquainted</text:span><text:span text:style-name="T23"> (</text:span><text:span text:style-name="T6">with</text:span><text:span text:style-name="T23">), (with genitive).</text:span></text:p>
      <text:p text:style-name="P243">perītus, a, um<text:span text:style-name="T23">,<text:tab/></text:span><text:span text:style-name="T6">skilful, skilled</text:span><text:span text:style-name="T23"> (</text:span><text:span text:style-name="T6">in</text:span><text:span text:style-name="T23">); </text:span><text:span text:style-name="T6">acquainted</text:span><text:span text:style-name="T23"> (</text:span><text:span text:style-name="T6">with</text:span><text:span text:style-name="T23">), (with genitive).</text:span></text:p>
      <text:p text:style-name="P243">subsidium, ī<text:span text:style-name="T23">, n.,<text:tab/></text:span><text:span text:style-name="T6">support, reinforcements</text:span><text:span text:style-name="T23">.</text:span></text:p>
      <text:p text:style-name="P243"><text:span text:style-name="T6">Phrase</text:span><text:span text:style-name="T23">:</text:span></text:p>
      <text:p text:style-name="P243">ūsuī sum<text:span text:style-name="T23">,<text:tab/></text:span><text:span text:style-name="T6">be useful, be of service</text:span><text:span text:style-name="T23"> (literally </text:span><text:span text:style-name="T6">be for an advantage</text:span><text:span text:style-name="T23">).</text:span></text:p>
      <text:p text:style-name="P61">N.B.—The objective genitive, whether with nouns or adjectives, may often require translation by some other preposition than <text:span text:style-name="T2">of</text:span><text:span text:style-name="T12">, but this will always be a preposition equivalent to </text:span><text:span text:style-name="T2">as regards</text:span><text:span text:style-name="T12">.</text:span></text:p>
      <text:p text:style-name="BannerSecondary"/>
      <text:p text:style-name="Banner">Exercises.</text:p>
      <text:p text:style-name="BannerSecondary"><text:span text:style-name="T21">433</text:span>.<text:tab/><text:tab/><text:span text:style-name="T21">I</text:span>.</text:p>
      <text:p text:style-name="Standard">A.—1. Vāllō pedum novem hīberna circumdat. <text:s/>2. Hāc dē causā mihi Rhēnus eset trānseundus. <text:s/>3. Nostrīs labōrantibus subsidium fert. <text:s/>4. Hōc māgnō sibi ūsuī fore arbitrābantur. <text:s/>5. Virōs summae virtūtis ac reī mīlitāris perītissimōs huic negōtiō dēligunt. <text:s/>6. Neque ad concilia veniunt neque imperiō Caesaris pārent. <text:s/>7. Frāter rēgis cupidus imperiī est et vir māgnae auctōritātis. <text:s/>8. Mīlitēs cohortātus est ut hārum victōriārum<text:span text:style-name="T26">{{290}}</text:span> memoriam retinērent. <text:s/>9. Tantus erat timor mortis ut fugae similis discessus cōpi.rum esse vidērētur. <text:s/>10. Mīlitēs quī praesidiō castrīs relīctī erant, cum clāmōrēs barbarōrum audīvissent, subsidiō suīs iērunt.</text:p>
      <text:p text:style-name="Standard">B.—11. Hīc reī frūmentāriae commeātūsque causā morātūrī sunt. <text:s/>12. Māgnam multitūdinem hostium fugientium interfēcērunt. <text:s/>13 Monit fīlium ut memor nostrī esset; ille pollicitus est sē nōbīs semper fidēlem fore. <text:s/>14. Caesarī decima legiō praemittenda erat, cui māximē cōnfīdēbat. <text:s/>15. Mīlitēs legiōnum duārum quae in novissimō agmine praesidiō impedīmentīs fuerant, jam in cōnspectum hostium vēnerant. <text:s/>16. Num tantae altitūdinies turrim sēsē mōtūrōs esse cōnfīdunt? <text:s/>17. Māgnae partis hārum regiōnum imperium diū obtinēbat. <text:s/>18. Tam nostrae cōnsuētūdinis imperītī erant ut Caesarī obsidēs dēpōnere possum? <text:s/>20. Oppidī oppūgnātiō locī nātūrā impediēbātur.</text:p>
      <text:p text:style-name="Standard"/>
      <text:p text:style-name="BannerSecondary"><text:span text:style-name="T21">434</text:span>.<text:tab/><text:tab/><text:span text:style-name="T21">II</text:span>.</text:p>
      <text:p text:style-name="P61">A.—1. Influenced by the hope of booty, they have made war on us. <text:s/>2. He left a guard of five cohorts for the rest of the baggage. <text:s/>3. On being informed of the flight of the allies, he sent all the cavalry to the assistance of his men. <text:s/>4. He found that a large part of the state was eager for a revolution. <text:s/>5. We ought to burn the town, that it may not be of service to the Romans. <text:s/>6. On the top of <text:soft-page-break/>the hill he drew up a line of four legions. <text:s/>7. Our men were so inexperienced in this kind of fighting that they were no match for the enemy.</text:p>
      <text:p text:style-name="P61">B.—8. He sent large forces of infantry and cavalry to the town to support our men. <text:s/>9. The persuaded Caesar not to give the Germans lands in Gaul. <text:s/>10. This seems to me to be unlike that. <text:s/>11. The bravest<text:span text:style-name="T26">{{291}}</text:span> and most skilful of the centurions of this legion have fallen in sight of their commander. <text:s/>12. Who was in command of the cavalry that the Gauls had sent to aid Caesar? <text:s/>13. The exploits of the Romans are unknown to none of us (are known to all of us). <text:s/>14. A forest of vast size extends through the middle of the province.</text:p>
      <text:p text:style-name="P61">C.—15. Everything was lacking to us which was of service; they report to Caesar that there was the greatest scarcity of everything that was of service. <text:s/>16. He assigned the warships to the legions, the transports to the cavalry. <text:s/>17. On account of the length of the column, he feared for the whole army. <text:s/>18. They had not yet heard the shouts of those who were coming to (their) aid. <text:s/>19. Which of the two does he obey? <text:s/>He is obedient to the rule of neither. <text:s/>20. He demanded three thousand horsemen from the rest of the state.</text:p>
      <text:p text:style-name="P250"/>
      <text:p text:style-name="P245"><text:s/>\em</text:p>
      <text:p text:style-name="P245"><text:s/></text:p>
      <text:p text:style-name="Banner">Lesson LXXIV.</text:p>
      <text:p text:style-name="Banner">Review of the Accusative and Ablative Cases.</text:p>
      <text:p text:style-name="P10"/>
      <text:p text:style-name="Standard"><text:span text:style-name="T21">435</text:span>. The accusative case as used in these lessons may be classified under six heads: Direct Object of transitive verbs (32), Predicate Accusative (54), Accusative with Prepositions (97, 98), Subject of Infinitive (complementary 123, indirect discourse 320), Accusative of Duration of Time (159) and Accusative of Extent of Space (231).</text:p>
      <text:p text:style-name="Standard">The accusative is used not only with the prepositions <text:span text:style-name="T21">ad</text:span>, <text:span text:style-name="T21">ante</text:span>, <text:span text:style-name="T21">contrā</text:span>, <text:span text:style-name="T21">in</text:span>, <text:span text:style-name="T21">inter</text:span>, <text:span text:style-name="T21">per</text:span>, <text:span text:style-name="T21">post</text:span>, <text:span text:style-name="T21">propter</text:span>, and <text:span text:style-name="T21">trāns</text:span>, but with several others, of which the most important are <text:span text:style-name="T21">apud</text:span>, <text:span text:style-name="T21">circum</text:span>, <text:span text:style-name="T21">intrā</text:span>, <text:span text:style-name="T21">ob</text:span>, <text:span text:style-name="T21">praeter</text:span>, and <text:span text:style-name="T21">sub</text:span>.<text:span text:style-name="T26">{{292}}</text:span></text:p>
      <text:p text:style-name="Standard"/>
      <text:p text:style-name="Standard"><text:span text:style-name="T21">436</text:span>. The ablative case as used in these lessons may be classified under nine heads: Ablative of Means (47, 145), including the ablative with <text:span text:style-name="T21">ūtor</text:span> (356); Ablative with Prepositions (97, 98), including the ablative of agent (144); Ablative of Time When (159); Ablative of Comparison (242); Ablative Absolute (298, 299, 303); Ablative of Quality (383); Ablative of Specification (414); Ablative of Manner (415); and Ablative of Separation (437).</text:p>
      <text:p text:style-name="Standard">The ablative is used not only with the prepositions <text:span text:style-name="T21">ab</text:span>, <text:span text:style-name="T21">cum</text:span>, <text:span text:style-name="T21">dē</text:span>, <text:span text:style-name="T21">ex</text:span>, <text:span text:style-name="T21">in</text:span>, and <text:span text:style-name="T21">sine</text:span>, but with several others, of which the most important are <text:span text:style-name="T21">prō</text:span> and <text:span text:style-name="T21">sub</text:span>.</text:p>
      <text:p text:style-name="P1"/>
      <text:p text:style-name="P276"><text:span text:style-name="T21">437</text:span>.<text:tab/><text:tab/>Illustrative Examples.</text:p>
      <text:p text:style-name="BodyHanging"><text:span text:style-name="T21">Agrīs expulsī, in Galliam trānseunt</text:span>,<text:tab/><text:span text:style-name="T2">being driven from their lands, they cross into Gaul</text:span>.</text:p>
      <text:p text:style-name="BodyHanging"><text:span text:style-name="T21">Inīmīcōs ex fīnibus expellunt</text:span>,<text:tab/><text:span text:style-name="T2">they drive their enemies out of the state</text:span>.</text:p>
      <text:p text:style-name="BodyHanging"><text:span text:style-name="T21">Ex fīnibus excēdunt</text:span>, </text:p>
      <text:p text:style-name="BodyHanging"><text:span text:style-name="T21">Fīnibus excēdunt</text:span>,<text:tab/><text:span text:style-name="T2">they withdraw from their territories</text:span>, or <text:span text:style-name="T2">they leave their territories</text:span>.</text:p>
      <text:p text:style-name="BodyHanging"><text:span text:style-name="T2">a</text:span>.<text:tab/>The ablative in these sentences is used both with and without a preposition, to denote that from which there is remove or exclusion. <text:s/>This usage is called the <text:span text:style-name="T2">Ablative of Separation</text:span>.</text:p>
      <text:p text:style-name="BodyHanging"><text:span text:style-name="T2">b</text:span>.<text:tab/>The idea of separation is commonly expressed by the ablative with <text:span text:style-name="T21">ab</text:span>, <text:span text:style-name="T21">ex</text:span>, or <text:span text:style-name="T21">dē</text:span>, especially in the literal local sense. <text:s/>With certain verbs, such as <text:span text:style-name="T21">excēdō</text:span>, <text:span text:style-name="T21">expellō</text:span>, <text:span text:style-name="T21">ēgredior</text:span>, <text:span text:style-name="T21">prohibeō</text:span>, <text:span text:style-name="T21">interclūdō</text:span>, <text:span text:style-name="T21">dējiciō</text:span>, and <text:span text:style-name="T21">dēsistō</text:span> the preposition may either be used or be omitted; with verbs of <text:span text:style-name="T2">freeing</text:span>, <text:span text:style-name="T2">depriving</text:span>, or <text:span text:style-name="T2">lacking</text:span> (such as <text:span text:style-name="T21">līberō</text:span>) the preposition is regularly omitted.<text:span text:style-name="T26">{{293}}</text:span></text:p>
      <text:p text:style-name="P61"/>
      <text:p text:style-name="BannerSecondary"><text:span text:style-name="T21">438</text:span>.<text:tab/><text:tab/>Vocabulary.</text:p>
      <text:p text:style-name="Vocabulary"><text:soft-page-break/><text:span text:style-name="T21">apud</text:span><text:span text:style-name="T23">, prep. w. acc.,<text:tab/></text:span><text:span text:style-name="T6">with, among</text:span><text:span text:style-name="T23">.</text:span></text:p>
      <text:p text:style-name="Vocabulary"><text:span text:style-name="T13">circum</text:span><text:span text:style-name="T15">, prep. w. acc.,<text:tab/></text:span><text:span text:style-name="T6">around, about</text:span><text:span text:style-name="T15">.</text:span></text:p>
      <text:p text:style-name="Vocabulary"><text:span text:style-name="T13">dējiciō, -ere, -jēcī, -jectum</text:span><text:span text:style-name="T15">,<text:tab/></text:span><text:span text:style-name="T6">cast down</text:span><text:span text:style-name="T15">; </text:span><text:span text:style-name="T6">dislodge</text:span><text:span text:style-name="T15">.</text:span></text:p>
      <text:p text:style-name="Vocabulary"><text:span text:style-name="T13">dēsistō, ere, -stitī, -stitum</text:span><text:span text:style-name="T15">,<text:tab/></text:span><text:span text:style-name="T6">cease</text:span><text:span text:style-name="T15">; </text:span><text:span text:style-name="T6">abandon</text:span><text:span text:style-name="T15"> (with abl.).</text:span></text:p>
      <text:p text:style-name="Vocabulary"><text:span text:style-name="T13">ēgredior, ī, ēgressus sum</text:span><text:span text:style-name="T15">,<text:tab/></text:span><text:span text:style-name="T6">go forth, leave</text:span><text:span text:style-name="T15">.</text:span></text:p>
      <text:p text:style-name="Vocabulary"><text:span text:style-name="T13">interclūdō, ere, -clūsī, -clūsum</text:span><text:span text:style-name="T15">,<text:tab/></text:span><text:span text:style-name="T6">cut off</text:span><text:span text:style-name="T15">.</text:span></text:p>
      <text:p text:style-name="Vocabulary"><text:span text:style-name="T13">intrā</text:span><text:span text:style-name="T15">, prep. w. acc.,<text:tab/></text:span><text:span text:style-name="T6">within</text:span><text:span text:style-name="T15">.</text:span></text:p>
      <text:p text:style-name="Vocabulary"><text:span text:style-name="T13">līberō, āre, āvī, ātum</text:span><text:span text:style-name="T15">,<text:tab/></text:span><text:span text:style-name="T6">free</text:span><text:span text:style-name="T15">.</text:span></text:p>
      <text:p text:style-name="Vocabulary"><text:span text:style-name="T13">ob</text:span><text:span text:style-name="T15">, prep. w. acc.,<text:tab/></text:span><text:span text:style-name="T6">on account of, because of</text:span><text:span text:style-name="T15">.</text:span></text:p>
      <text:p text:style-name="Vocabulary"><text:span text:style-name="T13">praeter</text:span><text:span text:style-name="T15">, prep. w. acc.,<text:tab/></text:span><text:span text:style-name="T6">except</text:span><text:span text:style-name="T15">.</text:span></text:p>
      <text:p text:style-name="Vocabulary"><text:span text:style-name="T13">prō</text:span><text:span text:style-name="T15">, prep. w. abl.,<text:tab/></text:span><text:span text:style-name="T6">before, in front of</text:span><text:span text:style-name="T15">.</text:span></text:p>
      <text:p text:style-name="Vocabulary"><text:span text:style-name="T13">sub</text:span><text:span text:style-name="T15">, prep. w. abl.,<text:tab/></text:span><text:span text:style-name="T6">under, at foot of</text:span><text:span text:style-name="T15">; w. acc., </text:span><text:span text:style-name="T6">close to</text:span><text:span text:style-name="T15">.</text:span></text:p>
      <text:p text:style-name="Vocabulary"><text:span text:style-name="T6">Phrases</text:span><text:span text:style-name="T15">:</text:span></text:p>
      <text:p text:style-name="Vocabulary"><text:span text:style-name="T13">ob hanc rem, ob hanc causam</text:span><text:span text:style-name="T15">,<text:tab/></text:span><text:span text:style-name="T6">for this reason</text:span><text:span text:style-name="T15">.</text:span></text:p>
      <text:p text:style-name="Vocabulary"><text:span text:style-name="T13">sub noctem</text:span><text:span text:style-name="T15">,<text:tab/></text:span><text:span text:style-name="T6">at nightfall</text:span><text:span text:style-name="T15">.</text:span></text:p>
      <text:p text:style-name="Vocabulary"><text:span text:style-name="T13">sub lūcem</text:span><text:span text:style-name="T15">,<text:tab/></text:span><text:span text:style-name="T6">just before dawn</text:span><text:span text:style-name="T15">.</text:span></text:p>
      <text:p text:style-name="Vocabulary"><text:span text:style-name="T13">itinere prohibeō</text:span><text:span text:style-name="T15"> (or </text:span><text:span text:style-name="T13">interclūdō</text:span><text:span text:style-name="T15">),<text:tab/></text:span><text:span text:style-name="T6">keep from marching, keep from advancing</text:span><text:span text:style-name="T15">.</text:span></text:p>
      <text:p text:style-name="Vocabulary"><text:span text:style-name="T13">nāvī</text:span><text:span text:style-name="T15"> (or </text:span><text:span text:style-name="T13">nāvibus</text:span><text:span text:style-name="T15">) </text:span><text:span text:style-name="T13">ēgredior</text:span><text:span text:style-name="T15">,<text:tab/></text:span><text:span text:style-name="T6">land, disembark</text:span><text:span text:style-name="T15">.</text:span></text:p>
      <text:p text:style-name="Vocabulary"><text:span text:style-name="T13">spē dējiciō</text:span><text:span text:style-name="T15">,<text:tab/></text:span><text:span text:style-name="T6">disappoint in a hope</text:span><text:span text:style-name="T15"> (</text:span><text:span text:style-name="T6">literally cast down from a hope</text:span><text:span text:style-name="T15">).</text:span></text:p>
      <text:p text:style-name="Vocabulary"/>
      <text:p text:style-name="Banner">Exercises.</text:p>
      <text:p text:style-name="BannerSecondary"><text:span text:style-name="T21">439</text:span>.<text:tab/><text:tab/><text:span text:style-name="T21">I</text:span>.</text:p>
      <text:p text:style-name="Standard">A.—1. Locīs superiōribus occupātīs, itinere exercitum prohibēre cōnantur. <text:s/>2. Eōdem diē ab explōrātōribus certior factus est hostēs sub monte cōnsēdisse mīlia passuum ab Rōmānīs octō. <text:s/>3. Omnēs praeter Rōmānōs virtūte atque ūsū bellī superāmus. <text:s/>4. Sīc pācem cum Germānīs cōnfīrmāvērunt, quibuscum multōs annōs continenter bellum gesserant. <text:s/>5. Barbarī, eā spē dējectī, oppūgnātiōne dēsistunt. <text:s/>6. Centuriō ipse prō castrīs fortissimē pūgnāns interficitur; reliquī sēsē incolumēs<text:span text:style-name="T26">{{294}}</text:span> intrā mūnītiōnēs recipiunt. <text:s/>7. Docet ingentī māgnitūdine corporum Germānōs esse et incrēdibilī virtūte. </text:p>
      <text:p text:style-name="Standard">B.—8. Cōnfectō sub lūcem itinere, sub altissimō monte cōnsēdērunt. <text:s/>9. Ob hās causās eīsdem nāvibus exercitum reportāvit quibus superiōre aestāte ūsus erat. <text:s/>10. Rōmānōs rē frūmentāriā interclūdī posse cōnfīdēbant. <text:s/>11. Accidit ut hīc vir apud Helvētiōs longē nōbilissimus esset ac potentissimus. <text:s/>12. Crēbrīs nūntiīs litterīsque commōtus, dē fidē Belgārum dubitāre coepit. <text:s/>13. Nōn aequum est Germānōs suīs fīnibus ēgredī atque in Galliam trānsīre. <text:s/>14. Aliī arbitrantur aggerem altiōrem esse mūrō, aliī dēmōnstrant aggerem vix pedēs duodēvīgintī esse altum.</text:p>
      <text:p text:style-name="Standard">C.—15. Omnī perīculō līberābit eōs quī sub imperiō populī Rōmānī sunt. <text:s/>16. Dum haec apud Helvētiōs geruntur, per explōrātōrēs cōgnōscit hostēs māgnum spatium abesse. <text:s/>17. Servitūtem aliō nōmine appellant; servitūtem dēditiōnem appellant. <text:s/>18. Prīmā nocte ē castrīs ēgressī, eōdem quō vēnerant itinere ad Rhēnum contendunt. <text:s/>19. Pecora dēdūcere suaque omnia ex agrīs in oppida cōnferre īnstituunt, eō cōnsiliō<text:note text:id="ftn112" text:note-class="footnote"><text:note-citation>112</text:note-citation><text:note-body><text:p text:style-name="Footnote">Translate <text:span text:style-name="T2">With this design</text:span><text:span text:style-name="T12">, explained by the following substantive clause of purpose, in apposition with </text:span><text:span text:style-name="T13">cōnsiliō</text:span><text:span text:style-name="T12">.</text:span></text:p></text:note-body></text:note> ut frūmentō commeātūque nostrōs prohibeant. <text:s/>20. Tantā dīligentiā omnēs suōs intrā castra continēbat, ut hostēs suspicārentur nostrōs neque numerō neque virtūte sibi parēs esse.</text:p>
      <text:p text:style-name="Standard"/>
      <text:p text:style-name="BannerSecondary"><text:span text:style-name="T21">400</text:span>.<text:tab/><text:tab/><text:span text:style-name="T21">II</text:span>.</text:p>
      <text:p text:style-name="P61">A.—1. At the beginning of the second watch, they left the camp amid (<text:span text:style-name="T2">literally</text:span> with) great commotion. <text:s/>2. He learned that this island, Britain by name, was smaller than Gaul, but that the Britons were equal to the Gauls in number. <text:s/>3. For this reason he filled with<text:span text:style-name="T26">{{295}}</text:span> water two trenches fifteen feet wide (and) of the same depth. <text:s/>4. We call boys sons, and girls daughters. <text:s/>5. The soldiers who had been <text:soft-page-break/>stationed on guard before the gates of the camp, throwing away their arms, took to flight. <text:s/>6. Being dislodged from the wall and tower, they suddenly made a sortie from (<text:span text:style-name="T2">literally</text:span> by means of) all the gates. <text:s/>7. He said that Caesar was doing more than he had promised.</text:p>
      <text:p text:style-name="P61">B.—8. After waiting for several days, he set sail at nightfall; he proceeded by night eight miles; just before dawn he reached the harbour; at daybreak he disembarked. <text:s/>9. Being freed from this danger, he ordered all the legions except the tenth to take up their position at the foot of the wall. <text:s/>10. They will by no means keep the legions who are wintering about that town from marching. <text:s/>11. They said they had marched twenty miles the preceding day before noon. <text:s/>12. They are going to free the children whom they have been keeping with (apud) them in slavery. <text:s/>13. Exhausted by their wounds, they withdrew (excēdō) from the battle.</text:p>
      <text:p text:style-name="P61">C.—14. These towers were about two hundred feet apart. <text:s/>15. As the enemy had hidden themselves in their thickest forests, he abandoned this plan. <text:s/>16. He always has a large number of slaves about him, that he may be freed from all toil (<text:span text:style-name="T2">literally </text:span>toils). <text:s/>17. They asked Caesar to keep the cavalry from fighting for three days. <text:s/>18. At the first attack the enemy are thrown into confusion on the right wing, and are driven within their walls. <text:s/>19. Burdened by the heavy weight of their arms, the legionary soldiers whom he had brought over hesitated to disembark. <text:s/>20. Being unable to throw our ranks into confusion by this kind of fighting, they suddenly began a cavalry battle.<text:span text:style-name="T26">{{296}}</text:span></text:p>
      <text:p text:style-name="P61"/>
      <text:p text:style-name="P276"><text:span text:style-name="T21">441</text:span>.<text:tab/><text:tab/>Word List G.</text:p>
      <text:p text:style-name="P61">N.B.—Words marked with an asterisk occur in the remaining Lessons LXXV to LXXX.</text:p>
      <text:p text:style-name="Banner">War.</text:p>
      <text:section text:style-name="Sect2" text:name="Section134">
        <text:p text:style-name="BodyHanging">commander-in-chief</text:p>
        <text:p text:style-name="BodyHanging">staff officer</text:p>
        <text:p text:style-name="BodyHanging">tribune</text:p>
        <text:p text:style-name="BodyHanging">centurion</text:p>
        <text:p text:style-name="BodyHanging">cavalry officer</text:p>
        <text:p text:style-name="BodyHanging">bring (<text:span text:style-name="T2">or</text:span> give) aid</text:p>
        <text:p text:style-name="BodyHanging">support (noun)</text:p>
        <text:p text:style-name="BodyHanging">encourage</text:p>
        <text:p text:style-name="BodyHanging">pursue</text:p>
        <text:p text:style-name="BodyHanging">follow closely</text:p>
        <text:p text:style-name="BodyHanging">overtake</text:p>
        <text:p text:style-name="BodyHanging">make war</text:p>
        <text:p text:style-name="BodyHanging">*fight</text:p>
        <text:p text:style-name="BodyHanging">advance</text:p>
        <text:p text:style-name="BodyHanging">fall back</text:p>
        <text:p text:style-name="BodyHanging">cut off</text:p>
        <text:p text:style-name="BodyHanging">enclose</text:p>
        <text:p text:style-name="BodyHanging">dislodge</text:p>
        <text:p text:style-name="BodyHanging">supplies</text:p>
        <text:p text:style-name="BodyHanging">*pillage</text:p>
        <text:p text:style-name="BodyHanging">fleet</text:p>
        <text:p text:style-name="BodyHanging">*sail</text:p>
        <text:p text:style-name="BodyHanging">keep from marching</text:p>
        <text:p text:style-name="BodyHanging">unprotected flank</text:p>
        <text:p text:style-name="BodyHanging">*obtain plunder</text:p>
        <text:p text:style-name="BodyHanging">adopt a plan</text:p>
        <text:p text:style-name="BodyHanging">*carry out a plan</text:p>
        <text:p text:style-name="BodyHanging">be of service</text:p>
        <text:p text:style-name="BodyHanging">be strong</text:p>
        <text:p text:style-name="BodyHanging">be superior</text:p>
        <text:p text:style-name="BodyHanging">*forage (verb)</text:p>
        <text:p text:style-name="BodyHanging">disembark</text:p>
      </text:section>
      <text:p text:style-name="Banner">Time.</text:p>
      <text:section text:style-name="Sect2" text:name="Section135">
        <text:p text:style-name="BodyHanging">at nightfall</text:p>
        <text:p text:style-name="BodyHanging">just before dawn</text:p>
        <text:p text:style-name="BodyHanging">*season</text:p>
        <text:p text:style-name="BodyHanging">*interval of time</text:p>
        <text:p text:style-name="BodyHanging">already</text:p>
        <text:p text:style-name="BodyHanging">not yet</text:p>
        <text:p text:style-name="BodyHanging">*beginning</text:p>
        <text:p text:style-name="BodyHanging">fix a day</text:p>
        <text:p text:style-name="BodyHanging">three days</text:p>
        <text:p text:style-name="BodyHanging">at the beginning (of summer, <text:span text:style-name="T2">etc</text:span>.)</text:p>
      </text:section>
      <text:p text:style-name="Banner">Miscellaneous nouns.</text:p>
      <text:section text:style-name="Sect2" text:name="Section136">
        <text:p text:style-name="BodyHanging">magistrate</text:p>
        <text:p text:style-name="BodyHanging">young man</text:p>
        <text:p text:style-name="BodyHanging">revolution</text:p>
        <text:p text:style-name="BodyHanging">commotion</text:p>
        <text:p text:style-name="BodyHanging">*violence, force</text:p>
        <text:p text:style-name="BodyHanging">by common consent</text:p>
        <text:p text:style-name="BodyHanging">body</text:p>
        <text:p text:style-name="BodyHanging">*vigour</text:p>
        <text:p text:style-name="BodyHanging">stature</text:p>
        <text:p text:style-name="BodyHanging">voice</text:p>
        <text:p text:style-name="BodyHanging">death</text:p>
        <text:p text:style-name="BodyHanging">slavery</text:p>
        <text:p text:style-name="BodyHanging">zeal</text:p>
        <text:p text:style-name="BodyHanging">care</text:p>
        <text:p text:style-name="BodyHanging">rumour</text:p>
        <text:p text:style-name="BodyHanging">name</text:p>
        <text:p text:style-name="BodyHanging">way, route</text:p>
        <text:p text:style-name="BodyHanging">approach</text:p>
        <text:p text:style-name="BodyHanging">kind, sort</text:p>
        <text:p text:style-name="BodyHanging">method</text:p>
        <text:p text:style-name="BodyHanging">means</text:p>
      </text:section>
      <text:p text:style-name="Banner">Adjectives and pronominal adjectives.</text:p>
      <text:section text:style-name="Sect2" text:name="Section137">
        <text:p text:style-name="BodyHanging">incredible</text:p>
        <text:p text:style-name="BodyHanging">desirous</text:p>
        <text:p text:style-name="BodyHanging">occupied</text:p>
        <text:p text:style-name="BodyHanging">huge</text:p>
        <text:p text:style-name="BodyHanging">loud</text:p>
        <text:p text:style-name="BodyHanging">open</text:p>
        <text:p text:style-name="BodyHanging">skilful</text:p>
        <text:p text:style-name="BodyHanging">inexperienced</text:p>
        <text:p text:style-name="BodyHanging">enough</text:p>
        <text:p text:style-name="BodyHanging"><text:soft-page-break/>*any</text:p>
        <text:p text:style-name="BodyHanging">*each</text:p>
        <text:p text:style-name="BodyHanging">*some</text:p>
        <text:p text:style-name="BodyHanging">*certain<text:span text:style-name="T26">{{297}}</text:span></text:p>
      </text:section>
      <text:p text:style-name="Banner">Miscellaneous verbs.</text:p>
      <text:section text:style-name="Sect2" text:name="Section138">
        <text:p text:style-name="BodyHanging">set about</text:p>
        <text:p text:style-name="BodyHanging">do</text:p>
        <text:p text:style-name="BodyHanging">be done</text:p>
        <text:p text:style-name="BodyHanging">cause</text:p>
        <text:p text:style-name="BodyHanging">build</text:p>
        <text:p text:style-name="BodyHanging">make, be made</text:p>
        <text:p text:style-name="BodyHanging">*give an opportunity</text:p>
        <text:p text:style-name="BodyHanging">*put an end to</text:p>
        <text:p text:style-name="BodyHanging">*set the example</text:p>
        <text:p text:style-name="BodyHanging">take thought</text:p>
        <text:p text:style-name="BodyHanging">be disappointed</text:p>
        <text:p text:style-name="BodyHanging">be eager</text:p>
        <text:p text:style-name="BodyHanging">report</text:p>
        <text:p text:style-name="BodyHanging">bring a report</text:p>
        <text:p text:style-name="BodyHanging">carry back</text:p>
        <text:p text:style-name="BodyHanging">carry</text:p>
        <text:p text:style-name="BodyHanging">cross</text:p>
        <text:p text:style-name="BodyHanging">approach</text:p>
        <text:p text:style-name="BodyHanging">go</text:p>
        <text:p text:style-name="BodyHanging">return</text:p>
        <text:p text:style-name="BodyHanging">restore</text:p>
        <text:p text:style-name="BodyHanging">enter</text:p>
        <text:p text:style-name="BodyHanging">go forth</text:p>
        <text:p text:style-name="BodyHanging">collect</text:p>
        <text:p text:style-name="BodyHanging">surround</text:p>
        <text:p text:style-name="BodyHanging">free</text:p>
        <text:p text:style-name="BodyHanging">become</text:p>
        <text:p text:style-name="BodyHanging">cease</text:p>
        <text:p text:style-name="BodyHanging">surpass</text:p>
        <text:p text:style-name="BodyHanging">satisfy</text:p>
        <text:p text:style-name="BodyHanging">induce</text:p>
        <text:p text:style-name="BodyHanging">urge</text:p>
        <text:p text:style-name="BodyHanging">warn</text:p>
        <text:p text:style-name="BodyHanging">command</text:p>
        <text:p text:style-name="BodyHanging">advise</text:p>
        <text:p text:style-name="BodyHanging">ask=request</text:p>
        <text:p text:style-name="BodyHanging">ask=inquire</text:p>
        <text:p text:style-name="BodyHanging">consult</text:p>
        <text:p text:style-name="BodyHanging">treat with</text:p>
        <text:p text:style-name="BodyHanging">entreat</text:p>
        <text:p text:style-name="BodyHanging">obtain (a request)</text:p>
        <text:p text:style-name="BodyHanging">acquire</text:p>
        <text:p text:style-name="BodyHanging">endure, bear</text:p>
        <text:p text:style-name="BodyHanging">submit to</text:p>
        <text:p text:style-name="BodyHanging">carry down</text:p>
      </text:section>
      <text:p text:style-name="BodyHanging"/>
      <text:p text:style-name="Banner">—</text:p>
      <text:p text:style-name="BodyHanging"/>
      <text:p text:style-name="Banner">Reading Lesson XIV.</text:p>
      <text:p text:style-name="Banner">The Honour of Fabricius (280-278 B.C.).</text:p>
      <text:p text:style-name="BannerSecondary"><text:span text:style-name="T21">442</text:span>.<text:tab/><text:tab/>Vocabulary.</text:p>
      <text:p text:style-name="P243">cursus, ūs, m.<text:span text:style-name="T23">,<text:tab/></text:span><text:span text:style-name="T6">course</text:span><text:span text:style-name="T23">.</text:span></text:p>
      <text:p text:style-name="P243">Ēpīrus, ī<text:span text:style-name="T23">, f.,<text:tab/></text:span><text:span text:style-name="T6">Epirus</text:span><text:span text:style-name="T23"> (a district in the north of Greece).</text:span></text:p>
      <text:p text:style-name="P243">Graecia, ae<text:span text:style-name="T23">, f.,<text:tab/></text:span><text:span text:style-name="T6">Greece</text:span><text:span text:style-name="T23">.</text:span></text:p>
      <text:p text:style-name="P243">Graecus, a, um<text:span text:style-name="T23">,<text:tab/></text:span><text:span text:style-name="T6">Greek</text:span><text:span text:style-name="T23">.</text:span></text:p>
      <text:p text:style-name="P243">medicus, ī<text:span text:style-name="T23">, m.,<text:tab/></text:span><text:span text:style-name="T6">physician</text:span><text:span text:style-name="T23">.</text:span></text:p>
      <text:p text:style-name="P243">orbis, is<text:span text:style-name="T23">, m.,<text:tab/></text:span><text:span text:style-name="T6">circle</text:span><text:span text:style-name="T23">; </text:span>orbis terrārum<text:span text:style-name="T23">, the world.</text:span></text:p>
      <text:p text:style-name="P243">praemium, ī<text:span text:style-name="T23">, n.,<text:tab/></text:span><text:span text:style-name="T6">reward</text:span><text:span text:style-name="T23">.</text:span></text:p>
      <text:p text:style-name="P243">pretium, ī<text:span text:style-name="T23">, n.,<text:tab/></text:span><text:span text:style-name="T6">price, ransom</text:span><text:span text:style-name="T23">.</text:span></text:p>
      <text:p text:style-name="P243">sōl, sōlis<text:span text:style-name="T23">, m.,<text:tab/></text:span><text:span text:style-name="T6">the sun</text:span><text:span text:style-name="T23">.</text:span></text:p>
      <text:p text:style-name="P243">Tarentīnī, ōrum<text:span text:style-name="T23">, m.,<text:tab/></text:span><text:span text:style-name="T6">the Tarentines</text:span><text:span text:style-name="T23"> (the inhabitants of Tarentum, a city in southern Italy).</text:span></text:p>
      <text:p text:style-name="P243">venēnum, ī<text:span text:style-name="T23">, n.,<text:tab/></text:span><text:span text:style-name="T6">poison</text:span><text:span text:style-name="T23">.</text:span><text:span text:style-name="T28">{{298}}</text:span></text:p>
      <text:p text:style-name="P61">Rōmānī cum jam imperium tōtīus ferē Ītaliae cōnsecūtī essent, bellum Tarentīnīs, quī in īnferiōre parte <text:span text:style-name="T21">Ī</text:span>taliae incolēbant, intulērunt. <text:s/>Tarentīnī lēgātōs ad rēgem Ēpīrī, Pyrrhum nōmine, mīsērunt, quī peterent ut auxilium contrā Rōmānōs sibi ferret. <text:s/>Ēpīrus illō tempore longē plūrimum omnium cīvitātum Graeciae valēbat, et Graecī mīlitēs omnibus cēterīs virtūte et ūsū reī mīlitāris praestāre exīstimābantur. <text:s/>Pyrrhus, vir summae virtūtis ac bellī perītissimus, pollicitus est sē auxilium quod peterent lēgātī lātūrum esse, atque in Ītaliam nōn sōlum māgnās cōpias equitātūs peditātūsque trānsdūxit sed etiam complūrēs elephantōs (<text:span text:style-name="T2">elephants</text:span>) quibus Rōmānī in bellō ūtī nōn cōnsuēverant.</text:p>
      <text:p text:style-name="P61">Hūjus generis pūgnae Rōmānī tam imperītī erant ut prīmō hostibus nōn parēs essent. <text:s/>Ingentī māgnitūdine elephantōrum perterritī pedem rettulērunt, et ōrdinibus perturbātīs, māgnus numerus mīlitum captus atque interfectus est. <text:s/>Sed tam ācriter restiterant ut Pyrrhus post proelium dīceret sē, cum mīlitibus tantae virtūtis, facile orbem terrārum superāre posse. <text:s/>Ob hanc causam dē victōriā dēspērāvisse vidētur, atque aliā ratiōne super.rare īnstituissse. <text:s/>Nam (<text:span text:style-name="T2">for</text:span>) cum Rōmānī lēgātōs ad Pyrrhum dē captīvīs mīsissent, rēx novum cōnsilium iniit, atque ut amīcitiam populī Rōmānī cōnsequerētur, respondit sē captīvōs quōs habēret sine pretiō redditūrum.</text:p>
      <text:p text:style-name="P61"><text:soft-page-break/>Hūjus lēgātiōnis prīnceps fuit Cāius Fabricius, vir fidēlissimus ac prūdentissimus, quī cōnsul fuerat et māgnae inter cīvēs auctōritātis erat. <text:s/>Hunc virum rēx māgnō sibi ūsuī fore arbitrābātur. <text:s/>Itaque (<text:span text:style-name="T2">therefore</text:span>) Fabricium ad sē vocat atque quid fierī velit ostendit; hortātur eum ut Rōmānōs moneat ut pācem sēcum<text:span text:style-name="T26">{{299}}</text:span> faciant, atque ex illā parte Ītaliae discēdant. <text:s/>Simul pollicitus est sē Fabriciō incrēdibilia praemia datūrum esse. <text:s/>Sed nūllō omnīnō modō Fabriciō persuādēre poterat, atque eā spē dējectus, hōc cōnsiliō dēstitit. <text:s/>Atque lēgātī, quī ad senātum ab rēge missī erant, renūntiāvērunt Rōmānōs pācem numquam cum eīs factūrōs esse quī suīs fīnibus ēgressī essent atque in Rōmānum agrum trānsiissent.</text:p>
      <text:p text:style-name="P61">Proximō annō Rōmānī rūrsus pulsī sunt et in fugam conjectī; sed Pyrrhus tam multōs ex suīs āmīsit ut vix praestāre viderētur superāre quam superārī. <text:s/>Hīs proeliīs factīs, tertiō annō bellī Facricius cōnsul fit et contrā Pyrrhum cum exercitū initā aestāte proficīscitur. <text:s/>Dum Rōmānī bellum parant, medicus Pyrrhī nocte ad Fabricium venit et dēmōnstrat sē parātum esse Pyrrhum interficere. <text:s/>“Sī satis māgnum praemium” inquit (<text:span text:style-name="T2">said he</text:span>) “mihi dederis, ego in castra hostium redībō atque rēgem, quī dē fidē meā nōn dubitat, venēnō necābō.”</text:p>
      <text:p text:style-name="P61">Hunc Fabricius statim ad Pyrrhum redūcī jussit, et ūnā cum eō nūntium mīsit quī hās litterās ad rēgem dēferret: “Tu, Pyrrhe, malīs hominibus cōnfīdere vidēris, bonīs bellum īnfers. <text:s/>Cōnsul Rōmānus tē monet ut mājōre cum dīligentiā salūtī tuae cōnsulās. <text:s/>Hīc medicus tam nostrae cōnsuētūdinis imperītus erat ut nōn scīret Rōmānōs nūllā aliā ratiōne quam virtūte hostēs sūperāre cōnsuēvisse.” <text:s/>Hīs litterīs acceptīs, Pyrrhus māgnā vōce dīxit facilius esse sōlem ā cursū āvertere (<text:span text:style-name="T2">to turn aside</text:span>) quam Fabriciō persuādēre ut injūriam ūllam faceret.</text:p>
      <text:p text:style-name="P61">Post complūrēs annō, cum jam Rōmānī nūllō modō hīs victōriīs commovērī vidērentur, Pyrrhus, tertiō proeliō superātus, ab <text:span text:style-name="T21">Ī</text:span>taliā discēdere cōnstituit, neque posteā (<text:span text:style-name="T2">thereafter</text:span>) populō Rōmānō bellum īnferre ausus est.<text:span text:style-name="T26">{{300}}</text:span></text:p>
      <text:p text:style-name="P61"/>
      <text:p text:style-name="Banner">—</text:p>
      <text:p text:style-name="Standard"/>
      <text:p text:style-name="Banner">Lesson LXXV.</text:p>
      <text:p text:style-name="Banner">Gerund.</text:p>
      <text:p text:style-name="P276"><text:span text:style-name="T21">443</text:span>.<text:tab/><text:tab/>Paradigms.</text:p>
      <text:p text:style-name="Banner">Gerund.</text:p>
      <table:table table:name="Table38" table:style-name="Table38">
        <table:table-column table:style-name="Table38.A" table:number-columns-repeated="5"/>
        <table:table-row>
          <table:table-cell table:style-name="Table38.A1" office:value-type="string">
            <text:p text:style-name="BodyHanging"/>
          </table:table-cell>
          <table:table-cell table:style-name="Table38.A1" office:value-type="string">
            <text:p text:style-name="BodyHanging"><text:span text:style-name="T2">Genitive</text:span>.</text:p>
          </table:table-cell>
          <table:table-cell table:style-name="Table38.A1" office:value-type="string">
            <text:p text:style-name="BodyHanging"><text:span text:style-name="T2">Dative</text:span>.</text:p>
          </table:table-cell>
          <table:table-cell table:style-name="Table38.A1" office:value-type="string">
            <text:p text:style-name="BodyHanging"><text:span text:style-name="T2">Accusative</text:span>.</text:p>
          </table:table-cell>
          <table:table-cell table:style-name="Table38.E1" office:value-type="string">
            <text:p text:style-name="BodyHanging"><text:span text:style-name="T2">Ablative</text:span>.</text:p>
          </table:table-cell>
        </table:table-row>
        <table:table-row>
          <table:table-cell table:style-name="Table38.A2" office:value-type="string">
            <text:p text:style-name="BodyHanging"><text:span text:style-name="T2">Conj. I</text:span>.</text:p>
          </table:table-cell>
          <table:table-cell table:style-name="Table38.A2" office:value-type="string">
            <text:p text:style-name="BodyHanging">amandī</text:p>
          </table:table-cell>
          <table:table-cell table:style-name="Table38.A2" office:value-type="string">
            <text:p text:style-name="BodyHanging">amandō</text:p>
          </table:table-cell>
          <table:table-cell table:style-name="Table38.A2" office:value-type="string">
            <text:p text:style-name="BodyHanging">amandum</text:p>
          </table:table-cell>
          <table:table-cell table:style-name="Table38.E2" office:value-type="string">
            <text:p text:style-name="BodyHanging">amandō</text:p>
          </table:table-cell>
        </table:table-row>
        <table:table-row>
          <table:table-cell table:style-name="Table38.A2" office:value-type="string">
            <text:p text:style-name="BodyHanging"><text:span text:style-name="T2">Conj. II</text:span>.</text:p>
          </table:table-cell>
          <table:table-cell table:style-name="Table38.A2" office:value-type="string">
            <text:p text:style-name="BodyHanging">monendī</text:p>
          </table:table-cell>
          <table:table-cell table:style-name="Table38.A2" office:value-type="string">
            <text:p text:style-name="BodyHanging">monendō</text:p>
          </table:table-cell>
          <table:table-cell table:style-name="Table38.A2" office:value-type="string">
            <text:p text:style-name="BodyHanging">monendūm</text:p>
          </table:table-cell>
          <table:table-cell table:style-name="Table38.E2" office:value-type="string">
            <text:p text:style-name="BodyHanging">monendō</text:p>
          </table:table-cell>
        </table:table-row>
        <table:table-row>
          <table:table-cell table:style-name="Table38.A2" office:value-type="string">
            <text:p text:style-name="BodyHanging"><text:span text:style-name="T2">Conj. III</text:span>.</text:p>
          </table:table-cell>
          <table:table-cell table:style-name="Table38.A2" office:value-type="string">
            <text:p text:style-name="BodyHanging">regendī</text:p>
          </table:table-cell>
          <table:table-cell table:style-name="Table38.A2" office:value-type="string">
            <text:p text:style-name="BodyHanging">regendō</text:p>
          </table:table-cell>
          <table:table-cell table:style-name="Table38.A2" office:value-type="string">
            <text:p text:style-name="BodyHanging">regendūm</text:p>
          </table:table-cell>
          <table:table-cell table:style-name="Table38.E2" office:value-type="string">
            <text:p text:style-name="BodyHanging">regendō</text:p>
          </table:table-cell>
        </table:table-row>
        <table:table-row>
          <table:table-cell table:style-name="Table38.A2" office:value-type="string">
            <text:p text:style-name="BodyHanging"><text:span text:style-name="T2">Conj. IV</text:span>.</text:p>
          </table:table-cell>
          <table:table-cell table:style-name="Table38.A2" office:value-type="string">
            <text:p text:style-name="BodyHanging">audiendī</text:p>
          </table:table-cell>
          <table:table-cell table:style-name="Table38.A2" office:value-type="string">
            <text:p text:style-name="BodyHanging">audiendō</text:p>
          </table:table-cell>
          <table:table-cell table:style-name="Table38.A2" office:value-type="string">
            <text:p text:style-name="BodyHanging">audiendūm</text:p>
          </table:table-cell>
          <table:table-cell table:style-name="Table38.E2" office:value-type="string">
            <text:p text:style-name="BodyHanging">audiendō</text:p>
          </table:table-cell>
        </table:table-row>
        <table:table-row>
          <table:table-cell table:style-name="Table38.A2" office:value-type="string">
            <text:p text:style-name="BodyHanging"><text:span text:style-name="T2">Conj. III. in</text:span> <text:span text:style-name="T21">īō</text:span></text:p>
          </table:table-cell>
          <table:table-cell table:style-name="Table38.A2" office:value-type="string">
            <text:p text:style-name="BodyHanging">capiendī</text:p>
          </table:table-cell>
          <table:table-cell table:style-name="Table38.A2" office:value-type="string">
            <text:p text:style-name="BodyHanging">capiendō</text:p>
          </table:table-cell>
          <table:table-cell table:style-name="Table38.A2" office:value-type="string">
            <text:p text:style-name="BodyHanging">capiendūm</text:p>
          </table:table-cell>
          <table:table-cell table:style-name="Table38.E2" office:value-type="string">
            <text:p text:style-name="BodyHanging">capiendō</text:p>
          </table:table-cell>
        </table:table-row>
        <table:table-row>
          <table:table-cell table:style-name="Table38.A2" office:value-type="string">
            <text:p text:style-name="P190">Ferō</text:p>
          </table:table-cell>
          <table:table-cell table:style-name="Table38.A2" office:value-type="string">
            <text:p text:style-name="BodyHanging">ferendī</text:p>
          </table:table-cell>
          <table:table-cell table:style-name="Table38.A2" office:value-type="string">
            <text:p text:style-name="BodyHanging">ferendō</text:p>
          </table:table-cell>
          <table:table-cell table:style-name="Table38.A2" office:value-type="string">
            <text:p text:style-name="BodyHanging">ferendūm</text:p>
          </table:table-cell>
          <table:table-cell table:style-name="Table38.E2" office:value-type="string">
            <text:p text:style-name="BodyHanging">ferendō</text:p>
          </table:table-cell>
        </table:table-row>
        <table:table-row>
          <table:table-cell table:style-name="Table38.A2" office:value-type="string">
            <text:p text:style-name="P190">Eō</text:p>
          </table:table-cell>
          <table:table-cell table:style-name="Table38.A2" office:value-type="string">
            <text:p text:style-name="BodyHanging">eundī</text:p>
          </table:table-cell>
          <table:table-cell table:style-name="Table38.A2" office:value-type="string">
            <text:p text:style-name="BodyHanging">eundō</text:p>
          </table:table-cell>
          <table:table-cell table:style-name="Table38.A2" office:value-type="string">
            <text:p text:style-name="BodyHanging">eundum</text:p>
          </table:table-cell>
          <table:table-cell table:style-name="Table38.E2" office:value-type="string">
            <text:p text:style-name="BodyHanging">eundō</text:p>
          </table:table-cell>
        </table:table-row>
        <table:table-row>
          <table:table-cell table:style-name="Table38.A2" office:value-type="string">
            <text:p text:style-name="BodyHanging"/>
          </table:table-cell>
          <table:table-cell table:style-name="Table38.A2" office:value-type="string">
            <text:p text:style-name="BodyHanging"/>
          </table:table-cell>
          <table:table-cell table:style-name="Table38.A2" office:value-type="string">
            <text:p text:style-name="P196">Deponents</text:p>
          </table:table-cell>
          <table:table-cell table:style-name="Table38.A2" office:value-type="string">
            <text:p text:style-name="BodyHanging"/>
          </table:table-cell>
          <table:table-cell table:style-name="Table38.E2" office:value-type="string">
            <text:p text:style-name="BodyHanging"/>
          </table:table-cell>
        </table:table-row>
        <table:table-row>
          <table:table-cell table:style-name="Table38.A2" office:value-type="string">
            <text:p text:style-name="BodyHanging"><text:span text:style-name="T2">Conj. I</text:span>.</text:p>
          </table:table-cell>
          <table:table-cell table:style-name="Table38.A2" office:value-type="string">
            <text:p text:style-name="BodyHanging">cōnandī</text:p>
          </table:table-cell>
          <table:table-cell table:style-name="Table38.A2" office:value-type="string">
            <text:p text:style-name="BodyHanging">cōnandō</text:p>
          </table:table-cell>
          <table:table-cell table:style-name="Table38.A2" office:value-type="string">
            <text:p text:style-name="BodyHanging">cōnandum</text:p>
          </table:table-cell>
          <table:table-cell table:style-name="Table38.E2" office:value-type="string">
            <text:p text:style-name="BodyHanging">cōnandō</text:p>
          </table:table-cell>
        </table:table-row>
        <table:table-row>
          <table:table-cell table:style-name="Table38.A2" office:value-type="string">
            <text:p text:style-name="BodyHanging"><text:span text:style-name="T2">Conj. II</text:span>.</text:p>
          </table:table-cell>
          <table:table-cell table:style-name="Table38.A2" office:value-type="string">
            <text:p text:style-name="BodyHanging">verendī</text:p>
          </table:table-cell>
          <table:table-cell table:style-name="Table38.A2" office:value-type="string">
            <text:p text:style-name="BodyHanging">verendō</text:p>
          </table:table-cell>
          <table:table-cell table:style-name="Table38.A2" office:value-type="string">
            <text:p text:style-name="BodyHanging">verendum</text:p>
          </table:table-cell>
          <table:table-cell table:style-name="Table38.E2" office:value-type="string">
            <text:p text:style-name="BodyHanging">verendō</text:p>
          </table:table-cell>
        </table:table-row>
        <text:soft-page-break/>
        <table:table-row>
          <table:table-cell table:style-name="Table38.A2" office:value-type="string">
            <text:p text:style-name="BodyHanging"><text:span text:style-name="T2">Conj. III</text:span>.</text:p>
          </table:table-cell>
          <table:table-cell table:style-name="Table38.A2" office:value-type="string">
            <text:p text:style-name="BodyHanging">sequendī</text:p>
          </table:table-cell>
          <table:table-cell table:style-name="Table38.A2" office:value-type="string">
            <text:p text:style-name="BodyHanging">sequendō</text:p>
          </table:table-cell>
          <table:table-cell table:style-name="Table38.A2" office:value-type="string">
            <text:p text:style-name="BodyHanging">sequendum</text:p>
          </table:table-cell>
          <table:table-cell table:style-name="Table38.E2" office:value-type="string">
            <text:p text:style-name="BodyHanging">sequendō</text:p>
          </table:table-cell>
        </table:table-row>
        <table:table-row>
          <table:table-cell table:style-name="Table38.A2" office:value-type="string">
            <text:p text:style-name="BodyHanging">Conj. IV.</text:p>
          </table:table-cell>
          <table:table-cell table:style-name="Table38.A2" office:value-type="string">
            <text:p text:style-name="BodyHanging">sortiendī</text:p>
          </table:table-cell>
          <table:table-cell table:style-name="Table38.A2" office:value-type="string">
            <text:p text:style-name="BodyHanging">sortiendō</text:p>
          </table:table-cell>
          <table:table-cell table:style-name="Table38.A2" office:value-type="string">
            <text:p text:style-name="BodyHanging">sortiendum</text:p>
          </table:table-cell>
          <table:table-cell table:style-name="Table38.E2" office:value-type="string">
            <text:p text:style-name="BodyHanging">sortiendō</text:p>
          </table:table-cell>
        </table:table-row>
        <table:table-row>
          <table:table-cell table:style-name="Table38.A2" office:value-type="string">
            <text:p text:style-name="BodyHanging"><text:span text:style-name="T2">Conj. III. in</text:span> <text:span text:style-name="T21">-ior</text:span></text:p>
          </table:table-cell>
          <table:table-cell table:style-name="Table38.A2" office:value-type="string">
            <text:p text:style-name="BodyHanging">patiendī</text:p>
          </table:table-cell>
          <table:table-cell table:style-name="Table38.A2" office:value-type="string">
            <text:p text:style-name="BodyHanging">patiendō</text:p>
          </table:table-cell>
          <table:table-cell table:style-name="Table38.A2" office:value-type="string">
            <text:p text:style-name="BodyHanging">patiendum</text:p>
          </table:table-cell>
          <table:table-cell table:style-name="Table38.E2" office:value-type="string">
            <text:p text:style-name="BodyHanging">patiendō</text:p>
          </table:table-cell>
        </table:table-row>
      </table:table>
      <text:p text:style-name="BodyHanging"><text:span text:style-name="T2">a</text:span>.<text:tab/>The <text:span text:style-name="T2">Gerund</text:span> is a verbal noun found only in the genitive, dative, accusative, and ablative singular. <text:s/>It is formed from the present stem and belongs to the active voice, being one of the few active forms possessed by deponent verbs. <text:s/>Of the irregular verbs, only <text:span text:style-name="T21">ferō</text:span> and <text:span text:style-name="T21">eō</text:span> have the gerund.</text:p>
      <text:p text:style-name="BodyHanging"/>
      <text:p text:style-name="BannerSecondary"><text:span text:style-name="T21">444</text:span>.<text:tab/><text:tab/>Illustrative Examples.</text:p>
      <text:p text:style-name="BodyHanging"><text:span text:style-name="T21">Pūgnandī cupidī sunt</text:span>,<text:tab/><text:span text:style-name="T2">they are fond of fighting</text:span>.</text:p>
      <text:p text:style-name="BodyHanging"><text:span text:style-name="T21">Pūgnandi causā prōgrediuntur</text:span>,<text:tab/><text:span text:style-name="T2">they advance for the purpose of fighting</text:span> (or, <text:span text:style-name="T2">in order to fight</text:span>).</text:p>
      <text:p text:style-name="BodyHanging"><text:span text:style-name="T21">Ad pūgnandum inūtilēs erant</text:span>,<text:tab/><text:span text:style-name="T2">they were useless for fighting</text:span>.</text:p>
      <text:p text:style-name="BodyHanging"><text:span text:style-name="T21">Ad pūgnam inūtilēs erant</text:span>,<text:tab/><text:span text:style-name="T2">they were useless for fighting</text:span>.<text:span text:style-name="T26">{{301}}</text:span></text:p>
      <text:p text:style-name="BodyHanging">a.<text:tab/>The Latin gerund corresponds closely to use to the English gerund or verbal noun in -ing.<text:note text:id="ftn113" text:note-class="footnote"><text:note-citation>113</text:note-citation><text:note-body><text:p text:style-name="Footnote">The distinction between the participle and the gerund, both ending in English in <text:span text:style-name="T2">-ing</text:span>, though with different endings in Latin, should be carefully observed. <text:s/>Contrast the following:</text:p><text:p text:style-name="P142"><text:tab/><text:tab/>Participle.<text:tab/>Gerund.</text:p><text:p text:style-name="P141"><text:tab/><text:span text:style-name="T2">He saw them fleeing</text:span>.<text:tab/><text:span text:style-name="T2">They are ashamed of fleeing</text:span>.</text:p><text:p text:style-name="P141"><text:tab/><text:span text:style-name="T2">Rising early, we set out at once</text:span>.<text:tab/><text:span text:style-name="T2">Rising early will be beneficial</text:span>.</text:p><text:p text:style-name="P141"><text:tab/><text:span text:style-name="T2">We lost sight of those crossing the river</text:span>.<text:tab/><text:span text:style-name="T2">We lost much time in crossing the river</text:span>.</text:p><text:p text:style-name="Footnote"/></text:note-body></text:note> <text:s/>It seldom occurs except in the genitive with adjectives and nouns (especially with <text:span text:style-name="T21">causa</text:span>), and in the accusative with the preposition <text:span text:style-name="T21">ad</text:span>, meaning <text:span text:style-name="T2">with view to, for</text:span>.<text:note text:id="ftn114" text:note-class="footnote"><text:note-citation>114</text:note-citation><text:note-body><text:p text:style-name="Footnote">The nominative of the gerund is replaced in Latin by the present infinitive (124); as, <text:span text:style-name="T21">Facile est haec facere</text:span>, <text:span text:style-name="T2">doing this is easy</text:span> (literally <text:span text:style-name="T2">to do this is easy</text:span>).</text:p></text:note-body></text:note></text:p>
      <text:p text:style-name="P61"/>
      <text:p text:style-name="BannerSecondary"><text:span text:style-name="T21">445</text:span>.<text:tab/><text:tab/>Vocabulary.</text:p>
      <text:p text:style-name="P243">bellō, āre, āvī, ātum<text:span text:style-name="T23">,<text:tab/></text:span><text:span text:style-name="T6">make war</text:span><text:span text:style-name="T23">.</text:span></text:p>
      <text:p text:style-name="P243">dīmicō, āre, āvī, ātum<text:span text:style-name="T23">,<text:tab/></text:span><text:span text:style-name="T6">fight, engage</text:span><text:span text:style-name="T23">.</text:span></text:p>
      <text:p text:style-name="P243">frūmentor, ārī, ātus sum<text:span text:style-name="T23">,<text:tab/></text:span><text:span text:style-name="T6">forage</text:span><text:span text:style-name="T23">.</text:span></text:p>
      <text:p text:style-name="P243">initium, ī<text:span text:style-name="T23">, n.,<text:tab/></text:span><text:span text:style-name="T6">beginning</text:span><text:span text:style-name="T23">.</text:span></text:p>
      <text:p text:style-name="P243">nāvigō, āre, āvī, ātum<text:span text:style-name="T23">,<text:tab/></text:span><text:span text:style-name="T6">sail</text:span><text:span text:style-name="T23"> (with </text:span>in<text:span text:style-name="T23"> and acc. = </text:span><text:span text:style-name="T6">to</text:span><text:span text:style-name="T23">).</text:span></text:p>
      <text:p text:style-name="P243">praedor, ārī, ātus sum<text:span text:style-name="T23">,<text:tab/></text:span><text:span text:style-name="T6">plunder, pillage</text:span><text:span text:style-name="T23">.</text:span></text:p>
      <text:p text:style-name="P243"><text:span text:style-name="T6">Phrases</text:span><text:span text:style-name="T23">:</text:span></text:p>
      <text:p text:style-name="P243">facultātem dare<text:span text:style-name="T23">,<text:tab/></text:span><text:span text:style-name="T6">give an opportunity</text:span><text:span text:style-name="T23">.</text:span></text:p>
      <text:p text:style-name="P243">potestātem facere<text:span text:style-name="T23">,<text:tab/></text:span><text:span text:style-name="T6">give an opportunity</text:span><text:span text:style-name="T23">.</text:span></text:p>
      <text:p text:style-name="P243">fīnem facere<text:span text:style-name="T23">, </text:span><text:span text:style-name="T6">make an end of, put an end to</text:span><text:span text:style-name="T23"> (with genitive).</text:span></text:p>
      <text:p text:style-name="P243">initium facere<text:span text:style-name="T23">,<text:tab/></text:span><text:span text:style-name="T6">be the first to, set the example of</text:span><text:span text:style-name="T23"> (with genitive).</text:span></text:p>
      <text:p text:style-name="Standard"/>
      <text:p text:style-name="Banner">Exercises.</text:p>
      <text:p text:style-name="BannerSecondary"><text:span text:style-name="T21">446</text:span>.<text:tab/><text:tab/><text:span text:style-name="T21">I</text:span>.</text:p>
      <text:p text:style-name="Standard">A.—1. Reliquās nāvēs poarātās ad nāvigandum invēnit. <text:s/>2. Cōgnōverat equitātum praedandī frūmentandīque causā trāns flūmen missum essse. <text:s/>3. Spērābat fore<text:span text:style-name="T26">{{302}}</text:span> nūllam fugiendī facultātem. <text:s/>4. Cōpiās bellandī causā trādūxerat. <text:s/>5. Hunc ad ēgrediendum idōneum locum arbitrātur. <text:s/>6. In mediīs Belgārum fīnibus hiemandī causā cōnsēderat. <text:s/>7. Altera pars exercitūs itinere prohibenda est. <text:s/>8. Caesar omnibus obsidibus quī apud sē erant discēdendī postetātem fēcit. <text:s/>9. Cum hostēs trānseundī initum nōn fēcissent, Caesar suōs intrā castra redūxit. <text:s/>10. Monet eōs ut fīnem ōrandī faciant.</text:p>
      <text:p text:style-name="Standard">B.—11. Ea quae ad oppūgnandum ūsuī erant, comparāre coepit. <text:s/>12. Equitēs frūmentandī causā praemittendī erant. <text:s/>13. In hīs locīs legiōnem hiemandī causā collocat. <text:s/>14. Cūr nōn flendī fīnem <text:soft-page-break/>faciunt? <text:s/>15. Spē bellandī dējectī erant. <text:s/>16. Potestās revertendī deerat. <text:s/>17. Helvētiī erant tam bellandī cupidī ut continenter fīnitimīs bellum īnferrent. <text:s/>18. Cotīdiē īnstrūctā aciē, pūgnandī potestātem facit. <text:s/>19. Cum fīnem oppūgnandī nox fēcisset, lēgātī dē dēditiōne ad eum vēnērunt. <text:s/>20. Quīnque cohortēs, quās nōn satis fīrmās ad dīmicandum esse exīstimābat, praesidiō castrīs relīquit.</text:p>
      <text:p text:style-name="Standard"/>
      <text:p text:style-name="BannerSecondary"><text:span text:style-name="T21">447</text:span>.<text:tab/><text:tab/><text:span text:style-name="T21">II</text:span>.</text:p>
      <text:p text:style-name="Standard">A.—1. They had been summoned for the purpose of consulting. <text:s/>2. Several ships had been shattered, and the rest were useless for sailing. <text:s/>3. They again left the camp in order to pillage. <text:s/>4. He is desirous of returning here. <text:s/>5. After that time there will not be an opportunity of coming. <text:s/>6. The example of fleeing is set by the cavalry. <text:s/>7. They are equal neither in number nor in zeal for<text:note text:id="ftn115" text:note-class="footnote"><text:note-citation>115</text:note-citation><text:note-body><text:p text:style-name="Footnote">See 432B.</text:p></text:note-body></text:note> fighting. <text:s/>8. These nations are eager for making war, but they are not ready for (ad) war. 9. No opportunity of leaping down is given. <text:s/>10. He perceived that those who had crossed the river in order to forage had not yet returned.<text:span text:style-name="T26">{{303}}</text:span></text:p>
      <text:p text:style-name="Standard">B.—11. For these reasons the difficulty of sailing was very great. <text:s/>12. He had now got suitable weather for setting out. <text:s/>13. The spirit of the enemy is so ready for engaging, that time is lacking for these matters. <text:s/>14. This was the reason for (<text:span text:style-name="T2">literally</text:span> cause of) crossing. <text:s/>15. They have not yet put an end to the pursuit (<text:span text:style-name="T2">literally</text:span> made an end of following). <text:s/>16. Which of the two was the first to set out? <text:s/>17. Large forces had assembled for the purpose of making war. <text:s/>18. Suddenly making a sally, they left the enemy no opportunity of finding out what was being done. <text:s/>19. They are skilled both in resisting and in pursuing. <text:s/>20. They scarcely ventured to send an embassy for the purpose of persuading Caesar not to advance.</text:p>
      <text:p text:style-name="Standard"/>
      <text:p text:style-name="Standard">[[Image – Portus et Classis: Harbour and Fleet.]]</text:p>
      <text:p text:style-name="Standard"/>
      <text:p text:style-name="Banner">Lesson LXXVI.</text:p>
      <text:p text:style-name="Banner">Gerundive Construction.</text:p>
      <text:p text:style-name="P61"/>
      <text:p text:style-name="P61"><text:span text:style-name="T21">448</text:span>. In the sentences of the previous lesson no example occurred of a gerund with an object in the accusative, such as, <text:span text:style-name="T21">Hīs potestātem facit lēgātōs mittendī</text:span>, <text:span text:style-name="T2">he gives them the opportunity of sending envoys</text:span>. <text:s/>This construction is found in Latin, but as a rule is avoided (invariably so after prepositions.</text:p>
      <text:p text:style-name="P61">In preference to the gerund governing the accusative, Latin uses the gerundive construction (449).</text:p>
      <text:p text:style-name="P61"/>
      <text:p text:style-name="P276"><text:span text:style-name="T21">449</text:span>.<text:tab/><text:tab/>Illustrative Examples.</text:p>
      <text:p text:style-name="BodyHanging"><text:span text:style-name="T21">Summa erat difficultās faciendī pontis</text:span> (<text:span text:style-name="T21">faciendī pontem</text:span>),<text:tab/><text:span text:style-name="T2">the difficulty of building the bridge was very great</text:span>.</text:p>
      <text:p text:style-name="BodyHanging"><text:span text:style-name="T21">Lēgātōs ad eum mīsērunt pācis petendae causā</text:span> (<text:span text:style-name="T21">pācem petendī causā</text:span>),<text:tab/><text:span text:style-name="T2">they sent envoys to him for the purpose of seeking peace</text:span>.</text:p>
      <text:p text:style-name="BodyHanging"><text:span text:style-name="T21">Nāvēs sunt inūtilēs ad cōpiās portandās</text:span>,<text:tab/><text:span text:style-name="T2">the ships are useless for carrying troops</text:span>.</text:p>
      <text:p text:style-name="BodyHanging">a.<text:tab/>In all such sentences as these, Latin prefers not to use the gerund governing a substantive in the accusative (as in the phrases in parentheses), but instead, puts the substantive in the case in which the gerund would have been, and uses the gerundive in agreement with it. <text:s/>The usage is termed the <text:span text:style-name="T2">Gerundive Construction</text:span>.<text:note text:id="ftn116" text:note-class="footnote"><text:note-citation>116</text:note-citation><text:note-body><text:p text:style-name="Footnote">With intransitive verbs, including those like <text:span text:style-name="T21">persuādeō</text:span><text:span text:style-name="T23"> which take the dative case (355), the gerund, not the gerundive construction, is used.</text:span></text:p></text:note-body></text:note></text:p>
      <text:p text:style-name="BodyHanging"><text:tab/></text:p>
      <text:p text:style-name="P61"><text:span text:style-name="T21">450</text:span>. (<text:span text:style-name="T2">a</text:span>) A more literal rending of the Latin sentences in 449 would be as follows:—</text:p>
      <text:p text:style-name="P61"><text:tab/><text:span text:style-name="T2">The difficulty of the bridge to be built was very great</text:span>;</text:p>
      <text:p text:style-name="P61"><text:tab/><text:span text:style-name="T2">They send envoys to him for the sake of peace to be sought</text:span>;</text:p>
      <text:p text:style-name="P61"><text:soft-page-break/><text:tab/><text:span text:style-name="T2">The ships are useless with a view to troops to be carried</text:span>.<text:span text:style-name="T26">{{305}}</text:span></text:p>
      <text:p text:style-name="P16">One should in all cases, however, translate the gerundive construction as he would the corresponding construction as he would the corresponding construction with the gerund, <text:span text:style-name="T2">i._e.</text:span> by a verbal noun in <text:span text:style-name="T2">-ing</text:span> in the active voice followed by an object.</text:p>
      <text:p text:style-name="P61">(<text:span text:style-name="T2">b</text:span>) The same meaning is thus expressed by two widely differing grammatical constructions:—</text:p>
      <text:p text:style-name="P61">The gerund is a verbal <text:span text:style-name="T2">noun</text:span><text:span text:style-name="T12">, of the </text:span><text:span text:style-name="T2">active</text:span><text:span text:style-name="T12"> voice, </text:span><text:span text:style-name="T2">governing</text:span><text:span text:style-name="T12"> its object; the gerundive is a verbal </text:span><text:span text:style-name="T2">adjective</text:span><text:span text:style-name="T12">, of the </text:span><text:span text:style-name="T2">passive</text:span><text:span text:style-name="T12"> voice; </text:span><text:span text:style-name="T2">agreeing</text:span><text:span text:style-name="T12"> with its substantive.</text:span></text:p>
      <text:p text:style-name="P61"/>
      <text:p text:style-name="Standard"><text:span text:style-name="T21">451</text:span>. It should be observed that the gerund and the gerundive with <text:span text:style-name="T21">causā</text:span> or with <text:span text:style-name="T21">ad</text:span> furnish additional ways of expressing purpose in Latin; these constructions are confined, however, to short clauses. <text:s/>Thus the sentence, <text:span text:style-name="T2">They sent envoys to him for the purpose of seeking peace</text:span>, may be translated:—</text:p>
      <text:p text:style-name="P103">Lēgātōs ad eum mīsērunt</text:p>
      <text:p text:style-name="Standard"><text:tab/><text:tab/><text:tab/><text:span text:style-name="T21">pācis petendae causā</text:span> (449)</text:p>
      <text:p text:style-name="Standard"><text:tab/><text:tab/><text:tab/><text:span text:style-name="T21">ad pācem petendam</text:span> (449)</text:p>
      <text:p text:style-name="Standard"><text:tab/><text:tab/><text:tab/><text:span text:style-name="T21">ut pācem peterent</text:span> (386)</text:p>
      <text:p text:style-name="Standard"><text:tab/><text:tab/><text:tab/><text:span text:style-name="T21">quī pācem peterent</text:span> (388)</text:p>
      <text:p text:style-name="P1"><text:tab/><text:tab/>(For a fifth method see 470.)</text:p>
      <text:p text:style-name="P61">N.B.—Here also should be reviewed the passive periphrastic conjugation, the other common use of the gerundive (346-348).</text:p>
      <text:p text:style-name="P61"/>
      <text:p text:style-name="BannerSecondary"><text:span text:style-name="T21">452</text:span>.<text:tab/><text:tab/>Vocabulary.</text:p>
      <text:p text:style-name="P244">occupātus, a, um<text:span text:style-name="T23">,<text:tab/></text:span><text:span text:style-name="T6">occupied, busy, engaged</text:span><text:span text:style-name="T23">.</text:span></text:p>
      <text:p text:style-name="P244">spatium, ī<text:span text:style-name="T23">, n.,<text:tab/></text:span><text:span text:style-name="T6">space, time, interval</text:span><text:span text:style-name="T23">.</text:span></text:p>
      <text:p text:style-name="P244"><text:span text:style-name="T6">Phrases</text:span><text:span text:style-name="T23">:</text:span></text:p>
      <text:p text:style-name="P244">praedam faciō<text:span text:style-name="T23">,<text:tab/></text:span><text:span text:style-name="T6">obtain plunder</text:span><text:span text:style-name="T23">.</text:span></text:p>
      <text:p text:style-name="P244">tempus annī<text:span text:style-name="T23">,<text:tab/>season, time of year.</text:span></text:p>
      <text:p text:style-name="P244">rēs cōnficiō<text:span text:style-name="T23">,<text:tab/></text:span><text:span text:style-name="T6">complete arrangements, carry out plans</text:span><text:span text:style-name="T23">.</text:span></text:p>
      <text:p text:style-name="P61">N.B.—<text:span text:style-name="T21">Spatium</text:span> is chiefly used of the time required or left for doing something, or of an interval of time.<text:span text:style-name="T26">{{306}}</text:span></text:p>
      <text:p text:style-name="P61"/>
      <text:p text:style-name="Banner">Exercises.</text:p>
      <text:p text:style-name="BannerSecondary"><text:span text:style-name="T21">453</text:span>.<text:tab/><text:tab/><text:span text:style-name="T21">I</text:span>.</text:p>
      <text:p text:style-name="Standard">A.—1. In agrīs vāstandīs ocupātī. <text:s/>2. Rūrsus ad īnsequendōs hostēs proficīscitur. <text:s/>3. Caesar in hīs locīs navium parandārum causā morābātur. <text:s/>4. Quanta praedae faciendae facultās darētur dēmōnstrāvērunt. <text:s/>5. Ā Caesare petēbant ut ad hās rēs cōnficiendās sibi trīduī spatium daret. <text:s/>6. Spē expūgnandī oppidī adductus, mājōrēs cōpiās cōgere coepit. <text:s/>7. Omnia deerant quae ad pontem faciendum ūsuī erant. <text:s/>8. Praedandī ac bellī īnferendī causā trānsierant.</text:p>
      <text:p text:style-name="Standard">B.—9. Ad eam regiōnem vāstandam equitātum ēmīsit. <text:s/>10. Ējus locī relinquendī facultās paucīs dabitur. <text:s/>11. Nāvēs lātiōrēs faciendae sunt ad multitūdinem equōrum trānsportandam. <text:s/>12. Nēminem bellī īnferendī causā in Britanniam trānsitūrum cōnfīdēbant. <text:s/>13. Nōnne dīxistis vōs esse ad bellum gerendum parātissimōs? <text:s/>14. Dē expūgnandō oppidō et dē flūmine trānseundō hōc cōnsilium inierat. <text:s/>15. Ad eās rēs cōnficiendās negant trīduum sibi satis esse. <text:s/>16. Multīs dē causīs acciderat ut subitō Gallī bellī renovandī populōque Rōmānō resistendī cōnsilium caperent.</text:p>
      <text:p text:style-name="Standard"/>
      <text:p text:style-name="BannerSecondary"><text:span text:style-name="T21">454</text:span>.<text:tab/><text:tab/><text:span text:style-name="T21">II</text:span>.</text:p>
      <text:p text:style-name="Standard">A.—1. They assemble from all sides to defend the town (the camp, the province, the fortifications, their allies). <text:s/>2. The next day he set out for the province in order to ask aid. <text:s/>3. On account of the season he had no opportunity of waging war. <text:s/>4. They had formed this plan of injuring the enemy. <text:s/>5. They are <text:soft-page-break/>occupied in fortifying the camp and in foraging. <text:s/>6. Time had not been given them for (ad) drawing their swords or hurling their missiles. <text:s/>7. He answered that this legion should be sent for the purpose of seeking supplies.<text:span text:style-name="T26">{{307}}</text:span></text:p>
      <text:p text:style-name="Standard">B.—9. A young man of great influence among the Gauls is chosen to carry out these plans. <text:s/>10. The opportunity must not be given them of marching through the province. <text:s/>11. Raising a shout, they hasten to the edge (<text:span text:style-name="T2">literally</text:span> beginning) of the woods in order to give aid. <text:s/>12. He sends several scouts in advance to ascertain these things. <text:s/>13. In forming their plans they never take thought for themselves. <text:s/>14. The season was scarcely suitable for sailing to Britain. <text:s/>15. As time had nor been left for encouraging the soldiers, he at once gave the signal for (<text:span text:style-name="T2">literally</text:span> of) joining battle. <text:s/>16. He chose a suitable place before the camp for drawing up the line of battle.</text:p>
      <text:p text:style-name="Standard"/>
      <text:p text:style-name="Banner">—</text:p>
      <text:p text:style-name="P61"/>
      <text:p text:style-name="Banner">Lesson LXXVII.</text:p>
      <text:p text:style-name="Banner">Indefinite Pronouns. <text:s/>Review of Pronouns.</text:p>
      <text:p text:style-name="P61"/>
      <text:p text:style-name="P276"><text:span text:style-name="T21">455</text:span><text:span text:style-name="T23">.</text:span><text:tab/><text:tab/>Paradigm.</text:p>
      <text:p text:style-name="Banner">The indefinite pronoun, <text:span text:style-name="T21">quis</text:span>.</text:p>
      <table:table table:name="Table39" table:style-name="Table39">
        <table:table-column table:style-name="Table39.A" table:number-columns-repeated="6"/>
        <table:table-column table:style-name="Table39.G"/>
        <table:table-row>
          <table:table-cell table:style-name="Table39.A1" office:value-type="string">
            <text:p text:style-name="BodyHanging"/>
          </table:table-cell>
          <table:table-cell table:style-name="Table39.A1" office:value-type="string">
            <text:p text:style-name="BodyHanging"/>
          </table:table-cell>
          <table:table-cell table:style-name="Table39.A1" office:value-type="string">
            <text:p text:style-name="BodyHanging">Singular.</text:p>
          </table:table-cell>
          <table:table-cell table:style-name="Table39.A1" office:value-type="string">
            <text:p text:style-name="BodyHanging"/>
          </table:table-cell>
          <table:table-cell table:style-name="Table39.A1" office:value-type="string">
            <text:p text:style-name="BodyHanging"/>
          </table:table-cell>
          <table:table-cell table:style-name="Table39.A1" office:value-type="string">
            <text:p text:style-name="BodyHanging">Plural.</text:p>
          </table:table-cell>
          <table:table-cell table:style-name="Table39.G1" office:value-type="string">
            <text:p text:style-name="Standard"/>
          </table:table-cell>
        </table:table-row>
        <table:table-row>
          <table:table-cell table:style-name="Table39.A2" office:value-type="string">
            <text:p text:style-name="BodyHanging"/>
          </table:table-cell>
          <table:table-cell table:style-name="Table39.A2" office:value-type="string">
            <text:p text:style-name="BodyHanging">Masc.</text:p>
          </table:table-cell>
          <table:table-cell table:style-name="Table39.A2" office:value-type="string">
            <text:p text:style-name="BodyHanging">Fem.</text:p>
          </table:table-cell>
          <table:table-cell table:style-name="Table39.A2" office:value-type="string">
            <text:p text:style-name="BodyHanging">Neut.</text:p>
          </table:table-cell>
          <table:table-cell table:style-name="Table39.A2" office:value-type="string">
            <text:p text:style-name="BodyHanging">Masc.</text:p>
          </table:table-cell>
          <table:table-cell table:style-name="Table39.A2" office:value-type="string">
            <text:p text:style-name="BodyHanging">Fem.</text:p>
          </table:table-cell>
          <table:table-cell table:style-name="Table39.G2" office:value-type="string">
            <text:p text:style-name="BodyHanging">Neut.</text:p>
          </table:table-cell>
        </table:table-row>
        <table:table-row>
          <table:table-cell table:style-name="Table39.A2" office:value-type="string">
            <text:p text:style-name="BodyHanging">Nom.</text:p>
          </table:table-cell>
          <table:table-cell table:style-name="Table39.A2" office:value-type="string">
            <text:p text:style-name="BodyHanging">quis</text:p>
          </table:table-cell>
          <table:table-cell table:style-name="Table39.A2" office:value-type="string">
            <text:p text:style-name="BodyHanging">qua</text:p>
          </table:table-cell>
          <table:table-cell table:style-name="Table39.A2" office:value-type="string">
            <text:p text:style-name="BodyHanging">quid</text:p>
          </table:table-cell>
          <table:table-cell table:style-name="Table39.A2" office:value-type="string">
            <text:p text:style-name="BodyHanging">quī</text:p>
          </table:table-cell>
          <table:table-cell table:style-name="Table39.A2" office:value-type="string">
            <text:p text:style-name="BodyHanging">quae</text:p>
          </table:table-cell>
          <table:table-cell table:style-name="Table39.G2" office:value-type="string">
            <text:p text:style-name="BodyHanging">qua</text:p>
          </table:table-cell>
        </table:table-row>
        <table:table-row>
          <table:table-cell table:style-name="Table39.A2" office:value-type="string">
            <text:p text:style-name="BodyHanging"/>
          </table:table-cell>
          <table:table-cell table:style-name="Table39.A2" office:value-type="string">
            <text:p text:style-name="BodyHanging">quī</text:p>
          </table:table-cell>
          <table:table-cell table:style-name="Table39.A2" office:value-type="string">
            <text:p text:style-name="BodyHanging">(quae)</text:p>
          </table:table-cell>
          <table:table-cell table:style-name="Table39.A2" office:value-type="string">
            <text:p text:style-name="BodyHanging">quod</text:p>
          </table:table-cell>
          <table:table-cell table:style-name="Table39.A2" office:value-type="string">
            <text:p text:style-name="BodyHanging"/>
          </table:table-cell>
          <table:table-cell table:style-name="Table39.A2" office:value-type="string">
            <text:p text:style-name="BodyHanging"/>
          </table:table-cell>
          <table:table-cell table:style-name="Table39.G2" office:value-type="string">
            <text:p text:style-name="BodyHanging">(quae)</text:p>
          </table:table-cell>
        </table:table-row>
        <table:table-row>
          <table:table-cell table:style-name="Table39.A2" office:value-type="string">
            <text:p text:style-name="BodyHanging">Gen.</text:p>
          </table:table-cell>
          <table:table-cell table:style-name="Table39.A2" office:value-type="string">
            <text:p text:style-name="BodyHanging">cūjus</text:p>
          </table:table-cell>
          <table:table-cell table:style-name="Table39.A2" office:value-type="string">
            <text:p text:style-name="BodyHanging">cūjus</text:p>
          </table:table-cell>
          <table:table-cell table:style-name="Table39.A2" office:value-type="string">
            <text:p text:style-name="BodyHanging">cūjus</text:p>
          </table:table-cell>
          <table:table-cell table:style-name="Table39.A2" office:value-type="string">
            <text:p text:style-name="BodyHanging">quōrum</text:p>
          </table:table-cell>
          <table:table-cell table:style-name="Table39.A2" office:value-type="string">
            <text:p text:style-name="BodyHanging">quārum</text:p>
          </table:table-cell>
          <table:table-cell table:style-name="Table39.G2" office:value-type="string">
            <text:p text:style-name="BodyHanging">quōrum</text:p>
          </table:table-cell>
        </table:table-row>
        <table:table-row>
          <table:table-cell table:style-name="Table39.A2" office:value-type="string">
            <text:p text:style-name="BodyHanging">Dat.</text:p>
          </table:table-cell>
          <table:table-cell table:style-name="Table39.A2" office:value-type="string">
            <text:p text:style-name="BodyHanging">cui</text:p>
          </table:table-cell>
          <table:table-cell table:style-name="Table39.A2" office:value-type="string">
            <text:p text:style-name="BodyHanging">cui</text:p>
          </table:table-cell>
          <table:table-cell table:style-name="Table39.A2" office:value-type="string">
            <text:p text:style-name="BodyHanging">cui</text:p>
          </table:table-cell>
          <table:table-cell table:style-name="Table39.A2" office:value-type="string">
            <text:p text:style-name="BodyHanging">quibus</text:p>
          </table:table-cell>
          <table:table-cell table:style-name="Table39.A2" office:value-type="string">
            <text:p text:style-name="BodyHanging">quibus</text:p>
          </table:table-cell>
          <table:table-cell table:style-name="Table39.G2" office:value-type="string">
            <text:p text:style-name="BodyHanging">quibus</text:p>
          </table:table-cell>
        </table:table-row>
        <table:table-row>
          <table:table-cell table:style-name="Table39.A2" office:value-type="string">
            <text:p text:style-name="BodyHanging">Acc.</text:p>
          </table:table-cell>
          <table:table-cell table:style-name="Table39.A2" office:value-type="string">
            <text:p text:style-name="BodyHanging">quem</text:p>
          </table:table-cell>
          <table:table-cell table:style-name="Table39.A2" office:value-type="string">
            <text:p text:style-name="BodyHanging">quam</text:p>
          </table:table-cell>
          <table:table-cell table:style-name="Table39.A2" office:value-type="string">
            <text:p text:style-name="BodyHanging">quid</text:p>
          </table:table-cell>
          <table:table-cell table:style-name="Table39.A2" office:value-type="string">
            <text:p text:style-name="BodyHanging">quōs</text:p>
          </table:table-cell>
          <table:table-cell table:style-name="Table39.A2" office:value-type="string">
            <text:p text:style-name="BodyHanging">quās</text:p>
          </table:table-cell>
          <table:table-cell table:style-name="Table39.G2" office:value-type="string">
            <text:p text:style-name="BodyHanging">qua</text:p>
          </table:table-cell>
        </table:table-row>
        <table:table-row>
          <table:table-cell table:style-name="Table39.A2" office:value-type="string">
            <text:p text:style-name="BodyHanging"/>
          </table:table-cell>
          <table:table-cell table:style-name="Table39.A2" office:value-type="string">
            <text:p text:style-name="BodyHanging"/>
          </table:table-cell>
          <table:table-cell table:style-name="Table39.A2" office:value-type="string">
            <text:p text:style-name="BodyHanging"/>
          </table:table-cell>
          <table:table-cell table:style-name="Table39.A2" office:value-type="string">
            <text:p text:style-name="BodyHanging">quod</text:p>
          </table:table-cell>
          <table:table-cell table:style-name="Table39.A2" office:value-type="string">
            <text:p text:style-name="BodyHanging"/>
          </table:table-cell>
          <table:table-cell table:style-name="Table39.A2" office:value-type="string">
            <text:p text:style-name="BodyHanging">(quae)</text:p>
          </table:table-cell>
          <table:table-cell table:style-name="Table39.G2" office:value-type="string">
            <text:p text:style-name="Standard"/>
          </table:table-cell>
        </table:table-row>
        <table:table-row>
          <table:table-cell table:style-name="Table39.A2" office:value-type="string">
            <text:p text:style-name="BodyHanging">Abl.</text:p>
          </table:table-cell>
          <table:table-cell table:style-name="Table39.A2" office:value-type="string">
            <text:p text:style-name="BodyHanging">quō</text:p>
          </table:table-cell>
          <table:table-cell table:style-name="Table39.A2" office:value-type="string">
            <text:p text:style-name="BodyHanging">quā</text:p>
          </table:table-cell>
          <table:table-cell table:style-name="Table39.A2" office:value-type="string">
            <text:p text:style-name="BodyHanging">quō</text:p>
          </table:table-cell>
          <table:table-cell table:style-name="Table39.A2" office:value-type="string">
            <text:p text:style-name="BodyHanging">quibus</text:p>
          </table:table-cell>
          <table:table-cell table:style-name="Table39.A2" office:value-type="string">
            <text:p text:style-name="BodyHanging">quibus</text:p>
          </table:table-cell>
          <table:table-cell table:style-name="Table39.G2" office:value-type="string">
            <text:p text:style-name="BodyHanging">quibus</text:p>
          </table:table-cell>
        </table:table-row>
      </table:table>
      <text:p text:style-name="BodyHanging"/>
      <text:p text:style-name="P61">Compare the declension of quis indefinite with that of quis interrogative (341) and quī relative (254).</text:p>
      <text:p text:style-name="P61">The forms quis and quid are used as pronouns, quī and quod as pronominal adjectives in agreement with a noun. <text:s/>The feminine is used only as an adjective.<text:span text:style-name="T26">{{308}}</text:span></text:p>
      <text:p text:style-name="P61"/>
      <text:p text:style-name="P61"><text:span text:style-name="T21">456</text:span>. (<text:span text:style-name="T2">a</text:span>) Certain compounds also of quis or quī are used as indefinite pronouns. <text:s/>Such are:—</text:p>
      <text:p text:style-name="P290">aliquis, aliquī<text:tab/>aliqua<text:tab/>aliquid, aliquod</text:p>
      <text:p text:style-name="P290">quisquam<text:tab/><text:tab/>quidquam (quicquam)</text:p>
      <text:p text:style-name="P290">quisque<text:tab/>quaeque<text:tab/>quidque, quodque</text:p>
      <text:p text:style-name="P290">quīdam<text:tab/>quaedam<text:tab/>quiddam, quoddam</text:p>
      <text:p text:style-name="P290">quīvīs<text:tab/>quaevīs<text:tab/>quidvīs, quodvīs</text:p>
      <text:p text:style-name="P61">(<text:span text:style-name="T2">b</text:span>) <text:span text:style-name="T21">Aliquī</text:span> and the forms with <text:span text:style-name="T21">quod</text:span> are used as adjectives. <text:s/>It should be further noticed that only <text:span text:style-name="T21">quis</text:span> and <text:span text:style-name="T21">aliquis</text:span> have <text:span text:style-name="T21">qua</text:span> in the nominative singular feminine and nominative and accusative plural neuter; the other compounds have <text:span text:style-name="T21">quae</text:span>.</text:p>
      <text:p text:style-name="P61">(<text:span text:style-name="T2">c</text:span>) <text:span text:style-name="T21">Aliquis</text:span> is declined in every respect like <text:span text:style-name="T21">quis</text:span>. <text:s/><text:span text:style-name="T21">Quisquam</text:span>, <text:span text:style-name="T21">quisque</text:span>, <text:span text:style-name="T21">quīdam</text:span>, and <text:span text:style-name="T21">quīvīs</text:span> are declined like <text:span text:style-name="T21">quis</text:span> or <text:span text:style-name="T21">quī</text:span> with the syllables <text:span text:style-name="T21">-quam</text:span>, <text:span text:style-name="T21">-que</text:span>, <text:span text:style-name="T21">-dam</text:span>, and <text:span text:style-name="T21">-vīs</text:span> respectively suffixed to each form. <text:s/>But <text:span text:style-name="T21">quisquam</text:span> has only the masculine and neuter singular in use, and in the declension of <text:soft-page-break/><text:span text:style-name="T21">quīdam</text:span>, as in that of <text:span text:style-name="T21">īdem</text:span> (306), <text:span text:style-name="T21">m</text:span> becomes <text:span text:style-name="T21">n</text:span> before <text:span text:style-name="T21">d</text:span>, e._g. <text:span text:style-name="T21">quendam</text:span> for <text:span text:style-name="T21">quemdam</text:span>.</text:p>
      <text:p text:style-name="P61">(<text:span text:style-name="T2">d</text:span>) Another indefinite pronoun is <text:span text:style-name="T21">uterque</text:span>, <text:span text:style-name="T21">utraque</text:span>, <text:span text:style-name="T21">untrumque</text:span>, a compound of <text:span text:style-name="T21">uter</text:span>, and declined like it (205, 208).</text:p>
      <text:p text:style-name="P61"/>
      <text:p text:style-name="P276"><text:span text:style-name="T21">457</text:span>.<text:tab/><text:tab/>Illustrative Examples.</text:p>
      <text:p text:style-name="BodyHanging"><text:span text:style-name="T21">Cohortem ibi collocāvit nē quis flūmen trānsīret</text:span>, <text:span text:style-name="T2">he stationed a cohort there lest anyone should cross the river</text:span>.</text:p>
      <text:p text:style-name="BodyHanging"><text:span text:style-name="T21">Negat sē cuiquam nocuisse</text:span>, <text:span text:style-name="T2">he denies that he has injured anyone</text:span>.</text:p>
      <text:p text:style-name="BodyHanging"><text:span text:style-name="T21">Ad quemvīs numerum hostium adīre audent</text:span>, <text:span text:style-name="T2">they dare to advance against any number of the enemy</text:span>.<text:span text:style-name="T35">{{309}}</text:span></text:p>
      <text:p text:style-name="BodyHanging"><text:span text:style-name="T2">a</text:span>.<text:tab/>Of the various Latin words many <text:span text:style-name="T2">any</text:span><text:span text:style-name="T12">, </text:span><text:span text:style-name="T13">quis</text:span><text:span text:style-name="T12"> is used after </text:span><text:span text:style-name="T13">sī</text:span><text:span text:style-name="T12">, </text:span><text:span text:style-name="T13">nisi</text:span><text:span text:style-name="T12">, </text:span><text:span text:style-name="T13">nē</text:span><text:span text:style-name="T12">, and </text:span><text:span text:style-name="T13">num</text:span><text:span text:style-name="T12">; </text:span><text:span text:style-name="T13">quisquam</text:span><text:span text:style-name="T12"> is used as a pronoun and </text:span><text:span text:style-name="T13">ūllus</text:span><text:span text:style-name="T12"> as an adjective, in negative sentences</text:span><text:span text:style-name="T12"><text:note text:id="ftn117" text:note-class="footnote"><text:note-citation>117</text:note-citation><text:note-body><text:p text:style-name="Footnote">This will include clauses containing such words as <text:span text:style-name="T21">vix</text:span>, <text:span text:style-name="T21">aegrē</text:span>, and <text:span text:style-name="T21">sine</text:span>.</text:p></text:note-body></text:note></text:span><text:span text:style-name="T12">, where the idea of </text:span><text:span text:style-name="T2">no one</text:span><text:span text:style-name="T12"> or </text:span><text:span text:style-name="T2">none</text:span><text:span text:style-name="T12"> is suggested; </text:span><text:span text:style-name="T13">quīvīs</text:span><text:span text:style-name="T12"> (meaning </text:span><text:span text:style-name="T2">anyone you wish</text:span><text:span text:style-name="T12">) is used in affirmative sentences, where the idea of </text:span><text:span text:style-name="T2">any and every</text:span><text:span text:style-name="T12"> is suggested.</text:span></text:p>
      <text:p text:style-name="P61"/>
      <text:p text:style-name="P276"><text:span text:style-name="T21">458</text:span>.<text:tab/><text:tab/>Illustrative Examples.</text:p>
      <text:p text:style-name="BodyHanging"><text:span text:style-name="T21">Aliquis reperiētur</text:span>,<text:tab/><text:span text:style-name="T2">some one will be found</text:span>.</text:p>
      <text:p text:style-name="BodyHanging"><text:span text:style-name="T21">Nōnnūllōs suīs āmittunt</text:span>,<text:tab/><text:span text:style-name="T2">they lose some of their men</text:span>.</text:p>
      <text:p text:style-name="BodyHanging"><text:span text:style-name="T21">Quīdam Gallus dēligitur</text:span>,<text:tab/><text:span text:style-name="T2">a certain Gaul is chosen</text:span>.</text:p>
      <text:p text:style-name="BodyHanging"><text:span text:style-name="T2">a</text:span>.<text:tab/><text:span text:style-name="T21">Aliquis</text:span> (generally singular) means <text:span text:style-name="T2">some or other</text:span>, as opposed to <text:span text:style-name="T2">none</text:span>, but quite indefinite. <text:s/><text:span text:style-name="T21">Nōnnūllī</text:span> (generally plural) has the force of <text:span text:style-name="T2">some few, a number</text:span>. <text:s/><text:span text:style-name="T21">Quīdam</text:span> means <text:span text:style-name="T2">some</text:span>, or <text:span text:style-name="T2">a certain number</text:span>, of what is not specified, but might be specified more exactly if necessary. <text:s/><text:span text:style-name="T2">Some... others</text:span> is to be translated by <text:span text:style-name="T21">aliī... aliī</text:span> (207).</text:p>
      <text:p text:style-name="P61"/>
      <text:p text:style-name="P276"><text:span text:style-name="T21">459</text:span>.<text:tab/><text:tab/>Illustrative Examples.</text:p>
      <text:p text:style-name="BodyHanging"><text:span text:style-name="T21">Mīlitum quemque cōnsistere jubet</text:span>,<text:tab/><text:span text:style-name="T2">he orders each of the soldiers to take up his position</text:span>.</text:p>
      <text:p text:style-name="BodyHanging"><text:span text:style-name="T21">In utrāque rīpā flūminis dīmicābant</text:span>,<text:tab/><text:span text:style-name="T2">they were fighting on each bank (or on both banks) of the river</text:span>.</text:p>
      <text:p text:style-name="BodyHanging"><text:span text:style-name="T2">a</text:span>.<text:tab/>Of the two Latin words meaning <text:span text:style-name="T2">each</text:span><text:span text:style-name="T12">, </text:span><text:span text:style-name="T13">quisque</text:span><text:span text:style-name="T12"> is used when more than two are spoken of, and is especially frequent with the reflexive</text:span><text:span text:style-name="T12"><text:note text:id="ftn118" text:note-class="footnote"><text:note-citation>118</text:note-citation><text:note-body><text:p text:style-name="Footnote"><text:span text:style-name="T21">Quisque</text:span> regularly follows the reflexive, as <text:span text:style-name="T21">sibi quemque</text:span>, <text:span text:style-name="T21">suum cuique</text:span>.</text:p></text:note-body></text:note></text:span><text:span text:style-name="T12">; </text:span><text:span text:style-name="T13">uterque</text:span><text:span text:style-name="T12"> means </text:span><text:span text:style-name="T2">each of two</text:span><text:span text:style-name="T12">, and thus, by a free translation, </text:span><text:span text:style-name="T2">both</text:span><text:span text:style-name="T12">. <text:s/>Compare </text:span><text:span text:style-name="T13">uter</text:span><text:span text:style-name="T12"> and </text:span><text:span text:style-name="T13">neuter</text:span><text:span text:style-name="T12"> (208).</text:span><text:span text:style-name="T26">{{310}}</text:span></text:p>
      <text:p text:style-name="P61"/>
      <text:p text:style-name="P61"><text:span text:style-name="T21">460</text:span>. The various classes of pronouns should now be reviewed. <text:s/>The pronouns are classified as follows:—</text:p>
      <text:p text:style-name="P61"><text:tab/>Personal pronouns (266, 267).</text:p>
      <text:p text:style-name="P61"><text:tab/>Reflexive pronouns (277, 278).</text:p>
      <text:p text:style-name="P61"><text:tab/>Possessive pronouns (279-281).</text:p>
      <text:p text:style-name="P61"><text:tab/>Demonstrative pronouns (292, 293; 306,307).</text:p>
      <text:p text:style-name="P61"><text:tab/>Relative pronouns (254, 255).</text:p>
      <text:p text:style-name="P61"><text:tab/>Interrogative pronouns (340, 341).</text:p>
      <text:p text:style-name="P61"><text:tab/>Indefinite pronouns (455-459).</text:p>
      <text:p text:style-name="P61"/>
      <text:p text:style-name="Banner">Exercises.</text:p>
      <text:p text:style-name="BannerSecondary"><text:span text:style-name="T21">461</text:span>.<text:tab/><text:tab/><text:span text:style-name="T21">I</text:span>.</text:p>
      <text:p text:style-name="Standard">A.—1. Statiōnēs positae sunt nē qua subitō ēruptiō fieret. <text:s/>2. Sibi quemque cōnsulere jussit. <text:s/>3. Cuidam ex equitibus persuādet ut sēcum proficīscātur. <text:s/>4. Neque obsidēs vōbīs dabimus neque cūjusquam imperiō pārēbimus. <text:s/>5. Sīc accidit ut neque hōc neque superiōre annō ūlla omnīnō nāvis <text:soft-page-break/>āmitterētur. <text:s/>6. Aliquōs ex utrāque nāvī ēgredientēs cōnspexit. <text:s/>7. Cōnsiliō eōrum probātō, ipse eōdem itinere in prōvinciam nostram revertitur. <text:s/>8. Accidit ut nōnnūllī mīlitēs praesidiō relīctī essent. <text:s/>9. Postulāsne ā mē nē quam multitūdinem hominum ex Germāniā in Galliam trādūcam? <text:s/>10. Equitēs post fugam suōrum sē in fīnēs Germānōrum recēperant, sēque cum iīs conjūnxerant.</text:p>
      <text:p text:style-name="Standard">B.—11. Ob eam rem eundem numerum obsidum cuique cīvitātī imperat. <text:s/>12. Clāmōre sublātō, ab utrōque latere impetum fēcērunt. <text:s/>13. Cum quibusdam prīncipibus vult agere. <text:s/>14. Ad hunc sē ab illō omnēs convertunt. <text:s/>15 Praestat quidvīs patī quam nōs dēdere. <text:s/>16. Sī quā in parte nostrī labōrāre aut graviter premī vidēbuntur, vōs subsidiō mittam. <text:s/>17. Quantam quisque multitūdinem ad id bellum pollicitus<text:span text:style-name="T26">{{311}}</text:span> esset, cōgnōverant. <text:s/>18. Ē suīs aliquem ad tē mittet. <text:s/>19. Aliī spērant sē bellum sine ūllō labōre et perīculō cōnfectūrōs. <text:s/>20. Ācerrimē reliquī resistēbant neque quisquam proeliō excēdēbat.</text:p>
      <text:p text:style-name="Standard"/>
      <text:p text:style-name="BannerSecondary"><text:span text:style-name="T21">462</text:span>.<text:tab/><text:tab/><text:span text:style-name="T21">II</text:span>.</text:p>
      <text:p text:style-name="Standard">A.—1. He says that he cannot give any lands to us. <text:s/>2. For that reason he summoned to him the leading men of each state. <text:s/>3. The leaders of both armies (<text:span text:style-name="T2">literally </text:span>each army) are unwilling to set the example of recalling the cavalry. <text:s/>4. On the same day a means of approach was observed by a certain soldier. <text:s/>5. We hope to have some opportunity of following. <text:s/>6. He ordered all the horses to be removed, lest any hope remain (<text:span text:style-name="T2">literally </text:span>be left) in flight. <text:s/>7. Embassies were sent to him from some (other, the other, certain, these, the same, both, no) states. <text:s/>8. Some were unwilling to give up their arms, other preferred to surrender. <text:s/>9. Scarcely anyone visits that island except sailors.</text:p>
      <text:p text:style-name="Standard">B.—10. You must build the ships sufficiently strong to stand any storm. <text:s/>11. He himself informed us that all the other Belgians were in arms, and that the Germans had joined them. <text:s/>12. Certain of these came to him that same day. <text:s/>13. They asked him to choose some place for the meeting; the ask me not to choose anyone for this business. <text:s/>14. They compel us to report what each of us has heard about each matter. <text:s/>15. If anyone learns anything, he will report (it) to the magistrates. <text:s/>16. Our men are hard pressed and no (<text:span text:style-name="T2">literally</text:span><text:span text:style-name="T12"> and not any</text:span>) reinforcements can be sent. <text:s/>17. He begged that they should injure one (<text:span text:style-name="T2">literally</text:span><text:span text:style-name="T12"> that they should not injure anyone</text:span>). <text:s/>18. He advised them to say nothing.<text:span text:style-name="T26">{{312}}</text:span></text:p>
      <text:p text:style-name="Standard"/>
      <text:p text:style-name="Banner">—</text:p>
      <text:p text:style-name="P61"/>
      <text:p text:style-name="Banner">Lesson LXXVIII.</text:p>
      <text:p text:style-name="Banner">Imperative. <text:s/>Subjunctive in Independent Clauses.</text:p>
      <text:p text:style-name="P61"/>
      <text:p text:style-name="P276"><text:span text:style-name="T21">463</text:span>.<text:tab/><text:tab/>Paradigms.</text:p>
      <text:p text:style-name="Banner">The imperative mood.</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office:value-type="string">
            <text:p text:style-name="BodyHanging"/>
          </table:table-cell>
          <table:table-cell table:style-name="Table40.A1" office:value-type="string">
            <text:p text:style-name="BodyHanging">(a) <text:span text:style-name="T2">Active Voice</text:span>.</text:p>
          </table:table-cell>
          <table:table-cell table:style-name="Table40.A1" office:value-type="string">
            <text:p text:style-name="BodyHanging"/>
          </table:table-cell>
          <table:table-cell table:style-name="Table40.A1" office:value-type="string">
            <text:p text:style-name="BodyHanging"/>
          </table:table-cell>
          <table:table-cell table:style-name="Table40.A1" office:value-type="string">
            <text:p text:style-name="BodyHanging">(b) <text:span text:style-name="T2">Irregular Verbs</text:span>.</text:p>
          </table:table-cell>
          <table:table-cell table:style-name="Table40.F1"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Singular.</text:p>
          </table:table-cell>
          <table:table-cell table:style-name="Table40.A2" office:value-type="string">
            <text:p text:style-name="BodyHanging">Plural.</text:p>
          </table:table-cell>
          <table:table-cell table:style-name="Table40.A2" office:value-type="string">
            <text:p text:style-name="BodyHanging"/>
          </table:table-cell>
          <table:table-cell table:style-name="Table40.A2" office:value-type="string">
            <text:p text:style-name="BodyHanging">Singular.</text:p>
          </table:table-cell>
          <table:table-cell table:style-name="Table40.F2" office:value-type="string">
            <text:p text:style-name="BodyHanging">Plural.</text:p>
          </table:table-cell>
        </table:table-row>
        <table:table-row>
          <table:table-cell table:style-name="Table40.A2" office:value-type="string">
            <text:p text:style-name="BodyHanging">Conj. I.</text:p>
          </table:table-cell>
          <table:table-cell table:style-name="Table40.A2" office:value-type="string">
            <text:p text:style-name="BodyHanging">amā</text:p>
          </table:table-cell>
          <table:table-cell table:style-name="Table40.A2" office:value-type="string">
            <text:p text:style-name="BodyHanging">amāte</text:p>
          </table:table-cell>
          <table:table-cell table:style-name="Table40.A2" office:value-type="string">
            <text:p text:style-name="P190">Sum</text:p>
          </table:table-cell>
          <table:table-cell table:style-name="Table40.A2" office:value-type="string">
            <text:p text:style-name="BodyHanging">es</text:p>
          </table:table-cell>
          <table:table-cell table:style-name="Table40.F2" office:value-type="string">
            <text:p text:style-name="BodyHanging">este</text:p>
          </table:table-cell>
        </table:table-row>
        <table:table-row>
          <table:table-cell table:style-name="Table40.A2" office:value-type="string">
            <text:p text:style-name="BodyHanging">Conj. II.</text:p>
          </table:table-cell>
          <table:table-cell table:style-name="Table40.A2" office:value-type="string">
            <text:p text:style-name="BodyHanging">monē</text:p>
          </table:table-cell>
          <table:table-cell table:style-name="Table40.A2" office:value-type="string">
            <text:p text:style-name="BodyHanging">monēte</text:p>
          </table:table-cell>
          <table:table-cell table:style-name="Table40.A2" office:value-type="string">
            <text:p text:style-name="P190">Nōlō</text:p>
          </table:table-cell>
          <table:table-cell table:style-name="Table40.A2" office:value-type="string">
            <text:p text:style-name="BodyHanging">nōlī</text:p>
          </table:table-cell>
          <table:table-cell table:style-name="Table40.F2" office:value-type="string">
            <text:p text:style-name="BodyHanging">nōlīte</text:p>
          </table:table-cell>
        </table:table-row>
        <table:table-row>
          <table:table-cell table:style-name="Table40.A2" office:value-type="string">
            <text:p text:style-name="BodyHanging">Conj. III.</text:p>
          </table:table-cell>
          <table:table-cell table:style-name="Table40.A2" office:value-type="string">
            <text:p text:style-name="BodyHanging">rege</text:p>
          </table:table-cell>
          <table:table-cell table:style-name="Table40.A2" office:value-type="string">
            <text:p text:style-name="BodyHanging">regite</text:p>
          </table:table-cell>
          <table:table-cell table:style-name="Table40.A2" office:value-type="string">
            <text:p text:style-name="P190">Eō</text:p>
          </table:table-cell>
          <table:table-cell table:style-name="Table40.A2" office:value-type="string">
            <text:p text:style-name="BodyHanging">ī</text:p>
          </table:table-cell>
          <table:table-cell table:style-name="Table40.F2" office:value-type="string">
            <text:p text:style-name="BodyHanging">īte</text:p>
          </table:table-cell>
        </table:table-row>
        <table:table-row>
          <table:table-cell table:style-name="Table40.A2" office:value-type="string">
            <text:p text:style-name="BodyHanging">Conj. IV.</text:p>
          </table:table-cell>
          <table:table-cell table:style-name="Table40.A2" office:value-type="string">
            <text:p text:style-name="BodyHanging">audī</text:p>
          </table:table-cell>
          <table:table-cell table:style-name="Table40.A2" office:value-type="string">
            <text:p text:style-name="BodyHanging">audīte</text:p>
          </table:table-cell>
          <table:table-cell table:style-name="Table40.A2" office:value-type="string">
            <text:p text:style-name="P190">Ferō</text:p>
          </table:table-cell>
          <table:table-cell table:style-name="Table40.A2" office:value-type="string">
            <text:p text:style-name="BodyHanging">fer<text:note text:id="ftn119" text:note-class="footnote"><text:note-citation>119</text:note-citation><text:note-body><text:p text:style-name="Footnote">The imperative singular of <text:span text:style-name="T21">dīcō</text:span>, <text:span text:style-name="T21">dūcō</text:span>, and <text:span text:style-name="T21">faciō</text:span> is similarly shortened to <text:span text:style-name="T21">dīc</text:span>, <text:span text:style-name="T21">dūc</text:span>, <text:span text:style-name="T21">fac</text:span>.</text:p></text:note-body></text:note></text:p>
          </table:table-cell>
          <table:table-cell table:style-name="Table40.F2" office:value-type="string">
            <text:p text:style-name="BodyHanging">ferte</text:p>
          </table:table-cell>
        </table:table-row>
        <table:table-row>
          <table:table-cell table:style-name="Table40.A2" office:value-type="string">
            <text:p text:style-name="P195">Conj. III. (<text:span text:style-name="T2">in</text:span> <text:span text:style-name="T21">-iō</text:span>)</text:p>
          </table:table-cell>
          <table:table-cell table:style-name="Table40.A2" office:value-type="string">
            <text:p text:style-name="BodyHanging">cape</text:p>
          </table:table-cell>
          <table:table-cell table:style-name="Table40.A2" office:value-type="string">
            <text:p text:style-name="BodyHanging">capite</text:p>
          </table:table-cell>
          <table:table-cell table:style-name="Table40.A2" office:value-type="string">
            <text:p text:style-name="Standard"/>
          </table:table-cell>
          <table:table-cell table:style-name="Table40.A2" office:value-type="string">
            <text:p text:style-name="Standard"/>
          </table:table-cell>
          <table:table-cell table:style-name="Table40.F2"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c) <text:span text:style-name="T2">Passive Voice</text:span>.</text:p>
          </table:table-cell>
          <table:table-cell table:style-name="Table40.A2" office:value-type="string">
            <text:p text:style-name="BodyHanging"/>
          </table:table-cell>
          <table:table-cell table:style-name="Table40.A2" office:value-type="string">
            <text:p text:style-name="BodyHanging"/>
          </table:table-cell>
          <table:table-cell table:style-name="Table40.A2" office:value-type="string">
            <text:p text:style-name="BodyHanging">(d) <text:span text:style-name="T2">Deponents</text:span>.</text:p>
          </table:table-cell>
          <table:table-cell table:style-name="Table40.F2" office:value-type="string">
            <text:p text:style-name="Standard"/>
          </table:table-cell>
        </table:table-row>
        <table:table-row>
          <table:table-cell table:style-name="Table40.A2" office:value-type="string">
            <text:p text:style-name="BodyHanging"/>
          </table:table-cell>
          <table:table-cell table:style-name="Table40.A2" office:value-type="string">
            <text:p text:style-name="BodyHanging">Singular.</text:p>
          </table:table-cell>
          <table:table-cell table:style-name="Table40.A2" office:value-type="string">
            <text:p text:style-name="BodyHanging">Plural.</text:p>
          </table:table-cell>
          <table:table-cell table:style-name="Table40.A2" office:value-type="string">
            <text:p text:style-name="BodyHanging"/>
          </table:table-cell>
          <table:table-cell table:style-name="Table40.A2" office:value-type="string">
            <text:p text:style-name="BodyHanging">Singular.</text:p>
          </table:table-cell>
          <table:table-cell table:style-name="Table40.F2" office:value-type="string">
            <text:p text:style-name="BodyHanging">Plural.</text:p>
          </table:table-cell>
        </table:table-row>
        <text:soft-page-break/>
        <table:table-row>
          <table:table-cell table:style-name="Table40.A2" office:value-type="string">
            <text:p text:style-name="BodyHanging">Conj. I.</text:p>
          </table:table-cell>
          <table:table-cell table:style-name="Table40.A2" office:value-type="string">
            <text:p text:style-name="BodyHanging">amāre</text:p>
          </table:table-cell>
          <table:table-cell table:style-name="Table40.A2" office:value-type="string">
            <text:p text:style-name="BodyHanging">amāminī</text:p>
          </table:table-cell>
          <table:table-cell table:style-name="Table40.A2" office:value-type="string">
            <text:p text:style-name="BodyHanging"/>
          </table:table-cell>
          <table:table-cell table:style-name="Table40.A2" office:value-type="string">
            <text:p text:style-name="BodyHanging">cōnāre</text:p>
          </table:table-cell>
          <table:table-cell table:style-name="Table40.F2" office:value-type="string">
            <text:p text:style-name="BodyHanging">cōnāminī</text:p>
          </table:table-cell>
        </table:table-row>
        <table:table-row>
          <table:table-cell table:style-name="Table40.A2" office:value-type="string">
            <text:p text:style-name="BodyHanging">Conj. II.</text:p>
          </table:table-cell>
          <table:table-cell table:style-name="Table40.A2" office:value-type="string">
            <text:p text:style-name="BodyHanging">monēre</text:p>
          </table:table-cell>
          <table:table-cell table:style-name="Table40.A2" office:value-type="string">
            <text:p text:style-name="BodyHanging">monēminī</text:p>
          </table:table-cell>
          <table:table-cell table:style-name="Table40.A2" office:value-type="string">
            <text:p text:style-name="BodyHanging"/>
          </table:table-cell>
          <table:table-cell table:style-name="Table40.A2" office:value-type="string">
            <text:p text:style-name="BodyHanging">verēre</text:p>
          </table:table-cell>
          <table:table-cell table:style-name="Table40.F2" office:value-type="string">
            <text:p text:style-name="BodyHanging">verēminī</text:p>
          </table:table-cell>
        </table:table-row>
        <table:table-row>
          <table:table-cell table:style-name="Table40.A2" office:value-type="string">
            <text:p text:style-name="BodyHanging">Conj. III.</text:p>
          </table:table-cell>
          <table:table-cell table:style-name="Table40.A2" office:value-type="string">
            <text:p text:style-name="BodyHanging">regere</text:p>
          </table:table-cell>
          <table:table-cell table:style-name="Table40.A2" office:value-type="string">
            <text:p text:style-name="BodyHanging">regiminiī</text:p>
          </table:table-cell>
          <table:table-cell table:style-name="Table40.A2" office:value-type="string">
            <text:p text:style-name="BodyHanging"/>
          </table:table-cell>
          <table:table-cell table:style-name="Table40.A2" office:value-type="string">
            <text:p text:style-name="BodyHanging">sequere</text:p>
          </table:table-cell>
          <table:table-cell table:style-name="Table40.F2" office:value-type="string">
            <text:p text:style-name="BodyHanging">sequiminī</text:p>
          </table:table-cell>
        </table:table-row>
        <table:table-row>
          <table:table-cell table:style-name="Table40.A2" office:value-type="string">
            <text:p text:style-name="BodyHanging">Conj. IV.</text:p>
          </table:table-cell>
          <table:table-cell table:style-name="Table40.A2" office:value-type="string">
            <text:p text:style-name="BodyHanging">audīre</text:p>
          </table:table-cell>
          <table:table-cell table:style-name="Table40.A2" office:value-type="string">
            <text:p text:style-name="BodyHanging">audīminī</text:p>
          </table:table-cell>
          <table:table-cell table:style-name="Table40.A2" office:value-type="string">
            <text:p text:style-name="BodyHanging"/>
          </table:table-cell>
          <table:table-cell table:style-name="Table40.A2" office:value-type="string">
            <text:p text:style-name="BodyHanging">sortīre</text:p>
          </table:table-cell>
          <table:table-cell table:style-name="Table40.F2" office:value-type="string">
            <text:p text:style-name="BodyHanging">sortīminī</text:p>
          </table:table-cell>
        </table:table-row>
        <table:table-row>
          <table:table-cell table:style-name="Table40.A2" office:value-type="string">
            <text:p text:style-name="P195">Conj. III. (<text:span text:style-name="T2">in</text:span> <text:span text:style-name="T21">-ior</text:span>)</text:p>
          </table:table-cell>
          <table:table-cell table:style-name="Table40.A2" office:value-type="string">
            <text:p text:style-name="BodyHanging">capere</text:p>
          </table:table-cell>
          <table:table-cell table:style-name="Table40.A2" office:value-type="string">
            <text:p text:style-name="BodyHanging">capiminī</text:p>
          </table:table-cell>
          <table:table-cell table:style-name="Table40.A2" office:value-type="string">
            <text:p text:style-name="BodyHanging"/>
          </table:table-cell>
          <table:table-cell table:style-name="Table40.A2" office:value-type="string">
            <text:p text:style-name="BodyHanging">patere</text:p>
          </table:table-cell>
          <table:table-cell table:style-name="Table40.F2" office:value-type="string">
            <text:p text:style-name="BodyHanging">patiminī</text:p>
          </table:table-cell>
        </table:table-row>
      </table:table>
      <text:p text:style-name="BodyHanging"><text:span text:style-name="T2">a</text:span>.<text:tab/>In the case of the regular verbs, notice the relation in form of the endings of the singular of the imperative (active, passive, and deponent) to the endings of the present infinitive active (122), and also of the endings of the plural of the imperative (passive and deponent) to the endings of the second plural present indicative passive (165).</text:p>
      <text:p text:style-name="BodyHanging"/>
      <text:p text:style-name="P276"><text:span text:style-name="T21">464</text:span>.<text:tab/><text:tab/>Illustrative Examples.</text:p>
      <text:p text:style-name="P212"><text:span text:style-name="T21"><text:tab/>Mihi crēde</text:span>,<text:tab/><text:span text:style-name="T2">believe me</text:span>.</text:p>
      <text:p text:style-name="P212"><text:span text:style-name="T21"><text:tab/>Ēgredere ex oppidō</text:span>,<text:tab/><text:span text:style-name="T2">leave the town</text:span>.</text:p>
      <text:p text:style-name="P212"><text:span text:style-name="T21"><text:tab/>Nōlī ex oppidō ēgredī</text:span>,<text:tab/><text:span text:style-name="T2">do not leave the town</text:span>.</text:p>
      <text:p text:style-name="P212"><text:span text:style-name="T21"><text:tab/>Nōlīte cēdere</text:span>,<text:tab/><text:span text:style-name="T2">do not yield</text:span>.<text:span text:style-name="T26">{{313}}</text:span></text:p>
      <text:p text:style-name="BodyHanging"><text:span text:style-name="T2">a</text:span>.<text:tab/>The simple imperative is used, as in these sentences, to express commands and entreaties, while in prohibitions (ī_ē negative commands and entreaties) the imperative of <text:span text:style-name="T21">nōlō</text:span> is used with a complimentary infinitive.</text:p>
      <text:p text:style-name="P61"/>
      <text:p text:style-name="P276"><text:span text:style-name="T21">465</text:span>.<text:tab/><text:tab/>Illustrative Examples.</text:p>
      <text:p text:style-name="P128"><text:span text:style-name="T21"><text:tab/>Redeāmus</text:span>,<text:tab/><text:span text:style-name="T2">let us return</text:span>.</text:p>
      <text:p text:style-name="P128"><text:tab/><text:span text:style-name="T21">Captīvus interficiātur</text:span>,<text:tab/><text:span text:style-name="T2">let the prisoner be put to death</text:span>.</text:p>
      <text:p text:style-name="P128"><text:tab/><text:span text:style-name="T21">Nē redīre audeant</text:span>,<text:tab/><text:span text:style-name="T2">let them not venture to return</text:span>.</text:p>
      <text:p text:style-name="P177"><text:span text:style-name="T2">a</text:span>. While the subjunctive in Latin is most commonly found in dependent sentences, it is also used in independent sentences with varying meanings. <text:s/>One such usage is illustrated in these sentences, namely, that which is sometimes termed the <text:span text:style-name="T2">Volitive Subjunctive</text:span> (from <text:span text:style-name="T21">volō</text:span>, I will). <text:s/>The volitive subjunctive is used in the present tense (<text:span text:style-name="T2">a</text:span>) in the first person (plural) to express an exhortation, and (<text:span text:style-name="T2">b</text:span>) in the third person (singular or plural) to express a command. <text:s/>The negative is <text:span text:style-name="T21">nē</text:span>, not <text:span text:style-name="T21">nōn</text:span>; the subject is of course in the nominative (contrast the English construction).<text:note text:id="ftn120" text:note-class="footnote"><text:note-citation>120</text:note-citation><text:note-body><text:p text:style-name="Footnote">When the subjunctive expresses an exhortation, it is often termed the Hortatory Subjunctive, and when expressing a command the Jussive Subjunctive, from <text:span text:style-name="T21">hortor</text:span> and <text:span text:style-name="T21">jubeō</text:span> respectively.</text:p></text:note-body></text:note></text:p>
      <text:p text:style-name="P104"/>
      <text:p text:style-name="P276"><text:span text:style-name="T21">466</text:span>.<text:tab/><text:tab/>Illustrative Examples.</text:p>
      <text:p text:style-name="P61"><text:tab/><text:span text:style-name="T21">Facultās nōbīs dētur</text:span>,<text:tab/><text:span text:style-name="T2">may an opportunity be given us</text:span>.</text:p>
      <text:p text:style-name="P61"><text:tab/><text:span text:style-name="T21">Incolumēs redeātis</text:span>,<text:tab/><text:span text:style-name="T2">may you return in safety</text:span>.</text:p>
      <text:p text:style-name="P61"><text:tab/><text:span text:style-name="T21">Nē hōc accidat</text:span>,<text:tab/><text:span text:style-name="T2">may this not happen</text:span>.</text:p>
      <text:p text:style-name="P173"><text:span text:style-name="T2">a</text:span>.<text:tab/>The present subjunctive is also used independently to express a wish that something may or may not take place, the negative being <text:span text:style-name="T21">nē</text:span>. <text:s/>This usage is termed the Optative Subjunctive (from <text:span text:style-name="T21">optō</text:span>, I desire).<text:span text:style-name="T26">{{314}}</text:span></text:p>
      <text:p text:style-name="Standard"/>
      <text:p text:style-name="Banner">Exercises.</text:p>
      <text:p text:style-name="BannerSecondary"><text:span text:style-name="T21">467</text:span>.<text:tab/><text:tab/><text:span text:style-name="T21">I</text:span>.</text:p>
      <text:p text:style-name="Standard">A.—1. Māgnā vōce suōs hortātur, “In fluctūs dēsilīte, mīlitēs. <text:s/>Nōlīte dubitāre nāvī ēgredī.” <text:s/>2. Nē in dēditiōnem veniāmus. <text:s/>3. Nē quod incommodum accipiant. <text:s/>4. Auxilium nōbīs fer, Caesar: pedem referte, mīlitēs. <text:s/>5. Omnis senātus neētur. <text:s/>6. Hōc utrīque ūsuī sit. <text:s/>7. Adorīminī agmen novissimum. <text:s/>8. Sīgna convertite; sīgna īnferantur. <text:s/>9. Nōlī perturbārī; gladium dēstringe. <text:s/>10. Aliud cōnsilium ineāmus. <text:s/>11. <text:span text:style-name="T21">Ī</text:span>te; redīte; revertiminī. <text:s/>12. Sibi quisque cōnsulat.</text:p>
      <text:p text:style-name="Standard"><text:soft-page-break/>B.—13. Tertiā initā vigiliā, loca superiōra occupentur. <text:s/>14. Fīnem facite dīmicandī; nōlīte initum facere fugae. <text:s/>15. Ālter equitātuī praesit, alter cohortibus. <text:s/>16. Patere nōs praedam facere. <text:s/>17. Hās litterās dēfer ad mātrem meam. <text:s/>18. Omnī perīculō lībere. <text:s/>19. Inimīcī populī Rōmānī cīvitāte expellantur. <text:s/>20. Hārum rērum gestārum nōlīte memoriam dēpōnere; memoria amīcitiae nostrae semper retineātur. <text:s/>21. Rē frūmentāriā nē interclūdāmur. <text:s/>22. Aliquam facultātem nōbīs dā praedae faciendae. <text:s/>23. Bonō animō es. <text:s/>24. Haec, quae petimus, impetrēmus.</text:p>
      <text:p text:style-name="Standard"/>
      <text:p text:style-name="BannerSecondary"><text:span text:style-name="T21">468</text:span>.<text:tab/><text:tab/><text:span text:style-name="T21">II</text:span>.</text:p>
      <text:p text:style-name="Standard">A.—1. Let us await the fleet there. <text:s/>2. Let us not delay here (any) longer. <text:s/>3. Do not make war on us. <text:s/>4. May they not be put to flight; may they not suffer defeat. <text:s/>5. Set out along with us. <text:s/>6. Be prudent; do not be bold. <text:s/>7. May you attain your freedom. <text:s/>8. Let someone be present. <text:s/>9. Spare us; do not injure anyone. <text:s/>10. At the same time let an attack be made on the unprotected flank. <text:s/>11. Let us not despair of safety;<text:span text:style-name="T26">{{315}}</text:span> do not despair of the state. <text:s/>12. Let the forces be increased; may the number of defenders increase.</text:p>
      <text:p text:style-name="Standard">B.—13. Let us not turn and flee. <text:s/>14. Appoint a day for the meeting. <text:s/>15. May your influence be very strong with them. <text:s/>16. Set sail at midnight; disembark just before dawn. <text:s/>17. Let the legion be led thither in light marching order. <text:s/>18. Follow closely the Gauls fleeing towards the river; do not give them any opportunity of fleeing into Germany. <text:s/>19. Let us take up arms at the beginning of spring. <text:s/>20. Do not fear for the ships. <text:s/>22. Let us keep the Romans from marching. <text:s/>23. Abandon the assault. <text:s/>24. Let bad citizens lose their citizenship.</text:p>
      <text:p text:style-name="Standard"/>
      <text:p text:style-name="Banner">—</text:p>
      <text:p text:style-name="P103"/>
      <text:p text:style-name="Banner">Lesson LXXIX.</text:p>
      <text:p text:style-name="Banner">Supine. <text:s/>Review of Verb-Forms.</text:p>
      <text:p text:style-name="Standard"/>
      <text:p text:style-name="P276"><text:span text:style-name="T21">469</text:span>.<text:tab/><text:tab/>Paradigm.</text:p>
      <text:p text:style-name="Banner">The supine.</text:p>
      <table:table table:name="Table41" table:style-name="Table41">
        <table:table-column table:style-name="Table41.A" table:number-columns-repeated="5"/>
        <table:table-column table:style-name="Table41.F"/>
        <table:table-row>
          <table:table-cell table:style-name="Table41.A1" office:value-type="string">
            <text:p text:style-name="BodyHanging"/>
          </table:table-cell>
          <table:table-cell table:style-name="Table41.A1" office:value-type="string">
            <text:p text:style-name="P181">Conj. I.</text:p>
          </table:table-cell>
          <table:table-cell table:style-name="Table41.A1" office:value-type="string">
            <text:p text:style-name="P181">Conj. II.</text:p>
          </table:table-cell>
          <table:table-cell table:style-name="Table41.A1" office:value-type="string">
            <text:p text:style-name="BodyHanging"><text:span text:style-name="T2">Conj. III</text:span>.</text:p>
          </table:table-cell>
          <table:table-cell table:style-name="Table41.A1" office:value-type="string">
            <text:p text:style-name="BodyHanging"><text:span text:style-name="T2">Conj. IV</text:span>. </text:p>
          </table:table-cell>
          <table:table-cell table:style-name="Table41.F1" office:value-type="string">
            <text:p text:style-name="P195"><text:span text:style-name="T2">Conj. III</text:span>. (<text:span text:style-name="T2">in</text:span> <text:span text:style-name="T21">-iō</text:span>.)</text:p>
          </table:table-cell>
        </table:table-row>
        <table:table-row>
          <table:table-cell table:style-name="Table41.A2" office:value-type="string">
            <text:p text:style-name="BodyHanging">Acc.</text:p>
          </table:table-cell>
          <table:table-cell table:style-name="Table41.A2" office:value-type="string">
            <text:p text:style-name="BodyHanging">amātum</text:p>
          </table:table-cell>
          <table:table-cell table:style-name="Table41.A2" office:value-type="string">
            <text:p text:style-name="BodyHanging">monitum</text:p>
          </table:table-cell>
          <table:table-cell table:style-name="Table41.A2" office:value-type="string">
            <text:p text:style-name="BodyHanging">rēctum</text:p>
          </table:table-cell>
          <table:table-cell table:style-name="Table41.A2" office:value-type="string">
            <text:p text:style-name="BodyHanging">audītum</text:p>
          </table:table-cell>
          <table:table-cell table:style-name="Table41.F2" office:value-type="string">
            <text:p text:style-name="BodyHanging">captum</text:p>
          </table:table-cell>
        </table:table-row>
        <table:table-row>
          <table:table-cell table:style-name="Table41.A2" office:value-type="string">
            <text:p text:style-name="BodyHanging">Abl.</text:p>
          </table:table-cell>
          <table:table-cell table:style-name="Table41.A2" office:value-type="string">
            <text:p text:style-name="BodyHanging">amātū</text:p>
          </table:table-cell>
          <table:table-cell table:style-name="Table41.A2" office:value-type="string">
            <text:p text:style-name="BodyHanging">monitū</text:p>
          </table:table-cell>
          <table:table-cell table:style-name="Table41.A2" office:value-type="string">
            <text:p text:style-name="BodyHanging">rēctū</text:p>
          </table:table-cell>
          <table:table-cell table:style-name="Table41.A2" office:value-type="string">
            <text:p text:style-name="BodyHanging">audītū</text:p>
          </table:table-cell>
          <table:table-cell table:style-name="Table41.F2" office:value-type="string">
            <text:p text:style-name="BodyHanging">captū</text:p>
          </table:table-cell>
        </table:table-row>
      </table:table>
      <text:p text:style-name="BodyHanging"><text:span text:style-name="T2">a</text:span>.<text:tab/>The <text:span text:style-name="T2">Supine</text:span> is a verbal noun (with active force) of the fourth declension, and found only in the accusative and ablative singular.</text:p>
      <text:p text:style-name="BodyHanging"><text:span text:style-name="T2">b</text:span>.<text:tab/>The principal parts of the verb include one which is identical in form with the supine, and which therefore said to furnish the supine stem. <text:s/>But as the supine is a form of rare occurrence in Latin, many grammars prefer to regard this principal part as the neuter singular of the perfect participle passive, and to speak therefore of the participial (not the supine) stem.<text:span text:style-name="T26">{{316}}</text:span></text:p>
      <text:p text:style-name="P277"/>
      <text:p text:style-name="P276"><text:span text:style-name="T21">470</text:span>.<text:tab/><text:tab/>Illustrative Examples.</text:p>
      <text:p text:style-name="BodyHanging">Lēgātōs ad eum mīsērunt pācem petītum,<text:tab/><text:span text:style-name="T2">they sent envoys to him to seek peace</text:span>.</text:p>
      <text:p text:style-name="BodyHanging">Facile est factū,<text:tab/><text:span text:style-name="T2">it is easy to do</text:span> (literally <text:span text:style-name="T2">in the doing</text:span>).</text:p>
      <text:p text:style-name="BodyHanging">a.<text:tab/>The accusative supine is used, as in the first sentence, to denote purpose, after verbs of motion, such as veniō, mittō, eō.</text:p>
      <text:p text:style-name="BodyHanging">b.<text:tab/>The ablative supine is used, as in the second sentence, to state in what respect a statement or term is applicable. <text:s/>Compare the ablative of specification (414). <text:s/>This usage is found chiefly with the supines factū and dictū, after such adjectives as facilis, difficilis, and optimus.</text:p>
      <text:p text:style-name="BodyHanging"><text:soft-page-break/>c.<text:tab/>The accusative suppine furnishes a fifth (though infrequent) mode of expressing purpose, in addition to those given in 451.</text:p>
      <text:p text:style-name="P278"/>
      <text:p text:style-name="P61"><text:span text:style-name="T21">471</text:span><text:span text:style-name="T23">. (a) With the exception of the comparatively rare future imperative (active and passive) and </text:span><text:span text:style-name="T23">future infinitive passive, all the regular forms of the Latin verb have now been studied, and may be reviewed at this stage.</text:span></text:p>
      <text:p text:style-name="P108">(b) The Latin verb has:—</text:p>
      <text:p text:style-name="P173">two voices, Active and Passive (Deponent verbs being an important exception);</text:p>
      <text:p text:style-name="BodyHanging"><text:span text:style-name="T23">four regular conjugations (including the verbs of the third conjugation in </text:span><text:span text:style-name="T21">-iō</text:span><text:span text:style-name="T23">); in addition to the regular conjugations, there are also the active and passive periphrastic conjugations, and certain irregular verbs, especially </text:span><text:span text:style-name="T21">sum</text:span><text:span text:style-name="T23">, </text:span><text:span text:style-name="T21">possum</text:span><text:span text:style-name="T23">, </text:span><text:span text:style-name="T21">ferō</text:span><text:span text:style-name="T23">, </text:span><text:span text:style-name="T21">eō</text:span><text:span text:style-name="T23">, </text:span><text:span text:style-name="T21">fīō</text:span><text:span text:style-name="T23">, </text:span><text:span text:style-name="T21">volō</text:span><text:span text:style-name="T23">, </text:span><text:span text:style-name="T21">nōlō</text:span><text:span text:style-name="T23">, and </text:span><text:span text:style-name="T21">mālō</text:span><text:span text:style-name="T23">.</text:span></text:p>
      <text:p text:style-name="P173">the indicative mood (active and passive), with six tenses (present, imperfect, future, perfect, pluperfect, and future perfect);{{317}}</text:p>
      <text:p text:style-name="P173">the subjunctive mood (active and passive), with four tenses (present, imperfect, perfect, and pluperfect);</text:p>
      <text:p text:style-name="P173">the imperative mood (active and passive), with tow divisions sometimes called present and future;</text:p>
      <text:p text:style-name="P173">the infinitive (active and passive), with three tenses (present, perfect, and future);</text:p>
      <text:p text:style-name="P173">the participles, including the present and future participles of the active voice, and the perfect participle and gerundive of the passive voice.</text:p>
      <text:p text:style-name="P173">the gerund and the supine of the active voice.</text:p>
      <text:p text:style-name="Standard"/>
      <text:p text:style-name="BannerSecondary"><text:span text:style-name="T21">472</text:span>.<text:tab/><text:tab/>Vocabulary.</text:p>
      <text:p text:style-name="P243">nisi<text:span text:style-name="T23">,<text:tab/></text:span><text:span text:style-name="T6">if not</text:span><text:span text:style-name="T23">; </text:span><text:span text:style-name="T6">unless, except</text:span><text:span text:style-name="T23">.</text:span></text:p>
      <text:p text:style-name="P243">rogō, āre, āvī, ātum<text:span text:style-name="T23">,<text:tab/></text:span><text:span text:style-name="T6">ask</text:span><text:span text:style-name="T23">.</text:span></text:p>
      <text:p text:style-name="P243">vīs<text:span text:style-name="T23">, irregular, f.,<text:tab/>in singular, </text:span><text:span text:style-name="T6">force, violence, might</text:span><text:span text:style-name="T23">; in plural </text:span><text:span text:style-name="T6">strength, vigour</text:span><text:span text:style-name="T23">.</text:span></text:p>
      <text:p text:style-name="Standard">rogō<text:note text:id="ftn121" text:note-class="footnote"><text:note-citation>121</text:note-citation><text:note-body><text:p text:style-name="Footnote"><text:span text:style-name="T21">Rogō</text:span> is used like both <text:span text:style-name="T21">petō</text:span> and <text:span text:style-name="T21">quaerō</text:span> (426, fn).</text:p></text:note-body></text:note></text:p>
      <text:p text:style-name="Standard">N.B.—<text:span text:style-name="T21">Vīs</text:span> has in the singular the nominative <text:span text:style-name="T21">vīs</text:span>, accusative <text:span text:style-name="T21">vim</text:span>, and ablative <text:span text:style-name="T21">vī</text:span>, in common use; the plural is <text:span text:style-name="T21">vīrēs</text:span>, <text:span text:style-name="T21">vīrium</text:span>, <text:span text:style-name="T21">vīribus</text:span>, <text:span text:style-name="T21">vīrēs</text:span>, <text:span text:style-name="T21">vīrēs</text:span>, <text:span text:style-name="T21">vīribus</text:span>.</text:p>
      <text:p text:style-name="Standard"/>
      <text:p text:style-name="Banner">Exercises.</text:p>
      <text:p text:style-name="BannerSecondary"><text:span text:style-name="T21">473</text:span>.<text:tab/><text:tab/><text:span text:style-name="T21">I</text:span>.</text:p>
      <text:p text:style-name="Standard">A.—1. Dum ea geruntur, legiō ex cōnsuētūdine ūna frūmentātum missa est. <text:s/>2. Facilius est dictū quam factū. <text:s/>3. Nāvēs factae sunt ad quamvīs vim perferendam. <text:s/>4. Lēgātōs ad eōs mittit, rōgātum us sibi mīlitibusque parcant. <text:s/>5. Vī coāctī erant commeātum ad eum portāre. <text:s/>6. Negant sē quidquam nisi commūnī cōnsiliō āctūrōs esse. <text:s/>7. Prīncipātū dējectī<text:note text:id="ftn122" text:note-class="footnote"><text:note-citation>122</text:note-citation><text:note-body><text:p text:style-name="Footnote">Translate <text:span text:style-name="T21">dējiciō</text:span> here by <text:span text:style-name="T2">deprive</text:span><text:span text:style-name="T12">.</text:span></text:p></text:note-body></text:note>, novīs rēbus studēbant. <text:s/>8. Pedestrēs cōpiās ēductūrus est; ab hōc cōnsiliō dēterrendus est. <text:s/>9. Respondet optimum<text:note text:id="ftn123" text:note-class="footnote"><text:note-citation>123</text:note-citation><text:note-body><text:p text:style-name="Footnote">Translate <text:span text:style-name="T2">the best thing to do</text:span>; similarly 19.</text:p></text:note-body></text:note> factū esse flūmen ponte jungere. 10. Vīrēs mīlitum integrae esse videntur.<text:span text:style-name="T26">{{318}}</text:span></text:p>
      <text:p text:style-name="Standard">B.—11. Cēterī, cum haec animadvertissent, sua omnia in oppida contulērunt. <text:s/>12. Scīsne quō eās? <text:s/>Num terrēminī? <text:s/>Nōnne ūtilitssimum erit? <text:s/>13. Datō sīgnō, ē castrīs ērumpant; ēruptiōnem faciant; ēruptiō fīat. <text:s/>14. Eum locum, quem probāverat, duplicī mūrō fīrmāre īnstituit. <text:s/>15. Hīs rēbus permōtī, māgnopere perturbābantur; nāvibus verēbar. <text:s/>16. Ubi habitātis? <text:s/>Incolimus extrēmōs fīnēs Belgārum. <text:s/>17. Gallia est dīvīsa in partēs trēs. <text:s/>18. Monitum vēnimus tē, nōn ōrātum. <text:s/>19.[footnote 123] Facile factū est propius accēdere. <text:s/>20. Lēgātī vōbīs ad Caesarem satis faciendī causā mittendī erant.</text:p>
      <text:p text:style-name="Standard"/>
      <text:p text:style-name="BannerSecondary"><text:span text:style-name="T21">474</text:span>.<text:tab/><text:tab/><text:span text:style-name="T21">II</text:span>.</text:p>
      <text:p text:style-name="P61">A.—1. He sends out five cohorts to forage. <text:s/>2. Nothing is easier to say. <text:s/>3. They ask what is best to <text:soft-page-break/>do. <text:s/>4. Being unable to defend themselves, they sent envoys to Caesar to ask aid. <text:s/>5. So great a storm has arisen that we cannot endure the violence of the waves. <text:s/>6. What do you wish except to seize our las by (per) violence. <text:s/>7. No one has yielded; some have fallen. <text:s/>8. We shall be seen by someone; we were approaching the sea. <text:s/>9. We found the soldiers occupied in pitching the camp. <text:s/>10. They met the foot-soldiers fleeing. <text:s/>11. This report will be borne to the most distant regions.</text:p>
      <text:p text:style-name="P61">B.—12. They had rushed out of the camp that they might not be surrounded. <text:s/>13. The swiftest of the warships had been shattered; a shout arise. <text:s/>14. Let us dare to endure anything; we shall go out (exeō) lest we hear anything. <text:s/>15. He put his brother in command of the left wing; he himself was in command of the right. <text:s/>16. They remember that this will be very difficult to do. <text:s/>17. The commanders of cavalry had not yet perceived what was being done (<text:span text:style-name="T2">use both</text:span><text:span text:style-name="T26">{{319}}</text:span> agō <text:span text:style-name="T2">and</text:span> faciō). <text:s/>18. He is said to have been superior in strength of body. <text:s/>19. They will surround (<text:span text:style-name="T2">use both</text:span> circumveniō <text:span text:style-name="T2">and</text:span> circumdō); they will restore; they will return (<text:span text:style-name="T2">use both</text:span> redeō <text:span text:style-name="T2">and</text:span> revertor). <text:s/>20. On his approach they send envoys to ask reinforcements, that they may be able to withstand the might of the enemy.</text:p>
      <text:p text:style-name="P61"/>
      <text:p text:style-name="Banner">—</text:p>
      <text:p text:style-name="P61"/>
      <text:p text:style-name="Banner">Lesson LXXX.</text:p>
      <text:p text:style-name="Banner">Conditional Sentences. <text:s/>Review of Subjunctive.</text:p>
      <text:p text:style-name="Standard"/>
      <text:p text:style-name="Standard">475. A <text:span text:style-name="T3">conditional sentence</text:span><text:span text:style-name="T9"> is a complex sentence consisting of two clauses: (</text:span><text:span text:style-name="T3">a</text:span><text:span text:style-name="T9">) a subordinate clause containing some supposition, and introduced usually in English by </text:span><text:span text:style-name="T3">if</text:span><text:span text:style-name="T9"> or </text:span><text:span text:style-name="T3">unless</text:span><text:span text:style-name="T9">, in Latin by </text:span><text:span text:style-name="T11">sī</text:span><text:span text:style-name="T9"> or </text:span><text:span text:style-name="T11">nisi</text:span><text:span text:style-name="T9">; (</text:span><text:span text:style-name="T3">b</text:span><text:span text:style-name="T9">) a principal clause containing the conclusion which follows the supposition. <text:s/>These clauses are termed respectively the </text:span><text:span text:style-name="T3">Protasis</text:span><text:span text:style-name="T9"> and the </text:span><text:span text:style-name="T3">Apodosis</text:span><text:span text:style-name="T9">.</text:span></text:p>
      <text:p text:style-name="P130">In conditional sentences in Latin both the indicative and the subjunctive are used, but regularly the same mood occurs in both clauses, that is, either both clauses have the indicative or both have the subjunctive.</text:p>
      <text:p text:style-name="Standard"/>
      <text:p text:style-name="P276"><text:span text:style-name="T21">476</text:span>.<text:tab/><text:tab/>Illustrative Examples.</text:p>
      <text:p text:style-name="BodyHanging"><text:span text:style-name="T21">Sī Rōmānus cīvis est, līber est</text:span>,<text:tab/>if he is a Roman citizen, he is free.</text:p>
      <text:p text:style-name="BodyHanging"><text:span text:style-name="T21">Sī hōc fēcērunt, inimīcī erant</text:span>,<text:tab/>if they did this, they were enemies.</text:p>
      <text:p text:style-name="BodyHanging">a.<text:tab/>These sentences present a form of conditional sentence referring to the present or past time, which states what logically follows upon something which may or may not be true. <text:s/>The indicative mood is used in both English and Latin, the tenses having their usual values.<text:span text:style-name="T26">{{320}}</text:span></text:p>
      <text:p text:style-name="P61"/>
      <text:p text:style-name="P276"><text:span text:style-name="T21">477</text:span>.<text:tab/><text:tab/>Illustrative Examples.</text:p>
      <text:p text:style-name="P209"><text:span text:style-name="T21">Sī Caesar adesset, ācrius pūgnārent</text:span><text:span text:style-name="T23">,<text:tab/></text:span><text:span text:style-name="T6">if Caesar were present, they would fight more vigorously</text:span><text:span text:style-name="T15">.</text:span></text:p>
      <text:p text:style-name="P209"><text:span text:style-name="T13">Sī Caesar adfuisset, ācrius pūgnāvissent</text:span><text:span text:style-name="T15">,<text:tab/></text:span><text:span text:style-name="T6">if Caesar had been present, they would have fought more vigorously</text:span><text:span text:style-name="T15">.</text:span></text:p>
      <text:p text:style-name="P209"><text:span text:style-name="T15">a.<text:tab/>These sentences also refer to present or past time, but they do not deal with a supposed case which may or may not be true. <text:s/>Rather, is is implied that as a matter of fact Caesar was </text:span><text:span text:style-name="T6">not</text:span><text:span text:style-name="T15"> present, and therefore the fighting was </text:span><text:span text:style-name="T6">not</text:span><text:span text:style-name="T15"> so vigorous. <text:s/>In conditional sentences </text:span><text:span text:style-name="T6">contrary to fact</text:span><text:span text:style-name="T15">, Latin uses the subjunctive in both clauses, the imperfect subjunctive for present time, the pluperfect subjunctive for past ime.</text:span></text:p>
      <text:p text:style-name="Standard"/>
      <text:p text:style-name="P276"><text:span text:style-name="T21">478</text:span>.<text:tab/><text:tab/>Illustrative Examples.</text:p>
      <text:p text:style-name="P149">(1)<text:tab/>Sī obsidēs mīserint, pācem faciēmus, if they send hostages, we shall make peace.</text:p>
      <text:p text:style-name="P149"><text:tab/>Sī amīcī esse vidēbuntur, cōpiās redūcet, if they (shall) seem to be friendly, he will lead back his troops.</text:p>
      <text:p text:style-name="P149">(2)<text:tab/>Sī obsidēs mittant, pācem faciāmus, if they were to send hostages, we should make peace.</text:p>
      <text:p text:style-name="P149"><text:soft-page-break/><text:tab/>Sī amīcī esse videantur, cōpiās redūcat, if they should seem to be friendly, he would lead back his troops.</text:p>
      <text:p text:style-name="BodyHanging">a.<text:tab/>All these conditional sentences refer to the future. <text:s/>The two groups of suppositions and conclusions relate to the same state of affairs, but the latter group (2) refers to them less simply and directly than the former (1), treating them rather as conceivable cases. <text:s/>These two groups are often distinguished as the <text:span text:style-name="T2">more vivid</text:span><text:span text:style-name="T12"> and the </text:span><text:span text:style-name="T2">less vivid</text:span><text:span text:style-name="T12"> form of future conditions.</text:span><text:span text:style-name="T26">{{321}}</text:span></text:p>
      <text:p text:style-name="Standard"/>
      <text:p text:style-name="Standard">[[Plate – The Basilica of Constantine.]]</text:p>
      <text:p text:style-name="Standard"/>
      <text:p text:style-name="BodyHanging"><text:span text:style-name="T12">b.<text:tab/>It will be noticed that in the more vivid future conditional sentences, English ordinarily uses </text:span><text:span text:style-name="T2">shall</text:span><text:span text:style-name="T12"> or </text:span><text:span text:style-name="T2">will</text:span><text:span text:style-name="T12">, and in the less vivid, </text:span><text:span text:style-name="T2">should</text:span><text:span text:style-name="T12"> or </text:span><text:span text:style-name="T2">would</text:span><text:span text:style-name="T12"> or </text:span><text:span text:style-name="T2">were to</text:span><text:span text:style-name="T12">; and further that in the protasis of the more vivid form Latin has the future or future perfect indicative (for the use of these tenses review 224), and in both clauses of the less vivid form the present subjunctive.</text:span></text:p>
      <text:p text:style-name="P179"/>
      <text:p text:style-name="Standard">479. Two methods of classifying these four kinds of conditional sentences may be suggested:—</text:p>
      <text:p text:style-name="BodyHanging"><text:span text:style-name="T2">a</text:span>.<text:tab/>First method:</text:p>
      <text:p text:style-name="BodyHanging"><text:tab/><text:tab/>Present of Past Time: Simple (476); Contrary to Fact (477).</text:p>
      <text:p text:style-name="BodyHanging"><text:tab/><text:tab/>Future Time: More vivid (478, 1); Less vivid (478, 2).</text:p>
      <text:p text:style-name="BodyHanging"><text:span text:style-name="T2">b</text:span>.<text:tab/>Second method:</text:p>
      <text:p text:style-name="BodyHanging"><text:tab/><text:tab/>Logical: Present or past time (476); Future time (478, 1).</text:p>
      <text:p text:style-name="BodyHanging"><text:tab/><text:tab/>Ideal (478, 2).</text:p>
      <text:p text:style-name="BodyHanging"><text:tab/><text:tab/>Unreal (477).</text:p>
      <text:p text:style-name="P146"/>
      <text:p text:style-name="Standard"><text:span text:style-name="T21">480</text:span>. The following uses of the Latin subjunctive have now been studied:—</text:p>
      <text:p text:style-name="Standard"><text:tab/>In indirect questions (362).</text:p>
      <text:p text:style-name="Standard"><text:tab/>In clauses of purpose—</text:p>
      <text:p text:style-name="P129"><text:tab/>adverbial, with <text:span text:style-name="T21">ut</text:span> or <text:span text:style-name="T21">nē</text:span> (386).</text:p>
      <text:p text:style-name="P129"><text:tab/>relative, with <text:span text:style-name="T21">quī</text:span> (388).</text:p>
      <text:p text:style-name="P129"><text:tab/>substantive, with <text:span text:style-name="T21">ut</text:span> or <text:span text:style-name="T21">nē</text:span> (424).</text:p>
      <text:p text:style-name="Standard"><text:tab/>In clauses of result (371).</text:p>
      <text:p text:style-name="Standard"><text:tab/>With cum, causal or temporal (397).</text:p>
      <text:p text:style-name="Standard"><text:tab/>In subordinate clauses in indirect discourse (408).</text:p>
      <text:p text:style-name="Standard"><text:tab/>In conditional sentences (477, 478).</text:p>
      <text:p text:style-name="Standard"><text:tab/>In independent clauses of exhortation, command, or wish (465, 466).<text:span text:style-name="T26">{{322}}</text:span></text:p>
      <text:p text:style-name="Standard"/>
      <text:p text:style-name="Banner">Exercises.</text:p>
      <text:p text:style-name="BannerSecondary"><text:span text:style-name="T21">481</text:span>.<text:tab/><text:tab/><text:span text:style-name="T21">I</text:span>.</text:p>
      <text:p text:style-name="Standard">A.—1. Māgna praedae faciendae facultās dabitur, sī Rōmānōs castrīs expulerimus. <text:s/>2. Si hōc fēcissent, vīribus corporum praestitissent. <text:s/>3. Sī perīculōsum hōc esse exīstimās, cūr nōn aliquem mittis quī auxilium rōget? <text:s/>4. Si prīmī ōrdinēs graviter prementur, auxilium ferēmus. <text:s/>5. Sī hanc rem impetret, omnī perīculō līberētur. <text:s/>6. Nisi subsidium noctū missum esset, diūtius vim hostium sustinēre nōn potuissēmus. <text:s/>7. Etiam sī ācerrimē factus erit impetus, pedem nōn referēmus sed prō catrīs pūgnantēs cadēmus. <text:s/>8. Sī obsidēs ā vōbīs Caesarī dentur. ut ea quae polliceāmīnī vōs factūrōs intellegat, pācem vōbīscum faciat. <text:s/>9. Hunc collem sī tenēbunt nostrī, hostēs aquā commeātūque prohibēbunt. <text:s/>10. Sī hōc fīat, omnīnō spēs fugae tollātur.</text:p>
      <text:p text:style-name="Standard">B.—11. Hāc orātiōne quam in conciliō habuerat, persuāserat Helvētiīs ut fīnibus suīs exīrent. <text:s/>12. Cum jam in cōnspecturm agminis nostrī vēnissent, fugā dēstitērunt. <text:s/>13. Prīmō perspicere nōn possunt unde aut quam in partem hōc flūmen fluat. <text:s/>14. Fīnem subsequendī faciāmus, nē ab nostrīs interclūdāmur. <text:s/>15. Morte suōrum ita perterritī erant, ut summō tumultū ad alteram rīpam trānsiissent. <text:s/><text:soft-page-break/>16. Respondit adulēscentem summā fortitūdine dēlēctum esse, Lūcium nōmine, quī apud Gallōs māgnam auctōritātem habēret. <text:s/>17. Sī prūdēns fuisset, sēnsisset quid hīc agerētur. <text:s/>18. Prīmum nōs cohortātus est ut ante autumnum ējus modī classem efficerēmus. <text:s/>19. <text:s/>Renūntiant sē tēla intrā mūnītiōnēs conjicere nōn potuisse, quod castra fossā incrēdibilī lātitūdine circumdata essent. <text:s/>20. Cum haec nātiō, de quā suprā scrīpsimus, plūrmum tōtīus ferē Galliae equitātū valeat, longē lātēque circum sē fīnēs vāstāvērunt.<text:span text:style-name="T26">{{323}}</text:span></text:p>
      <text:p text:style-name="Standard"/>
      <text:p text:style-name="BannerSecondary"><text:span text:style-name="T21">482</text:span>.<text:tab/><text:tab/><text:span text:style-name="T21">II</text:span>.</text:p>
      <text:p text:style-name="P61">A.—1. If anything happens, I shall return here at once. <text:s/>2. If anything should happen, I should return there at once. <text:s/>3. If you can hear their voices, they are not far distant. <text:s/>4. If you were to set out at dawn, you would reach the lake at nightfall. <text:s/>5. Unless you do this, I shall go alone. <text:s/>6. If they had been inexperienced in sailing, they would not have reached land so easily. <text:s/>7. Since the lower part of the island faces the continent, the inhabitants would often cross over, if they were skilled in sailing. <text:s/>8. If they should prefer to cross the Rhine, lands would be given them in Gaul. <text:s/>9. If the number of the enemy increases, the Gauls will gather all their property into one place. <text:s/>10. Thus, even if they are found of making war or of pillaging, opportunity is lacking.</text:p>
      <text:p text:style-name="P61">B.—11. Since Caesar himself is present, they are more eager for fighting. <text:s/>12. If Caesar himself is present, they will fight with greater zeal. <text:s/>13. He begged them not to seek safety in flight. <text:s/>14. For these reasons, if they had attempted to cross by (per) force, we should have prevented (them). <text:s/>15. Because of the season, let them not attempt to visit the most distant nations. <text:s/>16. These reported that they had found all the troops occupied in foraging, except those who had been left to guard the baggage. <text:s/>17. He commands the tribunes, centurions, and officers of cavalry to seize the approaches and roads in a similar manner. <text:s/>18. Unless the magistrates satisfy me, I shall spare no one. <text:s/>19. If he should ask me what is the best thing to do, I should urge him not to set the example of flight. <text:s/>20. Since all men are by nature eager for freedom, we wish to be made free.<text:span text:style-name="T26">{{324}}</text:span></text:p>
      <text:p text:style-name="P61"/>
      <text:p text:style-name="P276"><text:span text:style-name="T21">483</text:span>.<text:tab/><text:tab/>Word List VIII.</text:p>
      <text:p text:style-name="BodyHanging">Nouns.</text:p>
      <text:section text:style-name="Sect3" text:name="Section139">
        <text:p text:style-name="BodyHanging">aditus</text:p>
        <text:p text:style-name="BodyHanging">dīligentia</text:p>
        <text:p text:style-name="BodyHanging">initum</text:p>
        <text:p text:style-name="BodyHanging">modus</text:p>
        <text:p text:style-name="BodyHanging">nōmen</text:p>
        <text:p text:style-name="BodyHanging">ratiō</text:p>
        <text:p text:style-name="BodyHanging">spatium</text:p>
        <text:p text:style-name="BodyHanging">studium</text:p>
        <text:p text:style-name="BodyHanging">subsidium</text:p>
        <text:p text:style-name="BodyHanging">tumultus</text:p>
        <text:p text:style-name="BodyHanging">vīs</text:p>
        <text:p text:style-name="BodyHanging">vōx</text:p>
      </text:section>
      <text:p text:style-name="BodyHanging">Adjectives.</text:p>
      <text:section text:style-name="Sect3" text:name="Section140">
        <text:p text:style-name="BodyHanging">cupidus</text:p>
        <text:p text:style-name="BodyHanging">imperītus</text:p>
        <text:p text:style-name="BodyHanging">occupātus</text:p>
        <text:p text:style-name="BodyHanging">perītus</text:p>
      </text:section>
      <text:p text:style-name="BodyHanging">Pronouns and pronominal adjectives.</text:p>
      <text:section text:style-name="Sect3" text:name="Section141">
        <text:p text:style-name="BodyHanging">aliquis</text:p>
        <text:p text:style-name="BodyHanging">nōnnūllī</text:p>
        <text:p text:style-name="BodyHanging">quīdam</text:p>
        <text:p text:style-name="BodyHanging">quis</text:p>
        <text:p text:style-name="BodyHanging">quisquam</text:p>
        <text:p text:style-name="BodyHanging">quisque</text:p>
        <text:p text:style-name="BodyHanging">quīvīs</text:p>
        <text:p text:style-name="BodyHanging">ūllus</text:p>
        <text:p text:style-name="BodyHanging">uterque</text:p>
      </text:section>
      <text:p text:style-name="BodyHanging">Verbs.</text:p>
      <text:section text:style-name="Sect3" text:name="Section142">
        <text:p text:style-name="BodyHanging">adeō</text:p>
        <text:p text:style-name="BodyHanging">bellō</text:p>
        <text:p text:style-name="BodyHanging">cohortor</text:p>
        <text:p text:style-name="BodyHanging">dējiciō</text:p>
        <text:p text:style-name="BodyHanging">dēsistō</text:p>
        <text:p text:style-name="BodyHanging">dīmicō</text:p>
        <text:p text:style-name="BodyHanging">ēgredior</text:p>
        <text:p text:style-name="BodyHanging">eō</text:p>
        <text:p text:style-name="BodyHanging">exeō</text:p>
        <text:p text:style-name="BodyHanging">fīō</text:p>
        <text:p text:style-name="BodyHanging">frūmentor</text:p>
        <text:p text:style-name="BodyHanging">hortor</text:p>
        <text:p text:style-name="BodyHanging">imperō</text:p>
        <text:p text:style-name="BodyHanging">ineō</text:p>
        <text:p text:style-name="BodyHanging">interclūdō</text:p>
        <text:p text:style-name="BodyHanging">līberō</text:p>
        <text:p text:style-name="BodyHanging">moneō</text:p>
        <text:p text:style-name="BodyHanging">nāvigō</text:p>
        <text:p text:style-name="BodyHanging">ōrō</text:p>
        <text:p text:style-name="BodyHanging">persuādeō</text:p>
        <text:p text:style-name="BodyHanging">petō</text:p>
        <text:p text:style-name="BodyHanging">praedor</text:p>
        <text:p text:style-name="BodyHanging">praestō</text:p>
        <text:p text:style-name="BodyHanging">redeō</text:p>
        <text:p text:style-name="BodyHanging">rogō</text:p>
        <text:p text:style-name="BodyHanging">superō</text:p>
        <text:p text:style-name="BodyHanging">trānseō</text:p>
        <text:p text:style-name="BodyHanging">valeō</text:p>
      </text:section>
      <text:p text:style-name="BodyHanging">Prepositions.</text:p>
      <text:section text:style-name="Sect3" text:name="Section143">
        <text:p text:style-name="BodyHanging">ab</text:p>
        <text:p text:style-name="BodyHanging">ad</text:p>
        <text:p text:style-name="BodyHanging">ante</text:p>
        <text:p text:style-name="BodyHanging">apud</text:p>
        <text:p text:style-name="BodyHanging">circum</text:p>
        <text:p text:style-name="BodyHanging">contrā</text:p>
        <text:p text:style-name="BodyHanging">cum</text:p>
        <text:p text:style-name="BodyHanging">dē</text:p>
        <text:p text:style-name="BodyHanging">ex</text:p>
        <text:p text:style-name="BodyHanging">in</text:p>
        <text:p text:style-name="BodyHanging">inter</text:p>
        <text:p text:style-name="BodyHanging">intrā</text:p>
        <text:p text:style-name="BodyHanging"><text:soft-page-break/>ob </text:p>
        <text:p text:style-name="BodyHanging">per</text:p>
        <text:p text:style-name="BodyHanging">post</text:p>
        <text:p text:style-name="BodyHanging">praeter</text:p>
        <text:p text:style-name="BodyHanging">prō</text:p>
        <text:p text:style-name="BodyHanging">propter</text:p>
        <text:p text:style-name="BodyHanging">sine</text:p>
        <text:p text:style-name="BodyHanging">sub</text:p>
        <text:p text:style-name="BodyHanging">trāns</text:p>
      </text:section>
      <text:p text:style-name="BodyHanging">Conjunctions.</text:p>
      <text:section text:style-name="Sect3" text:name="Section144">
        <text:p text:style-name="BodyHanging">ac, atque</text:p>
        <text:p text:style-name="BodyHanging">aut</text:p>
        <text:p text:style-name="BodyHanging">cum</text:p>
        <text:p text:style-name="BodyHanging">dum</text:p>
        <text:p text:style-name="BodyHanging">et, -que</text:p>
        <text:p text:style-name="BodyHanging">nē</text:p>
        <text:p text:style-name="BodyHanging">neque</text:p>
        <text:p text:style-name="BodyHanging">nisi</text:p>
        <text:p text:style-name="BodyHanging">quod</text:p>
        <text:p text:style-name="BodyHanging">sed</text:p>
        <text:p text:style-name="BodyHanging">sī</text:p>
        <text:p text:style-name="BodyHanging">ut<text:span text:style-name="T26">{{325}}</text:span></text:p>
      </text:section>
      <text:p text:style-name="BodyHanging"/>
      <text:p text:style-name="Banner">Reading Lesson XV.</text:p>
      <text:p text:style-name="Banner">The Story of Regulus. (256 B.C.; 250 B.C.)</text:p>
      <text:p text:style-name="BannerSecondary"><text:span text:style-name="T21">484</text:span>.<text:tab/><text:tab/>Vocabulary.</text:p>
      <text:p text:style-name="P243">Āfrica, ae<text:span text:style-name="T23">, f., <text:tab/></text:span><text:span text:style-name="T6">Africa</text:span><text:span text:style-name="T23">.</text:span></text:p>
      <text:p text:style-name="P243">Carthāginienēs, ium<text:span text:style-name="T23">, m. pl.,<text:tab/></text:span><text:span text:style-name="T6">the Carthaginians</text:span><text:span text:style-name="T23"> (inhabiting the city of Carthage in North Africa).</text:span></text:p>
      <text:p text:style-name="P243">carēna, ae<text:span text:style-name="T23">, f.,<text:tab/></text:span><text:span text:style-name="T6">chain, fetter</text:span><text:span text:style-name="T23">; in plur. freely, </text:span><text:span text:style-name="T6">prison</text:span><text:span text:style-name="T23">.</text:span></text:p>
      <text:p text:style-name="P243">cōnservō, āre, āvī, ātum<text:span text:style-name="T23">,<text:tab/></text:span><text:span text:style-name="T6">keep</text:span><text:span text:style-name="T23">,</text:span></text:p>
      <text:p text:style-name="P243">crūdēlis, e<text:span text:style-name="T23">,<text:tab/></text:span><text:span text:style-name="T6">cruel</text:span><text:span text:style-name="T23">.</text:span></text:p>
      <text:p text:style-name="P243">Graecus, ī<text:span text:style-name="T23">, m.,<text:tab/></text:span><text:span text:style-name="T6">Greek</text:span><text:span text:style-name="T23">.</text:span></text:p>
      <text:p text:style-name="P243">Pūnicus, a, um<text:span text:style-name="T23">,<text:tab/></text:span><text:span text:style-name="T6">Punic, Carthaginian</text:span><text:span text:style-name="T23">.</text:span></text:p>
      <text:p text:style-name="P243">senectūs, -tūtus<text:span text:style-name="T23">, f.,<text:tab/></text:span><text:span text:style-name="T6">old age</text:span><text:span text:style-name="T23">.</text:span></text:p>
      <text:p text:style-name="P243">uxor, -ōris<text:span text:style-name="T23">, f.,<text:tab/></text:span><text:span text:style-name="T6">wife</text:span><text:span text:style-name="T23">.</text:span></text:p>
      <text:p text:style-name="Standard">Nōnō annō prīmī Pūnicī bellī, quod populus Rōmānus contrā Carthāginiēnsēs gerēbat, Rōmānī cōnsilium in Āfricam trānseundī causā. <text:s/>Ad hās rēs cōnficiendās classis trecentārum trīgintā nāvium effecta est, et plūrimī mīlitēs, spē praeae faciendae adductī, ad portum convēnērunt. <text:s/>Rēgulus cōnsul, quī huic classī praefectus erat, idōneam ad nāvigandum tempestātem nactus, initā aestāte nāvēs solvit, et classe Carthāginiēnsium superātā, ad Āfricam pervēnit. <text:s/>Ibi mīlitēs, nāvibus ēgressī, complūra proelia fēcērunt et multa oppida cēpērunt. <text:s/>Prīmō Carthāginiēnsēs neque virtūte neque studiō pūgnandī Rōmānīs parēs erant. <text:s/>Multīs incommodīs acceptīs, cum sē dēfendere nōn possent, lēgātōs ad Graecōs mīsērunt rogātum ut sibi auxilium ferrent, et aliquem mitterent quī exercituī praeesset.</text:p>
      <text:p text:style-name="Standard">Dux quīdam, Xanthippu nōmine, reī mīlitāris perītissimus, missus est, atque proximō annō, cum jam Carthāginiēnsēs ad dīmicandum parātōs esse<text:span text:style-name="T26">{{326}}</text:span> arbitrārētur, cōpiās suās contrā Rōmānōs ēdūxit, quī in agrīs vāstandīs occupātī erant. <text:s/>Proeliō commissō, Rōmānī tantam calamitātem accēpērunt ut ferē omnēs aut caperentur aut interficerentur. <text:s/>Vix duo mīlia sē ad mare recēpērunt, et Rēgulus ipse ab hostibus captus et n catēnās conjectus est.</text:p>
      <text:p text:style-name="Standard">Sed Rōmānī cōnsiliō dēsistere ac fīnem dīmicandī facere nōlēbant, atque mājōribus cōpiīs coāctīs bellum renovāvērunt. <text:s/>Post quīnque annōs Carthāginiēnsēs, māgnā acceptā calamitāte, lēgātiōnem ad senātum dē pāce mittere cōnstituērunt. <text:s/>Simul Rēgulum adeunt et ceriōrem eum dē hōc cōnsiliō faciunt: “Lēgātōs missūrī sumus Rōmānīs persuādendī causā ut pācem faciant. <text:s/>Vīsne ūnā cum illīs proficīscī et populō Rōmānō ostendere quid optimum sit factū? <text:s/>Atque sī senātus quōsdam adulēscentēs nōbilēs, quī captī sunt, nōbīs nōn reddiderit, hūc statim ipse redībis? <text:s/>Nam (for) nisi haec tē factūrum pollicitus eris, nōn tē īre patiēmur.”</text:p>
      <text:p text:style-name="Standard">Cum Rēgulus pollicitus esset, lēgātī profectī sunt, sed cum ad urbem vēnissent, Rēgulus nōluit in mūnītiōnēs ingredī (to enter), quod cīvis esse Rōmānus dēstitisst. <text:s/>Spērābant Carthāginiēnsēs Rēgulum, ut ipse līber fieret, Rōmānōs monitūrum esse nē captīvōs retinērent, sed pācem cum hostibus cōnfīrmārent. <text:s/>Sed cum senātus quōsdam mīsit quī cum eō agerent, haec dīxit: “Monitum vōs, Patrēs, vēnī, nē pācem faciātis. <text:s/>Carthāginiēnsēs, proeliīs frāctī, vix ūllam spem habent neque quisquam eōrum diūtius bellandī est cupidus. <text:s/>Bonō animō este; cīvēs nē dē victōriā dēspērent. <text:s/>Nōlīte captīvōs reddere; vīrēs cūjusque illōrum integrae sunt; ego, senectūte cōnfectus, ūsuī esse reī pūblicae nūllō modō possum. <text:s/>Nōlīte mihi timēre: praestat quidvīs patī quam reī pūblicae nocēre.”<text:span text:style-name="T26">{{327}}</text:span></text:p>
      <text:p text:style-name="Standard">Hāc ōrātiōne senātuī persuāsit nē quem captīvum redderet. <text:s/>Atque cum nōnnūllī eum retinēre <text:soft-page-break/>captīvum redderet. <text:s/>Atque cum nōnnūllī eum retinēre cōnārentur, hortātus est amīcōs ut fīnem flendī et ōrandī facerent, et dīxit sē illō diē, quō captus esset, cīvitātem āmīsisse. <text:s/>Tum (then) uxōrem et līberōs ā complexū (his embrace) remōvit, et ad Āfricam rediit, nūllā vī coāctus praeter fidem (pledge) quam dederat hostī. <text:s/>Tamen (and yet) sciēbat sē ad certissimam mortem et ad crūdēlissimōs hostēs sē revertī, sed fidem esse cōnservandam exīstimābat. <text:s/>Sed sī sibi cōnsuluisset, nōn reī pūblicae, num fāma tantae fortitūdinis ad ultimās regiōnēs perlāta esset?</text:p>
      <text:p text:style-name="Standard"/>
      <text:p text:style-name="Standard">[[Image – Templum: Temple]]<text:span text:style-name="T26">{{</text:span><text:span text:style-name="T29">328</text:span><text:span text:style-name="T26">}}</text:span></text:p>
      <text:p text:style-name="Standard"/>
      <text:p text:style-name="Banner">Supplementary Reading Lessons.</text:p>
      <text:p text:style-name="Banner">Caesar's First Campaign in Gaul. (B.C. 58.)</text:p>
      <text:p text:style-name="Banner"/>
      <text:p text:style-name="Banner">(<text:span text:style-name="T2">a</text:span>) <text:span text:style-name="T21">The Helvetian War</text:span>.</text:p>
      <text:p text:style-name="Banner"/>
      <text:p text:style-name="P61"><text:span text:style-name="T21">485</text:span>. Helvētiī proximī sunt Germānīs, quī trāns Rhēnum incolunt; reliquōs Gallōs virtūte praecēdunt, quod ferē cotīdiānīs proliīs cum Germānīs contendunt. <text:s/>Sed undique locī natūrā continentur: ūnā ex parte est flūmen Rhēnus altissimus et lātissimus; alterā<text:note text:id="ftn124" text:note-class="footnote"><text:note-citation>124</text:note-citation><text:note-body><text:p text:style-name="Footnote">Translate by <text:span text:style-name="T2">a second</text:span><text:span text:style-name="T12"> (524).</text:span></text:p></text:note-body></text:note> ex parte mōns Jūra altissimus; tertiā ex parte flūmen Rhodanus nostram prōvinciam<text:note text:id="ftn125" text:note-class="footnote"><text:note-citation>125</text:note-citation><text:note-body><text:p text:style-name="Footnote">Since 118 B.C. the southern part of Gaul had been a Roman province. <text:s/>(Hence the modern name <text:span text:style-name="T2">Provence</text:span>.) <text:s/>See map facing page <text:span text:style-name="T36">344</text:span>.</text:p></text:note-body></text:note> ab Helvētiīs dīvidit. <text:s/>Hīs dē causīs Helvētiī nōn lātē vagārī poterant, nec facile fīnitimīs bellum īnferre. <text:s/>Itaque, cum essent hominēs bellandī cupidī, angustōs sē fīnēs habēre arbitrābantur. <text:s/>Hīs rēbus adductī, oppida sua omnia vīcōsque incendere et dē fīnibus suīs cum omnibus cōpiīs exīre cōnstituērunt et optimam partem tōtīus Galliae occupāre. <text:s/>Itineribus omnīnō duōbus domō exīre poterant; quōrum ūnum erat per Sēquanōs, angustum et difficile; alterum per prōvincia Gallia eō annō dēcrēta erat, audīvit Helvētiōs per prōvinciam nostram iter facere cōnārī. <text:s/>Statim ab urbe<text:note text:id="ftn126" text:note-class="footnote"><text:note-citation>126</text:note-citation><text:note-body><text:p text:style-name="Footnote">Rome is meant.</text:p></text:note-body></text:note> proficīscitur et in Galliam pervenit.</text:p>
      <text:p text:style-name="P61"/>
      <text:p text:style-name="P61"><text:span text:style-name="T21">486</text:span>. Ubi dē ējus adventū Helvētiī certiōrēs factī sunt, lēgātōs ad eum mittunt; sed Caesar negat sē posse iter ūllī per prōvinciam dare. <text:s/>Relinquēbātur ūna per Sēquanōs via. <text:s/>Mox Caesarī renūntiātur Helvētiōs per agrum Sēquanōrum iter in Santonum fīnēs facere, quī nōn longē ā prōvinciā nostrā absunt. <text:s/>Intellegēbat{{<text:span text:style-name="T36">329</text:span>}} perīculōsum prōvinciae fore, sī hominēs bellicōsī, populī Rōmānī inimīcī, prōvinciae fīnitimī essent.<text:note text:id="ftn127" text:note-class="footnote"><text:note-citation>127</text:note-citation><text:note-body><text:p text:style-name="Footnote">Translate by <text:span text:style-name="T2">should</text:span> (or <text:span text:style-name="T2">were to</text:span>). <text:s/><text:span text:style-name="T21">Sī</text:span> with the imperf. or pluperf. subjunctive may represent future conditions put in indirect discourse (408).</text:p></text:note-body></text:note> <text:s/>Ob eās causās in Ītaliam contendit; duās ibi legiōnēs cōnscrībit, et trēs ex hībernīs ēdūcit; cum hīs quīnque legiōnibus in Galliam per Alpēs īre contendit. <text:s/>Helvētiī jam per fīnēs Sēquanōrum suās cōpiās trādūxerant, et in Aeduōrum fīnēs pervēnerant, eōrumque agrōs populābantur. <text:s/>Itaque nē omnēs fortūnae sociōrum cōnsūmerentur, Caesar ē castrīs profectus ad Helvētiōs pervēnit.<text:note text:id="ftn128" text:note-class="footnote"><text:note-citation>128</text:note-citation><text:note-body><text:p text:style-name="Footnote">Translate by <text:span text:style-name="T2">came up with</text:span><text:span text:style-name="T12">.</text:span></text:p></text:note-body></text:note> <text:s/>Trēs jam partēs Helvētiōrum flūmen ararim trānsierant; cēterōs aggressus, māgnam partem eōrum occīdit, reliquī sēsē in proximās silvās abdidērunt. <text:s/>Hōc proeliō factō, ut reliquās cōpiās Helvētiōrum cōnsequī posset, pontem facit * atque ita exercitur trādūcit. <text:s/>Tum per multōs diēs Caesar Helvētiōs īnsequitur, novissimumque agmen lacessit.</text:p>
      <text:p text:style-name="P61"/>
      <text:p text:style-name="P61"><text:span text:style-name="T21">487</text:span>. Tandem ut reī frūmentāriae prōspiceret, iter ab Helvētiīs āvertit, atque ad oppidum Aeduōrum māximum et cōpiōsissimum īre contendit. <text:s/>Helvētiī Rōmānōs timōre perterritōs esse et discēdere ā sē exīstimābant. <text:s/>Itaque, itinere conversō, nostrōs īnsequī ac lacessere coepērunt. <text:s/>Postquam id animadvertit, Caesar cōpiās suās in proximum collem subdūcit, aciemque īnstruit. <text:s/>Helvētiī <text:soft-page-break/>impedīmenta in ūnum locum contulērunt; ipsī sub prīmam nostram aciem successērunt. <text:s/>Caesar, cohortātus suōs, proelium commīsit. <text:s/>Diū atque ācriter pūgnāvērunt. <text:s/>Sed cum diūtius sustinēre nostrōrum impetūs nōn possent, Helvētiī lēgātōs dē dēditiōne ad Caesarem mīsērunt. <text:s/>Caesare Helvētiōs in fīnēs suōs, unde profectī erant, revertī jussit, et oppida vīcōsque<text:span text:style-name="T26">{{330}}</text:span> restituere. <text:s/>Helvētiōrum recenta et sexāgintā octō mīlia domō exierant; vix centum et decem mīlia domum rediērunt.</text:p>
      <text:p text:style-name="P61"/>
      <text:p text:style-name="Banner">(<text:span text:style-name="T2">b</text:span>) <text:span text:style-name="T21">The War with Ariovistus</text:span>.</text:p>
      <text:p text:style-name="P61"/>
      <text:p text:style-name="P61"><text:span text:style-name="T21">488</text:span>. Hōc bellō cōnfectō, tōtīus ferē Galliae prīncipēs ad Caesarem convēne.runt atque petiērun ut sibi auxilium ferret contrā Ariovistum, rēgem Germānōrum, quī multa mīlia suōrum in Galliam trādūxisset optimumque agrum occupāvisset, atque Gallōs ex fīnibus pelleret. <text:s/>Dēmōnstrant Ariovistum Gallōrum cōpiās proeliō vīcisse et nunc crūdēliter imperāre atque obsideēs<text:note text:id="ftn129" text:note-class="footnote"><text:note-citation>129</text:note-citation><text:note-body><text:p text:style-name="Footnote">Translate by <text:span text:style-name="T2">as hostages</text:span><text:span text:style-name="T12">; for the case see 54.</text:span></text:p></text:note-body></text:note> nōbilissimōrum līberōs poscere; neque posse ējus imperium diūtius sustinērī. <text:s/>Hīs rēbus cōgnitīs, Caesar Gallōrum animōs cōnfīrmāvit, pollicitusque est sē Galliam ab ariovistī injūriā dēfēnsūrum. <text:s/>Hāc ōrātiōne habitā prīncipēs dīmīsit. <text:s/>Simul Germānōs cōnsuēscere<text:note text:id="ftn130" text:note-class="footnote"><text:note-citation>130</text:note-citation><text:note-body><text:p text:style-name="Footnote">See 124.</text:p></text:note-body></text:note> in Galliam trānsīre populō Rōmānō perīculōsum esse vidēbat, nē, cum omnem Galliam occupāvissent, in prōvinciam exīrent atque inde in <text:span text:style-name="T21">Ī</text:span>taliam contenderent. <text:s/>Itaque cōnstituit ad Ariovistum lēgātōs mittere quī ab eō postulārent ut aliquem locum colloquiō dīceret.</text:p>
      <text:p text:style-name="P61"/>
      <text:p text:style-name="P61"><text:span text:style-name="T21">489</text:span>. Quod<text:note text:id="ftn131" text:note-class="footnote"><text:note-citation>131</text:note-citation><text:note-body><text:p text:style-name="Footnote">To emphasize the connection with the preceding words, Latin often uses <text:span text:style-name="T21">quī</text:span> for <text:span text:style-name="T21">hīc</text:span> or <text:span text:style-name="T21">is</text:span>, placing it even before a conjunction. <text:s/>Here translate by <text:span text:style-name="T2">this</text:span>, literally <text:span text:style-name="T2">which</text:span>.</text:p></text:note-body></text:note> cum nōllet Ariovistus facere, iterum ad eum Caesar lēgātōs mittit quī postulārent prīmum nē amplius Germānōs trāns Rhēnum in Galliam trādūceret; deinde ut obsidēs Gallīs redderet nēve bellum iīs īnferret. <text:s/>Ad haec Ariovistus respondit sē Gallōs vīcisse atque jūre bellī ūtī cōnstituisse; sē obsidēs redditūrum nōn esse, neque Gallīs injūriā<text:note text:id="ftn132" text:note-class="footnote"><text:note-citation>132</text:note-citation><text:note-body><text:p text:style-name="Footnote">Translate by <text:span text:style-name="T2">wrongfully</text:span><text:span text:style-name="T12"> (415). <text:s/>For </text:span><text:span text:style-name="T13">pārērent</text:span><text:span text:style-name="T12"> and </text:span><text:span text:style-name="T13">vellet</text:span><text:span text:style-name="T12"> see 486, fn.</text:span></text:p></text:note-body></text:note> bellum illātūrum sī imperiō<text:span text:style-name="T26">{{331}}</text:span> suō pārērent; atque sī Caesar vellet sēcum congredī, intellectūrum quanta esset virtūs invictōrum Germānōrum.</text:p>
      <text:p text:style-name="P61"/>
      <text:p text:style-name="P61"><text:span text:style-name="T21">490</text:span>. Eōdum tempore Caesar certior factus est Germānōs, quī nūper in Galliam trānsportātī essent, fīnēs Aeduōrum populārī, et māgnam multitūdinem Suēbōrum ad rīpās Rhēnī vēnisse, quī Rhēnum trānsīre cōnārentur. <text:s/>Quibus<text:note text:id="ftn133" text:note-class="footnote"><text:note-citation>133</text:note-citation><text:note-body><text:p text:style-name="Footnote">See 489, fn. [131].</text:p></text:note-body></text:note> rēbus Caesar vehementer commōtus, mātūrāre cōnstitui, nē nova manus Suēbōrum cum veteribus cōpiīs Ariostī sēsē conjungeret. <text:s/>Itaque rē frūmentāriā quam celerrimē comparātā, māgnīs itineribus ad Ariovistum contendit. <text:s/>Cum trīduī viam prōcessisset, nūntiātum est eī Ariovistum cum suīs omnibus cōpiīs ad occupandum Vesontiōnem, quod est oppidum māximum Sēquanōrum, contendere. <text:s/>In eō oppidō omnium rerum quae ad bellum ūsuī erant summa erat facultās, idque nātūrā locī ēgregi. mūniēbātur. <text:s/>Hūc Caesar contendit, occupātōque oppidō ibi praesidum collocat.</text:p>
      <text:p text:style-name="P61"/>
      <text:p text:style-name="P61"><text:span text:style-name="T21">491</text:span>. Dum paucōs diēs ibi reī frūmentāriae causā morātur, mīlitēs falsīs rūmōribus māgnopere perturbātī sunt. <text:s/>Nam Gallī ac mercātōrēs Germānōs ingentī māgnitūdine esse corporum, incre.dibilīque virtūte praedicābant. <text:s/>Caesar cum animadvertisset mīlitēs propter timōrem castra movēre ac sīgna contrā hostēs ferre nōlle, convocātō conciliō, dēmōnstrat Germānōs saepe ab Helvētiī superātōs esse, quī tamen parēs esse exercituī Rōmānō nōn ptouissent. <text:s/>Tum affīrmāvit sē proximā nocte quārtā vigiliā castra mōtūrum, atque sī praetereā nēmō sequerētur, tamen sē cum sōlā decimā legiōne itūrum, dē quā nōn dubitāret. <text:s/>Hāc ōrātiōne habitā,<text:span text:style-name="T26">{{332}}</text:span> summa alacritās et cupiditās bellī gerendī innāta est, atque <text:soft-page-break/>quārtā vigiliiā, ut<text:note text:id="ftn134" text:note-class="footnote"><text:note-citation>134</text:note-citation><text:note-body><text:p text:style-name="Footnote"><text:span text:style-name="T21">Ut</text:span> in the sense of <text:span text:style-name="T2">as</text:span> takes the indicative.</text:p></text:note-body></text:note> dīxerat, profectus est cum omnī exercitū. <text:s/>Septimō diē ab explōrātōribus certior factus est Ariovistī cōpiās mīlia passuum quattuor et vīgintī abesse.</text:p>
      <text:p text:style-name="P61"/>
      <text:p text:style-name="P61"><text:span text:style-name="T21">492</text:span>. Cōgnitō caesaris adventū, ariovistus le.gātōs ad eum mittit quī dīcerent Ariovistum, cum Caesar propius accessisset, colloquī cum eō jam velle: simul postulābat nē quem peditem ad colloquium Caesar addūceret, sed ut uterque cum equitātū venīret; verērī<text:note text:id="ftn135" text:note-class="footnote"><text:note-citation>135</text:note-citation><text:note-body><text:p text:style-name="Footnote">Indirect discourse, the verb of <text:span text:style-name="T2">saying</text:span><text:span text:style-name="T12"> being understood.</text:span></text:p></text:note-body></text:note> sē nē per īnsidiās ab eō circumvenīrētur. <text:s/>Plānītiēs erat māgna inter castra Ariovistī et Caesaris. <text:s/>Eō uterque cum equitātū ad colloquium venit atque cum paucīs equitibus in mediam plānitiem prōgreditur. <text:s/>Reliquī equitēs mediocrī intervāllō<text:note text:id="ftn136" text:note-class="footnote"><text:note-citation>136</text:note-citation><text:note-body><text:p text:style-name="Footnote">The ablative, as well as the accusative, is used to express distance. <text:s/>Translate here by <text:span text:style-name="T2">at</text:span><text:span text:style-name="T12">.</text:span></text:p></text:note-body></text:note> cōnstitērunt.</text:p>
      <text:p text:style-name="P61"/>
      <text:p text:style-name="P61"><text:span text:style-name="T21">493</text:span>. Caesar initiō ōrātiōnis ostendit quanta ā sē senātūque beneficia Ariovistus accēpisset; simul docēbat Aeduōs diū sociōs populī Rōmānī fuisse. <text:s/>Postulāvit deinde eadem quae<text:note text:id="ftn137" text:note-class="footnote"><text:note-citation>137</text:note-citation><text:note-body><text:p text:style-name="Footnote">Translate by <text:span text:style-name="T2">made the same demands as</text:span><text:span text:style-name="T12">.</text:span></text:p></text:note-body></text:note> lēgātī. <text:s/>Ariovistus respondit sē rogātum esse ā Gallīs sibi bellum posteā intulisse; atque inīquum esse exercitum Rōmānum in suōs fīnēs venīre. <text:s/>Postulāvit igitur ut Caesar dēcēderet et līberam possessiōnem Galliae sibi trāderet. <text:s/>Dum haec in colloquiō geruntur, Caesarī nūntiātum est equitēs Ariovistī propius accēdere, et lapidēs tēlaque in nostrōs conjicere. <text:s/>Caesar loquendī fīnem fēcit, sēque ad suōs recēpit, suīsque imperāvit, nē quod omnīnō tēlum in hostēs<text:span text:style-name="T26">{{333}}</text:span> rejicerent, nē pulsī hostēs dīcere possent sē in colloquiō per īnsidiās circumventōs. <text:s/>Quibus rēbus cōgnitīs, multō mājus studium pūgnandī exercituī injectum est.</text:p>
      <text:p text:style-name="P61"/>
      <text:p text:style-name="P61"><text:span text:style-name="T21">494</text:span>. Post paucōs diēs Ariovistus, castrīs mōtīs, praeter castra Caesaris suās cōpiās trādūxit et mīlibus passuum duōbus<text:note text:id="ftn138" text:note-class="footnote"><text:note-citation>138</text:note-citation><text:note-body><text:p text:style-name="Footnote">For the ablative see 492, fn. [136]</text:p></text:note-body></text:note> ultrā eum castra fēcit, eō cōnsiliō ut frūmentō commeātūque Caesarem interclūderet. <text:s/>Tum diēs continuōs quīnque Caesar prō castrīs suās cōpiās prōdūxit et aciem īnstrūxit. <text:s/>Ariovistus autem, etsī dīmicandī potestās nōn deerat, hīs omnibus diēbus exercitum castrīs continuit<text:note text:id="ftn139" text:note-class="footnote"><text:note-citation>139</text:note-citation><text:note-body><text:p text:style-name="Footnote">Translate by <text:span text:style-name="T2">kept in camp</text:span><text:span text:style-name="T12">.</text:span></text:p></text:note-body></text:note>, et equestrī proeliō cotīdiē contendit. <text:s/>Ubi eum castrīs sē tenēre Caesar intellexit, nē diūtius commeātū prohibērētur, ultrā eum locum ubi Germānī cōnsēderant, circiter passūs sescentōs ab iīs, castrīs idōneum locum dēlēgit, aciēque triplicī īnstrūctā ad eum locum vēnit. <text:s/>Prīmam et secundam aciem in armīs essse<text:note text:id="ftn140" text:note-class="footnote"><text:note-citation>140</text:note-citation><text:note-body><text:p text:style-name="Footnote">Translate by <text:span text:style-name="T2">to remain under arms</text:span><text:span text:style-name="T12">.</text:span></text:p></text:note-body></text:note>, tertiam castra mūnīre jussit. <text:s/>Tum cōpiās Ariovistus mīsit quae nostrōs mūnītiōne porhibērent. <text:s/>Caesar tamen, ut anteā cōnstituerat, duās aciēs hostem prōpulsāre, tertiam opus perficere jussit. <text:s/>Mūnītīs castrīs, duās legiōnēs relīquit et partem auxiliōrum, quattuor reliquās in castra mājōra redūxit.</text:p>
      <text:p text:style-name="P61"/>
      <text:p text:style-name="P61"><text:span text:style-name="T21">495</text:span>. Proximō diē Caesar ē castrīs utrīsque cōpiās suās ēdūxit, paulumque ā mājōribus castrīs prōgressus aciem īnstrūxit, hostibusque pūgnandī postestātem fēcit. <text:s/>Ubi nē tum quidem eōs prōdīre intellexit, circiter merīdiem exercitum in castra redūxit. <text:s/>Posterō diē praesidiō utrīsque castrīs quod satis esse vīsum est relīquit, atque triplicī īnstrūctā aciē usque ad castra hostium accessit. <text:s/>Tum dēmum necessāriō Germānī suās cōpiās ēdūxērunt,<text:span text:style-name="T26">{{334}}</text:span> omnemque aciem rēdīs et carrīs circumdedērunt, nē qua spēs in fugā relinquerētur. <text:s/>Eō mulierēs imposuērunt, quae in proelium proficīscentēs mīlitēs flentēs implōrābant nē sē in servitūtem Rōmānīs trāderent.</text:p>
      <text:p text:style-name="P61"/>
      <text:p text:style-name="P61"><text:span text:style-name="T21">496</text:span>. Caesar ā destrō cornū, quod eam partem minimē fīrmam hostium esse animadverterat, proelium commīsit. <text:s/>Ita nostrī ācriter in hostēs, sīgnō datō, impetum fēcērunt, itaque<text:note text:id="ftn141" text:note-class="footnote"><text:note-citation>141</text:note-citation><text:note-body><text:p text:style-name="Footnote"><text:span text:style-name="T21">Itaque</text:span> here = <text:span text:style-name="T21">ita</text:span> + <text:span text:style-name="T21">que</text:span>; contrast <text:span text:style-name="T21">itaque</text:span>, 487, 1. 5.</text:p></text:note-body></text:note> hostēs cleriter <text:soft-page-break/>prōcurrērunt, ut spatium pīla in hostēs conjiciendī nōn darētur. <text:s/>Rejectīs pīlīs, comminus gladiīs pūgnant. <text:s/>Cum hostium aciēs ā sinistrō cornū pulsa atque in fugam conversa esset, ā dextrō cornū vehementer multitūdine suōrum nostram aciem premēbant. <text:s/>Id cum animadvertisset Pūblius Crassus, quī equitātuī praeerat, tertiam aciem labōrantibus nostrīs subsidiō mīsit. <text:s/>Ita proelium restitūtum est, atque omnēs hostēs terga vertērunt, neque prius fugere dēstitērunt quam ad flūmen Rhēnum mīlia passuum ex eō locō circiter quīnque pervēnērunt. <text:s/>Ibi perpaucī salūtem repperērunt; in<text:note text:id="ftn142" text:note-class="footnote"><text:note-citation>142</text:note-citation><text:note-body><text:p text:style-name="Footnote">Translate here by <text:span text:style-name="T2">among</text:span><text:span text:style-name="T12">.</text:span></text:p></text:note-body></text:note> hīs fuit Ariovistus, quī nāviculam dēligātum ad rīpam nactus, eā profūgit. <text:s/>Reliquōs omnēs cōnsecūtī equitēs nostrī interfēcērunt.</text:p>
      <text:p text:style-name="P61">Hōc proeliō trāns Rhēnum nūntiātō, Suēbī quī ad rīpās Rhēnī vēnerant, domum revertī coepērunt. <text:s/>Caesar ūnā aestāte duōbus māximīs bellīs cōnfectīs, mātūrius paulō quam tempus annī postulābat, in<text:note text:id="ftn143" text:note-class="footnote"><text:note-citation>143</text:note-citation><text:note-body><text:p text:style-name="Footnote">Translate here by <text:span text:style-name="T2">among</text:span><text:span text:style-name="T12">; the phrase modifies a verb of motion.</text:span></text:p></text:note-body></text:note> hīberna in Sēquanōs exercitum dēdūxit. <text:s/>Hībernīs Labiēnum lēgātum praefēcit; ipse in citeriōrem Galliam profectus est.<text:span text:style-name="T26">{{335 (328)}}</text:span></text:p>
      <text:p text:style-name="P61"/>
      <text:p text:style-name="Banner">The Story of Ulysses.</text:p>
      <text:p text:style-name="Banner">(<text:span text:style-name="T2">Chiefly from Ritchie, Fabulae Faciles</text:span>.)</text:p>
      <text:p text:style-name="Banner"/>
      <text:p text:style-name="Banner"><text:span text:style-name="T21">The Trojan War</text:span>.</text:p>
      <text:p text:style-name="P61"/>
      <text:p text:style-name="P61"><text:span text:style-name="T21">497</text:span> (485). Ōlim Paris, fīlius Priamī rēgis Trōjānōrum, cum in Graeciam mare trānsiisset, Helenam, uxōrem Menelāī rēgis Spartae, abdūxit. <text:s/>Itaque Menelāus omnēs rēgēs Graeciae convocāvit, et ōrāvit ut auxilium sibi ferrent. <text:s/>Mox, classe mīlle ducentārum nāvium coāctā, māgnīs cum cōpiīs profectus est ut injūriam ulcīscerētur. <text:s/>Agamemnōn, Menelāī frāter, tōtī exercituī Graecōrum praefectus est; et ūnā cum hīs duōbus rēgibus Achillēs, quī omnibus hominibus virtūte praestābat, et Ulixēs, vir summae prūdentiae, nāvēs solvērunt.</text:p>
      <text:p text:style-name="P61">Graecī, nāvibus ēgressī, Trōjam vāllō fossāque circumdare nōn c.nātī sunt, sed in lītore nōn longē ā nāvibus cōnsēdērunt. <text:s/>Inter mare et urbem plānitiēs erat māgna, atque ibi Trōjānī, aciē īnstrūctā, saepe cum Graecīs proelia committēbant. <text:s/>Post novem annōs Graecī plūrima oppida expūgnāverant, quae circum Trōjam sociī Priamī habēbant, et tanta incommoda Trōjānī accēperant ut minus saepe proelium facere audērent.</text:p>
      <text:p text:style-name="P61"/>
      <text:p text:style-name="P61"><text:span text:style-name="T21">498</text:span> (486). Decimō annō bellī, contrōversia māgna inter Agamemnona<text:note text:id="ftn144" text:note-class="footnote"><text:note-citation>144</text:note-citation><text:note-body><text:p text:style-name="Footnote">Some nouns of the third declension, borrowed from the Greek, have the Greek ending <text:span text:style-name="T21">-a</text:span> in the accusative singular.</text:p></text:note-body></text:note> et Achillem orta est, atque Achillēs, īrā incēnsus, pūgnā abstinēre cōnstituit. <text:s/>Trōjānī, cum haec cōgnōvissent, Graecōs audācius adortī sunt, atque nāvēs eōrum incendissent, nisi Patroclus, quī Achillī amīcissimus erat, eum rogāvisset ut auxiliō Graecīs venīret. <text:s/>Neque Achillī persuādēre potuit ut ipse in{{336 (329)}} proelium redīret; sed Achillēs arma et equōs suōs Patroclō dedit et mīlitēs suōs subsidiō Graecīs labōrantibus mīsit. <text:s/>Adventū eōrum Trōjānī repulsī sunt; sed Patroclus ipse ab Hectore, māgnō dolōre affectus, mortem amīcī ulcīseī contendit, et, rūrus armīs captīs, in mediōs hostēs irruit atque Hectora interfēcit. <text:s/>Sed post paucōs diēs ipse, ā Paride vulnerātus, cedidit, et Graecī dē victōriā jam dēspērāre coepērunt.</text:p>
      <text:p text:style-name="P61"/>
      <text:p text:style-name="P61"><text:span text:style-name="T21">499</text:span> (487). Cum jam multī hortārentur ut in graeciam reverterentur, Ulixēs Graecīs persuāsit ut aliud cōnsilium inīrent. <text:s/>Equus līgneus ingentī māgnitūdine est effectus atque virīs armātīs complētus est. <text:s/>Tum reliquī Graecī in nāvēs conscendērunt et sē in Graeciam nāvī gāre simulābant. <text:s/>Trōjānī, nōn īnsidiās suspicā.ti, equum in urbem trāxērunt, cum arbitrārentur Graecōs mūnerī eum deīs relīquisse. <text:s/>Sed noctū Ulixēs et Menelāus cēterīque quī sē in equō abdiderant, ēgressī sunt et custōdēs portārum necāvērunt. <text:s/>Tum reliquī Graecī, sīgnō datō, in urbem ex nāvibus irrūpērunt. <text:s/>Trōjānī aut interfectī sunt aut in servitūtem abductī; Trōja ipsa incēnsa est.</text:p>
      <text:p text:style-name="P61"><text:soft-page-break/></text:p>
      <text:p text:style-name="P61"><text:span text:style-name="T21">500</text:span> (488). Tandem Graecī, longō bellō fessī, domum redīre cōnstituērunt. <text:s/>Omnibus igitur rēbus ad profectiōnem parātīs, nāvēs dēdūxērunt et idōneam ad nābigandum tempestātem nactī māgnō cum gaudiō nāvēs solvērunt. <text:s/>Ulixēs, quī rēgnum īnsulae Ithacae obtinuerat, paulō antequam cum reliquīs Graecīs ad bellum profectus est, puellam fōrmōsissimam nōmine Pēnelopēn<text:note text:id="ftn145" text:note-class="footnote"><text:note-citation>145</text:note-citation><text:note-body><text:p text:style-name="Footnote">Some nouns of the first declension, borrowed from the Greek, have (in the singular) <text:span text:style-name="T21">-ē</text:span> in the nom., -<text:span text:style-name="T21">ēs</text:span> in the gen., <text:span text:style-name="T21">-ēn</text:span> in the acc., and <text:span text:style-name="T21">-ē</text:span> in the abl.</text:p></text:note-body></text:note> in mātrimōnium dūxerat. <text:s/>Nunc igitur, cum jam decem annōs<text:span text:style-name="T26">{{337 (330)}}</text:span> quasi in exciliō cōnsūmpsisset, māgnā cupiditāte patriae et uxōris videndae ārdēbat. <text:s/>Postquam tamen pauca mīlia passuum ā lītore Trōjae prōgressī sunt, tanta tempestās subitō coorta est, ut nūlla nāvium cursum tenēre posset, sed passim disjicerentur. <text:s/>Nāvis autem illa, quā ipse Ulixēs vehēbātur, vī tempestātis ad merīdiem dēlāta, decimō diē ad lītus Libyae pervēnit.</text:p>
      <text:p text:style-name="P61"/>
      <text:p text:style-name="Standard">[[Plate – The Spoils of Jerusalem. <text:s/>(<text:span text:style-name="T2">From the Arch of Titus</text:span>.)]]</text:p>
      <text:p text:style-name="P61"/>
      <text:p text:style-name="Banner"><text:span text:style-name="T21">The Lotus Eaters</text:span>.</text:p>
      <text:p text:style-name="Standard"/>
      <text:p text:style-name="Standard"><text:span text:style-name="T21">501</text:span> (489). Ancorīs jactīs, Ulixēs cōnstituit nōnnūllōs ē sociīs in terram expōnere, quī aquam ad nāvem referrent et quālis esset nātūra ējus regīonis cōgnōscerent. <text:s/>Hī igitur ē nāvī ēgressī imperāt <text:s/>facere parābant. <text:s/>Dum tamen fontem quaerunt, quīdam ex incolīs occurrunt atque hospitiō accēpērunt. <text:s/>Accidit autem<text:note text:id="ftn146" text:note-class="footnote"><text:note-citation>146</text:note-citation><text:note-body><text:p text:style-name="Footnote">Translate <text:span text:style-name="T21">autem</text:span><text:span text:style-name="T23"> by </text:span><text:span text:style-name="T6">now</text:span><text:span text:style-name="T15">, and </text:span><text:span text:style-name="T13">frūctū</text:span><text:span text:style-name="T15"> by </text:span><text:span text:style-name="T6">on</text:span><text:span text:style-name="T15">, literally </text:span><text:span text:style-name="T6">by means of</text:span><text:span text:style-name="T15">.</text:span></text:p></text:note-body></text:note> ut mīrō quōdam frūctū quem lōtum appellābant hī hominēs vīverent. <text:s/>Quem cum Graecī gustāvissent, patriae et sociōrum statim oblītī, affīrmāvērunt semper sē in eā terrā mānsūrōs, ut dulcī illō cibō in perpetuum fruerentur.</text:p>
      <text:p text:style-name="Standard"/>
      <text:p text:style-name="Standard"><text:span text:style-name="T21">502</text:span> (490). Ulixēs, cum ab hōrā septimā ad vesperum exspectāvisset, veritus nē<text:note text:id="ftn147" text:note-class="footnote"><text:note-citation>147</text:note-citation><text:note-body><text:p text:style-name="Footnote">After a verb of <text:span text:style-name="T2">fearing</text:span><text:span text:style-name="T12">, </text:span><text:span text:style-name="T13">nē</text:span><text:span text:style-name="T12"> means </text:span><text:span text:style-name="T2">lest</text:span><text:span text:style-name="T12"> or </text:span><text:span text:style-name="T2">that</text:span><text:span text:style-name="T12">.</text:span></text:p></text:note-body></text:note> sociī in perīculō essent, nōnnūllōs ē reliquīs mīsit, ut, quae causa esset morae, cōgnōscerent. <text:s/>Hī igitur in terram expositī, cum ad vīcum quī nōn longē aberat pervēnissent, sociōs suōs quasi vīnō ēbriōs repperērunt, atque eīs persuādēre cōnābantur, ut sēcum ad nāvem redīrent. <text:s/>Illī tamen resistere ac manū sē dēfendere coepērunt, saepe clāmitantēs sē numquam ex eō locō discessūrōs. <text:s/>Quae cum ita essent<text:note text:id="ftn148" text:note-class="footnote"><text:note-citation>148</text:note-citation><text:note-body><text:p text:style-name="Footnote">Translate freely by <text:span text:style-name="T2">under these circumstances</text:span><text:span text:style-name="T12">.</text:span></text:p></text:note-body></text:note>, nūntiī rē īnfectā ad Ulixem rediērunt. <text:s/>Hīs rēbus cōgnitīs, Ulixēs ipse cum omnibus quī in nāvī<text:span text:style-name="T26">{{338 (331)}}</text:span> relīctī sunt ad locum vēnit; et sociōs frūstrā hortātus ut sponte suā redīrent, manibus eōrum post terga vinctīs, invītōs ad nāvem reportāvit. <text:s/>Tum, ancorīs sublātīs, quam celerrimē ē portū nāvem solvit.</text:p>
      <text:p text:style-name="P103"/>
      <text:p text:style-name="Banner"><text:span text:style-name="T21">The Giant Polyphemus</text:span>.</text:p>
      <text:p text:style-name="Standard"/>
      <text:p text:style-name="Standard"><text:span text:style-name="T21">503</text:span> (491). Posterō diē postquam tōtam noctem rēmīs contenderant, ad terram īgnōtam pervēnērunt. <text:s/>Tum, quod nātūram ējus regiōnis īgnōrābat, pise Ulixēs cum duodecim ē sociīs in terram ēgressus loca explōrāre cōnsituit. <text:s/>Paulum ā lītore prōgressī specum ingentem invēnērunt, quem, etsī intellegēbant sē nōn sine perīculō id factūrōs, intrāvērunt. <text:s/>Ibi māgnam cōpiam lactis invēnērunt in vāsīs ingentibus conditam. <text:s/>Dum omnēs mīrantur quis eum locum incoleret, subitō mōnstrum horribile cōnspexērunt, humānā quidem speciē et figūrā, sed ingentī māgnitūdine corporis. <text:s/>Hunc gigantem cum animadvertissent ūnum omnīnō oculum habēre in mediā fronte positum, intellēxērunt hunc esse ūnum ē Cyclōpibus, dē quibus fāmam jam accēperant.<text:note text:id="ftn149" text:note-class="footnote"><text:note-citation>149</text:note-citation><text:note-body><text:p text:style-name="Footnote">Translate by <text:span text:style-name="T2">had heard</text:span><text:span text:style-name="T12">.</text:span></text:p></text:note-body></text:note></text:p>
      <text:p text:style-name="P103"/>
      <text:p text:style-name="Standard"><text:span text:style-name="T21">504</text:span> (492). Graecī igitur, ubi mōnstrum vīdērunt, timore perterritī in interiōrem partem spēluncae <text:soft-page-break/>cōnfūgērunt. <text:s/>Polyphēmus autem (id enim gigantis nōmen erat) pecora sua in spēluncam ēgit; tum cum saxō ingentī portam obstrūxisset, īgnem in mediō specū fēcit. <text:s/>Mox cum Graecōs animadvertisset, māgnā vōce clāmāvit. <text:s/>“Quī estis hominēs? <text:s/>Mercātōrēs an<text:note text:id="ftn150" text:note-class="footnote"><text:note-citation>150</text:note-citation><text:note-body><text:p text:style-name="Footnote">In double questions <text:span text:style-name="T21">an</text:span><text:span text:style-name="T23"> is used with the force of </text:span><text:span text:style-name="T6">or</text:span><text:span text:style-name="T15">.</text:span></text:p></text:note-body></text:note> praedōnēs?” <text:s/>Tum Ulixēs respondit sē<text:note text:id="ftn151" text:note-class="footnote"><text:note-citation>151</text:note-citation><text:note-body><text:p text:style-name="Footnote">Translate by <text:span text:style-name="T2">they</text:span><text:span text:style-name="T12">; Ulysses speaks for himself and his comrades.</text:span></text:p></text:note-body></text:note> neque praedandī causā vēnisse; sed ē Trōjā redeuntēs vī tempestātum ā cursū dēpulsōs esse. <text:s/>Ōrāvit etiam ut sē sine{{339 (332)}} injūriā discēdere paterētur. <text:s/>Tum Polyphēmus, nūllō datō respōnsō, duo ē Graecīs manū corripuit et membrīs eōrum dīvulsīs carnem dēvorāre coepit.</text:p>
      <text:p text:style-name="Standard"/>
      <text:p text:style-name="Standard"><text:span text:style-name="T21">505</text:span> (493). Dum haec geruntur, Graecōrum animōs tantus terror occupāvit, ut, omnī spē salūtis dēpositā, mortem praesentem exspectārent. <text:s/>Polyphēmus autem humī prōstrātus, somnō sē dedit. <text:s/>Quod cum vīdisset Ulixēs, tantam occāsiōnem nōn āmittendam arbitrātus, in animō habēbat gladiō interficere. <text:s/>Sed cum saxum animadvertisset, quō introitus obstrūcus erat, nihil sē prōfectūrum<text:note text:id="ftn152" text:note-class="footnote"><text:note-citation>152</text:note-citation><text:note-body><text:p text:style-name="Footnote">From prōficiō, not from proficīsor; note the quantity.</text:p></text:note-body></text:note> intellēxit, sī Polyphēmum interfēcisset. <text:s/>Tanta enim erat ējus saxī māgnitūdō, ut nē decem quidem hominēs movēre possent. <text:s/>Prīmā lūce, Polyphēmus jam ē somnō excitātus idem quod superiōre diē fēcit; correptīs enim duōbus ē reliquīs virīs, carnem eōrum sine morā dēvorāvit. <text:s/>Tum, cum saxum remōvisset, ipse cum pecore ē specū prōgressus est, atque postquam omnēs ovēs exiērunt, saxum in locum restituit.</text:p>
      <text:p text:style-name="P103"/>
      <text:p text:style-name="Banner"><text:span text:style-name="T21">The Device of Ulysses</text:span>.</text:p>
      <text:p text:style-name="Standard"/>
      <text:p text:style-name="Standard"><text:span text:style-name="T21">506</text:span> (494). ēs vērō quī, ut suprā dēmōnstrāvimus, vir māgnae fuit prūdentiae, etsī intellegēbat quantum esset perīculum, nōndum omnīnō dēspērābat, sed hōc cēpit cōnsilium. <text:s/>Sub noctem cum Polyphēmus ad specum rediisset et eōdum modō quō<text:note text:id="ftn153" text:note-class="footnote"><text:note-citation>153</text:note-citation><text:note-body><text:p text:style-name="Footnote">Translate by <text:span text:style-name="T2">as</text:span><text:span text:style-name="T12">; compare 493, fn, [137].</text:span></text:p></text:note-body></text:note> anteā cēnāvisset, Ulixēs ūtrem vīnī prōmpsit, quem forte sēcum habēbat, et gigantī dedit. <text:s/>Polyphēmus, quī numquam anteā vīnum gustāverat, statim hausit. <text:s/>Hōc factō quaesīvit quō nōmine Ulixēs appellārētur. <text:s/>Ille respondit sē Nēminem appellārī. <text:s/>Quod cum audīvisset, Polyphēmus ita locūtus est: “Hanc tibi grātiam prō tantō beneficiō referam;<text:span text:style-name="T28">{{340 (333)}}</text:span> tē ultimum omnium dēvorābō.” <text:s/>Hīs dictīs, cibō vīnōque gravātus, brevī somnō oppressus est. <text:s/>Tum Ulixēs sociīs convocātīs dīxit: “Habēmus facultātem quam petimus.” <text:s/>Tum postquam quid fierī vellet ostendit, sudem praeacūtam conquīrēbat. <text:s/>Quam cum repperisset, īgnī calefēcit, atque oculum Polyphēmī dum dormit trānsfōdit; hōc factō, omnēs in ultimās spēluncae partēs sē abdidērunt.</text:p>
      <text:p text:style-name="P107"/>
      <text:p text:style-name="Standard"><text:span text:style-name="T21">507</text:span> (495).<text:span text:style-name="T23"> Tum ille subitō illō dolōre ē somnō excitātus, clāmōrem māximum sustulit, et dum per spēluncam errat, Ulixem et sociōs manū comprehendere cōnābātur. <text:s/>Cum tamen jam omnīnō caesus esset, nūllō modō hōc efficere potuit. <text:s/>Intereā reliquī Cyclōpēs clāmōre audītō undique ad spēluncam convēnērunt et quid gererētur quaesīvērunt, et quam ob causam tantum clāmōrem sustulisset. <text:s/>Ille respondit sē graviter vulnerātum esse; cum tame cēterī quaesīvissent quis eī vulnus intulisset, respondit ille Nēminem id fēcisse. <text:s/>Quibus rēbus audītīs, ūnus ē Cyclōpibus dīxit: “Sī nēmō t. vulnerāvit, appāret cōnsiliō deōrum, quibus resistere nec possumus nec volumus, hōc suppliciō tē afficī.” <text:s/>Hīs rēbus dictīs discessērunt Cyclōpēs, eum in īnsāniam incidisse arbitrātī.</text:span></text:p>
      <text:p text:style-name="P107"/>
      <text:p text:style-name="Banner"><text:span text:style-name="T21">The Escape</text:span><text:span text:style-name="T23">.</text:span></text:p>
      <text:p text:style-name="P107"/>
      <text:p text:style-name="Standard"><text:span text:style-name="T21">508</text:span> (496). <text:s/>Polyphēmus, ubi sociōs suōs discessisse sēnsit, furōre atque āmentiā impulsus Ulixem iterum quaerere coepit. <text:s/>Tandem cum portam invēnisset, saxum remōvit, ut pecus ad agrōs exīret. <text:s/>Tum ipse in introitū sēdit et ut<text:note text:id="ftn154" text:note-class="footnote"><text:note-citation>154</text:note-citation><text:note-body><text:p text:style-name="Footnote">Translate as in 491, fn.; although the clause refers, not to manner, but to time (<text:span text:style-name="T21">ut</text:span> = <text:span text:style-name="T2">whenever</text:span>). <text:s/>The pluperfect following should be translated by the English simple past.</text:p></text:note-body></text:note> quaeque ovis ad locum vēnerat, tergum ējus manibus trāctābat, nē virī inter <text:soft-page-break/>ovēs effugere possent. <text:s/>Quod cum animadvertisset Ulixēs, hōc iniit cōnsilium; intellēxit<text:span text:style-name="T26">{{341 (334)}}</text:span> enim omnem spem salūtis in dolō magis quam in virtūte pōnī. <text:s/>Prīmum trēs pinguissimās ex ovibus dēlēgit; quās cum inter sē<text:note text:id="ftn155" text:note-class="footnote"><text:note-citation>155</text:note-citation><text:note-body><text:p text:style-name="Footnote">Translate by <text:span text:style-name="T2">to one another</text:span><text:span text:style-name="T12">, literally </text:span><text:span text:style-name="T2">among themselves</text:span><text:span text:style-name="T12">.</text:span></text:p></text:note-body></text:note> cōnexuisset, ūnum sociōrum ventribus<text:note text:id="ftn156" text:note-class="footnote"><text:note-citation>156</text:note-citation><text:note-body><text:p text:style-name="Footnote">The dative, having the force of <text:span text:style-name="T2">with reference to</text:span><text:span text:style-name="T12">, is often used with compound verbs, where it is freely translated by the preposition suggested by the prefix, here </text:span><text:span text:style-name="T2">under</text:span><text:span text:style-name="T12">, (</text:span><text:span text:style-name="T13">sub</text:span><text:span text:style-name="T15">), and </text:span><text:span text:style-name="T6">on</text:span><text:span text:style-name="T15"> (</text:span><text:span text:style-name="T13">in</text:span><text:span text:style-name="T15">).</text:span></text:p></text:note-body></text:note> eārum ita subjēcit, ut omnīnō letēret. <text:s/>Deinde ovēs, hominem sēcum ferentēs, ad portam ēgit. <text:s/>Id accidit quod fore<text:note text:id="ftn157" text:note-class="footnote"><text:note-citation>157</text:note-citation><text:note-body><text:p text:style-name="Footnote">Literally <text:span text:style-name="T2">would be</text:span><text:span text:style-name="T12">, freely </text:span><text:span text:style-name="T2">would occur</text:span><text:span text:style-name="T12">.</text:span></text:p></text:note-body></text:note> suspicātus erant. <text:s/>Polyphēmus enim, postquam manūs tergīs<text:span text:style-name="T25">[156]</text:span> eārum imposuīt, ovēs exīre passus est. <text:s/>Eōdem modō Ulixēs omnēs sociōs ēmīsit; ipse ultimus ēvāsit.</text:p>
      <text:p text:style-name="P103"/>
      <text:p text:style-name="Standard"><text:span text:style-name="T21">509</text:span> (497). Hīs rēbus ita cōnfectīs, Ulixēs māgnopere veritus nē<text:note text:id="ftn158" text:note-class="footnote"><text:note-citation>158</text:note-citation><text:note-body><text:p text:style-name="Footnote">See 502, fn., [147].</text:p></text:note-body></text:note> Polyphēmus dolum sentīret, celeriter cum sociīs ad lītus contendit; quō cum vēnissent, ab eīs, uī nāvī praesidiō relīctī erant, māgnā cum laetitiā acceptī sunt. <text:s/>Tum Ulixēs nōn satis tūtum esse arbitrātus sī in eō locō manēret, quam celerrimē proficīscī cōnstituit. <text:s/>Jussit igitur omnēs in nāvem cōnscendere et ancorīs sublātīs paulum ā lītore in altum prōvectus est. <text:s/>Tum māgnā vōce clāmāvit, “Tū, Polyphēmus, quī jūra hospitiī spernis, jūstam et dēbitam poenam solvistī.” <text:s/>Hāc vōce audītā, Polyphēmus īrā incēnsus ad mare sē contulit et ubi intellēxit nāvem paulum ā lītore remōtam esse, saxum ingēns manū corripuit atque in eam partem conjēcit, unde vōcem venīre sēnsit. <text:s/>Graeci autem, nūllō acceptō incommodō, cursum tenuērunt.</text:p>
      <text:p text:style-name="P103"/>
      <text:p text:style-name="Banner"><text:span text:style-name="T21">The Island of Circe, the Enchantress</text:span>.</text:p>
      <text:p text:style-name="P107"/>
      <text:p text:style-name="Standard"><text:span text:style-name="T21">510</text:span> (498). <text:s/>Brevī intermissō spatiō, Graecī īnsulae cuidam appropinquāvērunt quam Circe, fīlia Sōlis, incolēbat.<text:span text:style-name="T26">{{342 (335)}}</text:span> Eō cum pervēnissent, Ulixēs frūmentandī causā nāvī ēgredī cōnstituit; cōgnōverat enim frūmentum quod in nāvī habērent jam dēficere. <text:s/>Sociīs igitur ad sē convocātīs, quō in locō rēs esset<text:note text:id="ftn159" text:note-class="footnote"><text:note-citation>159</text:note-citation><text:note-body><text:p text:style-name="Footnote">Translate feely by <text:span text:style-name="T2">how matters stood</text:span><text:span text:style-name="T12">.</text:span></text:p></text:note-body></text:note> et quid fierī vellet, ostendit. <text:s/>Cum tamen omnēs memoriam retinērent crūdēlis mortis eōrum quī nūper in terram Cyclōpum ēgressī erant, nēmō repertus est quī hōc negōtium suscipere vellet.<text:note text:id="ftn160" text:note-class="footnote"><text:note-citation>160</text:note-citation><text:note-body><text:p text:style-name="Footnote">Translate <text:span text:style-name="T21">quī vellet</text:span> by <text:span text:style-name="T2">who was willing</text:span><text:span text:style-name="T12"> or </text:span><text:span text:style-name="T2">to be willing</text:span><text:span text:style-name="T12">. <text:s/>A relative clause with the subjunctive is often used to characterize the antecedent as belonging to a class.</text:span></text:p></text:note-body></text:note> <text:s/>Tandem rēs ad sortem revocātur, atque Eurylochus cum duōbus et vīgintī sociīs in interiōrem partem īnsulae proficīscitur; crēdēbant enim sē sociōs suōs numquam iterum vīsūrōs.</text:p>
      <text:p text:style-name="P107"/>
      <text:p text:style-name="Standard"><text:span text:style-name="T21">511</text:span> (499). Illī intereā aliquantum prōgressī ad vīllam quandam pervēnērunt, summā māgnificentiā aedificātam; cūjus ad jānuam cum adiissent, ipsa Circē exiit et summā cum benīgnitāte omnēs invitāvit ut introīrent. <text:s/>Eurylochus autem, īnsidiās suspicātus, forīs exspectāre cōnstituit; reliquī reī novitāte adductī intrāvērunt, atque convīvium māgnificum invēne.runt omnibus rēbus īnstrūctum. <text:s/>Se Circē vīnum medicāmentō quōdam miscuerat; quod cum illī bibissent, gravī sopōre omnēs statim oppressī sunt. <text:s/>Tum Circē baculō aureō quod gerēbat capita eōrum tetigit; quō factō<text:note text:id="ftn161" text:note-class="footnote"><text:note-citation>161</text:note-citation><text:note-body><text:p text:style-name="Footnote">Translate by <text:span text:style-name="T2">whereupon</text:span><text:span text:style-name="T12">, more literally </text:span><text:span text:style-name="T2">this having been done</text:span></text:p></text:note-body></text:note>, omnēs in porcōs subitō conversī sunt. <text:s/>Intereā Eurylochus īgnārus quid agerētur ad<text:note text:id="ftn162" text:note-class="footnote"><text:note-citation>162</text:note-citation><text:note-body><text:p text:style-name="Footnote">Translate here by <text:span text:style-name="T2">at</text:span><text:span text:style-name="T12">.</text:span></text:p></text:note-body></text:note> jānuam sedēbat; postquam tamen ad sōlis occāsum frustrā exspectāvit, ad nāvem sōlus revertī cōnstituit.<text:span text:style-name="T26">{{343 (336)}}</text:span></text:p>
      <text:p text:style-name="P107"/>
      <text:p text:style-name="Banner"><text:span text:style-name="T21">Ulysses Comes to the Rescue</text:span>.</text:p>
      <text:p text:style-name="P107"/>
      <text:p text:style-name="Standard"><text:span text:style-name="T21">512</text:span> (500). Ulixēs cum intellēxisset sociōs suōs in perīculō esse, gladiō correptō, Eurylochō imperāvit, ut sine morā viam ad illam domum mōnstrāret. <text:s/>Ille tamen multīs cum lacrimīs Ulixem <text:soft-page-break/>complexus obsecrāre coepit, nē tantum perīculum susciperet. <text:s/>Ulixēs autem respondit sē nēminem invītum sēcum adductūrum; eī licēre, sī māllet, in nāvī manēre; sē ipsum sine ūllō auxiliō rem susceptūrum. <text:s/>Hōc cum māgnā vōce dīxisset, ē nāvī d.siluit</text:p>
      <text:p text:style-name="Standard">Aliquantum prōgressus subitō cōnspexit adulēscentem fōrmā pulcherrimā, aureum baculum manū gerentem. <text:s/>Hīc rogat: “Quō proficīsceris? <text:s/>Nōnne scīs hanc esse Circēs domum? <text:s/>Hīc inclūsī sunt amīcī tuī, ex hūmānā speciē in porcōs conversī. <text:s/>Num vīs ipse idem malum patī?” <text:s/>Ulixēs simul ac vōcem audīvit audlēscentem esse deum Mercurium sēnsit; nūllō tamen modō ab cōnsiliō dēterrērī potuit. <text:s/>Quod cum Mercurius sēnsisset, herbam quandam eī dīcēbat. <text:s/>“Hanc cape,” inquit, “et ubi Circē tē baculō tetigerit, dēstrīctō gladiō, impetum in eam fac.”</text:p>
      <text:p text:style-name="P107"/>
      <text:p text:style-name="Banner"><text:span text:style-name="T21">The Enchantress Foiled</text:span>.</text:p>
      <text:p text:style-name="P107"/>
      <text:p text:style-name="Standard"><text:span text:style-name="T21">513</text:span> (501). Brevī intermissō spatiō, Ulixēs ad omnia perīcula subeunda parātus ad vīllam pervēnit atque ab ipsā Circē benīgnē exceptus est. <text:s/>Omnia eōdem modō quō anteā facta sunt. <text:s/>Mox, ubi famēs cibō dēpulsa est, Circē pōculum aureum vīnō replētum Ulixī dedit. <text:s/>Ille, etsī suspicātus est venēnum sibi parātum esse, pōculum exhausit. <text:s/>Quō factō, Circē, postquam caput ējus baculō tetigit, ea verba locūta est quibus sociōs ējus anteā in porcōs converterat. <text:s/>Rēs tamen omnīnō aliter ēvēnit atque illa spērāverat. <text:s/>Tanta enim vīs erat ējus herbae<text:span text:style-name="T26">{{344 (337)}}</text:span> quam dederat Mercurius, ut neque venēnum neque verba quidquam efficere possent. <text:s/>Deinde Ulixēs, sīcut jusserat Mercurius, gladiō dēstrīctō, impetum in eam fēcit et mortem minitābātur. <text:s/>Tum Circē, cum sēnsisset artem suam nihil valēre, multīs cum lacrimīs eum obsecrāre coepit, nē interficeret.</text:p>
      <text:p text:style-name="P107"/>
      <text:p text:style-name="Standard"><text:span text:style-name="T21">514</text:span> (502). Ulixēs autem ubi sēnsit eam timōre perterritam esse, postulāvit ut sociōs, sine morā in hūmānam speciem redūceret; sī minus<text:note text:id="ftn163" text:note-class="footnote"><text:note-citation>163</text:note-citation><text:note-body><text:p text:style-name="Footnote">Translate <text:span text:style-name="T21">sī minus</text:span> by <text:span text:style-name="T2">otherwise</text:span> or <text:span text:style-name="T2">if not</text:span>.</text:p></text:note-body></text:note>, ostendit sē statim eam necātūrum. <text:s/>Hīs rēbus Circē vehementer commōta ad pedēs ējus sē prōjēcit et multīs cum lacrimīs pollicita est sē, quae ille imperāvisset, omnia factūram. <text:s/>Ita sociīs receptīs Ulixēs nūntium ad nāvem mīsit, quī reliquīs Graecīs quae facta essent nūntiāret.</text:p>
      <text:p text:style-name="Standard">Atque multa alia perīcula Ulixēs subiit; sed tandem in patriam suam ipse pervēnit incolumnis, omnibus sociīs āmissīs, atque ibi uxōrem Pēnelopēn vīvam et salvam repperit, atque cupidē reditum suum exspectantem.</text:p>
      <text:p text:style-name="P107"/>
      <text:p text:style-name="P107">[[Image – Coin of Antoninus Pius.]]<text:span text:style-name="T26">{{345(338)}}</text:span></text:p>
      <text:p text:style-name="P107"/>
      <text:p text:style-name="P107">[[Maps]]<text:span text:style-name="T26">{{346(339)}}</text:span></text:p>
      <text:p text:style-name="P107"/>
      <text:p text:style-name="Banner">Rules of Syntax amd Exercises in Prose Composition.</text:p>
      <text:p text:style-name="P107"/>
      <text:p text:style-name="P107">{{442 (346)}}</text:p>
      <text:p text:style-name="Banner">Appendix.</text:p>
      <text:p text:style-name="P107"/>
      <text:p text:style-name="Banner">Tables of Declensions and Conjugations.</text:p>
      <text:p text:style-name="P107"/>
      <text:p text:style-name="Banner">Nouns.</text:p>
      <text:p text:style-name="P107"/>
      <text:p text:style-name="BannerSecondary"><text:span text:style-name="T21">716</text:span> (515).<text:tab/>First Declension.</text:p>
      <table:table table:name="Table42" table:style-name="Table42">
        <table:table-column table:style-name="Table42.A" table:number-columns-repeated="3"/>
        <table:table-row>
          <table:table-cell table:style-name="Table42.A1" office:value-type="string">
            <text:p text:style-name="BodyHanging"/>
          </table:table-cell>
          <table:table-cell table:style-name="Table42.A1" office:value-type="string">
            <text:p text:style-name="BodyHanging">Singular.</text:p>
          </table:table-cell>
          <table:table-cell table:style-name="Table42.C1" office:value-type="string">
            <text:p text:style-name="BodyHanging">Plural.</text:p>
          </table:table-cell>
        </table:table-row>
        <table:table-row>
          <table:table-cell table:style-name="Table42.A2" office:value-type="string">
            <text:p text:style-name="BodyHanging"><text:span text:style-name="T2">Nominative</text:span>.</text:p>
          </table:table-cell>
          <table:table-cell table:style-name="Table42.A2" office:value-type="string">
            <text:p text:style-name="BodyHanging">mēnsa, f.</text:p>
          </table:table-cell>
          <table:table-cell table:style-name="Table42.C2" office:value-type="string">
            <text:p text:style-name="BodyHanging">mēnsae</text:p>
          </table:table-cell>
        </table:table-row>
        <text:soft-page-break/>
        <table:table-row>
          <table:table-cell table:style-name="Table42.A2" office:value-type="string">
            <text:p text:style-name="BodyHanging"><text:span text:style-name="T2">Genitive</text:span>.</text:p>
          </table:table-cell>
          <table:table-cell table:style-name="Table42.A2" office:value-type="string">
            <text:p text:style-name="BodyHanging">mēnsae</text:p>
          </table:table-cell>
          <table:table-cell table:style-name="Table42.C2" office:value-type="string">
            <text:p text:style-name="BodyHanging">mēnsarum</text:p>
          </table:table-cell>
        </table:table-row>
        <table:table-row>
          <table:table-cell table:style-name="Table42.A2" office:value-type="string">
            <text:p text:style-name="BodyHanging"><text:span text:style-name="T2">Dative</text:span>.</text:p>
          </table:table-cell>
          <table:table-cell table:style-name="Table42.A2" office:value-type="string">
            <text:p text:style-name="BodyHanging">mēnsae</text:p>
          </table:table-cell>
          <table:table-cell table:style-name="Table42.C2" office:value-type="string">
            <text:p text:style-name="BodyHanging">mēnsīs</text:p>
          </table:table-cell>
        </table:table-row>
        <table:table-row>
          <table:table-cell table:style-name="Table42.A2" office:value-type="string">
            <text:p text:style-name="BodyHanging"><text:span text:style-name="T2">Accusative</text:span>.</text:p>
          </table:table-cell>
          <table:table-cell table:style-name="Table42.A2" office:value-type="string">
            <text:p text:style-name="BodyHanging">mēnsam</text:p>
          </table:table-cell>
          <table:table-cell table:style-name="Table42.C2" office:value-type="string">
            <text:p text:style-name="BodyHanging">mēnsas</text:p>
          </table:table-cell>
        </table:table-row>
        <table:table-row>
          <table:table-cell table:style-name="Table42.A2" office:value-type="string">
            <text:p text:style-name="BodyHanging"><text:span text:style-name="T2">Vocative</text:span>.</text:p>
          </table:table-cell>
          <table:table-cell table:style-name="Table42.A2" office:value-type="string">
            <text:p text:style-name="BodyHanging">mēnsa</text:p>
          </table:table-cell>
          <table:table-cell table:style-name="Table42.C2" office:value-type="string">
            <text:p text:style-name="BodyHanging">mēnsae</text:p>
          </table:table-cell>
        </table:table-row>
        <table:table-row>
          <table:table-cell table:style-name="Table42.A2" office:value-type="string">
            <text:p text:style-name="BodyHanging"><text:span text:style-name="T2">Ablative</text:span>.</text:p>
          </table:table-cell>
          <table:table-cell table:style-name="Table42.A2" office:value-type="string">
            <text:p text:style-name="BodyHanging">mēnsā</text:p>
          </table:table-cell>
          <table:table-cell table:style-name="Table42.C2" office:value-type="string">
            <text:p text:style-name="BodyHanging">mēnsīs</text:p>
          </table:table-cell>
        </table:table-row>
      </table:table>
      <text:p text:style-name="P107"/>
      <text:p text:style-name="BannerSecondary"><text:span text:style-name="T21">717</text:span> (516).<text:tab/>Second Declension</text:p>
      <table:table table:name="Table43" table:style-name="Table43">
        <table:table-column table:style-name="Table43.A" table:number-columns-repeated="5"/>
        <table:table-row>
          <table:table-cell table:style-name="Table43.A1" office:value-type="string">
            <text:p text:style-name="BodyHanging">Singular.</text:p>
          </table:table-cell>
          <table:table-cell table:style-name="Table43.A1" office:value-type="string">
            <text:p text:style-name="Standard"/>
          </table:table-cell>
          <table:table-cell table:style-name="Table43.A1" office:value-type="string">
            <text:p text:style-name="Standard"/>
          </table:table-cell>
          <table:table-cell table:style-name="Table43.A1" office:value-type="string">
            <text:p text:style-name="Standard"/>
          </table:table-cell>
          <table:table-cell table:style-name="Table43.E1" office:value-type="string">
            <text:p text:style-name="Standard"/>
          </table:table-cell>
        </table:table-row>
        <table:table-row>
          <table:table-cell table:style-name="Table43.A2" office:value-type="string">
            <text:p text:style-name="BodyHanging"><text:span text:style-name="T2">Nom</text:span>.</text:p>
          </table:table-cell>
          <table:table-cell table:style-name="Table43.A2" office:value-type="string">
            <text:p text:style-name="BodyHanging">servus, m.</text:p>
          </table:table-cell>
          <table:table-cell table:style-name="Table43.A2" office:value-type="string">
            <text:p text:style-name="BodyHanging">puer, m.</text:p>
          </table:table-cell>
          <table:table-cell table:style-name="Table43.A2" office:value-type="string">
            <text:p text:style-name="BodyHanging">ager, m.</text:p>
          </table:table-cell>
          <table:table-cell table:style-name="Table43.E2" office:value-type="string">
            <text:p text:style-name="BodyHanging">templum, n.</text:p>
          </table:table-cell>
        </table:table-row>
        <table:table-row>
          <table:table-cell table:style-name="Table43.A2" office:value-type="string">
            <text:p text:style-name="BodyHanging"><text:span text:style-name="T2">Gen</text:span>.</text:p>
          </table:table-cell>
          <table:table-cell table:style-name="Table43.A2" office:value-type="string">
            <text:p text:style-name="BodyHanging">servī</text:p>
          </table:table-cell>
          <table:table-cell table:style-name="Table43.A2" office:value-type="string">
            <text:p text:style-name="BodyHanging">puerī</text:p>
          </table:table-cell>
          <table:table-cell table:style-name="Table43.A2" office:value-type="string">
            <text:p text:style-name="BodyHanging">agrī</text:p>
          </table:table-cell>
          <table:table-cell table:style-name="Table43.E2" office:value-type="string">
            <text:p text:style-name="BodyHanging">templī</text:p>
          </table:table-cell>
        </table:table-row>
        <table:table-row>
          <table:table-cell table:style-name="Table43.A2" office:value-type="string">
            <text:p text:style-name="BodyHanging"><text:span text:style-name="T2">Dat</text:span>.</text:p>
          </table:table-cell>
          <table:table-cell table:style-name="Table43.A2" office:value-type="string">
            <text:p text:style-name="BodyHanging">servō</text:p>
          </table:table-cell>
          <table:table-cell table:style-name="Table43.A2" office:value-type="string">
            <text:p text:style-name="BodyHanging">puerō</text:p>
          </table:table-cell>
          <table:table-cell table:style-name="Table43.A2" office:value-type="string">
            <text:p text:style-name="BodyHanging">agrō</text:p>
          </table:table-cell>
          <table:table-cell table:style-name="Table43.E2" office:value-type="string">
            <text:p text:style-name="BodyHanging">templō</text:p>
          </table:table-cell>
        </table:table-row>
        <table:table-row>
          <table:table-cell table:style-name="Table43.A2" office:value-type="string">
            <text:p text:style-name="BodyHanging"><text:span text:style-name="T2">Acc</text:span>.</text:p>
          </table:table-cell>
          <table:table-cell table:style-name="Table43.A2" office:value-type="string">
            <text:p text:style-name="BodyHanging">servum</text:p>
          </table:table-cell>
          <table:table-cell table:style-name="Table43.A2" office:value-type="string">
            <text:p text:style-name="BodyHanging">puerum</text:p>
          </table:table-cell>
          <table:table-cell table:style-name="Table43.A2" office:value-type="string">
            <text:p text:style-name="BodyHanging">agrum</text:p>
          </table:table-cell>
          <table:table-cell table:style-name="Table43.E2" office:value-type="string">
            <text:p text:style-name="BodyHanging">templum</text:p>
          </table:table-cell>
        </table:table-row>
        <table:table-row>
          <table:table-cell table:style-name="Table43.A2" office:value-type="string">
            <text:p text:style-name="BodyHanging"><text:span text:style-name="T2">Voc</text:span>.</text:p>
          </table:table-cell>
          <table:table-cell table:style-name="Table43.A2" office:value-type="string">
            <text:p text:style-name="BodyHanging">serve</text:p>
          </table:table-cell>
          <table:table-cell table:style-name="Table43.A2" office:value-type="string">
            <text:p text:style-name="BodyHanging">puer</text:p>
          </table:table-cell>
          <table:table-cell table:style-name="Table43.A2" office:value-type="string">
            <text:p text:style-name="BodyHanging">ager</text:p>
          </table:table-cell>
          <table:table-cell table:style-name="Table43.E2" office:value-type="string">
            <text:p text:style-name="BodyHanging">templum</text:p>
          </table:table-cell>
        </table:table-row>
        <table:table-row>
          <table:table-cell table:style-name="Table43.A2" office:value-type="string">
            <text:p text:style-name="BodyHanging"><text:span text:style-name="T2">Abl</text:span>.</text:p>
          </table:table-cell>
          <table:table-cell table:style-name="Table43.A2" office:value-type="string">
            <text:p text:style-name="BodyHanging">servō</text:p>
          </table:table-cell>
          <table:table-cell table:style-name="Table43.A2" office:value-type="string">
            <text:p text:style-name="BodyHanging">puerō</text:p>
          </table:table-cell>
          <table:table-cell table:style-name="Table43.A2" office:value-type="string">
            <text:p text:style-name="BodyHanging">agrō</text:p>
          </table:table-cell>
          <table:table-cell table:style-name="Table43.E2" office:value-type="string">
            <text:p text:style-name="BodyHanging">templō</text:p>
          </table:table-cell>
        </table:table-row>
        <table:table-row>
          <table:table-cell table:style-name="Table43.A2" office:value-type="string">
            <text:p text:style-name="BodyHanging">Plural.</text:p>
          </table:table-cell>
          <table:table-cell table:style-name="Table43.A2" office:value-type="string">
            <text:p text:style-name="Standard"/>
          </table:table-cell>
          <table:table-cell table:style-name="Table43.A2" office:value-type="string">
            <text:p text:style-name="Standard"/>
          </table:table-cell>
          <table:table-cell table:style-name="Table43.A2" office:value-type="string">
            <text:p text:style-name="Standard"/>
          </table:table-cell>
          <table:table-cell table:style-name="Table43.E2" office:value-type="string">
            <text:p text:style-name="Standard"/>
          </table:table-cell>
        </table:table-row>
        <table:table-row>
          <table:table-cell table:style-name="Table43.A2" office:value-type="string">
            <text:p text:style-name="BodyHanging"><text:span text:style-name="T2">Nom</text:span>.</text:p>
          </table:table-cell>
          <table:table-cell table:style-name="Table43.A2" office:value-type="string">
            <text:p text:style-name="BodyHanging">servī</text:p>
          </table:table-cell>
          <table:table-cell table:style-name="Table43.A2" office:value-type="string">
            <text:p text:style-name="BodyHanging">puerī</text:p>
          </table:table-cell>
          <table:table-cell table:style-name="Table43.A2" office:value-type="string">
            <text:p text:style-name="BodyHanging">agrī</text:p>
          </table:table-cell>
          <table:table-cell table:style-name="Table43.E2" office:value-type="string">
            <text:p text:style-name="BodyHanging">templa</text:p>
          </table:table-cell>
        </table:table-row>
        <table:table-row>
          <table:table-cell table:style-name="Table43.A2" office:value-type="string">
            <text:p text:style-name="BodyHanging"><text:span text:style-name="T2">Gen</text:span>.</text:p>
          </table:table-cell>
          <table:table-cell table:style-name="Table43.A2" office:value-type="string">
            <text:p text:style-name="BodyHanging">servōrum</text:p>
          </table:table-cell>
          <table:table-cell table:style-name="Table43.A2" office:value-type="string">
            <text:p text:style-name="BodyHanging">puerōrum </text:p>
          </table:table-cell>
          <table:table-cell table:style-name="Table43.A2" office:value-type="string">
            <text:p text:style-name="BodyHanging">agrōrum </text:p>
          </table:table-cell>
          <table:table-cell table:style-name="Table43.E2" office:value-type="string">
            <text:p text:style-name="BodyHanging">templōrum </text:p>
          </table:table-cell>
        </table:table-row>
        <table:table-row>
          <table:table-cell table:style-name="Table43.A2" office:value-type="string">
            <text:p text:style-name="BodyHanging"><text:span text:style-name="T2">Dat</text:span>.</text:p>
          </table:table-cell>
          <table:table-cell table:style-name="Table43.A2" office:value-type="string">
            <text:p text:style-name="BodyHanging">servīs</text:p>
          </table:table-cell>
          <table:table-cell table:style-name="Table43.A2" office:value-type="string">
            <text:p text:style-name="BodyHanging">puerīs</text:p>
          </table:table-cell>
          <table:table-cell table:style-name="Table43.A2" office:value-type="string">
            <text:p text:style-name="BodyHanging">agrīs</text:p>
          </table:table-cell>
          <table:table-cell table:style-name="Table43.E2" office:value-type="string">
            <text:p text:style-name="BodyHanging">templīs</text:p>
          </table:table-cell>
        </table:table-row>
        <table:table-row>
          <table:table-cell table:style-name="Table43.A2" office:value-type="string">
            <text:p text:style-name="BodyHanging"><text:span text:style-name="T2">Acc</text:span>.</text:p>
          </table:table-cell>
          <table:table-cell table:style-name="Table43.A2" office:value-type="string">
            <text:p text:style-name="BodyHanging">servōs</text:p>
          </table:table-cell>
          <table:table-cell table:style-name="Table43.A2" office:value-type="string">
            <text:p text:style-name="BodyHanging">puerōs</text:p>
          </table:table-cell>
          <table:table-cell table:style-name="Table43.A2" office:value-type="string">
            <text:p text:style-name="BodyHanging">agrōs</text:p>
          </table:table-cell>
          <table:table-cell table:style-name="Table43.E2" office:value-type="string">
            <text:p text:style-name="BodyHanging">templa</text:p>
          </table:table-cell>
        </table:table-row>
        <table:table-row>
          <table:table-cell table:style-name="Table43.A2" office:value-type="string">
            <text:p text:style-name="BodyHanging"><text:span text:style-name="T2">Voc</text:span>.</text:p>
          </table:table-cell>
          <table:table-cell table:style-name="Table43.A2" office:value-type="string">
            <text:p text:style-name="BodyHanging">servī</text:p>
          </table:table-cell>
          <table:table-cell table:style-name="Table43.A2" office:value-type="string">
            <text:p text:style-name="BodyHanging">puerī</text:p>
          </table:table-cell>
          <table:table-cell table:style-name="Table43.A2" office:value-type="string">
            <text:p text:style-name="BodyHanging">agrī</text:p>
          </table:table-cell>
          <table:table-cell table:style-name="Table43.E2" office:value-type="string">
            <text:p text:style-name="BodyHanging">templa</text:p>
          </table:table-cell>
        </table:table-row>
        <table:table-row>
          <table:table-cell table:style-name="Table43.A2" office:value-type="string">
            <text:p text:style-name="BodyHanging"><text:span text:style-name="T2">Abl</text:span>.</text:p>
          </table:table-cell>
          <table:table-cell table:style-name="Table43.A2" office:value-type="string">
            <text:p text:style-name="BodyHanging">servīs</text:p>
          </table:table-cell>
          <table:table-cell table:style-name="Table43.A2" office:value-type="string">
            <text:p text:style-name="BodyHanging">puerīs</text:p>
          </table:table-cell>
          <table:table-cell table:style-name="Table43.A2" office:value-type="string">
            <text:p text:style-name="BodyHanging">agrīs</text:p>
          </table:table-cell>
          <table:table-cell table:style-name="Table43.E2" office:value-type="string">
            <text:p text:style-name="BodyHanging">templīs<text:span text:style-name="T26">{{443 (347)}}</text:span></text:p>
          </table:table-cell>
        </table:table-row>
      </table:table>
      <text:p text:style-name="P107"/>
      <text:p text:style-name="P107"/>
      <text:p text:style-name="BannerSecondary"><text:span text:style-name="T21">718</text:span> (517).<text:tab/>Third Declension.</text:p>
      <table:table table:name="Table44" table:style-name="Table44">
        <table:table-column table:style-name="Table44.A" table:number-columns-repeated="5"/>
        <table:table-row>
          <table:table-cell table:style-name="Table44.A1" office:value-type="string">
            <text:p text:style-name="BodyHanging"/>
          </table:table-cell>
          <table:table-cell table:style-name="Table44.A1" table:number-columns-spanned="2" office:value-type="string">
            <text:p text:style-name="P196">Consonant Stems.</text:p>
          </table:table-cell>
          <table:covered-table-cell/>
          <table:table-cell table:style-name="Table44.D1" table:number-columns-spanned="2" office:value-type="string">
            <text:p text:style-name="P196">I-Stems.</text:p>
          </table:table-cell>
          <table:covered-table-cell/>
        </table:table-row>
        <table:table-row>
          <table:table-cell table:style-name="Table44.A2" office:value-type="string">
            <text:p text:style-name="BodyHanging">Singular.</text:p>
          </table:table-cell>
          <table:table-cell table:style-name="Table44.A2" office:value-type="string">
            <text:p text:style-name="Standard"/>
          </table:table-cell>
          <table:table-cell table:style-name="Table44.A2" office:value-type="string">
            <text:p text:style-name="Standard"/>
          </table:table-cell>
          <table:table-cell table:style-name="Table44.A2" office:value-type="string">
            <text:p text:style-name="Standard"/>
          </table:table-cell>
          <table:table-cell table:style-name="Table44.E2" office:value-type="string">
            <text:p text:style-name="Standard"/>
          </table:table-cell>
        </table:table-row>
        <table:table-row>
          <table:table-cell table:style-name="Table44.A2" office:value-type="string">
            <text:p text:style-name="BodyHanging"><text:span text:style-name="T2">Nom</text:span>.</text:p>
          </table:table-cell>
          <table:table-cell table:style-name="Table44.A2" office:value-type="string">
            <text:p text:style-name="BodyHanging">obses, m.f.</text:p>
          </table:table-cell>
          <table:table-cell table:style-name="Table44.A2" office:value-type="string">
            <text:p text:style-name="BodyHanging">opus, n.</text:p>
          </table:table-cell>
          <table:table-cell table:style-name="Table44.A2" office:value-type="string">
            <text:p text:style-name="BodyHanging">cīvis, m.f.</text:p>
          </table:table-cell>
          <table:table-cell table:style-name="Table44.E2" office:value-type="string">
            <text:p text:style-name="BodyHanging">animal, n.</text:p>
          </table:table-cell>
        </table:table-row>
        <table:table-row>
          <table:table-cell table:style-name="Table44.A2" office:value-type="string">
            <text:p text:style-name="BodyHanging"><text:span text:style-name="T2">Gen</text:span>.</text:p>
          </table:table-cell>
          <table:table-cell table:style-name="Table44.A2" office:value-type="string">
            <text:p text:style-name="BodyHanging">obsidis</text:p>
          </table:table-cell>
          <table:table-cell table:style-name="Table44.A2" office:value-type="string">
            <text:p text:style-name="BodyHanging">operis</text:p>
          </table:table-cell>
          <table:table-cell table:style-name="Table44.A2" office:value-type="string">
            <text:p text:style-name="BodyHanging">cīvis</text:p>
          </table:table-cell>
          <table:table-cell table:style-name="Table44.E2" office:value-type="string">
            <text:p text:style-name="BodyHanging">animālis</text:p>
          </table:table-cell>
        </table:table-row>
        <table:table-row>
          <table:table-cell table:style-name="Table44.A2" office:value-type="string">
            <text:p text:style-name="BodyHanging"><text:span text:style-name="T2">Dat</text:span>.</text:p>
          </table:table-cell>
          <table:table-cell table:style-name="Table44.A2" office:value-type="string">
            <text:p text:style-name="BodyHanging">obsidī</text:p>
          </table:table-cell>
          <table:table-cell table:style-name="Table44.A2" office:value-type="string">
            <text:p text:style-name="BodyHanging">operī</text:p>
          </table:table-cell>
          <table:table-cell table:style-name="Table44.A2" office:value-type="string">
            <text:p text:style-name="BodyHanging">cīvī</text:p>
          </table:table-cell>
          <table:table-cell table:style-name="Table44.E2" office:value-type="string">
            <text:p text:style-name="BodyHanging">animālī</text:p>
          </table:table-cell>
        </table:table-row>
        <table:table-row>
          <table:table-cell table:style-name="Table44.A2" office:value-type="string">
            <text:p text:style-name="BodyHanging"><text:span text:style-name="T2">Acc</text:span>.</text:p>
          </table:table-cell>
          <table:table-cell table:style-name="Table44.A2" office:value-type="string">
            <text:p text:style-name="BodyHanging">obsidem</text:p>
          </table:table-cell>
          <table:table-cell table:style-name="Table44.A2" office:value-type="string">
            <text:p text:style-name="BodyHanging">opus</text:p>
          </table:table-cell>
          <table:table-cell table:style-name="Table44.A2" office:value-type="string">
            <text:p text:style-name="BodyHanging">cīvem animal</text:p>
          </table:table-cell>
          <table:table-cell table:style-name="Table44.E2" office:value-type="string">
            <text:p text:style-name="Standard"/>
          </table:table-cell>
        </table:table-row>
        <table:table-row>
          <table:table-cell table:style-name="Table44.A2" office:value-type="string">
            <text:p text:style-name="BodyHanging"><text:span text:style-name="T2">Voc</text:span>.</text:p>
          </table:table-cell>
          <table:table-cell table:style-name="Table44.A2" office:value-type="string">
            <text:p text:style-name="BodyHanging">obses</text:p>
          </table:table-cell>
          <table:table-cell table:style-name="Table44.A2" office:value-type="string">
            <text:p text:style-name="BodyHanging">opus</text:p>
          </table:table-cell>
          <table:table-cell table:style-name="Table44.A2" office:value-type="string">
            <text:p text:style-name="BodyHanging">cīvis</text:p>
          </table:table-cell>
          <table:table-cell table:style-name="Table44.E2" office:value-type="string">
            <text:p text:style-name="BodyHanging">animal</text:p>
          </table:table-cell>
        </table:table-row>
        <table:table-row>
          <table:table-cell table:style-name="Table44.A2" office:value-type="string">
            <text:p text:style-name="BodyHanging"><text:span text:style-name="T2">Abl</text:span>.</text:p>
          </table:table-cell>
          <table:table-cell table:style-name="Table44.A2" office:value-type="string">
            <text:p text:style-name="BodyHanging">obside</text:p>
          </table:table-cell>
          <table:table-cell table:style-name="Table44.A2" office:value-type="string">
            <text:p text:style-name="BodyHanging"><text:s/>opere</text:p>
          </table:table-cell>
          <table:table-cell table:style-name="Table44.A2" office:value-type="string">
            <text:p text:style-name="BodyHanging">cīve (ī)</text:p>
          </table:table-cell>
          <table:table-cell table:style-name="Table44.E2" office:value-type="string">
            <text:p text:style-name="BodyHanging">animālī</text:p>
          </table:table-cell>
        </table:table-row>
        <table:table-row>
          <table:table-cell table:style-name="Table44.A2" office:value-type="string">
            <text:p text:style-name="BodyHanging">Plural.</text:p>
          </table:table-cell>
          <table:table-cell table:style-name="Table44.A2" office:value-type="string">
            <text:p text:style-name="Standard"/>
          </table:table-cell>
          <table:table-cell table:style-name="Table44.A2" office:value-type="string">
            <text:p text:style-name="Standard"/>
          </table:table-cell>
          <table:table-cell table:style-name="Table44.A2" office:value-type="string">
            <text:p text:style-name="Standard"/>
          </table:table-cell>
          <table:table-cell table:style-name="Table44.E2" office:value-type="string">
            <text:p text:style-name="Standard"/>
          </table:table-cell>
        </table:table-row>
        <table:table-row>
          <table:table-cell table:style-name="Table44.A2" office:value-type="string">
            <text:p text:style-name="BodyHanging"><text:span text:style-name="T2">Nom</text:span>.</text:p>
          </table:table-cell>
          <table:table-cell table:style-name="Table44.A2" office:value-type="string">
            <text:p text:style-name="BodyHanging">obsidēs</text:p>
          </table:table-cell>
          <table:table-cell table:style-name="Table44.A2" office:value-type="string">
            <text:p text:style-name="BodyHanging">opera</text:p>
          </table:table-cell>
          <table:table-cell table:style-name="Table44.A2" office:value-type="string">
            <text:p text:style-name="BodyHanging">cīvēs</text:p>
          </table:table-cell>
          <table:table-cell table:style-name="Table44.E2" office:value-type="string">
            <text:p text:style-name="BodyHanging">animālia</text:p>
          </table:table-cell>
        </table:table-row>
        <table:table-row>
          <table:table-cell table:style-name="Table44.A2" office:value-type="string">
            <text:p text:style-name="BodyHanging"><text:span text:style-name="T2">Gen</text:span>.</text:p>
          </table:table-cell>
          <table:table-cell table:style-name="Table44.A2" office:value-type="string">
            <text:p text:style-name="BodyHanging">obsidum</text:p>
          </table:table-cell>
          <table:table-cell table:style-name="Table44.A2" office:value-type="string">
            <text:p text:style-name="BodyHanging">operum</text:p>
          </table:table-cell>
          <table:table-cell table:style-name="Table44.A2" office:value-type="string">
            <text:p text:style-name="BodyHanging">cīvium</text:p>
          </table:table-cell>
          <table:table-cell table:style-name="Table44.E2" office:value-type="string">
            <text:p text:style-name="BodyHanging">animālium</text:p>
          </table:table-cell>
        </table:table-row>
        <table:table-row>
          <table:table-cell table:style-name="Table44.A2" office:value-type="string">
            <text:p text:style-name="BodyHanging"><text:span text:style-name="T2">Dat</text:span>.</text:p>
          </table:table-cell>
          <table:table-cell table:style-name="Table44.A2" office:value-type="string">
            <text:p text:style-name="BodyHanging">obsidibus</text:p>
          </table:table-cell>
          <table:table-cell table:style-name="Table44.A2" office:value-type="string">
            <text:p text:style-name="BodyHanging">operibus</text:p>
          </table:table-cell>
          <table:table-cell table:style-name="Table44.A2" office:value-type="string">
            <text:p text:style-name="BodyHanging">cīvibus</text:p>
          </table:table-cell>
          <table:table-cell table:style-name="Table44.E2" office:value-type="string">
            <text:p text:style-name="BodyHanging">animālibus</text:p>
          </table:table-cell>
        </table:table-row>
        <text:soft-page-break/>
        <table:table-row>
          <table:table-cell table:style-name="Table44.A2" office:value-type="string">
            <text:p text:style-name="BodyHanging"><text:span text:style-name="T2">Acc</text:span>.</text:p>
          </table:table-cell>
          <table:table-cell table:style-name="Table44.A2" office:value-type="string">
            <text:p text:style-name="BodyHanging">obsidēs</text:p>
          </table:table-cell>
          <table:table-cell table:style-name="Table44.A2" office:value-type="string">
            <text:p text:style-name="BodyHanging">opera</text:p>
          </table:table-cell>
          <table:table-cell table:style-name="Table44.A2" office:value-type="string">
            <text:p text:style-name="BodyHanging">cīvēs (īs)</text:p>
          </table:table-cell>
          <table:table-cell table:style-name="Table44.E2" office:value-type="string">
            <text:p text:style-name="BodyHanging">animālia</text:p>
          </table:table-cell>
        </table:table-row>
        <table:table-row>
          <table:table-cell table:style-name="Table44.A2" office:value-type="string">
            <text:p text:style-name="BodyHanging"><text:span text:style-name="T2">Voc</text:span>.</text:p>
          </table:table-cell>
          <table:table-cell table:style-name="Table44.A2" office:value-type="string">
            <text:p text:style-name="BodyHanging">obsidēs</text:p>
          </table:table-cell>
          <table:table-cell table:style-name="Table44.A2" office:value-type="string">
            <text:p text:style-name="BodyHanging">opera</text:p>
          </table:table-cell>
          <table:table-cell table:style-name="Table44.A2" office:value-type="string">
            <text:p text:style-name="BodyHanging">cīvēs</text:p>
          </table:table-cell>
          <table:table-cell table:style-name="Table44.E2" office:value-type="string">
            <text:p text:style-name="BodyHanging">animālia</text:p>
          </table:table-cell>
        </table:table-row>
        <table:table-row>
          <table:table-cell table:style-name="Table44.A2" office:value-type="string">
            <text:p text:style-name="BodyHanging"><text:span text:style-name="T2">Abl</text:span>.</text:p>
          </table:table-cell>
          <table:table-cell table:style-name="Table44.A2" office:value-type="string">
            <text:p text:style-name="BodyHanging">obsidibus</text:p>
          </table:table-cell>
          <table:table-cell table:style-name="Table44.A2" office:value-type="string">
            <text:p text:style-name="BodyHanging">operibus</text:p>
          </table:table-cell>
          <table:table-cell table:style-name="Table44.A2" office:value-type="string">
            <text:p text:style-name="BodyHanging">cīvibus</text:p>
          </table:table-cell>
          <table:table-cell table:style-name="Table44.E2" office:value-type="string">
            <text:p text:style-name="BodyHanging">animālibus</text:p>
          </table:table-cell>
        </table:table-row>
      </table:table>
      <text:p text:style-name="BodyHanging"/>
      <text:p text:style-name="BannerSecondary"><text:span text:style-name="T21">719</text:span> (518).<text:tab/>Fourth Declension.</text:p>
      <table:table table:name="Table46" table:style-name="Table46">
        <table:table-column table:style-name="Table46.A" table:number-columns-repeated="4"/>
        <table:table-column table:style-name="Table46.E"/>
        <table:table-row>
          <table:table-cell table:style-name="Table46.A1" office:value-type="string">
            <text:p text:style-name="BodyHanging"/>
          </table:table-cell>
          <table:table-cell table:style-name="Table46.A1" office:value-type="string">
            <text:p text:style-name="BodyHanging">Singular</text:p>
          </table:table-cell>
          <table:table-cell table:style-name="Table46.A1" office:value-type="string">
            <text:p text:style-name="BodyHanging">Plural.</text:p>
          </table:table-cell>
          <table:table-cell table:style-name="Table46.A1" office:value-type="string">
            <text:p text:style-name="BodyHanging">Singular.</text:p>
          </table:table-cell>
          <table:table-cell table:style-name="Table46.E1" office:value-type="string">
            <text:p text:style-name="BodyHanging">Plural.</text:p>
          </table:table-cell>
        </table:table-row>
        <table:table-row>
          <table:table-cell table:style-name="Table46.A2" office:value-type="string">
            <text:p text:style-name="BodyHanging"><text:span text:style-name="T2">Nom</text:span>.</text:p>
          </table:table-cell>
          <table:table-cell table:style-name="Table46.A2" office:value-type="string">
            <text:p text:style-name="BodyHanging">frūctus, m.</text:p>
          </table:table-cell>
          <table:table-cell table:style-name="Table46.A2" office:value-type="string">
            <text:p text:style-name="BodyHanging">frūctūs</text:p>
          </table:table-cell>
          <table:table-cell table:style-name="Table46.A2" office:value-type="string">
            <text:p text:style-name="BodyHanging">cornū, n.</text:p>
          </table:table-cell>
          <table:table-cell table:style-name="Table46.E2" office:value-type="string">
            <text:p text:style-name="BodyHanging">cornua</text:p>
          </table:table-cell>
        </table:table-row>
        <table:table-row>
          <table:table-cell table:style-name="Table46.A2" office:value-type="string">
            <text:p text:style-name="BodyHanging"><text:span text:style-name="T2">Gen</text:span>.</text:p>
          </table:table-cell>
          <table:table-cell table:style-name="Table46.A2" office:value-type="string">
            <text:p text:style-name="BodyHanging">frūctūs</text:p>
          </table:table-cell>
          <table:table-cell table:style-name="Table46.A2" office:value-type="string">
            <text:p text:style-name="BodyHanging">frūctūum</text:p>
          </table:table-cell>
          <table:table-cell table:style-name="Table46.A2" office:value-type="string">
            <text:p text:style-name="BodyHanging">cornūs</text:p>
          </table:table-cell>
          <table:table-cell table:style-name="Table46.E2" office:value-type="string">
            <text:p text:style-name="BodyHanging">cornuum</text:p>
          </table:table-cell>
        </table:table-row>
        <table:table-row>
          <table:table-cell table:style-name="Table46.A2" office:value-type="string">
            <text:p text:style-name="BodyHanging"><text:span text:style-name="T2">Dat</text:span>.</text:p>
          </table:table-cell>
          <table:table-cell table:style-name="Table46.A2" office:value-type="string">
            <text:p text:style-name="BodyHanging">frūctuī</text:p>
          </table:table-cell>
          <table:table-cell table:style-name="Table46.A2" office:value-type="string">
            <text:p text:style-name="BodyHanging">frūctibus</text:p>
          </table:table-cell>
          <table:table-cell table:style-name="Table46.A2" office:value-type="string">
            <text:p text:style-name="BodyHanging">cornū</text:p>
          </table:table-cell>
          <table:table-cell table:style-name="Table46.E2" office:value-type="string">
            <text:p text:style-name="BodyHanging">cornibus</text:p>
          </table:table-cell>
        </table:table-row>
        <table:table-row>
          <table:table-cell table:style-name="Table46.A2" office:value-type="string">
            <text:p text:style-name="BodyHanging"><text:span text:style-name="T2">Acc</text:span>.</text:p>
          </table:table-cell>
          <table:table-cell table:style-name="Table46.A2" office:value-type="string">
            <text:p text:style-name="BodyHanging">frūctum</text:p>
          </table:table-cell>
          <table:table-cell table:style-name="Table46.A2" office:value-type="string">
            <text:p text:style-name="BodyHanging">frūctūs</text:p>
          </table:table-cell>
          <table:table-cell table:style-name="Table46.A2" office:value-type="string">
            <text:p text:style-name="BodyHanging">cornū</text:p>
          </table:table-cell>
          <table:table-cell table:style-name="Table46.E2" office:value-type="string">
            <text:p text:style-name="BodyHanging">cornua</text:p>
          </table:table-cell>
        </table:table-row>
        <table:table-row>
          <table:table-cell table:style-name="Table46.A2" office:value-type="string">
            <text:p text:style-name="BodyHanging"><text:span text:style-name="T2">Voc</text:span>.</text:p>
          </table:table-cell>
          <table:table-cell table:style-name="Table46.A2" office:value-type="string">
            <text:p text:style-name="BodyHanging">frūctus</text:p>
          </table:table-cell>
          <table:table-cell table:style-name="Table46.A2" office:value-type="string">
            <text:p text:style-name="BodyHanging">frūctūs</text:p>
          </table:table-cell>
          <table:table-cell table:style-name="Table46.A2" office:value-type="string">
            <text:p text:style-name="BodyHanging">cornū</text:p>
          </table:table-cell>
          <table:table-cell table:style-name="Table46.E2" office:value-type="string">
            <text:p text:style-name="BodyHanging">cornua</text:p>
          </table:table-cell>
        </table:table-row>
        <table:table-row>
          <table:table-cell table:style-name="Table46.A2" office:value-type="string">
            <text:p text:style-name="BodyHanging"><text:span text:style-name="T2">Abl</text:span>.</text:p>
          </table:table-cell>
          <table:table-cell table:style-name="Table46.A2" office:value-type="string">
            <text:p text:style-name="BodyHanging">frūctū</text:p>
          </table:table-cell>
          <table:table-cell table:style-name="Table46.A2" office:value-type="string">
            <text:p text:style-name="BodyHanging">frūctibus</text:p>
          </table:table-cell>
          <table:table-cell table:style-name="Table46.A2" office:value-type="string">
            <text:p text:style-name="BodyHanging">cornū</text:p>
          </table:table-cell>
          <table:table-cell table:style-name="Table46.E2" office:value-type="string">
            <text:p text:style-name="BodyHanging">cornibus</text:p>
          </table:table-cell>
        </table:table-row>
      </table:table>
      <text:p text:style-name="P107"/>
      <text:p text:style-name="BannerSecondary"><text:span text:style-name="T21">720</text:span> (519).<text:tab/>Fifth Declension.</text:p>
      <table:table table:name="Table45" table:style-name="Table45">
        <table:table-column table:style-name="Table45.A" table:number-columns-repeated="5"/>
        <table:table-row>
          <table:table-cell table:style-name="Table45.A1" office:value-type="string">
            <text:p text:style-name="BodyHanging"/>
          </table:table-cell>
          <table:table-cell table:style-name="Table45.A1" office:value-type="string">
            <text:p text:style-name="BodyHanging">Singular.</text:p>
          </table:table-cell>
          <table:table-cell table:style-name="Table45.A1" office:value-type="string">
            <text:p text:style-name="BodyHanging">Plural.</text:p>
          </table:table-cell>
          <table:table-cell table:style-name="Table45.A1" office:value-type="string">
            <text:p text:style-name="BodyHanging">Singular.</text:p>
          </table:table-cell>
          <table:table-cell table:style-name="Table45.E1" office:value-type="string">
            <text:p text:style-name="BodyHanging">Plural.</text:p>
          </table:table-cell>
        </table:table-row>
        <table:table-row>
          <table:table-cell table:style-name="Table45.A2" office:value-type="string">
            <text:p text:style-name="BodyHanging"><text:span text:style-name="T2">Nom</text:span>.</text:p>
          </table:table-cell>
          <table:table-cell table:style-name="Table45.A2" office:value-type="string">
            <text:p text:style-name="BodyHanging">rēs, f.</text:p>
          </table:table-cell>
          <table:table-cell table:style-name="Table45.A2" office:value-type="string">
            <text:p text:style-name="BodyHanging">rēs</text:p>
          </table:table-cell>
          <table:table-cell table:style-name="Table45.A2" office:value-type="string">
            <text:p text:style-name="BodyHanging">diēs, m.</text:p>
          </table:table-cell>
          <table:table-cell table:style-name="Table45.E2" office:value-type="string">
            <text:p text:style-name="BodyHanging">diēs</text:p>
          </table:table-cell>
        </table:table-row>
        <table:table-row>
          <table:table-cell table:style-name="Table45.A2" office:value-type="string">
            <text:p text:style-name="BodyHanging"><text:span text:style-name="T2">Gen</text:span>.</text:p>
          </table:table-cell>
          <table:table-cell table:style-name="Table45.A2" office:value-type="string">
            <text:p text:style-name="BodyHanging">reī</text:p>
          </table:table-cell>
          <table:table-cell table:style-name="Table45.A2" office:value-type="string">
            <text:p text:style-name="BodyHanging">rērum</text:p>
          </table:table-cell>
          <table:table-cell table:style-name="Table45.A2" office:value-type="string">
            <text:p text:style-name="BodyHanging">diēī</text:p>
          </table:table-cell>
          <table:table-cell table:style-name="Table45.E2" office:value-type="string">
            <text:p text:style-name="BodyHanging">diērum</text:p>
          </table:table-cell>
        </table:table-row>
        <table:table-row>
          <table:table-cell table:style-name="Table45.A2" office:value-type="string">
            <text:p text:style-name="BodyHanging">Dat.</text:p>
          </table:table-cell>
          <table:table-cell table:style-name="Table45.A2" office:value-type="string">
            <text:p text:style-name="BodyHanging">reī</text:p>
          </table:table-cell>
          <table:table-cell table:style-name="Table45.A2" office:value-type="string">
            <text:p text:style-name="BodyHanging">rēbus</text:p>
          </table:table-cell>
          <table:table-cell table:style-name="Table45.A2" office:value-type="string">
            <text:p text:style-name="BodyHanging">diēī</text:p>
          </table:table-cell>
          <table:table-cell table:style-name="Table45.E2" office:value-type="string">
            <text:p text:style-name="BodyHanging">diēbus</text:p>
          </table:table-cell>
        </table:table-row>
        <table:table-row>
          <table:table-cell table:style-name="Table45.A2" office:value-type="string">
            <text:p text:style-name="BodyHanging">Acc.</text:p>
          </table:table-cell>
          <table:table-cell table:style-name="Table45.A2" office:value-type="string">
            <text:p text:style-name="BodyHanging">rem</text:p>
          </table:table-cell>
          <table:table-cell table:style-name="Table45.A2" office:value-type="string">
            <text:p text:style-name="BodyHanging">rēs</text:p>
          </table:table-cell>
          <table:table-cell table:style-name="Table45.A2" office:value-type="string">
            <text:p text:style-name="BodyHanging">diem</text:p>
          </table:table-cell>
          <table:table-cell table:style-name="Table45.E2" office:value-type="string">
            <text:p text:style-name="BodyHanging">diēs</text:p>
          </table:table-cell>
        </table:table-row>
        <table:table-row>
          <table:table-cell table:style-name="Table45.A2" office:value-type="string">
            <text:p text:style-name="BodyHanging">Voc.</text:p>
          </table:table-cell>
          <table:table-cell table:style-name="Table45.A2" office:value-type="string">
            <text:p text:style-name="BodyHanging">rēs</text:p>
          </table:table-cell>
          <table:table-cell table:style-name="Table45.A2" office:value-type="string">
            <text:p text:style-name="BodyHanging">rēs</text:p>
          </table:table-cell>
          <table:table-cell table:style-name="Table45.A2" office:value-type="string">
            <text:p text:style-name="BodyHanging">diēs</text:p>
          </table:table-cell>
          <table:table-cell table:style-name="Table45.E2" office:value-type="string">
            <text:p text:style-name="BodyHanging">diēs</text:p>
          </table:table-cell>
        </table:table-row>
        <table:table-row>
          <table:table-cell table:style-name="Table45.A2" office:value-type="string">
            <text:p text:style-name="BodyHanging">Abl.</text:p>
          </table:table-cell>
          <table:table-cell table:style-name="Table45.A2" office:value-type="string">
            <text:p text:style-name="BodyHanging">rē</text:p>
          </table:table-cell>
          <table:table-cell table:style-name="Table45.A2" office:value-type="string">
            <text:p text:style-name="BodyHanging">rēbus</text:p>
          </table:table-cell>
          <table:table-cell table:style-name="Table45.A2" office:value-type="string">
            <text:p text:style-name="BodyHanging">diē</text:p>
          </table:table-cell>
          <table:table-cell table:style-name="Table45.E2" office:value-type="string">
            <text:p text:style-name="BodyHanging">diēbus<text:span text:style-name="T28">{{444 (348)}}</text:span></text:p>
          </table:table-cell>
        </table:table-row>
      </table:table>
      <text:p text:style-name="P107"/>
      <text:p text:style-name="Banner">Adjectives.</text:p>
      <text:p text:style-name="P107"/>
      <text:p text:style-name="BannerSecondary"><text:span text:style-name="T21">721</text:span> (520). <text:tab/>Adjectives of First and Second Declensions.</text:p>
      <text:p text:style-name="P114"><text:tab/>(<text:span text:style-name="T2">a</text:span>)<text:tab/>bonus, bona, bonum<text:tab/>65, page []</text:p>
      <text:p text:style-name="P114"><text:tab/>(<text:span text:style-name="T2">b</text:span>)<text:tab/>līber, lībera, līberum<text:tab/>72, page []</text:p>
      <text:p text:style-name="P114"><text:tab/>(<text:span text:style-name="T2">c</text:span>)<text:tab/>aeger, aegra, aegrum<text:tab/>72, page []</text:p>
      <text:p text:style-name="P107"/>
      <text:p text:style-name="P107"/>
      <text:p text:style-name="BannerSecondary"><text:span text:style-name="T21">722</text:span> (521).<text:tab/>Adjectives of Third Declension. </text:p>
      <text:p text:style-name="P114"><text:tab/>(<text:span text:style-name="T2">a</text:span>)<text:tab/>ācer, ācris, ācre<text:tab/>113, page []</text:p>
      <text:p text:style-name="P114"><text:tab/>(<text:span text:style-name="T2">b</text:span>)<text:tab/>fortis, forte<text:tab/>113, page []</text:p>
      <text:p text:style-name="P114"><text:tab/>(<text:span text:style-name="T2">c</text:span>)<text:tab/>fēlīx<text:tab/>113, page []</text:p>
      <text:p text:style-name="P114"><text:tab/>(<text:span text:style-name="T2">d</text:span>)<text:tab/>prūdēns<text:tab/>113, page []</text:p>
      <text:p text:style-name="P131"/>
      <text:p text:style-name="BannerSecondary"><text:span text:style-name="T21">723</text:span> (522).<text:tab/>Declension of Comparatives.</text:p>
      <text:p text:style-name="P114"><text:tab/>(<text:span text:style-name="T2">a</text:span>)<text:tab/>fortior, fortius<text:tab/>170, page []</text:p>
      <text:p text:style-name="P114"><text:tab/>(<text:span text:style-name="T2">b</text:span>)<text:tab/>plūs<text:tab/>197, page []</text:p>
      <text:p text:style-name="P114"/>
      <text:p text:style-name="P279"><text:span text:style-name="T21">724</text:span> (523).<text:tab/>Irregular Adjectives of First and Second Declensions.</text:p>
      <text:p text:style-name="P114"><text:tab/>(<text:span text:style-name="T2">a</text:span>)<text:tab/>ūnus, ūna, ūnum<text:tab/>205, page []</text:p>
      <text:p text:style-name="P114"><text:soft-page-break/><text:tab/>(<text:span text:style-name="T2">b</text:span>)<text:tab/>neuter, neutra, neutrum<text:tab/>205, page []</text:p>
      <text:p text:style-name="P114">For list of adjectives with gen. in <text:span text:style-name="T21">-īus</text:span> and dat. in <text:span text:style-name="T21">-ī</text:span>, see 207, page [].</text:p>
      <text:p text:style-name="P114"/>
      <text:p text:style-name="BannerSecondary"><text:span text:style-name="T21">725</text:span> (524).<text:tab/>Numerals.</text:p>
      <text:p text:style-name="P293"><text:tab/><text:tab/><text:tab/>Cardinal.<text:tab/>Ordinal.</text:p>
      <text:p text:style-name="P293"><text:tab/><text:tab/>1.<text:tab/>ūnus<text:tab/>prīmus</text:p>
      <text:p text:style-name="P293"><text:tab/><text:tab/>2.<text:tab/>duo<text:tab/>secundus <text:span text:style-name="T2">or</text:span><text:span text:style-name="T12"> alter</text:span></text:p>
      <text:p text:style-name="P292"><text:tab/><text:tab/>3.<text:tab/>trēs<text:tab/>tertius</text:p>
      <text:p text:style-name="P292"><text:tab/><text:tab/>4.<text:tab/>quattuor<text:tab/>quārtus</text:p>
      <text:p text:style-name="P292"><text:tab/><text:tab/>5.<text:tab/>quīnque<text:tab/>quīntus</text:p>
      <text:p text:style-name="P292"><text:tab/><text:tab/>6.<text:tab/>sex<text:tab/>sextus</text:p>
      <text:p text:style-name="P292"><text:tab/><text:tab/>7.<text:tab/>septem<text:tab/>septimus</text:p>
      <text:p text:style-name="P292"><text:tab/><text:tab/>8.<text:tab/>oct.o<text:tab/>oct.avus</text:p>
      <text:p text:style-name="P292"><text:tab/><text:tab/>9.<text:tab/>novem<text:tab/>n.onus</text:p>
      <text:p text:style-name="P292"><text:tab/><text:tab/>10.<text:tab/>decem<text:tab/>decimus</text:p>
      <text:p text:style-name="P292"><text:tab/><text:tab/>11.<text:tab/>.undecim<text:tab/>.undecimus</text:p>
      <text:p text:style-name="P292"><text:tab/><text:tab/>12.<text:tab/>duodecim<text:tab/>duodecimus<text:span text:style-name="T28">{{445 (349)}}</text:span></text:p>
      <text:p text:style-name="P292"><text:tab/><text:tab/>13.<text:tab/>recdecim<text:tab/>tertius decimus</text:p>
      <text:p text:style-name="P292"><text:tab/><text:tab/>14.<text:tab/>quattuordecim<text:tab/>qu.artus decimus</text:p>
      <text:p text:style-name="P292"><text:tab/><text:tab/>15.<text:tab/>qu.indecim<text:tab/>qu.intus decimus</text:p>
      <text:p text:style-name="P292"><text:tab/><text:tab/>16.<text:tab/>s.edecim<text:tab/>sextus decimus</text:p>
      <text:p text:style-name="P292"><text:tab/><text:tab/>17.<text:tab/>septendecim<text:tab/>septimus decimus</text:p>
      <text:p text:style-name="P292"><text:tab/><text:tab/>18.<text:tab/>dud.ev.igint.i<text:tab/>duod.ev.ic.esimus</text:p>
      <text:p text:style-name="P292"><text:tab/><text:tab/>19.<text:tab/>.und.ev.igint.i<text:tab/>und.ev.ic.esimus</text:p>
      <text:p text:style-name="P292"><text:tab/><text:tab/>20.<text:tab/>v.igint.i<text:tab/>v.ic.esimus</text:p>
      <text:p text:style-name="P292"><text:tab/><text:tab/>30.<text:tab/>trigint.a<text:tab/>tr.ic.esimus</text:p>
      <text:p text:style-name="P292"><text:tab/><text:tab/>40.<text:tab/>quadr.agint.a<text:tab/>quadr.ag.esimus</text:p>
      <text:p text:style-name="P292"><text:tab/><text:tab/>50.<text:tab/>qu.inqu.agint.a<text:tab/>qu.inqu.ag.esimus</text:p>
      <text:p text:style-name="P292"><text:tab/><text:tab/>60.<text:tab/>sex.agint.a<text:tab/>sex.ag.esimus</text:p>
      <text:p text:style-name="P292"><text:tab/><text:tab/>70.<text:tab/>septu.agint.a<text:tab/>septu.ag.esimus</text:p>
      <text:p text:style-name="P292"><text:tab/><text:tab/>80.<text:tab/>oct.ogint.a<text:tab/>oct.og.esimus</text:p>
      <text:p text:style-name="P292"><text:tab/><text:tab/>90.<text:tab/>n.on.agint.a<text:tab/>n.on.ag.esimus</text:p>
      <text:p text:style-name="P292"><text:tab/><text:tab/>100.<text:tab/>centum<text:tab/>cent.esimus</text:p>
      <text:p text:style-name="P292"><text:tab/><text:tab/>200.<text:tab/>ducent.i, ae, a<text:tab/>ducent.esimus</text:p>
      <text:p text:style-name="P292"><text:tab/><text:tab/>300.<text:tab/>trecent.i, ae, a<text:tab/>trecent.esimus</text:p>
      <text:p text:style-name="P292"><text:tab/><text:tab/>400.<text:tab/>quadringent.i, ae, a<text:tab/>quadringent.esimus</text:p>
      <text:p text:style-name="P292"><text:tab/><text:tab/>500.<text:tab/>qu.ingent.i, ae, a<text:tab/>qu.ingent.esimus</text:p>
      <text:p text:style-name="P292"><text:tab/><text:tab/>600.<text:tab/>sescent.i, ae, a<text:tab/>sescent.esimus</text:p>
      <text:p text:style-name="P292"><text:tab/><text:tab/>700.<text:tab/>septingent.i, ae, a<text:tab/>setingent.esimus</text:p>
      <text:p text:style-name="P292"><text:tab/><text:tab/>800.<text:tab/>octingent.i, ae, a<text:tab/>octingent.esimus</text:p>
      <text:p text:style-name="P292"><text:tab/><text:tab/>900.<text:tab/>n.ongent.i, ae, a<text:tab/>n.ongent.esimus</text:p>
      <text:p text:style-name="P292"><text:tab/><text:tab/>1000.<text:tab/>m.ille<text:tab/>m.ill.esimus</text:p>
      <text:p text:style-name="P292"><text:tab/><text:tab/>2000.<text:tab/>duo m.ilia<text:tab/>bis m.ill.esimus</text:p>
      <text:p text:style-name="P291"/>
      <text:p text:style-name="BannerSecondary"><text:span text:style-name="T21">726</text:span> (525).<text:tab/>Declension of Numerals.</text:p>
      <table:table table:name="Table47" table:style-name="Table47">
        <table:table-column table:style-name="Table47.A" table:number-columns-repeated="7"/>
        <table:table-row>
          <table:table-cell table:style-name="Table47.A1" office:value-type="string">
            <text:p text:style-name="BodyHanging"/>
          </table:table-cell>
          <table:table-cell table:style-name="Table47.A1" office:value-type="string">
            <text:p text:style-name="BodyHanging">Masc.</text:p>
          </table:table-cell>
          <table:table-cell table:style-name="Table47.A1" office:value-type="string">
            <text:p text:style-name="BodyHanging">Fem.</text:p>
          </table:table-cell>
          <table:table-cell table:style-name="Table47.A1" office:value-type="string">
            <text:p text:style-name="BodyHanging">Neut.</text:p>
          </table:table-cell>
          <table:table-cell table:style-name="Table47.A1" office:value-type="string">
            <text:p text:style-name="BodyHanging">M. and F.</text:p>
          </table:table-cell>
          <table:table-cell table:style-name="Table47.A1" office:value-type="string">
            <text:p text:style-name="BodyHanging">Neut.</text:p>
          </table:table-cell>
          <table:table-cell table:style-name="Table47.G1" office:value-type="string">
            <text:p text:style-name="BodyHanging">Neut.</text:p>
          </table:table-cell>
        </table:table-row>
        <table:table-row>
          <table:table-cell table:style-name="Table47.A2" office:value-type="string">
            <text:p text:style-name="BodyHanging">Nom.</text:p>
          </table:table-cell>
          <table:table-cell table:style-name="Table47.A2" office:value-type="string">
            <text:p text:style-name="BodyHanging">duo</text:p>
          </table:table-cell>
          <table:table-cell table:style-name="Table47.A2" office:value-type="string">
            <text:p text:style-name="BodyHanging">duae</text:p>
          </table:table-cell>
          <table:table-cell table:style-name="Table47.A2" office:value-type="string">
            <text:p text:style-name="BodyHanging">duo</text:p>
          </table:table-cell>
          <table:table-cell table:style-name="Table47.A2" office:value-type="string">
            <text:p text:style-name="BodyHanging">tr.es</text:p>
          </table:table-cell>
          <table:table-cell table:style-name="Table47.A2" office:value-type="string">
            <text:p text:style-name="BodyHanging">tria</text:p>
          </table:table-cell>
          <table:table-cell table:style-name="Table47.G2" office:value-type="string">
            <text:p text:style-name="BodyHanging">m.ilia</text:p>
          </table:table-cell>
        </table:table-row>
        <text:soft-page-break/>
        <table:table-row>
          <table:table-cell table:style-name="Table47.A2" office:value-type="string">
            <text:p text:style-name="BodyHanging">Gen.</text:p>
          </table:table-cell>
          <table:table-cell table:style-name="Table47.A2" office:value-type="string">
            <text:p text:style-name="BodyHanging">du.orum</text:p>
          </table:table-cell>
          <table:table-cell table:style-name="Table47.A2" office:value-type="string">
            <text:p text:style-name="BodyHanging">du.arum</text:p>
          </table:table-cell>
          <table:table-cell table:style-name="Table47.A2" office:value-type="string">
            <text:p text:style-name="BodyHanging">du.orum</text:p>
          </table:table-cell>
          <table:table-cell table:style-name="Table47.A2" office:value-type="string">
            <text:p text:style-name="BodyHanging">trium</text:p>
          </table:table-cell>
          <table:table-cell table:style-name="Table47.A2" office:value-type="string">
            <text:p text:style-name="BodyHanging">trium</text:p>
          </table:table-cell>
          <table:table-cell table:style-name="Table47.G2" office:value-type="string">
            <text:p text:style-name="BodyHanging">m.ilium</text:p>
          </table:table-cell>
        </table:table-row>
        <table:table-row>
          <table:table-cell table:style-name="Table47.A2" office:value-type="string">
            <text:p text:style-name="BodyHanging">Dat.</text:p>
          </table:table-cell>
          <table:table-cell table:style-name="Table47.A2" office:value-type="string">
            <text:p text:style-name="BodyHanging">du.obus</text:p>
          </table:table-cell>
          <table:table-cell table:style-name="Table47.A2" office:value-type="string">
            <text:p text:style-name="BodyHanging">du.abus</text:p>
          </table:table-cell>
          <table:table-cell table:style-name="Table47.A2" office:value-type="string">
            <text:p text:style-name="BodyHanging">du.obus</text:p>
          </table:table-cell>
          <table:table-cell table:style-name="Table47.A2" office:value-type="string">
            <text:p text:style-name="BodyHanging">tribus</text:p>
          </table:table-cell>
          <table:table-cell table:style-name="Table47.A2" office:value-type="string">
            <text:p text:style-name="BodyHanging">tribus</text:p>
          </table:table-cell>
          <table:table-cell table:style-name="Table47.G2" office:value-type="string">
            <text:p text:style-name="BodyHanging">m.ilibus</text:p>
          </table:table-cell>
        </table:table-row>
        <table:table-row>
          <table:table-cell table:style-name="Table47.A2" office:value-type="string">
            <text:p text:style-name="BodyHanging">Acc.</text:p>
          </table:table-cell>
          <table:table-cell table:style-name="Table47.A2" office:value-type="string">
            <text:p text:style-name="BodyHanging">du.os, duo</text:p>
          </table:table-cell>
          <table:table-cell table:style-name="Table47.A2" office:value-type="string">
            <text:p text:style-name="BodyHanging">duas</text:p>
          </table:table-cell>
          <table:table-cell table:style-name="Table47.A2" office:value-type="string">
            <text:p text:style-name="BodyHanging">duo</text:p>
          </table:table-cell>
          <table:table-cell table:style-name="Table47.A2" office:value-type="string">
            <text:p text:style-name="BodyHanging">tr.es</text:p>
          </table:table-cell>
          <table:table-cell table:style-name="Table47.A2" office:value-type="string">
            <text:p text:style-name="BodyHanging">tria</text:p>
          </table:table-cell>
          <table:table-cell table:style-name="Table47.G2" office:value-type="string">
            <text:p text:style-name="BodyHanging">m.ilia</text:p>
          </table:table-cell>
        </table:table-row>
        <table:table-row>
          <table:table-cell table:style-name="Table47.A2" office:value-type="string">
            <text:p text:style-name="BodyHanging">Voc.</text:p>
          </table:table-cell>
          <table:table-cell table:style-name="Table47.A2" office:value-type="string">
            <text:p text:style-name="BodyHanging">duo</text:p>
          </table:table-cell>
          <table:table-cell table:style-name="Table47.A2" office:value-type="string">
            <text:p text:style-name="BodyHanging">duae</text:p>
          </table:table-cell>
          <table:table-cell table:style-name="Table47.A2" office:value-type="string">
            <text:p text:style-name="BodyHanging">duo</text:p>
          </table:table-cell>
          <table:table-cell table:style-name="Table47.A2" office:value-type="string">
            <text:p text:style-name="BodyHanging">tr.es</text:p>
          </table:table-cell>
          <table:table-cell table:style-name="Table47.A2" office:value-type="string">
            <text:p text:style-name="BodyHanging">tria</text:p>
          </table:table-cell>
          <table:table-cell table:style-name="Table47.G2" office:value-type="string">
            <text:p text:style-name="BodyHanging">m.ilia</text:p>
          </table:table-cell>
        </table:table-row>
        <table:table-row>
          <table:table-cell table:style-name="Table47.A2" office:value-type="string">
            <text:p text:style-name="BodyHanging">Dat.</text:p>
          </table:table-cell>
          <table:table-cell table:style-name="Table47.A2" office:value-type="string">
            <text:p text:style-name="BodyHanging">du.obus</text:p>
          </table:table-cell>
          <table:table-cell table:style-name="Table47.A2" office:value-type="string">
            <text:p text:style-name="BodyHanging">du.abus</text:p>
          </table:table-cell>
          <table:table-cell table:style-name="Table47.A2" office:value-type="string">
            <text:p text:style-name="BodyHanging">du.obus</text:p>
          </table:table-cell>
          <table:table-cell table:style-name="Table47.A2" office:value-type="string">
            <text:p text:style-name="BodyHanging">tribus</text:p>
          </table:table-cell>
          <table:table-cell table:style-name="Table47.A2" office:value-type="string">
            <text:p text:style-name="BodyHanging">tribus</text:p>
          </table:table-cell>
          <table:table-cell table:style-name="Table47.G2" office:value-type="string">
            <text:p text:style-name="BodyHanging">m.ilibus</text:p>
          </table:table-cell>
        </table:table-row>
      </table:table>
      <text:p text:style-name="P114">For <text:span text:style-name="T21">.unus</text:span> see 205, page [].</text:p>
      <text:p text:style-name="P114">For other numerals see 156, page [] (ordinals); 216, page [] (cardinals).<text:span text:style-name="T26">{{446 (350)}}</text:span></text:p>
      <text:p text:style-name="P114"/>
      <text:p text:style-name="Banner">Pronouns.</text:p>
      <text:p text:style-name="P114"/>
      <text:p text:style-name="BannerSecondary"><text:span text:style-name="T21">727</text:span> (526).<text:tab/>Personal, Reflexive, and Possessive Pronouns.</text:p>
      <table:table table:name="Table48" table:style-name="Table48">
        <table:table-column table:style-name="Table48.A" table:number-columns-repeated="6"/>
        <table:table-column table:style-name="Table48.G"/>
        <table:table-row>
          <table:table-cell table:style-name="Table48.A1" office:value-type="string">
            <text:p text:style-name="BodyHanging"/>
          </table:table-cell>
          <table:table-cell table:style-name="Table48.A1" office:value-type="string">
            <text:p text:style-name="BodyHanging">Sing.</text:p>
          </table:table-cell>
          <table:table-cell table:style-name="Table48.A1" office:value-type="string">
            <text:p text:style-name="BodyHanging">Plur.</text:p>
          </table:table-cell>
          <table:table-cell table:style-name="Table48.A1" office:value-type="string">
            <text:p text:style-name="BodyHanging">Sing.</text:p>
          </table:table-cell>
          <table:table-cell table:style-name="Table48.A1" office:value-type="string">
            <text:p text:style-name="BodyHanging">Plur.</text:p>
          </table:table-cell>
          <table:table-cell table:style-name="Table48.A1" office:value-type="string">
            <text:p text:style-name="BodyHanging">Sing.</text:p>
          </table:table-cell>
          <table:table-cell table:style-name="Table48.G1" office:value-type="string">
            <text:p text:style-name="BodyHanging">Plur.</text:p>
          </table:table-cell>
        </table:table-row>
        <table:table-row>
          <table:table-cell table:style-name="Table48.A2" office:value-type="string">
            <text:p text:style-name="BodyHanging">Nom.</text:p>
          </table:table-cell>
          <table:table-cell table:style-name="Table48.A2" office:value-type="string">
            <text:p text:style-name="BodyHanging">ego</text:p>
          </table:table-cell>
          <table:table-cell table:style-name="Table48.A2" office:value-type="string">
            <text:p text:style-name="BodyHanging">n.os</text:p>
          </table:table-cell>
          <table:table-cell table:style-name="Table48.A2" office:value-type="string">
            <text:p text:style-name="BodyHanging">t.u</text:p>
          </table:table-cell>
          <table:table-cell table:style-name="Table48.A2" office:value-type="string">
            <text:p text:style-name="BodyHanging">v.os</text:p>
          </table:table-cell>
          <table:table-cell table:style-name="Table48.A2" office:value-type="string">
            <text:p text:style-name="BodyHanging"><text:span text:style-name="T23">–</text:span></text:p>
          </table:table-cell>
          <table:table-cell table:style-name="Table48.G2" office:value-type="string">
            <text:p text:style-name="BodyHanging"><text:span text:style-name="T23">–</text:span></text:p>
          </table:table-cell>
        </table:table-row>
        <table:table-row>
          <table:table-cell table:style-name="Table48.A2" office:value-type="string">
            <text:p text:style-name="P294">Gen.</text:p>
          </table:table-cell>
          <table:table-cell table:style-name="Table48.A2" office:value-type="string">
            <text:p text:style-name="P294">me.i</text:p>
          </table:table-cell>
          <table:table-cell table:style-name="Table48.A2" office:value-type="string">
            <text:p text:style-name="P294">nostrum, nostr.i</text:p>
          </table:table-cell>
          <table:table-cell table:style-name="Table48.A2" office:value-type="string">
            <text:p text:style-name="P294">tu.i</text:p>
          </table:table-cell>
          <table:table-cell table:style-name="Table48.A2" office:value-type="string">
            <text:p text:style-name="P294">vestrum, vestr.i</text:p>
          </table:table-cell>
          <table:table-cell table:style-name="Table48.A2" office:value-type="string">
            <text:p text:style-name="P294">su.i</text:p>
          </table:table-cell>
          <table:table-cell table:style-name="Table48.G2" office:value-type="string">
            <text:p text:style-name="P294">su.i</text:p>
          </table:table-cell>
        </table:table-row>
        <table:table-row>
          <table:table-cell table:style-name="Table48.A2" office:value-type="string">
            <text:p text:style-name="BodyHanging">Dat.</text:p>
          </table:table-cell>
          <table:table-cell table:style-name="Table48.A2" office:value-type="string">
            <text:p text:style-name="BodyHanging">mihi</text:p>
          </table:table-cell>
          <table:table-cell table:style-name="Table48.A2" office:value-type="string">
            <text:p text:style-name="BodyHanging">n.ob.is</text:p>
          </table:table-cell>
          <table:table-cell table:style-name="Table48.A2" office:value-type="string">
            <text:p text:style-name="BodyHanging">tibi</text:p>
          </table:table-cell>
          <table:table-cell table:style-name="Table48.A2" office:value-type="string">
            <text:p text:style-name="BodyHanging">v.ob.is</text:p>
          </table:table-cell>
          <table:table-cell table:style-name="Table48.A2" office:value-type="string">
            <text:p text:style-name="BodyHanging">sibi</text:p>
          </table:table-cell>
          <table:table-cell table:style-name="Table48.G2" office:value-type="string">
            <text:p text:style-name="BodyHanging">sibi</text:p>
          </table:table-cell>
        </table:table-row>
        <table:table-row>
          <table:table-cell table:style-name="Table48.A2" office:value-type="string">
            <text:p text:style-name="BodyHanging">Acc.</text:p>
          </table:table-cell>
          <table:table-cell table:style-name="Table48.A2" office:value-type="string">
            <text:p text:style-name="BodyHanging">m.e</text:p>
          </table:table-cell>
          <table:table-cell table:style-name="Table48.A2" office:value-type="string">
            <text:p text:style-name="BodyHanging">n.os</text:p>
          </table:table-cell>
          <table:table-cell table:style-name="Table48.A2" office:value-type="string">
            <text:p text:style-name="BodyHanging">t.e</text:p>
          </table:table-cell>
          <table:table-cell table:style-name="Table48.A2" office:value-type="string">
            <text:p text:style-name="BodyHanging">v.os</text:p>
          </table:table-cell>
          <table:table-cell table:style-name="Table48.A2" office:value-type="string">
            <text:p text:style-name="BodyHanging">s.e (s.es.e)</text:p>
          </table:table-cell>
          <table:table-cell table:style-name="Table48.G2" office:value-type="string">
            <text:p text:style-name="BodyHanging">s.e (s.es.e)</text:p>
          </table:table-cell>
        </table:table-row>
        <table:table-row>
          <table:table-cell table:style-name="Table48.A2" office:value-type="string">
            <text:p text:style-name="BodyHanging">Voc.</text:p>
          </table:table-cell>
          <table:table-cell table:style-name="Table48.A2" office:value-type="string">
            <text:p text:style-name="BodyHanging"><text:span text:style-name="T23">–</text:span></text:p>
          </table:table-cell>
          <table:table-cell table:style-name="Table48.A2" office:value-type="string">
            <text:p text:style-name="BodyHanging"><text:span text:style-name="T23">–</text:span></text:p>
          </table:table-cell>
          <table:table-cell table:style-name="Table48.A2" office:value-type="string">
            <text:p text:style-name="BodyHanging"><text:span text:style-name="T23">t.u</text:span></text:p>
          </table:table-cell>
          <table:table-cell table:style-name="Table48.A2" office:value-type="string">
            <text:p text:style-name="BodyHanging"><text:span text:style-name="T23">v.os</text:span></text:p>
          </table:table-cell>
          <table:table-cell table:style-name="Table48.A2" office:value-type="string">
            <text:p text:style-name="BodyHanging"><text:span text:style-name="T23">–</text:span></text:p>
          </table:table-cell>
          <table:table-cell table:style-name="Table48.G2" office:value-type="string">
            <text:p text:style-name="BodyHanging"><text:span text:style-name="T23">–</text:span></text:p>
          </table:table-cell>
        </table:table-row>
        <table:table-row>
          <table:table-cell table:style-name="Table48.A2" office:value-type="string">
            <text:p text:style-name="BodyHanging">Abl.</text:p>
          </table:table-cell>
          <table:table-cell table:style-name="Table48.A2" office:value-type="string">
            <text:p text:style-name="BodyHanging">m.e</text:p>
          </table:table-cell>
          <table:table-cell table:style-name="Table48.A2" office:value-type="string">
            <text:p text:style-name="BodyHanging">n.ob.is</text:p>
          </table:table-cell>
          <table:table-cell table:style-name="Table48.A2" office:value-type="string">
            <text:p text:style-name="BodyHanging">t.e</text:p>
          </table:table-cell>
          <table:table-cell table:style-name="Table48.A2" office:value-type="string">
            <text:p text:style-name="BodyHanging">v.ob.is</text:p>
          </table:table-cell>
          <table:table-cell table:style-name="Table48.A2" office:value-type="string">
            <text:p text:style-name="BodyHanging">s.e (s.es.e)</text:p>
          </table:table-cell>
          <table:table-cell table:style-name="Table48.G2" office:value-type="string">
            <text:p text:style-name="BodyHanging">s.e (s.es.e)</text:p>
          </table:table-cell>
        </table:table-row>
      </table:table>
      <text:p text:style-name="P114">For <text:span text:style-name="T21">meus</text:span>, <text:span text:style-name="T21">noster</text:span>, <text:span text:style-name="T21">vester</text:span>, and <text:span text:style-name="T21">suus</text:span> see 279, page [].</text:p>
      <text:p text:style-name="P114"/>
      <text:p text:style-name="BannerSecondary"><text:span text:style-name="T21">728</text:span> (527).<text:tab/>Demonstrative Pronouns.</text:p>
      <text:p text:style-name="P114"/>
      <text:p text:style-name="P114"/>
      <text:p text:style-name="P107">{{447 (351)}}</text:p>
      <text:p text:style-name="P107"/>
      <text:p text:style-name="P107"/>
      <text:p text:style-name="BannerSecondary"><text:span text:style-name="T21">729</text:span> (528).<text:tab/>Relative Pronoun.</text:p>
      <text:p text:style-name="P107"/>
      <text:p text:style-name="P107"/>
      <text:p text:style-name="BannerSecondary"><text:span text:style-name="T21">730</text:span> (529).<text:tab/>Interrogative Pronoun.</text:p>
      <text:p text:style-name="P107"/>
      <text:p text:style-name="P107"/>
      <text:p text:style-name="BannerSecondary"><text:span text:style-name="T21">731</text:span> (530).<text:tab/>Indefinite Pronouns.</text:p>
      <text:p text:style-name="P107"/>
      <text:p text:style-name="P107"/>
      <text:p text:style-name="P107">{{448 (352)}}</text:p>
      <text:p text:style-name="P107"/>
      <text:p text:style-name="Banner">Verbs.</text:p>
      <text:p text:style-name="P107"/>
      <text:p text:style-name="BannerSecondary"><text:span text:style-name="T21">732</text:span> (531).<text:tab/>Indicative Active.</text:p>
      <text:p text:style-name="P107"/>
      <text:p text:style-name="P107">{{449 (353)}}</text:p>
      <text:p text:style-name="P107"/>
      <text:p text:style-name="P107"><text:soft-page-break/></text:p>
      <text:p text:style-name="BannerSecondary"><text:span text:style-name="T21">733</text:span> (532).<text:tab/>Indicative Passive.</text:p>
      <text:p text:style-name="P107"/>
      <text:p text:style-name="P107">{{450 (354)}}</text:p>
      <text:p text:style-name="P107"/>
      <text:p text:style-name="BannerSecondary"><text:span text:style-name="T21">734</text:span> (533).<text:tab/>Subjunctive Active.</text:p>
      <text:p text:style-name="P107"/>
      <text:p text:style-name="BannerSecondary"><text:span text:style-name="T21">736</text:span> (535).<text:tab/>Gerund.</text:p>
      <text:p text:style-name="P107"/>
      <text:p text:style-name="P107">{{451 (355)}}</text:p>
      <text:p text:style-name="P107"/>
      <text:p text:style-name="BannerSecondary">735 (534).<text:tab/>Subjunctive Passive.</text:p>
      <text:p text:style-name="P107"/>
      <text:p text:style-name="BannerSecondary">737 (536).<text:tab/>Supine.</text:p>
      <text:p text:style-name="P107"/>
      <text:p text:style-name="P107">{{452 (356)}}</text:p>
      <text:p text:style-name="P107"/>
      <text:p text:style-name="P107"/>
      <text:p text:style-name="BannerSecondary">738 (537).<text:tab/>Imperative Active.</text:p>
      <text:p text:style-name="Standard"/>
      <text:p text:style-name="BannerSecondary">740 (539).<text:tab/>Infinitive Active.</text:p>
      <text:p text:style-name="P107"/>
      <text:p text:style-name="BannerSecondary">742 (541).<text:tab/>Participles Active.</text:p>
      <text:p text:style-name="P107"/>
      <text:p text:style-name="BannerSecondary">744 (543).<text:tab/>Third Conjugation: Verbs in <text:span text:style-name="T21">-i.o</text:span>.</text:p>
      <text:p text:style-name="P107"/>
      <text:p text:style-name="P107"/>
      <text:p text:style-name="P107">{{453 (357)}}</text:p>
      <text:p text:style-name="P107"/>
      <text:p text:style-name="P107"/>
      <text:p text:style-name="BannerSecondary">739 (538).<text:tab/>Imperative Passive.</text:p>
      <text:p text:style-name="P107"/>
      <text:p text:style-name="P107"/>
      <text:p text:style-name="P107"/>
      <text:p text:style-name="P107"/>
      <text:p text:style-name="P107"/>
      <text:p text:style-name="P107"/>
      <text:p text:style-name="P107"/>
      <text:p text:style-name="P107"/>
      <text:p text:style-name="P107">{{454 (358)}}</text:p>
      <text:p text:style-name="P107">{{455 (359)}}</text:p>
      <text:p text:style-name="P107">{{456 (360)}}</text:p>
      <text:p text:style-name="P107">{{457 (361)}}</text:p>
      <text:p text:style-name="P107">{{458 (362)}}</text:p>
      <text:p text:style-name="P107">{{459 (363)}}</text:p>
      <text:p text:style-name="P107">{{460 (364)}}</text:p>
      <text:p text:style-name="P107"/>
      <text:p text:style-name="P107">— – – – – \en – —</text:p>
      <text:p text:style-name="P107"/>
      <text:p text:style-name="P1"><text:soft-page-break/></text:p>
      <text:p text:style-name="Standard"/>
      <text:p text:style-name="Standard"/>
      <text:p text:style-name="Standard"/>
      <text:p text:style-name="Standard"><text:s/></text:p>
      <text:p text:style-name="Standard"/>
      <text:p text:style-name="Standard"/>
      <text:p text:style-name="Standard">741 (540). </text:p>
      <text:p text:style-name="Standard"/>
      <text:p text:style-name="Standard">743 (542). </text:p>
      <text:p text:style-name="Standard"><text:s/></text:p>
      <text:p text:style-name="Standard">745 (544). </text:p>
      <text:p text:style-name="Standard">746 (545). </text:p>
      <text:p text:style-name="Standard">747 (546). </text:p>
      <text:p text:style-name="Standard">748 (547). </text:p>
      <text:p text:style-name="Standard"/>
      <text:p text:style-name="Standard"/>
      <text:p text:style-name="Standard"/>
      <text:p text:style-name="Standard"/>
      <text:p text:style-name="Standard"/>
      <text:p text:style-name="Standard"/>
      <text:p text:style-name="Standard">.</text:p>
      <text:p text:style-name="Standard">— – – – – – – – – – — </text:p>
      <text:p text:style-name="P61"/>
      <text:p text:style-name="P61"/>
      <text:p text:style-name="P276"><text:span text:style-name="T21">NNN</text:span>.<text:tab/><text:tab/>Illustrative Examples.</text:p>
      <text:p text:style-name="BodyHanging">Text</text:p>
      <text:p text:style-name="P61"/>
      <text:p text:style-name="P276"><text:span text:style-name="T21">NNN</text:span>.<text:tab/><text:tab/>Paradigm.</text:p>
      <text:p text:style-name="P61"/>
      <text:p text:style-name="BannerSecondary"><text:span text:style-name="T21">NNN</text:span>.<text:tab/><text:tab/>Vocabulary.</text:p>
      <text:p text:style-name="P243">word</text:p>
      <text:p text:style-name="Standard"/>
      <text:p text:style-name="Banner">Exercises.</text:p>
      <text:p text:style-name="BannerSecondary"><text:span text:style-name="T21">NNN</text:span>.<text:tab/><text:tab/><text:span text:style-name="T21">I</text:span>.</text:p>
      <text:p text:style-name="Standard"/>
      <text:p text:style-name="Standard"/>
      <text:p text:style-name="BannerSecondary"><text:span text:style-name="T21">NNN</text:span>.<text:tab/><text:tab/><text:span text:style-name="T21">II</text:span>.</text:p>
      <text:p text:style-name="P61"/>
      <text:p text:style-name="P61"/>
      <text:p text:style-name="P61"/>
      <text:p text:style-name="P61"/>
      <text:p text:style-name="P61"/>
      <text:p text:style-name="Banner">Appendix.</text:p>
      <text:p text:style-name="P61"/>
      <text:p text:style-name="P61"/>
      <text:p text:style-name="P10"><text:s/>— — — — — — — — — — </text:p>
      <text:p text:style-name="P10"><text:tab/>Ā Ē Ī Ō Ū ā ē ī ō ū</text:p>
      <text:p text:style-name="P10"><text:tab/>—</text:p>
      <text:p text:style-name="P10"><text:soft-page-break/><text:tab/> – </text:p>
      <text:p text:style-name="Standard">Ā ā Ă ă Ē ē Ĕ ĕ Ī <text:span text:style-name="T21">ī</text:span> Ĭ ĭ Ō ō Ŏ ŏ Ū ū Ŭ ŭ Ņ ņ</text:p>
      <text:p text:style-name="P10">— — — — — — — — — — </text:p>
      <text:p text:style-name="P61">´</text:p>
      <text:p text:style-name="Standard">Á á É é Í í Ó ó Ú ú Ý ý </text:p>
      <text:p text:style-name="Standard">´ ´ ¯</text:p>
      <text:p text:style-name="P102">Â â Ê ê Î î Ô ô Û û Ŷ ŷ </text:p>
      <text:p text:style-name="P10">— — — — — — — — — — </text:p>
      <text:p text:style-name="P24"/>
      <text:p text:style-name="P266">Consolidated Vocabulary – 6</text:p>
      <text:p text:style-name="P61">Consolidated Vocabulary – 5</text:p>
      <text:p text:style-name="P61">Consolidated Vocabulary – 4</text:p>
      <text:p text:style-name="P61"/>
      <text:p text:style-name="P240"/>
      <text:p text:style-name="Vocabulary"><text:span text:style-name="T15"><text:s/>(</text:span><text:span text:style-name="T6">phrase</text:span><text:span text:style-name="T15">)</text:span></text:p>
      <text:p text:style-name="P231"/>
      <text:p text:style-name="P231"/>
      <text:p text:style-name="P243">Āfrica, ae<text:span text:style-name="T23">, f., <text:tab/></text:span><text:span text:style-name="T6">Africa</text:span><text:span text:style-name="T15">. [80]</text:span></text:p>
      <text:p text:style-name="P243">Carthāginienēs, ium<text:span text:style-name="T23">, m. pl.,<text:tab/></text:span><text:span text:style-name="T6">the Carthaginians</text:span><text:span text:style-name="T23"> (inhabiting the city of Carthage in North Africa)</text:span><text:span text:style-name="T15">. [80]</text:span></text:p>
      <text:p text:style-name="P243">carēna, ae<text:span text:style-name="T23">, f.,<text:tab/></text:span><text:span text:style-name="T6">chain, fetter</text:span><text:span text:style-name="T23">; in plur. freely, </text:span><text:span text:style-name="T6">prison</text:span><text:span text:style-name="T15">. [80]</text:span></text:p>
      <text:p text:style-name="P243">cōnservō, āre, āvī, ātum<text:span text:style-name="T23">,<text:tab/></text:span><text:span text:style-name="T6">keep</text:span><text:span text:style-name="T15">. [80]</text:span></text:p>
      <text:p text:style-name="P243">crūdēlis, e<text:span text:style-name="T23">,<text:tab/></text:span><text:span text:style-name="T6">cruel</text:span><text:span text:style-name="T15">. [80]</text:span></text:p>
      <text:p text:style-name="P243">Graecus, ī<text:span text:style-name="T23">, m.,<text:tab/></text:span><text:span text:style-name="T6">Greek</text:span><text:span text:style-name="T15">. [80]</text:span></text:p>
      <text:p text:style-name="P243">Pūnicus, a, um<text:span text:style-name="T23">,<text:tab/></text:span><text:span text:style-name="T6">Punic, Carthaginian</text:span><text:span text:style-name="T15">. [80]</text:span></text:p>
      <text:p text:style-name="P243">senectūs, -tūtus<text:span text:style-name="T23">, f.,<text:tab/></text:span><text:span text:style-name="T6">old age</text:span><text:span text:style-name="T15">. [80]</text:span></text:p>
      <text:p text:style-name="P233">uxor, -ōris<text:span text:style-name="T23">, f.,<text:tab/></text:span><text:span text:style-name="T6">wife</text:span><text:span text:style-name="T23">. [80]</text:span></text:p>
      <text:p text:style-name="P231"/>
      <text:p text:style-name="P243">nisi<text:span text:style-name="T23">,<text:tab/></text:span><text:span text:style-name="T6">if not</text:span><text:span text:style-name="T23">; </text:span><text:span text:style-name="T6">unless, except</text:span><text:span text:style-name="T15">. [79]</text:span></text:p>
      <text:p text:style-name="P243">rogō, āre, āvī, ātum<text:span text:style-name="T23">,<text:tab/></text:span><text:span text:style-name="T6">ask</text:span><text:span text:style-name="T15">. [79]</text:span></text:p>
      <text:p text:style-name="P233">vīs<text:span text:style-name="T23">, irregular, f.,<text:tab/>in singular, </text:span><text:span text:style-name="T6">force, violence, might</text:span><text:span text:style-name="T23">; in plural </text:span><text:span text:style-name="T6">strength, vigour</text:span><text:span text:style-name="T23">. [79]</text:span></text:p>
      <text:p text:style-name="P231"/>
      <text:p text:style-name="P244">occupātus, a, um<text:span text:style-name="T23">,<text:tab/></text:span><text:span text:style-name="T6">occupied, busy, engaged</text:span><text:span text:style-name="T15">. [76]</text:span></text:p>
      <text:p text:style-name="P244">spatium, ī<text:span text:style-name="T23">, n.,<text:tab/></text:span><text:span text:style-name="T6">space, time, interval</text:span><text:span text:style-name="T15">. [76]</text:span></text:p>
      <text:p text:style-name="P244">praedam faciō<text:span text:style-name="T15"> (</text:span><text:span text:style-name="T6">phrase</text:span><text:span text:style-name="T15">)</text:span><text:span text:style-name="T23">,<text:tab/></text:span><text:span text:style-name="T6">obtain plunder</text:span><text:span text:style-name="T15">. [76]</text:span></text:p>
      <text:p text:style-name="P244">tempus annī<text:span text:style-name="T15"> (</text:span><text:span text:style-name="T6">phrase</text:span><text:span text:style-name="T15">)</text:span><text:span text:style-name="T23">,<text:tab/>season, time of year</text:span><text:span text:style-name="T15">. [76]</text:span></text:p>
      <text:p text:style-name="P234">rēs cōnficiō<text:span text:style-name="T23"> (</text:span><text:span text:style-name="T6">phrase</text:span><text:span text:style-name="T23">),<text:tab/></text:span><text:span text:style-name="T6">complete arrangements, carry out plans</text:span><text:span text:style-name="T23">. [76]</text:span></text:p>
      <text:p text:style-name="P231"/>
      <text:p text:style-name="P243">bellō, āre, āvī, ātum<text:span text:style-name="T23">,<text:tab/></text:span><text:span text:style-name="T6">make war</text:span><text:span text:style-name="T15">. [75]</text:span></text:p>
      <text:p text:style-name="P243">dīmicō, āre, āvī, ātum<text:span text:style-name="T23">,<text:tab/></text:span><text:span text:style-name="T6">fight, engage</text:span><text:span text:style-name="T15">. [75]</text:span></text:p>
      <text:p text:style-name="P243">frūmentor, ārī, ātus sum<text:span text:style-name="T23">,<text:tab/></text:span><text:span text:style-name="T6">forage</text:span><text:span text:style-name="T15">. [75]</text:span></text:p>
      <text:p text:style-name="P243">initium, ī<text:span text:style-name="T23">, n.,<text:tab/></text:span><text:span text:style-name="T6">beginning</text:span><text:span text:style-name="T15">. [75]</text:span></text:p>
      <text:p text:style-name="P243">nāvigō, āre, āvī, ātum<text:span text:style-name="T23">,<text:tab/></text:span><text:span text:style-name="T6">sail</text:span><text:span text:style-name="T23"> (with </text:span>in<text:span text:style-name="T23"> and acc. = </text:span><text:span text:style-name="T6">to</text:span><text:span text:style-name="T23">)</text:span><text:span text:style-name="T15">. [75]</text:span></text:p>
      <text:p text:style-name="P243">praedor, ārī, ātus sum<text:span text:style-name="T23">,<text:tab/></text:span><text:span text:style-name="T6">plunder, pillage</text:span><text:span text:style-name="T15">. [75]</text:span></text:p>
      <text:p text:style-name="P243">facultātem dare<text:span text:style-name="T15"> (</text:span><text:span text:style-name="T6">phrase</text:span><text:span text:style-name="T15">)</text:span><text:span text:style-name="T23">,<text:tab/></text:span><text:span text:style-name="T6">give an opportunity</text:span><text:span text:style-name="T15">. [75]</text:span></text:p>
      <text:p text:style-name="P243">potestātem facere<text:span text:style-name="T15"> (</text:span><text:span text:style-name="T6">phrase</text:span><text:span text:style-name="T15">)</text:span><text:span text:style-name="T23">,<text:tab/></text:span><text:span text:style-name="T6">give an opportunity</text:span><text:span text:style-name="T15">. [75]</text:span></text:p>
      <text:p text:style-name="P243">fīnem facere<text:span text:style-name="T15"> (</text:span><text:span text:style-name="T6">phrase</text:span><text:span text:style-name="T15">)</text:span><text:span text:style-name="T23">, </text:span><text:span text:style-name="T6">make an end of, put an end to</text:span><text:span text:style-name="T23"> (with genitive)</text:span><text:span text:style-name="T15">. [75]</text:span></text:p>
      <text:p text:style-name="P233">initium facere<text:span text:style-name="T23"> (</text:span><text:span text:style-name="T6">phrase</text:span><text:span text:style-name="T23">),<text:tab/></text:span><text:span text:style-name="T6">be the first to, set the example of</text:span><text:span text:style-name="T23"> (with genitive). [75]</text:span></text:p>
      <text:p text:style-name="P231"/>
      <text:p text:style-name="P243">cursus, ūs, m.<text:span text:style-name="T23">,<text:tab/></text:span><text:span text:style-name="T6">course</text:span><text:span text:style-name="T15">. [74]</text:span></text:p>
      <text:p text:style-name="P243">Ēpīrus, ī<text:span text:style-name="T23">, f.,<text:tab/></text:span><text:span text:style-name="T6">Epirus</text:span><text:span text:style-name="T23"> (a district in the north of Greece)</text:span><text:span text:style-name="T15">. [74]</text:span></text:p>
      <text:p text:style-name="P243">Graecia, ae<text:span text:style-name="T23">, f.,<text:tab/></text:span><text:span text:style-name="T6">Greece</text:span><text:span text:style-name="T15">. [74]</text:span></text:p>
      <text:p text:style-name="P243">Graecus, a, um<text:span text:style-name="T23">,<text:tab/></text:span><text:span text:style-name="T6">Greek</text:span><text:span text:style-name="T15">. [74]</text:span></text:p>
      <text:p text:style-name="P243">medicus, ī<text:span text:style-name="T23">, m.,<text:tab/></text:span><text:span text:style-name="T6">physician</text:span><text:span text:style-name="T15">. [74]</text:span></text:p>
      <text:p text:style-name="P243">orbis, is<text:span text:style-name="T23">, m.,<text:tab/></text:span><text:span text:style-name="T6">circle</text:span><text:span text:style-name="T23">; </text:span>orbis terrārum<text:span text:style-name="T23">, the world</text:span><text:span text:style-name="T15">. [74]</text:span></text:p>
      <text:p text:style-name="P243">praemium, ī<text:span text:style-name="T23">, n.,<text:tab/></text:span><text:span text:style-name="T6">reward</text:span><text:span text:style-name="T15">. [74]</text:span></text:p>
      <text:p text:style-name="P243">pretium, ī<text:span text:style-name="T23">, n.,<text:tab/></text:span><text:span text:style-name="T6">price, ransom</text:span><text:span text:style-name="T15">. [74]</text:span></text:p>
      <text:p text:style-name="P243">sōl, sōlis<text:span text:style-name="T23">, m.,<text:tab/></text:span><text:span text:style-name="T6">the sun</text:span><text:span text:style-name="T15">. [74]</text:span></text:p>
      <text:p text:style-name="P243">Tarentīnī, ōrum<text:span text:style-name="T23">, m.,<text:tab/></text:span><text:span text:style-name="T6">the Tarentines</text:span><text:span text:style-name="T23"> (the inhabitants of Tarentum, a city in southern Italy)</text:span><text:span text:style-name="T15">. [74]</text:span></text:p>
      <text:p text:style-name="P233"><text:soft-page-break/>venēnum, ī<text:span text:style-name="T23">, n.,<text:tab/></text:span><text:span text:style-name="T6">poison</text:span><text:span text:style-name="T23">. [74]</text:span></text:p>
      <text:p text:style-name="Vocabulary"><text:span text:style-name="T13">sub noctem</text:span><text:span text:style-name="T15"> (</text:span><text:span text:style-name="T6">phrase</text:span><text:span text:style-name="T15">),<text:tab/></text:span><text:span text:style-name="T6">at nightfall</text:span><text:span text:style-name="T15">. [74]</text:span></text:p>
      <text:p text:style-name="Vocabulary"><text:span text:style-name="T13">sub lūcem</text:span><text:span text:style-name="T15"> (</text:span><text:span text:style-name="T6">phrase</text:span><text:span text:style-name="T15">),<text:tab/></text:span><text:span text:style-name="T6">just before dawn</text:span><text:span text:style-name="T15">. [74]</text:span></text:p>
      <text:p text:style-name="Vocabulary"><text:span text:style-name="T13">itinere prohibeō</text:span><text:span text:style-name="T15"> (or </text:span><text:span text:style-name="T13">interclūdō</text:span><text:span text:style-name="T15">) (</text:span><text:span text:style-name="T6">phrase</text:span><text:span text:style-name="T15">),<text:tab/></text:span><text:span text:style-name="T6">keep from marching, keep from advancing</text:span><text:span text:style-name="T15">. [74]</text:span></text:p>
      <text:p text:style-name="Vocabulary"><text:span text:style-name="T13">nāvī</text:span><text:span text:style-name="T15"> (or </text:span><text:span text:style-name="T13">nāvibus</text:span><text:span text:style-name="T15">) </text:span><text:span text:style-name="T13">ēgredior</text:span><text:span text:style-name="T15"> (</text:span><text:span text:style-name="T6">phrase</text:span><text:span text:style-name="T15">),<text:tab/></text:span><text:span text:style-name="T6">land, disembark</text:span><text:span text:style-name="T15">. [74]</text:span></text:p>
      <text:p text:style-name="P231"><text:span text:style-name="T21">spē dējiciō</text:span><text:span text:style-name="T23"> (</text:span><text:span text:style-name="T6">phrase</text:span><text:span text:style-name="T23">),<text:tab/></text:span><text:span text:style-name="T6">disappoint in a hope</text:span><text:span text:style-name="T23"> (</text:span><text:span text:style-name="T6">literally cast down from a hope</text:span><text:span text:style-name="T23">). [74]</text:span></text:p>
      <text:p text:style-name="Vocabulary"><text:span text:style-name="T21">apud</text:span><text:span text:style-name="T23">, prep. w. acc.,<text:tab/></text:span><text:span text:style-name="T6">with, among</text:span><text:span text:style-name="T15">. [74]</text:span></text:p>
      <text:p text:style-name="Vocabulary"><text:span text:style-name="T13">circum</text:span><text:span text:style-name="T15">, prep. w. acc.,<text:tab/></text:span><text:span text:style-name="T6">around, about</text:span><text:span text:style-name="T15">. [74]</text:span></text:p>
      <text:p text:style-name="Vocabulary"><text:span text:style-name="T13">dējiciō, -ere, -jēcī, -jectum</text:span><text:span text:style-name="T15">,<text:tab/></text:span><text:span text:style-name="T6">cast down</text:span><text:span text:style-name="T15">; </text:span><text:span text:style-name="T6">dislodge</text:span><text:span text:style-name="T15">. [74]</text:span></text:p>
      <text:p text:style-name="Vocabulary"><text:span text:style-name="T13">dēsistō, ere, -stitī, -stitum</text:span><text:span text:style-name="T15">,<text:tab/></text:span><text:span text:style-name="T6">cease</text:span><text:span text:style-name="T15">; </text:span><text:span text:style-name="T6">abandon</text:span><text:span text:style-name="T15"> (with abl.). [74]</text:span></text:p>
      <text:p text:style-name="Vocabulary"><text:span text:style-name="T13">ēgredior, ī, ēgressus sum</text:span><text:span text:style-name="T15">,<text:tab/></text:span><text:span text:style-name="T6">go forth, leave</text:span><text:span text:style-name="T15">. [74]</text:span></text:p>
      <text:p text:style-name="Vocabulary"><text:span text:style-name="T13">interclūdō, ere, -clūsī, -clūsum</text:span><text:span text:style-name="T15">,<text:tab/></text:span><text:span text:style-name="T6">cut off</text:span><text:span text:style-name="T15">. [74]</text:span></text:p>
      <text:p text:style-name="Vocabulary"><text:span text:style-name="T13">intrā</text:span><text:span text:style-name="T15">, prep. w. acc.,<text:tab/></text:span><text:span text:style-name="T6">within</text:span><text:span text:style-name="T15">. [74]</text:span></text:p>
      <text:p text:style-name="Vocabulary"><text:span text:style-name="T13">līberō, āre, āvī, ātum</text:span><text:span text:style-name="T15">,<text:tab/></text:span><text:span text:style-name="T6">free</text:span><text:span text:style-name="T15">. [74]</text:span></text:p>
      <text:p text:style-name="Vocabulary"><text:span text:style-name="T13">ob</text:span><text:span text:style-name="T15">, prep. w. acc.,<text:tab/></text:span><text:span text:style-name="T6">on account of, because of</text:span><text:span text:style-name="T15">. [74]</text:span></text:p>
      <text:p text:style-name="Vocabulary"><text:span text:style-name="T13">praeter</text:span><text:span text:style-name="T15">, prep. w. acc.,<text:tab/></text:span><text:span text:style-name="T6">except</text:span><text:span text:style-name="T15">. [74]</text:span></text:p>
      <text:p text:style-name="Vocabulary"><text:span text:style-name="T13">prō</text:span><text:span text:style-name="T15">, prep. w. abl.,<text:tab/></text:span><text:span text:style-name="T6">before, in front of</text:span><text:span text:style-name="T15">. [74]</text:span></text:p>
      <text:p text:style-name="Vocabulary"><text:span text:style-name="T13">sub</text:span><text:span text:style-name="T15">, prep. w. abl.,<text:tab/></text:span><text:span text:style-name="T6">under, at foot of</text:span><text:span text:style-name="T15">; w. acc., </text:span><text:span text:style-name="T6">close to</text:span><text:span text:style-name="T15">. [74]</text:span></text:p>
      <text:p text:style-name="Vocabulary"><text:span text:style-name="T13">ob hanc rem, ob hanc causam</text:span><text:span text:style-name="T15"> (</text:span><text:span text:style-name="T6">phrase</text:span><text:span text:style-name="T15">),<text:tab/></text:span><text:span text:style-name="T6">for this reason</text:span><text:span text:style-name="T15">. [74]</text:span></text:p>
      <text:p text:style-name="P231"/>
      <text:p text:style-name="P243">cupidus, a, um<text:span text:style-name="T23">,<text:tab/></text:span><text:span text:style-name="T6">desirous, fond</text:span><text:span text:style-name="T23"> (</text:span><text:span text:style-name="T6">of</text:span><text:span text:style-name="T23">); </text:span><text:span text:style-name="T6">eager</text:span><text:span text:style-name="T23"> </text:span><text:span text:style-name="T15">(</text:span><text:span text:style-name="T6">for</text:span><text:span text:style-name="T15">), (with </text:span><text:span text:style-name="T23">genitive)</text:span><text:span text:style-name="T15">. [73]</text:span></text:p>
      <text:p text:style-name="P243">imperītus, a, um<text:span text:style-name="T23">,<text:tab/></text:span><text:span text:style-name="T6">inexperienced</text:span><text:span text:style-name="T23"> </text:span><text:span text:style-name="T15">(</text:span><text:span text:style-name="T6">in</text:span><text:span text:style-name="T15">); </text:span><text:span text:style-name="T6">unacquainted</text:span><text:span text:style-name="T23"> (</text:span><text:span text:style-name="T6">with</text:span><text:span text:style-name="T23">), (with genitive)</text:span><text:span text:style-name="T15">. [73]</text:span></text:p>
      <text:p text:style-name="P243">perītus, a, um<text:span text:style-name="T23">,<text:tab/></text:span><text:span text:style-name="T6">skilful, skilled</text:span><text:span text:style-name="T23"> (</text:span><text:span text:style-name="T6">in</text:span><text:span text:style-name="T23">); </text:span><text:span text:style-name="T6">acquainted</text:span><text:span text:style-name="T23"> (</text:span><text:span text:style-name="T6">with</text:span><text:span text:style-name="T23">), (with genitive)</text:span><text:span text:style-name="T15">. [73]</text:span></text:p>
      <text:p text:style-name="P243">subsidium, ī<text:span text:style-name="T23">, n.,<text:tab/></text:span><text:span text:style-name="T6">support, reinforcements</text:span><text:span text:style-name="T15">. [73]</text:span></text:p>
      <text:p text:style-name="P243"><text:span text:style-name="T12">ūsuī sum</text:span><text:span text:style-name="T15"> (</text:span><text:span text:style-name="T6">phrase</text:span><text:span text:style-name="T15">),<text:tab/></text:span><text:span text:style-name="T6">be useful, be of service</text:span><text:span text:style-name="T15"> (literally </text:span><text:span text:style-name="T6">be for an advantage</text:span><text:span text:style-name="T15">). [73]</text:span></text:p>
      <text:p text:style-name="P231"/>
      <text:p text:style-name="P244"><text:span text:style-name="T12">atque</text:span><text:span text:style-name="T15"> or </text:span><text:span text:style-name="T12">ac</text:span><text:span text:style-name="T15">, conj.,<text:tab/></text:span><text:span text:style-name="T6">and</text:span><text:span text:style-name="T15">; </text:span><text:span text:style-name="T6">and also</text:span><text:span text:style-name="T15">. [72]</text:span></text:p>
      <text:p text:style-name="P244"><text:span text:style-name="T12">cohortor, ārī, ātus sum</text:span><text:span text:style-name="T15">,<text:tab/></text:span><text:span text:style-name="T6">encourage, urge, exhort</text:span><text:span text:style-name="T15">. [72]</text:span></text:p>
      <text:p text:style-name="P244"><text:span text:style-name="T12">hortor, ārī, ātus sum</text:span><text:span text:style-name="T15">,<text:tab/></text:span><text:span text:style-name="T6">encourage, urge</text:span><text:span text:style-name="T15">. [72]</text:span></text:p>
      <text:p text:style-name="P244"><text:span text:style-name="T12">imperō, āre, āvī, ātum</text:span><text:span text:style-name="T15">,<text:tab/></text:span><text:span text:style-name="T6">order, command</text:span><text:span text:style-name="T15"> (with dat.). [72]</text:span></text:p>
      <text:p text:style-name="P244"><text:span text:style-name="T12">moneō, ēre, uī, itum</text:span><text:span text:style-name="T15">,<text:tab/></text:span><text:span text:style-name="T6">advise, warn</text:span><text:span text:style-name="T15">. [72]</text:span></text:p>
      <text:p text:style-name="P244"><text:span text:style-name="T12">ōrō, āre, āvī, ātum</text:span><text:span text:style-name="T15">,<text:tab/></text:span><text:span text:style-name="T6">beg, entreat</text:span><text:span text:style-name="T15">. [72]</text:span></text:p>
      <text:p text:style-name="P244"><text:span text:style-name="T12">persuādeō, ēre, -suāsī, -suāsum</text:span><text:span text:style-name="T15">,<text:tab/></text:span><text:span text:style-name="T6">persuade, induce</text:span><text:span text:style-name="T15"> (with dat.). [72]</text:span></text:p>
      <text:p text:style-name="P234">petō<text:span text:style-name="T23">, </text:span>ere<text:span text:style-name="T23">, </text:span>īvī <text:span text:style-name="T23">(or </text:span>-iī<text:span text:style-name="T23">), </text:span>-itum<text:span text:style-name="T23">,<text:tab/></text:span><text:span text:style-name="T6">ask, request</text:span><text:span text:style-name="T23"> (with </text:span>ab<text:span text:style-name="T23"> and abl.). [72]</text:span></text:p>
      <text:p text:style-name="P231"/>
      <text:p text:style-name="Vocabulary"><text:span text:style-name="T21">adeō, īre, iī, itum</text:span>,<text:tab/><text:span text:style-name="T2">advance</text:span>; <text:span text:style-name="T2">approach, visit</text:span><text:span text:style-name="T12">. [71]</text:span></text:p>
      <text:p text:style-name="Vocabulary"><text:span text:style-name="T21">aditus, ūs</text:span>, m.,<text:tab/><text:span text:style-name="T2">approach</text:span>; <text:span text:style-name="T2">means of approach</text:span><text:span text:style-name="T12">. [71]</text:span></text:p>
      <text:p text:style-name="Vocabulary"><text:span text:style-name="T21">eō, īre, īvī</text:span> or <text:span text:style-name="T21">iī, itum</text:span>,<text:tab/><text:span text:style-name="T2">go, advance</text:span><text:span text:style-name="T12">. [71]</text:span></text:p>
      <text:p text:style-name="Vocabulary"><text:span text:style-name="T21">exeō, īre, iī, itum</text:span><text:span text:style-name="T23"> (with </text:span><text:span text:style-name="T21">ex </text:span><text:span text:style-name="T23">and abl.)</text:span>,<text:tab/><text:span text:style-name="T2">go forth</text:span>; <text:span text:style-name="T2">leave</text:span><text:span text:style-name="T12">. [71]</text:span></text:p>
      <text:p text:style-name="Vocabulary"><text:span text:style-name="T21">fīō, fierī, factus sum</text:span>,<text:tab/><text:span text:style-name="T2">be made, be done</text:span>; <text:span text:style-name="T2">happen</text:span><text:span text:style-name="T12">. [71]</text:span></text:p>
      <text:p text:style-name="Vocabulary"><text:span text:style-name="T21">ineō, īre, iī, itum</text:span>,<text:tab/><text:span text:style-name="T2">enter</text:span>; <text:span text:style-name="T2">enter upon, begin</text:span><text:span text:style-name="T12">. [71]</text:span></text:p>
      <text:p text:style-name="Vocabulary"><text:span text:style-name="T21">redeō, īre, iī, itum</text:span>,<text:tab/><text:span text:style-name="T2">return</text:span><text:span text:style-name="T12">. [71]</text:span></text:p>
      <text:p text:style-name="Vocabulary"><text:span text:style-name="T21">trānseō, īre, iī, itum</text:span>,<text:tab/><text:span text:style-name="T2">cross</text:span>; <text:span text:style-name="T2">cross over</text:span><text:span text:style-name="T12">. [71]</text:span></text:p>
      <text:p text:style-name="P59"><text:span text:style-name="T21">cōnsilium ineō</text:span> (or <text:span text:style-name="T21">capiō</text:span>)<text:span text:style-name="T15"> (</text:span><text:span text:style-name="T6">phrase</text:span><text:span text:style-name="T15">)</text:span>,<text:tab/><text:span text:style-name="T2">form</text:span> (<text:span text:style-name="T2">adopt</text:span>) <text:span text:style-name="T2">a plan</text:span><text:span text:style-name="T12">. [71]</text:span></text:p>
      <text:p text:style-name="P60"><text:span text:style-name="T21">initā aestāte</text:span><text:span text:style-name="T23"> (</text:span><text:span text:style-name="T6">phrase</text:span><text:span text:style-name="T23">) (ablative absolute)</text:span>,<text:tab/><text:span text:style-name="T2">at the beginning of summer</text:span>. [71]</text:p>
      <text:p text:style-name="P231"/>
      <text:p text:style-name="Vocabulary"><text:span text:style-name="T21">dīligentia, ae</text:span>, f.,<text:tab/><text:span text:style-name="T2">care, diligence</text:span><text:span text:style-name="T12">. [70]</text:span></text:p>
      <text:p text:style-name="Vocabulary"><text:span text:style-name="T21">modus, ī</text:span>, m.,<text:tab/><text:span text:style-name="T2">manner</text:span>; <text:span text:style-name="T2">means</text:span>; <text:span text:style-name="T2">kind, sort</text:span><text:span text:style-name="T12">. [70]</text:span></text:p>
      <text:p text:style-name="Vocabulary"><text:span text:style-name="T21">nōmen, -minis</text:span>, n.,<text:tab/><text:span text:style-name="T2">name</text:span><text:span text:style-name="T12">. [70]</text:span></text:p>
      <text:p text:style-name="Vocabulary"><text:soft-page-break/><text:span text:style-name="T21">praestō, āre, -stitī, -stātum</text:span> or <text:span text:style-name="T21">-stitum</text:span>,<text:tab/><text:span text:style-name="T2">be superior</text:span>; <text:span text:style-name="T2">surpass</text:span> (with dative)<text:span text:style-name="T12">. [70]</text:span></text:p>
      <text:p text:style-name="Vocabulary"><text:span text:style-name="T21">ratiō, -ōnis</text:span>, f.,<text:tab/><text:span text:style-name="T2">method</text:span>; <text:span text:style-name="T2">manner, way</text:span><text:span text:style-name="T12">. [70]</text:span></text:p>
      <text:p text:style-name="Vocabulary"><text:span text:style-name="T21">studium, ī</text:span>, n.,<text:tab/><text:span text:style-name="T2">zeal, eagerness</text:span><text:span text:style-name="T12">. [70]</text:span></text:p>
      <text:p text:style-name="Vocabulary"><text:span text:style-name="T21">superō, āre, āvī, ātum</text:span>,<text:tab/><text:span text:style-name="T2">surpass, excel</text:span><text:span text:style-name="T12">. [70]</text:span></text:p>
      <text:p text:style-name="Vocabulary"><text:span text:style-name="T21">tumultus, ūs</text:span>, m.,<text:tab/><text:span text:style-name="T2">noise, uproar, commotion</text:span><text:span text:style-name="T12">. [70]</text:span></text:p>
      <text:p text:style-name="Vocabulary"><text:span text:style-name="T21">valeō, ēre, uī, itum</text:span>,<text:tab/><text:span text:style-name="T2">be strong</text:span><text:span text:style-name="T12">. [70]</text:span></text:p>
      <text:p text:style-name="Vocabulary"><text:span text:style-name="T21">vōx, vōcis</text:span>, f., <text:tab/><text:span text:style-name="T2">voice</text:span>; <text:span text:style-name="T2">cry</text:span><text:span text:style-name="T12">. [70]</text:span></text:p>
      <text:p text:style-name="Vocabulary"><text:span text:style-name="T21">māgnā vōce</text:span><text:span text:style-name="T15"> (</text:span><text:span text:style-name="T6">phrase</text:span><text:span text:style-name="T15">)</text:span>,<text:tab/><text:span text:style-name="T2">in a loud voice</text:span>; (so also with <text:span text:style-name="T21">clāmor</text:span>)<text:span text:style-name="T12">. [70]</text:span></text:p>
      <text:p text:style-name="Vocabulary"><text:span text:style-name="T21">commūnī cōnsiliō</text:span><text:span text:style-name="T15"> (</text:span><text:span text:style-name="T6">phrase</text:span><text:span text:style-name="T15">)</text:span>,<text:tab/><text:span text:style-name="T2">by common consent</text:span> (lit. <text:span text:style-name="T2">plan</text:span>)<text:span text:style-name="T12">. [70]</text:span></text:p>
      <text:p text:style-name="P231"><text:span text:style-name="T21">plūrimum valeō</text:span><text:span text:style-name="T23"> (</text:span><text:span text:style-name="T6">phrase</text:span><text:span text:style-name="T23">)</text:span>,<text:tab/><text:span text:style-name="T2">be very strong, be strongest</text:span>. [70]</text:p>
      <text:p text:style-name="P231"/>
      <text:p text:style-name="Vocabulary"><text:span text:style-name="T21">dēvoveō, ēre, -vōvī, -vōtum</text:span>,<text:tab/><text:span text:style-name="T2">devote, sacrifice</text:span><text:span text:style-name="T12">. [69]</text:span></text:p>
      <text:p text:style-name="Vocabulary"><text:span text:style-name="T21">Samnītēs, ium</text:span>, m. pl.,<text:tab/><text:span text:style-name="T2">the Samnites </text:span>(a tribe residing in the centre of Italy among the Appenines)<text:span text:style-name="T12">. [69]</text:span></text:p>
      <text:p text:style-name="P231"><text:span text:style-name="T21">vallēs, is</text:span>, f.,<text:tab/><text:span text:style-name="T2">valley</text:span>. [69]</text:p>
      <text:p text:style-name="Vocabulary"><text:span text:style-name="T21">circumdō, dare, -dedī, -datum</text:span>,<text:tab/>surround, enclose<text:span text:style-name="T12">. [69]</text:span></text:p>
      <text:p text:style-name="Vocabulary"><text:span text:style-name="T21">Helvētiī, ōrum</text:span>, m. plur.,<text:tab/>the Helvetians (a Gallic tribe dwelling in what is now Switzerland)<text:span text:style-name="T12">. [69]</text:span></text:p>
      <text:p text:style-name="Vocabulary"><text:span text:style-name="T21">impetrō, āre, āvī, ātum</text:span>,<text:tab/>obtain one's request, obtain<text:span text:style-name="T12">. [69]</text:span></text:p>
      <text:p text:style-name="Vocabulary"><text:span text:style-name="T21">reddō, ēre, reddidī, redditum</text:span>,<text:tab/>give back, restore<text:span text:style-name="T12">. [69]</text:span></text:p>
      <text:p text:style-name="Vocabulary"><text:span text:style-name="T13">ad salūtem contendō</text:span><text:span text:style-name="T15"> (</text:span><text:span text:style-name="T6">phrase</text:span><text:span text:style-name="T15">)</text:span><text:span text:style-name="T12">,<text:tab/>hasten to a place of safety. [69]</text:span></text:p>
      <text:p text:style-name="P231"/>
      <text:p text:style-name="Vocabulary"><text:span text:style-name="T21">agō, ere, ēgī, āctum</text:span>, <text:span text:style-name="T2">drive, move forward</text:span>; <text:span text:style-name="T2">do</text:span><text:span text:style-name="T12">. [68]</text:span></text:p>
      <text:p text:style-name="Vocabulary"><text:span text:style-name="T21">cōnsulō, ere, -suluī, -sultum</text:span>,<text:tab/><text:span text:style-name="T2">consult</text:span>; <text:span text:style-name="T2">take thought</text:span><text:span text:style-name="T12">. [68]</text:span></text:p>
      <text:p text:style-name="Vocabulary"><text:span text:style-name="T21">satis</text:span>, adv. and indeclinable adj.,<text:tab/><text:span text:style-name="T2">enough</text:span>; <text:span text:style-name="T2">sufficiently</text:span><text:span text:style-name="T12">. [68]</text:span></text:p>
      <text:p text:style-name="Vocabulary"><text:span text:style-name="T21">studeō, ēre, uī</text:span>, <text:span text:style-name="T2">be eager, be zealous</text:span><text:span text:style-name="T12">. [68]</text:span></text:p>
      <text:p text:style-name="Vocabulary"><text:span text:style-name="T21">agō cum</text:span><text:span text:style-name="T15"> (</text:span><text:span text:style-name="T6">phrase</text:span><text:span text:style-name="T15">)</text:span>,<text:tab/><text:span text:style-name="T2">treat</text:span> or <text:span text:style-name="T2">confer with</text:span><text:span text:style-name="T12">. [68]</text:span></text:p>
      <text:p text:style-name="Vocabulary"><text:span text:style-name="T21">diem cōnstituō</text:span><text:span text:style-name="T15"> (</text:span><text:span text:style-name="T6">phrase</text:span><text:span text:style-name="T15">)</text:span>,<text:tab/><text:span text:style-name="T2">fix</text:span> (or <text:span text:style-name="T2">appoint</text:span>) <text:span text:style-name="T2">a day</text:span><text:span text:style-name="T12">. [68]</text:span></text:p>
      <text:p text:style-name="Vocabulary"><text:span text:style-name="T21">satis faciō</text:span><text:span text:style-name="T15"> (</text:span><text:span text:style-name="T6">phrase</text:span><text:span text:style-name="T15">) (with dative)</text:span>,<text:tab/><text:span text:style-name="T2">satisfy </text:span>(literally <text:span text:style-name="T2">do enough for</text:span>)<text:span text:style-name="T12">. [68]</text:span></text:p>
      <text:p text:style-name="P231"><text:span text:style-name="T21">novae rēs</text:span><text:span text:style-name="T23"> (</text:span><text:span text:style-name="T6">phrase</text:span><text:span text:style-name="T23">)</text:span>,<text:tab/><text:span text:style-name="T2">change, revolution</text:span>. [68]</text:p>
      <text:p text:style-name="P231"/>
      <text:p text:style-name="Vocabulary"><text:span text:style-name="T21">apertus, a, um</text:span>,<text:tab/><text:span text:style-name="T2">open, clear</text:span><text:span text:style-name="T12">. [67]</text:span></text:p>
      <text:p text:style-name="Vocabulary"><text:span text:style-name="T21">īnstituō, ere, -uī, -ūtum</text:span>,<text:tab/><text:span text:style-name="T2">undertake, set about</text:span>; <text:span text:style-name="T2">build, establish</text:span><text:span text:style-name="T12">. [67]</text:span></text:p>
      <text:p text:style-name="Vocabulary"><text:span text:style-name="T21">jam</text:span>, adv.,<text:tab/><text:span text:style-name="T2">now, by this time, already</text:span><text:span text:style-name="T12">. [67]</text:span></text:p>
      <text:p text:style-name="Vocabulary"><text:span text:style-name="T21">mors, mortis</text:span>, f.,<text:tab/><text:span text:style-name="T2">death</text:span><text:span text:style-name="T12">. [67]</text:span></text:p>
      <text:p text:style-name="Vocabulary"><text:span text:style-name="T21">nōndum</text:span>, adv.,<text:tab/><text:span text:style-name="T2">not yet</text:span><text:span text:style-name="T12">. [67]</text:span></text:p>
      <text:p text:style-name="Vocabulary"><text:span text:style-name="T21">via, ae</text:span>, f.,<text:tab/><text:span text:style-name="T2">way, road, route, journey</text:span><text:span text:style-name="T12">. [67]</text:span></text:p>
      <text:p text:style-name="Vocabulary"><text:span text:style-name="T13">latus apertum</text:span><text:span text:style-name="T15"> (</text:span><text:span text:style-name="T6">phrase</text:span><text:span text:style-name="T15">)</text:span><text:span text:style-name="T12">,<text:tab/></text:span><text:span text:style-name="T2">the unprotected flank</text:span><text:span text:style-name="T12"> (</text:span><text:span text:style-name="T2">i._e.</text:span><text:span text:style-name="T12"> the right side, unprotected by the shield). [67]</text:span></text:p>
      <text:p text:style-name="P231"/>
      <text:p text:style-name="Vocabulary"><text:span text:style-name="T21">cōnferō, ferre, contulī, collātum</text:span>,<text:tab/><text:span text:style-name="T2">collect, gather</text:span><text:span text:style-name="T12">. [66]</text:span></text:p>
      <text:p text:style-name="Vocabulary"><text:span text:style-name="T21">dēferō, ferre, -tulī, -lātum</text:span>,<text:tab/><text:span text:style-name="T2">carry down</text:span>; <text:span text:style-name="T2">bring</text:span>; <text:span text:style-name="T2">report</text:span><text:span text:style-name="T12">. [66]</text:span></text:p>
      <text:p text:style-name="Vocabulary"><text:span text:style-name="T21">fāma, ae</text:span>, f.,<text:tab/><text:span text:style-name="T2">rumour, report</text:span><text:span text:style-name="T12">. [66]</text:span></text:p>
      <text:p text:style-name="Vocabulary"><text:span text:style-name="T21">ferō, ferre, tulī, lātum</text:span>,<text:tab/><text:span text:style-name="T2">bear, carry</text:span>; <text:span text:style-name="T2">endure, stand</text:span><text:span text:style-name="T12">. [66]</text:span></text:p>
      <text:p text:style-name="Vocabulary"><text:span text:style-name="T21">īnferō, ferre, intulī, illātum</text:span>,<text:tab/><text:span text:style-name="T2">bring</text:span>; <text:span text:style-name="T2">cause, inflict</text:span><text:span text:style-name="T12">. [66]</text:span></text:p>
      <text:p text:style-name="Vocabulary"><text:span text:style-name="T21">perferō, ferre, -tulī, -lātum</text:span>,<text:tab/>(<text:span text:style-name="T2">carry to the end</text:span>), <text:span text:style-name="T2">bring</text:span>; <text:span text:style-name="T2">report</text:span>; <text:span text:style-name="T2">bear, submit to</text:span><text:span text:style-name="T12">. [66]</text:span></text:p>
      <text:p text:style-name="Vocabulary"><text:span text:style-name="T21">referō, referre, rettulī, relātum</text:span>,<text:tab/><text:span text:style-name="T2">carry back</text:span>; <text:span text:style-name="T2">report</text:span><text:span text:style-name="T12">. [66]</text:span></text:p>
      <text:p text:style-name="Vocabulary"><text:span text:style-name="T21">auxilium ferō</text:span> (w. dat.)<text:span text:style-name="T15"> (</text:span><text:span text:style-name="T6">phrase</text:span><text:span text:style-name="T15">)</text:span>,<text:tab/><text:span text:style-name="T2">bring</text:span> (<text:span text:style-name="T2">give</text:span>, <text:span text:style-name="T2">lend</text:span>) <text:span text:style-name="T2">aid</text:span><text:span text:style-name="T12">. [66]</text:span></text:p>
      <text:p text:style-name="Vocabulary"><text:span text:style-name="T21">bellum īnferō</text:span> (w. dat.)<text:span text:style-name="T15"> (</text:span><text:span text:style-name="T6">phrase</text:span><text:span text:style-name="T15">)</text:span>, <text:span text:style-name="T2">make war</text:span> <text:span text:style-name="T2">(on</text:span> or <text:span text:style-name="T2">upon</text:span>)<text:span text:style-name="T12">. [66]</text:span></text:p>
      <text:p text:style-name="Vocabulary"><text:span text:style-name="T21">sīgna īnferō</text:span> (w. <text:span text:style-name="T21">in</text:span> and acc.)<text:span text:style-name="T15"> (</text:span><text:span text:style-name="T6">phrase</text:span><text:span text:style-name="T15">)</text:span>,<text:tab/><text:span text:style-name="T2">advance against</text:span> or <text:span text:style-name="T2">on</text:span> (literally <text:span text:style-name="T2">bear onward the standards</text:span>)<text:span text:style-name="T12">. [66]</text:span></text:p>
      <text:p text:style-name="Vocabulary"><text:span text:style-name="T21">fāmam perferō</text:span><text:span text:style-name="T15"> (</text:span><text:span text:style-name="T6">phrase</text:span><text:span text:style-name="T15">)</text:span>,<text:tab/><text:span text:style-name="T2">bring a report</text:span><text:span text:style-name="T12">. [66]</text:span></text:p>
      <text:p text:style-name="P231"><text:soft-page-break/><text:span text:style-name="T21">pedem referō</text:span><text:span text:style-name="T23"> (</text:span><text:span text:style-name="T6">phrase</text:span><text:span text:style-name="T23">)</text:span>,<text:tab/><text:span text:style-name="T2">fall back, give way</text:span>. [66]</text:p>
      <text:p text:style-name="P231"/>
      <text:p text:style-name="Vocabulary"><text:span text:style-name="T21">commeātus, ūs</text:span>, m.,<text:tab/><text:span text:style-name="T2">supplies, provisions</text:span><text:span text:style-name="T12">. [65]</text:span></text:p>
      <text:p text:style-name="Vocabulary"><text:span text:style-name="T21">cōnsequor, ī, -secūtus sum</text:span>,<text:tab/><text:span text:style-name="T2">overtake</text:span>; <text:span text:style-name="T2">attain, acquire</text:span><text:span text:style-name="T12">. [65]</text:span></text:p>
      <text:p text:style-name="Vocabulary"><text:span text:style-name="T21">īnsequor, ī, -secūtus sum</text:span>,<text:tab/><text:span text:style-name="T2">follow up, pursue</text:span><text:span text:style-name="T12">. [65]</text:span></text:p>
      <text:p text:style-name="Vocabulary"><text:span text:style-name="T21">magistrātus, ūs</text:span>, m.,<text:tab/><text:span text:style-name="T2">magistrate</text:span><text:span text:style-name="T12">. [65]</text:span></text:p>
      <text:p text:style-name="Vocabulary"><text:span text:style-name="T21">praefectus, ī</text:span>, m.,<text:tab/><text:span text:style-name="T2">officer, commander</text:span> (especially of cavalry)<text:span text:style-name="T12">. [65]</text:span></text:p>
      <text:p text:style-name="Vocabulary"><text:span text:style-name="T21">servitūs, -tūtis</text:span>, f.,<text:tab/><text:span text:style-name="T2">slavery</text:span><text:span text:style-name="T12">. [65]</text:span></text:p>
      <text:p text:style-name="Vocabulary"><text:span text:style-name="T21">subsequor, ī, -secūtus sum</text:span>,<text:tab/><text:span text:style-name="T2">follow closely, follow after</text:span><text:span text:style-name="T12">. [65]</text:span></text:p>
      <text:p text:style-name="P231"><text:span text:style-name="T21">tribūnus, ī</text:span>, m.,<text:tab/><text:span text:style-name="T2">tribune</text:span> (a military officer). [65]</text:p>
      <text:p text:style-name="P231"/>
      <text:p text:style-name="Vocabulary"><text:span text:style-name="T21">adulēscēns, -entis</text:span>, m.,<text:tab/><text:span text:style-name="T2">young man</text:span><text:span text:style-name="T12">. [64]</text:span></text:p>
      <text:p text:style-name="Vocabulary"><text:span text:style-name="T21">classis, is</text:span>, f.,<text:tab/><text:span text:style-name="T2">fleet</text:span><text:span text:style-name="T12">. [64]</text:span></text:p>
      <text:p text:style-name="Vocabulary"><text:span text:style-name="T21">corpus, -oris</text:span>, n.,<text:tab/><text:span text:style-name="T2">body</text:span><text:span text:style-name="T12">. [64]</text:span></text:p>
      <text:p text:style-name="Vocabulary"><text:span text:style-name="T21">efficiō, ere, -fēcī, -fectum</text:span>,<text:tab/><text:span text:style-name="T2">make</text:span>; <text:span text:style-name="T2">construct, build</text:span><text:span text:style-name="T12">. [64]</text:span></text:p>
      <text:p text:style-name="Vocabulary"><text:span text:style-name="T21">genus, -eris</text:span>, n.,<text:tab/><text:span text:style-name="T2">kind, sort</text:span><text:span text:style-name="T12">. [64]</text:span></text:p>
      <text:p text:style-name="Vocabulary"><text:span text:style-name="T21">incrēdibilis, e</text:span>,<text:tab/><text:span text:style-name="T2">incredible</text:span><text:span text:style-name="T12">. [64]</text:span></text:p>
      <text:p text:style-name="Vocabulary"><text:span text:style-name="T21">ingēns, -entis</text:span>,<text:tab/><text:span text:style-name="T2">huge, vast</text:span><text:span text:style-name="T12">. [64]</text:span></text:p>
      <text:p text:style-name="Vocabulary"><text:span text:style-name="T21">trīduum, ī</text:span>, n.,<text:tab/><text:span text:style-name="T2">three days</text:span><text:span text:style-name="T12">. [64]</text:span></text:p>
      <text:p text:style-name="Vocabulary"><text:span text:style-name="T13">māgnitūdō corporis</text:span><text:span text:style-name="T15"> (</text:span><text:span text:style-name="T6">phrase</text:span><text:span text:style-name="T15">)</text:span><text:span text:style-name="T12">,<text:tab/></text:span><text:span text:style-name="T2">stature</text:span><text:span text:style-name="T12">. [64]</text:span></text:p>
      <text:p text:style-name="P231"/>
      <text:p text:style-name="Vocabulary"><text:span text:style-name="T21">absum, abesse, āfuī</text:span>,<text:tab/><text:span text:style-name="T2">be away</text:span>, <text:span text:style-name="T2">be distant</text:span><text:span text:style-name="T12">. [63]</text:span></text:p>
      <text:p text:style-name="Vocabulary"><text:span text:style-name="T21">adsum, adesse, adfuī</text:span>,<text:tab/><text:span text:style-name="T2">be present</text:span>, <text:span text:style-name="T2">be at hand</text:span><text:span text:style-name="T12">. [63]</text:span></text:p>
      <text:p text:style-name="Vocabulary"><text:span text:style-name="T21">dēsum, deesse, dēfuī</text:span>,<text:tab/><text:span text:style-name="T2">be wanting</text:span>, <text:span text:style-name="T2">be lacking</text:span><text:span text:style-name="T12">. [63]</text:span></text:p>
      <text:p text:style-name="Vocabulary"><text:span text:style-name="T21">negōtium, ī</text:span>, n.,<text:tab/><text:span text:style-name="T2">business</text:span>; <text:span text:style-name="T2">affair</text:span><text:span text:style-name="T12">. [63]</text:span></text:p>
      <text:p text:style-name="Vocabulary"><text:span text:style-name="T21">patior, ī, passus sum</text:span>,<text:tab/><text:span text:style-name="T2">endure, suffer</text:span>; <text:span text:style-name="T2">allow</text:span><text:span text:style-name="T12">. [63]</text:span></text:p>
      <text:p text:style-name="Vocabulary"><text:span text:style-name="T21">possum, posse, potuī</text:span>,<text:tab/><text:span text:style-name="T2">be able, can</text:span><text:span text:style-name="T12">. [63]</text:span></text:p>
      <text:p text:style-name="Vocabulary"><text:span text:style-name="T21">potēns, -entis</text:span>,<text:tab/><text:span text:style-name="T2">powerful</text:span><text:span text:style-name="T12">. [63]</text:span></text:p>
      <text:p text:style-name="Vocabulary"><text:span text:style-name="T21">potestās, -tātis</text:span>, f.,<text:tab/><text:span text:style-name="T2">power</text:span>; <text:span text:style-name="T2">opportunity</text:span><text:span text:style-name="T12">. [63]</text:span></text:p>
      <text:p text:style-name="Vocabulary"><text:span text:style-name="T21">praeficiō, ere, -fēcī, -fectum</text:span><text:span text:style-name="T23"> (with dat.)</text:span>,<text:tab/><text:span text:style-name="T2">set over, put in command</text:span> (<text:span text:style-name="T2">charge</text:span>) <text:span text:style-name="T2">of</text:span><text:span text:style-name="T12">. [63]</text:span></text:p>
      <text:p text:style-name="P231"><text:span text:style-name="T21">praesum, praeesse, praefuī</text:span><text:span text:style-name="T23"> (with dat.)</text:span>,<text:tab/><text:span text:style-name="T2">be over</text:span>, <text:span text:style-name="T2">be in command</text:span> (<text:span text:style-name="T2">charge</text:span>) <text:span text:style-name="T2">of</text:span>, <text:span text:style-name="T2">command</text:span>. [63]</text:p>
      <text:p text:style-name="Vocabulary"><text:span text:style-name="T21">adulēscēns, -entis</text:span>, m.,<text:tab/><text:span text:style-name="T2">young man</text:span><text:span text:style-name="T12">. [63]</text:span></text:p>
      <text:p text:style-name="Vocabulary"><text:span text:style-name="T21">cōnsul, cōnsulis</text:span>, m.,<text:tab/><text:span text:style-name="T2">consul</text:span> (the chief magistrate of Rome, two being elected annually)<text:span text:style-name="T12">. [63]</text:span></text:p>
      <text:p text:style-name="Vocabulary"><text:span text:style-name="T21">corpus, -oris</text:span>, n.,<text:tab/><text:span text:style-name="T2">body</text:span><text:span text:style-name="T12">. [63]</text:span></text:p>
      <text:p text:style-name="Vocabulary"><text:span text:style-name="T21">dētrahō, ere, -trāxī, -trāctum</text:span>,<text:tab/><text:span text:style-name="T2">remove, strip</text:span><text:span text:style-name="T12">. [63]</text:span></text:p>
      <text:p text:style-name="Vocabulary"><text:span text:style-name="T21">Latīnī, ōrum</text:span>, m.,<text:tab/><text:span text:style-name="T2">the Latins</text:span> (the people of Latium)<text:span text:style-name="T12">. [63]</text:span></text:p>
      <text:p text:style-name="Vocabulary"><text:span text:style-name="T21">spolia, ōrum</text:span>, n. pl.,<text:tab/><text:span text:style-name="T2">spoils</text:span><text:span text:style-name="T12">. [63]</text:span></text:p>
      <text:p text:style-name="P231"><text:span text:style-name="T21">torquis, is</text:span>, m.,<text:tab/><text:span text:style-name="T2">necklace, collar</text:span>. [63]</text:p>
      <text:p text:style-name="P231"/>
      <text:p text:style-name="Vocabulary"><text:span text:style-name="T21">adorior, īrī, -ortus sum</text:span>,<text:tab/><text:span text:style-name="T2">attack, assault</text:span><text:span text:style-name="T12">. [62]</text:span></text:p>
      <text:p text:style-name="Vocabulary"><text:span text:style-name="T21">coorior, īrī, -ortus sum</text:span>,<text:tab/><text:span text:style-name="T2">arise, break out</text:span><text:span text:style-name="T12">. [62]</text:span></text:p>
      <text:p text:style-name="Vocabulary"><text:span text:style-name="T21">ita</text:span>, adv.,<text:tab/><text:span text:style-name="T2">this</text:span>; <text:span text:style-name="T2">so</text:span><text:span text:style-name="T12">. [62]</text:span></text:p>
      <text:p text:style-name="Vocabulary"><text:span text:style-name="T21">nātiō, -ōnis</text:span>, f.,<text:tab/><text:span text:style-name="T2">tribe, nation</text:span><text:span text:style-name="T12">. [62]</text:span></text:p>
      <text:p text:style-name="Vocabulary"><text:span text:style-name="T21">revertor, ī, -versus sum</text:span>,<text:tab/><text:span text:style-name="T2">return</text:span><text:span text:style-name="T12">. [62]</text:span></text:p>
      <text:p text:style-name="Vocabulary"><text:span text:style-name="T21">sīc</text:span>, adv.,<text:tab/><text:span text:style-name="T2">this</text:span>; <text:span text:style-name="T2">so</text:span><text:span text:style-name="T12">. [62]</text:span></text:p>
      <text:p text:style-name="Vocabulary"><text:span text:style-name="T21">tam</text:span>, adv.,<text:tab/><text:span text:style-name="T2">so</text:span><text:span text:style-name="T12">. [62]</text:span></text:p>
      <text:p text:style-name="P231"><text:span text:style-name="T21">vix</text:span>, adv.,<text:tab/><text:span text:style-name="T2">scarcely, hardly</text:span>. [62]</text:p>
      <text:p text:style-name="P231"/>
      <text:p text:style-name="Vocabulary"><text:span text:style-name="T21">animadvertō, ere, -vertī, -versum</text:span>,<text:tab/><text:span text:style-name="T2">notice, observe</text:span><text:span text:style-name="T12">. [61]</text:span></text:p>
      <text:p text:style-name="Vocabulary"><text:soft-page-break/><text:span text:style-name="T21">doceō, ēre, uī, doctum</text:span>,<text:tab/><text:span text:style-name="T2">teach, explain</text:span><text:span text:style-name="T12">. [61]</text:span></text:p>
      <text:p text:style-name="Vocabulary"><text:span text:style-name="T21">fluctus, ūs</text:span>, m.,<text:tab/><text:span text:style-name="T2">wave</text:span><text:span text:style-name="T12">. [61]</text:span></text:p>
      <text:p text:style-name="Vocabulary"><text:span text:style-name="T21">fluō, ere, flūxī, fluxum</text:span>,<text:tab/><text:span text:style-name="T2">flow</text:span><text:span text:style-name="T12">. [61]</text:span></text:p>
      <text:p text:style-name="Vocabulary"><text:span text:style-name="T21">pars, partis</text:span>, f.,<text:tab/><text:span text:style-name="T2">part</text:span>; <text:span text:style-name="T2">direction, side</text:span><text:span text:style-name="T12">. [61]</text:span></text:p>
      <text:p text:style-name="Vocabulary"><text:span text:style-name="T21">perspiciō, ere, -spexī, -spectum</text:span>,<text:tab/><text:span text:style-name="T2">see clearly, perceive</text:span><text:span text:style-name="T12">. [61]</text:span></text:p>
      <text:p text:style-name="Vocabulary"><text:span text:style-name="T21">in eam partem</text:span><text:span text:style-name="T15"> (</text:span><text:span text:style-name="T6">phrase</text:span><text:span text:style-name="T15">)</text:span>,<text:tab/><text:span text:style-name="T2">in that direction</text:span> (with verbs of motion)<text:span text:style-name="T12">. [61]</text:span></text:p>
      <text:p text:style-name="Vocabulary"><text:span text:style-name="T21">in omnēs partēs</text:span><text:span text:style-name="T15"> (</text:span><text:span text:style-name="T6">phrase</text:span><text:span text:style-name="T15">)</text:span>,<text:tab/><text:span text:style-name="T2">in all directions</text:span> (with verbs of motion)<text:span text:style-name="T12">. [61]</text:span></text:p>
      <text:p text:style-name="Vocabulary"><text:span text:style-name="T21">ūnā ex parte</text:span><text:span text:style-name="T15"> (</text:span><text:span text:style-name="T6">phrase</text:span><text:span text:style-name="T15">)</text:span>,<text:tab/><text:span text:style-name="T2">on one side</text:span><text:span text:style-name="T12">. [61]</text:span></text:p>
      <text:p text:style-name="Vocabulary"><text:span text:style-name="T21">ex omnibus partibus</text:span><text:span text:style-name="T15"> (</text:span><text:span text:style-name="T6">phrase</text:span><text:span text:style-name="T15">)</text:span>,<text:tab/><text:span text:style-name="T2">on all sides</text:span><text:span text:style-name="T12">. [61]</text:span></text:p>
      <text:p text:style-name="P231"><text:span text:style-name="T21">māgnō cum perīculō</text:span><text:span text:style-name="T23"> (</text:span><text:span text:style-name="T6">phrase</text:span><text:span text:style-name="T23">)</text:span>,<text:tab/><text:span text:style-name="T2">at great risk</text:span>. [61]</text:p>
      <text:p text:style-name="P231"/>
      <text:p text:style-name="P231"/>
      <text:p text:style-name="Vocabulary"><text:span text:style-name="T21">appropinquō, āre, āvī, ātum</text:span><text:span text:style-name="T23"> (with dat.)</text:span>, <text:tab/><text:span text:style-name="T2">approach</text:span><text:span text:style-name="T12">. [60]</text:span></text:p>
      <text:p text:style-name="Vocabulary"><text:span text:style-name="T21">cōnfīdō, ere, -fīsus sum</text:span><text:span text:style-name="T23"> (with dat.)</text:span>,<text:note text:id="ftn164" text:note-class="footnote"><text:note-citation>164</text:note-citation><text:note-body><text:p text:style-name="Footnote"><text:span text:style-name="T21">Cōnfīdō</text:span> is a semi-deponent verb (313).</text:p></text:note-body></text:note><text:tab/><text:span text:style-name="T2">trust</text:span><text:span text:style-name="T12">. [60]</text:span></text:p>
      <text:p text:style-name="Vocabulary"><text:span text:style-name="T21">imperō, āre, āvī, ātum</text:span><text:span text:style-name="T23"> (with dat.)</text:span>,<text:tab/><text:span text:style-name="T2">command, govern</text:span><text:span text:style-name="T12">. [60]</text:span></text:p>
      <text:p text:style-name="Vocabulary"><text:span text:style-name="T21">noceō, ēre, uī, itum</text:span><text:span text:style-name="T23"> (with dat.)</text:span>,<text:tab/><text:span text:style-name="T2">harm, injure, damage</text:span><text:span text:style-name="T12">. [60]</text:span></text:p>
      <text:p text:style-name="Vocabulary"><text:span text:style-name="T21">occurrō, ere, -currī, -cursum</text:span><text:span text:style-name="T23"> (with dat.)</text:span>,<text:tab/><text:span text:style-name="T2">meet</text:span><text:span text:style-name="T12">. [60]</text:span></text:p>
      <text:p text:style-name="Vocabulary"><text:span text:style-name="T21">parcō, ere, pepercī </text:span>(or <text:span text:style-name="T21">parsī</text:span>), <text:span text:style-name="T21">parsum</text:span><text:span text:style-name="T23"> (with dat.)</text:span>,<text:tab/><text:span text:style-name="T2">spare</text:span><text:span text:style-name="T12">. [60]</text:span></text:p>
      <text:p text:style-name="Vocabulary"><text:span text:style-name="T21">pāreō, ēre, uī, itum</text:span><text:span text:style-name="T23"> (with dat.)</text:span>,<text:tab/><text:span text:style-name="T2">obey</text:span><text:span text:style-name="T12">. [60]</text:span></text:p>
      <text:p text:style-name="Vocabulary"><text:span text:style-name="T21">persuādeō, ēre, -suāsī, suāsum</text:span><text:span text:style-name="T23"> (with dat.)</text:span>,<text:tab/><text:span text:style-name="T2">persuade</text:span><text:span text:style-name="T12">. [60]</text:span></text:p>
      <text:p text:style-name="Vocabulary"><text:span text:style-name="T21">resistō, ere, restitī</text:span><text:span text:style-name="T23"> (with dat.)</text:span>,<text:tab/><text:span text:style-name="T2">resist, oppose</text:span><text:span text:style-name="T12">. [60]</text:span></text:p>
      <text:p text:style-name="P231"><text:span text:style-name="T21">ūtor, ī, ūsus sum</text:span><text:span text:style-name="T23"> (with abl.)</text:span>,<text:tab/><text:span text:style-name="T2">use</text:span>. [60]</text:p>
      <text:p text:style-name="P231"/>
      <text:p text:style-name="Vocabulary"><text:span text:style-name="T21">ascendō, ere, -dī, ascēnsum</text:span>,<text:tab/><text:span text:style-name="T2">climb, ascend</text:span><text:span text:style-name="T12">. [59]</text:span></text:p>
      <text:p text:style-name="Vocabulary"><text:span text:style-name="T21">ascēnsus, ūs</text:span>, m.,<text:tab/><text:span text:style-name="T2">ascent</text:span><text:span text:style-name="T12">. [59]</text:span></text:p>
      <text:p text:style-name="Vocabulary"><text:span text:style-name="T21">conditor, -tōris</text:span>, m.,<text:tab/><text:span text:style-name="T2">founder</text:span><text:span text:style-name="T12">. [59]</text:span></text:p>
      <text:p text:style-name="Vocabulary"><text:span text:style-name="T21">exsilium, ī</text:span>, n.,<text:tab/><text:span text:style-name="T2">exile</text:span><text:span text:style-name="T12">. [59]</text:span></text:p>
      <text:p text:style-name="Vocabulary"><text:span text:style-name="T21">nē... quidem</text:span>,<text:tab/><text:span text:style-name="T2">not even</text:span><text:span text:style-name="T12">. [59]</text:span></text:p>
      <text:p text:style-name="P231"><text:span text:style-name="T21">obsideō, ēre, -sēdī, -sessum</text:span>,<text:tab/><text:span text:style-name="T2">besiege</text:span>. [59]</text:p>
      <text:p text:style-name="Vocabulary"><text:span text:style-name="T21">nēmō</text:span> (<text:span text:style-name="T21">nēminis</text:span>), m.,<text:tab/><text:span text:style-name="T2">no one, nobody</text:span><text:span text:style-name="T12">. [59]</text:span></text:p>
      <text:p text:style-name="Vocabulary"><text:span text:style-name="T21">noctū</text:span>, adv.,<text:tab/><text:span text:style-name="T2">by night</text:span><text:span text:style-name="T12">. [59]</text:span></text:p>
      <text:p text:style-name="Vocabulary"><text:span text:style-name="T21">omnīnō</text:span>, adv.,<text:tab/><text:span text:style-name="T2">altogether, in all</text:span>; with negatives, <text:span text:style-name="T2">at all</text:span><text:span text:style-name="T12">. [59]</text:span></text:p>
      <text:p text:style-name="Vocabulary"><text:span text:style-name="T21">prope</text:span>, adv. (248),<text:tab/><text:span text:style-name="T2">near</text:span>; <text:span text:style-name="T2">nearly, almost</text:span><text:span text:style-name="T12">. [59]</text:span></text:p>
      <text:p text:style-name="Vocabulary"><text:span text:style-name="T21">quaerō</text:span>, <text:span text:style-name="T21">ere</text:span>, <text:span text:style-name="T21">quaesīvī</text:span>, <text:span text:style-name="T21">quaesītum</text:span>,<text:tab/><text:span text:style-name="T2">ask, inquire</text:span><text:span text:style-name="T12">. [59]</text:span></text:p>
      <text:p text:style-name="Vocabulary"><text:span text:style-name="T21">rūrsus</text:span>, adv.,<text:tab/><text:span text:style-name="T2">again</text:span><text:span text:style-name="T12">. [59]</text:span></text:p>
      <text:p text:style-name="Vocabulary"><text:span text:style-name="T21">simul</text:span>, adv.,<text:tab/><text:span text:style-name="T2">at the same time</text:span><text:span text:style-name="T12">. [59]</text:span></text:p>
      <text:p text:style-name="Vocabulary"><text:span text:style-name="T21">tantus</text:span>, <text:span text:style-name="T21">a</text:span>, <text:span text:style-name="T21">um</text:span>,<text:tab/><text:span text:style-name="T2">so great, such great</text:span><text:span text:style-name="T12">. [59]</text:span></text:p>
      <text:p text:style-name="Vocabulary"><text:span text:style-name="T21">turris</text:span>, <text:span text:style-name="T21">is</text:span>, f. (acc. <text:span text:style-name="T21">im</text:span>, abl. <text:span text:style-name="T21">ī</text:span>),<text:tab/><text:span text:style-name="T2">tower</text:span><text:span text:style-name="T12">. [59]</text:span></text:p>
      <text:p text:style-name="Vocabulary"><text:span text:style-name="T21">ūnā</text:span>, adv.,<text:tab/><text:span text:style-name="T2">together, along</text:span> (generally used with <text:span text:style-name="T21">cum</text:span>)<text:span text:style-name="T12">. [59]</text:span></text:p>
      <text:p text:style-name="Vocabulary"><text:span text:style-name="T21">bellum parō</text:span><text:span text:style-name="T15"> (</text:span><text:span text:style-name="T6">phrase</text:span><text:span text:style-name="T15">)</text:span>,<text:tab/><text:span text:style-name="T2">prepare for war</text:span><text:span text:style-name="T12">. [59]</text:span></text:p>
      <text:p text:style-name="Vocabulary"><text:span text:style-name="T21">pontem in flūmine faciō</text:span><text:span text:style-name="T15"> (</text:span><text:span text:style-name="T6">phrase</text:span><text:span text:style-name="T15">)</text:span>,<text:tab/><text:span text:style-name="T2">build a bridge over a river</text:span><text:span text:style-name="T12">. [59]</text:span></text:p>
      <text:p text:style-name="P232"><text:span text:style-name="T21">flūmen ponte jungō</text:span> (<text:span text:style-name="T2">phrase</text:span>),<text:tab/><text:span text:style-name="T2">build a bridge over a river</text:span>. [59]</text:p>
      <text:p text:style-name="P231"/>
      <text:p text:style-name="Vocabulary"><text:span text:style-name="T21">nēmō</text:span> (<text:span text:style-name="T21">nēminis</text:span>), m.,<text:tab/><text:span text:style-name="T2">no one, nobody</text:span><text:span text:style-name="T12">. [58]</text:span></text:p>
      <text:p text:style-name="Vocabulary"><text:span text:style-name="T21">noctū</text:span>, adv.,<text:tab/><text:span text:style-name="T2">by night</text:span><text:span text:style-name="T12">. [58]</text:span></text:p>
      <text:p text:style-name="Vocabulary"><text:span text:style-name="T21">omnīnō</text:span>, adv.,<text:tab/><text:span text:style-name="T2">altogether, in all</text:span>; with negatives, <text:span text:style-name="T2">at all</text:span><text:span text:style-name="T12">. [58]</text:span></text:p>
      <text:p text:style-name="Vocabulary"><text:span text:style-name="T21">prope</text:span>, adv. (248),<text:tab/><text:span text:style-name="T2">near</text:span>; nearly, almost<text:span text:style-name="T12">. [58]</text:span></text:p>
      <text:p text:style-name="Vocabulary"><text:soft-page-break/><text:span text:style-name="T21">quaerō</text:span>, <text:span text:style-name="T21">ere</text:span>, <text:span text:style-name="T21">quaesīvī</text:span>, <text:span text:style-name="T21">quaesītum</text:span>,<text:tab/><text:span text:style-name="T2">ask, inquire</text:span><text:span text:style-name="T12">. [58]</text:span></text:p>
      <text:p text:style-name="Vocabulary"><text:span text:style-name="T21">rūrsus</text:span>, adv.,<text:tab/><text:span text:style-name="T2">again</text:span><text:span text:style-name="T12">. [58]</text:span></text:p>
      <text:p text:style-name="Vocabulary"><text:span text:style-name="T21">simul</text:span>, adv.,<text:tab/><text:span text:style-name="T2">at the same time</text:span><text:span text:style-name="T12">. [58]</text:span></text:p>
      <text:p text:style-name="Vocabulary"><text:span text:style-name="T21">tantus</text:span>, <text:span text:style-name="T21">a</text:span>, <text:span text:style-name="T21">um</text:span>,<text:tab/><text:span text:style-name="T2">so great, such great</text:span><text:span text:style-name="T12">. [58]</text:span></text:p>
      <text:p text:style-name="Vocabulary"><text:span text:style-name="T21">turris</text:span>, <text:span text:style-name="T21">is</text:span>, f. (acc. <text:span text:style-name="T21">im</text:span>, abl. <text:span text:style-name="T21">ī</text:span>),<text:tab/><text:span text:style-name="T2">tower</text:span><text:span text:style-name="T12">. [58]</text:span></text:p>
      <text:p text:style-name="Vocabulary"><text:span text:style-name="T21">ūnā</text:span>, adv.,<text:tab/><text:span text:style-name="T2">together, along</text:span> (generally used with <text:span text:style-name="T21">cum</text:span>)<text:span text:style-name="T12">. [58]</text:span></text:p>
      <text:p text:style-name="Vocabulary"><text:span text:style-name="T21">bellum parō</text:span><text:span text:style-name="T15"> (</text:span><text:span text:style-name="T6">phrase</text:span><text:span text:style-name="T15">)</text:span>,<text:tab/><text:span text:style-name="T2">prepare for war</text:span><text:span text:style-name="T12">. [58]</text:span></text:p>
      <text:p text:style-name="Vocabulary"><text:span text:style-name="T21">pontem in flūmine faciō</text:span><text:span text:style-name="T15"> (</text:span><text:span text:style-name="T6">phrase</text:span><text:span text:style-name="T15">)</text:span>,<text:tab/><text:span text:style-name="T2">build a bridge over a river</text:span><text:span text:style-name="T12">. [58]</text:span></text:p>
      <text:p text:style-name="P232"><text:span text:style-name="T21">flūmen ponte jungō</text:span> (<text:span text:style-name="T2">phrase</text:span>),<text:tab/><text:span text:style-name="T2">build a bridge over a river</text:span>. [58]</text:p>
      <text:p text:style-name="P231"/>
      <text:p text:style-name="Vocabulary"><text:span text:style-name="T21">hīc</text:span>, adv.,<text:tab/><text:span text:style-name="T2">here, in this place</text:span><text:span text:style-name="T12">. [57]</text:span></text:p>
      <text:p text:style-name="Vocabulary"><text:span text:style-name="T21">hūc</text:span>, adv.,<text:tab/><text:span text:style-name="T2">hither, here, to this place</text:span><text:span text:style-name="T12">. [57]</text:span></text:p>
      <text:p text:style-name="Vocabulary"><text:span text:style-name="T21">ibi</text:span>, adv.,<text:tab/><text:span text:style-name="T2">there, in that place</text:span><text:span text:style-name="T12">. [57]</text:span></text:p>
      <text:p text:style-name="Vocabulary"><text:span text:style-name="T21">eō</text:span>, adv.,<text:tab/><text:span text:style-name="T2">thither, there, to that place</text:span><text:span text:style-name="T12">. [57]</text:span></text:p>
      <text:p text:style-name="Vocabulary"><text:span text:style-name="T21">ubi</text:span>, adv.,<text:tab/><text:span text:style-name="T2">where, in which place, in what place</text:span><text:span text:style-name="T12">. [57]</text:span></text:p>
      <text:p text:style-name="Vocabulary"><text:span text:style-name="T21">quō</text:span>, adv.,<text:tab/><text:span text:style-name="T2">whither, where, to which place, to what place</text:span><text:span text:style-name="T12">. [57]</text:span></text:p>
      <text:p text:style-name="Vocabulary"><text:span text:style-name="T21">unde</text:span>, adv.,<text:tab/><text:span text:style-name="T2">whence from which place, from what place</text:span><text:span text:style-name="T12">. [57]</text:span></text:p>
      <text:p text:style-name="Vocabulary"><text:span text:style-name="T21">cūr</text:span>, adv.,<text:tab/><text:span text:style-name="T2">why</text:span><text:span text:style-name="T12">. [57]</text:span></text:p>
      <text:p text:style-name="Vocabulary"><text:span text:style-name="T21">quantus, a, um</text:span>,<text:tab/><text:span text:style-name="T2">how large, how great</text:span><text:span text:style-name="T12">. [57]</text:span></text:p>
      <text:p text:style-name="P231"><text:span text:style-name="T21">uter, tra, trum</text:span> (205),<text:tab/><text:span text:style-name="T2">which</text:span> (of two). [57]</text:p>
      <text:p text:style-name="P231"/>
      <text:p text:style-name="Vocabulary"><text:span text:style-name="T21">crēdō, ere, crēdidī, crēditum</text:span>,<text:tab/><text:span text:style-name="T2">believe</text:span><text:span text:style-name="T12">. [56]</text:span></text:p>
      <text:p text:style-name="Vocabulary"><text:span text:style-name="T21">intellegō, ere, -lēxī, -lēctum</text:span>,<text:tab/><text:span text:style-name="T2">understand, be aware</text:span><text:span text:style-name="T12">. [56]</text:span></text:p>
      <text:p text:style-name="Vocabulary"><text:span text:style-name="T21">negō, āre, āvī, ātum</text:span>,<text:tab/><text:span text:style-name="T2">deny, say... not</text:span><text:span text:style-name="T12">. [56]</text:span>.</text:p>
      <text:p text:style-name="Vocabulary"><text:span text:style-name="T21">sciō, īre, īvī, ītum</text:span>,<text:tab/><text:span text:style-name="T2">know</text:span><text:span text:style-name="T12">. [56]</text:span></text:p>
      <text:p text:style-name="P232"><text:span text:style-name="T21">sentiō, īre, sēnsī, sēnsum</text:span>,<text:tab/><text:span text:style-name="T2">feel, perceive</text:span>. [56]</text:p>
      <text:p text:style-name="P231"/>
      <text:p text:style-name="Vocabulary"><text:span text:style-name="T21">arbitror, ārī, ātus sum</text:span>,<text:tab/><text:span text:style-name="T2">think, consider</text:span><text:span text:style-name="T12">. [55]</text:span></text:p>
      <text:p text:style-name="Vocabulary"><text:span text:style-name="T21">renūntiō, āre, āvī, ātum</text:span>,<text:tab/><text:span text:style-name="T2">report, bring back word</text:span><text:span text:style-name="T12">. [55]</text:span></text:p>
      <text:p text:style-name="Vocabulary"><text:span text:style-name="T21">scrībō, ere, scrīpsī, scrīptum</text:span>,<text:tab/><text:span text:style-name="T2">write</text:span><text:span text:style-name="T12">. [55]</text:span></text:p>
      <text:p text:style-name="Vocabulary"><text:span text:style-name="T21">spērō, āre, āvī, ātum</text:span>,<text:tab/><text:span text:style-name="T2">hope</text:span><text:span text:style-name="T12">. [55]</text:span></text:p>
      <text:p text:style-name="P231"><text:span text:style-name="T21">suspicor, ārī, ātus sum</text:span>,<text:tab/><text:span text:style-name="T2">suspect</text:span>. [55]</text:p>
      <text:p text:style-name="P231"/>
      <text:p text:style-name="Vocabulary"><text:span text:style-name="T21">audiō</text:span><text:span text:style-name="T13"> </text:span><text:span text:style-name="T15">(+ acc. and inf.)</text:span><text:span text:style-name="T23">,<text:tab/></text:span><text:span text:style-name="T2">hear</text:span><text:span text:style-name="T12">. [54]</text:span></text:p>
      <text:p text:style-name="Vocabulary"><text:span text:style-name="T21">certiōrem faciō</text:span><text:span text:style-name="T13"> </text:span><text:span text:style-name="T15">(+ acc. and inf.)</text:span>,<text:tab/><text:span text:style-name="T2">inform</text:span><text:span text:style-name="T12">. [54]</text:span></text:p>
      <text:p text:style-name="Vocabulary"><text:span text:style-name="T21">cōgnōscō</text:span><text:span text:style-name="T13"> (+ acc. and inf.)</text:span><text:span text:style-name="T21">,<text:tab/></text:span><text:span text:style-name="T2">learn, ascertain</text:span>; in perfect tenses, <text:span text:style-name="T2">know</text:span><text:span text:style-name="T12">. [54]</text:span></text:p>
      <text:p text:style-name="Vocabulary"><text:span text:style-name="T21">dēmōnstrō</text:span><text:span text:style-name="T13"> (+ acc. and inf.)</text:span><text:span text:style-name="T21">,<text:tab/></text:span><text:span text:style-name="T2">point out, explain, mention</text:span><text:span text:style-name="T12">. [54]</text:span></text:p>
      <text:p text:style-name="Vocabulary"><text:span text:style-name="T21">dīcō</text:span><text:span text:style-name="T13"> </text:span><text:span text:style-name="T15">(+ acc. and inf.)</text:span><text:span text:style-name="T23">,<text:tab/></text:span><text:span text:style-name="T6">s</text:span><text:span text:style-name="T2">ay</text:span><text:span text:style-name="T12">. [54]</text:span></text:p>
      <text:p text:style-name="Vocabulary"><text:span text:style-name="T21">exīstimō</text:span><text:span text:style-name="T15"> (+ acc. and inf.)</text:span><text:span text:style-name="T23">,</text:span><text:tab/><text:span text:style-name="T2">think</text:span><text:span text:style-name="T12">. [54]</text:span></text:p>
      <text:p text:style-name="Vocabulary"><text:span text:style-name="T21">meminī</text:span><text:span text:style-name="T15"> (+ acc. and inf.)</text:span><text:span text:style-name="T23">,</text:span><text:span text:style-name="T21"><text:tab/></text:span><text:span text:style-name="T2">remember</text:span><text:span text:style-name="T12">. [54]</text:span></text:p>
      <text:p text:style-name="Vocabulary"><text:span text:style-name="T21">nūntiō</text:span><text:span text:style-name="T15"> (+ acc. and inf.)</text:span><text:span text:style-name="T23">,</text:span><text:span text:style-name="T21"><text:tab/></text:span><text:span text:style-name="T2">announce</text:span><text:span text:style-name="T12">. [54]</text:span></text:p>
      <text:p text:style-name="Vocabulary"><text:span text:style-name="T21">ostendō</text:span><text:span text:style-name="T13"> </text:span><text:span text:style-name="T15">(+ acc. and inf.)</text:span><text:span text:style-name="T23">,</text:span><text:span text:style-name="T21"><text:tab/></text:span><text:span text:style-name="T2">show, declare</text:span><text:span text:style-name="T12">. [54]</text:span></text:p>
      <text:p text:style-name="Vocabulary"><text:span text:style-name="T21">polliceor</text:span><text:span text:style-name="T15"> (+ acc. and inf.)</text:span><text:span text:style-name="T23">,</text:span><text:span text:style-name="T21"><text:tab/></text:span><text:span text:style-name="T2">promise</text:span><text:span text:style-name="T12">. [54]</text:span></text:p>
      <text:p text:style-name="Vocabulary"><text:span text:style-name="T21">respondeō</text:span><text:span text:style-name="T15"> (+ acc. and inf.)</text:span><text:span text:style-name="T23">,</text:span><text:tab/><text:span text:style-name="T2">reply, answer</text:span><text:span text:style-name="T12">. [54]</text:span></text:p>
      <text:p text:style-name="P231"><text:span text:style-name="T21">videō</text:span><text:span text:style-name="T23"> (+ acc. and inf.),</text:span><text:tab/><text:span text:style-name="T2">see</text:span>; passive <text:span text:style-name="T2">seem</text:span>. [54]</text:p>
      <text:p text:style-name="P231"/>
      <text:p text:style-name="Vocabulary"><text:span text:style-name="T21">cōnor, ārī, ātus sum</text:span>,<text:tab/><text:span text:style-name="T2">try, attempt</text:span><text:span text:style-name="T12">. [53]</text:span></text:p>
      <text:p text:style-name="Vocabulary"><text:span text:style-name="T21">moror, ārī, ātus sum</text:span>,<text:tab/><text:span text:style-name="T2">delay, wait</text:span><text:span text:style-name="T12">. [53]</text:span></text:p>
      <text:p text:style-name="Vocabulary"><text:span text:style-name="T21">nancīscor, ī, nactus sum</text:span>,<text:tab/><text:span text:style-name="T2">get, obtain</text:span><text:span text:style-name="T12">. [53]</text:span></text:p>
      <text:p text:style-name="Vocabulary"><text:soft-page-break/><text:span text:style-name="T21">orior, orīrī, ortus sum</text:span>,<text:tab/><text:span text:style-name="T2">arise, rise</text:span><text:span text:style-name="T12">. [53]</text:span></text:p>
      <text:p text:style-name="Vocabulary"><text:span text:style-name="T21">patior, ī, passus sum</text:span>,<text:tab/><text:span text:style-name="T2">allow</text:span><text:span text:style-name="T12">. [53]</text:span></text:p>
      <text:p text:style-name="Vocabulary"><text:span text:style-name="T21">polliceor, ērī, itus sum</text:span>,<text:tab/><text:span text:style-name="T2">promise</text:span><text:span text:style-name="T12">. [53]</text:span></text:p>
      <text:p text:style-name="Vocabulary"><text:span text:style-name="T21">proficīscor, ī, profectus sum</text:span>,<text:tab/><text:span text:style-name="T2">set out</text:span><text:span text:style-name="T12">. [53]</text:span></text:p>
      <text:p text:style-name="Vocabulary"><text:span text:style-name="T21">prōgredior, ī, prōgressus sum</text:span>,<text:tab/><text:span text:style-name="T2">advance, proceed</text:span><text:span text:style-name="T12">. [53]</text:span></text:p>
      <text:p text:style-name="Vocabulary"><text:span text:style-name="T21">sequor, ī, secūtus sum</text:span>,<text:tab/><text:span text:style-name="T2">follow</text:span><text:span text:style-name="T12">. [53]</text:span></text:p>
      <text:p text:style-name="P231"><text:span text:style-name="T21">vereor, ērī, itus sum</text:span>,<text:tab/><text:span text:style-name="T2">fear</text:span>. [53]</text:p>
      <text:p text:style-name="Vocabulary"><text:span text:style-name="T21">arx, arcis</text:span>, f.,<text:tab/><text:span text:style-name="T2">citadel</text:span> (on the Capitoline hill at Rome)<text:span text:style-name="T12">. [53]</text:span></text:p>
      <text:p text:style-name="Vocabulary"><text:span text:style-name="T21">Etrūscī, ōrum</text:span>, m.,<text:tab/><text:span text:style-name="T2">the Etruscans</text:span>, the people of Etruria<text:span text:style-name="T12">. [53]</text:span></text:p>
      <text:p text:style-name="P231"><text:span text:style-name="T21">urbs, urbis</text:span>, f.,<text:tab/><text:span text:style-name="T2">city</text:span>. [53]</text:p>
      <text:p text:style-name="P231"/>
      <text:p text:style-name="P241"><text:span text:style-name="T21">ac-cēdō, ere, -cessī, -cessum</text:span>,<text:tab/><text:span text:style-name="T2">draw near, approach</text:span><text:span text:style-name="T12">. [52]</text:span></text:p>
      <text:p text:style-name="Vocabulary"><text:span text:style-name="T21">administrō, āre, āvī, ātum</text:span>,<text:tab/><text:span text:style-name="T2">manage, attend to</text:span><text:span text:style-name="T12">. [52]</text:span></text:p>
      <text:p text:style-name="Vocabulary"><text:span text:style-name="T21">aes-tās, -tātis</text:span>, f.,<text:tab/><text:span text:style-name="T2">summer</text:span><text:span text:style-name="T12">. [52]</text:span></text:p>
      <text:p text:style-name="Vocabulary"><text:span text:style-name="T21">autumnus, ī</text:span>, m.,<text:tab/><text:span text:style-name="T2">autumn</text:span><text:span text:style-name="T12">. [52]</text:span></text:p>
      <text:p text:style-name="Vocabulary"><text:span text:style-name="T21">expediō, īre, īvī, ītum</text:span>,<text:tab/><text:span text:style-name="T2">set free</text:span>; <text:span text:style-name="T2">make ready</text:span><text:span text:style-name="T12">. [52]</text:span></text:p>
      <text:p text:style-name="Vocabulary"><text:span text:style-name="T21">hiems, hiemis</text:span>, f.,<text:tab/><text:span text:style-name="T2">winter</text:span><text:span text:style-name="T12">. [52]</text:span></text:p>
      <text:p text:style-name="Vocabulary"><text:span text:style-name="T21">probō, āre, āvī, ātum</text:span>,<text:tab/><text:span text:style-name="T2">approve, favour</text:span><text:span text:style-name="T12">. [52]</text:span></text:p>
      <text:p text:style-name="Vocabulary"><text:span text:style-name="T21">prō-videō, ēre, -vīdī, -vīsum</text:span>,<text:tab/><text:span text:style-name="T2">foresee</text:span>; <text:span text:style-name="T2">provide, secure</text:span><text:span text:style-name="T12">. [52]</text:span></text:p>
      <text:p text:style-name="Vocabulary"><text:span text:style-name="T21">tempes-tās, -tātis</text:span>, f.,<text:tab/><text:span text:style-name="T2">storm</text:span>; <text:span text:style-name="T2">weather</text:span><text:span text:style-name="T12">. [52]</text:span></text:p>
      <text:p text:style-name="Vocabulary"><text:span text:style-name="T21">vēr, vēris</text:span>, n.,<text:tab/><text:span text:style-name="T2">spring</text:span><text:span text:style-name="T12">. [52]</text:span></text:p>
      <text:p text:style-name="Vocabulary"><text:span text:style-name="T21">legiō expedīta</text:span><text:span text:style-name="T15"> (</text:span><text:span text:style-name="T6">phrase</text:span><text:span text:style-name="T15">)</text:span>,<text:tab/><text:span text:style-name="T2">a legion in light marching order</text:span>, i._e. <text:span text:style-name="T2">without baggage</text:span><text:span text:style-name="T12">. [52]</text:span></text:p>
      <text:p text:style-name="P231"><text:span text:style-name="T21">prīmum vēr</text:span><text:span text:style-name="T23"> (</text:span><text:span text:style-name="T6">phrase</text:span><text:span text:style-name="T23">)</text:span>,<text:tab/><text:span text:style-name="T2">the beginning of spring</text:span>. [52]</text:p>
      <text:p text:style-name="P231"/>
      <text:p text:style-name="P272"><text:span text:style-name="T21">ab-jiciō</text:span>, <text:span text:style-name="T21">ere</text:span>, <text:span text:style-name="T21">-jēcī</text:span>, <text:span text:style-name="T21">-jectum</text:span>,<text:tab/><text:span text:style-name="T2">throw away</text:span><text:span text:style-name="T12">. [51]</text:span></text:p>
      <text:p text:style-name="P272"><text:span text:style-name="T21">ā-mittō</text:span>, <text:span text:style-name="T21">ere</text:span>, <text:span text:style-name="T21">-mīsī</text:span>, <text:span text:style-name="T21">-missum</text:span>,<text:tab/><text:span text:style-name="T2">lose</text:span><text:span text:style-name="T12">. [51]</text:span></text:p>
      <text:p text:style-name="P272"><text:span text:style-name="T21">calamitās</text:span>, <text:span text:style-name="T21">-tātis</text:span>, f.,<text:tab/><text:span text:style-name="T2">disaster, defeat</text:span><text:span text:style-name="T12">. [51]</text:span></text:p>
      <text:p text:style-name="P272"><text:span text:style-name="T21">dē-stringō</text:span>, <text:span text:style-name="T21">ere</text:span>, <text:span text:style-name="T21">-strīnxī</text:span>, <text:span text:style-name="T21">-strīctum</text:span>,<text:tab/><text:span text:style-name="T2">draw, unsheathe</text:span><text:span text:style-name="T12">. [51]</text:span></text:p>
      <text:p text:style-name="P272"><text:span text:style-name="T21">ē-jiciō</text:span>, <text:span text:style-name="T21">ere</text:span>, <text:span text:style-name="T21">-jēcī</text:span>, <text:span text:style-name="T21">-jectum</text:span>,<text:tab/><text:span text:style-name="T2">throw out</text:span><text:span text:style-name="T12">. [51]</text:span></text:p>
      <text:p text:style-name="P272"><text:span text:style-name="T21">frangō</text:span>, <text:span text:style-name="T21">ere</text:span>, <text:span text:style-name="T21">frēgī</text:span>, <text:span text:style-name="T21">frāctum</text:span>,<text:tab/><text:span text:style-name="T2">break, shatter, crush</text:span><text:span text:style-name="T12">. [51]</text:span></text:p>
      <text:p text:style-name="P272"><text:span text:style-name="T21">incommodum</text:span>, <text:span text:style-name="T21">ī</text:span>, n.,<text:tab/><text:span text:style-name="T2">misfortune, loss</text:span><text:span text:style-name="T12">. [51]</text:span></text:p>
      <text:p text:style-name="P272"><text:span text:style-name="T21">ōrātiō</text:span>, <text:span text:style-name="T21">-ōnis</text:span>, f.,<text:tab/><text:span text:style-name="T2">speech</text:span><text:span text:style-name="T12">. [51]</text:span></text:p>
      <text:p text:style-name="P272"><text:span text:style-name="T21">ōr-dō</text:span>, <text:span text:style-name="T21">-dinis</text:span>, m.,<text:tab/><text:span text:style-name="T2">order</text:span>; <text:span text:style-name="T2">rank</text:span><text:span text:style-name="T12">. [51]</text:span></text:p>
      <text:p text:style-name="P272"><text:span text:style-name="T21">perturbō</text:span>, <text:span text:style-name="T21">āre</text:span>, <text:span text:style-name="T21">āvī</text:span>, <text:span text:style-name="T21">ātum</text:span>,<text:tab/><text:span text:style-name="T2">throw into confusion, disturb</text:span><text:span text:style-name="T12">. [51]</text:span></text:p>
      <text:p text:style-name="P272"><text:span text:style-name="T21">sē ējicere</text:span><text:span text:style-name="T15"> (</text:span><text:span text:style-name="T6">phrase</text:span><text:span text:style-name="T15">)</text:span>,<text:tab/><text:span text:style-name="T2">rush out</text:span><text:span text:style-name="T12">. [51]</text:span></text:p>
      <text:p text:style-name="P272"><text:span text:style-name="T21">ōrātiōnem habeō</text:span><text:span text:style-name="T15"> (</text:span><text:span text:style-name="T6">phrase</text:span><text:span text:style-name="T15">)</text:span>,<text:tab/><text:span text:style-name="T2">make</text:span> (<text:span text:style-name="T2">deliver</text:span>) <text:span text:style-name="T2">a speech</text:span><text:span text:style-name="T12">. [51]</text:span></text:p>
      <text:p text:style-name="P272"><text:span text:style-name="T21">calamitātem accipiō</text:span><text:span text:style-name="T15"> (</text:span><text:span text:style-name="T6">phrase</text:span><text:span text:style-name="T15">)</text:span>,<text:tab/><text:span text:style-name="T2">suffer defeat</text:span><text:span text:style-name="T12">. [51]</text:span></text:p>
      <text:p text:style-name="P271"><text:span text:style-name="T21">incommodum accipiō</text:span><text:span text:style-name="T23"> (</text:span><text:span text:style-name="T6">phrase</text:span><text:span text:style-name="T23">)</text:span>,<text:tab/><text:span text:style-name="T2">suffer loss</text:span>. [51]</text:p>
      <text:p text:style-name="P271"/>
      <text:p text:style-name="P272"><text:span text:style-name="T21">ac-cidō</text:span>, <text:span text:style-name="T21">ere</text:span>, <text:span text:style-name="T21">-cidī</text:span>,<text:tab/><text:span text:style-name="T2">happen, befall</text:span><text:span text:style-name="T12">. [50]</text:span></text:p>
      <text:p text:style-name="P272"><text:span text:style-name="T21">cadō</text:span>, <text:span text:style-name="T21">ere</text:span>, <text:span text:style-name="T21">cecidī</text:span>, <text:span text:style-name="T21">cāsum</text:span>,<text:tab/><text:span text:style-name="T2">fall</text:span><text:span text:style-name="T12">. [50]</text:span></text:p>
      <text:p text:style-name="P272"><text:span text:style-name="T21">captīvus</text:span>, <text:span text:style-name="T21">ī</text:span>, m.,<text:tab/><text:span text:style-name="T2">prisoner, captive</text:span><text:span text:style-name="T12">. [50]</text:span></text:p>
      <text:p text:style-name="P272"><text:span text:style-name="T21">gerō</text:span>, <text:span text:style-name="T21">ere</text:span>, <text:span text:style-name="T21">gessī</text:span>, <text:span text:style-name="T21">gestum</text:span>,<text:tab/>in passive, <text:span text:style-name="T2">be done, take place</text:span><text:span text:style-name="T12">. [50]</text:span></text:p>
      <text:p text:style-name="P272"><text:span text:style-name="T21">Lūcius</text:span>, <text:span text:style-name="T21">ī</text:span>, m.,<text:tab/><text:span text:style-name="T2">Lucius</text:span>, a Roman name<text:span text:style-name="T12">. [50]</text:span></text:p>
      <text:p text:style-name="P272"><text:span text:style-name="T21">Mārcus</text:span>, <text:span text:style-name="T21">ī</text:span>, m.,<text:tab/><text:span text:style-name="T2">Marcus</text:span>, a Roman name<text:span text:style-name="T12">. [50]</text:span></text:p>
      <text:p text:style-name="P272"><text:span text:style-name="T21">numquam</text:span>, adv.,<text:tab/><text:span text:style-name="T2">never</text:span><text:span text:style-name="T12">. [50]</text:span></text:p>
      <text:p text:style-name="P272"><text:span text:style-name="T21">saepe</text:span>, adv.,<text:tab/><text:span text:style-name="T2">often</text:span><text:span text:style-name="T12">. [50]</text:span></text:p>
      <text:p text:style-name="P272"><text:span text:style-name="T21">semper</text:span>, adv.,<text:tab/><text:span text:style-name="T2">always</text:span><text:span text:style-name="T12">. [50]</text:span></text:p>
      <text:p text:style-name="P272"><text:span text:style-name="T21">statim</text:span>, adv.,<text:tab/><text:span text:style-name="T2">immediately, at once</text:span><text:span text:style-name="T12">. [50]</text:span></text:p>
      <text:p text:style-name="P272"><text:soft-page-break/><text:span text:style-name="T13">rēs gesta</text:span><text:span text:style-name="T15"> (</text:span><text:span text:style-name="T6">phrase</text:span><text:span text:style-name="T15">)</text:span><text:span text:style-name="T12">,<text:tab/></text:span><text:span text:style-name="T2">deed, exploit</text:span><text:span text:style-name="T12">. [50]</text:span></text:p>
      <text:p text:style-name="P271"/>
      <text:p text:style-name="P272"><text:span text:style-name="T21">ac-cipiō, ere, -cēpī, -ceptum</text:span>,<text:tab/><text:span text:style-name="T2">receive</text:span><text:span text:style-name="T12">. [49]</text:span></text:p>
      <text:p text:style-name="P272"><text:span text:style-name="T21">capiō, ere, cēpī, captum</text:span>,<text:tab/><text:span text:style-name="T2">take, capture</text:span><text:span text:style-name="T12">. [49]</text:span></text:p>
      <text:p text:style-name="P272"><text:span text:style-name="T21">cōnficiō, ere, -fēcī, fectum</text:span>,<text:tab/><text:span text:style-name="T2">end, finish, accomplish</text:span><text:span text:style-name="T12">. [49]</text:span></text:p>
      <text:p text:style-name="P272"><text:span text:style-name="T21">con-jiciō, ere, -jēcī, -jectum</text:span>,<text:tab/><text:span text:style-name="T2">hurl, throw</text:span><text:span text:style-name="T12">. [49]</text:span></text:p>
      <text:p text:style-name="P272"><text:span text:style-name="T21">cōnspiciō, ere, -spexī, -spectum</text:span>,<text:tab/><text:span text:style-name="T2">see, observe</text:span><text:span text:style-name="T12">. [49]</text:span></text:p>
      <text:p text:style-name="P272"><text:span text:style-name="T21">faciō, ere, fēcī, factum</text:span>,<text:tab/><text:span text:style-name="T2">do</text:span>; <text:span text:style-name="T2">make, build</text:span><text:span text:style-name="T12">. [49]</text:span></text:p>
      <text:p text:style-name="P272"><text:span text:style-name="T21">fugiō, ere, fūgī, fugitum</text:span>,<text:tab/><text:span text:style-name="T2">flee, escape</text:span><text:span text:style-name="T12">. [49]</text:span></text:p>
      <text:p text:style-name="P272"><text:span text:style-name="T21">inter-ficiō, ere, -fēcī, -rectum</text:span>,<text:tab/><text:span text:style-name="T2">slay, kill, put to death</text:span><text:span text:style-name="T12">. [49]</text:span></text:p>
      <text:p text:style-name="P272"><text:span text:style-name="T21">jaciō, ere, jēcī, jactum</text:span>,<text:tab/><text:span text:style-name="T2">hurl, throw</text:span><text:span text:style-name="T12">. [49]</text:span></text:p>
      <text:p text:style-name="P272"><text:span text:style-name="T21">re-cipiō, ere, -cēpī, -ceptum</text:span>,<text:tab/><text:span text:style-name="T2">regain, recover</text:span><text:span text:style-name="T12">. [49]</text:span></text:p>
      <text:p text:style-name="P272"><text:span text:style-name="T21">arma capiō</text:span><text:span text:style-name="T15"> (</text:span><text:span text:style-name="T6">phrase</text:span><text:span text:style-name="T15">)</text:span>,<text:tab/><text:span text:style-name="T2">take up arms</text:span><text:span text:style-name="T12">. [49]</text:span></text:p>
      <text:p text:style-name="P272"><text:span text:style-name="T21">vulneribus cōnficior</text:span><text:span text:style-name="T15"> (</text:span><text:span text:style-name="T6">phrase</text:span><text:span text:style-name="T15">)</text:span>,<text:tab/><text:span text:style-name="T2">be exhausted by wounds</text:span><text:span text:style-name="T12">. [49]</text:span></text:p>
      <text:p text:style-name="P272"><text:span text:style-name="T21">in fugam conjiciō</text:span><text:span text:style-name="T15"> (</text:span><text:span text:style-name="T6">phrase</text:span><text:span text:style-name="T15">)</text:span>,<text:tab/><text:span text:style-name="T2">put to flight</text:span><text:span text:style-name="T12">. [49]</text:span></text:p>
      <text:p text:style-name="P272"><text:span text:style-name="T21">proelium faciō</text:span><text:span text:style-name="T15"> (</text:span><text:span text:style-name="T6">phrase</text:span><text:span text:style-name="T15">)</text:span>,<text:tab/><text:span text:style-name="T2">fight a battle</text:span><text:span text:style-name="T12">. [49]</text:span></text:p>
      <text:p text:style-name="P271"><text:span text:style-name="T21">sē recipere</text:span><text:span text:style-name="T23"> (</text:span><text:span text:style-name="T6">phrase</text:span><text:span text:style-name="T23">)</text:span>,<text:tab/>(1) <text:span text:style-name="T2">betake one's self, retreat</text:span> (2) <text:span text:style-name="T2">recover, rally</text:span> (intransitive). [49]</text:p>
      <text:p text:style-name="P271"/>
      <text:p text:style-name="P272"><text:span text:style-name="T21">ab-dō</text:span>, <text:span text:style-name="T21">ere</text:span>, <text:span text:style-name="T21">-didī</text:span>, <text:span text:style-name="T21">-ditum</text:span>,<text:tab/><text:span text:style-name="T2">hide, conceal</text:span><text:span text:style-name="T12">. [48]</text:span></text:p>
      <text:p text:style-name="P272"><text:span text:style-name="T21">con-jungō</text:span>, <text:span text:style-name="T21">ere</text:span>, <text:span text:style-name="T21">-jūnxī</text:span>, <text:span text:style-name="T21">-jūnctum</text:span>,<text:tab/><text:span text:style-name="T2">unite, join</text:span> (transitive)<text:span text:style-name="T12">. [48]</text:span></text:p>
      <text:p text:style-name="P272"><text:span text:style-name="T21">cōnspectus</text:span>, <text:span text:style-name="T21">ūs</text:span>, m.,<text:tab/><text:span text:style-name="T2">sight, view</text:span><text:span text:style-name="T12">. [48]</text:span></text:p>
      <text:p text:style-name="P272"><text:span text:style-name="T21">cover-tō</text:span>, <text:span text:style-name="T21">ere</text:span>, <text:span text:style-name="T21">-tī</text:span>, <text:span text:style-name="T21">-sum</text:span>,<text:tab/><text:span text:style-name="T2">turn</text:span> (transitive)<text:span text:style-name="T12">. [48]</text:span></text:p>
      <text:p text:style-name="P272"><text:span text:style-name="T21">jungō</text:span>, <text:span text:style-name="T21">ere</text:span>, <text:span text:style-name="T21">jūnxī</text:span>, <text:span text:style-name="T21">jūnctum</text:span>,<text:tab/><text:span text:style-name="T2">join</text:span> (transitive)<text:span text:style-name="T12">. [48]</text:span></text:p>
      <text:p text:style-name="P272"><text:span text:style-name="T21">osten-dō</text:span>, <text:span text:style-name="T21">ere</text:span>, <text:span text:style-name="T21">-dī</text:span>, <text:span text:style-name="T21">-tum</text:span>, or <text:span text:style-name="T21">ostēnsum</text:span>,<text:tab/><text:span text:style-name="T2">show, disclose</text:span><text:span text:style-name="T12">. [48]</text:span></text:p>
      <text:p text:style-name="P272"><text:span text:style-name="T21">tergum</text:span>, <text:span text:style-name="T21">ī</text:span>, n.,<text:tab/><text:span text:style-name="T2">back</text:span><text:span text:style-name="T12">. [48]</text:span></text:p>
      <text:p text:style-name="P272"><text:span text:style-name="T21">vertō</text:span>, <text:span text:style-name="T21">ere</text:span>, <text:span text:style-name="T21">vertī</text:span>, <text:span text:style-name="T21">versum</text:span>,<text:tab/><text:span text:style-name="T2">turn </text:span>(transitive)<text:span text:style-name="T12">. [48]</text:span></text:p>
      <text:p text:style-name="P272"><text:span text:style-name="T21">in cōnspectum veniō</text:span><text:span text:style-name="T15"> (</text:span><text:span text:style-name="T6">phrase</text:span><text:span text:style-name="T15">)</text:span>,<text:tab/><text:span text:style-name="T2">come in sight</text:span><text:span text:style-name="T12">. [48]</text:span></text:p>
      <text:p text:style-name="P272"><text:span text:style-name="T21">sīgna convertō</text:span><text:span text:style-name="T15"> (</text:span><text:span text:style-name="T6">phrase</text:span><text:span text:style-name="T15">)</text:span>,<text:tab/><text:span text:style-name="T2">wheel about, face about</text:span><text:span text:style-name="T12">. [48]</text:span></text:p>
      <text:p text:style-name="P272"><text:span text:style-name="T21">terga vertō</text:span><text:span text:style-name="T15"> (</text:span><text:span text:style-name="T6">phrase</text:span><text:span text:style-name="T15">)</text:span>,<text:tab/><text:span text:style-name="T2">turn and flee, take to flight</text:span><text:span text:style-name="T12">. [48]</text:span></text:p>
      <text:p text:style-name="P271"><text:span text:style-name="T21">post tergum</text:span><text:span text:style-name="T23"> (</text:span><text:span text:style-name="T6">phrase</text:span><text:span text:style-name="T23">)</text:span>,<text:tab/><text:span text:style-name="T2">in the rear</text:span>. [48]</text:p>
      <text:p text:style-name="P272"><text:span text:style-name="T21">Faleriī</text:span>, <text:span text:style-name="T21">ōrum</text:span>, m.,<text:tab/><text:span text:style-name="T2">Falerii,</text:span> a town in Etruria<text:span text:style-name="T12">. [48]</text:span></text:p>
      <text:p text:style-name="P272"><text:span text:style-name="T21">Faliscī</text:span>, <text:span text:style-name="T21">ōrum</text:span>, m.<text:tab/><text:span text:style-name="T2">the Faliscans</text:span>, the people of Falerii<text:span text:style-name="T12">. [48]</text:span></text:p>
      <text:p text:style-name="P272"><text:span text:style-name="T21">jūstitia</text:span>, <text:span text:style-name="T21">ae</text:span>, f.,<text:tab/><text:span text:style-name="T2">justice</text:span><text:span text:style-name="T12">. [48]</text:span></text:p>
      <text:p text:style-name="P272"><text:span text:style-name="T21">lūdus</text:span>, <text:span text:style-name="T21">ī</text:span>, m.<text:tab/><text:span text:style-name="T2">school</text:span><text:span text:style-name="T12">. [48]</text:span></text:p>
      <text:p text:style-name="P272"><text:span text:style-name="T21">magister</text:span>, <text:span text:style-name="T21">trī</text:span>, m.,<text:tab/><text:span text:style-name="T2">master, teacher</text:span><text:span text:style-name="T12">. [48]</text:span></text:p>
      <text:p text:style-name="P271"><text:span text:style-name="T21">virga</text:span>, <text:span text:style-name="T21">ae,</text:span> f.,<text:tab/><text:span text:style-name="T2">switch</text:span>. [48]</text:p>
      <text:p text:style-name="P271"/>
      <text:p text:style-name="P272"><text:span text:style-name="T13">clām-or</text:span><text:span text:style-name="T12">, </text:span><text:span text:style-name="T13">-ōris</text:span><text:span text:style-name="T12">, m.,<text:tab/></text:span><text:span text:style-name="T2">shout, shouting</text:span><text:span text:style-name="T12">. [47]</text:span></text:p>
      <text:p text:style-name="P272"><text:span text:style-name="T13">fleō</text:span><text:span text:style-name="T12">, </text:span><text:span text:style-name="T13">ēre</text:span><text:span text:style-name="T12">, </text:span><text:span text:style-name="T13">flēvī</text:span><text:span text:style-name="T12">, </text:span><text:span text:style-name="T13">flētum</text:span><text:span text:style-name="T12">,<text:tab/></text:span><text:span text:style-name="T2">weep, be in tears</text:span><text:span text:style-name="T12">. [47]</text:span></text:p>
      <text:p text:style-name="P272"><text:span text:style-name="T13">frūmentārius</text:span><text:span text:style-name="T12">, </text:span><text:span text:style-name="T13">a</text:span><text:span text:style-name="T12">, </text:span><text:span text:style-name="T13">um</text:span><text:span text:style-name="T12">,<text:tab/></text:span><text:span text:style-name="T2">of</text:span><text:span text:style-name="T12"> or </text:span><text:span text:style-name="T2">pertaining to grain</text:span><text:span text:style-name="T12">. [47]</text:span></text:p>
      <text:p text:style-name="P272"><text:span text:style-name="T13">interim</text:span><text:span text:style-name="T12">, adv.,<text:tab/></text:span><text:span text:style-name="T2">meanwhile, in the meantime</text:span><text:span text:style-name="T12">. [47]</text:span></text:p>
      <text:p text:style-name="P272"><text:span text:style-name="T13">labōrō</text:span><text:span text:style-name="T12">, </text:span><text:span text:style-name="T13">āre</text:span><text:span text:style-name="T12">, </text:span><text:span text:style-name="T13">āvī</text:span><text:span text:style-name="T12">, </text:span><text:span text:style-name="T13">ātum</text:span><text:span text:style-name="T12">,<text:tab/></text:span><text:span text:style-name="T2">toil</text:span><text:span text:style-name="T12">; </text:span><text:span text:style-name="T2">struggle, be in distress</text:span><text:span text:style-name="T12">. [47]</text:span></text:p>
      <text:p text:style-name="P272"><text:span text:style-name="T13">legiōnārius</text:span><text:span text:style-name="T12">, </text:span><text:span text:style-name="T13">a</text:span><text:span text:style-name="T12">, </text:span><text:span text:style-name="T13">um</text:span><text:span text:style-name="T12">,<text:tab/></text:span><text:span text:style-name="T2">of a legion, legionary</text:span><text:span text:style-name="T12">. [47]</text:span></text:p>
      <text:p text:style-name="P272"><text:span text:style-name="T13">onerārius</text:span><text:span text:style-name="T12">, </text:span><text:span text:style-name="T13">a</text:span><text:span text:style-name="T12">, </text:span><text:span text:style-name="T13">um</text:span><text:span text:style-name="T12">,<text:tab/></text:span><text:span text:style-name="T2">of burden, for burdens</text:span><text:span text:style-name="T12">. [47]</text:span></text:p>
      <text:p text:style-name="P272"><text:span text:style-name="T13">resistō</text:span><text:span text:style-name="T12">, </text:span><text:span text:style-name="T13">ere</text:span><text:span text:style-name="T12">, </text:span><text:span text:style-name="T13">restitī</text:span><text:span text:style-name="T12">,<text:tab/></text:span><text:span text:style-name="T2">resist</text:span><text:span text:style-name="T12">. [47]</text:span></text:p>
      <text:p text:style-name="P272"><text:span text:style-name="T13">tollō</text:span><text:span text:style-name="T12">, </text:span><text:span text:style-name="T13">ere</text:span><text:span text:style-name="T12">, </text:span><text:span text:style-name="T13">sustulī</text:span><text:span text:style-name="T12">, </text:span><text:span text:style-name="T13">sublātum</text:span><text:span text:style-name="T12">,<text:tab/></text:span><text:span text:style-name="T2">raise</text:span><text:span text:style-name="T12">; </text:span><text:span text:style-name="T2">remove, take away</text:span><text:span text:style-name="T12">. [47]</text:span></text:p>
      <text:p text:style-name="P272"><text:span text:style-name="T13">undique</text:span><text:span text:style-name="T12">, adv.,<text:tab/></text:span><text:span text:style-name="T2">on all sides, from all sides</text:span><text:span text:style-name="T12">. [47]</text:span></text:p>
      <text:p text:style-name="P272"><text:span text:style-name="T13">rēs frūmentāria</text:span><text:span text:style-name="T15"> (</text:span><text:span text:style-name="T6">phrase</text:span><text:span text:style-name="T15">)</text:span><text:span text:style-name="T12">,<text:tab/></text:span><text:span text:style-name="T2">provisions, supplies</text:span><text:span text:style-name="T12">. [47]</text:span></text:p>
      <text:p text:style-name="P271"><text:span text:style-name="T21">nāvis onerāris</text:span><text:span text:style-name="T23"> (</text:span><text:span text:style-name="T6">phrase</text:span><text:span text:style-name="T23">)</text:span>,<text:tab/><text:span text:style-name="T2">transport</text:span> (<text:span text:style-name="T2">ship</text:span>). [47]</text:p>
      <text:p text:style-name="P272"><text:soft-page-break/></text:p>
      <text:p text:style-name="P275"><text:span text:style-name="T21">aut</text:span>,<text:tab/><text:span text:style-name="T2">or</text:span>; <text:span text:style-name="T21">aut... aut</text:span>, <text:span text:style-name="T2">either... or</text:span><text:span text:style-name="T12">. [46]</text:span></text:p>
      <text:p text:style-name="P275"><text:span text:style-name="T21">concilium</text:span>, <text:span text:style-name="T21">ī</text:span>, n.,<text:tab/><text:span text:style-name="T2">meeting, council</text:span><text:span text:style-name="T12">. [46]</text:span></text:p>
      <text:p text:style-name="P275"><text:span text:style-name="T21">et</text:span>,<text:tab/><text:span text:style-name="T2">and;</text:span> <text:span text:style-name="T21">et... et</text:span>, <text:span text:style-name="T2">both... and</text:span><text:span text:style-name="T12">. [46]</text:span></text:p>
      <text:p text:style-name="P275"><text:span text:style-name="T21">etiam</text:span>,<text:tab/><text:span text:style-name="T2">also; even</text:span><text:span text:style-name="T12">. [46]</text:span></text:p>
      <text:p text:style-name="P275"><text:span text:style-name="T21">meminī</text:span> (found in the perfect system only, with force of present),<text:tab/><text:span text:style-name="T2">remember</text:span><text:span text:style-name="T12">. [46]</text:span></text:p>
      <text:p text:style-name="P275"><text:span text:style-name="T21">memor</text:span>, <text:span text:style-name="T21">-oris</text:span>,<text:tab/><text:span text:style-name="T2">mindful</text:span> (with genitive)<text:span text:style-name="T12">. [46]</text:span></text:p>
      <text:p text:style-name="P275"><text:span text:style-name="T21">neque</text:span><text:tab/><text:span text:style-name="T2">nor</text:span>, <text:span text:style-name="T2">and not</text:span>; <text:span text:style-name="T21">neque... neque</text:span>, <text:span text:style-name="T2">neither... nor</text:span><text:span text:style-name="T12">. [46]</text:span></text:p>
      <text:p text:style-name="P275"><text:span text:style-name="T21">sed</text:span>,<text:tab/><text:span text:style-name="T2">but</text:span><text:span text:style-name="T12">. [46]</text:span></text:p>
      <text:p text:style-name="P275"><text:span text:style-name="T21">tim-or</text:span>, <text:span text:style-name="T21">-ōris</text:span>, m.,<text:tab/><text:span text:style-name="T2">fear</text:span><text:span text:style-name="T12">. [46]</text:span></text:p>
      <text:p text:style-name="P275"><text:span text:style-name="T21">memoriam dēpōnō</text:span><text:span text:style-name="T23"> (</text:span><text:span text:style-name="T6">phrase</text:span><text:span text:style-name="T23">)</text:span>, <text:span text:style-name="T2">forget</text:span><text:span text:style-name="T12">. [46]</text:span></text:p>
      <text:p text:style-name="P274"><text:span text:style-name="T21">memoriam retineō</text:span> (<text:span text:style-name="T2">phrase</text:span>),<text:tab/><text:span text:style-name="T2">remember</text:span><text:span text:style-name="T12">. [46]</text:span></text:p>
      <text:p text:style-name="P271"/>
      <text:p text:style-name="P272"><text:span text:style-name="T21">dēditiō</text:span>, <text:span text:style-name="T21">-ōnis</text:span>, f.,<text:tab/><text:span text:style-name="T2">surrender</text:span><text:span text:style-name="T12">. [45]</text:span></text:p>
      <text:p text:style-name="P272"><text:span text:style-name="T21">dēdō</text:span>, <text:span text:style-name="T21">ere</text:span>, <text:span text:style-name="T21">dēdidī</text:span>, <text:span text:style-name="T21">dēditum</text:span>,<text:tab/><text:span text:style-name="T2">surrender</text:span> (transitive)<text:span text:style-name="T12">. [45]</text:span></text:p>
      <text:p text:style-name="P272"><text:span text:style-name="T21">ē-rumpō</text:span>, <text:span text:style-name="T21">ere</text:span>, <text:span text:style-name="T21">-rūpī</text:span>, <text:span text:style-name="T21">-ruptum</text:span>,<text:tab/><text:span text:style-name="T2">break out, sally out</text:span><text:span text:style-name="T12">. [45]</text:span></text:p>
      <text:p text:style-name="P272"><text:span text:style-name="T21">ēruptiō</text:span>, <text:span text:style-name="T21">-ōnis</text:span>, f.,<text:tab/><text:span text:style-name="T2">sally, sortie</text:span><text:span text:style-name="T12">. [45]</text:span></text:p>
      <text:p text:style-name="P272"><text:span text:style-name="T21">lēgātiō</text:span>, <text:span text:style-name="T21">-ōnis</text:span>, f.,<text:tab/><text:span text:style-name="T2">embassy</text:span><text:span text:style-name="T12">. [45]</text:span></text:p>
      <text:p text:style-name="P272"><text:span text:style-name="T21">oppūgnātiō</text:span>, <text:span text:style-name="T21">-ōnis</text:span>, f.,<text:tab/><text:span text:style-name="T2">attack, assault</text:span><text:span text:style-name="T12">. [45]</text:span></text:p>
      <text:p text:style-name="P272"><text:span text:style-name="T21">per-rumpō</text:span>, <text:span text:style-name="T21">ere</text:span>, <text:span text:style-name="T21">-rūpī</text:span>, <text:span text:style-name="T21">-ruptum</text:span>,<text:tab/><text:span text:style-name="T2">break through</text:span><text:span text:style-name="T12">. [45]</text:span></text:p>
      <text:p text:style-name="P272"><text:span text:style-name="T21">rumpō</text:span>, <text:span text:style-name="T21">ere</text:span>, <text:span text:style-name="T21">rūpī</text:span>, <text:span text:style-name="T21">ruptum</text:span>,<text:tab/><text:span text:style-name="T2">break, break down</text:span><text:span text:style-name="T12">. [45]</text:span></text:p>
      <text:p text:style-name="P272"><text:span text:style-name="T21">statiō</text:span>, <text:span text:style-name="T21">-ōnis</text:span>, f.,<text:tab/><text:span text:style-name="T2">outpost, guard</text:span><text:span text:style-name="T12">. [45]</text:span></text:p>
      <text:p text:style-name="P272"><text:span text:style-name="T21">tēlum</text:span>, <text:span text:style-name="T21">ī</text:span>, n.,<text:tab/><text:span text:style-name="T2">weapon, missile</text:span><text:span text:style-name="T12">. [45]</text:span></text:p>
      <text:p text:style-name="P272"><text:span text:style-name="T21">in dēditiōnem veniō</text:span><text:span text:style-name="T23"> (</text:span><text:span text:style-name="T6">phrase</text:span><text:span text:style-name="T23">)</text:span>,<text:tab/><text:span text:style-name="T2">surrender</text:span> (intransitive)<text:span text:style-name="T12">. [45]</text:span></text:p>
      <text:p text:style-name="P272"><text:span text:style-name="T21">in statiōne</text:span><text:span text:style-name="T23"> (</text:span><text:span text:style-name="T6">phrase</text:span><text:span text:style-name="T23">)</text:span>,<text:tab/><text:span text:style-name="T2">on guard, on outpost duty</text:span><text:span text:style-name="T12">. [45]</text:span></text:p>
      <text:p text:style-name="P272"/>
      <text:p text:style-name="P272"/>
      <text:p text:style-name="P272"/>
      <text:p text:style-name="P271"/>
      <text:p text:style-name="P264">Consolidated Vocabulary – 3</text:p>
      <text:p text:style-name="P246"/>
      <text:p text:style-name="P272"><text:span text:style-name="T21">absum, abesse, āfuī</text:span>, <text:tab/><text:span text:style-name="T2">be absent, be far away, be distant</text:span><text:span text:style-name="T19">. [39]</text:span></text:p>
      <text:p text:style-name="P272"><text:span text:style-name="T21">ācriter</text:span>, adv.,<text:tab/><text:span text:style-name="T2">fiercely, vigorously</text:span> (from <text:span text:style-name="T21">ācer</text:span>, <text:span text:style-name="T21">ācris</text:span>, <text:span text:style-name="T21">ācre</text:span>, <text:span text:style-name="T2">sharp, eager</text:span>)<text:span text:style-name="T12">. [41]</text:span></text:p>
      <text:p text:style-name="P272"><text:span text:style-name="T21">aegrē</text:span>, adv.,<text:tab/><text:span text:style-name="T2">scarcely, with difficulty</text:span> (from <text:span text:style-name="T21">aeger</text:span>, <text:span text:style-name="T21">gra</text:span>, <text:span text:style-name="T21">grum</text:span>, <text:span text:style-name="T2">sick, weak</text:span>); in superlative, <text:span text:style-name="T2">with the greatest difficulty</text:span><text:span text:style-name="T12">. [41]</text:span></text:p>
      <text:p text:style-name="P272"><text:span text:style-name="T21">agg-er</text:span>, <text:span text:style-name="T21">-eris</text:span>, m.,<text:tab/><text:span text:style-name="T2">mound</text:span><text:span text:style-name="T12">. [40]</text:span></text:p>
      <text:p text:style-name="P272"><text:span text:style-name="T21">aliī</text:span>... <text:span text:style-name="T21">aliī</text:span>,<text:tab/><text:span text:style-name="T2">some... others</text:span><text:span text:style-name="T15">. [36]</text:span></text:p>
      <text:p text:style-name="P272"><text:span text:style-name="T21">alius</text:span>, <text:span text:style-name="T21">a</text:span>, <text:span text:style-name="T21">ud</text:span><text:span text:style-name="T23"> (</text:span><text:span text:style-name="T13">-īus</text:span><text:span text:style-name="T23">)</text:span>,<text:tab/><text:span text:style-name="T2">other, another</text:span><text:span text:style-name="T15">. [36]</text:span></text:p>
      <text:p text:style-name="P272"><text:span text:style-name="T21">alter</text:span>, <text:span text:style-name="T21">era</text:span>, <text:span text:style-name="T21">erum</text:span>,<text:tab/><text:span text:style-name="T2">the other</text:span> (of two)<text:span text:style-name="T15">. [36]</text:span></text:p>
      <text:p text:style-name="P270"><text:span text:style-name="T21">alter</text:span>... <text:span text:style-name="T21">alter</text:span>,<text:tab/><text:span text:style-name="T2">the one... the other</text:span><text:span text:style-name="T15">. [36]</text:span></text:p>
      <text:p text:style-name="P272"><text:span text:style-name="T21">auc-tor</text:span>, <text:span text:style-name="T21">-tōris</text:span>, m. (literally <text:span text:style-name="T2">increaser</text:span>),<text:tab/><text:span text:style-name="T2">advocate, advisor</text:span><text:span text:style-name="T12">. [40]</text:span></text:p>
      <text:p text:style-name="P272"><text:span text:style-name="T21">auctōri-tās</text:span>, <text:span text:style-name="T21">-tātis</text:span>, f.,<text:tab/><text:span text:style-name="T2">influence, weight</text:span><text:span text:style-name="T12">. [40]</text:span></text:p>
      <text:p text:style-name="P272"><text:span text:style-name="T21">audācter</text:span>, adv.,<text:tab/><text:span text:style-name="T2">boldly</text:span><text:span text:style-name="T12">. [41]</text:span></text:p>
      <text:p text:style-name="P272"><text:span text:style-name="T21">augeō, ēre, auxī, auctum</text:span>,<text:tab/><text:span text:style-name="T2">increase</text:span><text:span text:style-name="T19">. [39]</text:span></text:p>
      <text:p text:style-name="P272"><text:span text:style-name="T21">barbarus</text:span>, <text:span text:style-name="T21">ī</text:span>, m.,<text:tab/><text:span text:style-name="T2">barbarian</text:span><text:span text:style-name="T12">. [44]</text:span></text:p>
      <text:p text:style-name="P272"><text:span text:style-name="T13">causa, ae</text:span><text:span text:style-name="T15">, f.,<text:tab/></text:span><text:span text:style-name="T6">cause, reason</text:span><text:span text:style-name="T15">. [32]</text:span></text:p>
      <text:p text:style-name="P272"><text:span text:style-name="T21">celer</text:span>, <text:span text:style-name="T21">eris</text:span>, <text:span text:style-name="T21">ere</text:span>,<text:tab/><text:span text:style-name="T2">swift, speedy</text:span><text:span text:style-name="T15">. [35]</text:span></text:p>
      <text:p text:style-name="P272"><text:span text:style-name="T21">celeri-tās</text:span>, <text:span text:style-name="T21">-tātis</text:span>, f.,<text:tab/><text:span text:style-name="T2">swiftness, speed</text:span><text:span text:style-name="T15">. [35]</text:span></text:p>
      <text:p text:style-name="P272"><text:span text:style-name="T21">celeriter</text:span>, adv.,<text:tab/><text:span text:style-name="T2">quickly, swiftly, speedily</text:span><text:span text:style-name="T12">. [41]</text:span></text:p>
      <text:p text:style-name="P272"><text:span text:style-name="T21">centuri-ō, -ōnis</text:span>, m.,<text:tab/><text:span text:style-name="T2">centurion</text:span> (an officer of the Roman army)<text:span text:style-name="T12">. [44]</text:span></text:p>
      <text:p text:style-name="P272"><text:span text:style-name="T21">cēterī</text:span>, <text:span text:style-name="T21">ae</text:span>, <text:span text:style-name="T21">a</text:span> (in plur. only),<text:tab/><text:span text:style-name="T2">the others, the rest</text:span><text:span text:style-name="T15">. [36]</text:span></text:p>
      <text:p text:style-name="P272"><text:span text:style-name="T13">cīvi-tās</text:span><text:span text:style-name="T12">, </text:span><text:span text:style-name="T13">-tātis</text:span><text:span text:style-name="T12">, f.,<text:tab/></text:span><text:span text:style-name="T2">citizenship</text:span><text:span text:style-name="T12">; </text:span><text:span text:style-name="T2">state, country</text:span><text:span text:style-name="T15">. [33]</text:span></text:p>
      <text:p text:style-name="P272"><text:span text:style-name="T13">cīvis</text:span><text:span text:style-name="T12">, </text:span><text:span text:style-name="T13">is</text:span><text:span text:style-name="T12">, m., f.,<text:tab/></text:span><text:span text:style-name="T2">citizen</text:span><text:span text:style-name="T15">. [33]</text:span></text:p>
      <text:p text:style-name="P272"><text:span text:style-name="T21">cohor-s</text:span>, <text:span text:style-name="T21">-tis</text:span>, f.,<text:tab/><text:span text:style-name="T2">cohort</text:span> (one-tenth of a legion)<text:span text:style-name="T15">. [35]</text:span></text:p>
      <text:p text:style-name="P272"><text:span text:style-name="T21">collis</text:span>, <text:span text:style-name="T21">is</text:span>, m.,<text:tab/><text:span text:style-name="T2">hill</text:span><text:span text:style-name="T15">. [35]</text:span></text:p>
      <text:p text:style-name="P272"><text:span text:style-name="T21">com-moveō, ēre, -mōvī, -mōtum</text:span>,<text:tab/><text:span text:style-name="T2">alarm, dismay</text:span><text:span text:style-name="T12">. [44]</text:span></text:p>
      <text:p text:style-name="P272"><text:span text:style-name="T21">cōn-sīdō, ere, -sēdī, -sessum</text:span>,<text:tab/><text:span text:style-name="T2">encamp</text:span><text:span text:style-name="T19">. [39]</text:span></text:p>
      <text:p text:style-name="P272"><text:span text:style-name="T21">cōn-suēscō, ere, -suēvī, -suētum</text:span>,<text:tab/><text:span text:style-name="T2">become accustomed</text:span>; in perfect, <text:span text:style-name="T2">be accustomed</text:span><text:span text:style-name="T12">. [42]</text:span></text:p>
      <text:p text:style-name="P272"><text:span text:style-name="T21">cōnsuētū-dō, -dinis</text:span>, f.,<text:tab/><text:span text:style-name="T2">custom</text:span><text:span text:style-name="T12">. [42]</text:span></text:p>
      <text:p text:style-name="P272"><text:span text:style-name="T21">continēns terra</text:span> (or <text:span text:style-name="T21">continēns</text:span> alone as fem. noun, abl. <text:span text:style-name="T21">continentī</text:span>)<text:span text:style-name="T23"> (phrase)</text:span>, <text:span text:style-name="T2">the mainland, the continent</text:span><text:span text:style-name="T12">. [42]</text:span></text:p>
      <text:p text:style-name="P272"><text:span text:style-name="T21">continēns, -entis</text:span>,<text:tab/><text:span text:style-name="T2">incessant, continual, unbroken, continuous</text:span><text:span text:style-name="T12">. [42]</text:span></text:p>
      <text:p text:style-name="P272"><text:span text:style-name="T21">continenter</text:span>, adv.,<text:tab/><text:span text:style-name="T2">continually, continuously</text:span><text:span text:style-name="T12">. [42]</text:span></text:p>
      <text:p text:style-name="P272"><text:span text:style-name="T21">creō, āre, āvī, ātum</text:span>,<text:tab/><text:span text:style-name="T2">elect, choose</text:span><text:span text:style-name="T15">. [32]</text:span></text:p>
      <text:p text:style-name="P272"><text:span text:style-name="T21">dē-dūcō</text:span>, <text:span text:style-name="T21">ere,</text:span> <text:span text:style-name="T21">-dūxī</text:span>, <text:span text:style-name="T21">-ductum</text:span>,<text:tab/><text:span text:style-name="T2">lead off, withdraw</text:span><text:span text:style-name="T15">. [32]</text:span></text:p>
      <text:p text:style-name="P272"><text:span text:style-name="T21">dē-ligō</text:span>, <text:span text:style-name="T21">ere</text:span>, <text:span text:style-name="T21">-lēgī</text:span>, <text:span text:style-name="T21">-lēctum</text:span>,<text:tab/><text:span text:style-name="T3">choose</text:span><text:span text:style-name="T19">. [37]</text:span></text:p>
      <text:p text:style-name="P272"><text:span text:style-name="T21">dē-pōnō</text:span>, <text:span text:style-name="T21">ere</text:span>, <text:span text:style-name="T21">posuī,</text:span> <text:span text:style-name="T21">-positum</text:span>,<text:tab/><text:span text:style-name="T2">lay down</text:span>; <text:span text:style-name="T2">deposit</text:span><text:span text:style-name="T15">. [32]</text:span></text:p>
      <text:p text:style-name="P272"><text:span text:style-name="T21">dē-siliō</text:span>, <text:span text:style-name="T21">īre</text:span>, <text:span text:style-name="T21">-siluī</text:span>, <text:span text:style-name="T21">-sultum</text:span>,<text:tab/><text:span text:style-name="T2">leap down</text:span><text:span text:style-name="T15">. [32]</text:span></text:p>
      <text:p text:style-name="P272"><text:span text:style-name="T21">dē-tineō</text:span>, <text:span text:style-name="T21">ēre</text:span>, <text:span text:style-name="T21">uī</text:span>, <text:span text:style-name="T21">-tentum</text:span>,<text:tab/><text:span text:style-name="T2">detain, delay</text:span><text:span text:style-name="T15">. [32]</text:span></text:p>
      <text:p text:style-name="P272"><text:span text:style-name="T13">dē</text:span><text:span text:style-name="T15">, prep. with abl.,<text:tab/>1, </text:span><text:span text:style-name="T6">down from, from</text:span><text:span text:style-name="T15">; 2, </text:span><text:span text:style-name="T6">concerning</text:span><text:span text:style-name="T15">. [32]</text:span></text:p>
      <text:p text:style-name="P272"><text:span text:style-name="T21">dēfēn-sor</text:span>, <text:span text:style-name="T21">-sōris</text:span>, m.,<text:tab/><text:span text:style-name="T2">defender</text:span><text:span text:style-name="T12">. [40]</text:span></text:p>
      <text:p text:style-name="P272"><text:span text:style-name="T21">dēmōnstrō, āre, āvī, ātum</text:span>,<text:tab/><text:span text:style-name="T2">point out, mention</text:span>; <text:span text:style-name="T2">make mention</text:span> (<text:span text:style-name="T2">of</text:span>=<text:span text:style-name="T21">dē</text:span>)<text:span text:style-name="T12">. [44]</text:span></text:p>
      <text:p text:style-name="P272"><text:span text:style-name="T21">dēterreō</text:span>, <text:span text:style-name="T21">ēre</text:span>, <text:span text:style-name="T21">uī</text:span>, <text:span text:style-name="T21">itum</text:span>,<text:tab/>(<text:span text:style-name="T2">frighten off</text:span>) <text:span text:style-name="T2">deter,</text:span> <text:span text:style-name="T2">hinder</text:span><text:span text:style-name="T15">. [32]</text:span></text:p>
      <text:p text:style-name="P272"><text:span text:style-name="T21">dī-mittō, ere, -mīsī, -missum</text:span>,<text:tab/><text:span text:style-name="T2">send out</text:span> (<text:span text:style-name="T2">in different directions</text:span>), <text:span text:style-name="T2">dispatch, dismiss</text:span><text:span text:style-name="T19">. [39]</text:span></text:p>
      <text:p text:style-name="P272"><text:span text:style-name="T21">difficul-tās</text:span>, <text:span text:style-name="T21">-tātis</text:span>, f.,<text:tab/><text:span text:style-name="T2">difficulty</text:span><text:span text:style-name="T15">. [35]</text:span></text:p>
      <text:p text:style-name="P272"><text:span text:style-name="T21">dīligenter</text:span>, adv.,<text:tab/><text:span text:style-name="T2">carefully</text:span> (from <text:span text:style-name="T21">dīligēns</text:span>, <text:span text:style-name="T21">-entis</text:span>, careful)<text:span text:style-name="T12">. [41]</text:span></text:p>
      <text:p text:style-name="P272"><text:span text:style-name="T21">dis-pōnō, ere, -posuī, -positum</text:span>,<text:tab/><text:span text:style-name="T2">place at intervals, post</text:span><text:span text:style-name="T19">. [39]</text:span></text:p>
      <text:p text:style-name="P272"><text:span text:style-name="T21">distō, āre</text:span>,<text:tab/><text:span text:style-name="T2">be apart</text:span><text:span text:style-name="T12">. [42]</text:span></text:p>
      <text:p text:style-name="P272"><text:soft-page-break/><text:span text:style-name="T21">distrib-uō, ere, -uī, -ūtum</text:span>,<text:tab/><text:span text:style-name="T2">assign, distribute</text:span>; <text:span text:style-name="T2">divide</text:span><text:span text:style-name="T19">. [39]</text:span></text:p>
      <text:p text:style-name="P272"><text:span text:style-name="T21">dīvidō</text:span>, <text:span text:style-name="T21">ere</text:span>, <text:span text:style-name="T21">-vīsī</text:span>, <text:span text:style-name="T21">-vīsum</text:span>,<text:tab/><text:span text:style-name="T2">divide</text:span><text:span text:style-name="T15">. [37]</text:span></text:p>
      <text:p text:style-name="P272"><text:span text:style-name="T21">dux</text:span>, <text:span text:style-name="T21">ducis</text:span>, m.,<text:tab/><text:span text:style-name="T2">leader, guide</text:span><text:span text:style-name="T15">. [35]</text:span></text:p>
      <text:p text:style-name="P272"><text:span text:style-name="T21">Etrūria, ae</text:span>, f.,<text:tab/><text:span text:style-name="T2">Etruria,</text:span> the district north of Rome<text:span text:style-name="T15">. [32]</text:span></text:p>
      <text:p text:style-name="P272"><text:span text:style-name="T21">ex </text:span><text:span text:style-name="T23">cōnsuētūdine (phrase),</text:span> <text:span text:style-name="T2">according to custom</text:span><text:span text:style-name="T12">. [42]</text:span></text:p>
      <text:p text:style-name="P272"><text:span text:style-name="T21">explōrō, āre, āvī, ātum</text:span>,<text:tab/><text:span text:style-name="T2">examine, reconnoitre</text:span><text:span text:style-name="T19">. [39]</text:span></text:p>
      <text:p text:style-name="P272"><text:span text:style-name="T21">facul-tās</text:span>, <text:span text:style-name="T21">-tātis</text:span>, f.,<text:tab/><text:span text:style-name="T2">opportunity</text:span><text:span text:style-name="T15">. [35]</text:span></text:p>
      <text:p text:style-name="P272"><text:span text:style-name="T13">fīnis</text:span><text:span text:style-name="T12">, </text:span><text:span text:style-name="T13">is</text:span><text:span text:style-name="T12">, m. <text:tab/></text:span><text:span text:style-name="T2">end</text:span><text:span text:style-name="T12">; in plural, </text:span><text:span text:style-name="T2">borders, territory</text:span><text:span text:style-name="T15">. [33]</text:span></text:p>
      <text:p text:style-name="P272"><text:span text:style-name="T21">fortiter</text:span>, adv.,<text:tab/><text:span text:style-name="T2">bravely, gallantly</text:span><text:span text:style-name="T12">. [41]</text:span></text:p>
      <text:p text:style-name="P272"><text:span text:style-name="T13">frūmentī causā</text:span><text:span text:style-name="T15"> (</text:span><text:span text:style-name="T6">phrase</text:span><text:span text:style-name="T15">)</text:span><text:span text:style-name="T12">,<text:tab/></text:span><text:span text:style-name="T2">for the purpose of</text:span><text:span text:style-name="T12"> (</text:span><text:span text:style-name="T2">getting</text:span><text:span text:style-name="T12">) </text:span><text:span text:style-name="T2">corn</text:span><text:span text:style-name="T12">; </text:span><text:span text:style-name="T2">to get corn</text:span><text:span text:style-name="T15">. [32]</text:span></text:p>
      <text:p text:style-name="P272"><text:span text:style-name="T21">graviter</text:span>, adv.,<text:tab/><text:span text:style-name="T2">severely, seriously</text:span><text:span text:style-name="T12">. [41]</text:span></text:p>
      <text:p text:style-name="P272"><text:span text:style-name="T13">hostis</text:span><text:span text:style-name="T12">, </text:span><text:span text:style-name="T13">is</text:span><text:span text:style-name="T12">, m. (usually in plural),<text:tab/></text:span><text:span text:style-name="T2">enemy</text:span><text:span text:style-name="T15">. [33]</text:span></text:p>
      <text:p text:style-name="P272"><text:span text:style-name="T21">imperā-tor</text:span>, <text:span text:style-name="T21">-tōris</text:span>, m.,<text:tab/><text:span text:style-name="T2">commander</text:span> (<text:span text:style-name="T2">in chief</text:span>)<text:span text:style-name="T12">. [40]</text:span></text:p>
      <text:p text:style-name="P272">i<text:span text:style-name="T21">mperō</text:span>, <text:span text:style-name="T21">āre</text:span>, <text:span text:style-name="T21">āvī</text:span>, <text:span text:style-name="T21">ātum</text:span>,<text:tab/><text:span text:style-name="T2">demand, require</text:span><text:span text:style-name="T15">. [32]</text:span></text:p>
      <text:p text:style-name="P272"><text:span text:style-name="T21">in fugam dō </text:span><text:span text:style-name="T23">(phrase)</text:span>,<text:tab/><text:span text:style-name="T2">put to flight</text:span><text:span text:style-name="T15">. [37]</text:span></text:p>
      <text:p text:style-name="P272"><text:span text:style-name="T21">in-cendō</text:span>, <text:span text:style-name="T21">ere</text:span>, <text:span text:style-name="T21">-cendī</text:span>, <text:span text:style-name="T21">-cēnsum</text:span>,<text:tab/><text:span text:style-name="T2">burn</text:span><text:span text:style-name="T15">. [37]</text:span></text:p>
      <text:p text:style-name="P272"><text:span text:style-name="T21">in-colō, ere, -coluī</text:span>,<text:tab/><text:span text:style-name="T2">inhabit</text:span>; <text:span text:style-name="T2">dwell</text:span><text:span text:style-name="T12">. [44]</text:span></text:p>
      <text:p text:style-name="P272"><text:span text:style-name="T21">in-veniō, īre, -vēnī, -ventum</text:span>,<text:tab/><text:span text:style-name="T2">come upon, find</text:span><text:span text:style-name="T19">. [39]</text:span></text:p>
      <text:p text:style-name="P271"><text:span text:style-name="T21">īnfimus</text:span> (or <text:span text:style-name="T21">īmus</text:span>) <text:span text:style-name="T21">mōns</text:span>,<text:tab/><text:span text:style-name="T2">the foot of the mountain</text:span> (175)<text:span text:style-name="T23">. [34]</text:span></text:p>
      <text:p text:style-name="P272"><text:span text:style-name="T21">lab-or, -ōris</text:span>, m.,<text:tab/><text:span text:style-name="T2">toil, labour</text:span><text:span text:style-name="T12">. [42]</text:span></text:p>
      <text:p text:style-name="P272"><text:span text:style-name="T21">lātē</text:span>, adv.,<text:tab/><text:span text:style-name="T2">widely, extensively</text:span><text:span text:style-name="T12">. [41]</text:span></text:p>
      <text:p text:style-name="P272"><text:span text:style-name="T21">Latīnī, ōrum</text:span>, m.,<text:tab/><text:span text:style-name="T2">the Latins</text:span>, dwelling in Latium<text:span text:style-name="T15">. [32]</text:span></text:p>
      <text:p text:style-name="P272"><text:span text:style-name="T21">lēx, lēgis</text:span>, f., <text:tab/><text:span text:style-name="T2">law</text:span><text:span text:style-name="T15">. [32]</text:span></text:p>
      <text:p text:style-name="P272"><text:span text:style-name="T21">līber-tas</text:span>, <text:span text:style-name="T21">-tātis</text:span>, f.,<text:tab/><text:span text:style-name="T2">freedom</text:span><text:span text:style-name="T15">. [35]</text:span></text:p>
      <text:p text:style-name="P272"><text:span text:style-name="T21">līberē</text:span>, adv.,<text:tab/><text:span text:style-name="T2">freely</text:span><text:span text:style-name="T12">. [41]</text:span></text:p>
      <text:p text:style-name="P272"><text:span text:style-name="T21">locus</text:span>, <text:span text:style-name="T21">ī</text:span>, m.,<text:tab/><text:span text:style-name="T2">place</text:span>; in plural, <text:span text:style-name="T21">loca</text:span>, <text:span text:style-name="T21">ōrum</text:span>, n., <text:span text:style-name="T2">places, ground, district</text:span><text:span text:style-name="T15">. [32]</text:span></text:p>
      <text:p text:style-name="P272"><text:span text:style-name="T21">longē</text:span>, adv.,<text:tab/><text:span text:style-name="T2">far</text:span></text:p>
      <text:p text:style-name="P272"><text:span text:style-name="T21">manus, ūs</text:span>, f., <text:tab/><text:span text:style-name="T2">hand</text:span><text:span text:style-name="T12">. [43]</text:span></text:p>
      <text:p text:style-name="P272"><text:span text:style-name="T13">mare</text:span><text:span text:style-name="T12">, </text:span><text:span text:style-name="T13">is</text:span><text:span text:style-name="T12">, n.,<text:tab/></text:span><text:span text:style-name="T2">sea</text:span><text:span text:style-name="T15">. [33]</text:span></text:p>
      <text:p text:style-name="P272"><text:span text:style-name="T13">mōns</text:span><text:span text:style-name="T12">, </text:span><text:span text:style-name="T13">montis</text:span><text:span text:style-name="T12">, m.,<text:tab/></text:span><text:span text:style-name="T2">mountain</text:span><text:span text:style-name="T15">. [33]</text:span></text:p>
      <text:p text:style-name="P272"><text:span text:style-name="T13">mors, mortis</text:span><text:span text:style-name="T12">, f., <text:tab/></text:span><text:span text:style-name="T2">death</text:span><text:span text:style-name="T12">. [43]</text:span></text:p>
      <text:p text:style-name="P272"><text:span text:style-name="T21">multīs dē causīs</text:span><text:span text:style-name="T15"> (</text:span><text:span text:style-name="T6">phrase</text:span><text:span text:style-name="T15">)</text:span>,<text:tab/><text:span text:style-name="T2">for</text:span> (literally <text:span text:style-name="T2">from</text:span>) <text:span text:style-name="T2">many reasons</text:span><text:span text:style-name="T15">. [32]</text:span></text:p>
      <text:p text:style-name="P272"><text:span text:style-name="T21">nāvem</text:span> or <text:span text:style-name="T21">nāvēs solvō</text:span><text:span text:style-name="T23"> (phrase)</text:span>,<text:tab/><text:span text:style-name="T2">set sail</text:span><text:span text:style-name="T15">. [37]</text:span></text:p>
      <text:p text:style-name="P272"><text:span text:style-name="T21">nāvis longa</text:span><text:span text:style-name="T23"> (</text:span><text:span text:style-name="T6">phrase</text:span><text:span text:style-name="T23">)</text:span>,<text:tab/><text:span text:style-name="T2">war-ship, war-galley</text:span><text:span text:style-name="T15">. [33]</text:span></text:p>
      <text:p text:style-name="P272"><text:span text:style-name="T13">nāvis</text:span><text:span text:style-name="T12">, </text:span><text:span text:style-name="T13">is</text:span><text:span text:style-name="T12">, f.,<text:tab/></text:span><text:span text:style-name="T2">ship</text:span><text:span text:style-name="T15">. [33]</text:span></text:p>
      <text:p text:style-name="P272"><text:span text:style-name="T21">neuter</text:span>, <text:span text:style-name="T21">tra</text:span>, <text:span text:style-name="T21">trum</text:span><text:span text:style-name="T23"> (</text:span><text:span text:style-name="T13">-īus</text:span><text:span text:style-name="T23">)</text:span>,<text:tab/><text:span text:style-name="T2">neither</text:span><text:span text:style-name="T15">. [36]</text:span></text:p>
      <text:p text:style-name="P272"><text:span text:style-name="T21">nūllus</text:span>, <text:span text:style-name="T21">a</text:span>, <text:span text:style-name="T21">um</text:span><text:span text:style-name="T23"> (</text:span><text:span text:style-name="T13">-īus</text:span><text:span text:style-name="T23">)</text:span>,<text:tab/><text:span text:style-name="T2">no, none</text:span><text:span text:style-name="T15">. [36]</text:span></text:p>
      <text:p text:style-name="P272"><text:span text:style-name="T21">nūllus, a, um</text:span>,<text:tab/><text:span text:style-name="T2">no</text:span> (adjective)<text:span text:style-name="T15">. [32]</text:span></text:p>
      <text:p text:style-name="P272"><text:span text:style-name="T21">on-us</text:span>, <text:span text:style-name="T21">-eris</text:span>, n.,<text:tab/><text:span text:style-name="T2">burden, weight</text:span><text:span text:style-name="T12">. [40]</text:span></text:p>
      <text:p text:style-name="P272"><text:span text:style-name="T21">op-primō, ere, pressī, pressum</text:span>,<text:tab/><text:span text:style-name="T2">press, harass, beset</text:span><text:span text:style-name="T12">. [44]</text:span></text:p>
      <text:p text:style-name="P272"><text:span text:style-name="T21">pācis causā</text:span><text:span text:style-name="T15"> (</text:span><text:span text:style-name="T6">phrase</text:span><text:span text:style-name="T15">)</text:span>,<text:tab/><text:span text:style-name="T2">for the sake of peace</text:span> (literally <text:span text:style-name="T2">from the reason of peace</text:span>)<text:span text:style-name="T15">. [32]</text:span></text:p>
      <text:p text:style-name="P272"><text:span text:style-name="T21">passus</text:span>, <text:span text:style-name="T21">ūs</text:span>, m.,<text:tab/><text:span text:style-name="T2">step, pace</text:span><text:span text:style-name="T12">. [40]</text:span></text:p>
      <text:p text:style-name="P272"><text:span text:style-name="T21">pauci-tās</text:span>, <text:span text:style-name="T21">-tāis</text:span>, f.,<text:tab/><text:span text:style-name="T2">fewness, small number</text:span><text:span text:style-name="T15">. [35]</text:span></text:p>
      <text:p text:style-name="P272"><text:span text:style-name="T21">per-tineō</text:span>, <text:span text:style-name="T21">ēre</text:span>, <text:span text:style-name="T21">uī</text:span>, <text:span text:style-name="T21">-tentum</text:span>,<text:tab/><text:span text:style-name="T2">extend, tend</text:span><text:span text:style-name="T15">. [32]</text:span></text:p>
      <text:p text:style-name="P272"><text:span text:style-name="T21">plūrēs</text:span> or <text:span text:style-name="T21">complūrēs</text:span>,<text:tab/><text:span text:style-name="T2">several</text:span>, lit. <text:span text:style-name="T2">more</text:span><text:span text:style-name="T12"> (than one)</text:span><text:span text:style-name="T15">. [34]</text:span></text:p>
      <text:p text:style-name="P272"><text:span text:style-name="T13">pōns</text:span><text:span text:style-name="T12">, </text:span><text:span text:style-name="T13">pontis</text:span><text:span text:style-name="T12">, m.,<text:tab/></text:span><text:span text:style-name="T2">bridge</text:span><text:span text:style-name="T15">. [33]</text:span></text:p>
      <text:p text:style-name="P272"><text:span text:style-name="T21">prae-mittō, ere, -mīsī, -missum</text:span>,<text:tab/><text:span text:style-name="T2">send in advance</text:span><text:span text:style-name="T12">. [42]</text:span></text:p>
      <text:p text:style-name="P272"><text:span text:style-name="T21">prae-stō, āre, -stitī</text:span>,<text:tab/><text:span text:style-name="T2">surpass</text:span>; <text:span text:style-name="T21">praestat</text:span> (with <text:span text:style-name="T21">quam</text:span>), <text:span text:style-name="T2">it is preferable, better</text:span><text:span text:style-name="T12">. [42]</text:span></text:p>
      <text:p text:style-name="P271"><text:span text:style-name="T21">premor, graviter premor</text:span><text:span text:style-name="T23"> (</text:span><text:span text:style-name="T6">phrase</text:span><text:span text:style-name="T23">)</text:span>,<text:tab/><text:span text:style-name="T2">be hard pressed</text:span>. [44]</text:p>
      <text:p text:style-name="P272"><text:soft-page-break/><text:span text:style-name="T13">prīma lūx</text:span><text:span text:style-name="T12">,<text:tab/></text:span><text:span text:style-name="T2">daybreak, dawn</text:span><text:span text:style-name="T15">. [34]</text:span></text:p>
      <text:p text:style-name="P272"><text:span text:style-name="T13">proximus diēs</text:span><text:span text:style-name="T12">,<text:tab/></text:span><text:span text:style-name="T2">the next day</text:span><text:span text:style-name="T15">. [34]</text:span></text:p>
      <text:p text:style-name="P272"><text:span text:style-name="T21">regi-ō</text:span>, <text:span text:style-name="T21">-ōnis</text:span>, f.,<text:tab/><text:span text:style-name="T2">district, country, region</text:span><text:span text:style-name="T15">. [35]</text:span></text:p>
      <text:p text:style-name="P272"><text:span text:style-name="T21">reperiō, īre, repperī, repertum</text:span>,<text:tab/><text:span text:style-name="T2">find, discover</text:span><text:span text:style-name="T19">. [39]</text:span></text:p>
      <text:p text:style-name="P272"><text:span text:style-name="T21">rescindō</text:span>, <text:span text:style-name="T21">ere</text:span>, <text:span text:style-name="T21">rescidī</text:span>, <text:span text:style-name="T21">rescissum</text:span>,<text:tab/><text:span text:style-name="T2">break down, destroy</text:span><text:span text:style-name="T19">. [38]</text:span></text:p>
      <text:p text:style-name="P272"><text:span text:style-name="T21">sōlus</text:span>, <text:span text:style-name="T21">a</text:span>, <text:span text:style-name="T21">um</text:span><text:span text:style-name="T23"> (</text:span><text:span text:style-name="T13">-īus</text:span><text:span text:style-name="T23">)</text:span>,<text:tab/><text:span text:style-name="T2">alone, only</text:span><text:span text:style-name="T15">. [36]</text:span></text:p>
      <text:p text:style-name="P272"><text:span text:style-name="T21">solvō</text:span>, <text:span text:style-name="T21">ere</text:span>, <text:span text:style-name="T21">solvī</text:span>, <text:span text:style-name="T21">solūtum</text:span>,<text:tab/><text:span text:style-name="T2">loose, release</text:span><text:span text:style-name="T15">. [37]</text:span></text:p>
      <text:p text:style-name="P272"><text:span text:style-name="T21">spatium</text:span>, <text:span text:style-name="T21">ī</text:span>, n.,<text:tab/><text:span text:style-name="T2">distance, space</text:span><text:span text:style-name="T12">. [40]</text:span></text:p>
      <text:p text:style-name="P272"><text:span text:style-name="T21">stō, stāre, stetī, statum</text:span>,<text:tab/><text:span text:style-name="T2">stand</text:span><text:span text:style-name="T12">. [42]</text:span></text:p>
      <text:p text:style-name="P272"><text:span text:style-name="T13">summa virtūs</text:span><text:span text:style-name="T12">,<text:tab/></text:span><text:span text:style-name="T2">very great</text:span><text:span text:style-name="T12"> (or </text:span><text:span text:style-name="T2">signal</text:span><text:span text:style-name="T12">) </text:span><text:span text:style-name="T2">valour</text:span><text:span text:style-name="T15">. [34]</text:span></text:p>
      <text:p text:style-name="P272"><text:span text:style-name="T13">summum perīculum</text:span><text:span text:style-name="T12">,<text:tab/></text:span><text:span text:style-name="T2">the greatest </text:span><text:span text:style-name="T12">(or </text:span><text:span text:style-name="T2">extreme</text:span><text:span text:style-name="T12">) </text:span><text:span text:style-name="T2">danger</text:span><text:span text:style-name="T15">. [34]</text:span></text:p>
      <text:p text:style-name="P272"><text:span text:style-name="T13">summus mōns</text:span><text:span text:style-name="T12">,<text:tab/></text:span><text:span text:style-name="T2">the top of the mountain </text:span><text:span text:style-name="T12">(175)</text:span><text:span text:style-name="T15">. [34]</text:span></text:p>
      <text:p text:style-name="P272"><text:span text:style-name="T13">superior annus</text:span><text:span text:style-name="T12">,<text:tab/></text:span><text:span text:style-name="T2">the previous</text:span><text:span text:style-name="T12"> (or </text:span><text:span text:style-name="T2">preceding</text:span><text:span text:style-name="T12">) </text:span><text:span text:style-name="T2">year</text:span><text:span text:style-name="T15">. [34]</text:span></text:p>
      <text:p text:style-name="P272"><text:span text:style-name="T13">superiōra loca</text:span><text:span text:style-name="T12">,<text:tab/></text:span><text:span text:style-name="T2">higher ground, heights</text:span><text:span text:style-name="T15">. [34]</text:span></text:p>
      <text:p text:style-name="P272"><text:span text:style-name="T21">suprā</text:span>, adv.,<text:tab/><text:span text:style-name="T2">above</text:span><text:span text:style-name="T12">. [44]</text:span></text:p>
      <text:p text:style-name="P272"><text:span text:style-name="T13">Tames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hames</text:span><text:span text:style-name="T15">. [33]</text:span></text:p>
      <text:p text:style-name="P272"><text:span text:style-name="T21">terra, ae</text:span>, f.,<text:tab/><text:span text:style-name="T2">land</text:span><text:span text:style-name="T12">. [42]</text:span></text:p>
      <text:p text:style-name="P272"><text:span text:style-name="T13">Tiberis</text:span><text:span text:style-name="T12">, </text:span><text:span text:style-name="T13">is</text:span><text:span text:style-name="T12">, m. (acc. </text:span><text:span text:style-name="T13">-im</text:span><text:span text:style-name="T12">, abl. </text:span><text:span text:style-name="T13">-ī</text:span><text:span text:style-name="T12">)<text:tab/></text:span><text:span text:style-name="T2">the Tiber</text:span><text:span text:style-name="T15">. [33]</text:span></text:p>
      <text:p text:style-name="P272"><text:span text:style-name="T21">timeō, ēre, uī</text:span>,<text:tab/><text:span text:style-name="T2">fear, have fears</text:span><text:span text:style-name="T19">. [39]</text:span></text:p>
      <text:p text:style-name="P272"><text:span text:style-name="T21">tōtus</text:span>, <text:span text:style-name="T21">a</text:span>, <text:span text:style-name="T21">um</text:span><text:span text:style-name="T23"> (</text:span><text:span text:style-name="T13">-īus</text:span><text:span text:style-name="T23">)</text:span>,<text:tab/><text:span text:style-name="T2">all, the whole</text:span><text:span text:style-name="T15">. [36]</text:span></text:p>
      <text:p text:style-name="P272"><text:span text:style-name="T21">trā-dūcō, ere, -dūxī, -ductum</text:span>,<text:tab/><text:span text:style-name="T2">lead across, take across</text:span><text:span text:style-name="T12">. [44]</text:span></text:p>
      <text:p text:style-name="P272"><text:span text:style-name="T21">trānsnō</text:span> (or <text:span text:style-name="T21">trānō</text:span>), <text:span text:style-name="T21">āre</text:span>, <text:span text:style-name="T21">āvī</text:span>, <text:span text:style-name="T21">ātum</text:span>,<text:tab/><text:span text:style-name="T2">swim across</text:span><text:span text:style-name="T19">. [38]</text:span></text:p>
      <text:p text:style-name="P272"><text:span text:style-name="T21">trānsportō, āre, āvī, ātum</text:span>,<text:tab/><text:span text:style-name="T2">carry across, bring over</text:span><text:span text:style-name="T12">. [44]</text:span></text:p>
      <text:p text:style-name="P272"><text:span text:style-name="T21">ūllus</text:span>, <text:span text:style-name="T21">a</text:span>, <text:span text:style-name="T21">um</text:span><text:span text:style-name="T23"> (</text:span><text:span text:style-name="T13">-īus</text:span><text:span text:style-name="T23">)</text:span>,<text:tab/><text:span text:style-name="T2">any</text:span><text:span text:style-name="T15">. [36]</text:span></text:p>
      <text:p text:style-name="P272"><text:span text:style-name="T13">ultimus</text:span><text:span text:style-name="T12"> or </text:span><text:span text:style-name="T13">extrēmus</text:span><text:span text:style-name="T12">,<text:tab/></text:span><text:span text:style-name="T2">most distant, remotest</text:span><text:span text:style-name="T15">. [34]</text:span></text:p>
      <text:p text:style-name="P272"><text:span text:style-name="T21">ūnus</text:span>, <text:span text:style-name="T21">a</text:span>, <text:span text:style-name="T21">um</text:span><text:span text:style-name="T23"> (</text:span><text:span text:style-name="T13">-īus</text:span><text:span text:style-name="T23">)</text:span>,<text:tab/><text:span text:style-name="T2">one</text:span>; <text:span text:style-name="T2">alone, only</text:span><text:span text:style-name="T15">. [36]</text:span></text:p>
      <text:p text:style-name="P272"><text:span text:style-name="T13">urbs, urbis</text:span><text:span text:style-name="T12">, f.,<text:tab/></text:span><text:span text:style-name="T2">city</text:span><text:span text:style-name="T15">. [32]</text:span></text:p>
      <text:p text:style-name="P273"><text:span text:style-name="T13">uter</text:span><text:span text:style-name="T15">, </text:span><text:span text:style-name="T13">tra</text:span><text:span text:style-name="T15">, </text:span><text:span text:style-name="T13">trum</text:span><text:span text:style-name="T15"> (</text:span><text:span text:style-name="T13">-īus</text:span><text:span text:style-name="T15">),<text:tab/></text:span><text:span text:style-name="T6">which</text:span><text:span text:style-name="T15"> (of two), used in questions. [36]</text:span></text:p>
      <text:p text:style-name="P265">Consolidated Vocabulary – 2</text:p>
      <text:p text:style-name="P245"/>
      <text:p text:style-name="P241"><text:span text:style-name="T13">aciēs</text:span><text:span text:style-name="T12">, </text:span><text:span text:style-name="T13">ēī</text:span><text:span text:style-name="T12">, f.,<text:tab/></text:span><text:span text:style-name="T2">line of battle, line</text:span><text:span text:style-name="T12">. [27]</text:span></text:p>
      <text:p text:style-name="P241"><text:span text:style-name="T21">ad-dūcō</text:span>, <text:span text:style-name="T21">ere</text:span>, <text:span text:style-name="T21">-dūxī</text:span>, <text:span text:style-name="T21">-ductum</text:span>,<text:tab/><text:span text:style-name="T2">bring</text:span>; <text:span text:style-name="T2">influence</text:span><text:span text:style-name="T12">. [26]</text:span></text:p>
      <text:p text:style-name="P241"><text:span text:style-name="T21">adventus</text:span>, <text:span text:style-name="T21">ūs</text:span>, m.,<text:tab/><text:span text:style-name="T2">arrival, approach</text:span><text:span text:style-name="T12">. [23]</text:span></text:p>
      <text:p text:style-name="P241"><text:span text:style-name="T21">aequus</text:span>, <text:span text:style-name="T21">a</text:span>, <text:span text:style-name="T21">um</text:span>,<text:tab/><text:span text:style-name="T2">fair, right</text:span><text:span text:style-name="T12">. [20]</text:span></text:p>
      <text:p text:style-name="P241"><text:span text:style-name="T21">Albānī</text:span>, <text:span text:style-name="T21">ōrum</text:span>, m.,<text:tab/><text:span text:style-name="T2">the Albans</text:span>, the people of Alba<text:span text:style-name="T12">. [23]</text:span></text:p>
      <text:p text:style-name="P241"><text:span text:style-name="T21">altitū-dō</text:span>, <text:span text:style-name="T21">-dinis</text:span>, f.,<text:tab/><text:span text:style-name="T2">height, depth</text:span><text:span text:style-name="T12">. [22]</text:span></text:p>
      <text:p text:style-name="P241"><text:span text:style-name="T21">amīcus,</text:span> <text:span text:style-name="T21">a</text:span>, <text:span text:style-name="T21">um</text:span>,<text:tab/><text:span text:style-name="T2">friendly</text:span><text:span text:style-name="T12">. [20]</text:span></text:p>
      <text:p text:style-name="P241"><text:span text:style-name="T21">annus</text:span>, <text:span text:style-name="T21">ī</text:span>, m.,<text:tab/><text:span text:style-name="T2">year</text:span><text:span text:style-name="T12">. [28]</text:span></text:p>
      <text:p text:style-name="P241"><text:span text:style-name="T21">audāx,</text:span> -ācis,<text:tab/><text:span text:style-name="T2">bold, daring</text:span><text:span text:style-name="T12">. [29]</text:span></text:p>
      <text:p text:style-name="P241"><text:span text:style-name="T21">audeō</text:span>, <text:span text:style-name="T21">ēre</text:span>,<text:tab/><text:span text:style-name="T2">venture, dare</text:span><text:span text:style-name="T12">. [21]</text:span></text:p>
      <text:p text:style-name="P241"><text:span text:style-name="T21">brevis</text:span>, <text:span text:style-name="T21">e</text:span>,<text:tab/><text:span text:style-name="T2">short, brief</text:span><text:span text:style-name="T12">. [30]</text:span></text:p>
      <text:p text:style-name="P241"><text:span text:style-name="T21">cēdō, ere, cessī, cessum</text:span>,<text:tab/><text:span text:style-name="T2">give way, retire</text:span><text:span text:style-name="T12">. [25]</text:span></text:p>
      <text:p text:style-name="P241"><text:span text:style-name="T21">certiōrem faciō dē</text:span><text:span text:style-name="T23"> (</text:span><text:span text:style-name="T6">phrase</text:span><text:span text:style-name="T23">),</text:span><text:tab/><text:span text:style-name="T2">inform of</text:span>, literally <text:span text:style-name="T2">make</text:span> (<text:span text:style-name="T2">some one</text:span>) <text:span text:style-name="T2">more certain about</text:span><text:span text:style-name="T12">. [30]</text:span></text:p>
      <text:p text:style-name="P241"><text:span text:style-name="T21">certus,</text:span> <text:span text:style-name="T21">a</text:span>, <text:span text:style-name="T21">um</text:span>,<text:tab/><text:span text:style-name="T2">fixed, certain</text:span><text:span text:style-name="T12">. [20]</text:span></text:p>
      <text:p text:style-name="P241"><text:span text:style-name="T21">circiter</text:span>, adverb,<text:tab/><text:span text:style-name="T2">about</text:span><text:span text:style-name="T12">. [28]</text:span></text:p>
      <text:p text:style-name="P241"><text:span text:style-name="T21">circum-veniō</text:span>, <text:span text:style-name="T21">īre</text:span>, <text:span text:style-name="T21">-vēnī</text:span>, <text:span text:style-name="T21">-ventum</text:span>,<text:tab/><text:span text:style-name="T2">surround</text:span><text:span text:style-name="T12">. [26]</text:span></text:p>
      <text:p text:style-name="P241"><text:span text:style-name="T21">coepī</text:span> (used in the perfect tenses only), <text:span text:style-name="T2">began</text:span><text:span text:style-name="T7">.</text:span><text:span text:style-name="T12"> [21]</text:span></text:p>
      <text:p text:style-name="P241"><text:span text:style-name="T21">cōgō</text:span>, <text:span text:style-name="T21">ere</text:span>, <text:span text:style-name="T21">coēgī</text:span>,<text:tab/><text:span text:style-name="T2">compel, force</text:span><text:span text:style-name="T12">. [21]</text:span></text:p>
      <text:p text:style-name="P241"><text:span text:style-name="T21">com-cēdō, ere, -cessī, -ductum</text:span>,<text:tab/><text:span text:style-name="T2">great, yield</text:span><text:span text:style-name="T12">. [25]</text:span>.</text:p>
      <text:p text:style-name="P241"><text:span text:style-name="T21">com-mittō</text:span>, <text:span text:style-name="T21">ere</text:span>, <text:span text:style-name="T21">-mīsī</text:span><text:span text:style-name="T23">,</text:span><text:tab/><text:span text:style-name="T2">send</text:span> or <text:span text:style-name="T2">bring together</text:span><text:span text:style-name="T12">. [22]</text:span></text:p>
      <text:p text:style-name="P241"><text:span text:style-name="T21">com-pellō, ere, -pulī, -pulsum</text:span>,<text:tab/><text:span text:style-name="T2">drive</text:span> (<text:span text:style-name="T2">together</text:span>)<text:span text:style-name="T12">. [25]</text:span></text:p>
      <text:p text:style-name="P241"><text:span text:style-name="T21">commūnis</text:span>, <text:span text:style-name="T21">e</text:span>,<text:tab/><text:span text:style-name="T2">common, general, public</text:span><text:span text:style-name="T12">. [19]</text:span></text:p>
      <text:p text:style-name="P241"><text:span text:style-name="T21">cōn-sistō</text:span>, <text:span text:style-name="T21">ere</text:span>, <text:span text:style-name="T21">-stitī</text:span>,<text:tab/><text:span text:style-name="T2">take up position, halt</text:span><text:span text:style-name="T12">. [26]</text:span></text:p>
      <text:p text:style-name="P241"><text:span text:style-name="T21">con-tineō</text:span>, <text:span text:style-name="T21">ēre</text:span>, <text:span text:style-name="T21">uī</text:span>, <text:span text:style-name="T21">-tentum</text:span>,<text:tab/><text:span text:style-name="T2">restrain, hem in, enclose</text:span><text:span text:style-name="T12">. [29]</text:span></text:p>
      <text:p text:style-name="P241"><text:span text:style-name="T21">cōnstit-uō</text:span>, <text:span text:style-name="T21">ere</text:span>, <text:span text:style-name="T21">-uī</text:span>,<text:tab/><text:span text:style-name="T2">determine</text:span><text:span text:style-name="T7">.</text:span><text:span text:style-name="T12"> [21]</text:span></text:p>
      <text:p text:style-name="P241"><text:span text:style-name="T21">cornū</text:span>, <text:span text:style-name="T21">ūs</text:span>, n.,<text:tab/><text:span text:style-name="T2">horn</text:span>; (of an army) <text:span text:style-name="T2">wing</text:span><text:span text:style-name="T12">. [23]</text:span></text:p>
      <text:p text:style-name="P241"><text:span text:style-name="T21">cotīdiē</text:span> (adverb),<text:tab/><text:span text:style-name="T2">daily, every day</text:span><text:span text:style-name="T12">. [21]</text:span></text:p>
      <text:p text:style-name="P241"><text:span text:style-name="T21">decimus</text:span>, <text:span text:style-name="T21">a</text:span>, <text:span text:style-name="T21">um</text:span>,<text:tab/><text:span text:style-name="T2">tenth</text:span>. [27]</text:p>
      <text:p text:style-name="P241"><text:span text:style-name="T21">dēnsus, a, um</text:span>,<text:tab/><text:span text:style-name="T2">thick, dense</text:span><text:span text:style-name="T12">. [30]</text:span></text:p>
      <text:p text:style-name="P241"><text:span text:style-name="T21">dexter</text:span>. <text:span text:style-name="T21">tra</text:span>. <text:span text:style-name="T21">trum</text:span>,<text:tab/><text:span text:style-name="T2">right</text:span><text:span text:style-name="T12">. [22]</text:span></text:p>
      <text:p text:style-name="P241"><text:span text:style-name="T21">dīcō</text:span>, <text:span text:style-name="T21">ere</text:span>, <text:span text:style-name="T21">dīxī</text:span>, <text:span text:style-name="T21">dictum</text:span>,<text:tab/><text:span text:style-name="T2">say, tell, speak</text:span><text:span text:style-name="T12">. [29]</text:span></text:p>
      <text:p text:style-name="P241"><text:span text:style-name="T13">diēs</text:span><text:span text:style-name="T12">, </text:span><text:span text:style-name="T13">ēī</text:span><text:span text:style-name="T12">, m.,<text:tab/></text:span><text:span text:style-name="T2">day</text:span><text:span text:style-name="T12">. [27]</text:span></text:p>
      <text:p text:style-name="P241"><text:span text:style-name="T21">difficilis</text:span>, <text:span text:style-name="T21">e</text:span>, <text:tab/><text:span text:style-name="T2">difficult, hard</text:span><text:span text:style-name="T12">. [21]</text:span></text:p>
      <text:p text:style-name="P241"><text:span text:style-name="T13">discēdō ab</text:span><text:span text:style-name="T12"> with abl. (</text:span><text:span text:style-name="T2">phrase</text:span><text:span text:style-name="T12">),<text:tab/></text:span><text:span text:style-name="T2">leave</text:span><text:span text:style-name="T12">. [21]</text:span></text:p>
      <text:p text:style-name="P241"><text:span text:style-name="T21">discessus</text:span>, <text:span text:style-name="T21">ūs</text:span>, m.,<text:tab/><text:span text:style-name="T2">departure, withdrawal</text:span><text:span text:style-name="T12">. [23]</text:span></text:p>
      <text:p text:style-name="P241"><text:span text:style-name="T21">du-plex</text:span>, <text:span text:style-name="T21">-plicis</text:span>,<text:tab/><text:span text:style-name="T2">twofold, double</text:span><text:span text:style-name="T12">. [19]</text:span></text:p>
      <text:p text:style-name="P241"><text:span text:style-name="T21">dubitō</text:span>, <text:span text:style-name="T21">āre</text:span>, <text:span text:style-name="T21">āvī</text:span>, <text:span text:style-name="T21">ātum</text:span>,<text:tab/><text:span text:style-name="T2">hesitate, have doubts</text:span><text:span text:style-name="T12">. [26]</text:span></text:p>
      <text:p text:style-name="P241"><text:span text:style-name="T21">ē-dūcō, ere, -dūxī, -ductum</text:span>,<text:tab/><text:span text:style-name="T2">lead out</text:span><text:span text:style-name="T12">. [25]</text:span></text:p>
      <text:p text:style-name="P241"><text:span text:style-name="T21">ē-mittō, ere, -mīsī, -missum</text:span>,<text:tab/><text:span text:style-name="T2">send out</text:span><text:span text:style-name="T12">. [25]</text:span></text:p>
      <text:p text:style-name="P241"><text:span text:style-name="T21">eques-ter</text:span>, <text:span text:style-name="T21">-tris</text:span>, <text:span text:style-name="T21">-tre</text:span>,<text:tab/><text:span text:style-name="T2">of cavalry, cavalry</text:span><text:span text:style-name="T12">. [19]</text:span></text:p>
      <text:p text:style-name="P241"><text:span text:style-name="T21">equitātus</text:span>, <text:span text:style-name="T21">ūs</text:span>, m.,<text:tab/><text:span text:style-name="T2">cavalry</text:span><text:span text:style-name="T12">. [23]</text:span></text:p>
      <text:p text:style-name="P241"><text:span text:style-name="T21">ex-cēdō, ere, -cessī, -cessum</text:span>,<text:tab/><text:span text:style-name="T2">withdraw</text:span><text:span text:style-name="T12">. [25]</text:span></text:p>
      <text:p text:style-name="P241"><text:span text:style-name="T21">ex-pellō, ere, -pulī, -pulsum</text:span>,<text:tab/><text:span text:style-name="T2">drive out</text:span><text:span text:style-name="T12">. [25]</text:span></text:p>
      <text:p text:style-name="P241"><text:span text:style-name="T21">exercitus</text:span>, <text:span text:style-name="T21">ūs</text:span>, m.,<text:tab/><text:span text:style-name="T2">army</text:span><text:span text:style-name="T12">. [23]</text:span></text:p>
      <text:p text:style-name="P241"><text:span text:style-name="T21">exīstimō</text:span>, <text:span text:style-name="T21">āre</text:span>, <text:span text:style-name="T21">āvī</text:span>, <text:span text:style-name="T21">ātum</text:span>,<text:tab/><text:span text:style-name="T2">think, consider</text:span><text:span text:style-name="T12">. [29]</text:span></text:p>
      <text:p text:style-name="P241"><text:span text:style-name="T21">facilis</text:span>, <text:span text:style-name="T21">e</text:span>,<text:tab/><text:span text:style-name="T2">easy</text:span><text:span text:style-name="T7">.</text:span><text:span text:style-name="T12"> [21]</text:span></text:p>
      <text:p text:style-name="P241"><text:span text:style-name="T21">faciō</text:span>, <text:span text:style-name="T21">ere</text:span>, <text:span text:style-name="T21">fēcī</text:span>, <text:span text:style-name="T21">factum</text:span>,<text:tab/><text:span text:style-name="T2">do, make</text:span><text:span text:style-name="T12">. [26]</text:span></text:p>
      <text:p text:style-name="P241"><text:soft-page-break/><text:span text:style-name="T21">fidēlis, e</text:span>,<text:tab/><text:span text:style-name="T2">faithful</text:span><text:span text:style-name="T12">. [30]</text:span></text:p>
      <text:p text:style-name="P241"><text:span text:style-name="T13">fidēs</text:span><text:span text:style-name="T12">, </text:span><text:span text:style-name="T13">eī</text:span><text:span text:style-name="T12">, f.<text:tab/></text:span><text:span text:style-name="T2">faith, faithfulness, fidelity</text:span><text:span text:style-name="T12">. [27]</text:span></text:p>
      <text:p text:style-name="P241"><text:span text:style-name="T21">fīnitimus</text:span>, <text:span text:style-name="T21">a</text:span>, <text:span text:style-name="T21">um</text:span>,<text:tab/><text:span text:style-name="T2">neighbouring, adjacent</text:span>; nom plur. as substantive, <text:span text:style-name="T2">neighbours</text:span><text:span text:style-name="T12">. [29]</text:span></text:p>
      <text:p text:style-name="P241"><text:span text:style-name="T21">fīrmus, a, um</text:span>,<text:tab/><text:span text:style-name="T2">strong</text:span><text:span text:style-name="T12">. [30]</text:span></text:p>
      <text:p text:style-name="P241"><text:span text:style-name="T21">fortis,</text:span> <text:span text:style-name="T21">e</text:span>,<text:tab/><text:span text:style-name="T2">brave</text:span><text:span text:style-name="T12">. [20]</text:span></text:p>
      <text:p text:style-name="P241"><text:span text:style-name="T21">fortitū-dō</text:span>, <text:span text:style-name="T21">-dinis</text:span>, f.,<text:tab/><text:span text:style-name="T2">bravery</text:span><text:span text:style-name="T12">. [22]</text:span></text:p>
      <text:p text:style-name="P241"><text:span text:style-name="T21">frāter</text:span>, <text:span text:style-name="T21">-tris</text:span>, m.,<text:tab/><text:span text:style-name="T2">brother</text:span><text:span text:style-name="T12">. [23]</text:span></text:p>
      <text:p text:style-name="P241"><text:span text:style-name="T21">gravis,</text:span> <text:span text:style-name="T21">e</text:span>,<text:tab/><text:span text:style-name="T2">heavy, severe, serious</text:span><text:span text:style-name="T12">. [20]</text:span></text:p>
      <text:p text:style-name="P241"><text:span text:style-name="T13">hōra</text:span><text:span text:style-name="T12">, </text:span><text:span text:style-name="T13">ae</text:span><text:span text:style-name="T12">, f.,<text:tab/></text:span><text:span text:style-name="T2">hour</text:span><text:span text:style-name="T12">. [27]</text:span></text:p>
      <text:p text:style-name="P241"><text:span text:style-name="T21">idōneus</text:span>, <text:span text:style-name="T21">a</text:span>, <text:span text:style-name="T21">um</text:span>,<text:tab/><text:span text:style-name="T2">fit, suitable</text:span><text:span text:style-name="T12">. [20]</text:span></text:p>
      <text:p text:style-name="P241"><text:span text:style-name="T21">impetum faciō </text:span><text:span text:style-name="T15">(</text:span><text:span text:style-name="T6">phrase</text:span><text:span text:style-name="T15">)</text:span>,<text:tab/><text:span text:style-name="T2">make an attack</text:span><text:span text:style-name="T12">. [26]</text:span></text:p>
      <text:p text:style-name="P241"><text:span text:style-name="T21">impetus</text:span>, <text:span text:style-name="T21">ūs</text:span>, m.,<text:tab/><text:span text:style-name="T2">attack, onset</text:span><text:span text:style-name="T12">. [26]</text:span></text:p>
      <text:p text:style-name="P241"><text:span text:style-name="T21">īn-struō</text:span>, <text:span text:style-name="T21">ere</text:span>, <text:span text:style-name="T21">-strūxī</text:span>, <text:span text:style-name="T21">-strūctum</text:span>,<text:tab/><text:span text:style-name="T2">draw up, arrange</text:span><text:span text:style-name="T12">. [26]</text:span></text:p>
      <text:p text:style-name="P241"><text:span text:style-name="T21">incōgnitus</text:span>, <text:span text:style-name="T21">a</text:span>, <text:span text:style-name="T21">um</text:span>, <text:span text:style-name="T2">unknown</text:span><text:span text:style-name="T12">. [31]</text:span></text:p>
      <text:p text:style-name="P241"><text:span text:style-name="T21">incolumis,</text:span> <text:span text:style-name="T21">e</text:span>,<text:tab/><text:span text:style-name="T2">safe, unharmed, intact</text:span><text:span text:style-name="T12">. [19]</text:span></text:p>
      <text:p text:style-name="P241"><text:span text:style-name="T21">inimīcus</text:span>, <text:span text:style-name="T21">a</text:span>, <text:span text:style-name="T21">um</text:span>,<text:tab/><text:span text:style-name="T2">unfriendly, hostile</text:span><text:span text:style-name="T12">. [20]</text:span></text:p>
      <text:p text:style-name="P241"><text:span text:style-name="T21">inīquus</text:span>, <text:span text:style-name="T21">a</text:span>, <text:span text:style-name="T21">um</text:span>,<text:tab/><text:span text:style-name="T2">unfair, unjust</text:span><text:span text:style-name="T12">. [20]</text:span></text:p>
      <text:p text:style-name="P241"><text:span text:style-name="T21">inūtilis</text:span>, <text:span text:style-name="T21">e</text:span>, <text:tab/><text:span text:style-name="T2">useless</text:span><text:span text:style-name="T12">. [31]</text:span></text:p>
      <text:p text:style-name="P241"><text:span text:style-name="T21">iter faciō</text:span><text:span text:style-name="T23"> (</text:span><text:span text:style-name="T6">phrase</text:span><text:span text:style-name="T23">)</text:span>,<text:tab/><text:span text:style-name="T2">march</text:span><text:span text:style-name="T12">. [30]</text:span></text:p>
      <text:p text:style-name="P241"><text:span text:style-name="T21">jubeō</text:span>, <text:span text:style-name="T21">ēre,</text:span> <text:span text:style-name="T21">jussī,</text:span><text:tab/><text:span text:style-name="T2">order</text:span><text:span text:style-name="T12">. [20]</text:span></text:p>
      <text:p text:style-name="P241"><text:span text:style-name="T21">lacus</text:span>, <text:span text:style-name="T21">ūs</text:span>, m.<text:tab/><text:span text:style-name="T2">lake</text:span><text:span text:style-name="T12">. [23]</text:span></text:p>
      <text:p text:style-name="P241"><text:span text:style-name="T21">lātitū-dō</text:span>, <text:span text:style-name="T21">-dinis</text:span>, f.<text:tab/><text:span text:style-name="T2">width</text:span><text:span text:style-name="T12">. [22]</text:span></text:p>
      <text:p text:style-name="P241"><text:span text:style-name="T21">levis,</text:span> <text:span text:style-name="T21">e</text:span>,<text:tab/><text:span text:style-name="T2">light, slight, unimportant</text:span><text:span text:style-name="T12">. [20]</text:span></text:p>
      <text:p text:style-name="P241"><text:span text:style-name="T21">littera</text:span>, <text:span text:style-name="T21">ae</text:span>, f., <text:tab/><text:span text:style-name="T2">letter</text:span> (of alphabet); in plural, <text:span text:style-name="T2">a dispatch, a letter, or dispatches, letters</text:span><text:span text:style-name="T12">. [22]</text:span></text:p>
      <text:p text:style-name="P241"><text:span text:style-name="T21">longitū-dō</text:span>, <text:span text:style-name="T21">-dinis</text:span>, f.<text:tab/><text:span text:style-name="T2">length</text:span><text:span text:style-name="T12">. [22]</text:span></text:p>
      <text:p text:style-name="P241"><text:span text:style-name="T21">lūx</text:span>, <text:span text:style-name="T21">lūcis</text:span>. f.,<text:tab/><text:span text:style-name="T2">light</text:span><text:span text:style-name="T12">. [28]</text:span></text:p>
      <text:p text:style-name="P241"><text:span text:style-name="T21">mā-ter</text:span>, <text:span text:style-name="T21">-tris</text:span>, f., <text:tab/><text:span text:style-name="T2">mother</text:span><text:span text:style-name="T12">. [31]</text:span></text:p>
      <text:p text:style-name="P241"><text:span text:style-name="T21">māgnitū-dō</text:span>, <text:span text:style-name="T21">-dinis</text:span>, f.<text:tab/><text:span text:style-name="T2">greatness, extent, size</text:span><text:span text:style-name="T12">. [22]</text:span></text:p>
      <text:p text:style-name="P241"><text:span text:style-name="T21">media nox </text:span><text:span text:style-name="T23">(</text:span><text:span text:style-name="T6">phrase</text:span><text:span text:style-name="T23">)</text:span>,<text:tab/><text:span text:style-name="T2">midnight</text:span>. [28]</text:p>
      <text:p text:style-name="P241"><text:span text:style-name="T21">medius</text:span>, <text:span text:style-name="T21">a</text:span>, <text:span text:style-name="T21">um</text:span>,<text:tab/><text:span text:style-name="T2">middle, mid</text:span><text:span text:style-name="T12">. [28]</text:span></text:p>
      <text:p text:style-name="P241"><text:span text:style-name="T13">merīdiēs</text:span><text:span text:style-name="T12">, </text:span><text:span text:style-name="T13">ēī</text:span><text:span text:style-name="T12">, m.,<text:tab/></text:span><text:span text:style-name="T2">midday, noon</text:span><text:span text:style-name="T12">. [27]</text:span></text:p>
      <text:p text:style-name="P241"><text:span text:style-name="T21">mīlitāris ūsus </text:span><text:span text:style-name="T23">(</text:span><text:span text:style-name="T6">phrase</text:span><text:span text:style-name="T23">)</text:span>,<text:tab/><text:span text:style-name="T2">experience in war</text:span>. [26]</text:p>
      <text:p text:style-name="P241"><text:span text:style-name="T21">mīlitāris</text:span>, <text:span text:style-name="T21">e</text:span>, <text:tab/><text:span text:style-name="T2">military</text:span><text:span text:style-name="T12">. [26]</text:span></text:p>
      <text:p text:style-name="P241"><text:span text:style-name="T21">muli-er</text:span>, <text:span text:style-name="T21">-eris</text:span>, f.,<text:tab/><text:span text:style-name="T2">woman</text:span><text:span text:style-name="T12">. [18]</text:span></text:p>
      <text:p text:style-name="P241"><text:span text:style-name="T21">multitū-dō</text:span>, <text:span text:style-name="T21">-dinis</text:span>, f.<text:tab/><text:span text:style-name="T2">large number, amount</text:span><text:span text:style-name="T12">. [22]</text:span></text:p>
      <text:p text:style-name="P241"><text:span text:style-name="T21">nihil</text:span>, indeclinable, n.,<text:tab/><text:span text:style-name="T2">nothing</text:span><text:span text:style-name="T12">. [29]</text:span></text:p>
      <text:p text:style-name="P241"><text:span text:style-name="T21">nōbilis, e</text:span>,<text:tab/><text:span text:style-name="T2">noble</text:span>, <text:span text:style-name="T2">famous</text:span><text:span text:style-name="T12">. [30]</text:span></text:p>
      <text:p text:style-name="P241"><text:span text:style-name="T13">nōnus</text:span><text:span text:style-name="T12">, </text:span><text:span text:style-name="T13">a</text:span><text:span text:style-name="T12">, </text:span><text:span text:style-name="T13">um</text:span><text:span text:style-name="T12">,<text:tab/></text:span><text:span text:style-name="T2">ninth</text:span><text:span text:style-name="T12">. [27]</text:span></text:p>
      <text:p text:style-name="P241"><text:span text:style-name="T21">nōtus</text:span>, <text:span text:style-name="T21">a</text:span>, <text:span text:style-name="T21">um</text:span>, <text:tab/><text:span text:style-name="T2">known, familiar</text:span><text:span text:style-name="T12">. [31]</text:span></text:p>
      <text:p text:style-name="P241"><text:span text:style-name="T21">novus, a, um</text:span>,<text:tab/><text:span text:style-name="T2">new</text:span><text:span text:style-name="T12">. [30]</text:span></text:p>
      <text:p text:style-name="P241"><text:span text:style-name="T21">nox</text:span>, <text:span text:style-name="T21">noctis</text:span>, f.,<text:tab/><text:span text:style-name="T2">night</text:span><text:span text:style-name="T12">. [28]</text:span></text:p>
      <text:p text:style-name="P241"><text:span text:style-name="T13">octāvus</text:span><text:span text:style-name="T12">, </text:span><text:span text:style-name="T13">a</text:span><text:span text:style-name="T12">, </text:span><text:span text:style-name="T13">um</text:span><text:span text:style-name="T12">,<text:tab/></text:span><text:span text:style-name="T2">eighth</text:span><text:span text:style-name="T12">. [27]</text:span></text:p>
      <text:p text:style-name="P241"><text:span text:style-name="T21">omnis</text:span>, <text:span text:style-name="T21">e</text:span>,<text:tab/><text:span text:style-name="T2">all</text:span><text:span text:style-name="T12">. [19]</text:span></text:p>
      <text:p text:style-name="P241"><text:span text:style-name="T21">pa-ter</text:span>, <text:span text:style-name="T21">-tris</text:span>, m., <text:tab/><text:span text:style-name="T2">father</text:span><text:span text:style-name="T12">. [31]</text:span></text:p>
      <text:p text:style-name="P241"><text:span text:style-name="T13">pār esse</text:span><text:span text:style-name="T15"> (</text:span><text:span text:style-name="T6">phrase</text:span><text:span text:style-name="T15">)</text:span><text:span text:style-name="T12">, <text:tab/></text:span><text:span text:style-name="T2">be a match</text:span><text:span text:style-name="T12"> (</text:span><text:span text:style-name="T2">for</text:span><text:span text:style-name="T12">). [31]</text:span></text:p>
      <text:p text:style-name="P241"><text:span text:style-name="T21">pār</text:span>, <text:span text:style-name="T21">paris</text:span>,<text:tab/><text:span text:style-name="T2">equal</text:span><text:span text:style-name="T12">. [19]</text:span></text:p>
      <text:p text:style-name="P241"><text:span text:style-name="T21">pars</text:span>, <text:span text:style-name="T21">partis</text:span>, f.,<text:tab/><text:span text:style-name="T2">part</text:span><text:span text:style-name="T12">. [28]</text:span></text:p>
      <text:p text:style-name="P241"><text:span text:style-name="T21">ped-es</text:span>, <text:span text:style-name="T21">itis</text:span>, m.,<text:tab/><text:span text:style-name="T2">foot-soldier</text:span>; in plur. <text:span text:style-name="T2">infantry</text:span><text:span text:style-name="T12">. [19]</text:span></text:p>
      <text:p text:style-name="P241"><text:span text:style-name="T21">pedes-ter</text:span>, <text:span text:style-name="T21">-tris</text:span>, <text:span text:style-name="T21">-tre</text:span>,<text:tab/><text:span text:style-name="T2">of infantry, infantry</text:span><text:span text:style-name="T12">. [19]</text:span></text:p>
      <text:p text:style-name="P241"><text:soft-page-break/><text:span text:style-name="T21">peditātus</text:span>, <text:span text:style-name="T21">ūs</text:span>, m.,<text:tab/><text:span text:style-name="T2">infantry</text:span><text:span text:style-name="T12">. [23]</text:span></text:p>
      <text:p text:style-name="P241"><text:span text:style-name="T21">pellō, ere, pepulī, pulsum</text:span>,<text:tab/><text:span text:style-name="T2">drive back, repulse</text:span><text:span text:style-name="T12">. [25]</text:span></text:p>
      <text:p text:style-name="P241"><text:span text:style-name="T21">per-moveō</text:span>, <text:span text:style-name="T21">ēre</text:span>, <text:span text:style-name="T21">-uī</text:span>,<text:tab/><text:span text:style-name="T2">influence;</text:span> <text:span text:style-name="T2">alarm</text:span><text:span text:style-name="T7">.</text:span><text:span text:style-name="T12"> [21]</text:span></text:p>
      <text:p text:style-name="P241"><text:span text:style-name="T21">perīculōsus</text:span>, <text:span text:style-name="T21">a</text:span>, <text:span text:style-name="T21">um</text:span>,<text:tab/><text:span text:style-name="T2">dangerous</text:span><text:span text:style-name="T12">. [29]</text:span></text:p>
      <text:p text:style-name="P241"><text:span text:style-name="T21">perterreō</text:span>, <text:span text:style-name="T21">ēre</text:span>, <text:span text:style-name="T21">-uī</text:span>,<text:tab/><text:span text:style-name="T2">terrify, frighten</text:span><text:span text:style-name="T12">. [21]</text:span></text:p>
      <text:p text:style-name="P241"><text:span text:style-name="T21">perveniō ad</text:span> or <text:span text:style-name="T21">in</text:span> with acc. (<text:span text:style-name="T2">phrase</text:span>),<text:tab/><text:span text:style-name="T2">arrive at, reach</text:span><text:span text:style-name="T12">. [21]</text:span></text:p>
      <text:p text:style-name="P241"><text:span text:style-name="T13">perveniō</text:span><text:span text:style-name="T12">, </text:span><text:span text:style-name="T13">īre</text:span><text:span text:style-name="T12">, </text:span><text:span text:style-name="T13">-vēnī</text:span><text:span text:style-name="T12">,<text:tab/></text:span><text:span text:style-name="T2">come</text:span><text:span text:style-name="T7">.</text:span><text:span text:style-name="T12"> [21]</text:span></text:p>
      <text:p text:style-name="P241"><text:span text:style-name="T21">pēs</text:span>, <text:span text:style-name="T21">pedis</text:span>, m.,<text:tab/><text:span text:style-name="T2">foot</text:span><text:span text:style-name="T12">. [19]</text:span></text:p>
      <text:p text:style-name="P241"><text:span text:style-name="T21">portus</text:span>, <text:span text:style-name="T21">ūs</text:span>, m.,<text:tab/><text:span text:style-name="T2">harbour</text:span><text:span text:style-name="T12">. [23]</text:span></text:p>
      <text:p text:style-name="P241"><text:span text:style-name="T21">posterus</text:span>, <text:span text:style-name="T21">a</text:span>, <text:span text:style-name="T21">um</text:span>,<text:tab/><text:span text:style-name="T2">next, following</text:span><text:span text:style-name="T12">. [28]</text:span></text:p>
      <text:p text:style-name="P241"><text:span text:style-name="T21">potēns</text:span>, <text:span text:style-name="T21">-entis</text:span>,<text:tab/><text:span text:style-name="T2">powerful</text:span><text:span text:style-name="T12">. [29]</text:span></text:p>
      <text:p text:style-name="P241"><text:span text:style-name="T21">prīcipātus</text:span>, <text:span text:style-name="T21">ūs</text:span>, m.,<text:tab/><text:span text:style-name="T2">leadership</text:span><text:span text:style-name="T12">. [23]</text:span></text:p>
      <text:p text:style-name="P241"><text:span text:style-name="T21">prīma lūx </text:span><text:span text:style-name="T23">(</text:span><text:span text:style-name="T6">phrase</text:span><text:span text:style-name="T23">)</text:span>,<text:tab/><text:span text:style-name="T2">daybreak, dawn</text:span><text:span text:style-name="T12">. [28]</text:span></text:p>
      <text:p text:style-name="P241"><text:span text:style-name="T13">prīmus</text:span><text:span text:style-name="T12">, </text:span><text:span text:style-name="T13">a</text:span><text:span text:style-name="T12">, </text:span><text:span text:style-name="T13">um</text:span><text:span text:style-name="T12">,<text:tab/></text:span><text:span text:style-name="T2">first</text:span><text:span text:style-name="T12">. [27]</text:span></text:p>
      <text:p text:style-name="P241"><text:span text:style-name="T13">proelium committō </text:span><text:span text:style-name="T12">(</text:span><text:span text:style-name="T2">phrase</text:span><text:span text:style-name="T12">),<text:tab/></text:span><text:span text:style-name="T2">join</text:span><text:span text:style-name="T12"> (or </text:span><text:span text:style-name="T2">begin)</text:span><text:span text:style-name="T12"> </text:span><text:span text:style-name="T2">battle, engage</text:span><text:span text:style-name="T12">. [22]</text:span></text:p>
      <text:p text:style-name="P241"><text:span text:style-name="T21">prohibeō</text:span>, <text:span text:style-name="T21">ēre</text:span>, <text:span text:style-name="T21">uī</text:span>, <text:span text:style-name="T21">itum</text:span><text:tab/><text:span text:style-name="T2">keep, prevent</text:span><text:span text:style-name="T12">. [29]</text:span></text:p>
      <text:p text:style-name="P241"><text:span text:style-name="T21">prūdēns, -entis</text:span>, <text:tab/><text:span text:style-name="T2">discreet</text:span><text:span text:style-name="T12">. [30]</text:span></text:p>
      <text:p text:style-name="P241"><text:span text:style-name="T21">pūblicus</text:span>, <text:span text:style-name="T21">a</text:span>, <text:span text:style-name="T21">um</text:span>, <text:tab/><text:span text:style-name="T2">belonging to the people, public</text:span><text:span text:style-name="T12">. [31]</text:span></text:p>
      <text:p text:style-name="P241"><text:span text:style-name="T13">quārtus</text:span><text:span text:style-name="T12">, </text:span><text:span text:style-name="T13">a</text:span><text:span text:style-name="T12">, </text:span><text:span text:style-name="T13">um</text:span><text:span text:style-name="T12">,<text:tab/></text:span><text:span text:style-name="T2">fourth</text:span><text:span text:style-name="T12">. [27]</text:span></text:p>
      <text:p text:style-name="P241"><text:span text:style-name="T21">quīntus</text:span>, <text:span text:style-name="T21">a</text:span>, <text:span text:style-name="T21">um</text:span>,<text:tab/><text:span text:style-name="T2">fifth</text:span>. [27]</text:p>
      <text:p text:style-name="P241"><text:span text:style-name="T21">rec-ēns</text:span>, <text:span text:style-name="T21">-entis</text:span>,<text:tab/><text:span text:style-name="T2">new, recent</text:span><text:span text:style-name="T12">. [19]</text:span></text:p>
      <text:p text:style-name="P241"><text:span text:style-name="T21">rēs </text:span>mīlitāris (<text:span text:style-name="T2">phrase</text:span>), <text:span text:style-name="T2">the art of war</text:span>. [27]</text:p>
      <text:p text:style-name="P241"><text:span text:style-name="T21">rēs pūblica</text:span>, <text:span text:style-name="T21">reī pūblicae</text:span>, f.<text:span text:style-name="T23"> (phrase)</text:span>, <text:span text:style-name="T2">the public interest, public business, the state</text:span><text:span text:style-name="T12">. [31]</text:span></text:p>
      <text:p text:style-name="P241"><text:span text:style-name="T13">rēs</text:span><text:span text:style-name="T12">, </text:span><text:span text:style-name="T13">reī</text:span><text:span text:style-name="T12">, f.,<text:tab/></text:span><text:span text:style-name="T2">thing, affair, circumstance</text:span><text:span text:style-name="T12">. [27]</text:span></text:p>
      <text:p text:style-name="P241"><text:span text:style-name="T21">Sabīnī, ōrum, m</text:span><text:span text:style-name="T24">.</text:span><text:span text:style-name="T21">,<text:tab/></text:span><text:span text:style-name="T6">the Sabines</text:span><text:span text:style-name="T23">, a tribe living near Rome</text:span><text:span text:style-name="T15">. [18]</text:span></text:p>
      <text:p text:style-name="P241"><text:span text:style-name="T13">secundus</text:span><text:span text:style-name="T12">, </text:span><text:span text:style-name="T13">a</text:span><text:span text:style-name="T12">, </text:span><text:span text:style-name="T13">um</text:span><text:span text:style-name="T12">,<text:tab/></text:span><text:span text:style-name="T2">second</text:span><text:span text:style-name="T12">. [27]</text:span></text:p>
      <text:p text:style-name="P241"><text:span text:style-name="T21">sed</text:span>, conjunction,<text:tab/><text:span text:style-name="T2">but</text:span><text:span text:style-name="T12">. [23]</text:span></text:p>
      <text:p text:style-name="P241"><text:span text:style-name="T21">senātus</text:span>, <text:span text:style-name="T21">ūs</text:span>, m.<text:tab/><text:span text:style-name="T2">senate</text:span>. [23]</text:p>
      <text:p text:style-name="P241"><text:span text:style-name="T13">septimus</text:span><text:span text:style-name="T12">, </text:span><text:span text:style-name="T13">a</text:span><text:span text:style-name="T12">, </text:span><text:span text:style-name="T13">um</text:span><text:span text:style-name="T12">,<text:tab/></text:span><text:span text:style-name="T2">seventh</text:span><text:span text:style-name="T12">. [27]</text:span></text:p>
      <text:p text:style-name="P241"><text:span text:style-name="T13">sextus</text:span><text:span text:style-name="T12">, </text:span><text:span text:style-name="T13">a</text:span><text:span text:style-name="T12">, </text:span><text:span text:style-name="T13">um</text:span><text:span text:style-name="T12">,<text:tab/></text:span><text:span text:style-name="T2">sixth</text:span><text:span text:style-name="T12">. [27]</text:span></text:p>
      <text:p text:style-name="P241"><text:span text:style-name="T21">similis</text:span>, <text:span text:style-name="T21">e</text:span>, <text:tab/><text:span text:style-name="T2">like, similar</text:span><text:span text:style-name="T12">. [31]</text:span></text:p>
      <text:p text:style-name="P241"><text:span text:style-name="T21">sinister</text:span>, <text:span text:style-name="T21">tra</text:span>, <text:span text:style-name="T21">trum</text:span>,<text:tab/><text:span text:style-name="T2">left</text:span><text:span text:style-name="T12">. [22]</text:span></text:p>
      <text:p text:style-name="P241"><text:span text:style-name="T21">sor-or</text:span>, <text:span text:style-name="T21">-ōris</text:span>, f., <text:tab/><text:span text:style-name="T2">sister</text:span><text:span text:style-name="T12">. [31]</text:span></text:p>
      <text:p text:style-name="P241"><text:span text:style-name="T13">spēs</text:span><text:span text:style-name="T12">, </text:span><text:span text:style-name="T13">speī</text:span><text:span text:style-name="T12">, f.,<text:tab/></text:span><text:span text:style-name="T2">hope</text:span><text:span text:style-name="T12">. [27]</text:span></text:p>
      <text:p text:style-name="P241"><text:span text:style-name="T21">sus-tineō</text:span>, <text:span text:style-name="T21">ēre</text:span>, <text:span text:style-name="T21">-tinuī</text:span>, <text:span text:style-name="T21">-tentum</text:span>,<text:tab/><text:span text:style-name="T2">withstand, sustain, endure</text:span><text:span text:style-name="T12">. [26]</text:span></text:p>
      <text:p text:style-name="P241"><text:span text:style-name="T21">temp-us</text:span>, <text:span text:style-name="T21">-oris</text:span>, n.<text:tab/><text:span text:style-name="T2">time</text:span><text:span text:style-name="T12">. [28]</text:span></text:p>
      <text:p text:style-name="P241"><text:span text:style-name="T13">terius</text:span><text:span text:style-name="T12">, </text:span><text:span text:style-name="T13">a</text:span><text:span text:style-name="T12">, </text:span><text:span text:style-name="T13">um</text:span><text:span text:style-name="T12">,<text:tab/></text:span><text:span text:style-name="T2">third</text:span><text:span text:style-name="T12">. [27]</text:span></text:p>
      <text:p text:style-name="P241"><text:span text:style-name="T21">ūsus</text:span>, <text:span text:style-name="T21">ūs</text:span>, m.,<text:tab/><text:span text:style-name="T2">experience</text:span><text:span text:style-name="T12">. [26]</text:span></text:p>
      <text:p text:style-name="P241"><text:span text:style-name="T21">ūtilis, e</text:span>,<text:tab/><text:span text:style-name="T2">useful</text:span><text:span text:style-name="T12">. [30]</text:span></text:p>
      <text:p text:style-name="P241"><text:span text:style-name="T21">vāllum, ī</text:span>, n.,<text:tab/><text:span text:style-name="T2">wall, rampart</text:span><text:span text:style-name="T12">. [25]</text:span></text:p>
      <text:p text:style-name="P241"><text:span text:style-name="T21">videor</text:span>, passive of <text:span text:style-name="T21">videō</text:span>,<text:tab/>1. <text:span text:style-name="T2">be seen</text:span>; 2. <text:span text:style-name="T2">seem</text:span><text:span text:style-name="T12">. [29]</text:span></text:p>
      <text:p text:style-name="P241"><text:span text:style-name="T21">vigilia</text:span>, <text:span text:style-name="T21">ae</text:span>, f.,<text:tab/><text:span text:style-name="T2">watch</text:span><text:span text:style-name="T12">. [28]</text:span></text:p>
      <text:p text:style-name="P241"/>
      <text:p text:style-name="Vocabulary"/>
      <text:p text:style-name="Vocabulary"/>
      <text:p text:style-name="P232"/>
      <text:p text:style-name="P264">Consolidated Vocabulary – 1</text:p>
      <text:p text:style-name="P23"/>
      <text:p text:style-name="P133"><text:span text:style-name="T13">ā latere</text:span><text:span text:style-name="T12"> (phrase),<text:tab/></text:span><text:span text:style-name="T2">on the flank</text:span><text:span text:style-name="T12">. [15]</text:span></text:p>
      <text:p text:style-name="P133"><text:span text:style-name="T21">ad</text:span>,<text:tab/><text:span text:style-name="T2">to</text:span>, <text:span text:style-name="T2">towards</text:span>. [5]</text:p>
      <text:p text:style-name="P133"><text:span text:style-name="T21">ag-men</text:span>, <text:span text:style-name="T21">-minis</text:span>, n.,<text:tab/><text:span text:style-name="T2">line of march, column</text:span><text:span text:style-name="T12">. [15]</text:span></text:p>
      <text:p text:style-name="P133"><text:span text:style-name="T21">ager</text:span><text:span text:style-name="T23">, </text:span><text:span text:style-name="T21">agrī,</text:span><text:span text:style-name="T23"> m.,<text:tab/></text:span><text:span text:style-name="T6">land, field, territory</text:span><text:span text:style-name="T15">. [11]</text:span></text:p>
      <text:p text:style-name="P133"><text:span text:style-name="T21">altus</text:span>, <text:span text:style-name="T21">a</text:span>, <text:span text:style-name="T21">um,</text:span><text:tab/><text:span text:style-name="T2">high,</text:span> <text:span text:style-name="T2">deep</text:span><text:span text:style-name="T15">. [10]</text:span></text:p>
      <text:p text:style-name="P133"><text:span text:style-name="T21">amīcitia</text:span>, <text:span text:style-name="T21">ae</text:span>,<text:tab/><text:span text:style-name="T2">friendship</text:span><text:span text:style-name="T15">. </text:span><text:span text:style-name="T19">[8]</text:span></text:p>
      <text:p text:style-name="P134"><text:span text:style-name="T21">amīcitiam</text:span> <text:span text:style-name="T21">cōnfīrmō</text:span><text:span text:style-name="T23"> (phrase)</text:span>,<text:tab/><text:span text:style-name="T2">establish friendship</text:span><text:span text:style-name="T15">. </text:span><text:span text:style-name="T19">[8]</text:span></text:p>
      <text:p text:style-name="P133"><text:span text:style-name="T21">amīcus</text:span>, <text:span text:style-name="T21">ī</text:span>,<text:tab/><text:span text:style-name="T2">friend</text:span><text:span text:style-name="T15">. </text:span><text:span text:style-name="T19">[8]</text:span></text:p>
      <text:p text:style-name="P133"><text:span text:style-name="T21">animus</text:span>,<text:tab/><text:span text:style-name="T2">spirit</text:span>, <text:span text:style-name="T2">heart</text:span><text:span text:style-name="T12">. [4]</text:span></text:p>
      <text:p text:style-name="P133"><text:span text:style-name="T21">appellō,</text:span><text:span text:style-name="T23"> </text:span><text:span text:style-name="T21">āre,</text:span><text:span text:style-name="T23"> </text:span><text:span text:style-name="T21">āvī</text:span>,<text:span text:style-name="T23"><text:tab/></text:span><text:span text:style-name="T6">name, call</text:span><text:span text:style-name="T15">. [17]</text:span></text:p>
      <text:p text:style-name="P133"><text:span text:style-name="T21">aqua</text:span>,<text:tab/><text:span text:style-name="T2">water</text:span><text:span text:style-name="T12">. [5]</text:span></text:p>
      <text:p text:style-name="P133"><text:span text:style-name="T21">arma,</text:span> <text:span text:style-name="T21">ōrum,</text:span> n.,<text:tab/>(in plural only) <text:span text:style-name="T2">arms</text:span><text:span text:style-name="T12">. [14]</text:span></text:p>
      <text:p text:style-name="P133"><text:span text:style-name="T13">audiō</text:span><text:span text:style-name="T12">, </text:span><text:span text:style-name="T13">īre</text:span><text:span text:style-name="T12">,<text:tab/></text:span><text:span text:style-name="T2">hear</text:span><text:span text:style-name="T12">. [12]</text:span></text:p>
      <text:p text:style-name="P133"><text:span text:style-name="T21">auxilium,</text:span> <text:span text:style-name="T21">ī</text:span>, n.,<text:tab/><text:span text:style-name="T2">aid, help</text:span>; in plural <text:span text:style-name="T2">auxiliaries,</text:span> <text:span text:style-name="T2">reinforcements</text:span><text:span text:style-name="T12">. [14]</text:span></text:p>
      <text:p text:style-name="P133"><text:span text:style-name="T21">Belga</text:span>,<text:tab/><text:span text:style-name="T2">Belgian</text:span><text:span text:style-name="T12">. [2]</text:span></text:p>
      <text:p text:style-name="P133"><text:span text:style-name="T13">bellum</text:span><text:span text:style-name="T12"> </text:span><text:span text:style-name="T13">gerō</text:span><text:span text:style-name="T12"> (phrase),<text:tab/></text:span><text:span text:style-name="T2">wage war</text:span><text:span text:style-name="T12">. [12]</text:span></text:p>
      <text:p text:style-name="P133"><text:span text:style-name="T13">bellum,</text:span><text:span text:style-name="T15"> </text:span><text:span text:style-name="T13">ī</text:span><text:span text:style-name="T15">, n.,<text:tab/></text:span><text:span text:style-name="T6">war</text:span><text:span text:style-name="T15">. [9]</text:span></text:p>
      <text:p text:style-name="P133"><text:span text:style-name="T21">Britannia</text:span>,<text:tab/><text:span text:style-name="T2">Britain</text:span><text:span text:style-name="T12">. [6]</text:span><text:tab/></text:p>
      <text:p text:style-name="P133"><text:span text:style-name="T21">Britannus</text:span>,<text:tab/><text:span text:style-name="T2">Briton</text:span><text:span text:style-name="T7">.</text:span> [2]</text:p>
      <text:p text:style-name="P133"><text:span text:style-name="T21">Caesar</text:span>, <text:span text:style-name="T21">Caesaris,</text:span> m.<text:tab/><text:span text:style-name="T2">Caesar</text:span><text:span text:style-name="T12">. [13]</text:span></text:p>
      <text:p text:style-name="P133"><text:span text:style-name="T13">castra pōnō</text:span><text:span text:style-name="T2"> (phrase):<text:tab/>pitch a camp</text:span><text:span text:style-name="T12">. [14]</text:span></text:p>
      <text:p text:style-name="P133"><text:span text:style-name="T13">castra,</text:span><text:span text:style-name="T15"> </text:span><text:span text:style-name="T13">ōrum</text:span><text:span text:style-name="T15">, n.,<text:tab/></text:span><text:span text:style-name="T6">camp</text:span><text:span text:style-name="T15">. [9]</text:span></text:p>
      <text:p text:style-name="P133"><text:span text:style-name="T21">cōgnōscō,</text:span> <text:span text:style-name="T21">ere,</text:span> <text:span text:style-name="T21">cōgnōvī,</text:span><text:tab/><text:span text:style-name="T6">learn, find out, ascertain</text:span><text:span text:style-name="T15">. [16]</text:span></text:p>
      <text:p text:style-name="P133"><text:span text:style-name="T21">cōgō,</text:span> <text:span text:style-name="T21">ere,</text:span> <text:span text:style-name="T21">coēgī,</text:span><text:tab/><text:span text:style-name="T6">bring together, collect</text:span><text:span text:style-name="T15">. [12]</text:span></text:p>
      <text:p text:style-name="P133"><text:span text:style-name="T21">collocō, āre</text:span>,<text:tab/><text:span text:style-name="T2">place together</text:span>, <text:span text:style-name="T2">station</text:span><text:span text:style-name="T18">. [7]</text:span></text:p>
      <text:p text:style-name="P133"><text:span text:style-name="T21">comparō, āre</text:span>,<text:tab/><text:span text:style-name="T2">get together</text:span>, <text:span text:style-name="T2">procure</text:span><text:span text:style-name="T18">. [7]</text:span></text:p>
      <text:p text:style-name="P133"><text:span text:style-name="T21">compleō,</text:span> <text:span text:style-name="T21">ēre,</text:span> <text:span text:style-name="T21">complēvī,</text:span><text:tab/><text:span text:style-name="T6">fill full</text:span><text:span text:style-name="T15">, </text:span><text:span text:style-name="T6">fill</text:span><text:span text:style-name="T19">. [7]</text:span></text:p>
      <text:p text:style-name="P133"><text:span text:style-name="T21">comportō, āre</text:span>,<text:tab/><text:span text:style-name="T2">bring together</text:span>, <text:span text:style-name="T2">collect</text:span><text:span text:style-name="T18">. [7]</text:span></text:p>
      <text:p text:style-name="P133"><text:span text:style-name="T21">cōnfīrmō, āre</text:span>,<text:tab/><text:span text:style-name="T2">strengthen</text:span> (<text:span text:style-name="T2">fully</text:span>), <text:span text:style-name="T3">encourage,</text:span><text:span text:style-name="T18"> </text:span><text:span text:style-name="T3">arouse</text:span><text:span text:style-name="T18">. [4]</text:span></text:p>
      <text:p text:style-name="P133"><text:span text:style-name="T21">contendō,</text:span> <text:span text:style-name="T21">ere,</text:span> <text:span text:style-name="T21">contendī,</text:span> <text:tab/><text:span text:style-name="T2">hasten</text:span><text:span text:style-name="T15">. [13]</text:span></text:p>
      <text:p text:style-name="P133"><text:span text:style-name="T21">contineō, ēre</text:span>,<text:tab/><text:span text:style-name="T2">hold together</text:span>, <text:span text:style-name="T2">confine</text:span>, <text:span text:style-name="T2">restrain</text:span><text:span text:style-name="T18">. [7]</text:span></text:p>
      <text:p text:style-name="P133"><text:span text:style-name="T13">convenio,</text:span><text:span text:style-name="T12"> īre<text:tab/></text:span><text:span text:style-name="T2">come together, assemble</text:span><text:span text:style-name="T12">. [12]</text:span></text:p>
      <text:p text:style-name="P133"><text:span text:style-name="T21">convocō, āre</text:span>,<text:tab/><text:span text:style-name="T2">call together</text:span>, <text:span text:style-name="T2">summon</text:span><text:span text:style-name="T18">. [7]</text:span></text:p>
      <text:p text:style-name="P133"><text:span text:style-name="T21">cōpia</text:span> <text:tab/>(in singular) <text:span text:style-name="T2">plenty,</text:span> <text:span text:style-name="T2">supply</text:span>, <text:span text:style-name="T2">abundance</text:span>; ( in plural) <text:span text:style-name="T2">forces,</text:span> <text:span text:style-name="T2">troops</text:span><text:span text:style-name="T12">. [3]</text:span></text:p>
      <text:p text:style-name="P133"><text:span text:style-name="T21">cōsilium</text:span>, <text:span text:style-name="T21">ī</text:span>, n.,<text:tab/><text:span text:style-name="T2">plan design</text:span>.<text:span text:style-name="T12"> [16]</text:span></text:p>
      <text:p text:style-name="P133"><text:span text:style-name="T21">crēber,</text:span><text:span text:style-name="T23"> </text:span><text:span text:style-name="T21">bra,</text:span><text:span text:style-name="T23"> </text:span><text:span text:style-name="T21">brum,</text:span><text:span text:style-name="T23"><text:tab/></text:span><text:span text:style-name="T6">numerous, frequent</text:span><text:span text:style-name="T15">. [11]</text:span></text:p>
      <text:p text:style-name="P133"><text:span text:style-name="T21">dē pāce</text:span> (with <text:span text:style-name="T21">veniō</text:span> or <text:span text:style-name="T21">mittō)</text:span><text:tab/><text:span text:style-name="T2">to treat for peace, to seek peace</text:span><text:span text:style-name="T12">. [16]</text:span></text:p>
      <text:p text:style-name="P133"><text:span text:style-name="T21">dēfendō,</text:span> <text:span text:style-name="T21">ere,</text:span> <text:span text:style-name="T21">dēfendī,</text:span><text:tab/><text:span text:style-name="T2">defend</text:span><text:span text:style-name="T15">. [14]</text:span></text:p>
      <text:p text:style-name="P133"><text:span text:style-name="T21">dēspērō,</text:span><text:span text:style-name="T23"> </text:span><text:span text:style-name="T21">āre,</text:span><text:span text:style-name="T23"> </text:span><text:span text:style-name="T21">āvī</text:span>,<text:span text:style-name="T23"><text:tab/></text:span><text:span text:style-name="T6">despair;</text:span><text:span text:style-name="T23"> (with </text:span><text:span text:style-name="T6">dē</text:span><text:span text:style-name="T23"> and abl., </text:span><text:span text:style-name="T6">= of)</text:span><text:span text:style-name="T15">. [17]</text:span></text:p>
      <text:p text:style-name="P133"><text:span text:style-name="T21">discēdō,</text:span> <text:span text:style-name="T21">ere,</text:span> <text:span text:style-name="T21">discessī,</text:span><text:tab/><text:span text:style-name="T6">depart, withdraw</text:span><text:span text:style-name="T15">. [14]</text:span></text:p>
      <text:p text:style-name="P133"><text:span text:style-name="T21">dō,</text:span> <text:span text:style-name="T21">dare,</text:span> <text:span text:style-name="T21">dedī,</text:span><text:tab/><text:span text:style-name="T6">give</text:span><text:span text:style-name="T15">. [3]</text:span></text:p>
      <text:p text:style-name="P133"><text:span text:style-name="T21">dūcō,</text:span> <text:span text:style-name="T21">ere,</text:span> <text:span text:style-name="T21">dūxī,<text:tab/></text:span><text:span text:style-name="T6">lead</text:span><text:span text:style-name="T15">. [12]</text:span></text:p>
      <text:p text:style-name="P133"><text:span text:style-name="T21">eques,</text:span> <text:span text:style-name="T21">equitis</text:span>, m.,<text:tab/><text:span text:style-name="T2">horse-soldier</text:span>; plural, <text:span text:style-name="T2">cavalry</text:span><text:span text:style-name="T12">. [13]</text:span></text:p>
      <text:p text:style-name="P133"><text:span text:style-name="T21">equus</text:span>,<text:tab/><text:span text:style-name="T2">horse</text:span><text:span text:style-name="T12">. [3]</text:span></text:p>
      <text:p text:style-name="P134"><text:span text:style-name="T21">est</text:span>,<text:tab/><text:span text:style-name="T2">he</text:span> <text:span text:style-name="T2">(she</text:span> or <text:span text:style-name="T2">it)</text:span> <text:span text:style-name="T2">is</text:span><text:span text:style-name="T15">. </text:span><text:span text:style-name="T19">[8]</text:span></text:p>
      <text:p text:style-name="P133"><text:span text:style-name="T21">et</text:span>,<text:tab/><text:span text:style-name="T2">and</text:span><text:span text:style-name="T7">.</text:span> [2]</text:p>
      <text:p text:style-name="P133"><text:span text:style-name="T21">explōrātor</text:span>, <text:span text:style-name="T21">-tōris</text:span>, m.<text:tab/><text:span text:style-name="T2">scout</text:span><text:span text:style-name="T12">. [16]</text:span></text:p>
      <text:p text:style-name="P133"><text:soft-page-break/><text:span text:style-name="T13">expūgnō</text:span><text:span text:style-name="T15">, </text:span><text:span text:style-name="T13">āre</text:span><text:span text:style-name="T15">,<text:tab/></text:span><text:span text:style-name="T6">storm, take by storm</text:span><text:span text:style-name="T15">. [9]</text:span></text:p>
      <text:p text:style-name="P133"><text:span text:style-name="T21">exspectō,</text:span><text:span text:style-name="T23"> </text:span><text:span text:style-name="T21">āre,</text:span><text:span text:style-name="T23"> </text:span><text:span text:style-name="T21">āvī</text:span>,<text:span text:style-name="T23"><text:tab/></text:span><text:span text:style-name="T6">await</text:span><text:span text:style-name="T15">. [17]</text:span></text:p>
      <text:p text:style-name="P133"><text:span text:style-name="T21">fīlia</text:span>,<text:tab/><text:span text:style-name="T2">daughter</text:span><text:span text:style-name="T7">.</text:span> [2]<text:tab/></text:p>
      <text:p text:style-name="P133"><text:span text:style-name="T21">fīlius</text:span>,<text:tab/><text:span text:style-name="T2">son</text:span><text:span text:style-name="T7">.</text:span> [2]</text:p>
      <text:p text:style-name="P133"><text:span text:style-name="T21">fīrmō</text:span>, <text:span text:style-name="T21">āre</text:span>,<text:tab/><text:span text:style-name="T2">strengthen</text:span><text:span text:style-name="T12">. [6]</text:span></text:p>
      <text:p text:style-name="P133"><text:span text:style-name="T21">flū-men</text:span>, <text:span text:style-name="T21">-minis</text:span>, n.,<text:tab/><text:span text:style-name="T2">river</text:span><text:span text:style-name="T12">. [15]</text:span></text:p>
      <text:p text:style-name="P133"><text:span text:style-name="T21">fluvius</text:span>, <text:span text:style-name="T21">ī</text:span>,<text:tab/><text:span text:style-name="T2">river</text:span><text:span text:style-name="T15">. </text:span><text:span text:style-name="T19">[8]</text:span></text:p>
      <text:p text:style-name="P133"><text:span text:style-name="T21">fossa,</text:span><text:tab/><text:span text:style-name="T2">trench,</text:span> <text:span text:style-name="T2">moat</text:span><text:span text:style-name="T12">. [6]</text:span></text:p>
      <text:p text:style-name="P133"><text:span text:style-name="T13">frūmentum,</text:span><text:span text:style-name="T15"> </text:span><text:span text:style-name="T13">ī</text:span><text:span text:style-name="T15">, n.,<text:tab/></text:span><text:span text:style-name="T6">grain, corn</text:span><text:span text:style-name="T15">. [9]</text:span></text:p>
      <text:p text:style-name="P133"><text:span text:style-name="T21">fuga,</text:span><text:tab/><text:span text:style-name="T2">flight</text:span><text:span text:style-name="T12">. [3]</text:span></text:p>
      <text:p text:style-name="P133"><text:span text:style-name="T21">Gallia</text:span>,<text:tab/><text:span text:style-name="T2">Gaul</text:span> (the country now called France)<text:span text:style-name="T12">. [6]</text:span></text:p>
      <text:p text:style-name="P133"><text:span text:style-name="T21">Gallus</text:span>,<text:tab/><text:span text:style-name="T2">Gaul</text:span><text:span text:style-name="T12">. [2]</text:span></text:p>
      <text:p text:style-name="P133"><text:span text:style-name="T21">Germānia</text:span>,<text:tab/><text:span text:style-name="T2">Germany</text:span><text:span text:style-name="T12">. [6]</text:span></text:p>
      <text:p text:style-name="P133"><text:span text:style-name="T21">Germānus</text:span>,<text:tab/><text:span text:style-name="T2">German</text:span><text:span text:style-name="T7">.</text:span> [2]</text:p>
      <text:p text:style-name="P133"><text:span text:style-name="T21">gerō</text:span>, <text:span text:style-name="T21">ere,</text:span> <text:span text:style-name="T21">gessī,</text:span><text:tab/><text:span text:style-name="T6">conduct, wage</text:span><text:span text:style-name="T15">. [12]</text:span></text:p>
      <text:p text:style-name="P133"><text:span text:style-name="T21">gladius</text:span>,<text:tab/><text:span text:style-name="T2">sword</text:span><text:span text:style-name="T12">. [6]</text:span></text:p>
      <text:p text:style-name="P133"><text:span text:style-name="T21">habeō</text:span>, <text:span text:style-name="T21">ēre</text:span>, <text:span text:style-name="T21">habuī</text:span>,<text:tab/><text:span text:style-name="T2">have</text:span><text:span text:style-name="T12">. [1]</text:span></text:p>
      <text:p text:style-name="P133"><text:span text:style-name="T21">habitō</text:span>, <text:span text:style-name="T21">āre</text:span>,<text:tab/><text:span text:style-name="T2">dwell</text:span><text:span text:style-name="T15">. </text:span><text:span text:style-name="T19">[8]</text:span></text:p>
      <text:p text:style-name="P133"><text:span text:style-name="T21">hasta,</text:span><text:tab/><text:span text:style-name="T2">spear</text:span><text:span text:style-name="T12">. [6]</text:span></text:p>
      <text:p text:style-name="P133"><text:span text:style-name="T21">hīberna,</text:span> <text:span text:style-name="T21">ōrum,</text:span> n.,<text:tab/>(in plural only) <text:span text:style-name="T2">winter camp</text:span>; <text:span text:style-name="T2">winter quarters</text:span><text:span text:style-name="T12">. [14]</text:span></text:p>
      <text:p text:style-name="P133"><text:span text:style-name="T21">hiemō</text:span>, <text:span text:style-name="T21">āre</text:span>,<text:tab/><text:span text:style-name="T2">winter</text:span>, <text:span text:style-name="T2">pass the winter</text:span><text:span text:style-name="T12">. [6]</text:span></text:p>
      <text:p text:style-name="P133"><text:span text:style-name="T21">homō,</text:span><text:span text:style-name="T23"> </text:span><text:span text:style-name="T21">hominis</text:span><text:span text:style-name="T23">, m.,<text:tab/></text:span><text:span text:style-name="T6">man</text:span><text:span text:style-name="T15">. [17]</text:span></text:p>
      <text:p text:style-name="P133"><text:span text:style-name="T21">impedīmentum,</text:span> <text:span text:style-name="T21">ī</text:span>, .n.<text:tab/><text:span text:style-name="T2">hindrance;</text:span> in plural <text:span text:style-name="T2">baggage</text:span><text:span text:style-name="T12">. [14]</text:span></text:p>
      <text:p text:style-name="P133"><text:span text:style-name="T21">impediō,</text:span> <text:span text:style-name="T21">īre,</text:span> <text:tab/><text:span text:style-name="T2">hinder, impede</text:span><text:span text:style-name="T12">. [14]</text:span></text:p>
      <text:p text:style-name="P133"><text:span text:style-name="T13">imperium,</text:span><text:span text:style-name="T15"> </text:span><text:span text:style-name="T13">ī</text:span><text:span text:style-name="T15">, n.,<text:tab/></text:span><text:span text:style-name="T6">command, control, rule</text:span><text:span text:style-name="T15">. [9]</text:span></text:p>
      <text:p text:style-name="P133"><text:span text:style-name="T21">imperō</text:span>, <text:span text:style-name="T21">āre</text:span>,<text:tab/><text:span text:style-name="T2">give orders</text:span><text:span text:style-name="T12">. [4]</text:span><text:tab/></text:p>
      <text:p text:style-name="P133"><text:span text:style-name="T21">in itinere</text:span> (phrase),<text:tab/><text:span text:style-name="T2">on the march</text:span><text:span text:style-name="T12">. [15]</text:span></text:p>
      <text:p text:style-name="P133"><text:span text:style-name="T21">incola</text:span>, <text:span text:style-name="T21">ae</text:span>,<text:tab/><text:span text:style-name="T2">inhabitant</text:span><text:span text:style-name="T15">. </text:span><text:span text:style-name="T19">[8]</text:span></text:p>
      <text:p text:style-name="P133"><text:span text:style-name="T21">injūria</text:span>,<text:tab/><text:span text:style-name="T2">wrongdoing</text:span>, <text:span text:style-name="T2">wrong</text:span><text:span text:style-name="T18">. [7]</text:span></text:p>
      <text:p text:style-name="P133"><text:span text:style-name="T21">inopia,</text:span> <text:span text:style-name="T21">ae</text:span>, f.,<text:tab/><text:span text:style-name="T2">want, scarcity</text:span><text:span text:style-name="T12">. [16]</text:span></text:p>
      <text:p text:style-name="P133"><text:span text:style-name="T21">īnsula</text:span>,<text:tab/><text:span text:style-name="T2">island</text:span><text:span text:style-name="T12">. [5]</text:span></text:p>
      <text:p text:style-name="P133"><text:span text:style-name="T21">integer,</text:span><text:span text:style-name="T23"> </text:span><text:span text:style-name="T21">gra,</text:span><text:span text:style-name="T23"> </text:span><text:span text:style-name="T21">grum,</text:span><text:span text:style-name="T23"><text:tab/></text:span><text:span text:style-name="T6">fresh</text:span><text:span text:style-name="T15">. [11]</text:span></text:p>
      <text:p text:style-name="P133"><text:span text:style-name="T21">Ītalia,</text:span><text:tab/><text:span text:style-name="T2">Italy</text:span><text:span text:style-name="T12">. [6]</text:span></text:p>
      <text:p text:style-name="P133"><text:span text:style-name="T21">iter,</text:span> <text:span text:style-name="T21">itineris</text:span>, n.,<text:tab/><text:span text:style-name="T2">road, march</text:span><text:span text:style-name="T12">. [15]</text:span></text:p>
      <text:p text:style-name="P133"><text:span text:style-name="T21">lat-us</text:span>, <text:span text:style-name="T21">-eris</text:span>, n.,<text:tab/><text:span text:style-name="T2">side, flank</text:span><text:span text:style-name="T12">. [15]</text:span></text:p>
      <text:p text:style-name="P133"><text:span text:style-name="T21">lātus,</text:span> <text:span text:style-name="T21">a</text:span>, <text:span text:style-name="T21">um,</text:span><text:tab/><text:span text:style-name="T2">broad,</text:span> <text:span text:style-name="T2">wide</text:span><text:span text:style-name="T15">. [10]</text:span></text:p>
      <text:p text:style-name="P133"><text:span text:style-name="T21">lēgātus</text:span>,<text:tab/><text:span text:style-name="T2">ambassador</text:span>, <text:span text:style-name="T2">envoy;</text:span> <text:span text:style-name="T2">lieutenant</text:span><text:span text:style-name="T12">. [4]</text:span></text:p>
      <text:p text:style-name="P133"><text:span text:style-name="T21">legiō,</text:span> <text:span text:style-name="T21">legiōnis,</text:span> f.,<text:tab/><text:span text:style-name="T2">legion</text:span><text:span text:style-name="T12">. [13]</text:span></text:p>
      <text:p text:style-name="P133"><text:span text:style-name="T21">līber,</text:span><text:span text:style-name="T23"> </text:span><text:span text:style-name="T21">era,</text:span><text:span text:style-name="T23"> </text:span><text:span text:style-name="T21">erum,</text:span><text:span text:style-name="T23"><text:tab/></text:span><text:span text:style-name="T6">free</text:span><text:span text:style-name="T15">. [11]</text:span></text:p>
      <text:p text:style-name="P133"><text:span text:style-name="T21">līberī,</text:span><text:span text:style-name="T23"> </text:span><text:span text:style-name="T21">ōrum,</text:span><text:span text:style-name="T23"> m.<text:tab/>(in plural only), </text:span><text:span text:style-name="T6">children</text:span><text:span text:style-name="T15">. [11]</text:span></text:p>
      <text:p text:style-name="P133"><text:span text:style-name="T13">locus</text:span><text:span text:style-name="T14">,<text:tab/></text:span><text:span text:style-name="T2">place</text:span><text:span text:style-name="T7">.</text:span><text:span text:style-name="T12"> [3]</text:span></text:p>
      <text:p text:style-name="P133"><text:span text:style-name="T21">longus,</text:span> <text:span text:style-name="T21">a</text:span>, <text:span text:style-name="T21">um,</text:span><text:tab/><text:span text:style-name="T2">long</text:span><text:span text:style-name="T15">. [10]</text:span></text:p>
      <text:p text:style-name="P133"><text:span text:style-name="T21">māgnīs</text:span> <text:span text:style-name="T21">itineribus</text:span> (phrase),<text:tab/><text:span text:style-name="T2">by forced marches</text:span><text:span text:style-name="T12">. [15]</text:span></text:p>
      <text:p text:style-name="P133"><text:span text:style-name="T21">māgnitūdō,</text:span> <text:span text:style-name="T21">-dinis</text:span>, f.<text:tab/><text:span text:style-name="T2">greatness, extent</text:span><text:span text:style-name="T12">. [16]</text:span></text:p>
      <text:p text:style-name="P133"><text:span text:style-name="T21">māgnus,</text:span> <text:span text:style-name="T21">a</text:span>, <text:span text:style-name="T21">um,</text:span> <text:tab/><text:span text:style-name="T2">great,</text:span> <text:span text:style-name="T2">large</text:span><text:span text:style-name="T15">. [10]</text:span></text:p>
      <text:p text:style-name="P133"><text:span text:style-name="T21">mīles,</text:span> <text:span text:style-name="T21">mīlitis</text:span>, m.<text:tab/><text:span text:style-name="T2">soldier</text:span><text:span text:style-name="T12">. [13]</text:span></text:p>
      <text:p text:style-name="P133"><text:span text:style-name="T21">mittō</text:span>, <text:span text:style-name="T21">ere,</text:span> <text:span text:style-name="T21">mīsī,</text:span><text:tab/><text:span text:style-name="T2">send</text:span><text:span text:style-name="T15">. [12]</text:span></text:p>
      <text:p text:style-name="P133"><text:span text:style-name="T21">moveō,</text:span> <text:span text:style-name="T21">ēre,</text:span> <text:span text:style-name="T21">mōvī,</text:span><text:tab/><text:span text:style-name="T2">move</text:span><text:span text:style-name="T15">. [1]</text:span></text:p>
      <text:p text:style-name="P133"><text:span text:style-name="T21">multitūdō,</text:span><text:span text:style-name="T23"> </text:span><text:span text:style-name="T21">-dinis</text:span><text:span text:style-name="T23">, f.,<text:tab/></text:span><text:span text:style-name="T6">large number, amount</text:span><text:span text:style-name="T15">. [17]</text:span></text:p>
      <text:p text:style-name="P133"><text:soft-page-break/><text:span text:style-name="T21">multus,</text:span> <text:span text:style-name="T21">a</text:span>, <text:span text:style-name="T21">um,</text:span><text:tab/><text:span text:style-name="T2">much;</text:span> (in plural) <text:span text:style-name="T2">many</text:span><text:span text:style-name="T15">. [10]</text:span></text:p>
      <text:p text:style-name="P133"><text:span text:style-name="T13">mūniō</text:span><text:span text:style-name="T12">, </text:span><text:span text:style-name="T13">īre,</text:span><text:span text:style-name="T12"><text:tab/></text:span><text:span text:style-name="T2">fortify, protect</text:span><text:span text:style-name="T12">. [12]</text:span></text:p>
      <text:p text:style-name="P133"><text:span text:style-name="T21">mūnītiō,</text:span> <text:span text:style-name="T21">mūnītiōnis,</text:span> f.,<text:tab/><text:span text:style-name="T2">fortification</text:span><text:span text:style-name="T12">. [13]</text:span></text:p>
      <text:p text:style-name="P133"><text:span text:style-name="T21">mūrus</text:span>,<text:tab/><text:span text:style-name="T2">wall</text:span><text:span text:style-name="T12">. [5]</text:span></text:p>
      <text:p text:style-name="P133"><text:span text:style-name="T21">nātūra</text:span>,<text:tab/><text:span text:style-name="T2">nature</text:span><text:span text:style-name="T18">. [7]</text:span></text:p>
      <text:p text:style-name="P133"><text:span text:style-name="T21">nauta</text:span>,<text:tab/><text:span text:style-name="T2">sailor</text:span><text:span text:style-name="T7">.</text:span> [2]</text:p>
      <text:p text:style-name="P133"><text:span text:style-name="T21">necō</text:span>, <text:span text:style-name="T21">āre</text:span>,<text:tab/><text:span text:style-name="T2">kill</text:span>, <text:span text:style-name="T2">slay</text:span><text:span text:style-name="T7">.</text:span><text:span text:style-name="T2"> </text:span><text:span text:style-name="T12">[1]</text:span><text:tab/></text:p>
      <text:p text:style-name="P134"><text:span text:style-name="T13">nōn</text:span><text:span text:style-name="T2">,<text:tab/>not</text:span><text:span text:style-name="T7">.</text:span><text:span text:style-name="T15">. </text:span><text:span text:style-name="T19">[8]</text:span></text:p>
      <text:p text:style-name="P133"><text:span text:style-name="T21">numerus,</text:span> <text:span text:style-name="T21">ī</text:span>, m.,<text:tab/><text:span text:style-name="T2">number</text:span><text:span text:style-name="T15">. [10]</text:span></text:p>
      <text:p text:style-name="P133"><text:span text:style-name="T13">nūntiō</text:span><text:span text:style-name="T12">, </text:span><text:span text:style-name="T13">āre</text:span><text:span text:style-name="T12">,<text:tab/></text:span><text:span text:style-name="T2">announce</text:span><text:span text:style-name="T12">. [3]</text:span></text:p>
      <text:p text:style-name="P133"><text:span text:style-name="T21">nūntius</text:span>,<text:tab/><text:span text:style-name="T2">messenger</text:span><text:span text:style-name="T12">. [3]</text:span></text:p>
      <text:p text:style-name="P133"><text:span text:style-name="T21">obses,</text:span> <text:span text:style-name="T21">obsidis</text:span>, m.<text:tab/><text:span text:style-name="T2">hostage</text:span><text:span text:style-name="T12">. [13]</text:span></text:p>
      <text:p text:style-name="P133"><text:span text:style-name="T21">obtineō,</text:span><text:span text:style-name="T23"> </text:span><text:span text:style-name="T21">ēre,</text:span><text:span text:style-name="T23"><text:tab/></text:span><text:span text:style-name="T6">hold, possess</text:span><text:span text:style-name="T15">. [17]</text:span></text:p>
      <text:p text:style-name="P133"><text:span text:style-name="T21">occupō,</text:span><text:span text:style-name="T23"> </text:span><text:span text:style-name="T21">āre,</text:span><text:span text:style-name="T23"> </text:span><text:span text:style-name="T21">āvī,</text:span><text:span text:style-name="T23"><text:tab/></text:span><text:span text:style-name="T6">seize</text:span><text:span text:style-name="T15">. [17]</text:span></text:p>
      <text:p text:style-name="P133"><text:span text:style-name="T21">ōceanus</text:span>,<text:tab/><text:span text:style-name="T3">the ocean</text:span><text:span text:style-name="T18">. [5]</text:span></text:p>
      <text:p text:style-name="P133"><text:span text:style-name="T21">op-us</text:span>, <text:span text:style-name="T21">-eris</text:span>, n.,<text:tab/><text:span text:style-name="T2">work</text:span><text:span text:style-name="T12">. [15]</text:span></text:p>
      <text:p text:style-name="P133"><text:span text:style-name="T13">oppidum,</text:span><text:span text:style-name="T15"> </text:span><text:span text:style-name="T13">ī</text:span><text:span text:style-name="T15">, n.,<text:tab/></text:span><text:span text:style-name="T6">town</text:span><text:span text:style-name="T15">. [9]</text:span></text:p>
      <text:p text:style-name="P133"><text:span text:style-name="T13">oppūgnō,</text:span><text:span text:style-name="T15"> </text:span><text:span text:style-name="T13">āre</text:span><text:span text:style-name="T15">,<text:tab/></text:span><text:span text:style-name="T6">attack, assault</text:span><text:span text:style-name="T15">. [9]</text:span></text:p>
      <text:p text:style-name="P133"><text:span text:style-name="T21">pal-ūs</text:span>, <text:span text:style-name="T21">-ūdis</text:span>, n.,<text:tab/><text:span text:style-name="T2">marsh</text:span><text:span text:style-name="T12">. [15]</text:span></text:p>
      <text:p text:style-name="P133"><text:span text:style-name="T21">pāreō</text:span>, <text:span text:style-name="T21">ēre</text:span>,<text:tab/><text:span text:style-name="T2">be obedient</text:span>. <text:span text:style-name="T12">[1]</text:span><text:tab/></text:p>
      <text:p text:style-name="P133"><text:span text:style-name="T21">parō</text:span>, <text:span text:style-name="T21">āre</text:span>,<text:tab/><text:span text:style-name="T2">prepare,</text:span> <text:span text:style-name="T2">procure</text:span><text:span text:style-name="T7">.</text:span><text:span text:style-name="T2"> </text:span><text:span text:style-name="T12">[1]</text:span></text:p>
      <text:p text:style-name="P133"><text:span text:style-name="T21">parvus,</text:span> <text:span text:style-name="T21">a</text:span>, <text:span text:style-name="T21">um,</text:span><text:tab/><text:span text:style-name="T2">small</text:span><text:span text:style-name="T15">. [10]</text:span></text:p>
      <text:p text:style-name="P133"><text:span text:style-name="T21">paucī,</text:span> <text:span text:style-name="T21">ae,</text:span> <text:span text:style-name="T21">a</text:span>,<text:tab/><text:span text:style-name="T2">few</text:span> (used in the plural only)<text:span text:style-name="T15">. [10]</text:span></text:p>
      <text:p text:style-name="P133"><text:span text:style-name="T21">pāx,</text:span> <text:span text:style-name="T21">pācis</text:span>, f.,<text:tab/><text:span text:style-name="T2">peace</text:span><text:span text:style-name="T12">. [16]</text:span></text:p>
      <text:p text:style-name="P133"><text:span text:style-name="T21">pec-us</text:span>, <text:span text:style-name="T21">-oris</text:span>, n.,<text:tab/><text:span text:style-name="T2">cattle</text:span>, <text:span text:style-name="T2">herd</text:span><text:span text:style-name="T12">. [15]</text:span></text:p>
      <text:p text:style-name="P133"><text:span text:style-name="T21">perīculum,</text:span> <text:span text:style-name="T21">ī</text:span>, n.<text:tab/><text:span text:style-name="T2">danger</text:span><text:span text:style-name="T15">. [10]</text:span></text:p>
      <text:p text:style-name="P133"><text:span text:style-name="T21">petō,</text:span> <text:span text:style-name="T21">ere,</text:span> <text:span text:style-name="T21">petīvī,</text:span><text:tab/><text:span text:style-name="T2">ask,</text:span> <text:span text:style-name="T2">seek</text:span><text:span text:style-name="T15">. [14]</text:span></text:p>
      <text:p text:style-name="P133"><text:span text:style-name="T21">pōnō,</text:span> <text:span text:style-name="T21">ere,</text:span> <text:span text:style-name="T21">posuī,</text:span><text:tab/><text:span text:style-name="T2">place</text:span><text:span text:style-name="T15">. [14]</text:span></text:p>
      <text:p text:style-name="P133"><text:span text:style-name="T21">populus,</text:span> <text:span text:style-name="T21">ī</text:span>, m.,<text:tab/><text:span text:style-name="T2">people,</text:span> <text:span text:style-name="T2">nation</text:span><text:span text:style-name="T15">. [10]</text:span></text:p>
      <text:p text:style-name="P133"><text:span text:style-name="T13">porta</text:span><text:span text:style-name="T12">,<text:tab/></text:span><text:span text:style-name="T2">gate</text:span><text:span text:style-name="T12">. [4]<text:tab/></text:span></text:p>
      <text:p text:style-name="P133"><text:span text:style-name="T21">portō</text:span>, <text:span text:style-name="T21">āre</text:span>,<text:tab/><text:span text:style-name="T2">carry,</text:span> <text:span text:style-name="T2">bear</text:span><text:span text:style-name="T12">. [4]</text:span></text:p>
      <text:p text:style-name="P133"><text:span text:style-name="T13">postulō,</text:span><text:span text:style-name="T15"> </text:span><text:span text:style-name="T13">āre,</text:span><text:span text:style-name="T15"> </text:span><text:span text:style-name="T13">āvī,</text:span><text:span text:style-name="T15"><text:tab/></text:span><text:span text:style-name="T6">demand</text:span><text:span text:style-name="T15">. [17]</text:span></text:p>
      <text:p text:style-name="P133"><text:span text:style-name="T21">praeda</text:span>,<text:tab/><text:span text:style-name="T2">plunder</text:span>, <text:span text:style-name="T2">booty</text:span><text:span text:style-name="T12">. [4]</text:span></text:p>
      <text:p text:style-name="P133"><text:span text:style-name="T13">praesidium,</text:span><text:span text:style-name="T15"> </text:span><text:span text:style-name="T13">ī</text:span><text:span text:style-name="T15">, n.,<text:tab/></text:span><text:span text:style-name="T6">garrison</text:span><text:span text:style-name="T15">. [9]</text:span></text:p>
      <text:p text:style-name="P133"><text:span text:style-name="T21">prīnceps,</text:span> <text:span text:style-name="T21">prīncipis,</text:span> m.<text:tab/><text:span text:style-name="T2">leading man</text:span>, <text:span text:style-name="T2">chief man</text:span>, <text:span text:style-name="T2">chief</text:span><text:span text:style-name="T12">. [13]</text:span></text:p>
      <text:p text:style-name="P133"><text:span text:style-name="T13">proelium,</text:span><text:span text:style-name="T15"> </text:span><text:span text:style-name="T13">ī</text:span><text:span text:style-name="T15">, n.,<text:tab/></text:span><text:span text:style-name="T6">battle</text:span><text:span text:style-name="T15">. [9]</text:span></text:p>
      <text:p text:style-name="P133"><text:span text:style-name="T21">prōvincia</text:span>,<text:tab/><text:span text:style-name="T2">province</text:span><text:span text:style-name="T12">. [3]</text:span></text:p>
      <text:p text:style-name="P133"><text:span text:style-name="T21">puella,</text:span><text:span text:style-name="T23"> </text:span><text:span text:style-name="T21">ae,</text:span><text:span text:style-name="T23"> f.<text:tab/></text:span><text:span text:style-name="T6">girl</text:span><text:span text:style-name="T15">. [11]</text:span></text:p>
      <text:p text:style-name="P133"><text:span text:style-name="T21">puer,</text:span><text:span text:style-name="T23"> </text:span><text:span text:style-name="T21">erī,</text:span><text:span text:style-name="T23"> m.<text:tab/></text:span><text:span text:style-name="T6">boy</text:span><text:span text:style-name="T15">. [11]</text:span></text:p>
      <text:p text:style-name="P133"><text:span text:style-name="T21">pūgna</text:span>,<text:tab/><text:span text:style-name="T2">battle</text:span>, <text:span text:style-name="T2">fighting</text:span><text:span text:style-name="T12">. [6]</text:span></text:p>
      <text:p text:style-name="P133"><text:span text:style-name="T21">pūgnō</text:span>, <text:span text:style-name="T21">āre</text:span>,<text:tab/><text:span text:style-name="T2">fight</text:span><text:span text:style-name="T7">.</text:span><text:span text:style-name="T2"> </text:span><text:span text:style-name="T12">[1]</text:span></text:p>
      <text:p text:style-name="P133"><text:span text:style-name="T15">que : </text:span><text:span text:style-name="T13">-que</text:span><text:span text:style-name="T15">,<text:tab/></text:span><text:span text:style-name="T6">and</text:span><text:span text:style-name="T15">. [9]</text:span></text:p>
      <text:p text:style-name="P133"><text:span text:style-name="T13">redūcō</text:span><text:span text:style-name="T12">, </text:span><text:span text:style-name="T13">ere,</text:span><text:span text:style-name="T12"><text:tab/></text:span><text:span text:style-name="T2">lead back</text:span><text:span text:style-name="T12">. [12]</text:span></text:p>
      <text:p text:style-name="P133"><text:span text:style-name="T21">relinquō,</text:span> <text:span text:style-name="T21">ere,</text:span> <text:span text:style-name="T21">relīquī,</text:span><text:tab/><text:span text:style-name="T6">leave behind, leave</text:span><text:span text:style-name="T15">. [12]</text:span></text:p>
      <text:p text:style-name="P133"><text:span text:style-name="T21">reliquus,</text:span><text:span text:style-name="T23"> </text:span><text:span text:style-name="T21">a</text:span><text:span text:style-name="T23">, </text:span><text:span text:style-name="T21">um,</text:span><text:span text:style-name="T23"><text:tab/></text:span><text:span text:style-name="T6">remaining</text:span><text:span text:style-name="T15">. [11]</text:span></text:p>
      <text:p text:style-name="P133"><text:span text:style-name="T13">removeō</text:span><text:span text:style-name="T2">, </text:span><text:span text:style-name="T13">ēre</text:span><text:span text:style-name="T2">,<text:tab/>move back, remove, withdraw</text:span><text:span text:style-name="T12">. [5]</text:span></text:p>
      <text:p text:style-name="P133"><text:span text:style-name="T13">renovō,</text:span><text:span text:style-name="T15"> </text:span><text:span text:style-name="T13">āre,</text:span><text:span text:style-name="T15"><text:tab/></text:span><text:span text:style-name="T6">renew</text:span><text:span text:style-name="T15">. [9]</text:span></text:p>
      <text:p text:style-name="P133"><text:span text:style-name="T21">reportō</text:span>, <text:span text:style-name="T21">āre</text:span>,<text:tab/><text:span text:style-name="T2">carry back</text:span>, <text:span text:style-name="T2">bring back</text:span><text:span text:style-name="T12">. [5]</text:span></text:p>
      <text:p text:style-name="P133"><text:span text:style-name="T21">respondeō,</text:span> <text:span text:style-name="T21">ēre,</text:span> <text:span text:style-name="T21">respondī,</text:span><text:tab/><text:span text:style-name="T6">reply</text:span><text:span text:style-name="T15">. [5]</text:span></text:p>
      <text:p text:style-name="P133"><text:soft-page-break/><text:span text:style-name="T21">retineō</text:span>, <text:span text:style-name="T21">ēre</text:span>,<text:tab/><text:span text:style-name="T2">hold back</text:span>, <text:span text:style-name="T2">restrain</text:span><text:span text:style-name="T12">. [5]</text:span></text:p>
      <text:p text:style-name="P133"><text:span text:style-name="T21">revocō</text:span>, <text:span text:style-name="T21">āre</text:span>,<text:tab/><text:span text:style-name="T2">call back</text:span>, <text:span text:style-name="T2">recall</text:span><text:span text:style-name="T12">. [5]</text:span></text:p>
      <text:p text:style-name="P133"><text:span text:style-name="T21">rēx,</text:span> <text:span text:style-name="T21">rēgis</text:span>, m.<text:tab/><text:span text:style-name="T2">king</text:span><text:span text:style-name="T12">. [13]</text:span></text:p>
      <text:p text:style-name="P133"><text:span text:style-name="T21">Rhēnus</text:span>, <text:span text:style-name="T21">ī</text:span>,<text:tab/><text:span text:style-name="T2">Rhine</text:span><text:span text:style-name="T15">. </text:span><text:span text:style-name="T19">[8]</text:span></text:p>
      <text:p text:style-name="P133"><text:span text:style-name="T21">rīpa</text:span>, <text:span text:style-name="T21">ae</text:span>,<text:tab/><text:span text:style-name="T2">bank</text:span> (of a river)<text:span text:style-name="T15">. </text:span><text:span text:style-name="T19">[8]</text:span></text:p>
      <text:p text:style-name="P133"><text:span text:style-name="T21">Rōma</text:span>,<text:tab/><text:span text:style-name="T2">Rome</text:span><text:span text:style-name="T15">. </text:span><text:span text:style-name="T19">[8]</text:span></text:p>
      <text:p text:style-name="P133"><text:span text:style-name="T21">Rōmānus</text:span>,<text:tab/><text:span text:style-name="T2">Roman</text:span><text:span text:style-name="T7">.</text:span> [2]</text:p>
      <text:p text:style-name="P133"><text:span text:style-name="T13">Rōmānus,</text:span><text:span text:style-name="T15"> </text:span><text:span text:style-name="T13">a</text:span><text:span text:style-name="T15">, </text:span><text:span text:style-name="T13">um,</text:span><text:span text:style-name="T15"> (as adjective),<text:tab/></text:span><text:span text:style-name="T6">Roman</text:span><text:span text:style-name="T15">. [10]</text:span></text:p>
      <text:p text:style-name="P133"><text:span text:style-name="T21">sal-ūs</text:span>, <text:span text:style-name="T21">-ūtis</text:span>, f.,<text:tab/><text:span text:style-name="T2">safety</text:span><text:span text:style-name="T12">. [15]</text:span></text:p>
      <text:p text:style-name="P133"><text:span text:style-name="T21">servus,</text:span><text:span text:style-name="T12"><text:tab/></text:span><text:span text:style-name="T2">slave</text:span><text:span text:style-name="T7">.</text:span> [2]</text:p>
      <text:p text:style-name="P133"><text:span text:style-name="T21">sīgnum,</text:span> <text:span text:style-name="T21">ī</text:span>, n.,<text:tab/><text:span text:style-name="T2">signal;</text:span> <text:span text:style-name="T2">standard</text:span><text:span text:style-name="T12">. [13]</text:span></text:p>
      <text:p text:style-name="P133"><text:span text:style-name="T13">silva,</text:span><text:span text:style-name="T15"><text:tab/></text:span><text:span text:style-name="T6">wood</text:span><text:span text:style-name="T15">, </text:span><text:span text:style-name="T6">forest</text:span><text:span text:style-name="T15">. </text:span><text:span text:style-name="T19">[7]</text:span></text:p>
      <text:p text:style-name="P133"><text:span text:style-name="T21">socius</text:span>,<text:tab/><text:span text:style-name="T2">ally, </text:span><text:span text:style-name="T4">comrade</text:span><text:span text:style-name="T12">. [4]</text:span></text:p>
      <text:p text:style-name="P133"><text:span text:style-name="T13">spectō</text:span><text:span text:style-name="T2">, </text:span><text:span text:style-name="T13">āre</text:span><text:span text:style-name="T2">,<text:tab/>look, face</text:span><text:span text:style-name="T12">. [5]</text:span></text:p>
      <text:p text:style-name="P134"><text:span text:style-name="T21">sunt</text:span>,<text:tab/><text:span text:style-name="T2">they are</text:span><text:span text:style-name="T15">. </text:span><text:span text:style-name="T19">[8]</text:span></text:p>
      <text:p text:style-name="P133"><text:span text:style-name="T21">superō</text:span>, <text:span text:style-name="T21">āre</text:span>,<text:tab/><text:span text:style-name="T2">conquer</text:span><text:span text:style-name="T12">. [4]</text:span></text:p>
      <text:p text:style-name="P133"><text:span text:style-name="T21">teneō</text:span>, <text:span text:style-name="T21">ēre</text:span>, <text:tab/><text:span text:style-name="T2">hold</text:span><text:span text:style-name="T7">.</text:span><text:span text:style-name="T2"> </text:span><text:span text:style-name="T12">[1]</text:span></text:p>
      <text:p text:style-name="P133"><text:span text:style-name="T21">terreō</text:span>, <text:span text:style-name="T21">ēre</text:span>,<text:tab/><text:span text:style-name="T2">frighten,</text:span> <text:span text:style-name="T2">terrify</text:span><text:span text:style-name="T12">. [3]</text:span></text:p>
      <text:p text:style-name="P133"><text:span text:style-name="T21">trādō,</text:span> <text:span text:style-name="T21">ere,</text:span> <text:span text:style-name="T21">trādidī,</text:span><text:tab/><text:span text:style-name="T6">give up</text:span><text:span text:style-name="T15">, </text:span><text:span text:style-name="T6">surrender</text:span><text:span text:style-name="T15">. [14]</text:span></text:p>
      <text:p text:style-name="P133"><text:span text:style-name="T21">vāstō</text:span>, <text:span text:style-name="T21">āre</text:span>, <text:tab/><text:span text:style-name="T2">lay waste</text:span>. <text:span text:style-name="T12">[1]</text:span></text:p>
      <text:p text:style-name="P133"><text:span text:style-name="T13">veniō</text:span><text:span text:style-name="T12">, </text:span><text:span text:style-name="T13">īre</text:span><text:span text:style-name="T12">,<text:tab/></text:span><text:span text:style-name="T2">come</text:span><text:span text:style-name="T12">. [12]</text:span></text:p>
      <text:p text:style-name="P133"><text:span text:style-name="T21">veniō,</text:span> <text:span text:style-name="T21">īre,</text:span> <text:span text:style-name="T21">vēnī,</text:span><text:tab/><text:span text:style-name="T2">come</text:span><text:span text:style-name="T15">. [18]</text:span></text:p>
      <text:p text:style-name="P133"><text:span text:style-name="T13">victōria</text:span><text:span text:style-name="T12">,<text:tab/></text:span><text:span text:style-name="T2">victory</text:span><text:span text:style-name="T12">. [4]</text:span></text:p>
      <text:p text:style-name="P133"><text:span text:style-name="T21">vīcus</text:span>, <text:span text:style-name="T21">ī</text:span>,<text:tab/><text:span text:style-name="T2">village</text:span><text:span text:style-name="T15">. </text:span><text:span text:style-name="T19">[8]</text:span></text:p>
      <text:p text:style-name="P135"><text:span text:style-name="T13">vidō,</text:span><text:span text:style-name="T12"> </text:span><text:span text:style-name="T13">ēre,</text:span><text:span text:style-name="T12"> </text:span><text:span text:style-name="T13">vīdī,</text:span><text:span text:style-name="T12"><text:tab/></text:span><text:span text:style-name="T2">see</text:span><text:span text:style-name="T15">. [1]</text:span></text:p>
      <text:p text:style-name="P133"><text:span text:style-name="T13">vir,</text:span><text:span text:style-name="T15"> </text:span><text:span text:style-name="T13">virī,</text:span><text:span text:style-name="T15"> m.<text:tab/></text:span><text:span text:style-name="T6">man</text:span><text:span text:style-name="T15">. [11]</text:span></text:p>
      <text:p text:style-name="P133"><text:span text:style-name="T21">virt-ūs</text:span>, <text:span text:style-name="T21">-ūtis</text:span>, f.,<text:tab/><text:span text:style-name="T2">valor</text:span><text:span text:style-name="T12">. [15]</text:span></text:p>
      <text:p text:style-name="P133"><text:span text:style-name="T21">vocō</text:span>, <text:span text:style-name="T21">āre</text:span>, <text:tab/><text:span text:style-name="T2">call</text:span><text:span text:style-name="T7">.</text:span><text:span text:style-name="T2"> </text:span><text:span text:style-name="T12">[1]</text:span></text:p>
      <text:p text:style-name="P133"><text:span text:style-name="T21">vuln-us</text:span>, <text:span text:style-name="T21">-eris</text:span>, n.<text:tab/><text:span text:style-name="T2">wound</text:span><text:span text:style-name="T12">. [15]</text:span></text:p>
      <text:p text:style-name="P133"><text:span text:style-name="T21">vulnerō</text:span>, <text:span text:style-name="T21">āre</text:span><text:span text:style-name="T23">,</text:span><text:tab/><text:span text:style-name="T2">wound</text:span><text:span text:style-name="T12">. [3]</text:span></text:p>
      <text:p text:style-name="P61"/>
      <text:p text:style-name="P61"/>
      <text:p text:style-name="P61"/>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left="0cm" fo:margin-right="0cm" fo:margin-top="0cm" fo:margin-bottom="0.212cm" fo:text-indent="0.499cm" style:auto-text-indent="tru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left="0.75cm" fo:margin-right="0cm" fo:text-indent="-0.75cm" style:auto-text-indent="false" text:number-lines="false" text:line-number="0">
        <style:tab-stops/>
      </style:paragraph-properties>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odyHanging" style:family="paragraph" style:parent-style-name="Standard" style:class="text">
      <style:paragraph-properties fo:margin-left="1cm" fo:margin-right="0cm" fo:text-align="justify" style:justify-single-word="false" fo:text-indent="-1cm" style:auto-text-indent="false">
        <style:tab-stops>
          <style:tab-stop style:position="-0.499cm"/>
          <style:tab-stop style:position="0.499cm"/>
        </style:tab-stops>
      </style:paragraph-properties>
    </style:style>
    <style:style style:name="Table2p2" style:family="paragraph" style:parent-style-name="Standard" style:class="text">
      <style:paragraph-properties fo:text-align="justify" style:justify-single-word="false">
        <style:tab-stops>
          <style:tab-stop style:position="2cm"/>
          <style:tab-stop style:position="5.001cm"/>
          <style:tab-stop style:position="5.5cm"/>
          <style:tab-stop style:position="8.999cm"/>
          <style:tab-stop style:position="12cm"/>
        </style:tab-stops>
      </style:paragraph-properties>
    </style:style>
    <style:style style:name="Banner" style:family="paragraph" style:parent-style-name="Standard" style:class="text">
      <style:paragraph-properties fo:margin-left="0cm" fo:margin-right="0cm" fo:text-align="center" style:justify-single-word="false" fo:text-indent="0cm" style:auto-text-indent="false">
        <style:tab-stops/>
      </style:paragraph-properties>
    </style:style>
    <style:style style:name="Table1p2p2" style:family="paragraph" style:parent-style-name="Standard" style:class="text">
      <style:paragraph-properties fo:text-align="justify" style:justify-single-word="false">
        <style:tab-stops>
          <style:tab-stop style:position="1cm"/>
          <style:tab-stop style:position="2cm"/>
          <style:tab-stop style:position="5.001cm"/>
          <style:tab-stop style:position="5.5cm"/>
          <style:tab-stop style:position="8.999cm"/>
          <style:tab-stop style:position="12cm"/>
        </style:tab-stops>
      </style:paragraph-properties>
    </style:style>
    <style:style style:name="Vocabulary" style:family="paragraph" style:parent-style-name="BodyHanging" style:class="text">
      <style:paragraph-properties fo:margin-left="4.001cm" fo:margin-right="0cm" fo:text-align="start" style:justify-single-word="false" fo:text-indent="-4.001cm" style:auto-text-indent="false">
        <style:tab-stops>
          <style:tab-stop style:position="1cm"/>
          <style:tab-stop style:position="2cm"/>
          <style:tab-stop style:position="3cm"/>
          <style:tab-stop style:position="4.001cm"/>
          <style:tab-stop style:position="5.001cm"/>
        </style:tab-stops>
      </style:paragraph-properties>
    </style:style>
    <style:style style:name="Flush" style:family="paragraph" style:parent-style-name="Standard" style:class="text">
      <style:paragraph-properties fo:margin-left="0cm" fo:margin-right="0cm" fo:text-align="justify" style:justify-single-word="false" fo:text-indent="0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nnerSecondary" style:family="paragraph" style:parent-style-name="Standard" style:next-style-name="Standard" style:class="text">
      <style:paragraph-properties>
        <style:tab-stops>
          <style:tab-stop style:position="2cm"/>
          <style:tab-stop style:position="8.751cm" style:type="center"/>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rey</meta:initial-creator>
    <meta:creation-date>2025-01-11T11:25:13.50</meta:creation-date>
    <meta:generator>OpenOffice/4.1.15$Win32 OpenOffice.org_project/4115m2$Build-9813</meta:generator>
    <dc:date>2025-10-15T00:41:40.57</dc:date>
    <dc:creator>Peter Grey</dc:creator>
    <meta:editing-duration>P62DT11H32M30S</meta:editing-duration>
    <meta:editing-cycles>904</meta:editing-cycles>
    <meta:printed-by>Peter Grey</meta:printed-by>
    <meta:print-date>2025-10-04T11:01:14.81</meta:print-date>
    <meta:document-statistic meta:table-count="48" meta:image-count="0" meta:object-count="0" meta:page-count="201" meta:paragraph-count="8259" meta:word-count="80366" meta:character-count="497066"/>
  </office:meta>
</office:document-meta>
</file>